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0000" style:apply-style-name="Untitled1" style:base-cell-address="Sheet1.G1"/>
      <style:map style:condition="cell-content()=1" style:apply-style-name="Untitled2" style:base-cell-address="Sheet1.G1"/>
    </style:style>
    <style:style style:name="ce2" style:family="table-cell" style:parent-style-name="Default">
      <style:map style:condition="cell-content()=10000" style:apply-style-name="Untitled1" style:base-cell-address="Sheet1.G2"/>
      <style:map style:condition="cell-content()=1" style:apply-style-name="Untitled2" style:base-cell-address="Sheet1.G2"/>
    </style:style>
    <style:style style:name="ce3" style:family="table-cell" style:parent-style-name="Default">
      <style:map style:condition="cell-content()=10000" style:apply-style-name="Untitled1" style:base-cell-address="Sheet1.G3"/>
      <style:map style:condition="cell-content()=1" style:apply-style-name="Untitled2" style:base-cell-address="Sheet1.G3"/>
    </style:style>
    <style:style style:name="ce4" style:family="table-cell" style:parent-style-name="Default">
      <style:map style:condition="cell-content()=10000" style:apply-style-name="Untitled1" style:base-cell-address="Sheet1.G4"/>
      <style:map style:condition="cell-content()=1" style:apply-style-name="Untitled2" style:base-cell-address="Sheet1.G4"/>
    </style:style>
    <style:style style:name="ce5" style:family="table-cell" style:parent-style-name="Default">
      <style:map style:condition="cell-content()=10000" style:apply-style-name="Untitled1" style:base-cell-address="Sheet1.G5"/>
      <style:map style:condition="cell-content()=1" style:apply-style-name="Untitled2" style:base-cell-address="Sheet1.G5"/>
    </style:style>
    <style:style style:name="ce6" style:family="table-cell" style:parent-style-name="Default">
      <style:map style:condition="cell-content()=10000" style:apply-style-name="Untitled1" style:base-cell-address="Sheet1.G6"/>
      <style:map style:condition="cell-content()=1" style:apply-style-name="Untitled2" style:base-cell-address="Sheet1.G6"/>
    </style:style>
    <style:style style:name="ce7" style:family="table-cell" style:parent-style-name="Default">
      <style:map style:condition="cell-content()=10000" style:apply-style-name="Untitled1" style:base-cell-address="Sheet1.G7"/>
      <style:map style:condition="cell-content()=1" style:apply-style-name="Untitled2" style:base-cell-address="Sheet1.G7"/>
    </style:style>
    <style:style style:name="ce8" style:family="table-cell" style:parent-style-name="Default">
      <style:map style:condition="cell-content()=10000" style:apply-style-name="Untitled1" style:base-cell-address="Sheet1.G8"/>
      <style:map style:condition="cell-content()=1" style:apply-style-name="Untitled2" style:base-cell-address="Sheet1.G8"/>
    </style:style>
    <style:style style:name="ce9" style:family="table-cell" style:parent-style-name="Default">
      <style:map style:condition="cell-content()=10000" style:apply-style-name="Untitled1" style:base-cell-address="Sheet1.G9"/>
      <style:map style:condition="cell-content()=1" style:apply-style-name="Untitled2" style:base-cell-address="Sheet1.G9"/>
    </style:style>
    <style:style style:name="ce10" style:family="table-cell" style:parent-style-name="Default">
      <style:map style:condition="cell-content()=10000" style:apply-style-name="Untitled1" style:base-cell-address="Sheet1.G10"/>
      <style:map style:condition="cell-content()=1" style:apply-style-name="Untitled2" style:base-cell-address="Sheet1.G10"/>
    </style:style>
    <style:style style:name="ce11" style:family="table-cell" style:parent-style-name="Default">
      <style:map style:condition="cell-content()=10000" style:apply-style-name="Untitled1" style:base-cell-address="Sheet1.G11"/>
      <style:map style:condition="cell-content()=1" style:apply-style-name="Untitled2" style:base-cell-address="Sheet1.G11"/>
    </style:style>
    <style:style style:name="ce12" style:family="table-cell" style:parent-style-name="Default">
      <style:map style:condition="cell-content()=10000" style:apply-style-name="Untitled1" style:base-cell-address="Sheet1.G12"/>
      <style:map style:condition="cell-content()=1" style:apply-style-name="Untitled2" style:base-cell-address="Sheet1.G12"/>
    </style:style>
    <style:style style:name="ce13" style:family="table-cell" style:parent-style-name="Default">
      <style:map style:condition="cell-content()=10000" style:apply-style-name="Untitled1" style:base-cell-address="Sheet1.G13"/>
      <style:map style:condition="cell-content()=1" style:apply-style-name="Untitled2" style:base-cell-address="Sheet1.G13"/>
    </style:style>
    <style:style style:name="ce14" style:family="table-cell" style:parent-style-name="Default">
      <style:map style:condition="cell-content()=10000" style:apply-style-name="Untitled1" style:base-cell-address="Sheet1.G14"/>
      <style:map style:condition="cell-content()=1" style:apply-style-name="Untitled2" style:base-cell-address="Sheet1.G14"/>
    </style:style>
    <style:style style:name="ce15" style:family="table-cell" style:parent-style-name="Default">
      <style:map style:condition="cell-content()=10000" style:apply-style-name="Untitled1" style:base-cell-address="Sheet1.G15"/>
      <style:map style:condition="cell-content()=1" style:apply-style-name="Untitled2" style:base-cell-address="Sheet1.G15"/>
    </style:style>
    <style:style style:name="ce16" style:family="table-cell" style:parent-style-name="Default">
      <style:map style:condition="cell-content()=10000" style:apply-style-name="Untitled1" style:base-cell-address="Sheet1.G16"/>
      <style:map style:condition="cell-content()=1" style:apply-style-name="Untitled2" style:base-cell-address="Sheet1.G16"/>
    </style:style>
    <style:style style:name="ce17" style:family="table-cell" style:parent-style-name="Default">
      <style:map style:condition="cell-content()=10000" style:apply-style-name="Untitled1" style:base-cell-address="Sheet1.G17"/>
      <style:map style:condition="cell-content()=1" style:apply-style-name="Untitled2" style:base-cell-address="Sheet1.G17"/>
    </style:style>
    <style:style style:name="ce18" style:family="table-cell" style:parent-style-name="Default">
      <style:map style:condition="cell-content()=10000" style:apply-style-name="Untitled1" style:base-cell-address="Sheet1.G18"/>
      <style:map style:condition="cell-content()=1" style:apply-style-name="Untitled2" style:base-cell-address="Sheet1.G18"/>
    </style:style>
    <style:style style:name="ce19" style:family="table-cell" style:parent-style-name="Default">
      <style:map style:condition="cell-content()=10000" style:apply-style-name="Untitled1" style:base-cell-address="Sheet1.G19"/>
      <style:map style:condition="cell-content()=1" style:apply-style-name="Untitled2" style:base-cell-address="Sheet1.G19"/>
    </style:style>
    <style:style style:name="ce20" style:family="table-cell" style:parent-style-name="Default">
      <style:map style:condition="cell-content()=10000" style:apply-style-name="Untitled1" style:base-cell-address="Sheet1.G20"/>
      <style:map style:condition="cell-content()=1" style:apply-style-name="Untitled2" style:base-cell-address="Sheet1.G20"/>
    </style:style>
    <style:style style:name="ce21" style:family="table-cell" style:parent-style-name="Default">
      <style:map style:condition="cell-content()=10000" style:apply-style-name="Untitled1" style:base-cell-address="Sheet1.G21"/>
      <style:map style:condition="cell-content()=1" style:apply-style-name="Untitled2" style:base-cell-address="Sheet1.G21"/>
    </style:style>
    <style:style style:name="ce22" style:family="table-cell" style:parent-style-name="Default">
      <style:map style:condition="cell-content()=10000" style:apply-style-name="Untitled1" style:base-cell-address="Sheet1.G22"/>
      <style:map style:condition="cell-content()=1" style:apply-style-name="Untitled2" style:base-cell-address="Sheet1.G22"/>
    </style:style>
    <style:style style:name="ce23" style:family="table-cell" style:parent-style-name="Default">
      <style:map style:condition="cell-content()=10000" style:apply-style-name="Untitled1" style:base-cell-address="Sheet1.G23"/>
      <style:map style:condition="cell-content()=1" style:apply-style-name="Untitled2" style:base-cell-address="Sheet1.G23"/>
    </style:style>
    <style:style style:name="ce24" style:family="table-cell" style:parent-style-name="Default">
      <style:map style:condition="cell-content()=10000" style:apply-style-name="Untitled1" style:base-cell-address="Sheet1.G24"/>
      <style:map style:condition="cell-content()=1" style:apply-style-name="Untitled2" style:base-cell-address="Sheet1.G24"/>
    </style:style>
    <style:style style:name="ce25" style:family="table-cell" style:parent-style-name="Default">
      <style:map style:condition="cell-content()=10000" style:apply-style-name="Untitled1" style:base-cell-address="Sheet1.G25"/>
      <style:map style:condition="cell-content()=1" style:apply-style-name="Untitled2" style:base-cell-address="Sheet1.G25"/>
    </style:style>
    <style:style style:name="ce26" style:family="table-cell" style:parent-style-name="Default">
      <style:map style:condition="cell-content()=10000" style:apply-style-name="Untitled1" style:base-cell-address="Sheet1.G26"/>
      <style:map style:condition="cell-content()=1" style:apply-style-name="Untitled2" style:base-cell-address="Sheet1.G26"/>
    </style:style>
    <style:style style:name="ce27" style:family="table-cell" style:parent-style-name="Default">
      <style:map style:condition="cell-content()=10000" style:apply-style-name="Untitled1" style:base-cell-address="Sheet1.G27"/>
      <style:map style:condition="cell-content()=1" style:apply-style-name="Untitled2" style:base-cell-address="Sheet1.G27"/>
    </style:style>
    <style:style style:name="ce28" style:family="table-cell" style:parent-style-name="Default">
      <style:map style:condition="cell-content()=10000" style:apply-style-name="Untitled1" style:base-cell-address="Sheet1.G28"/>
      <style:map style:condition="cell-content()=1" style:apply-style-name="Untitled2" style:base-cell-address="Sheet1.G28"/>
    </style:style>
    <style:style style:name="ce29" style:family="table-cell" style:parent-style-name="Default">
      <style:map style:condition="cell-content()=10000" style:apply-style-name="Untitled1" style:base-cell-address="Sheet1.G29"/>
      <style:map style:condition="cell-content()=1" style:apply-style-name="Untitled2" style:base-cell-address="Sheet1.G29"/>
    </style:style>
    <style:style style:name="ce30" style:family="table-cell" style:parent-style-name="Default">
      <style:map style:condition="cell-content()=10000" style:apply-style-name="Untitled1" style:base-cell-address="Sheet1.G30"/>
      <style:map style:condition="cell-content()=1" style:apply-style-name="Untitled2" style:base-cell-address="Sheet1.G30"/>
    </style:style>
    <style:style style:name="ce31" style:family="table-cell" style:parent-style-name="Default">
      <style:map style:condition="cell-content()=10000" style:apply-style-name="Untitled1" style:base-cell-address="Sheet1.G31"/>
      <style:map style:condition="cell-content()=1" style:apply-style-name="Untitled2" style:base-cell-address="Sheet1.G31"/>
    </style:style>
    <style:style style:name="ce32" style:family="table-cell" style:parent-style-name="Default">
      <style:map style:condition="cell-content()=10000" style:apply-style-name="Untitled1" style:base-cell-address="Sheet1.G32"/>
      <style:map style:condition="cell-content()=1" style:apply-style-name="Untitled2" style:base-cell-address="Sheet1.G32"/>
    </style:style>
    <style:style style:name="ce33" style:family="table-cell" style:parent-style-name="Default">
      <style:map style:condition="cell-content()=10000" style:apply-style-name="Untitled1" style:base-cell-address="Sheet1.G33"/>
      <style:map style:condition="cell-content()=1" style:apply-style-name="Untitled2" style:base-cell-address="Sheet1.G33"/>
    </style:style>
    <style:style style:name="ce34" style:family="table-cell" style:parent-style-name="Default">
      <style:map style:condition="cell-content()=10000" style:apply-style-name="Untitled1" style:base-cell-address="Sheet1.G34"/>
      <style:map style:condition="cell-content()=1" style:apply-style-name="Untitled2" style:base-cell-address="Sheet1.G34"/>
    </style:style>
    <style:style style:name="ce35" style:family="table-cell" style:parent-style-name="Default">
      <style:map style:condition="cell-content()=10000" style:apply-style-name="Untitled1" style:base-cell-address="Sheet1.G35"/>
      <style:map style:condition="cell-content()=1" style:apply-style-name="Untitled2" style:base-cell-address="Sheet1.G35"/>
    </style:style>
    <style:style style:name="ce36" style:family="table-cell" style:parent-style-name="Default">
      <style:map style:condition="cell-content()=10000" style:apply-style-name="Untitled1" style:base-cell-address="Sheet1.G36"/>
      <style:map style:condition="cell-content()=1" style:apply-style-name="Untitled2" style:base-cell-address="Sheet1.G36"/>
    </style:style>
    <style:style style:name="ce37" style:family="table-cell" style:parent-style-name="Default">
      <style:map style:condition="cell-content()=10000" style:apply-style-name="Untitled1" style:base-cell-address="Sheet1.G37"/>
      <style:map style:condition="cell-content()=1" style:apply-style-name="Untitled2" style:base-cell-address="Sheet1.G37"/>
    </style:style>
    <style:style style:name="ce38" style:family="table-cell" style:parent-style-name="Default">
      <style:map style:condition="cell-content()=10000" style:apply-style-name="Untitled1" style:base-cell-address="Sheet1.G38"/>
      <style:map style:condition="cell-content()=1" style:apply-style-name="Untitled2" style:base-cell-address="Sheet1.G38"/>
    </style:style>
    <style:style style:name="ce39" style:family="table-cell" style:parent-style-name="Default">
      <style:map style:condition="cell-content()=10000" style:apply-style-name="Untitled1" style:base-cell-address="Sheet1.G39"/>
      <style:map style:condition="cell-content()=1" style:apply-style-name="Untitled2" style:base-cell-address="Sheet1.G39"/>
    </style:style>
    <style:style style:name="ce40" style:family="table-cell" style:parent-style-name="Default">
      <style:map style:condition="cell-content()=10000" style:apply-style-name="Untitled1" style:base-cell-address="Sheet1.G40"/>
      <style:map style:condition="cell-content()=1" style:apply-style-name="Untitled2" style:base-cell-address="Sheet1.G40"/>
    </style:style>
    <style:style style:name="ce41" style:family="table-cell" style:parent-style-name="Default">
      <style:map style:condition="cell-content()=10000" style:apply-style-name="Untitled1" style:base-cell-address="Sheet1.G41"/>
      <style:map style:condition="cell-content()=1" style:apply-style-name="Untitled2" style:base-cell-address="Sheet1.G41"/>
    </style:style>
    <style:style style:name="ce42" style:family="table-cell" style:parent-style-name="Default">
      <style:map style:condition="cell-content()=10000" style:apply-style-name="Untitled1" style:base-cell-address="Sheet1.G42"/>
      <style:map style:condition="cell-content()=1" style:apply-style-name="Untitled2" style:base-cell-address="Sheet1.G42"/>
    </style:style>
    <style:style style:name="ce43" style:family="table-cell" style:parent-style-name="Default">
      <style:map style:condition="cell-content()=10000" style:apply-style-name="Untitled1" style:base-cell-address="Sheet1.G43"/>
      <style:map style:condition="cell-content()=1" style:apply-style-name="Untitled2" style:base-cell-address="Sheet1.G43"/>
    </style:style>
    <style:style style:name="ce44" style:family="table-cell" style:parent-style-name="Default">
      <style:map style:condition="cell-content()=10000" style:apply-style-name="Untitled1" style:base-cell-address="Sheet1.G44"/>
      <style:map style:condition="cell-content()=1" style:apply-style-name="Untitled2" style:base-cell-address="Sheet1.G44"/>
    </style:style>
    <style:style style:name="ce45" style:family="table-cell" style:parent-style-name="Default">
      <style:map style:condition="cell-content()=10000" style:apply-style-name="Untitled1" style:base-cell-address="Sheet1.G45"/>
      <style:map style:condition="cell-content()=1" style:apply-style-name="Untitled2" style:base-cell-address="Sheet1.G45"/>
    </style:style>
    <style:style style:name="ce46" style:family="table-cell" style:parent-style-name="Default">
      <style:map style:condition="cell-content()=10000" style:apply-style-name="Untitled1" style:base-cell-address="Sheet1.G46"/>
      <style:map style:condition="cell-content()=1" style:apply-style-name="Untitled2" style:base-cell-address="Sheet1.G46"/>
    </style:style>
    <style:style style:name="ce47" style:family="table-cell" style:parent-style-name="Default">
      <style:map style:condition="cell-content()=10000" style:apply-style-name="Untitled1" style:base-cell-address="Sheet1.G47"/>
      <style:map style:condition="cell-content()=1" style:apply-style-name="Untitled2" style:base-cell-address="Sheet1.G47"/>
    </style:style>
    <style:style style:name="ce48" style:family="table-cell" style:parent-style-name="Default">
      <style:map style:condition="cell-content()=10000" style:apply-style-name="Untitled1" style:base-cell-address="Sheet1.G48"/>
      <style:map style:condition="cell-content()=1" style:apply-style-name="Untitled2" style:base-cell-address="Sheet1.G48"/>
    </style:style>
    <style:style style:name="ce49" style:family="table-cell" style:parent-style-name="Default">
      <style:map style:condition="cell-content()=10000" style:apply-style-name="Untitled1" style:base-cell-address="Sheet1.G49"/>
      <style:map style:condition="cell-content()=1" style:apply-style-name="Untitled2" style:base-cell-address="Sheet1.G49"/>
    </style:style>
    <style:style style:name="ce50" style:family="table-cell" style:parent-style-name="Default">
      <style:map style:condition="cell-content()=10000" style:apply-style-name="Untitled1" style:base-cell-address="Sheet1.G50"/>
      <style:map style:condition="cell-content()=1" style:apply-style-name="Untitled2" style:base-cell-address="Sheet1.G50"/>
    </style:style>
    <style:style style:name="ce51" style:family="table-cell" style:parent-style-name="Default">
      <style:map style:condition="cell-content()=10000" style:apply-style-name="Untitled1" style:base-cell-address="Sheet1.G51"/>
      <style:map style:condition="cell-content()=1" style:apply-style-name="Untitled2" style:base-cell-address="Sheet1.G51"/>
    </style:style>
    <style:style style:name="ce52" style:family="table-cell" style:parent-style-name="Default">
      <style:map style:condition="cell-content()=10000" style:apply-style-name="Untitled1" style:base-cell-address="Sheet1.G52"/>
      <style:map style:condition="cell-content()=1" style:apply-style-name="Untitled2" style:base-cell-address="Sheet1.G52"/>
    </style:style>
    <style:style style:name="ce53" style:family="table-cell" style:parent-style-name="Default">
      <style:map style:condition="cell-content()=10000" style:apply-style-name="Untitled1" style:base-cell-address="Sheet1.G53"/>
      <style:map style:condition="cell-content()=1" style:apply-style-name="Untitled2" style:base-cell-address="Sheet1.G53"/>
    </style:style>
    <style:style style:name="ce54" style:family="table-cell" style:parent-style-name="Default">
      <style:map style:condition="cell-content()=10000" style:apply-style-name="Untitled1" style:base-cell-address="Sheet1.G54"/>
      <style:map style:condition="cell-content()=1" style:apply-style-name="Untitled2" style:base-cell-address="Sheet1.G54"/>
    </style:style>
    <style:style style:name="ce55" style:family="table-cell" style:parent-style-name="Default">
      <style:map style:condition="cell-content()=10000" style:apply-style-name="Untitled1" style:base-cell-address="Sheet1.G55"/>
      <style:map style:condition="cell-content()=1" style:apply-style-name="Untitled2" style:base-cell-address="Sheet1.G55"/>
    </style:style>
    <style:style style:name="ce56" style:family="table-cell" style:parent-style-name="Default">
      <style:map style:condition="cell-content()=10000" style:apply-style-name="Untitled1" style:base-cell-address="Sheet1.G56"/>
      <style:map style:condition="cell-content()=1" style:apply-style-name="Untitled2" style:base-cell-address="Sheet1.G56"/>
    </style:style>
    <style:style style:name="ce57" style:family="table-cell" style:parent-style-name="Default">
      <style:map style:condition="cell-content()=10000" style:apply-style-name="Untitled1" style:base-cell-address="Sheet1.G57"/>
      <style:map style:condition="cell-content()=1" style:apply-style-name="Untitled2" style:base-cell-address="Sheet1.G57"/>
    </style:style>
    <style:style style:name="ce58" style:family="table-cell" style:parent-style-name="Default">
      <style:map style:condition="cell-content()=10000" style:apply-style-name="Untitled1" style:base-cell-address="Sheet1.G58"/>
      <style:map style:condition="cell-content()=1" style:apply-style-name="Untitled2" style:base-cell-address="Sheet1.G58"/>
    </style:style>
    <style:style style:name="ce59" style:family="table-cell" style:parent-style-name="Default">
      <style:map style:condition="cell-content()=10000" style:apply-style-name="Untitled1" style:base-cell-address="Sheet1.G59"/>
      <style:map style:condition="cell-content()=1" style:apply-style-name="Untitled2" style:base-cell-address="Sheet1.G59"/>
    </style:style>
    <style:style style:name="ce60" style:family="table-cell" style:parent-style-name="Default">
      <style:map style:condition="cell-content()=10000" style:apply-style-name="Untitled1" style:base-cell-address="Sheet1.G60"/>
      <style:map style:condition="cell-content()=1" style:apply-style-name="Untitled2" style:base-cell-address="Sheet1.G60"/>
    </style:style>
    <style:style style:name="ce61" style:family="table-cell" style:parent-style-name="Default">
      <style:map style:condition="cell-content()=10000" style:apply-style-name="Untitled1" style:base-cell-address="Sheet1.G61"/>
      <style:map style:condition="cell-content()=1" style:apply-style-name="Untitled2" style:base-cell-address="Sheet1.G61"/>
    </style:style>
    <style:style style:name="ce62" style:family="table-cell" style:parent-style-name="Default">
      <style:map style:condition="cell-content()=10000" style:apply-style-name="Untitled1" style:base-cell-address="Sheet1.G62"/>
      <style:map style:condition="cell-content()=1" style:apply-style-name="Untitled2" style:base-cell-address="Sheet1.G62"/>
    </style:style>
    <style:style style:name="ce63" style:family="table-cell" style:parent-style-name="Default">
      <style:map style:condition="cell-content()=10000" style:apply-style-name="Untitled1" style:base-cell-address="Sheet1.G63"/>
      <style:map style:condition="cell-content()=1" style:apply-style-name="Untitled2" style:base-cell-address="Sheet1.G63"/>
    </style:style>
    <style:style style:name="ce64" style:family="table-cell" style:parent-style-name="Default">
      <style:map style:condition="cell-content()=10000" style:apply-style-name="Untitled1" style:base-cell-address="Sheet1.G64"/>
      <style:map style:condition="cell-content()=1" style:apply-style-name="Untitled2" style:base-cell-address="Sheet1.G64"/>
    </style:style>
    <style:style style:name="ce65" style:family="table-cell" style:parent-style-name="Default">
      <style:map style:condition="cell-content()=10000" style:apply-style-name="Untitled1" style:base-cell-address="Sheet1.G65"/>
      <style:map style:condition="cell-content()=1" style:apply-style-name="Untitled2" style:base-cell-address="Sheet1.G65"/>
    </style:style>
    <style:style style:name="ce66" style:family="table-cell" style:parent-style-name="Default">
      <style:map style:condition="cell-content()=10000" style:apply-style-name="Untitled1" style:base-cell-address="Sheet1.G66"/>
      <style:map style:condition="cell-content()=1" style:apply-style-name="Untitled2" style:base-cell-address="Sheet1.G66"/>
    </style:style>
    <style:style style:name="ce67" style:family="table-cell" style:parent-style-name="Default">
      <style:map style:condition="cell-content()=10000" style:apply-style-name="Untitled1" style:base-cell-address="Sheet1.G67"/>
      <style:map style:condition="cell-content()=1" style:apply-style-name="Untitled2" style:base-cell-address="Sheet1.G67"/>
    </style:style>
    <style:style style:name="ce68" style:family="table-cell" style:parent-style-name="Default">
      <style:map style:condition="cell-content()=10000" style:apply-style-name="Untitled1" style:base-cell-address="Sheet1.G68"/>
      <style:map style:condition="cell-content()=1" style:apply-style-name="Untitled2" style:base-cell-address="Sheet1.G68"/>
    </style:style>
    <style:style style:name="ce69" style:family="table-cell" style:parent-style-name="Default">
      <style:map style:condition="cell-content()=10000" style:apply-style-name="Untitled1" style:base-cell-address="Sheet1.G69"/>
      <style:map style:condition="cell-content()=1" style:apply-style-name="Untitled2" style:base-cell-address="Sheet1.G69"/>
    </style:style>
    <style:style style:name="ce70" style:family="table-cell" style:parent-style-name="Default">
      <style:map style:condition="cell-content()=10000" style:apply-style-name="Untitled1" style:base-cell-address="Sheet1.G70"/>
      <style:map style:condition="cell-content()=1" style:apply-style-name="Untitled2" style:base-cell-address="Sheet1.G70"/>
    </style:style>
    <style:style style:name="ce71" style:family="table-cell" style:parent-style-name="Default">
      <style:map style:condition="cell-content()=10000" style:apply-style-name="Untitled1" style:base-cell-address="Sheet1.G71"/>
      <style:map style:condition="cell-content()=1" style:apply-style-name="Untitled2" style:base-cell-address="Sheet1.G71"/>
    </style:style>
    <style:style style:name="ce72" style:family="table-cell" style:parent-style-name="Default">
      <style:map style:condition="cell-content()=10000" style:apply-style-name="Untitled1" style:base-cell-address="Sheet1.G72"/>
      <style:map style:condition="cell-content()=1" style:apply-style-name="Untitled2" style:base-cell-address="Sheet1.G72"/>
    </style:style>
    <style:style style:name="ce73" style:family="table-cell" style:parent-style-name="Default">
      <style:map style:condition="cell-content()=10000" style:apply-style-name="Untitled1" style:base-cell-address="Sheet1.G73"/>
      <style:map style:condition="cell-content()=1" style:apply-style-name="Untitled2" style:base-cell-address="Sheet1.G73"/>
    </style:style>
    <style:style style:name="ce74" style:family="table-cell" style:parent-style-name="Default">
      <style:map style:condition="cell-content()=10000" style:apply-style-name="Untitled1" style:base-cell-address="Sheet1.G74"/>
      <style:map style:condition="cell-content()=1" style:apply-style-name="Untitled2" style:base-cell-address="Sheet1.G74"/>
    </style:style>
    <style:style style:name="ce75" style:family="table-cell" style:parent-style-name="Default">
      <style:map style:condition="cell-content()=10000" style:apply-style-name="Untitled1" style:base-cell-address="Sheet1.G75"/>
      <style:map style:condition="cell-content()=1" style:apply-style-name="Untitled2" style:base-cell-address="Sheet1.G75"/>
    </style:style>
    <style:style style:name="ce76" style:family="table-cell" style:parent-style-name="Default">
      <style:map style:condition="cell-content()=10000" style:apply-style-name="Untitled1" style:base-cell-address="Sheet1.G76"/>
      <style:map style:condition="cell-content()=1" style:apply-style-name="Untitled2" style:base-cell-address="Sheet1.G76"/>
    </style:style>
    <style:style style:name="ce77" style:family="table-cell" style:parent-style-name="Default">
      <style:map style:condition="cell-content()=10000" style:apply-style-name="Untitled1" style:base-cell-address="Sheet1.G77"/>
      <style:map style:condition="cell-content()=1" style:apply-style-name="Untitled2" style:base-cell-address="Sheet1.G77"/>
    </style:style>
    <style:style style:name="ce78" style:family="table-cell" style:parent-style-name="Default">
      <style:map style:condition="cell-content()=10000" style:apply-style-name="Untitled1" style:base-cell-address="Sheet1.G78"/>
      <style:map style:condition="cell-content()=1" style:apply-style-name="Untitled2" style:base-cell-address="Sheet1.G78"/>
    </style:style>
    <style:style style:name="ce79" style:family="table-cell" style:parent-style-name="Default">
      <style:map style:condition="cell-content()=10000" style:apply-style-name="Untitled1" style:base-cell-address="Sheet1.G79"/>
      <style:map style:condition="cell-content()=1" style:apply-style-name="Untitled2" style:base-cell-address="Sheet1.G79"/>
    </style:style>
    <style:style style:name="ce80" style:family="table-cell" style:parent-style-name="Default">
      <style:map style:condition="cell-content()=10000" style:apply-style-name="Untitled1" style:base-cell-address="Sheet1.G80"/>
      <style:map style:condition="cell-content()=1" style:apply-style-name="Untitled2" style:base-cell-address="Sheet1.G80"/>
    </style:style>
    <style:style style:name="ce81" style:family="table-cell" style:parent-style-name="Default">
      <style:map style:condition="cell-content()=10000" style:apply-style-name="Untitled1" style:base-cell-address="Sheet1.G81"/>
      <style:map style:condition="cell-content()=1" style:apply-style-name="Untitled2" style:base-cell-address="Sheet1.G81"/>
    </style:style>
    <style:style style:name="ce82" style:family="table-cell" style:parent-style-name="Default">
      <style:map style:condition="cell-content()=10000" style:apply-style-name="Untitled1" style:base-cell-address="Sheet1.G82"/>
      <style:map style:condition="cell-content()=1" style:apply-style-name="Untitled2" style:base-cell-address="Sheet1.G82"/>
    </style:style>
    <style:style style:name="ce83" style:family="table-cell" style:parent-style-name="Default">
      <style:map style:condition="cell-content()=10000" style:apply-style-name="Untitled1" style:base-cell-address="Sheet1.G83"/>
      <style:map style:condition="cell-content()=1" style:apply-style-name="Untitled2" style:base-cell-address="Sheet1.G83"/>
    </style:style>
    <style:style style:name="ce84" style:family="table-cell" style:parent-style-name="Default">
      <style:map style:condition="cell-content()=10000" style:apply-style-name="Untitled1" style:base-cell-address="Sheet1.G84"/>
      <style:map style:condition="cell-content()=1" style:apply-style-name="Untitled2" style:base-cell-address="Sheet1.G84"/>
    </style:style>
    <style:style style:name="ce85" style:family="table-cell" style:parent-style-name="Default">
      <style:map style:condition="cell-content()=10000" style:apply-style-name="Untitled1" style:base-cell-address="Sheet1.G85"/>
      <style:map style:condition="cell-content()=1" style:apply-style-name="Untitled2" style:base-cell-address="Sheet1.G85"/>
    </style:style>
    <style:style style:name="ce86" style:family="table-cell" style:parent-style-name="Default">
      <style:map style:condition="cell-content()=10000" style:apply-style-name="Untitled1" style:base-cell-address="Sheet1.G86"/>
      <style:map style:condition="cell-content()=1" style:apply-style-name="Untitled2" style:base-cell-address="Sheet1.G86"/>
    </style:style>
    <style:style style:name="ce87" style:family="table-cell" style:parent-style-name="Default">
      <style:map style:condition="cell-content()=10000" style:apply-style-name="Untitled1" style:base-cell-address="Sheet1.G87"/>
      <style:map style:condition="cell-content()=1" style:apply-style-name="Untitled2" style:base-cell-address="Sheet1.G87"/>
    </style:style>
    <style:style style:name="ce88" style:family="table-cell" style:parent-style-name="Default">
      <style:map style:condition="cell-content()=10000" style:apply-style-name="Untitled1" style:base-cell-address="Sheet1.G88"/>
      <style:map style:condition="cell-content()=1" style:apply-style-name="Untitled2" style:base-cell-address="Sheet1.G88"/>
    </style:style>
    <style:style style:name="ce89" style:family="table-cell" style:parent-style-name="Default">
      <style:map style:condition="cell-content()=10000" style:apply-style-name="Untitled1" style:base-cell-address="Sheet1.G89"/>
      <style:map style:condition="cell-content()=1" style:apply-style-name="Untitled2" style:base-cell-address="Sheet1.G89"/>
    </style:style>
    <style:style style:name="ce90" style:family="table-cell" style:parent-style-name="Default">
      <style:map style:condition="cell-content()=10000" style:apply-style-name="Untitled1" style:base-cell-address="Sheet1.G90"/>
      <style:map style:condition="cell-content()=1" style:apply-style-name="Untitled2" style:base-cell-address="Sheet1.G90"/>
    </style:style>
    <style:style style:name="ce91" style:family="table-cell" style:parent-style-name="Default">
      <style:map style:condition="cell-content()=10000" style:apply-style-name="Untitled1" style:base-cell-address="Sheet1.G91"/>
      <style:map style:condition="cell-content()=1" style:apply-style-name="Untitled2" style:base-cell-address="Sheet1.G91"/>
    </style:style>
    <style:style style:name="ce92" style:family="table-cell" style:parent-style-name="Default">
      <style:map style:condition="cell-content()=10000" style:apply-style-name="Untitled1" style:base-cell-address="Sheet1.G92"/>
      <style:map style:condition="cell-content()=1" style:apply-style-name="Untitled2" style:base-cell-address="Sheet1.G92"/>
    </style:style>
    <style:style style:name="ce93" style:family="table-cell" style:parent-style-name="Default">
      <style:map style:condition="cell-content()=10000" style:apply-style-name="Untitled1" style:base-cell-address="Sheet1.G93"/>
      <style:map style:condition="cell-content()=1" style:apply-style-name="Untitled2" style:base-cell-address="Sheet1.G93"/>
    </style:style>
    <style:style style:name="ce94" style:family="table-cell" style:parent-style-name="Default">
      <style:map style:condition="cell-content()=10000" style:apply-style-name="Untitled1" style:base-cell-address="Sheet1.G94"/>
      <style:map style:condition="cell-content()=1" style:apply-style-name="Untitled2" style:base-cell-address="Sheet1.G94"/>
    </style:style>
    <style:style style:name="ce95" style:family="table-cell" style:parent-style-name="Default">
      <style:map style:condition="cell-content()=10000" style:apply-style-name="Untitled1" style:base-cell-address="Sheet1.G95"/>
      <style:map style:condition="cell-content()=1" style:apply-style-name="Untitled2" style:base-cell-address="Sheet1.G95"/>
    </style:style>
    <style:style style:name="ce96" style:family="table-cell" style:parent-style-name="Default">
      <style:map style:condition="cell-content()=10000" style:apply-style-name="Untitled1" style:base-cell-address="Sheet1.G96"/>
      <style:map style:condition="cell-content()=1" style:apply-style-name="Untitled2" style:base-cell-address="Sheet1.G96"/>
    </style:style>
    <style:style style:name="ce97" style:family="table-cell" style:parent-style-name="Default">
      <style:map style:condition="cell-content()=10000" style:apply-style-name="Untitled1" style:base-cell-address="Sheet1.G97"/>
      <style:map style:condition="cell-content()=1" style:apply-style-name="Untitled2" style:base-cell-address="Sheet1.G97"/>
    </style:style>
    <style:style style:name="ce98" style:family="table-cell" style:parent-style-name="Default">
      <style:map style:condition="cell-content()=10000" style:apply-style-name="Untitled1" style:base-cell-address="Sheet1.G98"/>
      <style:map style:condition="cell-content()=1" style:apply-style-name="Untitled2" style:base-cell-address="Sheet1.G98"/>
    </style:style>
    <style:style style:name="ce99" style:family="table-cell" style:parent-style-name="Default">
      <style:map style:condition="cell-content()=10000" style:apply-style-name="Untitled1" style:base-cell-address="Sheet1.G99"/>
      <style:map style:condition="cell-content()=1" style:apply-style-name="Untitled2" style:base-cell-address="Sheet1.G99"/>
    </style:style>
    <style:style style:name="ce100" style:family="table-cell" style:parent-style-name="Default">
      <style:map style:condition="cell-content()=10000" style:apply-style-name="Untitled1" style:base-cell-address="Sheet1.G100"/>
      <style:map style:condition="cell-content()=1" style:apply-style-name="Untitled2" style:base-cell-address="Sheet1.G100"/>
    </style:style>
    <style:style style:name="ce101" style:family="table-cell" style:parent-style-name="Default">
      <style:map style:condition="cell-content()=10000" style:apply-style-name="Untitled1" style:base-cell-address="Sheet1.G101"/>
      <style:map style:condition="cell-content()=1" style:apply-style-name="Untitled2" style:base-cell-address="Sheet1.G101"/>
    </style:style>
    <style:style style:name="ce102" style:family="table-cell" style:parent-style-name="Default">
      <style:map style:condition="cell-content()=10000" style:apply-style-name="Untitled1" style:base-cell-address="Sheet1.G102"/>
      <style:map style:condition="cell-content()=1" style:apply-style-name="Untitled2" style:base-cell-address="Sheet1.G102"/>
    </style:style>
    <style:style style:name="ce103" style:family="table-cell" style:parent-style-name="Default">
      <style:map style:condition="cell-content()=10000" style:apply-style-name="Untitled1" style:base-cell-address="Sheet1.G103"/>
      <style:map style:condition="cell-content()=1" style:apply-style-name="Untitled2" style:base-cell-address="Sheet1.G103"/>
    </style:style>
    <style:style style:name="ce104" style:family="table-cell" style:parent-style-name="Default">
      <style:map style:condition="cell-content()=10000" style:apply-style-name="Untitled1" style:base-cell-address="Sheet1.G104"/>
      <style:map style:condition="cell-content()=1" style:apply-style-name="Untitled2" style:base-cell-address="Sheet1.G104"/>
    </style:style>
    <style:style style:name="ce105" style:family="table-cell" style:parent-style-name="Default">
      <style:map style:condition="cell-content()=10000" style:apply-style-name="Untitled1" style:base-cell-address="Sheet1.G105"/>
      <style:map style:condition="cell-content()=1" style:apply-style-name="Untitled2" style:base-cell-address="Sheet1.G105"/>
    </style:style>
    <style:style style:name="ce106" style:family="table-cell" style:parent-style-name="Default">
      <style:map style:condition="cell-content()=10000" style:apply-style-name="Untitled1" style:base-cell-address="Sheet1.G106"/>
      <style:map style:condition="cell-content()=1" style:apply-style-name="Untitled2" style:base-cell-address="Sheet1.G106"/>
    </style:style>
    <style:style style:name="ce107" style:family="table-cell" style:parent-style-name="Default">
      <style:map style:condition="cell-content()=10000" style:apply-style-name="Untitled1" style:base-cell-address="Sheet1.G107"/>
      <style:map style:condition="cell-content()=1" style:apply-style-name="Untitled2" style:base-cell-address="Sheet1.G107"/>
    </style:style>
    <style:style style:name="ce108" style:family="table-cell" style:parent-style-name="Default">
      <style:map style:condition="cell-content()=10000" style:apply-style-name="Untitled1" style:base-cell-address="Sheet1.G108"/>
      <style:map style:condition="cell-content()=1" style:apply-style-name="Untitled2" style:base-cell-address="Sheet1.G108"/>
    </style:style>
    <style:style style:name="ce109" style:family="table-cell" style:parent-style-name="Default">
      <style:map style:condition="cell-content()=10000" style:apply-style-name="Untitled1" style:base-cell-address="Sheet1.G109"/>
      <style:map style:condition="cell-content()=1" style:apply-style-name="Untitled2" style:base-cell-address="Sheet1.G109"/>
    </style:style>
    <style:style style:name="ce110" style:family="table-cell" style:parent-style-name="Default">
      <style:map style:condition="cell-content()=10000" style:apply-style-name="Untitled1" style:base-cell-address="Sheet1.G110"/>
      <style:map style:condition="cell-content()=1" style:apply-style-name="Untitled2" style:base-cell-address="Sheet1.G110"/>
    </style:style>
    <style:style style:name="ce111" style:family="table-cell" style:parent-style-name="Default">
      <style:map style:condition="cell-content()=10000" style:apply-style-name="Untitled1" style:base-cell-address="Sheet1.G111"/>
      <style:map style:condition="cell-content()=1" style:apply-style-name="Untitled2" style:base-cell-address="Sheet1.G111"/>
    </style:style>
    <style:style style:name="ce112" style:family="table-cell" style:parent-style-name="Default">
      <style:map style:condition="cell-content()=10000" style:apply-style-name="Untitled1" style:base-cell-address="Sheet1.G112"/>
      <style:map style:condition="cell-content()=1" style:apply-style-name="Untitled2" style:base-cell-address="Sheet1.G112"/>
    </style:style>
    <style:style style:name="ce113" style:family="table-cell" style:parent-style-name="Default">
      <style:map style:condition="cell-content()=10000" style:apply-style-name="Untitled1" style:base-cell-address="Sheet1.G113"/>
      <style:map style:condition="cell-content()=1" style:apply-style-name="Untitled2" style:base-cell-address="Sheet1.G113"/>
    </style:style>
    <style:style style:name="ce114" style:family="table-cell" style:parent-style-name="Default">
      <style:map style:condition="cell-content()=10000" style:apply-style-name="Untitled1" style:base-cell-address="Sheet1.G114"/>
      <style:map style:condition="cell-content()=1" style:apply-style-name="Untitled2" style:base-cell-address="Sheet1.G114"/>
    </style:style>
    <style:style style:name="ce115" style:family="table-cell" style:parent-style-name="Default">
      <style:map style:condition="cell-content()=10000" style:apply-style-name="Untitled1" style:base-cell-address="Sheet1.G115"/>
      <style:map style:condition="cell-content()=1" style:apply-style-name="Untitled2" style:base-cell-address="Sheet1.G115"/>
    </style:style>
    <style:style style:name="ce116" style:family="table-cell" style:parent-style-name="Default">
      <style:map style:condition="cell-content()=10000" style:apply-style-name="Untitled1" style:base-cell-address="Sheet1.G116"/>
      <style:map style:condition="cell-content()=1" style:apply-style-name="Untitled2" style:base-cell-address="Sheet1.G116"/>
    </style:style>
    <style:style style:name="ce117" style:family="table-cell" style:parent-style-name="Default">
      <style:map style:condition="cell-content()=10000" style:apply-style-name="Untitled1" style:base-cell-address="Sheet1.G117"/>
      <style:map style:condition="cell-content()=1" style:apply-style-name="Untitled2" style:base-cell-address="Sheet1.G117"/>
    </style:style>
    <style:style style:name="ce118" style:family="table-cell" style:parent-style-name="Default">
      <style:map style:condition="cell-content()=10000" style:apply-style-name="Untitled1" style:base-cell-address="Sheet1.G118"/>
      <style:map style:condition="cell-content()=1" style:apply-style-name="Untitled2" style:base-cell-address="Sheet1.G118"/>
    </style:style>
    <style:style style:name="ce119" style:family="table-cell" style:parent-style-name="Default">
      <style:map style:condition="cell-content()=10000" style:apply-style-name="Untitled1" style:base-cell-address="Sheet1.G119"/>
      <style:map style:condition="cell-content()=1" style:apply-style-name="Untitled2" style:base-cell-address="Sheet1.G119"/>
    </style:style>
    <style:style style:name="ce120" style:family="table-cell" style:parent-style-name="Default">
      <style:map style:condition="cell-content()=10000" style:apply-style-name="Untitled1" style:base-cell-address="Sheet1.G120"/>
      <style:map style:condition="cell-content()=1" style:apply-style-name="Untitled2" style:base-cell-address="Sheet1.G120"/>
    </style:style>
    <style:style style:name="ce121" style:family="table-cell" style:parent-style-name="Default">
      <style:map style:condition="cell-content()=10000" style:apply-style-name="Untitled1" style:base-cell-address="Sheet1.G121"/>
      <style:map style:condition="cell-content()=1" style:apply-style-name="Untitled2" style:base-cell-address="Sheet1.G121"/>
    </style:style>
    <style:style style:name="ce122" style:family="table-cell" style:parent-style-name="Default">
      <style:map style:condition="cell-content()=10000" style:apply-style-name="Untitled1" style:base-cell-address="Sheet1.G122"/>
      <style:map style:condition="cell-content()=1" style:apply-style-name="Untitled2" style:base-cell-address="Sheet1.G122"/>
    </style:style>
    <style:style style:name="ce123" style:family="table-cell" style:parent-style-name="Default">
      <style:map style:condition="cell-content()=10000" style:apply-style-name="Untitled1" style:base-cell-address="Sheet1.G123"/>
      <style:map style:condition="cell-content()=1" style:apply-style-name="Untitled2" style:base-cell-address="Sheet1.G123"/>
    </style:style>
    <style:style style:name="ce124" style:family="table-cell" style:parent-style-name="Default">
      <style:map style:condition="cell-content()=10000" style:apply-style-name="Untitled1" style:base-cell-address="Sheet1.G124"/>
      <style:map style:condition="cell-content()=1" style:apply-style-name="Untitled2" style:base-cell-address="Sheet1.G124"/>
    </style:style>
    <style:style style:name="ce125" style:family="table-cell" style:parent-style-name="Default">
      <style:map style:condition="cell-content()=10000" style:apply-style-name="Untitled1" style:base-cell-address="Sheet1.G125"/>
      <style:map style:condition="cell-content()=1" style:apply-style-name="Untitled2" style:base-cell-address="Sheet1.G125"/>
    </style:style>
    <style:style style:name="ce126" style:family="table-cell" style:parent-style-name="Default">
      <style:map style:condition="cell-content()=10000" style:apply-style-name="Untitled1" style:base-cell-address="Sheet1.G126"/>
      <style:map style:condition="cell-content()=1" style:apply-style-name="Untitled2" style:base-cell-address="Sheet1.G126"/>
    </style:style>
    <style:style style:name="ce127" style:family="table-cell" style:parent-style-name="Default">
      <style:map style:condition="cell-content()=10000" style:apply-style-name="Untitled1" style:base-cell-address="Sheet1.G127"/>
      <style:map style:condition="cell-content()=1" style:apply-style-name="Untitled2" style:base-cell-address="Sheet1.G127"/>
    </style:style>
    <style:style style:name="ce128" style:family="table-cell" style:parent-style-name="Default">
      <style:map style:condition="cell-content()=10000" style:apply-style-name="Untitled1" style:base-cell-address="Sheet1.G128"/>
      <style:map style:condition="cell-content()=1" style:apply-style-name="Untitled2" style:base-cell-address="Sheet1.G128"/>
    </style:style>
    <style:style style:name="ce129" style:family="table-cell" style:parent-style-name="Default">
      <style:map style:condition="cell-content()=10000" style:apply-style-name="Untitled1" style:base-cell-address="Sheet1.G129"/>
      <style:map style:condition="cell-content()=1" style:apply-style-name="Untitled2" style:base-cell-address="Sheet1.G129"/>
    </style:style>
    <style:style style:name="ce130" style:family="table-cell" style:parent-style-name="Default">
      <style:map style:condition="cell-content()=10000" style:apply-style-name="Untitled1" style:base-cell-address="Sheet1.G130"/>
      <style:map style:condition="cell-content()=1" style:apply-style-name="Untitled2" style:base-cell-address="Sheet1.G130"/>
    </style:style>
    <style:style style:name="ce131" style:family="table-cell" style:parent-style-name="Default">
      <style:map style:condition="cell-content()=10000" style:apply-style-name="Untitled1" style:base-cell-address="Sheet1.G131"/>
      <style:map style:condition="cell-content()=1" style:apply-style-name="Untitled2" style:base-cell-address="Sheet1.G131"/>
    </style:style>
    <style:style style:name="ce132" style:family="table-cell" style:parent-style-name="Default">
      <style:map style:condition="cell-content()=10000" style:apply-style-name="Untitled1" style:base-cell-address="Sheet1.G132"/>
      <style:map style:condition="cell-content()=1" style:apply-style-name="Untitled2" style:base-cell-address="Sheet1.G132"/>
    </style:style>
    <style:style style:name="ce133" style:family="table-cell" style:parent-style-name="Default">
      <style:map style:condition="cell-content()=10000" style:apply-style-name="Untitled1" style:base-cell-address="Sheet1.G133"/>
      <style:map style:condition="cell-content()=1" style:apply-style-name="Untitled2" style:base-cell-address="Sheet1.G133"/>
    </style:style>
    <style:style style:name="ce134" style:family="table-cell" style:parent-style-name="Default">
      <style:map style:condition="cell-content()=10000" style:apply-style-name="Untitled1" style:base-cell-address="Sheet1.G134"/>
      <style:map style:condition="cell-content()=1" style:apply-style-name="Untitled2" style:base-cell-address="Sheet1.G134"/>
    </style:style>
    <style:style style:name="ce135" style:family="table-cell" style:parent-style-name="Default">
      <style:map style:condition="cell-content()=10000" style:apply-style-name="Untitled1" style:base-cell-address="Sheet1.G135"/>
      <style:map style:condition="cell-content()=1" style:apply-style-name="Untitled2" style:base-cell-address="Sheet1.G135"/>
    </style:style>
    <style:style style:name="ce136" style:family="table-cell" style:parent-style-name="Default">
      <style:map style:condition="cell-content()=10000" style:apply-style-name="Untitled1" style:base-cell-address="Sheet1.G136"/>
      <style:map style:condition="cell-content()=1" style:apply-style-name="Untitled2" style:base-cell-address="Sheet1.G136"/>
    </style:style>
    <style:style style:name="ce137" style:family="table-cell" style:parent-style-name="Default">
      <style:map style:condition="cell-content()=10000" style:apply-style-name="Untitled1" style:base-cell-address="Sheet1.G137"/>
      <style:map style:condition="cell-content()=1" style:apply-style-name="Untitled2" style:base-cell-address="Sheet1.G137"/>
    </style:style>
    <style:style style:name="ce138" style:family="table-cell" style:parent-style-name="Default">
      <style:map style:condition="cell-content()=10000" style:apply-style-name="Untitled1" style:base-cell-address="Sheet1.G138"/>
      <style:map style:condition="cell-content()=1" style:apply-style-name="Untitled2" style:base-cell-address="Sheet1.G138"/>
    </style:style>
    <style:style style:name="ce139" style:family="table-cell" style:parent-style-name="Default">
      <style:map style:condition="cell-content()=10000" style:apply-style-name="Untitled1" style:base-cell-address="Sheet1.G139"/>
      <style:map style:condition="cell-content()=1" style:apply-style-name="Untitled2" style:base-cell-address="Sheet1.G139"/>
    </style:style>
    <style:style style:name="ce140" style:family="table-cell" style:parent-style-name="Default">
      <style:map style:condition="cell-content()=10000" style:apply-style-name="Untitled1" style:base-cell-address="Sheet1.G140"/>
      <style:map style:condition="cell-content()=1" style:apply-style-name="Untitled2" style:base-cell-address="Sheet1.G140"/>
    </style:style>
    <style:style style:name="ce141" style:family="table-cell" style:parent-style-name="Default">
      <style:map style:condition="cell-content()=10000" style:apply-style-name="Untitled1" style:base-cell-address="Sheet1.G141"/>
      <style:map style:condition="cell-content()=1" style:apply-style-name="Untitled2" style:base-cell-address="Sheet1.G141"/>
    </style:style>
    <style:style style:name="ce142" style:family="table-cell" style:parent-style-name="Default">
      <style:map style:condition="cell-content()=10000" style:apply-style-name="Untitled1" style:base-cell-address="Sheet1.G142"/>
      <style:map style:condition="cell-content()=1" style:apply-style-name="Untitled2" style:base-cell-address="Sheet1.G142"/>
    </style:style>
    <style:style style:name="ce143" style:family="table-cell" style:parent-style-name="Default">
      <style:map style:condition="cell-content()=10000" style:apply-style-name="Untitled1" style:base-cell-address="Sheet1.G143"/>
      <style:map style:condition="cell-content()=1" style:apply-style-name="Untitled2" style:base-cell-address="Sheet1.G143"/>
    </style:style>
    <style:style style:name="ce144" style:family="table-cell" style:parent-style-name="Default">
      <style:map style:condition="cell-content()=10000" style:apply-style-name="Untitled1" style:base-cell-address="Sheet1.G144"/>
      <style:map style:condition="cell-content()=1" style:apply-style-name="Untitled2" style:base-cell-address="Sheet1.G144"/>
    </style:style>
    <style:style style:name="ce145" style:family="table-cell" style:parent-style-name="Default">
      <style:map style:condition="cell-content()=10000" style:apply-style-name="Untitled1" style:base-cell-address="Sheet1.G145"/>
      <style:map style:condition="cell-content()=1" style:apply-style-name="Untitled2" style:base-cell-address="Sheet1.G145"/>
    </style:style>
    <style:style style:name="ce146" style:family="table-cell" style:parent-style-name="Default">
      <style:map style:condition="cell-content()=10000" style:apply-style-name="Untitled1" style:base-cell-address="Sheet1.G146"/>
      <style:map style:condition="cell-content()=1" style:apply-style-name="Untitled2" style:base-cell-address="Sheet1.G146"/>
    </style:style>
    <style:style style:name="ce147" style:family="table-cell" style:parent-style-name="Default">
      <style:map style:condition="cell-content()=10000" style:apply-style-name="Untitled1" style:base-cell-address="Sheet1.G147"/>
      <style:map style:condition="cell-content()=1" style:apply-style-name="Untitled2" style:base-cell-address="Sheet1.G147"/>
    </style:style>
    <style:style style:name="ce148" style:family="table-cell" style:parent-style-name="Default">
      <style:map style:condition="cell-content()=10000" style:apply-style-name="Untitled1" style:base-cell-address="Sheet1.G148"/>
      <style:map style:condition="cell-content()=1" style:apply-style-name="Untitled2" style:base-cell-address="Sheet1.G148"/>
    </style:style>
    <style:style style:name="ce149" style:family="table-cell" style:parent-style-name="Default">
      <style:map style:condition="cell-content()=10000" style:apply-style-name="Untitled1" style:base-cell-address="Sheet1.G149"/>
      <style:map style:condition="cell-content()=1" style:apply-style-name="Untitled2" style:base-cell-address="Sheet1.G149"/>
    </style:style>
    <style:style style:name="ce150" style:family="table-cell" style:parent-style-name="Default">
      <style:map style:condition="cell-content()=10000" style:apply-style-name="Untitled1" style:base-cell-address="Sheet1.G150"/>
      <style:map style:condition="cell-content()=1" style:apply-style-name="Untitled2" style:base-cell-address="Sheet1.G150"/>
    </style:style>
    <style:style style:name="ce151" style:family="table-cell" style:parent-style-name="Default">
      <style:map style:condition="cell-content()=10000" style:apply-style-name="Untitled1" style:base-cell-address="Sheet1.G151"/>
      <style:map style:condition="cell-content()=1" style:apply-style-name="Untitled2" style:base-cell-address="Sheet1.G151"/>
    </style:style>
    <style:style style:name="ce152" style:family="table-cell" style:parent-style-name="Default">
      <style:map style:condition="cell-content()=10000" style:apply-style-name="Untitled1" style:base-cell-address="Sheet1.G152"/>
      <style:map style:condition="cell-content()=1" style:apply-style-name="Untitled2" style:base-cell-address="Sheet1.G152"/>
    </style:style>
    <style:style style:name="ce153" style:family="table-cell" style:parent-style-name="Default">
      <style:map style:condition="cell-content()=10000" style:apply-style-name="Untitled1" style:base-cell-address="Sheet1.G153"/>
      <style:map style:condition="cell-content()=1" style:apply-style-name="Untitled2" style:base-cell-address="Sheet1.G153"/>
    </style:style>
    <style:style style:name="ce154" style:family="table-cell" style:parent-style-name="Default">
      <style:map style:condition="cell-content()=10000" style:apply-style-name="Untitled1" style:base-cell-address="Sheet1.G154"/>
      <style:map style:condition="cell-content()=1" style:apply-style-name="Untitled2" style:base-cell-address="Sheet1.G154"/>
    </style:style>
    <style:style style:name="ce155" style:family="table-cell" style:parent-style-name="Default">
      <style:map style:condition="cell-content()=10000" style:apply-style-name="Untitled1" style:base-cell-address="Sheet1.G155"/>
      <style:map style:condition="cell-content()=1" style:apply-style-name="Untitled2" style:base-cell-address="Sheet1.G155"/>
    </style:style>
    <style:style style:name="ce156" style:family="table-cell" style:parent-style-name="Default">
      <style:map style:condition="cell-content()=10000" style:apply-style-name="Untitled1" style:base-cell-address="Sheet1.G156"/>
      <style:map style:condition="cell-content()=1" style:apply-style-name="Untitled2" style:base-cell-address="Sheet1.G156"/>
    </style:style>
    <style:style style:name="ce157" style:family="table-cell" style:parent-style-name="Default">
      <style:map style:condition="cell-content()=10000" style:apply-style-name="Untitled1" style:base-cell-address="Sheet1.G157"/>
      <style:map style:condition="cell-content()=1" style:apply-style-name="Untitled2" style:base-cell-address="Sheet1.G157"/>
    </style:style>
    <style:style style:name="ce158" style:family="table-cell" style:parent-style-name="Default">
      <style:map style:condition="cell-content()=10000" style:apply-style-name="Untitled1" style:base-cell-address="Sheet1.G158"/>
      <style:map style:condition="cell-content()=1" style:apply-style-name="Untitled2" style:base-cell-address="Sheet1.G158"/>
    </style:style>
    <style:style style:name="ce159" style:family="table-cell" style:parent-style-name="Default">
      <style:map style:condition="cell-content()=10000" style:apply-style-name="Untitled1" style:base-cell-address="Sheet1.G159"/>
      <style:map style:condition="cell-content()=1" style:apply-style-name="Untitled2" style:base-cell-address="Sheet1.G159"/>
    </style:style>
    <style:style style:name="ce160" style:family="table-cell" style:parent-style-name="Default">
      <style:map style:condition="cell-content()=10000" style:apply-style-name="Untitled1" style:base-cell-address="Sheet1.G160"/>
      <style:map style:condition="cell-content()=1" style:apply-style-name="Untitled2" style:base-cell-address="Sheet1.G160"/>
    </style:style>
    <style:style style:name="ce161" style:family="table-cell" style:parent-style-name="Default">
      <style:map style:condition="cell-content()=10000" style:apply-style-name="Untitled1" style:base-cell-address="Sheet1.G161"/>
      <style:map style:condition="cell-content()=1" style:apply-style-name="Untitled2" style:base-cell-address="Sheet1.G161"/>
    </style:style>
    <style:style style:name="ce162" style:family="table-cell" style:parent-style-name="Default">
      <style:map style:condition="cell-content()=10000" style:apply-style-name="Untitled1" style:base-cell-address="Sheet1.G162"/>
      <style:map style:condition="cell-content()=1" style:apply-style-name="Untitled2" style:base-cell-address="Sheet1.G162"/>
    </style:style>
    <style:style style:name="ce163" style:family="table-cell" style:parent-style-name="Default">
      <style:map style:condition="cell-content()=10000" style:apply-style-name="Untitled1" style:base-cell-address="Sheet1.G163"/>
      <style:map style:condition="cell-content()=1" style:apply-style-name="Untitled2" style:base-cell-address="Sheet1.G163"/>
    </style:style>
    <style:style style:name="ce164" style:family="table-cell" style:parent-style-name="Default">
      <style:map style:condition="cell-content()=10000" style:apply-style-name="Untitled1" style:base-cell-address="Sheet1.G164"/>
      <style:map style:condition="cell-content()=1" style:apply-style-name="Untitled2" style:base-cell-address="Sheet1.G164"/>
    </style:style>
    <style:style style:name="ce165" style:family="table-cell" style:parent-style-name="Default">
      <style:map style:condition="cell-content()=10000" style:apply-style-name="Untitled1" style:base-cell-address="Sheet1.G165"/>
      <style:map style:condition="cell-content()=1" style:apply-style-name="Untitled2" style:base-cell-address="Sheet1.G165"/>
    </style:style>
    <style:style style:name="ce166" style:family="table-cell" style:parent-style-name="Default">
      <style:map style:condition="cell-content()=10000" style:apply-style-name="Untitled1" style:base-cell-address="Sheet1.G166"/>
      <style:map style:condition="cell-content()=1" style:apply-style-name="Untitled2" style:base-cell-address="Sheet1.G166"/>
    </style:style>
    <style:style style:name="ce167" style:family="table-cell" style:parent-style-name="Default">
      <style:map style:condition="cell-content()=10000" style:apply-style-name="Untitled1" style:base-cell-address="Sheet1.G167"/>
      <style:map style:condition="cell-content()=1" style:apply-style-name="Untitled2" style:base-cell-address="Sheet1.G167"/>
    </style:style>
    <style:style style:name="ce168" style:family="table-cell" style:parent-style-name="Default">
      <style:map style:condition="cell-content()=10000" style:apply-style-name="Untitled1" style:base-cell-address="Sheet1.G168"/>
      <style:map style:condition="cell-content()=1" style:apply-style-name="Untitled2" style:base-cell-address="Sheet1.G168"/>
    </style:style>
    <style:style style:name="ce169" style:family="table-cell" style:parent-style-name="Default">
      <style:map style:condition="cell-content()=10000" style:apply-style-name="Untitled1" style:base-cell-address="Sheet1.G169"/>
      <style:map style:condition="cell-content()=1" style:apply-style-name="Untitled2" style:base-cell-address="Sheet1.G169"/>
    </style:style>
    <style:style style:name="ce170" style:family="table-cell" style:parent-style-name="Default">
      <style:map style:condition="cell-content()=10000" style:apply-style-name="Untitled1" style:base-cell-address="Sheet1.G170"/>
      <style:map style:condition="cell-content()=1" style:apply-style-name="Untitled2" style:base-cell-address="Sheet1.G170"/>
    </style:style>
    <style:style style:name="ce171" style:family="table-cell" style:parent-style-name="Default">
      <style:map style:condition="cell-content()=10000" style:apply-style-name="Untitled1" style:base-cell-address="Sheet1.G171"/>
      <style:map style:condition="cell-content()=1" style:apply-style-name="Untitled2" style:base-cell-address="Sheet1.G171"/>
    </style:style>
    <style:style style:name="ce172" style:family="table-cell" style:parent-style-name="Default">
      <style:map style:condition="cell-content()=10000" style:apply-style-name="Untitled1" style:base-cell-address="Sheet1.G172"/>
      <style:map style:condition="cell-content()=1" style:apply-style-name="Untitled2" style:base-cell-address="Sheet1.G172"/>
    </style:style>
    <style:style style:name="ce173" style:family="table-cell" style:parent-style-name="Default">
      <style:map style:condition="cell-content()=10000" style:apply-style-name="Untitled1" style:base-cell-address="Sheet1.G173"/>
      <style:map style:condition="cell-content()=1" style:apply-style-name="Untitled2" style:base-cell-address="Sheet1.G173"/>
    </style:style>
    <style:style style:name="ce174" style:family="table-cell" style:parent-style-name="Default">
      <style:map style:condition="cell-content()=10000" style:apply-style-name="Untitled1" style:base-cell-address="Sheet1.G174"/>
      <style:map style:condition="cell-content()=1" style:apply-style-name="Untitled2" style:base-cell-address="Sheet1.G174"/>
    </style:style>
    <style:style style:name="ce175" style:family="table-cell" style:parent-style-name="Default">
      <style:map style:condition="cell-content()=10000" style:apply-style-name="Untitled1" style:base-cell-address="Sheet1.G175"/>
      <style:map style:condition="cell-content()=1" style:apply-style-name="Untitled2" style:base-cell-address="Sheet1.G175"/>
    </style:style>
    <style:style style:name="ce176" style:family="table-cell" style:parent-style-name="Default">
      <style:map style:condition="cell-content()=10000" style:apply-style-name="Untitled1" style:base-cell-address="Sheet1.G176"/>
      <style:map style:condition="cell-content()=1" style:apply-style-name="Untitled2" style:base-cell-address="Sheet1.G176"/>
    </style:style>
    <style:style style:name="ce177" style:family="table-cell" style:parent-style-name="Default">
      <style:map style:condition="cell-content()=10000" style:apply-style-name="Untitled1" style:base-cell-address="Sheet1.G177"/>
      <style:map style:condition="cell-content()=1" style:apply-style-name="Untitled2" style:base-cell-address="Sheet1.G177"/>
    </style:style>
    <style:style style:name="ce178" style:family="table-cell" style:parent-style-name="Default">
      <style:map style:condition="cell-content()=10000" style:apply-style-name="Untitled1" style:base-cell-address="Sheet1.G178"/>
      <style:map style:condition="cell-content()=1" style:apply-style-name="Untitled2" style:base-cell-address="Sheet1.G178"/>
    </style:style>
    <style:style style:name="ce179" style:family="table-cell" style:parent-style-name="Default">
      <style:map style:condition="cell-content()=10000" style:apply-style-name="Untitled1" style:base-cell-address="Sheet1.G179"/>
      <style:map style:condition="cell-content()=1" style:apply-style-name="Untitled2" style:base-cell-address="Sheet1.G179"/>
    </style:style>
    <style:style style:name="ce180" style:family="table-cell" style:parent-style-name="Default">
      <style:map style:condition="cell-content()=10000" style:apply-style-name="Untitled1" style:base-cell-address="Sheet1.G180"/>
      <style:map style:condition="cell-content()=1" style:apply-style-name="Untitled2" style:base-cell-address="Sheet1.G180"/>
    </style:style>
    <style:style style:name="ce181" style:family="table-cell" style:parent-style-name="Default">
      <style:map style:condition="cell-content()=10000" style:apply-style-name="Untitled1" style:base-cell-address="Sheet1.G181"/>
      <style:map style:condition="cell-content()=1" style:apply-style-name="Untitled2" style:base-cell-address="Sheet1.G181"/>
    </style:style>
    <style:style style:name="ce182" style:family="table-cell" style:parent-style-name="Default">
      <style:map style:condition="cell-content()=10000" style:apply-style-name="Untitled1" style:base-cell-address="Sheet1.G182"/>
      <style:map style:condition="cell-content()=1" style:apply-style-name="Untitled2" style:base-cell-address="Sheet1.G182"/>
    </style:style>
    <style:style style:name="ce183" style:family="table-cell" style:parent-style-name="Default">
      <style:map style:condition="cell-content()=10000" style:apply-style-name="Untitled1" style:base-cell-address="Sheet1.G183"/>
      <style:map style:condition="cell-content()=1" style:apply-style-name="Untitled2" style:base-cell-address="Sheet1.G183"/>
    </style:style>
    <style:style style:name="ce184" style:family="table-cell" style:parent-style-name="Default">
      <style:map style:condition="cell-content()=10000" style:apply-style-name="Untitled1" style:base-cell-address="Sheet1.G184"/>
      <style:map style:condition="cell-content()=1" style:apply-style-name="Untitled2" style:base-cell-address="Sheet1.G184"/>
    </style:style>
    <style:style style:name="ce185" style:family="table-cell" style:parent-style-name="Default">
      <style:map style:condition="cell-content()=10000" style:apply-style-name="Untitled1" style:base-cell-address="Sheet1.G185"/>
      <style:map style:condition="cell-content()=1" style:apply-style-name="Untitled2" style:base-cell-address="Sheet1.G185"/>
    </style:style>
    <style:style style:name="ce186" style:family="table-cell" style:parent-style-name="Default">
      <style:map style:condition="cell-content()=10000" style:apply-style-name="Untitled1" style:base-cell-address="Sheet1.G186"/>
      <style:map style:condition="cell-content()=1" style:apply-style-name="Untitled2" style:base-cell-address="Sheet1.G186"/>
    </style:style>
    <style:style style:name="ce187" style:family="table-cell" style:parent-style-name="Default">
      <style:map style:condition="cell-content()=10000" style:apply-style-name="Untitled1" style:base-cell-address="Sheet1.G187"/>
      <style:map style:condition="cell-content()=1" style:apply-style-name="Untitled2" style:base-cell-address="Sheet1.G187"/>
    </style:style>
    <style:style style:name="ce188" style:family="table-cell" style:parent-style-name="Default">
      <style:map style:condition="cell-content()=10000" style:apply-style-name="Untitled1" style:base-cell-address="Sheet1.G188"/>
      <style:map style:condition="cell-content()=1" style:apply-style-name="Untitled2" style:base-cell-address="Sheet1.G188"/>
    </style:style>
    <style:style style:name="ce189" style:family="table-cell" style:parent-style-name="Default">
      <style:map style:condition="cell-content()=10000" style:apply-style-name="Untitled1" style:base-cell-address="Sheet1.G189"/>
      <style:map style:condition="cell-content()=1" style:apply-style-name="Untitled2" style:base-cell-address="Sheet1.G189"/>
    </style:style>
    <style:style style:name="ce190" style:family="table-cell" style:parent-style-name="Default">
      <style:map style:condition="cell-content()=10000" style:apply-style-name="Untitled1" style:base-cell-address="Sheet1.G190"/>
      <style:map style:condition="cell-content()=1" style:apply-style-name="Untitled2" style:base-cell-address="Sheet1.G190"/>
    </style:style>
    <style:style style:name="ce191" style:family="table-cell" style:parent-style-name="Default">
      <style:map style:condition="cell-content()=10000" style:apply-style-name="Untitled1" style:base-cell-address="Sheet1.G191"/>
      <style:map style:condition="cell-content()=1" style:apply-style-name="Untitled2" style:base-cell-address="Sheet1.G191"/>
    </style:style>
    <style:style style:name="ce192" style:family="table-cell" style:parent-style-name="Default">
      <style:map style:condition="cell-content()=10000" style:apply-style-name="Untitled1" style:base-cell-address="Sheet1.G192"/>
      <style:map style:condition="cell-content()=1" style:apply-style-name="Untitled2" style:base-cell-address="Sheet1.G192"/>
    </style:style>
    <style:style style:name="ce193" style:family="table-cell" style:parent-style-name="Default">
      <style:map style:condition="cell-content()=10000" style:apply-style-name="Untitled1" style:base-cell-address="Sheet1.G193"/>
      <style:map style:condition="cell-content()=1" style:apply-style-name="Untitled2" style:base-cell-address="Sheet1.G193"/>
    </style:style>
    <style:style style:name="ce194" style:family="table-cell" style:parent-style-name="Default">
      <style:map style:condition="cell-content()=10000" style:apply-style-name="Untitled1" style:base-cell-address="Sheet1.G194"/>
      <style:map style:condition="cell-content()=1" style:apply-style-name="Untitled2" style:base-cell-address="Sheet1.G194"/>
    </style:style>
    <style:style style:name="ce195" style:family="table-cell" style:parent-style-name="Default">
      <style:map style:condition="cell-content()=10000" style:apply-style-name="Untitled1" style:base-cell-address="Sheet1.G195"/>
      <style:map style:condition="cell-content()=1" style:apply-style-name="Untitled2" style:base-cell-address="Sheet1.G195"/>
    </style:style>
    <style:style style:name="ce196" style:family="table-cell" style:parent-style-name="Default">
      <style:map style:condition="cell-content()=10000" style:apply-style-name="Untitled1" style:base-cell-address="Sheet1.G196"/>
      <style:map style:condition="cell-content()=1" style:apply-style-name="Untitled2" style:base-cell-address="Sheet1.G196"/>
    </style:style>
    <style:style style:name="ce197" style:family="table-cell" style:parent-style-name="Default">
      <style:map style:condition="cell-content()=10000" style:apply-style-name="Untitled1" style:base-cell-address="Sheet1.G197"/>
      <style:map style:condition="cell-content()=1" style:apply-style-name="Untitled2" style:base-cell-address="Sheet1.G197"/>
    </style:style>
    <style:style style:name="ce198" style:family="table-cell" style:parent-style-name="Default">
      <style:map style:condition="cell-content()=10000" style:apply-style-name="Untitled1" style:base-cell-address="Sheet1.G198"/>
      <style:map style:condition="cell-content()=1" style:apply-style-name="Untitled2" style:base-cell-address="Sheet1.G198"/>
    </style:style>
    <style:style style:name="ce199" style:family="table-cell" style:parent-style-name="Default">
      <style:map style:condition="cell-content()=10000" style:apply-style-name="Untitled1" style:base-cell-address="Sheet1.G199"/>
      <style:map style:condition="cell-content()=1" style:apply-style-name="Untitled2" style:base-cell-address="Sheet1.G199"/>
    </style:style>
    <style:style style:name="ce200" style:family="table-cell" style:parent-style-name="Default">
      <style:map style:condition="cell-content()=10000" style:apply-style-name="Untitled1" style:base-cell-address="Sheet1.G200"/>
      <style:map style:condition="cell-content()=1" style:apply-style-name="Untitled2" style:base-cell-address="Sheet1.G200"/>
    </style:style>
    <style:style style:name="ce201" style:family="table-cell" style:parent-style-name="Default">
      <style:map style:condition="cell-content()=10000" style:apply-style-name="Untitled1" style:base-cell-address="Sheet1.G201"/>
      <style:map style:condition="cell-content()=1" style:apply-style-name="Untitled2" style:base-cell-address="Sheet1.G201"/>
    </style:style>
    <style:style style:name="ce202" style:family="table-cell" style:parent-style-name="Default">
      <style:map style:condition="cell-content()=10000" style:apply-style-name="Untitled1" style:base-cell-address="Sheet1.G202"/>
      <style:map style:condition="cell-content()=1" style:apply-style-name="Untitled2" style:base-cell-address="Sheet1.G202"/>
    </style:style>
    <style:style style:name="ce203" style:family="table-cell" style:parent-style-name="Default">
      <style:map style:condition="cell-content()=10000" style:apply-style-name="Untitled1" style:base-cell-address="Sheet1.G203"/>
      <style:map style:condition="cell-content()=1" style:apply-style-name="Untitled2" style:base-cell-address="Sheet1.G203"/>
    </style:style>
    <style:style style:name="ce204" style:family="table-cell" style:parent-style-name="Default">
      <style:map style:condition="cell-content()=10000" style:apply-style-name="Untitled1" style:base-cell-address="Sheet1.G204"/>
      <style:map style:condition="cell-content()=1" style:apply-style-name="Untitled2" style:base-cell-address="Sheet1.G204"/>
    </style:style>
    <style:style style:name="ce205" style:family="table-cell" style:parent-style-name="Default">
      <style:map style:condition="cell-content()=10000" style:apply-style-name="Untitled1" style:base-cell-address="Sheet1.G205"/>
      <style:map style:condition="cell-content()=1" style:apply-style-name="Untitled2" style:base-cell-address="Sheet1.G205"/>
    </style:style>
    <style:style style:name="ce206" style:family="table-cell" style:parent-style-name="Default">
      <style:map style:condition="cell-content()=10000" style:apply-style-name="Untitled1" style:base-cell-address="Sheet1.G206"/>
      <style:map style:condition="cell-content()=1" style:apply-style-name="Untitled2" style:base-cell-address="Sheet1.G206"/>
    </style:style>
    <style:style style:name="ce207" style:family="table-cell" style:parent-style-name="Default">
      <style:map style:condition="cell-content()=10000" style:apply-style-name="Untitled1" style:base-cell-address="Sheet1.G207"/>
      <style:map style:condition="cell-content()=1" style:apply-style-name="Untitled2" style:base-cell-address="Sheet1.G207"/>
    </style:style>
    <style:style style:name="ce208" style:family="table-cell" style:parent-style-name="Default">
      <style:map style:condition="cell-content()=10000" style:apply-style-name="Untitled1" style:base-cell-address="Sheet1.G208"/>
      <style:map style:condition="cell-content()=1" style:apply-style-name="Untitled2" style:base-cell-address="Sheet1.G208"/>
    </style:style>
    <style:style style:name="ce209" style:family="table-cell" style:parent-style-name="Default">
      <style:map style:condition="cell-content()=10000" style:apply-style-name="Untitled1" style:base-cell-address="Sheet1.G209"/>
      <style:map style:condition="cell-content()=1" style:apply-style-name="Untitled2" style:base-cell-address="Sheet1.G209"/>
    </style:style>
    <style:style style:name="ce210" style:family="table-cell" style:parent-style-name="Default">
      <style:map style:condition="cell-content()=10000" style:apply-style-name="Untitled1" style:base-cell-address="Sheet1.G210"/>
      <style:map style:condition="cell-content()=1" style:apply-style-name="Untitled2" style:base-cell-address="Sheet1.G210"/>
    </style:style>
    <style:style style:name="ce211" style:family="table-cell" style:parent-style-name="Default">
      <style:map style:condition="cell-content()=10000" style:apply-style-name="Untitled1" style:base-cell-address="Sheet1.G211"/>
      <style:map style:condition="cell-content()=1" style:apply-style-name="Untitled2" style:base-cell-address="Sheet1.G211"/>
    </style:style>
    <style:style style:name="ce212" style:family="table-cell" style:parent-style-name="Default">
      <style:map style:condition="cell-content()=10000" style:apply-style-name="Untitled1" style:base-cell-address="Sheet1.G212"/>
      <style:map style:condition="cell-content()=1" style:apply-style-name="Untitled2" style:base-cell-address="Sheet1.G212"/>
    </style:style>
    <style:style style:name="ce213" style:family="table-cell" style:parent-style-name="Default">
      <style:map style:condition="cell-content()=10000" style:apply-style-name="Untitled1" style:base-cell-address="Sheet1.G213"/>
      <style:map style:condition="cell-content()=1" style:apply-style-name="Untitled2" style:base-cell-address="Sheet1.G213"/>
    </style:style>
    <style:style style:name="ce214" style:family="table-cell" style:parent-style-name="Default">
      <style:map style:condition="cell-content()=10000" style:apply-style-name="Untitled1" style:base-cell-address="Sheet1.G214"/>
      <style:map style:condition="cell-content()=1" style:apply-style-name="Untitled2" style:base-cell-address="Sheet1.G214"/>
    </style:style>
    <style:style style:name="ce215" style:family="table-cell" style:parent-style-name="Default">
      <style:map style:condition="cell-content()=10000" style:apply-style-name="Untitled1" style:base-cell-address="Sheet1.G215"/>
      <style:map style:condition="cell-content()=1" style:apply-style-name="Untitled2" style:base-cell-address="Sheet1.G215"/>
    </style:style>
    <style:style style:name="ce216" style:family="table-cell" style:parent-style-name="Default">
      <style:map style:condition="cell-content()=10000" style:apply-style-name="Untitled1" style:base-cell-address="Sheet1.G216"/>
      <style:map style:condition="cell-content()=1" style:apply-style-name="Untitled2" style:base-cell-address="Sheet1.G216"/>
    </style:style>
    <style:style style:name="ce217" style:family="table-cell" style:parent-style-name="Default">
      <style:map style:condition="cell-content()=10000" style:apply-style-name="Untitled1" style:base-cell-address="Sheet1.G217"/>
      <style:map style:condition="cell-content()=1" style:apply-style-name="Untitled2" style:base-cell-address="Sheet1.G217"/>
    </style:style>
    <style:style style:name="ce218" style:family="table-cell" style:parent-style-name="Default">
      <style:map style:condition="cell-content()=10000" style:apply-style-name="Untitled1" style:base-cell-address="Sheet1.G218"/>
      <style:map style:condition="cell-content()=1" style:apply-style-name="Untitled2" style:base-cell-address="Sheet1.G218"/>
    </style:style>
    <style:style style:name="ce219" style:family="table-cell" style:parent-style-name="Default">
      <style:map style:condition="cell-content()=10000" style:apply-style-name="Untitled1" style:base-cell-address="Sheet1.G219"/>
      <style:map style:condition="cell-content()=1" style:apply-style-name="Untitled2" style:base-cell-address="Sheet1.G219"/>
    </style:style>
    <style:style style:name="ce220" style:family="table-cell" style:parent-style-name="Default">
      <style:map style:condition="cell-content()=10000" style:apply-style-name="Untitled1" style:base-cell-address="Sheet1.G220"/>
      <style:map style:condition="cell-content()=1" style:apply-style-name="Untitled2" style:base-cell-address="Sheet1.G220"/>
    </style:style>
    <style:style style:name="ce221" style:family="table-cell" style:parent-style-name="Default">
      <style:map style:condition="cell-content()=10000" style:apply-style-name="Untitled1" style:base-cell-address="Sheet1.G221"/>
      <style:map style:condition="cell-content()=1" style:apply-style-name="Untitled2" style:base-cell-address="Sheet1.G221"/>
    </style:style>
    <style:style style:name="ce222" style:family="table-cell" style:parent-style-name="Default">
      <style:map style:condition="cell-content()=10000" style:apply-style-name="Untitled1" style:base-cell-address="Sheet1.G222"/>
      <style:map style:condition="cell-content()=1" style:apply-style-name="Untitled2" style:base-cell-address="Sheet1.G222"/>
    </style:style>
    <style:style style:name="ce223" style:family="table-cell" style:parent-style-name="Default">
      <style:map style:condition="cell-content()=10000" style:apply-style-name="Untitled1" style:base-cell-address="Sheet1.G223"/>
      <style:map style:condition="cell-content()=1" style:apply-style-name="Untitled2" style:base-cell-address="Sheet1.G223"/>
    </style:style>
    <style:style style:name="ce224" style:family="table-cell" style:parent-style-name="Default">
      <style:map style:condition="cell-content()=10000" style:apply-style-name="Untitled1" style:base-cell-address="Sheet1.G224"/>
      <style:map style:condition="cell-content()=1" style:apply-style-name="Untitled2" style:base-cell-address="Sheet1.G224"/>
    </style:style>
    <style:style style:name="ce225" style:family="table-cell" style:parent-style-name="Default">
      <style:map style:condition="cell-content()=10000" style:apply-style-name="Untitled1" style:base-cell-address="Sheet1.G225"/>
      <style:map style:condition="cell-content()=1" style:apply-style-name="Untitled2" style:base-cell-address="Sheet1.G225"/>
    </style:style>
    <style:style style:name="ce226" style:family="table-cell" style:parent-style-name="Default">
      <style:map style:condition="cell-content()=10000" style:apply-style-name="Untitled1" style:base-cell-address="Sheet1.G226"/>
      <style:map style:condition="cell-content()=1" style:apply-style-name="Untitled2" style:base-cell-address="Sheet1.G226"/>
    </style:style>
    <style:style style:name="ce227" style:family="table-cell" style:parent-style-name="Default">
      <style:map style:condition="cell-content()=10000" style:apply-style-name="Untitled1" style:base-cell-address="Sheet1.G227"/>
      <style:map style:condition="cell-content()=1" style:apply-style-name="Untitled2" style:base-cell-address="Sheet1.G227"/>
    </style:style>
    <style:style style:name="ce228" style:family="table-cell" style:parent-style-name="Default">
      <style:map style:condition="cell-content()=10000" style:apply-style-name="Untitled1" style:base-cell-address="Sheet1.G228"/>
      <style:map style:condition="cell-content()=1" style:apply-style-name="Untitled2" style:base-cell-address="Sheet1.G228"/>
    </style:style>
    <style:style style:name="ce229" style:family="table-cell" style:parent-style-name="Default">
      <style:map style:condition="cell-content()=10000" style:apply-style-name="Untitled1" style:base-cell-address="Sheet1.G229"/>
      <style:map style:condition="cell-content()=1" style:apply-style-name="Untitled2" style:base-cell-address="Sheet1.G229"/>
    </style:style>
    <style:style style:name="ce230" style:family="table-cell" style:parent-style-name="Default">
      <style:map style:condition="cell-content()=10000" style:apply-style-name="Untitled1" style:base-cell-address="Sheet1.G230"/>
      <style:map style:condition="cell-content()=1" style:apply-style-name="Untitled2" style:base-cell-address="Sheet1.G230"/>
    </style:style>
    <style:style style:name="ce231" style:family="table-cell" style:parent-style-name="Default">
      <style:map style:condition="cell-content()=10000" style:apply-style-name="Untitled1" style:base-cell-address="Sheet1.G231"/>
      <style:map style:condition="cell-content()=1" style:apply-style-name="Untitled2" style:base-cell-address="Sheet1.G231"/>
    </style:style>
    <style:style style:name="ce232" style:family="table-cell" style:parent-style-name="Default">
      <style:map style:condition="cell-content()=10000" style:apply-style-name="Untitled1" style:base-cell-address="Sheet1.G232"/>
      <style:map style:condition="cell-content()=1" style:apply-style-name="Untitled2" style:base-cell-address="Sheet1.G232"/>
    </style:style>
    <style:style style:name="ce233" style:family="table-cell" style:parent-style-name="Default">
      <style:map style:condition="cell-content()=10000" style:apply-style-name="Untitled1" style:base-cell-address="Sheet1.G233"/>
      <style:map style:condition="cell-content()=1" style:apply-style-name="Untitled2" style:base-cell-address="Sheet1.G233"/>
    </style:style>
    <style:style style:name="ce234" style:family="table-cell" style:parent-style-name="Default">
      <style:map style:condition="cell-content()=10000" style:apply-style-name="Untitled1" style:base-cell-address="Sheet1.G234"/>
      <style:map style:condition="cell-content()=1" style:apply-style-name="Untitled2" style:base-cell-address="Sheet1.G234"/>
    </style:style>
    <style:style style:name="ce235" style:family="table-cell" style:parent-style-name="Default">
      <style:map style:condition="cell-content()=10000" style:apply-style-name="Untitled1" style:base-cell-address="Sheet1.G235"/>
      <style:map style:condition="cell-content()=1" style:apply-style-name="Untitled2" style:base-cell-address="Sheet1.G235"/>
    </style:style>
    <style:style style:name="ce236" style:family="table-cell" style:parent-style-name="Default">
      <style:map style:condition="cell-content()=10000" style:apply-style-name="Untitled1" style:base-cell-address="Sheet1.G236"/>
      <style:map style:condition="cell-content()=1" style:apply-style-name="Untitled2" style:base-cell-address="Sheet1.G236"/>
    </style:style>
    <style:style style:name="ce237" style:family="table-cell" style:parent-style-name="Default">
      <style:map style:condition="cell-content()=10000" style:apply-style-name="Untitled1" style:base-cell-address="Sheet1.G237"/>
      <style:map style:condition="cell-content()=1" style:apply-style-name="Untitled2" style:base-cell-address="Sheet1.G237"/>
    </style:style>
    <style:style style:name="ce238" style:family="table-cell" style:parent-style-name="Default">
      <style:map style:condition="cell-content()=10000" style:apply-style-name="Untitled1" style:base-cell-address="Sheet1.G238"/>
      <style:map style:condition="cell-content()=1" style:apply-style-name="Untitled2" style:base-cell-address="Sheet1.G238"/>
    </style:style>
    <style:style style:name="ce239" style:family="table-cell" style:parent-style-name="Default">
      <style:map style:condition="cell-content()=10000" style:apply-style-name="Untitled1" style:base-cell-address="Sheet1.G239"/>
      <style:map style:condition="cell-content()=1" style:apply-style-name="Untitled2" style:base-cell-address="Sheet1.G239"/>
    </style:style>
    <style:style style:name="ce240" style:family="table-cell" style:parent-style-name="Default">
      <style:map style:condition="cell-content()=10000" style:apply-style-name="Untitled1" style:base-cell-address="Sheet1.G240"/>
      <style:map style:condition="cell-content()=1" style:apply-style-name="Untitled2" style:base-cell-address="Sheet1.G240"/>
    </style:style>
    <style:style style:name="ce241" style:family="table-cell" style:parent-style-name="Default">
      <style:map style:condition="cell-content()=10000" style:apply-style-name="Untitled1" style:base-cell-address="Sheet1.G241"/>
      <style:map style:condition="cell-content()=1" style:apply-style-name="Untitled2" style:base-cell-address="Sheet1.G241"/>
    </style:style>
    <style:style style:name="ce242" style:family="table-cell" style:parent-style-name="Default">
      <style:map style:condition="cell-content()=10000" style:apply-style-name="Untitled1" style:base-cell-address="Sheet1.G242"/>
      <style:map style:condition="cell-content()=1" style:apply-style-name="Untitled2" style:base-cell-address="Sheet1.G242"/>
    </style:style>
    <style:style style:name="ce243" style:family="table-cell" style:parent-style-name="Default">
      <style:map style:condition="cell-content()=10000" style:apply-style-name="Untitled1" style:base-cell-address="Sheet1.G243"/>
      <style:map style:condition="cell-content()=1" style:apply-style-name="Untitled2" style:base-cell-address="Sheet1.G243"/>
    </style:style>
    <style:style style:name="ce244" style:family="table-cell" style:parent-style-name="Default">
      <style:map style:condition="cell-content()=10000" style:apply-style-name="Untitled1" style:base-cell-address="Sheet1.G244"/>
      <style:map style:condition="cell-content()=1" style:apply-style-name="Untitled2" style:base-cell-address="Sheet1.G244"/>
    </style:style>
    <style:style style:name="ce245" style:family="table-cell" style:parent-style-name="Default">
      <style:map style:condition="cell-content()=10000" style:apply-style-name="Untitled1" style:base-cell-address="Sheet1.G245"/>
      <style:map style:condition="cell-content()=1" style:apply-style-name="Untitled2" style:base-cell-address="Sheet1.G245"/>
    </style:style>
    <style:style style:name="ce246" style:family="table-cell" style:parent-style-name="Default">
      <style:map style:condition="cell-content()=10000" style:apply-style-name="Untitled1" style:base-cell-address="Sheet1.G246"/>
      <style:map style:condition="cell-content()=1" style:apply-style-name="Untitled2" style:base-cell-address="Sheet1.G246"/>
    </style:style>
    <style:style style:name="ce247" style:family="table-cell" style:parent-style-name="Default">
      <style:map style:condition="cell-content()=10000" style:apply-style-name="Untitled1" style:base-cell-address="Sheet1.G247"/>
      <style:map style:condition="cell-content()=1" style:apply-style-name="Untitled2" style:base-cell-address="Sheet1.G247"/>
    </style:style>
    <style:style style:name="ce248" style:family="table-cell" style:parent-style-name="Default">
      <style:map style:condition="cell-content()=10000" style:apply-style-name="Untitled1" style:base-cell-address="Sheet1.G248"/>
      <style:map style:condition="cell-content()=1" style:apply-style-name="Untitled2" style:base-cell-address="Sheet1.G248"/>
    </style:style>
    <style:style style:name="ce249" style:family="table-cell" style:parent-style-name="Default">
      <style:map style:condition="cell-content()=10000" style:apply-style-name="Untitled1" style:base-cell-address="Sheet1.G249"/>
      <style:map style:condition="cell-content()=1" style:apply-style-name="Untitled2" style:base-cell-address="Sheet1.G249"/>
    </style:style>
    <style:style style:name="ce250" style:family="table-cell" style:parent-style-name="Default">
      <style:map style:condition="cell-content()=10000" style:apply-style-name="Untitled1" style:base-cell-address="Sheet1.G250"/>
      <style:map style:condition="cell-content()=1" style:apply-style-name="Untitled2" style:base-cell-address="Sheet1.G250"/>
    </style:style>
    <style:style style:name="ce251" style:family="table-cell" style:parent-style-name="Default">
      <style:map style:condition="cell-content()=10000" style:apply-style-name="Untitled1" style:base-cell-address="Sheet1.G251"/>
      <style:map style:condition="cell-content()=1" style:apply-style-name="Untitled2" style:base-cell-address="Sheet1.G251"/>
    </style:style>
    <style:style style:name="ce252" style:family="table-cell" style:parent-style-name="Default">
      <style:map style:condition="cell-content()=10000" style:apply-style-name="Untitled1" style:base-cell-address="Sheet1.G252"/>
      <style:map style:condition="cell-content()=1" style:apply-style-name="Untitled2" style:base-cell-address="Sheet1.G252"/>
    </style:style>
    <style:style style:name="ce253" style:family="table-cell" style:parent-style-name="Default">
      <style:map style:condition="cell-content()=10000" style:apply-style-name="Untitled1" style:base-cell-address="Sheet1.G253"/>
      <style:map style:condition="cell-content()=1" style:apply-style-name="Untitled2" style:base-cell-address="Sheet1.G253"/>
    </style:style>
    <style:style style:name="ce254" style:family="table-cell" style:parent-style-name="Default">
      <style:map style:condition="cell-content()=10000" style:apply-style-name="Untitled1" style:base-cell-address="Sheet1.G254"/>
      <style:map style:condition="cell-content()=1" style:apply-style-name="Untitled2" style:base-cell-address="Sheet1.G254"/>
    </style:style>
    <style:style style:name="ce255" style:family="table-cell" style:parent-style-name="Default">
      <style:map style:condition="cell-content()=10000" style:apply-style-name="Untitled1" style:base-cell-address="Sheet1.G255"/>
      <style:map style:condition="cell-content()=1" style:apply-style-name="Untitled2" style:base-cell-address="Sheet1.G255"/>
    </style:style>
    <style:style style:name="ce256" style:family="table-cell" style:parent-style-name="Default">
      <style:map style:condition="cell-content()=10000" style:apply-style-name="Untitled1" style:base-cell-address="Sheet1.G256"/>
      <style:map style:condition="cell-content()=1" style:apply-style-name="Untitled2" style:base-cell-address="Sheet1.G256"/>
    </style:style>
    <style:style style:name="ce257" style:family="table-cell" style:parent-style-name="Default">
      <style:map style:condition="cell-content()=10000" style:apply-style-name="Untitled1" style:base-cell-address="Sheet1.G257"/>
      <style:map style:condition="cell-content()=1" style:apply-style-name="Untitled2" style:base-cell-address="Sheet1.G257"/>
    </style:style>
    <style:style style:name="ce258" style:family="table-cell" style:parent-style-name="Default">
      <style:map style:condition="cell-content()=10000" style:apply-style-name="Untitled1" style:base-cell-address="Sheet1.G258"/>
      <style:map style:condition="cell-content()=1" style:apply-style-name="Untitled2" style:base-cell-address="Sheet1.G258"/>
    </style:style>
    <style:style style:name="ce259" style:family="table-cell" style:parent-style-name="Default">
      <style:map style:condition="cell-content()=10000" style:apply-style-name="Untitled1" style:base-cell-address="Sheet1.G259"/>
      <style:map style:condition="cell-content()=1" style:apply-style-name="Untitled2" style:base-cell-address="Sheet1.G259"/>
    </style:style>
    <style:style style:name="ce260" style:family="table-cell" style:parent-style-name="Default">
      <style:map style:condition="cell-content()=10000" style:apply-style-name="Untitled1" style:base-cell-address="Sheet1.G260"/>
      <style:map style:condition="cell-content()=1" style:apply-style-name="Untitled2" style:base-cell-address="Sheet1.G260"/>
    </style:style>
    <style:style style:name="ce261" style:family="table-cell" style:parent-style-name="Default">
      <style:map style:condition="cell-content()=10000" style:apply-style-name="Untitled1" style:base-cell-address="Sheet1.G261"/>
      <style:map style:condition="cell-content()=1" style:apply-style-name="Untitled2" style:base-cell-address="Sheet1.G261"/>
    </style:style>
    <style:style style:name="ce262" style:family="table-cell" style:parent-style-name="Default">
      <style:map style:condition="cell-content()=10000" style:apply-style-name="Untitled1" style:base-cell-address="Sheet1.G262"/>
      <style:map style:condition="cell-content()=1" style:apply-style-name="Untitled2" style:base-cell-address="Sheet1.G262"/>
    </style:style>
    <style:style style:name="ce263" style:family="table-cell" style:parent-style-name="Default">
      <style:map style:condition="cell-content()=10000" style:apply-style-name="Untitled1" style:base-cell-address="Sheet1.G263"/>
      <style:map style:condition="cell-content()=1" style:apply-style-name="Untitled2" style:base-cell-address="Sheet1.G263"/>
    </style:style>
    <style:style style:name="ce264" style:family="table-cell" style:parent-style-name="Default">
      <style:map style:condition="cell-content()=10000" style:apply-style-name="Untitled1" style:base-cell-address="Sheet1.G264"/>
      <style:map style:condition="cell-content()=1" style:apply-style-name="Untitled2" style:base-cell-address="Sheet1.G264"/>
    </style:style>
    <style:style style:name="ce265" style:family="table-cell" style:parent-style-name="Default">
      <style:map style:condition="cell-content()=10000" style:apply-style-name="Untitled1" style:base-cell-address="Sheet1.G265"/>
      <style:map style:condition="cell-content()=1" style:apply-style-name="Untitled2" style:base-cell-address="Sheet1.G265"/>
    </style:style>
    <style:style style:name="ce266" style:family="table-cell" style:parent-style-name="Default">
      <style:map style:condition="cell-content()=10000" style:apply-style-name="Untitled1" style:base-cell-address="Sheet1.G266"/>
      <style:map style:condition="cell-content()=1" style:apply-style-name="Untitled2" style:base-cell-address="Sheet1.G266"/>
    </style:style>
    <style:style style:name="ce267" style:family="table-cell" style:parent-style-name="Default">
      <style:map style:condition="cell-content()=10000" style:apply-style-name="Untitled1" style:base-cell-address="Sheet1.G267"/>
      <style:map style:condition="cell-content()=1" style:apply-style-name="Untitled2" style:base-cell-address="Sheet1.G267"/>
    </style:style>
    <style:style style:name="ce268" style:family="table-cell" style:parent-style-name="Default">
      <style:map style:condition="cell-content()=10000" style:apply-style-name="Untitled1" style:base-cell-address="Sheet1.G268"/>
      <style:map style:condition="cell-content()=1" style:apply-style-name="Untitled2" style:base-cell-address="Sheet1.G268"/>
    </style:style>
    <style:style style:name="ce269" style:family="table-cell" style:parent-style-name="Default">
      <style:map style:condition="cell-content()=10000" style:apply-style-name="Untitled1" style:base-cell-address="Sheet1.G269"/>
      <style:map style:condition="cell-content()=1" style:apply-style-name="Untitled2" style:base-cell-address="Sheet1.G269"/>
    </style:style>
    <style:style style:name="ce270" style:family="table-cell" style:parent-style-name="Default">
      <style:map style:condition="cell-content()=10000" style:apply-style-name="Untitled1" style:base-cell-address="Sheet1.G270"/>
      <style:map style:condition="cell-content()=1" style:apply-style-name="Untitled2" style:base-cell-address="Sheet1.G270"/>
    </style:style>
    <style:style style:name="ce271" style:family="table-cell" style:parent-style-name="Default">
      <style:map style:condition="cell-content()=10000" style:apply-style-name="Untitled1" style:base-cell-address="Sheet1.G271"/>
      <style:map style:condition="cell-content()=1" style:apply-style-name="Untitled2" style:base-cell-address="Sheet1.G271"/>
    </style:style>
    <style:style style:name="ce272" style:family="table-cell" style:parent-style-name="Default">
      <style:map style:condition="cell-content()=10000" style:apply-style-name="Untitled1" style:base-cell-address="Sheet1.G272"/>
      <style:map style:condition="cell-content()=1" style:apply-style-name="Untitled2" style:base-cell-address="Sheet1.G272"/>
    </style:style>
    <style:style style:name="ce273" style:family="table-cell" style:parent-style-name="Default">
      <style:map style:condition="cell-content()=10000" style:apply-style-name="Untitled1" style:base-cell-address="Sheet1.G273"/>
      <style:map style:condition="cell-content()=1" style:apply-style-name="Untitled2" style:base-cell-address="Sheet1.G273"/>
    </style:style>
    <style:style style:name="ce274" style:family="table-cell" style:parent-style-name="Default">
      <style:map style:condition="cell-content()=10000" style:apply-style-name="Untitled1" style:base-cell-address="Sheet1.G274"/>
      <style:map style:condition="cell-content()=1" style:apply-style-name="Untitled2" style:base-cell-address="Sheet1.G274"/>
    </style:style>
    <style:style style:name="ce275" style:family="table-cell" style:parent-style-name="Default">
      <style:map style:condition="cell-content()=10000" style:apply-style-name="Untitled1" style:base-cell-address="Sheet1.G275"/>
      <style:map style:condition="cell-content()=1" style:apply-style-name="Untitled2" style:base-cell-address="Sheet1.G275"/>
    </style:style>
    <style:style style:name="ce276" style:family="table-cell" style:parent-style-name="Default">
      <style:map style:condition="cell-content()=10000" style:apply-style-name="Untitled1" style:base-cell-address="Sheet1.G276"/>
      <style:map style:condition="cell-content()=1" style:apply-style-name="Untitled2" style:base-cell-address="Sheet1.G276"/>
    </style:style>
    <style:style style:name="ce277" style:family="table-cell" style:parent-style-name="Default">
      <style:map style:condition="cell-content()=10000" style:apply-style-name="Untitled1" style:base-cell-address="Sheet1.G277"/>
      <style:map style:condition="cell-content()=1" style:apply-style-name="Untitled2" style:base-cell-address="Sheet1.G277"/>
    </style:style>
    <style:style style:name="ce278" style:family="table-cell" style:parent-style-name="Default">
      <style:map style:condition="cell-content()=10000" style:apply-style-name="Untitled1" style:base-cell-address="Sheet1.G278"/>
      <style:map style:condition="cell-content()=1" style:apply-style-name="Untitled2" style:base-cell-address="Sheet1.G278"/>
    </style:style>
    <style:style style:name="ce279" style:family="table-cell" style:parent-style-name="Default">
      <style:map style:condition="cell-content()=10000" style:apply-style-name="Untitled1" style:base-cell-address="Sheet1.G279"/>
      <style:map style:condition="cell-content()=1" style:apply-style-name="Untitled2" style:base-cell-address="Sheet1.G279"/>
    </style:style>
    <style:style style:name="ce280" style:family="table-cell" style:parent-style-name="Default">
      <style:map style:condition="cell-content()=10000" style:apply-style-name="Untitled1" style:base-cell-address="Sheet1.G280"/>
      <style:map style:condition="cell-content()=1" style:apply-style-name="Untitled2" style:base-cell-address="Sheet1.G280"/>
    </style:style>
    <style:style style:name="ce281" style:family="table-cell" style:parent-style-name="Default">
      <style:map style:condition="cell-content()=10000" style:apply-style-name="Untitled1" style:base-cell-address="Sheet1.G281"/>
      <style:map style:condition="cell-content()=1" style:apply-style-name="Untitled2" style:base-cell-address="Sheet1.G281"/>
    </style:style>
    <style:style style:name="ce282" style:family="table-cell" style:parent-style-name="Default">
      <style:map style:condition="cell-content()=10000" style:apply-style-name="Untitled1" style:base-cell-address="Sheet1.G282"/>
      <style:map style:condition="cell-content()=1" style:apply-style-name="Untitled2" style:base-cell-address="Sheet1.G282"/>
    </style:style>
    <style:style style:name="ce283" style:family="table-cell" style:parent-style-name="Default">
      <style:map style:condition="cell-content()=10000" style:apply-style-name="Untitled1" style:base-cell-address="Sheet1.G283"/>
      <style:map style:condition="cell-content()=1" style:apply-style-name="Untitled2" style:base-cell-address="Sheet1.G283"/>
    </style:style>
    <style:style style:name="ce284" style:family="table-cell" style:parent-style-name="Default">
      <style:map style:condition="cell-content()=10000" style:apply-style-name="Untitled1" style:base-cell-address="Sheet1.G284"/>
      <style:map style:condition="cell-content()=1" style:apply-style-name="Untitled2" style:base-cell-address="Sheet1.G284"/>
    </style:style>
    <style:style style:name="ce285" style:family="table-cell" style:parent-style-name="Default">
      <style:map style:condition="cell-content()=10000" style:apply-style-name="Untitled1" style:base-cell-address="Sheet1.G285"/>
      <style:map style:condition="cell-content()=1" style:apply-style-name="Untitled2" style:base-cell-address="Sheet1.G285"/>
    </style:style>
    <style:style style:name="ce286" style:family="table-cell" style:parent-style-name="Default">
      <style:map style:condition="cell-content()=10000" style:apply-style-name="Untitled1" style:base-cell-address="Sheet1.G286"/>
      <style:map style:condition="cell-content()=1" style:apply-style-name="Untitled2" style:base-cell-address="Sheet1.G286"/>
    </style:style>
    <style:style style:name="ce287" style:family="table-cell" style:parent-style-name="Default">
      <style:map style:condition="cell-content()=10000" style:apply-style-name="Untitled1" style:base-cell-address="Sheet1.G287"/>
      <style:map style:condition="cell-content()=1" style:apply-style-name="Untitled2" style:base-cell-address="Sheet1.G287"/>
    </style:style>
    <style:style style:name="ce288" style:family="table-cell" style:parent-style-name="Default">
      <style:map style:condition="cell-content()=10000" style:apply-style-name="Untitled1" style:base-cell-address="Sheet1.G288"/>
      <style:map style:condition="cell-content()=1" style:apply-style-name="Untitled2" style:base-cell-address="Sheet1.G288"/>
    </style:style>
    <style:style style:name="ce289" style:family="table-cell" style:parent-style-name="Default">
      <style:map style:condition="cell-content()=10000" style:apply-style-name="Untitled1" style:base-cell-address="Sheet1.G289"/>
      <style:map style:condition="cell-content()=1" style:apply-style-name="Untitled2" style:base-cell-address="Sheet1.G289"/>
    </style:style>
    <style:style style:name="ce290" style:family="table-cell" style:parent-style-name="Default">
      <style:map style:condition="cell-content()=10000" style:apply-style-name="Untitled1" style:base-cell-address="Sheet1.G290"/>
      <style:map style:condition="cell-content()=1" style:apply-style-name="Untitled2" style:base-cell-address="Sheet1.G290"/>
    </style:style>
    <style:style style:name="ce291" style:family="table-cell" style:parent-style-name="Default">
      <style:map style:condition="cell-content()=10000" style:apply-style-name="Untitled1" style:base-cell-address="Sheet1.G291"/>
      <style:map style:condition="cell-content()=1" style:apply-style-name="Untitled2" style:base-cell-address="Sheet1.G291"/>
    </style:style>
    <style:style style:name="ce292" style:family="table-cell" style:parent-style-name="Default">
      <style:map style:condition="cell-content()=10000" style:apply-style-name="Untitled1" style:base-cell-address="Sheet1.G292"/>
      <style:map style:condition="cell-content()=1" style:apply-style-name="Untitled2" style:base-cell-address="Sheet1.G292"/>
    </style:style>
    <style:style style:name="ce293" style:family="table-cell" style:parent-style-name="Default">
      <style:map style:condition="cell-content()=10000" style:apply-style-name="Untitled1" style:base-cell-address="Sheet1.G293"/>
      <style:map style:condition="cell-content()=1" style:apply-style-name="Untitled2" style:base-cell-address="Sheet1.G293"/>
    </style:style>
    <style:style style:name="ce294" style:family="table-cell" style:parent-style-name="Default">
      <style:map style:condition="cell-content()=10000" style:apply-style-name="Untitled1" style:base-cell-address="Sheet1.G294"/>
      <style:map style:condition="cell-content()=1" style:apply-style-name="Untitled2" style:base-cell-address="Sheet1.G294"/>
    </style:style>
    <style:style style:name="ce295" style:family="table-cell" style:parent-style-name="Default">
      <style:map style:condition="cell-content()=10000" style:apply-style-name="Untitled1" style:base-cell-address="Sheet1.G295"/>
      <style:map style:condition="cell-content()=1" style:apply-style-name="Untitled2" style:base-cell-address="Sheet1.G295"/>
    </style:style>
    <style:style style:name="ce296" style:family="table-cell" style:parent-style-name="Default">
      <style:map style:condition="cell-content()=10000" style:apply-style-name="Untitled1" style:base-cell-address="Sheet1.G296"/>
      <style:map style:condition="cell-content()=1" style:apply-style-name="Untitled2" style:base-cell-address="Sheet1.G296"/>
    </style:style>
    <style:style style:name="ce297" style:family="table-cell" style:parent-style-name="Default">
      <style:map style:condition="cell-content()=10000" style:apply-style-name="Untitled1" style:base-cell-address="Sheet1.G297"/>
      <style:map style:condition="cell-content()=1" style:apply-style-name="Untitled2" style:base-cell-address="Sheet1.G297"/>
    </style:style>
    <style:style style:name="ce298" style:family="table-cell" style:parent-style-name="Default">
      <style:map style:condition="cell-content()=10000" style:apply-style-name="Untitled1" style:base-cell-address="Sheet1.G298"/>
      <style:map style:condition="cell-content()=1" style:apply-style-name="Untitled2" style:base-cell-address="Sheet1.G298"/>
    </style:style>
    <style:style style:name="ce299" style:family="table-cell" style:parent-style-name="Default">
      <style:map style:condition="cell-content()=10000" style:apply-style-name="Untitled1" style:base-cell-address="Sheet1.G299"/>
      <style:map style:condition="cell-content()=1" style:apply-style-name="Untitled2" style:base-cell-address="Sheet1.G299"/>
    </style:style>
    <style:style style:name="ce300" style:family="table-cell" style:parent-style-name="Default">
      <style:map style:condition="cell-content()=10000" style:apply-style-name="Untitled1" style:base-cell-address="Sheet1.G300"/>
      <style:map style:condition="cell-content()=1" style:apply-style-name="Untitled2" style:base-cell-address="Sheet1.G300"/>
    </style:style>
    <style:style style:name="ce301" style:family="table-cell" style:parent-style-name="Default">
      <style:map style:condition="cell-content()=10000" style:apply-style-name="Untitled1" style:base-cell-address="Sheet1.G301"/>
      <style:map style:condition="cell-content()=1" style:apply-style-name="Untitled2" style:base-cell-address="Sheet1.G301"/>
    </style:style>
    <style:style style:name="ce302" style:family="table-cell" style:parent-style-name="Default">
      <style:map style:condition="cell-content()=10000" style:apply-style-name="Untitled1" style:base-cell-address="Sheet1.G302"/>
      <style:map style:condition="cell-content()=1" style:apply-style-name="Untitled2" style:base-cell-address="Sheet1.G302"/>
    </style:style>
    <style:style style:name="ce303" style:family="table-cell" style:parent-style-name="Default">
      <style:map style:condition="cell-content()=10000" style:apply-style-name="Untitled1" style:base-cell-address="Sheet1.G303"/>
      <style:map style:condition="cell-content()=1" style:apply-style-name="Untitled2" style:base-cell-address="Sheet1.G303"/>
    </style:style>
    <style:style style:name="ce304" style:family="table-cell" style:parent-style-name="Default">
      <style:map style:condition="cell-content()=10000" style:apply-style-name="Untitled1" style:base-cell-address="Sheet1.G304"/>
      <style:map style:condition="cell-content()=1" style:apply-style-name="Untitled2" style:base-cell-address="Sheet1.G304"/>
    </style:style>
    <style:style style:name="ce305" style:family="table-cell" style:parent-style-name="Default">
      <style:map style:condition="cell-content()=10000" style:apply-style-name="Untitled1" style:base-cell-address="Sheet1.G305"/>
      <style:map style:condition="cell-content()=1" style:apply-style-name="Untitled2" style:base-cell-address="Sheet1.G305"/>
    </style:style>
    <style:style style:name="ce306" style:family="table-cell" style:parent-style-name="Default">
      <style:map style:condition="cell-content()=10000" style:apply-style-name="Untitled1" style:base-cell-address="Sheet1.G306"/>
      <style:map style:condition="cell-content()=1" style:apply-style-name="Untitled2" style:base-cell-address="Sheet1.G306"/>
    </style:style>
    <style:style style:name="ce307" style:family="table-cell" style:parent-style-name="Default">
      <style:map style:condition="cell-content()=10000" style:apply-style-name="Untitled1" style:base-cell-address="Sheet1.G307"/>
      <style:map style:condition="cell-content()=1" style:apply-style-name="Untitled2" style:base-cell-address="Sheet1.G307"/>
    </style:style>
    <style:style style:name="ce308" style:family="table-cell" style:parent-style-name="Default">
      <style:map style:condition="cell-content()=10000" style:apply-style-name="Untitled1" style:base-cell-address="Sheet1.G308"/>
      <style:map style:condition="cell-content()=1" style:apply-style-name="Untitled2" style:base-cell-address="Sheet1.G308"/>
    </style:style>
    <style:style style:name="ce309" style:family="table-cell" style:parent-style-name="Default">
      <style:map style:condition="cell-content()=10000" style:apply-style-name="Untitled1" style:base-cell-address="Sheet1.G309"/>
      <style:map style:condition="cell-content()=1" style:apply-style-name="Untitled2" style:base-cell-address="Sheet1.G309"/>
    </style:style>
    <style:style style:name="ce310" style:family="table-cell" style:parent-style-name="Default">
      <style:map style:condition="cell-content()=10000" style:apply-style-name="Untitled1" style:base-cell-address="Sheet1.G310"/>
      <style:map style:condition="cell-content()=1" style:apply-style-name="Untitled2" style:base-cell-address="Sheet1.G310"/>
    </style:style>
    <style:style style:name="ce311" style:family="table-cell" style:parent-style-name="Default">
      <style:map style:condition="cell-content()=10000" style:apply-style-name="Untitled1" style:base-cell-address="Sheet1.G311"/>
      <style:map style:condition="cell-content()=1" style:apply-style-name="Untitled2" style:base-cell-address="Sheet1.G311"/>
    </style:style>
    <style:style style:name="ce312" style:family="table-cell" style:parent-style-name="Default">
      <style:map style:condition="cell-content()=10000" style:apply-style-name="Untitled1" style:base-cell-address="Sheet1.G312"/>
      <style:map style:condition="cell-content()=1" style:apply-style-name="Untitled2" style:base-cell-address="Sheet1.G312"/>
    </style:style>
    <style:style style:name="ce313" style:family="table-cell" style:parent-style-name="Default">
      <style:map style:condition="cell-content()=10000" style:apply-style-name="Untitled1" style:base-cell-address="Sheet1.G313"/>
      <style:map style:condition="cell-content()=1" style:apply-style-name="Untitled2" style:base-cell-address="Sheet1.G313"/>
    </style:style>
    <style:style style:name="ce314" style:family="table-cell" style:parent-style-name="Default">
      <style:map style:condition="cell-content()=10000" style:apply-style-name="Untitled1" style:base-cell-address="Sheet1.G314"/>
      <style:map style:condition="cell-content()=1" style:apply-style-name="Untitled2" style:base-cell-address="Sheet1.G314"/>
    </style:style>
    <style:style style:name="ce315" style:family="table-cell" style:parent-style-name="Default">
      <style:map style:condition="cell-content()=10000" style:apply-style-name="Untitled1" style:base-cell-address="Sheet1.G315"/>
      <style:map style:condition="cell-content()=1" style:apply-style-name="Untitled2" style:base-cell-address="Sheet1.G315"/>
    </style:style>
    <style:style style:name="ce316" style:family="table-cell" style:parent-style-name="Default">
      <style:map style:condition="cell-content()=10000" style:apply-style-name="Untitled1" style:base-cell-address="Sheet1.G316"/>
      <style:map style:condition="cell-content()=1" style:apply-style-name="Untitled2" style:base-cell-address="Sheet1.G316"/>
    </style:style>
    <style:style style:name="ce317" style:family="table-cell" style:parent-style-name="Default">
      <style:map style:condition="cell-content()=10000" style:apply-style-name="Untitled1" style:base-cell-address="Sheet1.G317"/>
      <style:map style:condition="cell-content()=1" style:apply-style-name="Untitled2" style:base-cell-address="Sheet1.G317"/>
    </style:style>
    <style:style style:name="ce318" style:family="table-cell" style:parent-style-name="Default">
      <style:map style:condition="cell-content()=10000" style:apply-style-name="Untitled1" style:base-cell-address="Sheet1.G318"/>
      <style:map style:condition="cell-content()=1" style:apply-style-name="Untitled2" style:base-cell-address="Sheet1.G318"/>
    </style:style>
    <style:style style:name="ce319" style:family="table-cell" style:parent-style-name="Default">
      <style:map style:condition="cell-content()=10000" style:apply-style-name="Untitled1" style:base-cell-address="Sheet1.G319"/>
      <style:map style:condition="cell-content()=1" style:apply-style-name="Untitled2" style:base-cell-address="Sheet1.G319"/>
    </style:style>
    <style:style style:name="ce320" style:family="table-cell" style:parent-style-name="Default">
      <style:map style:condition="cell-content()=10000" style:apply-style-name="Untitled1" style:base-cell-address="Sheet1.G320"/>
      <style:map style:condition="cell-content()=1" style:apply-style-name="Untitled2" style:base-cell-address="Sheet1.G320"/>
    </style:style>
    <style:style style:name="ce321" style:family="table-cell" style:parent-style-name="Default">
      <style:map style:condition="cell-content()=10000" style:apply-style-name="Untitled1" style:base-cell-address="Sheet1.G321"/>
      <style:map style:condition="cell-content()=1" style:apply-style-name="Untitled2" style:base-cell-address="Sheet1.G321"/>
    </style:style>
    <style:style style:name="ce322" style:family="table-cell" style:parent-style-name="Default">
      <style:map style:condition="cell-content()=10000" style:apply-style-name="Untitled1" style:base-cell-address="Sheet1.G322"/>
      <style:map style:condition="cell-content()=1" style:apply-style-name="Untitled2" style:base-cell-address="Sheet1.G322"/>
    </style:style>
    <style:style style:name="ce323" style:family="table-cell" style:parent-style-name="Default">
      <style:map style:condition="cell-content()=10000" style:apply-style-name="Untitled1" style:base-cell-address="Sheet1.G323"/>
      <style:map style:condition="cell-content()=1" style:apply-style-name="Untitled2" style:base-cell-address="Sheet1.G323"/>
    </style:style>
    <style:style style:name="ce324" style:family="table-cell" style:parent-style-name="Default">
      <style:map style:condition="cell-content()=10000" style:apply-style-name="Untitled1" style:base-cell-address="Sheet1.G324"/>
      <style:map style:condition="cell-content()=1" style:apply-style-name="Untitled2" style:base-cell-address="Sheet1.G324"/>
    </style:style>
    <style:style style:name="ce325" style:family="table-cell" style:parent-style-name="Default">
      <style:map style:condition="cell-content()=10000" style:apply-style-name="Untitled1" style:base-cell-address="Sheet1.G325"/>
      <style:map style:condition="cell-content()=1" style:apply-style-name="Untitled2" style:base-cell-address="Sheet1.G325"/>
    </style:style>
    <style:style style:name="ce326" style:family="table-cell" style:parent-style-name="Default">
      <style:map style:condition="cell-content()=10000" style:apply-style-name="Untitled1" style:base-cell-address="Sheet1.G326"/>
      <style:map style:condition="cell-content()=1" style:apply-style-name="Untitled2" style:base-cell-address="Sheet1.G326"/>
    </style:style>
    <style:style style:name="ce327" style:family="table-cell" style:parent-style-name="Default">
      <style:map style:condition="cell-content()=10000" style:apply-style-name="Untitled1" style:base-cell-address="Sheet1.G327"/>
      <style:map style:condition="cell-content()=1" style:apply-style-name="Untitled2" style:base-cell-address="Sheet1.G327"/>
    </style:style>
    <style:style style:name="ce328" style:family="table-cell" style:parent-style-name="Default">
      <style:map style:condition="cell-content()=10000" style:apply-style-name="Untitled1" style:base-cell-address="Sheet1.G328"/>
      <style:map style:condition="cell-content()=1" style:apply-style-name="Untitled2" style:base-cell-address="Sheet1.G328"/>
    </style:style>
    <style:style style:name="ce329" style:family="table-cell" style:parent-style-name="Default">
      <style:map style:condition="cell-content()=10000" style:apply-style-name="Untitled1" style:base-cell-address="Sheet1.G329"/>
      <style:map style:condition="cell-content()=1" style:apply-style-name="Untitled2" style:base-cell-address="Sheet1.G329"/>
    </style:style>
    <style:style style:name="ce330" style:family="table-cell" style:parent-style-name="Default">
      <style:map style:condition="cell-content()=10000" style:apply-style-name="Untitled1" style:base-cell-address="Sheet1.G330"/>
      <style:map style:condition="cell-content()=1" style:apply-style-name="Untitled2" style:base-cell-address="Sheet1.G330"/>
    </style:style>
    <style:style style:name="ce331" style:family="table-cell" style:parent-style-name="Default">
      <style:map style:condition="cell-content()=10000" style:apply-style-name="Untitled1" style:base-cell-address="Sheet1.G331"/>
      <style:map style:condition="cell-content()=1" style:apply-style-name="Untitled2" style:base-cell-address="Sheet1.G331"/>
    </style:style>
    <style:style style:name="ce332" style:family="table-cell" style:parent-style-name="Default">
      <style:map style:condition="cell-content()=10000" style:apply-style-name="Untitled1" style:base-cell-address="Sheet1.G332"/>
      <style:map style:condition="cell-content()=1" style:apply-style-name="Untitled2" style:base-cell-address="Sheet1.G332"/>
    </style:style>
    <style:style style:name="ce333" style:family="table-cell" style:parent-style-name="Default">
      <style:map style:condition="cell-content()=10000" style:apply-style-name="Untitled1" style:base-cell-address="Sheet1.G333"/>
      <style:map style:condition="cell-content()=1" style:apply-style-name="Untitled2" style:base-cell-address="Sheet1.G333"/>
    </style:style>
    <style:style style:name="ce334" style:family="table-cell" style:parent-style-name="Default">
      <style:map style:condition="cell-content()=10000" style:apply-style-name="Untitled1" style:base-cell-address="Sheet1.G334"/>
      <style:map style:condition="cell-content()=1" style:apply-style-name="Untitled2" style:base-cell-address="Sheet1.G334"/>
    </style:style>
    <style:style style:name="ce335" style:family="table-cell" style:parent-style-name="Default">
      <style:map style:condition="cell-content()=10000" style:apply-style-name="Untitled1" style:base-cell-address="Sheet1.G335"/>
      <style:map style:condition="cell-content()=1" style:apply-style-name="Untitled2" style:base-cell-address="Sheet1.G335"/>
    </style:style>
    <style:style style:name="ce336" style:family="table-cell" style:parent-style-name="Default">
      <style:map style:condition="cell-content()=10000" style:apply-style-name="Untitled1" style:base-cell-address="Sheet1.G336"/>
      <style:map style:condition="cell-content()=1" style:apply-style-name="Untitled2" style:base-cell-address="Sheet1.G336"/>
    </style:style>
    <style:style style:name="ce337" style:family="table-cell" style:parent-style-name="Default">
      <style:map style:condition="cell-content()=10000" style:apply-style-name="Untitled1" style:base-cell-address="Sheet1.G337"/>
      <style:map style:condition="cell-content()=1" style:apply-style-name="Untitled2" style:base-cell-address="Sheet1.G337"/>
    </style:style>
    <style:style style:name="ce338" style:family="table-cell" style:parent-style-name="Default">
      <style:map style:condition="cell-content()=10000" style:apply-style-name="Untitled1" style:base-cell-address="Sheet1.G338"/>
      <style:map style:condition="cell-content()=1" style:apply-style-name="Untitled2" style:base-cell-address="Sheet1.G338"/>
    </style:style>
    <style:style style:name="ce339" style:family="table-cell" style:parent-style-name="Default">
      <style:map style:condition="cell-content()=10000" style:apply-style-name="Untitled1" style:base-cell-address="Sheet1.G339"/>
      <style:map style:condition="cell-content()=1" style:apply-style-name="Untitled2" style:base-cell-address="Sheet1.G339"/>
    </style:style>
    <style:style style:name="ce340" style:family="table-cell" style:parent-style-name="Default">
      <style:map style:condition="cell-content()=10000" style:apply-style-name="Untitled1" style:base-cell-address="Sheet1.G340"/>
      <style:map style:condition="cell-content()=1" style:apply-style-name="Untitled2" style:base-cell-address="Sheet1.G340"/>
    </style:style>
    <style:style style:name="ce341" style:family="table-cell" style:parent-style-name="Default">
      <style:map style:condition="cell-content()=10000" style:apply-style-name="Untitled1" style:base-cell-address="Sheet1.G341"/>
      <style:map style:condition="cell-content()=1" style:apply-style-name="Untitled2" style:base-cell-address="Sheet1.G341"/>
    </style:style>
    <style:style style:name="ce342" style:family="table-cell" style:parent-style-name="Default">
      <style:map style:condition="cell-content()=10000" style:apply-style-name="Untitled1" style:base-cell-address="Sheet1.G342"/>
      <style:map style:condition="cell-content()=1" style:apply-style-name="Untitled2" style:base-cell-address="Sheet1.G342"/>
    </style:style>
    <style:style style:name="ce343" style:family="table-cell" style:parent-style-name="Default">
      <style:map style:condition="cell-content()=10000" style:apply-style-name="Untitled1" style:base-cell-address="Sheet1.G343"/>
      <style:map style:condition="cell-content()=1" style:apply-style-name="Untitled2" style:base-cell-address="Sheet1.G343"/>
    </style:style>
    <style:style style:name="ce344" style:family="table-cell" style:parent-style-name="Default">
      <style:map style:condition="cell-content()=10000" style:apply-style-name="Untitled1" style:base-cell-address="Sheet1.G344"/>
      <style:map style:condition="cell-content()=1" style:apply-style-name="Untitled2" style:base-cell-address="Sheet1.G344"/>
    </style:style>
    <style:style style:name="ce345" style:family="table-cell" style:parent-style-name="Default">
      <style:map style:condition="cell-content()=10000" style:apply-style-name="Untitled1" style:base-cell-address="Sheet1.G345"/>
      <style:map style:condition="cell-content()=1" style:apply-style-name="Untitled2" style:base-cell-address="Sheet1.G345"/>
    </style:style>
    <style:style style:name="ce346" style:family="table-cell" style:parent-style-name="Default">
      <style:map style:condition="cell-content()=10000" style:apply-style-name="Untitled1" style:base-cell-address="Sheet1.G346"/>
      <style:map style:condition="cell-content()=1" style:apply-style-name="Untitled2" style:base-cell-address="Sheet1.G346"/>
    </style:style>
    <style:style style:name="ce347" style:family="table-cell" style:parent-style-name="Default">
      <style:map style:condition="cell-content()=10000" style:apply-style-name="Untitled1" style:base-cell-address="Sheet1.G347"/>
      <style:map style:condition="cell-content()=1" style:apply-style-name="Untitled2" style:base-cell-address="Sheet1.G347"/>
    </style:style>
    <style:style style:name="ce348" style:family="table-cell" style:parent-style-name="Default">
      <style:map style:condition="cell-content()=10000" style:apply-style-name="Untitled1" style:base-cell-address="Sheet1.G348"/>
      <style:map style:condition="cell-content()=1" style:apply-style-name="Untitled2" style:base-cell-address="Sheet1.G348"/>
    </style:style>
    <style:style style:name="ce349" style:family="table-cell" style:parent-style-name="Default">
      <style:map style:condition="cell-content()=10000" style:apply-style-name="Untitled1" style:base-cell-address="Sheet1.G349"/>
      <style:map style:condition="cell-content()=1" style:apply-style-name="Untitled2" style:base-cell-address="Sheet1.G349"/>
    </style:style>
    <style:style style:name="ce350" style:family="table-cell" style:parent-style-name="Default">
      <style:map style:condition="cell-content()=10000" style:apply-style-name="Untitled1" style:base-cell-address="Sheet1.G350"/>
      <style:map style:condition="cell-content()=1" style:apply-style-name="Untitled2" style:base-cell-address="Sheet1.G350"/>
    </style:style>
    <style:style style:name="ce351" style:family="table-cell" style:parent-style-name="Default">
      <style:map style:condition="cell-content()=10000" style:apply-style-name="Untitled1" style:base-cell-address="Sheet1.G351"/>
      <style:map style:condition="cell-content()=1" style:apply-style-name="Untitled2" style:base-cell-address="Sheet1.G351"/>
    </style:style>
    <style:style style:name="ce352" style:family="table-cell" style:parent-style-name="Default">
      <style:map style:condition="cell-content()=10000" style:apply-style-name="Untitled1" style:base-cell-address="Sheet1.G352"/>
      <style:map style:condition="cell-content()=1" style:apply-style-name="Untitled2" style:base-cell-address="Sheet1.G352"/>
    </style:style>
    <style:style style:name="ce353" style:family="table-cell" style:parent-style-name="Default">
      <style:map style:condition="cell-content()=10000" style:apply-style-name="Untitled1" style:base-cell-address="Sheet1.G353"/>
      <style:map style:condition="cell-content()=1" style:apply-style-name="Untitled2" style:base-cell-address="Sheet1.G353"/>
    </style:style>
    <style:style style:name="ce354" style:family="table-cell" style:parent-style-name="Default">
      <style:map style:condition="cell-content()=10000" style:apply-style-name="Untitled1" style:base-cell-address="Sheet1.G354"/>
      <style:map style:condition="cell-content()=1" style:apply-style-name="Untitled2" style:base-cell-address="Sheet1.G354"/>
    </style:style>
    <style:style style:name="ce355" style:family="table-cell" style:parent-style-name="Default">
      <style:map style:condition="cell-content()=10000" style:apply-style-name="Untitled1" style:base-cell-address="Sheet1.G355"/>
      <style:map style:condition="cell-content()=1" style:apply-style-name="Untitled2" style:base-cell-address="Sheet1.G355"/>
    </style:style>
    <style:style style:name="ce356" style:family="table-cell" style:parent-style-name="Default">
      <style:map style:condition="cell-content()=10000" style:apply-style-name="Untitled1" style:base-cell-address="Sheet1.G356"/>
      <style:map style:condition="cell-content()=1" style:apply-style-name="Untitled2" style:base-cell-address="Sheet1.G356"/>
    </style:style>
    <style:style style:name="ce357" style:family="table-cell" style:parent-style-name="Default">
      <style:map style:condition="cell-content()=10000" style:apply-style-name="Untitled1" style:base-cell-address="Sheet1.G357"/>
      <style:map style:condition="cell-content()=1" style:apply-style-name="Untitled2" style:base-cell-address="Sheet1.G357"/>
    </style:style>
    <style:style style:name="ce358" style:family="table-cell" style:parent-style-name="Default">
      <style:map style:condition="cell-content()=10000" style:apply-style-name="Untitled1" style:base-cell-address="Sheet1.G358"/>
      <style:map style:condition="cell-content()=1" style:apply-style-name="Untitled2" style:base-cell-address="Sheet1.G358"/>
    </style:style>
    <style:style style:name="ce359" style:family="table-cell" style:parent-style-name="Default">
      <style:map style:condition="cell-content()=10000" style:apply-style-name="Untitled1" style:base-cell-address="Sheet1.G359"/>
      <style:map style:condition="cell-content()=1" style:apply-style-name="Untitled2" style:base-cell-address="Sheet1.G359"/>
    </style:style>
    <style:style style:name="ce360" style:family="table-cell" style:parent-style-name="Default">
      <style:map style:condition="cell-content()=10000" style:apply-style-name="Untitled1" style:base-cell-address="Sheet1.G360"/>
      <style:map style:condition="cell-content()=1" style:apply-style-name="Untitled2" style:base-cell-address="Sheet1.G360"/>
    </style:style>
    <style:style style:name="ce361" style:family="table-cell" style:parent-style-name="Default">
      <style:map style:condition="cell-content()=10000" style:apply-style-name="Untitled1" style:base-cell-address="Sheet1.G361"/>
      <style:map style:condition="cell-content()=1" style:apply-style-name="Untitled2" style:base-cell-address="Sheet1.G361"/>
    </style:style>
    <style:style style:name="ce362" style:family="table-cell" style:parent-style-name="Default">
      <style:map style:condition="cell-content()=10000" style:apply-style-name="Untitled1" style:base-cell-address="Sheet1.G362"/>
      <style:map style:condition="cell-content()=1" style:apply-style-name="Untitled2" style:base-cell-address="Sheet1.G362"/>
    </style:style>
    <style:style style:name="ce363" style:family="table-cell" style:parent-style-name="Default">
      <style:map style:condition="cell-content()=10000" style:apply-style-name="Untitled1" style:base-cell-address="Sheet1.G363"/>
      <style:map style:condition="cell-content()=1" style:apply-style-name="Untitled2" style:base-cell-address="Sheet1.G363"/>
    </style:style>
    <style:style style:name="ce364" style:family="table-cell" style:parent-style-name="Default">
      <style:map style:condition="cell-content()=10000" style:apply-style-name="Untitled1" style:base-cell-address="Sheet1.G364"/>
      <style:map style:condition="cell-content()=1" style:apply-style-name="Untitled2" style:base-cell-address="Sheet1.G364"/>
    </style:style>
    <style:style style:name="ce365" style:family="table-cell" style:parent-style-name="Default">
      <style:map style:condition="cell-content()=10000" style:apply-style-name="Untitled1" style:base-cell-address="Sheet1.G365"/>
      <style:map style:condition="cell-content()=1" style:apply-style-name="Untitled2" style:base-cell-address="Sheet1.G365"/>
    </style:style>
    <style:style style:name="ce366" style:family="table-cell" style:parent-style-name="Default">
      <style:map style:condition="cell-content()=10000" style:apply-style-name="Untitled1" style:base-cell-address="Sheet1.G366"/>
      <style:map style:condition="cell-content()=1" style:apply-style-name="Untitled2" style:base-cell-address="Sheet1.G366"/>
    </style:style>
    <style:style style:name="ce367" style:family="table-cell" style:parent-style-name="Default">
      <style:map style:condition="cell-content()=10000" style:apply-style-name="Untitled1" style:base-cell-address="Sheet1.G367"/>
      <style:map style:condition="cell-content()=1" style:apply-style-name="Untitled2" style:base-cell-address="Sheet1.G367"/>
    </style:style>
    <style:style style:name="ce368" style:family="table-cell" style:parent-style-name="Default">
      <style:map style:condition="cell-content()=10000" style:apply-style-name="Untitled1" style:base-cell-address="Sheet1.G368"/>
      <style:map style:condition="cell-content()=1" style:apply-style-name="Untitled2" style:base-cell-address="Sheet1.G368"/>
    </style:style>
    <style:style style:name="ce369" style:family="table-cell" style:parent-style-name="Default">
      <style:map style:condition="cell-content()=10000" style:apply-style-name="Untitled1" style:base-cell-address="Sheet1.G369"/>
      <style:map style:condition="cell-content()=1" style:apply-style-name="Untitled2" style:base-cell-address="Sheet1.G369"/>
    </style:style>
    <style:style style:name="ce370" style:family="table-cell" style:parent-style-name="Default">
      <style:map style:condition="cell-content()=10000" style:apply-style-name="Untitled1" style:base-cell-address="Sheet1.G370"/>
      <style:map style:condition="cell-content()=1" style:apply-style-name="Untitled2" style:base-cell-address="Sheet1.G370"/>
    </style:style>
    <style:style style:name="ce371" style:family="table-cell" style:parent-style-name="Default">
      <style:map style:condition="cell-content()=10000" style:apply-style-name="Untitled1" style:base-cell-address="Sheet1.G371"/>
      <style:map style:condition="cell-content()=1" style:apply-style-name="Untitled2" style:base-cell-address="Sheet1.G371"/>
    </style:style>
    <style:style style:name="ce372" style:family="table-cell" style:parent-style-name="Default">
      <style:map style:condition="cell-content()=10000" style:apply-style-name="Untitled1" style:base-cell-address="Sheet1.G372"/>
      <style:map style:condition="cell-content()=1" style:apply-style-name="Untitled2" style:base-cell-address="Sheet1.G372"/>
    </style:style>
    <style:style style:name="ce373" style:family="table-cell" style:parent-style-name="Default">
      <style:map style:condition="cell-content()=10000" style:apply-style-name="Untitled1" style:base-cell-address="Sheet1.G373"/>
      <style:map style:condition="cell-content()=1" style:apply-style-name="Untitled2" style:base-cell-address="Sheet1.G373"/>
    </style:style>
    <style:style style:name="ce374" style:family="table-cell" style:parent-style-name="Default">
      <style:map style:condition="cell-content()=10000" style:apply-style-name="Untitled1" style:base-cell-address="Sheet1.G374"/>
      <style:map style:condition="cell-content()=1" style:apply-style-name="Untitled2" style:base-cell-address="Sheet1.G374"/>
    </style:style>
    <style:style style:name="ce375" style:family="table-cell" style:parent-style-name="Default">
      <style:map style:condition="cell-content()=10000" style:apply-style-name="Untitled1" style:base-cell-address="Sheet1.G375"/>
      <style:map style:condition="cell-content()=1" style:apply-style-name="Untitled2" style:base-cell-address="Sheet1.G375"/>
    </style:style>
    <style:style style:name="ce376" style:family="table-cell" style:parent-style-name="Default">
      <style:map style:condition="cell-content()=10000" style:apply-style-name="Untitled1" style:base-cell-address="Sheet1.G376"/>
      <style:map style:condition="cell-content()=1" style:apply-style-name="Untitled2" style:base-cell-address="Sheet1.G376"/>
    </style:style>
    <style:style style:name="ce377" style:family="table-cell" style:parent-style-name="Default">
      <style:map style:condition="cell-content()=10000" style:apply-style-name="Untitled1" style:base-cell-address="Sheet1.G377"/>
      <style:map style:condition="cell-content()=1" style:apply-style-name="Untitled2" style:base-cell-address="Sheet1.G377"/>
    </style:style>
    <style:style style:name="ce378" style:family="table-cell" style:parent-style-name="Default">
      <style:map style:condition="cell-content()=10000" style:apply-style-name="Untitled1" style:base-cell-address="Sheet1.G378"/>
      <style:map style:condition="cell-content()=1" style:apply-style-name="Untitled2" style:base-cell-address="Sheet1.G378"/>
    </style:style>
    <style:style style:name="ce379" style:family="table-cell" style:parent-style-name="Default">
      <style:map style:condition="cell-content()=10000" style:apply-style-name="Untitled1" style:base-cell-address="Sheet1.G379"/>
      <style:map style:condition="cell-content()=1" style:apply-style-name="Untitled2" style:base-cell-address="Sheet1.G379"/>
    </style:style>
    <style:style style:name="ce380" style:family="table-cell" style:parent-style-name="Default">
      <style:map style:condition="cell-content()=10000" style:apply-style-name="Untitled1" style:base-cell-address="Sheet1.G380"/>
      <style:map style:condition="cell-content()=1" style:apply-style-name="Untitled2" style:base-cell-address="Sheet1.G380"/>
    </style:style>
    <style:style style:name="ce381" style:family="table-cell" style:parent-style-name="Default">
      <style:map style:condition="cell-content()=10000" style:apply-style-name="Untitled1" style:base-cell-address="Sheet1.G381"/>
      <style:map style:condition="cell-content()=1" style:apply-style-name="Untitled2" style:base-cell-address="Sheet1.G381"/>
    </style:style>
    <style:style style:name="ce382" style:family="table-cell" style:parent-style-name="Default">
      <style:map style:condition="cell-content()=10000" style:apply-style-name="Untitled1" style:base-cell-address="Sheet1.G382"/>
      <style:map style:condition="cell-content()=1" style:apply-style-name="Untitled2" style:base-cell-address="Sheet1.G382"/>
    </style:style>
    <style:style style:name="ce383" style:family="table-cell" style:parent-style-name="Default">
      <style:map style:condition="cell-content()=10000" style:apply-style-name="Untitled1" style:base-cell-address="Sheet1.G383"/>
      <style:map style:condition="cell-content()=1" style:apply-style-name="Untitled2" style:base-cell-address="Sheet1.G383"/>
    </style:style>
    <style:style style:name="ce384" style:family="table-cell" style:parent-style-name="Default">
      <style:map style:condition="cell-content()=10000" style:apply-style-name="Untitled1" style:base-cell-address="Sheet1.G384"/>
      <style:map style:condition="cell-content()=1" style:apply-style-name="Untitled2" style:base-cell-address="Sheet1.G384"/>
    </style:style>
    <style:style style:name="ce385" style:family="table-cell" style:parent-style-name="Default">
      <style:map style:condition="cell-content()=10000" style:apply-style-name="Untitled1" style:base-cell-address="Sheet1.G385"/>
      <style:map style:condition="cell-content()=1" style:apply-style-name="Untitled2" style:base-cell-address="Sheet1.G385"/>
    </style:style>
    <style:style style:name="ce386" style:family="table-cell" style:parent-style-name="Default">
      <style:map style:condition="cell-content()=10000" style:apply-style-name="Untitled1" style:base-cell-address="Sheet1.G386"/>
      <style:map style:condition="cell-content()=1" style:apply-style-name="Untitled2" style:base-cell-address="Sheet1.G386"/>
    </style:style>
    <style:style style:name="ce387" style:family="table-cell" style:parent-style-name="Default">
      <style:map style:condition="cell-content()=10000" style:apply-style-name="Untitled1" style:base-cell-address="Sheet1.G387"/>
      <style:map style:condition="cell-content()=1" style:apply-style-name="Untitled2" style:base-cell-address="Sheet1.G387"/>
    </style:style>
    <style:style style:name="ce388" style:family="table-cell" style:parent-style-name="Default">
      <style:map style:condition="cell-content()=10000" style:apply-style-name="Untitled1" style:base-cell-address="Sheet1.G388"/>
      <style:map style:condition="cell-content()=1" style:apply-style-name="Untitled2" style:base-cell-address="Sheet1.G388"/>
    </style:style>
    <style:style style:name="ce389" style:family="table-cell" style:parent-style-name="Default">
      <style:map style:condition="cell-content()=10000" style:apply-style-name="Untitled1" style:base-cell-address="Sheet1.G389"/>
      <style:map style:condition="cell-content()=1" style:apply-style-name="Untitled2" style:base-cell-address="Sheet1.G389"/>
    </style:style>
    <style:style style:name="ce390" style:family="table-cell" style:parent-style-name="Default">
      <style:map style:condition="cell-content()=10000" style:apply-style-name="Untitled1" style:base-cell-address="Sheet1.G390"/>
      <style:map style:condition="cell-content()=1" style:apply-style-name="Untitled2" style:base-cell-address="Sheet1.G390"/>
    </style:style>
    <style:style style:name="ce391" style:family="table-cell" style:parent-style-name="Default">
      <style:map style:condition="cell-content()=10000" style:apply-style-name="Untitled1" style:base-cell-address="Sheet1.G391"/>
      <style:map style:condition="cell-content()=1" style:apply-style-name="Untitled2" style:base-cell-address="Sheet1.G391"/>
    </style:style>
    <style:style style:name="ce392" style:family="table-cell" style:parent-style-name="Default">
      <style:map style:condition="cell-content()=10000" style:apply-style-name="Untitled1" style:base-cell-address="Sheet1.G392"/>
      <style:map style:condition="cell-content()=1" style:apply-style-name="Untitled2" style:base-cell-address="Sheet1.G392"/>
    </style:style>
    <style:style style:name="ce393" style:family="table-cell" style:parent-style-name="Default">
      <style:map style:condition="cell-content()=10000" style:apply-style-name="Untitled1" style:base-cell-address="Sheet1.G393"/>
      <style:map style:condition="cell-content()=1" style:apply-style-name="Untitled2" style:base-cell-address="Sheet1.G393"/>
    </style:style>
    <style:style style:name="ce394" style:family="table-cell" style:parent-style-name="Default">
      <style:map style:condition="cell-content()=10000" style:apply-style-name="Untitled1" style:base-cell-address="Sheet1.G394"/>
      <style:map style:condition="cell-content()=1" style:apply-style-name="Untitled2" style:base-cell-address="Sheet1.G394"/>
    </style:style>
    <style:style style:name="ce395" style:family="table-cell" style:parent-style-name="Default">
      <style:map style:condition="cell-content()=10000" style:apply-style-name="Untitled1" style:base-cell-address="Sheet1.G395"/>
      <style:map style:condition="cell-content()=1" style:apply-style-name="Untitled2" style:base-cell-address="Sheet1.G395"/>
    </style:style>
    <style:style style:name="ce396" style:family="table-cell" style:parent-style-name="Default">
      <style:map style:condition="cell-content()=10000" style:apply-style-name="Untitled1" style:base-cell-address="Sheet1.G396"/>
      <style:map style:condition="cell-content()=1" style:apply-style-name="Untitled2" style:base-cell-address="Sheet1.G396"/>
    </style:style>
    <style:style style:name="ce397" style:family="table-cell" style:parent-style-name="Default">
      <style:map style:condition="cell-content()=10000" style:apply-style-name="Untitled1" style:base-cell-address="Sheet1.G397"/>
      <style:map style:condition="cell-content()=1" style:apply-style-name="Untitled2" style:base-cell-address="Sheet1.G397"/>
    </style:style>
    <style:style style:name="ce398" style:family="table-cell" style:parent-style-name="Default">
      <style:map style:condition="cell-content()=10000" style:apply-style-name="Untitled1" style:base-cell-address="Sheet1.G398"/>
      <style:map style:condition="cell-content()=1" style:apply-style-name="Untitled2" style:base-cell-address="Sheet1.G398"/>
    </style:style>
    <style:style style:name="ce399" style:family="table-cell" style:parent-style-name="Default">
      <style:map style:condition="cell-content()=10000" style:apply-style-name="Untitled1" style:base-cell-address="Sheet1.G399"/>
      <style:map style:condition="cell-content()=1" style:apply-style-name="Untitled2" style:base-cell-address="Sheet1.G399"/>
    </style:style>
    <style:style style:name="ce400" style:family="table-cell" style:parent-style-name="Default">
      <style:map style:condition="cell-content()=10000" style:apply-style-name="Untitled1" style:base-cell-address="Sheet1.G400"/>
      <style:map style:condition="cell-content()=1" style:apply-style-name="Untitled2" style:base-cell-address="Sheet1.G400"/>
    </style:style>
    <style:style style:name="ce401" style:family="table-cell" style:parent-style-name="Default">
      <style:map style:condition="cell-content()=10000" style:apply-style-name="Untitled1" style:base-cell-address="Sheet1.G401"/>
      <style:map style:condition="cell-content()=1" style:apply-style-name="Untitled2" style:base-cell-address="Sheet1.G401"/>
    </style:style>
    <style:style style:name="ce402" style:family="table-cell" style:parent-style-name="Default">
      <style:map style:condition="cell-content()=10000" style:apply-style-name="Untitled1" style:base-cell-address="Sheet1.G402"/>
      <style:map style:condition="cell-content()=1" style:apply-style-name="Untitled2" style:base-cell-address="Sheet1.G402"/>
    </style:style>
    <style:style style:name="ce403" style:family="table-cell" style:parent-style-name="Default">
      <style:map style:condition="cell-content()=10000" style:apply-style-name="Untitled1" style:base-cell-address="Sheet1.G403"/>
      <style:map style:condition="cell-content()=1" style:apply-style-name="Untitled2" style:base-cell-address="Sheet1.G403"/>
    </style:style>
    <style:style style:name="ce404" style:family="table-cell" style:parent-style-name="Default">
      <style:map style:condition="cell-content()=10000" style:apply-style-name="Untitled1" style:base-cell-address="Sheet1.G404"/>
      <style:map style:condition="cell-content()=1" style:apply-style-name="Untitled2" style:base-cell-address="Sheet1.G404"/>
    </style:style>
    <style:style style:name="ce405" style:family="table-cell" style:parent-style-name="Default">
      <style:map style:condition="cell-content()=10000" style:apply-style-name="Untitled1" style:base-cell-address="Sheet1.G405"/>
      <style:map style:condition="cell-content()=1" style:apply-style-name="Untitled2" style:base-cell-address="Sheet1.G405"/>
    </style:style>
    <style:style style:name="ce406" style:family="table-cell" style:parent-style-name="Default">
      <style:map style:condition="cell-content()=10000" style:apply-style-name="Untitled1" style:base-cell-address="Sheet1.G406"/>
      <style:map style:condition="cell-content()=1" style:apply-style-name="Untitled2" style:base-cell-address="Sheet1.G406"/>
    </style:style>
    <style:style style:name="ce407" style:family="table-cell" style:parent-style-name="Default">
      <style:map style:condition="cell-content()=10000" style:apply-style-name="Untitled1" style:base-cell-address="Sheet1.G407"/>
      <style:map style:condition="cell-content()=1" style:apply-style-name="Untitled2" style:base-cell-address="Sheet1.G407"/>
    </style:style>
    <style:style style:name="ce408" style:family="table-cell" style:parent-style-name="Default">
      <style:map style:condition="cell-content()=10000" style:apply-style-name="Untitled1" style:base-cell-address="Sheet1.G408"/>
      <style:map style:condition="cell-content()=1" style:apply-style-name="Untitled2" style:base-cell-address="Sheet1.G408"/>
    </style:style>
    <style:style style:name="ce409" style:family="table-cell" style:parent-style-name="Default">
      <style:map style:condition="cell-content()=10000" style:apply-style-name="Untitled1" style:base-cell-address="Sheet1.G409"/>
      <style:map style:condition="cell-content()=1" style:apply-style-name="Untitled2" style:base-cell-address="Sheet1.G409"/>
    </style:style>
    <style:style style:name="ce410" style:family="table-cell" style:parent-style-name="Default">
      <style:map style:condition="cell-content()=10000" style:apply-style-name="Untitled1" style:base-cell-address="Sheet1.G410"/>
      <style:map style:condition="cell-content()=1" style:apply-style-name="Untitled2" style:base-cell-address="Sheet1.G410"/>
    </style:style>
    <style:style style:name="ce411" style:family="table-cell" style:parent-style-name="Default">
      <style:map style:condition="cell-content()=10000" style:apply-style-name="Untitled1" style:base-cell-address="Sheet1.G411"/>
      <style:map style:condition="cell-content()=1" style:apply-style-name="Untitled2" style:base-cell-address="Sheet1.G411"/>
    </style:style>
    <style:style style:name="ce412" style:family="table-cell" style:parent-style-name="Default">
      <style:map style:condition="cell-content()=10000" style:apply-style-name="Untitled1" style:base-cell-address="Sheet1.G412"/>
      <style:map style:condition="cell-content()=1" style:apply-style-name="Untitled2" style:base-cell-address="Sheet1.G412"/>
    </style:style>
    <style:style style:name="ce413" style:family="table-cell" style:parent-style-name="Default">
      <style:map style:condition="cell-content()=10000" style:apply-style-name="Untitled1" style:base-cell-address="Sheet1.G413"/>
      <style:map style:condition="cell-content()=1" style:apply-style-name="Untitled2" style:base-cell-address="Sheet1.G413"/>
    </style:style>
    <style:style style:name="ce414" style:family="table-cell" style:parent-style-name="Default">
      <style:map style:condition="cell-content()=10000" style:apply-style-name="Untitled1" style:base-cell-address="Sheet1.G414"/>
      <style:map style:condition="cell-content()=1" style:apply-style-name="Untitled2" style:base-cell-address="Sheet1.G414"/>
    </style:style>
    <style:style style:name="ce415" style:family="table-cell" style:parent-style-name="Default">
      <style:map style:condition="cell-content()=10000" style:apply-style-name="Untitled1" style:base-cell-address="Sheet1.G415"/>
      <style:map style:condition="cell-content()=1" style:apply-style-name="Untitled2" style:base-cell-address="Sheet1.G415"/>
    </style:style>
    <style:style style:name="ce416" style:family="table-cell" style:parent-style-name="Default">
      <style:map style:condition="cell-content()=10000" style:apply-style-name="Untitled1" style:base-cell-address="Sheet1.G416"/>
      <style:map style:condition="cell-content()=1" style:apply-style-name="Untitled2" style:base-cell-address="Sheet1.G416"/>
    </style:style>
    <style:style style:name="ce417" style:family="table-cell" style:parent-style-name="Default">
      <style:map style:condition="cell-content()=10000" style:apply-style-name="Untitled1" style:base-cell-address="Sheet1.G417"/>
      <style:map style:condition="cell-content()=1" style:apply-style-name="Untitled2" style:base-cell-address="Sheet1.G417"/>
    </style:style>
    <style:style style:name="ce418" style:family="table-cell" style:parent-style-name="Default">
      <style:map style:condition="cell-content()=10000" style:apply-style-name="Untitled1" style:base-cell-address="Sheet1.G418"/>
      <style:map style:condition="cell-content()=1" style:apply-style-name="Untitled2" style:base-cell-address="Sheet1.G418"/>
    </style:style>
    <style:style style:name="ce419" style:family="table-cell" style:parent-style-name="Default">
      <style:map style:condition="cell-content()=10000" style:apply-style-name="Untitled1" style:base-cell-address="Sheet1.G419"/>
      <style:map style:condition="cell-content()=1" style:apply-style-name="Untitled2" style:base-cell-address="Sheet1.G419"/>
    </style:style>
    <style:style style:name="ce420" style:family="table-cell" style:parent-style-name="Default">
      <style:map style:condition="cell-content()=10000" style:apply-style-name="Untitled1" style:base-cell-address="Sheet1.G420"/>
      <style:map style:condition="cell-content()=1" style:apply-style-name="Untitled2" style:base-cell-address="Sheet1.G420"/>
    </style:style>
    <style:style style:name="ce421" style:family="table-cell" style:parent-style-name="Default">
      <style:map style:condition="cell-content()=10000" style:apply-style-name="Untitled1" style:base-cell-address="Sheet1.G421"/>
      <style:map style:condition="cell-content()=1" style:apply-style-name="Untitled2" style:base-cell-address="Sheet1.G421"/>
    </style:style>
    <style:style style:name="ce422" style:family="table-cell" style:parent-style-name="Default">
      <style:map style:condition="cell-content()=10000" style:apply-style-name="Untitled1" style:base-cell-address="Sheet1.G422"/>
      <style:map style:condition="cell-content()=1" style:apply-style-name="Untitled2" style:base-cell-address="Sheet1.G422"/>
    </style:style>
    <style:style style:name="ce423" style:family="table-cell" style:parent-style-name="Default">
      <style:map style:condition="cell-content()=10000" style:apply-style-name="Untitled1" style:base-cell-address="Sheet1.G423"/>
      <style:map style:condition="cell-content()=1" style:apply-style-name="Untitled2" style:base-cell-address="Sheet1.G423"/>
    </style:style>
    <style:style style:name="ce424" style:family="table-cell" style:parent-style-name="Default">
      <style:map style:condition="cell-content()=10000" style:apply-style-name="Untitled1" style:base-cell-address="Sheet1.G424"/>
      <style:map style:condition="cell-content()=1" style:apply-style-name="Untitled2" style:base-cell-address="Sheet1.G424"/>
    </style:style>
    <style:style style:name="ce425" style:family="table-cell" style:parent-style-name="Default">
      <style:map style:condition="cell-content()=10000" style:apply-style-name="Untitled1" style:base-cell-address="Sheet1.G425"/>
      <style:map style:condition="cell-content()=1" style:apply-style-name="Untitled2" style:base-cell-address="Sheet1.G425"/>
    </style:style>
    <style:style style:name="ce426" style:family="table-cell" style:parent-style-name="Default">
      <style:map style:condition="cell-content()=10000" style:apply-style-name="Untitled1" style:base-cell-address="Sheet1.G426"/>
      <style:map style:condition="cell-content()=1" style:apply-style-name="Untitled2" style:base-cell-address="Sheet1.G426"/>
    </style:style>
    <style:style style:name="ce427" style:family="table-cell" style:parent-style-name="Default">
      <style:map style:condition="cell-content()=10000" style:apply-style-name="Untitled1" style:base-cell-address="Sheet1.G427"/>
      <style:map style:condition="cell-content()=1" style:apply-style-name="Untitled2" style:base-cell-address="Sheet1.G427"/>
    </style:style>
    <style:style style:name="ce428" style:family="table-cell" style:parent-style-name="Default">
      <style:map style:condition="cell-content()=10000" style:apply-style-name="Untitled1" style:base-cell-address="Sheet1.G428"/>
      <style:map style:condition="cell-content()=1" style:apply-style-name="Untitled2" style:base-cell-address="Sheet1.G428"/>
    </style:style>
    <style:style style:name="ce429" style:family="table-cell" style:parent-style-name="Default">
      <style:map style:condition="cell-content()=10000" style:apply-style-name="Untitled1" style:base-cell-address="Sheet1.G429"/>
      <style:map style:condition="cell-content()=1" style:apply-style-name="Untitled2" style:base-cell-address="Sheet1.G429"/>
    </style:style>
    <style:style style:name="ce430" style:family="table-cell" style:parent-style-name="Default">
      <style:map style:condition="cell-content()=10000" style:apply-style-name="Untitled1" style:base-cell-address="Sheet1.G430"/>
      <style:map style:condition="cell-content()=1" style:apply-style-name="Untitled2" style:base-cell-address="Sheet1.G430"/>
    </style:style>
    <style:style style:name="ce431" style:family="table-cell" style:parent-style-name="Default">
      <style:map style:condition="cell-content()=10000" style:apply-style-name="Untitled1" style:base-cell-address="Sheet1.G431"/>
      <style:map style:condition="cell-content()=1" style:apply-style-name="Untitled2" style:base-cell-address="Sheet1.G431"/>
    </style:style>
    <style:style style:name="ce432" style:family="table-cell" style:parent-style-name="Default">
      <style:map style:condition="cell-content()=10000" style:apply-style-name="Untitled1" style:base-cell-address="Sheet1.G432"/>
      <style:map style:condition="cell-content()=1" style:apply-style-name="Untitled2" style:base-cell-address="Sheet1.G432"/>
    </style:style>
    <style:style style:name="ce433" style:family="table-cell" style:parent-style-name="Default">
      <style:map style:condition="cell-content()=10000" style:apply-style-name="Untitled1" style:base-cell-address="Sheet1.G433"/>
      <style:map style:condition="cell-content()=1" style:apply-style-name="Untitled2" style:base-cell-address="Sheet1.G433"/>
    </style:style>
    <style:style style:name="ce434" style:family="table-cell" style:parent-style-name="Default">
      <style:map style:condition="cell-content()=10000" style:apply-style-name="Untitled1" style:base-cell-address="Sheet1.G434"/>
      <style:map style:condition="cell-content()=1" style:apply-style-name="Untitled2" style:base-cell-address="Sheet1.G434"/>
    </style:style>
    <style:style style:name="ce435" style:family="table-cell" style:parent-style-name="Default">
      <style:map style:condition="cell-content()=10000" style:apply-style-name="Untitled1" style:base-cell-address="Sheet1.G435"/>
      <style:map style:condition="cell-content()=1" style:apply-style-name="Untitled2" style:base-cell-address="Sheet1.G435"/>
    </style:style>
    <style:style style:name="ce436" style:family="table-cell" style:parent-style-name="Default">
      <style:map style:condition="cell-content()=10000" style:apply-style-name="Untitled1" style:base-cell-address="Sheet1.G436"/>
      <style:map style:condition="cell-content()=1" style:apply-style-name="Untitled2" style:base-cell-address="Sheet1.G436"/>
    </style:style>
    <style:style style:name="ce437" style:family="table-cell" style:parent-style-name="Default">
      <style:map style:condition="cell-content()=10000" style:apply-style-name="Untitled1" style:base-cell-address="Sheet1.G437"/>
      <style:map style:condition="cell-content()=1" style:apply-style-name="Untitled2" style:base-cell-address="Sheet1.G437"/>
    </style:style>
    <style:style style:name="ce438" style:family="table-cell" style:parent-style-name="Default">
      <style:map style:condition="cell-content()=10000" style:apply-style-name="Untitled1" style:base-cell-address="Sheet1.G438"/>
      <style:map style:condition="cell-content()=1" style:apply-style-name="Untitled2" style:base-cell-address="Sheet1.G438"/>
    </style:style>
    <style:style style:name="ce439" style:family="table-cell" style:parent-style-name="Default">
      <style:map style:condition="cell-content()=10000" style:apply-style-name="Untitled1" style:base-cell-address="Sheet1.G439"/>
      <style:map style:condition="cell-content()=1" style:apply-style-name="Untitled2" style:base-cell-address="Sheet1.G439"/>
    </style:style>
    <style:style style:name="ce440" style:family="table-cell" style:parent-style-name="Default">
      <style:map style:condition="cell-content()=10000" style:apply-style-name="Untitled1" style:base-cell-address="Sheet1.G440"/>
      <style:map style:condition="cell-content()=1" style:apply-style-name="Untitled2" style:base-cell-address="Sheet1.G440"/>
    </style:style>
    <style:style style:name="ce441" style:family="table-cell" style:parent-style-name="Default">
      <style:map style:condition="cell-content()=10000" style:apply-style-name="Untitled1" style:base-cell-address="Sheet1.G441"/>
      <style:map style:condition="cell-content()=1" style:apply-style-name="Untitled2" style:base-cell-address="Sheet1.G441"/>
    </style:style>
    <style:style style:name="ce442" style:family="table-cell" style:parent-style-name="Default">
      <style:map style:condition="cell-content()=10000" style:apply-style-name="Untitled1" style:base-cell-address="Sheet1.G442"/>
      <style:map style:condition="cell-content()=1" style:apply-style-name="Untitled2" style:base-cell-address="Sheet1.G442"/>
    </style:style>
    <style:style style:name="ce443" style:family="table-cell" style:parent-style-name="Default">
      <style:map style:condition="cell-content()=10000" style:apply-style-name="Untitled1" style:base-cell-address="Sheet1.G443"/>
      <style:map style:condition="cell-content()=1" style:apply-style-name="Untitled2" style:base-cell-address="Sheet1.G443"/>
    </style:style>
    <style:style style:name="ce444" style:family="table-cell" style:parent-style-name="Default">
      <style:map style:condition="cell-content()=10000" style:apply-style-name="Untitled1" style:base-cell-address="Sheet1.G444"/>
      <style:map style:condition="cell-content()=1" style:apply-style-name="Untitled2" style:base-cell-address="Sheet1.G444"/>
    </style:style>
    <style:style style:name="ce445" style:family="table-cell" style:parent-style-name="Default">
      <style:map style:condition="cell-content()=10000" style:apply-style-name="Untitled1" style:base-cell-address="Sheet1.G445"/>
      <style:map style:condition="cell-content()=1" style:apply-style-name="Untitled2" style:base-cell-address="Sheet1.G445"/>
    </style:style>
    <style:style style:name="ce446" style:family="table-cell" style:parent-style-name="Default">
      <style:map style:condition="cell-content()=10000" style:apply-style-name="Untitled1" style:base-cell-address="Sheet1.G446"/>
      <style:map style:condition="cell-content()=1" style:apply-style-name="Untitled2" style:base-cell-address="Sheet1.G446"/>
    </style:style>
    <style:style style:name="ce447" style:family="table-cell" style:parent-style-name="Default">
      <style:map style:condition="cell-content()=10000" style:apply-style-name="Untitled1" style:base-cell-address="Sheet1.G447"/>
      <style:map style:condition="cell-content()=1" style:apply-style-name="Untitled2" style:base-cell-address="Sheet1.G447"/>
    </style:style>
    <style:style style:name="ce448" style:family="table-cell" style:parent-style-name="Default">
      <style:map style:condition="cell-content()=10000" style:apply-style-name="Untitled1" style:base-cell-address="Sheet1.G448"/>
      <style:map style:condition="cell-content()=1" style:apply-style-name="Untitled2" style:base-cell-address="Sheet1.G448"/>
    </style:style>
    <style:style style:name="ce449" style:family="table-cell" style:parent-style-name="Default">
      <style:map style:condition="cell-content()=10000" style:apply-style-name="Untitled1" style:base-cell-address="Sheet1.G449"/>
      <style:map style:condition="cell-content()=1" style:apply-style-name="Untitled2" style:base-cell-address="Sheet1.G449"/>
    </style:style>
    <style:style style:name="ce450" style:family="table-cell" style:parent-style-name="Default">
      <style:map style:condition="cell-content()=10000" style:apply-style-name="Untitled1" style:base-cell-address="Sheet1.G450"/>
      <style:map style:condition="cell-content()=1" style:apply-style-name="Untitled2" style:base-cell-address="Sheet1.G450"/>
    </style:style>
    <style:style style:name="ce451" style:family="table-cell" style:parent-style-name="Default">
      <style:map style:condition="cell-content()=10000" style:apply-style-name="Untitled1" style:base-cell-address="Sheet1.G451"/>
      <style:map style:condition="cell-content()=1" style:apply-style-name="Untitled2" style:base-cell-address="Sheet1.G451"/>
    </style:style>
    <style:style style:name="ce452" style:family="table-cell" style:parent-style-name="Default">
      <style:map style:condition="cell-content()=10000" style:apply-style-name="Untitled1" style:base-cell-address="Sheet1.G452"/>
      <style:map style:condition="cell-content()=1" style:apply-style-name="Untitled2" style:base-cell-address="Sheet1.G452"/>
    </style:style>
    <style:style style:name="ce453" style:family="table-cell" style:parent-style-name="Default">
      <style:map style:condition="cell-content()=10000" style:apply-style-name="Untitled1" style:base-cell-address="Sheet1.G453"/>
      <style:map style:condition="cell-content()=1" style:apply-style-name="Untitled2" style:base-cell-address="Sheet1.G453"/>
    </style:style>
    <style:style style:name="ce454" style:family="table-cell" style:parent-style-name="Default">
      <style:map style:condition="cell-content()=10000" style:apply-style-name="Untitled1" style:base-cell-address="Sheet1.G454"/>
      <style:map style:condition="cell-content()=1" style:apply-style-name="Untitled2" style:base-cell-address="Sheet1.G454"/>
    </style:style>
    <style:style style:name="ce455" style:family="table-cell" style:parent-style-name="Default">
      <style:map style:condition="cell-content()=10000" style:apply-style-name="Untitled1" style:base-cell-address="Sheet1.G455"/>
      <style:map style:condition="cell-content()=1" style:apply-style-name="Untitled2" style:base-cell-address="Sheet1.G455"/>
    </style:style>
    <style:style style:name="ce456" style:family="table-cell" style:parent-style-name="Default">
      <style:map style:condition="cell-content()=10000" style:apply-style-name="Untitled1" style:base-cell-address="Sheet1.G456"/>
      <style:map style:condition="cell-content()=1" style:apply-style-name="Untitled2" style:base-cell-address="Sheet1.G456"/>
    </style:style>
    <style:style style:name="ce457" style:family="table-cell" style:parent-style-name="Default">
      <style:map style:condition="cell-content()=10000" style:apply-style-name="Untitled1" style:base-cell-address="Sheet1.G457"/>
      <style:map style:condition="cell-content()=1" style:apply-style-name="Untitled2" style:base-cell-address="Sheet1.G457"/>
    </style:style>
    <style:style style:name="ce458" style:family="table-cell" style:parent-style-name="Default">
      <style:map style:condition="cell-content()=10000" style:apply-style-name="Untitled1" style:base-cell-address="Sheet1.G458"/>
      <style:map style:condition="cell-content()=1" style:apply-style-name="Untitled2" style:base-cell-address="Sheet1.G458"/>
    </style:style>
    <style:style style:name="ce459" style:family="table-cell" style:parent-style-name="Default">
      <style:map style:condition="cell-content()=10000" style:apply-style-name="Untitled1" style:base-cell-address="Sheet1.G459"/>
      <style:map style:condition="cell-content()=1" style:apply-style-name="Untitled2" style:base-cell-address="Sheet1.G459"/>
    </style:style>
    <style:style style:name="ce460" style:family="table-cell" style:parent-style-name="Default">
      <style:map style:condition="cell-content()=10000" style:apply-style-name="Untitled1" style:base-cell-address="Sheet1.G460"/>
      <style:map style:condition="cell-content()=1" style:apply-style-name="Untitled2" style:base-cell-address="Sheet1.G460"/>
    </style:style>
    <style:style style:name="ce461" style:family="table-cell" style:parent-style-name="Default">
      <style:map style:condition="cell-content()=10000" style:apply-style-name="Untitled1" style:base-cell-address="Sheet1.G461"/>
      <style:map style:condition="cell-content()=1" style:apply-style-name="Untitled2" style:base-cell-address="Sheet1.G461"/>
    </style:style>
    <style:style style:name="ce462" style:family="table-cell" style:parent-style-name="Default">
      <style:map style:condition="cell-content()=10000" style:apply-style-name="Untitled1" style:base-cell-address="Sheet1.G462"/>
      <style:map style:condition="cell-content()=1" style:apply-style-name="Untitled2" style:base-cell-address="Sheet1.G462"/>
    </style:style>
    <style:style style:name="ce463" style:family="table-cell" style:parent-style-name="Default">
      <style:map style:condition="cell-content()=10000" style:apply-style-name="Untitled1" style:base-cell-address="Sheet1.G463"/>
      <style:map style:condition="cell-content()=1" style:apply-style-name="Untitled2" style:base-cell-address="Sheet1.G463"/>
    </style:style>
    <style:style style:name="ce464" style:family="table-cell" style:parent-style-name="Default">
      <style:map style:condition="cell-content()=10000" style:apply-style-name="Untitled1" style:base-cell-address="Sheet1.G464"/>
      <style:map style:condition="cell-content()=1" style:apply-style-name="Untitled2" style:base-cell-address="Sheet1.G464"/>
    </style:style>
    <style:style style:name="ce465" style:family="table-cell" style:parent-style-name="Default">
      <style:map style:condition="cell-content()=10000" style:apply-style-name="Untitled1" style:base-cell-address="Sheet1.G465"/>
      <style:map style:condition="cell-content()=1" style:apply-style-name="Untitled2" style:base-cell-address="Sheet1.G465"/>
    </style:style>
    <style:style style:name="ce466" style:family="table-cell" style:parent-style-name="Default">
      <style:map style:condition="cell-content()=10000" style:apply-style-name="Untitled1" style:base-cell-address="Sheet1.G466"/>
      <style:map style:condition="cell-content()=1" style:apply-style-name="Untitled2" style:base-cell-address="Sheet1.G466"/>
    </style:style>
    <style:style style:name="ce467" style:family="table-cell" style:parent-style-name="Default">
      <style:map style:condition="cell-content()=10000" style:apply-style-name="Untitled1" style:base-cell-address="Sheet1.G467"/>
      <style:map style:condition="cell-content()=1" style:apply-style-name="Untitled2" style:base-cell-address="Sheet1.G467"/>
    </style:style>
    <style:style style:name="ce468" style:family="table-cell" style:parent-style-name="Default">
      <style:map style:condition="cell-content()=10000" style:apply-style-name="Untitled1" style:base-cell-address="Sheet1.G468"/>
      <style:map style:condition="cell-content()=1" style:apply-style-name="Untitled2" style:base-cell-address="Sheet1.G468"/>
    </style:style>
    <style:style style:name="ce469" style:family="table-cell" style:parent-style-name="Default">
      <style:map style:condition="cell-content()=10000" style:apply-style-name="Untitled1" style:base-cell-address="Sheet1.G469"/>
      <style:map style:condition="cell-content()=1" style:apply-style-name="Untitled2" style:base-cell-address="Sheet1.G469"/>
    </style:style>
    <style:style style:name="ce470" style:family="table-cell" style:parent-style-name="Default">
      <style:map style:condition="cell-content()=10000" style:apply-style-name="Untitled1" style:base-cell-address="Sheet1.G470"/>
      <style:map style:condition="cell-content()=1" style:apply-style-name="Untitled2" style:base-cell-address="Sheet1.G470"/>
    </style:style>
    <style:style style:name="ce471" style:family="table-cell" style:parent-style-name="Default">
      <style:map style:condition="cell-content()=10000" style:apply-style-name="Untitled1" style:base-cell-address="Sheet1.G471"/>
      <style:map style:condition="cell-content()=1" style:apply-style-name="Untitled2" style:base-cell-address="Sheet1.G471"/>
    </style:style>
    <style:style style:name="ce472" style:family="table-cell" style:parent-style-name="Default">
      <style:map style:condition="cell-content()=10000" style:apply-style-name="Untitled1" style:base-cell-address="Sheet1.G472"/>
      <style:map style:condition="cell-content()=1" style:apply-style-name="Untitled2" style:base-cell-address="Sheet1.G472"/>
    </style:style>
    <style:style style:name="ce473" style:family="table-cell" style:parent-style-name="Default">
      <style:map style:condition="cell-content()=10000" style:apply-style-name="Untitled1" style:base-cell-address="Sheet1.G473"/>
      <style:map style:condition="cell-content()=1" style:apply-style-name="Untitled2" style:base-cell-address="Sheet1.G473"/>
    </style:style>
    <style:style style:name="ce474" style:family="table-cell" style:parent-style-name="Default">
      <style:map style:condition="cell-content()=10000" style:apply-style-name="Untitled1" style:base-cell-address="Sheet1.G474"/>
      <style:map style:condition="cell-content()=1" style:apply-style-name="Untitled2" style:base-cell-address="Sheet1.G474"/>
    </style:style>
    <style:style style:name="ce475" style:family="table-cell" style:parent-style-name="Default">
      <style:map style:condition="cell-content()=10000" style:apply-style-name="Untitled1" style:base-cell-address="Sheet1.G475"/>
      <style:map style:condition="cell-content()=1" style:apply-style-name="Untitled2" style:base-cell-address="Sheet1.G475"/>
    </style:style>
    <style:style style:name="ce476" style:family="table-cell" style:parent-style-name="Default">
      <style:map style:condition="cell-content()=10000" style:apply-style-name="Untitled1" style:base-cell-address="Sheet1.G476"/>
      <style:map style:condition="cell-content()=1" style:apply-style-name="Untitled2" style:base-cell-address="Sheet1.G476"/>
    </style:style>
    <style:style style:name="ce477" style:family="table-cell" style:parent-style-name="Default">
      <style:map style:condition="cell-content()=10000" style:apply-style-name="Untitled1" style:base-cell-address="Sheet1.G477"/>
      <style:map style:condition="cell-content()=1" style:apply-style-name="Untitled2" style:base-cell-address="Sheet1.G477"/>
    </style:style>
    <style:style style:name="ce478" style:family="table-cell" style:parent-style-name="Default">
      <style:map style:condition="cell-content()=10000" style:apply-style-name="Untitled1" style:base-cell-address="Sheet1.G478"/>
      <style:map style:condition="cell-content()=1" style:apply-style-name="Untitled2" style:base-cell-address="Sheet1.G478"/>
    </style:style>
    <style:style style:name="ce479" style:family="table-cell" style:parent-style-name="Default">
      <style:map style:condition="cell-content()=10000" style:apply-style-name="Untitled1" style:base-cell-address="Sheet1.G479"/>
      <style:map style:condition="cell-content()=1" style:apply-style-name="Untitled2" style:base-cell-address="Sheet1.G479"/>
    </style:style>
    <style:style style:name="ce480" style:family="table-cell" style:parent-style-name="Default">
      <style:map style:condition="cell-content()=10000" style:apply-style-name="Untitled1" style:base-cell-address="Sheet1.G480"/>
      <style:map style:condition="cell-content()=1" style:apply-style-name="Untitled2" style:base-cell-address="Sheet1.G480"/>
    </style:style>
    <style:style style:name="ce481" style:family="table-cell" style:parent-style-name="Default">
      <style:map style:condition="cell-content()=10000" style:apply-style-name="Untitled1" style:base-cell-address="Sheet1.G481"/>
      <style:map style:condition="cell-content()=1" style:apply-style-name="Untitled2" style:base-cell-address="Sheet1.G481"/>
    </style:style>
    <style:style style:name="ce482" style:family="table-cell" style:parent-style-name="Default">
      <style:map style:condition="cell-content()=10000" style:apply-style-name="Untitled1" style:base-cell-address="Sheet1.G482"/>
      <style:map style:condition="cell-content()=1" style:apply-style-name="Untitled2" style:base-cell-address="Sheet1.G482"/>
    </style:style>
    <style:style style:name="ce483" style:family="table-cell" style:parent-style-name="Default">
      <style:map style:condition="cell-content()=10000" style:apply-style-name="Untitled1" style:base-cell-address="Sheet1.G483"/>
      <style:map style:condition="cell-content()=1" style:apply-style-name="Untitled2" style:base-cell-address="Sheet1.G483"/>
    </style:style>
    <style:style style:name="ce484" style:family="table-cell" style:parent-style-name="Default">
      <style:map style:condition="cell-content()=10000" style:apply-style-name="Untitled1" style:base-cell-address="Sheet1.G484"/>
      <style:map style:condition="cell-content()=1" style:apply-style-name="Untitled2" style:base-cell-address="Sheet1.G484"/>
    </style:style>
    <style:style style:name="ce485" style:family="table-cell" style:parent-style-name="Default">
      <style:map style:condition="cell-content()=10000" style:apply-style-name="Untitled1" style:base-cell-address="Sheet1.G485"/>
      <style:map style:condition="cell-content()=1" style:apply-style-name="Untitled2" style:base-cell-address="Sheet1.G485"/>
    </style:style>
    <style:style style:name="ce486" style:family="table-cell" style:parent-style-name="Default">
      <style:map style:condition="cell-content()=10000" style:apply-style-name="Untitled1" style:base-cell-address="Sheet1.G486"/>
      <style:map style:condition="cell-content()=1" style:apply-style-name="Untitled2" style:base-cell-address="Sheet1.G486"/>
    </style:style>
    <style:style style:name="ce487" style:family="table-cell" style:parent-style-name="Default">
      <style:map style:condition="cell-content()=10000" style:apply-style-name="Untitled1" style:base-cell-address="Sheet1.G487"/>
      <style:map style:condition="cell-content()=1" style:apply-style-name="Untitled2" style:base-cell-address="Sheet1.G487"/>
    </style:style>
    <style:style style:name="ce488" style:family="table-cell" style:parent-style-name="Default">
      <style:map style:condition="cell-content()=10000" style:apply-style-name="Untitled1" style:base-cell-address="Sheet1.G488"/>
      <style:map style:condition="cell-content()=1" style:apply-style-name="Untitled2" style:base-cell-address="Sheet1.G488"/>
    </style:style>
    <style:style style:name="ce489" style:family="table-cell" style:parent-style-name="Default">
      <style:map style:condition="cell-content()=10000" style:apply-style-name="Untitled1" style:base-cell-address="Sheet1.G489"/>
      <style:map style:condition="cell-content()=1" style:apply-style-name="Untitled2" style:base-cell-address="Sheet1.G489"/>
    </style:style>
    <style:style style:name="ce490" style:family="table-cell" style:parent-style-name="Default">
      <style:map style:condition="cell-content()=10000" style:apply-style-name="Untitled1" style:base-cell-address="Sheet1.G490"/>
      <style:map style:condition="cell-content()=1" style:apply-style-name="Untitled2" style:base-cell-address="Sheet1.G490"/>
    </style:style>
    <style:style style:name="ce491" style:family="table-cell" style:parent-style-name="Default">
      <style:map style:condition="cell-content()=10000" style:apply-style-name="Untitled1" style:base-cell-address="Sheet1.G491"/>
      <style:map style:condition="cell-content()=1" style:apply-style-name="Untitled2" style:base-cell-address="Sheet1.G491"/>
    </style:style>
    <style:style style:name="ce492" style:family="table-cell" style:parent-style-name="Default">
      <style:map style:condition="cell-content()=10000" style:apply-style-name="Untitled1" style:base-cell-address="Sheet1.G492"/>
      <style:map style:condition="cell-content()=1" style:apply-style-name="Untitled2" style:base-cell-address="Sheet1.G492"/>
    </style:style>
    <style:style style:name="ce493" style:family="table-cell" style:parent-style-name="Default">
      <style:map style:condition="cell-content()=10000" style:apply-style-name="Untitled1" style:base-cell-address="Sheet1.G493"/>
      <style:map style:condition="cell-content()=1" style:apply-style-name="Untitled2" style:base-cell-address="Sheet1.G493"/>
    </style:style>
    <style:style style:name="ce494" style:family="table-cell" style:parent-style-name="Default">
      <style:map style:condition="cell-content()=10000" style:apply-style-name="Untitled1" style:base-cell-address="Sheet1.G494"/>
      <style:map style:condition="cell-content()=1" style:apply-style-name="Untitled2" style:base-cell-address="Sheet1.G494"/>
    </style:style>
    <style:style style:name="ce495" style:family="table-cell" style:parent-style-name="Default">
      <style:map style:condition="cell-content()=10000" style:apply-style-name="Untitled1" style:base-cell-address="Sheet1.G495"/>
      <style:map style:condition="cell-content()=1" style:apply-style-name="Untitled2" style:base-cell-address="Sheet1.G495"/>
    </style:style>
    <style:style style:name="ce496" style:family="table-cell" style:parent-style-name="Default">
      <style:map style:condition="cell-content()=10000" style:apply-style-name="Untitled1" style:base-cell-address="Sheet1.G496"/>
      <style:map style:condition="cell-content()=1" style:apply-style-name="Untitled2" style:base-cell-address="Sheet1.G496"/>
    </style:style>
    <style:style style:name="ce497" style:family="table-cell" style:parent-style-name="Default">
      <style:map style:condition="cell-content()=10000" style:apply-style-name="Untitled1" style:base-cell-address="Sheet1.G497"/>
      <style:map style:condition="cell-content()=1" style:apply-style-name="Untitled2" style:base-cell-address="Sheet1.G497"/>
    </style:style>
    <style:style style:name="ce498" style:family="table-cell" style:parent-style-name="Default">
      <style:map style:condition="cell-content()=10000" style:apply-style-name="Untitled1" style:base-cell-address="Sheet1.G498"/>
      <style:map style:condition="cell-content()=1" style:apply-style-name="Untitled2" style:base-cell-address="Sheet1.G498"/>
    </style:style>
    <style:style style:name="ce499" style:family="table-cell" style:parent-style-name="Default">
      <style:map style:condition="cell-content()=10000" style:apply-style-name="Untitled1" style:base-cell-address="Sheet1.G499"/>
      <style:map style:condition="cell-content()=1" style:apply-style-name="Untitled2" style:base-cell-address="Sheet1.G499"/>
    </style:style>
    <style:style style:name="ce500" style:family="table-cell" style:parent-style-name="Default">
      <style:map style:condition="cell-content()=10000" style:apply-style-name="Untitled1" style:base-cell-address="Sheet1.G500"/>
      <style:map style:condition="cell-content()=1" style:apply-style-name="Untitled2" style:base-cell-address="Sheet1.G500"/>
    </style:style>
    <style:style style:name="ce501" style:family="table-cell" style:parent-style-name="Default">
      <style:map style:condition="cell-content()=10000" style:apply-style-name="Untitled1" style:base-cell-address="Sheet1.G501"/>
      <style:map style:condition="cell-content()=1" style:apply-style-name="Untitled2" style:base-cell-address="Sheet1.G501"/>
    </style:style>
    <style:style style:name="ce502" style:family="table-cell" style:parent-style-name="Default">
      <style:map style:condition="cell-content()=10000" style:apply-style-name="Untitled1" style:base-cell-address="Sheet1.G502"/>
      <style:map style:condition="cell-content()=1" style:apply-style-name="Untitled2" style:base-cell-address="Sheet1.G502"/>
    </style:style>
    <style:style style:name="ce503" style:family="table-cell" style:parent-style-name="Default">
      <style:map style:condition="cell-content()=10000" style:apply-style-name="Untitled1" style:base-cell-address="Sheet1.G503"/>
      <style:map style:condition="cell-content()=1" style:apply-style-name="Untitled2" style:base-cell-address="Sheet1.G503"/>
    </style:style>
    <style:style style:name="ce504" style:family="table-cell" style:parent-style-name="Default">
      <style:map style:condition="cell-content()=10000" style:apply-style-name="Untitled1" style:base-cell-address="Sheet1.G504"/>
      <style:map style:condition="cell-content()=1" style:apply-style-name="Untitled2" style:base-cell-address="Sheet1.G504"/>
    </style:style>
    <style:style style:name="ce505" style:family="table-cell" style:parent-style-name="Default">
      <style:map style:condition="cell-content()=10000" style:apply-style-name="Untitled1" style:base-cell-address="Sheet1.G505"/>
      <style:map style:condition="cell-content()=1" style:apply-style-name="Untitled2" style:base-cell-address="Sheet1.G505"/>
    </style:style>
    <style:style style:name="ce506" style:family="table-cell" style:parent-style-name="Default">
      <style:map style:condition="cell-content()=10000" style:apply-style-name="Untitled1" style:base-cell-address="Sheet1.G506"/>
      <style:map style:condition="cell-content()=1" style:apply-style-name="Untitled2" style:base-cell-address="Sheet1.G506"/>
    </style:style>
    <style:style style:name="ce507" style:family="table-cell" style:parent-style-name="Default">
      <style:map style:condition="cell-content()=10000" style:apply-style-name="Untitled1" style:base-cell-address="Sheet1.G507"/>
      <style:map style:condition="cell-content()=1" style:apply-style-name="Untitled2" style:base-cell-address="Sheet1.G507"/>
    </style:style>
    <style:style style:name="ce508" style:family="table-cell" style:parent-style-name="Default">
      <style:map style:condition="cell-content()=10000" style:apply-style-name="Untitled1" style:base-cell-address="Sheet1.G508"/>
      <style:map style:condition="cell-content()=1" style:apply-style-name="Untitled2" style:base-cell-address="Sheet1.G508"/>
    </style:style>
    <style:style style:name="ce509" style:family="table-cell" style:parent-style-name="Default">
      <style:map style:condition="cell-content()=10000" style:apply-style-name="Untitled1" style:base-cell-address="Sheet1.G509"/>
      <style:map style:condition="cell-content()=1" style:apply-style-name="Untitled2" style:base-cell-address="Sheet1.G509"/>
    </style:style>
    <style:style style:name="ce510" style:family="table-cell" style:parent-style-name="Default">
      <style:map style:condition="cell-content()=10000" style:apply-style-name="Untitled1" style:base-cell-address="Sheet1.G510"/>
      <style:map style:condition="cell-content()=1" style:apply-style-name="Untitled2" style:base-cell-address="Sheet1.G510"/>
    </style:style>
    <style:style style:name="ce511" style:family="table-cell" style:parent-style-name="Default">
      <style:map style:condition="cell-content()=10000" style:apply-style-name="Untitled1" style:base-cell-address="Sheet1.G511"/>
      <style:map style:condition="cell-content()=1" style:apply-style-name="Untitled2" style:base-cell-address="Sheet1.G511"/>
    </style:style>
    <style:style style:name="ce512" style:family="table-cell" style:parent-style-name="Default">
      <style:map style:condition="cell-content()=10000" style:apply-style-name="Untitled1" style:base-cell-address="Sheet1.G512"/>
      <style:map style:condition="cell-content()=1" style:apply-style-name="Untitled2" style:base-cell-address="Sheet1.G512"/>
    </style:style>
    <style:style style:name="ce513" style:family="table-cell" style:parent-style-name="Default">
      <style:map style:condition="cell-content()=10000" style:apply-style-name="Untitled1" style:base-cell-address="Sheet1.G513"/>
      <style:map style:condition="cell-content()=1" style:apply-style-name="Untitled2" style:base-cell-address="Sheet1.G513"/>
    </style:style>
    <style:style style:name="ce514" style:family="table-cell" style:parent-style-name="Default">
      <style:map style:condition="cell-content()=10000" style:apply-style-name="Untitled1" style:base-cell-address="Sheet1.G514"/>
      <style:map style:condition="cell-content()=1" style:apply-style-name="Untitled2" style:base-cell-address="Sheet1.G514"/>
    </style:style>
    <style:style style:name="ce515" style:family="table-cell" style:parent-style-name="Default">
      <style:map style:condition="cell-content()=10000" style:apply-style-name="Untitled1" style:base-cell-address="Sheet1.G515"/>
      <style:map style:condition="cell-content()=1" style:apply-style-name="Untitled2" style:base-cell-address="Sheet1.G515"/>
    </style:style>
    <style:style style:name="ce516" style:family="table-cell" style:parent-style-name="Default">
      <style:map style:condition="cell-content()=10000" style:apply-style-name="Untitled1" style:base-cell-address="Sheet1.G516"/>
      <style:map style:condition="cell-content()=1" style:apply-style-name="Untitled2" style:base-cell-address="Sheet1.G516"/>
    </style:style>
    <style:style style:name="ce517" style:family="table-cell" style:parent-style-name="Default">
      <style:map style:condition="cell-content()=10000" style:apply-style-name="Untitled1" style:base-cell-address="Sheet1.G517"/>
      <style:map style:condition="cell-content()=1" style:apply-style-name="Untitled2" style:base-cell-address="Sheet1.G517"/>
    </style:style>
    <style:style style:name="ce518" style:family="table-cell" style:parent-style-name="Default">
      <style:map style:condition="cell-content()=10000" style:apply-style-name="Untitled1" style:base-cell-address="Sheet1.G518"/>
      <style:map style:condition="cell-content()=1" style:apply-style-name="Untitled2" style:base-cell-address="Sheet1.G518"/>
    </style:style>
    <style:style style:name="ce519" style:family="table-cell" style:parent-style-name="Default">
      <style:map style:condition="cell-content()=10000" style:apply-style-name="Untitled1" style:base-cell-address="Sheet1.G519"/>
      <style:map style:condition="cell-content()=1" style:apply-style-name="Untitled2" style:base-cell-address="Sheet1.G519"/>
    </style:style>
    <style:style style:name="ce520" style:family="table-cell" style:parent-style-name="Default">
      <style:map style:condition="cell-content()=10000" style:apply-style-name="Untitled1" style:base-cell-address="Sheet1.G520"/>
      <style:map style:condition="cell-content()=1" style:apply-style-name="Untitled2" style:base-cell-address="Sheet1.G520"/>
    </style:style>
    <style:style style:name="ce521" style:family="table-cell" style:parent-style-name="Default">
      <style:map style:condition="cell-content()=10000" style:apply-style-name="Untitled1" style:base-cell-address="Sheet1.G521"/>
      <style:map style:condition="cell-content()=1" style:apply-style-name="Untitled2" style:base-cell-address="Sheet1.G521"/>
    </style:style>
    <style:style style:name="ce522" style:family="table-cell" style:parent-style-name="Default">
      <style:map style:condition="cell-content()=10000" style:apply-style-name="Untitled1" style:base-cell-address="Sheet1.G522"/>
      <style:map style:condition="cell-content()=1" style:apply-style-name="Untitled2" style:base-cell-address="Sheet1.G522"/>
    </style:style>
    <style:style style:name="ce523" style:family="table-cell" style:parent-style-name="Default">
      <style:map style:condition="cell-content()=10000" style:apply-style-name="Untitled1" style:base-cell-address="Sheet1.G523"/>
      <style:map style:condition="cell-content()=1" style:apply-style-name="Untitled2" style:base-cell-address="Sheet1.G523"/>
    </style:style>
    <style:style style:name="ce524" style:family="table-cell" style:parent-style-name="Default">
      <style:map style:condition="cell-content()=10000" style:apply-style-name="Untitled1" style:base-cell-address="Sheet1.G524"/>
      <style:map style:condition="cell-content()=1" style:apply-style-name="Untitled2" style:base-cell-address="Sheet1.G524"/>
    </style:style>
    <style:style style:name="ce525" style:family="table-cell" style:parent-style-name="Default">
      <style:map style:condition="cell-content()=10000" style:apply-style-name="Untitled1" style:base-cell-address="Sheet1.G525"/>
      <style:map style:condition="cell-content()=1" style:apply-style-name="Untitled2" style:base-cell-address="Sheet1.G525"/>
    </style:style>
    <style:style style:name="ce526" style:family="table-cell" style:parent-style-name="Default">
      <style:map style:condition="cell-content()=10000" style:apply-style-name="Untitled1" style:base-cell-address="Sheet1.G526"/>
      <style:map style:condition="cell-content()=1" style:apply-style-name="Untitled2" style:base-cell-address="Sheet1.G526"/>
    </style:style>
    <style:style style:name="ce527" style:family="table-cell" style:parent-style-name="Default">
      <style:map style:condition="cell-content()=10000" style:apply-style-name="Untitled1" style:base-cell-address="Sheet1.G527"/>
      <style:map style:condition="cell-content()=1" style:apply-style-name="Untitled2" style:base-cell-address="Sheet1.G527"/>
    </style:style>
    <style:style style:name="ce528" style:family="table-cell" style:parent-style-name="Default">
      <style:map style:condition="cell-content()=10000" style:apply-style-name="Untitled1" style:base-cell-address="Sheet1.G528"/>
      <style:map style:condition="cell-content()=1" style:apply-style-name="Untitled2" style:base-cell-address="Sheet1.G528"/>
    </style:style>
    <style:style style:name="ce529" style:family="table-cell" style:parent-style-name="Default">
      <style:map style:condition="cell-content()=10000" style:apply-style-name="Untitled1" style:base-cell-address="Sheet1.G529"/>
      <style:map style:condition="cell-content()=1" style:apply-style-name="Untitled2" style:base-cell-address="Sheet1.G529"/>
    </style:style>
    <style:style style:name="ce530" style:family="table-cell" style:parent-style-name="Default">
      <style:map style:condition="cell-content()=10000" style:apply-style-name="Untitled1" style:base-cell-address="Sheet1.G530"/>
      <style:map style:condition="cell-content()=1" style:apply-style-name="Untitled2" style:base-cell-address="Sheet1.G530"/>
    </style:style>
    <style:style style:name="ce531" style:family="table-cell" style:parent-style-name="Default">
      <style:map style:condition="cell-content()=10000" style:apply-style-name="Untitled1" style:base-cell-address="Sheet1.G531"/>
      <style:map style:condition="cell-content()=1" style:apply-style-name="Untitled2" style:base-cell-address="Sheet1.G531"/>
    </style:style>
    <style:style style:name="ce532" style:family="table-cell" style:parent-style-name="Default">
      <style:map style:condition="cell-content()=10000" style:apply-style-name="Untitled1" style:base-cell-address="Sheet1.G532"/>
      <style:map style:condition="cell-content()=1" style:apply-style-name="Untitled2" style:base-cell-address="Sheet1.G532"/>
    </style:style>
    <style:style style:name="ce533" style:family="table-cell" style:parent-style-name="Default">
      <style:map style:condition="cell-content()=10000" style:apply-style-name="Untitled1" style:base-cell-address="Sheet1.G533"/>
      <style:map style:condition="cell-content()=1" style:apply-style-name="Untitled2" style:base-cell-address="Sheet1.G533"/>
    </style:style>
    <style:style style:name="ce534" style:family="table-cell" style:parent-style-name="Default">
      <style:map style:condition="cell-content()=10000" style:apply-style-name="Untitled1" style:base-cell-address="Sheet1.G534"/>
      <style:map style:condition="cell-content()=1" style:apply-style-name="Untitled2" style:base-cell-address="Sheet1.G534"/>
    </style:style>
    <style:style style:name="ce535" style:family="table-cell" style:parent-style-name="Default">
      <style:map style:condition="cell-content()=10000" style:apply-style-name="Untitled1" style:base-cell-address="Sheet1.G535"/>
      <style:map style:condition="cell-content()=1" style:apply-style-name="Untitled2" style:base-cell-address="Sheet1.G535"/>
    </style:style>
    <style:style style:name="ce536" style:family="table-cell" style:parent-style-name="Default">
      <style:map style:condition="cell-content()=10000" style:apply-style-name="Untitled1" style:base-cell-address="Sheet1.G536"/>
      <style:map style:condition="cell-content()=1" style:apply-style-name="Untitled2" style:base-cell-address="Sheet1.G536"/>
    </style:style>
    <style:style style:name="ce537" style:family="table-cell" style:parent-style-name="Default">
      <style:map style:condition="cell-content()=10000" style:apply-style-name="Untitled1" style:base-cell-address="Sheet1.G537"/>
      <style:map style:condition="cell-content()=1" style:apply-style-name="Untitled2" style:base-cell-address="Sheet1.G537"/>
    </style:style>
    <style:style style:name="ce538" style:family="table-cell" style:parent-style-name="Default">
      <style:map style:condition="cell-content()=10000" style:apply-style-name="Untitled1" style:base-cell-address="Sheet1.G538"/>
      <style:map style:condition="cell-content()=1" style:apply-style-name="Untitled2" style:base-cell-address="Sheet1.G538"/>
    </style:style>
    <style:style style:name="ce539" style:family="table-cell" style:parent-style-name="Default">
      <style:map style:condition="cell-content()=10000" style:apply-style-name="Untitled1" style:base-cell-address="Sheet1.G539"/>
      <style:map style:condition="cell-content()=1" style:apply-style-name="Untitled2" style:base-cell-address="Sheet1.G539"/>
    </style:style>
    <style:style style:name="ce540" style:family="table-cell" style:parent-style-name="Default">
      <style:map style:condition="cell-content()=10000" style:apply-style-name="Untitled1" style:base-cell-address="Sheet1.G540"/>
      <style:map style:condition="cell-content()=1" style:apply-style-name="Untitled2" style:base-cell-address="Sheet1.G540"/>
    </style:style>
    <style:style style:name="ce541" style:family="table-cell" style:parent-style-name="Default">
      <style:map style:condition="cell-content()=10000" style:apply-style-name="Untitled1" style:base-cell-address="Sheet1.G541"/>
      <style:map style:condition="cell-content()=1" style:apply-style-name="Untitled2" style:base-cell-address="Sheet1.G541"/>
    </style:style>
    <style:style style:name="ce542" style:family="table-cell" style:parent-style-name="Default">
      <style:map style:condition="cell-content()=10000" style:apply-style-name="Untitled1" style:base-cell-address="Sheet1.G542"/>
      <style:map style:condition="cell-content()=1" style:apply-style-name="Untitled2" style:base-cell-address="Sheet1.G542"/>
    </style:style>
    <style:style style:name="ce543" style:family="table-cell" style:parent-style-name="Default">
      <style:map style:condition="cell-content()=10000" style:apply-style-name="Untitled1" style:base-cell-address="Sheet1.G543"/>
      <style:map style:condition="cell-content()=1" style:apply-style-name="Untitled2" style:base-cell-address="Sheet1.G543"/>
    </style:style>
    <style:style style:name="ce544" style:family="table-cell" style:parent-style-name="Default">
      <style:map style:condition="cell-content()=10000" style:apply-style-name="Untitled1" style:base-cell-address="Sheet1.G544"/>
      <style:map style:condition="cell-content()=1" style:apply-style-name="Untitled2" style:base-cell-address="Sheet1.G544"/>
    </style:style>
    <style:style style:name="ce545" style:family="table-cell" style:parent-style-name="Default">
      <style:map style:condition="cell-content()=10000" style:apply-style-name="Untitled1" style:base-cell-address="Sheet1.G545"/>
      <style:map style:condition="cell-content()=1" style:apply-style-name="Untitled2" style:base-cell-address="Sheet1.G545"/>
    </style:style>
    <style:style style:name="ce546" style:family="table-cell" style:parent-style-name="Default">
      <style:map style:condition="cell-content()=10000" style:apply-style-name="Untitled1" style:base-cell-address="Sheet1.G546"/>
      <style:map style:condition="cell-content()=1" style:apply-style-name="Untitled2" style:base-cell-address="Sheet1.G546"/>
    </style:style>
    <style:style style:name="ce547" style:family="table-cell" style:parent-style-name="Default">
      <style:map style:condition="cell-content()=10000" style:apply-style-name="Untitled1" style:base-cell-address="Sheet1.G547"/>
      <style:map style:condition="cell-content()=1" style:apply-style-name="Untitled2" style:base-cell-address="Sheet1.G547"/>
    </style:style>
    <style:style style:name="ce548" style:family="table-cell" style:parent-style-name="Default">
      <style:map style:condition="cell-content()=10000" style:apply-style-name="Untitled1" style:base-cell-address="Sheet1.G548"/>
      <style:map style:condition="cell-content()=1" style:apply-style-name="Untitled2" style:base-cell-address="Sheet1.G548"/>
    </style:style>
    <style:style style:name="ce549" style:family="table-cell" style:parent-style-name="Default">
      <style:map style:condition="cell-content()=10000" style:apply-style-name="Untitled1" style:base-cell-address="Sheet1.G549"/>
      <style:map style:condition="cell-content()=1" style:apply-style-name="Untitled2" style:base-cell-address="Sheet1.G549"/>
    </style:style>
    <style:style style:name="ce550" style:family="table-cell" style:parent-style-name="Default">
      <style:map style:condition="cell-content()=10000" style:apply-style-name="Untitled1" style:base-cell-address="Sheet1.G550"/>
      <style:map style:condition="cell-content()=1" style:apply-style-name="Untitled2" style:base-cell-address="Sheet1.G550"/>
    </style:style>
    <style:style style:name="ce551" style:family="table-cell" style:parent-style-name="Default">
      <style:map style:condition="cell-content()=10000" style:apply-style-name="Untitled1" style:base-cell-address="Sheet1.G551"/>
      <style:map style:condition="cell-content()=1" style:apply-style-name="Untitled2" style:base-cell-address="Sheet1.G551"/>
    </style:style>
    <style:style style:name="ce552" style:family="table-cell" style:parent-style-name="Default">
      <style:map style:condition="cell-content()=10000" style:apply-style-name="Untitled1" style:base-cell-address="Sheet1.G552"/>
      <style:map style:condition="cell-content()=1" style:apply-style-name="Untitled2" style:base-cell-address="Sheet1.G552"/>
    </style:style>
    <style:style style:name="ce553" style:family="table-cell" style:parent-style-name="Default">
      <style:map style:condition="cell-content()=10000" style:apply-style-name="Untitled1" style:base-cell-address="Sheet1.G553"/>
      <style:map style:condition="cell-content()=1" style:apply-style-name="Untitled2" style:base-cell-address="Sheet1.G553"/>
    </style:style>
    <style:style style:name="ce554" style:family="table-cell" style:parent-style-name="Default">
      <style:map style:condition="cell-content()=10000" style:apply-style-name="Untitled1" style:base-cell-address="Sheet1.G554"/>
      <style:map style:condition="cell-content()=1" style:apply-style-name="Untitled2" style:base-cell-address="Sheet1.G554"/>
    </style:style>
    <style:style style:name="ce555" style:family="table-cell" style:parent-style-name="Default">
      <style:map style:condition="cell-content()=10000" style:apply-style-name="Untitled1" style:base-cell-address="Sheet1.G555"/>
      <style:map style:condition="cell-content()=1" style:apply-style-name="Untitled2" style:base-cell-address="Sheet1.G555"/>
    </style:style>
    <style:style style:name="ce556" style:family="table-cell" style:parent-style-name="Default">
      <style:map style:condition="cell-content()=10000" style:apply-style-name="Untitled1" style:base-cell-address="Sheet1.G556"/>
      <style:map style:condition="cell-content()=1" style:apply-style-name="Untitled2" style:base-cell-address="Sheet1.G556"/>
    </style:style>
    <style:style style:name="ce557" style:family="table-cell" style:parent-style-name="Default">
      <style:map style:condition="cell-content()=10000" style:apply-style-name="Untitled1" style:base-cell-address="Sheet1.G557"/>
      <style:map style:condition="cell-content()=1" style:apply-style-name="Untitled2" style:base-cell-address="Sheet1.G557"/>
    </style:style>
    <style:style style:name="ce558" style:family="table-cell" style:parent-style-name="Default">
      <style:map style:condition="cell-content()=10000" style:apply-style-name="Untitled1" style:base-cell-address="Sheet1.G558"/>
      <style:map style:condition="cell-content()=1" style:apply-style-name="Untitled2" style:base-cell-address="Sheet1.G558"/>
    </style:style>
    <style:style style:name="ce559" style:family="table-cell" style:parent-style-name="Default">
      <style:map style:condition="cell-content()=10000" style:apply-style-name="Untitled1" style:base-cell-address="Sheet1.G559"/>
      <style:map style:condition="cell-content()=1" style:apply-style-name="Untitled2" style:base-cell-address="Sheet1.G559"/>
    </style:style>
    <style:style style:name="ce560" style:family="table-cell" style:parent-style-name="Default">
      <style:map style:condition="cell-content()=10000" style:apply-style-name="Untitled1" style:base-cell-address="Sheet1.G560"/>
      <style:map style:condition="cell-content()=1" style:apply-style-name="Untitled2" style:base-cell-address="Sheet1.G560"/>
    </style:style>
    <style:style style:name="ce561" style:family="table-cell" style:parent-style-name="Default">
      <style:map style:condition="cell-content()=10000" style:apply-style-name="Untitled1" style:base-cell-address="Sheet1.G561"/>
      <style:map style:condition="cell-content()=1" style:apply-style-name="Untitled2" style:base-cell-address="Sheet1.G561"/>
    </style:style>
    <style:style style:name="ce562" style:family="table-cell" style:parent-style-name="Default">
      <style:map style:condition="cell-content()=10000" style:apply-style-name="Untitled1" style:base-cell-address="Sheet1.G562"/>
      <style:map style:condition="cell-content()=1" style:apply-style-name="Untitled2" style:base-cell-address="Sheet1.G562"/>
    </style:style>
    <style:style style:name="ce563" style:family="table-cell" style:parent-style-name="Default">
      <style:map style:condition="cell-content()=10000" style:apply-style-name="Untitled1" style:base-cell-address="Sheet1.G563"/>
      <style:map style:condition="cell-content()=1" style:apply-style-name="Untitled2" style:base-cell-address="Sheet1.G563"/>
    </style:style>
    <style:style style:name="ce564" style:family="table-cell" style:parent-style-name="Default">
      <style:map style:condition="cell-content()=10000" style:apply-style-name="Untitled1" style:base-cell-address="Sheet1.G564"/>
      <style:map style:condition="cell-content()=1" style:apply-style-name="Untitled2" style:base-cell-address="Sheet1.G564"/>
    </style:style>
    <style:style style:name="ce565" style:family="table-cell" style:parent-style-name="Default">
      <style:map style:condition="cell-content()=10000" style:apply-style-name="Untitled1" style:base-cell-address="Sheet1.G565"/>
      <style:map style:condition="cell-content()=1" style:apply-style-name="Untitled2" style:base-cell-address="Sheet1.G565"/>
    </style:style>
    <style:style style:name="ce566" style:family="table-cell" style:parent-style-name="Default">
      <style:map style:condition="cell-content()=10000" style:apply-style-name="Untitled1" style:base-cell-address="Sheet1.G566"/>
      <style:map style:condition="cell-content()=1" style:apply-style-name="Untitled2" style:base-cell-address="Sheet1.G566"/>
    </style:style>
    <style:style style:name="ce567" style:family="table-cell" style:parent-style-name="Default">
      <style:map style:condition="cell-content()=10000" style:apply-style-name="Untitled1" style:base-cell-address="Sheet1.G567"/>
      <style:map style:condition="cell-content()=1" style:apply-style-name="Untitled2" style:base-cell-address="Sheet1.G567"/>
    </style:style>
    <style:style style:name="ce568" style:family="table-cell" style:parent-style-name="Default">
      <style:map style:condition="cell-content()=10000" style:apply-style-name="Untitled1" style:base-cell-address="Sheet1.G568"/>
      <style:map style:condition="cell-content()=1" style:apply-style-name="Untitled2" style:base-cell-address="Sheet1.G568"/>
    </style:style>
    <style:style style:name="ce569" style:family="table-cell" style:parent-style-name="Default">
      <style:map style:condition="cell-content()=10000" style:apply-style-name="Untitled1" style:base-cell-address="Sheet1.G569"/>
      <style:map style:condition="cell-content()=1" style:apply-style-name="Untitled2" style:base-cell-address="Sheet1.G569"/>
    </style:style>
    <style:style style:name="ce570" style:family="table-cell" style:parent-style-name="Default">
      <style:map style:condition="cell-content()=10000" style:apply-style-name="Untitled1" style:base-cell-address="Sheet1.G570"/>
      <style:map style:condition="cell-content()=1" style:apply-style-name="Untitled2" style:base-cell-address="Sheet1.G570"/>
    </style:style>
    <style:style style:name="ce571" style:family="table-cell" style:parent-style-name="Default">
      <style:map style:condition="cell-content()=10000" style:apply-style-name="Untitled1" style:base-cell-address="Sheet1.G571"/>
      <style:map style:condition="cell-content()=1" style:apply-style-name="Untitled2" style:base-cell-address="Sheet1.G571"/>
    </style:style>
    <style:style style:name="ce572" style:family="table-cell" style:parent-style-name="Default">
      <style:map style:condition="cell-content()=10000" style:apply-style-name="Untitled1" style:base-cell-address="Sheet1.G572"/>
      <style:map style:condition="cell-content()=1" style:apply-style-name="Untitled2" style:base-cell-address="Sheet1.G572"/>
    </style:style>
    <style:style style:name="ce573" style:family="table-cell" style:parent-style-name="Default">
      <style:map style:condition="cell-content()=10000" style:apply-style-name="Untitled1" style:base-cell-address="Sheet1.G573"/>
      <style:map style:condition="cell-content()=1" style:apply-style-name="Untitled2" style:base-cell-address="Sheet1.G573"/>
    </style:style>
    <style:style style:name="ce574" style:family="table-cell" style:parent-style-name="Default">
      <style:map style:condition="cell-content()=10000" style:apply-style-name="Untitled1" style:base-cell-address="Sheet1.G574"/>
      <style:map style:condition="cell-content()=1" style:apply-style-name="Untitled2" style:base-cell-address="Sheet1.G574"/>
    </style:style>
    <style:style style:name="ce575" style:family="table-cell" style:parent-style-name="Default">
      <style:map style:condition="cell-content()=10000" style:apply-style-name="Untitled1" style:base-cell-address="Sheet1.G575"/>
      <style:map style:condition="cell-content()=1" style:apply-style-name="Untitled2" style:base-cell-address="Sheet1.G575"/>
    </style:style>
    <style:style style:name="ce576" style:family="table-cell" style:parent-style-name="Default">
      <style:map style:condition="cell-content()=10000" style:apply-style-name="Untitled1" style:base-cell-address="Sheet1.G576"/>
      <style:map style:condition="cell-content()=1" style:apply-style-name="Untitled2" style:base-cell-address="Sheet1.G576"/>
    </style:style>
    <style:style style:name="ce577" style:family="table-cell" style:parent-style-name="Default">
      <style:map style:condition="cell-content()=10000" style:apply-style-name="Untitled1" style:base-cell-address="Sheet1.G577"/>
      <style:map style:condition="cell-content()=1" style:apply-style-name="Untitled2" style:base-cell-address="Sheet1.G577"/>
    </style:style>
    <style:style style:name="ce578" style:family="table-cell" style:parent-style-name="Default">
      <style:map style:condition="cell-content()=10000" style:apply-style-name="Untitled1" style:base-cell-address="Sheet1.G578"/>
      <style:map style:condition="cell-content()=1" style:apply-style-name="Untitled2" style:base-cell-address="Sheet1.G578"/>
    </style:style>
    <style:style style:name="ce579" style:family="table-cell" style:parent-style-name="Default">
      <style:map style:condition="cell-content()=10000" style:apply-style-name="Untitled1" style:base-cell-address="Sheet1.G579"/>
      <style:map style:condition="cell-content()=1" style:apply-style-name="Untitled2" style:base-cell-address="Sheet1.G579"/>
    </style:style>
    <style:style style:name="ce580" style:family="table-cell" style:parent-style-name="Default">
      <style:map style:condition="cell-content()=10000" style:apply-style-name="Untitled1" style:base-cell-address="Sheet1.G580"/>
      <style:map style:condition="cell-content()=1" style:apply-style-name="Untitled2" style:base-cell-address="Sheet1.G580"/>
    </style:style>
    <style:style style:name="ce581" style:family="table-cell" style:parent-style-name="Default">
      <style:map style:condition="cell-content()=10000" style:apply-style-name="Untitled1" style:base-cell-address="Sheet1.G581"/>
      <style:map style:condition="cell-content()=1" style:apply-style-name="Untitled2" style:base-cell-address="Sheet1.G581"/>
    </style:style>
    <style:style style:name="ce582" style:family="table-cell" style:parent-style-name="Default">
      <style:map style:condition="cell-content()=10000" style:apply-style-name="Untitled1" style:base-cell-address="Sheet1.G582"/>
      <style:map style:condition="cell-content()=1" style:apply-style-name="Untitled2" style:base-cell-address="Sheet1.G582"/>
    </style:style>
    <style:style style:name="ce583" style:family="table-cell" style:parent-style-name="Default">
      <style:map style:condition="cell-content()=10000" style:apply-style-name="Untitled1" style:base-cell-address="Sheet1.G583"/>
      <style:map style:condition="cell-content()=1" style:apply-style-name="Untitled2" style:base-cell-address="Sheet1.G583"/>
    </style:style>
    <style:style style:name="ce584" style:family="table-cell" style:parent-style-name="Default">
      <style:map style:condition="cell-content()=10000" style:apply-style-name="Untitled1" style:base-cell-address="Sheet1.G584"/>
      <style:map style:condition="cell-content()=1" style:apply-style-name="Untitled2" style:base-cell-address="Sheet1.G584"/>
    </style:style>
    <style:style style:name="ce585" style:family="table-cell" style:parent-style-name="Default">
      <style:map style:condition="cell-content()=10000" style:apply-style-name="Untitled1" style:base-cell-address="Sheet1.G585"/>
      <style:map style:condition="cell-content()=1" style:apply-style-name="Untitled2" style:base-cell-address="Sheet1.G585"/>
    </style:style>
    <style:style style:name="ce586" style:family="table-cell" style:parent-style-name="Default">
      <style:map style:condition="cell-content()=10000" style:apply-style-name="Untitled1" style:base-cell-address="Sheet1.G586"/>
      <style:map style:condition="cell-content()=1" style:apply-style-name="Untitled2" style:base-cell-address="Sheet1.G586"/>
    </style:style>
    <style:style style:name="ce587" style:family="table-cell" style:parent-style-name="Default">
      <style:map style:condition="cell-content()=10000" style:apply-style-name="Untitled1" style:base-cell-address="Sheet1.G587"/>
      <style:map style:condition="cell-content()=1" style:apply-style-name="Untitled2" style:base-cell-address="Sheet1.G587"/>
    </style:style>
    <style:style style:name="ce588" style:family="table-cell" style:parent-style-name="Default">
      <style:map style:condition="cell-content()=10000" style:apply-style-name="Untitled1" style:base-cell-address="Sheet1.G588"/>
      <style:map style:condition="cell-content()=1" style:apply-style-name="Untitled2" style:base-cell-address="Sheet1.G588"/>
    </style:style>
    <style:style style:name="ce589" style:family="table-cell" style:parent-style-name="Default">
      <style:map style:condition="cell-content()=10000" style:apply-style-name="Untitled1" style:base-cell-address="Sheet1.G589"/>
      <style:map style:condition="cell-content()=1" style:apply-style-name="Untitled2" style:base-cell-address="Sheet1.G589"/>
    </style:style>
    <style:style style:name="ce590" style:family="table-cell" style:parent-style-name="Default">
      <style:map style:condition="cell-content()=10000" style:apply-style-name="Untitled1" style:base-cell-address="Sheet1.G590"/>
      <style:map style:condition="cell-content()=1" style:apply-style-name="Untitled2" style:base-cell-address="Sheet1.G590"/>
    </style:style>
    <style:style style:name="ce591" style:family="table-cell" style:parent-style-name="Default">
      <style:map style:condition="cell-content()=10000" style:apply-style-name="Untitled1" style:base-cell-address="Sheet1.G591"/>
      <style:map style:condition="cell-content()=1" style:apply-style-name="Untitled2" style:base-cell-address="Sheet1.G591"/>
    </style:style>
    <style:style style:name="ce592" style:family="table-cell" style:parent-style-name="Default">
      <style:map style:condition="cell-content()=10000" style:apply-style-name="Untitled1" style:base-cell-address="Sheet1.G592"/>
      <style:map style:condition="cell-content()=1" style:apply-style-name="Untitled2" style:base-cell-address="Sheet1.G592"/>
    </style:style>
    <style:style style:name="ce593" style:family="table-cell" style:parent-style-name="Default">
      <style:map style:condition="cell-content()=10000" style:apply-style-name="Untitled1" style:base-cell-address="Sheet1.G593"/>
      <style:map style:condition="cell-content()=1" style:apply-style-name="Untitled2" style:base-cell-address="Sheet1.G593"/>
    </style:style>
    <style:style style:name="ce594" style:family="table-cell" style:parent-style-name="Default">
      <style:map style:condition="cell-content()=10000" style:apply-style-name="Untitled1" style:base-cell-address="Sheet1.G594"/>
      <style:map style:condition="cell-content()=1" style:apply-style-name="Untitled2" style:base-cell-address="Sheet1.G594"/>
    </style:style>
    <style:style style:name="ce595" style:family="table-cell" style:parent-style-name="Default">
      <style:map style:condition="cell-content()=10000" style:apply-style-name="Untitled1" style:base-cell-address="Sheet1.G595"/>
      <style:map style:condition="cell-content()=1" style:apply-style-name="Untitled2" style:base-cell-address="Sheet1.G595"/>
    </style:style>
    <style:style style:name="ce596" style:family="table-cell" style:parent-style-name="Default">
      <style:map style:condition="cell-content()=10000" style:apply-style-name="Untitled1" style:base-cell-address="Sheet1.G596"/>
      <style:map style:condition="cell-content()=1" style:apply-style-name="Untitled2" style:base-cell-address="Sheet1.G596"/>
    </style:style>
    <style:style style:name="ce597" style:family="table-cell" style:parent-style-name="Default">
      <style:map style:condition="cell-content()=10000" style:apply-style-name="Untitled1" style:base-cell-address="Sheet1.G597"/>
      <style:map style:condition="cell-content()=1" style:apply-style-name="Untitled2" style:base-cell-address="Sheet1.G597"/>
    </style:style>
    <style:style style:name="ce598" style:family="table-cell" style:parent-style-name="Default">
      <style:map style:condition="cell-content()=10000" style:apply-style-name="Untitled1" style:base-cell-address="Sheet1.G598"/>
      <style:map style:condition="cell-content()=1" style:apply-style-name="Untitled2" style:base-cell-address="Sheet1.G598"/>
    </style:style>
    <style:style style:name="ce599" style:family="table-cell" style:parent-style-name="Default">
      <style:map style:condition="cell-content()=10000" style:apply-style-name="Untitled1" style:base-cell-address="Sheet1.G599"/>
      <style:map style:condition="cell-content()=1" style:apply-style-name="Untitled2" style:base-cell-address="Sheet1.G599"/>
    </style:style>
    <style:style style:name="ce600" style:family="table-cell" style:parent-style-name="Default">
      <style:map style:condition="cell-content()=10000" style:apply-style-name="Untitled1" style:base-cell-address="Sheet1.G600"/>
      <style:map style:condition="cell-content()=1" style:apply-style-name="Untitled2" style:base-cell-address="Sheet1.G600"/>
    </style:style>
    <style:style style:name="ce601" style:family="table-cell" style:parent-style-name="Default">
      <style:map style:condition="cell-content()=10000" style:apply-style-name="Untitled1" style:base-cell-address="Sheet1.G601"/>
      <style:map style:condition="cell-content()=1" style:apply-style-name="Untitled2" style:base-cell-address="Sheet1.G601"/>
    </style:style>
    <style:style style:name="ce602" style:family="table-cell" style:parent-style-name="Default">
      <style:map style:condition="cell-content()=10000" style:apply-style-name="Untitled1" style:base-cell-address="Sheet1.G602"/>
      <style:map style:condition="cell-content()=1" style:apply-style-name="Untitled2" style:base-cell-address="Sheet1.G602"/>
    </style:style>
    <style:style style:name="ce603" style:family="table-cell" style:parent-style-name="Default">
      <style:map style:condition="cell-content()=10000" style:apply-style-name="Untitled1" style:base-cell-address="Sheet1.G603"/>
      <style:map style:condition="cell-content()=1" style:apply-style-name="Untitled2" style:base-cell-address="Sheet1.G603"/>
    </style:style>
    <style:style style:name="ce604" style:family="table-cell" style:parent-style-name="Default">
      <style:map style:condition="cell-content()=10000" style:apply-style-name="Untitled1" style:base-cell-address="Sheet1.G604"/>
      <style:map style:condition="cell-content()=1" style:apply-style-name="Untitled2" style:base-cell-address="Sheet1.G604"/>
    </style:style>
    <style:style style:name="ce605" style:family="table-cell" style:parent-style-name="Default">
      <style:map style:condition="cell-content()=10000" style:apply-style-name="Untitled1" style:base-cell-address="Sheet1.G605"/>
      <style:map style:condition="cell-content()=1" style:apply-style-name="Untitled2" style:base-cell-address="Sheet1.G605"/>
    </style:style>
    <style:style style:name="ce606" style:family="table-cell" style:parent-style-name="Default">
      <style:map style:condition="cell-content()=10000" style:apply-style-name="Untitled1" style:base-cell-address="Sheet1.G606"/>
      <style:map style:condition="cell-content()=1" style:apply-style-name="Untitled2" style:base-cell-address="Sheet1.G606"/>
    </style:style>
    <style:style style:name="ce607" style:family="table-cell" style:parent-style-name="Default">
      <style:map style:condition="cell-content()=10000" style:apply-style-name="Untitled1" style:base-cell-address="Sheet1.G607"/>
      <style:map style:condition="cell-content()=1" style:apply-style-name="Untitled2" style:base-cell-address="Sheet1.G607"/>
    </style:style>
    <style:style style:name="ce608" style:family="table-cell" style:parent-style-name="Default">
      <style:map style:condition="cell-content()=10000" style:apply-style-name="Untitled1" style:base-cell-address="Sheet1.G608"/>
      <style:map style:condition="cell-content()=1" style:apply-style-name="Untitled2" style:base-cell-address="Sheet1.G608"/>
    </style:style>
    <style:style style:name="ce609" style:family="table-cell" style:parent-style-name="Default">
      <style:map style:condition="cell-content()=10000" style:apply-style-name="Untitled1" style:base-cell-address="Sheet1.G609"/>
      <style:map style:condition="cell-content()=1" style:apply-style-name="Untitled2" style:base-cell-address="Sheet1.G609"/>
    </style:style>
    <style:style style:name="ce610" style:family="table-cell" style:parent-style-name="Default">
      <style:map style:condition="cell-content()=10000" style:apply-style-name="Untitled1" style:base-cell-address="Sheet1.G610"/>
      <style:map style:condition="cell-content()=1" style:apply-style-name="Untitled2" style:base-cell-address="Sheet1.G610"/>
    </style:style>
    <style:style style:name="ce611" style:family="table-cell" style:parent-style-name="Default">
      <style:map style:condition="cell-content()=10000" style:apply-style-name="Untitled1" style:base-cell-address="Sheet1.G611"/>
      <style:map style:condition="cell-content()=1" style:apply-style-name="Untitled2" style:base-cell-address="Sheet1.G611"/>
    </style:style>
    <style:style style:name="ce612" style:family="table-cell" style:parent-style-name="Default">
      <style:map style:condition="cell-content()=10000" style:apply-style-name="Untitled1" style:base-cell-address="Sheet1.G612"/>
      <style:map style:condition="cell-content()=1" style:apply-style-name="Untitled2" style:base-cell-address="Sheet1.G612"/>
    </style:style>
    <style:style style:name="ce613" style:family="table-cell" style:parent-style-name="Default">
      <style:map style:condition="cell-content()=10000" style:apply-style-name="Untitled1" style:base-cell-address="Sheet1.G613"/>
      <style:map style:condition="cell-content()=1" style:apply-style-name="Untitled2" style:base-cell-address="Sheet1.G613"/>
    </style:style>
    <style:style style:name="ce614" style:family="table-cell" style:parent-style-name="Default">
      <style:map style:condition="cell-content()=10000" style:apply-style-name="Untitled1" style:base-cell-address="Sheet1.G614"/>
      <style:map style:condition="cell-content()=1" style:apply-style-name="Untitled2" style:base-cell-address="Sheet1.G614"/>
    </style:style>
    <style:style style:name="ce615" style:family="table-cell" style:parent-style-name="Default">
      <style:map style:condition="cell-content()=10000" style:apply-style-name="Untitled1" style:base-cell-address="Sheet1.G615"/>
      <style:map style:condition="cell-content()=1" style:apply-style-name="Untitled2" style:base-cell-address="Sheet1.G615"/>
    </style:style>
    <style:style style:name="ce616" style:family="table-cell" style:parent-style-name="Default">
      <style:map style:condition="cell-content()=10000" style:apply-style-name="Untitled1" style:base-cell-address="Sheet1.G616"/>
      <style:map style:condition="cell-content()=1" style:apply-style-name="Untitled2" style:base-cell-address="Sheet1.G616"/>
    </style:style>
    <style:style style:name="ce617" style:family="table-cell" style:parent-style-name="Default">
      <style:map style:condition="cell-content()=10000" style:apply-style-name="Untitled1" style:base-cell-address="Sheet1.G617"/>
      <style:map style:condition="cell-content()=1" style:apply-style-name="Untitled2" style:base-cell-address="Sheet1.G617"/>
    </style:style>
    <style:style style:name="ce618" style:family="table-cell" style:parent-style-name="Default">
      <style:map style:condition="cell-content()=10000" style:apply-style-name="Untitled1" style:base-cell-address="Sheet1.G618"/>
      <style:map style:condition="cell-content()=1" style:apply-style-name="Untitled2" style:base-cell-address="Sheet1.G618"/>
    </style:style>
    <style:style style:name="ce619" style:family="table-cell" style:parent-style-name="Default">
      <style:map style:condition="cell-content()=10000" style:apply-style-name="Untitled1" style:base-cell-address="Sheet1.G619"/>
      <style:map style:condition="cell-content()=1" style:apply-style-name="Untitled2" style:base-cell-address="Sheet1.G619"/>
    </style:style>
    <style:style style:name="ce620" style:family="table-cell" style:parent-style-name="Default">
      <style:map style:condition="cell-content()=10000" style:apply-style-name="Untitled1" style:base-cell-address="Sheet1.G620"/>
      <style:map style:condition="cell-content()=1" style:apply-style-name="Untitled2" style:base-cell-address="Sheet1.G620"/>
    </style:style>
    <style:style style:name="ce621" style:family="table-cell" style:parent-style-name="Default">
      <style:map style:condition="cell-content()=10000" style:apply-style-name="Untitled1" style:base-cell-address="Sheet1.G621"/>
      <style:map style:condition="cell-content()=1" style:apply-style-name="Untitled2" style:base-cell-address="Sheet1.G621"/>
    </style:style>
    <style:style style:name="ce622" style:family="table-cell" style:parent-style-name="Default">
      <style:map style:condition="cell-content()=10000" style:apply-style-name="Untitled1" style:base-cell-address="Sheet1.G622"/>
      <style:map style:condition="cell-content()=1" style:apply-style-name="Untitled2" style:base-cell-address="Sheet1.G622"/>
    </style:style>
    <style:style style:name="ce623" style:family="table-cell" style:parent-style-name="Default">
      <style:map style:condition="cell-content()=10000" style:apply-style-name="Untitled1" style:base-cell-address="Sheet1.G623"/>
      <style:map style:condition="cell-content()=1" style:apply-style-name="Untitled2" style:base-cell-address="Sheet1.G623"/>
    </style:style>
    <style:style style:name="ce624" style:family="table-cell" style:parent-style-name="Default">
      <style:map style:condition="cell-content()=10000" style:apply-style-name="Untitled1" style:base-cell-address="Sheet1.G624"/>
      <style:map style:condition="cell-content()=1" style:apply-style-name="Untitled2" style:base-cell-address="Sheet1.G624"/>
    </style:style>
    <style:style style:name="ce625" style:family="table-cell" style:parent-style-name="Default">
      <style:map style:condition="cell-content()=10000" style:apply-style-name="Untitled1" style:base-cell-address="Sheet1.G625"/>
      <style:map style:condition="cell-content()=1" style:apply-style-name="Untitled2" style:base-cell-address="Sheet1.G625"/>
    </style:style>
    <style:style style:name="ce626" style:family="table-cell" style:parent-style-name="Default">
      <style:map style:condition="cell-content()=10000" style:apply-style-name="Untitled1" style:base-cell-address="Sheet1.G626"/>
      <style:map style:condition="cell-content()=1" style:apply-style-name="Untitled2" style:base-cell-address="Sheet1.G626"/>
    </style:style>
    <style:style style:name="ce627" style:family="table-cell" style:parent-style-name="Default">
      <style:map style:condition="cell-content()=10000" style:apply-style-name="Untitled1" style:base-cell-address="Sheet1.G627"/>
      <style:map style:condition="cell-content()=1" style:apply-style-name="Untitled2" style:base-cell-address="Sheet1.G627"/>
    </style:style>
    <style:style style:name="ce628" style:family="table-cell" style:parent-style-name="Default">
      <style:map style:condition="cell-content()=10000" style:apply-style-name="Untitled1" style:base-cell-address="Sheet1.G628"/>
      <style:map style:condition="cell-content()=1" style:apply-style-name="Untitled2" style:base-cell-address="Sheet1.G628"/>
    </style:style>
    <style:style style:name="ce629" style:family="table-cell" style:parent-style-name="Default">
      <style:map style:condition="cell-content()=10000" style:apply-style-name="Untitled1" style:base-cell-address="Sheet1.G629"/>
      <style:map style:condition="cell-content()=1" style:apply-style-name="Untitled2" style:base-cell-address="Sheet1.G629"/>
    </style:style>
    <style:style style:name="ce630" style:family="table-cell" style:parent-style-name="Default">
      <style:map style:condition="cell-content()=10000" style:apply-style-name="Untitled1" style:base-cell-address="Sheet1.G630"/>
      <style:map style:condition="cell-content()=1" style:apply-style-name="Untitled2" style:base-cell-address="Sheet1.G630"/>
    </style:style>
    <style:style style:name="ce631" style:family="table-cell" style:parent-style-name="Default">
      <style:map style:condition="cell-content()=10000" style:apply-style-name="Untitled1" style:base-cell-address="Sheet1.G631"/>
      <style:map style:condition="cell-content()=1" style:apply-style-name="Untitled2" style:base-cell-address="Sheet1.G631"/>
    </style:style>
    <style:style style:name="ce632" style:family="table-cell" style:parent-style-name="Default">
      <style:map style:condition="cell-content()=10000" style:apply-style-name="Untitled1" style:base-cell-address="Sheet1.G632"/>
      <style:map style:condition="cell-content()=1" style:apply-style-name="Untitled2" style:base-cell-address="Sheet1.G632"/>
    </style:style>
    <style:style style:name="ce633" style:family="table-cell" style:parent-style-name="Default">
      <style:map style:condition="cell-content()=10000" style:apply-style-name="Untitled1" style:base-cell-address="Sheet1.G633"/>
      <style:map style:condition="cell-content()=1" style:apply-style-name="Untitled2" style:base-cell-address="Sheet1.G633"/>
    </style:style>
    <style:style style:name="ce634" style:family="table-cell" style:parent-style-name="Default">
      <style:map style:condition="cell-content()=10000" style:apply-style-name="Untitled1" style:base-cell-address="Sheet1.G634"/>
      <style:map style:condition="cell-content()=1" style:apply-style-name="Untitled2" style:base-cell-address="Sheet1.G634"/>
    </style:style>
    <style:style style:name="ce635" style:family="table-cell" style:parent-style-name="Default">
      <style:map style:condition="cell-content()=10000" style:apply-style-name="Untitled1" style:base-cell-address="Sheet1.G635"/>
      <style:map style:condition="cell-content()=1" style:apply-style-name="Untitled2" style:base-cell-address="Sheet1.G635"/>
    </style:style>
    <style:style style:name="ce636" style:family="table-cell" style:parent-style-name="Default">
      <style:map style:condition="cell-content()=10000" style:apply-style-name="Untitled1" style:base-cell-address="Sheet1.G636"/>
      <style:map style:condition="cell-content()=1" style:apply-style-name="Untitled2" style:base-cell-address="Sheet1.G636"/>
    </style:style>
    <style:style style:name="ce637" style:family="table-cell" style:parent-style-name="Default">
      <style:map style:condition="cell-content()=10000" style:apply-style-name="Untitled1" style:base-cell-address="Sheet1.G637"/>
      <style:map style:condition="cell-content()=1" style:apply-style-name="Untitled2" style:base-cell-address="Sheet1.G637"/>
    </style:style>
    <style:style style:name="ce638" style:family="table-cell" style:parent-style-name="Default">
      <style:map style:condition="cell-content()=10000" style:apply-style-name="Untitled1" style:base-cell-address="Sheet1.G638"/>
      <style:map style:condition="cell-content()=1" style:apply-style-name="Untitled2" style:base-cell-address="Sheet1.G638"/>
    </style:style>
    <style:style style:name="ce639" style:family="table-cell" style:parent-style-name="Default">
      <style:map style:condition="cell-content()=10000" style:apply-style-name="Untitled1" style:base-cell-address="Sheet1.G639"/>
      <style:map style:condition="cell-content()=1" style:apply-style-name="Untitled2" style:base-cell-address="Sheet1.G639"/>
    </style:style>
    <style:style style:name="ce640" style:family="table-cell" style:parent-style-name="Default">
      <style:map style:condition="cell-content()=10000" style:apply-style-name="Untitled1" style:base-cell-address="Sheet1.G640"/>
      <style:map style:condition="cell-content()=1" style:apply-style-name="Untitled2" style:base-cell-address="Sheet1.G640"/>
    </style:style>
    <style:style style:name="ce641" style:family="table-cell" style:parent-style-name="Default">
      <style:map style:condition="cell-content()=10000" style:apply-style-name="Untitled1" style:base-cell-address="Sheet1.G641"/>
      <style:map style:condition="cell-content()=1" style:apply-style-name="Untitled2" style:base-cell-address="Sheet1.G641"/>
    </style:style>
    <style:style style:name="ce642" style:family="table-cell" style:parent-style-name="Default">
      <style:map style:condition="cell-content()=10000" style:apply-style-name="Untitled1" style:base-cell-address="Sheet1.G642"/>
      <style:map style:condition="cell-content()=1" style:apply-style-name="Untitled2" style:base-cell-address="Sheet1.G642"/>
    </style:style>
    <style:style style:name="ce643" style:family="table-cell" style:parent-style-name="Default">
      <style:map style:condition="cell-content()=10000" style:apply-style-name="Untitled1" style:base-cell-address="Sheet1.G643"/>
      <style:map style:condition="cell-content()=1" style:apply-style-name="Untitled2" style:base-cell-address="Sheet1.G643"/>
    </style:style>
    <style:style style:name="ce644" style:family="table-cell" style:parent-style-name="Default">
      <style:map style:condition="cell-content()=10000" style:apply-style-name="Untitled1" style:base-cell-address="Sheet1.G644"/>
      <style:map style:condition="cell-content()=1" style:apply-style-name="Untitled2" style:base-cell-address="Sheet1.G644"/>
    </style:style>
    <style:style style:name="ce645" style:family="table-cell" style:parent-style-name="Default">
      <style:map style:condition="cell-content()=10000" style:apply-style-name="Untitled1" style:base-cell-address="Sheet1.G645"/>
      <style:map style:condition="cell-content()=1" style:apply-style-name="Untitled2" style:base-cell-address="Sheet1.G645"/>
    </style:style>
    <style:style style:name="ce646" style:family="table-cell" style:parent-style-name="Default">
      <style:map style:condition="cell-content()=10000" style:apply-style-name="Untitled1" style:base-cell-address="Sheet1.G646"/>
      <style:map style:condition="cell-content()=1" style:apply-style-name="Untitled2" style:base-cell-address="Sheet1.G646"/>
    </style:style>
    <style:style style:name="ce647" style:family="table-cell" style:parent-style-name="Default">
      <style:map style:condition="cell-content()=10000" style:apply-style-name="Untitled1" style:base-cell-address="Sheet1.G647"/>
      <style:map style:condition="cell-content()=1" style:apply-style-name="Untitled2" style:base-cell-address="Sheet1.G647"/>
    </style:style>
    <style:style style:name="ce648" style:family="table-cell" style:parent-style-name="Default">
      <style:map style:condition="cell-content()=10000" style:apply-style-name="Untitled1" style:base-cell-address="Sheet1.G648"/>
      <style:map style:condition="cell-content()=1" style:apply-style-name="Untitled2" style:base-cell-address="Sheet1.G648"/>
    </style:style>
    <style:style style:name="ce649" style:family="table-cell" style:parent-style-name="Default">
      <style:map style:condition="cell-content()=10000" style:apply-style-name="Untitled1" style:base-cell-address="Sheet1.G649"/>
      <style:map style:condition="cell-content()=1" style:apply-style-name="Untitled2" style:base-cell-address="Sheet1.G649"/>
    </style:style>
    <style:style style:name="ce650" style:family="table-cell" style:parent-style-name="Default">
      <style:map style:condition="cell-content()=10000" style:apply-style-name="Untitled1" style:base-cell-address="Sheet1.G650"/>
      <style:map style:condition="cell-content()=1" style:apply-style-name="Untitled2" style:base-cell-address="Sheet1.G650"/>
    </style:style>
    <style:style style:name="ce651" style:family="table-cell" style:parent-style-name="Default">
      <style:map style:condition="cell-content()=10000" style:apply-style-name="Untitled1" style:base-cell-address="Sheet1.G651"/>
      <style:map style:condition="cell-content()=1" style:apply-style-name="Untitled2" style:base-cell-address="Sheet1.G651"/>
    </style:style>
    <style:style style:name="ce652" style:family="table-cell" style:parent-style-name="Default">
      <style:map style:condition="cell-content()=10000" style:apply-style-name="Untitled1" style:base-cell-address="Sheet1.G652"/>
      <style:map style:condition="cell-content()=1" style:apply-style-name="Untitled2" style:base-cell-address="Sheet1.G652"/>
    </style:style>
    <style:style style:name="ce653" style:family="table-cell" style:parent-style-name="Default">
      <style:map style:condition="cell-content()=10000" style:apply-style-name="Untitled1" style:base-cell-address="Sheet1.G653"/>
      <style:map style:condition="cell-content()=1" style:apply-style-name="Untitled2" style:base-cell-address="Sheet1.G653"/>
    </style:style>
    <style:style style:name="ce654" style:family="table-cell" style:parent-style-name="Default">
      <style:map style:condition="cell-content()=10000" style:apply-style-name="Untitled1" style:base-cell-address="Sheet1.G654"/>
      <style:map style:condition="cell-content()=1" style:apply-style-name="Untitled2" style:base-cell-address="Sheet1.G654"/>
    </style:style>
    <style:style style:name="ce655" style:family="table-cell" style:parent-style-name="Default">
      <style:map style:condition="cell-content()=10000" style:apply-style-name="Untitled1" style:base-cell-address="Sheet1.G655"/>
      <style:map style:condition="cell-content()=1" style:apply-style-name="Untitled2" style:base-cell-address="Sheet1.G655"/>
    </style:style>
    <style:style style:name="ce656" style:family="table-cell" style:parent-style-name="Default">
      <style:map style:condition="cell-content()=10000" style:apply-style-name="Untitled1" style:base-cell-address="Sheet1.G656"/>
      <style:map style:condition="cell-content()=1" style:apply-style-name="Untitled2" style:base-cell-address="Sheet1.G656"/>
    </style:style>
    <style:style style:name="ce657" style:family="table-cell" style:parent-style-name="Default">
      <style:map style:condition="cell-content()=10000" style:apply-style-name="Untitled1" style:base-cell-address="Sheet1.G657"/>
      <style:map style:condition="cell-content()=1" style:apply-style-name="Untitled2" style:base-cell-address="Sheet1.G657"/>
    </style:style>
    <style:style style:name="ce658" style:family="table-cell" style:parent-style-name="Default">
      <style:map style:condition="cell-content()=10000" style:apply-style-name="Untitled1" style:base-cell-address="Sheet1.G658"/>
      <style:map style:condition="cell-content()=1" style:apply-style-name="Untitled2" style:base-cell-address="Sheet1.G658"/>
    </style:style>
    <style:style style:name="ce659" style:family="table-cell" style:parent-style-name="Default">
      <style:map style:condition="cell-content()=10000" style:apply-style-name="Untitled1" style:base-cell-address="Sheet1.G659"/>
      <style:map style:condition="cell-content()=1" style:apply-style-name="Untitled2" style:base-cell-address="Sheet1.G659"/>
    </style:style>
    <style:style style:name="ce660" style:family="table-cell" style:parent-style-name="Default">
      <style:map style:condition="cell-content()=10000" style:apply-style-name="Untitled1" style:base-cell-address="Sheet1.G660"/>
      <style:map style:condition="cell-content()=1" style:apply-style-name="Untitled2" style:base-cell-address="Sheet1.G660"/>
    </style:style>
    <style:style style:name="ce661" style:family="table-cell" style:parent-style-name="Default">
      <style:map style:condition="cell-content()=10000" style:apply-style-name="Untitled1" style:base-cell-address="Sheet1.G661"/>
      <style:map style:condition="cell-content()=1" style:apply-style-name="Untitled2" style:base-cell-address="Sheet1.G661"/>
    </style:style>
    <style:style style:name="ce662" style:family="table-cell" style:parent-style-name="Default">
      <style:map style:condition="cell-content()=10000" style:apply-style-name="Untitled1" style:base-cell-address="Sheet1.G662"/>
      <style:map style:condition="cell-content()=1" style:apply-style-name="Untitled2" style:base-cell-address="Sheet1.G662"/>
    </style:style>
    <style:style style:name="ce663" style:family="table-cell" style:parent-style-name="Default">
      <style:map style:condition="cell-content()=10000" style:apply-style-name="Untitled1" style:base-cell-address="Sheet1.G663"/>
      <style:map style:condition="cell-content()=1" style:apply-style-name="Untitled2" style:base-cell-address="Sheet1.G663"/>
    </style:style>
    <style:style style:name="ce664" style:family="table-cell" style:parent-style-name="Default">
      <style:map style:condition="cell-content()=10000" style:apply-style-name="Untitled1" style:base-cell-address="Sheet1.G664"/>
      <style:map style:condition="cell-content()=1" style:apply-style-name="Untitled2" style:base-cell-address="Sheet1.G664"/>
    </style:style>
    <style:style style:name="ce665" style:family="table-cell" style:parent-style-name="Default">
      <style:map style:condition="cell-content()=10000" style:apply-style-name="Untitled1" style:base-cell-address="Sheet1.G665"/>
      <style:map style:condition="cell-content()=1" style:apply-style-name="Untitled2" style:base-cell-address="Sheet1.G665"/>
    </style:style>
    <style:style style:name="ce666" style:family="table-cell" style:parent-style-name="Default">
      <style:map style:condition="cell-content()=10000" style:apply-style-name="Untitled1" style:base-cell-address="Sheet1.G666"/>
      <style:map style:condition="cell-content()=1" style:apply-style-name="Untitled2" style:base-cell-address="Sheet1.G666"/>
    </style:style>
    <style:style style:name="ce667" style:family="table-cell" style:parent-style-name="Default">
      <style:map style:condition="cell-content()=10000" style:apply-style-name="Untitled1" style:base-cell-address="Sheet1.G667"/>
      <style:map style:condition="cell-content()=1" style:apply-style-name="Untitled2" style:base-cell-address="Sheet1.G667"/>
    </style:style>
    <style:style style:name="ce668" style:family="table-cell" style:parent-style-name="Default">
      <style:map style:condition="cell-content()=10000" style:apply-style-name="Untitled1" style:base-cell-address="Sheet1.G668"/>
      <style:map style:condition="cell-content()=1" style:apply-style-name="Untitled2" style:base-cell-address="Sheet1.G668"/>
    </style:style>
    <style:style style:name="ce669" style:family="table-cell" style:parent-style-name="Default">
      <style:map style:condition="cell-content()=10000" style:apply-style-name="Untitled1" style:base-cell-address="Sheet1.G669"/>
      <style:map style:condition="cell-content()=1" style:apply-style-name="Untitled2" style:base-cell-address="Sheet1.G669"/>
    </style:style>
    <style:style style:name="ce670" style:family="table-cell" style:parent-style-name="Default">
      <style:map style:condition="cell-content()=10000" style:apply-style-name="Untitled1" style:base-cell-address="Sheet1.G670"/>
      <style:map style:condition="cell-content()=1" style:apply-style-name="Untitled2" style:base-cell-address="Sheet1.G670"/>
    </style:style>
    <style:style style:name="ce671" style:family="table-cell" style:parent-style-name="Default">
      <style:map style:condition="cell-content()=10000" style:apply-style-name="Untitled1" style:base-cell-address="Sheet1.G671"/>
      <style:map style:condition="cell-content()=1" style:apply-style-name="Untitled2" style:base-cell-address="Sheet1.G671"/>
    </style:style>
    <style:style style:name="ce672" style:family="table-cell" style:parent-style-name="Default">
      <style:map style:condition="cell-content()=10000" style:apply-style-name="Untitled1" style:base-cell-address="Sheet1.G672"/>
      <style:map style:condition="cell-content()=1" style:apply-style-name="Untitled2" style:base-cell-address="Sheet1.G672"/>
    </style:style>
    <style:style style:name="ce673" style:family="table-cell" style:parent-style-name="Default">
      <style:map style:condition="cell-content()=10000" style:apply-style-name="Untitled1" style:base-cell-address="Sheet1.G673"/>
      <style:map style:condition="cell-content()=1" style:apply-style-name="Untitled2" style:base-cell-address="Sheet1.G673"/>
    </style:style>
    <style:style style:name="ce674" style:family="table-cell" style:parent-style-name="Default">
      <style:map style:condition="cell-content()=10000" style:apply-style-name="Untitled1" style:base-cell-address="Sheet1.G674"/>
      <style:map style:condition="cell-content()=1" style:apply-style-name="Untitled2" style:base-cell-address="Sheet1.G674"/>
    </style:style>
    <style:style style:name="ce675" style:family="table-cell" style:parent-style-name="Default">
      <style:map style:condition="cell-content()=10000" style:apply-style-name="Untitled1" style:base-cell-address="Sheet1.G675"/>
      <style:map style:condition="cell-content()=1" style:apply-style-name="Untitled2" style:base-cell-address="Sheet1.G675"/>
    </style:style>
    <style:style style:name="ce676" style:family="table-cell" style:parent-style-name="Default">
      <style:map style:condition="cell-content()=10000" style:apply-style-name="Untitled1" style:base-cell-address="Sheet1.G676"/>
      <style:map style:condition="cell-content()=1" style:apply-style-name="Untitled2" style:base-cell-address="Sheet1.G676"/>
    </style:style>
    <style:style style:name="ce677" style:family="table-cell" style:parent-style-name="Default">
      <style:map style:condition="cell-content()=10000" style:apply-style-name="Untitled1" style:base-cell-address="Sheet1.G677"/>
      <style:map style:condition="cell-content()=1" style:apply-style-name="Untitled2" style:base-cell-address="Sheet1.G677"/>
    </style:style>
    <style:style style:name="ce678" style:family="table-cell" style:parent-style-name="Default">
      <style:map style:condition="cell-content()=10000" style:apply-style-name="Untitled1" style:base-cell-address="Sheet1.G678"/>
      <style:map style:condition="cell-content()=1" style:apply-style-name="Untitled2" style:base-cell-address="Sheet1.G678"/>
    </style:style>
    <style:style style:name="ce679" style:family="table-cell" style:parent-style-name="Default">
      <style:map style:condition="cell-content()=10000" style:apply-style-name="Untitled1" style:base-cell-address="Sheet1.G679"/>
      <style:map style:condition="cell-content()=1" style:apply-style-name="Untitled2" style:base-cell-address="Sheet1.G679"/>
    </style:style>
    <style:style style:name="ce680" style:family="table-cell" style:parent-style-name="Default">
      <style:map style:condition="cell-content()=10000" style:apply-style-name="Untitled1" style:base-cell-address="Sheet1.G680"/>
      <style:map style:condition="cell-content()=1" style:apply-style-name="Untitled2" style:base-cell-address="Sheet1.G680"/>
    </style:style>
    <style:style style:name="ce681" style:family="table-cell" style:parent-style-name="Default">
      <style:map style:condition="cell-content()=10000" style:apply-style-name="Untitled1" style:base-cell-address="Sheet1.G681"/>
      <style:map style:condition="cell-content()=1" style:apply-style-name="Untitled2" style:base-cell-address="Sheet1.G681"/>
    </style:style>
    <style:style style:name="ce682" style:family="table-cell" style:parent-style-name="Default">
      <style:map style:condition="cell-content()=10000" style:apply-style-name="Untitled1" style:base-cell-address="Sheet1.G682"/>
      <style:map style:condition="cell-content()=1" style:apply-style-name="Untitled2" style:base-cell-address="Sheet1.G682"/>
    </style:style>
    <style:style style:name="ce683" style:family="table-cell" style:parent-style-name="Default">
      <style:map style:condition="cell-content()=10000" style:apply-style-name="Untitled1" style:base-cell-address="Sheet1.G683"/>
      <style:map style:condition="cell-content()=1" style:apply-style-name="Untitled2" style:base-cell-address="Sheet1.G683"/>
    </style:style>
    <style:style style:name="ce684" style:family="table-cell" style:parent-style-name="Default">
      <style:map style:condition="cell-content()=10000" style:apply-style-name="Untitled1" style:base-cell-address="Sheet1.G684"/>
      <style:map style:condition="cell-content()=1" style:apply-style-name="Untitled2" style:base-cell-address="Sheet1.G684"/>
    </style:style>
    <style:style style:name="ce685" style:family="table-cell" style:parent-style-name="Default">
      <style:map style:condition="cell-content()=10000" style:apply-style-name="Untitled1" style:base-cell-address="Sheet1.G685"/>
      <style:map style:condition="cell-content()=1" style:apply-style-name="Untitled2" style:base-cell-address="Sheet1.G685"/>
    </style:style>
    <style:style style:name="ce686" style:family="table-cell" style:parent-style-name="Default">
      <style:map style:condition="cell-content()=10000" style:apply-style-name="Untitled1" style:base-cell-address="Sheet1.G686"/>
      <style:map style:condition="cell-content()=1" style:apply-style-name="Untitled2" style:base-cell-address="Sheet1.G686"/>
    </style:style>
    <style:style style:name="ce687" style:family="table-cell" style:parent-style-name="Default">
      <style:map style:condition="cell-content()=10000" style:apply-style-name="Untitled1" style:base-cell-address="Sheet1.G687"/>
      <style:map style:condition="cell-content()=1" style:apply-style-name="Untitled2" style:base-cell-address="Sheet1.G687"/>
    </style:style>
    <style:style style:name="ce688" style:family="table-cell" style:parent-style-name="Default">
      <style:map style:condition="cell-content()=10000" style:apply-style-name="Untitled1" style:base-cell-address="Sheet1.G688"/>
      <style:map style:condition="cell-content()=1" style:apply-style-name="Untitled2" style:base-cell-address="Sheet1.G688"/>
    </style:style>
    <style:style style:name="ce689" style:family="table-cell" style:parent-style-name="Default">
      <style:map style:condition="cell-content()=10000" style:apply-style-name="Untitled1" style:base-cell-address="Sheet1.G689"/>
      <style:map style:condition="cell-content()=1" style:apply-style-name="Untitled2" style:base-cell-address="Sheet1.G689"/>
    </style:style>
    <style:style style:name="ce690" style:family="table-cell" style:parent-style-name="Default">
      <style:map style:condition="cell-content()=10000" style:apply-style-name="Untitled1" style:base-cell-address="Sheet1.G690"/>
      <style:map style:condition="cell-content()=1" style:apply-style-name="Untitled2" style:base-cell-address="Sheet1.G690"/>
    </style:style>
    <style:style style:name="ce691" style:family="table-cell" style:parent-style-name="Default">
      <style:map style:condition="cell-content()=10000" style:apply-style-name="Untitled1" style:base-cell-address="Sheet1.G691"/>
      <style:map style:condition="cell-content()=1" style:apply-style-name="Untitled2" style:base-cell-address="Sheet1.G691"/>
    </style:style>
    <style:style style:name="ce692" style:family="table-cell" style:parent-style-name="Default">
      <style:map style:condition="cell-content()=10000" style:apply-style-name="Untitled1" style:base-cell-address="Sheet1.G692"/>
      <style:map style:condition="cell-content()=1" style:apply-style-name="Untitled2" style:base-cell-address="Sheet1.G692"/>
    </style:style>
    <style:style style:name="ce693" style:family="table-cell" style:parent-style-name="Default">
      <style:map style:condition="cell-content()=10000" style:apply-style-name="Untitled1" style:base-cell-address="Sheet1.G693"/>
      <style:map style:condition="cell-content()=1" style:apply-style-name="Untitled2" style:base-cell-address="Sheet1.G693"/>
    </style:style>
    <style:style style:name="ce694" style:family="table-cell" style:parent-style-name="Default">
      <style:map style:condition="cell-content()=10000" style:apply-style-name="Untitled1" style:base-cell-address="Sheet1.G694"/>
      <style:map style:condition="cell-content()=1" style:apply-style-name="Untitled2" style:base-cell-address="Sheet1.G694"/>
    </style:style>
    <style:style style:name="ce695" style:family="table-cell" style:parent-style-name="Default">
      <style:map style:condition="cell-content()=10000" style:apply-style-name="Untitled1" style:base-cell-address="Sheet1.G695"/>
      <style:map style:condition="cell-content()=1" style:apply-style-name="Untitled2" style:base-cell-address="Sheet1.G695"/>
    </style:style>
    <style:style style:name="ce696" style:family="table-cell" style:parent-style-name="Default">
      <style:map style:condition="cell-content()=10000" style:apply-style-name="Untitled1" style:base-cell-address="Sheet1.G696"/>
      <style:map style:condition="cell-content()=1" style:apply-style-name="Untitled2" style:base-cell-address="Sheet1.G696"/>
    </style:style>
    <style:style style:name="ce697" style:family="table-cell" style:parent-style-name="Default">
      <style:map style:condition="cell-content()=10000" style:apply-style-name="Untitled1" style:base-cell-address="Sheet1.G697"/>
      <style:map style:condition="cell-content()=1" style:apply-style-name="Untitled2" style:base-cell-address="Sheet1.G697"/>
    </style:style>
    <style:style style:name="ce698" style:family="table-cell" style:parent-style-name="Default">
      <style:map style:condition="cell-content()=10000" style:apply-style-name="Untitled1" style:base-cell-address="Sheet1.G698"/>
      <style:map style:condition="cell-content()=1" style:apply-style-name="Untitled2" style:base-cell-address="Sheet1.G698"/>
    </style:style>
    <style:style style:name="ce699" style:family="table-cell" style:parent-style-name="Default">
      <style:map style:condition="cell-content()=10000" style:apply-style-name="Untitled1" style:base-cell-address="Sheet1.G699"/>
      <style:map style:condition="cell-content()=1" style:apply-style-name="Untitled2" style:base-cell-address="Sheet1.G699"/>
    </style:style>
    <style:style style:name="ce700" style:family="table-cell" style:parent-style-name="Default">
      <style:map style:condition="cell-content()=10000" style:apply-style-name="Untitled1" style:base-cell-address="Sheet1.G700"/>
      <style:map style:condition="cell-content()=1" style:apply-style-name="Untitled2" style:base-cell-address="Sheet1.G700"/>
    </style:style>
    <style:style style:name="ce701" style:family="table-cell" style:parent-style-name="Default">
      <style:map style:condition="cell-content()=10000" style:apply-style-name="Untitled1" style:base-cell-address="Sheet1.G701"/>
      <style:map style:condition="cell-content()=1" style:apply-style-name="Untitled2" style:base-cell-address="Sheet1.G701"/>
    </style:style>
    <style:style style:name="ce702" style:family="table-cell" style:parent-style-name="Default">
      <style:map style:condition="cell-content()=10000" style:apply-style-name="Untitled1" style:base-cell-address="Sheet1.G702"/>
      <style:map style:condition="cell-content()=1" style:apply-style-name="Untitled2" style:base-cell-address="Sheet1.G702"/>
    </style:style>
    <style:style style:name="ce703" style:family="table-cell" style:parent-style-name="Default">
      <style:map style:condition="cell-content()=10000" style:apply-style-name="Untitled1" style:base-cell-address="Sheet1.G703"/>
      <style:map style:condition="cell-content()=1" style:apply-style-name="Untitled2" style:base-cell-address="Sheet1.G703"/>
    </style:style>
    <style:style style:name="ce704" style:family="table-cell" style:parent-style-name="Default">
      <style:map style:condition="cell-content()=10000" style:apply-style-name="Untitled1" style:base-cell-address="Sheet1.G704"/>
      <style:map style:condition="cell-content()=1" style:apply-style-name="Untitled2" style:base-cell-address="Sheet1.G704"/>
    </style:style>
    <style:style style:name="ce705" style:family="table-cell" style:parent-style-name="Default">
      <style:map style:condition="cell-content()=10000" style:apply-style-name="Untitled1" style:base-cell-address="Sheet1.G705"/>
      <style:map style:condition="cell-content()=1" style:apply-style-name="Untitled2" style:base-cell-address="Sheet1.G705"/>
    </style:style>
    <style:style style:name="ce706" style:family="table-cell" style:parent-style-name="Default">
      <style:map style:condition="cell-content()=10000" style:apply-style-name="Untitled1" style:base-cell-address="Sheet1.G706"/>
      <style:map style:condition="cell-content()=1" style:apply-style-name="Untitled2" style:base-cell-address="Sheet1.G706"/>
    </style:style>
    <style:style style:name="ce707" style:family="table-cell" style:parent-style-name="Default">
      <style:map style:condition="cell-content()=10000" style:apply-style-name="Untitled1" style:base-cell-address="Sheet1.G707"/>
      <style:map style:condition="cell-content()=1" style:apply-style-name="Untitled2" style:base-cell-address="Sheet1.G707"/>
    </style:style>
    <style:style style:name="ce708" style:family="table-cell" style:parent-style-name="Default">
      <style:map style:condition="cell-content()=10000" style:apply-style-name="Untitled1" style:base-cell-address="Sheet1.G708"/>
      <style:map style:condition="cell-content()=1" style:apply-style-name="Untitled2" style:base-cell-address="Sheet1.G708"/>
    </style:style>
    <style:style style:name="ce709" style:family="table-cell" style:parent-style-name="Default">
      <style:map style:condition="cell-content()=10000" style:apply-style-name="Untitled1" style:base-cell-address="Sheet1.G709"/>
      <style:map style:condition="cell-content()=1" style:apply-style-name="Untitled2" style:base-cell-address="Sheet1.G709"/>
    </style:style>
    <style:style style:name="ce710" style:family="table-cell" style:parent-style-name="Default">
      <style:map style:condition="cell-content()=10000" style:apply-style-name="Untitled1" style:base-cell-address="Sheet1.G710"/>
      <style:map style:condition="cell-content()=1" style:apply-style-name="Untitled2" style:base-cell-address="Sheet1.G710"/>
    </style:style>
    <style:style style:name="ce711" style:family="table-cell" style:parent-style-name="Default">
      <style:map style:condition="cell-content()=10000" style:apply-style-name="Untitled1" style:base-cell-address="Sheet1.G711"/>
      <style:map style:condition="cell-content()=1" style:apply-style-name="Untitled2" style:base-cell-address="Sheet1.G711"/>
    </style:style>
    <style:style style:name="ce712" style:family="table-cell" style:parent-style-name="Default">
      <style:map style:condition="cell-content()=10000" style:apply-style-name="Untitled1" style:base-cell-address="Sheet1.G712"/>
      <style:map style:condition="cell-content()=1" style:apply-style-name="Untitled2" style:base-cell-address="Sheet1.G712"/>
    </style:style>
    <style:style style:name="ce713" style:family="table-cell" style:parent-style-name="Default">
      <style:map style:condition="cell-content()=10000" style:apply-style-name="Untitled1" style:base-cell-address="Sheet1.G713"/>
      <style:map style:condition="cell-content()=1" style:apply-style-name="Untitled2" style:base-cell-address="Sheet1.G713"/>
    </style:style>
    <style:style style:name="ce714" style:family="table-cell" style:parent-style-name="Default">
      <style:map style:condition="cell-content()=10000" style:apply-style-name="Untitled1" style:base-cell-address="Sheet1.G714"/>
      <style:map style:condition="cell-content()=1" style:apply-style-name="Untitled2" style:base-cell-address="Sheet1.G714"/>
    </style:style>
    <style:style style:name="ce715" style:family="table-cell" style:parent-style-name="Default">
      <style:map style:condition="cell-content()=10000" style:apply-style-name="Untitled1" style:base-cell-address="Sheet1.G715"/>
      <style:map style:condition="cell-content()=1" style:apply-style-name="Untitled2" style:base-cell-address="Sheet1.G715"/>
    </style:style>
    <style:style style:name="ce716" style:family="table-cell" style:parent-style-name="Default">
      <style:map style:condition="cell-content()=10000" style:apply-style-name="Untitled1" style:base-cell-address="Sheet1.G716"/>
      <style:map style:condition="cell-content()=1" style:apply-style-name="Untitled2" style:base-cell-address="Sheet1.G716"/>
    </style:style>
    <style:style style:name="ce717" style:family="table-cell" style:parent-style-name="Default">
      <style:map style:condition="cell-content()=10000" style:apply-style-name="Untitled1" style:base-cell-address="Sheet1.G717"/>
      <style:map style:condition="cell-content()=1" style:apply-style-name="Untitled2" style:base-cell-address="Sheet1.G717"/>
    </style:style>
    <style:style style:name="ce718" style:family="table-cell" style:parent-style-name="Default">
      <style:map style:condition="cell-content()=10000" style:apply-style-name="Untitled1" style:base-cell-address="Sheet1.G718"/>
      <style:map style:condition="cell-content()=1" style:apply-style-name="Untitled2" style:base-cell-address="Sheet1.G718"/>
    </style:style>
    <style:style style:name="ce719" style:family="table-cell" style:parent-style-name="Default">
      <style:map style:condition="cell-content()=10000" style:apply-style-name="Untitled1" style:base-cell-address="Sheet1.G719"/>
      <style:map style:condition="cell-content()=1" style:apply-style-name="Untitled2" style:base-cell-address="Sheet1.G719"/>
    </style:style>
    <style:style style:name="ce720" style:family="table-cell" style:parent-style-name="Default">
      <style:map style:condition="cell-content()=10000" style:apply-style-name="Untitled1" style:base-cell-address="Sheet1.G720"/>
      <style:map style:condition="cell-content()=1" style:apply-style-name="Untitled2" style:base-cell-address="Sheet1.G720"/>
    </style:style>
    <style:style style:name="ce721" style:family="table-cell" style:parent-style-name="Default">
      <style:map style:condition="cell-content()=10000" style:apply-style-name="Untitled1" style:base-cell-address="Sheet1.G721"/>
      <style:map style:condition="cell-content()=1" style:apply-style-name="Untitled2" style:base-cell-address="Sheet1.G721"/>
    </style:style>
    <style:style style:name="ce722" style:family="table-cell" style:parent-style-name="Default">
      <style:map style:condition="cell-content()=10000" style:apply-style-name="Untitled1" style:base-cell-address="Sheet1.G722"/>
      <style:map style:condition="cell-content()=1" style:apply-style-name="Untitled2" style:base-cell-address="Sheet1.G722"/>
    </style:style>
    <style:style style:name="ce723" style:family="table-cell" style:parent-style-name="Default">
      <style:map style:condition="cell-content()=10000" style:apply-style-name="Untitled1" style:base-cell-address="Sheet1.G723"/>
      <style:map style:condition="cell-content()=1" style:apply-style-name="Untitled2" style:base-cell-address="Sheet1.G723"/>
    </style:style>
    <style:style style:name="ce724" style:family="table-cell" style:parent-style-name="Default">
      <style:map style:condition="cell-content()=10000" style:apply-style-name="Untitled1" style:base-cell-address="Sheet1.G724"/>
      <style:map style:condition="cell-content()=1" style:apply-style-name="Untitled2" style:base-cell-address="Sheet1.G724"/>
    </style:style>
    <style:style style:name="ce725" style:family="table-cell" style:parent-style-name="Default">
      <style:map style:condition="cell-content()=10000" style:apply-style-name="Untitled1" style:base-cell-address="Sheet1.G725"/>
      <style:map style:condition="cell-content()=1" style:apply-style-name="Untitled2" style:base-cell-address="Sheet1.G725"/>
    </style:style>
    <style:style style:name="ce726" style:family="table-cell" style:parent-style-name="Default">
      <style:map style:condition="cell-content()=10000" style:apply-style-name="Untitled1" style:base-cell-address="Sheet1.G726"/>
      <style:map style:condition="cell-content()=1" style:apply-style-name="Untitled2" style:base-cell-address="Sheet1.G726"/>
    </style:style>
    <style:style style:name="ce727" style:family="table-cell" style:parent-style-name="Default">
      <style:map style:condition="cell-content()=10000" style:apply-style-name="Untitled1" style:base-cell-address="Sheet1.G727"/>
      <style:map style:condition="cell-content()=1" style:apply-style-name="Untitled2" style:base-cell-address="Sheet1.G727"/>
    </style:style>
    <style:style style:name="ce728" style:family="table-cell" style:parent-style-name="Default">
      <style:map style:condition="cell-content()=10000" style:apply-style-name="Untitled1" style:base-cell-address="Sheet1.G728"/>
      <style:map style:condition="cell-content()=1" style:apply-style-name="Untitled2" style:base-cell-address="Sheet1.G728"/>
    </style:style>
    <style:style style:name="ce729" style:family="table-cell" style:parent-style-name="Default">
      <style:map style:condition="cell-content()=10000" style:apply-style-name="Untitled1" style:base-cell-address="Sheet1.G729"/>
      <style:map style:condition="cell-content()=1" style:apply-style-name="Untitled2" style:base-cell-address="Sheet1.G729"/>
    </style:style>
    <style:style style:name="ce730" style:family="table-cell" style:parent-style-name="Default">
      <style:map style:condition="cell-content()=10000" style:apply-style-name="Untitled1" style:base-cell-address="Sheet1.G730"/>
      <style:map style:condition="cell-content()=1" style:apply-style-name="Untitled2" style:base-cell-address="Sheet1.G730"/>
    </style:style>
    <style:style style:name="ce731" style:family="table-cell" style:parent-style-name="Default">
      <style:map style:condition="cell-content()=10000" style:apply-style-name="Untitled1" style:base-cell-address="Sheet1.G731"/>
      <style:map style:condition="cell-content()=1" style:apply-style-name="Untitled2" style:base-cell-address="Sheet1.G731"/>
    </style:style>
    <style:style style:name="ce732" style:family="table-cell" style:parent-style-name="Default">
      <style:map style:condition="cell-content()=10000" style:apply-style-name="Untitled1" style:base-cell-address="Sheet1.G732"/>
      <style:map style:condition="cell-content()=1" style:apply-style-name="Untitled2" style:base-cell-address="Sheet1.G732"/>
    </style:style>
    <style:style style:name="ce733" style:family="table-cell" style:parent-style-name="Default">
      <style:map style:condition="cell-content()=10000" style:apply-style-name="Untitled1" style:base-cell-address="Sheet1.G733"/>
      <style:map style:condition="cell-content()=1" style:apply-style-name="Untitled2" style:base-cell-address="Sheet1.G733"/>
    </style:style>
    <style:style style:name="ce734" style:family="table-cell" style:parent-style-name="Default">
      <style:map style:condition="cell-content()=10000" style:apply-style-name="Untitled1" style:base-cell-address="Sheet1.G734"/>
      <style:map style:condition="cell-content()=1" style:apply-style-name="Untitled2" style:base-cell-address="Sheet1.G734"/>
    </style:style>
    <style:style style:name="ce735" style:family="table-cell" style:parent-style-name="Default">
      <style:map style:condition="cell-content()=10000" style:apply-style-name="Untitled1" style:base-cell-address="Sheet1.G735"/>
      <style:map style:condition="cell-content()=1" style:apply-style-name="Untitled2" style:base-cell-address="Sheet1.G735"/>
    </style:style>
    <style:style style:name="ce736" style:family="table-cell" style:parent-style-name="Default">
      <style:map style:condition="cell-content()=10000" style:apply-style-name="Untitled1" style:base-cell-address="Sheet1.G736"/>
      <style:map style:condition="cell-content()=1" style:apply-style-name="Untitled2" style:base-cell-address="Sheet1.G736"/>
    </style:style>
    <style:style style:name="ce737" style:family="table-cell" style:parent-style-name="Default">
      <style:map style:condition="cell-content()=10000" style:apply-style-name="Untitled1" style:base-cell-address="Sheet1.G737"/>
      <style:map style:condition="cell-content()=1" style:apply-style-name="Untitled2" style:base-cell-address="Sheet1.G737"/>
    </style:style>
    <style:style style:name="ce738" style:family="table-cell" style:parent-style-name="Default">
      <style:map style:condition="cell-content()=10000" style:apply-style-name="Untitled1" style:base-cell-address="Sheet1.G738"/>
      <style:map style:condition="cell-content()=1" style:apply-style-name="Untitled2" style:base-cell-address="Sheet1.G738"/>
    </style:style>
    <style:style style:name="ce739" style:family="table-cell" style:parent-style-name="Default">
      <style:map style:condition="cell-content()=10000" style:apply-style-name="Untitled1" style:base-cell-address="Sheet1.G739"/>
      <style:map style:condition="cell-content()=1" style:apply-style-name="Untitled2" style:base-cell-address="Sheet1.G739"/>
    </style:style>
    <style:style style:name="ce740" style:family="table-cell" style:parent-style-name="Default">
      <style:map style:condition="cell-content()=10000" style:apply-style-name="Untitled1" style:base-cell-address="Sheet1.G740"/>
      <style:map style:condition="cell-content()=1" style:apply-style-name="Untitled2" style:base-cell-address="Sheet1.G740"/>
    </style:style>
    <style:style style:name="ce741" style:family="table-cell" style:parent-style-name="Default">
      <style:map style:condition="cell-content()=10000" style:apply-style-name="Untitled1" style:base-cell-address="Sheet1.G741"/>
      <style:map style:condition="cell-content()=1" style:apply-style-name="Untitled2" style:base-cell-address="Sheet1.G741"/>
    </style:style>
    <style:style style:name="ce742" style:family="table-cell" style:parent-style-name="Default">
      <style:map style:condition="cell-content()=10000" style:apply-style-name="Untitled1" style:base-cell-address="Sheet1.G742"/>
      <style:map style:condition="cell-content()=1" style:apply-style-name="Untitled2" style:base-cell-address="Sheet1.G742"/>
    </style:style>
    <style:style style:name="ce743" style:family="table-cell" style:parent-style-name="Default">
      <style:map style:condition="cell-content()=10000" style:apply-style-name="Untitled1" style:base-cell-address="Sheet1.G743"/>
      <style:map style:condition="cell-content()=1" style:apply-style-name="Untitled2" style:base-cell-address="Sheet1.G743"/>
    </style:style>
    <style:style style:name="ce744" style:family="table-cell" style:parent-style-name="Default">
      <style:map style:condition="cell-content()=10000" style:apply-style-name="Untitled1" style:base-cell-address="Sheet1.G744"/>
      <style:map style:condition="cell-content()=1" style:apply-style-name="Untitled2" style:base-cell-address="Sheet1.G744"/>
    </style:style>
    <style:style style:name="ce745" style:family="table-cell" style:parent-style-name="Default">
      <style:map style:condition="cell-content()=10000" style:apply-style-name="Untitled1" style:base-cell-address="Sheet1.G745"/>
      <style:map style:condition="cell-content()=1" style:apply-style-name="Untitled2" style:base-cell-address="Sheet1.G745"/>
    </style:style>
    <style:style style:name="ce746" style:family="table-cell" style:parent-style-name="Default">
      <style:map style:condition="cell-content()=10000" style:apply-style-name="Untitled1" style:base-cell-address="Sheet1.G746"/>
      <style:map style:condition="cell-content()=1" style:apply-style-name="Untitled2" style:base-cell-address="Sheet1.G746"/>
    </style:style>
    <style:style style:name="ce747" style:family="table-cell" style:parent-style-name="Default">
      <style:map style:condition="cell-content()=10000" style:apply-style-name="Untitled1" style:base-cell-address="Sheet1.G747"/>
      <style:map style:condition="cell-content()=1" style:apply-style-name="Untitled2" style:base-cell-address="Sheet1.G747"/>
    </style:style>
    <style:style style:name="ce748" style:family="table-cell" style:parent-style-name="Default">
      <style:map style:condition="cell-content()=10000" style:apply-style-name="Untitled1" style:base-cell-address="Sheet1.G748"/>
      <style:map style:condition="cell-content()=1" style:apply-style-name="Untitled2" style:base-cell-address="Sheet1.G748"/>
    </style:style>
    <style:style style:name="ce749" style:family="table-cell" style:parent-style-name="Default">
      <style:map style:condition="cell-content()=10000" style:apply-style-name="Untitled1" style:base-cell-address="Sheet1.G749"/>
      <style:map style:condition="cell-content()=1" style:apply-style-name="Untitled2" style:base-cell-address="Sheet1.G749"/>
    </style:style>
    <style:style style:name="ce750" style:family="table-cell" style:parent-style-name="Default">
      <style:map style:condition="cell-content()=10000" style:apply-style-name="Untitled1" style:base-cell-address="Sheet1.G750"/>
      <style:map style:condition="cell-content()=1" style:apply-style-name="Untitled2" style:base-cell-address="Sheet1.G750"/>
    </style:style>
    <style:style style:name="ce751" style:family="table-cell" style:parent-style-name="Default">
      <style:map style:condition="cell-content()=10000" style:apply-style-name="Untitled1" style:base-cell-address="Sheet1.G751"/>
      <style:map style:condition="cell-content()=1" style:apply-style-name="Untitled2" style:base-cell-address="Sheet1.G751"/>
    </style:style>
    <style:style style:name="ce752" style:family="table-cell" style:parent-style-name="Default">
      <style:map style:condition="cell-content()=10000" style:apply-style-name="Untitled1" style:base-cell-address="Sheet1.G752"/>
      <style:map style:condition="cell-content()=1" style:apply-style-name="Untitled2" style:base-cell-address="Sheet1.G752"/>
    </style:style>
    <style:style style:name="ce753" style:family="table-cell" style:parent-style-name="Default">
      <style:map style:condition="cell-content()=10000" style:apply-style-name="Untitled1" style:base-cell-address="Sheet1.G753"/>
      <style:map style:condition="cell-content()=1" style:apply-style-name="Untitled2" style:base-cell-address="Sheet1.G753"/>
    </style:style>
    <style:style style:name="ce754" style:family="table-cell" style:parent-style-name="Default">
      <style:map style:condition="cell-content()=10000" style:apply-style-name="Untitled1" style:base-cell-address="Sheet1.G754"/>
      <style:map style:condition="cell-content()=1" style:apply-style-name="Untitled2" style:base-cell-address="Sheet1.G754"/>
    </style:style>
    <style:style style:name="ce755" style:family="table-cell" style:parent-style-name="Default">
      <style:map style:condition="cell-content()=10000" style:apply-style-name="Untitled1" style:base-cell-address="Sheet1.G755"/>
      <style:map style:condition="cell-content()=1" style:apply-style-name="Untitled2" style:base-cell-address="Sheet1.G755"/>
    </style:style>
    <style:style style:name="ce756" style:family="table-cell" style:parent-style-name="Default">
      <style:map style:condition="cell-content()=10000" style:apply-style-name="Untitled1" style:base-cell-address="Sheet1.G756"/>
      <style:map style:condition="cell-content()=1" style:apply-style-name="Untitled2" style:base-cell-address="Sheet1.G756"/>
    </style:style>
    <style:style style:name="ce757" style:family="table-cell" style:parent-style-name="Default">
      <style:map style:condition="cell-content()=10000" style:apply-style-name="Untitled1" style:base-cell-address="Sheet1.G757"/>
      <style:map style:condition="cell-content()=1" style:apply-style-name="Untitled2" style:base-cell-address="Sheet1.G757"/>
    </style:style>
    <style:style style:name="ce758" style:family="table-cell" style:parent-style-name="Default">
      <style:map style:condition="cell-content()=10000" style:apply-style-name="Untitled1" style:base-cell-address="Sheet1.G758"/>
      <style:map style:condition="cell-content()=1" style:apply-style-name="Untitled2" style:base-cell-address="Sheet1.G758"/>
    </style:style>
    <style:style style:name="ce759" style:family="table-cell" style:parent-style-name="Default">
      <style:map style:condition="cell-content()=10000" style:apply-style-name="Untitled1" style:base-cell-address="Sheet1.G759"/>
      <style:map style:condition="cell-content()=1" style:apply-style-name="Untitled2" style:base-cell-address="Sheet1.G759"/>
    </style:style>
    <style:style style:name="ce760" style:family="table-cell" style:parent-style-name="Default">
      <style:map style:condition="cell-content()=10000" style:apply-style-name="Untitled1" style:base-cell-address="Sheet1.G760"/>
      <style:map style:condition="cell-content()=1" style:apply-style-name="Untitled2" style:base-cell-address="Sheet1.G760"/>
    </style:style>
    <style:style style:name="ce761" style:family="table-cell" style:parent-style-name="Default">
      <style:map style:condition="cell-content()=10000" style:apply-style-name="Untitled1" style:base-cell-address="Sheet1.G761"/>
      <style:map style:condition="cell-content()=1" style:apply-style-name="Untitled2" style:base-cell-address="Sheet1.G761"/>
    </style:style>
    <style:style style:name="ce762" style:family="table-cell" style:parent-style-name="Default">
      <style:map style:condition="cell-content()=10000" style:apply-style-name="Untitled1" style:base-cell-address="Sheet1.G762"/>
      <style:map style:condition="cell-content()=1" style:apply-style-name="Untitled2" style:base-cell-address="Sheet1.G762"/>
    </style:style>
    <style:style style:name="ce763" style:family="table-cell" style:parent-style-name="Default">
      <style:map style:condition="cell-content()=10000" style:apply-style-name="Untitled1" style:base-cell-address="Sheet1.G763"/>
      <style:map style:condition="cell-content()=1" style:apply-style-name="Untitled2" style:base-cell-address="Sheet1.G763"/>
    </style:style>
    <style:style style:name="ce764" style:family="table-cell" style:parent-style-name="Default">
      <style:map style:condition="cell-content()=10000" style:apply-style-name="Untitled1" style:base-cell-address="Sheet1.G764"/>
      <style:map style:condition="cell-content()=1" style:apply-style-name="Untitled2" style:base-cell-address="Sheet1.G764"/>
    </style:style>
    <style:style style:name="ce765" style:family="table-cell" style:parent-style-name="Default">
      <style:map style:condition="cell-content()=10000" style:apply-style-name="Untitled1" style:base-cell-address="Sheet1.G765"/>
      <style:map style:condition="cell-content()=1" style:apply-style-name="Untitled2" style:base-cell-address="Sheet1.G765"/>
    </style:style>
    <style:style style:name="ce766" style:family="table-cell" style:parent-style-name="Default">
      <style:map style:condition="cell-content()=10000" style:apply-style-name="Untitled1" style:base-cell-address="Sheet1.G766"/>
      <style:map style:condition="cell-content()=1" style:apply-style-name="Untitled2" style:base-cell-address="Sheet1.G766"/>
    </style:style>
    <style:style style:name="ce767" style:family="table-cell" style:parent-style-name="Default">
      <style:map style:condition="cell-content()=10000" style:apply-style-name="Untitled1" style:base-cell-address="Sheet1.G767"/>
      <style:map style:condition="cell-content()=1" style:apply-style-name="Untitled2" style:base-cell-address="Sheet1.G767"/>
    </style:style>
    <style:style style:name="ce768" style:family="table-cell" style:parent-style-name="Default">
      <style:map style:condition="cell-content()=10000" style:apply-style-name="Untitled1" style:base-cell-address="Sheet1.G768"/>
      <style:map style:condition="cell-content()=1" style:apply-style-name="Untitled2" style:base-cell-address="Sheet1.G768"/>
    </style:style>
    <style:style style:name="ce769" style:family="table-cell" style:parent-style-name="Default">
      <style:map style:condition="cell-content()=10000" style:apply-style-name="Untitled1" style:base-cell-address="Sheet1.G769"/>
      <style:map style:condition="cell-content()=1" style:apply-style-name="Untitled2" style:base-cell-address="Sheet1.G769"/>
    </style:style>
    <style:style style:name="ce770" style:family="table-cell" style:parent-style-name="Default">
      <style:map style:condition="cell-content()=10000" style:apply-style-name="Untitled1" style:base-cell-address="Sheet1.G770"/>
      <style:map style:condition="cell-content()=1" style:apply-style-name="Untitled2" style:base-cell-address="Sheet1.G770"/>
    </style:style>
    <style:style style:name="ce771" style:family="table-cell" style:parent-style-name="Default">
      <style:map style:condition="cell-content()=10000" style:apply-style-name="Untitled1" style:base-cell-address="Sheet1.G771"/>
      <style:map style:condition="cell-content()=1" style:apply-style-name="Untitled2" style:base-cell-address="Sheet1.G771"/>
    </style:style>
    <style:style style:name="ce772" style:family="table-cell" style:parent-style-name="Default">
      <style:map style:condition="cell-content()=10000" style:apply-style-name="Untitled1" style:base-cell-address="Sheet1.G772"/>
      <style:map style:condition="cell-content()=1" style:apply-style-name="Untitled2" style:base-cell-address="Sheet1.G772"/>
    </style:style>
    <style:style style:name="ce773" style:family="table-cell" style:parent-style-name="Default">
      <style:map style:condition="cell-content()=10000" style:apply-style-name="Untitled1" style:base-cell-address="Sheet1.G773"/>
      <style:map style:condition="cell-content()=1" style:apply-style-name="Untitled2" style:base-cell-address="Sheet1.G773"/>
    </style:style>
    <style:style style:name="ce774" style:family="table-cell" style:parent-style-name="Default">
      <style:map style:condition="cell-content()=10000" style:apply-style-name="Untitled1" style:base-cell-address="Sheet1.G774"/>
      <style:map style:condition="cell-content()=1" style:apply-style-name="Untitled2" style:base-cell-address="Sheet1.G774"/>
    </style:style>
    <style:style style:name="ce775" style:family="table-cell" style:parent-style-name="Default">
      <style:map style:condition="cell-content()=10000" style:apply-style-name="Untitled1" style:base-cell-address="Sheet1.G775"/>
      <style:map style:condition="cell-content()=1" style:apply-style-name="Untitled2" style:base-cell-address="Sheet1.G775"/>
    </style:style>
    <style:style style:name="ce776" style:family="table-cell" style:parent-style-name="Default">
      <style:map style:condition="cell-content()=10000" style:apply-style-name="Untitled1" style:base-cell-address="Sheet1.G776"/>
      <style:map style:condition="cell-content()=1" style:apply-style-name="Untitled2" style:base-cell-address="Sheet1.G776"/>
    </style:style>
    <style:style style:name="ce777" style:family="table-cell" style:parent-style-name="Default">
      <style:map style:condition="cell-content()=10000" style:apply-style-name="Untitled1" style:base-cell-address="Sheet1.G777"/>
      <style:map style:condition="cell-content()=1" style:apply-style-name="Untitled2" style:base-cell-address="Sheet1.G777"/>
    </style:style>
    <style:style style:name="ce778" style:family="table-cell" style:parent-style-name="Default">
      <style:map style:condition="cell-content()=10000" style:apply-style-name="Untitled1" style:base-cell-address="Sheet1.G778"/>
      <style:map style:condition="cell-content()=1" style:apply-style-name="Untitled2" style:base-cell-address="Sheet1.G778"/>
    </style:style>
    <style:style style:name="ce779" style:family="table-cell" style:parent-style-name="Default">
      <style:map style:condition="cell-content()=10000" style:apply-style-name="Untitled1" style:base-cell-address="Sheet1.G779"/>
      <style:map style:condition="cell-content()=1" style:apply-style-name="Untitled2" style:base-cell-address="Sheet1.G779"/>
    </style:style>
    <style:style style:name="ce780" style:family="table-cell" style:parent-style-name="Default">
      <style:map style:condition="cell-content()=10000" style:apply-style-name="Untitled1" style:base-cell-address="Sheet1.G780"/>
      <style:map style:condition="cell-content()=1" style:apply-style-name="Untitled2" style:base-cell-address="Sheet1.G780"/>
    </style:style>
    <style:style style:name="ce781" style:family="table-cell" style:parent-style-name="Default">
      <style:map style:condition="cell-content()=10000" style:apply-style-name="Untitled1" style:base-cell-address="Sheet1.G781"/>
      <style:map style:condition="cell-content()=1" style:apply-style-name="Untitled2" style:base-cell-address="Sheet1.G781"/>
    </style:style>
    <style:style style:name="ce782" style:family="table-cell" style:parent-style-name="Default">
      <style:map style:condition="cell-content()=10000" style:apply-style-name="Untitled1" style:base-cell-address="Sheet1.G782"/>
      <style:map style:condition="cell-content()=1" style:apply-style-name="Untitled2" style:base-cell-address="Sheet1.G782"/>
    </style:style>
    <style:style style:name="ce783" style:family="table-cell" style:parent-style-name="Default">
      <style:map style:condition="cell-content()=10000" style:apply-style-name="Untitled1" style:base-cell-address="Sheet1.G783"/>
      <style:map style:condition="cell-content()=1" style:apply-style-name="Untitled2" style:base-cell-address="Sheet1.G783"/>
    </style:style>
    <style:style style:name="ce784" style:family="table-cell" style:parent-style-name="Default">
      <style:map style:condition="cell-content()=10000" style:apply-style-name="Untitled1" style:base-cell-address="Sheet1.G784"/>
      <style:map style:condition="cell-content()=1" style:apply-style-name="Untitled2" style:base-cell-address="Sheet1.G784"/>
    </style:style>
    <style:style style:name="ce785" style:family="table-cell" style:parent-style-name="Default">
      <style:map style:condition="cell-content()=10000" style:apply-style-name="Untitled1" style:base-cell-address="Sheet1.G785"/>
      <style:map style:condition="cell-content()=1" style:apply-style-name="Untitled2" style:base-cell-address="Sheet1.G785"/>
    </style:style>
    <style:style style:name="ce786" style:family="table-cell" style:parent-style-name="Default">
      <style:map style:condition="cell-content()=10000" style:apply-style-name="Untitled1" style:base-cell-address="Sheet1.G786"/>
      <style:map style:condition="cell-content()=1" style:apply-style-name="Untitled2" style:base-cell-address="Sheet1.G786"/>
    </style:style>
    <style:style style:name="ce787" style:family="table-cell" style:parent-style-name="Default">
      <style:map style:condition="cell-content()=10000" style:apply-style-name="Untitled1" style:base-cell-address="Sheet1.G787"/>
      <style:map style:condition="cell-content()=1" style:apply-style-name="Untitled2" style:base-cell-address="Sheet1.G787"/>
    </style:style>
    <style:style style:name="ce788" style:family="table-cell" style:parent-style-name="Default">
      <style:map style:condition="cell-content()=10000" style:apply-style-name="Untitled1" style:base-cell-address="Sheet1.G788"/>
      <style:map style:condition="cell-content()=1" style:apply-style-name="Untitled2" style:base-cell-address="Sheet1.G788"/>
    </style:style>
    <style:style style:name="ce789" style:family="table-cell" style:parent-style-name="Default">
      <style:map style:condition="cell-content()=10000" style:apply-style-name="Untitled1" style:base-cell-address="Sheet1.G789"/>
      <style:map style:condition="cell-content()=1" style:apply-style-name="Untitled2" style:base-cell-address="Sheet1.G789"/>
    </style:style>
    <style:style style:name="ce790" style:family="table-cell" style:parent-style-name="Default">
      <style:map style:condition="cell-content()=10000" style:apply-style-name="Untitled1" style:base-cell-address="Sheet1.G790"/>
      <style:map style:condition="cell-content()=1" style:apply-style-name="Untitled2" style:base-cell-address="Sheet1.G790"/>
    </style:style>
    <style:style style:name="ce791" style:family="table-cell" style:parent-style-name="Default">
      <style:map style:condition="cell-content()=10000" style:apply-style-name="Untitled1" style:base-cell-address="Sheet1.G791"/>
      <style:map style:condition="cell-content()=1" style:apply-style-name="Untitled2" style:base-cell-address="Sheet1.G791"/>
    </style:style>
    <style:style style:name="ce792" style:family="table-cell" style:parent-style-name="Default">
      <style:map style:condition="cell-content()=10000" style:apply-style-name="Untitled1" style:base-cell-address="Sheet1.G792"/>
      <style:map style:condition="cell-content()=1" style:apply-style-name="Untitled2" style:base-cell-address="Sheet1.G792"/>
    </style:style>
    <style:style style:name="ce793" style:family="table-cell" style:parent-style-name="Default">
      <style:map style:condition="cell-content()=10000" style:apply-style-name="Untitled1" style:base-cell-address="Sheet1.G793"/>
      <style:map style:condition="cell-content()=1" style:apply-style-name="Untitled2" style:base-cell-address="Sheet1.G793"/>
    </style:style>
    <style:style style:name="ce794" style:family="table-cell" style:parent-style-name="Default">
      <style:map style:condition="cell-content()=10000" style:apply-style-name="Untitled1" style:base-cell-address="Sheet1.G794"/>
      <style:map style:condition="cell-content()=1" style:apply-style-name="Untitled2" style:base-cell-address="Sheet1.G794"/>
    </style:style>
    <style:style style:name="ce795" style:family="table-cell" style:parent-style-name="Default">
      <style:map style:condition="cell-content()=10000" style:apply-style-name="Untitled1" style:base-cell-address="Sheet1.G795"/>
      <style:map style:condition="cell-content()=1" style:apply-style-name="Untitled2" style:base-cell-address="Sheet1.G795"/>
    </style:style>
    <style:style style:name="ce796" style:family="table-cell" style:parent-style-name="Default">
      <style:map style:condition="cell-content()=10000" style:apply-style-name="Untitled1" style:base-cell-address="Sheet1.G796"/>
      <style:map style:condition="cell-content()=1" style:apply-style-name="Untitled2" style:base-cell-address="Sheet1.G796"/>
    </style:style>
    <style:style style:name="ce797" style:family="table-cell" style:parent-style-name="Default">
      <style:map style:condition="cell-content()=10000" style:apply-style-name="Untitled1" style:base-cell-address="Sheet1.G797"/>
      <style:map style:condition="cell-content()=1" style:apply-style-name="Untitled2" style:base-cell-address="Sheet1.G797"/>
    </style:style>
    <style:style style:name="ce798" style:family="table-cell" style:parent-style-name="Default">
      <style:map style:condition="cell-content()=10000" style:apply-style-name="Untitled1" style:base-cell-address="Sheet1.G798"/>
      <style:map style:condition="cell-content()=1" style:apply-style-name="Untitled2" style:base-cell-address="Sheet1.G798"/>
    </style:style>
    <style:style style:name="ce799" style:family="table-cell" style:parent-style-name="Default">
      <style:map style:condition="cell-content()=10000" style:apply-style-name="Untitled1" style:base-cell-address="Sheet1.G799"/>
      <style:map style:condition="cell-content()=1" style:apply-style-name="Untitled2" style:base-cell-address="Sheet1.G799"/>
    </style:style>
    <style:style style:name="ce800" style:family="table-cell" style:parent-style-name="Default">
      <style:map style:condition="cell-content()=10000" style:apply-style-name="Untitled1" style:base-cell-address="Sheet1.G800"/>
      <style:map style:condition="cell-content()=1" style:apply-style-name="Untitled2" style:base-cell-address="Sheet1.G800"/>
    </style:style>
    <style:style style:name="ce801" style:family="table-cell" style:parent-style-name="Default">
      <style:map style:condition="cell-content()=10000" style:apply-style-name="Untitled1" style:base-cell-address="Sheet1.G801"/>
      <style:map style:condition="cell-content()=1" style:apply-style-name="Untitled2" style:base-cell-address="Sheet1.G801"/>
    </style:style>
    <style:style style:name="ce802" style:family="table-cell" style:parent-style-name="Default">
      <style:map style:condition="cell-content()=10000" style:apply-style-name="Untitled1" style:base-cell-address="Sheet1.G802"/>
      <style:map style:condition="cell-content()=1" style:apply-style-name="Untitled2" style:base-cell-address="Sheet1.G802"/>
    </style:style>
    <style:style style:name="ce803" style:family="table-cell" style:parent-style-name="Default">
      <style:map style:condition="cell-content()=10000" style:apply-style-name="Untitled1" style:base-cell-address="Sheet1.G803"/>
      <style:map style:condition="cell-content()=1" style:apply-style-name="Untitled2" style:base-cell-address="Sheet1.G803"/>
    </style:style>
    <style:style style:name="ce804" style:family="table-cell" style:parent-style-name="Default">
      <style:map style:condition="cell-content()=10000" style:apply-style-name="Untitled1" style:base-cell-address="Sheet1.G804"/>
      <style:map style:condition="cell-content()=1" style:apply-style-name="Untitled2" style:base-cell-address="Sheet1.G804"/>
    </style:style>
    <style:style style:name="ce805" style:family="table-cell" style:parent-style-name="Default">
      <style:map style:condition="cell-content()=10000" style:apply-style-name="Untitled1" style:base-cell-address="Sheet1.G805"/>
      <style:map style:condition="cell-content()=1" style:apply-style-name="Untitled2" style:base-cell-address="Sheet1.G805"/>
    </style:style>
    <style:style style:name="ce806" style:family="table-cell" style:parent-style-name="Default">
      <style:map style:condition="cell-content()=10000" style:apply-style-name="Untitled1" style:base-cell-address="Sheet1.G806"/>
      <style:map style:condition="cell-content()=1" style:apply-style-name="Untitled2" style:base-cell-address="Sheet1.G806"/>
    </style:style>
    <style:style style:name="ce807" style:family="table-cell" style:parent-style-name="Default">
      <style:map style:condition="cell-content()=10000" style:apply-style-name="Untitled1" style:base-cell-address="Sheet1.G807"/>
      <style:map style:condition="cell-content()=1" style:apply-style-name="Untitled2" style:base-cell-address="Sheet1.G807"/>
    </style:style>
    <style:style style:name="ce808" style:family="table-cell" style:parent-style-name="Default">
      <style:map style:condition="cell-content()=10000" style:apply-style-name="Untitled1" style:base-cell-address="Sheet1.G808"/>
      <style:map style:condition="cell-content()=1" style:apply-style-name="Untitled2" style:base-cell-address="Sheet1.G808"/>
    </style:style>
    <style:style style:name="ce809" style:family="table-cell" style:parent-style-name="Default">
      <style:map style:condition="cell-content()=10000" style:apply-style-name="Untitled1" style:base-cell-address="Sheet1.G809"/>
      <style:map style:condition="cell-content()=1" style:apply-style-name="Untitled2" style:base-cell-address="Sheet1.G809"/>
    </style:style>
    <style:style style:name="ce810" style:family="table-cell" style:parent-style-name="Default">
      <style:map style:condition="cell-content()=10000" style:apply-style-name="Untitled1" style:base-cell-address="Sheet1.G810"/>
      <style:map style:condition="cell-content()=1" style:apply-style-name="Untitled2" style:base-cell-address="Sheet1.G810"/>
    </style:style>
    <style:style style:name="ce811" style:family="table-cell" style:parent-style-name="Default">
      <style:map style:condition="cell-content()=10000" style:apply-style-name="Untitled1" style:base-cell-address="Sheet1.G811"/>
      <style:map style:condition="cell-content()=1" style:apply-style-name="Untitled2" style:base-cell-address="Sheet1.G811"/>
    </style:style>
    <style:style style:name="ce812" style:family="table-cell" style:parent-style-name="Default">
      <style:map style:condition="cell-content()=10000" style:apply-style-name="Untitled1" style:base-cell-address="Sheet1.G812"/>
      <style:map style:condition="cell-content()=1" style:apply-style-name="Untitled2" style:base-cell-address="Sheet1.G812"/>
    </style:style>
    <style:style style:name="ce813" style:family="table-cell" style:parent-style-name="Default">
      <style:map style:condition="cell-content()=10000" style:apply-style-name="Untitled1" style:base-cell-address="Sheet1.G813"/>
      <style:map style:condition="cell-content()=1" style:apply-style-name="Untitled2" style:base-cell-address="Sheet1.G813"/>
    </style:style>
    <style:style style:name="ce814" style:family="table-cell" style:parent-style-name="Default">
      <style:map style:condition="cell-content()=10000" style:apply-style-name="Untitled1" style:base-cell-address="Sheet1.G814"/>
      <style:map style:condition="cell-content()=1" style:apply-style-name="Untitled2" style:base-cell-address="Sheet1.G814"/>
    </style:style>
    <style:style style:name="ce815" style:family="table-cell" style:parent-style-name="Default">
      <style:map style:condition="cell-content()=10000" style:apply-style-name="Untitled1" style:base-cell-address="Sheet1.G815"/>
      <style:map style:condition="cell-content()=1" style:apply-style-name="Untitled2" style:base-cell-address="Sheet1.G815"/>
    </style:style>
    <style:style style:name="ce816" style:family="table-cell" style:parent-style-name="Default">
      <style:map style:condition="cell-content()=10000" style:apply-style-name="Untitled1" style:base-cell-address="Sheet1.G816"/>
      <style:map style:condition="cell-content()=1" style:apply-style-name="Untitled2" style:base-cell-address="Sheet1.G816"/>
    </style:style>
    <style:style style:name="ce817" style:family="table-cell" style:parent-style-name="Default">
      <style:map style:condition="cell-content()=10000" style:apply-style-name="Untitled1" style:base-cell-address="Sheet1.G817"/>
      <style:map style:condition="cell-content()=1" style:apply-style-name="Untitled2" style:base-cell-address="Sheet1.G817"/>
    </style:style>
    <style:style style:name="ce818" style:family="table-cell" style:parent-style-name="Default">
      <style:map style:condition="cell-content()=10000" style:apply-style-name="Untitled1" style:base-cell-address="Sheet1.G818"/>
      <style:map style:condition="cell-content()=1" style:apply-style-name="Untitled2" style:base-cell-address="Sheet1.G818"/>
    </style:style>
    <style:style style:name="ce819" style:family="table-cell" style:parent-style-name="Default">
      <style:map style:condition="cell-content()=10000" style:apply-style-name="Untitled1" style:base-cell-address="Sheet1.G819"/>
      <style:map style:condition="cell-content()=1" style:apply-style-name="Untitled2" style:base-cell-address="Sheet1.G819"/>
    </style:style>
    <style:style style:name="ce820" style:family="table-cell" style:parent-style-name="Default">
      <style:map style:condition="cell-content()=10000" style:apply-style-name="Untitled1" style:base-cell-address="Sheet1.G820"/>
      <style:map style:condition="cell-content()=1" style:apply-style-name="Untitled2" style:base-cell-address="Sheet1.G820"/>
    </style:style>
    <style:style style:name="ce821" style:family="table-cell" style:parent-style-name="Default">
      <style:map style:condition="cell-content()=10000" style:apply-style-name="Untitled1" style:base-cell-address="Sheet1.G821"/>
      <style:map style:condition="cell-content()=1" style:apply-style-name="Untitled2" style:base-cell-address="Sheet1.G821"/>
    </style:style>
    <style:style style:name="ce822" style:family="table-cell" style:parent-style-name="Default">
      <style:map style:condition="cell-content()=10000" style:apply-style-name="Untitled1" style:base-cell-address="Sheet1.G822"/>
      <style:map style:condition="cell-content()=1" style:apply-style-name="Untitled2" style:base-cell-address="Sheet1.G822"/>
    </style:style>
    <style:style style:name="ce823" style:family="table-cell" style:parent-style-name="Default">
      <style:map style:condition="cell-content()=10000" style:apply-style-name="Untitled1" style:base-cell-address="Sheet1.G823"/>
      <style:map style:condition="cell-content()=1" style:apply-style-name="Untitled2" style:base-cell-address="Sheet1.G823"/>
    </style:style>
    <style:style style:name="ce824" style:family="table-cell" style:parent-style-name="Default">
      <style:map style:condition="cell-content()=10000" style:apply-style-name="Untitled1" style:base-cell-address="Sheet1.G824"/>
      <style:map style:condition="cell-content()=1" style:apply-style-name="Untitled2" style:base-cell-address="Sheet1.G824"/>
    </style:style>
    <style:style style:name="ce825" style:family="table-cell" style:parent-style-name="Default">
      <style:map style:condition="cell-content()=10000" style:apply-style-name="Untitled1" style:base-cell-address="Sheet1.G825"/>
      <style:map style:condition="cell-content()=1" style:apply-style-name="Untitled2" style:base-cell-address="Sheet1.G825"/>
    </style:style>
    <style:style style:name="ce826" style:family="table-cell" style:parent-style-name="Default">
      <style:map style:condition="cell-content()=10000" style:apply-style-name="Untitled1" style:base-cell-address="Sheet1.G826"/>
      <style:map style:condition="cell-content()=1" style:apply-style-name="Untitled2" style:base-cell-address="Sheet1.G826"/>
    </style:style>
    <style:style style:name="ce827" style:family="table-cell" style:parent-style-name="Default">
      <style:map style:condition="cell-content()=10000" style:apply-style-name="Untitled1" style:base-cell-address="Sheet1.G827"/>
      <style:map style:condition="cell-content()=1" style:apply-style-name="Untitled2" style:base-cell-address="Sheet1.G827"/>
    </style:style>
    <style:style style:name="ce828" style:family="table-cell" style:parent-style-name="Default">
      <style:map style:condition="cell-content()=10000" style:apply-style-name="Untitled1" style:base-cell-address="Sheet1.G828"/>
      <style:map style:condition="cell-content()=1" style:apply-style-name="Untitled2" style:base-cell-address="Sheet1.G828"/>
    </style:style>
    <style:style style:name="ce829" style:family="table-cell" style:parent-style-name="Default">
      <style:map style:condition="cell-content()=10000" style:apply-style-name="Untitled1" style:base-cell-address="Sheet1.G829"/>
      <style:map style:condition="cell-content()=1" style:apply-style-name="Untitled2" style:base-cell-address="Sheet1.G829"/>
    </style:style>
    <style:style style:name="ce830" style:family="table-cell" style:parent-style-name="Default">
      <style:map style:condition="cell-content()=10000" style:apply-style-name="Untitled1" style:base-cell-address="Sheet1.G830"/>
      <style:map style:condition="cell-content()=1" style:apply-style-name="Untitled2" style:base-cell-address="Sheet1.G830"/>
    </style:style>
    <style:style style:name="ce831" style:family="table-cell" style:parent-style-name="Default">
      <style:map style:condition="cell-content()=10000" style:apply-style-name="Untitled1" style:base-cell-address="Sheet1.G831"/>
      <style:map style:condition="cell-content()=1" style:apply-style-name="Untitled2" style:base-cell-address="Sheet1.G831"/>
    </style:style>
    <style:style style:name="ce832" style:family="table-cell" style:parent-style-name="Default">
      <style:map style:condition="cell-content()=10000" style:apply-style-name="Untitled1" style:base-cell-address="Sheet1.G832"/>
      <style:map style:condition="cell-content()=1" style:apply-style-name="Untitled2" style:base-cell-address="Sheet1.G832"/>
    </style:style>
    <style:style style:name="ce833" style:family="table-cell" style:parent-style-name="Default">
      <style:map style:condition="cell-content()=10000" style:apply-style-name="Untitled1" style:base-cell-address="Sheet1.G833"/>
      <style:map style:condition="cell-content()=1" style:apply-style-name="Untitled2" style:base-cell-address="Sheet1.G833"/>
    </style:style>
    <style:style style:name="ce834" style:family="table-cell" style:parent-style-name="Default">
      <style:map style:condition="cell-content()=10000" style:apply-style-name="Untitled1" style:base-cell-address="Sheet1.G834"/>
      <style:map style:condition="cell-content()=1" style:apply-style-name="Untitled2" style:base-cell-address="Sheet1.G834"/>
    </style:style>
    <style:style style:name="ce835" style:family="table-cell" style:parent-style-name="Default">
      <style:map style:condition="cell-content()=10000" style:apply-style-name="Untitled1" style:base-cell-address="Sheet1.G835"/>
      <style:map style:condition="cell-content()=1" style:apply-style-name="Untitled2" style:base-cell-address="Sheet1.G835"/>
    </style:style>
    <style:style style:name="ce836" style:family="table-cell" style:parent-style-name="Default">
      <style:map style:condition="cell-content()=10000" style:apply-style-name="Untitled1" style:base-cell-address="Sheet1.G836"/>
      <style:map style:condition="cell-content()=1" style:apply-style-name="Untitled2" style:base-cell-address="Sheet1.G836"/>
    </style:style>
    <style:style style:name="ce837" style:family="table-cell" style:parent-style-name="Default">
      <style:map style:condition="cell-content()=10000" style:apply-style-name="Untitled1" style:base-cell-address="Sheet1.G837"/>
      <style:map style:condition="cell-content()=1" style:apply-style-name="Untitled2" style:base-cell-address="Sheet1.G837"/>
    </style:style>
    <style:style style:name="ce838" style:family="table-cell" style:parent-style-name="Default">
      <style:map style:condition="cell-content()=10000" style:apply-style-name="Untitled1" style:base-cell-address="Sheet1.G838"/>
      <style:map style:condition="cell-content()=1" style:apply-style-name="Untitled2" style:base-cell-address="Sheet1.G838"/>
    </style:style>
    <style:style style:name="ce839" style:family="table-cell" style:parent-style-name="Default">
      <style:map style:condition="cell-content()=10000" style:apply-style-name="Untitled1" style:base-cell-address="Sheet1.G839"/>
      <style:map style:condition="cell-content()=1" style:apply-style-name="Untitled2" style:base-cell-address="Sheet1.G839"/>
    </style:style>
    <style:style style:name="ce840" style:family="table-cell" style:parent-style-name="Default">
      <style:map style:condition="cell-content()=10000" style:apply-style-name="Untitled1" style:base-cell-address="Sheet1.G840"/>
      <style:map style:condition="cell-content()=1" style:apply-style-name="Untitled2" style:base-cell-address="Sheet1.G840"/>
    </style:style>
    <style:style style:name="ce841" style:family="table-cell" style:parent-style-name="Default">
      <style:map style:condition="cell-content()=10000" style:apply-style-name="Untitled1" style:base-cell-address="Sheet1.G841"/>
      <style:map style:condition="cell-content()=1" style:apply-style-name="Untitled2" style:base-cell-address="Sheet1.G841"/>
    </style:style>
    <style:style style:name="ce842" style:family="table-cell" style:parent-style-name="Default">
      <style:map style:condition="cell-content()=10000" style:apply-style-name="Untitled1" style:base-cell-address="Sheet1.G842"/>
      <style:map style:condition="cell-content()=1" style:apply-style-name="Untitled2" style:base-cell-address="Sheet1.G842"/>
    </style:style>
    <style:style style:name="ce843" style:family="table-cell" style:parent-style-name="Default">
      <style:map style:condition="cell-content()=10000" style:apply-style-name="Untitled1" style:base-cell-address="Sheet1.G843"/>
      <style:map style:condition="cell-content()=1" style:apply-style-name="Untitled2" style:base-cell-address="Sheet1.G843"/>
    </style:style>
    <style:style style:name="ce844" style:family="table-cell" style:parent-style-name="Default">
      <style:map style:condition="cell-content()=10000" style:apply-style-name="Untitled1" style:base-cell-address="Sheet1.G844"/>
      <style:map style:condition="cell-content()=1" style:apply-style-name="Untitled2" style:base-cell-address="Sheet1.G844"/>
    </style:style>
    <style:style style:name="ce845" style:family="table-cell" style:parent-style-name="Default">
      <style:map style:condition="cell-content()=10000" style:apply-style-name="Untitled1" style:base-cell-address="Sheet1.G845"/>
      <style:map style:condition="cell-content()=1" style:apply-style-name="Untitled2" style:base-cell-address="Sheet1.G845"/>
    </style:style>
    <style:style style:name="ce846" style:family="table-cell" style:parent-style-name="Default">
      <style:map style:condition="cell-content()=10000" style:apply-style-name="Untitled1" style:base-cell-address="Sheet1.G846"/>
      <style:map style:condition="cell-content()=1" style:apply-style-name="Untitled2" style:base-cell-address="Sheet1.G846"/>
    </style:style>
    <style:style style:name="ce847" style:family="table-cell" style:parent-style-name="Default">
      <style:map style:condition="cell-content()=10000" style:apply-style-name="Untitled1" style:base-cell-address="Sheet1.G847"/>
      <style:map style:condition="cell-content()=1" style:apply-style-name="Untitled2" style:base-cell-address="Sheet1.G847"/>
    </style:style>
    <style:style style:name="ce848" style:family="table-cell" style:parent-style-name="Default">
      <style:map style:condition="cell-content()=10000" style:apply-style-name="Untitled1" style:base-cell-address="Sheet1.G848"/>
      <style:map style:condition="cell-content()=1" style:apply-style-name="Untitled2" style:base-cell-address="Sheet1.G848"/>
    </style:style>
    <style:style style:name="ce849" style:family="table-cell" style:parent-style-name="Default">
      <style:map style:condition="cell-content()=10000" style:apply-style-name="Untitled1" style:base-cell-address="Sheet1.G849"/>
      <style:map style:condition="cell-content()=1" style:apply-style-name="Untitled2" style:base-cell-address="Sheet1.G849"/>
    </style:style>
    <style:style style:name="ce850" style:family="table-cell" style:parent-style-name="Default">
      <style:map style:condition="cell-content()=10000" style:apply-style-name="Untitled1" style:base-cell-address="Sheet1.G850"/>
      <style:map style:condition="cell-content()=1" style:apply-style-name="Untitled2" style:base-cell-address="Sheet1.G850"/>
    </style:style>
    <style:style style:name="ce851" style:family="table-cell" style:parent-style-name="Default">
      <style:map style:condition="cell-content()=10000" style:apply-style-name="Untitled1" style:base-cell-address="Sheet1.G851"/>
      <style:map style:condition="cell-content()=1" style:apply-style-name="Untitled2" style:base-cell-address="Sheet1.G851"/>
    </style:style>
    <style:style style:name="ce852" style:family="table-cell" style:parent-style-name="Default">
      <style:map style:condition="cell-content()=10000" style:apply-style-name="Untitled1" style:base-cell-address="Sheet1.G852"/>
      <style:map style:condition="cell-content()=1" style:apply-style-name="Untitled2" style:base-cell-address="Sheet1.G852"/>
    </style:style>
    <style:style style:name="ce853" style:family="table-cell" style:parent-style-name="Default">
      <style:map style:condition="cell-content()=10000" style:apply-style-name="Untitled1" style:base-cell-address="Sheet1.G853"/>
      <style:map style:condition="cell-content()=1" style:apply-style-name="Untitled2" style:base-cell-address="Sheet1.G853"/>
    </style:style>
    <style:style style:name="ce854" style:family="table-cell" style:parent-style-name="Default">
      <style:map style:condition="cell-content()=10000" style:apply-style-name="Untitled1" style:base-cell-address="Sheet1.G854"/>
      <style:map style:condition="cell-content()=1" style:apply-style-name="Untitled2" style:base-cell-address="Sheet1.G854"/>
    </style:style>
    <style:style style:name="ce855" style:family="table-cell" style:parent-style-name="Default">
      <style:map style:condition="cell-content()=10000" style:apply-style-name="Untitled1" style:base-cell-address="Sheet1.G855"/>
      <style:map style:condition="cell-content()=1" style:apply-style-name="Untitled2" style:base-cell-address="Sheet1.G855"/>
    </style:style>
    <style:style style:name="ce856" style:family="table-cell" style:parent-style-name="Default">
      <style:map style:condition="cell-content()=10000" style:apply-style-name="Untitled1" style:base-cell-address="Sheet1.G856"/>
      <style:map style:condition="cell-content()=1" style:apply-style-name="Untitled2" style:base-cell-address="Sheet1.G856"/>
    </style:style>
    <style:style style:name="ce857" style:family="table-cell" style:parent-style-name="Default">
      <style:map style:condition="cell-content()=10000" style:apply-style-name="Untitled1" style:base-cell-address="Sheet1.G857"/>
      <style:map style:condition="cell-content()=1" style:apply-style-name="Untitled2" style:base-cell-address="Sheet1.G857"/>
    </style:style>
    <style:style style:name="ce858" style:family="table-cell" style:parent-style-name="Default">
      <style:map style:condition="cell-content()=10000" style:apply-style-name="Untitled1" style:base-cell-address="Sheet1.G858"/>
      <style:map style:condition="cell-content()=1" style:apply-style-name="Untitled2" style:base-cell-address="Sheet1.G858"/>
    </style:style>
    <style:style style:name="ce859" style:family="table-cell" style:parent-style-name="Default">
      <style:map style:condition="cell-content()=10000" style:apply-style-name="Untitled1" style:base-cell-address="Sheet1.G859"/>
      <style:map style:condition="cell-content()=1" style:apply-style-name="Untitled2" style:base-cell-address="Sheet1.G859"/>
    </style:style>
    <style:style style:name="ce860" style:family="table-cell" style:parent-style-name="Default">
      <style:map style:condition="cell-content()=10000" style:apply-style-name="Untitled1" style:base-cell-address="Sheet1.G860"/>
      <style:map style:condition="cell-content()=1" style:apply-style-name="Untitled2" style:base-cell-address="Sheet1.G860"/>
    </style:style>
    <style:style style:name="ce861" style:family="table-cell" style:parent-style-name="Default">
      <style:map style:condition="cell-content()=10000" style:apply-style-name="Untitled1" style:base-cell-address="Sheet1.G861"/>
      <style:map style:condition="cell-content()=1" style:apply-style-name="Untitled2" style:base-cell-address="Sheet1.G861"/>
    </style:style>
    <style:style style:name="ce862" style:family="table-cell" style:parent-style-name="Default">
      <style:map style:condition="cell-content()=10000" style:apply-style-name="Untitled1" style:base-cell-address="Sheet1.G862"/>
      <style:map style:condition="cell-content()=1" style:apply-style-name="Untitled2" style:base-cell-address="Sheet1.G862"/>
    </style:style>
    <style:style style:name="ce863" style:family="table-cell" style:parent-style-name="Default">
      <style:map style:condition="cell-content()=10000" style:apply-style-name="Untitled1" style:base-cell-address="Sheet1.G863"/>
      <style:map style:condition="cell-content()=1" style:apply-style-name="Untitled2" style:base-cell-address="Sheet1.G863"/>
    </style:style>
    <style:style style:name="ce864" style:family="table-cell" style:parent-style-name="Default">
      <style:map style:condition="cell-content()=10000" style:apply-style-name="Untitled1" style:base-cell-address="Sheet1.G864"/>
      <style:map style:condition="cell-content()=1" style:apply-style-name="Untitled2" style:base-cell-address="Sheet1.G864"/>
    </style:style>
    <style:style style:name="ce865" style:family="table-cell" style:parent-style-name="Default">
      <style:map style:condition="cell-content()=10000" style:apply-style-name="Untitled1" style:base-cell-address="Sheet1.G865"/>
      <style:map style:condition="cell-content()=1" style:apply-style-name="Untitled2" style:base-cell-address="Sheet1.G865"/>
    </style:style>
    <style:style style:name="ce866" style:family="table-cell" style:parent-style-name="Default">
      <style:map style:condition="cell-content()=10000" style:apply-style-name="Untitled1" style:base-cell-address="Sheet1.G866"/>
      <style:map style:condition="cell-content()=1" style:apply-style-name="Untitled2" style:base-cell-address="Sheet1.G866"/>
    </style:style>
    <style:style style:name="ce867" style:family="table-cell" style:parent-style-name="Default">
      <style:map style:condition="cell-content()=10000" style:apply-style-name="Untitled1" style:base-cell-address="Sheet1.G867"/>
      <style:map style:condition="cell-content()=1" style:apply-style-name="Untitled2" style:base-cell-address="Sheet1.G867"/>
    </style:style>
    <style:style style:name="ce868" style:family="table-cell" style:parent-style-name="Default">
      <style:map style:condition="cell-content()=10000" style:apply-style-name="Untitled1" style:base-cell-address="Sheet1.G868"/>
      <style:map style:condition="cell-content()=1" style:apply-style-name="Untitled2" style:base-cell-address="Sheet1.G868"/>
    </style:style>
    <style:style style:name="ce869" style:family="table-cell" style:parent-style-name="Default">
      <style:map style:condition="cell-content()=10000" style:apply-style-name="Untitled1" style:base-cell-address="Sheet1.G869"/>
      <style:map style:condition="cell-content()=1" style:apply-style-name="Untitled2" style:base-cell-address="Sheet1.G869"/>
    </style:style>
    <style:style style:name="ce870" style:family="table-cell" style:parent-style-name="Default">
      <style:map style:condition="cell-content()=10000" style:apply-style-name="Untitled1" style:base-cell-address="Sheet1.G870"/>
      <style:map style:condition="cell-content()=1" style:apply-style-name="Untitled2" style:base-cell-address="Sheet1.G870"/>
    </style:style>
    <style:style style:name="ce871" style:family="table-cell" style:parent-style-name="Default">
      <style:map style:condition="cell-content()=10000" style:apply-style-name="Untitled1" style:base-cell-address="Sheet1.G871"/>
      <style:map style:condition="cell-content()=1" style:apply-style-name="Untitled2" style:base-cell-address="Sheet1.G871"/>
    </style:style>
    <style:style style:name="ce872" style:family="table-cell" style:parent-style-name="Default">
      <style:map style:condition="cell-content()=10000" style:apply-style-name="Untitled1" style:base-cell-address="Sheet1.G872"/>
      <style:map style:condition="cell-content()=1" style:apply-style-name="Untitled2" style:base-cell-address="Sheet1.G872"/>
    </style:style>
    <style:style style:name="ce873" style:family="table-cell" style:parent-style-name="Default">
      <style:map style:condition="cell-content()=10000" style:apply-style-name="Untitled1" style:base-cell-address="Sheet1.G873"/>
      <style:map style:condition="cell-content()=1" style:apply-style-name="Untitled2" style:base-cell-address="Sheet1.G873"/>
    </style:style>
    <style:style style:name="ce874" style:family="table-cell" style:parent-style-name="Default">
      <style:map style:condition="cell-content()=10000" style:apply-style-name="Untitled1" style:base-cell-address="Sheet1.G874"/>
      <style:map style:condition="cell-content()=1" style:apply-style-name="Untitled2" style:base-cell-address="Sheet1.G874"/>
    </style:style>
    <style:style style:name="ce875" style:family="table-cell" style:parent-style-name="Default">
      <style:map style:condition="cell-content()=10000" style:apply-style-name="Untitled1" style:base-cell-address="Sheet1.G875"/>
      <style:map style:condition="cell-content()=1" style:apply-style-name="Untitled2" style:base-cell-address="Sheet1.G875"/>
    </style:style>
    <style:style style:name="ce876" style:family="table-cell" style:parent-style-name="Default">
      <style:map style:condition="cell-content()=10000" style:apply-style-name="Untitled1" style:base-cell-address="Sheet1.G876"/>
      <style:map style:condition="cell-content()=1" style:apply-style-name="Untitled2" style:base-cell-address="Sheet1.G876"/>
    </style:style>
    <style:style style:name="ce877" style:family="table-cell" style:parent-style-name="Default">
      <style:map style:condition="cell-content()=10000" style:apply-style-name="Untitled1" style:base-cell-address="Sheet1.G877"/>
      <style:map style:condition="cell-content()=1" style:apply-style-name="Untitled2" style:base-cell-address="Sheet1.G877"/>
    </style:style>
    <style:style style:name="ce878" style:family="table-cell" style:parent-style-name="Default">
      <style:map style:condition="cell-content()=10000" style:apply-style-name="Untitled1" style:base-cell-address="Sheet1.G878"/>
      <style:map style:condition="cell-content()=1" style:apply-style-name="Untitled2" style:base-cell-address="Sheet1.G878"/>
    </style:style>
    <style:style style:name="ce879" style:family="table-cell" style:parent-style-name="Default">
      <style:map style:condition="cell-content()=10000" style:apply-style-name="Untitled1" style:base-cell-address="Sheet1.G879"/>
      <style:map style:condition="cell-content()=1" style:apply-style-name="Untitled2" style:base-cell-address="Sheet1.G879"/>
    </style:style>
    <style:style style:name="ce880" style:family="table-cell" style:parent-style-name="Default">
      <style:map style:condition="cell-content()=10000" style:apply-style-name="Untitled1" style:base-cell-address="Sheet1.G880"/>
      <style:map style:condition="cell-content()=1" style:apply-style-name="Untitled2" style:base-cell-address="Sheet1.G880"/>
    </style:style>
    <style:style style:name="ce881" style:family="table-cell" style:parent-style-name="Default">
      <style:map style:condition="cell-content()=10000" style:apply-style-name="Untitled1" style:base-cell-address="Sheet1.G881"/>
      <style:map style:condition="cell-content()=1" style:apply-style-name="Untitled2" style:base-cell-address="Sheet1.G881"/>
    </style:style>
    <style:style style:name="ce882" style:family="table-cell" style:parent-style-name="Default">
      <style:map style:condition="cell-content()=10000" style:apply-style-name="Untitled1" style:base-cell-address="Sheet1.G882"/>
      <style:map style:condition="cell-content()=1" style:apply-style-name="Untitled2" style:base-cell-address="Sheet1.G882"/>
    </style:style>
    <style:style style:name="ce883" style:family="table-cell" style:parent-style-name="Default">
      <style:map style:condition="cell-content()=10000" style:apply-style-name="Untitled1" style:base-cell-address="Sheet1.G883"/>
      <style:map style:condition="cell-content()=1" style:apply-style-name="Untitled2" style:base-cell-address="Sheet1.G883"/>
    </style:style>
    <style:style style:name="ce884" style:family="table-cell" style:parent-style-name="Default">
      <style:map style:condition="cell-content()=10000" style:apply-style-name="Untitled1" style:base-cell-address="Sheet1.G884"/>
      <style:map style:condition="cell-content()=1" style:apply-style-name="Untitled2" style:base-cell-address="Sheet1.G884"/>
    </style:style>
    <style:style style:name="ce885" style:family="table-cell" style:parent-style-name="Default">
      <style:map style:condition="cell-content()=10000" style:apply-style-name="Untitled1" style:base-cell-address="Sheet1.G885"/>
      <style:map style:condition="cell-content()=1" style:apply-style-name="Untitled2" style:base-cell-address="Sheet1.G885"/>
    </style:style>
    <style:style style:name="ce886" style:family="table-cell" style:parent-style-name="Default">
      <style:map style:condition="cell-content()=10000" style:apply-style-name="Untitled1" style:base-cell-address="Sheet1.G886"/>
      <style:map style:condition="cell-content()=1" style:apply-style-name="Untitled2" style:base-cell-address="Sheet1.G886"/>
    </style:style>
    <style:style style:name="ce887" style:family="table-cell" style:parent-style-name="Default">
      <style:map style:condition="cell-content()=10000" style:apply-style-name="Untitled1" style:base-cell-address="Sheet1.G887"/>
      <style:map style:condition="cell-content()=1" style:apply-style-name="Untitled2" style:base-cell-address="Sheet1.G887"/>
    </style:style>
    <style:style style:name="ce888" style:family="table-cell" style:parent-style-name="Default">
      <style:map style:condition="cell-content()=10000" style:apply-style-name="Untitled1" style:base-cell-address="Sheet1.G888"/>
      <style:map style:condition="cell-content()=1" style:apply-style-name="Untitled2" style:base-cell-address="Sheet1.G888"/>
    </style:style>
    <style:style style:name="ce889" style:family="table-cell" style:parent-style-name="Default">
      <style:map style:condition="cell-content()=10000" style:apply-style-name="Untitled1" style:base-cell-address="Sheet1.G889"/>
      <style:map style:condition="cell-content()=1" style:apply-style-name="Untitled2" style:base-cell-address="Sheet1.G889"/>
    </style:style>
    <style:style style:name="ce890" style:family="table-cell" style:parent-style-name="Default">
      <style:map style:condition="cell-content()=10000" style:apply-style-name="Untitled1" style:base-cell-address="Sheet1.G890"/>
      <style:map style:condition="cell-content()=1" style:apply-style-name="Untitled2" style:base-cell-address="Sheet1.G890"/>
    </style:style>
    <style:style style:name="ce891" style:family="table-cell" style:parent-style-name="Default">
      <style:map style:condition="cell-content()=10000" style:apply-style-name="Untitled1" style:base-cell-address="Sheet1.G891"/>
      <style:map style:condition="cell-content()=1" style:apply-style-name="Untitled2" style:base-cell-address="Sheet1.G891"/>
    </style:style>
    <style:style style:name="ce892" style:family="table-cell" style:parent-style-name="Default">
      <style:map style:condition="cell-content()=10000" style:apply-style-name="Untitled1" style:base-cell-address="Sheet1.G892"/>
      <style:map style:condition="cell-content()=1" style:apply-style-name="Untitled2" style:base-cell-address="Sheet1.G892"/>
    </style:style>
    <style:style style:name="ce893" style:family="table-cell" style:parent-style-name="Default">
      <style:map style:condition="cell-content()=10000" style:apply-style-name="Untitled1" style:base-cell-address="Sheet1.G893"/>
      <style:map style:condition="cell-content()=1" style:apply-style-name="Untitled2" style:base-cell-address="Sheet1.G893"/>
    </style:style>
    <style:style style:name="ce894" style:family="table-cell" style:parent-style-name="Default">
      <style:map style:condition="cell-content()=10000" style:apply-style-name="Untitled1" style:base-cell-address="Sheet1.G894"/>
      <style:map style:condition="cell-content()=1" style:apply-style-name="Untitled2" style:base-cell-address="Sheet1.G894"/>
    </style:style>
    <style:style style:name="ce895" style:family="table-cell" style:parent-style-name="Default">
      <style:map style:condition="cell-content()=10000" style:apply-style-name="Untitled1" style:base-cell-address="Sheet1.G895"/>
      <style:map style:condition="cell-content()=1" style:apply-style-name="Untitled2" style:base-cell-address="Sheet1.G895"/>
    </style:style>
    <style:style style:name="ce896" style:family="table-cell" style:parent-style-name="Default">
      <style:map style:condition="cell-content()=10000" style:apply-style-name="Untitled1" style:base-cell-address="Sheet1.G896"/>
      <style:map style:condition="cell-content()=1" style:apply-style-name="Untitled2" style:base-cell-address="Sheet1.G896"/>
    </style:style>
    <style:style style:name="ce897" style:family="table-cell" style:parent-style-name="Default">
      <style:map style:condition="cell-content()=10000" style:apply-style-name="Untitled1" style:base-cell-address="Sheet1.G897"/>
      <style:map style:condition="cell-content()=1" style:apply-style-name="Untitled2" style:base-cell-address="Sheet1.G897"/>
    </style:style>
    <style:style style:name="ce898" style:family="table-cell" style:parent-style-name="Default">
      <style:map style:condition="cell-content()=10000" style:apply-style-name="Untitled1" style:base-cell-address="Sheet1.G898"/>
      <style:map style:condition="cell-content()=1" style:apply-style-name="Untitled2" style:base-cell-address="Sheet1.G898"/>
    </style:style>
    <style:style style:name="ce899" style:family="table-cell" style:parent-style-name="Default">
      <style:map style:condition="cell-content()=10000" style:apply-style-name="Untitled1" style:base-cell-address="Sheet1.G899"/>
      <style:map style:condition="cell-content()=1" style:apply-style-name="Untitled2" style:base-cell-address="Sheet1.G899"/>
    </style:style>
    <style:style style:name="ce900" style:family="table-cell" style:parent-style-name="Default">
      <style:map style:condition="cell-content()=10000" style:apply-style-name="Untitled1" style:base-cell-address="Sheet1.G900"/>
      <style:map style:condition="cell-content()=1" style:apply-style-name="Untitled2" style:base-cell-address="Sheet1.G900"/>
    </style:style>
    <style:style style:name="ce901" style:family="table-cell" style:parent-style-name="Default">
      <style:map style:condition="cell-content()=10000" style:apply-style-name="Untitled1" style:base-cell-address="Sheet1.G901"/>
      <style:map style:condition="cell-content()=1" style:apply-style-name="Untitled2" style:base-cell-address="Sheet1.G901"/>
    </style:style>
    <style:style style:name="ce902" style:family="table-cell" style:parent-style-name="Default">
      <style:map style:condition="cell-content()=10000" style:apply-style-name="Untitled1" style:base-cell-address="Sheet1.G902"/>
      <style:map style:condition="cell-content()=1" style:apply-style-name="Untitled2" style:base-cell-address="Sheet1.G902"/>
    </style:style>
    <style:style style:name="ce903" style:family="table-cell" style:parent-style-name="Default">
      <style:map style:condition="cell-content()=10000" style:apply-style-name="Untitled1" style:base-cell-address="Sheet1.G903"/>
      <style:map style:condition="cell-content()=1" style:apply-style-name="Untitled2" style:base-cell-address="Sheet1.G903"/>
    </style:style>
    <style:style style:name="ce904" style:family="table-cell" style:parent-style-name="Default">
      <style:map style:condition="cell-content()=10000" style:apply-style-name="Untitled1" style:base-cell-address="Sheet1.G904"/>
      <style:map style:condition="cell-content()=1" style:apply-style-name="Untitled2" style:base-cell-address="Sheet1.G904"/>
    </style:style>
    <style:style style:name="ce905" style:family="table-cell" style:parent-style-name="Default">
      <style:map style:condition="cell-content()=10000" style:apply-style-name="Untitled1" style:base-cell-address="Sheet1.G905"/>
      <style:map style:condition="cell-content()=1" style:apply-style-name="Untitled2" style:base-cell-address="Sheet1.G905"/>
    </style:style>
    <style:style style:name="ce906" style:family="table-cell" style:parent-style-name="Default">
      <style:map style:condition="cell-content()=10000" style:apply-style-name="Untitled1" style:base-cell-address="Sheet1.G906"/>
      <style:map style:condition="cell-content()=1" style:apply-style-name="Untitled2" style:base-cell-address="Sheet1.G906"/>
    </style:style>
    <style:style style:name="ce907" style:family="table-cell" style:parent-style-name="Default">
      <style:map style:condition="cell-content()=10000" style:apply-style-name="Untitled1" style:base-cell-address="Sheet1.G907"/>
      <style:map style:condition="cell-content()=1" style:apply-style-name="Untitled2" style:base-cell-address="Sheet1.G907"/>
    </style:style>
    <style:style style:name="ce908" style:family="table-cell" style:parent-style-name="Default">
      <style:map style:condition="cell-content()=10000" style:apply-style-name="Untitled1" style:base-cell-address="Sheet1.G908"/>
      <style:map style:condition="cell-content()=1" style:apply-style-name="Untitled2" style:base-cell-address="Sheet1.G908"/>
    </style:style>
    <style:style style:name="ce909" style:family="table-cell" style:parent-style-name="Default">
      <style:map style:condition="cell-content()=10000" style:apply-style-name="Untitled1" style:base-cell-address="Sheet1.G909"/>
      <style:map style:condition="cell-content()=1" style:apply-style-name="Untitled2" style:base-cell-address="Sheet1.G909"/>
    </style:style>
    <style:style style:name="ce910" style:family="table-cell" style:parent-style-name="Default">
      <style:map style:condition="cell-content()=10000" style:apply-style-name="Untitled1" style:base-cell-address="Sheet1.G910"/>
      <style:map style:condition="cell-content()=1" style:apply-style-name="Untitled2" style:base-cell-address="Sheet1.G910"/>
    </style:style>
    <style:style style:name="ce911" style:family="table-cell" style:parent-style-name="Default">
      <style:map style:condition="cell-content()=10000" style:apply-style-name="Untitled1" style:base-cell-address="Sheet1.G911"/>
      <style:map style:condition="cell-content()=1" style:apply-style-name="Untitled2" style:base-cell-address="Sheet1.G911"/>
    </style:style>
    <style:style style:name="ce912" style:family="table-cell" style:parent-style-name="Default">
      <style:map style:condition="cell-content()=10000" style:apply-style-name="Untitled1" style:base-cell-address="Sheet1.G912"/>
      <style:map style:condition="cell-content()=1" style:apply-style-name="Untitled2" style:base-cell-address="Sheet1.G912"/>
    </style:style>
    <style:style style:name="ce913" style:family="table-cell" style:parent-style-name="Default">
      <style:map style:condition="cell-content()=10000" style:apply-style-name="Untitled1" style:base-cell-address="Sheet1.G913"/>
      <style:map style:condition="cell-content()=1" style:apply-style-name="Untitled2" style:base-cell-address="Sheet1.G913"/>
    </style:style>
    <style:style style:name="ce914" style:family="table-cell" style:parent-style-name="Default">
      <style:map style:condition="cell-content()=10000" style:apply-style-name="Untitled1" style:base-cell-address="Sheet1.G914"/>
      <style:map style:condition="cell-content()=1" style:apply-style-name="Untitled2" style:base-cell-address="Sheet1.G914"/>
    </style:style>
    <style:style style:name="ce915" style:family="table-cell" style:parent-style-name="Default">
      <style:map style:condition="cell-content()=10000" style:apply-style-name="Untitled1" style:base-cell-address="Sheet1.G915"/>
      <style:map style:condition="cell-content()=1" style:apply-style-name="Untitled2" style:base-cell-address="Sheet1.G915"/>
    </style:style>
    <style:style style:name="ce916" style:family="table-cell" style:parent-style-name="Default">
      <style:map style:condition="cell-content()=10000" style:apply-style-name="Untitled1" style:base-cell-address="Sheet1.G916"/>
      <style:map style:condition="cell-content()=1" style:apply-style-name="Untitled2" style:base-cell-address="Sheet1.G916"/>
    </style:style>
    <style:style style:name="ce917" style:family="table-cell" style:parent-style-name="Default">
      <style:map style:condition="cell-content()=10000" style:apply-style-name="Untitled1" style:base-cell-address="Sheet1.G917"/>
      <style:map style:condition="cell-content()=1" style:apply-style-name="Untitled2" style:base-cell-address="Sheet1.G917"/>
    </style:style>
    <style:style style:name="ce918" style:family="table-cell" style:parent-style-name="Default">
      <style:map style:condition="cell-content()=10000" style:apply-style-name="Untitled1" style:base-cell-address="Sheet1.G918"/>
      <style:map style:condition="cell-content()=1" style:apply-style-name="Untitled2" style:base-cell-address="Sheet1.G918"/>
    </style:style>
    <style:style style:name="ce919" style:family="table-cell" style:parent-style-name="Default">
      <style:map style:condition="cell-content()=10000" style:apply-style-name="Untitled1" style:base-cell-address="Sheet1.G919"/>
      <style:map style:condition="cell-content()=1" style:apply-style-name="Untitled2" style:base-cell-address="Sheet1.G919"/>
    </style:style>
    <style:style style:name="ce920" style:family="table-cell" style:parent-style-name="Default">
      <style:map style:condition="cell-content()=10000" style:apply-style-name="Untitled1" style:base-cell-address="Sheet1.G920"/>
      <style:map style:condition="cell-content()=1" style:apply-style-name="Untitled2" style:base-cell-address="Sheet1.G920"/>
    </style:style>
    <style:style style:name="ce921" style:family="table-cell" style:parent-style-name="Default">
      <style:map style:condition="cell-content()=10000" style:apply-style-name="Untitled1" style:base-cell-address="Sheet1.G921"/>
      <style:map style:condition="cell-content()=1" style:apply-style-name="Untitled2" style:base-cell-address="Sheet1.G921"/>
    </style:style>
    <style:style style:name="ce922" style:family="table-cell" style:parent-style-name="Default">
      <style:map style:condition="cell-content()=10000" style:apply-style-name="Untitled1" style:base-cell-address="Sheet1.G922"/>
      <style:map style:condition="cell-content()=1" style:apply-style-name="Untitled2" style:base-cell-address="Sheet1.G922"/>
    </style:style>
    <style:style style:name="ce923" style:family="table-cell" style:parent-style-name="Default">
      <style:map style:condition="cell-content()=10000" style:apply-style-name="Untitled1" style:base-cell-address="Sheet1.G923"/>
      <style:map style:condition="cell-content()=1" style:apply-style-name="Untitled2" style:base-cell-address="Sheet1.G923"/>
    </style:style>
    <style:style style:name="ce924" style:family="table-cell" style:parent-style-name="Default">
      <style:map style:condition="cell-content()=10000" style:apply-style-name="Untitled1" style:base-cell-address="Sheet1.G924"/>
      <style:map style:condition="cell-content()=1" style:apply-style-name="Untitled2" style:base-cell-address="Sheet1.G924"/>
    </style:style>
    <style:style style:name="ce925" style:family="table-cell" style:parent-style-name="Default">
      <style:map style:condition="cell-content()=10000" style:apply-style-name="Untitled1" style:base-cell-address="Sheet1.G925"/>
      <style:map style:condition="cell-content()=1" style:apply-style-name="Untitled2" style:base-cell-address="Sheet1.G925"/>
    </style:style>
    <style:style style:name="ce926" style:family="table-cell" style:parent-style-name="Default">
      <style:map style:condition="cell-content()=10000" style:apply-style-name="Untitled1" style:base-cell-address="Sheet1.G926"/>
      <style:map style:condition="cell-content()=1" style:apply-style-name="Untitled2" style:base-cell-address="Sheet1.G926"/>
    </style:style>
    <style:style style:name="ce927" style:family="table-cell" style:parent-style-name="Default">
      <style:map style:condition="cell-content()=10000" style:apply-style-name="Untitled1" style:base-cell-address="Sheet1.G927"/>
      <style:map style:condition="cell-content()=1" style:apply-style-name="Untitled2" style:base-cell-address="Sheet1.G927"/>
    </style:style>
    <style:style style:name="ce928" style:family="table-cell" style:parent-style-name="Default">
      <style:map style:condition="cell-content()=10000" style:apply-style-name="Untitled1" style:base-cell-address="Sheet1.G928"/>
      <style:map style:condition="cell-content()=1" style:apply-style-name="Untitled2" style:base-cell-address="Sheet1.G928"/>
    </style:style>
    <style:style style:name="ce929" style:family="table-cell" style:parent-style-name="Default">
      <style:map style:condition="cell-content()=10000" style:apply-style-name="Untitled1" style:base-cell-address="Sheet1.G929"/>
      <style:map style:condition="cell-content()=1" style:apply-style-name="Untitled2" style:base-cell-address="Sheet1.G929"/>
    </style:style>
    <style:style style:name="ce930" style:family="table-cell" style:parent-style-name="Default">
      <style:map style:condition="cell-content()=10000" style:apply-style-name="Untitled1" style:base-cell-address="Sheet1.G930"/>
      <style:map style:condition="cell-content()=1" style:apply-style-name="Untitled2" style:base-cell-address="Sheet1.G930"/>
    </style:style>
    <style:style style:name="ce931" style:family="table-cell" style:parent-style-name="Default">
      <style:map style:condition="cell-content()=10000" style:apply-style-name="Untitled1" style:base-cell-address="Sheet1.G931"/>
      <style:map style:condition="cell-content()=1" style:apply-style-name="Untitled2" style:base-cell-address="Sheet1.G931"/>
    </style:style>
    <style:style style:name="ce932" style:family="table-cell" style:parent-style-name="Default">
      <style:map style:condition="cell-content()=10000" style:apply-style-name="Untitled1" style:base-cell-address="Sheet1.G932"/>
      <style:map style:condition="cell-content()=1" style:apply-style-name="Untitled2" style:base-cell-address="Sheet1.G932"/>
    </style:style>
    <style:style style:name="ce933" style:family="table-cell" style:parent-style-name="Default">
      <style:map style:condition="cell-content()=10000" style:apply-style-name="Untitled1" style:base-cell-address="Sheet1.G933"/>
      <style:map style:condition="cell-content()=1" style:apply-style-name="Untitled2" style:base-cell-address="Sheet1.G933"/>
    </style:style>
    <style:style style:name="ce934" style:family="table-cell" style:parent-style-name="Default">
      <style:map style:condition="cell-content()=10000" style:apply-style-name="Untitled1" style:base-cell-address="Sheet1.G934"/>
      <style:map style:condition="cell-content()=1" style:apply-style-name="Untitled2" style:base-cell-address="Sheet1.G934"/>
    </style:style>
    <style:style style:name="ce935" style:family="table-cell" style:parent-style-name="Default">
      <style:map style:condition="cell-content()=10000" style:apply-style-name="Untitled1" style:base-cell-address="Sheet1.G935"/>
      <style:map style:condition="cell-content()=1" style:apply-style-name="Untitled2" style:base-cell-address="Sheet1.G935"/>
    </style:style>
    <style:style style:name="ce936" style:family="table-cell" style:parent-style-name="Default">
      <style:map style:condition="cell-content()=10000" style:apply-style-name="Untitled1" style:base-cell-address="Sheet1.G936"/>
      <style:map style:condition="cell-content()=1" style:apply-style-name="Untitled2" style:base-cell-address="Sheet1.G936"/>
    </style:style>
    <style:style style:name="ce937" style:family="table-cell" style:parent-style-name="Default">
      <style:map style:condition="cell-content()=10000" style:apply-style-name="Untitled1" style:base-cell-address="Sheet1.G937"/>
      <style:map style:condition="cell-content()=1" style:apply-style-name="Untitled2" style:base-cell-address="Sheet1.G937"/>
    </style:style>
    <style:style style:name="ce938" style:family="table-cell" style:parent-style-name="Default">
      <style:map style:condition="cell-content()=10000" style:apply-style-name="Untitled1" style:base-cell-address="Sheet1.G938"/>
      <style:map style:condition="cell-content()=1" style:apply-style-name="Untitled2" style:base-cell-address="Sheet1.G938"/>
    </style:style>
    <style:style style:name="ce939" style:family="table-cell" style:parent-style-name="Default">
      <style:map style:condition="cell-content()=10000" style:apply-style-name="Untitled1" style:base-cell-address="Sheet1.G939"/>
      <style:map style:condition="cell-content()=1" style:apply-style-name="Untitled2" style:base-cell-address="Sheet1.G939"/>
    </style:style>
    <style:style style:name="ce940" style:family="table-cell" style:parent-style-name="Default">
      <style:map style:condition="cell-content()=10000" style:apply-style-name="Untitled1" style:base-cell-address="Sheet1.G940"/>
      <style:map style:condition="cell-content()=1" style:apply-style-name="Untitled2" style:base-cell-address="Sheet1.G940"/>
    </style:style>
    <style:style style:name="ce941" style:family="table-cell" style:parent-style-name="Default">
      <style:map style:condition="cell-content()=10000" style:apply-style-name="Untitled1" style:base-cell-address="Sheet1.G941"/>
      <style:map style:condition="cell-content()=1" style:apply-style-name="Untitled2" style:base-cell-address="Sheet1.G941"/>
    </style:style>
    <style:style style:name="ce942" style:family="table-cell" style:parent-style-name="Default">
      <style:map style:condition="cell-content()=10000" style:apply-style-name="Untitled1" style:base-cell-address="Sheet1.G942"/>
      <style:map style:condition="cell-content()=1" style:apply-style-name="Untitled2" style:base-cell-address="Sheet1.G942"/>
    </style:style>
    <style:style style:name="ce943" style:family="table-cell" style:parent-style-name="Default">
      <style:map style:condition="cell-content()=10000" style:apply-style-name="Untitled1" style:base-cell-address="Sheet1.G943"/>
      <style:map style:condition="cell-content()=1" style:apply-style-name="Untitled2" style:base-cell-address="Sheet1.G943"/>
    </style:style>
    <style:style style:name="ce944" style:family="table-cell" style:parent-style-name="Default">
      <style:map style:condition="cell-content()=10000" style:apply-style-name="Untitled1" style:base-cell-address="Sheet1.G944"/>
      <style:map style:condition="cell-content()=1" style:apply-style-name="Untitled2" style:base-cell-address="Sheet1.G944"/>
    </style:style>
    <style:style style:name="ce945" style:family="table-cell" style:parent-style-name="Default">
      <style:map style:condition="cell-content()=10000" style:apply-style-name="Untitled1" style:base-cell-address="Sheet1.G945"/>
      <style:map style:condition="cell-content()=1" style:apply-style-name="Untitled2" style:base-cell-address="Sheet1.G945"/>
    </style:style>
    <style:style style:name="ce946" style:family="table-cell" style:parent-style-name="Default">
      <style:map style:condition="cell-content()=10000" style:apply-style-name="Untitled1" style:base-cell-address="Sheet1.G946"/>
      <style:map style:condition="cell-content()=1" style:apply-style-name="Untitled2" style:base-cell-address="Sheet1.G946"/>
    </style:style>
    <style:style style:name="ce947" style:family="table-cell" style:parent-style-name="Default">
      <style:map style:condition="cell-content()=10000" style:apply-style-name="Untitled1" style:base-cell-address="Sheet1.G947"/>
      <style:map style:condition="cell-content()=1" style:apply-style-name="Untitled2" style:base-cell-address="Sheet1.G947"/>
    </style:style>
    <style:style style:name="ce948" style:family="table-cell" style:parent-style-name="Default">
      <style:map style:condition="cell-content()=10000" style:apply-style-name="Untitled1" style:base-cell-address="Sheet1.G948"/>
      <style:map style:condition="cell-content()=1" style:apply-style-name="Untitled2" style:base-cell-address="Sheet1.G948"/>
    </style:style>
    <style:style style:name="ce949" style:family="table-cell" style:parent-style-name="Default">
      <style:map style:condition="cell-content()=10000" style:apply-style-name="Untitled1" style:base-cell-address="Sheet1.G949"/>
      <style:map style:condition="cell-content()=1" style:apply-style-name="Untitled2" style:base-cell-address="Sheet1.G949"/>
    </style:style>
    <style:style style:name="ce950" style:family="table-cell" style:parent-style-name="Default">
      <style:map style:condition="cell-content()=10000" style:apply-style-name="Untitled1" style:base-cell-address="Sheet1.G950"/>
      <style:map style:condition="cell-content()=1" style:apply-style-name="Untitled2" style:base-cell-address="Sheet1.G950"/>
    </style:style>
    <style:style style:name="ce951" style:family="table-cell" style:parent-style-name="Default">
      <style:map style:condition="cell-content()=10000" style:apply-style-name="Untitled1" style:base-cell-address="Sheet1.G951"/>
      <style:map style:condition="cell-content()=1" style:apply-style-name="Untitled2" style:base-cell-address="Sheet1.G951"/>
    </style:style>
    <style:style style:name="ce952" style:family="table-cell" style:parent-style-name="Default">
      <style:map style:condition="cell-content()=10000" style:apply-style-name="Untitled1" style:base-cell-address="Sheet1.G952"/>
      <style:map style:condition="cell-content()=1" style:apply-style-name="Untitled2" style:base-cell-address="Sheet1.G952"/>
    </style:style>
    <style:style style:name="ce953" style:family="table-cell" style:parent-style-name="Default">
      <style:map style:condition="cell-content()=10000" style:apply-style-name="Untitled1" style:base-cell-address="Sheet1.G953"/>
      <style:map style:condition="cell-content()=1" style:apply-style-name="Untitled2" style:base-cell-address="Sheet1.G953"/>
    </style:style>
    <style:style style:name="ce954" style:family="table-cell" style:parent-style-name="Default">
      <style:map style:condition="cell-content()=10000" style:apply-style-name="Untitled1" style:base-cell-address="Sheet1.G954"/>
      <style:map style:condition="cell-content()=1" style:apply-style-name="Untitled2" style:base-cell-address="Sheet1.G954"/>
    </style:style>
    <style:style style:name="ce955" style:family="table-cell" style:parent-style-name="Default">
      <style:map style:condition="cell-content()=10000" style:apply-style-name="Untitled1" style:base-cell-address="Sheet1.G955"/>
      <style:map style:condition="cell-content()=1" style:apply-style-name="Untitled2" style:base-cell-address="Sheet1.G955"/>
    </style:style>
    <style:style style:name="ce956" style:family="table-cell" style:parent-style-name="Default">
      <style:map style:condition="cell-content()=10000" style:apply-style-name="Untitled1" style:base-cell-address="Sheet1.G956"/>
      <style:map style:condition="cell-content()=1" style:apply-style-name="Untitled2" style:base-cell-address="Sheet1.G956"/>
    </style:style>
    <style:style style:name="ce957" style:family="table-cell" style:parent-style-name="Default">
      <style:map style:condition="cell-content()=10000" style:apply-style-name="Untitled1" style:base-cell-address="Sheet1.G957"/>
      <style:map style:condition="cell-content()=1" style:apply-style-name="Untitled2" style:base-cell-address="Sheet1.G957"/>
    </style:style>
    <style:style style:name="ce958" style:family="table-cell" style:parent-style-name="Default">
      <style:map style:condition="cell-content()=10000" style:apply-style-name="Untitled1" style:base-cell-address="Sheet1.G958"/>
      <style:map style:condition="cell-content()=1" style:apply-style-name="Untitled2" style:base-cell-address="Sheet1.G958"/>
    </style:style>
    <style:style style:name="ce959" style:family="table-cell" style:parent-style-name="Default">
      <style:map style:condition="cell-content()=10000" style:apply-style-name="Untitled1" style:base-cell-address="Sheet1.G959"/>
      <style:map style:condition="cell-content()=1" style:apply-style-name="Untitled2" style:base-cell-address="Sheet1.G959"/>
    </style:style>
    <style:style style:name="ce960" style:family="table-cell" style:parent-style-name="Default">
      <style:map style:condition="cell-content()=10000" style:apply-style-name="Untitled1" style:base-cell-address="Sheet1.G960"/>
      <style:map style:condition="cell-content()=1" style:apply-style-name="Untitled2" style:base-cell-address="Sheet1.G960"/>
    </style:style>
    <style:style style:name="ce961" style:family="table-cell" style:parent-style-name="Default">
      <style:map style:condition="cell-content()=10000" style:apply-style-name="Untitled1" style:base-cell-address="Sheet1.G961"/>
      <style:map style:condition="cell-content()=1" style:apply-style-name="Untitled2" style:base-cell-address="Sheet1.G961"/>
    </style:style>
    <style:style style:name="ce962" style:family="table-cell" style:parent-style-name="Default">
      <style:map style:condition="cell-content()=10000" style:apply-style-name="Untitled1" style:base-cell-address="Sheet1.G962"/>
      <style:map style:condition="cell-content()=1" style:apply-style-name="Untitled2" style:base-cell-address="Sheet1.G962"/>
    </style:style>
    <style:style style:name="ce963" style:family="table-cell" style:parent-style-name="Default">
      <style:map style:condition="cell-content()=10000" style:apply-style-name="Untitled1" style:base-cell-address="Sheet1.G963"/>
      <style:map style:condition="cell-content()=1" style:apply-style-name="Untitled2" style:base-cell-address="Sheet1.G963"/>
    </style:style>
    <style:style style:name="ce964" style:family="table-cell" style:parent-style-name="Default">
      <style:map style:condition="cell-content()=10000" style:apply-style-name="Untitled1" style:base-cell-address="Sheet1.G964"/>
      <style:map style:condition="cell-content()=1" style:apply-style-name="Untitled2" style:base-cell-address="Sheet1.G964"/>
    </style:style>
    <style:style style:name="ce965" style:family="table-cell" style:parent-style-name="Default">
      <style:map style:condition="cell-content()=10000" style:apply-style-name="Untitled1" style:base-cell-address="Sheet1.G965"/>
      <style:map style:condition="cell-content()=1" style:apply-style-name="Untitled2" style:base-cell-address="Sheet1.G965"/>
    </style:style>
    <style:style style:name="ce966" style:family="table-cell" style:parent-style-name="Default">
      <style:map style:condition="cell-content()=10000" style:apply-style-name="Untitled1" style:base-cell-address="Sheet1.G966"/>
      <style:map style:condition="cell-content()=1" style:apply-style-name="Untitled2" style:base-cell-address="Sheet1.G966"/>
    </style:style>
    <style:style style:name="ce967" style:family="table-cell" style:parent-style-name="Default">
      <style:map style:condition="cell-content()=10000" style:apply-style-name="Untitled1" style:base-cell-address="Sheet1.G967"/>
      <style:map style:condition="cell-content()=1" style:apply-style-name="Untitled2" style:base-cell-address="Sheet1.G967"/>
    </style:style>
    <style:style style:name="ce968" style:family="table-cell" style:parent-style-name="Default">
      <style:map style:condition="cell-content()=10000" style:apply-style-name="Untitled1" style:base-cell-address="Sheet1.G968"/>
      <style:map style:condition="cell-content()=1" style:apply-style-name="Untitled2" style:base-cell-address="Sheet1.G968"/>
    </style:style>
    <style:style style:name="ce969" style:family="table-cell" style:parent-style-name="Default">
      <style:map style:condition="cell-content()=10000" style:apply-style-name="Untitled1" style:base-cell-address="Sheet1.G969"/>
      <style:map style:condition="cell-content()=1" style:apply-style-name="Untitled2" style:base-cell-address="Sheet1.G969"/>
    </style:style>
    <style:style style:name="ce970" style:family="table-cell" style:parent-style-name="Default">
      <style:map style:condition="cell-content()=10000" style:apply-style-name="Untitled1" style:base-cell-address="Sheet1.G970"/>
      <style:map style:condition="cell-content()=1" style:apply-style-name="Untitled2" style:base-cell-address="Sheet1.G970"/>
    </style:style>
    <style:style style:name="ce971" style:family="table-cell" style:parent-style-name="Default">
      <style:map style:condition="cell-content()=10000" style:apply-style-name="Untitled1" style:base-cell-address="Sheet1.G971"/>
      <style:map style:condition="cell-content()=1" style:apply-style-name="Untitled2" style:base-cell-address="Sheet1.G971"/>
    </style:style>
    <style:style style:name="ce972" style:family="table-cell" style:parent-style-name="Default">
      <style:map style:condition="cell-content()=10000" style:apply-style-name="Untitled1" style:base-cell-address="Sheet1.G972"/>
      <style:map style:condition="cell-content()=1" style:apply-style-name="Untitled2" style:base-cell-address="Sheet1.G972"/>
    </style:style>
    <style:style style:name="ce973" style:family="table-cell" style:parent-style-name="Default">
      <style:map style:condition="cell-content()=10000" style:apply-style-name="Untitled1" style:base-cell-address="Sheet1.G973"/>
      <style:map style:condition="cell-content()=1" style:apply-style-name="Untitled2" style:base-cell-address="Sheet1.G973"/>
    </style:style>
    <style:style style:name="ce974" style:family="table-cell" style:parent-style-name="Default">
      <style:map style:condition="cell-content()=10000" style:apply-style-name="Untitled1" style:base-cell-address="Sheet1.G974"/>
      <style:map style:condition="cell-content()=1" style:apply-style-name="Untitled2" style:base-cell-address="Sheet1.G974"/>
    </style:style>
    <style:style style:name="ce975" style:family="table-cell" style:parent-style-name="Default">
      <style:map style:condition="cell-content()=10000" style:apply-style-name="Untitled1" style:base-cell-address="Sheet1.G975"/>
      <style:map style:condition="cell-content()=1" style:apply-style-name="Untitled2" style:base-cell-address="Sheet1.G975"/>
    </style:style>
    <style:style style:name="ce976" style:family="table-cell" style:parent-style-name="Default">
      <style:map style:condition="cell-content()=10000" style:apply-style-name="Untitled1" style:base-cell-address="Sheet1.G976"/>
      <style:map style:condition="cell-content()=1" style:apply-style-name="Untitled2" style:base-cell-address="Sheet1.G976"/>
    </style:style>
    <style:style style:name="ce977" style:family="table-cell" style:parent-style-name="Default">
      <style:map style:condition="cell-content()=10000" style:apply-style-name="Untitled1" style:base-cell-address="Sheet1.G977"/>
      <style:map style:condition="cell-content()=1" style:apply-style-name="Untitled2" style:base-cell-address="Sheet1.G977"/>
    </style:style>
    <style:style style:name="ce978" style:family="table-cell" style:parent-style-name="Default">
      <style:map style:condition="cell-content()=10000" style:apply-style-name="Untitled1" style:base-cell-address="Sheet1.G978"/>
      <style:map style:condition="cell-content()=1" style:apply-style-name="Untitled2" style:base-cell-address="Sheet1.G978"/>
    </style:style>
    <style:style style:name="ce979" style:family="table-cell" style:parent-style-name="Default">
      <style:map style:condition="cell-content()=10000" style:apply-style-name="Untitled1" style:base-cell-address="Sheet1.G979"/>
      <style:map style:condition="cell-content()=1" style:apply-style-name="Untitled2" style:base-cell-address="Sheet1.G979"/>
    </style:style>
    <style:style style:name="ce980" style:family="table-cell" style:parent-style-name="Default">
      <style:map style:condition="cell-content()=10000" style:apply-style-name="Untitled1" style:base-cell-address="Sheet1.G980"/>
      <style:map style:condition="cell-content()=1" style:apply-style-name="Untitled2" style:base-cell-address="Sheet1.G980"/>
    </style:style>
    <style:style style:name="ce981" style:family="table-cell" style:parent-style-name="Default">
      <style:map style:condition="cell-content()=10000" style:apply-style-name="Untitled1" style:base-cell-address="Sheet1.G981"/>
      <style:map style:condition="cell-content()=1" style:apply-style-name="Untitled2" style:base-cell-address="Sheet1.G981"/>
    </style:style>
    <style:style style:name="ce982" style:family="table-cell" style:parent-style-name="Default">
      <style:map style:condition="cell-content()=10000" style:apply-style-name="Untitled1" style:base-cell-address="Sheet1.G982"/>
      <style:map style:condition="cell-content()=1" style:apply-style-name="Untitled2" style:base-cell-address="Sheet1.G982"/>
    </style:style>
    <style:style style:name="ce983" style:family="table-cell" style:parent-style-name="Default">
      <style:map style:condition="cell-content()=10000" style:apply-style-name="Untitled1" style:base-cell-address="Sheet1.G983"/>
      <style:map style:condition="cell-content()=1" style:apply-style-name="Untitled2" style:base-cell-address="Sheet1.G983"/>
    </style:style>
    <style:style style:name="ce984" style:family="table-cell" style:parent-style-name="Default">
      <style:map style:condition="cell-content()=10000" style:apply-style-name="Untitled1" style:base-cell-address="Sheet1.G984"/>
      <style:map style:condition="cell-content()=1" style:apply-style-name="Untitled2" style:base-cell-address="Sheet1.G984"/>
    </style:style>
    <style:style style:name="ce985" style:family="table-cell" style:parent-style-name="Default">
      <style:map style:condition="cell-content()=10000" style:apply-style-name="Untitled1" style:base-cell-address="Sheet1.G985"/>
      <style:map style:condition="cell-content()=1" style:apply-style-name="Untitled2" style:base-cell-address="Sheet1.G985"/>
    </style:style>
    <style:style style:name="ce986" style:family="table-cell" style:parent-style-name="Default">
      <style:map style:condition="cell-content()=10000" style:apply-style-name="Untitled1" style:base-cell-address="Sheet1.G986"/>
      <style:map style:condition="cell-content()=1" style:apply-style-name="Untitled2" style:base-cell-address="Sheet1.G986"/>
    </style:style>
    <style:style style:name="ce987" style:family="table-cell" style:parent-style-name="Default">
      <style:map style:condition="cell-content()=10000" style:apply-style-name="Untitled1" style:base-cell-address="Sheet1.G987"/>
      <style:map style:condition="cell-content()=1" style:apply-style-name="Untitled2" style:base-cell-address="Sheet1.G987"/>
    </style:style>
    <style:style style:name="ce988" style:family="table-cell" style:parent-style-name="Default">
      <style:map style:condition="cell-content()=10000" style:apply-style-name="Untitled1" style:base-cell-address="Sheet1.G988"/>
      <style:map style:condition="cell-content()=1" style:apply-style-name="Untitled2" style:base-cell-address="Sheet1.G988"/>
    </style:style>
    <style:style style:name="ce989" style:family="table-cell" style:parent-style-name="Default">
      <style:map style:condition="cell-content()=10000" style:apply-style-name="Untitled1" style:base-cell-address="Sheet1.G989"/>
      <style:map style:condition="cell-content()=1" style:apply-style-name="Untitled2" style:base-cell-address="Sheet1.G989"/>
    </style:style>
    <style:style style:name="ce990" style:family="table-cell" style:parent-style-name="Default">
      <style:map style:condition="cell-content()=10000" style:apply-style-name="Untitled1" style:base-cell-address="Sheet1.G990"/>
      <style:map style:condition="cell-content()=1" style:apply-style-name="Untitled2" style:base-cell-address="Sheet1.G990"/>
    </style:style>
    <style:style style:name="ce991" style:family="table-cell" style:parent-style-name="Default">
      <style:map style:condition="cell-content()=10000" style:apply-style-name="Untitled1" style:base-cell-address="Sheet1.G991"/>
      <style:map style:condition="cell-content()=1" style:apply-style-name="Untitled2" style:base-cell-address="Sheet1.G991"/>
    </style:style>
    <style:style style:name="ce992" style:family="table-cell" style:parent-style-name="Default">
      <style:map style:condition="cell-content()=10000" style:apply-style-name="Untitled1" style:base-cell-address="Sheet1.G992"/>
      <style:map style:condition="cell-content()=1" style:apply-style-name="Untitled2" style:base-cell-address="Sheet1.G992"/>
    </style:style>
    <style:style style:name="ce993" style:family="table-cell" style:parent-style-name="Default">
      <style:map style:condition="cell-content()=10000" style:apply-style-name="Untitled1" style:base-cell-address="Sheet1.G993"/>
      <style:map style:condition="cell-content()=1" style:apply-style-name="Untitled2" style:base-cell-address="Sheet1.G993"/>
    </style:style>
    <style:style style:name="ce994" style:family="table-cell" style:parent-style-name="Default">
      <style:map style:condition="cell-content()=10000" style:apply-style-name="Untitled1" style:base-cell-address="Sheet1.G994"/>
      <style:map style:condition="cell-content()=1" style:apply-style-name="Untitled2" style:base-cell-address="Sheet1.G994"/>
    </style:style>
    <style:style style:name="ce995" style:family="table-cell" style:parent-style-name="Default">
      <style:map style:condition="cell-content()=10000" style:apply-style-name="Untitled1" style:base-cell-address="Sheet1.G995"/>
      <style:map style:condition="cell-content()=1" style:apply-style-name="Untitled2" style:base-cell-address="Sheet1.G995"/>
    </style:style>
    <style:style style:name="ce996" style:family="table-cell" style:parent-style-name="Default">
      <style:map style:condition="cell-content()=10000" style:apply-style-name="Untitled1" style:base-cell-address="Sheet1.G996"/>
      <style:map style:condition="cell-content()=1" style:apply-style-name="Untitled2" style:base-cell-address="Sheet1.G996"/>
    </style:style>
    <style:style style:name="ce997" style:family="table-cell" style:parent-style-name="Default">
      <style:map style:condition="cell-content()=10000" style:apply-style-name="Untitled1" style:base-cell-address="Sheet1.G997"/>
      <style:map style:condition="cell-content()=1" style:apply-style-name="Untitled2" style:base-cell-address="Sheet1.G997"/>
    </style:style>
    <style:style style:name="ce998" style:family="table-cell" style:parent-style-name="Default">
      <style:map style:condition="cell-content()=10000" style:apply-style-name="Untitled1" style:base-cell-address="Sheet1.G998"/>
      <style:map style:condition="cell-content()=1" style:apply-style-name="Untitled2" style:base-cell-address="Sheet1.G998"/>
    </style:style>
    <style:style style:name="ce999" style:family="table-cell" style:parent-style-name="Default">
      <style:map style:condition="cell-content()=10000" style:apply-style-name="Untitled1" style:base-cell-address="Sheet1.G999"/>
      <style:map style:condition="cell-content()=1" style:apply-style-name="Untitled2" style:base-cell-address="Sheet1.G999"/>
    </style:style>
    <style:style style:name="ce1000" style:family="table-cell" style:parent-style-name="Default">
      <style:map style:condition="cell-content()=10000" style:apply-style-name="Untitled1" style:base-cell-address="Sheet1.G1000"/>
      <style:map style:condition="cell-content()=1" style:apply-style-name="Untitled2" style:base-cell-address="Sheet1.G1000"/>
    </style:style>
    <style:style style:name="ce1001" style:family="table-cell" style:parent-style-name="Default">
      <style:map style:condition="cell-content()=10000" style:apply-style-name="Untitled1" style:base-cell-address="Sheet1.G1001"/>
      <style:map style:condition="cell-content()=1" style:apply-style-name="Untitled2" style:base-cell-address="Sheet1.G1001"/>
    </style:style>
    <style:style style:name="ce1002" style:family="table-cell" style:parent-style-name="Default">
      <style:map style:condition="cell-content()=10000" style:apply-style-name="Untitled1" style:base-cell-address="Sheet1.G1002"/>
      <style:map style:condition="cell-content()=1" style:apply-style-name="Untitled2" style:base-cell-address="Sheet1.G1002"/>
    </style:style>
    <style:style style:name="ce1003" style:family="table-cell" style:parent-style-name="Default">
      <style:map style:condition="cell-content()=10000" style:apply-style-name="Untitled1" style:base-cell-address="Sheet1.G1003"/>
      <style:map style:condition="cell-content()=1" style:apply-style-name="Untitled2" style:base-cell-address="Sheet1.G1003"/>
    </style:style>
    <style:style style:name="ce1004" style:family="table-cell" style:parent-style-name="Default">
      <style:map style:condition="cell-content()=10000" style:apply-style-name="Untitled1" style:base-cell-address="Sheet1.G1004"/>
      <style:map style:condition="cell-content()=1" style:apply-style-name="Untitled2" style:base-cell-address="Sheet1.G1004"/>
    </style:style>
    <style:style style:name="ce1005" style:family="table-cell" style:parent-style-name="Default">
      <style:map style:condition="cell-content()=10000" style:apply-style-name="Untitled1" style:base-cell-address="Sheet1.G1005"/>
      <style:map style:condition="cell-content()=1" style:apply-style-name="Untitled2" style:base-cell-address="Sheet1.G1005"/>
    </style:style>
    <style:style style:name="ce1006" style:family="table-cell" style:parent-style-name="Default">
      <style:map style:condition="cell-content()=10000" style:apply-style-name="Untitled1" style:base-cell-address="Sheet1.G1006"/>
      <style:map style:condition="cell-content()=1" style:apply-style-name="Untitled2" style:base-cell-address="Sheet1.G1006"/>
    </style:style>
    <style:style style:name="ce1007" style:family="table-cell" style:parent-style-name="Default">
      <style:map style:condition="cell-content()=10000" style:apply-style-name="Untitled1" style:base-cell-address="Sheet1.G1007"/>
      <style:map style:condition="cell-content()=1" style:apply-style-name="Untitled2" style:base-cell-address="Sheet1.G1007"/>
    </style:style>
    <style:style style:name="ce1008" style:family="table-cell" style:parent-style-name="Default">
      <style:map style:condition="cell-content()=10000" style:apply-style-name="Untitled1" style:base-cell-address="Sheet1.G1008"/>
      <style:map style:condition="cell-content()=1" style:apply-style-name="Untitled2" style:base-cell-address="Sheet1.G1008"/>
    </style:style>
    <style:style style:name="ce1009" style:family="table-cell" style:parent-style-name="Default">
      <style:map style:condition="cell-content()=10000" style:apply-style-name="Untitled1" style:base-cell-address="Sheet1.G1009"/>
      <style:map style:condition="cell-content()=1" style:apply-style-name="Untitled2" style:base-cell-address="Sheet1.G1009"/>
    </style:style>
    <style:style style:name="ce1010" style:family="table-cell" style:parent-style-name="Default">
      <style:map style:condition="cell-content()=10000" style:apply-style-name="Untitled1" style:base-cell-address="Sheet1.G1010"/>
      <style:map style:condition="cell-content()=1" style:apply-style-name="Untitled2" style:base-cell-address="Sheet1.G1010"/>
    </style:style>
    <style:style style:name="ce1011" style:family="table-cell" style:parent-style-name="Default">
      <style:map style:condition="cell-content()=10000" style:apply-style-name="Untitled1" style:base-cell-address="Sheet1.G1011"/>
      <style:map style:condition="cell-content()=1" style:apply-style-name="Untitled2" style:base-cell-address="Sheet1.G1011"/>
    </style:style>
    <style:style style:name="ce1012" style:family="table-cell" style:parent-style-name="Default">
      <style:map style:condition="cell-content()=10000" style:apply-style-name="Untitled1" style:base-cell-address="Sheet1.G1012"/>
      <style:map style:condition="cell-content()=1" style:apply-style-name="Untitled2" style:base-cell-address="Sheet1.G1012"/>
    </style:style>
    <style:style style:name="ce1013" style:family="table-cell" style:parent-style-name="Default">
      <style:map style:condition="cell-content()=10000" style:apply-style-name="Untitled1" style:base-cell-address="Sheet1.G1013"/>
      <style:map style:condition="cell-content()=1" style:apply-style-name="Untitled2" style:base-cell-address="Sheet1.G1013"/>
    </style:style>
    <style:style style:name="ce1014" style:family="table-cell" style:parent-style-name="Default">
      <style:map style:condition="cell-content()=10000" style:apply-style-name="Untitled1" style:base-cell-address="Sheet1.G1014"/>
      <style:map style:condition="cell-content()=1" style:apply-style-name="Untitled2" style:base-cell-address="Sheet1.G1014"/>
    </style:style>
    <style:style style:name="ce1015" style:family="table-cell" style:parent-style-name="Default">
      <style:map style:condition="cell-content()=10000" style:apply-style-name="Untitled1" style:base-cell-address="Sheet1.G1015"/>
      <style:map style:condition="cell-content()=1" style:apply-style-name="Untitled2" style:base-cell-address="Sheet1.G1015"/>
    </style:style>
    <style:style style:name="ce1016" style:family="table-cell" style:parent-style-name="Default">
      <style:map style:condition="cell-content()=10000" style:apply-style-name="Untitled1" style:base-cell-address="Sheet1.G1016"/>
      <style:map style:condition="cell-content()=1" style:apply-style-name="Untitled2" style:base-cell-address="Sheet1.G1016"/>
    </style:style>
    <style:style style:name="ce1017" style:family="table-cell" style:parent-style-name="Default">
      <style:map style:condition="cell-content()=10000" style:apply-style-name="Untitled1" style:base-cell-address="Sheet1.G1017"/>
      <style:map style:condition="cell-content()=1" style:apply-style-name="Untitled2" style:base-cell-address="Sheet1.G1017"/>
    </style:style>
    <style:style style:name="ce1018" style:family="table-cell" style:parent-style-name="Default">
      <style:map style:condition="cell-content()=10000" style:apply-style-name="Untitled1" style:base-cell-address="Sheet1.G1018"/>
      <style:map style:condition="cell-content()=1" style:apply-style-name="Untitled2" style:base-cell-address="Sheet1.G1018"/>
    </style:style>
    <style:style style:name="ce1019" style:family="table-cell" style:parent-style-name="Default">
      <style:map style:condition="cell-content()=10000" style:apply-style-name="Untitled1" style:base-cell-address="Sheet1.G1019"/>
      <style:map style:condition="cell-content()=1" style:apply-style-name="Untitled2" style:base-cell-address="Sheet1.G1019"/>
    </style:style>
    <style:style style:name="ce1020" style:family="table-cell" style:parent-style-name="Default">
      <style:map style:condition="cell-content()=10000" style:apply-style-name="Untitled1" style:base-cell-address="Sheet1.G1020"/>
      <style:map style:condition="cell-content()=1" style:apply-style-name="Untitled2" style:base-cell-address="Sheet1.G1020"/>
    </style:style>
    <style:style style:name="ce1021" style:family="table-cell" style:parent-style-name="Default">
      <style:map style:condition="cell-content()=10000" style:apply-style-name="Untitled1" style:base-cell-address="Sheet1.G1021"/>
      <style:map style:condition="cell-content()=1" style:apply-style-name="Untitled2" style:base-cell-address="Sheet1.G1021"/>
    </style:style>
    <style:style style:name="ce1022" style:family="table-cell" style:parent-style-name="Default">
      <style:map style:condition="cell-content()=10000" style:apply-style-name="Untitled1" style:base-cell-address="Sheet1.G1022"/>
      <style:map style:condition="cell-content()=1" style:apply-style-name="Untitled2" style:base-cell-address="Sheet1.G1022"/>
    </style:style>
    <style:style style:name="ce1023" style:family="table-cell" style:parent-style-name="Default">
      <style:map style:condition="cell-content()=10000" style:apply-style-name="Untitled1" style:base-cell-address="Sheet1.G1023"/>
      <style:map style:condition="cell-content()=1" style:apply-style-name="Untitled2" style:base-cell-address="Sheet1.G1023"/>
    </style:style>
    <style:style style:name="ce1024" style:family="table-cell" style:parent-style-name="Default">
      <style:map style:condition="cell-content()=10000" style:apply-style-name="Untitled1" style:base-cell-address="Sheet1.G1024"/>
      <style:map style:condition="cell-content()=1" style:apply-style-name="Untitled2" style:base-cell-address="Sheet1.G1024"/>
    </style:style>
    <style:style style:name="ce1025" style:family="table-cell" style:parent-style-name="Default">
      <style:map style:condition="cell-content()=10000" style:apply-style-name="Untitled1" style:base-cell-address="Sheet1.G1025"/>
      <style:map style:condition="cell-content()=1" style:apply-style-name="Untitled2" style:base-cell-address="Sheet1.G1025"/>
    </style:style>
    <style:style style:name="ce1026" style:family="table-cell" style:parent-style-name="Default">
      <style:map style:condition="cell-content()=10000" style:apply-style-name="Untitled1" style:base-cell-address="Sheet1.G1026"/>
      <style:map style:condition="cell-content()=1" style:apply-style-name="Untitled2" style:base-cell-address="Sheet1.G1026"/>
    </style:style>
    <style:style style:name="ce1027" style:family="table-cell" style:parent-style-name="Default">
      <style:map style:condition="cell-content()=10000" style:apply-style-name="Untitled1" style:base-cell-address="Sheet1.G1027"/>
      <style:map style:condition="cell-content()=1" style:apply-style-name="Untitled2" style:base-cell-address="Sheet1.G1027"/>
    </style:style>
    <style:style style:name="ce1028" style:family="table-cell" style:parent-style-name="Default">
      <style:map style:condition="cell-content()=10000" style:apply-style-name="Untitled1" style:base-cell-address="Sheet1.G1028"/>
      <style:map style:condition="cell-content()=1" style:apply-style-name="Untitled2" style:base-cell-address="Sheet1.G1028"/>
    </style:style>
    <style:style style:name="ce1029" style:family="table-cell" style:parent-style-name="Default">
      <style:map style:condition="cell-content()=10000" style:apply-style-name="Untitled1" style:base-cell-address="Sheet1.G1029"/>
      <style:map style:condition="cell-content()=1" style:apply-style-name="Untitled2" style:base-cell-address="Sheet1.G1029"/>
    </style:style>
    <style:style style:name="ce1030" style:family="table-cell" style:parent-style-name="Default">
      <style:map style:condition="cell-content()=10000" style:apply-style-name="Untitled1" style:base-cell-address="Sheet1.G1030"/>
      <style:map style:condition="cell-content()=1" style:apply-style-name="Untitled2" style:base-cell-address="Sheet1.G1030"/>
    </style:style>
    <style:style style:name="ce1031" style:family="table-cell" style:parent-style-name="Default">
      <style:map style:condition="cell-content()=10000" style:apply-style-name="Untitled1" style:base-cell-address="Sheet1.G1031"/>
      <style:map style:condition="cell-content()=1" style:apply-style-name="Untitled2" style:base-cell-address="Sheet1.G1031"/>
    </style:style>
    <style:style style:name="ce1032" style:family="table-cell" style:parent-style-name="Default">
      <style:map style:condition="cell-content()=10000" style:apply-style-name="Untitled1" style:base-cell-address="Sheet1.G1032"/>
      <style:map style:condition="cell-content()=1" style:apply-style-name="Untitled2" style:base-cell-address="Sheet1.G1032"/>
    </style:style>
    <style:style style:name="ce1033" style:family="table-cell" style:parent-style-name="Default">
      <style:map style:condition="cell-content()=10000" style:apply-style-name="Untitled1" style:base-cell-address="Sheet1.G1033"/>
      <style:map style:condition="cell-content()=1" style:apply-style-name="Untitled2" style:base-cell-address="Sheet1.G1033"/>
    </style:style>
    <style:style style:name="ce1034" style:family="table-cell" style:parent-style-name="Default">
      <style:map style:condition="cell-content()=10000" style:apply-style-name="Untitled1" style:base-cell-address="Sheet1.G1034"/>
      <style:map style:condition="cell-content()=1" style:apply-style-name="Untitled2" style:base-cell-address="Sheet1.G1034"/>
    </style:style>
    <style:style style:name="ce1035" style:family="table-cell" style:parent-style-name="Default">
      <style:map style:condition="cell-content()=10000" style:apply-style-name="Untitled1" style:base-cell-address="Sheet1.G1035"/>
      <style:map style:condition="cell-content()=1" style:apply-style-name="Untitled2" style:base-cell-address="Sheet1.G1035"/>
    </style:style>
    <style:style style:name="ce1036" style:family="table-cell" style:parent-style-name="Default">
      <style:map style:condition="cell-content()=10000" style:apply-style-name="Untitled1" style:base-cell-address="Sheet1.G1036"/>
      <style:map style:condition="cell-content()=1" style:apply-style-name="Untitled2" style:base-cell-address="Sheet1.G1036"/>
    </style:style>
    <style:style style:name="ce1037" style:family="table-cell" style:parent-style-name="Default">
      <style:map style:condition="cell-content()=10000" style:apply-style-name="Untitled1" style:base-cell-address="Sheet1.G1037"/>
      <style:map style:condition="cell-content()=1" style:apply-style-name="Untitled2" style:base-cell-address="Sheet1.G1037"/>
    </style:style>
    <style:style style:name="ce1038" style:family="table-cell" style:parent-style-name="Default">
      <style:map style:condition="cell-content()=10000" style:apply-style-name="Untitled1" style:base-cell-address="Sheet1.G1038"/>
      <style:map style:condition="cell-content()=1" style:apply-style-name="Untitled2" style:base-cell-address="Sheet1.G1038"/>
    </style:style>
    <style:style style:name="ce1039" style:family="table-cell" style:parent-style-name="Default">
      <style:map style:condition="cell-content()=10000" style:apply-style-name="Untitled1" style:base-cell-address="Sheet1.G1039"/>
      <style:map style:condition="cell-content()=1" style:apply-style-name="Untitled2" style:base-cell-address="Sheet1.G1039"/>
    </style:style>
    <style:style style:name="ce1040" style:family="table-cell" style:parent-style-name="Default">
      <style:map style:condition="cell-content()=10000" style:apply-style-name="Untitled1" style:base-cell-address="Sheet1.G1040"/>
      <style:map style:condition="cell-content()=1" style:apply-style-name="Untitled2" style:base-cell-address="Sheet1.G1040"/>
    </style:style>
    <style:style style:name="ce1041" style:family="table-cell" style:parent-style-name="Default">
      <style:map style:condition="cell-content()=10000" style:apply-style-name="Untitled1" style:base-cell-address="Sheet1.G1041"/>
      <style:map style:condition="cell-content()=1" style:apply-style-name="Untitled2" style:base-cell-address="Sheet1.G1041"/>
    </style:style>
    <style:style style:name="ce1042" style:family="table-cell" style:parent-style-name="Default">
      <style:map style:condition="cell-content()=10000" style:apply-style-name="Untitled1" style:base-cell-address="Sheet1.G1042"/>
      <style:map style:condition="cell-content()=1" style:apply-style-name="Untitled2" style:base-cell-address="Sheet1.G1042"/>
    </style:style>
    <style:style style:name="ce1043" style:family="table-cell" style:parent-style-name="Default">
      <style:map style:condition="cell-content()=10000" style:apply-style-name="Untitled1" style:base-cell-address="Sheet1.G1043"/>
      <style:map style:condition="cell-content()=1" style:apply-style-name="Untitled2" style:base-cell-address="Sheet1.G1043"/>
    </style:style>
    <style:style style:name="ce1044" style:family="table-cell" style:parent-style-name="Default">
      <style:map style:condition="cell-content()=10000" style:apply-style-name="Untitled1" style:base-cell-address="Sheet1.G1044"/>
      <style:map style:condition="cell-content()=1" style:apply-style-name="Untitled2" style:base-cell-address="Sheet1.G1044"/>
    </style:style>
    <style:style style:name="ce1045" style:family="table-cell" style:parent-style-name="Default">
      <style:map style:condition="cell-content()=10000" style:apply-style-name="Untitled1" style:base-cell-address="Sheet1.G1045"/>
      <style:map style:condition="cell-content()=1" style:apply-style-name="Untitled2" style:base-cell-address="Sheet1.G1045"/>
    </style:style>
    <style:style style:name="ce1046" style:family="table-cell" style:parent-style-name="Default">
      <style:map style:condition="cell-content()=10000" style:apply-style-name="Untitled1" style:base-cell-address="Sheet1.G1046"/>
      <style:map style:condition="cell-content()=1" style:apply-style-name="Untitled2" style:base-cell-address="Sheet1.G1046"/>
    </style:style>
    <style:style style:name="ce1047" style:family="table-cell" style:parent-style-name="Default">
      <style:map style:condition="cell-content()=10000" style:apply-style-name="Untitled1" style:base-cell-address="Sheet1.G1047"/>
      <style:map style:condition="cell-content()=1" style:apply-style-name="Untitled2" style:base-cell-address="Sheet1.G1047"/>
    </style:style>
    <style:style style:name="ce1048" style:family="table-cell" style:parent-style-name="Default">
      <style:map style:condition="cell-content()=10000" style:apply-style-name="Untitled1" style:base-cell-address="Sheet1.G1048"/>
      <style:map style:condition="cell-content()=1" style:apply-style-name="Untitled2" style:base-cell-address="Sheet1.G1048"/>
    </style:style>
    <style:style style:name="ce1049" style:family="table-cell" style:parent-style-name="Default">
      <style:map style:condition="cell-content()=10000" style:apply-style-name="Untitled1" style:base-cell-address="Sheet1.G1049"/>
      <style:map style:condition="cell-content()=1" style:apply-style-name="Untitled2" style:base-cell-address="Sheet1.G1049"/>
    </style:style>
    <style:style style:name="ce1050" style:family="table-cell" style:parent-style-name="Default">
      <style:map style:condition="cell-content()=10000" style:apply-style-name="Untitled1" style:base-cell-address="Sheet1.G1050"/>
      <style:map style:condition="cell-content()=1" style:apply-style-name="Untitled2" style:base-cell-address="Sheet1.G1050"/>
    </style:style>
    <style:style style:name="ce1051" style:family="table-cell" style:parent-style-name="Default">
      <style:map style:condition="cell-content()=10000" style:apply-style-name="Untitled1" style:base-cell-address="Sheet1.G1051"/>
      <style:map style:condition="cell-content()=1" style:apply-style-name="Untitled2" style:base-cell-address="Sheet1.G1051"/>
    </style:style>
    <style:style style:name="ce1052" style:family="table-cell" style:parent-style-name="Default">
      <style:map style:condition="cell-content()=10000" style:apply-style-name="Untitled1" style:base-cell-address="Sheet1.G1052"/>
      <style:map style:condition="cell-content()=1" style:apply-style-name="Untitled2" style:base-cell-address="Sheet1.G1052"/>
    </style:style>
    <style:style style:name="ce1053" style:family="table-cell" style:parent-style-name="Default">
      <style:map style:condition="cell-content()=10000" style:apply-style-name="Untitled1" style:base-cell-address="Sheet1.G1053"/>
      <style:map style:condition="cell-content()=1" style:apply-style-name="Untitled2" style:base-cell-address="Sheet1.G1053"/>
    </style:style>
    <style:style style:name="ce1054" style:family="table-cell" style:parent-style-name="Default">
      <style:map style:condition="cell-content()=10000" style:apply-style-name="Untitled1" style:base-cell-address="Sheet1.G1054"/>
      <style:map style:condition="cell-content()=1" style:apply-style-name="Untitled2" style:base-cell-address="Sheet1.G1054"/>
    </style:style>
    <style:style style:name="ce1055" style:family="table-cell" style:parent-style-name="Default">
      <style:map style:condition="cell-content()=10000" style:apply-style-name="Untitled1" style:base-cell-address="Sheet1.G1055"/>
      <style:map style:condition="cell-content()=1" style:apply-style-name="Untitled2" style:base-cell-address="Sheet1.G1055"/>
    </style:style>
    <style:style style:name="ce1056" style:family="table-cell" style:parent-style-name="Default">
      <style:map style:condition="cell-content()=10000" style:apply-style-name="Untitled1" style:base-cell-address="Sheet1.G1056"/>
      <style:map style:condition="cell-content()=1" style:apply-style-name="Untitled2" style:base-cell-address="Sheet1.G1056"/>
    </style:style>
    <style:style style:name="ce1057" style:family="table-cell" style:parent-style-name="Default">
      <style:map style:condition="cell-content()=10000" style:apply-style-name="Untitled1" style:base-cell-address="Sheet1.G1057"/>
      <style:map style:condition="cell-content()=1" style:apply-style-name="Untitled2" style:base-cell-address="Sheet1.G1057"/>
    </style:style>
    <style:style style:name="ce1058" style:family="table-cell" style:parent-style-name="Default">
      <style:map style:condition="cell-content()=10000" style:apply-style-name="Untitled1" style:base-cell-address="Sheet1.G1058"/>
      <style:map style:condition="cell-content()=1" style:apply-style-name="Untitled2" style:base-cell-address="Sheet1.G1058"/>
    </style:style>
    <style:style style:name="ce1059" style:family="table-cell" style:parent-style-name="Default">
      <style:map style:condition="cell-content()=10000" style:apply-style-name="Untitled1" style:base-cell-address="Sheet1.G1059"/>
      <style:map style:condition="cell-content()=1" style:apply-style-name="Untitled2" style:base-cell-address="Sheet1.G1059"/>
    </style:style>
    <style:style style:name="ce1060" style:family="table-cell" style:parent-style-name="Default">
      <style:map style:condition="cell-content()=10000" style:apply-style-name="Untitled1" style:base-cell-address="Sheet1.G1060"/>
      <style:map style:condition="cell-content()=1" style:apply-style-name="Untitled2" style:base-cell-address="Sheet1.G1060"/>
    </style:style>
    <style:style style:name="ce1061" style:family="table-cell" style:parent-style-name="Default">
      <style:map style:condition="cell-content()=10000" style:apply-style-name="Untitled1" style:base-cell-address="Sheet1.G1061"/>
      <style:map style:condition="cell-content()=1" style:apply-style-name="Untitled2" style:base-cell-address="Sheet1.G1061"/>
    </style:style>
    <style:style style:name="ce1062" style:family="table-cell" style:parent-style-name="Default">
      <style:map style:condition="cell-content()=10000" style:apply-style-name="Untitled1" style:base-cell-address="Sheet1.G1062"/>
      <style:map style:condition="cell-content()=1" style:apply-style-name="Untitled2" style:base-cell-address="Sheet1.G1062"/>
    </style:style>
    <style:style style:name="ce1063" style:family="table-cell" style:parent-style-name="Default">
      <style:map style:condition="cell-content()=10000" style:apply-style-name="Untitled1" style:base-cell-address="Sheet1.G1063"/>
      <style:map style:condition="cell-content()=1" style:apply-style-name="Untitled2" style:base-cell-address="Sheet1.G1063"/>
    </style:style>
    <style:style style:name="ce1064" style:family="table-cell" style:parent-style-name="Default">
      <style:map style:condition="cell-content()=10000" style:apply-style-name="Untitled1" style:base-cell-address="Sheet1.G1064"/>
      <style:map style:condition="cell-content()=1" style:apply-style-name="Untitled2" style:base-cell-address="Sheet1.G1064"/>
    </style:style>
    <style:style style:name="ce1065" style:family="table-cell" style:parent-style-name="Default">
      <style:map style:condition="cell-content()=10000" style:apply-style-name="Untitled1" style:base-cell-address="Sheet1.G1065"/>
      <style:map style:condition="cell-content()=1" style:apply-style-name="Untitled2" style:base-cell-address="Sheet1.G1065"/>
    </style:style>
    <style:style style:name="ce1066" style:family="table-cell" style:parent-style-name="Default">
      <style:map style:condition="cell-content()=10000" style:apply-style-name="Untitled1" style:base-cell-address="Sheet1.G1066"/>
      <style:map style:condition="cell-content()=1" style:apply-style-name="Untitled2" style:base-cell-address="Sheet1.G1066"/>
    </style:style>
    <style:style style:name="ce1067" style:family="table-cell" style:parent-style-name="Default">
      <style:map style:condition="cell-content()=10000" style:apply-style-name="Untitled1" style:base-cell-address="Sheet1.G1067"/>
      <style:map style:condition="cell-content()=1" style:apply-style-name="Untitled2" style:base-cell-address="Sheet1.G1067"/>
    </style:style>
    <style:style style:name="ce1068" style:family="table-cell" style:parent-style-name="Default">
      <style:map style:condition="cell-content()=10000" style:apply-style-name="Untitled1" style:base-cell-address="Sheet1.G1068"/>
      <style:map style:condition="cell-content()=1" style:apply-style-name="Untitled2" style:base-cell-address="Sheet1.G1068"/>
    </style:style>
    <style:style style:name="ce1069" style:family="table-cell" style:parent-style-name="Default">
      <style:map style:condition="cell-content()=10000" style:apply-style-name="Untitled1" style:base-cell-address="Sheet1.G1069"/>
      <style:map style:condition="cell-content()=1" style:apply-style-name="Untitled2" style:base-cell-address="Sheet1.G1069"/>
    </style:style>
    <style:style style:name="ce1070" style:family="table-cell" style:parent-style-name="Default">
      <style:map style:condition="cell-content()=10000" style:apply-style-name="Untitled1" style:base-cell-address="Sheet1.G1070"/>
      <style:map style:condition="cell-content()=1" style:apply-style-name="Untitled2" style:base-cell-address="Sheet1.G1070"/>
    </style:style>
    <style:style style:name="ce1071" style:family="table-cell" style:parent-style-name="Default">
      <style:map style:condition="cell-content()=10000" style:apply-style-name="Untitled1" style:base-cell-address="Sheet1.G1071"/>
      <style:map style:condition="cell-content()=1" style:apply-style-name="Untitled2" style:base-cell-address="Sheet1.G1071"/>
    </style:style>
    <style:style style:name="ce1072" style:family="table-cell" style:parent-style-name="Default">
      <style:map style:condition="cell-content()=10000" style:apply-style-name="Untitled1" style:base-cell-address="Sheet1.G1072"/>
      <style:map style:condition="cell-content()=1" style:apply-style-name="Untitled2" style:base-cell-address="Sheet1.G1072"/>
    </style:style>
    <style:style style:name="ce1073" style:family="table-cell" style:parent-style-name="Default">
      <style:map style:condition="cell-content()=10000" style:apply-style-name="Untitled1" style:base-cell-address="Sheet1.G1073"/>
      <style:map style:condition="cell-content()=1" style:apply-style-name="Untitled2" style:base-cell-address="Sheet1.G1073"/>
    </style:style>
    <style:style style:name="ce1074" style:family="table-cell" style:parent-style-name="Default">
      <style:map style:condition="cell-content()=10000" style:apply-style-name="Untitled1" style:base-cell-address="Sheet1.G1074"/>
      <style:map style:condition="cell-content()=1" style:apply-style-name="Untitled2" style:base-cell-address="Sheet1.G1074"/>
    </style:style>
    <style:style style:name="ce1075" style:family="table-cell" style:parent-style-name="Default">
      <style:map style:condition="cell-content()=10000" style:apply-style-name="Untitled1" style:base-cell-address="Sheet1.G1075"/>
      <style:map style:condition="cell-content()=1" style:apply-style-name="Untitled2" style:base-cell-address="Sheet1.G1075"/>
    </style:style>
    <style:style style:name="ce1076" style:family="table-cell" style:parent-style-name="Default">
      <style:map style:condition="cell-content()=10000" style:apply-style-name="Untitled1" style:base-cell-address="Sheet1.G1076"/>
      <style:map style:condition="cell-content()=1" style:apply-style-name="Untitled2" style:base-cell-address="Sheet1.G1076"/>
    </style:style>
    <style:style style:name="ce1077" style:family="table-cell" style:parent-style-name="Default">
      <style:map style:condition="cell-content()=10000" style:apply-style-name="Untitled1" style:base-cell-address="Sheet1.G1077"/>
      <style:map style:condition="cell-content()=1" style:apply-style-name="Untitled2" style:base-cell-address="Sheet1.G1077"/>
    </style:style>
    <style:style style:name="ce1078" style:family="table-cell" style:parent-style-name="Default">
      <style:map style:condition="cell-content()=10000" style:apply-style-name="Untitled1" style:base-cell-address="Sheet1.G1078"/>
      <style:map style:condition="cell-content()=1" style:apply-style-name="Untitled2" style:base-cell-address="Sheet1.G1078"/>
    </style:style>
    <style:style style:name="ce1079" style:family="table-cell" style:parent-style-name="Default">
      <style:map style:condition="cell-content()=10000" style:apply-style-name="Untitled1" style:base-cell-address="Sheet1.G1079"/>
      <style:map style:condition="cell-content()=1" style:apply-style-name="Untitled2" style:base-cell-address="Sheet1.G1079"/>
    </style:style>
    <style:style style:name="ce1080" style:family="table-cell" style:parent-style-name="Default">
      <style:map style:condition="cell-content()=10000" style:apply-style-name="Untitled1" style:base-cell-address="Sheet1.G1080"/>
      <style:map style:condition="cell-content()=1" style:apply-style-name="Untitled2" style:base-cell-address="Sheet1.G1080"/>
    </style:style>
    <style:style style:name="ce1081" style:family="table-cell" style:parent-style-name="Default">
      <style:map style:condition="cell-content()=10000" style:apply-style-name="Untitled1" style:base-cell-address="Sheet1.G1081"/>
      <style:map style:condition="cell-content()=1" style:apply-style-name="Untitled2" style:base-cell-address="Sheet1.G1081"/>
    </style:style>
    <style:style style:name="ce1082" style:family="table-cell" style:parent-style-name="Default">
      <style:map style:condition="cell-content()=10000" style:apply-style-name="Untitled1" style:base-cell-address="Sheet1.G1082"/>
      <style:map style:condition="cell-content()=1" style:apply-style-name="Untitled2" style:base-cell-address="Sheet1.G1082"/>
    </style:style>
    <style:style style:name="ce1083" style:family="table-cell" style:parent-style-name="Default">
      <style:map style:condition="cell-content()=10000" style:apply-style-name="Untitled1" style:base-cell-address="Sheet1.G1083"/>
      <style:map style:condition="cell-content()=1" style:apply-style-name="Untitled2" style:base-cell-address="Sheet1.G1083"/>
    </style:style>
    <style:style style:name="ce1084" style:family="table-cell" style:parent-style-name="Default">
      <style:map style:condition="cell-content()=10000" style:apply-style-name="Untitled1" style:base-cell-address="Sheet1.G1084"/>
      <style:map style:condition="cell-content()=1" style:apply-style-name="Untitled2" style:base-cell-address="Sheet1.G1084"/>
    </style:style>
    <style:style style:name="ce1085" style:family="table-cell" style:parent-style-name="Default">
      <style:map style:condition="cell-content()=10000" style:apply-style-name="Untitled1" style:base-cell-address="Sheet1.G1085"/>
      <style:map style:condition="cell-content()=1" style:apply-style-name="Untitled2" style:base-cell-address="Sheet1.G1085"/>
    </style:style>
    <style:style style:name="ce1086" style:family="table-cell" style:parent-style-name="Default">
      <style:map style:condition="cell-content()=10000" style:apply-style-name="Untitled1" style:base-cell-address="Sheet1.G1086"/>
      <style:map style:condition="cell-content()=1" style:apply-style-name="Untitled2" style:base-cell-address="Sheet1.G1086"/>
    </style:style>
    <style:style style:name="ce1087" style:family="table-cell" style:parent-style-name="Default">
      <style:map style:condition="cell-content()=10000" style:apply-style-name="Untitled1" style:base-cell-address="Sheet1.G1087"/>
      <style:map style:condition="cell-content()=1" style:apply-style-name="Untitled2" style:base-cell-address="Sheet1.G1087"/>
    </style:style>
    <style:style style:name="ce1088" style:family="table-cell" style:parent-style-name="Default">
      <style:map style:condition="cell-content()=10000" style:apply-style-name="Untitled1" style:base-cell-address="Sheet1.G1088"/>
      <style:map style:condition="cell-content()=1" style:apply-style-name="Untitled2" style:base-cell-address="Sheet1.G1088"/>
    </style:style>
    <style:style style:name="ce1089" style:family="table-cell" style:parent-style-name="Default">
      <style:map style:condition="cell-content()=10000" style:apply-style-name="Untitled1" style:base-cell-address="Sheet1.G1089"/>
      <style:map style:condition="cell-content()=1" style:apply-style-name="Untitled2" style:base-cell-address="Sheet1.G1089"/>
    </style:style>
    <style:style style:name="ce1090" style:family="table-cell" style:parent-style-name="Default">
      <style:map style:condition="cell-content()=10000" style:apply-style-name="Untitled1" style:base-cell-address="Sheet1.G1090"/>
      <style:map style:condition="cell-content()=1" style:apply-style-name="Untitled2" style:base-cell-address="Sheet1.G1090"/>
    </style:style>
    <style:style style:name="ce1091" style:family="table-cell" style:parent-style-name="Default">
      <style:map style:condition="cell-content()=10000" style:apply-style-name="Untitled1" style:base-cell-address="Sheet1.G1091"/>
      <style:map style:condition="cell-content()=1" style:apply-style-name="Untitled2" style:base-cell-address="Sheet1.G1091"/>
    </style:style>
    <style:style style:name="ce1092" style:family="table-cell" style:parent-style-name="Default">
      <style:map style:condition="cell-content()=10000" style:apply-style-name="Untitled1" style:base-cell-address="Sheet1.G1092"/>
      <style:map style:condition="cell-content()=1" style:apply-style-name="Untitled2" style:base-cell-address="Sheet1.G1092"/>
    </style:style>
    <style:style style:name="ce1093" style:family="table-cell" style:parent-style-name="Default">
      <style:map style:condition="cell-content()=10000" style:apply-style-name="Untitled1" style:base-cell-address="Sheet1.G1093"/>
      <style:map style:condition="cell-content()=1" style:apply-style-name="Untitled2" style:base-cell-address="Sheet1.G1093"/>
    </style:style>
    <style:style style:name="ce1094" style:family="table-cell" style:parent-style-name="Default">
      <style:map style:condition="cell-content()=10000" style:apply-style-name="Untitled1" style:base-cell-address="Sheet1.G1094"/>
      <style:map style:condition="cell-content()=1" style:apply-style-name="Untitled2" style:base-cell-address="Sheet1.G1094"/>
    </style:style>
    <style:style style:name="ce1095" style:family="table-cell" style:parent-style-name="Default">
      <style:map style:condition="cell-content()=10000" style:apply-style-name="Untitled1" style:base-cell-address="Sheet1.G1095"/>
      <style:map style:condition="cell-content()=1" style:apply-style-name="Untitled2" style:base-cell-address="Sheet1.G1095"/>
    </style:style>
    <style:style style:name="ce1096" style:family="table-cell" style:parent-style-name="Default">
      <style:map style:condition="cell-content()=10000" style:apply-style-name="Untitled1" style:base-cell-address="Sheet1.G1096"/>
      <style:map style:condition="cell-content()=1" style:apply-style-name="Untitled2" style:base-cell-address="Sheet1.G1096"/>
    </style:style>
    <style:style style:name="ce1097" style:family="table-cell" style:parent-style-name="Default">
      <style:map style:condition="cell-content()=10000" style:apply-style-name="Untitled1" style:base-cell-address="Sheet1.G1097"/>
      <style:map style:condition="cell-content()=1" style:apply-style-name="Untitled2" style:base-cell-address="Sheet1.G1097"/>
    </style:style>
    <style:style style:name="ce1098" style:family="table-cell" style:parent-style-name="Default">
      <style:map style:condition="cell-content()=10000" style:apply-style-name="Untitled1" style:base-cell-address="Sheet1.G1098"/>
      <style:map style:condition="cell-content()=1" style:apply-style-name="Untitled2" style:base-cell-address="Sheet1.G1098"/>
    </style:style>
    <style:style style:name="ce1099" style:family="table-cell" style:parent-style-name="Default">
      <style:map style:condition="cell-content()=10000" style:apply-style-name="Untitled1" style:base-cell-address="Sheet1.G1099"/>
      <style:map style:condition="cell-content()=1" style:apply-style-name="Untitled2" style:base-cell-address="Sheet1.G1099"/>
    </style:style>
    <style:style style:name="ce1100" style:family="table-cell" style:parent-style-name="Default">
      <style:map style:condition="cell-content()=10000" style:apply-style-name="Untitled1" style:base-cell-address="Sheet1.G1100"/>
      <style:map style:condition="cell-content()=1" style:apply-style-name="Untitled2" style:base-cell-address="Sheet1.G1100"/>
    </style:style>
    <style:style style:name="ce1101" style:family="table-cell" style:parent-style-name="Default">
      <style:map style:condition="cell-content()=10000" style:apply-style-name="Untitled1" style:base-cell-address="Sheet1.G1101"/>
      <style:map style:condition="cell-content()=1" style:apply-style-name="Untitled2" style:base-cell-address="Sheet1.G1101"/>
    </style:style>
    <style:style style:name="ce1102" style:family="table-cell" style:parent-style-name="Default">
      <style:map style:condition="cell-content()=10000" style:apply-style-name="Untitled1" style:base-cell-address="Sheet1.G1102"/>
      <style:map style:condition="cell-content()=1" style:apply-style-name="Untitled2" style:base-cell-address="Sheet1.G1102"/>
    </style:style>
    <style:style style:name="ce1103" style:family="table-cell" style:parent-style-name="Default">
      <style:map style:condition="cell-content()=10000" style:apply-style-name="Untitled1" style:base-cell-address="Sheet1.G1103"/>
      <style:map style:condition="cell-content()=1" style:apply-style-name="Untitled2" style:base-cell-address="Sheet1.G1103"/>
    </style:style>
    <style:style style:name="ce1104" style:family="table-cell" style:parent-style-name="Default">
      <style:map style:condition="cell-content()=10000" style:apply-style-name="Untitled1" style:base-cell-address="Sheet1.G1104"/>
      <style:map style:condition="cell-content()=1" style:apply-style-name="Untitled2" style:base-cell-address="Sheet1.G1104"/>
    </style:style>
    <style:style style:name="ce1105" style:family="table-cell" style:parent-style-name="Default">
      <style:map style:condition="cell-content()=10000" style:apply-style-name="Untitled1" style:base-cell-address="Sheet1.G1105"/>
      <style:map style:condition="cell-content()=1" style:apply-style-name="Untitled2" style:base-cell-address="Sheet1.G1105"/>
    </style:style>
    <style:style style:name="ce1106" style:family="table-cell" style:parent-style-name="Default">
      <style:map style:condition="cell-content()=10000" style:apply-style-name="Untitled1" style:base-cell-address="Sheet1.G1106"/>
      <style:map style:condition="cell-content()=1" style:apply-style-name="Untitled2" style:base-cell-address="Sheet1.G1106"/>
    </style:style>
    <style:style style:name="ce1107" style:family="table-cell" style:parent-style-name="Default">
      <style:map style:condition="cell-content()=10000" style:apply-style-name="Untitled1" style:base-cell-address="Sheet1.G1107"/>
      <style:map style:condition="cell-content()=1" style:apply-style-name="Untitled2" style:base-cell-address="Sheet1.G1107"/>
    </style:style>
    <style:style style:name="ce1108" style:family="table-cell" style:parent-style-name="Default">
      <style:map style:condition="cell-content()=10000" style:apply-style-name="Untitled1" style:base-cell-address="Sheet1.G1108"/>
      <style:map style:condition="cell-content()=1" style:apply-style-name="Untitled2" style:base-cell-address="Sheet1.G1108"/>
    </style:style>
    <style:style style:name="ce1109" style:family="table-cell" style:parent-style-name="Default">
      <style:map style:condition="cell-content()=10000" style:apply-style-name="Untitled1" style:base-cell-address="Sheet1.G1109"/>
      <style:map style:condition="cell-content()=1" style:apply-style-name="Untitled2" style:base-cell-address="Sheet1.G1109"/>
    </style:style>
    <style:style style:name="ce1110" style:family="table-cell" style:parent-style-name="Default">
      <style:map style:condition="cell-content()=10000" style:apply-style-name="Untitled1" style:base-cell-address="Sheet1.G1110"/>
      <style:map style:condition="cell-content()=1" style:apply-style-name="Untitled2" style:base-cell-address="Sheet1.G1110"/>
    </style:style>
    <style:style style:name="ce1111" style:family="table-cell" style:parent-style-name="Default">
      <style:map style:condition="cell-content()=10000" style:apply-style-name="Untitled1" style:base-cell-address="Sheet1.G1111"/>
      <style:map style:condition="cell-content()=1" style:apply-style-name="Untitled2" style:base-cell-address="Sheet1.G1111"/>
    </style:style>
    <style:style style:name="ce1112" style:family="table-cell" style:parent-style-name="Default">
      <style:map style:condition="cell-content()=10000" style:apply-style-name="Untitled1" style:base-cell-address="Sheet1.G1112"/>
      <style:map style:condition="cell-content()=1" style:apply-style-name="Untitled2" style:base-cell-address="Sheet1.G1112"/>
    </style:style>
    <style:style style:name="ce1113" style:family="table-cell" style:parent-style-name="Default">
      <style:map style:condition="cell-content()=10000" style:apply-style-name="Untitled1" style:base-cell-address="Sheet1.G1113"/>
      <style:map style:condition="cell-content()=1" style:apply-style-name="Untitled2" style:base-cell-address="Sheet1.G1113"/>
    </style:style>
    <style:style style:name="ce1114" style:family="table-cell" style:parent-style-name="Default">
      <style:map style:condition="cell-content()=10000" style:apply-style-name="Untitled1" style:base-cell-address="Sheet1.G1114"/>
      <style:map style:condition="cell-content()=1" style:apply-style-name="Untitled2" style:base-cell-address="Sheet1.G1114"/>
    </style:style>
    <style:style style:name="ce1115" style:family="table-cell" style:parent-style-name="Default">
      <style:map style:condition="cell-content()=10000" style:apply-style-name="Untitled1" style:base-cell-address="Sheet1.G1115"/>
      <style:map style:condition="cell-content()=1" style:apply-style-name="Untitled2" style:base-cell-address="Sheet1.G1115"/>
    </style:style>
    <style:style style:name="ce1116" style:family="table-cell" style:parent-style-name="Default">
      <style:map style:condition="cell-content()=10000" style:apply-style-name="Untitled1" style:base-cell-address="Sheet1.G1116"/>
      <style:map style:condition="cell-content()=1" style:apply-style-name="Untitled2" style:base-cell-address="Sheet1.G1116"/>
    </style:style>
    <style:style style:name="ce1117" style:family="table-cell" style:parent-style-name="Default">
      <style:map style:condition="cell-content()=10000" style:apply-style-name="Untitled1" style:base-cell-address="Sheet1.G1117"/>
      <style:map style:condition="cell-content()=1" style:apply-style-name="Untitled2" style:base-cell-address="Sheet1.G1117"/>
    </style:style>
    <style:style style:name="ce1118" style:family="table-cell" style:parent-style-name="Default">
      <style:map style:condition="cell-content()=10000" style:apply-style-name="Untitled1" style:base-cell-address="Sheet1.G1118"/>
      <style:map style:condition="cell-content()=1" style:apply-style-name="Untitled2" style:base-cell-address="Sheet1.G1118"/>
    </style:style>
    <style:style style:name="ce1119" style:family="table-cell" style:parent-style-name="Default">
      <style:map style:condition="cell-content()=10000" style:apply-style-name="Untitled1" style:base-cell-address="Sheet1.G1119"/>
      <style:map style:condition="cell-content()=1" style:apply-style-name="Untitled2" style:base-cell-address="Sheet1.G1119"/>
    </style:style>
    <style:style style:name="ce1120" style:family="table-cell" style:parent-style-name="Default">
      <style:map style:condition="cell-content()=10000" style:apply-style-name="Untitled1" style:base-cell-address="Sheet1.G1120"/>
      <style:map style:condition="cell-content()=1" style:apply-style-name="Untitled2" style:base-cell-address="Sheet1.G1120"/>
    </style:style>
    <style:style style:name="ce1121" style:family="table-cell" style:parent-style-name="Default">
      <style:map style:condition="cell-content()=10000" style:apply-style-name="Untitled1" style:base-cell-address="Sheet1.G1121"/>
      <style:map style:condition="cell-content()=1" style:apply-style-name="Untitled2" style:base-cell-address="Sheet1.G1121"/>
    </style:style>
    <style:style style:name="ce1122" style:family="table-cell" style:parent-style-name="Default">
      <style:map style:condition="cell-content()=10000" style:apply-style-name="Untitled1" style:base-cell-address="Sheet1.G1122"/>
      <style:map style:condition="cell-content()=1" style:apply-style-name="Untitled2" style:base-cell-address="Sheet1.G1122"/>
    </style:style>
    <style:style style:name="ce1123" style:family="table-cell" style:parent-style-name="Default">
      <style:map style:condition="cell-content()=10000" style:apply-style-name="Untitled1" style:base-cell-address="Sheet1.G1123"/>
      <style:map style:condition="cell-content()=1" style:apply-style-name="Untitled2" style:base-cell-address="Sheet1.G1123"/>
    </style:style>
    <style:style style:name="ce1124" style:family="table-cell" style:parent-style-name="Default">
      <style:map style:condition="cell-content()=10000" style:apply-style-name="Untitled1" style:base-cell-address="Sheet1.G1124"/>
      <style:map style:condition="cell-content()=1" style:apply-style-name="Untitled2" style:base-cell-address="Sheet1.G1124"/>
    </style:style>
    <style:style style:name="ce1125" style:family="table-cell" style:parent-style-name="Default">
      <style:map style:condition="cell-content()=10000" style:apply-style-name="Untitled1" style:base-cell-address="Sheet1.G1125"/>
      <style:map style:condition="cell-content()=1" style:apply-style-name="Untitled2" style:base-cell-address="Sheet1.G1125"/>
    </style:style>
    <style:style style:name="ce1126" style:family="table-cell" style:parent-style-name="Default">
      <style:map style:condition="cell-content()=10000" style:apply-style-name="Untitled1" style:base-cell-address="Sheet1.G1126"/>
      <style:map style:condition="cell-content()=1" style:apply-style-name="Untitled2" style:base-cell-address="Sheet1.G1126"/>
    </style:style>
    <style:style style:name="ce1127" style:family="table-cell" style:parent-style-name="Default">
      <style:map style:condition="cell-content()=10000" style:apply-style-name="Untitled1" style:base-cell-address="Sheet1.G1127"/>
      <style:map style:condition="cell-content()=1" style:apply-style-name="Untitled2" style:base-cell-address="Sheet1.G1127"/>
    </style:style>
    <style:style style:name="ce1128" style:family="table-cell" style:parent-style-name="Default">
      <style:map style:condition="cell-content()=10000" style:apply-style-name="Untitled1" style:base-cell-address="Sheet1.G1128"/>
      <style:map style:condition="cell-content()=1" style:apply-style-name="Untitled2" style:base-cell-address="Sheet1.G1128"/>
    </style:style>
    <style:style style:name="ce1129" style:family="table-cell" style:parent-style-name="Default">
      <style:map style:condition="cell-content()=10000" style:apply-style-name="Untitled1" style:base-cell-address="Sheet1.G1129"/>
      <style:map style:condition="cell-content()=1" style:apply-style-name="Untitled2" style:base-cell-address="Sheet1.G1129"/>
    </style:style>
    <style:style style:name="ce1130" style:family="table-cell" style:parent-style-name="Default">
      <style:map style:condition="cell-content()=10000" style:apply-style-name="Untitled1" style:base-cell-address="Sheet1.G1130"/>
      <style:map style:condition="cell-content()=1" style:apply-style-name="Untitled2" style:base-cell-address="Sheet1.G1130"/>
    </style:style>
    <style:style style:name="ce1131" style:family="table-cell" style:parent-style-name="Default">
      <style:map style:condition="cell-content()=10000" style:apply-style-name="Untitled1" style:base-cell-address="Sheet1.G1131"/>
      <style:map style:condition="cell-content()=1" style:apply-style-name="Untitled2" style:base-cell-address="Sheet1.G1131"/>
    </style:style>
    <style:style style:name="ce1132" style:family="table-cell" style:parent-style-name="Default">
      <style:map style:condition="cell-content()=10000" style:apply-style-name="Untitled1" style:base-cell-address="Sheet1.G1132"/>
      <style:map style:condition="cell-content()=1" style:apply-style-name="Untitled2" style:base-cell-address="Sheet1.G1132"/>
    </style:style>
    <style:style style:name="ce1133" style:family="table-cell" style:parent-style-name="Default">
      <style:map style:condition="cell-content()=10000" style:apply-style-name="Untitled1" style:base-cell-address="Sheet1.G1133"/>
      <style:map style:condition="cell-content()=1" style:apply-style-name="Untitled2" style:base-cell-address="Sheet1.G1133"/>
    </style:style>
    <style:style style:name="ce1134" style:family="table-cell" style:parent-style-name="Default">
      <style:map style:condition="cell-content()=10000" style:apply-style-name="Untitled1" style:base-cell-address="Sheet1.G1134"/>
      <style:map style:condition="cell-content()=1" style:apply-style-name="Untitled2" style:base-cell-address="Sheet1.G1134"/>
    </style:style>
    <style:style style:name="ce1135" style:family="table-cell" style:parent-style-name="Default">
      <style:map style:condition="cell-content()=10000" style:apply-style-name="Untitled1" style:base-cell-address="Sheet1.G1135"/>
      <style:map style:condition="cell-content()=1" style:apply-style-name="Untitled2" style:base-cell-address="Sheet1.G1135"/>
    </style:style>
    <style:style style:name="ce1136" style:family="table-cell" style:parent-style-name="Default">
      <style:map style:condition="cell-content()=10000" style:apply-style-name="Untitled1" style:base-cell-address="Sheet1.G1136"/>
      <style:map style:condition="cell-content()=1" style:apply-style-name="Untitled2" style:base-cell-address="Sheet1.G1136"/>
    </style:style>
    <style:style style:name="ce1137" style:family="table-cell" style:parent-style-name="Default">
      <style:map style:condition="cell-content()=10000" style:apply-style-name="Untitled1" style:base-cell-address="Sheet1.G1137"/>
      <style:map style:condition="cell-content()=1" style:apply-style-name="Untitled2" style:base-cell-address="Sheet1.G1137"/>
    </style:style>
    <style:style style:name="ce1138" style:family="table-cell" style:parent-style-name="Default">
      <style:map style:condition="cell-content()=10000" style:apply-style-name="Untitled1" style:base-cell-address="Sheet1.G1138"/>
      <style:map style:condition="cell-content()=1" style:apply-style-name="Untitled2" style:base-cell-address="Sheet1.G1138"/>
    </style:style>
    <style:style style:name="ce1139" style:family="table-cell" style:parent-style-name="Default">
      <style:map style:condition="cell-content()=10000" style:apply-style-name="Untitled1" style:base-cell-address="Sheet1.G1139"/>
      <style:map style:condition="cell-content()=1" style:apply-style-name="Untitled2" style:base-cell-address="Sheet1.G1139"/>
    </style:style>
    <style:style style:name="ce1140" style:family="table-cell" style:parent-style-name="Default">
      <style:map style:condition="cell-content()=10000" style:apply-style-name="Untitled1" style:base-cell-address="Sheet1.G1140"/>
      <style:map style:condition="cell-content()=1" style:apply-style-name="Untitled2" style:base-cell-address="Sheet1.G1140"/>
    </style:style>
    <style:style style:name="ce1141" style:family="table-cell" style:parent-style-name="Default">
      <style:map style:condition="cell-content()=10000" style:apply-style-name="Untitled1" style:base-cell-address="Sheet1.G1141"/>
      <style:map style:condition="cell-content()=1" style:apply-style-name="Untitled2" style:base-cell-address="Sheet1.G1141"/>
    </style:style>
    <style:style style:name="ce1142" style:family="table-cell" style:parent-style-name="Default">
      <style:map style:condition="cell-content()=10000" style:apply-style-name="Untitled1" style:base-cell-address="Sheet1.G1142"/>
      <style:map style:condition="cell-content()=1" style:apply-style-name="Untitled2" style:base-cell-address="Sheet1.G1142"/>
    </style:style>
    <style:style style:name="ce1143" style:family="table-cell" style:parent-style-name="Default">
      <style:map style:condition="cell-content()=10000" style:apply-style-name="Untitled1" style:base-cell-address="Sheet1.G1143"/>
      <style:map style:condition="cell-content()=1" style:apply-style-name="Untitled2" style:base-cell-address="Sheet1.G1143"/>
    </style:style>
    <style:style style:name="ce1144" style:family="table-cell" style:parent-style-name="Default">
      <style:map style:condition="cell-content()=10000" style:apply-style-name="Untitled1" style:base-cell-address="Sheet1.G1144"/>
      <style:map style:condition="cell-content()=1" style:apply-style-name="Untitled2" style:base-cell-address="Sheet1.G1144"/>
    </style:style>
    <style:style style:name="ce1145" style:family="table-cell" style:parent-style-name="Default">
      <style:map style:condition="cell-content()=10000" style:apply-style-name="Untitled1" style:base-cell-address="Sheet1.G1145"/>
      <style:map style:condition="cell-content()=1" style:apply-style-name="Untitled2" style:base-cell-address="Sheet1.G1145"/>
    </style:style>
    <style:style style:name="ce1146" style:family="table-cell" style:parent-style-name="Default">
      <style:map style:condition="cell-content()=10000" style:apply-style-name="Untitled1" style:base-cell-address="Sheet1.G1146"/>
      <style:map style:condition="cell-content()=1" style:apply-style-name="Untitled2" style:base-cell-address="Sheet1.G1146"/>
    </style:style>
    <style:style style:name="ce1147" style:family="table-cell" style:parent-style-name="Default">
      <style:map style:condition="cell-content()=10000" style:apply-style-name="Untitled1" style:base-cell-address="Sheet1.G1147"/>
      <style:map style:condition="cell-content()=1" style:apply-style-name="Untitled2" style:base-cell-address="Sheet1.G1147"/>
    </style:style>
    <style:style style:name="ce1148" style:family="table-cell" style:parent-style-name="Default">
      <style:map style:condition="cell-content()=10000" style:apply-style-name="Untitled1" style:base-cell-address="Sheet1.G1148"/>
      <style:map style:condition="cell-content()=1" style:apply-style-name="Untitled2" style:base-cell-address="Sheet1.G1148"/>
    </style:style>
    <style:style style:name="ce1149" style:family="table-cell" style:parent-style-name="Default">
      <style:map style:condition="cell-content()=10000" style:apply-style-name="Untitled1" style:base-cell-address="Sheet1.G1149"/>
      <style:map style:condition="cell-content()=1" style:apply-style-name="Untitled2" style:base-cell-address="Sheet1.G1149"/>
    </style:style>
    <style:style style:name="ce1150" style:family="table-cell" style:parent-style-name="Default">
      <style:map style:condition="cell-content()=10000" style:apply-style-name="Untitled1" style:base-cell-address="Sheet1.G1150"/>
      <style:map style:condition="cell-content()=1" style:apply-style-name="Untitled2" style:base-cell-address="Sheet1.G1150"/>
    </style:style>
    <style:style style:name="ce1151" style:family="table-cell" style:parent-style-name="Default">
      <style:map style:condition="cell-content()=10000" style:apply-style-name="Untitled1" style:base-cell-address="Sheet1.G1151"/>
      <style:map style:condition="cell-content()=1" style:apply-style-name="Untitled2" style:base-cell-address="Sheet1.G1151"/>
    </style:style>
    <style:style style:name="ce1152" style:family="table-cell" style:parent-style-name="Default">
      <style:map style:condition="cell-content()=10000" style:apply-style-name="Untitled1" style:base-cell-address="Sheet1.G1152"/>
      <style:map style:condition="cell-content()=1" style:apply-style-name="Untitled2" style:base-cell-address="Sheet1.G1152"/>
    </style:style>
    <style:style style:name="ce1153" style:family="table-cell" style:parent-style-name="Default">
      <style:map style:condition="cell-content()=10000" style:apply-style-name="Untitled1" style:base-cell-address="Sheet1.G1153"/>
      <style:map style:condition="cell-content()=1" style:apply-style-name="Untitled2" style:base-cell-address="Sheet1.G1153"/>
    </style:style>
    <style:style style:name="ce1154" style:family="table-cell" style:parent-style-name="Default">
      <style:map style:condition="cell-content()=10000" style:apply-style-name="Untitled1" style:base-cell-address="Sheet1.G1154"/>
      <style:map style:condition="cell-content()=1" style:apply-style-name="Untitled2" style:base-cell-address="Sheet1.G1154"/>
    </style:style>
    <style:style style:name="ce1155" style:family="table-cell" style:parent-style-name="Default">
      <style:map style:condition="cell-content()=10000" style:apply-style-name="Untitled1" style:base-cell-address="Sheet1.G1155"/>
      <style:map style:condition="cell-content()=1" style:apply-style-name="Untitled2" style:base-cell-address="Sheet1.G1155"/>
    </style:style>
    <style:style style:name="ce1156" style:family="table-cell" style:parent-style-name="Default">
      <style:map style:condition="cell-content()=10000" style:apply-style-name="Untitled1" style:base-cell-address="Sheet1.G1156"/>
      <style:map style:condition="cell-content()=1" style:apply-style-name="Untitled2" style:base-cell-address="Sheet1.G1156"/>
    </style:style>
    <style:style style:name="ce1157" style:family="table-cell" style:parent-style-name="Default">
      <style:map style:condition="cell-content()=10000" style:apply-style-name="Untitled1" style:base-cell-address="Sheet1.G1157"/>
      <style:map style:condition="cell-content()=1" style:apply-style-name="Untitled2" style:base-cell-address="Sheet1.G1157"/>
    </style:style>
    <style:style style:name="ce1158" style:family="table-cell" style:parent-style-name="Default">
      <style:map style:condition="cell-content()=10000" style:apply-style-name="Untitled1" style:base-cell-address="Sheet1.G1158"/>
      <style:map style:condition="cell-content()=1" style:apply-style-name="Untitled2" style:base-cell-address="Sheet1.G1158"/>
    </style:style>
    <style:style style:name="ce1159" style:family="table-cell" style:parent-style-name="Default">
      <style:map style:condition="cell-content()=10000" style:apply-style-name="Untitled1" style:base-cell-address="Sheet1.G1159"/>
      <style:map style:condition="cell-content()=1" style:apply-style-name="Untitled2" style:base-cell-address="Sheet1.G1159"/>
    </style:style>
    <style:style style:name="ce1160" style:family="table-cell" style:parent-style-name="Default">
      <style:map style:condition="cell-content()=10000" style:apply-style-name="Untitled1" style:base-cell-address="Sheet1.G1160"/>
      <style:map style:condition="cell-content()=1" style:apply-style-name="Untitled2" style:base-cell-address="Sheet1.G1160"/>
    </style:style>
    <style:style style:name="ce1161" style:family="table-cell" style:parent-style-name="Default">
      <style:map style:condition="cell-content()=10000" style:apply-style-name="Untitled1" style:base-cell-address="Sheet1.G1161"/>
      <style:map style:condition="cell-content()=1" style:apply-style-name="Untitled2" style:base-cell-address="Sheet1.G1161"/>
    </style:style>
    <style:style style:name="ce1162" style:family="table-cell" style:parent-style-name="Default">
      <style:map style:condition="cell-content()=10000" style:apply-style-name="Untitled1" style:base-cell-address="Sheet1.G1162"/>
      <style:map style:condition="cell-content()=1" style:apply-style-name="Untitled2" style:base-cell-address="Sheet1.G1162"/>
    </style:style>
    <style:style style:name="ce1163" style:family="table-cell" style:parent-style-name="Default">
      <style:map style:condition="cell-content()=10000" style:apply-style-name="Untitled1" style:base-cell-address="Sheet1.G1163"/>
      <style:map style:condition="cell-content()=1" style:apply-style-name="Untitled2" style:base-cell-address="Sheet1.G1163"/>
    </style:style>
    <style:style style:name="ce1164" style:family="table-cell" style:parent-style-name="Default">
      <style:map style:condition="cell-content()=10000" style:apply-style-name="Untitled1" style:base-cell-address="Sheet1.G1164"/>
      <style:map style:condition="cell-content()=1" style:apply-style-name="Untitled2" style:base-cell-address="Sheet1.G1164"/>
    </style:style>
    <style:style style:name="ce1165" style:family="table-cell" style:parent-style-name="Default">
      <style:map style:condition="cell-content()=10000" style:apply-style-name="Untitled1" style:base-cell-address="Sheet1.G1165"/>
      <style:map style:condition="cell-content()=1" style:apply-style-name="Untitled2" style:base-cell-address="Sheet1.G1165"/>
    </style:style>
    <style:style style:name="ce1166" style:family="table-cell" style:parent-style-name="Default">
      <style:map style:condition="cell-content()=10000" style:apply-style-name="Untitled1" style:base-cell-address="Sheet1.G1166"/>
      <style:map style:condition="cell-content()=1" style:apply-style-name="Untitled2" style:base-cell-address="Sheet1.G1166"/>
    </style:style>
    <style:style style:name="ce1167" style:family="table-cell" style:parent-style-name="Default">
      <style:map style:condition="cell-content()=10000" style:apply-style-name="Untitled1" style:base-cell-address="Sheet1.G1167"/>
      <style:map style:condition="cell-content()=1" style:apply-style-name="Untitled2" style:base-cell-address="Sheet1.G1167"/>
    </style:style>
    <style:style style:name="ce1168" style:family="table-cell" style:parent-style-name="Default">
      <style:map style:condition="cell-content()=10000" style:apply-style-name="Untitled1" style:base-cell-address="Sheet1.G1168"/>
      <style:map style:condition="cell-content()=1" style:apply-style-name="Untitled2" style:base-cell-address="Sheet1.G1168"/>
    </style:style>
    <style:style style:name="ce1169" style:family="table-cell" style:parent-style-name="Default">
      <style:map style:condition="cell-content()=10000" style:apply-style-name="Untitled1" style:base-cell-address="Sheet1.G1169"/>
      <style:map style:condition="cell-content()=1" style:apply-style-name="Untitled2" style:base-cell-address="Sheet1.G1169"/>
    </style:style>
    <style:style style:name="ce1170" style:family="table-cell" style:parent-style-name="Default">
      <style:map style:condition="cell-content()=10000" style:apply-style-name="Untitled1" style:base-cell-address="Sheet1.G1170"/>
      <style:map style:condition="cell-content()=1" style:apply-style-name="Untitled2" style:base-cell-address="Sheet1.G1170"/>
    </style:style>
    <style:style style:name="ce1171" style:family="table-cell" style:parent-style-name="Default">
      <style:map style:condition="cell-content()=10000" style:apply-style-name="Untitled1" style:base-cell-address="Sheet1.G1171"/>
      <style:map style:condition="cell-content()=1" style:apply-style-name="Untitled2" style:base-cell-address="Sheet1.G1171"/>
    </style:style>
    <style:style style:name="ce1172" style:family="table-cell" style:parent-style-name="Default">
      <style:map style:condition="cell-content()=10000" style:apply-style-name="Untitled1" style:base-cell-address="Sheet1.G1172"/>
      <style:map style:condition="cell-content()=1" style:apply-style-name="Untitled2" style:base-cell-address="Sheet1.G1172"/>
    </style:style>
    <style:style style:name="ce1173" style:family="table-cell" style:parent-style-name="Default">
      <style:map style:condition="cell-content()=10000" style:apply-style-name="Untitled1" style:base-cell-address="Sheet1.G1173"/>
      <style:map style:condition="cell-content()=1" style:apply-style-name="Untitled2" style:base-cell-address="Sheet1.G1173"/>
    </style:style>
    <style:style style:name="ce1174" style:family="table-cell" style:parent-style-name="Default">
      <style:map style:condition="cell-content()=10000" style:apply-style-name="Untitled1" style:base-cell-address="Sheet1.G1174"/>
      <style:map style:condition="cell-content()=1" style:apply-style-name="Untitled2" style:base-cell-address="Sheet1.G1174"/>
    </style:style>
    <style:style style:name="ce1175" style:family="table-cell" style:parent-style-name="Default">
      <style:map style:condition="cell-content()=10000" style:apply-style-name="Untitled1" style:base-cell-address="Sheet1.G1175"/>
      <style:map style:condition="cell-content()=1" style:apply-style-name="Untitled2" style:base-cell-address="Sheet1.G1175"/>
    </style:style>
    <style:style style:name="ce1176" style:family="table-cell" style:parent-style-name="Default">
      <style:map style:condition="cell-content()=10000" style:apply-style-name="Untitled1" style:base-cell-address="Sheet1.G1176"/>
      <style:map style:condition="cell-content()=1" style:apply-style-name="Untitled2" style:base-cell-address="Sheet1.G1176"/>
    </style:style>
    <style:style style:name="ce1177" style:family="table-cell" style:parent-style-name="Default">
      <style:map style:condition="cell-content()=10000" style:apply-style-name="Untitled1" style:base-cell-address="Sheet1.G1177"/>
      <style:map style:condition="cell-content()=1" style:apply-style-name="Untitled2" style:base-cell-address="Sheet1.G1177"/>
    </style:style>
    <style:style style:name="ce1178" style:family="table-cell" style:parent-style-name="Default">
      <style:map style:condition="cell-content()=10000" style:apply-style-name="Untitled1" style:base-cell-address="Sheet1.G1178"/>
      <style:map style:condition="cell-content()=1" style:apply-style-name="Untitled2" style:base-cell-address="Sheet1.G1178"/>
    </style:style>
    <style:style style:name="ce1179" style:family="table-cell" style:parent-style-name="Default">
      <style:map style:condition="cell-content()=10000" style:apply-style-name="Untitled1" style:base-cell-address="Sheet1.G1179"/>
      <style:map style:condition="cell-content()=1" style:apply-style-name="Untitled2" style:base-cell-address="Sheet1.G1179"/>
    </style:style>
    <style:style style:name="ce1180" style:family="table-cell" style:parent-style-name="Default">
      <style:map style:condition="cell-content()=10000" style:apply-style-name="Untitled1" style:base-cell-address="Sheet1.G1180"/>
      <style:map style:condition="cell-content()=1" style:apply-style-name="Untitled2" style:base-cell-address="Sheet1.G1180"/>
    </style:style>
    <style:style style:name="ce1181" style:family="table-cell" style:parent-style-name="Default">
      <style:map style:condition="cell-content()=10000" style:apply-style-name="Untitled1" style:base-cell-address="Sheet1.G1181"/>
      <style:map style:condition="cell-content()=1" style:apply-style-name="Untitled2" style:base-cell-address="Sheet1.G1181"/>
    </style:style>
    <style:style style:name="ce1182" style:family="table-cell" style:parent-style-name="Default">
      <style:map style:condition="cell-content()=10000" style:apply-style-name="Untitled1" style:base-cell-address="Sheet1.G1182"/>
      <style:map style:condition="cell-content()=1" style:apply-style-name="Untitled2" style:base-cell-address="Sheet1.G1182"/>
    </style:style>
    <style:style style:name="ce1183" style:family="table-cell" style:parent-style-name="Default">
      <style:map style:condition="cell-content()=10000" style:apply-style-name="Untitled1" style:base-cell-address="Sheet1.G1183"/>
      <style:map style:condition="cell-content()=1" style:apply-style-name="Untitled2" style:base-cell-address="Sheet1.G1183"/>
    </style:style>
    <style:style style:name="ce1184" style:family="table-cell" style:parent-style-name="Default">
      <style:map style:condition="cell-content()=10000" style:apply-style-name="Untitled1" style:base-cell-address="Sheet1.G1184"/>
      <style:map style:condition="cell-content()=1" style:apply-style-name="Untitled2" style:base-cell-address="Sheet1.G1184"/>
    </style:style>
    <style:style style:name="ce1185" style:family="table-cell" style:parent-style-name="Default">
      <style:map style:condition="cell-content()=10000" style:apply-style-name="Untitled1" style:base-cell-address="Sheet1.G1185"/>
      <style:map style:condition="cell-content()=1" style:apply-style-name="Untitled2" style:base-cell-address="Sheet1.G1185"/>
    </style:style>
    <style:style style:name="ce1186" style:family="table-cell" style:parent-style-name="Default">
      <style:map style:condition="cell-content()=10000" style:apply-style-name="Untitled1" style:base-cell-address="Sheet1.G1186"/>
      <style:map style:condition="cell-content()=1" style:apply-style-name="Untitled2" style:base-cell-address="Sheet1.G1186"/>
    </style:style>
    <style:style style:name="ce1187" style:family="table-cell" style:parent-style-name="Default">
      <style:map style:condition="cell-content()=10000" style:apply-style-name="Untitled1" style:base-cell-address="Sheet1.G1187"/>
      <style:map style:condition="cell-content()=1" style:apply-style-name="Untitled2" style:base-cell-address="Sheet1.G1187"/>
    </style:style>
    <style:style style:name="ce1188" style:family="table-cell" style:parent-style-name="Default">
      <style:map style:condition="cell-content()=10000" style:apply-style-name="Untitled1" style:base-cell-address="Sheet1.G1188"/>
      <style:map style:condition="cell-content()=1" style:apply-style-name="Untitled2" style:base-cell-address="Sheet1.G1188"/>
    </style:style>
    <style:style style:name="ce1189" style:family="table-cell" style:parent-style-name="Default">
      <style:map style:condition="cell-content()=10000" style:apply-style-name="Untitled1" style:base-cell-address="Sheet1.G1189"/>
      <style:map style:condition="cell-content()=1" style:apply-style-name="Untitled2" style:base-cell-address="Sheet1.G1189"/>
    </style:style>
    <style:style style:name="ce1190" style:family="table-cell" style:parent-style-name="Default">
      <style:map style:condition="cell-content()=10000" style:apply-style-name="Untitled1" style:base-cell-address="Sheet1.G1190"/>
      <style:map style:condition="cell-content()=1" style:apply-style-name="Untitled2" style:base-cell-address="Sheet1.G1190"/>
    </style:style>
    <style:style style:name="ce1191" style:family="table-cell" style:parent-style-name="Default">
      <style:map style:condition="cell-content()=10000" style:apply-style-name="Untitled1" style:base-cell-address="Sheet1.G1191"/>
      <style:map style:condition="cell-content()=1" style:apply-style-name="Untitled2" style:base-cell-address="Sheet1.G1191"/>
    </style:style>
    <style:style style:name="ce1192" style:family="table-cell" style:parent-style-name="Default">
      <style:map style:condition="cell-content()=10000" style:apply-style-name="Untitled1" style:base-cell-address="Sheet1.G1192"/>
      <style:map style:condition="cell-content()=1" style:apply-style-name="Untitled2" style:base-cell-address="Sheet1.G1192"/>
    </style:style>
    <style:style style:name="ce1193" style:family="table-cell" style:parent-style-name="Default">
      <style:map style:condition="cell-content()=10000" style:apply-style-name="Untitled1" style:base-cell-address="Sheet1.G1193"/>
      <style:map style:condition="cell-content()=1" style:apply-style-name="Untitled2" style:base-cell-address="Sheet1.G1193"/>
    </style:style>
    <style:style style:name="ce1194" style:family="table-cell" style:parent-style-name="Default">
      <style:map style:condition="cell-content()=10000" style:apply-style-name="Untitled1" style:base-cell-address="Sheet1.G1194"/>
      <style:map style:condition="cell-content()=1" style:apply-style-name="Untitled2" style:base-cell-address="Sheet1.G1194"/>
    </style:style>
    <style:style style:name="ce1195" style:family="table-cell" style:parent-style-name="Default">
      <style:map style:condition="cell-content()=10000" style:apply-style-name="Untitled1" style:base-cell-address="Sheet1.G1195"/>
      <style:map style:condition="cell-content()=1" style:apply-style-name="Untitled2" style:base-cell-address="Sheet1.G1195"/>
    </style:style>
    <style:style style:name="ce1196" style:family="table-cell" style:parent-style-name="Default">
      <style:map style:condition="cell-content()=10000" style:apply-style-name="Untitled1" style:base-cell-address="Sheet1.G1196"/>
      <style:map style:condition="cell-content()=1" style:apply-style-name="Untitled2" style:base-cell-address="Sheet1.G1196"/>
    </style:style>
    <style:style style:name="ce1197" style:family="table-cell" style:parent-style-name="Default">
      <style:map style:condition="cell-content()=10000" style:apply-style-name="Untitled1" style:base-cell-address="Sheet1.G1197"/>
      <style:map style:condition="cell-content()=1" style:apply-style-name="Untitled2" style:base-cell-address="Sheet1.G1197"/>
    </style:style>
    <style:style style:name="ce1198" style:family="table-cell" style:parent-style-name="Default">
      <style:map style:condition="cell-content()=10000" style:apply-style-name="Untitled1" style:base-cell-address="Sheet1.G1198"/>
      <style:map style:condition="cell-content()=1" style:apply-style-name="Untitled2" style:base-cell-address="Sheet1.G1198"/>
    </style:style>
    <style:style style:name="ce1199" style:family="table-cell" style:parent-style-name="Default">
      <style:map style:condition="cell-content()=10000" style:apply-style-name="Untitled1" style:base-cell-address="Sheet1.G1199"/>
      <style:map style:condition="cell-content()=1" style:apply-style-name="Untitled2" style:base-cell-address="Sheet1.G1199"/>
    </style:style>
    <style:style style:name="ce1200" style:family="table-cell" style:parent-style-name="Default">
      <style:map style:condition="cell-content()=10000" style:apply-style-name="Untitled1" style:base-cell-address="Sheet1.G1200"/>
      <style:map style:condition="cell-content()=1" style:apply-style-name="Untitled2" style:base-cell-address="Sheet1.G12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EC_1.p</text:p>
          </table:table-cell>
          <table:table-cell office:value-type="float" office:value="109" calcext:value-type="float">
            <text:p>109</text:p>
          </table:table-cell>
          <table:table-cell table:formula="of:=IF([.C1]=&quot;timeout&quot;;10000;IF([.C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]=&quot;timeout&quot;;10000;IF([.E1]=&quot;memout&quot;;1;0))" office:value-type="float" office:value="0" calcext:value-type="float">
            <text:p>0</text:p>
          </table:table-cell>
          <table:table-cell table:style-name="ce1" table:formula="of:=IF(AND(ISNUMBER([.C1]);ISNUMBER([.E1]));IF([.C1]&gt;[.E1];10000;IF([.C1]&lt;[.E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10.p</text:p>
          </table:table-cell>
          <table:table-cell office:value-type="float" office:value="314367" calcext:value-type="float">
            <text:p>314367</text:p>
          </table:table-cell>
          <table:table-cell table:formula="of:=IF([.C2]=&quot;timeout&quot;;10000;IF([.C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]=&quot;timeout&quot;;10000;IF([.E2]=&quot;memout&quot;;1;0))" office:value-type="float" office:value="0" calcext:value-type="float">
            <text:p>0</text:p>
          </table:table-cell>
          <table:table-cell table:style-name="ce2" table:formula="of:=IF(AND(ISNUMBER([.C2]);ISNUMBER([.E2]));IF([.C2]&gt;[.E2];10000;IF([.C2]&lt;[.E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100.p</text:p>
          </table:table-cell>
          <table:table-cell office:value-type="string" calcext:value-type="string">
            <text:p>memout</text:p>
          </table:table-cell>
          <table:table-cell table:formula="of:=IF([.C3]=&quot;timeout&quot;;10000;IF([.C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]=&quot;timeout&quot;;10000;IF([.E3]=&quot;memout&quot;;1;0))" office:value-type="float" office:value="1" calcext:value-type="float">
            <text:p>1</text:p>
          </table:table-cell>
          <table:table-cell table:style-name="ce3" table:formula="of:=IF(AND(ISNUMBER([.C3]);ISNUMBER([.E3]));IF([.C3]&gt;[.E3];10000;IF([.C3]&lt;[.E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1.p</text:p>
          </table:table-cell>
          <table:table-cell office:value-type="float" office:value="686079" calcext:value-type="float">
            <text:p>686079</text:p>
          </table:table-cell>
          <table:table-cell table:formula="of:=IF([.C4]=&quot;timeout&quot;;10000;IF([.C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]=&quot;timeout&quot;;10000;IF([.E4]=&quot;memout&quot;;1;0))" office:value-type="float" office:value="0" calcext:value-type="float">
            <text:p>0</text:p>
          </table:table-cell>
          <table:table-cell table:style-name="ce4" table:formula="of:=IF(AND(ISNUMBER([.C4]);ISNUMBER([.E4]));IF([.C4]&gt;[.E4];10000;IF([.C4]&lt;[.E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12.p</text:p>
          </table:table-cell>
          <table:table-cell office:value-type="float" office:value="1486847" calcext:value-type="float">
            <text:p>1486847</text:p>
          </table:table-cell>
          <table:table-cell table:formula="of:=IF([.C5]=&quot;timeout&quot;;10000;IF([.C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]=&quot;timeout&quot;;10000;IF([.E5]=&quot;memout&quot;;1;0))" office:value-type="float" office:value="0" calcext:value-type="float">
            <text:p>0</text:p>
          </table:table-cell>
          <table:table-cell table:style-name="ce5" table:formula="of:=IF(AND(ISNUMBER([.C5]);ISNUMBER([.E5]));IF([.C5]&gt;[.E5];10000;IF([.C5]&lt;[.E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13.p</text:p>
          </table:table-cell>
          <table:table-cell office:value-type="float" office:value="3203071" calcext:value-type="float">
            <text:p>3203071</text:p>
          </table:table-cell>
          <table:table-cell table:formula="of:=IF([.C6]=&quot;timeout&quot;;10000;IF([.C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]=&quot;timeout&quot;;10000;IF([.E6]=&quot;memout&quot;;1;0))" office:value-type="float" office:value="0" calcext:value-type="float">
            <text:p>0</text:p>
          </table:table-cell>
          <table:table-cell table:style-name="ce6" table:formula="of:=IF(AND(ISNUMBER([.C6]);ISNUMBER([.E6]));IF([.C6]&gt;[.E6];10000;IF([.C6]&lt;[.E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14.p</text:p>
          </table:table-cell>
          <table:table-cell office:value-type="float" office:value="6864895" calcext:value-type="float">
            <text:p>6864895</text:p>
          </table:table-cell>
          <table:table-cell table:formula="of:=IF([.C7]=&quot;timeout&quot;;10000;IF([.C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]=&quot;timeout&quot;;10000;IF([.E7]=&quot;memout&quot;;1;0))" office:value-type="float" office:value="0" calcext:value-type="float">
            <text:p>0</text:p>
          </table:table-cell>
          <table:table-cell table:style-name="ce7" table:formula="of:=IF(AND(ISNUMBER([.C7]);ISNUMBER([.E7]));IF([.C7]&gt;[.E7];10000;IF([.C7]&lt;[.E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15.p</text:p>
          </table:table-cell>
          <table:table-cell office:value-type="float" office:value="14647295" calcext:value-type="float">
            <text:p>14647295</text:p>
          </table:table-cell>
          <table:table-cell table:formula="of:=IF([.C8]=&quot;timeout&quot;;10000;IF([.C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8]=&quot;timeout&quot;;10000;IF([.E8]=&quot;memout&quot;;1;0))" office:value-type="float" office:value="0" calcext:value-type="float">
            <text:p>0</text:p>
          </table:table-cell>
          <table:table-cell table:style-name="ce8" table:formula="of:=IF(AND(ISNUMBER([.C8]);ISNUMBER([.E8]));IF([.C8]&gt;[.E8];10000;IF([.C8]&lt;[.E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16.p</text:p>
          </table:table-cell>
          <table:table-cell office:value-type="float" office:value="31129599" calcext:value-type="float">
            <text:p>31129599</text:p>
          </table:table-cell>
          <table:table-cell table:formula="of:=IF([.C9]=&quot;timeout&quot;;10000;IF([.C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9]=&quot;timeout&quot;;10000;IF([.E9]=&quot;memout&quot;;1;0))" office:value-type="float" office:value="0" calcext:value-type="float">
            <text:p>0</text:p>
          </table:table-cell>
          <table:table-cell table:style-name="ce9" table:formula="of:=IF(AND(ISNUMBER([.C9]);ISNUMBER([.E9]));IF([.C9]&gt;[.E9];10000;IF([.C9]&lt;[.E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17.p</text:p>
          </table:table-cell>
          <table:table-cell office:value-type="float" office:value="65929215" calcext:value-type="float">
            <text:p>65929215</text:p>
          </table:table-cell>
          <table:table-cell table:formula="of:=IF([.C10]=&quot;timeout&quot;;10000;IF([.C1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]=&quot;timeout&quot;;10000;IF([.E10]=&quot;memout&quot;;1;0))" office:value-type="float" office:value="0" calcext:value-type="float">
            <text:p>0</text:p>
          </table:table-cell>
          <table:table-cell table:style-name="ce10" table:formula="of:=IF(AND(ISNUMBER([.C10]);ISNUMBER([.E10]));IF([.C10]&gt;[.E10];10000;IF([.C10]&lt;[.E1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18.p</text:p>
          </table:table-cell>
          <table:table-cell office:value-type="float" office:value="139198463" calcext:value-type="float">
            <text:p>139198463</text:p>
          </table:table-cell>
          <table:table-cell table:formula="of:=IF([.C11]=&quot;timeout&quot;;10000;IF([.C1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]=&quot;timeout&quot;;10000;IF([.E11]=&quot;memout&quot;;1;0))" office:value-type="float" office:value="0" calcext:value-type="float">
            <text:p>0</text:p>
          </table:table-cell>
          <table:table-cell table:style-name="ce11" table:formula="of:=IF(AND(ISNUMBER([.C11]);ISNUMBER([.E11]));IF([.C11]&gt;[.E11];10000;IF([.C11]&lt;[.E1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19.p</text:p>
          </table:table-cell>
          <table:table-cell office:value-type="float" office:value="293076991" calcext:value-type="float">
            <text:p>293076991</text:p>
          </table:table-cell>
          <table:table-cell table:formula="of:=IF([.C12]=&quot;timeout&quot;;10000;IF([.C1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2]=&quot;timeout&quot;;10000;IF([.E12]=&quot;memout&quot;;1;0))" office:value-type="float" office:value="0" calcext:value-type="float">
            <text:p>0</text:p>
          </table:table-cell>
          <table:table-cell table:style-name="ce12" table:formula="of:=IF(AND(ISNUMBER([.C12]);ISNUMBER([.E12]));IF([.C12]&gt;[.E12];10000;IF([.C12]&lt;[.E1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2.p</text:p>
          </table:table-cell>
          <table:table-cell office:value-type="float" office:value="331" calcext:value-type="float">
            <text:p>331</text:p>
          </table:table-cell>
          <table:table-cell table:formula="of:=IF([.C13]=&quot;timeout&quot;;10000;IF([.C1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3]=&quot;timeout&quot;;10000;IF([.E13]=&quot;memout&quot;;1;0))" office:value-type="float" office:value="0" calcext:value-type="float">
            <text:p>0</text:p>
          </table:table-cell>
          <table:table-cell table:style-name="ce13" table:formula="of:=IF(AND(ISNUMBER([.C13]);ISNUMBER([.E13]));IF([.C13]&gt;[.E13];10000;IF([.C13]&lt;[.E1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20.p</text:p>
          </table:table-cell>
          <table:table-cell office:value-type="string" calcext:value-type="string">
            <text:p>memout</text:p>
          </table:table-cell>
          <table:table-cell table:formula="of:=IF([.C14]=&quot;timeout&quot;;10000;IF([.C14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4]=&quot;timeout&quot;;10000;IF([.E14]=&quot;memout&quot;;1;0))" office:value-type="float" office:value="0" calcext:value-type="float">
            <text:p>0</text:p>
          </table:table-cell>
          <table:table-cell table:style-name="ce14" table:formula="of:=IF(AND(ISNUMBER([.C14]);ISNUMBER([.E14]));IF([.C14]&gt;[.E14];10000;IF([.C14]&lt;[.E1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1.p</text:p>
          </table:table-cell>
          <table:table-cell office:value-type="string" calcext:value-type="string">
            <text:p>memout</text:p>
          </table:table-cell>
          <table:table-cell table:formula="of:=IF([.C15]=&quot;timeout&quot;;10000;IF([.C15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5]=&quot;timeout&quot;;10000;IF([.E15]=&quot;memout&quot;;1;0))" office:value-type="float" office:value="0" calcext:value-type="float">
            <text:p>0</text:p>
          </table:table-cell>
          <table:table-cell table:style-name="ce15" table:formula="of:=IF(AND(ISNUMBER([.C15]);ISNUMBER([.E15]));IF([.C15]&gt;[.E15];10000;IF([.C15]&lt;[.E1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2.p</text:p>
          </table:table-cell>
          <table:table-cell office:value-type="string" calcext:value-type="string">
            <text:p>memout</text:p>
          </table:table-cell>
          <table:table-cell table:formula="of:=IF([.C16]=&quot;timeout&quot;;10000;IF([.C1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6]=&quot;timeout&quot;;10000;IF([.E16]=&quot;memout&quot;;1;0))" office:value-type="float" office:value="1" calcext:value-type="float">
            <text:p>1</text:p>
          </table:table-cell>
          <table:table-cell table:style-name="ce16" table:formula="of:=IF(AND(ISNUMBER([.C16]);ISNUMBER([.E16]));IF([.C16]&gt;[.E16];10000;IF([.C16]&lt;[.E1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3.p</text:p>
          </table:table-cell>
          <table:table-cell office:value-type="string" calcext:value-type="string">
            <text:p>memout</text:p>
          </table:table-cell>
          <table:table-cell table:formula="of:=IF([.C17]=&quot;timeout&quot;;10000;IF([.C1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7]=&quot;timeout&quot;;10000;IF([.E17]=&quot;memout&quot;;1;0))" office:value-type="float" office:value="1" calcext:value-type="float">
            <text:p>1</text:p>
          </table:table-cell>
          <table:table-cell table:style-name="ce17" table:formula="of:=IF(AND(ISNUMBER([.C17]);ISNUMBER([.E17]));IF([.C17]&gt;[.E17];10000;IF([.C17]&lt;[.E1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4.p</text:p>
          </table:table-cell>
          <table:table-cell office:value-type="string" calcext:value-type="string">
            <text:p>memout</text:p>
          </table:table-cell>
          <table:table-cell table:formula="of:=IF([.C18]=&quot;timeout&quot;;10000;IF([.C1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8]=&quot;timeout&quot;;10000;IF([.E18]=&quot;memout&quot;;1;0))" office:value-type="float" office:value="1" calcext:value-type="float">
            <text:p>1</text:p>
          </table:table-cell>
          <table:table-cell table:style-name="ce18" table:formula="of:=IF(AND(ISNUMBER([.C18]);ISNUMBER([.E18]));IF([.C18]&gt;[.E18];10000;IF([.C18]&lt;[.E1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5.p</text:p>
          </table:table-cell>
          <table:table-cell office:value-type="string" calcext:value-type="string">
            <text:p>memout</text:p>
          </table:table-cell>
          <table:table-cell table:formula="of:=IF([.C19]=&quot;timeout&quot;;10000;IF([.C1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9]=&quot;timeout&quot;;10000;IF([.E19]=&quot;memout&quot;;1;0))" office:value-type="float" office:value="1" calcext:value-type="float">
            <text:p>1</text:p>
          </table:table-cell>
          <table:table-cell table:style-name="ce19" table:formula="of:=IF(AND(ISNUMBER([.C19]);ISNUMBER([.E19]));IF([.C19]&gt;[.E19];10000;IF([.C19]&lt;[.E1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6.p</text:p>
          </table:table-cell>
          <table:table-cell office:value-type="string" calcext:value-type="string">
            <text:p>memout</text:p>
          </table:table-cell>
          <table:table-cell table:formula="of:=IF([.C20]=&quot;timeout&quot;;10000;IF([.C2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0]=&quot;timeout&quot;;10000;IF([.E20]=&quot;memout&quot;;1;0))" office:value-type="float" office:value="1" calcext:value-type="float">
            <text:p>1</text:p>
          </table:table-cell>
          <table:table-cell table:style-name="ce20" table:formula="of:=IF(AND(ISNUMBER([.C20]);ISNUMBER([.E20]));IF([.C20]&gt;[.E20];10000;IF([.C20]&lt;[.E2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7.p</text:p>
          </table:table-cell>
          <table:table-cell office:value-type="string" calcext:value-type="string">
            <text:p>memout</text:p>
          </table:table-cell>
          <table:table-cell table:formula="of:=IF([.C21]=&quot;timeout&quot;;10000;IF([.C2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1]=&quot;timeout&quot;;10000;IF([.E21]=&quot;memout&quot;;1;0))" office:value-type="float" office:value="1" calcext:value-type="float">
            <text:p>1</text:p>
          </table:table-cell>
          <table:table-cell table:style-name="ce21" table:formula="of:=IF(AND(ISNUMBER([.C21]);ISNUMBER([.E21]));IF([.C21]&gt;[.E21];10000;IF([.C21]&lt;[.E2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8.p</text:p>
          </table:table-cell>
          <table:table-cell office:value-type="string" calcext:value-type="string">
            <text:p>memout</text:p>
          </table:table-cell>
          <table:table-cell table:formula="of:=IF([.C22]=&quot;timeout&quot;;10000;IF([.C2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2]=&quot;timeout&quot;;10000;IF([.E22]=&quot;memout&quot;;1;0))" office:value-type="float" office:value="1" calcext:value-type="float">
            <text:p>1</text:p>
          </table:table-cell>
          <table:table-cell table:style-name="ce22" table:formula="of:=IF(AND(ISNUMBER([.C22]);ISNUMBER([.E22]));IF([.C22]&gt;[.E22];10000;IF([.C22]&lt;[.E2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9.p</text:p>
          </table:table-cell>
          <table:table-cell office:value-type="string" calcext:value-type="string">
            <text:p>memout</text:p>
          </table:table-cell>
          <table:table-cell table:formula="of:=IF([.C23]=&quot;timeout&quot;;10000;IF([.C2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3]=&quot;timeout&quot;;10000;IF([.E23]=&quot;memout&quot;;1;0))" office:value-type="float" office:value="1" calcext:value-type="float">
            <text:p>1</text:p>
          </table:table-cell>
          <table:table-cell table:style-name="ce23" table:formula="of:=IF(AND(ISNUMBER([.C23]);ISNUMBER([.E23]));IF([.C23]&gt;[.E23];10000;IF([.C23]&lt;[.E2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.p</text:p>
          </table:table-cell>
          <table:table-cell office:value-type="float" office:value="887" calcext:value-type="float">
            <text:p>887</text:p>
          </table:table-cell>
          <table:table-cell table:formula="of:=IF([.C24]=&quot;timeout&quot;;10000;IF([.C2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4]=&quot;timeout&quot;;10000;IF([.E24]=&quot;memout&quot;;1;0))" office:value-type="float" office:value="0" calcext:value-type="float">
            <text:p>0</text:p>
          </table:table-cell>
          <table:table-cell table:style-name="ce24" table:formula="of:=IF(AND(ISNUMBER([.C24]);ISNUMBER([.E24]));IF([.C24]&gt;[.E24];10000;IF([.C24]&lt;[.E2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30.p</text:p>
          </table:table-cell>
          <table:table-cell office:value-type="string" calcext:value-type="string">
            <text:p>memout</text:p>
          </table:table-cell>
          <table:table-cell table:formula="of:=IF([.C25]=&quot;timeout&quot;;10000;IF([.C2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5]=&quot;timeout&quot;;10000;IF([.E25]=&quot;memout&quot;;1;0))" office:value-type="float" office:value="1" calcext:value-type="float">
            <text:p>1</text:p>
          </table:table-cell>
          <table:table-cell table:style-name="ce25" table:formula="of:=IF(AND(ISNUMBER([.C25]);ISNUMBER([.E25]));IF([.C25]&gt;[.E25];10000;IF([.C25]&lt;[.E2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1.p</text:p>
          </table:table-cell>
          <table:table-cell office:value-type="string" calcext:value-type="string">
            <text:p>memout</text:p>
          </table:table-cell>
          <table:table-cell table:formula="of:=IF([.C26]=&quot;timeout&quot;;10000;IF([.C2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6]=&quot;timeout&quot;;10000;IF([.E26]=&quot;memout&quot;;1;0))" office:value-type="float" office:value="1" calcext:value-type="float">
            <text:p>1</text:p>
          </table:table-cell>
          <table:table-cell table:style-name="ce26" table:formula="of:=IF(AND(ISNUMBER([.C26]);ISNUMBER([.E26]));IF([.C26]&gt;[.E26];10000;IF([.C26]&lt;[.E2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2.p</text:p>
          </table:table-cell>
          <table:table-cell office:value-type="string" calcext:value-type="string">
            <text:p>memout</text:p>
          </table:table-cell>
          <table:table-cell table:formula="of:=IF([.C27]=&quot;timeout&quot;;10000;IF([.C2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7]=&quot;timeout&quot;;10000;IF([.E27]=&quot;memout&quot;;1;0))" office:value-type="float" office:value="1" calcext:value-type="float">
            <text:p>1</text:p>
          </table:table-cell>
          <table:table-cell table:style-name="ce27" table:formula="of:=IF(AND(ISNUMBER([.C27]);ISNUMBER([.E27]));IF([.C27]&gt;[.E27];10000;IF([.C27]&lt;[.E2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3.p</text:p>
          </table:table-cell>
          <table:table-cell office:value-type="string" calcext:value-type="string">
            <text:p>memout</text:p>
          </table:table-cell>
          <table:table-cell table:formula="of:=IF([.C28]=&quot;timeout&quot;;10000;IF([.C2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8]=&quot;timeout&quot;;10000;IF([.E28]=&quot;memout&quot;;1;0))" office:value-type="float" office:value="1" calcext:value-type="float">
            <text:p>1</text:p>
          </table:table-cell>
          <table:table-cell table:style-name="ce28" table:formula="of:=IF(AND(ISNUMBER([.C28]);ISNUMBER([.E28]));IF([.C28]&gt;[.E28];10000;IF([.C28]&lt;[.E2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4.p</text:p>
          </table:table-cell>
          <table:table-cell office:value-type="string" calcext:value-type="string">
            <text:p>memout</text:p>
          </table:table-cell>
          <table:table-cell table:formula="of:=IF([.C29]=&quot;timeout&quot;;10000;IF([.C2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9]=&quot;timeout&quot;;10000;IF([.E29]=&quot;memout&quot;;1;0))" office:value-type="float" office:value="1" calcext:value-type="float">
            <text:p>1</text:p>
          </table:table-cell>
          <table:table-cell table:style-name="ce29" table:formula="of:=IF(AND(ISNUMBER([.C29]);ISNUMBER([.E29]));IF([.C29]&gt;[.E29];10000;IF([.C29]&lt;[.E2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5.p</text:p>
          </table:table-cell>
          <table:table-cell office:value-type="string" calcext:value-type="string">
            <text:p>memout</text:p>
          </table:table-cell>
          <table:table-cell table:formula="of:=IF([.C30]=&quot;timeout&quot;;10000;IF([.C3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0]=&quot;timeout&quot;;10000;IF([.E30]=&quot;memout&quot;;1;0))" office:value-type="float" office:value="1" calcext:value-type="float">
            <text:p>1</text:p>
          </table:table-cell>
          <table:table-cell table:style-name="ce30" table:formula="of:=IF(AND(ISNUMBER([.C30]);ISNUMBER([.E30]));IF([.C30]&gt;[.E30];10000;IF([.C30]&lt;[.E3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6.p</text:p>
          </table:table-cell>
          <table:table-cell office:value-type="string" calcext:value-type="string">
            <text:p>memout</text:p>
          </table:table-cell>
          <table:table-cell table:formula="of:=IF([.C31]=&quot;timeout&quot;;10000;IF([.C3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1]=&quot;timeout&quot;;10000;IF([.E31]=&quot;memout&quot;;1;0))" office:value-type="float" office:value="1" calcext:value-type="float">
            <text:p>1</text:p>
          </table:table-cell>
          <table:table-cell table:style-name="ce31" table:formula="of:=IF(AND(ISNUMBER([.C31]);ISNUMBER([.E31]));IF([.C31]&gt;[.E31];10000;IF([.C31]&lt;[.E3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7.p</text:p>
          </table:table-cell>
          <table:table-cell office:value-type="string" calcext:value-type="string">
            <text:p>memout</text:p>
          </table:table-cell>
          <table:table-cell table:formula="of:=IF([.C32]=&quot;timeout&quot;;10000;IF([.C3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2]=&quot;timeout&quot;;10000;IF([.E32]=&quot;memout&quot;;1;0))" office:value-type="float" office:value="1" calcext:value-type="float">
            <text:p>1</text:p>
          </table:table-cell>
          <table:table-cell table:style-name="ce32" table:formula="of:=IF(AND(ISNUMBER([.C32]);ISNUMBER([.E32]));IF([.C32]&gt;[.E32];10000;IF([.C32]&lt;[.E3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8.p</text:p>
          </table:table-cell>
          <table:table-cell office:value-type="string" calcext:value-type="string">
            <text:p>memout</text:p>
          </table:table-cell>
          <table:table-cell table:formula="of:=IF([.C33]=&quot;timeout&quot;;10000;IF([.C3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3]=&quot;timeout&quot;;10000;IF([.E33]=&quot;memout&quot;;1;0))" office:value-type="float" office:value="1" calcext:value-type="float">
            <text:p>1</text:p>
          </table:table-cell>
          <table:table-cell table:style-name="ce33" table:formula="of:=IF(AND(ISNUMBER([.C33]);ISNUMBER([.E33]));IF([.C33]&gt;[.E33];10000;IF([.C33]&lt;[.E3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9.p</text:p>
          </table:table-cell>
          <table:table-cell office:value-type="string" calcext:value-type="string">
            <text:p>memout</text:p>
          </table:table-cell>
          <table:table-cell table:formula="of:=IF([.C34]=&quot;timeout&quot;;10000;IF([.C3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4]=&quot;timeout&quot;;10000;IF([.E34]=&quot;memout&quot;;1;0))" office:value-type="float" office:value="1" calcext:value-type="float">
            <text:p>1</text:p>
          </table:table-cell>
          <table:table-cell table:style-name="ce34" table:formula="of:=IF(AND(ISNUMBER([.C34]);ISNUMBER([.E34]));IF([.C34]&gt;[.E34];10000;IF([.C34]&lt;[.E3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.p</text:p>
          </table:table-cell>
          <table:table-cell office:value-type="float" office:value="2223" calcext:value-type="float">
            <text:p>2223</text:p>
          </table:table-cell>
          <table:table-cell table:formula="of:=IF([.C35]=&quot;timeout&quot;;10000;IF([.C3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5]=&quot;timeout&quot;;10000;IF([.E35]=&quot;memout&quot;;1;0))" office:value-type="float" office:value="0" calcext:value-type="float">
            <text:p>0</text:p>
          </table:table-cell>
          <table:table-cell table:style-name="ce35" table:formula="of:=IF(AND(ISNUMBER([.C35]);ISNUMBER([.E35]));IF([.C35]&gt;[.E35];10000;IF([.C35]&lt;[.E3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40.p</text:p>
          </table:table-cell>
          <table:table-cell office:value-type="string" calcext:value-type="string">
            <text:p>memout</text:p>
          </table:table-cell>
          <table:table-cell table:formula="of:=IF([.C36]=&quot;timeout&quot;;10000;IF([.C3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6]=&quot;timeout&quot;;10000;IF([.E36]=&quot;memout&quot;;1;0))" office:value-type="float" office:value="1" calcext:value-type="float">
            <text:p>1</text:p>
          </table:table-cell>
          <table:table-cell table:style-name="ce36" table:formula="of:=IF(AND(ISNUMBER([.C36]);ISNUMBER([.E36]));IF([.C36]&gt;[.E36];10000;IF([.C36]&lt;[.E3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1.p</text:p>
          </table:table-cell>
          <table:table-cell office:value-type="string" calcext:value-type="string">
            <text:p>memout</text:p>
          </table:table-cell>
          <table:table-cell table:formula="of:=IF([.C37]=&quot;timeout&quot;;10000;IF([.C3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7]=&quot;timeout&quot;;10000;IF([.E37]=&quot;memout&quot;;1;0))" office:value-type="float" office:value="1" calcext:value-type="float">
            <text:p>1</text:p>
          </table:table-cell>
          <table:table-cell table:style-name="ce37" table:formula="of:=IF(AND(ISNUMBER([.C37]);ISNUMBER([.E37]));IF([.C37]&gt;[.E37];10000;IF([.C37]&lt;[.E3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2.p</text:p>
          </table:table-cell>
          <table:table-cell office:value-type="string" calcext:value-type="string">
            <text:p>memout</text:p>
          </table:table-cell>
          <table:table-cell table:formula="of:=IF([.C38]=&quot;timeout&quot;;10000;IF([.C3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8]=&quot;timeout&quot;;10000;IF([.E38]=&quot;memout&quot;;1;0))" office:value-type="float" office:value="1" calcext:value-type="float">
            <text:p>1</text:p>
          </table:table-cell>
          <table:table-cell table:style-name="ce38" table:formula="of:=IF(AND(ISNUMBER([.C38]);ISNUMBER([.E38]));IF([.C38]&gt;[.E38];10000;IF([.C38]&lt;[.E3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3.p</text:p>
          </table:table-cell>
          <table:table-cell office:value-type="string" calcext:value-type="string">
            <text:p>memout</text:p>
          </table:table-cell>
          <table:table-cell table:formula="of:=IF([.C39]=&quot;timeout&quot;;10000;IF([.C3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9]=&quot;timeout&quot;;10000;IF([.E39]=&quot;memout&quot;;1;0))" office:value-type="float" office:value="1" calcext:value-type="float">
            <text:p>1</text:p>
          </table:table-cell>
          <table:table-cell table:style-name="ce39" table:formula="of:=IF(AND(ISNUMBER([.C39]);ISNUMBER([.E39]));IF([.C39]&gt;[.E39];10000;IF([.C39]&lt;[.E3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4.p</text:p>
          </table:table-cell>
          <table:table-cell office:value-type="string" calcext:value-type="string">
            <text:p>memout</text:p>
          </table:table-cell>
          <table:table-cell table:formula="of:=IF([.C40]=&quot;timeout&quot;;10000;IF([.C4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0]=&quot;timeout&quot;;10000;IF([.E40]=&quot;memout&quot;;1;0))" office:value-type="float" office:value="1" calcext:value-type="float">
            <text:p>1</text:p>
          </table:table-cell>
          <table:table-cell table:style-name="ce40" table:formula="of:=IF(AND(ISNUMBER([.C40]);ISNUMBER([.E40]));IF([.C40]&gt;[.E40];10000;IF([.C40]&lt;[.E4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5.p</text:p>
          </table:table-cell>
          <table:table-cell office:value-type="string" calcext:value-type="string">
            <text:p>memout</text:p>
          </table:table-cell>
          <table:table-cell table:formula="of:=IF([.C41]=&quot;timeout&quot;;10000;IF([.C4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1]=&quot;timeout&quot;;10000;IF([.E41]=&quot;memout&quot;;1;0))" office:value-type="float" office:value="1" calcext:value-type="float">
            <text:p>1</text:p>
          </table:table-cell>
          <table:table-cell table:style-name="ce41" table:formula="of:=IF(AND(ISNUMBER([.C41]);ISNUMBER([.E41]));IF([.C41]&gt;[.E41];10000;IF([.C41]&lt;[.E4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6.p</text:p>
          </table:table-cell>
          <table:table-cell office:value-type="string" calcext:value-type="string">
            <text:p>memout</text:p>
          </table:table-cell>
          <table:table-cell table:formula="of:=IF([.C42]=&quot;timeout&quot;;10000;IF([.C4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2]=&quot;timeout&quot;;10000;IF([.E42]=&quot;memout&quot;;1;0))" office:value-type="float" office:value="1" calcext:value-type="float">
            <text:p>1</text:p>
          </table:table-cell>
          <table:table-cell table:style-name="ce42" table:formula="of:=IF(AND(ISNUMBER([.C42]);ISNUMBER([.E42]));IF([.C42]&gt;[.E42];10000;IF([.C42]&lt;[.E4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7.p</text:p>
          </table:table-cell>
          <table:table-cell office:value-type="string" calcext:value-type="string">
            <text:p>memout</text:p>
          </table:table-cell>
          <table:table-cell table:formula="of:=IF([.C43]=&quot;timeout&quot;;10000;IF([.C4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3]=&quot;timeout&quot;;10000;IF([.E43]=&quot;memout&quot;;1;0))" office:value-type="float" office:value="1" calcext:value-type="float">
            <text:p>1</text:p>
          </table:table-cell>
          <table:table-cell table:style-name="ce43" table:formula="of:=IF(AND(ISNUMBER([.C43]);ISNUMBER([.E43]));IF([.C43]&gt;[.E43];10000;IF([.C43]&lt;[.E4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8.p</text:p>
          </table:table-cell>
          <table:table-cell office:value-type="string" calcext:value-type="string">
            <text:p>memout</text:p>
          </table:table-cell>
          <table:table-cell table:formula="of:=IF([.C44]=&quot;timeout&quot;;10000;IF([.C4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4]=&quot;timeout&quot;;10000;IF([.E44]=&quot;memout&quot;;1;0))" office:value-type="float" office:value="1" calcext:value-type="float">
            <text:p>1</text:p>
          </table:table-cell>
          <table:table-cell table:style-name="ce44" table:formula="of:=IF(AND(ISNUMBER([.C44]);ISNUMBER([.E44]));IF([.C44]&gt;[.E44];10000;IF([.C44]&lt;[.E4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9.p</text:p>
          </table:table-cell>
          <table:table-cell office:value-type="string" calcext:value-type="string">
            <text:p>memout</text:p>
          </table:table-cell>
          <table:table-cell table:formula="of:=IF([.C45]=&quot;timeout&quot;;10000;IF([.C4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5]=&quot;timeout&quot;;10000;IF([.E45]=&quot;memout&quot;;1;0))" office:value-type="float" office:value="1" calcext:value-type="float">
            <text:p>1</text:p>
          </table:table-cell>
          <table:table-cell table:style-name="ce45" table:formula="of:=IF(AND(ISNUMBER([.C45]);ISNUMBER([.E45]));IF([.C45]&gt;[.E45];10000;IF([.C45]&lt;[.E4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.p</text:p>
          </table:table-cell>
          <table:table-cell office:value-type="float" office:value="5343" calcext:value-type="float">
            <text:p>5343</text:p>
          </table:table-cell>
          <table:table-cell table:formula="of:=IF([.C46]=&quot;timeout&quot;;10000;IF([.C4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6]=&quot;timeout&quot;;10000;IF([.E46]=&quot;memout&quot;;1;0))" office:value-type="float" office:value="0" calcext:value-type="float">
            <text:p>0</text:p>
          </table:table-cell>
          <table:table-cell table:style-name="ce46" table:formula="of:=IF(AND(ISNUMBER([.C46]);ISNUMBER([.E46]));IF([.C46]&gt;[.E46];10000;IF([.C46]&lt;[.E4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50.p</text:p>
          </table:table-cell>
          <table:table-cell office:value-type="string" calcext:value-type="string">
            <text:p>memout</text:p>
          </table:table-cell>
          <table:table-cell table:formula="of:=IF([.C47]=&quot;timeout&quot;;10000;IF([.C4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7]=&quot;timeout&quot;;10000;IF([.E47]=&quot;memout&quot;;1;0))" office:value-type="float" office:value="1" calcext:value-type="float">
            <text:p>1</text:p>
          </table:table-cell>
          <table:table-cell table:style-name="ce47" table:formula="of:=IF(AND(ISNUMBER([.C47]);ISNUMBER([.E47]));IF([.C47]&gt;[.E47];10000;IF([.C47]&lt;[.E4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1.p</text:p>
          </table:table-cell>
          <table:table-cell office:value-type="string" calcext:value-type="string">
            <text:p>memout</text:p>
          </table:table-cell>
          <table:table-cell table:formula="of:=IF([.C48]=&quot;timeout&quot;;10000;IF([.C4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8]=&quot;timeout&quot;;10000;IF([.E48]=&quot;memout&quot;;1;0))" office:value-type="float" office:value="1" calcext:value-type="float">
            <text:p>1</text:p>
          </table:table-cell>
          <table:table-cell table:style-name="ce48" table:formula="of:=IF(AND(ISNUMBER([.C48]);ISNUMBER([.E48]));IF([.C48]&gt;[.E48];10000;IF([.C48]&lt;[.E4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2.p</text:p>
          </table:table-cell>
          <table:table-cell office:value-type="string" calcext:value-type="string">
            <text:p>memout</text:p>
          </table:table-cell>
          <table:table-cell table:formula="of:=IF([.C49]=&quot;timeout&quot;;10000;IF([.C4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9]=&quot;timeout&quot;;10000;IF([.E49]=&quot;memout&quot;;1;0))" office:value-type="float" office:value="1" calcext:value-type="float">
            <text:p>1</text:p>
          </table:table-cell>
          <table:table-cell table:style-name="ce49" table:formula="of:=IF(AND(ISNUMBER([.C49]);ISNUMBER([.E49]));IF([.C49]&gt;[.E49];10000;IF([.C49]&lt;[.E4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3.p</text:p>
          </table:table-cell>
          <table:table-cell office:value-type="string" calcext:value-type="string">
            <text:p>memout</text:p>
          </table:table-cell>
          <table:table-cell table:formula="of:=IF([.C50]=&quot;timeout&quot;;10000;IF([.C5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0]=&quot;timeout&quot;;10000;IF([.E50]=&quot;memout&quot;;1;0))" office:value-type="float" office:value="1" calcext:value-type="float">
            <text:p>1</text:p>
          </table:table-cell>
          <table:table-cell table:style-name="ce50" table:formula="of:=IF(AND(ISNUMBER([.C50]);ISNUMBER([.E50]));IF([.C50]&gt;[.E50];10000;IF([.C50]&lt;[.E5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4.p</text:p>
          </table:table-cell>
          <table:table-cell office:value-type="string" calcext:value-type="string">
            <text:p>memout</text:p>
          </table:table-cell>
          <table:table-cell table:formula="of:=IF([.C51]=&quot;timeout&quot;;10000;IF([.C5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1]=&quot;timeout&quot;;10000;IF([.E51]=&quot;memout&quot;;1;0))" office:value-type="float" office:value="1" calcext:value-type="float">
            <text:p>1</text:p>
          </table:table-cell>
          <table:table-cell table:style-name="ce51" table:formula="of:=IF(AND(ISNUMBER([.C51]);ISNUMBER([.E51]));IF([.C51]&gt;[.E51];10000;IF([.C51]&lt;[.E5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5.p</text:p>
          </table:table-cell>
          <table:table-cell office:value-type="string" calcext:value-type="string">
            <text:p>memout</text:p>
          </table:table-cell>
          <table:table-cell table:formula="of:=IF([.C52]=&quot;timeout&quot;;10000;IF([.C5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2]=&quot;timeout&quot;;10000;IF([.E52]=&quot;memout&quot;;1;0))" office:value-type="float" office:value="1" calcext:value-type="float">
            <text:p>1</text:p>
          </table:table-cell>
          <table:table-cell table:style-name="ce52" table:formula="of:=IF(AND(ISNUMBER([.C52]);ISNUMBER([.E52]));IF([.C52]&gt;[.E52];10000;IF([.C52]&lt;[.E5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6.p</text:p>
          </table:table-cell>
          <table:table-cell office:value-type="string" calcext:value-type="string">
            <text:p>memout</text:p>
          </table:table-cell>
          <table:table-cell table:formula="of:=IF([.C53]=&quot;timeout&quot;;10000;IF([.C5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3]=&quot;timeout&quot;;10000;IF([.E53]=&quot;memout&quot;;1;0))" office:value-type="float" office:value="1" calcext:value-type="float">
            <text:p>1</text:p>
          </table:table-cell>
          <table:table-cell table:style-name="ce53" table:formula="of:=IF(AND(ISNUMBER([.C53]);ISNUMBER([.E53]));IF([.C53]&gt;[.E53];10000;IF([.C53]&lt;[.E5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7.p</text:p>
          </table:table-cell>
          <table:table-cell office:value-type="string" calcext:value-type="string">
            <text:p>memout</text:p>
          </table:table-cell>
          <table:table-cell table:formula="of:=IF([.C54]=&quot;timeout&quot;;10000;IF([.C5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4]=&quot;timeout&quot;;10000;IF([.E54]=&quot;memout&quot;;1;0))" office:value-type="float" office:value="1" calcext:value-type="float">
            <text:p>1</text:p>
          </table:table-cell>
          <table:table-cell table:style-name="ce54" table:formula="of:=IF(AND(ISNUMBER([.C54]);ISNUMBER([.E54]));IF([.C54]&gt;[.E54];10000;IF([.C54]&lt;[.E5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8.p</text:p>
          </table:table-cell>
          <table:table-cell office:value-type="string" calcext:value-type="string">
            <text:p>memout</text:p>
          </table:table-cell>
          <table:table-cell table:formula="of:=IF([.C55]=&quot;timeout&quot;;10000;IF([.C5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5]=&quot;timeout&quot;;10000;IF([.E55]=&quot;memout&quot;;1;0))" office:value-type="float" office:value="1" calcext:value-type="float">
            <text:p>1</text:p>
          </table:table-cell>
          <table:table-cell table:style-name="ce55" table:formula="of:=IF(AND(ISNUMBER([.C55]);ISNUMBER([.E55]));IF([.C55]&gt;[.E55];10000;IF([.C55]&lt;[.E5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9.p</text:p>
          </table:table-cell>
          <table:table-cell office:value-type="string" calcext:value-type="string">
            <text:p>memout</text:p>
          </table:table-cell>
          <table:table-cell table:formula="of:=IF([.C56]=&quot;timeout&quot;;10000;IF([.C5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6]=&quot;timeout&quot;;10000;IF([.E56]=&quot;memout&quot;;1;0))" office:value-type="float" office:value="1" calcext:value-type="float">
            <text:p>1</text:p>
          </table:table-cell>
          <table:table-cell table:style-name="ce56" table:formula="of:=IF(AND(ISNUMBER([.C56]);ISNUMBER([.E56]));IF([.C56]&gt;[.E56];10000;IF([.C56]&lt;[.E5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.p</text:p>
          </table:table-cell>
          <table:table-cell office:value-type="float" office:value="12479" calcext:value-type="float">
            <text:p>12479</text:p>
          </table:table-cell>
          <table:table-cell table:formula="of:=IF([.C57]=&quot;timeout&quot;;10000;IF([.C5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7]=&quot;timeout&quot;;10000;IF([.E57]=&quot;memout&quot;;1;0))" office:value-type="float" office:value="0" calcext:value-type="float">
            <text:p>0</text:p>
          </table:table-cell>
          <table:table-cell table:style-name="ce57" table:formula="of:=IF(AND(ISNUMBER([.C57]);ISNUMBER([.E57]));IF([.C57]&gt;[.E57];10000;IF([.C57]&lt;[.E5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60.p</text:p>
          </table:table-cell>
          <table:table-cell office:value-type="string" calcext:value-type="string">
            <text:p>memout</text:p>
          </table:table-cell>
          <table:table-cell table:formula="of:=IF([.C58]=&quot;timeout&quot;;10000;IF([.C5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8]=&quot;timeout&quot;;10000;IF([.E58]=&quot;memout&quot;;1;0))" office:value-type="float" office:value="1" calcext:value-type="float">
            <text:p>1</text:p>
          </table:table-cell>
          <table:table-cell table:style-name="ce58" table:formula="of:=IF(AND(ISNUMBER([.C58]);ISNUMBER([.E58]));IF([.C58]&gt;[.E58];10000;IF([.C58]&lt;[.E5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1.p</text:p>
          </table:table-cell>
          <table:table-cell office:value-type="string" calcext:value-type="string">
            <text:p>memout</text:p>
          </table:table-cell>
          <table:table-cell table:formula="of:=IF([.C59]=&quot;timeout&quot;;10000;IF([.C5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9]=&quot;timeout&quot;;10000;IF([.E59]=&quot;memout&quot;;1;0))" office:value-type="float" office:value="1" calcext:value-type="float">
            <text:p>1</text:p>
          </table:table-cell>
          <table:table-cell table:style-name="ce59" table:formula="of:=IF(AND(ISNUMBER([.C59]);ISNUMBER([.E59]));IF([.C59]&gt;[.E59];10000;IF([.C59]&lt;[.E5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2.p</text:p>
          </table:table-cell>
          <table:table-cell office:value-type="string" calcext:value-type="string">
            <text:p>memout</text:p>
          </table:table-cell>
          <table:table-cell table:formula="of:=IF([.C60]=&quot;timeout&quot;;10000;IF([.C6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0]=&quot;timeout&quot;;10000;IF([.E60]=&quot;memout&quot;;1;0))" office:value-type="float" office:value="1" calcext:value-type="float">
            <text:p>1</text:p>
          </table:table-cell>
          <table:table-cell table:style-name="ce60" table:formula="of:=IF(AND(ISNUMBER([.C60]);ISNUMBER([.E60]));IF([.C60]&gt;[.E60];10000;IF([.C60]&lt;[.E6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3.p</text:p>
          </table:table-cell>
          <table:table-cell office:value-type="string" calcext:value-type="string">
            <text:p>memout</text:p>
          </table:table-cell>
          <table:table-cell table:formula="of:=IF([.C61]=&quot;timeout&quot;;10000;IF([.C6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1]=&quot;timeout&quot;;10000;IF([.E61]=&quot;memout&quot;;1;0))" office:value-type="float" office:value="1" calcext:value-type="float">
            <text:p>1</text:p>
          </table:table-cell>
          <table:table-cell table:style-name="ce61" table:formula="of:=IF(AND(ISNUMBER([.C61]);ISNUMBER([.E61]));IF([.C61]&gt;[.E61];10000;IF([.C61]&lt;[.E6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4.p</text:p>
          </table:table-cell>
          <table:table-cell office:value-type="string" calcext:value-type="string">
            <text:p>memout</text:p>
          </table:table-cell>
          <table:table-cell table:formula="of:=IF([.C62]=&quot;timeout&quot;;10000;IF([.C6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2]=&quot;timeout&quot;;10000;IF([.E62]=&quot;memout&quot;;1;0))" office:value-type="float" office:value="1" calcext:value-type="float">
            <text:p>1</text:p>
          </table:table-cell>
          <table:table-cell table:style-name="ce62" table:formula="of:=IF(AND(ISNUMBER([.C62]);ISNUMBER([.E62]));IF([.C62]&gt;[.E62];10000;IF([.C62]&lt;[.E6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5.p</text:p>
          </table:table-cell>
          <table:table-cell office:value-type="string" calcext:value-type="string">
            <text:p>memout</text:p>
          </table:table-cell>
          <table:table-cell table:formula="of:=IF([.C63]=&quot;timeout&quot;;10000;IF([.C6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3]=&quot;timeout&quot;;10000;IF([.E63]=&quot;memout&quot;;1;0))" office:value-type="float" office:value="1" calcext:value-type="float">
            <text:p>1</text:p>
          </table:table-cell>
          <table:table-cell table:style-name="ce63" table:formula="of:=IF(AND(ISNUMBER([.C63]);ISNUMBER([.E63]));IF([.C63]&gt;[.E63];10000;IF([.C63]&lt;[.E6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6.p</text:p>
          </table:table-cell>
          <table:table-cell office:value-type="string" calcext:value-type="string">
            <text:p>memout</text:p>
          </table:table-cell>
          <table:table-cell table:formula="of:=IF([.C64]=&quot;timeout&quot;;10000;IF([.C6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4]=&quot;timeout&quot;;10000;IF([.E64]=&quot;memout&quot;;1;0))" office:value-type="float" office:value="1" calcext:value-type="float">
            <text:p>1</text:p>
          </table:table-cell>
          <table:table-cell table:style-name="ce64" table:formula="of:=IF(AND(ISNUMBER([.C64]);ISNUMBER([.E64]));IF([.C64]&gt;[.E64];10000;IF([.C64]&lt;[.E6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7.p</text:p>
          </table:table-cell>
          <table:table-cell office:value-type="string" calcext:value-type="string">
            <text:p>memout</text:p>
          </table:table-cell>
          <table:table-cell table:formula="of:=IF([.C65]=&quot;timeout&quot;;10000;IF([.C6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5]=&quot;timeout&quot;;10000;IF([.E65]=&quot;memout&quot;;1;0))" office:value-type="float" office:value="1" calcext:value-type="float">
            <text:p>1</text:p>
          </table:table-cell>
          <table:table-cell table:style-name="ce65" table:formula="of:=IF(AND(ISNUMBER([.C65]);ISNUMBER([.E65]));IF([.C65]&gt;[.E65];10000;IF([.C65]&lt;[.E6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8.p</text:p>
          </table:table-cell>
          <table:table-cell office:value-type="string" calcext:value-type="string">
            <text:p>memout</text:p>
          </table:table-cell>
          <table:table-cell table:formula="of:=IF([.C66]=&quot;timeout&quot;;10000;IF([.C6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6]=&quot;timeout&quot;;10000;IF([.E66]=&quot;memout&quot;;1;0))" office:value-type="float" office:value="1" calcext:value-type="float">
            <text:p>1</text:p>
          </table:table-cell>
          <table:table-cell table:style-name="ce66" table:formula="of:=IF(AND(ISNUMBER([.C66]);ISNUMBER([.E66]));IF([.C66]&gt;[.E66];10000;IF([.C66]&lt;[.E6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9.p</text:p>
          </table:table-cell>
          <table:table-cell office:value-type="string" calcext:value-type="string">
            <text:p>memout</text:p>
          </table:table-cell>
          <table:table-cell table:formula="of:=IF([.C67]=&quot;timeout&quot;;10000;IF([.C6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7]=&quot;timeout&quot;;10000;IF([.E67]=&quot;memout&quot;;1;0))" office:value-type="float" office:value="1" calcext:value-type="float">
            <text:p>1</text:p>
          </table:table-cell>
          <table:table-cell table:style-name="ce67" table:formula="of:=IF(AND(ISNUMBER([.C67]);ISNUMBER([.E67]));IF([.C67]&gt;[.E67];10000;IF([.C67]&lt;[.E6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.p</text:p>
          </table:table-cell>
          <table:table-cell office:value-type="float" office:value="28543" calcext:value-type="float">
            <text:p>28543</text:p>
          </table:table-cell>
          <table:table-cell table:formula="of:=IF([.C68]=&quot;timeout&quot;;10000;IF([.C6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8]=&quot;timeout&quot;;10000;IF([.E68]=&quot;memout&quot;;1;0))" office:value-type="float" office:value="0" calcext:value-type="float">
            <text:p>0</text:p>
          </table:table-cell>
          <table:table-cell table:style-name="ce68" table:formula="of:=IF(AND(ISNUMBER([.C68]);ISNUMBER([.E68]));IF([.C68]&gt;[.E68];10000;IF([.C68]&lt;[.E6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70.p</text:p>
          </table:table-cell>
          <table:table-cell office:value-type="string" calcext:value-type="string">
            <text:p>memout</text:p>
          </table:table-cell>
          <table:table-cell table:formula="of:=IF([.C69]=&quot;timeout&quot;;10000;IF([.C6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9]=&quot;timeout&quot;;10000;IF([.E69]=&quot;memout&quot;;1;0))" office:value-type="float" office:value="1" calcext:value-type="float">
            <text:p>1</text:p>
          </table:table-cell>
          <table:table-cell table:style-name="ce69" table:formula="of:=IF(AND(ISNUMBER([.C69]);ISNUMBER([.E69]));IF([.C69]&gt;[.E69];10000;IF([.C69]&lt;[.E6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1.p</text:p>
          </table:table-cell>
          <table:table-cell office:value-type="string" calcext:value-type="string">
            <text:p>memout</text:p>
          </table:table-cell>
          <table:table-cell table:formula="of:=IF([.C70]=&quot;timeout&quot;;10000;IF([.C7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0]=&quot;timeout&quot;;10000;IF([.E70]=&quot;memout&quot;;1;0))" office:value-type="float" office:value="1" calcext:value-type="float">
            <text:p>1</text:p>
          </table:table-cell>
          <table:table-cell table:style-name="ce70" table:formula="of:=IF(AND(ISNUMBER([.C70]);ISNUMBER([.E70]));IF([.C70]&gt;[.E70];10000;IF([.C70]&lt;[.E7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2.p</text:p>
          </table:table-cell>
          <table:table-cell office:value-type="string" calcext:value-type="string">
            <text:p>memout</text:p>
          </table:table-cell>
          <table:table-cell table:formula="of:=IF([.C71]=&quot;timeout&quot;;10000;IF([.C7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1]=&quot;timeout&quot;;10000;IF([.E71]=&quot;memout&quot;;1;0))" office:value-type="float" office:value="1" calcext:value-type="float">
            <text:p>1</text:p>
          </table:table-cell>
          <table:table-cell table:style-name="ce71" table:formula="of:=IF(AND(ISNUMBER([.C71]);ISNUMBER([.E71]));IF([.C71]&gt;[.E71];10000;IF([.C71]&lt;[.E7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3.p</text:p>
          </table:table-cell>
          <table:table-cell office:value-type="string" calcext:value-type="string">
            <text:p>memout</text:p>
          </table:table-cell>
          <table:table-cell table:formula="of:=IF([.C72]=&quot;timeout&quot;;10000;IF([.C7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2]=&quot;timeout&quot;;10000;IF([.E72]=&quot;memout&quot;;1;0))" office:value-type="float" office:value="1" calcext:value-type="float">
            <text:p>1</text:p>
          </table:table-cell>
          <table:table-cell table:style-name="ce72" table:formula="of:=IF(AND(ISNUMBER([.C72]);ISNUMBER([.E72]));IF([.C72]&gt;[.E72];10000;IF([.C72]&lt;[.E7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4.p</text:p>
          </table:table-cell>
          <table:table-cell office:value-type="string" calcext:value-type="string">
            <text:p>memout</text:p>
          </table:table-cell>
          <table:table-cell table:formula="of:=IF([.C73]=&quot;timeout&quot;;10000;IF([.C7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3]=&quot;timeout&quot;;10000;IF([.E73]=&quot;memout&quot;;1;0))" office:value-type="float" office:value="1" calcext:value-type="float">
            <text:p>1</text:p>
          </table:table-cell>
          <table:table-cell table:style-name="ce73" table:formula="of:=IF(AND(ISNUMBER([.C73]);ISNUMBER([.E73]));IF([.C73]&gt;[.E73];10000;IF([.C73]&lt;[.E7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5.p</text:p>
          </table:table-cell>
          <table:table-cell office:value-type="string" calcext:value-type="string">
            <text:p>memout</text:p>
          </table:table-cell>
          <table:table-cell table:formula="of:=IF([.C74]=&quot;timeout&quot;;10000;IF([.C7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4]=&quot;timeout&quot;;10000;IF([.E74]=&quot;memout&quot;;1;0))" office:value-type="float" office:value="1" calcext:value-type="float">
            <text:p>1</text:p>
          </table:table-cell>
          <table:table-cell table:style-name="ce74" table:formula="of:=IF(AND(ISNUMBER([.C74]);ISNUMBER([.E74]));IF([.C74]&gt;[.E74];10000;IF([.C74]&lt;[.E7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6.p</text:p>
          </table:table-cell>
          <table:table-cell office:value-type="string" calcext:value-type="string">
            <text:p>memout</text:p>
          </table:table-cell>
          <table:table-cell table:formula="of:=IF([.C75]=&quot;timeout&quot;;10000;IF([.C7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5]=&quot;timeout&quot;;10000;IF([.E75]=&quot;memout&quot;;1;0))" office:value-type="float" office:value="1" calcext:value-type="float">
            <text:p>1</text:p>
          </table:table-cell>
          <table:table-cell table:style-name="ce75" table:formula="of:=IF(AND(ISNUMBER([.C75]);ISNUMBER([.E75]));IF([.C75]&gt;[.E75];10000;IF([.C75]&lt;[.E7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7.p</text:p>
          </table:table-cell>
          <table:table-cell office:value-type="string" calcext:value-type="string">
            <text:p>memout</text:p>
          </table:table-cell>
          <table:table-cell table:formula="of:=IF([.C76]=&quot;timeout&quot;;10000;IF([.C7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6]=&quot;timeout&quot;;10000;IF([.E76]=&quot;memout&quot;;1;0))" office:value-type="float" office:value="1" calcext:value-type="float">
            <text:p>1</text:p>
          </table:table-cell>
          <table:table-cell table:style-name="ce76" table:formula="of:=IF(AND(ISNUMBER([.C76]);ISNUMBER([.E76]));IF([.C76]&gt;[.E76];10000;IF([.C76]&lt;[.E7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8.p</text:p>
          </table:table-cell>
          <table:table-cell office:value-type="string" calcext:value-type="string">
            <text:p>memout</text:p>
          </table:table-cell>
          <table:table-cell table:formula="of:=IF([.C77]=&quot;timeout&quot;;10000;IF([.C7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7]=&quot;timeout&quot;;10000;IF([.E77]=&quot;memout&quot;;1;0))" office:value-type="float" office:value="1" calcext:value-type="float">
            <text:p>1</text:p>
          </table:table-cell>
          <table:table-cell table:style-name="ce77" table:formula="of:=IF(AND(ISNUMBER([.C77]);ISNUMBER([.E77]));IF([.C77]&gt;[.E77];10000;IF([.C77]&lt;[.E7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9.p</text:p>
          </table:table-cell>
          <table:table-cell office:value-type="string" calcext:value-type="string">
            <text:p>memout</text:p>
          </table:table-cell>
          <table:table-cell table:formula="of:=IF([.C78]=&quot;timeout&quot;;10000;IF([.C7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8]=&quot;timeout&quot;;10000;IF([.E78]=&quot;memout&quot;;1;0))" office:value-type="float" office:value="1" calcext:value-type="float">
            <text:p>1</text:p>
          </table:table-cell>
          <table:table-cell table:style-name="ce78" table:formula="of:=IF(AND(ISNUMBER([.C78]);ISNUMBER([.E78]));IF([.C78]&gt;[.E78];10000;IF([.C78]&lt;[.E7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.p</text:p>
          </table:table-cell>
          <table:table-cell office:value-type="float" office:value="64255" calcext:value-type="float">
            <text:p>64255</text:p>
          </table:table-cell>
          <table:table-cell table:formula="of:=IF([.C79]=&quot;timeout&quot;;10000;IF([.C7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9]=&quot;timeout&quot;;10000;IF([.E79]=&quot;memout&quot;;1;0))" office:value-type="float" office:value="0" calcext:value-type="float">
            <text:p>0</text:p>
          </table:table-cell>
          <table:table-cell table:style-name="ce79" table:formula="of:=IF(AND(ISNUMBER([.C79]);ISNUMBER([.E79]));IF([.C79]&gt;[.E79];10000;IF([.C79]&lt;[.E7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80.p</text:p>
          </table:table-cell>
          <table:table-cell office:value-type="string" calcext:value-type="string">
            <text:p>memout</text:p>
          </table:table-cell>
          <table:table-cell table:formula="of:=IF([.C80]=&quot;timeout&quot;;10000;IF([.C8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0]=&quot;timeout&quot;;10000;IF([.E80]=&quot;memout&quot;;1;0))" office:value-type="float" office:value="1" calcext:value-type="float">
            <text:p>1</text:p>
          </table:table-cell>
          <table:table-cell table:style-name="ce80" table:formula="of:=IF(AND(ISNUMBER([.C80]);ISNUMBER([.E80]));IF([.C80]&gt;[.E80];10000;IF([.C80]&lt;[.E8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1.p</text:p>
          </table:table-cell>
          <table:table-cell office:value-type="string" calcext:value-type="string">
            <text:p>memout</text:p>
          </table:table-cell>
          <table:table-cell table:formula="of:=IF([.C81]=&quot;timeout&quot;;10000;IF([.C8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1]=&quot;timeout&quot;;10000;IF([.E81]=&quot;memout&quot;;1;0))" office:value-type="float" office:value="1" calcext:value-type="float">
            <text:p>1</text:p>
          </table:table-cell>
          <table:table-cell table:style-name="ce81" table:formula="of:=IF(AND(ISNUMBER([.C81]);ISNUMBER([.E81]));IF([.C81]&gt;[.E81];10000;IF([.C81]&lt;[.E8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2.p</text:p>
          </table:table-cell>
          <table:table-cell office:value-type="string" calcext:value-type="string">
            <text:p>memout</text:p>
          </table:table-cell>
          <table:table-cell table:formula="of:=IF([.C82]=&quot;timeout&quot;;10000;IF([.C8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2]=&quot;timeout&quot;;10000;IF([.E82]=&quot;memout&quot;;1;0))" office:value-type="float" office:value="1" calcext:value-type="float">
            <text:p>1</text:p>
          </table:table-cell>
          <table:table-cell table:style-name="ce82" table:formula="of:=IF(AND(ISNUMBER([.C82]);ISNUMBER([.E82]));IF([.C82]&gt;[.E82];10000;IF([.C82]&lt;[.E8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3.p</text:p>
          </table:table-cell>
          <table:table-cell office:value-type="string" calcext:value-type="string">
            <text:p>memout</text:p>
          </table:table-cell>
          <table:table-cell table:formula="of:=IF([.C83]=&quot;timeout&quot;;10000;IF([.C8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3]=&quot;timeout&quot;;10000;IF([.E83]=&quot;memout&quot;;1;0))" office:value-type="float" office:value="1" calcext:value-type="float">
            <text:p>1</text:p>
          </table:table-cell>
          <table:table-cell table:style-name="ce83" table:formula="of:=IF(AND(ISNUMBER([.C83]);ISNUMBER([.E83]));IF([.C83]&gt;[.E83];10000;IF([.C83]&lt;[.E8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4.p</text:p>
          </table:table-cell>
          <table:table-cell office:value-type="string" calcext:value-type="string">
            <text:p>memout</text:p>
          </table:table-cell>
          <table:table-cell table:formula="of:=IF([.C84]=&quot;timeout&quot;;10000;IF([.C8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4]=&quot;timeout&quot;;10000;IF([.E84]=&quot;memout&quot;;1;0))" office:value-type="float" office:value="1" calcext:value-type="float">
            <text:p>1</text:p>
          </table:table-cell>
          <table:table-cell table:style-name="ce84" table:formula="of:=IF(AND(ISNUMBER([.C84]);ISNUMBER([.E84]));IF([.C84]&gt;[.E84];10000;IF([.C84]&lt;[.E8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5.p</text:p>
          </table:table-cell>
          <table:table-cell office:value-type="string" calcext:value-type="string">
            <text:p>memout</text:p>
          </table:table-cell>
          <table:table-cell table:formula="of:=IF([.C85]=&quot;timeout&quot;;10000;IF([.C8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5]=&quot;timeout&quot;;10000;IF([.E85]=&quot;memout&quot;;1;0))" office:value-type="float" office:value="1" calcext:value-type="float">
            <text:p>1</text:p>
          </table:table-cell>
          <table:table-cell table:style-name="ce85" table:formula="of:=IF(AND(ISNUMBER([.C85]);ISNUMBER([.E85]));IF([.C85]&gt;[.E85];10000;IF([.C85]&lt;[.E8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6.p</text:p>
          </table:table-cell>
          <table:table-cell office:value-type="string" calcext:value-type="string">
            <text:p>memout</text:p>
          </table:table-cell>
          <table:table-cell table:formula="of:=IF([.C86]=&quot;timeout&quot;;10000;IF([.C8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6]=&quot;timeout&quot;;10000;IF([.E86]=&quot;memout&quot;;1;0))" office:value-type="float" office:value="1" calcext:value-type="float">
            <text:p>1</text:p>
          </table:table-cell>
          <table:table-cell table:style-name="ce86" table:formula="of:=IF(AND(ISNUMBER([.C86]);ISNUMBER([.E86]));IF([.C86]&gt;[.E86];10000;IF([.C86]&lt;[.E8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7.p</text:p>
          </table:table-cell>
          <table:table-cell office:value-type="string" calcext:value-type="string">
            <text:p>memout</text:p>
          </table:table-cell>
          <table:table-cell table:formula="of:=IF([.C87]=&quot;timeout&quot;;10000;IF([.C8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7]=&quot;timeout&quot;;10000;IF([.E87]=&quot;memout&quot;;1;0))" office:value-type="float" office:value="1" calcext:value-type="float">
            <text:p>1</text:p>
          </table:table-cell>
          <table:table-cell table:style-name="ce87" table:formula="of:=IF(AND(ISNUMBER([.C87]);ISNUMBER([.E87]));IF([.C87]&gt;[.E87];10000;IF([.C87]&lt;[.E8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8.p</text:p>
          </table:table-cell>
          <table:table-cell office:value-type="string" calcext:value-type="string">
            <text:p>memout</text:p>
          </table:table-cell>
          <table:table-cell table:formula="of:=IF([.C88]=&quot;timeout&quot;;10000;IF([.C8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8]=&quot;timeout&quot;;10000;IF([.E88]=&quot;memout&quot;;1;0))" office:value-type="float" office:value="1" calcext:value-type="float">
            <text:p>1</text:p>
          </table:table-cell>
          <table:table-cell table:style-name="ce88" table:formula="of:=IF(AND(ISNUMBER([.C88]);ISNUMBER([.E88]));IF([.C88]&gt;[.E88];10000;IF([.C88]&lt;[.E8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9.p</text:p>
          </table:table-cell>
          <table:table-cell office:value-type="string" calcext:value-type="string">
            <text:p>memout</text:p>
          </table:table-cell>
          <table:table-cell table:formula="of:=IF([.C89]=&quot;timeout&quot;;10000;IF([.C8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9]=&quot;timeout&quot;;10000;IF([.E89]=&quot;memout&quot;;1;0))" office:value-type="float" office:value="1" calcext:value-type="float">
            <text:p>1</text:p>
          </table:table-cell>
          <table:table-cell table:style-name="ce89" table:formula="of:=IF(AND(ISNUMBER([.C89]);ISNUMBER([.E89]));IF([.C89]&gt;[.E89];10000;IF([.C89]&lt;[.E8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.p</text:p>
          </table:table-cell>
          <table:table-cell office:value-type="float" office:value="142847" calcext:value-type="float">
            <text:p>142847</text:p>
          </table:table-cell>
          <table:table-cell table:formula="of:=IF([.C90]=&quot;timeout&quot;;10000;IF([.C9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90]=&quot;timeout&quot;;10000;IF([.E90]=&quot;memout&quot;;1;0))" office:value-type="float" office:value="0" calcext:value-type="float">
            <text:p>0</text:p>
          </table:table-cell>
          <table:table-cell table:style-name="ce90" table:formula="of:=IF(AND(ISNUMBER([.C90]);ISNUMBER([.E90]));IF([.C90]&gt;[.E90];10000;IF([.C90]&lt;[.E9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C_90.p</text:p>
          </table:table-cell>
          <table:table-cell office:value-type="string" calcext:value-type="string">
            <text:p>memout</text:p>
          </table:table-cell>
          <table:table-cell table:formula="of:=IF([.C91]=&quot;timeout&quot;;10000;IF([.C9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1]=&quot;timeout&quot;;10000;IF([.E91]=&quot;memout&quot;;1;0))" office:value-type="float" office:value="1" calcext:value-type="float">
            <text:p>1</text:p>
          </table:table-cell>
          <table:table-cell table:style-name="ce91" table:formula="of:=IF(AND(ISNUMBER([.C91]);ISNUMBER([.E91]));IF([.C91]&gt;[.E91];10000;IF([.C91]&lt;[.E9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1.p</text:p>
          </table:table-cell>
          <table:table-cell office:value-type="string" calcext:value-type="string">
            <text:p>memout</text:p>
          </table:table-cell>
          <table:table-cell table:formula="of:=IF([.C92]=&quot;timeout&quot;;10000;IF([.C9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2]=&quot;timeout&quot;;10000;IF([.E92]=&quot;memout&quot;;1;0))" office:value-type="float" office:value="1" calcext:value-type="float">
            <text:p>1</text:p>
          </table:table-cell>
          <table:table-cell table:style-name="ce92" table:formula="of:=IF(AND(ISNUMBER([.C92]);ISNUMBER([.E92]));IF([.C92]&gt;[.E92];10000;IF([.C92]&lt;[.E9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2.p</text:p>
          </table:table-cell>
          <table:table-cell office:value-type="string" calcext:value-type="string">
            <text:p>memout</text:p>
          </table:table-cell>
          <table:table-cell table:formula="of:=IF([.C93]=&quot;timeout&quot;;10000;IF([.C9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3]=&quot;timeout&quot;;10000;IF([.E93]=&quot;memout&quot;;1;0))" office:value-type="float" office:value="1" calcext:value-type="float">
            <text:p>1</text:p>
          </table:table-cell>
          <table:table-cell table:style-name="ce93" table:formula="of:=IF(AND(ISNUMBER([.C93]);ISNUMBER([.E93]));IF([.C93]&gt;[.E93];10000;IF([.C93]&lt;[.E9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3.p</text:p>
          </table:table-cell>
          <table:table-cell office:value-type="string" calcext:value-type="string">
            <text:p>memout</text:p>
          </table:table-cell>
          <table:table-cell table:formula="of:=IF([.C94]=&quot;timeout&quot;;10000;IF([.C9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4]=&quot;timeout&quot;;10000;IF([.E94]=&quot;memout&quot;;1;0))" office:value-type="float" office:value="1" calcext:value-type="float">
            <text:p>1</text:p>
          </table:table-cell>
          <table:table-cell table:style-name="ce94" table:formula="of:=IF(AND(ISNUMBER([.C94]);ISNUMBER([.E94]));IF([.C94]&gt;[.E94];10000;IF([.C94]&lt;[.E9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4.p</text:p>
          </table:table-cell>
          <table:table-cell office:value-type="string" calcext:value-type="string">
            <text:p>memout</text:p>
          </table:table-cell>
          <table:table-cell table:formula="of:=IF([.C95]=&quot;timeout&quot;;10000;IF([.C9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5]=&quot;timeout&quot;;10000;IF([.E95]=&quot;memout&quot;;1;0))" office:value-type="float" office:value="1" calcext:value-type="float">
            <text:p>1</text:p>
          </table:table-cell>
          <table:table-cell table:style-name="ce95" table:formula="of:=IF(AND(ISNUMBER([.C95]);ISNUMBER([.E95]));IF([.C95]&gt;[.E95];10000;IF([.C95]&lt;[.E9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5.p</text:p>
          </table:table-cell>
          <table:table-cell office:value-type="string" calcext:value-type="string">
            <text:p>memout</text:p>
          </table:table-cell>
          <table:table-cell table:formula="of:=IF([.C96]=&quot;timeout&quot;;10000;IF([.C9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6]=&quot;timeout&quot;;10000;IF([.E96]=&quot;memout&quot;;1;0))" office:value-type="float" office:value="1" calcext:value-type="float">
            <text:p>1</text:p>
          </table:table-cell>
          <table:table-cell table:style-name="ce96" table:formula="of:=IF(AND(ISNUMBER([.C96]);ISNUMBER([.E96]));IF([.C96]&gt;[.E96];10000;IF([.C96]&lt;[.E9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6.p</text:p>
          </table:table-cell>
          <table:table-cell office:value-type="string" calcext:value-type="string">
            <text:p>memout</text:p>
          </table:table-cell>
          <table:table-cell table:formula="of:=IF([.C97]=&quot;timeout&quot;;10000;IF([.C9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7]=&quot;timeout&quot;;10000;IF([.E97]=&quot;memout&quot;;1;0))" office:value-type="float" office:value="1" calcext:value-type="float">
            <text:p>1</text:p>
          </table:table-cell>
          <table:table-cell table:style-name="ce97" table:formula="of:=IF(AND(ISNUMBER([.C97]);ISNUMBER([.E97]));IF([.C97]&gt;[.E97];10000;IF([.C97]&lt;[.E9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7.p</text:p>
          </table:table-cell>
          <table:table-cell office:value-type="string" calcext:value-type="string">
            <text:p>memout</text:p>
          </table:table-cell>
          <table:table-cell table:formula="of:=IF([.C98]=&quot;timeout&quot;;10000;IF([.C9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8]=&quot;timeout&quot;;10000;IF([.E98]=&quot;memout&quot;;1;0))" office:value-type="float" office:value="1" calcext:value-type="float">
            <text:p>1</text:p>
          </table:table-cell>
          <table:table-cell table:style-name="ce98" table:formula="of:=IF(AND(ISNUMBER([.C98]);ISNUMBER([.E98]));IF([.C98]&gt;[.E98];10000;IF([.C98]&lt;[.E9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8.p</text:p>
          </table:table-cell>
          <table:table-cell office:value-type="string" calcext:value-type="string">
            <text:p>memout</text:p>
          </table:table-cell>
          <table:table-cell table:formula="of:=IF([.C99]=&quot;timeout&quot;;10000;IF([.C9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9]=&quot;timeout&quot;;10000;IF([.E99]=&quot;memout&quot;;1;0))" office:value-type="float" office:value="1" calcext:value-type="float">
            <text:p>1</text:p>
          </table:table-cell>
          <table:table-cell table:style-name="ce99" table:formula="of:=IF(AND(ISNUMBER([.C99]);ISNUMBER([.E99]));IF([.C99]&gt;[.E99];10000;IF([.C99]&lt;[.E9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9.p</text:p>
          </table:table-cell>
          <table:table-cell office:value-type="string" calcext:value-type="string">
            <text:p>memout</text:p>
          </table:table-cell>
          <table:table-cell table:formula="of:=IF([.C100]=&quot;timeout&quot;;10000;IF([.C10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0]=&quot;timeout&quot;;10000;IF([.E100]=&quot;memout&quot;;1;0))" office:value-type="float" office:value="1" calcext:value-type="float">
            <text:p>1</text:p>
          </table:table-cell>
          <table:table-cell table:style-name="ce100" table:formula="of:=IF(AND(ISNUMBER([.C100]);ISNUMBER([.E100]));IF([.C100]&gt;[.E100];10000;IF([.C100]&lt;[.E10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CL181+1.p</text:p>
          </table:table-cell>
          <table:table-cell office:value-type="float" office:value="27" calcext:value-type="float">
            <text:p>27</text:p>
          </table:table-cell>
          <table:table-cell table:formula="of:=IF([.C101]=&quot;timeout&quot;;10000;IF([.C10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1]=&quot;timeout&quot;;10000;IF([.E101]=&quot;memout&quot;;1;0))" office:value-type="float" office:value="0" calcext:value-type="float">
            <text:p>0</text:p>
          </table:table-cell>
          <table:table-cell table:style-name="ce101" table:formula="of:=IF(AND(ISNUMBER([.C101]);ISNUMBER([.E101]));IF([.C101]&gt;[.E101];10000;IF([.C101]&lt;[.E10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LCL230+1.p</text:p>
          </table:table-cell>
          <table:table-cell office:value-type="float" office:value="30" calcext:value-type="float">
            <text:p>30</text:p>
          </table:table-cell>
          <table:table-cell table:formula="of:=IF([.C102]=&quot;timeout&quot;;10000;IF([.C10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2]=&quot;timeout&quot;;10000;IF([.E102]=&quot;memout&quot;;1;0))" office:value-type="float" office:value="0" calcext:value-type="float">
            <text:p>0</text:p>
          </table:table-cell>
          <table:table-cell table:style-name="ce102" table:formula="of:=IF(AND(ISNUMBER([.C102]);ISNUMBER([.E102]));IF([.C102]&gt;[.E102];10000;IF([.C102]&lt;[.E10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101+1.p</text:p>
          </table:table-cell>
          <table:table-cell office:value-type="float" office:value="4" calcext:value-type="float">
            <text:p>4</text:p>
          </table:table-cell>
          <table:table-cell table:formula="of:=IF([.C103]=&quot;timeout&quot;;10000;IF([.C10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3]=&quot;timeout&quot;;10000;IF([.E103]=&quot;memout&quot;;1;0))" office:value-type="float" office:value="0" calcext:value-type="float">
            <text:p>0</text:p>
          </table:table-cell>
          <table:table-cell table:style-name="ce103" table:formula="of:=IF(AND(ISNUMBER([.C103]);ISNUMBER([.E103]));IF([.C103]&gt;[.E103];10000;IF([.C103]&lt;[.E10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102+1.p</text:p>
          </table:table-cell>
          <table:table-cell office:value-type="float" office:value="4" calcext:value-type="float">
            <text:p>4</text:p>
          </table:table-cell>
          <table:table-cell table:formula="of:=IF([.C104]=&quot;timeout&quot;;10000;IF([.C10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4]=&quot;timeout&quot;;10000;IF([.E104]=&quot;memout&quot;;1;0))" office:value-type="float" office:value="0" calcext:value-type="float">
            <text:p>0</text:p>
          </table:table-cell>
          <table:table-cell table:style-name="ce104" table:formula="of:=IF(AND(ISNUMBER([.C104]);ISNUMBER([.E104]));IF([.C104]&gt;[.E104];10000;IF([.C104]&lt;[.E10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103+1.p</text:p>
          </table:table-cell>
          <table:table-cell office:value-type="float" office:value="15" calcext:value-type="float">
            <text:p>15</text:p>
          </table:table-cell>
          <table:table-cell table:formula="of:=IF([.C105]=&quot;timeout&quot;;10000;IF([.C10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5]=&quot;timeout&quot;;10000;IF([.E105]=&quot;memout&quot;;1;0))" office:value-type="float" office:value="0" calcext:value-type="float">
            <text:p>0</text:p>
          </table:table-cell>
          <table:table-cell table:style-name="ce105" table:formula="of:=IF(AND(ISNUMBER([.C105]);ISNUMBER([.E105]));IF([.C105]&gt;[.E105];10000;IF([.C105]&lt;[.E10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104+1.p</text:p>
          </table:table-cell>
          <table:table-cell office:value-type="float" office:value="14" calcext:value-type="float">
            <text:p>14</text:p>
          </table:table-cell>
          <table:table-cell table:formula="of:=IF([.C106]=&quot;timeout&quot;;10000;IF([.C10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6]=&quot;timeout&quot;;10000;IF([.E106]=&quot;memout&quot;;1;0))" office:value-type="float" office:value="0" calcext:value-type="float">
            <text:p>0</text:p>
          </table:table-cell>
          <table:table-cell table:style-name="ce106" table:formula="of:=IF(AND(ISNUMBER([.C106]);ISNUMBER([.E106]));IF([.C106]&gt;[.E106];10000;IF([.C106]&lt;[.E10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105+1.002.p</text:p>
          </table:table-cell>
          <table:table-cell office:value-type="float" office:value="4" calcext:value-type="float">
            <text:p>4</text:p>
          </table:table-cell>
          <table:table-cell table:formula="of:=IF([.C107]=&quot;timeout&quot;;10000;IF([.C10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7]=&quot;timeout&quot;;10000;IF([.E107]=&quot;memout&quot;;1;0))" office:value-type="float" office:value="0" calcext:value-type="float">
            <text:p>0</text:p>
          </table:table-cell>
          <table:table-cell table:style-name="ce107" table:formula="of:=IF(AND(ISNUMBER([.C107]);ISNUMBER([.E107]));IF([.C107]&gt;[.E107];10000;IF([.C107]&lt;[.E10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105+1.003.p</text:p>
          </table:table-cell>
          <table:table-cell office:value-type="float" office:value="15" calcext:value-type="float">
            <text:p>15</text:p>
          </table:table-cell>
          <table:table-cell table:formula="of:=IF([.C108]=&quot;timeout&quot;;10000;IF([.C10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8]=&quot;timeout&quot;;10000;IF([.E108]=&quot;memout&quot;;1;0))" office:value-type="float" office:value="0" calcext:value-type="float">
            <text:p>0</text:p>
          </table:table-cell>
          <table:table-cell table:style-name="ce108" table:formula="of:=IF(AND(ISNUMBER([.C108]);ISNUMBER([.E108]));IF([.C108]&gt;[.E108];10000;IF([.C108]&lt;[.E10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105+1.004.p</text:p>
          </table:table-cell>
          <table:table-cell office:value-type="float" office:value="32" calcext:value-type="float">
            <text:p>32</text:p>
          </table:table-cell>
          <table:table-cell table:formula="of:=IF([.C109]=&quot;timeout&quot;;10000;IF([.C10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9]=&quot;timeout&quot;;10000;IF([.E109]=&quot;memout&quot;;1;0))" office:value-type="float" office:value="0" calcext:value-type="float">
            <text:p>0</text:p>
          </table:table-cell>
          <table:table-cell table:style-name="ce109" table:formula="of:=IF(AND(ISNUMBER([.C109]);ISNUMBER([.E109]));IF([.C109]&gt;[.E109];10000;IF([.C109]&lt;[.E10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106+1.p</text:p>
          </table:table-cell>
          <table:table-cell office:value-type="float" office:value="227" calcext:value-type="float">
            <text:p>227</text:p>
          </table:table-cell>
          <table:table-cell table:formula="of:=IF([.C110]=&quot;timeout&quot;;10000;IF([.C11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0]=&quot;timeout&quot;;10000;IF([.E110]=&quot;memout&quot;;1;0))" office:value-type="float" office:value="0" calcext:value-type="float">
            <text:p>0</text:p>
          </table:table-cell>
          <table:table-cell table:style-name="ce110" table:formula="of:=IF(AND(ISNUMBER([.C110]);ISNUMBER([.E110]));IF([.C110]&gt;[.E110];10000;IF([.C110]&lt;[.E11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107+1.001.p</text:p>
          </table:table-cell>
          <table:table-cell office:value-type="float" office:value="59" calcext:value-type="float">
            <text:p>59</text:p>
          </table:table-cell>
          <table:table-cell table:formula="of:=IF([.C111]=&quot;timeout&quot;;10000;IF([.C11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1]=&quot;timeout&quot;;10000;IF([.E111]=&quot;memout&quot;;1;0))" office:value-type="float" office:value="0" calcext:value-type="float">
            <text:p>0</text:p>
          </table:table-cell>
          <table:table-cell table:style-name="ce111" table:formula="of:=IF(AND(ISNUMBER([.C111]);ISNUMBER([.E111]));IF([.C111]&gt;[.E111];10000;IF([.C111]&lt;[.E11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107+1.002.p</text:p>
          </table:table-cell>
          <table:table-cell office:value-type="float" office:value="707" calcext:value-type="float">
            <text:p>707</text:p>
          </table:table-cell>
          <table:table-cell table:formula="of:=IF([.C112]=&quot;timeout&quot;;10000;IF([.C11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2]=&quot;timeout&quot;;10000;IF([.E112]=&quot;memout&quot;;1;0))" office:value-type="float" office:value="0" calcext:value-type="float">
            <text:p>0</text:p>
          </table:table-cell>
          <table:table-cell table:style-name="ce112" table:formula="of:=IF(AND(ISNUMBER([.C112]);ISNUMBER([.E112]));IF([.C112]&gt;[.E112];10000;IF([.C112]&lt;[.E11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107+1.003.p</text:p>
          </table:table-cell>
          <table:table-cell office:value-type="float" office:value="7487" calcext:value-type="float">
            <text:p>7487</text:p>
          </table:table-cell>
          <table:table-cell table:formula="of:=IF([.C113]=&quot;timeout&quot;;10000;IF([.C11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3]=&quot;timeout&quot;;10000;IF([.E113]=&quot;memout&quot;;1;0))" office:value-type="float" office:value="0" calcext:value-type="float">
            <text:p>0</text:p>
          </table:table-cell>
          <table:table-cell table:style-name="ce113" table:formula="of:=IF(AND(ISNUMBER([.C113]);ISNUMBER([.E113]));IF([.C113]&gt;[.E113];10000;IF([.C113]&lt;[.E11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107+1.004.p</text:p>
          </table:table-cell>
          <table:table-cell office:value-type="float" office:value="74495" calcext:value-type="float">
            <text:p>74495</text:p>
          </table:table-cell>
          <table:table-cell table:formula="of:=IF([.C114]=&quot;timeout&quot;;10000;IF([.C11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4]=&quot;timeout&quot;;10000;IF([.E114]=&quot;memout&quot;;1;0))" office:value-type="float" office:value="0" calcext:value-type="float">
            <text:p>0</text:p>
          </table:table-cell>
          <table:table-cell table:style-name="ce114" table:formula="of:=IF(AND(ISNUMBER([.C114]);ISNUMBER([.E114]));IF([.C114]&gt;[.E114];10000;IF([.C114]&lt;[.E11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1+1.001.p</text:p>
          </table:table-cell>
          <table:table-cell office:value-type="float" office:value="1700" calcext:value-type="float">
            <text:p>1700</text:p>
          </table:table-cell>
          <table:table-cell table:formula="of:=IF([.C115]=&quot;timeout&quot;;10000;IF([.C11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5]=&quot;timeout&quot;;10000;IF([.E115]=&quot;memout&quot;;1;0))" office:value-type="float" office:value="0" calcext:value-type="float">
            <text:p>0</text:p>
          </table:table-cell>
          <table:table-cell table:style-name="ce115" table:formula="of:=IF(AND(ISNUMBER([.C115]);ISNUMBER([.E115]));IF([.C115]&gt;[.E115];10000;IF([.C115]&lt;[.E11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1+1.002.p</text:p>
          </table:table-cell>
          <table:table-cell office:value-type="float" office:value="53054" calcext:value-type="float">
            <text:p>53054</text:p>
          </table:table-cell>
          <table:table-cell table:formula="of:=IF([.C116]=&quot;timeout&quot;;10000;IF([.C11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6]=&quot;timeout&quot;;10000;IF([.E116]=&quot;memout&quot;;1;0))" office:value-type="float" office:value="0" calcext:value-type="float">
            <text:p>0</text:p>
          </table:table-cell>
          <table:table-cell table:style-name="ce116" table:formula="of:=IF(AND(ISNUMBER([.C116]);ISNUMBER([.E116]));IF([.C116]&gt;[.E116];10000;IF([.C116]&lt;[.E11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1+1.003.p</text:p>
          </table:table-cell>
          <table:table-cell office:value-type="float" office:value="1137968" calcext:value-type="float">
            <text:p>1137968</text:p>
          </table:table-cell>
          <table:table-cell table:formula="of:=IF([.C117]=&quot;timeout&quot;;10000;IF([.C11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7]=&quot;timeout&quot;;10000;IF([.E117]=&quot;memout&quot;;1;0))" office:value-type="float" office:value="0" calcext:value-type="float">
            <text:p>0</text:p>
          </table:table-cell>
          <table:table-cell table:style-name="ce117" table:formula="of:=IF(AND(ISNUMBER([.C117]);ISNUMBER([.E117]));IF([.C117]&gt;[.E117];10000;IF([.C117]&lt;[.E11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1+1.004.p</text:p>
          </table:table-cell>
          <table:table-cell office:value-type="float" office:value="20017610" calcext:value-type="float">
            <text:p>20017610</text:p>
          </table:table-cell>
          <table:table-cell table:formula="of:=IF([.C118]=&quot;timeout&quot;;10000;IF([.C11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8]=&quot;timeout&quot;;10000;IF([.E118]=&quot;memout&quot;;1;0))" office:value-type="float" office:value="0" calcext:value-type="float">
            <text:p>0</text:p>
          </table:table-cell>
          <table:table-cell table:style-name="ce118" table:formula="of:=IF(AND(ISNUMBER([.C118]);ISNUMBER([.E118]));IF([.C118]&gt;[.E118];10000;IF([.C118]&lt;[.E11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1+1.005.p</text:p>
          </table:table-cell>
          <table:table-cell office:value-type="float" office:value="311129180" calcext:value-type="float">
            <text:p>311129180</text:p>
          </table:table-cell>
          <table:table-cell table:formula="of:=IF([.C119]=&quot;timeout&quot;;10000;IF([.C11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9]=&quot;timeout&quot;;10000;IF([.E119]=&quot;memout&quot;;1;0))" office:value-type="float" office:value="0" calcext:value-type="float">
            <text:p>0</text:p>
          </table:table-cell>
          <table:table-cell table:style-name="ce119" table:formula="of:=IF(AND(ISNUMBER([.C119]);ISNUMBER([.E119]));IF([.C119]&gt;[.E119];10000;IF([.C119]&lt;[.E11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1+1.006.p</text:p>
          </table:table-cell>
          <table:table-cell office:value-type="string" calcext:value-type="string">
            <text:p>memout</text:p>
          </table:table-cell>
          <table:table-cell table:formula="of:=IF([.C120]=&quot;timeout&quot;;10000;IF([.C12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20]=&quot;timeout&quot;;10000;IF([.E120]=&quot;memout&quot;;1;0))" office:value-type="float" office:value="1" calcext:value-type="float">
            <text:p>1</text:p>
          </table:table-cell>
          <table:table-cell table:style-name="ce120" table:formula="of:=IF(AND(ISNUMBER([.C120]);ISNUMBER([.E120]));IF([.C120]&gt;[.E120];10000;IF([.C120]&lt;[.E12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7.p</text:p>
          </table:table-cell>
          <table:table-cell office:value-type="string" calcext:value-type="string">
            <text:p>memout</text:p>
          </table:table-cell>
          <table:table-cell table:formula="of:=IF([.C121]=&quot;timeout&quot;;10000;IF([.C12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21]=&quot;timeout&quot;;10000;IF([.E121]=&quot;memout&quot;;1;0))" office:value-type="float" office:value="1" calcext:value-type="float">
            <text:p>1</text:p>
          </table:table-cell>
          <table:table-cell table:style-name="ce121" table:formula="of:=IF(AND(ISNUMBER([.C121]);ISNUMBER([.E121]));IF([.C121]&gt;[.E121];10000;IF([.C121]&lt;[.E12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8.p</text:p>
          </table:table-cell>
          <table:table-cell office:value-type="string" calcext:value-type="string">
            <text:p>memout</text:p>
          </table:table-cell>
          <table:table-cell table:formula="of:=IF([.C122]=&quot;timeout&quot;;10000;IF([.C12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22]=&quot;timeout&quot;;10000;IF([.E122]=&quot;memout&quot;;1;0))" office:value-type="float" office:value="1" calcext:value-type="float">
            <text:p>1</text:p>
          </table:table-cell>
          <table:table-cell table:style-name="ce122" table:formula="of:=IF(AND(ISNUMBER([.C122]);ISNUMBER([.E122]));IF([.C122]&gt;[.E122];10000;IF([.C122]&lt;[.E12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9.p</text:p>
          </table:table-cell>
          <table:table-cell office:value-type="string" calcext:value-type="string">
            <text:p>memout</text:p>
          </table:table-cell>
          <table:table-cell table:formula="of:=IF([.C123]=&quot;timeout&quot;;10000;IF([.C12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23]=&quot;timeout&quot;;10000;IF([.E123]=&quot;memout&quot;;1;0))" office:value-type="float" office:value="1" calcext:value-type="float">
            <text:p>1</text:p>
          </table:table-cell>
          <table:table-cell table:style-name="ce123" table:formula="of:=IF(AND(ISNUMBER([.C123]);ISNUMBER([.E123]));IF([.C123]&gt;[.E123];10000;IF([.C123]&lt;[.E12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0.p</text:p>
          </table:table-cell>
          <table:table-cell office:value-type="string" calcext:value-type="string">
            <text:p>memout</text:p>
          </table:table-cell>
          <table:table-cell table:formula="of:=IF([.C124]=&quot;timeout&quot;;10000;IF([.C12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24]=&quot;timeout&quot;;10000;IF([.E124]=&quot;memout&quot;;1;0))" office:value-type="float" office:value="1" calcext:value-type="float">
            <text:p>1</text:p>
          </table:table-cell>
          <table:table-cell table:style-name="ce124" table:formula="of:=IF(AND(ISNUMBER([.C124]);ISNUMBER([.E124]));IF([.C124]&gt;[.E124];10000;IF([.C124]&lt;[.E12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1.p</text:p>
          </table:table-cell>
          <table:table-cell office:value-type="string" calcext:value-type="string">
            <text:p>memout</text:p>
          </table:table-cell>
          <table:table-cell table:formula="of:=IF([.C125]=&quot;timeout&quot;;10000;IF([.C12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25]=&quot;timeout&quot;;10000;IF([.E125]=&quot;memout&quot;;1;0))" office:value-type="float" office:value="1" calcext:value-type="float">
            <text:p>1</text:p>
          </table:table-cell>
          <table:table-cell table:style-name="ce125" table:formula="of:=IF(AND(ISNUMBER([.C125]);ISNUMBER([.E125]));IF([.C125]&gt;[.E125];10000;IF([.C125]&lt;[.E12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2.p</text:p>
          </table:table-cell>
          <table:table-cell office:value-type="string" calcext:value-type="string">
            <text:p>memout</text:p>
          </table:table-cell>
          <table:table-cell table:formula="of:=IF([.C126]=&quot;timeout&quot;;10000;IF([.C12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26]=&quot;timeout&quot;;10000;IF([.E126]=&quot;memout&quot;;1;0))" office:value-type="float" office:value="1" calcext:value-type="float">
            <text:p>1</text:p>
          </table:table-cell>
          <table:table-cell table:style-name="ce126" table:formula="of:=IF(AND(ISNUMBER([.C126]);ISNUMBER([.E126]));IF([.C126]&gt;[.E126];10000;IF([.C126]&lt;[.E12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3.p</text:p>
          </table:table-cell>
          <table:table-cell office:value-type="string" calcext:value-type="string">
            <text:p>memout</text:p>
          </table:table-cell>
          <table:table-cell table:formula="of:=IF([.C127]=&quot;timeout&quot;;10000;IF([.C12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27]=&quot;timeout&quot;;10000;IF([.E127]=&quot;memout&quot;;1;0))" office:value-type="float" office:value="1" calcext:value-type="float">
            <text:p>1</text:p>
          </table:table-cell>
          <table:table-cell table:style-name="ce127" table:formula="of:=IF(AND(ISNUMBER([.C127]);ISNUMBER([.E127]));IF([.C127]&gt;[.E127];10000;IF([.C127]&lt;[.E12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4.p</text:p>
          </table:table-cell>
          <table:table-cell office:value-type="string" calcext:value-type="string">
            <text:p>memout</text:p>
          </table:table-cell>
          <table:table-cell table:formula="of:=IF([.C128]=&quot;timeout&quot;;10000;IF([.C12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28]=&quot;timeout&quot;;10000;IF([.E128]=&quot;memout&quot;;1;0))" office:value-type="float" office:value="1" calcext:value-type="float">
            <text:p>1</text:p>
          </table:table-cell>
          <table:table-cell table:style-name="ce128" table:formula="of:=IF(AND(ISNUMBER([.C128]);ISNUMBER([.E128]));IF([.C128]&gt;[.E128];10000;IF([.C128]&lt;[.E12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5.p</text:p>
          </table:table-cell>
          <table:table-cell office:value-type="string" calcext:value-type="string">
            <text:p>memout</text:p>
          </table:table-cell>
          <table:table-cell table:formula="of:=IF([.C129]=&quot;timeout&quot;;10000;IF([.C12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29]=&quot;timeout&quot;;10000;IF([.E129]=&quot;memout&quot;;1;0))" office:value-type="float" office:value="1" calcext:value-type="float">
            <text:p>1</text:p>
          </table:table-cell>
          <table:table-cell table:style-name="ce129" table:formula="of:=IF(AND(ISNUMBER([.C129]);ISNUMBER([.E129]));IF([.C129]&gt;[.E129];10000;IF([.C129]&lt;[.E12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6.p</text:p>
          </table:table-cell>
          <table:table-cell office:value-type="string" calcext:value-type="string">
            <text:p>memout</text:p>
          </table:table-cell>
          <table:table-cell table:formula="of:=IF([.C130]=&quot;timeout&quot;;10000;IF([.C13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30]=&quot;timeout&quot;;10000;IF([.E130]=&quot;memout&quot;;1;0))" office:value-type="float" office:value="1" calcext:value-type="float">
            <text:p>1</text:p>
          </table:table-cell>
          <table:table-cell table:style-name="ce130" table:formula="of:=IF(AND(ISNUMBER([.C130]);ISNUMBER([.E130]));IF([.C130]&gt;[.E130];10000;IF([.C130]&lt;[.E13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7.p</text:p>
          </table:table-cell>
          <table:table-cell office:value-type="string" calcext:value-type="string">
            <text:p>memout</text:p>
          </table:table-cell>
          <table:table-cell table:formula="of:=IF([.C131]=&quot;timeout&quot;;10000;IF([.C13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31]=&quot;timeout&quot;;10000;IF([.E131]=&quot;memout&quot;;1;0))" office:value-type="float" office:value="1" calcext:value-type="float">
            <text:p>1</text:p>
          </table:table-cell>
          <table:table-cell table:style-name="ce131" table:formula="of:=IF(AND(ISNUMBER([.C131]);ISNUMBER([.E131]));IF([.C131]&gt;[.E131];10000;IF([.C131]&lt;[.E13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8.p</text:p>
          </table:table-cell>
          <table:table-cell office:value-type="string" calcext:value-type="string">
            <text:p>memout</text:p>
          </table:table-cell>
          <table:table-cell table:formula="of:=IF([.C132]=&quot;timeout&quot;;10000;IF([.C13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32]=&quot;timeout&quot;;10000;IF([.E132]=&quot;memout&quot;;1;0))" office:value-type="float" office:value="1" calcext:value-type="float">
            <text:p>1</text:p>
          </table:table-cell>
          <table:table-cell table:style-name="ce132" table:formula="of:=IF(AND(ISNUMBER([.C132]);ISNUMBER([.E132]));IF([.C132]&gt;[.E132];10000;IF([.C132]&lt;[.E13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9.p</text:p>
          </table:table-cell>
          <table:table-cell office:value-type="string" calcext:value-type="string">
            <text:p>memout</text:p>
          </table:table-cell>
          <table:table-cell table:formula="of:=IF([.C133]=&quot;timeout&quot;;10000;IF([.C13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33]=&quot;timeout&quot;;10000;IF([.E133]=&quot;memout&quot;;1;0))" office:value-type="float" office:value="1" calcext:value-type="float">
            <text:p>1</text:p>
          </table:table-cell>
          <table:table-cell table:style-name="ce133" table:formula="of:=IF(AND(ISNUMBER([.C133]);ISNUMBER([.E133]));IF([.C133]&gt;[.E133];10000;IF([.C133]&lt;[.E13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0.p</text:p>
          </table:table-cell>
          <table:table-cell office:value-type="string" calcext:value-type="string">
            <text:p>memout</text:p>
          </table:table-cell>
          <table:table-cell table:formula="of:=IF([.C134]=&quot;timeout&quot;;10000;IF([.C13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34]=&quot;timeout&quot;;10000;IF([.E134]=&quot;memout&quot;;1;0))" office:value-type="float" office:value="1" calcext:value-type="float">
            <text:p>1</text:p>
          </table:table-cell>
          <table:table-cell table:style-name="ce134" table:formula="of:=IF(AND(ISNUMBER([.C134]);ISNUMBER([.E134]));IF([.C134]&gt;[.E134];10000;IF([.C134]&lt;[.E13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1.p</text:p>
          </table:table-cell>
          <table:table-cell office:value-type="string" calcext:value-type="string">
            <text:p>memout</text:p>
          </table:table-cell>
          <table:table-cell table:formula="of:=IF([.C135]=&quot;timeout&quot;;10000;IF([.C13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35]=&quot;timeout&quot;;10000;IF([.E135]=&quot;memout&quot;;1;0))" office:value-type="float" office:value="1" calcext:value-type="float">
            <text:p>1</text:p>
          </table:table-cell>
          <table:table-cell table:style-name="ce135" table:formula="of:=IF(AND(ISNUMBER([.C135]);ISNUMBER([.E135]));IF([.C135]&gt;[.E135];10000;IF([.C135]&lt;[.E13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2.p</text:p>
          </table:table-cell>
          <table:table-cell office:value-type="string" calcext:value-type="string">
            <text:p>memout</text:p>
          </table:table-cell>
          <table:table-cell table:formula="of:=IF([.C136]=&quot;timeout&quot;;10000;IF([.C13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36]=&quot;timeout&quot;;10000;IF([.E136]=&quot;memout&quot;;1;0))" office:value-type="float" office:value="1" calcext:value-type="float">
            <text:p>1</text:p>
          </table:table-cell>
          <table:table-cell table:style-name="ce136" table:formula="of:=IF(AND(ISNUMBER([.C136]);ISNUMBER([.E136]));IF([.C136]&gt;[.E136];10000;IF([.C136]&lt;[.E13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3.p</text:p>
          </table:table-cell>
          <table:table-cell office:value-type="string" calcext:value-type="string">
            <text:p>memout</text:p>
          </table:table-cell>
          <table:table-cell table:formula="of:=IF([.C137]=&quot;timeout&quot;;10000;IF([.C13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37]=&quot;timeout&quot;;10000;IF([.E137]=&quot;memout&quot;;1;0))" office:value-type="float" office:value="1" calcext:value-type="float">
            <text:p>1</text:p>
          </table:table-cell>
          <table:table-cell table:style-name="ce137" table:formula="of:=IF(AND(ISNUMBER([.C137]);ISNUMBER([.E137]));IF([.C137]&gt;[.E137];10000;IF([.C137]&lt;[.E13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4.p</text:p>
          </table:table-cell>
          <table:table-cell office:value-type="string" calcext:value-type="string">
            <text:p>memout</text:p>
          </table:table-cell>
          <table:table-cell table:formula="of:=IF([.C138]=&quot;timeout&quot;;10000;IF([.C13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38]=&quot;timeout&quot;;10000;IF([.E138]=&quot;memout&quot;;1;0))" office:value-type="float" office:value="1" calcext:value-type="float">
            <text:p>1</text:p>
          </table:table-cell>
          <table:table-cell table:style-name="ce138" table:formula="of:=IF(AND(ISNUMBER([.C138]);ISNUMBER([.E138]));IF([.C138]&gt;[.E138];10000;IF([.C138]&lt;[.E13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5.p</text:p>
          </table:table-cell>
          <table:table-cell office:value-type="string" calcext:value-type="string">
            <text:p>memout</text:p>
          </table:table-cell>
          <table:table-cell table:formula="of:=IF([.C139]=&quot;timeout&quot;;10000;IF([.C13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39]=&quot;timeout&quot;;10000;IF([.E139]=&quot;memout&quot;;1;0))" office:value-type="float" office:value="1" calcext:value-type="float">
            <text:p>1</text:p>
          </table:table-cell>
          <table:table-cell table:style-name="ce139" table:formula="of:=IF(AND(ISNUMBER([.C139]);ISNUMBER([.E139]));IF([.C139]&gt;[.E139];10000;IF([.C139]&lt;[.E13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6.p</text:p>
          </table:table-cell>
          <table:table-cell office:value-type="string" calcext:value-type="string">
            <text:p>memout</text:p>
          </table:table-cell>
          <table:table-cell table:formula="of:=IF([.C140]=&quot;timeout&quot;;10000;IF([.C14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40]=&quot;timeout&quot;;10000;IF([.E140]=&quot;memout&quot;;1;0))" office:value-type="float" office:value="1" calcext:value-type="float">
            <text:p>1</text:p>
          </table:table-cell>
          <table:table-cell table:style-name="ce140" table:formula="of:=IF(AND(ISNUMBER([.C140]);ISNUMBER([.E140]));IF([.C140]&gt;[.E140];10000;IF([.C140]&lt;[.E14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7.p</text:p>
          </table:table-cell>
          <table:table-cell office:value-type="string" calcext:value-type="string">
            <text:p>memout</text:p>
          </table:table-cell>
          <table:table-cell table:formula="of:=IF([.C141]=&quot;timeout&quot;;10000;IF([.C14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41]=&quot;timeout&quot;;10000;IF([.E141]=&quot;memout&quot;;1;0))" office:value-type="float" office:value="1" calcext:value-type="float">
            <text:p>1</text:p>
          </table:table-cell>
          <table:table-cell table:style-name="ce141" table:formula="of:=IF(AND(ISNUMBER([.C141]);ISNUMBER([.E141]));IF([.C141]&gt;[.E141];10000;IF([.C141]&lt;[.E14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8.p</text:p>
          </table:table-cell>
          <table:table-cell office:value-type="string" calcext:value-type="string">
            <text:p>memout</text:p>
          </table:table-cell>
          <table:table-cell table:formula="of:=IF([.C142]=&quot;timeout&quot;;10000;IF([.C14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42]=&quot;timeout&quot;;10000;IF([.E142]=&quot;memout&quot;;1;0))" office:value-type="float" office:value="1" calcext:value-type="float">
            <text:p>1</text:p>
          </table:table-cell>
          <table:table-cell table:style-name="ce142" table:formula="of:=IF(AND(ISNUMBER([.C142]);ISNUMBER([.E142]));IF([.C142]&gt;[.E142];10000;IF([.C142]&lt;[.E14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9.p</text:p>
          </table:table-cell>
          <table:table-cell office:value-type="string" calcext:value-type="string">
            <text:p>memout</text:p>
          </table:table-cell>
          <table:table-cell table:formula="of:=IF([.C143]=&quot;timeout&quot;;10000;IF([.C14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43]=&quot;timeout&quot;;10000;IF([.E143]=&quot;memout&quot;;1;0))" office:value-type="float" office:value="1" calcext:value-type="float">
            <text:p>1</text:p>
          </table:table-cell>
          <table:table-cell table:style-name="ce143" table:formula="of:=IF(AND(ISNUMBER([.C143]);ISNUMBER([.E143]));IF([.C143]&gt;[.E143];10000;IF([.C143]&lt;[.E14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0.p</text:p>
          </table:table-cell>
          <table:table-cell office:value-type="string" calcext:value-type="string">
            <text:p>memout</text:p>
          </table:table-cell>
          <table:table-cell table:formula="of:=IF([.C144]=&quot;timeout&quot;;10000;IF([.C14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44]=&quot;timeout&quot;;10000;IF([.E144]=&quot;memout&quot;;1;0))" office:value-type="float" office:value="1" calcext:value-type="float">
            <text:p>1</text:p>
          </table:table-cell>
          <table:table-cell table:style-name="ce144" table:formula="of:=IF(AND(ISNUMBER([.C144]);ISNUMBER([.E144]));IF([.C144]&gt;[.E144];10000;IF([.C144]&lt;[.E14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1.p</text:p>
          </table:table-cell>
          <table:table-cell office:value-type="string" calcext:value-type="string">
            <text:p>memout</text:p>
          </table:table-cell>
          <table:table-cell table:formula="of:=IF([.C145]=&quot;timeout&quot;;10000;IF([.C14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45]=&quot;timeout&quot;;10000;IF([.E145]=&quot;memout&quot;;1;0))" office:value-type="float" office:value="1" calcext:value-type="float">
            <text:p>1</text:p>
          </table:table-cell>
          <table:table-cell table:style-name="ce145" table:formula="of:=IF(AND(ISNUMBER([.C145]);ISNUMBER([.E145]));IF([.C145]&gt;[.E145];10000;IF([.C145]&lt;[.E14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2.p</text:p>
          </table:table-cell>
          <table:table-cell office:value-type="string" calcext:value-type="string">
            <text:p>memout</text:p>
          </table:table-cell>
          <table:table-cell table:formula="of:=IF([.C146]=&quot;timeout&quot;;10000;IF([.C14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46]=&quot;timeout&quot;;10000;IF([.E146]=&quot;memout&quot;;1;0))" office:value-type="float" office:value="1" calcext:value-type="float">
            <text:p>1</text:p>
          </table:table-cell>
          <table:table-cell table:style-name="ce146" table:formula="of:=IF(AND(ISNUMBER([.C146]);ISNUMBER([.E146]));IF([.C146]&gt;[.E146];10000;IF([.C146]&lt;[.E14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3.p</text:p>
          </table:table-cell>
          <table:table-cell office:value-type="string" calcext:value-type="string">
            <text:p>memout</text:p>
          </table:table-cell>
          <table:table-cell table:formula="of:=IF([.C147]=&quot;timeout&quot;;10000;IF([.C14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47]=&quot;timeout&quot;;10000;IF([.E147]=&quot;memout&quot;;1;0))" office:value-type="float" office:value="1" calcext:value-type="float">
            <text:p>1</text:p>
          </table:table-cell>
          <table:table-cell table:style-name="ce147" table:formula="of:=IF(AND(ISNUMBER([.C147]);ISNUMBER([.E147]));IF([.C147]&gt;[.E147];10000;IF([.C147]&lt;[.E14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4.p</text:p>
          </table:table-cell>
          <table:table-cell office:value-type="string" calcext:value-type="string">
            <text:p>memout</text:p>
          </table:table-cell>
          <table:table-cell table:formula="of:=IF([.C148]=&quot;timeout&quot;;10000;IF([.C14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48]=&quot;timeout&quot;;10000;IF([.E148]=&quot;memout&quot;;1;0))" office:value-type="float" office:value="1" calcext:value-type="float">
            <text:p>1</text:p>
          </table:table-cell>
          <table:table-cell table:style-name="ce148" table:formula="of:=IF(AND(ISNUMBER([.C148]);ISNUMBER([.E148]));IF([.C148]&gt;[.E148];10000;IF([.C148]&lt;[.E14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5.p</text:p>
          </table:table-cell>
          <table:table-cell office:value-type="string" calcext:value-type="string">
            <text:p>memout</text:p>
          </table:table-cell>
          <table:table-cell table:formula="of:=IF([.C149]=&quot;timeout&quot;;10000;IF([.C14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49]=&quot;timeout&quot;;10000;IF([.E149]=&quot;memout&quot;;1;0))" office:value-type="float" office:value="1" calcext:value-type="float">
            <text:p>1</text:p>
          </table:table-cell>
          <table:table-cell table:style-name="ce149" table:formula="of:=IF(AND(ISNUMBER([.C149]);ISNUMBER([.E149]));IF([.C149]&gt;[.E149];10000;IF([.C149]&lt;[.E14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6.p</text:p>
          </table:table-cell>
          <table:table-cell office:value-type="string" calcext:value-type="string">
            <text:p>memout</text:p>
          </table:table-cell>
          <table:table-cell table:formula="of:=IF([.C150]=&quot;timeout&quot;;10000;IF([.C15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50]=&quot;timeout&quot;;10000;IF([.E150]=&quot;memout&quot;;1;0))" office:value-type="float" office:value="1" calcext:value-type="float">
            <text:p>1</text:p>
          </table:table-cell>
          <table:table-cell table:style-name="ce150" table:formula="of:=IF(AND(ISNUMBER([.C150]);ISNUMBER([.E150]));IF([.C150]&gt;[.E150];10000;IF([.C150]&lt;[.E15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7.p</text:p>
          </table:table-cell>
          <table:table-cell office:value-type="string" calcext:value-type="string">
            <text:p>memout</text:p>
          </table:table-cell>
          <table:table-cell table:formula="of:=IF([.C151]=&quot;timeout&quot;;10000;IF([.C15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51]=&quot;timeout&quot;;10000;IF([.E151]=&quot;memout&quot;;1;0))" office:value-type="float" office:value="1" calcext:value-type="float">
            <text:p>1</text:p>
          </table:table-cell>
          <table:table-cell table:style-name="ce151" table:formula="of:=IF(AND(ISNUMBER([.C151]);ISNUMBER([.E151]));IF([.C151]&gt;[.E151];10000;IF([.C151]&lt;[.E15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8.p</text:p>
          </table:table-cell>
          <table:table-cell office:value-type="string" calcext:value-type="string">
            <text:p>memout</text:p>
          </table:table-cell>
          <table:table-cell table:formula="of:=IF([.C152]=&quot;timeout&quot;;10000;IF([.C15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52]=&quot;timeout&quot;;10000;IF([.E152]=&quot;memout&quot;;1;0))" office:value-type="float" office:value="1" calcext:value-type="float">
            <text:p>1</text:p>
          </table:table-cell>
          <table:table-cell table:style-name="ce152" table:formula="of:=IF(AND(ISNUMBER([.C152]);ISNUMBER([.E152]));IF([.C152]&gt;[.E152];10000;IF([.C152]&lt;[.E15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9.p</text:p>
          </table:table-cell>
          <table:table-cell office:value-type="string" calcext:value-type="string">
            <text:p>memout</text:p>
          </table:table-cell>
          <table:table-cell table:formula="of:=IF([.C153]=&quot;timeout&quot;;10000;IF([.C15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53]=&quot;timeout&quot;;10000;IF([.E153]=&quot;memout&quot;;1;0))" office:value-type="float" office:value="1" calcext:value-type="float">
            <text:p>1</text:p>
          </table:table-cell>
          <table:table-cell table:style-name="ce153" table:formula="of:=IF(AND(ISNUMBER([.C153]);ISNUMBER([.E153]));IF([.C153]&gt;[.E153];10000;IF([.C153]&lt;[.E15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0.p</text:p>
          </table:table-cell>
          <table:table-cell office:value-type="string" calcext:value-type="string">
            <text:p>memout</text:p>
          </table:table-cell>
          <table:table-cell table:formula="of:=IF([.C154]=&quot;timeout&quot;;10000;IF([.C15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54]=&quot;timeout&quot;;10000;IF([.E154]=&quot;memout&quot;;1;0))" office:value-type="float" office:value="1" calcext:value-type="float">
            <text:p>1</text:p>
          </table:table-cell>
          <table:table-cell table:style-name="ce154" table:formula="of:=IF(AND(ISNUMBER([.C154]);ISNUMBER([.E154]));IF([.C154]&gt;[.E154];10000;IF([.C154]&lt;[.E15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1.p</text:p>
          </table:table-cell>
          <table:table-cell office:value-type="string" calcext:value-type="string">
            <text:p>memout</text:p>
          </table:table-cell>
          <table:table-cell table:formula="of:=IF([.C155]=&quot;timeout&quot;;10000;IF([.C15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55]=&quot;timeout&quot;;10000;IF([.E155]=&quot;memout&quot;;1;0))" office:value-type="float" office:value="1" calcext:value-type="float">
            <text:p>1</text:p>
          </table:table-cell>
          <table:table-cell table:style-name="ce155" table:formula="of:=IF(AND(ISNUMBER([.C155]);ISNUMBER([.E155]));IF([.C155]&gt;[.E155];10000;IF([.C155]&lt;[.E15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2.p</text:p>
          </table:table-cell>
          <table:table-cell office:value-type="string" calcext:value-type="string">
            <text:p>memout</text:p>
          </table:table-cell>
          <table:table-cell table:formula="of:=IF([.C156]=&quot;timeout&quot;;10000;IF([.C15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56]=&quot;timeout&quot;;10000;IF([.E156]=&quot;memout&quot;;1;0))" office:value-type="float" office:value="1" calcext:value-type="float">
            <text:p>1</text:p>
          </table:table-cell>
          <table:table-cell table:style-name="ce156" table:formula="of:=IF(AND(ISNUMBER([.C156]);ISNUMBER([.E156]));IF([.C156]&gt;[.E156];10000;IF([.C156]&lt;[.E15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3.p</text:p>
          </table:table-cell>
          <table:table-cell office:value-type="string" calcext:value-type="string">
            <text:p>memout</text:p>
          </table:table-cell>
          <table:table-cell table:formula="of:=IF([.C157]=&quot;timeout&quot;;10000;IF([.C15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57]=&quot;timeout&quot;;10000;IF([.E157]=&quot;memout&quot;;1;0))" office:value-type="float" office:value="1" calcext:value-type="float">
            <text:p>1</text:p>
          </table:table-cell>
          <table:table-cell table:style-name="ce157" table:formula="of:=IF(AND(ISNUMBER([.C157]);ISNUMBER([.E157]));IF([.C157]&gt;[.E157];10000;IF([.C157]&lt;[.E15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4.p</text:p>
          </table:table-cell>
          <table:table-cell office:value-type="string" calcext:value-type="string">
            <text:p>memout</text:p>
          </table:table-cell>
          <table:table-cell table:formula="of:=IF([.C158]=&quot;timeout&quot;;10000;IF([.C15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58]=&quot;timeout&quot;;10000;IF([.E158]=&quot;memout&quot;;1;0))" office:value-type="float" office:value="1" calcext:value-type="float">
            <text:p>1</text:p>
          </table:table-cell>
          <table:table-cell table:style-name="ce158" table:formula="of:=IF(AND(ISNUMBER([.C158]);ISNUMBER([.E158]));IF([.C158]&gt;[.E158];10000;IF([.C158]&lt;[.E15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5.p</text:p>
          </table:table-cell>
          <table:table-cell office:value-type="string" calcext:value-type="string">
            <text:p>memout</text:p>
          </table:table-cell>
          <table:table-cell table:formula="of:=IF([.C159]=&quot;timeout&quot;;10000;IF([.C15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59]=&quot;timeout&quot;;10000;IF([.E159]=&quot;memout&quot;;1;0))" office:value-type="float" office:value="1" calcext:value-type="float">
            <text:p>1</text:p>
          </table:table-cell>
          <table:table-cell table:style-name="ce159" table:formula="of:=IF(AND(ISNUMBER([.C159]);ISNUMBER([.E159]));IF([.C159]&gt;[.E159];10000;IF([.C159]&lt;[.E15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6.p</text:p>
          </table:table-cell>
          <table:table-cell office:value-type="string" calcext:value-type="string">
            <text:p>memout</text:p>
          </table:table-cell>
          <table:table-cell table:formula="of:=IF([.C160]=&quot;timeout&quot;;10000;IF([.C160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160]=&quot;timeout&quot;;10000;IF([.E160]=&quot;memout&quot;;1;0))" office:value-type="float" office:value="10000" calcext:value-type="float">
            <text:p>10000</text:p>
          </table:table-cell>
          <table:table-cell table:style-name="ce160" table:formula="of:=IF(AND(ISNUMBER([.C160]);ISNUMBER([.E160]));IF([.C160]&gt;[.E160];10000;IF([.C160]&lt;[.E16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7.p</text:p>
          </table:table-cell>
          <table:table-cell office:value-type="string" calcext:value-type="string">
            <text:p>memout</text:p>
          </table:table-cell>
          <table:table-cell table:formula="of:=IF([.C161]=&quot;timeout&quot;;10000;IF([.C16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61]=&quot;timeout&quot;;10000;IF([.E161]=&quot;memout&quot;;1;0))" office:value-type="float" office:value="1" calcext:value-type="float">
            <text:p>1</text:p>
          </table:table-cell>
          <table:table-cell table:style-name="ce161" table:formula="of:=IF(AND(ISNUMBER([.C161]);ISNUMBER([.E161]));IF([.C161]&gt;[.E161];10000;IF([.C161]&lt;[.E16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8.p</text:p>
          </table:table-cell>
          <table:table-cell office:value-type="string" calcext:value-type="string">
            <text:p>memout</text:p>
          </table:table-cell>
          <table:table-cell table:formula="of:=IF([.C162]=&quot;timeout&quot;;10000;IF([.C162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162]=&quot;timeout&quot;;10000;IF([.E162]=&quot;memout&quot;;1;0))" office:value-type="float" office:value="10000" calcext:value-type="float">
            <text:p>10000</text:p>
          </table:table-cell>
          <table:table-cell table:style-name="ce162" table:formula="of:=IF(AND(ISNUMBER([.C162]);ISNUMBER([.E162]));IF([.C162]&gt;[.E162];10000;IF([.C162]&lt;[.E16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9.p</text:p>
          </table:table-cell>
          <table:table-cell office:value-type="string" calcext:value-type="string">
            <text:p>memout</text:p>
          </table:table-cell>
          <table:table-cell table:formula="of:=IF([.C163]=&quot;timeout&quot;;10000;IF([.C163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163]=&quot;timeout&quot;;10000;IF([.E163]=&quot;memout&quot;;1;0))" office:value-type="float" office:value="10000" calcext:value-type="float">
            <text:p>10000</text:p>
          </table:table-cell>
          <table:table-cell table:style-name="ce163" table:formula="of:=IF(AND(ISNUMBER([.C163]);ISNUMBER([.E163]));IF([.C163]&gt;[.E163];10000;IF([.C163]&lt;[.E16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50.p</text:p>
          </table:table-cell>
          <table:table-cell office:value-type="string" calcext:value-type="string">
            <text:p>memout</text:p>
          </table:table-cell>
          <table:table-cell table:formula="of:=IF([.C164]=&quot;timeout&quot;;10000;IF([.C164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164]=&quot;timeout&quot;;10000;IF([.E164]=&quot;memout&quot;;1;0))" office:value-type="float" office:value="10000" calcext:value-type="float">
            <text:p>10000</text:p>
          </table:table-cell>
          <table:table-cell table:style-name="ce164" table:formula="of:=IF(AND(ISNUMBER([.C164]);ISNUMBER([.E164]));IF([.C164]&gt;[.E164];10000;IF([.C164]&lt;[.E16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1.p</text:p>
          </table:table-cell>
          <table:table-cell office:value-type="float" office:value="9" calcext:value-type="float">
            <text:p>9</text:p>
          </table:table-cell>
          <table:table-cell table:formula="of:=IF([.C165]=&quot;timeout&quot;;10000;IF([.C16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65]=&quot;timeout&quot;;10000;IF([.E165]=&quot;memout&quot;;1;0))" office:value-type="float" office:value="0" calcext:value-type="float">
            <text:p>0</text:p>
          </table:table-cell>
          <table:table-cell table:style-name="ce165" table:formula="of:=IF(AND(ISNUMBER([.C165]);ISNUMBER([.E165]));IF([.C165]&gt;[.E165];10000;IF([.C165]&lt;[.E16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2+1.002.p</text:p>
          </table:table-cell>
          <table:table-cell office:value-type="float" office:value="10751" calcext:value-type="float">
            <text:p>10751</text:p>
          </table:table-cell>
          <table:table-cell table:formula="of:=IF([.C166]=&quot;timeout&quot;;10000;IF([.C16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66]=&quot;timeout&quot;;10000;IF([.E166]=&quot;memout&quot;;1;0))" office:value-type="float" office:value="0" calcext:value-type="float">
            <text:p>0</text:p>
          </table:table-cell>
          <table:table-cell table:style-name="ce166" table:formula="of:=IF(AND(ISNUMBER([.C166]);ISNUMBER([.E166]));IF([.C166]&gt;[.E166];10000;IF([.C166]&lt;[.E16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2+1.003.p</text:p>
          </table:table-cell>
          <table:table-cell office:value-type="string" calcext:value-type="string">
            <text:p>memout</text:p>
          </table:table-cell>
          <table:table-cell table:formula="of:=IF([.C167]=&quot;timeout&quot;;10000;IF([.C16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67]=&quot;timeout&quot;;10000;IF([.E167]=&quot;memout&quot;;1;0))" office:value-type="float" office:value="1" calcext:value-type="float">
            <text:p>1</text:p>
          </table:table-cell>
          <table:table-cell table:style-name="ce167" table:formula="of:=IF(AND(ISNUMBER([.C167]);ISNUMBER([.E167]));IF([.C167]&gt;[.E167];10000;IF([.C167]&lt;[.E16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4.p</text:p>
          </table:table-cell>
          <table:table-cell office:value-type="string" calcext:value-type="string">
            <text:p>memout</text:p>
          </table:table-cell>
          <table:table-cell table:formula="of:=IF([.C168]=&quot;timeout&quot;;10000;IF([.C16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68]=&quot;timeout&quot;;10000;IF([.E168]=&quot;memout&quot;;1;0))" office:value-type="float" office:value="1" calcext:value-type="float">
            <text:p>1</text:p>
          </table:table-cell>
          <table:table-cell table:style-name="ce168" table:formula="of:=IF(AND(ISNUMBER([.C168]);ISNUMBER([.E168]));IF([.C168]&gt;[.E168];10000;IF([.C168]&lt;[.E16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5.p</text:p>
          </table:table-cell>
          <table:table-cell office:value-type="string" calcext:value-type="string">
            <text:p>memout</text:p>
          </table:table-cell>
          <table:table-cell table:formula="of:=IF([.C169]=&quot;timeout&quot;;10000;IF([.C16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69]=&quot;timeout&quot;;10000;IF([.E169]=&quot;memout&quot;;1;0))" office:value-type="float" office:value="1" calcext:value-type="float">
            <text:p>1</text:p>
          </table:table-cell>
          <table:table-cell table:style-name="ce169" table:formula="of:=IF(AND(ISNUMBER([.C169]);ISNUMBER([.E169]));IF([.C169]&gt;[.E169];10000;IF([.C169]&lt;[.E16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6.p</text:p>
          </table:table-cell>
          <table:table-cell office:value-type="string" calcext:value-type="string">
            <text:p>memout</text:p>
          </table:table-cell>
          <table:table-cell table:formula="of:=IF([.C170]=&quot;timeout&quot;;10000;IF([.C17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70]=&quot;timeout&quot;;10000;IF([.E170]=&quot;memout&quot;;1;0))" office:value-type="float" office:value="1" calcext:value-type="float">
            <text:p>1</text:p>
          </table:table-cell>
          <table:table-cell table:style-name="ce170" table:formula="of:=IF(AND(ISNUMBER([.C170]);ISNUMBER([.E170]));IF([.C170]&gt;[.E170];10000;IF([.C170]&lt;[.E17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7.p</text:p>
          </table:table-cell>
          <table:table-cell office:value-type="string" calcext:value-type="string">
            <text:p>memout</text:p>
          </table:table-cell>
          <table:table-cell table:formula="of:=IF([.C171]=&quot;timeout&quot;;10000;IF([.C17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71]=&quot;timeout&quot;;10000;IF([.E171]=&quot;memout&quot;;1;0))" office:value-type="float" office:value="1" calcext:value-type="float">
            <text:p>1</text:p>
          </table:table-cell>
          <table:table-cell table:style-name="ce171" table:formula="of:=IF(AND(ISNUMBER([.C171]);ISNUMBER([.E171]));IF([.C171]&gt;[.E171];10000;IF([.C171]&lt;[.E17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8.p</text:p>
          </table:table-cell>
          <table:table-cell office:value-type="string" calcext:value-type="string">
            <text:p>memout</text:p>
          </table:table-cell>
          <table:table-cell table:formula="of:=IF([.C172]=&quot;timeout&quot;;10000;IF([.C17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72]=&quot;timeout&quot;;10000;IF([.E172]=&quot;memout&quot;;1;0))" office:value-type="float" office:value="1" calcext:value-type="float">
            <text:p>1</text:p>
          </table:table-cell>
          <table:table-cell table:style-name="ce172" table:formula="of:=IF(AND(ISNUMBER([.C172]);ISNUMBER([.E172]));IF([.C172]&gt;[.E172];10000;IF([.C172]&lt;[.E17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9.p</text:p>
          </table:table-cell>
          <table:table-cell office:value-type="string" calcext:value-type="string">
            <text:p>memout</text:p>
          </table:table-cell>
          <table:table-cell table:formula="of:=IF([.C173]=&quot;timeout&quot;;10000;IF([.C17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73]=&quot;timeout&quot;;10000;IF([.E173]=&quot;memout&quot;;1;0))" office:value-type="float" office:value="1" calcext:value-type="float">
            <text:p>1</text:p>
          </table:table-cell>
          <table:table-cell table:style-name="ce173" table:formula="of:=IF(AND(ISNUMBER([.C173]);ISNUMBER([.E173]));IF([.C173]&gt;[.E173];10000;IF([.C173]&lt;[.E17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0.p</text:p>
          </table:table-cell>
          <table:table-cell office:value-type="string" calcext:value-type="string">
            <text:p>memout</text:p>
          </table:table-cell>
          <table:table-cell table:formula="of:=IF([.C174]=&quot;timeout&quot;;10000;IF([.C17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74]=&quot;timeout&quot;;10000;IF([.E174]=&quot;memout&quot;;1;0))" office:value-type="float" office:value="1" calcext:value-type="float">
            <text:p>1</text:p>
          </table:table-cell>
          <table:table-cell table:style-name="ce174" table:formula="of:=IF(AND(ISNUMBER([.C174]);ISNUMBER([.E174]));IF([.C174]&gt;[.E174];10000;IF([.C174]&lt;[.E17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1.p</text:p>
          </table:table-cell>
          <table:table-cell office:value-type="string" calcext:value-type="string">
            <text:p>memout</text:p>
          </table:table-cell>
          <table:table-cell table:formula="of:=IF([.C175]=&quot;timeout&quot;;10000;IF([.C17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75]=&quot;timeout&quot;;10000;IF([.E175]=&quot;memout&quot;;1;0))" office:value-type="float" office:value="1" calcext:value-type="float">
            <text:p>1</text:p>
          </table:table-cell>
          <table:table-cell table:style-name="ce175" table:formula="of:=IF(AND(ISNUMBER([.C175]);ISNUMBER([.E175]));IF([.C175]&gt;[.E175];10000;IF([.C175]&lt;[.E17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2.p</text:p>
          </table:table-cell>
          <table:table-cell office:value-type="string" calcext:value-type="string">
            <text:p>memout</text:p>
          </table:table-cell>
          <table:table-cell table:formula="of:=IF([.C176]=&quot;timeout&quot;;10000;IF([.C17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76]=&quot;timeout&quot;;10000;IF([.E176]=&quot;memout&quot;;1;0))" office:value-type="float" office:value="1" calcext:value-type="float">
            <text:p>1</text:p>
          </table:table-cell>
          <table:table-cell table:style-name="ce176" table:formula="of:=IF(AND(ISNUMBER([.C176]);ISNUMBER([.E176]));IF([.C176]&gt;[.E176];10000;IF([.C176]&lt;[.E17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3.p</text:p>
          </table:table-cell>
          <table:table-cell office:value-type="string" calcext:value-type="string">
            <text:p>memout</text:p>
          </table:table-cell>
          <table:table-cell table:formula="of:=IF([.C177]=&quot;timeout&quot;;10000;IF([.C17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77]=&quot;timeout&quot;;10000;IF([.E177]=&quot;memout&quot;;1;0))" office:value-type="float" office:value="1" calcext:value-type="float">
            <text:p>1</text:p>
          </table:table-cell>
          <table:table-cell table:style-name="ce177" table:formula="of:=IF(AND(ISNUMBER([.C177]);ISNUMBER([.E177]));IF([.C177]&gt;[.E177];10000;IF([.C177]&lt;[.E17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4.p</text:p>
          </table:table-cell>
          <table:table-cell office:value-type="string" calcext:value-type="string">
            <text:p>memout</text:p>
          </table:table-cell>
          <table:table-cell table:formula="of:=IF([.C178]=&quot;timeout&quot;;10000;IF([.C17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78]=&quot;timeout&quot;;10000;IF([.E178]=&quot;memout&quot;;1;0))" office:value-type="float" office:value="1" calcext:value-type="float">
            <text:p>1</text:p>
          </table:table-cell>
          <table:table-cell table:style-name="ce178" table:formula="of:=IF(AND(ISNUMBER([.C178]);ISNUMBER([.E178]));IF([.C178]&gt;[.E178];10000;IF([.C178]&lt;[.E17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5.p</text:p>
          </table:table-cell>
          <table:table-cell office:value-type="string" calcext:value-type="string">
            <text:p>memout</text:p>
          </table:table-cell>
          <table:table-cell table:formula="of:=IF([.C179]=&quot;timeout&quot;;10000;IF([.C17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79]=&quot;timeout&quot;;10000;IF([.E179]=&quot;memout&quot;;1;0))" office:value-type="float" office:value="1" calcext:value-type="float">
            <text:p>1</text:p>
          </table:table-cell>
          <table:table-cell table:style-name="ce179" table:formula="of:=IF(AND(ISNUMBER([.C179]);ISNUMBER([.E179]));IF([.C179]&gt;[.E179];10000;IF([.C179]&lt;[.E17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6.p</text:p>
          </table:table-cell>
          <table:table-cell office:value-type="string" calcext:value-type="string">
            <text:p>memout</text:p>
          </table:table-cell>
          <table:table-cell table:formula="of:=IF([.C180]=&quot;timeout&quot;;10000;IF([.C18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80]=&quot;timeout&quot;;10000;IF([.E180]=&quot;memout&quot;;1;0))" office:value-type="float" office:value="1" calcext:value-type="float">
            <text:p>1</text:p>
          </table:table-cell>
          <table:table-cell table:style-name="ce180" table:formula="of:=IF(AND(ISNUMBER([.C180]);ISNUMBER([.E180]));IF([.C180]&gt;[.E180];10000;IF([.C180]&lt;[.E18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7.p</text:p>
          </table:table-cell>
          <table:table-cell office:value-type="string" calcext:value-type="string">
            <text:p>memout</text:p>
          </table:table-cell>
          <table:table-cell table:formula="of:=IF([.C181]=&quot;timeout&quot;;10000;IF([.C18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81]=&quot;timeout&quot;;10000;IF([.E181]=&quot;memout&quot;;1;0))" office:value-type="float" office:value="1" calcext:value-type="float">
            <text:p>1</text:p>
          </table:table-cell>
          <table:table-cell table:style-name="ce181" table:formula="of:=IF(AND(ISNUMBER([.C181]);ISNUMBER([.E181]));IF([.C181]&gt;[.E181];10000;IF([.C181]&lt;[.E18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8.p</text:p>
          </table:table-cell>
          <table:table-cell office:value-type="string" calcext:value-type="string">
            <text:p>memout</text:p>
          </table:table-cell>
          <table:table-cell table:formula="of:=IF([.C182]=&quot;timeout&quot;;10000;IF([.C18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82]=&quot;timeout&quot;;10000;IF([.E182]=&quot;memout&quot;;1;0))" office:value-type="float" office:value="1" calcext:value-type="float">
            <text:p>1</text:p>
          </table:table-cell>
          <table:table-cell table:style-name="ce182" table:formula="of:=IF(AND(ISNUMBER([.C182]);ISNUMBER([.E182]));IF([.C182]&gt;[.E182];10000;IF([.C182]&lt;[.E18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9.p</text:p>
          </table:table-cell>
          <table:table-cell office:value-type="string" calcext:value-type="string">
            <text:p>memout</text:p>
          </table:table-cell>
          <table:table-cell table:formula="of:=IF([.C183]=&quot;timeout&quot;;10000;IF([.C18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83]=&quot;timeout&quot;;10000;IF([.E183]=&quot;memout&quot;;1;0))" office:value-type="float" office:value="1" calcext:value-type="float">
            <text:p>1</text:p>
          </table:table-cell>
          <table:table-cell table:style-name="ce183" table:formula="of:=IF(AND(ISNUMBER([.C183]);ISNUMBER([.E183]));IF([.C183]&gt;[.E183];10000;IF([.C183]&lt;[.E18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0.p</text:p>
          </table:table-cell>
          <table:table-cell office:value-type="string" calcext:value-type="string">
            <text:p>memout</text:p>
          </table:table-cell>
          <table:table-cell table:formula="of:=IF([.C184]=&quot;timeout&quot;;10000;IF([.C18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84]=&quot;timeout&quot;;10000;IF([.E184]=&quot;memout&quot;;1;0))" office:value-type="float" office:value="1" calcext:value-type="float">
            <text:p>1</text:p>
          </table:table-cell>
          <table:table-cell table:style-name="ce184" table:formula="of:=IF(AND(ISNUMBER([.C184]);ISNUMBER([.E184]));IF([.C184]&gt;[.E184];10000;IF([.C184]&lt;[.E18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1.p</text:p>
          </table:table-cell>
          <table:table-cell office:value-type="string" calcext:value-type="string">
            <text:p>memout</text:p>
          </table:table-cell>
          <table:table-cell table:formula="of:=IF([.C185]=&quot;timeout&quot;;10000;IF([.C18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85]=&quot;timeout&quot;;10000;IF([.E185]=&quot;memout&quot;;1;0))" office:value-type="float" office:value="1" calcext:value-type="float">
            <text:p>1</text:p>
          </table:table-cell>
          <table:table-cell table:style-name="ce185" table:formula="of:=IF(AND(ISNUMBER([.C185]);ISNUMBER([.E185]));IF([.C185]&gt;[.E185];10000;IF([.C185]&lt;[.E18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2.p</text:p>
          </table:table-cell>
          <table:table-cell office:value-type="string" calcext:value-type="string">
            <text:p>memout</text:p>
          </table:table-cell>
          <table:table-cell table:formula="of:=IF([.C186]=&quot;timeout&quot;;10000;IF([.C18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86]=&quot;timeout&quot;;10000;IF([.E186]=&quot;memout&quot;;1;0))" office:value-type="float" office:value="1" calcext:value-type="float">
            <text:p>1</text:p>
          </table:table-cell>
          <table:table-cell table:style-name="ce186" table:formula="of:=IF(AND(ISNUMBER([.C186]);ISNUMBER([.E186]));IF([.C186]&gt;[.E186];10000;IF([.C186]&lt;[.E18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3.p</text:p>
          </table:table-cell>
          <table:table-cell office:value-type="string" calcext:value-type="string">
            <text:p>memout</text:p>
          </table:table-cell>
          <table:table-cell table:formula="of:=IF([.C187]=&quot;timeout&quot;;10000;IF([.C18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87]=&quot;timeout&quot;;10000;IF([.E187]=&quot;memout&quot;;1;0))" office:value-type="float" office:value="1" calcext:value-type="float">
            <text:p>1</text:p>
          </table:table-cell>
          <table:table-cell table:style-name="ce187" table:formula="of:=IF(AND(ISNUMBER([.C187]);ISNUMBER([.E187]));IF([.C187]&gt;[.E187];10000;IF([.C187]&lt;[.E18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4.p</text:p>
          </table:table-cell>
          <table:table-cell office:value-type="string" calcext:value-type="string">
            <text:p>memout</text:p>
          </table:table-cell>
          <table:table-cell table:formula="of:=IF([.C188]=&quot;timeout&quot;;10000;IF([.C18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88]=&quot;timeout&quot;;10000;IF([.E188]=&quot;memout&quot;;1;0))" office:value-type="float" office:value="1" calcext:value-type="float">
            <text:p>1</text:p>
          </table:table-cell>
          <table:table-cell table:style-name="ce188" table:formula="of:=IF(AND(ISNUMBER([.C188]);ISNUMBER([.E188]));IF([.C188]&gt;[.E188];10000;IF([.C188]&lt;[.E18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5.p</text:p>
          </table:table-cell>
          <table:table-cell office:value-type="string" calcext:value-type="string">
            <text:p>memout</text:p>
          </table:table-cell>
          <table:table-cell table:formula="of:=IF([.C189]=&quot;timeout&quot;;10000;IF([.C18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89]=&quot;timeout&quot;;10000;IF([.E189]=&quot;memout&quot;;1;0))" office:value-type="float" office:value="1" calcext:value-type="float">
            <text:p>1</text:p>
          </table:table-cell>
          <table:table-cell table:style-name="ce189" table:formula="of:=IF(AND(ISNUMBER([.C189]);ISNUMBER([.E189]));IF([.C189]&gt;[.E189];10000;IF([.C189]&lt;[.E18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6.p</text:p>
          </table:table-cell>
          <table:table-cell office:value-type="string" calcext:value-type="string">
            <text:p>memout</text:p>
          </table:table-cell>
          <table:table-cell table:formula="of:=IF([.C190]=&quot;timeout&quot;;10000;IF([.C19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90]=&quot;timeout&quot;;10000;IF([.E190]=&quot;memout&quot;;1;0))" office:value-type="float" office:value="1" calcext:value-type="float">
            <text:p>1</text:p>
          </table:table-cell>
          <table:table-cell table:style-name="ce190" table:formula="of:=IF(AND(ISNUMBER([.C190]);ISNUMBER([.E190]));IF([.C190]&gt;[.E190];10000;IF([.C190]&lt;[.E19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7.p</text:p>
          </table:table-cell>
          <table:table-cell office:value-type="string" calcext:value-type="string">
            <text:p>memout</text:p>
          </table:table-cell>
          <table:table-cell table:formula="of:=IF([.C191]=&quot;timeout&quot;;10000;IF([.C19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91]=&quot;timeout&quot;;10000;IF([.E191]=&quot;memout&quot;;1;0))" office:value-type="float" office:value="1" calcext:value-type="float">
            <text:p>1</text:p>
          </table:table-cell>
          <table:table-cell table:style-name="ce191" table:formula="of:=IF(AND(ISNUMBER([.C191]);ISNUMBER([.E191]));IF([.C191]&gt;[.E191];10000;IF([.C191]&lt;[.E19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8.p</text:p>
          </table:table-cell>
          <table:table-cell office:value-type="string" calcext:value-type="string">
            <text:p>memout</text:p>
          </table:table-cell>
          <table:table-cell table:formula="of:=IF([.C192]=&quot;timeout&quot;;10000;IF([.C19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92]=&quot;timeout&quot;;10000;IF([.E192]=&quot;memout&quot;;1;0))" office:value-type="float" office:value="1" calcext:value-type="float">
            <text:p>1</text:p>
          </table:table-cell>
          <table:table-cell table:style-name="ce192" table:formula="of:=IF(AND(ISNUMBER([.C192]);ISNUMBER([.E192]));IF([.C192]&gt;[.E192];10000;IF([.C192]&lt;[.E19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9.p</text:p>
          </table:table-cell>
          <table:table-cell office:value-type="string" calcext:value-type="string">
            <text:p>memout</text:p>
          </table:table-cell>
          <table:table-cell table:formula="of:=IF([.C193]=&quot;timeout&quot;;10000;IF([.C19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93]=&quot;timeout&quot;;10000;IF([.E193]=&quot;memout&quot;;1;0))" office:value-type="float" office:value="1" calcext:value-type="float">
            <text:p>1</text:p>
          </table:table-cell>
          <table:table-cell table:style-name="ce193" table:formula="of:=IF(AND(ISNUMBER([.C193]);ISNUMBER([.E193]));IF([.C193]&gt;[.E193];10000;IF([.C193]&lt;[.E19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0.p</text:p>
          </table:table-cell>
          <table:table-cell office:value-type="string" calcext:value-type="string">
            <text:p>memout</text:p>
          </table:table-cell>
          <table:table-cell table:formula="of:=IF([.C194]=&quot;timeout&quot;;10000;IF([.C19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94]=&quot;timeout&quot;;10000;IF([.E194]=&quot;memout&quot;;1;0))" office:value-type="float" office:value="1" calcext:value-type="float">
            <text:p>1</text:p>
          </table:table-cell>
          <table:table-cell table:style-name="ce194" table:formula="of:=IF(AND(ISNUMBER([.C194]);ISNUMBER([.E194]));IF([.C194]&gt;[.E194];10000;IF([.C194]&lt;[.E19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1.p</text:p>
          </table:table-cell>
          <table:table-cell office:value-type="string" calcext:value-type="string">
            <text:p>memout</text:p>
          </table:table-cell>
          <table:table-cell table:formula="of:=IF([.C195]=&quot;timeout&quot;;10000;IF([.C19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95]=&quot;timeout&quot;;10000;IF([.E195]=&quot;memout&quot;;1;0))" office:value-type="float" office:value="1" calcext:value-type="float">
            <text:p>1</text:p>
          </table:table-cell>
          <table:table-cell table:style-name="ce195" table:formula="of:=IF(AND(ISNUMBER([.C195]);ISNUMBER([.E195]));IF([.C195]&gt;[.E195];10000;IF([.C195]&lt;[.E19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2.p</text:p>
          </table:table-cell>
          <table:table-cell office:value-type="string" calcext:value-type="string">
            <text:p>memout</text:p>
          </table:table-cell>
          <table:table-cell table:formula="of:=IF([.C196]=&quot;timeout&quot;;10000;IF([.C19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96]=&quot;timeout&quot;;10000;IF([.E196]=&quot;memout&quot;;1;0))" office:value-type="float" office:value="1" calcext:value-type="float">
            <text:p>1</text:p>
          </table:table-cell>
          <table:table-cell table:style-name="ce196" table:formula="of:=IF(AND(ISNUMBER([.C196]);ISNUMBER([.E196]));IF([.C196]&gt;[.E196];10000;IF([.C196]&lt;[.E19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3.p</text:p>
          </table:table-cell>
          <table:table-cell office:value-type="string" calcext:value-type="string">
            <text:p>memout</text:p>
          </table:table-cell>
          <table:table-cell table:formula="of:=IF([.C197]=&quot;timeout&quot;;10000;IF([.C19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97]=&quot;timeout&quot;;10000;IF([.E197]=&quot;memout&quot;;1;0))" office:value-type="float" office:value="1" calcext:value-type="float">
            <text:p>1</text:p>
          </table:table-cell>
          <table:table-cell table:style-name="ce197" table:formula="of:=IF(AND(ISNUMBER([.C197]);ISNUMBER([.E197]));IF([.C197]&gt;[.E197];10000;IF([.C197]&lt;[.E19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4.p</text:p>
          </table:table-cell>
          <table:table-cell office:value-type="string" calcext:value-type="string">
            <text:p>memout</text:p>
          </table:table-cell>
          <table:table-cell table:formula="of:=IF([.C198]=&quot;timeout&quot;;10000;IF([.C19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98]=&quot;timeout&quot;;10000;IF([.E198]=&quot;memout&quot;;1;0))" office:value-type="float" office:value="1" calcext:value-type="float">
            <text:p>1</text:p>
          </table:table-cell>
          <table:table-cell table:style-name="ce198" table:formula="of:=IF(AND(ISNUMBER([.C198]);ISNUMBER([.E198]));IF([.C198]&gt;[.E198];10000;IF([.C198]&lt;[.E19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5.p</text:p>
          </table:table-cell>
          <table:table-cell office:value-type="string" calcext:value-type="string">
            <text:p>memout</text:p>
          </table:table-cell>
          <table:table-cell table:formula="of:=IF([.C199]=&quot;timeout&quot;;10000;IF([.C19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99]=&quot;timeout&quot;;10000;IF([.E199]=&quot;memout&quot;;1;0))" office:value-type="float" office:value="1" calcext:value-type="float">
            <text:p>1</text:p>
          </table:table-cell>
          <table:table-cell table:style-name="ce199" table:formula="of:=IF(AND(ISNUMBER([.C199]);ISNUMBER([.E199]));IF([.C199]&gt;[.E199];10000;IF([.C199]&lt;[.E19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6.p</text:p>
          </table:table-cell>
          <table:table-cell office:value-type="string" calcext:value-type="string">
            <text:p>memout</text:p>
          </table:table-cell>
          <table:table-cell table:formula="of:=IF([.C200]=&quot;timeout&quot;;10000;IF([.C20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00]=&quot;timeout&quot;;10000;IF([.E200]=&quot;memout&quot;;1;0))" office:value-type="float" office:value="1" calcext:value-type="float">
            <text:p>1</text:p>
          </table:table-cell>
          <table:table-cell table:style-name="ce200" table:formula="of:=IF(AND(ISNUMBER([.C200]);ISNUMBER([.E200]));IF([.C200]&gt;[.E200];10000;IF([.C200]&lt;[.E20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7.p</text:p>
          </table:table-cell>
          <table:table-cell office:value-type="string" calcext:value-type="string">
            <text:p>memout</text:p>
          </table:table-cell>
          <table:table-cell table:formula="of:=IF([.C201]=&quot;timeout&quot;;10000;IF([.C20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01]=&quot;timeout&quot;;10000;IF([.E201]=&quot;memout&quot;;1;0))" office:value-type="float" office:value="1" calcext:value-type="float">
            <text:p>1</text:p>
          </table:table-cell>
          <table:table-cell table:style-name="ce201" table:formula="of:=IF(AND(ISNUMBER([.C201]);ISNUMBER([.E201]));IF([.C201]&gt;[.E201];10000;IF([.C201]&lt;[.E20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8.p</text:p>
          </table:table-cell>
          <table:table-cell office:value-type="string" calcext:value-type="string">
            <text:p>memout</text:p>
          </table:table-cell>
          <table:table-cell table:formula="of:=IF([.C202]=&quot;timeout&quot;;10000;IF([.C20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02]=&quot;timeout&quot;;10000;IF([.E202]=&quot;memout&quot;;1;0))" office:value-type="float" office:value="1" calcext:value-type="float">
            <text:p>1</text:p>
          </table:table-cell>
          <table:table-cell table:style-name="ce202" table:formula="of:=IF(AND(ISNUMBER([.C202]);ISNUMBER([.E202]));IF([.C202]&gt;[.E202];10000;IF([.C202]&lt;[.E20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1.p</text:p>
          </table:table-cell>
          <table:table-cell office:value-type="float" office:value="13" calcext:value-type="float">
            <text:p>13</text:p>
          </table:table-cell>
          <table:table-cell table:formula="of:=IF([.C203]=&quot;timeout&quot;;10000;IF([.C20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03]=&quot;timeout&quot;;10000;IF([.E203]=&quot;memout&quot;;1;0))" office:value-type="float" office:value="0" calcext:value-type="float">
            <text:p>0</text:p>
          </table:table-cell>
          <table:table-cell table:style-name="ce203" table:formula="of:=IF(AND(ISNUMBER([.C203]);ISNUMBER([.E203]));IF([.C203]&gt;[.E203];10000;IF([.C203]&lt;[.E20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02.p</text:p>
          </table:table-cell>
          <table:table-cell office:value-type="float" office:value="32" calcext:value-type="float">
            <text:p>32</text:p>
          </table:table-cell>
          <table:table-cell table:formula="of:=IF([.C204]=&quot;timeout&quot;;10000;IF([.C20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04]=&quot;timeout&quot;;10000;IF([.E204]=&quot;memout&quot;;1;0))" office:value-type="float" office:value="0" calcext:value-type="float">
            <text:p>0</text:p>
          </table:table-cell>
          <table:table-cell table:style-name="ce204" table:formula="of:=IF(AND(ISNUMBER([.C204]);ISNUMBER([.E204]));IF([.C204]&gt;[.E204];10000;IF([.C204]&lt;[.E20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03.p</text:p>
          </table:table-cell>
          <table:table-cell office:value-type="float" office:value="61" calcext:value-type="float">
            <text:p>61</text:p>
          </table:table-cell>
          <table:table-cell table:formula="of:=IF([.C205]=&quot;timeout&quot;;10000;IF([.C20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05]=&quot;timeout&quot;;10000;IF([.E205]=&quot;memout&quot;;1;0))" office:value-type="float" office:value="0" calcext:value-type="float">
            <text:p>0</text:p>
          </table:table-cell>
          <table:table-cell table:style-name="ce205" table:formula="of:=IF(AND(ISNUMBER([.C205]);ISNUMBER([.E205]));IF([.C205]&gt;[.E205];10000;IF([.C205]&lt;[.E20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04.p</text:p>
          </table:table-cell>
          <table:table-cell office:value-type="float" office:value="100" calcext:value-type="float">
            <text:p>100</text:p>
          </table:table-cell>
          <table:table-cell table:formula="of:=IF([.C206]=&quot;timeout&quot;;10000;IF([.C20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06]=&quot;timeout&quot;;10000;IF([.E206]=&quot;memout&quot;;1;0))" office:value-type="float" office:value="0" calcext:value-type="float">
            <text:p>0</text:p>
          </table:table-cell>
          <table:table-cell table:style-name="ce206" table:formula="of:=IF(AND(ISNUMBER([.C206]);ISNUMBER([.E206]));IF([.C206]&gt;[.E206];10000;IF([.C206]&lt;[.E20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05.p</text:p>
          </table:table-cell>
          <table:table-cell office:value-type="float" office:value="149" calcext:value-type="float">
            <text:p>149</text:p>
          </table:table-cell>
          <table:table-cell table:formula="of:=IF([.C207]=&quot;timeout&quot;;10000;IF([.C20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07]=&quot;timeout&quot;;10000;IF([.E207]=&quot;memout&quot;;1;0))" office:value-type="float" office:value="0" calcext:value-type="float">
            <text:p>0</text:p>
          </table:table-cell>
          <table:table-cell table:style-name="ce207" table:formula="of:=IF(AND(ISNUMBER([.C207]);ISNUMBER([.E207]));IF([.C207]&gt;[.E207];10000;IF([.C207]&lt;[.E20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06.p</text:p>
          </table:table-cell>
          <table:table-cell office:value-type="float" office:value="208" calcext:value-type="float">
            <text:p>208</text:p>
          </table:table-cell>
          <table:table-cell table:formula="of:=IF([.C208]=&quot;timeout&quot;;10000;IF([.C20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08]=&quot;timeout&quot;;10000;IF([.E208]=&quot;memout&quot;;1;0))" office:value-type="float" office:value="0" calcext:value-type="float">
            <text:p>0</text:p>
          </table:table-cell>
          <table:table-cell table:style-name="ce208" table:formula="of:=IF(AND(ISNUMBER([.C208]);ISNUMBER([.E208]));IF([.C208]&gt;[.E208];10000;IF([.C208]&lt;[.E20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07.p</text:p>
          </table:table-cell>
          <table:table-cell office:value-type="float" office:value="277" calcext:value-type="float">
            <text:p>277</text:p>
          </table:table-cell>
          <table:table-cell table:formula="of:=IF([.C209]=&quot;timeout&quot;;10000;IF([.C20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09]=&quot;timeout&quot;;10000;IF([.E209]=&quot;memout&quot;;1;0))" office:value-type="float" office:value="0" calcext:value-type="float">
            <text:p>0</text:p>
          </table:table-cell>
          <table:table-cell table:style-name="ce209" table:formula="of:=IF(AND(ISNUMBER([.C209]);ISNUMBER([.E209]));IF([.C209]&gt;[.E209];10000;IF([.C209]&lt;[.E20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08.p</text:p>
          </table:table-cell>
          <table:table-cell office:value-type="float" office:value="356" calcext:value-type="float">
            <text:p>356</text:p>
          </table:table-cell>
          <table:table-cell table:formula="of:=IF([.C210]=&quot;timeout&quot;;10000;IF([.C21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10]=&quot;timeout&quot;;10000;IF([.E210]=&quot;memout&quot;;1;0))" office:value-type="float" office:value="0" calcext:value-type="float">
            <text:p>0</text:p>
          </table:table-cell>
          <table:table-cell table:style-name="ce210" table:formula="of:=IF(AND(ISNUMBER([.C210]);ISNUMBER([.E210]));IF([.C210]&gt;[.E210];10000;IF([.C210]&lt;[.E21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09.p</text:p>
          </table:table-cell>
          <table:table-cell office:value-type="float" office:value="445" calcext:value-type="float">
            <text:p>445</text:p>
          </table:table-cell>
          <table:table-cell table:formula="of:=IF([.C211]=&quot;timeout&quot;;10000;IF([.C21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11]=&quot;timeout&quot;;10000;IF([.E211]=&quot;memout&quot;;1;0))" office:value-type="float" office:value="0" calcext:value-type="float">
            <text:p>0</text:p>
          </table:table-cell>
          <table:table-cell table:style-name="ce211" table:formula="of:=IF(AND(ISNUMBER([.C211]);ISNUMBER([.E211]));IF([.C211]&gt;[.E211];10000;IF([.C211]&lt;[.E21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10.p</text:p>
          </table:table-cell>
          <table:table-cell office:value-type="float" office:value="544" calcext:value-type="float">
            <text:p>544</text:p>
          </table:table-cell>
          <table:table-cell table:formula="of:=IF([.C212]=&quot;timeout&quot;;10000;IF([.C21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12]=&quot;timeout&quot;;10000;IF([.E212]=&quot;memout&quot;;1;0))" office:value-type="float" office:value="0" calcext:value-type="float">
            <text:p>0</text:p>
          </table:table-cell>
          <table:table-cell table:style-name="ce212" table:formula="of:=IF(AND(ISNUMBER([.C212]);ISNUMBER([.E212]));IF([.C212]&gt;[.E212];10000;IF([.C212]&lt;[.E21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11.p</text:p>
          </table:table-cell>
          <table:table-cell office:value-type="float" office:value="653" calcext:value-type="float">
            <text:p>653</text:p>
          </table:table-cell>
          <table:table-cell table:formula="of:=IF([.C213]=&quot;timeout&quot;;10000;IF([.C21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13]=&quot;timeout&quot;;10000;IF([.E213]=&quot;memout&quot;;1;0))" office:value-type="float" office:value="0" calcext:value-type="float">
            <text:p>0</text:p>
          </table:table-cell>
          <table:table-cell table:style-name="ce213" table:formula="of:=IF(AND(ISNUMBER([.C213]);ISNUMBER([.E213]));IF([.C213]&gt;[.E213];10000;IF([.C213]&lt;[.E21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12.p</text:p>
          </table:table-cell>
          <table:table-cell office:value-type="float" office:value="772" calcext:value-type="float">
            <text:p>772</text:p>
          </table:table-cell>
          <table:table-cell table:formula="of:=IF([.C214]=&quot;timeout&quot;;10000;IF([.C21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14]=&quot;timeout&quot;;10000;IF([.E214]=&quot;memout&quot;;1;0))" office:value-type="float" office:value="0" calcext:value-type="float">
            <text:p>0</text:p>
          </table:table-cell>
          <table:table-cell table:style-name="ce214" table:formula="of:=IF(AND(ISNUMBER([.C214]);ISNUMBER([.E214]));IF([.C214]&gt;[.E214];10000;IF([.C214]&lt;[.E21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13.p</text:p>
          </table:table-cell>
          <table:table-cell office:value-type="float" office:value="901" calcext:value-type="float">
            <text:p>901</text:p>
          </table:table-cell>
          <table:table-cell table:formula="of:=IF([.C215]=&quot;timeout&quot;;10000;IF([.C21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15]=&quot;timeout&quot;;10000;IF([.E215]=&quot;memout&quot;;1;0))" office:value-type="float" office:value="0" calcext:value-type="float">
            <text:p>0</text:p>
          </table:table-cell>
          <table:table-cell table:style-name="ce215" table:formula="of:=IF(AND(ISNUMBER([.C215]);ISNUMBER([.E215]));IF([.C215]&gt;[.E215];10000;IF([.C215]&lt;[.E21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14.p</text:p>
          </table:table-cell>
          <table:table-cell office:value-type="float" office:value="1040" calcext:value-type="float">
            <text:p>1040</text:p>
          </table:table-cell>
          <table:table-cell table:formula="of:=IF([.C216]=&quot;timeout&quot;;10000;IF([.C21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16]=&quot;timeout&quot;;10000;IF([.E216]=&quot;memout&quot;;1;0))" office:value-type="float" office:value="0" calcext:value-type="float">
            <text:p>0</text:p>
          </table:table-cell>
          <table:table-cell table:style-name="ce216" table:formula="of:=IF(AND(ISNUMBER([.C216]);ISNUMBER([.E216]));IF([.C216]&gt;[.E216];10000;IF([.C216]&lt;[.E21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15.p</text:p>
          </table:table-cell>
          <table:table-cell office:value-type="float" office:value="1189" calcext:value-type="float">
            <text:p>1189</text:p>
          </table:table-cell>
          <table:table-cell table:formula="of:=IF([.C217]=&quot;timeout&quot;;10000;IF([.C21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17]=&quot;timeout&quot;;10000;IF([.E217]=&quot;memout&quot;;1;0))" office:value-type="float" office:value="0" calcext:value-type="float">
            <text:p>0</text:p>
          </table:table-cell>
          <table:table-cell table:style-name="ce217" table:formula="of:=IF(AND(ISNUMBER([.C217]);ISNUMBER([.E217]));IF([.C217]&gt;[.E217];10000;IF([.C217]&lt;[.E21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16.p</text:p>
          </table:table-cell>
          <table:table-cell office:value-type="float" office:value="1348" calcext:value-type="float">
            <text:p>1348</text:p>
          </table:table-cell>
          <table:table-cell table:formula="of:=IF([.C218]=&quot;timeout&quot;;10000;IF([.C21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18]=&quot;timeout&quot;;10000;IF([.E218]=&quot;memout&quot;;1;0))" office:value-type="float" office:value="0" calcext:value-type="float">
            <text:p>0</text:p>
          </table:table-cell>
          <table:table-cell table:style-name="ce218" table:formula="of:=IF(AND(ISNUMBER([.C218]);ISNUMBER([.E218]));IF([.C218]&gt;[.E218];10000;IF([.C218]&lt;[.E21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17.p</text:p>
          </table:table-cell>
          <table:table-cell office:value-type="float" office:value="1517" calcext:value-type="float">
            <text:p>1517</text:p>
          </table:table-cell>
          <table:table-cell table:formula="of:=IF([.C219]=&quot;timeout&quot;;10000;IF([.C21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19]=&quot;timeout&quot;;10000;IF([.E219]=&quot;memout&quot;;1;0))" office:value-type="float" office:value="0" calcext:value-type="float">
            <text:p>0</text:p>
          </table:table-cell>
          <table:table-cell table:style-name="ce219" table:formula="of:=IF(AND(ISNUMBER([.C219]);ISNUMBER([.E219]));IF([.C219]&gt;[.E219];10000;IF([.C219]&lt;[.E21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18.p</text:p>
          </table:table-cell>
          <table:table-cell office:value-type="float" office:value="1696" calcext:value-type="float">
            <text:p>1696</text:p>
          </table:table-cell>
          <table:table-cell table:formula="of:=IF([.C220]=&quot;timeout&quot;;10000;IF([.C22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20]=&quot;timeout&quot;;10000;IF([.E220]=&quot;memout&quot;;1;0))" office:value-type="float" office:value="0" calcext:value-type="float">
            <text:p>0</text:p>
          </table:table-cell>
          <table:table-cell table:style-name="ce220" table:formula="of:=IF(AND(ISNUMBER([.C220]);ISNUMBER([.E220]));IF([.C220]&gt;[.E220];10000;IF([.C220]&lt;[.E22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19.p</text:p>
          </table:table-cell>
          <table:table-cell office:value-type="float" office:value="1885" calcext:value-type="float">
            <text:p>1885</text:p>
          </table:table-cell>
          <table:table-cell table:formula="of:=IF([.C221]=&quot;timeout&quot;;10000;IF([.C22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21]=&quot;timeout&quot;;10000;IF([.E221]=&quot;memout&quot;;1;0))" office:value-type="float" office:value="0" calcext:value-type="float">
            <text:p>0</text:p>
          </table:table-cell>
          <table:table-cell table:style-name="ce221" table:formula="of:=IF(AND(ISNUMBER([.C221]);ISNUMBER([.E221]));IF([.C221]&gt;[.E221];10000;IF([.C221]&lt;[.E22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20.p</text:p>
          </table:table-cell>
          <table:table-cell office:value-type="float" office:value="2084" calcext:value-type="float">
            <text:p>2084</text:p>
          </table:table-cell>
          <table:table-cell table:formula="of:=IF([.C222]=&quot;timeout&quot;;10000;IF([.C22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22]=&quot;timeout&quot;;10000;IF([.E222]=&quot;memout&quot;;1;0))" office:value-type="float" office:value="0" calcext:value-type="float">
            <text:p>0</text:p>
          </table:table-cell>
          <table:table-cell table:style-name="ce222" table:formula="of:=IF(AND(ISNUMBER([.C222]);ISNUMBER([.E222]));IF([.C222]&gt;[.E222];10000;IF([.C222]&lt;[.E22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21.p</text:p>
          </table:table-cell>
          <table:table-cell office:value-type="float" office:value="2293" calcext:value-type="float">
            <text:p>2293</text:p>
          </table:table-cell>
          <table:table-cell table:formula="of:=IF([.C223]=&quot;timeout&quot;;10000;IF([.C22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23]=&quot;timeout&quot;;10000;IF([.E223]=&quot;memout&quot;;1;0))" office:value-type="float" office:value="0" calcext:value-type="float">
            <text:p>0</text:p>
          </table:table-cell>
          <table:table-cell table:style-name="ce223" table:formula="of:=IF(AND(ISNUMBER([.C223]);ISNUMBER([.E223]));IF([.C223]&gt;[.E223];10000;IF([.C223]&lt;[.E22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22.p</text:p>
          </table:table-cell>
          <table:table-cell office:value-type="float" office:value="2512" calcext:value-type="float">
            <text:p>2512</text:p>
          </table:table-cell>
          <table:table-cell table:formula="of:=IF([.C224]=&quot;timeout&quot;;10000;IF([.C22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24]=&quot;timeout&quot;;10000;IF([.E224]=&quot;memout&quot;;1;0))" office:value-type="float" office:value="0" calcext:value-type="float">
            <text:p>0</text:p>
          </table:table-cell>
          <table:table-cell table:style-name="ce224" table:formula="of:=IF(AND(ISNUMBER([.C224]);ISNUMBER([.E224]));IF([.C224]&gt;[.E224];10000;IF([.C224]&lt;[.E22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23.p</text:p>
          </table:table-cell>
          <table:table-cell office:value-type="float" office:value="2741" calcext:value-type="float">
            <text:p>2741</text:p>
          </table:table-cell>
          <table:table-cell table:formula="of:=IF([.C225]=&quot;timeout&quot;;10000;IF([.C22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25]=&quot;timeout&quot;;10000;IF([.E225]=&quot;memout&quot;;1;0))" office:value-type="float" office:value="0" calcext:value-type="float">
            <text:p>0</text:p>
          </table:table-cell>
          <table:table-cell table:style-name="ce225" table:formula="of:=IF(AND(ISNUMBER([.C225]);ISNUMBER([.E225]));IF([.C225]&gt;[.E225];10000;IF([.C225]&lt;[.E22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24.p</text:p>
          </table:table-cell>
          <table:table-cell office:value-type="float" office:value="2980" calcext:value-type="float">
            <text:p>2980</text:p>
          </table:table-cell>
          <table:table-cell table:formula="of:=IF([.C226]=&quot;timeout&quot;;10000;IF([.C22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26]=&quot;timeout&quot;;10000;IF([.E226]=&quot;memout&quot;;1;0))" office:value-type="float" office:value="0" calcext:value-type="float">
            <text:p>0</text:p>
          </table:table-cell>
          <table:table-cell table:style-name="ce226" table:formula="of:=IF(AND(ISNUMBER([.C226]);ISNUMBER([.E226]));IF([.C226]&gt;[.E226];10000;IF([.C226]&lt;[.E22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25.p</text:p>
          </table:table-cell>
          <table:table-cell office:value-type="float" office:value="3229" calcext:value-type="float">
            <text:p>3229</text:p>
          </table:table-cell>
          <table:table-cell table:formula="of:=IF([.C227]=&quot;timeout&quot;;10000;IF([.C22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27]=&quot;timeout&quot;;10000;IF([.E227]=&quot;memout&quot;;1;0))" office:value-type="float" office:value="0" calcext:value-type="float">
            <text:p>0</text:p>
          </table:table-cell>
          <table:table-cell table:style-name="ce227" table:formula="of:=IF(AND(ISNUMBER([.C227]);ISNUMBER([.E227]));IF([.C227]&gt;[.E227];10000;IF([.C227]&lt;[.E22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26.p</text:p>
          </table:table-cell>
          <table:table-cell office:value-type="float" office:value="3488" calcext:value-type="float">
            <text:p>3488</text:p>
          </table:table-cell>
          <table:table-cell table:formula="of:=IF([.C228]=&quot;timeout&quot;;10000;IF([.C22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28]=&quot;timeout&quot;;10000;IF([.E228]=&quot;memout&quot;;1;0))" office:value-type="float" office:value="0" calcext:value-type="float">
            <text:p>0</text:p>
          </table:table-cell>
          <table:table-cell table:style-name="ce228" table:formula="of:=IF(AND(ISNUMBER([.C228]);ISNUMBER([.E228]));IF([.C228]&gt;[.E228];10000;IF([.C228]&lt;[.E22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27.p</text:p>
          </table:table-cell>
          <table:table-cell office:value-type="float" office:value="3757" calcext:value-type="float">
            <text:p>3757</text:p>
          </table:table-cell>
          <table:table-cell table:formula="of:=IF([.C229]=&quot;timeout&quot;;10000;IF([.C22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29]=&quot;timeout&quot;;10000;IF([.E229]=&quot;memout&quot;;1;0))" office:value-type="float" office:value="0" calcext:value-type="float">
            <text:p>0</text:p>
          </table:table-cell>
          <table:table-cell table:style-name="ce229" table:formula="of:=IF(AND(ISNUMBER([.C229]);ISNUMBER([.E229]));IF([.C229]&gt;[.E229];10000;IF([.C229]&lt;[.E22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28.p</text:p>
          </table:table-cell>
          <table:table-cell office:value-type="float" office:value="4036" calcext:value-type="float">
            <text:p>4036</text:p>
          </table:table-cell>
          <table:table-cell table:formula="of:=IF([.C230]=&quot;timeout&quot;;10000;IF([.C23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30]=&quot;timeout&quot;;10000;IF([.E230]=&quot;memout&quot;;1;0))" office:value-type="float" office:value="0" calcext:value-type="float">
            <text:p>0</text:p>
          </table:table-cell>
          <table:table-cell table:style-name="ce230" table:formula="of:=IF(AND(ISNUMBER([.C230]);ISNUMBER([.E230]));IF([.C230]&gt;[.E230];10000;IF([.C230]&lt;[.E23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29.p</text:p>
          </table:table-cell>
          <table:table-cell office:value-type="float" office:value="4325" calcext:value-type="float">
            <text:p>4325</text:p>
          </table:table-cell>
          <table:table-cell table:formula="of:=IF([.C231]=&quot;timeout&quot;;10000;IF([.C23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31]=&quot;timeout&quot;;10000;IF([.E231]=&quot;memout&quot;;1;0))" office:value-type="float" office:value="0" calcext:value-type="float">
            <text:p>0</text:p>
          </table:table-cell>
          <table:table-cell table:style-name="ce231" table:formula="of:=IF(AND(ISNUMBER([.C231]);ISNUMBER([.E231]));IF([.C231]&gt;[.E231];10000;IF([.C231]&lt;[.E23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30.p</text:p>
          </table:table-cell>
          <table:table-cell office:value-type="float" office:value="4624" calcext:value-type="float">
            <text:p>4624</text:p>
          </table:table-cell>
          <table:table-cell table:formula="of:=IF([.C232]=&quot;timeout&quot;;10000;IF([.C23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32]=&quot;timeout&quot;;10000;IF([.E232]=&quot;memout&quot;;1;0))" office:value-type="float" office:value="0" calcext:value-type="float">
            <text:p>0</text:p>
          </table:table-cell>
          <table:table-cell table:style-name="ce232" table:formula="of:=IF(AND(ISNUMBER([.C232]);ISNUMBER([.E232]));IF([.C232]&gt;[.E232];10000;IF([.C232]&lt;[.E23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31.p</text:p>
          </table:table-cell>
          <table:table-cell office:value-type="float" office:value="4933" calcext:value-type="float">
            <text:p>4933</text:p>
          </table:table-cell>
          <table:table-cell table:formula="of:=IF([.C233]=&quot;timeout&quot;;10000;IF([.C23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33]=&quot;timeout&quot;;10000;IF([.E233]=&quot;memout&quot;;1;0))" office:value-type="float" office:value="0" calcext:value-type="float">
            <text:p>0</text:p>
          </table:table-cell>
          <table:table-cell table:style-name="ce233" table:formula="of:=IF(AND(ISNUMBER([.C233]);ISNUMBER([.E233]));IF([.C233]&gt;[.E233];10000;IF([.C233]&lt;[.E23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32.p</text:p>
          </table:table-cell>
          <table:table-cell office:value-type="float" office:value="5252" calcext:value-type="float">
            <text:p>5252</text:p>
          </table:table-cell>
          <table:table-cell table:formula="of:=IF([.C234]=&quot;timeout&quot;;10000;IF([.C23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34]=&quot;timeout&quot;;10000;IF([.E234]=&quot;memout&quot;;1;0))" office:value-type="float" office:value="0" calcext:value-type="float">
            <text:p>0</text:p>
          </table:table-cell>
          <table:table-cell table:style-name="ce234" table:formula="of:=IF(AND(ISNUMBER([.C234]);ISNUMBER([.E234]));IF([.C234]&gt;[.E234];10000;IF([.C234]&lt;[.E23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33.p</text:p>
          </table:table-cell>
          <table:table-cell office:value-type="float" office:value="5581" calcext:value-type="float">
            <text:p>5581</text:p>
          </table:table-cell>
          <table:table-cell table:formula="of:=IF([.C235]=&quot;timeout&quot;;10000;IF([.C23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35]=&quot;timeout&quot;;10000;IF([.E235]=&quot;memout&quot;;1;0))" office:value-type="float" office:value="0" calcext:value-type="float">
            <text:p>0</text:p>
          </table:table-cell>
          <table:table-cell table:style-name="ce235" table:formula="of:=IF(AND(ISNUMBER([.C235]);ISNUMBER([.E235]));IF([.C235]&gt;[.E235];10000;IF([.C235]&lt;[.E23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34.p</text:p>
          </table:table-cell>
          <table:table-cell office:value-type="float" office:value="5920" calcext:value-type="float">
            <text:p>5920</text:p>
          </table:table-cell>
          <table:table-cell table:formula="of:=IF([.C236]=&quot;timeout&quot;;10000;IF([.C23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36]=&quot;timeout&quot;;10000;IF([.E236]=&quot;memout&quot;;1;0))" office:value-type="float" office:value="0" calcext:value-type="float">
            <text:p>0</text:p>
          </table:table-cell>
          <table:table-cell table:style-name="ce236" table:formula="of:=IF(AND(ISNUMBER([.C236]);ISNUMBER([.E236]));IF([.C236]&gt;[.E236];10000;IF([.C236]&lt;[.E23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35.p</text:p>
          </table:table-cell>
          <table:table-cell office:value-type="float" office:value="6269" calcext:value-type="float">
            <text:p>6269</text:p>
          </table:table-cell>
          <table:table-cell table:formula="of:=IF([.C237]=&quot;timeout&quot;;10000;IF([.C23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37]=&quot;timeout&quot;;10000;IF([.E237]=&quot;memout&quot;;1;0))" office:value-type="float" office:value="0" calcext:value-type="float">
            <text:p>0</text:p>
          </table:table-cell>
          <table:table-cell table:style-name="ce237" table:formula="of:=IF(AND(ISNUMBER([.C237]);ISNUMBER([.E237]));IF([.C237]&gt;[.E237];10000;IF([.C237]&lt;[.E23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36.p</text:p>
          </table:table-cell>
          <table:table-cell office:value-type="float" office:value="6628" calcext:value-type="float">
            <text:p>6628</text:p>
          </table:table-cell>
          <table:table-cell table:formula="of:=IF([.C238]=&quot;timeout&quot;;10000;IF([.C23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38]=&quot;timeout&quot;;10000;IF([.E238]=&quot;memout&quot;;1;0))" office:value-type="float" office:value="0" calcext:value-type="float">
            <text:p>0</text:p>
          </table:table-cell>
          <table:table-cell table:style-name="ce238" table:formula="of:=IF(AND(ISNUMBER([.C238]);ISNUMBER([.E238]));IF([.C238]&gt;[.E238];10000;IF([.C238]&lt;[.E23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37.p</text:p>
          </table:table-cell>
          <table:table-cell office:value-type="float" office:value="6997" calcext:value-type="float">
            <text:p>6997</text:p>
          </table:table-cell>
          <table:table-cell table:formula="of:=IF([.C239]=&quot;timeout&quot;;10000;IF([.C23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39]=&quot;timeout&quot;;10000;IF([.E239]=&quot;memout&quot;;1;0))" office:value-type="float" office:value="0" calcext:value-type="float">
            <text:p>0</text:p>
          </table:table-cell>
          <table:table-cell table:style-name="ce239" table:formula="of:=IF(AND(ISNUMBER([.C239]);ISNUMBER([.E239]));IF([.C239]&gt;[.E239];10000;IF([.C239]&lt;[.E23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38.p</text:p>
          </table:table-cell>
          <table:table-cell office:value-type="float" office:value="7376" calcext:value-type="float">
            <text:p>7376</text:p>
          </table:table-cell>
          <table:table-cell table:formula="of:=IF([.C240]=&quot;timeout&quot;;10000;IF([.C24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40]=&quot;timeout&quot;;10000;IF([.E240]=&quot;memout&quot;;1;0))" office:value-type="float" office:value="0" calcext:value-type="float">
            <text:p>0</text:p>
          </table:table-cell>
          <table:table-cell table:style-name="ce240" table:formula="of:=IF(AND(ISNUMBER([.C240]);ISNUMBER([.E240]));IF([.C240]&gt;[.E240];10000;IF([.C240]&lt;[.E24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39.p</text:p>
          </table:table-cell>
          <table:table-cell office:value-type="float" office:value="7765" calcext:value-type="float">
            <text:p>7765</text:p>
          </table:table-cell>
          <table:table-cell table:formula="of:=IF([.C241]=&quot;timeout&quot;;10000;IF([.C24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41]=&quot;timeout&quot;;10000;IF([.E241]=&quot;memout&quot;;1;0))" office:value-type="float" office:value="0" calcext:value-type="float">
            <text:p>0</text:p>
          </table:table-cell>
          <table:table-cell table:style-name="ce241" table:formula="of:=IF(AND(ISNUMBER([.C241]);ISNUMBER([.E241]));IF([.C241]&gt;[.E241];10000;IF([.C241]&lt;[.E24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40.p</text:p>
          </table:table-cell>
          <table:table-cell office:value-type="float" office:value="8164" calcext:value-type="float">
            <text:p>8164</text:p>
          </table:table-cell>
          <table:table-cell table:formula="of:=IF([.C242]=&quot;timeout&quot;;10000;IF([.C24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42]=&quot;timeout&quot;;10000;IF([.E242]=&quot;memout&quot;;1;0))" office:value-type="float" office:value="0" calcext:value-type="float">
            <text:p>0</text:p>
          </table:table-cell>
          <table:table-cell table:style-name="ce242" table:formula="of:=IF(AND(ISNUMBER([.C242]);ISNUMBER([.E242]));IF([.C242]&gt;[.E242];10000;IF([.C242]&lt;[.E24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41.p</text:p>
          </table:table-cell>
          <table:table-cell office:value-type="float" office:value="8573" calcext:value-type="float">
            <text:p>8573</text:p>
          </table:table-cell>
          <table:table-cell table:formula="of:=IF([.C243]=&quot;timeout&quot;;10000;IF([.C24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43]=&quot;timeout&quot;;10000;IF([.E243]=&quot;memout&quot;;1;0))" office:value-type="float" office:value="0" calcext:value-type="float">
            <text:p>0</text:p>
          </table:table-cell>
          <table:table-cell table:style-name="ce243" table:formula="of:=IF(AND(ISNUMBER([.C243]);ISNUMBER([.E243]));IF([.C243]&gt;[.E243];10000;IF([.C243]&lt;[.E24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42.p</text:p>
          </table:table-cell>
          <table:table-cell office:value-type="float" office:value="8992" calcext:value-type="float">
            <text:p>8992</text:p>
          </table:table-cell>
          <table:table-cell table:formula="of:=IF([.C244]=&quot;timeout&quot;;10000;IF([.C24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44]=&quot;timeout&quot;;10000;IF([.E244]=&quot;memout&quot;;1;0))" office:value-type="float" office:value="0" calcext:value-type="float">
            <text:p>0</text:p>
          </table:table-cell>
          <table:table-cell table:style-name="ce244" table:formula="of:=IF(AND(ISNUMBER([.C244]);ISNUMBER([.E244]));IF([.C244]&gt;[.E244];10000;IF([.C244]&lt;[.E24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43.p</text:p>
          </table:table-cell>
          <table:table-cell office:value-type="float" office:value="9421" calcext:value-type="float">
            <text:p>9421</text:p>
          </table:table-cell>
          <table:table-cell table:formula="of:=IF([.C245]=&quot;timeout&quot;;10000;IF([.C24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45]=&quot;timeout&quot;;10000;IF([.E245]=&quot;memout&quot;;1;0))" office:value-type="float" office:value="0" calcext:value-type="float">
            <text:p>0</text:p>
          </table:table-cell>
          <table:table-cell table:style-name="ce245" table:formula="of:=IF(AND(ISNUMBER([.C245]);ISNUMBER([.E245]));IF([.C245]&gt;[.E245];10000;IF([.C245]&lt;[.E24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44.p</text:p>
          </table:table-cell>
          <table:table-cell office:value-type="float" office:value="9860" calcext:value-type="float">
            <text:p>9860</text:p>
          </table:table-cell>
          <table:table-cell table:formula="of:=IF([.C246]=&quot;timeout&quot;;10000;IF([.C24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46]=&quot;timeout&quot;;10000;IF([.E246]=&quot;memout&quot;;1;0))" office:value-type="float" office:value="0" calcext:value-type="float">
            <text:p>0</text:p>
          </table:table-cell>
          <table:table-cell table:style-name="ce246" table:formula="of:=IF(AND(ISNUMBER([.C246]);ISNUMBER([.E246]));IF([.C246]&gt;[.E246];10000;IF([.C246]&lt;[.E24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45.p</text:p>
          </table:table-cell>
          <table:table-cell office:value-type="float" office:value="10309" calcext:value-type="float">
            <text:p>10309</text:p>
          </table:table-cell>
          <table:table-cell table:formula="of:=IF([.C247]=&quot;timeout&quot;;10000;IF([.C24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47]=&quot;timeout&quot;;10000;IF([.E247]=&quot;memout&quot;;1;0))" office:value-type="float" office:value="0" calcext:value-type="float">
            <text:p>0</text:p>
          </table:table-cell>
          <table:table-cell table:style-name="ce247" table:formula="of:=IF(AND(ISNUMBER([.C247]);ISNUMBER([.E247]));IF([.C247]&gt;[.E247];10000;IF([.C247]&lt;[.E24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46.p</text:p>
          </table:table-cell>
          <table:table-cell office:value-type="float" office:value="10768" calcext:value-type="float">
            <text:p>10768</text:p>
          </table:table-cell>
          <table:table-cell table:formula="of:=IF([.C248]=&quot;timeout&quot;;10000;IF([.C24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48]=&quot;timeout&quot;;10000;IF([.E248]=&quot;memout&quot;;1;0))" office:value-type="float" office:value="0" calcext:value-type="float">
            <text:p>0</text:p>
          </table:table-cell>
          <table:table-cell table:style-name="ce248" table:formula="of:=IF(AND(ISNUMBER([.C248]);ISNUMBER([.E248]));IF([.C248]&gt;[.E248];10000;IF([.C248]&lt;[.E24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47.p</text:p>
          </table:table-cell>
          <table:table-cell office:value-type="float" office:value="11237" calcext:value-type="float">
            <text:p>11237</text:p>
          </table:table-cell>
          <table:table-cell table:formula="of:=IF([.C249]=&quot;timeout&quot;;10000;IF([.C24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49]=&quot;timeout&quot;;10000;IF([.E249]=&quot;memout&quot;;1;0))" office:value-type="float" office:value="0" calcext:value-type="float">
            <text:p>0</text:p>
          </table:table-cell>
          <table:table-cell table:style-name="ce249" table:formula="of:=IF(AND(ISNUMBER([.C249]);ISNUMBER([.E249]));IF([.C249]&gt;[.E249];10000;IF([.C249]&lt;[.E24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48.p</text:p>
          </table:table-cell>
          <table:table-cell office:value-type="float" office:value="11716" calcext:value-type="float">
            <text:p>11716</text:p>
          </table:table-cell>
          <table:table-cell table:formula="of:=IF([.C250]=&quot;timeout&quot;;10000;IF([.C25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50]=&quot;timeout&quot;;10000;IF([.E250]=&quot;memout&quot;;1;0))" office:value-type="float" office:value="0" calcext:value-type="float">
            <text:p>0</text:p>
          </table:table-cell>
          <table:table-cell table:style-name="ce250" table:formula="of:=IF(AND(ISNUMBER([.C250]);ISNUMBER([.E250]));IF([.C250]&gt;[.E250];10000;IF([.C250]&lt;[.E25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49.p</text:p>
          </table:table-cell>
          <table:table-cell office:value-type="float" office:value="12205" calcext:value-type="float">
            <text:p>12205</text:p>
          </table:table-cell>
          <table:table-cell table:formula="of:=IF([.C251]=&quot;timeout&quot;;10000;IF([.C25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51]=&quot;timeout&quot;;10000;IF([.E251]=&quot;memout&quot;;1;0))" office:value-type="float" office:value="0" calcext:value-type="float">
            <text:p>0</text:p>
          </table:table-cell>
          <table:table-cell table:style-name="ce251" table:formula="of:=IF(AND(ISNUMBER([.C251]);ISNUMBER([.E251]));IF([.C251]&gt;[.E251];10000;IF([.C251]&lt;[.E25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3+1.050.p</text:p>
          </table:table-cell>
          <table:table-cell office:value-type="float" office:value="12704" calcext:value-type="float">
            <text:p>12704</text:p>
          </table:table-cell>
          <table:table-cell table:formula="of:=IF([.C252]=&quot;timeout&quot;;10000;IF([.C25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52]=&quot;timeout&quot;;10000;IF([.E252]=&quot;memout&quot;;1;0))" office:value-type="float" office:value="0" calcext:value-type="float">
            <text:p>0</text:p>
          </table:table-cell>
          <table:table-cell table:style-name="ce252" table:formula="of:=IF(AND(ISNUMBER([.C252]);ISNUMBER([.E252]));IF([.C252]&gt;[.E252];10000;IF([.C252]&lt;[.E25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01.p</text:p>
          </table:table-cell>
          <table:table-cell office:value-type="float" office:value="21" calcext:value-type="float">
            <text:p>21</text:p>
          </table:table-cell>
          <table:table-cell table:formula="of:=IF([.C253]=&quot;timeout&quot;;10000;IF([.C25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53]=&quot;timeout&quot;;10000;IF([.E253]=&quot;memout&quot;;1;0))" office:value-type="float" office:value="0" calcext:value-type="float">
            <text:p>0</text:p>
          </table:table-cell>
          <table:table-cell table:style-name="ce253" table:formula="of:=IF(AND(ISNUMBER([.C253]);ISNUMBER([.E253]));IF([.C253]&gt;[.E253];10000;IF([.C253]&lt;[.E25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02.p</text:p>
          </table:table-cell>
          <table:table-cell office:value-type="float" office:value="86" calcext:value-type="float">
            <text:p>86</text:p>
          </table:table-cell>
          <table:table-cell table:formula="of:=IF([.C254]=&quot;timeout&quot;;10000;IF([.C25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54]=&quot;timeout&quot;;10000;IF([.E254]=&quot;memout&quot;;1;0))" office:value-type="float" office:value="0" calcext:value-type="float">
            <text:p>0</text:p>
          </table:table-cell>
          <table:table-cell table:style-name="ce254" table:formula="of:=IF(AND(ISNUMBER([.C254]);ISNUMBER([.E254]));IF([.C254]&gt;[.E254];10000;IF([.C254]&lt;[.E25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03.p</text:p>
          </table:table-cell>
          <table:table-cell office:value-type="float" office:value="323" calcext:value-type="float">
            <text:p>323</text:p>
          </table:table-cell>
          <table:table-cell table:formula="of:=IF([.C255]=&quot;timeout&quot;;10000;IF([.C25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55]=&quot;timeout&quot;;10000;IF([.E255]=&quot;memout&quot;;1;0))" office:value-type="float" office:value="0" calcext:value-type="float">
            <text:p>0</text:p>
          </table:table-cell>
          <table:table-cell table:style-name="ce255" table:formula="of:=IF(AND(ISNUMBER([.C255]);ISNUMBER([.E255]));IF([.C255]&gt;[.E255];10000;IF([.C255]&lt;[.E25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04.p</text:p>
          </table:table-cell>
          <table:table-cell office:value-type="float" office:value="1160" calcext:value-type="float">
            <text:p>1160</text:p>
          </table:table-cell>
          <table:table-cell table:formula="of:=IF([.C256]=&quot;timeout&quot;;10000;IF([.C25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56]=&quot;timeout&quot;;10000;IF([.E256]=&quot;memout&quot;;1;0))" office:value-type="float" office:value="0" calcext:value-type="float">
            <text:p>0</text:p>
          </table:table-cell>
          <table:table-cell table:style-name="ce256" table:formula="of:=IF(AND(ISNUMBER([.C256]);ISNUMBER([.E256]));IF([.C256]&gt;[.E256];10000;IF([.C256]&lt;[.E25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05.p</text:p>
          </table:table-cell>
          <table:table-cell office:value-type="float" office:value="4049" calcext:value-type="float">
            <text:p>4049</text:p>
          </table:table-cell>
          <table:table-cell table:formula="of:=IF([.C257]=&quot;timeout&quot;;10000;IF([.C25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57]=&quot;timeout&quot;;10000;IF([.E257]=&quot;memout&quot;;1;0))" office:value-type="float" office:value="0" calcext:value-type="float">
            <text:p>0</text:p>
          </table:table-cell>
          <table:table-cell table:style-name="ce257" table:formula="of:=IF(AND(ISNUMBER([.C257]);ISNUMBER([.E257]));IF([.C257]&gt;[.E257];10000;IF([.C257]&lt;[.E25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06.p</text:p>
          </table:table-cell>
          <table:table-cell office:value-type="float" office:value="13850" calcext:value-type="float">
            <text:p>13850</text:p>
          </table:table-cell>
          <table:table-cell table:formula="of:=IF([.C258]=&quot;timeout&quot;;10000;IF([.C25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58]=&quot;timeout&quot;;10000;IF([.E258]=&quot;memout&quot;;1;0))" office:value-type="float" office:value="0" calcext:value-type="float">
            <text:p>0</text:p>
          </table:table-cell>
          <table:table-cell table:style-name="ce258" table:formula="of:=IF(AND(ISNUMBER([.C258]);ISNUMBER([.E258]));IF([.C258]&gt;[.E258];10000;IF([.C258]&lt;[.E25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07.p</text:p>
          </table:table-cell>
          <table:table-cell office:value-type="float" office:value="46655" calcext:value-type="float">
            <text:p>46655</text:p>
          </table:table-cell>
          <table:table-cell table:formula="of:=IF([.C259]=&quot;timeout&quot;;10000;IF([.C25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59]=&quot;timeout&quot;;10000;IF([.E259]=&quot;memout&quot;;1;0))" office:value-type="float" office:value="0" calcext:value-type="float">
            <text:p>0</text:p>
          </table:table-cell>
          <table:table-cell table:style-name="ce259" table:formula="of:=IF(AND(ISNUMBER([.C259]);ISNUMBER([.E259]));IF([.C259]&gt;[.E259];10000;IF([.C259]&lt;[.E25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08.p</text:p>
          </table:table-cell>
          <table:table-cell office:value-type="float" office:value="155276" calcext:value-type="float">
            <text:p>155276</text:p>
          </table:table-cell>
          <table:table-cell table:formula="of:=IF([.C260]=&quot;timeout&quot;;10000;IF([.C26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60]=&quot;timeout&quot;;10000;IF([.E260]=&quot;memout&quot;;1;0))" office:value-type="float" office:value="0" calcext:value-type="float">
            <text:p>0</text:p>
          </table:table-cell>
          <table:table-cell table:style-name="ce260" table:formula="of:=IF(AND(ISNUMBER([.C260]);ISNUMBER([.E260]));IF([.C260]&gt;[.E260];10000;IF([.C260]&lt;[.E26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09.p</text:p>
          </table:table-cell>
          <table:table-cell office:value-type="float" office:value="511757" calcext:value-type="float">
            <text:p>511757</text:p>
          </table:table-cell>
          <table:table-cell table:formula="of:=IF([.C261]=&quot;timeout&quot;;10000;IF([.C26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61]=&quot;timeout&quot;;10000;IF([.E261]=&quot;memout&quot;;1;0))" office:value-type="float" office:value="0" calcext:value-type="float">
            <text:p>0</text:p>
          </table:table-cell>
          <table:table-cell table:style-name="ce261" table:formula="of:=IF(AND(ISNUMBER([.C261]);ISNUMBER([.E261]));IF([.C261]&gt;[.E261];10000;IF([.C261]&lt;[.E26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10.p</text:p>
          </table:table-cell>
          <table:table-cell office:value-type="float" office:value="1673054" calcext:value-type="float">
            <text:p>1673054</text:p>
          </table:table-cell>
          <table:table-cell table:formula="of:=IF([.C262]=&quot;timeout&quot;;10000;IF([.C26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62]=&quot;timeout&quot;;10000;IF([.E262]=&quot;memout&quot;;1;0))" office:value-type="float" office:value="0" calcext:value-type="float">
            <text:p>0</text:p>
          </table:table-cell>
          <table:table-cell table:style-name="ce262" table:formula="of:=IF(AND(ISNUMBER([.C262]);ISNUMBER([.E262]));IF([.C262]&gt;[.E262];10000;IF([.C262]&lt;[.E26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11.p</text:p>
          </table:table-cell>
          <table:table-cell office:value-type="float" office:value="5432507" calcext:value-type="float">
            <text:p>5432507</text:p>
          </table:table-cell>
          <table:table-cell table:formula="of:=IF([.C263]=&quot;timeout&quot;;10000;IF([.C26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63]=&quot;timeout&quot;;10000;IF([.E263]=&quot;memout&quot;;1;0))" office:value-type="float" office:value="0" calcext:value-type="float">
            <text:p>0</text:p>
          </table:table-cell>
          <table:table-cell table:style-name="ce263" table:formula="of:=IF(AND(ISNUMBER([.C263]);ISNUMBER([.E263]));IF([.C263]&gt;[.E263];10000;IF([.C263]&lt;[.E26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12.p</text:p>
          </table:table-cell>
          <table:table-cell office:value-type="float" office:value="17537552" calcext:value-type="float">
            <text:p>17537552</text:p>
          </table:table-cell>
          <table:table-cell table:formula="of:=IF([.C264]=&quot;timeout&quot;;10000;IF([.C26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64]=&quot;timeout&quot;;10000;IF([.E264]=&quot;memout&quot;;1;0))" office:value-type="float" office:value="0" calcext:value-type="float">
            <text:p>0</text:p>
          </table:table-cell>
          <table:table-cell table:style-name="ce264" table:formula="of:=IF(AND(ISNUMBER([.C264]);ISNUMBER([.E264]));IF([.C264]&gt;[.E264];10000;IF([.C264]&lt;[.E26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13.p</text:p>
          </table:table-cell>
          <table:table-cell office:value-type="float" office:value="56332745" calcext:value-type="float">
            <text:p>56332745</text:p>
          </table:table-cell>
          <table:table-cell table:formula="of:=IF([.C265]=&quot;timeout&quot;;10000;IF([.C26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65]=&quot;timeout&quot;;10000;IF([.E265]=&quot;memout&quot;;1;0))" office:value-type="float" office:value="0" calcext:value-type="float">
            <text:p>0</text:p>
          </table:table-cell>
          <table:table-cell table:style-name="ce265" table:formula="of:=IF(AND(ISNUMBER([.C265]);ISNUMBER([.E265]));IF([.C265]&gt;[.E265];10000;IF([.C265]&lt;[.E26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14.p</text:p>
          </table:table-cell>
          <table:table-cell office:value-type="float" office:value="180158498" calcext:value-type="float">
            <text:p>180158498</text:p>
          </table:table-cell>
          <table:table-cell table:formula="of:=IF([.C266]=&quot;timeout&quot;;10000;IF([.C26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66]=&quot;timeout&quot;;10000;IF([.E266]=&quot;memout&quot;;1;0))" office:value-type="float" office:value="0" calcext:value-type="float">
            <text:p>0</text:p>
          </table:table-cell>
          <table:table-cell table:style-name="ce266" table:formula="of:=IF(AND(ISNUMBER([.C266]);ISNUMBER([.E266]));IF([.C266]&gt;[.E266];10000;IF([.C266]&lt;[.E26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4+1.015.p</text:p>
          </table:table-cell>
          <table:table-cell office:value-type="string" calcext:value-type="string">
            <text:p>memout</text:p>
          </table:table-cell>
          <table:table-cell table:formula="of:=IF([.C267]=&quot;timeout&quot;;10000;IF([.C267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267]=&quot;timeout&quot;;10000;IF([.E267]=&quot;memout&quot;;1;0))" office:value-type="float" office:value="0" calcext:value-type="float">
            <text:p>0</text:p>
          </table:table-cell>
          <table:table-cell table:style-name="ce267" table:formula="of:=IF(AND(ISNUMBER([.C267]);ISNUMBER([.E267]));IF([.C267]&gt;[.E267];10000;IF([.C267]&lt;[.E26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6.p</text:p>
          </table:table-cell>
          <table:table-cell office:value-type="string" calcext:value-type="string">
            <text:p>memout</text:p>
          </table:table-cell>
          <table:table-cell table:formula="of:=IF([.C268]=&quot;timeout&quot;;10000;IF([.C26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68]=&quot;timeout&quot;;10000;IF([.E268]=&quot;memout&quot;;1;0))" office:value-type="float" office:value="1" calcext:value-type="float">
            <text:p>1</text:p>
          </table:table-cell>
          <table:table-cell table:style-name="ce268" table:formula="of:=IF(AND(ISNUMBER([.C268]);ISNUMBER([.E268]));IF([.C268]&gt;[.E268];10000;IF([.C268]&lt;[.E26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7.p</text:p>
          </table:table-cell>
          <table:table-cell office:value-type="string" calcext:value-type="string">
            <text:p>memout</text:p>
          </table:table-cell>
          <table:table-cell table:formula="of:=IF([.C269]=&quot;timeout&quot;;10000;IF([.C26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69]=&quot;timeout&quot;;10000;IF([.E269]=&quot;memout&quot;;1;0))" office:value-type="float" office:value="1" calcext:value-type="float">
            <text:p>1</text:p>
          </table:table-cell>
          <table:table-cell table:style-name="ce269" table:formula="of:=IF(AND(ISNUMBER([.C269]);ISNUMBER([.E269]));IF([.C269]&gt;[.E269];10000;IF([.C269]&lt;[.E26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8.p</text:p>
          </table:table-cell>
          <table:table-cell office:value-type="string" calcext:value-type="string">
            <text:p>memout</text:p>
          </table:table-cell>
          <table:table-cell table:formula="of:=IF([.C270]=&quot;timeout&quot;;10000;IF([.C27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70]=&quot;timeout&quot;;10000;IF([.E270]=&quot;memout&quot;;1;0))" office:value-type="float" office:value="1" calcext:value-type="float">
            <text:p>1</text:p>
          </table:table-cell>
          <table:table-cell table:style-name="ce270" table:formula="of:=IF(AND(ISNUMBER([.C270]);ISNUMBER([.E270]));IF([.C270]&gt;[.E270];10000;IF([.C270]&lt;[.E27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9.p</text:p>
          </table:table-cell>
          <table:table-cell office:value-type="string" calcext:value-type="string">
            <text:p>memout</text:p>
          </table:table-cell>
          <table:table-cell table:formula="of:=IF([.C271]=&quot;timeout&quot;;10000;IF([.C27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71]=&quot;timeout&quot;;10000;IF([.E271]=&quot;memout&quot;;1;0))" office:value-type="float" office:value="1" calcext:value-type="float">
            <text:p>1</text:p>
          </table:table-cell>
          <table:table-cell table:style-name="ce271" table:formula="of:=IF(AND(ISNUMBER([.C271]);ISNUMBER([.E271]));IF([.C271]&gt;[.E271];10000;IF([.C271]&lt;[.E27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0.p</text:p>
          </table:table-cell>
          <table:table-cell office:value-type="string" calcext:value-type="string">
            <text:p>memout</text:p>
          </table:table-cell>
          <table:table-cell table:formula="of:=IF([.C272]=&quot;timeout&quot;;10000;IF([.C27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72]=&quot;timeout&quot;;10000;IF([.E272]=&quot;memout&quot;;1;0))" office:value-type="float" office:value="1" calcext:value-type="float">
            <text:p>1</text:p>
          </table:table-cell>
          <table:table-cell table:style-name="ce272" table:formula="of:=IF(AND(ISNUMBER([.C272]);ISNUMBER([.E272]));IF([.C272]&gt;[.E272];10000;IF([.C272]&lt;[.E27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1.p</text:p>
          </table:table-cell>
          <table:table-cell office:value-type="string" calcext:value-type="string">
            <text:p>memout</text:p>
          </table:table-cell>
          <table:table-cell table:formula="of:=IF([.C273]=&quot;timeout&quot;;10000;IF([.C27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73]=&quot;timeout&quot;;10000;IF([.E273]=&quot;memout&quot;;1;0))" office:value-type="float" office:value="1" calcext:value-type="float">
            <text:p>1</text:p>
          </table:table-cell>
          <table:table-cell table:style-name="ce273" table:formula="of:=IF(AND(ISNUMBER([.C273]);ISNUMBER([.E273]));IF([.C273]&gt;[.E273];10000;IF([.C273]&lt;[.E27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2.p</text:p>
          </table:table-cell>
          <table:table-cell office:value-type="string" calcext:value-type="string">
            <text:p>memout</text:p>
          </table:table-cell>
          <table:table-cell table:formula="of:=IF([.C274]=&quot;timeout&quot;;10000;IF([.C27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74]=&quot;timeout&quot;;10000;IF([.E274]=&quot;memout&quot;;1;0))" office:value-type="float" office:value="1" calcext:value-type="float">
            <text:p>1</text:p>
          </table:table-cell>
          <table:table-cell table:style-name="ce274" table:formula="of:=IF(AND(ISNUMBER([.C274]);ISNUMBER([.E274]));IF([.C274]&gt;[.E274];10000;IF([.C274]&lt;[.E27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3.p</text:p>
          </table:table-cell>
          <table:table-cell office:value-type="string" calcext:value-type="string">
            <text:p>memout</text:p>
          </table:table-cell>
          <table:table-cell table:formula="of:=IF([.C275]=&quot;timeout&quot;;10000;IF([.C27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75]=&quot;timeout&quot;;10000;IF([.E275]=&quot;memout&quot;;1;0))" office:value-type="float" office:value="1" calcext:value-type="float">
            <text:p>1</text:p>
          </table:table-cell>
          <table:table-cell table:style-name="ce275" table:formula="of:=IF(AND(ISNUMBER([.C275]);ISNUMBER([.E275]));IF([.C275]&gt;[.E275];10000;IF([.C275]&lt;[.E27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4.p</text:p>
          </table:table-cell>
          <table:table-cell office:value-type="string" calcext:value-type="string">
            <text:p>memout</text:p>
          </table:table-cell>
          <table:table-cell table:formula="of:=IF([.C276]=&quot;timeout&quot;;10000;IF([.C27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76]=&quot;timeout&quot;;10000;IF([.E276]=&quot;memout&quot;;1;0))" office:value-type="float" office:value="1" calcext:value-type="float">
            <text:p>1</text:p>
          </table:table-cell>
          <table:table-cell table:style-name="ce276" table:formula="of:=IF(AND(ISNUMBER([.C276]);ISNUMBER([.E276]));IF([.C276]&gt;[.E276];10000;IF([.C276]&lt;[.E27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5.p</text:p>
          </table:table-cell>
          <table:table-cell office:value-type="string" calcext:value-type="string">
            <text:p>memout</text:p>
          </table:table-cell>
          <table:table-cell table:formula="of:=IF([.C277]=&quot;timeout&quot;;10000;IF([.C27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77]=&quot;timeout&quot;;10000;IF([.E277]=&quot;memout&quot;;1;0))" office:value-type="float" office:value="1" calcext:value-type="float">
            <text:p>1</text:p>
          </table:table-cell>
          <table:table-cell table:style-name="ce277" table:formula="of:=IF(AND(ISNUMBER([.C277]);ISNUMBER([.E277]));IF([.C277]&gt;[.E277];10000;IF([.C277]&lt;[.E27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6.p</text:p>
          </table:table-cell>
          <table:table-cell office:value-type="string" calcext:value-type="string">
            <text:p>memout</text:p>
          </table:table-cell>
          <table:table-cell table:formula="of:=IF([.C278]=&quot;timeout&quot;;10000;IF([.C27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78]=&quot;timeout&quot;;10000;IF([.E278]=&quot;memout&quot;;1;0))" office:value-type="float" office:value="1" calcext:value-type="float">
            <text:p>1</text:p>
          </table:table-cell>
          <table:table-cell table:style-name="ce278" table:formula="of:=IF(AND(ISNUMBER([.C278]);ISNUMBER([.E278]));IF([.C278]&gt;[.E278];10000;IF([.C278]&lt;[.E27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7.p</text:p>
          </table:table-cell>
          <table:table-cell office:value-type="string" calcext:value-type="string">
            <text:p>memout</text:p>
          </table:table-cell>
          <table:table-cell table:formula="of:=IF([.C279]=&quot;timeout&quot;;10000;IF([.C27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79]=&quot;timeout&quot;;10000;IF([.E279]=&quot;memout&quot;;1;0))" office:value-type="float" office:value="1" calcext:value-type="float">
            <text:p>1</text:p>
          </table:table-cell>
          <table:table-cell table:style-name="ce279" table:formula="of:=IF(AND(ISNUMBER([.C279]);ISNUMBER([.E279]));IF([.C279]&gt;[.E279];10000;IF([.C279]&lt;[.E27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8.p</text:p>
          </table:table-cell>
          <table:table-cell office:value-type="string" calcext:value-type="string">
            <text:p>memout</text:p>
          </table:table-cell>
          <table:table-cell table:formula="of:=IF([.C280]=&quot;timeout&quot;;10000;IF([.C28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80]=&quot;timeout&quot;;10000;IF([.E280]=&quot;memout&quot;;1;0))" office:value-type="float" office:value="1" calcext:value-type="float">
            <text:p>1</text:p>
          </table:table-cell>
          <table:table-cell table:style-name="ce280" table:formula="of:=IF(AND(ISNUMBER([.C280]);ISNUMBER([.E280]));IF([.C280]&gt;[.E280];10000;IF([.C280]&lt;[.E28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9.p</text:p>
          </table:table-cell>
          <table:table-cell office:value-type="string" calcext:value-type="string">
            <text:p>memout</text:p>
          </table:table-cell>
          <table:table-cell table:formula="of:=IF([.C281]=&quot;timeout&quot;;10000;IF([.C28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81]=&quot;timeout&quot;;10000;IF([.E281]=&quot;memout&quot;;1;0))" office:value-type="float" office:value="1" calcext:value-type="float">
            <text:p>1</text:p>
          </table:table-cell>
          <table:table-cell table:style-name="ce281" table:formula="of:=IF(AND(ISNUMBER([.C281]);ISNUMBER([.E281]));IF([.C281]&gt;[.E281];10000;IF([.C281]&lt;[.E28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0.p</text:p>
          </table:table-cell>
          <table:table-cell office:value-type="string" calcext:value-type="string">
            <text:p>memout</text:p>
          </table:table-cell>
          <table:table-cell table:formula="of:=IF([.C282]=&quot;timeout&quot;;10000;IF([.C28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82]=&quot;timeout&quot;;10000;IF([.E282]=&quot;memout&quot;;1;0))" office:value-type="float" office:value="1" calcext:value-type="float">
            <text:p>1</text:p>
          </table:table-cell>
          <table:table-cell table:style-name="ce282" table:formula="of:=IF(AND(ISNUMBER([.C282]);ISNUMBER([.E282]));IF([.C282]&gt;[.E282];10000;IF([.C282]&lt;[.E28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1.p</text:p>
          </table:table-cell>
          <table:table-cell office:value-type="string" calcext:value-type="string">
            <text:p>memout</text:p>
          </table:table-cell>
          <table:table-cell table:formula="of:=IF([.C283]=&quot;timeout&quot;;10000;IF([.C28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83]=&quot;timeout&quot;;10000;IF([.E283]=&quot;memout&quot;;1;0))" office:value-type="float" office:value="1" calcext:value-type="float">
            <text:p>1</text:p>
          </table:table-cell>
          <table:table-cell table:style-name="ce283" table:formula="of:=IF(AND(ISNUMBER([.C283]);ISNUMBER([.E283]));IF([.C283]&gt;[.E283];10000;IF([.C283]&lt;[.E28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2.p</text:p>
          </table:table-cell>
          <table:table-cell office:value-type="string" calcext:value-type="string">
            <text:p>memout</text:p>
          </table:table-cell>
          <table:table-cell table:formula="of:=IF([.C284]=&quot;timeout&quot;;10000;IF([.C28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84]=&quot;timeout&quot;;10000;IF([.E284]=&quot;memout&quot;;1;0))" office:value-type="float" office:value="1" calcext:value-type="float">
            <text:p>1</text:p>
          </table:table-cell>
          <table:table-cell table:style-name="ce284" table:formula="of:=IF(AND(ISNUMBER([.C284]);ISNUMBER([.E284]));IF([.C284]&gt;[.E284];10000;IF([.C284]&lt;[.E28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3.p</text:p>
          </table:table-cell>
          <table:table-cell office:value-type="string" calcext:value-type="string">
            <text:p>memout</text:p>
          </table:table-cell>
          <table:table-cell table:formula="of:=IF([.C285]=&quot;timeout&quot;;10000;IF([.C28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85]=&quot;timeout&quot;;10000;IF([.E285]=&quot;memout&quot;;1;0))" office:value-type="float" office:value="1" calcext:value-type="float">
            <text:p>1</text:p>
          </table:table-cell>
          <table:table-cell table:style-name="ce285" table:formula="of:=IF(AND(ISNUMBER([.C285]);ISNUMBER([.E285]));IF([.C285]&gt;[.E285];10000;IF([.C285]&lt;[.E28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4.p</text:p>
          </table:table-cell>
          <table:table-cell office:value-type="string" calcext:value-type="string">
            <text:p>memout</text:p>
          </table:table-cell>
          <table:table-cell table:formula="of:=IF([.C286]=&quot;timeout&quot;;10000;IF([.C28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86]=&quot;timeout&quot;;10000;IF([.E286]=&quot;memout&quot;;1;0))" office:value-type="float" office:value="1" calcext:value-type="float">
            <text:p>1</text:p>
          </table:table-cell>
          <table:table-cell table:style-name="ce286" table:formula="of:=IF(AND(ISNUMBER([.C286]);ISNUMBER([.E286]));IF([.C286]&gt;[.E286];10000;IF([.C286]&lt;[.E28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5.p</text:p>
          </table:table-cell>
          <table:table-cell office:value-type="string" calcext:value-type="string">
            <text:p>memout</text:p>
          </table:table-cell>
          <table:table-cell table:formula="of:=IF([.C287]=&quot;timeout&quot;;10000;IF([.C28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87]=&quot;timeout&quot;;10000;IF([.E287]=&quot;memout&quot;;1;0))" office:value-type="float" office:value="1" calcext:value-type="float">
            <text:p>1</text:p>
          </table:table-cell>
          <table:table-cell table:style-name="ce287" table:formula="of:=IF(AND(ISNUMBER([.C287]);ISNUMBER([.E287]));IF([.C287]&gt;[.E287];10000;IF([.C287]&lt;[.E28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6.p</text:p>
          </table:table-cell>
          <table:table-cell office:value-type="string" calcext:value-type="string">
            <text:p>memout</text:p>
          </table:table-cell>
          <table:table-cell table:formula="of:=IF([.C288]=&quot;timeout&quot;;10000;IF([.C28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88]=&quot;timeout&quot;;10000;IF([.E288]=&quot;memout&quot;;1;0))" office:value-type="float" office:value="1" calcext:value-type="float">
            <text:p>1</text:p>
          </table:table-cell>
          <table:table-cell table:style-name="ce288" table:formula="of:=IF(AND(ISNUMBER([.C288]);ISNUMBER([.E288]));IF([.C288]&gt;[.E288];10000;IF([.C288]&lt;[.E28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7.p</text:p>
          </table:table-cell>
          <table:table-cell office:value-type="string" calcext:value-type="string">
            <text:p>memout</text:p>
          </table:table-cell>
          <table:table-cell table:formula="of:=IF([.C289]=&quot;timeout&quot;;10000;IF([.C28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89]=&quot;timeout&quot;;10000;IF([.E289]=&quot;memout&quot;;1;0))" office:value-type="float" office:value="1" calcext:value-type="float">
            <text:p>1</text:p>
          </table:table-cell>
          <table:table-cell table:style-name="ce289" table:formula="of:=IF(AND(ISNUMBER([.C289]);ISNUMBER([.E289]));IF([.C289]&gt;[.E289];10000;IF([.C289]&lt;[.E28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8.p</text:p>
          </table:table-cell>
          <table:table-cell office:value-type="string" calcext:value-type="string">
            <text:p>memout</text:p>
          </table:table-cell>
          <table:table-cell table:formula="of:=IF([.C290]=&quot;timeout&quot;;10000;IF([.C29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90]=&quot;timeout&quot;;10000;IF([.E290]=&quot;memout&quot;;1;0))" office:value-type="float" office:value="1" calcext:value-type="float">
            <text:p>1</text:p>
          </table:table-cell>
          <table:table-cell table:style-name="ce290" table:formula="of:=IF(AND(ISNUMBER([.C290]);ISNUMBER([.E290]));IF([.C290]&gt;[.E290];10000;IF([.C290]&lt;[.E29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9.p</text:p>
          </table:table-cell>
          <table:table-cell office:value-type="string" calcext:value-type="string">
            <text:p>memout</text:p>
          </table:table-cell>
          <table:table-cell table:formula="of:=IF([.C291]=&quot;timeout&quot;;10000;IF([.C29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91]=&quot;timeout&quot;;10000;IF([.E291]=&quot;memout&quot;;1;0))" office:value-type="float" office:value="1" calcext:value-type="float">
            <text:p>1</text:p>
          </table:table-cell>
          <table:table-cell table:style-name="ce291" table:formula="of:=IF(AND(ISNUMBER([.C291]);ISNUMBER([.E291]));IF([.C291]&gt;[.E291];10000;IF([.C291]&lt;[.E29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0.p</text:p>
          </table:table-cell>
          <table:table-cell office:value-type="string" calcext:value-type="string">
            <text:p>memout</text:p>
          </table:table-cell>
          <table:table-cell table:formula="of:=IF([.C292]=&quot;timeout&quot;;10000;IF([.C29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92]=&quot;timeout&quot;;10000;IF([.E292]=&quot;memout&quot;;1;0))" office:value-type="float" office:value="1" calcext:value-type="float">
            <text:p>1</text:p>
          </table:table-cell>
          <table:table-cell table:style-name="ce292" table:formula="of:=IF(AND(ISNUMBER([.C292]);ISNUMBER([.E292]));IF([.C292]&gt;[.E292];10000;IF([.C292]&lt;[.E29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1.p</text:p>
          </table:table-cell>
          <table:table-cell office:value-type="string" calcext:value-type="string">
            <text:p>memout</text:p>
          </table:table-cell>
          <table:table-cell table:formula="of:=IF([.C293]=&quot;timeout&quot;;10000;IF([.C29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93]=&quot;timeout&quot;;10000;IF([.E293]=&quot;memout&quot;;1;0))" office:value-type="float" office:value="1" calcext:value-type="float">
            <text:p>1</text:p>
          </table:table-cell>
          <table:table-cell table:style-name="ce293" table:formula="of:=IF(AND(ISNUMBER([.C293]);ISNUMBER([.E293]));IF([.C293]&gt;[.E293];10000;IF([.C293]&lt;[.E29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2.p</text:p>
          </table:table-cell>
          <table:table-cell office:value-type="string" calcext:value-type="string">
            <text:p>memout</text:p>
          </table:table-cell>
          <table:table-cell table:formula="of:=IF([.C294]=&quot;timeout&quot;;10000;IF([.C29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94]=&quot;timeout&quot;;10000;IF([.E294]=&quot;memout&quot;;1;0))" office:value-type="float" office:value="1" calcext:value-type="float">
            <text:p>1</text:p>
          </table:table-cell>
          <table:table-cell table:style-name="ce294" table:formula="of:=IF(AND(ISNUMBER([.C294]);ISNUMBER([.E294]));IF([.C294]&gt;[.E294];10000;IF([.C294]&lt;[.E29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3.p</text:p>
          </table:table-cell>
          <table:table-cell office:value-type="string" calcext:value-type="string">
            <text:p>memout</text:p>
          </table:table-cell>
          <table:table-cell table:formula="of:=IF([.C295]=&quot;timeout&quot;;10000;IF([.C29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95]=&quot;timeout&quot;;10000;IF([.E295]=&quot;memout&quot;;1;0))" office:value-type="float" office:value="1" calcext:value-type="float">
            <text:p>1</text:p>
          </table:table-cell>
          <table:table-cell table:style-name="ce295" table:formula="of:=IF(AND(ISNUMBER([.C295]);ISNUMBER([.E295]));IF([.C295]&gt;[.E295];10000;IF([.C295]&lt;[.E29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4.p</text:p>
          </table:table-cell>
          <table:table-cell office:value-type="string" calcext:value-type="string">
            <text:p>memout</text:p>
          </table:table-cell>
          <table:table-cell table:formula="of:=IF([.C296]=&quot;timeout&quot;;10000;IF([.C29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96]=&quot;timeout&quot;;10000;IF([.E296]=&quot;memout&quot;;1;0))" office:value-type="float" office:value="1" calcext:value-type="float">
            <text:p>1</text:p>
          </table:table-cell>
          <table:table-cell table:style-name="ce296" table:formula="of:=IF(AND(ISNUMBER([.C296]);ISNUMBER([.E296]));IF([.C296]&gt;[.E296];10000;IF([.C296]&lt;[.E29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5.p</text:p>
          </table:table-cell>
          <table:table-cell office:value-type="string" calcext:value-type="string">
            <text:p>memout</text:p>
          </table:table-cell>
          <table:table-cell table:formula="of:=IF([.C297]=&quot;timeout&quot;;10000;IF([.C29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97]=&quot;timeout&quot;;10000;IF([.E297]=&quot;memout&quot;;1;0))" office:value-type="float" office:value="1" calcext:value-type="float">
            <text:p>1</text:p>
          </table:table-cell>
          <table:table-cell table:style-name="ce297" table:formula="of:=IF(AND(ISNUMBER([.C297]);ISNUMBER([.E297]));IF([.C297]&gt;[.E297];10000;IF([.C297]&lt;[.E29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6.p</text:p>
          </table:table-cell>
          <table:table-cell office:value-type="string" calcext:value-type="string">
            <text:p>memout</text:p>
          </table:table-cell>
          <table:table-cell table:formula="of:=IF([.C298]=&quot;timeout&quot;;10000;IF([.C29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98]=&quot;timeout&quot;;10000;IF([.E298]=&quot;memout&quot;;1;0))" office:value-type="float" office:value="1" calcext:value-type="float">
            <text:p>1</text:p>
          </table:table-cell>
          <table:table-cell table:style-name="ce298" table:formula="of:=IF(AND(ISNUMBER([.C298]);ISNUMBER([.E298]));IF([.C298]&gt;[.E298];10000;IF([.C298]&lt;[.E29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7.p</text:p>
          </table:table-cell>
          <table:table-cell office:value-type="string" calcext:value-type="string">
            <text:p>memout</text:p>
          </table:table-cell>
          <table:table-cell table:formula="of:=IF([.C299]=&quot;timeout&quot;;10000;IF([.C29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299]=&quot;timeout&quot;;10000;IF([.E299]=&quot;memout&quot;;1;0))" office:value-type="float" office:value="1" calcext:value-type="float">
            <text:p>1</text:p>
          </table:table-cell>
          <table:table-cell table:style-name="ce299" table:formula="of:=IF(AND(ISNUMBER([.C299]);ISNUMBER([.E299]));IF([.C299]&gt;[.E299];10000;IF([.C299]&lt;[.E29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8.p</text:p>
          </table:table-cell>
          <table:table-cell office:value-type="string" calcext:value-type="string">
            <text:p>memout</text:p>
          </table:table-cell>
          <table:table-cell table:formula="of:=IF([.C300]=&quot;timeout&quot;;10000;IF([.C30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00]=&quot;timeout&quot;;10000;IF([.E300]=&quot;memout&quot;;1;0))" office:value-type="float" office:value="1" calcext:value-type="float">
            <text:p>1</text:p>
          </table:table-cell>
          <table:table-cell table:style-name="ce300" table:formula="of:=IF(AND(ISNUMBER([.C300]);ISNUMBER([.E300]));IF([.C300]&gt;[.E300];10000;IF([.C300]&lt;[.E30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9.p</text:p>
          </table:table-cell>
          <table:table-cell office:value-type="string" calcext:value-type="string">
            <text:p>memout</text:p>
          </table:table-cell>
          <table:table-cell table:formula="of:=IF([.C301]=&quot;timeout&quot;;10000;IF([.C30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01]=&quot;timeout&quot;;10000;IF([.E301]=&quot;memout&quot;;1;0))" office:value-type="float" office:value="1" calcext:value-type="float">
            <text:p>1</text:p>
          </table:table-cell>
          <table:table-cell table:style-name="ce301" table:formula="of:=IF(AND(ISNUMBER([.C301]);ISNUMBER([.E301]));IF([.C301]&gt;[.E301];10000;IF([.C301]&lt;[.E30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50.p</text:p>
          </table:table-cell>
          <table:table-cell office:value-type="string" calcext:value-type="string">
            <text:p>memout</text:p>
          </table:table-cell>
          <table:table-cell table:formula="of:=IF([.C302]=&quot;timeout&quot;;10000;IF([.C30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02]=&quot;timeout&quot;;10000;IF([.E302]=&quot;memout&quot;;1;0))" office:value-type="float" office:value="1" calcext:value-type="float">
            <text:p>1</text:p>
          </table:table-cell>
          <table:table-cell table:style-name="ce302" table:formula="of:=IF(AND(ISNUMBER([.C302]);ISNUMBER([.E302]));IF([.C302]&gt;[.E302];10000;IF([.C302]&lt;[.E30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01.p</text:p>
          </table:table-cell>
          <table:table-cell office:value-type="float" office:value="199" calcext:value-type="float">
            <text:p>199</text:p>
          </table:table-cell>
          <table:table-cell table:formula="of:=IF([.C303]=&quot;timeout&quot;;10000;IF([.C30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03]=&quot;timeout&quot;;10000;IF([.E303]=&quot;memout&quot;;1;0))" office:value-type="float" office:value="0" calcext:value-type="float">
            <text:p>0</text:p>
          </table:table-cell>
          <table:table-cell table:style-name="ce303" table:formula="of:=IF(AND(ISNUMBER([.C303]);ISNUMBER([.E303]));IF([.C303]&gt;[.E303];10000;IF([.C303]&lt;[.E30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02.p</text:p>
          </table:table-cell>
          <table:table-cell office:value-type="float" office:value="527" calcext:value-type="float">
            <text:p>527</text:p>
          </table:table-cell>
          <table:table-cell table:formula="of:=IF([.C304]=&quot;timeout&quot;;10000;IF([.C30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04]=&quot;timeout&quot;;10000;IF([.E304]=&quot;memout&quot;;1;0))" office:value-type="float" office:value="0" calcext:value-type="float">
            <text:p>0</text:p>
          </table:table-cell>
          <table:table-cell table:style-name="ce304" table:formula="of:=IF(AND(ISNUMBER([.C304]);ISNUMBER([.E304]));IF([.C304]&gt;[.E304];10000;IF([.C304]&lt;[.E30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03.p</text:p>
          </table:table-cell>
          <table:table-cell office:value-type="float" office:value="1311" calcext:value-type="float">
            <text:p>1311</text:p>
          </table:table-cell>
          <table:table-cell table:formula="of:=IF([.C305]=&quot;timeout&quot;;10000;IF([.C30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05]=&quot;timeout&quot;;10000;IF([.E305]=&quot;memout&quot;;1;0))" office:value-type="float" office:value="0" calcext:value-type="float">
            <text:p>0</text:p>
          </table:table-cell>
          <table:table-cell table:style-name="ce305" table:formula="of:=IF(AND(ISNUMBER([.C305]);ISNUMBER([.E305]));IF([.C305]&gt;[.E305];10000;IF([.C305]&lt;[.E30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04.p</text:p>
          </table:table-cell>
          <table:table-cell office:value-type="float" office:value="3135" calcext:value-type="float">
            <text:p>3135</text:p>
          </table:table-cell>
          <table:table-cell table:formula="of:=IF([.C306]=&quot;timeout&quot;;10000;IF([.C30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06]=&quot;timeout&quot;;10000;IF([.E306]=&quot;memout&quot;;1;0))" office:value-type="float" office:value="0" calcext:value-type="float">
            <text:p>0</text:p>
          </table:table-cell>
          <table:table-cell table:style-name="ce306" table:formula="of:=IF(AND(ISNUMBER([.C306]);ISNUMBER([.E306]));IF([.C306]&gt;[.E306];10000;IF([.C306]&lt;[.E30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05.p</text:p>
          </table:table-cell>
          <table:table-cell office:value-type="float" office:value="7295" calcext:value-type="float">
            <text:p>7295</text:p>
          </table:table-cell>
          <table:table-cell table:formula="of:=IF([.C307]=&quot;timeout&quot;;10000;IF([.C30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07]=&quot;timeout&quot;;10000;IF([.E307]=&quot;memout&quot;;1;0))" office:value-type="float" office:value="0" calcext:value-type="float">
            <text:p>0</text:p>
          </table:table-cell>
          <table:table-cell table:style-name="ce307" table:formula="of:=IF(AND(ISNUMBER([.C307]);ISNUMBER([.E307]));IF([.C307]&gt;[.E307];10000;IF([.C307]&lt;[.E30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06.p</text:p>
          </table:table-cell>
          <table:table-cell office:value-type="float" office:value="16639" calcext:value-type="float">
            <text:p>16639</text:p>
          </table:table-cell>
          <table:table-cell table:formula="of:=IF([.C308]=&quot;timeout&quot;;10000;IF([.C30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08]=&quot;timeout&quot;;10000;IF([.E308]=&quot;memout&quot;;1;0))" office:value-type="float" office:value="0" calcext:value-type="float">
            <text:p>0</text:p>
          </table:table-cell>
          <table:table-cell table:style-name="ce308" table:formula="of:=IF(AND(ISNUMBER([.C308]);ISNUMBER([.E308]));IF([.C308]&gt;[.E308];10000;IF([.C308]&lt;[.E30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07.p</text:p>
          </table:table-cell>
          <table:table-cell office:value-type="float" office:value="37375" calcext:value-type="float">
            <text:p>37375</text:p>
          </table:table-cell>
          <table:table-cell table:formula="of:=IF([.C309]=&quot;timeout&quot;;10000;IF([.C30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09]=&quot;timeout&quot;;10000;IF([.E309]=&quot;memout&quot;;1;0))" office:value-type="float" office:value="0" calcext:value-type="float">
            <text:p>0</text:p>
          </table:table-cell>
          <table:table-cell table:style-name="ce309" table:formula="of:=IF(AND(ISNUMBER([.C309]);ISNUMBER([.E309]));IF([.C309]&gt;[.E309];10000;IF([.C309]&lt;[.E30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08.p</text:p>
          </table:table-cell>
          <table:table-cell office:value-type="float" office:value="82943" calcext:value-type="float">
            <text:p>82943</text:p>
          </table:table-cell>
          <table:table-cell table:formula="of:=IF([.C310]=&quot;timeout&quot;;10000;IF([.C31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10]=&quot;timeout&quot;;10000;IF([.E310]=&quot;memout&quot;;1;0))" office:value-type="float" office:value="0" calcext:value-type="float">
            <text:p>0</text:p>
          </table:table-cell>
          <table:table-cell table:style-name="ce310" table:formula="of:=IF(AND(ISNUMBER([.C310]);ISNUMBER([.E310]));IF([.C310]&gt;[.E310];10000;IF([.C310]&lt;[.E31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09.p</text:p>
          </table:table-cell>
          <table:table-cell office:value-type="float" office:value="182271" calcext:value-type="float">
            <text:p>182271</text:p>
          </table:table-cell>
          <table:table-cell table:formula="of:=IF([.C311]=&quot;timeout&quot;;10000;IF([.C31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11]=&quot;timeout&quot;;10000;IF([.E311]=&quot;memout&quot;;1;0))" office:value-type="float" office:value="0" calcext:value-type="float">
            <text:p>0</text:p>
          </table:table-cell>
          <table:table-cell table:style-name="ce311" table:formula="of:=IF(AND(ISNUMBER([.C311]);ISNUMBER([.E311]));IF([.C311]&gt;[.E311];10000;IF([.C311]&lt;[.E31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10.p</text:p>
          </table:table-cell>
          <table:table-cell office:value-type="float" office:value="397311" calcext:value-type="float">
            <text:p>397311</text:p>
          </table:table-cell>
          <table:table-cell table:formula="of:=IF([.C312]=&quot;timeout&quot;;10000;IF([.C31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12]=&quot;timeout&quot;;10000;IF([.E312]=&quot;memout&quot;;1;0))" office:value-type="float" office:value="0" calcext:value-type="float">
            <text:p>0</text:p>
          </table:table-cell>
          <table:table-cell table:style-name="ce312" table:formula="of:=IF(AND(ISNUMBER([.C312]);ISNUMBER([.E312]));IF([.C312]&gt;[.E312];10000;IF([.C312]&lt;[.E31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11.p</text:p>
          </table:table-cell>
          <table:table-cell office:value-type="float" office:value="860159" calcext:value-type="float">
            <text:p>860159</text:p>
          </table:table-cell>
          <table:table-cell table:formula="of:=IF([.C313]=&quot;timeout&quot;;10000;IF([.C31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13]=&quot;timeout&quot;;10000;IF([.E313]=&quot;memout&quot;;1;0))" office:value-type="float" office:value="0" calcext:value-type="float">
            <text:p>0</text:p>
          </table:table-cell>
          <table:table-cell table:style-name="ce313" table:formula="of:=IF(AND(ISNUMBER([.C313]);ISNUMBER([.E313]));IF([.C313]&gt;[.E313];10000;IF([.C313]&lt;[.E31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12.p</text:p>
          </table:table-cell>
          <table:table-cell office:value-type="float" office:value="1851391" calcext:value-type="float">
            <text:p>1851391</text:p>
          </table:table-cell>
          <table:table-cell table:formula="of:=IF([.C314]=&quot;timeout&quot;;10000;IF([.C31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14]=&quot;timeout&quot;;10000;IF([.E314]=&quot;memout&quot;;1;0))" office:value-type="float" office:value="0" calcext:value-type="float">
            <text:p>0</text:p>
          </table:table-cell>
          <table:table-cell table:style-name="ce314" table:formula="of:=IF(AND(ISNUMBER([.C314]);ISNUMBER([.E314]));IF([.C314]&gt;[.E314];10000;IF([.C314]&lt;[.E31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13.p</text:p>
          </table:table-cell>
          <table:table-cell office:value-type="float" office:value="3964927" calcext:value-type="float">
            <text:p>3964927</text:p>
          </table:table-cell>
          <table:table-cell table:formula="of:=IF([.C315]=&quot;timeout&quot;;10000;IF([.C31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15]=&quot;timeout&quot;;10000;IF([.E315]=&quot;memout&quot;;1;0))" office:value-type="float" office:value="0" calcext:value-type="float">
            <text:p>0</text:p>
          </table:table-cell>
          <table:table-cell table:style-name="ce315" table:formula="of:=IF(AND(ISNUMBER([.C315]);ISNUMBER([.E315]));IF([.C315]&gt;[.E315];10000;IF([.C315]&lt;[.E31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14.p</text:p>
          </table:table-cell>
          <table:table-cell office:value-type="float" office:value="8454143" calcext:value-type="float">
            <text:p>8454143</text:p>
          </table:table-cell>
          <table:table-cell table:formula="of:=IF([.C316]=&quot;timeout&quot;;10000;IF([.C31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16]=&quot;timeout&quot;;10000;IF([.E316]=&quot;memout&quot;;1;0))" office:value-type="float" office:value="0" calcext:value-type="float">
            <text:p>0</text:p>
          </table:table-cell>
          <table:table-cell table:style-name="ce316" table:formula="of:=IF(AND(ISNUMBER([.C316]);ISNUMBER([.E316]));IF([.C316]&gt;[.E316];10000;IF([.C316]&lt;[.E31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15.p</text:p>
          </table:table-cell>
          <table:table-cell office:value-type="float" office:value="17956863" calcext:value-type="float">
            <text:p>17956863</text:p>
          </table:table-cell>
          <table:table-cell table:formula="of:=IF([.C317]=&quot;timeout&quot;;10000;IF([.C31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17]=&quot;timeout&quot;;10000;IF([.E317]=&quot;memout&quot;;1;0))" office:value-type="float" office:value="0" calcext:value-type="float">
            <text:p>0</text:p>
          </table:table-cell>
          <table:table-cell table:style-name="ce317" table:formula="of:=IF(AND(ISNUMBER([.C317]);ISNUMBER([.E317]));IF([.C317]&gt;[.E317];10000;IF([.C317]&lt;[.E31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16.p</text:p>
          </table:table-cell>
          <table:table-cell office:value-type="float" office:value="38010879" calcext:value-type="float">
            <text:p>38010879</text:p>
          </table:table-cell>
          <table:table-cell table:formula="of:=IF([.C318]=&quot;timeout&quot;;10000;IF([.C31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18]=&quot;timeout&quot;;10000;IF([.E318]=&quot;memout&quot;;1;0))" office:value-type="float" office:value="0" calcext:value-type="float">
            <text:p>0</text:p>
          </table:table-cell>
          <table:table-cell table:style-name="ce318" table:formula="of:=IF(AND(ISNUMBER([.C318]);ISNUMBER([.E318]));IF([.C318]&gt;[.E318];10000;IF([.C318]&lt;[.E31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17.p</text:p>
          </table:table-cell>
          <table:table-cell office:value-type="float" office:value="80216063" calcext:value-type="float">
            <text:p>80216063</text:p>
          </table:table-cell>
          <table:table-cell table:formula="of:=IF([.C319]=&quot;timeout&quot;;10000;IF([.C31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19]=&quot;timeout&quot;;10000;IF([.E319]=&quot;memout&quot;;1;0))" office:value-type="float" office:value="0" calcext:value-type="float">
            <text:p>0</text:p>
          </table:table-cell>
          <table:table-cell table:style-name="ce319" table:formula="of:=IF(AND(ISNUMBER([.C319]);ISNUMBER([.E319]));IF([.C319]&gt;[.E319];10000;IF([.C319]&lt;[.E31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18.p</text:p>
          </table:table-cell>
          <table:table-cell office:value-type="float" office:value="168820735" calcext:value-type="float">
            <text:p>168820735</text:p>
          </table:table-cell>
          <table:table-cell table:formula="of:=IF([.C320]=&quot;timeout&quot;;10000;IF([.C32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20]=&quot;timeout&quot;;10000;IF([.E320]=&quot;memout&quot;;1;0))" office:value-type="float" office:value="0" calcext:value-type="float">
            <text:p>0</text:p>
          </table:table-cell>
          <table:table-cell table:style-name="ce320" table:formula="of:=IF(AND(ISNUMBER([.C320]);ISNUMBER([.E320]));IF([.C320]&gt;[.E320];10000;IF([.C320]&lt;[.E32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5+1.019.p</text:p>
          </table:table-cell>
          <table:table-cell office:value-type="string" calcext:value-type="string">
            <text:p>memout</text:p>
          </table:table-cell>
          <table:table-cell table:formula="of:=IF([.C321]=&quot;timeout&quot;;10000;IF([.C321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21]=&quot;timeout&quot;;10000;IF([.E321]=&quot;memout&quot;;1;0))" office:value-type="float" office:value="0" calcext:value-type="float">
            <text:p>0</text:p>
          </table:table-cell>
          <table:table-cell table:style-name="ce321" table:formula="of:=IF(AND(ISNUMBER([.C321]);ISNUMBER([.E321]));IF([.C321]&gt;[.E321];10000;IF([.C321]&lt;[.E32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20.p</text:p>
          </table:table-cell>
          <table:table-cell office:value-type="string" calcext:value-type="string">
            <text:p>memout</text:p>
          </table:table-cell>
          <table:table-cell table:formula="of:=IF([.C322]=&quot;timeout&quot;;10000;IF([.C32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22]=&quot;timeout&quot;;10000;IF([.E322]=&quot;memout&quot;;1;0))" office:value-type="float" office:value="1" calcext:value-type="float">
            <text:p>1</text:p>
          </table:table-cell>
          <table:table-cell table:style-name="ce322" table:formula="of:=IF(AND(ISNUMBER([.C322]);ISNUMBER([.E322]));IF([.C322]&gt;[.E322];10000;IF([.C322]&lt;[.E32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21.p</text:p>
          </table:table-cell>
          <table:table-cell office:value-type="string" calcext:value-type="string">
            <text:p>memout</text:p>
          </table:table-cell>
          <table:table-cell table:formula="of:=IF([.C323]=&quot;timeout&quot;;10000;IF([.C32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23]=&quot;timeout&quot;;10000;IF([.E323]=&quot;memout&quot;;1;0))" office:value-type="float" office:value="1" calcext:value-type="float">
            <text:p>1</text:p>
          </table:table-cell>
          <table:table-cell table:style-name="ce323" table:formula="of:=IF(AND(ISNUMBER([.C323]);ISNUMBER([.E323]));IF([.C323]&gt;[.E323];10000;IF([.C323]&lt;[.E32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22.p</text:p>
          </table:table-cell>
          <table:table-cell office:value-type="string" calcext:value-type="string">
            <text:p>memout</text:p>
          </table:table-cell>
          <table:table-cell table:formula="of:=IF([.C324]=&quot;timeout&quot;;10000;IF([.C32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24]=&quot;timeout&quot;;10000;IF([.E324]=&quot;memout&quot;;1;0))" office:value-type="float" office:value="1" calcext:value-type="float">
            <text:p>1</text:p>
          </table:table-cell>
          <table:table-cell table:style-name="ce324" table:formula="of:=IF(AND(ISNUMBER([.C324]);ISNUMBER([.E324]));IF([.C324]&gt;[.E324];10000;IF([.C324]&lt;[.E32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23.p</text:p>
          </table:table-cell>
          <table:table-cell office:value-type="string" calcext:value-type="string">
            <text:p>memout</text:p>
          </table:table-cell>
          <table:table-cell table:formula="of:=IF([.C325]=&quot;timeout&quot;;10000;IF([.C32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25]=&quot;timeout&quot;;10000;IF([.E325]=&quot;memout&quot;;1;0))" office:value-type="float" office:value="1" calcext:value-type="float">
            <text:p>1</text:p>
          </table:table-cell>
          <table:table-cell table:style-name="ce325" table:formula="of:=IF(AND(ISNUMBER([.C325]);ISNUMBER([.E325]));IF([.C325]&gt;[.E325];10000;IF([.C325]&lt;[.E32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24.p</text:p>
          </table:table-cell>
          <table:table-cell office:value-type="string" calcext:value-type="string">
            <text:p>memout</text:p>
          </table:table-cell>
          <table:table-cell table:formula="of:=IF([.C326]=&quot;timeout&quot;;10000;IF([.C32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26]=&quot;timeout&quot;;10000;IF([.E326]=&quot;memout&quot;;1;0))" office:value-type="float" office:value="1" calcext:value-type="float">
            <text:p>1</text:p>
          </table:table-cell>
          <table:table-cell table:style-name="ce326" table:formula="of:=IF(AND(ISNUMBER([.C326]);ISNUMBER([.E326]));IF([.C326]&gt;[.E326];10000;IF([.C326]&lt;[.E32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25.p</text:p>
          </table:table-cell>
          <table:table-cell office:value-type="string" calcext:value-type="string">
            <text:p>memout</text:p>
          </table:table-cell>
          <table:table-cell table:formula="of:=IF([.C327]=&quot;timeout&quot;;10000;IF([.C32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27]=&quot;timeout&quot;;10000;IF([.E327]=&quot;memout&quot;;1;0))" office:value-type="float" office:value="1" calcext:value-type="float">
            <text:p>1</text:p>
          </table:table-cell>
          <table:table-cell table:style-name="ce327" table:formula="of:=IF(AND(ISNUMBER([.C327]);ISNUMBER([.E327]));IF([.C327]&gt;[.E327];10000;IF([.C327]&lt;[.E32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26.p</text:p>
          </table:table-cell>
          <table:table-cell office:value-type="string" calcext:value-type="string">
            <text:p>memout</text:p>
          </table:table-cell>
          <table:table-cell table:formula="of:=IF([.C328]=&quot;timeout&quot;;10000;IF([.C32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28]=&quot;timeout&quot;;10000;IF([.E328]=&quot;memout&quot;;1;0))" office:value-type="float" office:value="1" calcext:value-type="float">
            <text:p>1</text:p>
          </table:table-cell>
          <table:table-cell table:style-name="ce328" table:formula="of:=IF(AND(ISNUMBER([.C328]);ISNUMBER([.E328]));IF([.C328]&gt;[.E328];10000;IF([.C328]&lt;[.E32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27.p</text:p>
          </table:table-cell>
          <table:table-cell office:value-type="string" calcext:value-type="string">
            <text:p>memout</text:p>
          </table:table-cell>
          <table:table-cell table:formula="of:=IF([.C329]=&quot;timeout&quot;;10000;IF([.C32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29]=&quot;timeout&quot;;10000;IF([.E329]=&quot;memout&quot;;1;0))" office:value-type="float" office:value="1" calcext:value-type="float">
            <text:p>1</text:p>
          </table:table-cell>
          <table:table-cell table:style-name="ce329" table:formula="of:=IF(AND(ISNUMBER([.C329]);ISNUMBER([.E329]));IF([.C329]&gt;[.E329];10000;IF([.C329]&lt;[.E32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28.p</text:p>
          </table:table-cell>
          <table:table-cell office:value-type="string" calcext:value-type="string">
            <text:p>memout</text:p>
          </table:table-cell>
          <table:table-cell table:formula="of:=IF([.C330]=&quot;timeout&quot;;10000;IF([.C33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30]=&quot;timeout&quot;;10000;IF([.E330]=&quot;memout&quot;;1;0))" office:value-type="float" office:value="1" calcext:value-type="float">
            <text:p>1</text:p>
          </table:table-cell>
          <table:table-cell table:style-name="ce330" table:formula="of:=IF(AND(ISNUMBER([.C330]);ISNUMBER([.E330]));IF([.C330]&gt;[.E330];10000;IF([.C330]&lt;[.E33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29.p</text:p>
          </table:table-cell>
          <table:table-cell office:value-type="string" calcext:value-type="string">
            <text:p>memout</text:p>
          </table:table-cell>
          <table:table-cell table:formula="of:=IF([.C331]=&quot;timeout&quot;;10000;IF([.C33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31]=&quot;timeout&quot;;10000;IF([.E331]=&quot;memout&quot;;1;0))" office:value-type="float" office:value="1" calcext:value-type="float">
            <text:p>1</text:p>
          </table:table-cell>
          <table:table-cell table:style-name="ce331" table:formula="of:=IF(AND(ISNUMBER([.C331]);ISNUMBER([.E331]));IF([.C331]&gt;[.E331];10000;IF([.C331]&lt;[.E33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30.p</text:p>
          </table:table-cell>
          <table:table-cell office:value-type="string" calcext:value-type="string">
            <text:p>memout</text:p>
          </table:table-cell>
          <table:table-cell table:formula="of:=IF([.C332]=&quot;timeout&quot;;10000;IF([.C33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32]=&quot;timeout&quot;;10000;IF([.E332]=&quot;memout&quot;;1;0))" office:value-type="float" office:value="1" calcext:value-type="float">
            <text:p>1</text:p>
          </table:table-cell>
          <table:table-cell table:style-name="ce332" table:formula="of:=IF(AND(ISNUMBER([.C332]);ISNUMBER([.E332]));IF([.C332]&gt;[.E332];10000;IF([.C332]&lt;[.E33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31.p</text:p>
          </table:table-cell>
          <table:table-cell office:value-type="string" calcext:value-type="string">
            <text:p>memout</text:p>
          </table:table-cell>
          <table:table-cell table:formula="of:=IF([.C333]=&quot;timeout&quot;;10000;IF([.C33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33]=&quot;timeout&quot;;10000;IF([.E333]=&quot;memout&quot;;1;0))" office:value-type="float" office:value="1" calcext:value-type="float">
            <text:p>1</text:p>
          </table:table-cell>
          <table:table-cell table:style-name="ce333" table:formula="of:=IF(AND(ISNUMBER([.C333]);ISNUMBER([.E333]));IF([.C333]&gt;[.E333];10000;IF([.C333]&lt;[.E33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32.p</text:p>
          </table:table-cell>
          <table:table-cell office:value-type="string" calcext:value-type="string">
            <text:p>memout</text:p>
          </table:table-cell>
          <table:table-cell table:formula="of:=IF([.C334]=&quot;timeout&quot;;10000;IF([.C33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34]=&quot;timeout&quot;;10000;IF([.E334]=&quot;memout&quot;;1;0))" office:value-type="float" office:value="1" calcext:value-type="float">
            <text:p>1</text:p>
          </table:table-cell>
          <table:table-cell table:style-name="ce334" table:formula="of:=IF(AND(ISNUMBER([.C334]);ISNUMBER([.E334]));IF([.C334]&gt;[.E334];10000;IF([.C334]&lt;[.E33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33.p</text:p>
          </table:table-cell>
          <table:table-cell office:value-type="string" calcext:value-type="string">
            <text:p>memout</text:p>
          </table:table-cell>
          <table:table-cell table:formula="of:=IF([.C335]=&quot;timeout&quot;;10000;IF([.C33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35]=&quot;timeout&quot;;10000;IF([.E335]=&quot;memout&quot;;1;0))" office:value-type="float" office:value="1" calcext:value-type="float">
            <text:p>1</text:p>
          </table:table-cell>
          <table:table-cell table:style-name="ce335" table:formula="of:=IF(AND(ISNUMBER([.C335]);ISNUMBER([.E335]));IF([.C335]&gt;[.E335];10000;IF([.C335]&lt;[.E33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34.p</text:p>
          </table:table-cell>
          <table:table-cell office:value-type="string" calcext:value-type="string">
            <text:p>memout</text:p>
          </table:table-cell>
          <table:table-cell table:formula="of:=IF([.C336]=&quot;timeout&quot;;10000;IF([.C33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36]=&quot;timeout&quot;;10000;IF([.E336]=&quot;memout&quot;;1;0))" office:value-type="float" office:value="1" calcext:value-type="float">
            <text:p>1</text:p>
          </table:table-cell>
          <table:table-cell table:style-name="ce336" table:formula="of:=IF(AND(ISNUMBER([.C336]);ISNUMBER([.E336]));IF([.C336]&gt;[.E336];10000;IF([.C336]&lt;[.E33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35.p</text:p>
          </table:table-cell>
          <table:table-cell office:value-type="string" calcext:value-type="string">
            <text:p>memout</text:p>
          </table:table-cell>
          <table:table-cell table:formula="of:=IF([.C337]=&quot;timeout&quot;;10000;IF([.C33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37]=&quot;timeout&quot;;10000;IF([.E337]=&quot;memout&quot;;1;0))" office:value-type="float" office:value="1" calcext:value-type="float">
            <text:p>1</text:p>
          </table:table-cell>
          <table:table-cell table:style-name="ce337" table:formula="of:=IF(AND(ISNUMBER([.C337]);ISNUMBER([.E337]));IF([.C337]&gt;[.E337];10000;IF([.C337]&lt;[.E33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36.p</text:p>
          </table:table-cell>
          <table:table-cell office:value-type="string" calcext:value-type="string">
            <text:p>memout</text:p>
          </table:table-cell>
          <table:table-cell table:formula="of:=IF([.C338]=&quot;timeout&quot;;10000;IF([.C33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38]=&quot;timeout&quot;;10000;IF([.E338]=&quot;memout&quot;;1;0))" office:value-type="float" office:value="1" calcext:value-type="float">
            <text:p>1</text:p>
          </table:table-cell>
          <table:table-cell table:style-name="ce338" table:formula="of:=IF(AND(ISNUMBER([.C338]);ISNUMBER([.E338]));IF([.C338]&gt;[.E338];10000;IF([.C338]&lt;[.E33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37.p</text:p>
          </table:table-cell>
          <table:table-cell office:value-type="string" calcext:value-type="string">
            <text:p>memout</text:p>
          </table:table-cell>
          <table:table-cell table:formula="of:=IF([.C339]=&quot;timeout&quot;;10000;IF([.C33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39]=&quot;timeout&quot;;10000;IF([.E339]=&quot;memout&quot;;1;0))" office:value-type="float" office:value="1" calcext:value-type="float">
            <text:p>1</text:p>
          </table:table-cell>
          <table:table-cell table:style-name="ce339" table:formula="of:=IF(AND(ISNUMBER([.C339]);ISNUMBER([.E339]));IF([.C339]&gt;[.E339];10000;IF([.C339]&lt;[.E33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38.p</text:p>
          </table:table-cell>
          <table:table-cell office:value-type="string" calcext:value-type="string">
            <text:p>memout</text:p>
          </table:table-cell>
          <table:table-cell table:formula="of:=IF([.C340]=&quot;timeout&quot;;10000;IF([.C34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40]=&quot;timeout&quot;;10000;IF([.E340]=&quot;memout&quot;;1;0))" office:value-type="float" office:value="1" calcext:value-type="float">
            <text:p>1</text:p>
          </table:table-cell>
          <table:table-cell table:style-name="ce340" table:formula="of:=IF(AND(ISNUMBER([.C340]);ISNUMBER([.E340]));IF([.C340]&gt;[.E340];10000;IF([.C340]&lt;[.E34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39.p</text:p>
          </table:table-cell>
          <table:table-cell office:value-type="string" calcext:value-type="string">
            <text:p>memout</text:p>
          </table:table-cell>
          <table:table-cell table:formula="of:=IF([.C341]=&quot;timeout&quot;;10000;IF([.C34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41]=&quot;timeout&quot;;10000;IF([.E341]=&quot;memout&quot;;1;0))" office:value-type="float" office:value="1" calcext:value-type="float">
            <text:p>1</text:p>
          </table:table-cell>
          <table:table-cell table:style-name="ce341" table:formula="of:=IF(AND(ISNUMBER([.C341]);ISNUMBER([.E341]));IF([.C341]&gt;[.E341];10000;IF([.C341]&lt;[.E34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40.p</text:p>
          </table:table-cell>
          <table:table-cell office:value-type="string" calcext:value-type="string">
            <text:p>memout</text:p>
          </table:table-cell>
          <table:table-cell table:formula="of:=IF([.C342]=&quot;timeout&quot;;10000;IF([.C34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42]=&quot;timeout&quot;;10000;IF([.E342]=&quot;memout&quot;;1;0))" office:value-type="float" office:value="1" calcext:value-type="float">
            <text:p>1</text:p>
          </table:table-cell>
          <table:table-cell table:style-name="ce342" table:formula="of:=IF(AND(ISNUMBER([.C342]);ISNUMBER([.E342]));IF([.C342]&gt;[.E342];10000;IF([.C342]&lt;[.E34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41.p</text:p>
          </table:table-cell>
          <table:table-cell office:value-type="string" calcext:value-type="string">
            <text:p>memout</text:p>
          </table:table-cell>
          <table:table-cell table:formula="of:=IF([.C343]=&quot;timeout&quot;;10000;IF([.C34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43]=&quot;timeout&quot;;10000;IF([.E343]=&quot;memout&quot;;1;0))" office:value-type="float" office:value="1" calcext:value-type="float">
            <text:p>1</text:p>
          </table:table-cell>
          <table:table-cell table:style-name="ce343" table:formula="of:=IF(AND(ISNUMBER([.C343]);ISNUMBER([.E343]));IF([.C343]&gt;[.E343];10000;IF([.C343]&lt;[.E34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42.p</text:p>
          </table:table-cell>
          <table:table-cell office:value-type="string" calcext:value-type="string">
            <text:p>memout</text:p>
          </table:table-cell>
          <table:table-cell table:formula="of:=IF([.C344]=&quot;timeout&quot;;10000;IF([.C34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44]=&quot;timeout&quot;;10000;IF([.E344]=&quot;memout&quot;;1;0))" office:value-type="float" office:value="1" calcext:value-type="float">
            <text:p>1</text:p>
          </table:table-cell>
          <table:table-cell table:style-name="ce344" table:formula="of:=IF(AND(ISNUMBER([.C344]);ISNUMBER([.E344]));IF([.C344]&gt;[.E344];10000;IF([.C344]&lt;[.E34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43.p</text:p>
          </table:table-cell>
          <table:table-cell office:value-type="string" calcext:value-type="string">
            <text:p>memout</text:p>
          </table:table-cell>
          <table:table-cell table:formula="of:=IF([.C345]=&quot;timeout&quot;;10000;IF([.C34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45]=&quot;timeout&quot;;10000;IF([.E345]=&quot;memout&quot;;1;0))" office:value-type="float" office:value="1" calcext:value-type="float">
            <text:p>1</text:p>
          </table:table-cell>
          <table:table-cell table:style-name="ce345" table:formula="of:=IF(AND(ISNUMBER([.C345]);ISNUMBER([.E345]));IF([.C345]&gt;[.E345];10000;IF([.C345]&lt;[.E34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44.p</text:p>
          </table:table-cell>
          <table:table-cell office:value-type="string" calcext:value-type="string">
            <text:p>memout</text:p>
          </table:table-cell>
          <table:table-cell table:formula="of:=IF([.C346]=&quot;timeout&quot;;10000;IF([.C34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46]=&quot;timeout&quot;;10000;IF([.E346]=&quot;memout&quot;;1;0))" office:value-type="float" office:value="1" calcext:value-type="float">
            <text:p>1</text:p>
          </table:table-cell>
          <table:table-cell table:style-name="ce346" table:formula="of:=IF(AND(ISNUMBER([.C346]);ISNUMBER([.E346]));IF([.C346]&gt;[.E346];10000;IF([.C346]&lt;[.E34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45.p</text:p>
          </table:table-cell>
          <table:table-cell office:value-type="string" calcext:value-type="string">
            <text:p>memout</text:p>
          </table:table-cell>
          <table:table-cell table:formula="of:=IF([.C347]=&quot;timeout&quot;;10000;IF([.C34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47]=&quot;timeout&quot;;10000;IF([.E347]=&quot;memout&quot;;1;0))" office:value-type="float" office:value="1" calcext:value-type="float">
            <text:p>1</text:p>
          </table:table-cell>
          <table:table-cell table:style-name="ce347" table:formula="of:=IF(AND(ISNUMBER([.C347]);ISNUMBER([.E347]));IF([.C347]&gt;[.E347];10000;IF([.C347]&lt;[.E34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46.p</text:p>
          </table:table-cell>
          <table:table-cell office:value-type="string" calcext:value-type="string">
            <text:p>memout</text:p>
          </table:table-cell>
          <table:table-cell table:formula="of:=IF([.C348]=&quot;timeout&quot;;10000;IF([.C34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48]=&quot;timeout&quot;;10000;IF([.E348]=&quot;memout&quot;;1;0))" office:value-type="float" office:value="1" calcext:value-type="float">
            <text:p>1</text:p>
          </table:table-cell>
          <table:table-cell table:style-name="ce348" table:formula="of:=IF(AND(ISNUMBER([.C348]);ISNUMBER([.E348]));IF([.C348]&gt;[.E348];10000;IF([.C348]&lt;[.E34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47.p</text:p>
          </table:table-cell>
          <table:table-cell office:value-type="string" calcext:value-type="string">
            <text:p>memout</text:p>
          </table:table-cell>
          <table:table-cell table:formula="of:=IF([.C349]=&quot;timeout&quot;;10000;IF([.C34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49]=&quot;timeout&quot;;10000;IF([.E349]=&quot;memout&quot;;1;0))" office:value-type="float" office:value="1" calcext:value-type="float">
            <text:p>1</text:p>
          </table:table-cell>
          <table:table-cell table:style-name="ce349" table:formula="of:=IF(AND(ISNUMBER([.C349]);ISNUMBER([.E349]));IF([.C349]&gt;[.E349];10000;IF([.C349]&lt;[.E34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48.p</text:p>
          </table:table-cell>
          <table:table-cell office:value-type="string" calcext:value-type="string">
            <text:p>memout</text:p>
          </table:table-cell>
          <table:table-cell table:formula="of:=IF([.C350]=&quot;timeout&quot;;10000;IF([.C35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50]=&quot;timeout&quot;;10000;IF([.E350]=&quot;memout&quot;;1;0))" office:value-type="float" office:value="1" calcext:value-type="float">
            <text:p>1</text:p>
          </table:table-cell>
          <table:table-cell table:style-name="ce350" table:formula="of:=IF(AND(ISNUMBER([.C350]);ISNUMBER([.E350]));IF([.C350]&gt;[.E350];10000;IF([.C350]&lt;[.E35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49.p</text:p>
          </table:table-cell>
          <table:table-cell office:value-type="string" calcext:value-type="string">
            <text:p>memout</text:p>
          </table:table-cell>
          <table:table-cell table:formula="of:=IF([.C351]=&quot;timeout&quot;;10000;IF([.C35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51]=&quot;timeout&quot;;10000;IF([.E351]=&quot;memout&quot;;1;0))" office:value-type="float" office:value="1" calcext:value-type="float">
            <text:p>1</text:p>
          </table:table-cell>
          <table:table-cell table:style-name="ce351" table:formula="of:=IF(AND(ISNUMBER([.C351]);ISNUMBER([.E351]));IF([.C351]&gt;[.E351];10000;IF([.C351]&lt;[.E35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50.p</text:p>
          </table:table-cell>
          <table:table-cell office:value-type="string" calcext:value-type="string">
            <text:p>memout</text:p>
          </table:table-cell>
          <table:table-cell table:formula="of:=IF([.C352]=&quot;timeout&quot;;10000;IF([.C35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52]=&quot;timeout&quot;;10000;IF([.E352]=&quot;memout&quot;;1;0))" office:value-type="float" office:value="1" calcext:value-type="float">
            <text:p>1</text:p>
          </table:table-cell>
          <table:table-cell table:style-name="ce352" table:formula="of:=IF(AND(ISNUMBER([.C352]);ISNUMBER([.E352]));IF([.C352]&gt;[.E352];10000;IF([.C352]&lt;[.E35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1.p</text:p>
          </table:table-cell>
          <table:table-cell office:value-type="float" office:value="9" calcext:value-type="float">
            <text:p>9</text:p>
          </table:table-cell>
          <table:table-cell table:formula="of:=IF([.C353]=&quot;timeout&quot;;10000;IF([.C35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53]=&quot;timeout&quot;;10000;IF([.E353]=&quot;memout&quot;;1;0))" office:value-type="float" office:value="0" calcext:value-type="float">
            <text:p>0</text:p>
          </table:table-cell>
          <table:table-cell table:style-name="ce353" table:formula="of:=IF(AND(ISNUMBER([.C353]);ISNUMBER([.E353]));IF([.C353]&gt;[.E353];10000;IF([.C353]&lt;[.E35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6+1.002.p</text:p>
          </table:table-cell>
          <table:table-cell office:value-type="float" office:value="79" calcext:value-type="float">
            <text:p>79</text:p>
          </table:table-cell>
          <table:table-cell table:formula="of:=IF([.C354]=&quot;timeout&quot;;10000;IF([.C35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54]=&quot;timeout&quot;;10000;IF([.E354]=&quot;memout&quot;;1;0))" office:value-type="float" office:value="0" calcext:value-type="float">
            <text:p>0</text:p>
          </table:table-cell>
          <table:table-cell table:style-name="ce354" table:formula="of:=IF(AND(ISNUMBER([.C354]);ISNUMBER([.E354]));IF([.C354]&gt;[.E354];10000;IF([.C354]&lt;[.E35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6+1.003.p</text:p>
          </table:table-cell>
          <table:table-cell office:value-type="float" office:value="479" calcext:value-type="float">
            <text:p>479</text:p>
          </table:table-cell>
          <table:table-cell table:formula="of:=IF([.C355]=&quot;timeout&quot;;10000;IF([.C35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55]=&quot;timeout&quot;;10000;IF([.E355]=&quot;memout&quot;;1;0))" office:value-type="float" office:value="0" calcext:value-type="float">
            <text:p>0</text:p>
          </table:table-cell>
          <table:table-cell table:style-name="ce355" table:formula="of:=IF(AND(ISNUMBER([.C355]);ISNUMBER([.E355]));IF([.C355]&gt;[.E355];10000;IF([.C355]&lt;[.E35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6+1.004.p</text:p>
          </table:table-cell>
          <table:table-cell office:value-type="float" office:value="2559" calcext:value-type="float">
            <text:p>2559</text:p>
          </table:table-cell>
          <table:table-cell table:formula="of:=IF([.C356]=&quot;timeout&quot;;10000;IF([.C35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56]=&quot;timeout&quot;;10000;IF([.E356]=&quot;memout&quot;;1;0))" office:value-type="float" office:value="0" calcext:value-type="float">
            <text:p>0</text:p>
          </table:table-cell>
          <table:table-cell table:style-name="ce356" table:formula="of:=IF(AND(ISNUMBER([.C356]);ISNUMBER([.E356]));IF([.C356]&gt;[.E356];10000;IF([.C356]&lt;[.E35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6+1.005.p</text:p>
          </table:table-cell>
          <table:table-cell office:value-type="float" office:value="12799" calcext:value-type="float">
            <text:p>12799</text:p>
          </table:table-cell>
          <table:table-cell table:formula="of:=IF([.C357]=&quot;timeout&quot;;10000;IF([.C35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57]=&quot;timeout&quot;;10000;IF([.E357]=&quot;memout&quot;;1;0))" office:value-type="float" office:value="0" calcext:value-type="float">
            <text:p>0</text:p>
          </table:table-cell>
          <table:table-cell table:style-name="ce357" table:formula="of:=IF(AND(ISNUMBER([.C357]);ISNUMBER([.E357]));IF([.C357]&gt;[.E357];10000;IF([.C357]&lt;[.E35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6+1.006.p</text:p>
          </table:table-cell>
          <table:table-cell office:value-type="float" office:value="61439" calcext:value-type="float">
            <text:p>61439</text:p>
          </table:table-cell>
          <table:table-cell table:formula="of:=IF([.C358]=&quot;timeout&quot;;10000;IF([.C35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58]=&quot;timeout&quot;;10000;IF([.E358]=&quot;memout&quot;;1;0))" office:value-type="float" office:value="0" calcext:value-type="float">
            <text:p>0</text:p>
          </table:table-cell>
          <table:table-cell table:style-name="ce358" table:formula="of:=IF(AND(ISNUMBER([.C358]);ISNUMBER([.E358]));IF([.C358]&gt;[.E358];10000;IF([.C358]&lt;[.E35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6+1.007.p</text:p>
          </table:table-cell>
          <table:table-cell office:value-type="float" office:value="286719" calcext:value-type="float">
            <text:p>286719</text:p>
          </table:table-cell>
          <table:table-cell table:formula="of:=IF([.C359]=&quot;timeout&quot;;10000;IF([.C35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59]=&quot;timeout&quot;;10000;IF([.E359]=&quot;memout&quot;;1;0))" office:value-type="float" office:value="0" calcext:value-type="float">
            <text:p>0</text:p>
          </table:table-cell>
          <table:table-cell table:style-name="ce359" table:formula="of:=IF(AND(ISNUMBER([.C359]);ISNUMBER([.E359]));IF([.C359]&gt;[.E359];10000;IF([.C359]&lt;[.E35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6+1.008.p</text:p>
          </table:table-cell>
          <table:table-cell office:value-type="float" office:value="1310719" calcext:value-type="float">
            <text:p>1310719</text:p>
          </table:table-cell>
          <table:table-cell table:formula="of:=IF([.C360]=&quot;timeout&quot;;10000;IF([.C36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60]=&quot;timeout&quot;;10000;IF([.E360]=&quot;memout&quot;;1;0))" office:value-type="float" office:value="0" calcext:value-type="float">
            <text:p>0</text:p>
          </table:table-cell>
          <table:table-cell table:style-name="ce360" table:formula="of:=IF(AND(ISNUMBER([.C360]);ISNUMBER([.E360]));IF([.C360]&gt;[.E360];10000;IF([.C360]&lt;[.E36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6+1.009.p</text:p>
          </table:table-cell>
          <table:table-cell office:value-type="float" office:value="5898239" calcext:value-type="float">
            <text:p>5898239</text:p>
          </table:table-cell>
          <table:table-cell table:formula="of:=IF([.C361]=&quot;timeout&quot;;10000;IF([.C36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61]=&quot;timeout&quot;;10000;IF([.E361]=&quot;memout&quot;;1;0))" office:value-type="float" office:value="0" calcext:value-type="float">
            <text:p>0</text:p>
          </table:table-cell>
          <table:table-cell table:style-name="ce361" table:formula="of:=IF(AND(ISNUMBER([.C361]);ISNUMBER([.E361]));IF([.C361]&gt;[.E361];10000;IF([.C361]&lt;[.E36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6+1.010.p</text:p>
          </table:table-cell>
          <table:table-cell office:value-type="float" office:value="26214399" calcext:value-type="float">
            <text:p>26214399</text:p>
          </table:table-cell>
          <table:table-cell table:formula="of:=IF([.C362]=&quot;timeout&quot;;10000;IF([.C36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62]=&quot;timeout&quot;;10000;IF([.E362]=&quot;memout&quot;;1;0))" office:value-type="float" office:value="0" calcext:value-type="float">
            <text:p>0</text:p>
          </table:table-cell>
          <table:table-cell table:style-name="ce362" table:formula="of:=IF(AND(ISNUMBER([.C362]);ISNUMBER([.E362]));IF([.C362]&gt;[.E362];10000;IF([.C362]&lt;[.E36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6+1.011.p</text:p>
          </table:table-cell>
          <table:table-cell office:value-type="float" office:value="115343359" calcext:value-type="float">
            <text:p>115343359</text:p>
          </table:table-cell>
          <table:table-cell table:formula="of:=IF([.C363]=&quot;timeout&quot;;10000;IF([.C36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63]=&quot;timeout&quot;;10000;IF([.E363]=&quot;memout&quot;;1;0))" office:value-type="float" office:value="0" calcext:value-type="float">
            <text:p>0</text:p>
          </table:table-cell>
          <table:table-cell table:style-name="ce363" table:formula="of:=IF(AND(ISNUMBER([.C363]);ISNUMBER([.E363]));IF([.C363]&gt;[.E363];10000;IF([.C363]&lt;[.E36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6+1.012.p</text:p>
          </table:table-cell>
          <table:table-cell office:value-type="string" calcext:value-type="string">
            <text:p>memout</text:p>
          </table:table-cell>
          <table:table-cell table:formula="of:=IF([.C364]=&quot;timeout&quot;;10000;IF([.C364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64]=&quot;timeout&quot;;10000;IF([.E364]=&quot;memout&quot;;1;0))" office:value-type="float" office:value="0" calcext:value-type="float">
            <text:p>0</text:p>
          </table:table-cell>
          <table:table-cell table:style-name="ce364" table:formula="of:=IF(AND(ISNUMBER([.C364]);ISNUMBER([.E364]));IF([.C364]&gt;[.E364];10000;IF([.C364]&lt;[.E36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3.p</text:p>
          </table:table-cell>
          <table:table-cell office:value-type="string" calcext:value-type="string">
            <text:p>memout</text:p>
          </table:table-cell>
          <table:table-cell table:formula="of:=IF([.C365]=&quot;timeout&quot;;10000;IF([.C365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65]=&quot;timeout&quot;;10000;IF([.E365]=&quot;memout&quot;;1;0))" office:value-type="float" office:value="0" calcext:value-type="float">
            <text:p>0</text:p>
          </table:table-cell>
          <table:table-cell table:style-name="ce365" table:formula="of:=IF(AND(ISNUMBER([.C365]);ISNUMBER([.E365]));IF([.C365]&gt;[.E365];10000;IF([.C365]&lt;[.E36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4.p</text:p>
          </table:table-cell>
          <table:table-cell office:value-type="string" calcext:value-type="string">
            <text:p>memout</text:p>
          </table:table-cell>
          <table:table-cell table:formula="of:=IF([.C366]=&quot;timeout&quot;;10000;IF([.C366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66]=&quot;timeout&quot;;10000;IF([.E366]=&quot;memout&quot;;1;0))" office:value-type="float" office:value="0" calcext:value-type="float">
            <text:p>0</text:p>
          </table:table-cell>
          <table:table-cell table:style-name="ce366" table:formula="of:=IF(AND(ISNUMBER([.C366]);ISNUMBER([.E366]));IF([.C366]&gt;[.E366];10000;IF([.C366]&lt;[.E36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5.p</text:p>
          </table:table-cell>
          <table:table-cell office:value-type="string" calcext:value-type="string">
            <text:p>memout</text:p>
          </table:table-cell>
          <table:table-cell table:formula="of:=IF([.C367]=&quot;timeout&quot;;10000;IF([.C367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67]=&quot;timeout&quot;;10000;IF([.E367]=&quot;memout&quot;;1;0))" office:value-type="float" office:value="0" calcext:value-type="float">
            <text:p>0</text:p>
          </table:table-cell>
          <table:table-cell table:style-name="ce367" table:formula="of:=IF(AND(ISNUMBER([.C367]);ISNUMBER([.E367]));IF([.C367]&gt;[.E367];10000;IF([.C367]&lt;[.E36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6.p</text:p>
          </table:table-cell>
          <table:table-cell office:value-type="string" calcext:value-type="string">
            <text:p>memout</text:p>
          </table:table-cell>
          <table:table-cell table:formula="of:=IF([.C368]=&quot;timeout&quot;;10000;IF([.C368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68]=&quot;timeout&quot;;10000;IF([.E368]=&quot;memout&quot;;1;0))" office:value-type="float" office:value="0" calcext:value-type="float">
            <text:p>0</text:p>
          </table:table-cell>
          <table:table-cell table:style-name="ce368" table:formula="of:=IF(AND(ISNUMBER([.C368]);ISNUMBER([.E368]));IF([.C368]&gt;[.E368];10000;IF([.C368]&lt;[.E36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7.p</text:p>
          </table:table-cell>
          <table:table-cell office:value-type="string" calcext:value-type="string">
            <text:p>memout</text:p>
          </table:table-cell>
          <table:table-cell table:formula="of:=IF([.C369]=&quot;timeout&quot;;10000;IF([.C369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69]=&quot;timeout&quot;;10000;IF([.E369]=&quot;memout&quot;;1;0))" office:value-type="float" office:value="0" calcext:value-type="float">
            <text:p>0</text:p>
          </table:table-cell>
          <table:table-cell table:style-name="ce369" table:formula="of:=IF(AND(ISNUMBER([.C369]);ISNUMBER([.E369]));IF([.C369]&gt;[.E369];10000;IF([.C369]&lt;[.E36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8.p</text:p>
          </table:table-cell>
          <table:table-cell office:value-type="string" calcext:value-type="string">
            <text:p>memout</text:p>
          </table:table-cell>
          <table:table-cell table:formula="of:=IF([.C370]=&quot;timeout&quot;;10000;IF([.C370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70]=&quot;timeout&quot;;10000;IF([.E370]=&quot;memout&quot;;1;0))" office:value-type="float" office:value="0" calcext:value-type="float">
            <text:p>0</text:p>
          </table:table-cell>
          <table:table-cell table:style-name="ce370" table:formula="of:=IF(AND(ISNUMBER([.C370]);ISNUMBER([.E370]));IF([.C370]&gt;[.E370];10000;IF([.C370]&lt;[.E37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9.p</text:p>
          </table:table-cell>
          <table:table-cell office:value-type="string" calcext:value-type="string">
            <text:p>memout</text:p>
          </table:table-cell>
          <table:table-cell table:formula="of:=IF([.C371]=&quot;timeout&quot;;10000;IF([.C371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71]=&quot;timeout&quot;;10000;IF([.E371]=&quot;memout&quot;;1;0))" office:value-type="float" office:value="0" calcext:value-type="float">
            <text:p>0</text:p>
          </table:table-cell>
          <table:table-cell table:style-name="ce371" table:formula="of:=IF(AND(ISNUMBER([.C371]);ISNUMBER([.E371]));IF([.C371]&gt;[.E371];10000;IF([.C371]&lt;[.E37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0.p</text:p>
          </table:table-cell>
          <table:table-cell office:value-type="string" calcext:value-type="string">
            <text:p>memout</text:p>
          </table:table-cell>
          <table:table-cell table:formula="of:=IF([.C372]=&quot;timeout&quot;;10000;IF([.C37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72]=&quot;timeout&quot;;10000;IF([.E372]=&quot;memout&quot;;1;0))" office:value-type="float" office:value="1" calcext:value-type="float">
            <text:p>1</text:p>
          </table:table-cell>
          <table:table-cell table:style-name="ce372" table:formula="of:=IF(AND(ISNUMBER([.C372]);ISNUMBER([.E372]));IF([.C372]&gt;[.E372];10000;IF([.C372]&lt;[.E37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1.p</text:p>
          </table:table-cell>
          <table:table-cell office:value-type="string" calcext:value-type="string">
            <text:p>memout</text:p>
          </table:table-cell>
          <table:table-cell table:formula="of:=IF([.C373]=&quot;timeout&quot;;10000;IF([.C37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73]=&quot;timeout&quot;;10000;IF([.E373]=&quot;memout&quot;;1;0))" office:value-type="float" office:value="1" calcext:value-type="float">
            <text:p>1</text:p>
          </table:table-cell>
          <table:table-cell table:style-name="ce373" table:formula="of:=IF(AND(ISNUMBER([.C373]);ISNUMBER([.E373]));IF([.C373]&gt;[.E373];10000;IF([.C373]&lt;[.E37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2.p</text:p>
          </table:table-cell>
          <table:table-cell office:value-type="string" calcext:value-type="string">
            <text:p>memout</text:p>
          </table:table-cell>
          <table:table-cell table:formula="of:=IF([.C374]=&quot;timeout&quot;;10000;IF([.C37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74]=&quot;timeout&quot;;10000;IF([.E374]=&quot;memout&quot;;1;0))" office:value-type="float" office:value="1" calcext:value-type="float">
            <text:p>1</text:p>
          </table:table-cell>
          <table:table-cell table:style-name="ce374" table:formula="of:=IF(AND(ISNUMBER([.C374]);ISNUMBER([.E374]));IF([.C374]&gt;[.E374];10000;IF([.C374]&lt;[.E37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3.p</text:p>
          </table:table-cell>
          <table:table-cell office:value-type="string" calcext:value-type="string">
            <text:p>memout</text:p>
          </table:table-cell>
          <table:table-cell table:formula="of:=IF([.C375]=&quot;timeout&quot;;10000;IF([.C37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75]=&quot;timeout&quot;;10000;IF([.E375]=&quot;memout&quot;;1;0))" office:value-type="float" office:value="1" calcext:value-type="float">
            <text:p>1</text:p>
          </table:table-cell>
          <table:table-cell table:style-name="ce375" table:formula="of:=IF(AND(ISNUMBER([.C375]);ISNUMBER([.E375]));IF([.C375]&gt;[.E375];10000;IF([.C375]&lt;[.E37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4.p</text:p>
          </table:table-cell>
          <table:table-cell office:value-type="string" calcext:value-type="string">
            <text:p>memout</text:p>
          </table:table-cell>
          <table:table-cell table:formula="of:=IF([.C376]=&quot;timeout&quot;;10000;IF([.C37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76]=&quot;timeout&quot;;10000;IF([.E376]=&quot;memout&quot;;1;0))" office:value-type="float" office:value="1" calcext:value-type="float">
            <text:p>1</text:p>
          </table:table-cell>
          <table:table-cell table:style-name="ce376" table:formula="of:=IF(AND(ISNUMBER([.C376]);ISNUMBER([.E376]));IF([.C376]&gt;[.E376];10000;IF([.C376]&lt;[.E37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5.p</text:p>
          </table:table-cell>
          <table:table-cell office:value-type="string" calcext:value-type="string">
            <text:p>memout</text:p>
          </table:table-cell>
          <table:table-cell table:formula="of:=IF([.C377]=&quot;timeout&quot;;10000;IF([.C37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77]=&quot;timeout&quot;;10000;IF([.E377]=&quot;memout&quot;;1;0))" office:value-type="float" office:value="1" calcext:value-type="float">
            <text:p>1</text:p>
          </table:table-cell>
          <table:table-cell table:style-name="ce377" table:formula="of:=IF(AND(ISNUMBER([.C377]);ISNUMBER([.E377]));IF([.C377]&gt;[.E377];10000;IF([.C377]&lt;[.E37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6.p</text:p>
          </table:table-cell>
          <table:table-cell office:value-type="string" calcext:value-type="string">
            <text:p>memout</text:p>
          </table:table-cell>
          <table:table-cell table:formula="of:=IF([.C378]=&quot;timeout&quot;;10000;IF([.C37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78]=&quot;timeout&quot;;10000;IF([.E378]=&quot;memout&quot;;1;0))" office:value-type="float" office:value="1" calcext:value-type="float">
            <text:p>1</text:p>
          </table:table-cell>
          <table:table-cell table:style-name="ce378" table:formula="of:=IF(AND(ISNUMBER([.C378]);ISNUMBER([.E378]));IF([.C378]&gt;[.E378];10000;IF([.C378]&lt;[.E37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7.p</text:p>
          </table:table-cell>
          <table:table-cell office:value-type="string" calcext:value-type="string">
            <text:p>memout</text:p>
          </table:table-cell>
          <table:table-cell table:formula="of:=IF([.C379]=&quot;timeout&quot;;10000;IF([.C37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79]=&quot;timeout&quot;;10000;IF([.E379]=&quot;memout&quot;;1;0))" office:value-type="float" office:value="1" calcext:value-type="float">
            <text:p>1</text:p>
          </table:table-cell>
          <table:table-cell table:style-name="ce379" table:formula="of:=IF(AND(ISNUMBER([.C379]);ISNUMBER([.E379]));IF([.C379]&gt;[.E379];10000;IF([.C379]&lt;[.E37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8.p</text:p>
          </table:table-cell>
          <table:table-cell office:value-type="string" calcext:value-type="string">
            <text:p>memout</text:p>
          </table:table-cell>
          <table:table-cell table:formula="of:=IF([.C380]=&quot;timeout&quot;;10000;IF([.C38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80]=&quot;timeout&quot;;10000;IF([.E380]=&quot;memout&quot;;1;0))" office:value-type="float" office:value="1" calcext:value-type="float">
            <text:p>1</text:p>
          </table:table-cell>
          <table:table-cell table:style-name="ce380" table:formula="of:=IF(AND(ISNUMBER([.C380]);ISNUMBER([.E380]));IF([.C380]&gt;[.E380];10000;IF([.C380]&lt;[.E38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9.p</text:p>
          </table:table-cell>
          <table:table-cell office:value-type="string" calcext:value-type="string">
            <text:p>memout</text:p>
          </table:table-cell>
          <table:table-cell table:formula="of:=IF([.C381]=&quot;timeout&quot;;10000;IF([.C38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81]=&quot;timeout&quot;;10000;IF([.E381]=&quot;memout&quot;;1;0))" office:value-type="float" office:value="1" calcext:value-type="float">
            <text:p>1</text:p>
          </table:table-cell>
          <table:table-cell table:style-name="ce381" table:formula="of:=IF(AND(ISNUMBER([.C381]);ISNUMBER([.E381]));IF([.C381]&gt;[.E381];10000;IF([.C381]&lt;[.E38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0.p</text:p>
          </table:table-cell>
          <table:table-cell office:value-type="string" calcext:value-type="string">
            <text:p>memout</text:p>
          </table:table-cell>
          <table:table-cell table:formula="of:=IF([.C382]=&quot;timeout&quot;;10000;IF([.C38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82]=&quot;timeout&quot;;10000;IF([.E382]=&quot;memout&quot;;1;0))" office:value-type="float" office:value="1" calcext:value-type="float">
            <text:p>1</text:p>
          </table:table-cell>
          <table:table-cell table:style-name="ce382" table:formula="of:=IF(AND(ISNUMBER([.C382]);ISNUMBER([.E382]));IF([.C382]&gt;[.E382];10000;IF([.C382]&lt;[.E38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1.p</text:p>
          </table:table-cell>
          <table:table-cell office:value-type="string" calcext:value-type="string">
            <text:p>memout</text:p>
          </table:table-cell>
          <table:table-cell table:formula="of:=IF([.C383]=&quot;timeout&quot;;10000;IF([.C38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83]=&quot;timeout&quot;;10000;IF([.E383]=&quot;memout&quot;;1;0))" office:value-type="float" office:value="1" calcext:value-type="float">
            <text:p>1</text:p>
          </table:table-cell>
          <table:table-cell table:style-name="ce383" table:formula="of:=IF(AND(ISNUMBER([.C383]);ISNUMBER([.E383]));IF([.C383]&gt;[.E383];10000;IF([.C383]&lt;[.E38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2.p</text:p>
          </table:table-cell>
          <table:table-cell office:value-type="string" calcext:value-type="string">
            <text:p>memout</text:p>
          </table:table-cell>
          <table:table-cell table:formula="of:=IF([.C384]=&quot;timeout&quot;;10000;IF([.C38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84]=&quot;timeout&quot;;10000;IF([.E384]=&quot;memout&quot;;1;0))" office:value-type="float" office:value="1" calcext:value-type="float">
            <text:p>1</text:p>
          </table:table-cell>
          <table:table-cell table:style-name="ce384" table:formula="of:=IF(AND(ISNUMBER([.C384]);ISNUMBER([.E384]));IF([.C384]&gt;[.E384];10000;IF([.C384]&lt;[.E38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3.p</text:p>
          </table:table-cell>
          <table:table-cell office:value-type="string" calcext:value-type="string">
            <text:p>memout</text:p>
          </table:table-cell>
          <table:table-cell table:formula="of:=IF([.C385]=&quot;timeout&quot;;10000;IF([.C38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85]=&quot;timeout&quot;;10000;IF([.E385]=&quot;memout&quot;;1;0))" office:value-type="float" office:value="1" calcext:value-type="float">
            <text:p>1</text:p>
          </table:table-cell>
          <table:table-cell table:style-name="ce385" table:formula="of:=IF(AND(ISNUMBER([.C385]);ISNUMBER([.E385]));IF([.C385]&gt;[.E385];10000;IF([.C385]&lt;[.E38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4.p</text:p>
          </table:table-cell>
          <table:table-cell office:value-type="string" calcext:value-type="string">
            <text:p>memout</text:p>
          </table:table-cell>
          <table:table-cell table:formula="of:=IF([.C386]=&quot;timeout&quot;;10000;IF([.C38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86]=&quot;timeout&quot;;10000;IF([.E386]=&quot;memout&quot;;1;0))" office:value-type="float" office:value="1" calcext:value-type="float">
            <text:p>1</text:p>
          </table:table-cell>
          <table:table-cell table:style-name="ce386" table:formula="of:=IF(AND(ISNUMBER([.C386]);ISNUMBER([.E386]));IF([.C386]&gt;[.E386];10000;IF([.C386]&lt;[.E38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5.p</text:p>
          </table:table-cell>
          <table:table-cell office:value-type="string" calcext:value-type="string">
            <text:p>memout</text:p>
          </table:table-cell>
          <table:table-cell table:formula="of:=IF([.C387]=&quot;timeout&quot;;10000;IF([.C38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87]=&quot;timeout&quot;;10000;IF([.E387]=&quot;memout&quot;;1;0))" office:value-type="float" office:value="1" calcext:value-type="float">
            <text:p>1</text:p>
          </table:table-cell>
          <table:table-cell table:style-name="ce387" table:formula="of:=IF(AND(ISNUMBER([.C387]);ISNUMBER([.E387]));IF([.C387]&gt;[.E387];10000;IF([.C387]&lt;[.E38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6.p</text:p>
          </table:table-cell>
          <table:table-cell office:value-type="string" calcext:value-type="string">
            <text:p>memout</text:p>
          </table:table-cell>
          <table:table-cell table:formula="of:=IF([.C388]=&quot;timeout&quot;;10000;IF([.C38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88]=&quot;timeout&quot;;10000;IF([.E388]=&quot;memout&quot;;1;0))" office:value-type="float" office:value="1" calcext:value-type="float">
            <text:p>1</text:p>
          </table:table-cell>
          <table:table-cell table:style-name="ce388" table:formula="of:=IF(AND(ISNUMBER([.C388]);ISNUMBER([.E388]));IF([.C388]&gt;[.E388];10000;IF([.C388]&lt;[.E38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7.p</text:p>
          </table:table-cell>
          <table:table-cell office:value-type="string" calcext:value-type="string">
            <text:p>memout</text:p>
          </table:table-cell>
          <table:table-cell table:formula="of:=IF([.C389]=&quot;timeout&quot;;10000;IF([.C38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89]=&quot;timeout&quot;;10000;IF([.E389]=&quot;memout&quot;;1;0))" office:value-type="float" office:value="1" calcext:value-type="float">
            <text:p>1</text:p>
          </table:table-cell>
          <table:table-cell table:style-name="ce389" table:formula="of:=IF(AND(ISNUMBER([.C389]);ISNUMBER([.E389]));IF([.C389]&gt;[.E389];10000;IF([.C389]&lt;[.E38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8.p</text:p>
          </table:table-cell>
          <table:table-cell office:value-type="string" calcext:value-type="string">
            <text:p>memout</text:p>
          </table:table-cell>
          <table:table-cell table:formula="of:=IF([.C390]=&quot;timeout&quot;;10000;IF([.C39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90]=&quot;timeout&quot;;10000;IF([.E390]=&quot;memout&quot;;1;0))" office:value-type="float" office:value="1" calcext:value-type="float">
            <text:p>1</text:p>
          </table:table-cell>
          <table:table-cell table:style-name="ce390" table:formula="of:=IF(AND(ISNUMBER([.C390]);ISNUMBER([.E390]));IF([.C390]&gt;[.E390];10000;IF([.C390]&lt;[.E39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9.p</text:p>
          </table:table-cell>
          <table:table-cell office:value-type="string" calcext:value-type="string">
            <text:p>memout</text:p>
          </table:table-cell>
          <table:table-cell table:formula="of:=IF([.C391]=&quot;timeout&quot;;10000;IF([.C39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91]=&quot;timeout&quot;;10000;IF([.E391]=&quot;memout&quot;;1;0))" office:value-type="float" office:value="1" calcext:value-type="float">
            <text:p>1</text:p>
          </table:table-cell>
          <table:table-cell table:style-name="ce391" table:formula="of:=IF(AND(ISNUMBER([.C391]);ISNUMBER([.E391]));IF([.C391]&gt;[.E391];10000;IF([.C391]&lt;[.E39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0.p</text:p>
          </table:table-cell>
          <table:table-cell office:value-type="string" calcext:value-type="string">
            <text:p>memout</text:p>
          </table:table-cell>
          <table:table-cell table:formula="of:=IF([.C392]=&quot;timeout&quot;;10000;IF([.C39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92]=&quot;timeout&quot;;10000;IF([.E392]=&quot;memout&quot;;1;0))" office:value-type="float" office:value="1" calcext:value-type="float">
            <text:p>1</text:p>
          </table:table-cell>
          <table:table-cell table:style-name="ce392" table:formula="of:=IF(AND(ISNUMBER([.C392]);ISNUMBER([.E392]));IF([.C392]&gt;[.E392];10000;IF([.C392]&lt;[.E39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1.p</text:p>
          </table:table-cell>
          <table:table-cell office:value-type="string" calcext:value-type="string">
            <text:p>memout</text:p>
          </table:table-cell>
          <table:table-cell table:formula="of:=IF([.C393]=&quot;timeout&quot;;10000;IF([.C39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93]=&quot;timeout&quot;;10000;IF([.E393]=&quot;memout&quot;;1;0))" office:value-type="float" office:value="1" calcext:value-type="float">
            <text:p>1</text:p>
          </table:table-cell>
          <table:table-cell table:style-name="ce393" table:formula="of:=IF(AND(ISNUMBER([.C393]);ISNUMBER([.E393]));IF([.C393]&gt;[.E393];10000;IF([.C393]&lt;[.E39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2.p</text:p>
          </table:table-cell>
          <table:table-cell office:value-type="string" calcext:value-type="string">
            <text:p>memout</text:p>
          </table:table-cell>
          <table:table-cell table:formula="of:=IF([.C394]=&quot;timeout&quot;;10000;IF([.C39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94]=&quot;timeout&quot;;10000;IF([.E394]=&quot;memout&quot;;1;0))" office:value-type="float" office:value="1" calcext:value-type="float">
            <text:p>1</text:p>
          </table:table-cell>
          <table:table-cell table:style-name="ce394" table:formula="of:=IF(AND(ISNUMBER([.C394]);ISNUMBER([.E394]));IF([.C394]&gt;[.E394];10000;IF([.C394]&lt;[.E39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3.p</text:p>
          </table:table-cell>
          <table:table-cell office:value-type="string" calcext:value-type="string">
            <text:p>memout</text:p>
          </table:table-cell>
          <table:table-cell table:formula="of:=IF([.C395]=&quot;timeout&quot;;10000;IF([.C39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95]=&quot;timeout&quot;;10000;IF([.E395]=&quot;memout&quot;;1;0))" office:value-type="float" office:value="1" calcext:value-type="float">
            <text:p>1</text:p>
          </table:table-cell>
          <table:table-cell table:style-name="ce395" table:formula="of:=IF(AND(ISNUMBER([.C395]);ISNUMBER([.E395]));IF([.C395]&gt;[.E395];10000;IF([.C395]&lt;[.E39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4.p</text:p>
          </table:table-cell>
          <table:table-cell office:value-type="string" calcext:value-type="string">
            <text:p>memout</text:p>
          </table:table-cell>
          <table:table-cell table:formula="of:=IF([.C396]=&quot;timeout&quot;;10000;IF([.C39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96]=&quot;timeout&quot;;10000;IF([.E396]=&quot;memout&quot;;1;0))" office:value-type="float" office:value="1" calcext:value-type="float">
            <text:p>1</text:p>
          </table:table-cell>
          <table:table-cell table:style-name="ce396" table:formula="of:=IF(AND(ISNUMBER([.C396]);ISNUMBER([.E396]));IF([.C396]&gt;[.E396];10000;IF([.C396]&lt;[.E39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5.p</text:p>
          </table:table-cell>
          <table:table-cell office:value-type="string" calcext:value-type="string">
            <text:p>memout</text:p>
          </table:table-cell>
          <table:table-cell table:formula="of:=IF([.C397]=&quot;timeout&quot;;10000;IF([.C39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97]=&quot;timeout&quot;;10000;IF([.E397]=&quot;memout&quot;;1;0))" office:value-type="float" office:value="1" calcext:value-type="float">
            <text:p>1</text:p>
          </table:table-cell>
          <table:table-cell table:style-name="ce397" table:formula="of:=IF(AND(ISNUMBER([.C397]);ISNUMBER([.E397]));IF([.C397]&gt;[.E397];10000;IF([.C397]&lt;[.E39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6.p</text:p>
          </table:table-cell>
          <table:table-cell office:value-type="string" calcext:value-type="string">
            <text:p>memout</text:p>
          </table:table-cell>
          <table:table-cell table:formula="of:=IF([.C398]=&quot;timeout&quot;;10000;IF([.C39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98]=&quot;timeout&quot;;10000;IF([.E398]=&quot;memout&quot;;1;0))" office:value-type="float" office:value="1" calcext:value-type="float">
            <text:p>1</text:p>
          </table:table-cell>
          <table:table-cell table:style-name="ce398" table:formula="of:=IF(AND(ISNUMBER([.C398]);ISNUMBER([.E398]));IF([.C398]&gt;[.E398];10000;IF([.C398]&lt;[.E39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7.p</text:p>
          </table:table-cell>
          <table:table-cell office:value-type="string" calcext:value-type="string">
            <text:p>memout</text:p>
          </table:table-cell>
          <table:table-cell table:formula="of:=IF([.C399]=&quot;timeout&quot;;10000;IF([.C39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399]=&quot;timeout&quot;;10000;IF([.E399]=&quot;memout&quot;;1;0))" office:value-type="float" office:value="1" calcext:value-type="float">
            <text:p>1</text:p>
          </table:table-cell>
          <table:table-cell table:style-name="ce399" table:formula="of:=IF(AND(ISNUMBER([.C399]);ISNUMBER([.E399]));IF([.C399]&gt;[.E399];10000;IF([.C399]&lt;[.E39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8.p</text:p>
          </table:table-cell>
          <table:table-cell office:value-type="string" calcext:value-type="string">
            <text:p>memout</text:p>
          </table:table-cell>
          <table:table-cell table:formula="of:=IF([.C400]=&quot;timeout&quot;;10000;IF([.C40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00]=&quot;timeout&quot;;10000;IF([.E400]=&quot;memout&quot;;1;0))" office:value-type="float" office:value="1" calcext:value-type="float">
            <text:p>1</text:p>
          </table:table-cell>
          <table:table-cell table:style-name="ce400" table:formula="of:=IF(AND(ISNUMBER([.C400]);ISNUMBER([.E400]));IF([.C400]&gt;[.E400];10000;IF([.C400]&lt;[.E40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9.p</text:p>
          </table:table-cell>
          <table:table-cell office:value-type="string" calcext:value-type="string">
            <text:p>memout</text:p>
          </table:table-cell>
          <table:table-cell table:formula="of:=IF([.C401]=&quot;timeout&quot;;10000;IF([.C40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01]=&quot;timeout&quot;;10000;IF([.E401]=&quot;memout&quot;;1;0))" office:value-type="float" office:value="1" calcext:value-type="float">
            <text:p>1</text:p>
          </table:table-cell>
          <table:table-cell table:style-name="ce401" table:formula="of:=IF(AND(ISNUMBER([.C401]);ISNUMBER([.E401]));IF([.C401]&gt;[.E401];10000;IF([.C401]&lt;[.E40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50.p</text:p>
          </table:table-cell>
          <table:table-cell office:value-type="string" calcext:value-type="string">
            <text:p>memout</text:p>
          </table:table-cell>
          <table:table-cell table:formula="of:=IF([.C402]=&quot;timeout&quot;;10000;IF([.C40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02]=&quot;timeout&quot;;10000;IF([.E402]=&quot;memout&quot;;1;0))" office:value-type="float" office:value="1" calcext:value-type="float">
            <text:p>1</text:p>
          </table:table-cell>
          <table:table-cell table:style-name="ce402" table:formula="of:=IF(AND(ISNUMBER([.C402]);ISNUMBER([.E402]));IF([.C402]&gt;[.E402];10000;IF([.C402]&lt;[.E40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1.p</text:p>
          </table:table-cell>
          <table:table-cell office:value-type="float" office:value="317" calcext:value-type="float">
            <text:p>317</text:p>
          </table:table-cell>
          <table:table-cell table:formula="of:=IF([.C403]=&quot;timeout&quot;;10000;IF([.C40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03]=&quot;timeout&quot;;10000;IF([.E403]=&quot;memout&quot;;1;0))" office:value-type="float" office:value="0" calcext:value-type="float">
            <text:p>0</text:p>
          </table:table-cell>
          <table:table-cell table:style-name="ce403" table:formula="of:=IF(AND(ISNUMBER([.C403]);ISNUMBER([.E403]));IF([.C403]&gt;[.E403];10000;IF([.C403]&lt;[.E40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7+1.002.p</text:p>
          </table:table-cell>
          <table:table-cell office:value-type="float" office:value="11771" calcext:value-type="float">
            <text:p>11771</text:p>
          </table:table-cell>
          <table:table-cell table:formula="of:=IF([.C404]=&quot;timeout&quot;;10000;IF([.C40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04]=&quot;timeout&quot;;10000;IF([.E404]=&quot;memout&quot;;1;0))" office:value-type="float" office:value="0" calcext:value-type="float">
            <text:p>0</text:p>
          </table:table-cell>
          <table:table-cell table:style-name="ce404" table:formula="of:=IF(AND(ISNUMBER([.C404]);ISNUMBER([.E404]));IF([.C404]&gt;[.E404];10000;IF([.C404]&lt;[.E40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7+1.003.p</text:p>
          </table:table-cell>
          <table:table-cell office:value-type="float" office:value="275561" calcext:value-type="float">
            <text:p>275561</text:p>
          </table:table-cell>
          <table:table-cell table:formula="of:=IF([.C405]=&quot;timeout&quot;;10000;IF([.C40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05]=&quot;timeout&quot;;10000;IF([.E405]=&quot;memout&quot;;1;0))" office:value-type="float" office:value="0" calcext:value-type="float">
            <text:p>0</text:p>
          </table:table-cell>
          <table:table-cell table:style-name="ce405" table:formula="of:=IF(AND(ISNUMBER([.C405]);ISNUMBER([.E405]));IF([.C405]&gt;[.E405];10000;IF([.C405]&lt;[.E40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7+1.004.p</text:p>
          </table:table-cell>
          <table:table-cell office:value-type="float" office:value="5126327" calcext:value-type="float">
            <text:p>5126327</text:p>
          </table:table-cell>
          <table:table-cell table:formula="of:=IF([.C406]=&quot;timeout&quot;;10000;IF([.C40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06]=&quot;timeout&quot;;10000;IF([.E406]=&quot;memout&quot;;1;0))" office:value-type="float" office:value="0" calcext:value-type="float">
            <text:p>0</text:p>
          </table:table-cell>
          <table:table-cell table:style-name="ce406" table:formula="of:=IF(AND(ISNUMBER([.C406]);ISNUMBER([.E406]));IF([.C406]&gt;[.E406];10000;IF([.C406]&lt;[.E40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7+1.005.p</text:p>
          </table:table-cell>
          <table:table-cell office:value-type="float" office:value="82865429" calcext:value-type="float">
            <text:p>82865429</text:p>
          </table:table-cell>
          <table:table-cell table:formula="of:=IF([.C407]=&quot;timeout&quot;;10000;IF([.C40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07]=&quot;timeout&quot;;10000;IF([.E407]=&quot;memout&quot;;1;0))" office:value-type="float" office:value="0" calcext:value-type="float">
            <text:p>0</text:p>
          </table:table-cell>
          <table:table-cell table:style-name="ce407" table:formula="of:=IF(AND(ISNUMBER([.C407]);ISNUMBER([.E407]));IF([.C407]&gt;[.E407];10000;IF([.C407]&lt;[.E40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7+1.006.p</text:p>
          </table:table-cell>
          <table:table-cell office:value-type="string" calcext:value-type="string">
            <text:p>memout</text:p>
          </table:table-cell>
          <table:table-cell table:formula="of:=IF([.C408]=&quot;timeout&quot;;10000;IF([.C408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408]=&quot;timeout&quot;;10000;IF([.E408]=&quot;memout&quot;;1;0))" office:value-type="float" office:value="0" calcext:value-type="float">
            <text:p>0</text:p>
          </table:table-cell>
          <table:table-cell table:style-name="ce408" table:formula="of:=IF(AND(ISNUMBER([.C408]);ISNUMBER([.E408]));IF([.C408]&gt;[.E408];10000;IF([.C408]&lt;[.E40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7.p</text:p>
          </table:table-cell>
          <table:table-cell office:value-type="string" calcext:value-type="string">
            <text:p>memout</text:p>
          </table:table-cell>
          <table:table-cell table:formula="of:=IF([.C409]=&quot;timeout&quot;;10000;IF([.C40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09]=&quot;timeout&quot;;10000;IF([.E409]=&quot;memout&quot;;1;0))" office:value-type="float" office:value="1" calcext:value-type="float">
            <text:p>1</text:p>
          </table:table-cell>
          <table:table-cell table:style-name="ce409" table:formula="of:=IF(AND(ISNUMBER([.C409]);ISNUMBER([.E409]));IF([.C409]&gt;[.E409];10000;IF([.C409]&lt;[.E40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8.p</text:p>
          </table:table-cell>
          <table:table-cell office:value-type="string" calcext:value-type="string">
            <text:p>memout</text:p>
          </table:table-cell>
          <table:table-cell table:formula="of:=IF([.C410]=&quot;timeout&quot;;10000;IF([.C41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10]=&quot;timeout&quot;;10000;IF([.E410]=&quot;memout&quot;;1;0))" office:value-type="float" office:value="1" calcext:value-type="float">
            <text:p>1</text:p>
          </table:table-cell>
          <table:table-cell table:style-name="ce410" table:formula="of:=IF(AND(ISNUMBER([.C410]);ISNUMBER([.E410]));IF([.C410]&gt;[.E410];10000;IF([.C410]&lt;[.E41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9.p</text:p>
          </table:table-cell>
          <table:table-cell office:value-type="string" calcext:value-type="string">
            <text:p>memout</text:p>
          </table:table-cell>
          <table:table-cell table:formula="of:=IF([.C411]=&quot;timeout&quot;;10000;IF([.C41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11]=&quot;timeout&quot;;10000;IF([.E411]=&quot;memout&quot;;1;0))" office:value-type="float" office:value="1" calcext:value-type="float">
            <text:p>1</text:p>
          </table:table-cell>
          <table:table-cell table:style-name="ce411" table:formula="of:=IF(AND(ISNUMBER([.C411]);ISNUMBER([.E411]));IF([.C411]&gt;[.E411];10000;IF([.C411]&lt;[.E41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0.p</text:p>
          </table:table-cell>
          <table:table-cell office:value-type="string" calcext:value-type="string">
            <text:p>memout</text:p>
          </table:table-cell>
          <table:table-cell table:formula="of:=IF([.C412]=&quot;timeout&quot;;10000;IF([.C41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12]=&quot;timeout&quot;;10000;IF([.E412]=&quot;memout&quot;;1;0))" office:value-type="float" office:value="1" calcext:value-type="float">
            <text:p>1</text:p>
          </table:table-cell>
          <table:table-cell table:style-name="ce412" table:formula="of:=IF(AND(ISNUMBER([.C412]);ISNUMBER([.E412]));IF([.C412]&gt;[.E412];10000;IF([.C412]&lt;[.E41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1.p</text:p>
          </table:table-cell>
          <table:table-cell office:value-type="string" calcext:value-type="string">
            <text:p>memout</text:p>
          </table:table-cell>
          <table:table-cell table:formula="of:=IF([.C413]=&quot;timeout&quot;;10000;IF([.C41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13]=&quot;timeout&quot;;10000;IF([.E413]=&quot;memout&quot;;1;0))" office:value-type="float" office:value="1" calcext:value-type="float">
            <text:p>1</text:p>
          </table:table-cell>
          <table:table-cell table:style-name="ce413" table:formula="of:=IF(AND(ISNUMBER([.C413]);ISNUMBER([.E413]));IF([.C413]&gt;[.E413];10000;IF([.C413]&lt;[.E41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2.p</text:p>
          </table:table-cell>
          <table:table-cell office:value-type="string" calcext:value-type="string">
            <text:p>memout</text:p>
          </table:table-cell>
          <table:table-cell table:formula="of:=IF([.C414]=&quot;timeout&quot;;10000;IF([.C41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14]=&quot;timeout&quot;;10000;IF([.E414]=&quot;memout&quot;;1;0))" office:value-type="float" office:value="1" calcext:value-type="float">
            <text:p>1</text:p>
          </table:table-cell>
          <table:table-cell table:style-name="ce414" table:formula="of:=IF(AND(ISNUMBER([.C414]);ISNUMBER([.E414]));IF([.C414]&gt;[.E414];10000;IF([.C414]&lt;[.E41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3.p</text:p>
          </table:table-cell>
          <table:table-cell office:value-type="string" calcext:value-type="string">
            <text:p>memout</text:p>
          </table:table-cell>
          <table:table-cell table:formula="of:=IF([.C415]=&quot;timeout&quot;;10000;IF([.C41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15]=&quot;timeout&quot;;10000;IF([.E415]=&quot;memout&quot;;1;0))" office:value-type="float" office:value="1" calcext:value-type="float">
            <text:p>1</text:p>
          </table:table-cell>
          <table:table-cell table:style-name="ce415" table:formula="of:=IF(AND(ISNUMBER([.C415]);ISNUMBER([.E415]));IF([.C415]&gt;[.E415];10000;IF([.C415]&lt;[.E41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4.p</text:p>
          </table:table-cell>
          <table:table-cell office:value-type="string" calcext:value-type="string">
            <text:p>memout</text:p>
          </table:table-cell>
          <table:table-cell table:formula="of:=IF([.C416]=&quot;timeout&quot;;10000;IF([.C41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16]=&quot;timeout&quot;;10000;IF([.E416]=&quot;memout&quot;;1;0))" office:value-type="float" office:value="1" calcext:value-type="float">
            <text:p>1</text:p>
          </table:table-cell>
          <table:table-cell table:style-name="ce416" table:formula="of:=IF(AND(ISNUMBER([.C416]);ISNUMBER([.E416]));IF([.C416]&gt;[.E416];10000;IF([.C416]&lt;[.E41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5.p</text:p>
          </table:table-cell>
          <table:table-cell office:value-type="string" calcext:value-type="string">
            <text:p>memout</text:p>
          </table:table-cell>
          <table:table-cell table:formula="of:=IF([.C417]=&quot;timeout&quot;;10000;IF([.C41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17]=&quot;timeout&quot;;10000;IF([.E417]=&quot;memout&quot;;1;0))" office:value-type="float" office:value="1" calcext:value-type="float">
            <text:p>1</text:p>
          </table:table-cell>
          <table:table-cell table:style-name="ce417" table:formula="of:=IF(AND(ISNUMBER([.C417]);ISNUMBER([.E417]));IF([.C417]&gt;[.E417];10000;IF([.C417]&lt;[.E41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6.p</text:p>
          </table:table-cell>
          <table:table-cell office:value-type="string" calcext:value-type="string">
            <text:p>memout</text:p>
          </table:table-cell>
          <table:table-cell table:formula="of:=IF([.C418]=&quot;timeout&quot;;10000;IF([.C41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18]=&quot;timeout&quot;;10000;IF([.E418]=&quot;memout&quot;;1;0))" office:value-type="float" office:value="1" calcext:value-type="float">
            <text:p>1</text:p>
          </table:table-cell>
          <table:table-cell table:style-name="ce418" table:formula="of:=IF(AND(ISNUMBER([.C418]);ISNUMBER([.E418]));IF([.C418]&gt;[.E418];10000;IF([.C418]&lt;[.E41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7.p</text:p>
          </table:table-cell>
          <table:table-cell office:value-type="string" calcext:value-type="string">
            <text:p>memout</text:p>
          </table:table-cell>
          <table:table-cell table:formula="of:=IF([.C419]=&quot;timeout&quot;;10000;IF([.C41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19]=&quot;timeout&quot;;10000;IF([.E419]=&quot;memout&quot;;1;0))" office:value-type="float" office:value="1" calcext:value-type="float">
            <text:p>1</text:p>
          </table:table-cell>
          <table:table-cell table:style-name="ce419" table:formula="of:=IF(AND(ISNUMBER([.C419]);ISNUMBER([.E419]));IF([.C419]&gt;[.E419];10000;IF([.C419]&lt;[.E41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8.p</text:p>
          </table:table-cell>
          <table:table-cell office:value-type="string" calcext:value-type="string">
            <text:p>memout</text:p>
          </table:table-cell>
          <table:table-cell table:formula="of:=IF([.C420]=&quot;timeout&quot;;10000;IF([.C42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20]=&quot;timeout&quot;;10000;IF([.E420]=&quot;memout&quot;;1;0))" office:value-type="float" office:value="1" calcext:value-type="float">
            <text:p>1</text:p>
          </table:table-cell>
          <table:table-cell table:style-name="ce420" table:formula="of:=IF(AND(ISNUMBER([.C420]);ISNUMBER([.E420]));IF([.C420]&gt;[.E420];10000;IF([.C420]&lt;[.E42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9.p</text:p>
          </table:table-cell>
          <table:table-cell office:value-type="string" calcext:value-type="string">
            <text:p>memout</text:p>
          </table:table-cell>
          <table:table-cell table:formula="of:=IF([.C421]=&quot;timeout&quot;;10000;IF([.C42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21]=&quot;timeout&quot;;10000;IF([.E421]=&quot;memout&quot;;1;0))" office:value-type="float" office:value="1" calcext:value-type="float">
            <text:p>1</text:p>
          </table:table-cell>
          <table:table-cell table:style-name="ce421" table:formula="of:=IF(AND(ISNUMBER([.C421]);ISNUMBER([.E421]));IF([.C421]&gt;[.E421];10000;IF([.C421]&lt;[.E42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0.p</text:p>
          </table:table-cell>
          <table:table-cell office:value-type="string" calcext:value-type="string">
            <text:p>memout</text:p>
          </table:table-cell>
          <table:table-cell table:formula="of:=IF([.C422]=&quot;timeout&quot;;10000;IF([.C42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22]=&quot;timeout&quot;;10000;IF([.E422]=&quot;memout&quot;;1;0))" office:value-type="float" office:value="1" calcext:value-type="float">
            <text:p>1</text:p>
          </table:table-cell>
          <table:table-cell table:style-name="ce422" table:formula="of:=IF(AND(ISNUMBER([.C422]);ISNUMBER([.E422]));IF([.C422]&gt;[.E422];10000;IF([.C422]&lt;[.E42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1.p</text:p>
          </table:table-cell>
          <table:table-cell office:value-type="string" calcext:value-type="string">
            <text:p>memout</text:p>
          </table:table-cell>
          <table:table-cell table:formula="of:=IF([.C423]=&quot;timeout&quot;;10000;IF([.C42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23]=&quot;timeout&quot;;10000;IF([.E423]=&quot;memout&quot;;1;0))" office:value-type="float" office:value="1" calcext:value-type="float">
            <text:p>1</text:p>
          </table:table-cell>
          <table:table-cell table:style-name="ce423" table:formula="of:=IF(AND(ISNUMBER([.C423]);ISNUMBER([.E423]));IF([.C423]&gt;[.E423];10000;IF([.C423]&lt;[.E42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2.p</text:p>
          </table:table-cell>
          <table:table-cell office:value-type="string" calcext:value-type="string">
            <text:p>memout</text:p>
          </table:table-cell>
          <table:table-cell table:formula="of:=IF([.C424]=&quot;timeout&quot;;10000;IF([.C42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24]=&quot;timeout&quot;;10000;IF([.E424]=&quot;memout&quot;;1;0))" office:value-type="float" office:value="1" calcext:value-type="float">
            <text:p>1</text:p>
          </table:table-cell>
          <table:table-cell table:style-name="ce424" table:formula="of:=IF(AND(ISNUMBER([.C424]);ISNUMBER([.E424]));IF([.C424]&gt;[.E424];10000;IF([.C424]&lt;[.E42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3.p</text:p>
          </table:table-cell>
          <table:table-cell office:value-type="string" calcext:value-type="string">
            <text:p>memout</text:p>
          </table:table-cell>
          <table:table-cell table:formula="of:=IF([.C425]=&quot;timeout&quot;;10000;IF([.C42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25]=&quot;timeout&quot;;10000;IF([.E425]=&quot;memout&quot;;1;0))" office:value-type="float" office:value="1" calcext:value-type="float">
            <text:p>1</text:p>
          </table:table-cell>
          <table:table-cell table:style-name="ce425" table:formula="of:=IF(AND(ISNUMBER([.C425]);ISNUMBER([.E425]));IF([.C425]&gt;[.E425];10000;IF([.C425]&lt;[.E42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4.p</text:p>
          </table:table-cell>
          <table:table-cell office:value-type="string" calcext:value-type="string">
            <text:p>memout</text:p>
          </table:table-cell>
          <table:table-cell table:formula="of:=IF([.C426]=&quot;timeout&quot;;10000;IF([.C42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26]=&quot;timeout&quot;;10000;IF([.E426]=&quot;memout&quot;;1;0))" office:value-type="float" office:value="1" calcext:value-type="float">
            <text:p>1</text:p>
          </table:table-cell>
          <table:table-cell table:style-name="ce426" table:formula="of:=IF(AND(ISNUMBER([.C426]);ISNUMBER([.E426]));IF([.C426]&gt;[.E426];10000;IF([.C426]&lt;[.E42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5.p</text:p>
          </table:table-cell>
          <table:table-cell office:value-type="string" calcext:value-type="string">
            <text:p>memout</text:p>
          </table:table-cell>
          <table:table-cell table:formula="of:=IF([.C427]=&quot;timeout&quot;;10000;IF([.C42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27]=&quot;timeout&quot;;10000;IF([.E427]=&quot;memout&quot;;1;0))" office:value-type="float" office:value="1" calcext:value-type="float">
            <text:p>1</text:p>
          </table:table-cell>
          <table:table-cell table:style-name="ce427" table:formula="of:=IF(AND(ISNUMBER([.C427]);ISNUMBER([.E427]));IF([.C427]&gt;[.E427];10000;IF([.C427]&lt;[.E42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6.p</text:p>
          </table:table-cell>
          <table:table-cell office:value-type="string" calcext:value-type="string">
            <text:p>memout</text:p>
          </table:table-cell>
          <table:table-cell table:formula="of:=IF([.C428]=&quot;timeout&quot;;10000;IF([.C42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28]=&quot;timeout&quot;;10000;IF([.E428]=&quot;memout&quot;;1;0))" office:value-type="float" office:value="1" calcext:value-type="float">
            <text:p>1</text:p>
          </table:table-cell>
          <table:table-cell table:style-name="ce428" table:formula="of:=IF(AND(ISNUMBER([.C428]);ISNUMBER([.E428]));IF([.C428]&gt;[.E428];10000;IF([.C428]&lt;[.E42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7.p</text:p>
          </table:table-cell>
          <table:table-cell office:value-type="string" calcext:value-type="string">
            <text:p>memout</text:p>
          </table:table-cell>
          <table:table-cell table:formula="of:=IF([.C429]=&quot;timeout&quot;;10000;IF([.C42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29]=&quot;timeout&quot;;10000;IF([.E429]=&quot;memout&quot;;1;0))" office:value-type="float" office:value="1" calcext:value-type="float">
            <text:p>1</text:p>
          </table:table-cell>
          <table:table-cell table:style-name="ce429" table:formula="of:=IF(AND(ISNUMBER([.C429]);ISNUMBER([.E429]));IF([.C429]&gt;[.E429];10000;IF([.C429]&lt;[.E42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8.p</text:p>
          </table:table-cell>
          <table:table-cell office:value-type="string" calcext:value-type="string">
            <text:p>memout</text:p>
          </table:table-cell>
          <table:table-cell table:formula="of:=IF([.C430]=&quot;timeout&quot;;10000;IF([.C43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30]=&quot;timeout&quot;;10000;IF([.E430]=&quot;memout&quot;;1;0))" office:value-type="float" office:value="1" calcext:value-type="float">
            <text:p>1</text:p>
          </table:table-cell>
          <table:table-cell table:style-name="ce430" table:formula="of:=IF(AND(ISNUMBER([.C430]);ISNUMBER([.E430]));IF([.C430]&gt;[.E430];10000;IF([.C430]&lt;[.E43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9.p</text:p>
          </table:table-cell>
          <table:table-cell office:value-type="string" calcext:value-type="string">
            <text:p>memout</text:p>
          </table:table-cell>
          <table:table-cell table:formula="of:=IF([.C431]=&quot;timeout&quot;;10000;IF([.C43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31]=&quot;timeout&quot;;10000;IF([.E431]=&quot;memout&quot;;1;0))" office:value-type="float" office:value="1" calcext:value-type="float">
            <text:p>1</text:p>
          </table:table-cell>
          <table:table-cell table:style-name="ce431" table:formula="of:=IF(AND(ISNUMBER([.C431]);ISNUMBER([.E431]));IF([.C431]&gt;[.E431];10000;IF([.C431]&lt;[.E43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0.p</text:p>
          </table:table-cell>
          <table:table-cell office:value-type="string" calcext:value-type="string">
            <text:p>memout</text:p>
          </table:table-cell>
          <table:table-cell table:formula="of:=IF([.C432]=&quot;timeout&quot;;10000;IF([.C43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32]=&quot;timeout&quot;;10000;IF([.E432]=&quot;memout&quot;;1;0))" office:value-type="float" office:value="1" calcext:value-type="float">
            <text:p>1</text:p>
          </table:table-cell>
          <table:table-cell table:style-name="ce432" table:formula="of:=IF(AND(ISNUMBER([.C432]);ISNUMBER([.E432]));IF([.C432]&gt;[.E432];10000;IF([.C432]&lt;[.E43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1.p</text:p>
          </table:table-cell>
          <table:table-cell office:value-type="string" calcext:value-type="string">
            <text:p>memout</text:p>
          </table:table-cell>
          <table:table-cell table:formula="of:=IF([.C433]=&quot;timeout&quot;;10000;IF([.C43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33]=&quot;timeout&quot;;10000;IF([.E433]=&quot;memout&quot;;1;0))" office:value-type="float" office:value="1" calcext:value-type="float">
            <text:p>1</text:p>
          </table:table-cell>
          <table:table-cell table:style-name="ce433" table:formula="of:=IF(AND(ISNUMBER([.C433]);ISNUMBER([.E433]));IF([.C433]&gt;[.E433];10000;IF([.C433]&lt;[.E43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2.p</text:p>
          </table:table-cell>
          <table:table-cell office:value-type="string" calcext:value-type="string">
            <text:p>memout</text:p>
          </table:table-cell>
          <table:table-cell table:formula="of:=IF([.C434]=&quot;timeout&quot;;10000;IF([.C43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34]=&quot;timeout&quot;;10000;IF([.E434]=&quot;memout&quot;;1;0))" office:value-type="float" office:value="1" calcext:value-type="float">
            <text:p>1</text:p>
          </table:table-cell>
          <table:table-cell table:style-name="ce434" table:formula="of:=IF(AND(ISNUMBER([.C434]);ISNUMBER([.E434]));IF([.C434]&gt;[.E434];10000;IF([.C434]&lt;[.E43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3.p</text:p>
          </table:table-cell>
          <table:table-cell office:value-type="string" calcext:value-type="string">
            <text:p>memout</text:p>
          </table:table-cell>
          <table:table-cell table:formula="of:=IF([.C435]=&quot;timeout&quot;;10000;IF([.C43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35]=&quot;timeout&quot;;10000;IF([.E435]=&quot;memout&quot;;1;0))" office:value-type="float" office:value="1" calcext:value-type="float">
            <text:p>1</text:p>
          </table:table-cell>
          <table:table-cell table:style-name="ce435" table:formula="of:=IF(AND(ISNUMBER([.C435]);ISNUMBER([.E435]));IF([.C435]&gt;[.E435];10000;IF([.C435]&lt;[.E43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4.p</text:p>
          </table:table-cell>
          <table:table-cell office:value-type="string" calcext:value-type="string">
            <text:p>memout</text:p>
          </table:table-cell>
          <table:table-cell table:formula="of:=IF([.C436]=&quot;timeout&quot;;10000;IF([.C43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36]=&quot;timeout&quot;;10000;IF([.E436]=&quot;memout&quot;;1;0))" office:value-type="float" office:value="1" calcext:value-type="float">
            <text:p>1</text:p>
          </table:table-cell>
          <table:table-cell table:style-name="ce436" table:formula="of:=IF(AND(ISNUMBER([.C436]);ISNUMBER([.E436]));IF([.C436]&gt;[.E436];10000;IF([.C436]&lt;[.E43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5.p</text:p>
          </table:table-cell>
          <table:table-cell office:value-type="string" calcext:value-type="string">
            <text:p>memout</text:p>
          </table:table-cell>
          <table:table-cell table:formula="of:=IF([.C437]=&quot;timeout&quot;;10000;IF([.C43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37]=&quot;timeout&quot;;10000;IF([.E437]=&quot;memout&quot;;1;0))" office:value-type="float" office:value="1" calcext:value-type="float">
            <text:p>1</text:p>
          </table:table-cell>
          <table:table-cell table:style-name="ce437" table:formula="of:=IF(AND(ISNUMBER([.C437]);ISNUMBER([.E437]));IF([.C437]&gt;[.E437];10000;IF([.C437]&lt;[.E43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6.p</text:p>
          </table:table-cell>
          <table:table-cell office:value-type="string" calcext:value-type="string">
            <text:p>memout</text:p>
          </table:table-cell>
          <table:table-cell table:formula="of:=IF([.C438]=&quot;timeout&quot;;10000;IF([.C43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38]=&quot;timeout&quot;;10000;IF([.E438]=&quot;memout&quot;;1;0))" office:value-type="float" office:value="1" calcext:value-type="float">
            <text:p>1</text:p>
          </table:table-cell>
          <table:table-cell table:style-name="ce438" table:formula="of:=IF(AND(ISNUMBER([.C438]);ISNUMBER([.E438]));IF([.C438]&gt;[.E438];10000;IF([.C438]&lt;[.E43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7.p</text:p>
          </table:table-cell>
          <table:table-cell office:value-type="string" calcext:value-type="string">
            <text:p>memout</text:p>
          </table:table-cell>
          <table:table-cell table:formula="of:=IF([.C439]=&quot;timeout&quot;;10000;IF([.C43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39]=&quot;timeout&quot;;10000;IF([.E439]=&quot;memout&quot;;1;0))" office:value-type="float" office:value="1" calcext:value-type="float">
            <text:p>1</text:p>
          </table:table-cell>
          <table:table-cell table:style-name="ce439" table:formula="of:=IF(AND(ISNUMBER([.C439]);ISNUMBER([.E439]));IF([.C439]&gt;[.E439];10000;IF([.C439]&lt;[.E43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8.p</text:p>
          </table:table-cell>
          <table:table-cell office:value-type="string" calcext:value-type="string">
            <text:p>memout</text:p>
          </table:table-cell>
          <table:table-cell table:formula="of:=IF([.C440]=&quot;timeout&quot;;10000;IF([.C44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40]=&quot;timeout&quot;;10000;IF([.E440]=&quot;memout&quot;;1;0))" office:value-type="float" office:value="1" calcext:value-type="float">
            <text:p>1</text:p>
          </table:table-cell>
          <table:table-cell table:style-name="ce440" table:formula="of:=IF(AND(ISNUMBER([.C440]);ISNUMBER([.E440]));IF([.C440]&gt;[.E440];10000;IF([.C440]&lt;[.E44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9.p</text:p>
          </table:table-cell>
          <table:table-cell office:value-type="string" calcext:value-type="string">
            <text:p>memout</text:p>
          </table:table-cell>
          <table:table-cell table:formula="of:=IF([.C441]=&quot;timeout&quot;;10000;IF([.C44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41]=&quot;timeout&quot;;10000;IF([.E441]=&quot;memout&quot;;1;0))" office:value-type="float" office:value="1" calcext:value-type="float">
            <text:p>1</text:p>
          </table:table-cell>
          <table:table-cell table:style-name="ce441" table:formula="of:=IF(AND(ISNUMBER([.C441]);ISNUMBER([.E441]));IF([.C441]&gt;[.E441];10000;IF([.C441]&lt;[.E44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0.p</text:p>
          </table:table-cell>
          <table:table-cell office:value-type="string" calcext:value-type="string">
            <text:p>memout</text:p>
          </table:table-cell>
          <table:table-cell table:formula="of:=IF([.C442]=&quot;timeout&quot;;10000;IF([.C44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42]=&quot;timeout&quot;;10000;IF([.E442]=&quot;memout&quot;;1;0))" office:value-type="float" office:value="1" calcext:value-type="float">
            <text:p>1</text:p>
          </table:table-cell>
          <table:table-cell table:style-name="ce442" table:formula="of:=IF(AND(ISNUMBER([.C442]);ISNUMBER([.E442]));IF([.C442]&gt;[.E442];10000;IF([.C442]&lt;[.E44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1.p</text:p>
          </table:table-cell>
          <table:table-cell office:value-type="string" calcext:value-type="string">
            <text:p>memout</text:p>
          </table:table-cell>
          <table:table-cell table:formula="of:=IF([.C443]=&quot;timeout&quot;;10000;IF([.C44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43]=&quot;timeout&quot;;10000;IF([.E443]=&quot;memout&quot;;1;0))" office:value-type="float" office:value="1" calcext:value-type="float">
            <text:p>1</text:p>
          </table:table-cell>
          <table:table-cell table:style-name="ce443" table:formula="of:=IF(AND(ISNUMBER([.C443]);ISNUMBER([.E443]));IF([.C443]&gt;[.E443];10000;IF([.C443]&lt;[.E44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2.p</text:p>
          </table:table-cell>
          <table:table-cell office:value-type="string" calcext:value-type="string">
            <text:p>memout</text:p>
          </table:table-cell>
          <table:table-cell table:formula="of:=IF([.C444]=&quot;timeout&quot;;10000;IF([.C44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44]=&quot;timeout&quot;;10000;IF([.E444]=&quot;memout&quot;;1;0))" office:value-type="float" office:value="1" calcext:value-type="float">
            <text:p>1</text:p>
          </table:table-cell>
          <table:table-cell table:style-name="ce444" table:formula="of:=IF(AND(ISNUMBER([.C444]);ISNUMBER([.E444]));IF([.C444]&gt;[.E444];10000;IF([.C444]&lt;[.E44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3.p</text:p>
          </table:table-cell>
          <table:table-cell office:value-type="string" calcext:value-type="string">
            <text:p>memout</text:p>
          </table:table-cell>
          <table:table-cell table:formula="of:=IF([.C445]=&quot;timeout&quot;;10000;IF([.C44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45]=&quot;timeout&quot;;10000;IF([.E445]=&quot;memout&quot;;1;0))" office:value-type="float" office:value="1" calcext:value-type="float">
            <text:p>1</text:p>
          </table:table-cell>
          <table:table-cell table:style-name="ce445" table:formula="of:=IF(AND(ISNUMBER([.C445]);ISNUMBER([.E445]));IF([.C445]&gt;[.E445];10000;IF([.C445]&lt;[.E44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4.p</text:p>
          </table:table-cell>
          <table:table-cell office:value-type="string" calcext:value-type="string">
            <text:p>memout</text:p>
          </table:table-cell>
          <table:table-cell table:formula="of:=IF([.C446]=&quot;timeout&quot;;10000;IF([.C44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46]=&quot;timeout&quot;;10000;IF([.E446]=&quot;memout&quot;;1;0))" office:value-type="float" office:value="1" calcext:value-type="float">
            <text:p>1</text:p>
          </table:table-cell>
          <table:table-cell table:style-name="ce446" table:formula="of:=IF(AND(ISNUMBER([.C446]);ISNUMBER([.E446]));IF([.C446]&gt;[.E446];10000;IF([.C446]&lt;[.E44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5.p</text:p>
          </table:table-cell>
          <table:table-cell office:value-type="string" calcext:value-type="string">
            <text:p>memout</text:p>
          </table:table-cell>
          <table:table-cell table:formula="of:=IF([.C447]=&quot;timeout&quot;;10000;IF([.C44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47]=&quot;timeout&quot;;10000;IF([.E447]=&quot;memout&quot;;1;0))" office:value-type="float" office:value="1" calcext:value-type="float">
            <text:p>1</text:p>
          </table:table-cell>
          <table:table-cell table:style-name="ce447" table:formula="of:=IF(AND(ISNUMBER([.C447]);ISNUMBER([.E447]));IF([.C447]&gt;[.E447];10000;IF([.C447]&lt;[.E44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6.p</text:p>
          </table:table-cell>
          <table:table-cell office:value-type="string" calcext:value-type="string">
            <text:p>memout</text:p>
          </table:table-cell>
          <table:table-cell table:formula="of:=IF([.C448]=&quot;timeout&quot;;10000;IF([.C44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48]=&quot;timeout&quot;;10000;IF([.E448]=&quot;memout&quot;;1;0))" office:value-type="float" office:value="1" calcext:value-type="float">
            <text:p>1</text:p>
          </table:table-cell>
          <table:table-cell table:style-name="ce448" table:formula="of:=IF(AND(ISNUMBER([.C448]);ISNUMBER([.E448]));IF([.C448]&gt;[.E448];10000;IF([.C448]&lt;[.E44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7.p</text:p>
          </table:table-cell>
          <table:table-cell office:value-type="string" calcext:value-type="string">
            <text:p>memout</text:p>
          </table:table-cell>
          <table:table-cell table:formula="of:=IF([.C449]=&quot;timeout&quot;;10000;IF([.C44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49]=&quot;timeout&quot;;10000;IF([.E449]=&quot;memout&quot;;1;0))" office:value-type="float" office:value="1" calcext:value-type="float">
            <text:p>1</text:p>
          </table:table-cell>
          <table:table-cell table:style-name="ce449" table:formula="of:=IF(AND(ISNUMBER([.C449]);ISNUMBER([.E449]));IF([.C449]&gt;[.E449];10000;IF([.C449]&lt;[.E44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8.p</text:p>
          </table:table-cell>
          <table:table-cell office:value-type="string" calcext:value-type="string">
            <text:p>memout</text:p>
          </table:table-cell>
          <table:table-cell table:formula="of:=IF([.C450]=&quot;timeout&quot;;10000;IF([.C45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50]=&quot;timeout&quot;;10000;IF([.E450]=&quot;memout&quot;;1;0))" office:value-type="float" office:value="1" calcext:value-type="float">
            <text:p>1</text:p>
          </table:table-cell>
          <table:table-cell table:style-name="ce450" table:formula="of:=IF(AND(ISNUMBER([.C450]);ISNUMBER([.E450]));IF([.C450]&gt;[.E450];10000;IF([.C450]&lt;[.E45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9.p</text:p>
          </table:table-cell>
          <table:table-cell office:value-type="string" calcext:value-type="string">
            <text:p>memout</text:p>
          </table:table-cell>
          <table:table-cell table:formula="of:=IF([.C451]=&quot;timeout&quot;;10000;IF([.C451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451]=&quot;timeout&quot;;10000;IF([.E451]=&quot;memout&quot;;1;0))" office:value-type="float" office:value="10000" calcext:value-type="float">
            <text:p>10000</text:p>
          </table:table-cell>
          <table:table-cell table:style-name="ce451" table:formula="of:=IF(AND(ISNUMBER([.C451]);ISNUMBER([.E451]));IF([.C451]&gt;[.E451];10000;IF([.C451]&lt;[.E45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50.p</text:p>
          </table:table-cell>
          <table:table-cell office:value-type="string" calcext:value-type="string">
            <text:p>memout</text:p>
          </table:table-cell>
          <table:table-cell table:formula="of:=IF([.C452]=&quot;timeout&quot;;10000;IF([.C452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452]=&quot;timeout&quot;;10000;IF([.E452]=&quot;memout&quot;;1;0))" office:value-type="float" office:value="10000" calcext:value-type="float">
            <text:p>10000</text:p>
          </table:table-cell>
          <table:table-cell table:style-name="ce452" table:formula="of:=IF(AND(ISNUMBER([.C452]);ISNUMBER([.E452]));IF([.C452]&gt;[.E452];10000;IF([.C452]&lt;[.E45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1.p</text:p>
          </table:table-cell>
          <table:table-cell office:value-type="float" office:value="9" calcext:value-type="float">
            <text:p>9</text:p>
          </table:table-cell>
          <table:table-cell table:formula="of:=IF([.C453]=&quot;timeout&quot;;10000;IF([.C45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53]=&quot;timeout&quot;;10000;IF([.E453]=&quot;memout&quot;;1;0))" office:value-type="float" office:value="0" calcext:value-type="float">
            <text:p>0</text:p>
          </table:table-cell>
          <table:table-cell table:style-name="ce453" table:formula="of:=IF(AND(ISNUMBER([.C453]);ISNUMBER([.E453]));IF([.C453]&gt;[.E453];10000;IF([.C453]&lt;[.E45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8+1.002.p</text:p>
          </table:table-cell>
          <table:table-cell office:value-type="float" office:value="10751" calcext:value-type="float">
            <text:p>10751</text:p>
          </table:table-cell>
          <table:table-cell table:formula="of:=IF([.C454]=&quot;timeout&quot;;10000;IF([.C45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54]=&quot;timeout&quot;;10000;IF([.E454]=&quot;memout&quot;;1;0))" office:value-type="float" office:value="0" calcext:value-type="float">
            <text:p>0</text:p>
          </table:table-cell>
          <table:table-cell table:style-name="ce454" table:formula="of:=IF(AND(ISNUMBER([.C454]);ISNUMBER([.E454]));IF([.C454]&gt;[.E454];10000;IF([.C454]&lt;[.E45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8+1.003.p</text:p>
          </table:table-cell>
          <table:table-cell office:value-type="string" calcext:value-type="string">
            <text:p>memout</text:p>
          </table:table-cell>
          <table:table-cell table:formula="of:=IF([.C455]=&quot;timeout&quot;;10000;IF([.C45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55]=&quot;timeout&quot;;10000;IF([.E455]=&quot;memout&quot;;1;0))" office:value-type="float" office:value="1" calcext:value-type="float">
            <text:p>1</text:p>
          </table:table-cell>
          <table:table-cell table:style-name="ce455" table:formula="of:=IF(AND(ISNUMBER([.C455]);ISNUMBER([.E455]));IF([.C455]&gt;[.E455];10000;IF([.C455]&lt;[.E45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4.p</text:p>
          </table:table-cell>
          <table:table-cell office:value-type="string" calcext:value-type="string">
            <text:p>memout</text:p>
          </table:table-cell>
          <table:table-cell table:formula="of:=IF([.C456]=&quot;timeout&quot;;10000;IF([.C45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56]=&quot;timeout&quot;;10000;IF([.E456]=&quot;memout&quot;;1;0))" office:value-type="float" office:value="1" calcext:value-type="float">
            <text:p>1</text:p>
          </table:table-cell>
          <table:table-cell table:style-name="ce456" table:formula="of:=IF(AND(ISNUMBER([.C456]);ISNUMBER([.E456]));IF([.C456]&gt;[.E456];10000;IF([.C456]&lt;[.E45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5.p</text:p>
          </table:table-cell>
          <table:table-cell office:value-type="string" calcext:value-type="string">
            <text:p>memout</text:p>
          </table:table-cell>
          <table:table-cell table:formula="of:=IF([.C457]=&quot;timeout&quot;;10000;IF([.C45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57]=&quot;timeout&quot;;10000;IF([.E457]=&quot;memout&quot;;1;0))" office:value-type="float" office:value="1" calcext:value-type="float">
            <text:p>1</text:p>
          </table:table-cell>
          <table:table-cell table:style-name="ce457" table:formula="of:=IF(AND(ISNUMBER([.C457]);ISNUMBER([.E457]));IF([.C457]&gt;[.E457];10000;IF([.C457]&lt;[.E45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6.p</text:p>
          </table:table-cell>
          <table:table-cell office:value-type="string" calcext:value-type="string">
            <text:p>memout</text:p>
          </table:table-cell>
          <table:table-cell table:formula="of:=IF([.C458]=&quot;timeout&quot;;10000;IF([.C45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58]=&quot;timeout&quot;;10000;IF([.E458]=&quot;memout&quot;;1;0))" office:value-type="float" office:value="1" calcext:value-type="float">
            <text:p>1</text:p>
          </table:table-cell>
          <table:table-cell table:style-name="ce458" table:formula="of:=IF(AND(ISNUMBER([.C458]);ISNUMBER([.E458]));IF([.C458]&gt;[.E458];10000;IF([.C458]&lt;[.E45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7.p</text:p>
          </table:table-cell>
          <table:table-cell office:value-type="string" calcext:value-type="string">
            <text:p>memout</text:p>
          </table:table-cell>
          <table:table-cell table:formula="of:=IF([.C459]=&quot;timeout&quot;;10000;IF([.C45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59]=&quot;timeout&quot;;10000;IF([.E459]=&quot;memout&quot;;1;0))" office:value-type="float" office:value="1" calcext:value-type="float">
            <text:p>1</text:p>
          </table:table-cell>
          <table:table-cell table:style-name="ce459" table:formula="of:=IF(AND(ISNUMBER([.C459]);ISNUMBER([.E459]));IF([.C459]&gt;[.E459];10000;IF([.C459]&lt;[.E45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8.p</text:p>
          </table:table-cell>
          <table:table-cell office:value-type="string" calcext:value-type="string">
            <text:p>memout</text:p>
          </table:table-cell>
          <table:table-cell table:formula="of:=IF([.C460]=&quot;timeout&quot;;10000;IF([.C46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60]=&quot;timeout&quot;;10000;IF([.E460]=&quot;memout&quot;;1;0))" office:value-type="float" office:value="1" calcext:value-type="float">
            <text:p>1</text:p>
          </table:table-cell>
          <table:table-cell table:style-name="ce460" table:formula="of:=IF(AND(ISNUMBER([.C460]);ISNUMBER([.E460]));IF([.C460]&gt;[.E460];10000;IF([.C460]&lt;[.E46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9.p</text:p>
          </table:table-cell>
          <table:table-cell office:value-type="string" calcext:value-type="string">
            <text:p>memout</text:p>
          </table:table-cell>
          <table:table-cell table:formula="of:=IF([.C461]=&quot;timeout&quot;;10000;IF([.C46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61]=&quot;timeout&quot;;10000;IF([.E461]=&quot;memout&quot;;1;0))" office:value-type="float" office:value="1" calcext:value-type="float">
            <text:p>1</text:p>
          </table:table-cell>
          <table:table-cell table:style-name="ce461" table:formula="of:=IF(AND(ISNUMBER([.C461]);ISNUMBER([.E461]));IF([.C461]&gt;[.E461];10000;IF([.C461]&lt;[.E46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0.p</text:p>
          </table:table-cell>
          <table:table-cell office:value-type="string" calcext:value-type="string">
            <text:p>memout</text:p>
          </table:table-cell>
          <table:table-cell table:formula="of:=IF([.C462]=&quot;timeout&quot;;10000;IF([.C46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62]=&quot;timeout&quot;;10000;IF([.E462]=&quot;memout&quot;;1;0))" office:value-type="float" office:value="1" calcext:value-type="float">
            <text:p>1</text:p>
          </table:table-cell>
          <table:table-cell table:style-name="ce462" table:formula="of:=IF(AND(ISNUMBER([.C462]);ISNUMBER([.E462]));IF([.C462]&gt;[.E462];10000;IF([.C462]&lt;[.E46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1.p</text:p>
          </table:table-cell>
          <table:table-cell office:value-type="string" calcext:value-type="string">
            <text:p>memout</text:p>
          </table:table-cell>
          <table:table-cell table:formula="of:=IF([.C463]=&quot;timeout&quot;;10000;IF([.C46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63]=&quot;timeout&quot;;10000;IF([.E463]=&quot;memout&quot;;1;0))" office:value-type="float" office:value="1" calcext:value-type="float">
            <text:p>1</text:p>
          </table:table-cell>
          <table:table-cell table:style-name="ce463" table:formula="of:=IF(AND(ISNUMBER([.C463]);ISNUMBER([.E463]));IF([.C463]&gt;[.E463];10000;IF([.C463]&lt;[.E46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2.p</text:p>
          </table:table-cell>
          <table:table-cell office:value-type="string" calcext:value-type="string">
            <text:p>memout</text:p>
          </table:table-cell>
          <table:table-cell table:formula="of:=IF([.C464]=&quot;timeout&quot;;10000;IF([.C46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64]=&quot;timeout&quot;;10000;IF([.E464]=&quot;memout&quot;;1;0))" office:value-type="float" office:value="1" calcext:value-type="float">
            <text:p>1</text:p>
          </table:table-cell>
          <table:table-cell table:style-name="ce464" table:formula="of:=IF(AND(ISNUMBER([.C464]);ISNUMBER([.E464]));IF([.C464]&gt;[.E464];10000;IF([.C464]&lt;[.E46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3.p</text:p>
          </table:table-cell>
          <table:table-cell office:value-type="string" calcext:value-type="string">
            <text:p>memout</text:p>
          </table:table-cell>
          <table:table-cell table:formula="of:=IF([.C465]=&quot;timeout&quot;;10000;IF([.C46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65]=&quot;timeout&quot;;10000;IF([.E465]=&quot;memout&quot;;1;0))" office:value-type="float" office:value="1" calcext:value-type="float">
            <text:p>1</text:p>
          </table:table-cell>
          <table:table-cell table:style-name="ce465" table:formula="of:=IF(AND(ISNUMBER([.C465]);ISNUMBER([.E465]));IF([.C465]&gt;[.E465];10000;IF([.C465]&lt;[.E46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4.p</text:p>
          </table:table-cell>
          <table:table-cell office:value-type="string" calcext:value-type="string">
            <text:p>memout</text:p>
          </table:table-cell>
          <table:table-cell table:formula="of:=IF([.C466]=&quot;timeout&quot;;10000;IF([.C46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66]=&quot;timeout&quot;;10000;IF([.E466]=&quot;memout&quot;;1;0))" office:value-type="float" office:value="1" calcext:value-type="float">
            <text:p>1</text:p>
          </table:table-cell>
          <table:table-cell table:style-name="ce466" table:formula="of:=IF(AND(ISNUMBER([.C466]);ISNUMBER([.E466]));IF([.C466]&gt;[.E466];10000;IF([.C466]&lt;[.E46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5.p</text:p>
          </table:table-cell>
          <table:table-cell office:value-type="string" calcext:value-type="string">
            <text:p>memout</text:p>
          </table:table-cell>
          <table:table-cell table:formula="of:=IF([.C467]=&quot;timeout&quot;;10000;IF([.C46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67]=&quot;timeout&quot;;10000;IF([.E467]=&quot;memout&quot;;1;0))" office:value-type="float" office:value="1" calcext:value-type="float">
            <text:p>1</text:p>
          </table:table-cell>
          <table:table-cell table:style-name="ce467" table:formula="of:=IF(AND(ISNUMBER([.C467]);ISNUMBER([.E467]));IF([.C467]&gt;[.E467];10000;IF([.C467]&lt;[.E46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6.p</text:p>
          </table:table-cell>
          <table:table-cell office:value-type="string" calcext:value-type="string">
            <text:p>memout</text:p>
          </table:table-cell>
          <table:table-cell table:formula="of:=IF([.C468]=&quot;timeout&quot;;10000;IF([.C46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68]=&quot;timeout&quot;;10000;IF([.E468]=&quot;memout&quot;;1;0))" office:value-type="float" office:value="1" calcext:value-type="float">
            <text:p>1</text:p>
          </table:table-cell>
          <table:table-cell table:style-name="ce468" table:formula="of:=IF(AND(ISNUMBER([.C468]);ISNUMBER([.E468]));IF([.C468]&gt;[.E468];10000;IF([.C468]&lt;[.E46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7.p</text:p>
          </table:table-cell>
          <table:table-cell office:value-type="string" calcext:value-type="string">
            <text:p>memout</text:p>
          </table:table-cell>
          <table:table-cell table:formula="of:=IF([.C469]=&quot;timeout&quot;;10000;IF([.C46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69]=&quot;timeout&quot;;10000;IF([.E469]=&quot;memout&quot;;1;0))" office:value-type="float" office:value="1" calcext:value-type="float">
            <text:p>1</text:p>
          </table:table-cell>
          <table:table-cell table:style-name="ce469" table:formula="of:=IF(AND(ISNUMBER([.C469]);ISNUMBER([.E469]));IF([.C469]&gt;[.E469];10000;IF([.C469]&lt;[.E46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8.p</text:p>
          </table:table-cell>
          <table:table-cell office:value-type="string" calcext:value-type="string">
            <text:p>memout</text:p>
          </table:table-cell>
          <table:table-cell table:formula="of:=IF([.C470]=&quot;timeout&quot;;10000;IF([.C47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70]=&quot;timeout&quot;;10000;IF([.E470]=&quot;memout&quot;;1;0))" office:value-type="float" office:value="1" calcext:value-type="float">
            <text:p>1</text:p>
          </table:table-cell>
          <table:table-cell table:style-name="ce470" table:formula="of:=IF(AND(ISNUMBER([.C470]);ISNUMBER([.E470]));IF([.C470]&gt;[.E470];10000;IF([.C470]&lt;[.E47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9.p</text:p>
          </table:table-cell>
          <table:table-cell office:value-type="string" calcext:value-type="string">
            <text:p>memout</text:p>
          </table:table-cell>
          <table:table-cell table:formula="of:=IF([.C471]=&quot;timeout&quot;;10000;IF([.C47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71]=&quot;timeout&quot;;10000;IF([.E471]=&quot;memout&quot;;1;0))" office:value-type="float" office:value="1" calcext:value-type="float">
            <text:p>1</text:p>
          </table:table-cell>
          <table:table-cell table:style-name="ce471" table:formula="of:=IF(AND(ISNUMBER([.C471]);ISNUMBER([.E471]));IF([.C471]&gt;[.E471];10000;IF([.C471]&lt;[.E47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0.p</text:p>
          </table:table-cell>
          <table:table-cell office:value-type="string" calcext:value-type="string">
            <text:p>memout</text:p>
          </table:table-cell>
          <table:table-cell table:formula="of:=IF([.C472]=&quot;timeout&quot;;10000;IF([.C47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72]=&quot;timeout&quot;;10000;IF([.E472]=&quot;memout&quot;;1;0))" office:value-type="float" office:value="1" calcext:value-type="float">
            <text:p>1</text:p>
          </table:table-cell>
          <table:table-cell table:style-name="ce472" table:formula="of:=IF(AND(ISNUMBER([.C472]);ISNUMBER([.E472]));IF([.C472]&gt;[.E472];10000;IF([.C472]&lt;[.E47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1.p</text:p>
          </table:table-cell>
          <table:table-cell office:value-type="string" calcext:value-type="string">
            <text:p>memout</text:p>
          </table:table-cell>
          <table:table-cell table:formula="of:=IF([.C473]=&quot;timeout&quot;;10000;IF([.C47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73]=&quot;timeout&quot;;10000;IF([.E473]=&quot;memout&quot;;1;0))" office:value-type="float" office:value="1" calcext:value-type="float">
            <text:p>1</text:p>
          </table:table-cell>
          <table:table-cell table:style-name="ce473" table:formula="of:=IF(AND(ISNUMBER([.C473]);ISNUMBER([.E473]));IF([.C473]&gt;[.E473];10000;IF([.C473]&lt;[.E47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2.p</text:p>
          </table:table-cell>
          <table:table-cell office:value-type="string" calcext:value-type="string">
            <text:p>memout</text:p>
          </table:table-cell>
          <table:table-cell table:formula="of:=IF([.C474]=&quot;timeout&quot;;10000;IF([.C47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74]=&quot;timeout&quot;;10000;IF([.E474]=&quot;memout&quot;;1;0))" office:value-type="float" office:value="1" calcext:value-type="float">
            <text:p>1</text:p>
          </table:table-cell>
          <table:table-cell table:style-name="ce474" table:formula="of:=IF(AND(ISNUMBER([.C474]);ISNUMBER([.E474]));IF([.C474]&gt;[.E474];10000;IF([.C474]&lt;[.E47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3.p</text:p>
          </table:table-cell>
          <table:table-cell office:value-type="string" calcext:value-type="string">
            <text:p>memout</text:p>
          </table:table-cell>
          <table:table-cell table:formula="of:=IF([.C475]=&quot;timeout&quot;;10000;IF([.C47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75]=&quot;timeout&quot;;10000;IF([.E475]=&quot;memout&quot;;1;0))" office:value-type="float" office:value="1" calcext:value-type="float">
            <text:p>1</text:p>
          </table:table-cell>
          <table:table-cell table:style-name="ce475" table:formula="of:=IF(AND(ISNUMBER([.C475]);ISNUMBER([.E475]));IF([.C475]&gt;[.E475];10000;IF([.C475]&lt;[.E47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4.p</text:p>
          </table:table-cell>
          <table:table-cell office:value-type="string" calcext:value-type="string">
            <text:p>memout</text:p>
          </table:table-cell>
          <table:table-cell table:formula="of:=IF([.C476]=&quot;timeout&quot;;10000;IF([.C47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76]=&quot;timeout&quot;;10000;IF([.E476]=&quot;memout&quot;;1;0))" office:value-type="float" office:value="1" calcext:value-type="float">
            <text:p>1</text:p>
          </table:table-cell>
          <table:table-cell table:style-name="ce476" table:formula="of:=IF(AND(ISNUMBER([.C476]);ISNUMBER([.E476]));IF([.C476]&gt;[.E476];10000;IF([.C476]&lt;[.E47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5.p</text:p>
          </table:table-cell>
          <table:table-cell office:value-type="string" calcext:value-type="string">
            <text:p>memout</text:p>
          </table:table-cell>
          <table:table-cell table:formula="of:=IF([.C477]=&quot;timeout&quot;;10000;IF([.C47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77]=&quot;timeout&quot;;10000;IF([.E477]=&quot;memout&quot;;1;0))" office:value-type="float" office:value="1" calcext:value-type="float">
            <text:p>1</text:p>
          </table:table-cell>
          <table:table-cell table:style-name="ce477" table:formula="of:=IF(AND(ISNUMBER([.C477]);ISNUMBER([.E477]));IF([.C477]&gt;[.E477];10000;IF([.C477]&lt;[.E47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6.p</text:p>
          </table:table-cell>
          <table:table-cell office:value-type="string" calcext:value-type="string">
            <text:p>memout</text:p>
          </table:table-cell>
          <table:table-cell table:formula="of:=IF([.C478]=&quot;timeout&quot;;10000;IF([.C47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78]=&quot;timeout&quot;;10000;IF([.E478]=&quot;memout&quot;;1;0))" office:value-type="float" office:value="1" calcext:value-type="float">
            <text:p>1</text:p>
          </table:table-cell>
          <table:table-cell table:style-name="ce478" table:formula="of:=IF(AND(ISNUMBER([.C478]);ISNUMBER([.E478]));IF([.C478]&gt;[.E478];10000;IF([.C478]&lt;[.E47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7.p</text:p>
          </table:table-cell>
          <table:table-cell office:value-type="string" calcext:value-type="string">
            <text:p>memout</text:p>
          </table:table-cell>
          <table:table-cell table:formula="of:=IF([.C479]=&quot;timeout&quot;;10000;IF([.C47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79]=&quot;timeout&quot;;10000;IF([.E479]=&quot;memout&quot;;1;0))" office:value-type="float" office:value="1" calcext:value-type="float">
            <text:p>1</text:p>
          </table:table-cell>
          <table:table-cell table:style-name="ce479" table:formula="of:=IF(AND(ISNUMBER([.C479]);ISNUMBER([.E479]));IF([.C479]&gt;[.E479];10000;IF([.C479]&lt;[.E47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8.p</text:p>
          </table:table-cell>
          <table:table-cell office:value-type="string" calcext:value-type="string">
            <text:p>memout</text:p>
          </table:table-cell>
          <table:table-cell table:formula="of:=IF([.C480]=&quot;timeout&quot;;10000;IF([.C48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80]=&quot;timeout&quot;;10000;IF([.E480]=&quot;memout&quot;;1;0))" office:value-type="float" office:value="1" calcext:value-type="float">
            <text:p>1</text:p>
          </table:table-cell>
          <table:table-cell table:style-name="ce480" table:formula="of:=IF(AND(ISNUMBER([.C480]);ISNUMBER([.E480]));IF([.C480]&gt;[.E480];10000;IF([.C480]&lt;[.E48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9.p</text:p>
          </table:table-cell>
          <table:table-cell office:value-type="string" calcext:value-type="string">
            <text:p>memout</text:p>
          </table:table-cell>
          <table:table-cell table:formula="of:=IF([.C481]=&quot;timeout&quot;;10000;IF([.C48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81]=&quot;timeout&quot;;10000;IF([.E481]=&quot;memout&quot;;1;0))" office:value-type="float" office:value="1" calcext:value-type="float">
            <text:p>1</text:p>
          </table:table-cell>
          <table:table-cell table:style-name="ce481" table:formula="of:=IF(AND(ISNUMBER([.C481]);ISNUMBER([.E481]));IF([.C481]&gt;[.E481];10000;IF([.C481]&lt;[.E48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0.p</text:p>
          </table:table-cell>
          <table:table-cell office:value-type="string" calcext:value-type="string">
            <text:p>memout</text:p>
          </table:table-cell>
          <table:table-cell table:formula="of:=IF([.C482]=&quot;timeout&quot;;10000;IF([.C48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82]=&quot;timeout&quot;;10000;IF([.E482]=&quot;memout&quot;;1;0))" office:value-type="float" office:value="1" calcext:value-type="float">
            <text:p>1</text:p>
          </table:table-cell>
          <table:table-cell table:style-name="ce482" table:formula="of:=IF(AND(ISNUMBER([.C482]);ISNUMBER([.E482]));IF([.C482]&gt;[.E482];10000;IF([.C482]&lt;[.E48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1.p</text:p>
          </table:table-cell>
          <table:table-cell office:value-type="string" calcext:value-type="string">
            <text:p>memout</text:p>
          </table:table-cell>
          <table:table-cell table:formula="of:=IF([.C483]=&quot;timeout&quot;;10000;IF([.C48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83]=&quot;timeout&quot;;10000;IF([.E483]=&quot;memout&quot;;1;0))" office:value-type="float" office:value="1" calcext:value-type="float">
            <text:p>1</text:p>
          </table:table-cell>
          <table:table-cell table:style-name="ce483" table:formula="of:=IF(AND(ISNUMBER([.C483]);ISNUMBER([.E483]));IF([.C483]&gt;[.E483];10000;IF([.C483]&lt;[.E48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2.p</text:p>
          </table:table-cell>
          <table:table-cell office:value-type="string" calcext:value-type="string">
            <text:p>memout</text:p>
          </table:table-cell>
          <table:table-cell table:formula="of:=IF([.C484]=&quot;timeout&quot;;10000;IF([.C48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84]=&quot;timeout&quot;;10000;IF([.E484]=&quot;memout&quot;;1;0))" office:value-type="float" office:value="1" calcext:value-type="float">
            <text:p>1</text:p>
          </table:table-cell>
          <table:table-cell table:style-name="ce484" table:formula="of:=IF(AND(ISNUMBER([.C484]);ISNUMBER([.E484]));IF([.C484]&gt;[.E484];10000;IF([.C484]&lt;[.E48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3.p</text:p>
          </table:table-cell>
          <table:table-cell office:value-type="string" calcext:value-type="string">
            <text:p>memout</text:p>
          </table:table-cell>
          <table:table-cell table:formula="of:=IF([.C485]=&quot;timeout&quot;;10000;IF([.C48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85]=&quot;timeout&quot;;10000;IF([.E485]=&quot;memout&quot;;1;0))" office:value-type="float" office:value="1" calcext:value-type="float">
            <text:p>1</text:p>
          </table:table-cell>
          <table:table-cell table:style-name="ce485" table:formula="of:=IF(AND(ISNUMBER([.C485]);ISNUMBER([.E485]));IF([.C485]&gt;[.E485];10000;IF([.C485]&lt;[.E48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4.p</text:p>
          </table:table-cell>
          <table:table-cell office:value-type="string" calcext:value-type="string">
            <text:p>memout</text:p>
          </table:table-cell>
          <table:table-cell table:formula="of:=IF([.C486]=&quot;timeout&quot;;10000;IF([.C48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86]=&quot;timeout&quot;;10000;IF([.E486]=&quot;memout&quot;;1;0))" office:value-type="float" office:value="1" calcext:value-type="float">
            <text:p>1</text:p>
          </table:table-cell>
          <table:table-cell table:style-name="ce486" table:formula="of:=IF(AND(ISNUMBER([.C486]);ISNUMBER([.E486]));IF([.C486]&gt;[.E486];10000;IF([.C486]&lt;[.E48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5.p</text:p>
          </table:table-cell>
          <table:table-cell office:value-type="string" calcext:value-type="string">
            <text:p>memout</text:p>
          </table:table-cell>
          <table:table-cell table:formula="of:=IF([.C487]=&quot;timeout&quot;;10000;IF([.C48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87]=&quot;timeout&quot;;10000;IF([.E487]=&quot;memout&quot;;1;0))" office:value-type="float" office:value="1" calcext:value-type="float">
            <text:p>1</text:p>
          </table:table-cell>
          <table:table-cell table:style-name="ce487" table:formula="of:=IF(AND(ISNUMBER([.C487]);ISNUMBER([.E487]));IF([.C487]&gt;[.E487];10000;IF([.C487]&lt;[.E48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6.p</text:p>
          </table:table-cell>
          <table:table-cell office:value-type="string" calcext:value-type="string">
            <text:p>memout</text:p>
          </table:table-cell>
          <table:table-cell table:formula="of:=IF([.C488]=&quot;timeout&quot;;10000;IF([.C48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88]=&quot;timeout&quot;;10000;IF([.E488]=&quot;memout&quot;;1;0))" office:value-type="float" office:value="1" calcext:value-type="float">
            <text:p>1</text:p>
          </table:table-cell>
          <table:table-cell table:style-name="ce488" table:formula="of:=IF(AND(ISNUMBER([.C488]);ISNUMBER([.E488]));IF([.C488]&gt;[.E488];10000;IF([.C488]&lt;[.E48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7.p</text:p>
          </table:table-cell>
          <table:table-cell office:value-type="string" calcext:value-type="string">
            <text:p>memout</text:p>
          </table:table-cell>
          <table:table-cell table:formula="of:=IF([.C489]=&quot;timeout&quot;;10000;IF([.C48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89]=&quot;timeout&quot;;10000;IF([.E489]=&quot;memout&quot;;1;0))" office:value-type="float" office:value="1" calcext:value-type="float">
            <text:p>1</text:p>
          </table:table-cell>
          <table:table-cell table:style-name="ce489" table:formula="of:=IF(AND(ISNUMBER([.C489]);ISNUMBER([.E489]));IF([.C489]&gt;[.E489];10000;IF([.C489]&lt;[.E48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8.p</text:p>
          </table:table-cell>
          <table:table-cell office:value-type="string" calcext:value-type="string">
            <text:p>memout</text:p>
          </table:table-cell>
          <table:table-cell table:formula="of:=IF([.C490]=&quot;timeout&quot;;10000;IF([.C49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490]=&quot;timeout&quot;;10000;IF([.E490]=&quot;memout&quot;;1;0))" office:value-type="float" office:value="1" calcext:value-type="float">
            <text:p>1</text:p>
          </table:table-cell>
          <table:table-cell table:style-name="ce490" table:formula="of:=IF(AND(ISNUMBER([.C490]);ISNUMBER([.E490]));IF([.C490]&gt;[.E490];10000;IF([.C490]&lt;[.E49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1.p</text:p>
          </table:table-cell>
          <table:table-cell office:value-type="float" office:value="13" calcext:value-type="float">
            <text:p>13</text:p>
          </table:table-cell>
          <table:table-cell table:formula="of:=IF([.C491]=&quot;timeout&quot;;10000;IF([.C49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91]=&quot;timeout&quot;;10000;IF([.E491]=&quot;memout&quot;;1;0))" office:value-type="float" office:value="0" calcext:value-type="float">
            <text:p>0</text:p>
          </table:table-cell>
          <table:table-cell table:style-name="ce491" table:formula="of:=IF(AND(ISNUMBER([.C491]);ISNUMBER([.E491]));IF([.C491]&gt;[.E491];10000;IF([.C491]&lt;[.E49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02.p</text:p>
          </table:table-cell>
          <table:table-cell office:value-type="float" office:value="32" calcext:value-type="float">
            <text:p>32</text:p>
          </table:table-cell>
          <table:table-cell table:formula="of:=IF([.C492]=&quot;timeout&quot;;10000;IF([.C49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92]=&quot;timeout&quot;;10000;IF([.E492]=&quot;memout&quot;;1;0))" office:value-type="float" office:value="0" calcext:value-type="float">
            <text:p>0</text:p>
          </table:table-cell>
          <table:table-cell table:style-name="ce492" table:formula="of:=IF(AND(ISNUMBER([.C492]);ISNUMBER([.E492]));IF([.C492]&gt;[.E492];10000;IF([.C492]&lt;[.E49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03.p</text:p>
          </table:table-cell>
          <table:table-cell office:value-type="float" office:value="61" calcext:value-type="float">
            <text:p>61</text:p>
          </table:table-cell>
          <table:table-cell table:formula="of:=IF([.C493]=&quot;timeout&quot;;10000;IF([.C49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93]=&quot;timeout&quot;;10000;IF([.E493]=&quot;memout&quot;;1;0))" office:value-type="float" office:value="0" calcext:value-type="float">
            <text:p>0</text:p>
          </table:table-cell>
          <table:table-cell table:style-name="ce493" table:formula="of:=IF(AND(ISNUMBER([.C493]);ISNUMBER([.E493]));IF([.C493]&gt;[.E493];10000;IF([.C493]&lt;[.E49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04.p</text:p>
          </table:table-cell>
          <table:table-cell office:value-type="float" office:value="100" calcext:value-type="float">
            <text:p>100</text:p>
          </table:table-cell>
          <table:table-cell table:formula="of:=IF([.C494]=&quot;timeout&quot;;10000;IF([.C49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94]=&quot;timeout&quot;;10000;IF([.E494]=&quot;memout&quot;;1;0))" office:value-type="float" office:value="0" calcext:value-type="float">
            <text:p>0</text:p>
          </table:table-cell>
          <table:table-cell table:style-name="ce494" table:formula="of:=IF(AND(ISNUMBER([.C494]);ISNUMBER([.E494]));IF([.C494]&gt;[.E494];10000;IF([.C494]&lt;[.E49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05.p</text:p>
          </table:table-cell>
          <table:table-cell office:value-type="float" office:value="149" calcext:value-type="float">
            <text:p>149</text:p>
          </table:table-cell>
          <table:table-cell table:formula="of:=IF([.C495]=&quot;timeout&quot;;10000;IF([.C49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95]=&quot;timeout&quot;;10000;IF([.E495]=&quot;memout&quot;;1;0))" office:value-type="float" office:value="0" calcext:value-type="float">
            <text:p>0</text:p>
          </table:table-cell>
          <table:table-cell table:style-name="ce495" table:formula="of:=IF(AND(ISNUMBER([.C495]);ISNUMBER([.E495]));IF([.C495]&gt;[.E495];10000;IF([.C495]&lt;[.E49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06.p</text:p>
          </table:table-cell>
          <table:table-cell office:value-type="float" office:value="208" calcext:value-type="float">
            <text:p>208</text:p>
          </table:table-cell>
          <table:table-cell table:formula="of:=IF([.C496]=&quot;timeout&quot;;10000;IF([.C49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96]=&quot;timeout&quot;;10000;IF([.E496]=&quot;memout&quot;;1;0))" office:value-type="float" office:value="0" calcext:value-type="float">
            <text:p>0</text:p>
          </table:table-cell>
          <table:table-cell table:style-name="ce496" table:formula="of:=IF(AND(ISNUMBER([.C496]);ISNUMBER([.E496]));IF([.C496]&gt;[.E496];10000;IF([.C496]&lt;[.E49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07.p</text:p>
          </table:table-cell>
          <table:table-cell office:value-type="float" office:value="277" calcext:value-type="float">
            <text:p>277</text:p>
          </table:table-cell>
          <table:table-cell table:formula="of:=IF([.C497]=&quot;timeout&quot;;10000;IF([.C49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97]=&quot;timeout&quot;;10000;IF([.E497]=&quot;memout&quot;;1;0))" office:value-type="float" office:value="0" calcext:value-type="float">
            <text:p>0</text:p>
          </table:table-cell>
          <table:table-cell table:style-name="ce497" table:formula="of:=IF(AND(ISNUMBER([.C497]);ISNUMBER([.E497]));IF([.C497]&gt;[.E497];10000;IF([.C497]&lt;[.E49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08.p</text:p>
          </table:table-cell>
          <table:table-cell office:value-type="float" office:value="356" calcext:value-type="float">
            <text:p>356</text:p>
          </table:table-cell>
          <table:table-cell table:formula="of:=IF([.C498]=&quot;timeout&quot;;10000;IF([.C49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98]=&quot;timeout&quot;;10000;IF([.E498]=&quot;memout&quot;;1;0))" office:value-type="float" office:value="0" calcext:value-type="float">
            <text:p>0</text:p>
          </table:table-cell>
          <table:table-cell table:style-name="ce498" table:formula="of:=IF(AND(ISNUMBER([.C498]);ISNUMBER([.E498]));IF([.C498]&gt;[.E498];10000;IF([.C498]&lt;[.E49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09.p</text:p>
          </table:table-cell>
          <table:table-cell office:value-type="float" office:value="445" calcext:value-type="float">
            <text:p>445</text:p>
          </table:table-cell>
          <table:table-cell table:formula="of:=IF([.C499]=&quot;timeout&quot;;10000;IF([.C49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499]=&quot;timeout&quot;;10000;IF([.E499]=&quot;memout&quot;;1;0))" office:value-type="float" office:value="0" calcext:value-type="float">
            <text:p>0</text:p>
          </table:table-cell>
          <table:table-cell table:style-name="ce499" table:formula="of:=IF(AND(ISNUMBER([.C499]);ISNUMBER([.E499]));IF([.C499]&gt;[.E499];10000;IF([.C499]&lt;[.E49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10.p</text:p>
          </table:table-cell>
          <table:table-cell office:value-type="float" office:value="544" calcext:value-type="float">
            <text:p>544</text:p>
          </table:table-cell>
          <table:table-cell table:formula="of:=IF([.C500]=&quot;timeout&quot;;10000;IF([.C50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00]=&quot;timeout&quot;;10000;IF([.E500]=&quot;memout&quot;;1;0))" office:value-type="float" office:value="0" calcext:value-type="float">
            <text:p>0</text:p>
          </table:table-cell>
          <table:table-cell table:style-name="ce500" table:formula="of:=IF(AND(ISNUMBER([.C500]);ISNUMBER([.E500]));IF([.C500]&gt;[.E500];10000;IF([.C500]&lt;[.E50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11.p</text:p>
          </table:table-cell>
          <table:table-cell office:value-type="float" office:value="653" calcext:value-type="float">
            <text:p>653</text:p>
          </table:table-cell>
          <table:table-cell table:formula="of:=IF([.C501]=&quot;timeout&quot;;10000;IF([.C50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01]=&quot;timeout&quot;;10000;IF([.E501]=&quot;memout&quot;;1;0))" office:value-type="float" office:value="0" calcext:value-type="float">
            <text:p>0</text:p>
          </table:table-cell>
          <table:table-cell table:style-name="ce501" table:formula="of:=IF(AND(ISNUMBER([.C501]);ISNUMBER([.E501]));IF([.C501]&gt;[.E501];10000;IF([.C501]&lt;[.E50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12.p</text:p>
          </table:table-cell>
          <table:table-cell office:value-type="float" office:value="772" calcext:value-type="float">
            <text:p>772</text:p>
          </table:table-cell>
          <table:table-cell table:formula="of:=IF([.C502]=&quot;timeout&quot;;10000;IF([.C50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02]=&quot;timeout&quot;;10000;IF([.E502]=&quot;memout&quot;;1;0))" office:value-type="float" office:value="0" calcext:value-type="float">
            <text:p>0</text:p>
          </table:table-cell>
          <table:table-cell table:style-name="ce502" table:formula="of:=IF(AND(ISNUMBER([.C502]);ISNUMBER([.E502]));IF([.C502]&gt;[.E502];10000;IF([.C502]&lt;[.E50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13.p</text:p>
          </table:table-cell>
          <table:table-cell office:value-type="float" office:value="901" calcext:value-type="float">
            <text:p>901</text:p>
          </table:table-cell>
          <table:table-cell table:formula="of:=IF([.C503]=&quot;timeout&quot;;10000;IF([.C50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03]=&quot;timeout&quot;;10000;IF([.E503]=&quot;memout&quot;;1;0))" office:value-type="float" office:value="0" calcext:value-type="float">
            <text:p>0</text:p>
          </table:table-cell>
          <table:table-cell table:style-name="ce503" table:formula="of:=IF(AND(ISNUMBER([.C503]);ISNUMBER([.E503]));IF([.C503]&gt;[.E503];10000;IF([.C503]&lt;[.E50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14.p</text:p>
          </table:table-cell>
          <table:table-cell office:value-type="float" office:value="1040" calcext:value-type="float">
            <text:p>1040</text:p>
          </table:table-cell>
          <table:table-cell table:formula="of:=IF([.C504]=&quot;timeout&quot;;10000;IF([.C50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04]=&quot;timeout&quot;;10000;IF([.E504]=&quot;memout&quot;;1;0))" office:value-type="float" office:value="0" calcext:value-type="float">
            <text:p>0</text:p>
          </table:table-cell>
          <table:table-cell table:style-name="ce504" table:formula="of:=IF(AND(ISNUMBER([.C504]);ISNUMBER([.E504]));IF([.C504]&gt;[.E504];10000;IF([.C504]&lt;[.E50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15.p</text:p>
          </table:table-cell>
          <table:table-cell office:value-type="float" office:value="1189" calcext:value-type="float">
            <text:p>1189</text:p>
          </table:table-cell>
          <table:table-cell table:formula="of:=IF([.C505]=&quot;timeout&quot;;10000;IF([.C50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05]=&quot;timeout&quot;;10000;IF([.E505]=&quot;memout&quot;;1;0))" office:value-type="float" office:value="0" calcext:value-type="float">
            <text:p>0</text:p>
          </table:table-cell>
          <table:table-cell table:style-name="ce505" table:formula="of:=IF(AND(ISNUMBER([.C505]);ISNUMBER([.E505]));IF([.C505]&gt;[.E505];10000;IF([.C505]&lt;[.E50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16.p</text:p>
          </table:table-cell>
          <table:table-cell office:value-type="float" office:value="1348" calcext:value-type="float">
            <text:p>1348</text:p>
          </table:table-cell>
          <table:table-cell table:formula="of:=IF([.C506]=&quot;timeout&quot;;10000;IF([.C50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06]=&quot;timeout&quot;;10000;IF([.E506]=&quot;memout&quot;;1;0))" office:value-type="float" office:value="0" calcext:value-type="float">
            <text:p>0</text:p>
          </table:table-cell>
          <table:table-cell table:style-name="ce506" table:formula="of:=IF(AND(ISNUMBER([.C506]);ISNUMBER([.E506]));IF([.C506]&gt;[.E506];10000;IF([.C506]&lt;[.E50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17.p</text:p>
          </table:table-cell>
          <table:table-cell office:value-type="float" office:value="1517" calcext:value-type="float">
            <text:p>1517</text:p>
          </table:table-cell>
          <table:table-cell table:formula="of:=IF([.C507]=&quot;timeout&quot;;10000;IF([.C50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07]=&quot;timeout&quot;;10000;IF([.E507]=&quot;memout&quot;;1;0))" office:value-type="float" office:value="0" calcext:value-type="float">
            <text:p>0</text:p>
          </table:table-cell>
          <table:table-cell table:style-name="ce507" table:formula="of:=IF(AND(ISNUMBER([.C507]);ISNUMBER([.E507]));IF([.C507]&gt;[.E507];10000;IF([.C507]&lt;[.E50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18.p</text:p>
          </table:table-cell>
          <table:table-cell office:value-type="float" office:value="1696" calcext:value-type="float">
            <text:p>1696</text:p>
          </table:table-cell>
          <table:table-cell table:formula="of:=IF([.C508]=&quot;timeout&quot;;10000;IF([.C50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08]=&quot;timeout&quot;;10000;IF([.E508]=&quot;memout&quot;;1;0))" office:value-type="float" office:value="0" calcext:value-type="float">
            <text:p>0</text:p>
          </table:table-cell>
          <table:table-cell table:style-name="ce508" table:formula="of:=IF(AND(ISNUMBER([.C508]);ISNUMBER([.E508]));IF([.C508]&gt;[.E508];10000;IF([.C508]&lt;[.E50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19.p</text:p>
          </table:table-cell>
          <table:table-cell office:value-type="float" office:value="1885" calcext:value-type="float">
            <text:p>1885</text:p>
          </table:table-cell>
          <table:table-cell table:formula="of:=IF([.C509]=&quot;timeout&quot;;10000;IF([.C50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09]=&quot;timeout&quot;;10000;IF([.E509]=&quot;memout&quot;;1;0))" office:value-type="float" office:value="0" calcext:value-type="float">
            <text:p>0</text:p>
          </table:table-cell>
          <table:table-cell table:style-name="ce509" table:formula="of:=IF(AND(ISNUMBER([.C509]);ISNUMBER([.E509]));IF([.C509]&gt;[.E509];10000;IF([.C509]&lt;[.E50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20.p</text:p>
          </table:table-cell>
          <table:table-cell office:value-type="float" office:value="2084" calcext:value-type="float">
            <text:p>2084</text:p>
          </table:table-cell>
          <table:table-cell table:formula="of:=IF([.C510]=&quot;timeout&quot;;10000;IF([.C51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10]=&quot;timeout&quot;;10000;IF([.E510]=&quot;memout&quot;;1;0))" office:value-type="float" office:value="0" calcext:value-type="float">
            <text:p>0</text:p>
          </table:table-cell>
          <table:table-cell table:style-name="ce510" table:formula="of:=IF(AND(ISNUMBER([.C510]);ISNUMBER([.E510]));IF([.C510]&gt;[.E510];10000;IF([.C510]&lt;[.E51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21.p</text:p>
          </table:table-cell>
          <table:table-cell office:value-type="float" office:value="2293" calcext:value-type="float">
            <text:p>2293</text:p>
          </table:table-cell>
          <table:table-cell table:formula="of:=IF([.C511]=&quot;timeout&quot;;10000;IF([.C51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11]=&quot;timeout&quot;;10000;IF([.E511]=&quot;memout&quot;;1;0))" office:value-type="float" office:value="0" calcext:value-type="float">
            <text:p>0</text:p>
          </table:table-cell>
          <table:table-cell table:style-name="ce511" table:formula="of:=IF(AND(ISNUMBER([.C511]);ISNUMBER([.E511]));IF([.C511]&gt;[.E511];10000;IF([.C511]&lt;[.E51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22.p</text:p>
          </table:table-cell>
          <table:table-cell office:value-type="float" office:value="2512" calcext:value-type="float">
            <text:p>2512</text:p>
          </table:table-cell>
          <table:table-cell table:formula="of:=IF([.C512]=&quot;timeout&quot;;10000;IF([.C51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12]=&quot;timeout&quot;;10000;IF([.E512]=&quot;memout&quot;;1;0))" office:value-type="float" office:value="0" calcext:value-type="float">
            <text:p>0</text:p>
          </table:table-cell>
          <table:table-cell table:style-name="ce512" table:formula="of:=IF(AND(ISNUMBER([.C512]);ISNUMBER([.E512]));IF([.C512]&gt;[.E512];10000;IF([.C512]&lt;[.E51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23.p</text:p>
          </table:table-cell>
          <table:table-cell office:value-type="float" office:value="2741" calcext:value-type="float">
            <text:p>2741</text:p>
          </table:table-cell>
          <table:table-cell table:formula="of:=IF([.C513]=&quot;timeout&quot;;10000;IF([.C51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13]=&quot;timeout&quot;;10000;IF([.E513]=&quot;memout&quot;;1;0))" office:value-type="float" office:value="0" calcext:value-type="float">
            <text:p>0</text:p>
          </table:table-cell>
          <table:table-cell table:style-name="ce513" table:formula="of:=IF(AND(ISNUMBER([.C513]);ISNUMBER([.E513]));IF([.C513]&gt;[.E513];10000;IF([.C513]&lt;[.E51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24.p</text:p>
          </table:table-cell>
          <table:table-cell office:value-type="float" office:value="2980" calcext:value-type="float">
            <text:p>2980</text:p>
          </table:table-cell>
          <table:table-cell table:formula="of:=IF([.C514]=&quot;timeout&quot;;10000;IF([.C51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14]=&quot;timeout&quot;;10000;IF([.E514]=&quot;memout&quot;;1;0))" office:value-type="float" office:value="0" calcext:value-type="float">
            <text:p>0</text:p>
          </table:table-cell>
          <table:table-cell table:style-name="ce514" table:formula="of:=IF(AND(ISNUMBER([.C514]);ISNUMBER([.E514]));IF([.C514]&gt;[.E514];10000;IF([.C514]&lt;[.E51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25.p</text:p>
          </table:table-cell>
          <table:table-cell office:value-type="float" office:value="3229" calcext:value-type="float">
            <text:p>3229</text:p>
          </table:table-cell>
          <table:table-cell table:formula="of:=IF([.C515]=&quot;timeout&quot;;10000;IF([.C51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15]=&quot;timeout&quot;;10000;IF([.E515]=&quot;memout&quot;;1;0))" office:value-type="float" office:value="0" calcext:value-type="float">
            <text:p>0</text:p>
          </table:table-cell>
          <table:table-cell table:style-name="ce515" table:formula="of:=IF(AND(ISNUMBER([.C515]);ISNUMBER([.E515]));IF([.C515]&gt;[.E515];10000;IF([.C515]&lt;[.E51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26.p</text:p>
          </table:table-cell>
          <table:table-cell office:value-type="float" office:value="3488" calcext:value-type="float">
            <text:p>3488</text:p>
          </table:table-cell>
          <table:table-cell table:formula="of:=IF([.C516]=&quot;timeout&quot;;10000;IF([.C51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16]=&quot;timeout&quot;;10000;IF([.E516]=&quot;memout&quot;;1;0))" office:value-type="float" office:value="0" calcext:value-type="float">
            <text:p>0</text:p>
          </table:table-cell>
          <table:table-cell table:style-name="ce516" table:formula="of:=IF(AND(ISNUMBER([.C516]);ISNUMBER([.E516]));IF([.C516]&gt;[.E516];10000;IF([.C516]&lt;[.E51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27.p</text:p>
          </table:table-cell>
          <table:table-cell office:value-type="float" office:value="3757" calcext:value-type="float">
            <text:p>3757</text:p>
          </table:table-cell>
          <table:table-cell table:formula="of:=IF([.C517]=&quot;timeout&quot;;10000;IF([.C51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17]=&quot;timeout&quot;;10000;IF([.E517]=&quot;memout&quot;;1;0))" office:value-type="float" office:value="0" calcext:value-type="float">
            <text:p>0</text:p>
          </table:table-cell>
          <table:table-cell table:style-name="ce517" table:formula="of:=IF(AND(ISNUMBER([.C517]);ISNUMBER([.E517]));IF([.C517]&gt;[.E517];10000;IF([.C517]&lt;[.E51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28.p</text:p>
          </table:table-cell>
          <table:table-cell office:value-type="float" office:value="4036" calcext:value-type="float">
            <text:p>4036</text:p>
          </table:table-cell>
          <table:table-cell table:formula="of:=IF([.C518]=&quot;timeout&quot;;10000;IF([.C51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18]=&quot;timeout&quot;;10000;IF([.E518]=&quot;memout&quot;;1;0))" office:value-type="float" office:value="0" calcext:value-type="float">
            <text:p>0</text:p>
          </table:table-cell>
          <table:table-cell table:style-name="ce518" table:formula="of:=IF(AND(ISNUMBER([.C518]);ISNUMBER([.E518]));IF([.C518]&gt;[.E518];10000;IF([.C518]&lt;[.E51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29.p</text:p>
          </table:table-cell>
          <table:table-cell office:value-type="float" office:value="4325" calcext:value-type="float">
            <text:p>4325</text:p>
          </table:table-cell>
          <table:table-cell table:formula="of:=IF([.C519]=&quot;timeout&quot;;10000;IF([.C51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19]=&quot;timeout&quot;;10000;IF([.E519]=&quot;memout&quot;;1;0))" office:value-type="float" office:value="0" calcext:value-type="float">
            <text:p>0</text:p>
          </table:table-cell>
          <table:table-cell table:style-name="ce519" table:formula="of:=IF(AND(ISNUMBER([.C519]);ISNUMBER([.E519]));IF([.C519]&gt;[.E519];10000;IF([.C519]&lt;[.E51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30.p</text:p>
          </table:table-cell>
          <table:table-cell office:value-type="float" office:value="4624" calcext:value-type="float">
            <text:p>4624</text:p>
          </table:table-cell>
          <table:table-cell table:formula="of:=IF([.C520]=&quot;timeout&quot;;10000;IF([.C52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20]=&quot;timeout&quot;;10000;IF([.E520]=&quot;memout&quot;;1;0))" office:value-type="float" office:value="0" calcext:value-type="float">
            <text:p>0</text:p>
          </table:table-cell>
          <table:table-cell table:style-name="ce520" table:formula="of:=IF(AND(ISNUMBER([.C520]);ISNUMBER([.E520]));IF([.C520]&gt;[.E520];10000;IF([.C520]&lt;[.E52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31.p</text:p>
          </table:table-cell>
          <table:table-cell office:value-type="float" office:value="4933" calcext:value-type="float">
            <text:p>4933</text:p>
          </table:table-cell>
          <table:table-cell table:formula="of:=IF([.C521]=&quot;timeout&quot;;10000;IF([.C52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21]=&quot;timeout&quot;;10000;IF([.E521]=&quot;memout&quot;;1;0))" office:value-type="float" office:value="0" calcext:value-type="float">
            <text:p>0</text:p>
          </table:table-cell>
          <table:table-cell table:style-name="ce521" table:formula="of:=IF(AND(ISNUMBER([.C521]);ISNUMBER([.E521]));IF([.C521]&gt;[.E521];10000;IF([.C521]&lt;[.E52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32.p</text:p>
          </table:table-cell>
          <table:table-cell office:value-type="float" office:value="5252" calcext:value-type="float">
            <text:p>5252</text:p>
          </table:table-cell>
          <table:table-cell table:formula="of:=IF([.C522]=&quot;timeout&quot;;10000;IF([.C52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22]=&quot;timeout&quot;;10000;IF([.E522]=&quot;memout&quot;;1;0))" office:value-type="float" office:value="0" calcext:value-type="float">
            <text:p>0</text:p>
          </table:table-cell>
          <table:table-cell table:style-name="ce522" table:formula="of:=IF(AND(ISNUMBER([.C522]);ISNUMBER([.E522]));IF([.C522]&gt;[.E522];10000;IF([.C522]&lt;[.E52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33.p</text:p>
          </table:table-cell>
          <table:table-cell office:value-type="float" office:value="5581" calcext:value-type="float">
            <text:p>5581</text:p>
          </table:table-cell>
          <table:table-cell table:formula="of:=IF([.C523]=&quot;timeout&quot;;10000;IF([.C52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23]=&quot;timeout&quot;;10000;IF([.E523]=&quot;memout&quot;;1;0))" office:value-type="float" office:value="0" calcext:value-type="float">
            <text:p>0</text:p>
          </table:table-cell>
          <table:table-cell table:style-name="ce523" table:formula="of:=IF(AND(ISNUMBER([.C523]);ISNUMBER([.E523]));IF([.C523]&gt;[.E523];10000;IF([.C523]&lt;[.E52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34.p</text:p>
          </table:table-cell>
          <table:table-cell office:value-type="float" office:value="5920" calcext:value-type="float">
            <text:p>5920</text:p>
          </table:table-cell>
          <table:table-cell table:formula="of:=IF([.C524]=&quot;timeout&quot;;10000;IF([.C52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24]=&quot;timeout&quot;;10000;IF([.E524]=&quot;memout&quot;;1;0))" office:value-type="float" office:value="0" calcext:value-type="float">
            <text:p>0</text:p>
          </table:table-cell>
          <table:table-cell table:style-name="ce524" table:formula="of:=IF(AND(ISNUMBER([.C524]);ISNUMBER([.E524]));IF([.C524]&gt;[.E524];10000;IF([.C524]&lt;[.E52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35.p</text:p>
          </table:table-cell>
          <table:table-cell office:value-type="float" office:value="6269" calcext:value-type="float">
            <text:p>6269</text:p>
          </table:table-cell>
          <table:table-cell table:formula="of:=IF([.C525]=&quot;timeout&quot;;10000;IF([.C52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25]=&quot;timeout&quot;;10000;IF([.E525]=&quot;memout&quot;;1;0))" office:value-type="float" office:value="0" calcext:value-type="float">
            <text:p>0</text:p>
          </table:table-cell>
          <table:table-cell table:style-name="ce525" table:formula="of:=IF(AND(ISNUMBER([.C525]);ISNUMBER([.E525]));IF([.C525]&gt;[.E525];10000;IF([.C525]&lt;[.E52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36.p</text:p>
          </table:table-cell>
          <table:table-cell office:value-type="float" office:value="6628" calcext:value-type="float">
            <text:p>6628</text:p>
          </table:table-cell>
          <table:table-cell table:formula="of:=IF([.C526]=&quot;timeout&quot;;10000;IF([.C52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26]=&quot;timeout&quot;;10000;IF([.E526]=&quot;memout&quot;;1;0))" office:value-type="float" office:value="0" calcext:value-type="float">
            <text:p>0</text:p>
          </table:table-cell>
          <table:table-cell table:style-name="ce526" table:formula="of:=IF(AND(ISNUMBER([.C526]);ISNUMBER([.E526]));IF([.C526]&gt;[.E526];10000;IF([.C526]&lt;[.E52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37.p</text:p>
          </table:table-cell>
          <table:table-cell office:value-type="float" office:value="6997" calcext:value-type="float">
            <text:p>6997</text:p>
          </table:table-cell>
          <table:table-cell table:formula="of:=IF([.C527]=&quot;timeout&quot;;10000;IF([.C52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27]=&quot;timeout&quot;;10000;IF([.E527]=&quot;memout&quot;;1;0))" office:value-type="float" office:value="0" calcext:value-type="float">
            <text:p>0</text:p>
          </table:table-cell>
          <table:table-cell table:style-name="ce527" table:formula="of:=IF(AND(ISNUMBER([.C527]);ISNUMBER([.E527]));IF([.C527]&gt;[.E527];10000;IF([.C527]&lt;[.E52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38.p</text:p>
          </table:table-cell>
          <table:table-cell office:value-type="float" office:value="7376" calcext:value-type="float">
            <text:p>7376</text:p>
          </table:table-cell>
          <table:table-cell table:formula="of:=IF([.C528]=&quot;timeout&quot;;10000;IF([.C52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28]=&quot;timeout&quot;;10000;IF([.E528]=&quot;memout&quot;;1;0))" office:value-type="float" office:value="0" calcext:value-type="float">
            <text:p>0</text:p>
          </table:table-cell>
          <table:table-cell table:style-name="ce528" table:formula="of:=IF(AND(ISNUMBER([.C528]);ISNUMBER([.E528]));IF([.C528]&gt;[.E528];10000;IF([.C528]&lt;[.E52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39.p</text:p>
          </table:table-cell>
          <table:table-cell office:value-type="float" office:value="7765" calcext:value-type="float">
            <text:p>7765</text:p>
          </table:table-cell>
          <table:table-cell table:formula="of:=IF([.C529]=&quot;timeout&quot;;10000;IF([.C52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29]=&quot;timeout&quot;;10000;IF([.E529]=&quot;memout&quot;;1;0))" office:value-type="float" office:value="0" calcext:value-type="float">
            <text:p>0</text:p>
          </table:table-cell>
          <table:table-cell table:style-name="ce529" table:formula="of:=IF(AND(ISNUMBER([.C529]);ISNUMBER([.E529]));IF([.C529]&gt;[.E529];10000;IF([.C529]&lt;[.E52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40.p</text:p>
          </table:table-cell>
          <table:table-cell office:value-type="float" office:value="8164" calcext:value-type="float">
            <text:p>8164</text:p>
          </table:table-cell>
          <table:table-cell table:formula="of:=IF([.C530]=&quot;timeout&quot;;10000;IF([.C53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30]=&quot;timeout&quot;;10000;IF([.E530]=&quot;memout&quot;;1;0))" office:value-type="float" office:value="0" calcext:value-type="float">
            <text:p>0</text:p>
          </table:table-cell>
          <table:table-cell table:style-name="ce530" table:formula="of:=IF(AND(ISNUMBER([.C530]);ISNUMBER([.E530]));IF([.C530]&gt;[.E530];10000;IF([.C530]&lt;[.E53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41.p</text:p>
          </table:table-cell>
          <table:table-cell office:value-type="float" office:value="8573" calcext:value-type="float">
            <text:p>8573</text:p>
          </table:table-cell>
          <table:table-cell table:formula="of:=IF([.C531]=&quot;timeout&quot;;10000;IF([.C53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31]=&quot;timeout&quot;;10000;IF([.E531]=&quot;memout&quot;;1;0))" office:value-type="float" office:value="0" calcext:value-type="float">
            <text:p>0</text:p>
          </table:table-cell>
          <table:table-cell table:style-name="ce531" table:formula="of:=IF(AND(ISNUMBER([.C531]);ISNUMBER([.E531]));IF([.C531]&gt;[.E531];10000;IF([.C531]&lt;[.E53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42.p</text:p>
          </table:table-cell>
          <table:table-cell office:value-type="float" office:value="8992" calcext:value-type="float">
            <text:p>8992</text:p>
          </table:table-cell>
          <table:table-cell table:formula="of:=IF([.C532]=&quot;timeout&quot;;10000;IF([.C53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32]=&quot;timeout&quot;;10000;IF([.E532]=&quot;memout&quot;;1;0))" office:value-type="float" office:value="0" calcext:value-type="float">
            <text:p>0</text:p>
          </table:table-cell>
          <table:table-cell table:style-name="ce532" table:formula="of:=IF(AND(ISNUMBER([.C532]);ISNUMBER([.E532]));IF([.C532]&gt;[.E532];10000;IF([.C532]&lt;[.E53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43.p</text:p>
          </table:table-cell>
          <table:table-cell office:value-type="float" office:value="9421" calcext:value-type="float">
            <text:p>9421</text:p>
          </table:table-cell>
          <table:table-cell table:formula="of:=IF([.C533]=&quot;timeout&quot;;10000;IF([.C53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33]=&quot;timeout&quot;;10000;IF([.E533]=&quot;memout&quot;;1;0))" office:value-type="float" office:value="0" calcext:value-type="float">
            <text:p>0</text:p>
          </table:table-cell>
          <table:table-cell table:style-name="ce533" table:formula="of:=IF(AND(ISNUMBER([.C533]);ISNUMBER([.E533]));IF([.C533]&gt;[.E533];10000;IF([.C533]&lt;[.E53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44.p</text:p>
          </table:table-cell>
          <table:table-cell office:value-type="float" office:value="9860" calcext:value-type="float">
            <text:p>9860</text:p>
          </table:table-cell>
          <table:table-cell table:formula="of:=IF([.C534]=&quot;timeout&quot;;10000;IF([.C53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34]=&quot;timeout&quot;;10000;IF([.E534]=&quot;memout&quot;;1;0))" office:value-type="float" office:value="0" calcext:value-type="float">
            <text:p>0</text:p>
          </table:table-cell>
          <table:table-cell table:style-name="ce534" table:formula="of:=IF(AND(ISNUMBER([.C534]);ISNUMBER([.E534]));IF([.C534]&gt;[.E534];10000;IF([.C534]&lt;[.E53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45.p</text:p>
          </table:table-cell>
          <table:table-cell office:value-type="float" office:value="10309" calcext:value-type="float">
            <text:p>10309</text:p>
          </table:table-cell>
          <table:table-cell table:formula="of:=IF([.C535]=&quot;timeout&quot;;10000;IF([.C53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35]=&quot;timeout&quot;;10000;IF([.E535]=&quot;memout&quot;;1;0))" office:value-type="float" office:value="0" calcext:value-type="float">
            <text:p>0</text:p>
          </table:table-cell>
          <table:table-cell table:style-name="ce535" table:formula="of:=IF(AND(ISNUMBER([.C535]);ISNUMBER([.E535]));IF([.C535]&gt;[.E535];10000;IF([.C535]&lt;[.E53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46.p</text:p>
          </table:table-cell>
          <table:table-cell office:value-type="float" office:value="10768" calcext:value-type="float">
            <text:p>10768</text:p>
          </table:table-cell>
          <table:table-cell table:formula="of:=IF([.C536]=&quot;timeout&quot;;10000;IF([.C53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36]=&quot;timeout&quot;;10000;IF([.E536]=&quot;memout&quot;;1;0))" office:value-type="float" office:value="0" calcext:value-type="float">
            <text:p>0</text:p>
          </table:table-cell>
          <table:table-cell table:style-name="ce536" table:formula="of:=IF(AND(ISNUMBER([.C536]);ISNUMBER([.E536]));IF([.C536]&gt;[.E536];10000;IF([.C536]&lt;[.E53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47.p</text:p>
          </table:table-cell>
          <table:table-cell office:value-type="float" office:value="11237" calcext:value-type="float">
            <text:p>11237</text:p>
          </table:table-cell>
          <table:table-cell table:formula="of:=IF([.C537]=&quot;timeout&quot;;10000;IF([.C53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37]=&quot;timeout&quot;;10000;IF([.E537]=&quot;memout&quot;;1;0))" office:value-type="float" office:value="0" calcext:value-type="float">
            <text:p>0</text:p>
          </table:table-cell>
          <table:table-cell table:style-name="ce537" table:formula="of:=IF(AND(ISNUMBER([.C537]);ISNUMBER([.E537]));IF([.C537]&gt;[.E537];10000;IF([.C537]&lt;[.E53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48.p</text:p>
          </table:table-cell>
          <table:table-cell office:value-type="float" office:value="11716" calcext:value-type="float">
            <text:p>11716</text:p>
          </table:table-cell>
          <table:table-cell table:formula="of:=IF([.C538]=&quot;timeout&quot;;10000;IF([.C53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38]=&quot;timeout&quot;;10000;IF([.E538]=&quot;memout&quot;;1;0))" office:value-type="float" office:value="0" calcext:value-type="float">
            <text:p>0</text:p>
          </table:table-cell>
          <table:table-cell table:style-name="ce538" table:formula="of:=IF(AND(ISNUMBER([.C538]);ISNUMBER([.E538]));IF([.C538]&gt;[.E538];10000;IF([.C538]&lt;[.E53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49.p</text:p>
          </table:table-cell>
          <table:table-cell office:value-type="float" office:value="12205" calcext:value-type="float">
            <text:p>12205</text:p>
          </table:table-cell>
          <table:table-cell table:formula="of:=IF([.C539]=&quot;timeout&quot;;10000;IF([.C53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39]=&quot;timeout&quot;;10000;IF([.E539]=&quot;memout&quot;;1;0))" office:value-type="float" office:value="0" calcext:value-type="float">
            <text:p>0</text:p>
          </table:table-cell>
          <table:table-cell table:style-name="ce539" table:formula="of:=IF(AND(ISNUMBER([.C539]);ISNUMBER([.E539]));IF([.C539]&gt;[.E539];10000;IF([.C539]&lt;[.E53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09+1.050.p</text:p>
          </table:table-cell>
          <table:table-cell office:value-type="float" office:value="12704" calcext:value-type="float">
            <text:p>12704</text:p>
          </table:table-cell>
          <table:table-cell table:formula="of:=IF([.C540]=&quot;timeout&quot;;10000;IF([.C54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40]=&quot;timeout&quot;;10000;IF([.E540]=&quot;memout&quot;;1;0))" office:value-type="float" office:value="0" calcext:value-type="float">
            <text:p>0</text:p>
          </table:table-cell>
          <table:table-cell table:style-name="ce540" table:formula="of:=IF(AND(ISNUMBER([.C540]);ISNUMBER([.E540]));IF([.C540]&gt;[.E540];10000;IF([.C540]&lt;[.E54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01.p</text:p>
          </table:table-cell>
          <table:table-cell office:value-type="float" office:value="21" calcext:value-type="float">
            <text:p>21</text:p>
          </table:table-cell>
          <table:table-cell table:formula="of:=IF([.C541]=&quot;timeout&quot;;10000;IF([.C54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41]=&quot;timeout&quot;;10000;IF([.E541]=&quot;memout&quot;;1;0))" office:value-type="float" office:value="0" calcext:value-type="float">
            <text:p>0</text:p>
          </table:table-cell>
          <table:table-cell table:style-name="ce541" table:formula="of:=IF(AND(ISNUMBER([.C541]);ISNUMBER([.E541]));IF([.C541]&gt;[.E541];10000;IF([.C541]&lt;[.E54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02.p</text:p>
          </table:table-cell>
          <table:table-cell office:value-type="float" office:value="86" calcext:value-type="float">
            <text:p>86</text:p>
          </table:table-cell>
          <table:table-cell table:formula="of:=IF([.C542]=&quot;timeout&quot;;10000;IF([.C54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42]=&quot;timeout&quot;;10000;IF([.E542]=&quot;memout&quot;;1;0))" office:value-type="float" office:value="0" calcext:value-type="float">
            <text:p>0</text:p>
          </table:table-cell>
          <table:table-cell table:style-name="ce542" table:formula="of:=IF(AND(ISNUMBER([.C542]);ISNUMBER([.E542]));IF([.C542]&gt;[.E542];10000;IF([.C542]&lt;[.E54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03.p</text:p>
          </table:table-cell>
          <table:table-cell office:value-type="float" office:value="323" calcext:value-type="float">
            <text:p>323</text:p>
          </table:table-cell>
          <table:table-cell table:formula="of:=IF([.C543]=&quot;timeout&quot;;10000;IF([.C54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43]=&quot;timeout&quot;;10000;IF([.E543]=&quot;memout&quot;;1;0))" office:value-type="float" office:value="0" calcext:value-type="float">
            <text:p>0</text:p>
          </table:table-cell>
          <table:table-cell table:style-name="ce543" table:formula="of:=IF(AND(ISNUMBER([.C543]);ISNUMBER([.E543]));IF([.C543]&gt;[.E543];10000;IF([.C543]&lt;[.E54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04.p</text:p>
          </table:table-cell>
          <table:table-cell office:value-type="float" office:value="1160" calcext:value-type="float">
            <text:p>1160</text:p>
          </table:table-cell>
          <table:table-cell table:formula="of:=IF([.C544]=&quot;timeout&quot;;10000;IF([.C54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44]=&quot;timeout&quot;;10000;IF([.E544]=&quot;memout&quot;;1;0))" office:value-type="float" office:value="0" calcext:value-type="float">
            <text:p>0</text:p>
          </table:table-cell>
          <table:table-cell table:style-name="ce544" table:formula="of:=IF(AND(ISNUMBER([.C544]);ISNUMBER([.E544]));IF([.C544]&gt;[.E544];10000;IF([.C544]&lt;[.E54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05.p</text:p>
          </table:table-cell>
          <table:table-cell office:value-type="float" office:value="4049" calcext:value-type="float">
            <text:p>4049</text:p>
          </table:table-cell>
          <table:table-cell table:formula="of:=IF([.C545]=&quot;timeout&quot;;10000;IF([.C54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45]=&quot;timeout&quot;;10000;IF([.E545]=&quot;memout&quot;;1;0))" office:value-type="float" office:value="0" calcext:value-type="float">
            <text:p>0</text:p>
          </table:table-cell>
          <table:table-cell table:style-name="ce545" table:formula="of:=IF(AND(ISNUMBER([.C545]);ISNUMBER([.E545]));IF([.C545]&gt;[.E545];10000;IF([.C545]&lt;[.E54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06.p</text:p>
          </table:table-cell>
          <table:table-cell office:value-type="float" office:value="13850" calcext:value-type="float">
            <text:p>13850</text:p>
          </table:table-cell>
          <table:table-cell table:formula="of:=IF([.C546]=&quot;timeout&quot;;10000;IF([.C54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46]=&quot;timeout&quot;;10000;IF([.E546]=&quot;memout&quot;;1;0))" office:value-type="float" office:value="0" calcext:value-type="float">
            <text:p>0</text:p>
          </table:table-cell>
          <table:table-cell table:style-name="ce546" table:formula="of:=IF(AND(ISNUMBER([.C546]);ISNUMBER([.E546]));IF([.C546]&gt;[.E546];10000;IF([.C546]&lt;[.E54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07.p</text:p>
          </table:table-cell>
          <table:table-cell office:value-type="float" office:value="46655" calcext:value-type="float">
            <text:p>46655</text:p>
          </table:table-cell>
          <table:table-cell table:formula="of:=IF([.C547]=&quot;timeout&quot;;10000;IF([.C54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47]=&quot;timeout&quot;;10000;IF([.E547]=&quot;memout&quot;;1;0))" office:value-type="float" office:value="0" calcext:value-type="float">
            <text:p>0</text:p>
          </table:table-cell>
          <table:table-cell table:style-name="ce547" table:formula="of:=IF(AND(ISNUMBER([.C547]);ISNUMBER([.E547]));IF([.C547]&gt;[.E547];10000;IF([.C547]&lt;[.E54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08.p</text:p>
          </table:table-cell>
          <table:table-cell office:value-type="float" office:value="155276" calcext:value-type="float">
            <text:p>155276</text:p>
          </table:table-cell>
          <table:table-cell table:formula="of:=IF([.C548]=&quot;timeout&quot;;10000;IF([.C54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48]=&quot;timeout&quot;;10000;IF([.E548]=&quot;memout&quot;;1;0))" office:value-type="float" office:value="0" calcext:value-type="float">
            <text:p>0</text:p>
          </table:table-cell>
          <table:table-cell table:style-name="ce548" table:formula="of:=IF(AND(ISNUMBER([.C548]);ISNUMBER([.E548]));IF([.C548]&gt;[.E548];10000;IF([.C548]&lt;[.E54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09.p</text:p>
          </table:table-cell>
          <table:table-cell office:value-type="float" office:value="511757" calcext:value-type="float">
            <text:p>511757</text:p>
          </table:table-cell>
          <table:table-cell table:formula="of:=IF([.C549]=&quot;timeout&quot;;10000;IF([.C54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49]=&quot;timeout&quot;;10000;IF([.E549]=&quot;memout&quot;;1;0))" office:value-type="float" office:value="0" calcext:value-type="float">
            <text:p>0</text:p>
          </table:table-cell>
          <table:table-cell table:style-name="ce549" table:formula="of:=IF(AND(ISNUMBER([.C549]);ISNUMBER([.E549]));IF([.C549]&gt;[.E549];10000;IF([.C549]&lt;[.E54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10.p</text:p>
          </table:table-cell>
          <table:table-cell office:value-type="float" office:value="1673054" calcext:value-type="float">
            <text:p>1673054</text:p>
          </table:table-cell>
          <table:table-cell table:formula="of:=IF([.C550]=&quot;timeout&quot;;10000;IF([.C55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50]=&quot;timeout&quot;;10000;IF([.E550]=&quot;memout&quot;;1;0))" office:value-type="float" office:value="0" calcext:value-type="float">
            <text:p>0</text:p>
          </table:table-cell>
          <table:table-cell table:style-name="ce550" table:formula="of:=IF(AND(ISNUMBER([.C550]);ISNUMBER([.E550]));IF([.C550]&gt;[.E550];10000;IF([.C550]&lt;[.E55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11.p</text:p>
          </table:table-cell>
          <table:table-cell office:value-type="float" office:value="5432507" calcext:value-type="float">
            <text:p>5432507</text:p>
          </table:table-cell>
          <table:table-cell table:formula="of:=IF([.C551]=&quot;timeout&quot;;10000;IF([.C55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51]=&quot;timeout&quot;;10000;IF([.E551]=&quot;memout&quot;;1;0))" office:value-type="float" office:value="0" calcext:value-type="float">
            <text:p>0</text:p>
          </table:table-cell>
          <table:table-cell table:style-name="ce551" table:formula="of:=IF(AND(ISNUMBER([.C551]);ISNUMBER([.E551]));IF([.C551]&gt;[.E551];10000;IF([.C551]&lt;[.E55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12.p</text:p>
          </table:table-cell>
          <table:table-cell office:value-type="float" office:value="17537552" calcext:value-type="float">
            <text:p>17537552</text:p>
          </table:table-cell>
          <table:table-cell table:formula="of:=IF([.C552]=&quot;timeout&quot;;10000;IF([.C55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52]=&quot;timeout&quot;;10000;IF([.E552]=&quot;memout&quot;;1;0))" office:value-type="float" office:value="0" calcext:value-type="float">
            <text:p>0</text:p>
          </table:table-cell>
          <table:table-cell table:style-name="ce552" table:formula="of:=IF(AND(ISNUMBER([.C552]);ISNUMBER([.E552]));IF([.C552]&gt;[.E552];10000;IF([.C552]&lt;[.E55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13.p</text:p>
          </table:table-cell>
          <table:table-cell office:value-type="float" office:value="56332745" calcext:value-type="float">
            <text:p>56332745</text:p>
          </table:table-cell>
          <table:table-cell table:formula="of:=IF([.C553]=&quot;timeout&quot;;10000;IF([.C55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53]=&quot;timeout&quot;;10000;IF([.E553]=&quot;memout&quot;;1;0))" office:value-type="float" office:value="0" calcext:value-type="float">
            <text:p>0</text:p>
          </table:table-cell>
          <table:table-cell table:style-name="ce553" table:formula="of:=IF(AND(ISNUMBER([.C553]);ISNUMBER([.E553]));IF([.C553]&gt;[.E553];10000;IF([.C553]&lt;[.E55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14.p</text:p>
          </table:table-cell>
          <table:table-cell office:value-type="float" office:value="180158498" calcext:value-type="float">
            <text:p>180158498</text:p>
          </table:table-cell>
          <table:table-cell table:formula="of:=IF([.C554]=&quot;timeout&quot;;10000;IF([.C55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54]=&quot;timeout&quot;;10000;IF([.E554]=&quot;memout&quot;;1;0))" office:value-type="float" office:value="0" calcext:value-type="float">
            <text:p>0</text:p>
          </table:table-cell>
          <table:table-cell table:style-name="ce554" table:formula="of:=IF(AND(ISNUMBER([.C554]);ISNUMBER([.E554]));IF([.C554]&gt;[.E554];10000;IF([.C554]&lt;[.E55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0+1.015.p</text:p>
          </table:table-cell>
          <table:table-cell office:value-type="string" calcext:value-type="string">
            <text:p>memout</text:p>
          </table:table-cell>
          <table:table-cell table:formula="of:=IF([.C555]=&quot;timeout&quot;;10000;IF([.C555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555]=&quot;timeout&quot;;10000;IF([.E555]=&quot;memout&quot;;1;0))" office:value-type="float" office:value="0" calcext:value-type="float">
            <text:p>0</text:p>
          </table:table-cell>
          <table:table-cell table:style-name="ce555" table:formula="of:=IF(AND(ISNUMBER([.C555]);ISNUMBER([.E555]));IF([.C555]&gt;[.E555];10000;IF([.C555]&lt;[.E55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6.p</text:p>
          </table:table-cell>
          <table:table-cell office:value-type="string" calcext:value-type="string">
            <text:p>memout</text:p>
          </table:table-cell>
          <table:table-cell table:formula="of:=IF([.C556]=&quot;timeout&quot;;10000;IF([.C55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56]=&quot;timeout&quot;;10000;IF([.E556]=&quot;memout&quot;;1;0))" office:value-type="float" office:value="1" calcext:value-type="float">
            <text:p>1</text:p>
          </table:table-cell>
          <table:table-cell table:style-name="ce556" table:formula="of:=IF(AND(ISNUMBER([.C556]);ISNUMBER([.E556]));IF([.C556]&gt;[.E556];10000;IF([.C556]&lt;[.E55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7.p</text:p>
          </table:table-cell>
          <table:table-cell office:value-type="string" calcext:value-type="string">
            <text:p>memout</text:p>
          </table:table-cell>
          <table:table-cell table:formula="of:=IF([.C557]=&quot;timeout&quot;;10000;IF([.C55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57]=&quot;timeout&quot;;10000;IF([.E557]=&quot;memout&quot;;1;0))" office:value-type="float" office:value="1" calcext:value-type="float">
            <text:p>1</text:p>
          </table:table-cell>
          <table:table-cell table:style-name="ce557" table:formula="of:=IF(AND(ISNUMBER([.C557]);ISNUMBER([.E557]));IF([.C557]&gt;[.E557];10000;IF([.C557]&lt;[.E55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8.p</text:p>
          </table:table-cell>
          <table:table-cell office:value-type="string" calcext:value-type="string">
            <text:p>memout</text:p>
          </table:table-cell>
          <table:table-cell table:formula="of:=IF([.C558]=&quot;timeout&quot;;10000;IF([.C55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58]=&quot;timeout&quot;;10000;IF([.E558]=&quot;memout&quot;;1;0))" office:value-type="float" office:value="1" calcext:value-type="float">
            <text:p>1</text:p>
          </table:table-cell>
          <table:table-cell table:style-name="ce558" table:formula="of:=IF(AND(ISNUMBER([.C558]);ISNUMBER([.E558]));IF([.C558]&gt;[.E558];10000;IF([.C558]&lt;[.E55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9.p</text:p>
          </table:table-cell>
          <table:table-cell office:value-type="string" calcext:value-type="string">
            <text:p>memout</text:p>
          </table:table-cell>
          <table:table-cell table:formula="of:=IF([.C559]=&quot;timeout&quot;;10000;IF([.C55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59]=&quot;timeout&quot;;10000;IF([.E559]=&quot;memout&quot;;1;0))" office:value-type="float" office:value="1" calcext:value-type="float">
            <text:p>1</text:p>
          </table:table-cell>
          <table:table-cell table:style-name="ce559" table:formula="of:=IF(AND(ISNUMBER([.C559]);ISNUMBER([.E559]));IF([.C559]&gt;[.E559];10000;IF([.C559]&lt;[.E55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0.p</text:p>
          </table:table-cell>
          <table:table-cell office:value-type="string" calcext:value-type="string">
            <text:p>memout</text:p>
          </table:table-cell>
          <table:table-cell table:formula="of:=IF([.C560]=&quot;timeout&quot;;10000;IF([.C56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60]=&quot;timeout&quot;;10000;IF([.E560]=&quot;memout&quot;;1;0))" office:value-type="float" office:value="1" calcext:value-type="float">
            <text:p>1</text:p>
          </table:table-cell>
          <table:table-cell table:style-name="ce560" table:formula="of:=IF(AND(ISNUMBER([.C560]);ISNUMBER([.E560]));IF([.C560]&gt;[.E560];10000;IF([.C560]&lt;[.E56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1.p</text:p>
          </table:table-cell>
          <table:table-cell office:value-type="string" calcext:value-type="string">
            <text:p>memout</text:p>
          </table:table-cell>
          <table:table-cell table:formula="of:=IF([.C561]=&quot;timeout&quot;;10000;IF([.C56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61]=&quot;timeout&quot;;10000;IF([.E561]=&quot;memout&quot;;1;0))" office:value-type="float" office:value="1" calcext:value-type="float">
            <text:p>1</text:p>
          </table:table-cell>
          <table:table-cell table:style-name="ce561" table:formula="of:=IF(AND(ISNUMBER([.C561]);ISNUMBER([.E561]));IF([.C561]&gt;[.E561];10000;IF([.C561]&lt;[.E56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2.p</text:p>
          </table:table-cell>
          <table:table-cell office:value-type="string" calcext:value-type="string">
            <text:p>memout</text:p>
          </table:table-cell>
          <table:table-cell table:formula="of:=IF([.C562]=&quot;timeout&quot;;10000;IF([.C56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62]=&quot;timeout&quot;;10000;IF([.E562]=&quot;memout&quot;;1;0))" office:value-type="float" office:value="1" calcext:value-type="float">
            <text:p>1</text:p>
          </table:table-cell>
          <table:table-cell table:style-name="ce562" table:formula="of:=IF(AND(ISNUMBER([.C562]);ISNUMBER([.E562]));IF([.C562]&gt;[.E562];10000;IF([.C562]&lt;[.E56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3.p</text:p>
          </table:table-cell>
          <table:table-cell office:value-type="string" calcext:value-type="string">
            <text:p>memout</text:p>
          </table:table-cell>
          <table:table-cell table:formula="of:=IF([.C563]=&quot;timeout&quot;;10000;IF([.C56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63]=&quot;timeout&quot;;10000;IF([.E563]=&quot;memout&quot;;1;0))" office:value-type="float" office:value="1" calcext:value-type="float">
            <text:p>1</text:p>
          </table:table-cell>
          <table:table-cell table:style-name="ce563" table:formula="of:=IF(AND(ISNUMBER([.C563]);ISNUMBER([.E563]));IF([.C563]&gt;[.E563];10000;IF([.C563]&lt;[.E56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4.p</text:p>
          </table:table-cell>
          <table:table-cell office:value-type="string" calcext:value-type="string">
            <text:p>memout</text:p>
          </table:table-cell>
          <table:table-cell table:formula="of:=IF([.C564]=&quot;timeout&quot;;10000;IF([.C56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64]=&quot;timeout&quot;;10000;IF([.E564]=&quot;memout&quot;;1;0))" office:value-type="float" office:value="1" calcext:value-type="float">
            <text:p>1</text:p>
          </table:table-cell>
          <table:table-cell table:style-name="ce564" table:formula="of:=IF(AND(ISNUMBER([.C564]);ISNUMBER([.E564]));IF([.C564]&gt;[.E564];10000;IF([.C564]&lt;[.E56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5.p</text:p>
          </table:table-cell>
          <table:table-cell office:value-type="string" calcext:value-type="string">
            <text:p>memout</text:p>
          </table:table-cell>
          <table:table-cell table:formula="of:=IF([.C565]=&quot;timeout&quot;;10000;IF([.C56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65]=&quot;timeout&quot;;10000;IF([.E565]=&quot;memout&quot;;1;0))" office:value-type="float" office:value="1" calcext:value-type="float">
            <text:p>1</text:p>
          </table:table-cell>
          <table:table-cell table:style-name="ce565" table:formula="of:=IF(AND(ISNUMBER([.C565]);ISNUMBER([.E565]));IF([.C565]&gt;[.E565];10000;IF([.C565]&lt;[.E56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6.p</text:p>
          </table:table-cell>
          <table:table-cell office:value-type="string" calcext:value-type="string">
            <text:p>memout</text:p>
          </table:table-cell>
          <table:table-cell table:formula="of:=IF([.C566]=&quot;timeout&quot;;10000;IF([.C56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66]=&quot;timeout&quot;;10000;IF([.E566]=&quot;memout&quot;;1;0))" office:value-type="float" office:value="1" calcext:value-type="float">
            <text:p>1</text:p>
          </table:table-cell>
          <table:table-cell table:style-name="ce566" table:formula="of:=IF(AND(ISNUMBER([.C566]);ISNUMBER([.E566]));IF([.C566]&gt;[.E566];10000;IF([.C566]&lt;[.E56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7.p</text:p>
          </table:table-cell>
          <table:table-cell office:value-type="string" calcext:value-type="string">
            <text:p>memout</text:p>
          </table:table-cell>
          <table:table-cell table:formula="of:=IF([.C567]=&quot;timeout&quot;;10000;IF([.C56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67]=&quot;timeout&quot;;10000;IF([.E567]=&quot;memout&quot;;1;0))" office:value-type="float" office:value="1" calcext:value-type="float">
            <text:p>1</text:p>
          </table:table-cell>
          <table:table-cell table:style-name="ce567" table:formula="of:=IF(AND(ISNUMBER([.C567]);ISNUMBER([.E567]));IF([.C567]&gt;[.E567];10000;IF([.C567]&lt;[.E56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8.p</text:p>
          </table:table-cell>
          <table:table-cell office:value-type="string" calcext:value-type="string">
            <text:p>memout</text:p>
          </table:table-cell>
          <table:table-cell table:formula="of:=IF([.C568]=&quot;timeout&quot;;10000;IF([.C56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68]=&quot;timeout&quot;;10000;IF([.E568]=&quot;memout&quot;;1;0))" office:value-type="float" office:value="1" calcext:value-type="float">
            <text:p>1</text:p>
          </table:table-cell>
          <table:table-cell table:style-name="ce568" table:formula="of:=IF(AND(ISNUMBER([.C568]);ISNUMBER([.E568]));IF([.C568]&gt;[.E568];10000;IF([.C568]&lt;[.E56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9.p</text:p>
          </table:table-cell>
          <table:table-cell office:value-type="string" calcext:value-type="string">
            <text:p>memout</text:p>
          </table:table-cell>
          <table:table-cell table:formula="of:=IF([.C569]=&quot;timeout&quot;;10000;IF([.C56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69]=&quot;timeout&quot;;10000;IF([.E569]=&quot;memout&quot;;1;0))" office:value-type="float" office:value="1" calcext:value-type="float">
            <text:p>1</text:p>
          </table:table-cell>
          <table:table-cell table:style-name="ce569" table:formula="of:=IF(AND(ISNUMBER([.C569]);ISNUMBER([.E569]));IF([.C569]&gt;[.E569];10000;IF([.C569]&lt;[.E56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0.p</text:p>
          </table:table-cell>
          <table:table-cell office:value-type="string" calcext:value-type="string">
            <text:p>memout</text:p>
          </table:table-cell>
          <table:table-cell table:formula="of:=IF([.C570]=&quot;timeout&quot;;10000;IF([.C57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70]=&quot;timeout&quot;;10000;IF([.E570]=&quot;memout&quot;;1;0))" office:value-type="float" office:value="1" calcext:value-type="float">
            <text:p>1</text:p>
          </table:table-cell>
          <table:table-cell table:style-name="ce570" table:formula="of:=IF(AND(ISNUMBER([.C570]);ISNUMBER([.E570]));IF([.C570]&gt;[.E570];10000;IF([.C570]&lt;[.E57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1.p</text:p>
          </table:table-cell>
          <table:table-cell office:value-type="string" calcext:value-type="string">
            <text:p>memout</text:p>
          </table:table-cell>
          <table:table-cell table:formula="of:=IF([.C571]=&quot;timeout&quot;;10000;IF([.C57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71]=&quot;timeout&quot;;10000;IF([.E571]=&quot;memout&quot;;1;0))" office:value-type="float" office:value="1" calcext:value-type="float">
            <text:p>1</text:p>
          </table:table-cell>
          <table:table-cell table:style-name="ce571" table:formula="of:=IF(AND(ISNUMBER([.C571]);ISNUMBER([.E571]));IF([.C571]&gt;[.E571];10000;IF([.C571]&lt;[.E57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2.p</text:p>
          </table:table-cell>
          <table:table-cell office:value-type="string" calcext:value-type="string">
            <text:p>memout</text:p>
          </table:table-cell>
          <table:table-cell table:formula="of:=IF([.C572]=&quot;timeout&quot;;10000;IF([.C57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72]=&quot;timeout&quot;;10000;IF([.E572]=&quot;memout&quot;;1;0))" office:value-type="float" office:value="1" calcext:value-type="float">
            <text:p>1</text:p>
          </table:table-cell>
          <table:table-cell table:style-name="ce572" table:formula="of:=IF(AND(ISNUMBER([.C572]);ISNUMBER([.E572]));IF([.C572]&gt;[.E572];10000;IF([.C572]&lt;[.E57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3.p</text:p>
          </table:table-cell>
          <table:table-cell office:value-type="string" calcext:value-type="string">
            <text:p>memout</text:p>
          </table:table-cell>
          <table:table-cell table:formula="of:=IF([.C573]=&quot;timeout&quot;;10000;IF([.C57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73]=&quot;timeout&quot;;10000;IF([.E573]=&quot;memout&quot;;1;0))" office:value-type="float" office:value="1" calcext:value-type="float">
            <text:p>1</text:p>
          </table:table-cell>
          <table:table-cell table:style-name="ce573" table:formula="of:=IF(AND(ISNUMBER([.C573]);ISNUMBER([.E573]));IF([.C573]&gt;[.E573];10000;IF([.C573]&lt;[.E57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4.p</text:p>
          </table:table-cell>
          <table:table-cell office:value-type="string" calcext:value-type="string">
            <text:p>memout</text:p>
          </table:table-cell>
          <table:table-cell table:formula="of:=IF([.C574]=&quot;timeout&quot;;10000;IF([.C57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74]=&quot;timeout&quot;;10000;IF([.E574]=&quot;memout&quot;;1;0))" office:value-type="float" office:value="1" calcext:value-type="float">
            <text:p>1</text:p>
          </table:table-cell>
          <table:table-cell table:style-name="ce574" table:formula="of:=IF(AND(ISNUMBER([.C574]);ISNUMBER([.E574]));IF([.C574]&gt;[.E574];10000;IF([.C574]&lt;[.E57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5.p</text:p>
          </table:table-cell>
          <table:table-cell office:value-type="string" calcext:value-type="string">
            <text:p>memout</text:p>
          </table:table-cell>
          <table:table-cell table:formula="of:=IF([.C575]=&quot;timeout&quot;;10000;IF([.C57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75]=&quot;timeout&quot;;10000;IF([.E575]=&quot;memout&quot;;1;0))" office:value-type="float" office:value="1" calcext:value-type="float">
            <text:p>1</text:p>
          </table:table-cell>
          <table:table-cell table:style-name="ce575" table:formula="of:=IF(AND(ISNUMBER([.C575]);ISNUMBER([.E575]));IF([.C575]&gt;[.E575];10000;IF([.C575]&lt;[.E57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6.p</text:p>
          </table:table-cell>
          <table:table-cell office:value-type="string" calcext:value-type="string">
            <text:p>memout</text:p>
          </table:table-cell>
          <table:table-cell table:formula="of:=IF([.C576]=&quot;timeout&quot;;10000;IF([.C57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76]=&quot;timeout&quot;;10000;IF([.E576]=&quot;memout&quot;;1;0))" office:value-type="float" office:value="1" calcext:value-type="float">
            <text:p>1</text:p>
          </table:table-cell>
          <table:table-cell table:style-name="ce576" table:formula="of:=IF(AND(ISNUMBER([.C576]);ISNUMBER([.E576]));IF([.C576]&gt;[.E576];10000;IF([.C576]&lt;[.E57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7.p</text:p>
          </table:table-cell>
          <table:table-cell office:value-type="string" calcext:value-type="string">
            <text:p>memout</text:p>
          </table:table-cell>
          <table:table-cell table:formula="of:=IF([.C577]=&quot;timeout&quot;;10000;IF([.C57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77]=&quot;timeout&quot;;10000;IF([.E577]=&quot;memout&quot;;1;0))" office:value-type="float" office:value="1" calcext:value-type="float">
            <text:p>1</text:p>
          </table:table-cell>
          <table:table-cell table:style-name="ce577" table:formula="of:=IF(AND(ISNUMBER([.C577]);ISNUMBER([.E577]));IF([.C577]&gt;[.E577];10000;IF([.C577]&lt;[.E57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8.p</text:p>
          </table:table-cell>
          <table:table-cell office:value-type="string" calcext:value-type="string">
            <text:p>memout</text:p>
          </table:table-cell>
          <table:table-cell table:formula="of:=IF([.C578]=&quot;timeout&quot;;10000;IF([.C57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78]=&quot;timeout&quot;;10000;IF([.E578]=&quot;memout&quot;;1;0))" office:value-type="float" office:value="1" calcext:value-type="float">
            <text:p>1</text:p>
          </table:table-cell>
          <table:table-cell table:style-name="ce578" table:formula="of:=IF(AND(ISNUMBER([.C578]);ISNUMBER([.E578]));IF([.C578]&gt;[.E578];10000;IF([.C578]&lt;[.E57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9.p</text:p>
          </table:table-cell>
          <table:table-cell office:value-type="string" calcext:value-type="string">
            <text:p>memout</text:p>
          </table:table-cell>
          <table:table-cell table:formula="of:=IF([.C579]=&quot;timeout&quot;;10000;IF([.C57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79]=&quot;timeout&quot;;10000;IF([.E579]=&quot;memout&quot;;1;0))" office:value-type="float" office:value="1" calcext:value-type="float">
            <text:p>1</text:p>
          </table:table-cell>
          <table:table-cell table:style-name="ce579" table:formula="of:=IF(AND(ISNUMBER([.C579]);ISNUMBER([.E579]));IF([.C579]&gt;[.E579];10000;IF([.C579]&lt;[.E57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0.p</text:p>
          </table:table-cell>
          <table:table-cell office:value-type="string" calcext:value-type="string">
            <text:p>memout</text:p>
          </table:table-cell>
          <table:table-cell table:formula="of:=IF([.C580]=&quot;timeout&quot;;10000;IF([.C58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80]=&quot;timeout&quot;;10000;IF([.E580]=&quot;memout&quot;;1;0))" office:value-type="float" office:value="1" calcext:value-type="float">
            <text:p>1</text:p>
          </table:table-cell>
          <table:table-cell table:style-name="ce580" table:formula="of:=IF(AND(ISNUMBER([.C580]);ISNUMBER([.E580]));IF([.C580]&gt;[.E580];10000;IF([.C580]&lt;[.E58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1.p</text:p>
          </table:table-cell>
          <table:table-cell office:value-type="string" calcext:value-type="string">
            <text:p>memout</text:p>
          </table:table-cell>
          <table:table-cell table:formula="of:=IF([.C581]=&quot;timeout&quot;;10000;IF([.C58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81]=&quot;timeout&quot;;10000;IF([.E581]=&quot;memout&quot;;1;0))" office:value-type="float" office:value="1" calcext:value-type="float">
            <text:p>1</text:p>
          </table:table-cell>
          <table:table-cell table:style-name="ce581" table:formula="of:=IF(AND(ISNUMBER([.C581]);ISNUMBER([.E581]));IF([.C581]&gt;[.E581];10000;IF([.C581]&lt;[.E58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2.p</text:p>
          </table:table-cell>
          <table:table-cell office:value-type="string" calcext:value-type="string">
            <text:p>memout</text:p>
          </table:table-cell>
          <table:table-cell table:formula="of:=IF([.C582]=&quot;timeout&quot;;10000;IF([.C58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82]=&quot;timeout&quot;;10000;IF([.E582]=&quot;memout&quot;;1;0))" office:value-type="float" office:value="1" calcext:value-type="float">
            <text:p>1</text:p>
          </table:table-cell>
          <table:table-cell table:style-name="ce582" table:formula="of:=IF(AND(ISNUMBER([.C582]);ISNUMBER([.E582]));IF([.C582]&gt;[.E582];10000;IF([.C582]&lt;[.E58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3.p</text:p>
          </table:table-cell>
          <table:table-cell office:value-type="string" calcext:value-type="string">
            <text:p>memout</text:p>
          </table:table-cell>
          <table:table-cell table:formula="of:=IF([.C583]=&quot;timeout&quot;;10000;IF([.C58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83]=&quot;timeout&quot;;10000;IF([.E583]=&quot;memout&quot;;1;0))" office:value-type="float" office:value="1" calcext:value-type="float">
            <text:p>1</text:p>
          </table:table-cell>
          <table:table-cell table:style-name="ce583" table:formula="of:=IF(AND(ISNUMBER([.C583]);ISNUMBER([.E583]));IF([.C583]&gt;[.E583];10000;IF([.C583]&lt;[.E58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4.p</text:p>
          </table:table-cell>
          <table:table-cell office:value-type="string" calcext:value-type="string">
            <text:p>memout</text:p>
          </table:table-cell>
          <table:table-cell table:formula="of:=IF([.C584]=&quot;timeout&quot;;10000;IF([.C58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84]=&quot;timeout&quot;;10000;IF([.E584]=&quot;memout&quot;;1;0))" office:value-type="float" office:value="1" calcext:value-type="float">
            <text:p>1</text:p>
          </table:table-cell>
          <table:table-cell table:style-name="ce584" table:formula="of:=IF(AND(ISNUMBER([.C584]);ISNUMBER([.E584]));IF([.C584]&gt;[.E584];10000;IF([.C584]&lt;[.E58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5.p</text:p>
          </table:table-cell>
          <table:table-cell office:value-type="string" calcext:value-type="string">
            <text:p>memout</text:p>
          </table:table-cell>
          <table:table-cell table:formula="of:=IF([.C585]=&quot;timeout&quot;;10000;IF([.C58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85]=&quot;timeout&quot;;10000;IF([.E585]=&quot;memout&quot;;1;0))" office:value-type="float" office:value="1" calcext:value-type="float">
            <text:p>1</text:p>
          </table:table-cell>
          <table:table-cell table:style-name="ce585" table:formula="of:=IF(AND(ISNUMBER([.C585]);ISNUMBER([.E585]));IF([.C585]&gt;[.E585];10000;IF([.C585]&lt;[.E58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6.p</text:p>
          </table:table-cell>
          <table:table-cell office:value-type="string" calcext:value-type="string">
            <text:p>memout</text:p>
          </table:table-cell>
          <table:table-cell table:formula="of:=IF([.C586]=&quot;timeout&quot;;10000;IF([.C58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86]=&quot;timeout&quot;;10000;IF([.E586]=&quot;memout&quot;;1;0))" office:value-type="float" office:value="1" calcext:value-type="float">
            <text:p>1</text:p>
          </table:table-cell>
          <table:table-cell table:style-name="ce586" table:formula="of:=IF(AND(ISNUMBER([.C586]);ISNUMBER([.E586]));IF([.C586]&gt;[.E586];10000;IF([.C586]&lt;[.E58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7.p</text:p>
          </table:table-cell>
          <table:table-cell office:value-type="string" calcext:value-type="string">
            <text:p>memout</text:p>
          </table:table-cell>
          <table:table-cell table:formula="of:=IF([.C587]=&quot;timeout&quot;;10000;IF([.C58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87]=&quot;timeout&quot;;10000;IF([.E587]=&quot;memout&quot;;1;0))" office:value-type="float" office:value="1" calcext:value-type="float">
            <text:p>1</text:p>
          </table:table-cell>
          <table:table-cell table:style-name="ce587" table:formula="of:=IF(AND(ISNUMBER([.C587]);ISNUMBER([.E587]));IF([.C587]&gt;[.E587];10000;IF([.C587]&lt;[.E58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8.p</text:p>
          </table:table-cell>
          <table:table-cell office:value-type="string" calcext:value-type="string">
            <text:p>memout</text:p>
          </table:table-cell>
          <table:table-cell table:formula="of:=IF([.C588]=&quot;timeout&quot;;10000;IF([.C58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88]=&quot;timeout&quot;;10000;IF([.E588]=&quot;memout&quot;;1;0))" office:value-type="float" office:value="1" calcext:value-type="float">
            <text:p>1</text:p>
          </table:table-cell>
          <table:table-cell table:style-name="ce588" table:formula="of:=IF(AND(ISNUMBER([.C588]);ISNUMBER([.E588]));IF([.C588]&gt;[.E588];10000;IF([.C588]&lt;[.E58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9.p</text:p>
          </table:table-cell>
          <table:table-cell office:value-type="string" calcext:value-type="string">
            <text:p>memout</text:p>
          </table:table-cell>
          <table:table-cell table:formula="of:=IF([.C589]=&quot;timeout&quot;;10000;IF([.C58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89]=&quot;timeout&quot;;10000;IF([.E589]=&quot;memout&quot;;1;0))" office:value-type="float" office:value="1" calcext:value-type="float">
            <text:p>1</text:p>
          </table:table-cell>
          <table:table-cell table:style-name="ce589" table:formula="of:=IF(AND(ISNUMBER([.C589]);ISNUMBER([.E589]));IF([.C589]&gt;[.E589];10000;IF([.C589]&lt;[.E58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50.p</text:p>
          </table:table-cell>
          <table:table-cell office:value-type="string" calcext:value-type="string">
            <text:p>memout</text:p>
          </table:table-cell>
          <table:table-cell table:formula="of:=IF([.C590]=&quot;timeout&quot;;10000;IF([.C59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590]=&quot;timeout&quot;;10000;IF([.E590]=&quot;memout&quot;;1;0))" office:value-type="float" office:value="1" calcext:value-type="float">
            <text:p>1</text:p>
          </table:table-cell>
          <table:table-cell table:style-name="ce590" table:formula="of:=IF(AND(ISNUMBER([.C590]);ISNUMBER([.E590]));IF([.C590]&gt;[.E590];10000;IF([.C590]&lt;[.E59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1.p</text:p>
          </table:table-cell>
          <table:table-cell office:value-type="float" office:value="99" calcext:value-type="float">
            <text:p>99</text:p>
          </table:table-cell>
          <table:table-cell table:formula="of:=IF([.C591]=&quot;timeout&quot;;10000;IF([.C59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91]=&quot;timeout&quot;;10000;IF([.E591]=&quot;memout&quot;;1;0))" office:value-type="float" office:value="0" calcext:value-type="float">
            <text:p>0</text:p>
          </table:table-cell>
          <table:table-cell table:style-name="ce591" table:formula="of:=IF(AND(ISNUMBER([.C591]);ISNUMBER([.E591]));IF([.C591]&gt;[.E591];10000;IF([.C591]&lt;[.E59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02.p</text:p>
          </table:table-cell>
          <table:table-cell office:value-type="float" office:value="263" calcext:value-type="float">
            <text:p>263</text:p>
          </table:table-cell>
          <table:table-cell table:formula="of:=IF([.C592]=&quot;timeout&quot;;10000;IF([.C59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92]=&quot;timeout&quot;;10000;IF([.E592]=&quot;memout&quot;;1;0))" office:value-type="float" office:value="0" calcext:value-type="float">
            <text:p>0</text:p>
          </table:table-cell>
          <table:table-cell table:style-name="ce592" table:formula="of:=IF(AND(ISNUMBER([.C592]);ISNUMBER([.E592]));IF([.C592]&gt;[.E592];10000;IF([.C592]&lt;[.E59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03.p</text:p>
          </table:table-cell>
          <table:table-cell office:value-type="float" office:value="655" calcext:value-type="float">
            <text:p>655</text:p>
          </table:table-cell>
          <table:table-cell table:formula="of:=IF([.C593]=&quot;timeout&quot;;10000;IF([.C59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93]=&quot;timeout&quot;;10000;IF([.E593]=&quot;memout&quot;;1;0))" office:value-type="float" office:value="0" calcext:value-type="float">
            <text:p>0</text:p>
          </table:table-cell>
          <table:table-cell table:style-name="ce593" table:formula="of:=IF(AND(ISNUMBER([.C593]);ISNUMBER([.E593]));IF([.C593]&gt;[.E593];10000;IF([.C593]&lt;[.E59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04.p</text:p>
          </table:table-cell>
          <table:table-cell office:value-type="float" office:value="1567" calcext:value-type="float">
            <text:p>1567</text:p>
          </table:table-cell>
          <table:table-cell table:formula="of:=IF([.C594]=&quot;timeout&quot;;10000;IF([.C59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94]=&quot;timeout&quot;;10000;IF([.E594]=&quot;memout&quot;;1;0))" office:value-type="float" office:value="0" calcext:value-type="float">
            <text:p>0</text:p>
          </table:table-cell>
          <table:table-cell table:style-name="ce594" table:formula="of:=IF(AND(ISNUMBER([.C594]);ISNUMBER([.E594]));IF([.C594]&gt;[.E594];10000;IF([.C594]&lt;[.E59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05.p</text:p>
          </table:table-cell>
          <table:table-cell office:value-type="float" office:value="3647" calcext:value-type="float">
            <text:p>3647</text:p>
          </table:table-cell>
          <table:table-cell table:formula="of:=IF([.C595]=&quot;timeout&quot;;10000;IF([.C59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95]=&quot;timeout&quot;;10000;IF([.E595]=&quot;memout&quot;;1;0))" office:value-type="float" office:value="0" calcext:value-type="float">
            <text:p>0</text:p>
          </table:table-cell>
          <table:table-cell table:style-name="ce595" table:formula="of:=IF(AND(ISNUMBER([.C595]);ISNUMBER([.E595]));IF([.C595]&gt;[.E595];10000;IF([.C595]&lt;[.E59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06.p</text:p>
          </table:table-cell>
          <table:table-cell office:value-type="float" office:value="8319" calcext:value-type="float">
            <text:p>8319</text:p>
          </table:table-cell>
          <table:table-cell table:formula="of:=IF([.C596]=&quot;timeout&quot;;10000;IF([.C59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96]=&quot;timeout&quot;;10000;IF([.E596]=&quot;memout&quot;;1;0))" office:value-type="float" office:value="0" calcext:value-type="float">
            <text:p>0</text:p>
          </table:table-cell>
          <table:table-cell table:style-name="ce596" table:formula="of:=IF(AND(ISNUMBER([.C596]);ISNUMBER([.E596]));IF([.C596]&gt;[.E596];10000;IF([.C596]&lt;[.E59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07.p</text:p>
          </table:table-cell>
          <table:table-cell office:value-type="float" office:value="18687" calcext:value-type="float">
            <text:p>18687</text:p>
          </table:table-cell>
          <table:table-cell table:formula="of:=IF([.C597]=&quot;timeout&quot;;10000;IF([.C59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97]=&quot;timeout&quot;;10000;IF([.E597]=&quot;memout&quot;;1;0))" office:value-type="float" office:value="0" calcext:value-type="float">
            <text:p>0</text:p>
          </table:table-cell>
          <table:table-cell table:style-name="ce597" table:formula="of:=IF(AND(ISNUMBER([.C597]);ISNUMBER([.E597]));IF([.C597]&gt;[.E597];10000;IF([.C597]&lt;[.E59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08.p</text:p>
          </table:table-cell>
          <table:table-cell office:value-type="float" office:value="41471" calcext:value-type="float">
            <text:p>41471</text:p>
          </table:table-cell>
          <table:table-cell table:formula="of:=IF([.C598]=&quot;timeout&quot;;10000;IF([.C59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98]=&quot;timeout&quot;;10000;IF([.E598]=&quot;memout&quot;;1;0))" office:value-type="float" office:value="0" calcext:value-type="float">
            <text:p>0</text:p>
          </table:table-cell>
          <table:table-cell table:style-name="ce598" table:formula="of:=IF(AND(ISNUMBER([.C598]);ISNUMBER([.E598]));IF([.C598]&gt;[.E598];10000;IF([.C598]&lt;[.E59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09.p</text:p>
          </table:table-cell>
          <table:table-cell office:value-type="float" office:value="91135" calcext:value-type="float">
            <text:p>91135</text:p>
          </table:table-cell>
          <table:table-cell table:formula="of:=IF([.C599]=&quot;timeout&quot;;10000;IF([.C59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99]=&quot;timeout&quot;;10000;IF([.E599]=&quot;memout&quot;;1;0))" office:value-type="float" office:value="0" calcext:value-type="float">
            <text:p>0</text:p>
          </table:table-cell>
          <table:table-cell table:style-name="ce599" table:formula="of:=IF(AND(ISNUMBER([.C599]);ISNUMBER([.E599]));IF([.C599]&gt;[.E599];10000;IF([.C599]&lt;[.E59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10.p</text:p>
          </table:table-cell>
          <table:table-cell office:value-type="float" office:value="198655" calcext:value-type="float">
            <text:p>198655</text:p>
          </table:table-cell>
          <table:table-cell table:formula="of:=IF([.C600]=&quot;timeout&quot;;10000;IF([.C60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00]=&quot;timeout&quot;;10000;IF([.E600]=&quot;memout&quot;;1;0))" office:value-type="float" office:value="0" calcext:value-type="float">
            <text:p>0</text:p>
          </table:table-cell>
          <table:table-cell table:style-name="ce600" table:formula="of:=IF(AND(ISNUMBER([.C600]);ISNUMBER([.E600]));IF([.C600]&gt;[.E600];10000;IF([.C600]&lt;[.E60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11.p</text:p>
          </table:table-cell>
          <table:table-cell office:value-type="float" office:value="430079" calcext:value-type="float">
            <text:p>430079</text:p>
          </table:table-cell>
          <table:table-cell table:formula="of:=IF([.C601]=&quot;timeout&quot;;10000;IF([.C60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01]=&quot;timeout&quot;;10000;IF([.E601]=&quot;memout&quot;;1;0))" office:value-type="float" office:value="0" calcext:value-type="float">
            <text:p>0</text:p>
          </table:table-cell>
          <table:table-cell table:style-name="ce601" table:formula="of:=IF(AND(ISNUMBER([.C601]);ISNUMBER([.E601]));IF([.C601]&gt;[.E601];10000;IF([.C601]&lt;[.E60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12.p</text:p>
          </table:table-cell>
          <table:table-cell office:value-type="float" office:value="925695" calcext:value-type="float">
            <text:p>925695</text:p>
          </table:table-cell>
          <table:table-cell table:formula="of:=IF([.C602]=&quot;timeout&quot;;10000;IF([.C60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02]=&quot;timeout&quot;;10000;IF([.E602]=&quot;memout&quot;;1;0))" office:value-type="float" office:value="0" calcext:value-type="float">
            <text:p>0</text:p>
          </table:table-cell>
          <table:table-cell table:style-name="ce602" table:formula="of:=IF(AND(ISNUMBER([.C602]);ISNUMBER([.E602]));IF([.C602]&gt;[.E602];10000;IF([.C602]&lt;[.E60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13.p</text:p>
          </table:table-cell>
          <table:table-cell office:value-type="float" office:value="1982463" calcext:value-type="float">
            <text:p>1982463</text:p>
          </table:table-cell>
          <table:table-cell table:formula="of:=IF([.C603]=&quot;timeout&quot;;10000;IF([.C60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03]=&quot;timeout&quot;;10000;IF([.E603]=&quot;memout&quot;;1;0))" office:value-type="float" office:value="0" calcext:value-type="float">
            <text:p>0</text:p>
          </table:table-cell>
          <table:table-cell table:style-name="ce603" table:formula="of:=IF(AND(ISNUMBER([.C603]);ISNUMBER([.E603]));IF([.C603]&gt;[.E603];10000;IF([.C603]&lt;[.E60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14.p</text:p>
          </table:table-cell>
          <table:table-cell office:value-type="float" office:value="4227071" calcext:value-type="float">
            <text:p>4227071</text:p>
          </table:table-cell>
          <table:table-cell table:formula="of:=IF([.C604]=&quot;timeout&quot;;10000;IF([.C60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04]=&quot;timeout&quot;;10000;IF([.E604]=&quot;memout&quot;;1;0))" office:value-type="float" office:value="0" calcext:value-type="float">
            <text:p>0</text:p>
          </table:table-cell>
          <table:table-cell table:style-name="ce604" table:formula="of:=IF(AND(ISNUMBER([.C604]);ISNUMBER([.E604]));IF([.C604]&gt;[.E604];10000;IF([.C604]&lt;[.E60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15.p</text:p>
          </table:table-cell>
          <table:table-cell office:value-type="float" office:value="8978431" calcext:value-type="float">
            <text:p>8978431</text:p>
          </table:table-cell>
          <table:table-cell table:formula="of:=IF([.C605]=&quot;timeout&quot;;10000;IF([.C60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05]=&quot;timeout&quot;;10000;IF([.E605]=&quot;memout&quot;;1;0))" office:value-type="float" office:value="0" calcext:value-type="float">
            <text:p>0</text:p>
          </table:table-cell>
          <table:table-cell table:style-name="ce605" table:formula="of:=IF(AND(ISNUMBER([.C605]);ISNUMBER([.E605]));IF([.C605]&gt;[.E605];10000;IF([.C605]&lt;[.E60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16.p</text:p>
          </table:table-cell>
          <table:table-cell office:value-type="float" office:value="19005439" calcext:value-type="float">
            <text:p>19005439</text:p>
          </table:table-cell>
          <table:table-cell table:formula="of:=IF([.C606]=&quot;timeout&quot;;10000;IF([.C60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06]=&quot;timeout&quot;;10000;IF([.E606]=&quot;memout&quot;;1;0))" office:value-type="float" office:value="0" calcext:value-type="float">
            <text:p>0</text:p>
          </table:table-cell>
          <table:table-cell table:style-name="ce606" table:formula="of:=IF(AND(ISNUMBER([.C606]);ISNUMBER([.E606]));IF([.C606]&gt;[.E606];10000;IF([.C606]&lt;[.E60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17.p</text:p>
          </table:table-cell>
          <table:table-cell office:value-type="float" office:value="40108031" calcext:value-type="float">
            <text:p>40108031</text:p>
          </table:table-cell>
          <table:table-cell table:formula="of:=IF([.C607]=&quot;timeout&quot;;10000;IF([.C60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07]=&quot;timeout&quot;;10000;IF([.E607]=&quot;memout&quot;;1;0))" office:value-type="float" office:value="0" calcext:value-type="float">
            <text:p>0</text:p>
          </table:table-cell>
          <table:table-cell table:style-name="ce607" table:formula="of:=IF(AND(ISNUMBER([.C607]);ISNUMBER([.E607]));IF([.C607]&gt;[.E607];10000;IF([.C607]&lt;[.E60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18.p</text:p>
          </table:table-cell>
          <table:table-cell office:value-type="float" office:value="84410367" calcext:value-type="float">
            <text:p>84410367</text:p>
          </table:table-cell>
          <table:table-cell table:formula="of:=IF([.C608]=&quot;timeout&quot;;10000;IF([.C60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08]=&quot;timeout&quot;;10000;IF([.E608]=&quot;memout&quot;;1;0))" office:value-type="float" office:value="0" calcext:value-type="float">
            <text:p>0</text:p>
          </table:table-cell>
          <table:table-cell table:style-name="ce608" table:formula="of:=IF(AND(ISNUMBER([.C608]);ISNUMBER([.E608]));IF([.C608]&gt;[.E608];10000;IF([.C608]&lt;[.E60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19.p</text:p>
          </table:table-cell>
          <table:table-cell office:value-type="float" office:value="177209343" calcext:value-type="float">
            <text:p>177209343</text:p>
          </table:table-cell>
          <table:table-cell table:formula="of:=IF([.C609]=&quot;timeout&quot;;10000;IF([.C60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09]=&quot;timeout&quot;;10000;IF([.E609]=&quot;memout&quot;;1;0))" office:value-type="float" office:value="0" calcext:value-type="float">
            <text:p>0</text:p>
          </table:table-cell>
          <table:table-cell table:style-name="ce609" table:formula="of:=IF(AND(ISNUMBER([.C609]);ISNUMBER([.E609]));IF([.C609]&gt;[.E609];10000;IF([.C609]&lt;[.E60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1+1.020.p</text:p>
          </table:table-cell>
          <table:table-cell office:value-type="string" calcext:value-type="string">
            <text:p>memout</text:p>
          </table:table-cell>
          <table:table-cell table:formula="of:=IF([.C610]=&quot;timeout&quot;;10000;IF([.C610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610]=&quot;timeout&quot;;10000;IF([.E610]=&quot;memout&quot;;1;0))" office:value-type="float" office:value="0" calcext:value-type="float">
            <text:p>0</text:p>
          </table:table-cell>
          <table:table-cell table:style-name="ce610" table:formula="of:=IF(AND(ISNUMBER([.C610]);ISNUMBER([.E610]));IF([.C610]&gt;[.E610];10000;IF([.C610]&lt;[.E61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1.p</text:p>
          </table:table-cell>
          <table:table-cell office:value-type="string" calcext:value-type="string">
            <text:p>memout</text:p>
          </table:table-cell>
          <table:table-cell table:formula="of:=IF([.C611]=&quot;timeout&quot;;10000;IF([.C61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11]=&quot;timeout&quot;;10000;IF([.E611]=&quot;memout&quot;;1;0))" office:value-type="float" office:value="1" calcext:value-type="float">
            <text:p>1</text:p>
          </table:table-cell>
          <table:table-cell table:style-name="ce611" table:formula="of:=IF(AND(ISNUMBER([.C611]);ISNUMBER([.E611]));IF([.C611]&gt;[.E611];10000;IF([.C611]&lt;[.E61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2.p</text:p>
          </table:table-cell>
          <table:table-cell office:value-type="string" calcext:value-type="string">
            <text:p>memout</text:p>
          </table:table-cell>
          <table:table-cell table:formula="of:=IF([.C612]=&quot;timeout&quot;;10000;IF([.C61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12]=&quot;timeout&quot;;10000;IF([.E612]=&quot;memout&quot;;1;0))" office:value-type="float" office:value="1" calcext:value-type="float">
            <text:p>1</text:p>
          </table:table-cell>
          <table:table-cell table:style-name="ce612" table:formula="of:=IF(AND(ISNUMBER([.C612]);ISNUMBER([.E612]));IF([.C612]&gt;[.E612];10000;IF([.C612]&lt;[.E61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3.p</text:p>
          </table:table-cell>
          <table:table-cell office:value-type="string" calcext:value-type="string">
            <text:p>memout</text:p>
          </table:table-cell>
          <table:table-cell table:formula="of:=IF([.C613]=&quot;timeout&quot;;10000;IF([.C61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13]=&quot;timeout&quot;;10000;IF([.E613]=&quot;memout&quot;;1;0))" office:value-type="float" office:value="1" calcext:value-type="float">
            <text:p>1</text:p>
          </table:table-cell>
          <table:table-cell table:style-name="ce613" table:formula="of:=IF(AND(ISNUMBER([.C613]);ISNUMBER([.E613]));IF([.C613]&gt;[.E613];10000;IF([.C613]&lt;[.E61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4.p</text:p>
          </table:table-cell>
          <table:table-cell office:value-type="string" calcext:value-type="string">
            <text:p>memout</text:p>
          </table:table-cell>
          <table:table-cell table:formula="of:=IF([.C614]=&quot;timeout&quot;;10000;IF([.C61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14]=&quot;timeout&quot;;10000;IF([.E614]=&quot;memout&quot;;1;0))" office:value-type="float" office:value="1" calcext:value-type="float">
            <text:p>1</text:p>
          </table:table-cell>
          <table:table-cell table:style-name="ce614" table:formula="of:=IF(AND(ISNUMBER([.C614]);ISNUMBER([.E614]));IF([.C614]&gt;[.E614];10000;IF([.C614]&lt;[.E61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5.p</text:p>
          </table:table-cell>
          <table:table-cell office:value-type="string" calcext:value-type="string">
            <text:p>memout</text:p>
          </table:table-cell>
          <table:table-cell table:formula="of:=IF([.C615]=&quot;timeout&quot;;10000;IF([.C61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15]=&quot;timeout&quot;;10000;IF([.E615]=&quot;memout&quot;;1;0))" office:value-type="float" office:value="1" calcext:value-type="float">
            <text:p>1</text:p>
          </table:table-cell>
          <table:table-cell table:style-name="ce615" table:formula="of:=IF(AND(ISNUMBER([.C615]);ISNUMBER([.E615]));IF([.C615]&gt;[.E615];10000;IF([.C615]&lt;[.E61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6.p</text:p>
          </table:table-cell>
          <table:table-cell office:value-type="string" calcext:value-type="string">
            <text:p>memout</text:p>
          </table:table-cell>
          <table:table-cell table:formula="of:=IF([.C616]=&quot;timeout&quot;;10000;IF([.C61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16]=&quot;timeout&quot;;10000;IF([.E616]=&quot;memout&quot;;1;0))" office:value-type="float" office:value="1" calcext:value-type="float">
            <text:p>1</text:p>
          </table:table-cell>
          <table:table-cell table:style-name="ce616" table:formula="of:=IF(AND(ISNUMBER([.C616]);ISNUMBER([.E616]));IF([.C616]&gt;[.E616];10000;IF([.C616]&lt;[.E61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7.p</text:p>
          </table:table-cell>
          <table:table-cell office:value-type="string" calcext:value-type="string">
            <text:p>memout</text:p>
          </table:table-cell>
          <table:table-cell table:formula="of:=IF([.C617]=&quot;timeout&quot;;10000;IF([.C61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17]=&quot;timeout&quot;;10000;IF([.E617]=&quot;memout&quot;;1;0))" office:value-type="float" office:value="1" calcext:value-type="float">
            <text:p>1</text:p>
          </table:table-cell>
          <table:table-cell table:style-name="ce617" table:formula="of:=IF(AND(ISNUMBER([.C617]);ISNUMBER([.E617]));IF([.C617]&gt;[.E617];10000;IF([.C617]&lt;[.E61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8.p</text:p>
          </table:table-cell>
          <table:table-cell office:value-type="string" calcext:value-type="string">
            <text:p>memout</text:p>
          </table:table-cell>
          <table:table-cell table:formula="of:=IF([.C618]=&quot;timeout&quot;;10000;IF([.C61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18]=&quot;timeout&quot;;10000;IF([.E618]=&quot;memout&quot;;1;0))" office:value-type="float" office:value="1" calcext:value-type="float">
            <text:p>1</text:p>
          </table:table-cell>
          <table:table-cell table:style-name="ce618" table:formula="of:=IF(AND(ISNUMBER([.C618]);ISNUMBER([.E618]));IF([.C618]&gt;[.E618];10000;IF([.C618]&lt;[.E61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9.p</text:p>
          </table:table-cell>
          <table:table-cell office:value-type="string" calcext:value-type="string">
            <text:p>memout</text:p>
          </table:table-cell>
          <table:table-cell table:formula="of:=IF([.C619]=&quot;timeout&quot;;10000;IF([.C61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19]=&quot;timeout&quot;;10000;IF([.E619]=&quot;memout&quot;;1;0))" office:value-type="float" office:value="1" calcext:value-type="float">
            <text:p>1</text:p>
          </table:table-cell>
          <table:table-cell table:style-name="ce619" table:formula="of:=IF(AND(ISNUMBER([.C619]);ISNUMBER([.E619]));IF([.C619]&gt;[.E619];10000;IF([.C619]&lt;[.E61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0.p</text:p>
          </table:table-cell>
          <table:table-cell office:value-type="string" calcext:value-type="string">
            <text:p>memout</text:p>
          </table:table-cell>
          <table:table-cell table:formula="of:=IF([.C620]=&quot;timeout&quot;;10000;IF([.C62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20]=&quot;timeout&quot;;10000;IF([.E620]=&quot;memout&quot;;1;0))" office:value-type="float" office:value="1" calcext:value-type="float">
            <text:p>1</text:p>
          </table:table-cell>
          <table:table-cell table:style-name="ce620" table:formula="of:=IF(AND(ISNUMBER([.C620]);ISNUMBER([.E620]));IF([.C620]&gt;[.E620];10000;IF([.C620]&lt;[.E62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1.p</text:p>
          </table:table-cell>
          <table:table-cell office:value-type="string" calcext:value-type="string">
            <text:p>memout</text:p>
          </table:table-cell>
          <table:table-cell table:formula="of:=IF([.C621]=&quot;timeout&quot;;10000;IF([.C62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21]=&quot;timeout&quot;;10000;IF([.E621]=&quot;memout&quot;;1;0))" office:value-type="float" office:value="1" calcext:value-type="float">
            <text:p>1</text:p>
          </table:table-cell>
          <table:table-cell table:style-name="ce621" table:formula="of:=IF(AND(ISNUMBER([.C621]);ISNUMBER([.E621]));IF([.C621]&gt;[.E621];10000;IF([.C621]&lt;[.E62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2.p</text:p>
          </table:table-cell>
          <table:table-cell office:value-type="string" calcext:value-type="string">
            <text:p>memout</text:p>
          </table:table-cell>
          <table:table-cell table:formula="of:=IF([.C622]=&quot;timeout&quot;;10000;IF([.C62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22]=&quot;timeout&quot;;10000;IF([.E622]=&quot;memout&quot;;1;0))" office:value-type="float" office:value="1" calcext:value-type="float">
            <text:p>1</text:p>
          </table:table-cell>
          <table:table-cell table:style-name="ce622" table:formula="of:=IF(AND(ISNUMBER([.C622]);ISNUMBER([.E622]));IF([.C622]&gt;[.E622];10000;IF([.C622]&lt;[.E62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3.p</text:p>
          </table:table-cell>
          <table:table-cell office:value-type="string" calcext:value-type="string">
            <text:p>memout</text:p>
          </table:table-cell>
          <table:table-cell table:formula="of:=IF([.C623]=&quot;timeout&quot;;10000;IF([.C62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23]=&quot;timeout&quot;;10000;IF([.E623]=&quot;memout&quot;;1;0))" office:value-type="float" office:value="1" calcext:value-type="float">
            <text:p>1</text:p>
          </table:table-cell>
          <table:table-cell table:style-name="ce623" table:formula="of:=IF(AND(ISNUMBER([.C623]);ISNUMBER([.E623]));IF([.C623]&gt;[.E623];10000;IF([.C623]&lt;[.E62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4.p</text:p>
          </table:table-cell>
          <table:table-cell office:value-type="string" calcext:value-type="string">
            <text:p>memout</text:p>
          </table:table-cell>
          <table:table-cell table:formula="of:=IF([.C624]=&quot;timeout&quot;;10000;IF([.C62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24]=&quot;timeout&quot;;10000;IF([.E624]=&quot;memout&quot;;1;0))" office:value-type="float" office:value="1" calcext:value-type="float">
            <text:p>1</text:p>
          </table:table-cell>
          <table:table-cell table:style-name="ce624" table:formula="of:=IF(AND(ISNUMBER([.C624]);ISNUMBER([.E624]));IF([.C624]&gt;[.E624];10000;IF([.C624]&lt;[.E62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5.p</text:p>
          </table:table-cell>
          <table:table-cell office:value-type="string" calcext:value-type="string">
            <text:p>memout</text:p>
          </table:table-cell>
          <table:table-cell table:formula="of:=IF([.C625]=&quot;timeout&quot;;10000;IF([.C62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25]=&quot;timeout&quot;;10000;IF([.E625]=&quot;memout&quot;;1;0))" office:value-type="float" office:value="1" calcext:value-type="float">
            <text:p>1</text:p>
          </table:table-cell>
          <table:table-cell table:style-name="ce625" table:formula="of:=IF(AND(ISNUMBER([.C625]);ISNUMBER([.E625]));IF([.C625]&gt;[.E625];10000;IF([.C625]&lt;[.E62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6.p</text:p>
          </table:table-cell>
          <table:table-cell office:value-type="string" calcext:value-type="string">
            <text:p>memout</text:p>
          </table:table-cell>
          <table:table-cell table:formula="of:=IF([.C626]=&quot;timeout&quot;;10000;IF([.C62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26]=&quot;timeout&quot;;10000;IF([.E626]=&quot;memout&quot;;1;0))" office:value-type="float" office:value="1" calcext:value-type="float">
            <text:p>1</text:p>
          </table:table-cell>
          <table:table-cell table:style-name="ce626" table:formula="of:=IF(AND(ISNUMBER([.C626]);ISNUMBER([.E626]));IF([.C626]&gt;[.E626];10000;IF([.C626]&lt;[.E62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7.p</text:p>
          </table:table-cell>
          <table:table-cell office:value-type="string" calcext:value-type="string">
            <text:p>memout</text:p>
          </table:table-cell>
          <table:table-cell table:formula="of:=IF([.C627]=&quot;timeout&quot;;10000;IF([.C62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27]=&quot;timeout&quot;;10000;IF([.E627]=&quot;memout&quot;;1;0))" office:value-type="float" office:value="1" calcext:value-type="float">
            <text:p>1</text:p>
          </table:table-cell>
          <table:table-cell table:style-name="ce627" table:formula="of:=IF(AND(ISNUMBER([.C627]);ISNUMBER([.E627]));IF([.C627]&gt;[.E627];10000;IF([.C627]&lt;[.E62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8.p</text:p>
          </table:table-cell>
          <table:table-cell office:value-type="string" calcext:value-type="string">
            <text:p>memout</text:p>
          </table:table-cell>
          <table:table-cell table:formula="of:=IF([.C628]=&quot;timeout&quot;;10000;IF([.C62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28]=&quot;timeout&quot;;10000;IF([.E628]=&quot;memout&quot;;1;0))" office:value-type="float" office:value="1" calcext:value-type="float">
            <text:p>1</text:p>
          </table:table-cell>
          <table:table-cell table:style-name="ce628" table:formula="of:=IF(AND(ISNUMBER([.C628]);ISNUMBER([.E628]));IF([.C628]&gt;[.E628];10000;IF([.C628]&lt;[.E62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9.p</text:p>
          </table:table-cell>
          <table:table-cell office:value-type="string" calcext:value-type="string">
            <text:p>memout</text:p>
          </table:table-cell>
          <table:table-cell table:formula="of:=IF([.C629]=&quot;timeout&quot;;10000;IF([.C62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29]=&quot;timeout&quot;;10000;IF([.E629]=&quot;memout&quot;;1;0))" office:value-type="float" office:value="1" calcext:value-type="float">
            <text:p>1</text:p>
          </table:table-cell>
          <table:table-cell table:style-name="ce629" table:formula="of:=IF(AND(ISNUMBER([.C629]);ISNUMBER([.E629]));IF([.C629]&gt;[.E629];10000;IF([.C629]&lt;[.E62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0.p</text:p>
          </table:table-cell>
          <table:table-cell office:value-type="string" calcext:value-type="string">
            <text:p>memout</text:p>
          </table:table-cell>
          <table:table-cell table:formula="of:=IF([.C630]=&quot;timeout&quot;;10000;IF([.C63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30]=&quot;timeout&quot;;10000;IF([.E630]=&quot;memout&quot;;1;0))" office:value-type="float" office:value="1" calcext:value-type="float">
            <text:p>1</text:p>
          </table:table-cell>
          <table:table-cell table:style-name="ce630" table:formula="of:=IF(AND(ISNUMBER([.C630]);ISNUMBER([.E630]));IF([.C630]&gt;[.E630];10000;IF([.C630]&lt;[.E63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1.p</text:p>
          </table:table-cell>
          <table:table-cell office:value-type="string" calcext:value-type="string">
            <text:p>memout</text:p>
          </table:table-cell>
          <table:table-cell table:formula="of:=IF([.C631]=&quot;timeout&quot;;10000;IF([.C63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31]=&quot;timeout&quot;;10000;IF([.E631]=&quot;memout&quot;;1;0))" office:value-type="float" office:value="1" calcext:value-type="float">
            <text:p>1</text:p>
          </table:table-cell>
          <table:table-cell table:style-name="ce631" table:formula="of:=IF(AND(ISNUMBER([.C631]);ISNUMBER([.E631]));IF([.C631]&gt;[.E631];10000;IF([.C631]&lt;[.E63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2.p</text:p>
          </table:table-cell>
          <table:table-cell office:value-type="string" calcext:value-type="string">
            <text:p>memout</text:p>
          </table:table-cell>
          <table:table-cell table:formula="of:=IF([.C632]=&quot;timeout&quot;;10000;IF([.C63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32]=&quot;timeout&quot;;10000;IF([.E632]=&quot;memout&quot;;1;0))" office:value-type="float" office:value="1" calcext:value-type="float">
            <text:p>1</text:p>
          </table:table-cell>
          <table:table-cell table:style-name="ce632" table:formula="of:=IF(AND(ISNUMBER([.C632]);ISNUMBER([.E632]));IF([.C632]&gt;[.E632];10000;IF([.C632]&lt;[.E63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3.p</text:p>
          </table:table-cell>
          <table:table-cell office:value-type="string" calcext:value-type="string">
            <text:p>memout</text:p>
          </table:table-cell>
          <table:table-cell table:formula="of:=IF([.C633]=&quot;timeout&quot;;10000;IF([.C63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33]=&quot;timeout&quot;;10000;IF([.E633]=&quot;memout&quot;;1;0))" office:value-type="float" office:value="1" calcext:value-type="float">
            <text:p>1</text:p>
          </table:table-cell>
          <table:table-cell table:style-name="ce633" table:formula="of:=IF(AND(ISNUMBER([.C633]);ISNUMBER([.E633]));IF([.C633]&gt;[.E633];10000;IF([.C633]&lt;[.E63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4.p</text:p>
          </table:table-cell>
          <table:table-cell office:value-type="string" calcext:value-type="string">
            <text:p>memout</text:p>
          </table:table-cell>
          <table:table-cell table:formula="of:=IF([.C634]=&quot;timeout&quot;;10000;IF([.C63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34]=&quot;timeout&quot;;10000;IF([.E634]=&quot;memout&quot;;1;0))" office:value-type="float" office:value="1" calcext:value-type="float">
            <text:p>1</text:p>
          </table:table-cell>
          <table:table-cell table:style-name="ce634" table:formula="of:=IF(AND(ISNUMBER([.C634]);ISNUMBER([.E634]));IF([.C634]&gt;[.E634];10000;IF([.C634]&lt;[.E63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5.p</text:p>
          </table:table-cell>
          <table:table-cell office:value-type="string" calcext:value-type="string">
            <text:p>memout</text:p>
          </table:table-cell>
          <table:table-cell table:formula="of:=IF([.C635]=&quot;timeout&quot;;10000;IF([.C63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35]=&quot;timeout&quot;;10000;IF([.E635]=&quot;memout&quot;;1;0))" office:value-type="float" office:value="1" calcext:value-type="float">
            <text:p>1</text:p>
          </table:table-cell>
          <table:table-cell table:style-name="ce635" table:formula="of:=IF(AND(ISNUMBER([.C635]);ISNUMBER([.E635]));IF([.C635]&gt;[.E635];10000;IF([.C635]&lt;[.E63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6.p</text:p>
          </table:table-cell>
          <table:table-cell office:value-type="string" calcext:value-type="string">
            <text:p>memout</text:p>
          </table:table-cell>
          <table:table-cell table:formula="of:=IF([.C636]=&quot;timeout&quot;;10000;IF([.C63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36]=&quot;timeout&quot;;10000;IF([.E636]=&quot;memout&quot;;1;0))" office:value-type="float" office:value="1" calcext:value-type="float">
            <text:p>1</text:p>
          </table:table-cell>
          <table:table-cell table:style-name="ce636" table:formula="of:=IF(AND(ISNUMBER([.C636]);ISNUMBER([.E636]));IF([.C636]&gt;[.E636];10000;IF([.C636]&lt;[.E63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7.p</text:p>
          </table:table-cell>
          <table:table-cell office:value-type="string" calcext:value-type="string">
            <text:p>memout</text:p>
          </table:table-cell>
          <table:table-cell table:formula="of:=IF([.C637]=&quot;timeout&quot;;10000;IF([.C63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37]=&quot;timeout&quot;;10000;IF([.E637]=&quot;memout&quot;;1;0))" office:value-type="float" office:value="1" calcext:value-type="float">
            <text:p>1</text:p>
          </table:table-cell>
          <table:table-cell table:style-name="ce637" table:formula="of:=IF(AND(ISNUMBER([.C637]);ISNUMBER([.E637]));IF([.C637]&gt;[.E637];10000;IF([.C637]&lt;[.E63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8.p</text:p>
          </table:table-cell>
          <table:table-cell office:value-type="string" calcext:value-type="string">
            <text:p>memout</text:p>
          </table:table-cell>
          <table:table-cell table:formula="of:=IF([.C638]=&quot;timeout&quot;;10000;IF([.C63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38]=&quot;timeout&quot;;10000;IF([.E638]=&quot;memout&quot;;1;0))" office:value-type="float" office:value="1" calcext:value-type="float">
            <text:p>1</text:p>
          </table:table-cell>
          <table:table-cell table:style-name="ce638" table:formula="of:=IF(AND(ISNUMBER([.C638]);ISNUMBER([.E638]));IF([.C638]&gt;[.E638];10000;IF([.C638]&lt;[.E63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9.p</text:p>
          </table:table-cell>
          <table:table-cell office:value-type="string" calcext:value-type="string">
            <text:p>memout</text:p>
          </table:table-cell>
          <table:table-cell table:formula="of:=IF([.C639]=&quot;timeout&quot;;10000;IF([.C63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39]=&quot;timeout&quot;;10000;IF([.E639]=&quot;memout&quot;;1;0))" office:value-type="float" office:value="1" calcext:value-type="float">
            <text:p>1</text:p>
          </table:table-cell>
          <table:table-cell table:style-name="ce639" table:formula="of:=IF(AND(ISNUMBER([.C639]);ISNUMBER([.E639]));IF([.C639]&gt;[.E639];10000;IF([.C639]&lt;[.E63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50.p</text:p>
          </table:table-cell>
          <table:table-cell office:value-type="string" calcext:value-type="string">
            <text:p>memout</text:p>
          </table:table-cell>
          <table:table-cell table:formula="of:=IF([.C640]=&quot;timeout&quot;;10000;IF([.C64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40]=&quot;timeout&quot;;10000;IF([.E640]=&quot;memout&quot;;1;0))" office:value-type="float" office:value="1" calcext:value-type="float">
            <text:p>1</text:p>
          </table:table-cell>
          <table:table-cell table:style-name="ce640" table:formula="of:=IF(AND(ISNUMBER([.C640]);ISNUMBER([.E640]));IF([.C640]&gt;[.E640];10000;IF([.C640]&lt;[.E64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1.p</text:p>
          </table:table-cell>
          <table:table-cell office:value-type="float" office:value="9" calcext:value-type="float">
            <text:p>9</text:p>
          </table:table-cell>
          <table:table-cell table:formula="of:=IF([.C641]=&quot;timeout&quot;;10000;IF([.C64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41]=&quot;timeout&quot;;10000;IF([.E641]=&quot;memout&quot;;1;0))" office:value-type="float" office:value="0" calcext:value-type="float">
            <text:p>0</text:p>
          </table:table-cell>
          <table:table-cell table:style-name="ce641" table:formula="of:=IF(AND(ISNUMBER([.C641]);ISNUMBER([.E641]));IF([.C641]&gt;[.E641];10000;IF([.C641]&lt;[.E64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2+1.002.p</text:p>
          </table:table-cell>
          <table:table-cell office:value-type="float" office:value="79" calcext:value-type="float">
            <text:p>79</text:p>
          </table:table-cell>
          <table:table-cell table:formula="of:=IF([.C642]=&quot;timeout&quot;;10000;IF([.C64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42]=&quot;timeout&quot;;10000;IF([.E642]=&quot;memout&quot;;1;0))" office:value-type="float" office:value="0" calcext:value-type="float">
            <text:p>0</text:p>
          </table:table-cell>
          <table:table-cell table:style-name="ce642" table:formula="of:=IF(AND(ISNUMBER([.C642]);ISNUMBER([.E642]));IF([.C642]&gt;[.E642];10000;IF([.C642]&lt;[.E64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2+1.003.p</text:p>
          </table:table-cell>
          <table:table-cell office:value-type="float" office:value="479" calcext:value-type="float">
            <text:p>479</text:p>
          </table:table-cell>
          <table:table-cell table:formula="of:=IF([.C643]=&quot;timeout&quot;;10000;IF([.C64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43]=&quot;timeout&quot;;10000;IF([.E643]=&quot;memout&quot;;1;0))" office:value-type="float" office:value="0" calcext:value-type="float">
            <text:p>0</text:p>
          </table:table-cell>
          <table:table-cell table:style-name="ce643" table:formula="of:=IF(AND(ISNUMBER([.C643]);ISNUMBER([.E643]));IF([.C643]&gt;[.E643];10000;IF([.C643]&lt;[.E64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2+1.004.p</text:p>
          </table:table-cell>
          <table:table-cell office:value-type="float" office:value="2559" calcext:value-type="float">
            <text:p>2559</text:p>
          </table:table-cell>
          <table:table-cell table:formula="of:=IF([.C644]=&quot;timeout&quot;;10000;IF([.C64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44]=&quot;timeout&quot;;10000;IF([.E644]=&quot;memout&quot;;1;0))" office:value-type="float" office:value="0" calcext:value-type="float">
            <text:p>0</text:p>
          </table:table-cell>
          <table:table-cell table:style-name="ce644" table:formula="of:=IF(AND(ISNUMBER([.C644]);ISNUMBER([.E644]));IF([.C644]&gt;[.E644];10000;IF([.C644]&lt;[.E64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2+1.005.p</text:p>
          </table:table-cell>
          <table:table-cell office:value-type="float" office:value="12799" calcext:value-type="float">
            <text:p>12799</text:p>
          </table:table-cell>
          <table:table-cell table:formula="of:=IF([.C645]=&quot;timeout&quot;;10000;IF([.C64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45]=&quot;timeout&quot;;10000;IF([.E645]=&quot;memout&quot;;1;0))" office:value-type="float" office:value="0" calcext:value-type="float">
            <text:p>0</text:p>
          </table:table-cell>
          <table:table-cell table:style-name="ce645" table:formula="of:=IF(AND(ISNUMBER([.C645]);ISNUMBER([.E645]));IF([.C645]&gt;[.E645];10000;IF([.C645]&lt;[.E64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2+1.006.p</text:p>
          </table:table-cell>
          <table:table-cell office:value-type="float" office:value="61439" calcext:value-type="float">
            <text:p>61439</text:p>
          </table:table-cell>
          <table:table-cell table:formula="of:=IF([.C646]=&quot;timeout&quot;;10000;IF([.C64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46]=&quot;timeout&quot;;10000;IF([.E646]=&quot;memout&quot;;1;0))" office:value-type="float" office:value="0" calcext:value-type="float">
            <text:p>0</text:p>
          </table:table-cell>
          <table:table-cell table:style-name="ce646" table:formula="of:=IF(AND(ISNUMBER([.C646]);ISNUMBER([.E646]));IF([.C646]&gt;[.E646];10000;IF([.C646]&lt;[.E64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2+1.007.p</text:p>
          </table:table-cell>
          <table:table-cell office:value-type="float" office:value="286719" calcext:value-type="float">
            <text:p>286719</text:p>
          </table:table-cell>
          <table:table-cell table:formula="of:=IF([.C647]=&quot;timeout&quot;;10000;IF([.C64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47]=&quot;timeout&quot;;10000;IF([.E647]=&quot;memout&quot;;1;0))" office:value-type="float" office:value="0" calcext:value-type="float">
            <text:p>0</text:p>
          </table:table-cell>
          <table:table-cell table:style-name="ce647" table:formula="of:=IF(AND(ISNUMBER([.C647]);ISNUMBER([.E647]));IF([.C647]&gt;[.E647];10000;IF([.C647]&lt;[.E64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2+1.008.p</text:p>
          </table:table-cell>
          <table:table-cell office:value-type="float" office:value="1310719" calcext:value-type="float">
            <text:p>1310719</text:p>
          </table:table-cell>
          <table:table-cell table:formula="of:=IF([.C648]=&quot;timeout&quot;;10000;IF([.C64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48]=&quot;timeout&quot;;10000;IF([.E648]=&quot;memout&quot;;1;0))" office:value-type="float" office:value="0" calcext:value-type="float">
            <text:p>0</text:p>
          </table:table-cell>
          <table:table-cell table:style-name="ce648" table:formula="of:=IF(AND(ISNUMBER([.C648]);ISNUMBER([.E648]));IF([.C648]&gt;[.E648];10000;IF([.C648]&lt;[.E64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2+1.009.p</text:p>
          </table:table-cell>
          <table:table-cell office:value-type="float" office:value="5898239" calcext:value-type="float">
            <text:p>5898239</text:p>
          </table:table-cell>
          <table:table-cell table:formula="of:=IF([.C649]=&quot;timeout&quot;;10000;IF([.C64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49]=&quot;timeout&quot;;10000;IF([.E649]=&quot;memout&quot;;1;0))" office:value-type="float" office:value="0" calcext:value-type="float">
            <text:p>0</text:p>
          </table:table-cell>
          <table:table-cell table:style-name="ce649" table:formula="of:=IF(AND(ISNUMBER([.C649]);ISNUMBER([.E649]));IF([.C649]&gt;[.E649];10000;IF([.C649]&lt;[.E64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2+1.010.p</text:p>
          </table:table-cell>
          <table:table-cell office:value-type="float" office:value="26214399" calcext:value-type="float">
            <text:p>26214399</text:p>
          </table:table-cell>
          <table:table-cell table:formula="of:=IF([.C650]=&quot;timeout&quot;;10000;IF([.C65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50]=&quot;timeout&quot;;10000;IF([.E650]=&quot;memout&quot;;1;0))" office:value-type="float" office:value="0" calcext:value-type="float">
            <text:p>0</text:p>
          </table:table-cell>
          <table:table-cell table:style-name="ce650" table:formula="of:=IF(AND(ISNUMBER([.C650]);ISNUMBER([.E650]));IF([.C650]&gt;[.E650];10000;IF([.C650]&lt;[.E65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2+1.011.p</text:p>
          </table:table-cell>
          <table:table-cell office:value-type="float" office:value="115343359" calcext:value-type="float">
            <text:p>115343359</text:p>
          </table:table-cell>
          <table:table-cell table:formula="of:=IF([.C651]=&quot;timeout&quot;;10000;IF([.C65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51]=&quot;timeout&quot;;10000;IF([.E651]=&quot;memout&quot;;1;0))" office:value-type="float" office:value="0" calcext:value-type="float">
            <text:p>0</text:p>
          </table:table-cell>
          <table:table-cell table:style-name="ce651" table:formula="of:=IF(AND(ISNUMBER([.C651]);ISNUMBER([.E651]));IF([.C651]&gt;[.E651];10000;IF([.C651]&lt;[.E65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J212+1.012.p</text:p>
          </table:table-cell>
          <table:table-cell office:value-type="string" calcext:value-type="string">
            <text:p>memout</text:p>
          </table:table-cell>
          <table:table-cell table:formula="of:=IF([.C652]=&quot;timeout&quot;;10000;IF([.C652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652]=&quot;timeout&quot;;10000;IF([.E652]=&quot;memout&quot;;1;0))" office:value-type="float" office:value="0" calcext:value-type="float">
            <text:p>0</text:p>
          </table:table-cell>
          <table:table-cell table:style-name="ce652" table:formula="of:=IF(AND(ISNUMBER([.C652]);ISNUMBER([.E652]));IF([.C652]&gt;[.E652];10000;IF([.C652]&lt;[.E65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3.p</text:p>
          </table:table-cell>
          <table:table-cell office:value-type="string" calcext:value-type="string">
            <text:p>memout</text:p>
          </table:table-cell>
          <table:table-cell table:formula="of:=IF([.C653]=&quot;timeout&quot;;10000;IF([.C653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653]=&quot;timeout&quot;;10000;IF([.E653]=&quot;memout&quot;;1;0))" office:value-type="float" office:value="0" calcext:value-type="float">
            <text:p>0</text:p>
          </table:table-cell>
          <table:table-cell table:style-name="ce653" table:formula="of:=IF(AND(ISNUMBER([.C653]);ISNUMBER([.E653]));IF([.C653]&gt;[.E653];10000;IF([.C653]&lt;[.E65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4.p</text:p>
          </table:table-cell>
          <table:table-cell office:value-type="string" calcext:value-type="string">
            <text:p>memout</text:p>
          </table:table-cell>
          <table:table-cell table:formula="of:=IF([.C654]=&quot;timeout&quot;;10000;IF([.C654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654]=&quot;timeout&quot;;10000;IF([.E654]=&quot;memout&quot;;1;0))" office:value-type="float" office:value="0" calcext:value-type="float">
            <text:p>0</text:p>
          </table:table-cell>
          <table:table-cell table:style-name="ce654" table:formula="of:=IF(AND(ISNUMBER([.C654]);ISNUMBER([.E654]));IF([.C654]&gt;[.E654];10000;IF([.C654]&lt;[.E65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5.p</text:p>
          </table:table-cell>
          <table:table-cell office:value-type="string" calcext:value-type="string">
            <text:p>memout</text:p>
          </table:table-cell>
          <table:table-cell table:formula="of:=IF([.C655]=&quot;timeout&quot;;10000;IF([.C655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655]=&quot;timeout&quot;;10000;IF([.E655]=&quot;memout&quot;;1;0))" office:value-type="float" office:value="0" calcext:value-type="float">
            <text:p>0</text:p>
          </table:table-cell>
          <table:table-cell table:style-name="ce655" table:formula="of:=IF(AND(ISNUMBER([.C655]);ISNUMBER([.E655]));IF([.C655]&gt;[.E655];10000;IF([.C655]&lt;[.E65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6.p</text:p>
          </table:table-cell>
          <table:table-cell office:value-type="string" calcext:value-type="string">
            <text:p>memout</text:p>
          </table:table-cell>
          <table:table-cell table:formula="of:=IF([.C656]=&quot;timeout&quot;;10000;IF([.C656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656]=&quot;timeout&quot;;10000;IF([.E656]=&quot;memout&quot;;1;0))" office:value-type="float" office:value="0" calcext:value-type="float">
            <text:p>0</text:p>
          </table:table-cell>
          <table:table-cell table:style-name="ce656" table:formula="of:=IF(AND(ISNUMBER([.C656]);ISNUMBER([.E656]));IF([.C656]&gt;[.E656];10000;IF([.C656]&lt;[.E65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7.p</text:p>
          </table:table-cell>
          <table:table-cell office:value-type="string" calcext:value-type="string">
            <text:p>memout</text:p>
          </table:table-cell>
          <table:table-cell table:formula="of:=IF([.C657]=&quot;timeout&quot;;10000;IF([.C657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657]=&quot;timeout&quot;;10000;IF([.E657]=&quot;memout&quot;;1;0))" office:value-type="float" office:value="0" calcext:value-type="float">
            <text:p>0</text:p>
          </table:table-cell>
          <table:table-cell table:style-name="ce657" table:formula="of:=IF(AND(ISNUMBER([.C657]);ISNUMBER([.E657]));IF([.C657]&gt;[.E657];10000;IF([.C657]&lt;[.E65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8.p</text:p>
          </table:table-cell>
          <table:table-cell office:value-type="string" calcext:value-type="string">
            <text:p>memout</text:p>
          </table:table-cell>
          <table:table-cell table:formula="of:=IF([.C658]=&quot;timeout&quot;;10000;IF([.C658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658]=&quot;timeout&quot;;10000;IF([.E658]=&quot;memout&quot;;1;0))" office:value-type="float" office:value="0" calcext:value-type="float">
            <text:p>0</text:p>
          </table:table-cell>
          <table:table-cell table:style-name="ce658" table:formula="of:=IF(AND(ISNUMBER([.C658]);ISNUMBER([.E658]));IF([.C658]&gt;[.E658];10000;IF([.C658]&lt;[.E65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9.p</text:p>
          </table:table-cell>
          <table:table-cell office:value-type="string" calcext:value-type="string">
            <text:p>memout</text:p>
          </table:table-cell>
          <table:table-cell table:formula="of:=IF([.C659]=&quot;timeout&quot;;10000;IF([.C659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659]=&quot;timeout&quot;;10000;IF([.E659]=&quot;memout&quot;;1;0))" office:value-type="float" office:value="0" calcext:value-type="float">
            <text:p>0</text:p>
          </table:table-cell>
          <table:table-cell table:style-name="ce659" table:formula="of:=IF(AND(ISNUMBER([.C659]);ISNUMBER([.E659]));IF([.C659]&gt;[.E659];10000;IF([.C659]&lt;[.E65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0.p</text:p>
          </table:table-cell>
          <table:table-cell office:value-type="string" calcext:value-type="string">
            <text:p>memout</text:p>
          </table:table-cell>
          <table:table-cell table:formula="of:=IF([.C660]=&quot;timeout&quot;;10000;IF([.C66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60]=&quot;timeout&quot;;10000;IF([.E660]=&quot;memout&quot;;1;0))" office:value-type="float" office:value="1" calcext:value-type="float">
            <text:p>1</text:p>
          </table:table-cell>
          <table:table-cell table:style-name="ce660" table:formula="of:=IF(AND(ISNUMBER([.C660]);ISNUMBER([.E660]));IF([.C660]&gt;[.E660];10000;IF([.C660]&lt;[.E66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1.p</text:p>
          </table:table-cell>
          <table:table-cell office:value-type="string" calcext:value-type="string">
            <text:p>memout</text:p>
          </table:table-cell>
          <table:table-cell table:formula="of:=IF([.C661]=&quot;timeout&quot;;10000;IF([.C66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61]=&quot;timeout&quot;;10000;IF([.E661]=&quot;memout&quot;;1;0))" office:value-type="float" office:value="1" calcext:value-type="float">
            <text:p>1</text:p>
          </table:table-cell>
          <table:table-cell table:style-name="ce661" table:formula="of:=IF(AND(ISNUMBER([.C661]);ISNUMBER([.E661]));IF([.C661]&gt;[.E661];10000;IF([.C661]&lt;[.E66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2.p</text:p>
          </table:table-cell>
          <table:table-cell office:value-type="string" calcext:value-type="string">
            <text:p>memout</text:p>
          </table:table-cell>
          <table:table-cell table:formula="of:=IF([.C662]=&quot;timeout&quot;;10000;IF([.C66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62]=&quot;timeout&quot;;10000;IF([.E662]=&quot;memout&quot;;1;0))" office:value-type="float" office:value="1" calcext:value-type="float">
            <text:p>1</text:p>
          </table:table-cell>
          <table:table-cell table:style-name="ce662" table:formula="of:=IF(AND(ISNUMBER([.C662]);ISNUMBER([.E662]));IF([.C662]&gt;[.E662];10000;IF([.C662]&lt;[.E66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3.p</text:p>
          </table:table-cell>
          <table:table-cell office:value-type="string" calcext:value-type="string">
            <text:p>memout</text:p>
          </table:table-cell>
          <table:table-cell table:formula="of:=IF([.C663]=&quot;timeout&quot;;10000;IF([.C66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63]=&quot;timeout&quot;;10000;IF([.E663]=&quot;memout&quot;;1;0))" office:value-type="float" office:value="1" calcext:value-type="float">
            <text:p>1</text:p>
          </table:table-cell>
          <table:table-cell table:style-name="ce663" table:formula="of:=IF(AND(ISNUMBER([.C663]);ISNUMBER([.E663]));IF([.C663]&gt;[.E663];10000;IF([.C663]&lt;[.E66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4.p</text:p>
          </table:table-cell>
          <table:table-cell office:value-type="string" calcext:value-type="string">
            <text:p>memout</text:p>
          </table:table-cell>
          <table:table-cell table:formula="of:=IF([.C664]=&quot;timeout&quot;;10000;IF([.C66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64]=&quot;timeout&quot;;10000;IF([.E664]=&quot;memout&quot;;1;0))" office:value-type="float" office:value="1" calcext:value-type="float">
            <text:p>1</text:p>
          </table:table-cell>
          <table:table-cell table:style-name="ce664" table:formula="of:=IF(AND(ISNUMBER([.C664]);ISNUMBER([.E664]));IF([.C664]&gt;[.E664];10000;IF([.C664]&lt;[.E66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5.p</text:p>
          </table:table-cell>
          <table:table-cell office:value-type="string" calcext:value-type="string">
            <text:p>memout</text:p>
          </table:table-cell>
          <table:table-cell table:formula="of:=IF([.C665]=&quot;timeout&quot;;10000;IF([.C66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65]=&quot;timeout&quot;;10000;IF([.E665]=&quot;memout&quot;;1;0))" office:value-type="float" office:value="1" calcext:value-type="float">
            <text:p>1</text:p>
          </table:table-cell>
          <table:table-cell table:style-name="ce665" table:formula="of:=IF(AND(ISNUMBER([.C665]);ISNUMBER([.E665]));IF([.C665]&gt;[.E665];10000;IF([.C665]&lt;[.E66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6.p</text:p>
          </table:table-cell>
          <table:table-cell office:value-type="string" calcext:value-type="string">
            <text:p>memout</text:p>
          </table:table-cell>
          <table:table-cell table:formula="of:=IF([.C666]=&quot;timeout&quot;;10000;IF([.C66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66]=&quot;timeout&quot;;10000;IF([.E666]=&quot;memout&quot;;1;0))" office:value-type="float" office:value="1" calcext:value-type="float">
            <text:p>1</text:p>
          </table:table-cell>
          <table:table-cell table:style-name="ce666" table:formula="of:=IF(AND(ISNUMBER([.C666]);ISNUMBER([.E666]));IF([.C666]&gt;[.E666];10000;IF([.C666]&lt;[.E66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7.p</text:p>
          </table:table-cell>
          <table:table-cell office:value-type="string" calcext:value-type="string">
            <text:p>memout</text:p>
          </table:table-cell>
          <table:table-cell table:formula="of:=IF([.C667]=&quot;timeout&quot;;10000;IF([.C66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67]=&quot;timeout&quot;;10000;IF([.E667]=&quot;memout&quot;;1;0))" office:value-type="float" office:value="1" calcext:value-type="float">
            <text:p>1</text:p>
          </table:table-cell>
          <table:table-cell table:style-name="ce667" table:formula="of:=IF(AND(ISNUMBER([.C667]);ISNUMBER([.E667]));IF([.C667]&gt;[.E667];10000;IF([.C667]&lt;[.E66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8.p</text:p>
          </table:table-cell>
          <table:table-cell office:value-type="string" calcext:value-type="string">
            <text:p>memout</text:p>
          </table:table-cell>
          <table:table-cell table:formula="of:=IF([.C668]=&quot;timeout&quot;;10000;IF([.C66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68]=&quot;timeout&quot;;10000;IF([.E668]=&quot;memout&quot;;1;0))" office:value-type="float" office:value="1" calcext:value-type="float">
            <text:p>1</text:p>
          </table:table-cell>
          <table:table-cell table:style-name="ce668" table:formula="of:=IF(AND(ISNUMBER([.C668]);ISNUMBER([.E668]));IF([.C668]&gt;[.E668];10000;IF([.C668]&lt;[.E66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9.p</text:p>
          </table:table-cell>
          <table:table-cell office:value-type="string" calcext:value-type="string">
            <text:p>memout</text:p>
          </table:table-cell>
          <table:table-cell table:formula="of:=IF([.C669]=&quot;timeout&quot;;10000;IF([.C66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69]=&quot;timeout&quot;;10000;IF([.E669]=&quot;memout&quot;;1;0))" office:value-type="float" office:value="1" calcext:value-type="float">
            <text:p>1</text:p>
          </table:table-cell>
          <table:table-cell table:style-name="ce669" table:formula="of:=IF(AND(ISNUMBER([.C669]);ISNUMBER([.E669]));IF([.C669]&gt;[.E669];10000;IF([.C669]&lt;[.E66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0.p</text:p>
          </table:table-cell>
          <table:table-cell office:value-type="string" calcext:value-type="string">
            <text:p>memout</text:p>
          </table:table-cell>
          <table:table-cell table:formula="of:=IF([.C670]=&quot;timeout&quot;;10000;IF([.C67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70]=&quot;timeout&quot;;10000;IF([.E670]=&quot;memout&quot;;1;0))" office:value-type="float" office:value="1" calcext:value-type="float">
            <text:p>1</text:p>
          </table:table-cell>
          <table:table-cell table:style-name="ce670" table:formula="of:=IF(AND(ISNUMBER([.C670]);ISNUMBER([.E670]));IF([.C670]&gt;[.E670];10000;IF([.C670]&lt;[.E67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1.p</text:p>
          </table:table-cell>
          <table:table-cell office:value-type="string" calcext:value-type="string">
            <text:p>memout</text:p>
          </table:table-cell>
          <table:table-cell table:formula="of:=IF([.C671]=&quot;timeout&quot;;10000;IF([.C67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71]=&quot;timeout&quot;;10000;IF([.E671]=&quot;memout&quot;;1;0))" office:value-type="float" office:value="1" calcext:value-type="float">
            <text:p>1</text:p>
          </table:table-cell>
          <table:table-cell table:style-name="ce671" table:formula="of:=IF(AND(ISNUMBER([.C671]);ISNUMBER([.E671]));IF([.C671]&gt;[.E671];10000;IF([.C671]&lt;[.E67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2.p</text:p>
          </table:table-cell>
          <table:table-cell office:value-type="string" calcext:value-type="string">
            <text:p>memout</text:p>
          </table:table-cell>
          <table:table-cell table:formula="of:=IF([.C672]=&quot;timeout&quot;;10000;IF([.C67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72]=&quot;timeout&quot;;10000;IF([.E672]=&quot;memout&quot;;1;0))" office:value-type="float" office:value="1" calcext:value-type="float">
            <text:p>1</text:p>
          </table:table-cell>
          <table:table-cell table:style-name="ce672" table:formula="of:=IF(AND(ISNUMBER([.C672]);ISNUMBER([.E672]));IF([.C672]&gt;[.E672];10000;IF([.C672]&lt;[.E67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3.p</text:p>
          </table:table-cell>
          <table:table-cell office:value-type="string" calcext:value-type="string">
            <text:p>memout</text:p>
          </table:table-cell>
          <table:table-cell table:formula="of:=IF([.C673]=&quot;timeout&quot;;10000;IF([.C67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73]=&quot;timeout&quot;;10000;IF([.E673]=&quot;memout&quot;;1;0))" office:value-type="float" office:value="1" calcext:value-type="float">
            <text:p>1</text:p>
          </table:table-cell>
          <table:table-cell table:style-name="ce673" table:formula="of:=IF(AND(ISNUMBER([.C673]);ISNUMBER([.E673]));IF([.C673]&gt;[.E673];10000;IF([.C673]&lt;[.E67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4.p</text:p>
          </table:table-cell>
          <table:table-cell office:value-type="string" calcext:value-type="string">
            <text:p>memout</text:p>
          </table:table-cell>
          <table:table-cell table:formula="of:=IF([.C674]=&quot;timeout&quot;;10000;IF([.C67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74]=&quot;timeout&quot;;10000;IF([.E674]=&quot;memout&quot;;1;0))" office:value-type="float" office:value="1" calcext:value-type="float">
            <text:p>1</text:p>
          </table:table-cell>
          <table:table-cell table:style-name="ce674" table:formula="of:=IF(AND(ISNUMBER([.C674]);ISNUMBER([.E674]));IF([.C674]&gt;[.E674];10000;IF([.C674]&lt;[.E67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5.p</text:p>
          </table:table-cell>
          <table:table-cell office:value-type="string" calcext:value-type="string">
            <text:p>memout</text:p>
          </table:table-cell>
          <table:table-cell table:formula="of:=IF([.C675]=&quot;timeout&quot;;10000;IF([.C67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75]=&quot;timeout&quot;;10000;IF([.E675]=&quot;memout&quot;;1;0))" office:value-type="float" office:value="1" calcext:value-type="float">
            <text:p>1</text:p>
          </table:table-cell>
          <table:table-cell table:style-name="ce675" table:formula="of:=IF(AND(ISNUMBER([.C675]);ISNUMBER([.E675]));IF([.C675]&gt;[.E675];10000;IF([.C675]&lt;[.E67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6.p</text:p>
          </table:table-cell>
          <table:table-cell office:value-type="string" calcext:value-type="string">
            <text:p>memout</text:p>
          </table:table-cell>
          <table:table-cell table:formula="of:=IF([.C676]=&quot;timeout&quot;;10000;IF([.C67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76]=&quot;timeout&quot;;10000;IF([.E676]=&quot;memout&quot;;1;0))" office:value-type="float" office:value="1" calcext:value-type="float">
            <text:p>1</text:p>
          </table:table-cell>
          <table:table-cell table:style-name="ce676" table:formula="of:=IF(AND(ISNUMBER([.C676]);ISNUMBER([.E676]));IF([.C676]&gt;[.E676];10000;IF([.C676]&lt;[.E67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7.p</text:p>
          </table:table-cell>
          <table:table-cell office:value-type="string" calcext:value-type="string">
            <text:p>memout</text:p>
          </table:table-cell>
          <table:table-cell table:formula="of:=IF([.C677]=&quot;timeout&quot;;10000;IF([.C67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77]=&quot;timeout&quot;;10000;IF([.E677]=&quot;memout&quot;;1;0))" office:value-type="float" office:value="1" calcext:value-type="float">
            <text:p>1</text:p>
          </table:table-cell>
          <table:table-cell table:style-name="ce677" table:formula="of:=IF(AND(ISNUMBER([.C677]);ISNUMBER([.E677]));IF([.C677]&gt;[.E677];10000;IF([.C677]&lt;[.E67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8.p</text:p>
          </table:table-cell>
          <table:table-cell office:value-type="string" calcext:value-type="string">
            <text:p>memout</text:p>
          </table:table-cell>
          <table:table-cell table:formula="of:=IF([.C678]=&quot;timeout&quot;;10000;IF([.C67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78]=&quot;timeout&quot;;10000;IF([.E678]=&quot;memout&quot;;1;0))" office:value-type="float" office:value="1" calcext:value-type="float">
            <text:p>1</text:p>
          </table:table-cell>
          <table:table-cell table:style-name="ce678" table:formula="of:=IF(AND(ISNUMBER([.C678]);ISNUMBER([.E678]));IF([.C678]&gt;[.E678];10000;IF([.C678]&lt;[.E67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9.p</text:p>
          </table:table-cell>
          <table:table-cell office:value-type="string" calcext:value-type="string">
            <text:p>memout</text:p>
          </table:table-cell>
          <table:table-cell table:formula="of:=IF([.C679]=&quot;timeout&quot;;10000;IF([.C67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79]=&quot;timeout&quot;;10000;IF([.E679]=&quot;memout&quot;;1;0))" office:value-type="float" office:value="1" calcext:value-type="float">
            <text:p>1</text:p>
          </table:table-cell>
          <table:table-cell table:style-name="ce679" table:formula="of:=IF(AND(ISNUMBER([.C679]);ISNUMBER([.E679]));IF([.C679]&gt;[.E679];10000;IF([.C679]&lt;[.E67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0.p</text:p>
          </table:table-cell>
          <table:table-cell office:value-type="string" calcext:value-type="string">
            <text:p>memout</text:p>
          </table:table-cell>
          <table:table-cell table:formula="of:=IF([.C680]=&quot;timeout&quot;;10000;IF([.C68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80]=&quot;timeout&quot;;10000;IF([.E680]=&quot;memout&quot;;1;0))" office:value-type="float" office:value="1" calcext:value-type="float">
            <text:p>1</text:p>
          </table:table-cell>
          <table:table-cell table:style-name="ce680" table:formula="of:=IF(AND(ISNUMBER([.C680]);ISNUMBER([.E680]));IF([.C680]&gt;[.E680];10000;IF([.C680]&lt;[.E68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1.p</text:p>
          </table:table-cell>
          <table:table-cell office:value-type="string" calcext:value-type="string">
            <text:p>memout</text:p>
          </table:table-cell>
          <table:table-cell table:formula="of:=IF([.C681]=&quot;timeout&quot;;10000;IF([.C68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81]=&quot;timeout&quot;;10000;IF([.E681]=&quot;memout&quot;;1;0))" office:value-type="float" office:value="1" calcext:value-type="float">
            <text:p>1</text:p>
          </table:table-cell>
          <table:table-cell table:style-name="ce681" table:formula="of:=IF(AND(ISNUMBER([.C681]);ISNUMBER([.E681]));IF([.C681]&gt;[.E681];10000;IF([.C681]&lt;[.E68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2.p</text:p>
          </table:table-cell>
          <table:table-cell office:value-type="string" calcext:value-type="string">
            <text:p>memout</text:p>
          </table:table-cell>
          <table:table-cell table:formula="of:=IF([.C682]=&quot;timeout&quot;;10000;IF([.C68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82]=&quot;timeout&quot;;10000;IF([.E682]=&quot;memout&quot;;1;0))" office:value-type="float" office:value="1" calcext:value-type="float">
            <text:p>1</text:p>
          </table:table-cell>
          <table:table-cell table:style-name="ce682" table:formula="of:=IF(AND(ISNUMBER([.C682]);ISNUMBER([.E682]));IF([.C682]&gt;[.E682];10000;IF([.C682]&lt;[.E68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3.p</text:p>
          </table:table-cell>
          <table:table-cell office:value-type="string" calcext:value-type="string">
            <text:p>memout</text:p>
          </table:table-cell>
          <table:table-cell table:formula="of:=IF([.C683]=&quot;timeout&quot;;10000;IF([.C68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83]=&quot;timeout&quot;;10000;IF([.E683]=&quot;memout&quot;;1;0))" office:value-type="float" office:value="1" calcext:value-type="float">
            <text:p>1</text:p>
          </table:table-cell>
          <table:table-cell table:style-name="ce683" table:formula="of:=IF(AND(ISNUMBER([.C683]);ISNUMBER([.E683]));IF([.C683]&gt;[.E683];10000;IF([.C683]&lt;[.E68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4.p</text:p>
          </table:table-cell>
          <table:table-cell office:value-type="string" calcext:value-type="string">
            <text:p>memout</text:p>
          </table:table-cell>
          <table:table-cell table:formula="of:=IF([.C684]=&quot;timeout&quot;;10000;IF([.C68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84]=&quot;timeout&quot;;10000;IF([.E684]=&quot;memout&quot;;1;0))" office:value-type="float" office:value="1" calcext:value-type="float">
            <text:p>1</text:p>
          </table:table-cell>
          <table:table-cell table:style-name="ce684" table:formula="of:=IF(AND(ISNUMBER([.C684]);ISNUMBER([.E684]));IF([.C684]&gt;[.E684];10000;IF([.C684]&lt;[.E68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5.p</text:p>
          </table:table-cell>
          <table:table-cell office:value-type="string" calcext:value-type="string">
            <text:p>memout</text:p>
          </table:table-cell>
          <table:table-cell table:formula="of:=IF([.C685]=&quot;timeout&quot;;10000;IF([.C68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85]=&quot;timeout&quot;;10000;IF([.E685]=&quot;memout&quot;;1;0))" office:value-type="float" office:value="1" calcext:value-type="float">
            <text:p>1</text:p>
          </table:table-cell>
          <table:table-cell table:style-name="ce685" table:formula="of:=IF(AND(ISNUMBER([.C685]);ISNUMBER([.E685]));IF([.C685]&gt;[.E685];10000;IF([.C685]&lt;[.E68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6.p</text:p>
          </table:table-cell>
          <table:table-cell office:value-type="string" calcext:value-type="string">
            <text:p>memout</text:p>
          </table:table-cell>
          <table:table-cell table:formula="of:=IF([.C686]=&quot;timeout&quot;;10000;IF([.C68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86]=&quot;timeout&quot;;10000;IF([.E686]=&quot;memout&quot;;1;0))" office:value-type="float" office:value="1" calcext:value-type="float">
            <text:p>1</text:p>
          </table:table-cell>
          <table:table-cell table:style-name="ce686" table:formula="of:=IF(AND(ISNUMBER([.C686]);ISNUMBER([.E686]));IF([.C686]&gt;[.E686];10000;IF([.C686]&lt;[.E68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7.p</text:p>
          </table:table-cell>
          <table:table-cell office:value-type="string" calcext:value-type="string">
            <text:p>memout</text:p>
          </table:table-cell>
          <table:table-cell table:formula="of:=IF([.C687]=&quot;timeout&quot;;10000;IF([.C68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87]=&quot;timeout&quot;;10000;IF([.E687]=&quot;memout&quot;;1;0))" office:value-type="float" office:value="1" calcext:value-type="float">
            <text:p>1</text:p>
          </table:table-cell>
          <table:table-cell table:style-name="ce687" table:formula="of:=IF(AND(ISNUMBER([.C687]);ISNUMBER([.E687]));IF([.C687]&gt;[.E687];10000;IF([.C687]&lt;[.E68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8.p</text:p>
          </table:table-cell>
          <table:table-cell office:value-type="string" calcext:value-type="string">
            <text:p>memout</text:p>
          </table:table-cell>
          <table:table-cell table:formula="of:=IF([.C688]=&quot;timeout&quot;;10000;IF([.C68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88]=&quot;timeout&quot;;10000;IF([.E688]=&quot;memout&quot;;1;0))" office:value-type="float" office:value="1" calcext:value-type="float">
            <text:p>1</text:p>
          </table:table-cell>
          <table:table-cell table:style-name="ce688" table:formula="of:=IF(AND(ISNUMBER([.C688]);ISNUMBER([.E688]));IF([.C688]&gt;[.E688];10000;IF([.C688]&lt;[.E68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9.p</text:p>
          </table:table-cell>
          <table:table-cell office:value-type="string" calcext:value-type="string">
            <text:p>memout</text:p>
          </table:table-cell>
          <table:table-cell table:formula="of:=IF([.C689]=&quot;timeout&quot;;10000;IF([.C68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89]=&quot;timeout&quot;;10000;IF([.E689]=&quot;memout&quot;;1;0))" office:value-type="float" office:value="1" calcext:value-type="float">
            <text:p>1</text:p>
          </table:table-cell>
          <table:table-cell table:style-name="ce689" table:formula="of:=IF(AND(ISNUMBER([.C689]);ISNUMBER([.E689]));IF([.C689]&gt;[.E689];10000;IF([.C689]&lt;[.E68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50.p</text:p>
          </table:table-cell>
          <table:table-cell office:value-type="string" calcext:value-type="string">
            <text:p>memout</text:p>
          </table:table-cell>
          <table:table-cell table:formula="of:=IF([.C690]=&quot;timeout&quot;;10000;IF([.C69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90]=&quot;timeout&quot;;10000;IF([.E690]=&quot;memout&quot;;1;0))" office:value-type="float" office:value="1" calcext:value-type="float">
            <text:p>1</text:p>
          </table:table-cell>
          <table:table-cell table:style-name="ce690" table:formula="of:=IF(AND(ISNUMBER([.C690]);ISNUMBER([.E690]));IF([.C690]&gt;[.E690];10000;IF([.C690]&lt;[.E69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01+1.p</text:p>
          </table:table-cell>
          <table:table-cell office:value-type="float" office:value="9" calcext:value-type="float">
            <text:p>9</text:p>
          </table:table-cell>
          <table:table-cell table:formula="of:=IF([.C691]=&quot;timeout&quot;;10000;IF([.C69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91]=&quot;timeout&quot;;10000;IF([.E691]=&quot;memout&quot;;1;0))" office:value-type="float" office:value="0" calcext:value-type="float">
            <text:p>0</text:p>
          </table:table-cell>
          <table:table-cell table:style-name="ce691" table:formula="of:=IF(AND(ISNUMBER([.C691]);ISNUMBER([.E691]));IF([.C691]&gt;[.E691];10000;IF([.C691]&lt;[.E69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007+1.014.p</text:p>
          </table:table-cell>
          <table:table-cell office:value-type="string" calcext:value-type="string">
            <text:p>memout</text:p>
          </table:table-cell>
          <table:table-cell table:formula="of:=IF([.C692]=&quot;timeout&quot;;10000;IF([.C69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692]=&quot;timeout&quot;;10000;IF([.E692]=&quot;memout&quot;;1;0))" office:value-type="float" office:value="1" calcext:value-type="float">
            <text:p>1</text:p>
          </table:table-cell>
          <table:table-cell table:style-name="ce692" table:formula="of:=IF(AND(ISNUMBER([.C692]);ISNUMBER([.E692]));IF([.C692]&gt;[.E692];10000;IF([.C692]&lt;[.E69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0+1.p</text:p>
          </table:table-cell>
          <table:table-cell office:value-type="float" office:value="29" calcext:value-type="float">
            <text:p>29</text:p>
          </table:table-cell>
          <table:table-cell table:formula="of:=IF([.C693]=&quot;timeout&quot;;10000;IF([.C69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93]=&quot;timeout&quot;;10000;IF([.E693]=&quot;memout&quot;;1;0))" office:value-type="float" office:value="0" calcext:value-type="float">
            <text:p>0</text:p>
          </table:table-cell>
          <table:table-cell table:style-name="ce693" table:formula="of:=IF(AND(ISNUMBER([.C693]);ISNUMBER([.E693]));IF([.C693]&gt;[.E693];10000;IF([.C693]&lt;[.E69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041+1.p</text:p>
          </table:table-cell>
          <table:table-cell office:value-type="float" office:value="9" calcext:value-type="float">
            <text:p>9</text:p>
          </table:table-cell>
          <table:table-cell table:formula="of:=IF([.C694]=&quot;timeout&quot;;10000;IF([.C69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94]=&quot;timeout&quot;;10000;IF([.E694]=&quot;memout&quot;;1;0))" office:value-type="float" office:value="0" calcext:value-type="float">
            <text:p>0</text:p>
          </table:table-cell>
          <table:table-cell table:style-name="ce694" table:formula="of:=IF(AND(ISNUMBER([.C694]);ISNUMBER([.E694]));IF([.C694]&gt;[.E694];10000;IF([.C694]&lt;[.E69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044+1.p</text:p>
          </table:table-cell>
          <table:table-cell office:value-type="float" office:value="339" calcext:value-type="float">
            <text:p>339</text:p>
          </table:table-cell>
          <table:table-cell table:formula="of:=IF([.C695]=&quot;timeout&quot;;10000;IF([.C69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95]=&quot;timeout&quot;;10000;IF([.E695]=&quot;memout&quot;;1;0))" office:value-type="float" office:value="0" calcext:value-type="float">
            <text:p>0</text:p>
          </table:table-cell>
          <table:table-cell table:style-name="ce695" table:formula="of:=IF(AND(ISNUMBER([.C695]);ISNUMBER([.E695]));IF([.C695]&gt;[.E695];10000;IF([.C695]&lt;[.E69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045+1.p</text:p>
          </table:table-cell>
          <table:table-cell office:value-type="float" office:value="113" calcext:value-type="float">
            <text:p>113</text:p>
          </table:table-cell>
          <table:table-cell table:formula="of:=IF([.C696]=&quot;timeout&quot;;10000;IF([.C69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96]=&quot;timeout&quot;;10000;IF([.E696]=&quot;memout&quot;;1;0))" office:value-type="float" office:value="0" calcext:value-type="float">
            <text:p>0</text:p>
          </table:table-cell>
          <table:table-cell table:style-name="ce696" table:formula="of:=IF(AND(ISNUMBER([.C696]);ISNUMBER([.E696]));IF([.C696]&gt;[.E696];10000;IF([.C696]&lt;[.E69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046+1.p</text:p>
          </table:table-cell>
          <table:table-cell office:value-type="float" office:value="29" calcext:value-type="float">
            <text:p>29</text:p>
          </table:table-cell>
          <table:table-cell table:formula="of:=IF([.C697]=&quot;timeout&quot;;10000;IF([.C69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97]=&quot;timeout&quot;;10000;IF([.E697]=&quot;memout&quot;;1;0))" office:value-type="float" office:value="0" calcext:value-type="float">
            <text:p>0</text:p>
          </table:table-cell>
          <table:table-cell table:style-name="ce697" table:formula="of:=IF(AND(ISNUMBER([.C697]);ISNUMBER([.E697]));IF([.C697]&gt;[.E697];10000;IF([.C697]&lt;[.E69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047+1.p</text:p>
          </table:table-cell>
          <table:table-cell office:value-type="float" office:value="289" calcext:value-type="float">
            <text:p>289</text:p>
          </table:table-cell>
          <table:table-cell table:formula="of:=IF([.C698]=&quot;timeout&quot;;10000;IF([.C69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98]=&quot;timeout&quot;;10000;IF([.E698]=&quot;memout&quot;;1;0))" office:value-type="float" office:value="0" calcext:value-type="float">
            <text:p>0</text:p>
          </table:table-cell>
          <table:table-cell table:style-name="ce698" table:formula="of:=IF(AND(ISNUMBER([.C698]);ISNUMBER([.E698]));IF([.C698]&gt;[.E698];10000;IF([.C698]&lt;[.E69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387+1.p</text:p>
          </table:table-cell>
          <table:table-cell office:value-type="float" office:value="4" calcext:value-type="float">
            <text:p>4</text:p>
          </table:table-cell>
          <table:table-cell table:formula="of:=IF([.C699]=&quot;timeout&quot;;10000;IF([.C69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99]=&quot;timeout&quot;;10000;IF([.E699]=&quot;memout&quot;;1;0))" office:value-type="float" office:value="0" calcext:value-type="float">
            <text:p>0</text:p>
          </table:table-cell>
          <table:table-cell table:style-name="ce699" table:formula="of:=IF(AND(ISNUMBER([.C699]);ISNUMBER([.E699]));IF([.C699]&gt;[.E699];10000;IF([.C699]&lt;[.E69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388+1.p</text:p>
          </table:table-cell>
          <table:table-cell office:value-type="float" office:value="4" calcext:value-type="float">
            <text:p>4</text:p>
          </table:table-cell>
          <table:table-cell table:formula="of:=IF([.C700]=&quot;timeout&quot;;10000;IF([.C70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00]=&quot;timeout&quot;;10000;IF([.E700]=&quot;memout&quot;;1;0))" office:value-type="float" office:value="0" calcext:value-type="float">
            <text:p>0</text:p>
          </table:table-cell>
          <table:table-cell table:style-name="ce700" table:formula="of:=IF(AND(ISNUMBER([.C700]);ISNUMBER([.E700]));IF([.C700]&gt;[.E700];10000;IF([.C700]&lt;[.E70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389+1.p</text:p>
          </table:table-cell>
          <table:table-cell office:value-type="float" office:value="11" calcext:value-type="float">
            <text:p>11</text:p>
          </table:table-cell>
          <table:table-cell table:formula="of:=IF([.C701]=&quot;timeout&quot;;10000;IF([.C70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01]=&quot;timeout&quot;;10000;IF([.E701]=&quot;memout&quot;;1;0))" office:value-type="float" office:value="0" calcext:value-type="float">
            <text:p>0</text:p>
          </table:table-cell>
          <table:table-cell table:style-name="ce701" table:formula="of:=IF(AND(ISNUMBER([.C701]);ISNUMBER([.E701]));IF([.C701]&gt;[.E701];10000;IF([.C701]&lt;[.E70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390+1.p</text:p>
          </table:table-cell>
          <table:table-cell office:value-type="float" office:value="9" calcext:value-type="float">
            <text:p>9</text:p>
          </table:table-cell>
          <table:table-cell table:formula="of:=IF([.C702]=&quot;timeout&quot;;10000;IF([.C70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02]=&quot;timeout&quot;;10000;IF([.E702]=&quot;memout&quot;;1;0))" office:value-type="float" office:value="0" calcext:value-type="float">
            <text:p>0</text:p>
          </table:table-cell>
          <table:table-cell table:style-name="ce702" table:formula="of:=IF(AND(ISNUMBER([.C702]);ISNUMBER([.E702]));IF([.C702]&gt;[.E702];10000;IF([.C702]&lt;[.E70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391+1.p</text:p>
          </table:table-cell>
          <table:table-cell office:value-type="float" office:value="159" calcext:value-type="float">
            <text:p>159</text:p>
          </table:table-cell>
          <table:table-cell table:formula="of:=IF([.C703]=&quot;timeout&quot;;10000;IF([.C70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03]=&quot;timeout&quot;;10000;IF([.E703]=&quot;memout&quot;;1;0))" office:value-type="float" office:value="0" calcext:value-type="float">
            <text:p>0</text:p>
          </table:table-cell>
          <table:table-cell table:style-name="ce703" table:formula="of:=IF(AND(ISNUMBER([.C703]);ISNUMBER([.E703]));IF([.C703]&gt;[.E703];10000;IF([.C703]&lt;[.E70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392+1.p</text:p>
          </table:table-cell>
          <table:table-cell office:value-type="float" office:value="119" calcext:value-type="float">
            <text:p>119</text:p>
          </table:table-cell>
          <table:table-cell table:formula="of:=IF([.C704]=&quot;timeout&quot;;10000;IF([.C70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04]=&quot;timeout&quot;;10000;IF([.E704]=&quot;memout&quot;;1;0))" office:value-type="float" office:value="0" calcext:value-type="float">
            <text:p>0</text:p>
          </table:table-cell>
          <table:table-cell table:style-name="ce704" table:formula="of:=IF(AND(ISNUMBER([.C704]);ISNUMBER([.E704]));IF([.C704]&gt;[.E704];10000;IF([.C704]&lt;[.E70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393+1.p</text:p>
          </table:table-cell>
          <table:table-cell office:value-type="float" office:value="479" calcext:value-type="float">
            <text:p>479</text:p>
          </table:table-cell>
          <table:table-cell table:formula="of:=IF([.C705]=&quot;timeout&quot;;10000;IF([.C70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05]=&quot;timeout&quot;;10000;IF([.E705]=&quot;memout&quot;;1;0))" office:value-type="float" office:value="0" calcext:value-type="float">
            <text:p>0</text:p>
          </table:table-cell>
          <table:table-cell table:style-name="ce705" table:formula="of:=IF(AND(ISNUMBER([.C705]);ISNUMBER([.E705]));IF([.C705]&gt;[.E705];10000;IF([.C705]&lt;[.E70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416+1.p</text:p>
          </table:table-cell>
          <table:table-cell office:value-type="float" office:value="9" calcext:value-type="float">
            <text:p>9</text:p>
          </table:table-cell>
          <table:table-cell table:formula="of:=IF([.C706]=&quot;timeout&quot;;10000;IF([.C70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06]=&quot;timeout&quot;;10000;IF([.E706]=&quot;memout&quot;;1;0))" office:value-type="float" office:value="0" calcext:value-type="float">
            <text:p>0</text:p>
          </table:table-cell>
          <table:table-cell table:style-name="ce706" table:formula="of:=IF(AND(ISNUMBER([.C706]);ISNUMBER([.E706]));IF([.C706]&gt;[.E706];10000;IF([.C706]&lt;[.E70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915+1.p</text:p>
          </table:table-cell>
          <table:table-cell office:value-type="float" office:value="4" calcext:value-type="float">
            <text:p>4</text:p>
          </table:table-cell>
          <table:table-cell table:formula="of:=IF([.C707]=&quot;timeout&quot;;10000;IF([.C70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07]=&quot;timeout&quot;;10000;IF([.E707]=&quot;memout&quot;;1;0))" office:value-type="float" office:value="0" calcext:value-type="float">
            <text:p>0</text:p>
          </table:table-cell>
          <table:table-cell table:style-name="ce707" table:formula="of:=IF(AND(ISNUMBER([.C707]);ISNUMBER([.E707]));IF([.C707]&gt;[.E707];10000;IF([.C707]&lt;[.E70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916+1.p</text:p>
          </table:table-cell>
          <table:table-cell office:value-type="float" office:value="4" calcext:value-type="float">
            <text:p>4</text:p>
          </table:table-cell>
          <table:table-cell table:formula="of:=IF([.C708]=&quot;timeout&quot;;10000;IF([.C708]=&quot;memout&quot;;1;0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E708]=&quot;timeout&quot;;10000;IF([.E708]=&quot;memout&quot;;1;0))" office:value-type="float" office:value="0" calcext:value-type="float">
            <text:p>0</text:p>
          </table:table-cell>
          <table:table-cell table:style-name="ce708" table:formula="of:=IF(AND(ISNUMBER([.C708]);ISNUMBER([.E708]));IF([.C708]&gt;[.E708];10000;IF([.C708]&lt;[.E70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977+1.p</text:p>
          </table:table-cell>
          <table:table-cell office:value-type="float" office:value="17" calcext:value-type="float">
            <text:p>17</text:p>
          </table:table-cell>
          <table:table-cell table:formula="of:=IF([.C709]=&quot;timeout&quot;;10000;IF([.C70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09]=&quot;timeout&quot;;10000;IF([.E709]=&quot;memout&quot;;1;0))" office:value-type="float" office:value="0" calcext:value-type="float">
            <text:p>0</text:p>
          </table:table-cell>
          <table:table-cell table:style-name="ce709" table:formula="of:=IF(AND(ISNUMBER([.C709]);ISNUMBER([.E709]));IF([.C709]&gt;[.E709];10000;IF([.C709]&lt;[.E70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YN978+1.p</text:p>
          </table:table-cell>
          <table:table-cell office:value-type="float" office:value="21" calcext:value-type="float">
            <text:p>21</text:p>
          </table:table-cell>
          <table:table-cell table:formula="of:=IF([.C710]=&quot;timeout&quot;;10000;IF([.C71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10]=&quot;timeout&quot;;10000;IF([.E710]=&quot;memout&quot;;1;0))" office:value-type="float" office:value="0" calcext:value-type="float">
            <text:p>0</text:p>
          </table:table-cell>
          <table:table-cell table:style-name="ce710" table:formula="of:=IF(AND(ISNUMBER([.C710]);ISNUMBER([.E710]));IF([.C710]&gt;[.E710];10000;IF([.C710]&lt;[.E71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cross0x.p</text:p>
          </table:table-cell>
          <table:table-cell office:value-type="float" office:value="8531" calcext:value-type="float">
            <text:p>8531</text:p>
          </table:table-cell>
          <table:table-cell table:formula="of:=IF([.C711]=&quot;timeout&quot;;10000;IF([.C711]=&quot;memout&quot;;1;0)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[.E711]=&quot;timeout&quot;;10000;IF([.E711]=&quot;memout&quot;;1;0))" office:value-type="float" office:value="0" calcext:value-type="float">
            <text:p>0</text:p>
          </table:table-cell>
          <table:table-cell table:style-name="ce711" table:formula="of:=IF(AND(ISNUMBER([.C711]);ISNUMBER([.E711]));IF([.C711]&gt;[.E711];10000;IF([.C711]&lt;[.E71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cross1x.p</text:p>
          </table:table-cell>
          <table:table-cell office:value-type="string" calcext:value-type="string">
            <text:p>memout</text:p>
          </table:table-cell>
          <table:table-cell table:formula="of:=IF([.C712]=&quot;timeout&quot;;10000;IF([.C71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12]=&quot;timeout&quot;;10000;IF([.E712]=&quot;memout&quot;;1;0))" office:value-type="float" office:value="1" calcext:value-type="float">
            <text:p>1</text:p>
          </table:table-cell>
          <table:table-cell table:style-name="ce712" table:formula="of:=IF(AND(ISNUMBER([.C712]);ISNUMBER([.E712]));IF([.C712]&gt;[.E712];10000;IF([.C712]&lt;[.E71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oss2x.p</text:p>
          </table:table-cell>
          <table:table-cell office:value-type="string" calcext:value-type="string">
            <text:p>memout</text:p>
          </table:table-cell>
          <table:table-cell table:formula="of:=IF([.C713]=&quot;timeout&quot;;10000;IF([.C71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13]=&quot;timeout&quot;;10000;IF([.E713]=&quot;memout&quot;;1;0))" office:value-type="float" office:value="1" calcext:value-type="float">
            <text:p>1</text:p>
          </table:table-cell>
          <table:table-cell table:style-name="ce713" table:formula="of:=IF(AND(ISNUMBER([.C713]);ISNUMBER([.E713]));IF([.C713]&gt;[.E713];10000;IF([.C713]&lt;[.E71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oss3x.p</text:p>
          </table:table-cell>
          <table:table-cell office:value-type="string" calcext:value-type="string">
            <text:p>memout</text:p>
          </table:table-cell>
          <table:table-cell table:formula="of:=IF([.C714]=&quot;timeout&quot;;10000;IF([.C71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14]=&quot;timeout&quot;;10000;IF([.E714]=&quot;memout&quot;;1;0))" office:value-type="float" office:value="1" calcext:value-type="float">
            <text:p>1</text:p>
          </table:table-cell>
          <table:table-cell table:style-name="ce714" table:formula="of:=IF(AND(ISNUMBER([.C714]);ISNUMBER([.E714]));IF([.C714]&gt;[.E714];10000;IF([.C714]&lt;[.E71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bind0x.p</text:p>
          </table:table-cell>
          <table:table-cell office:value-type="float" office:value="79919" calcext:value-type="float">
            <text:p>79919</text:p>
          </table:table-cell>
          <table:table-cell table:formula="of:=IF([.C715]=&quot;timeout&quot;;10000;IF([.C71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15]=&quot;timeout&quot;;10000;IF([.E715]=&quot;memout&quot;;1;0))" office:value-type="float" office:value="0" calcext:value-type="float">
            <text:p>0</text:p>
          </table:table-cell>
          <table:table-cell table:style-name="ce715" table:formula="of:=IF(AND(ISNUMBER([.C715]);ISNUMBER([.E715]));IF([.C715]&gt;[.E715];10000;IF([.C715]&lt;[.E71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jm_bind1x.p</text:p>
          </table:table-cell>
          <table:table-cell office:value-type="string" calcext:value-type="string">
            <text:p>memout</text:p>
          </table:table-cell>
          <table:table-cell table:formula="of:=IF([.C716]=&quot;timeout&quot;;10000;IF([.C71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16]=&quot;timeout&quot;;10000;IF([.E716]=&quot;memout&quot;;1;0))" office:value-type="float" office:value="1" calcext:value-type="float">
            <text:p>1</text:p>
          </table:table-cell>
          <table:table-cell table:style-name="ce716" table:formula="of:=IF(AND(ISNUMBER([.C716]);ISNUMBER([.E716]));IF([.C716]&gt;[.E716];10000;IF([.C716]&lt;[.E71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bind2x.p</text:p>
          </table:table-cell>
          <table:table-cell office:value-type="string" calcext:value-type="string">
            <text:p>memout</text:p>
          </table:table-cell>
          <table:table-cell table:formula="of:=IF([.C717]=&quot;timeout&quot;;10000;IF([.C71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17]=&quot;timeout&quot;;10000;IF([.E717]=&quot;memout&quot;;1;0))" office:value-type="float" office:value="1" calcext:value-type="float">
            <text:p>1</text:p>
          </table:table-cell>
          <table:table-cell table:style-name="ce717" table:formula="of:=IF(AND(ISNUMBER([.C717]);ISNUMBER([.E717]));IF([.C717]&gt;[.E717];10000;IF([.C717]&lt;[.E71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0x.p</text:p>
          </table:table-cell>
          <table:table-cell office:value-type="float" office:value="40607" calcext:value-type="float">
            <text:p>40607</text:p>
          </table:table-cell>
          <table:table-cell table:formula="of:=IF([.C718]=&quot;timeout&quot;;10000;IF([.C718]=&quot;memout&quot;;1;0))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table:formula="of:=IF([.E718]=&quot;timeout&quot;;10000;IF([.E718]=&quot;memout&quot;;1;0))" office:value-type="float" office:value="0" calcext:value-type="float">
            <text:p>0</text:p>
          </table:table-cell>
          <table:table-cell table:style-name="ce718" table:formula="of:=IF(AND(ISNUMBER([.C718]);ISNUMBER([.E718]));IF([.C718]&gt;[.E718];10000;IF([.C718]&lt;[.E71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jm_cross1x.p</text:p>
          </table:table-cell>
          <table:table-cell office:value-type="string" calcext:value-type="string">
            <text:p>memout</text:p>
          </table:table-cell>
          <table:table-cell table:formula="of:=IF([.C719]=&quot;timeout&quot;;10000;IF([.C71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19]=&quot;timeout&quot;;10000;IF([.E719]=&quot;memout&quot;;1;0))" office:value-type="float" office:value="1" calcext:value-type="float">
            <text:p>1</text:p>
          </table:table-cell>
          <table:table-cell table:style-name="ce719" table:formula="of:=IF(AND(ISNUMBER([.C719]);ISNUMBER([.E719]));IF([.C719]&gt;[.E719];10000;IF([.C719]&lt;[.E71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2x.p</text:p>
          </table:table-cell>
          <table:table-cell office:value-type="string" calcext:value-type="string">
            <text:p>memout</text:p>
          </table:table-cell>
          <table:table-cell table:formula="of:=IF([.C720]=&quot;timeout&quot;;10000;IF([.C72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20]=&quot;timeout&quot;;10000;IF([.E720]=&quot;memout&quot;;1;0))" office:value-type="float" office:value="1" calcext:value-type="float">
            <text:p>1</text:p>
          </table:table-cell>
          <table:table-cell table:style-name="ce720" table:formula="of:=IF(AND(ISNUMBER([.C720]);ISNUMBER([.E720]));IF([.C720]&gt;[.E720];10000;IF([.C720]&lt;[.E72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3x.p</text:p>
          </table:table-cell>
          <table:table-cell office:value-type="string" calcext:value-type="string">
            <text:p>memout</text:p>
          </table:table-cell>
          <table:table-cell table:formula="of:=IF([.C721]=&quot;timeout&quot;;10000;IF([.C72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21]=&quot;timeout&quot;;10000;IF([.E721]=&quot;memout&quot;;1;0))" office:value-type="float" office:value="1" calcext:value-type="float">
            <text:p>1</text:p>
          </table:table-cell>
          <table:table-cell table:style-name="ce721" table:formula="of:=IF(AND(ISNUMBER([.C721]);ISNUMBER([.E721]));IF([.C721]&gt;[.E721];10000;IF([.C721]&lt;[.E72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lift0x.p</text:p>
          </table:table-cell>
          <table:table-cell office:value-type="float" office:value="209112191" calcext:value-type="float">
            <text:p>209112191</text:p>
          </table:table-cell>
          <table:table-cell table:formula="of:=IF([.C722]=&quot;timeout&quot;;10000;IF([.C72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22]=&quot;timeout&quot;;10000;IF([.E722]=&quot;memout&quot;;1;0))" office:value-type="float" office:value="0" calcext:value-type="float">
            <text:p>0</text:p>
          </table:table-cell>
          <table:table-cell table:style-name="ce722" table:formula="of:=IF(AND(ISNUMBER([.C722]);ISNUMBER([.E722]));IF([.C722]&gt;[.E722];10000;IF([.C722]&lt;[.E72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jm_lift1x.p</text:p>
          </table:table-cell>
          <table:table-cell office:value-type="string" calcext:value-type="string">
            <text:p>memout</text:p>
          </table:table-cell>
          <table:table-cell table:formula="of:=IF([.C723]=&quot;timeout&quot;;10000;IF([.C72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23]=&quot;timeout&quot;;10000;IF([.E723]=&quot;memout&quot;;1;0))" office:value-type="float" office:value="1" calcext:value-type="float">
            <text:p>1</text:p>
          </table:table-cell>
          <table:table-cell table:style-name="ce723" table:formula="of:=IF(AND(ISNUMBER([.C723]);ISNUMBER([.E723]));IF([.C723]&gt;[.E723];10000;IF([.C723]&lt;[.E72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lift2x.p</text:p>
          </table:table-cell>
          <table:table-cell office:value-type="string" calcext:value-type="string">
            <text:p>memout</text:p>
          </table:table-cell>
          <table:table-cell table:formula="of:=IF([.C724]=&quot;timeout&quot;;10000;IF([.C72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24]=&quot;timeout&quot;;10000;IF([.E724]=&quot;memout&quot;;1;0))" office:value-type="float" office:value="1" calcext:value-type="float">
            <text:p>1</text:p>
          </table:table-cell>
          <table:table-cell table:style-name="ce724" table:formula="of:=IF(AND(ISNUMBER([.C724]);ISNUMBER([.E724]));IF([.C724]&gt;[.E724];10000;IF([.C724]&lt;[.E72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oin0x.p</text:p>
          </table:table-cell>
          <table:table-cell office:value-type="float" office:value="64" calcext:value-type="float">
            <text:p>64</text:p>
          </table:table-cell>
          <table:table-cell table:formula="of:=IF([.C725]=&quot;timeout&quot;;10000;IF([.C725]=&quot;memout&quot;;1;0)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E725]=&quot;timeout&quot;;10000;IF([.E725]=&quot;memout&quot;;1;0))" office:value-type="float" office:value="0" calcext:value-type="float">
            <text:p>0</text:p>
          </table:table-cell>
          <table:table-cell table:style-name="ce725" table:formula="of:=IF(AND(ISNUMBER([.C725]);ISNUMBER([.E725]));IF([.C725]&gt;[.E725];10000;IF([.C725]&lt;[.E72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join1x.p</text:p>
          </table:table-cell>
          <table:table-cell office:value-type="float" office:value="7559" calcext:value-type="float">
            <text:p>7559</text:p>
          </table:table-cell>
          <table:table-cell table:formula="of:=IF([.C726]=&quot;timeout&quot;;10000;IF([.C72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26]=&quot;timeout&quot;;10000;IF([.E726]=&quot;memout&quot;;1;0))" office:value-type="float" office:value="0" calcext:value-type="float">
            <text:p>0</text:p>
          </table:table-cell>
          <table:table-cell table:style-name="ce726" table:formula="of:=IF(AND(ISNUMBER([.C726]);ISNUMBER([.E726]));IF([.C726]&gt;[.E726];10000;IF([.C726]&lt;[.E72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join2x.p</text:p>
          </table:table-cell>
          <table:table-cell office:value-type="string" calcext:value-type="string">
            <text:p>memout</text:p>
          </table:table-cell>
          <table:table-cell table:formula="of:=IF([.C727]=&quot;timeout&quot;;10000;IF([.C72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27]=&quot;timeout&quot;;10000;IF([.E727]=&quot;memout&quot;;1;0))" office:value-type="float" office:value="1" calcext:value-type="float">
            <text:p>1</text:p>
          </table:table-cell>
          <table:table-cell table:style-name="ce727" table:formula="of:=IF(AND(ISNUMBER([.C727]);ISNUMBER([.E727]));IF([.C727]&gt;[.E727];10000;IF([.C727]&lt;[.E72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ft0x.p</text:p>
          </table:table-cell>
          <table:table-cell office:value-type="float" office:value="22596083" calcext:value-type="float">
            <text:p>22596083</text:p>
          </table:table-cell>
          <table:table-cell table:formula="of:=IF([.C728]=&quot;timeout&quot;;10000;IF([.C72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28]=&quot;timeout&quot;;10000;IF([.E728]=&quot;memout&quot;;1;0))" office:value-type="float" office:value="0" calcext:value-type="float">
            <text:p>0</text:p>
          </table:table-cell>
          <table:table-cell table:style-name="ce728" table:formula="of:=IF(AND(ISNUMBER([.C728]);ISNUMBER([.E728]));IF([.C728]&gt;[.E728];10000;IF([.C728]&lt;[.E72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lift1x.p</text:p>
          </table:table-cell>
          <table:table-cell office:value-type="string" calcext:value-type="string">
            <text:p>memout</text:p>
          </table:table-cell>
          <table:table-cell table:formula="of:=IF([.C729]=&quot;timeout&quot;;10000;IF([.C72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29]=&quot;timeout&quot;;10000;IF([.E729]=&quot;memout&quot;;1;0))" office:value-type="float" office:value="1" calcext:value-type="float">
            <text:p>1</text:p>
          </table:table-cell>
          <table:table-cell table:style-name="ce729" table:formula="of:=IF(AND(ISNUMBER([.C729]);ISNUMBER([.E729]));IF([.C729]&gt;[.E729];10000;IF([.C729]&lt;[.E72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ft2x.p</text:p>
          </table:table-cell>
          <table:table-cell office:value-type="string" calcext:value-type="string">
            <text:p>memout</text:p>
          </table:table-cell>
          <table:table-cell table:formula="of:=IF([.C730]=&quot;timeout&quot;;10000;IF([.C73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30]=&quot;timeout&quot;;10000;IF([.E730]=&quot;memout&quot;;1;0))" office:value-type="float" office:value="1" calcext:value-type="float">
            <text:p>1</text:p>
          </table:table-cell>
          <table:table-cell table:style-name="ce730" table:formula="of:=IF(AND(ISNUMBER([.C730]);ISNUMBER([.E730]));IF([.C730]&gt;[.E730];10000;IF([.C730]&lt;[.E73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0x.p</text:p>
          </table:table-cell>
          <table:table-cell office:value-type="float" office:value="16739" calcext:value-type="float">
            <text:p>16739</text:p>
          </table:table-cell>
          <table:table-cell table:formula="of:=IF([.C731]=&quot;timeout&quot;;10000;IF([.C73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31]=&quot;timeout&quot;;10000;IF([.E731]=&quot;memout&quot;;1;0))" office:value-type="float" office:value="0" calcext:value-type="float">
            <text:p>0</text:p>
          </table:table-cell>
          <table:table-cell table:style-name="ce731" table:formula="of:=IF(AND(ISNUMBER([.C731]);ISNUMBER([.E731]));IF([.C731]&gt;[.E731];10000;IF([.C731]&lt;[.E73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p1x.p</text:p>
          </table:table-cell>
          <table:table-cell office:value-type="string" calcext:value-type="string">
            <text:p>memout</text:p>
          </table:table-cell>
          <table:table-cell table:formula="of:=IF([.C732]=&quot;timeout&quot;;10000;IF([.C73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32]=&quot;timeout&quot;;10000;IF([.E732]=&quot;memout&quot;;1;0))" office:value-type="float" office:value="1" calcext:value-type="float">
            <text:p>1</text:p>
          </table:table-cell>
          <table:table-cell table:style-name="ce732" table:formula="of:=IF(AND(ISNUMBER([.C732]);ISNUMBER([.E732]));IF([.C732]&gt;[.E732];10000;IF([.C732]&lt;[.E73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2x.p</text:p>
          </table:table-cell>
          <table:table-cell office:value-type="string" calcext:value-type="string">
            <text:p>memout</text:p>
          </table:table-cell>
          <table:table-cell table:formula="of:=IF([.C733]=&quot;timeout&quot;;10000;IF([.C73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33]=&quot;timeout&quot;;10000;IF([.E733]=&quot;memout&quot;;1;0))" office:value-type="float" office:value="1" calcext:value-type="float">
            <text:p>1</text:p>
          </table:table-cell>
          <table:table-cell table:style-name="ce733" table:formula="of:=IF(AND(ISNUMBER([.C733]);ISNUMBER([.E733]));IF([.C733]&gt;[.E733];10000;IF([.C733]&lt;[.E73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0x.p</text:p>
          </table:table-cell>
          <table:table-cell office:value-type="float" office:value="340415" calcext:value-type="float">
            <text:p>340415</text:p>
          </table:table-cell>
          <table:table-cell table:formula="of:=IF([.C734]=&quot;timeout&quot;;10000;IF([.C734]=&quot;memout&quot;;1;0))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table:formula="of:=IF([.E734]=&quot;timeout&quot;;10000;IF([.E734]=&quot;memout&quot;;1;0))" office:value-type="float" office:value="0" calcext:value-type="float">
            <text:p>0</text:p>
          </table:table-cell>
          <table:table-cell table:style-name="ce734" table:formula="of:=IF(AND(ISNUMBER([.C734]);ISNUMBER([.E734]));IF([.C734]&gt;[.E734];10000;IF([.C734]&lt;[.E73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pf1x.p</text:p>
          </table:table-cell>
          <table:table-cell office:value-type="string" calcext:value-type="string">
            <text:p>memout</text:p>
          </table:table-cell>
          <table:table-cell table:formula="of:=IF([.C735]=&quot;timeout&quot;;10000;IF([.C73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35]=&quot;timeout&quot;;10000;IF([.E735]=&quot;memout&quot;;1;0))" office:value-type="float" office:value="1" calcext:value-type="float">
            <text:p>1</text:p>
          </table:table-cell>
          <table:table-cell table:style-name="ce735" table:formula="of:=IF(AND(ISNUMBER([.C735]);ISNUMBER([.E735]));IF([.C735]&gt;[.E735];10000;IF([.C735]&lt;[.E73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2x.p</text:p>
          </table:table-cell>
          <table:table-cell office:value-type="string" calcext:value-type="string">
            <text:p>memout</text:p>
          </table:table-cell>
          <table:table-cell table:formula="of:=IF([.C736]=&quot;timeout&quot;;10000;IF([.C73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36]=&quot;timeout&quot;;10000;IF([.E736]=&quot;memout&quot;;1;0))" office:value-type="float" office:value="1" calcext:value-type="float">
            <text:p>1</text:p>
          </table:table-cell>
          <table:table-cell table:style-name="ce736" table:formula="of:=IF(AND(ISNUMBER([.C736]);ISNUMBER([.E736]));IF([.C736]&gt;[.E736];10000;IF([.C736]&lt;[.E73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3x.p</text:p>
          </table:table-cell>
          <table:table-cell office:value-type="string" calcext:value-type="string">
            <text:p>memout</text:p>
          </table:table-cell>
          <table:table-cell table:formula="of:=IF([.C737]=&quot;timeout&quot;;10000;IF([.C73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37]=&quot;timeout&quot;;10000;IF([.E737]=&quot;memout&quot;;1;0))" office:value-type="float" office:value="1" calcext:value-type="float">
            <text:p>1</text:p>
          </table:table-cell>
          <table:table-cell table:style-name="ce737" table:formula="of:=IF(AND(ISNUMBER([.C737]);ISNUMBER([.E737]));IF([.C737]&gt;[.E737];10000;IF([.C737]&lt;[.E73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.p</text:p>
          </table:table-cell>
          <table:table-cell office:value-type="float" office:value="27" calcext:value-type="float">
            <text:p>27</text:p>
          </table:table-cell>
          <table:table-cell table:formula="of:=IF([.C738]=&quot;timeout&quot;;10000;IF([.C73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38]=&quot;timeout&quot;;10000;IF([.E738]=&quot;memout&quot;;1;0))" office:value-type="float" office:value="0" calcext:value-type="float">
            <text:p>0</text:p>
          </table:table-cell>
          <table:table-cell table:style-name="ce738" table:formula="of:=IF(AND(ISNUMBER([.C738]);ISNUMBER([.E738]));IF([.C738]&gt;[.E738];10000;IF([.C738]&lt;[.E73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10.p</text:p>
          </table:table-cell>
          <table:table-cell office:value-type="float" office:value="143359" calcext:value-type="float">
            <text:p>143359</text:p>
          </table:table-cell>
          <table:table-cell table:formula="of:=IF([.C739]=&quot;timeout&quot;;10000;IF([.C73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39]=&quot;timeout&quot;;10000;IF([.E739]=&quot;memout&quot;;1;0))" office:value-type="float" office:value="0" calcext:value-type="float">
            <text:p>0</text:p>
          </table:table-cell>
          <table:table-cell table:style-name="ce739" table:formula="of:=IF(AND(ISNUMBER([.C739]);ISNUMBER([.E739]));IF([.C739]&gt;[.E739];10000;IF([.C739]&lt;[.E73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100.p</text:p>
          </table:table-cell>
          <table:table-cell office:value-type="string" calcext:value-type="string">
            <text:p>memout</text:p>
          </table:table-cell>
          <table:table-cell table:formula="of:=IF([.C740]=&quot;timeout&quot;;10000;IF([.C74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40]=&quot;timeout&quot;;10000;IF([.E740]=&quot;memout&quot;;1;0))" office:value-type="float" office:value="1" calcext:value-type="float">
            <text:p>1</text:p>
          </table:table-cell>
          <table:table-cell table:style-name="ce740" table:formula="of:=IF(AND(ISNUMBER([.C740]);ISNUMBER([.E740]));IF([.C740]&gt;[.E740];10000;IF([.C740]&lt;[.E74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1.p</text:p>
          </table:table-cell>
          <table:table-cell office:value-type="float" office:value="315391" calcext:value-type="float">
            <text:p>315391</text:p>
          </table:table-cell>
          <table:table-cell table:formula="of:=IF([.C741]=&quot;timeout&quot;;10000;IF([.C74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41]=&quot;timeout&quot;;10000;IF([.E741]=&quot;memout&quot;;1;0))" office:value-type="float" office:value="0" calcext:value-type="float">
            <text:p>0</text:p>
          </table:table-cell>
          <table:table-cell table:style-name="ce741" table:formula="of:=IF(AND(ISNUMBER([.C741]);ISNUMBER([.E741]));IF([.C741]&gt;[.E741];10000;IF([.C741]&lt;[.E74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12.p</text:p>
          </table:table-cell>
          <table:table-cell office:value-type="float" office:value="688127" calcext:value-type="float">
            <text:p>688127</text:p>
          </table:table-cell>
          <table:table-cell table:formula="of:=IF([.C742]=&quot;timeout&quot;;10000;IF([.C74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42]=&quot;timeout&quot;;10000;IF([.E742]=&quot;memout&quot;;1;0))" office:value-type="float" office:value="0" calcext:value-type="float">
            <text:p>0</text:p>
          </table:table-cell>
          <table:table-cell table:style-name="ce742" table:formula="of:=IF(AND(ISNUMBER([.C742]);ISNUMBER([.E742]));IF([.C742]&gt;[.E742];10000;IF([.C742]&lt;[.E74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13.p</text:p>
          </table:table-cell>
          <table:table-cell office:value-type="float" office:value="1490943" calcext:value-type="float">
            <text:p>1490943</text:p>
          </table:table-cell>
          <table:table-cell table:formula="of:=IF([.C743]=&quot;timeout&quot;;10000;IF([.C74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43]=&quot;timeout&quot;;10000;IF([.E743]=&quot;memout&quot;;1;0))" office:value-type="float" office:value="0" calcext:value-type="float">
            <text:p>0</text:p>
          </table:table-cell>
          <table:table-cell table:style-name="ce743" table:formula="of:=IF(AND(ISNUMBER([.C743]);ISNUMBER([.E743]));IF([.C743]&gt;[.E743];10000;IF([.C743]&lt;[.E74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14.p</text:p>
          </table:table-cell>
          <table:table-cell office:value-type="float" office:value="3211263" calcext:value-type="float">
            <text:p>3211263</text:p>
          </table:table-cell>
          <table:table-cell table:formula="of:=IF([.C744]=&quot;timeout&quot;;10000;IF([.C74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44]=&quot;timeout&quot;;10000;IF([.E744]=&quot;memout&quot;;1;0))" office:value-type="float" office:value="0" calcext:value-type="float">
            <text:p>0</text:p>
          </table:table-cell>
          <table:table-cell table:style-name="ce744" table:formula="of:=IF(AND(ISNUMBER([.C744]);ISNUMBER([.E744]));IF([.C744]&gt;[.E744];10000;IF([.C744]&lt;[.E74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15.p</text:p>
          </table:table-cell>
          <table:table-cell office:value-type="float" office:value="6881279" calcext:value-type="float">
            <text:p>6881279</text:p>
          </table:table-cell>
          <table:table-cell table:formula="of:=IF([.C745]=&quot;timeout&quot;;10000;IF([.C74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45]=&quot;timeout&quot;;10000;IF([.E745]=&quot;memout&quot;;1;0))" office:value-type="float" office:value="0" calcext:value-type="float">
            <text:p>0</text:p>
          </table:table-cell>
          <table:table-cell table:style-name="ce745" table:formula="of:=IF(AND(ISNUMBER([.C745]);ISNUMBER([.E745]));IF([.C745]&gt;[.E745];10000;IF([.C745]&lt;[.E74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16.p</text:p>
          </table:table-cell>
          <table:table-cell office:value-type="float" office:value="14680063" calcext:value-type="float">
            <text:p>14680063</text:p>
          </table:table-cell>
          <table:table-cell table:formula="of:=IF([.C746]=&quot;timeout&quot;;10000;IF([.C74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46]=&quot;timeout&quot;;10000;IF([.E746]=&quot;memout&quot;;1;0))" office:value-type="float" office:value="0" calcext:value-type="float">
            <text:p>0</text:p>
          </table:table-cell>
          <table:table-cell table:style-name="ce746" table:formula="of:=IF(AND(ISNUMBER([.C746]);ISNUMBER([.E746]));IF([.C746]&gt;[.E746];10000;IF([.C746]&lt;[.E74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17.p</text:p>
          </table:table-cell>
          <table:table-cell office:value-type="float" office:value="31195135" calcext:value-type="float">
            <text:p>31195135</text:p>
          </table:table-cell>
          <table:table-cell table:formula="of:=IF([.C747]=&quot;timeout&quot;;10000;IF([.C74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47]=&quot;timeout&quot;;10000;IF([.E747]=&quot;memout&quot;;1;0))" office:value-type="float" office:value="0" calcext:value-type="float">
            <text:p>0</text:p>
          </table:table-cell>
          <table:table-cell table:style-name="ce747" table:formula="of:=IF(AND(ISNUMBER([.C747]);ISNUMBER([.E747]));IF([.C747]&gt;[.E747];10000;IF([.C747]&lt;[.E74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18.p</text:p>
          </table:table-cell>
          <table:table-cell office:value-type="float" office:value="66060287" calcext:value-type="float">
            <text:p>66060287</text:p>
          </table:table-cell>
          <table:table-cell table:formula="of:=IF([.C748]=&quot;timeout&quot;;10000;IF([.C74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48]=&quot;timeout&quot;;10000;IF([.E748]=&quot;memout&quot;;1;0))" office:value-type="float" office:value="0" calcext:value-type="float">
            <text:p>0</text:p>
          </table:table-cell>
          <table:table-cell table:style-name="ce748" table:formula="of:=IF(AND(ISNUMBER([.C748]);ISNUMBER([.E748]));IF([.C748]&gt;[.E748];10000;IF([.C748]&lt;[.E74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19.p</text:p>
          </table:table-cell>
          <table:table-cell office:value-type="float" office:value="139460607" calcext:value-type="float">
            <text:p>139460607</text:p>
          </table:table-cell>
          <table:table-cell table:formula="of:=IF([.C749]=&quot;timeout&quot;;10000;IF([.C74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49]=&quot;timeout&quot;;10000;IF([.E749]=&quot;memout&quot;;1;0))" office:value-type="float" office:value="0" calcext:value-type="float">
            <text:p>0</text:p>
          </table:table-cell>
          <table:table-cell table:style-name="ce749" table:formula="of:=IF(AND(ISNUMBER([.C749]);ISNUMBER([.E749]));IF([.C749]&gt;[.E749];10000;IF([.C749]&lt;[.E74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2.p</text:p>
          </table:table-cell>
          <table:table-cell office:value-type="float" office:value="111" calcext:value-type="float">
            <text:p>111</text:p>
          </table:table-cell>
          <table:table-cell table:formula="of:=IF([.C750]=&quot;timeout&quot;;10000;IF([.C75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50]=&quot;timeout&quot;;10000;IF([.E750]=&quot;memout&quot;;1;0))" office:value-type="float" office:value="0" calcext:value-type="float">
            <text:p>0</text:p>
          </table:table-cell>
          <table:table-cell table:style-name="ce750" table:formula="of:=IF(AND(ISNUMBER([.C750]);ISNUMBER([.E750]));IF([.C750]&gt;[.E750];10000;IF([.C750]&lt;[.E75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20.p</text:p>
          </table:table-cell>
          <table:table-cell office:value-type="float" office:value="293601279" calcext:value-type="float">
            <text:p>293601279</text:p>
          </table:table-cell>
          <table:table-cell table:formula="of:=IF([.C751]=&quot;timeout&quot;;10000;IF([.C75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51]=&quot;timeout&quot;;10000;IF([.E751]=&quot;memout&quot;;1;0))" office:value-type="float" office:value="0" calcext:value-type="float">
            <text:p>0</text:p>
          </table:table-cell>
          <table:table-cell table:style-name="ce751" table:formula="of:=IF(AND(ISNUMBER([.C751]);ISNUMBER([.E751]));IF([.C751]&gt;[.E751];10000;IF([.C751]&lt;[.E75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21.p</text:p>
          </table:table-cell>
          <table:table-cell office:value-type="string" calcext:value-type="string">
            <text:p>memout</text:p>
          </table:table-cell>
          <table:table-cell table:formula="of:=IF([.C752]=&quot;timeout&quot;;10000;IF([.C752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752]=&quot;timeout&quot;;10000;IF([.E752]=&quot;memout&quot;;1;0))" office:value-type="float" office:value="0" calcext:value-type="float">
            <text:p>0</text:p>
          </table:table-cell>
          <table:table-cell table:style-name="ce752" table:formula="of:=IF(AND(ISNUMBER([.C752]);ISNUMBER([.E752]));IF([.C752]&gt;[.E752];10000;IF([.C752]&lt;[.E75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2.p</text:p>
          </table:table-cell>
          <table:table-cell office:value-type="string" calcext:value-type="string">
            <text:p>memout</text:p>
          </table:table-cell>
          <table:table-cell table:formula="of:=IF([.C753]=&quot;timeout&quot;;10000;IF([.C753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753]=&quot;timeout&quot;;10000;IF([.E753]=&quot;memout&quot;;1;0))" office:value-type="float" office:value="0" calcext:value-type="float">
            <text:p>0</text:p>
          </table:table-cell>
          <table:table-cell table:style-name="ce753" table:formula="of:=IF(AND(ISNUMBER([.C753]);ISNUMBER([.E753]));IF([.C753]&gt;[.E753];10000;IF([.C753]&lt;[.E75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3.p</text:p>
          </table:table-cell>
          <table:table-cell office:value-type="string" calcext:value-type="string">
            <text:p>memout</text:p>
          </table:table-cell>
          <table:table-cell table:formula="of:=IF([.C754]=&quot;timeout&quot;;10000;IF([.C75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54]=&quot;timeout&quot;;10000;IF([.E754]=&quot;memout&quot;;1;0))" office:value-type="float" office:value="1" calcext:value-type="float">
            <text:p>1</text:p>
          </table:table-cell>
          <table:table-cell table:style-name="ce754" table:formula="of:=IF(AND(ISNUMBER([.C754]);ISNUMBER([.E754]));IF([.C754]&gt;[.E754];10000;IF([.C754]&lt;[.E75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4.p</text:p>
          </table:table-cell>
          <table:table-cell office:value-type="string" calcext:value-type="string">
            <text:p>memout</text:p>
          </table:table-cell>
          <table:table-cell table:formula="of:=IF([.C755]=&quot;timeout&quot;;10000;IF([.C75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55]=&quot;timeout&quot;;10000;IF([.E755]=&quot;memout&quot;;1;0))" office:value-type="float" office:value="1" calcext:value-type="float">
            <text:p>1</text:p>
          </table:table-cell>
          <table:table-cell table:style-name="ce755" table:formula="of:=IF(AND(ISNUMBER([.C755]);ISNUMBER([.E755]));IF([.C755]&gt;[.E755];10000;IF([.C755]&lt;[.E75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5.p</text:p>
          </table:table-cell>
          <table:table-cell office:value-type="string" calcext:value-type="string">
            <text:p>memout</text:p>
          </table:table-cell>
          <table:table-cell table:formula="of:=IF([.C756]=&quot;timeout&quot;;10000;IF([.C75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56]=&quot;timeout&quot;;10000;IF([.E756]=&quot;memout&quot;;1;0))" office:value-type="float" office:value="1" calcext:value-type="float">
            <text:p>1</text:p>
          </table:table-cell>
          <table:table-cell table:style-name="ce756" table:formula="of:=IF(AND(ISNUMBER([.C756]);ISNUMBER([.E756]));IF([.C756]&gt;[.E756];10000;IF([.C756]&lt;[.E75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6.p</text:p>
          </table:table-cell>
          <table:table-cell office:value-type="string" calcext:value-type="string">
            <text:p>memout</text:p>
          </table:table-cell>
          <table:table-cell table:formula="of:=IF([.C757]=&quot;timeout&quot;;10000;IF([.C75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57]=&quot;timeout&quot;;10000;IF([.E757]=&quot;memout&quot;;1;0))" office:value-type="float" office:value="1" calcext:value-type="float">
            <text:p>1</text:p>
          </table:table-cell>
          <table:table-cell table:style-name="ce757" table:formula="of:=IF(AND(ISNUMBER([.C757]);ISNUMBER([.E757]));IF([.C757]&gt;[.E757];10000;IF([.C757]&lt;[.E75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7.p</text:p>
          </table:table-cell>
          <table:table-cell office:value-type="string" calcext:value-type="string">
            <text:p>memout</text:p>
          </table:table-cell>
          <table:table-cell table:formula="of:=IF([.C758]=&quot;timeout&quot;;10000;IF([.C75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58]=&quot;timeout&quot;;10000;IF([.E758]=&quot;memout&quot;;1;0))" office:value-type="float" office:value="1" calcext:value-type="float">
            <text:p>1</text:p>
          </table:table-cell>
          <table:table-cell table:style-name="ce758" table:formula="of:=IF(AND(ISNUMBER([.C758]);ISNUMBER([.E758]));IF([.C758]&gt;[.E758];10000;IF([.C758]&lt;[.E75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8.p</text:p>
          </table:table-cell>
          <table:table-cell office:value-type="string" calcext:value-type="string">
            <text:p>memout</text:p>
          </table:table-cell>
          <table:table-cell table:formula="of:=IF([.C759]=&quot;timeout&quot;;10000;IF([.C75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59]=&quot;timeout&quot;;10000;IF([.E759]=&quot;memout&quot;;1;0))" office:value-type="float" office:value="1" calcext:value-type="float">
            <text:p>1</text:p>
          </table:table-cell>
          <table:table-cell table:style-name="ce759" table:formula="of:=IF(AND(ISNUMBER([.C759]);ISNUMBER([.E759]));IF([.C759]&gt;[.E759];10000;IF([.C759]&lt;[.E75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9.p</text:p>
          </table:table-cell>
          <table:table-cell office:value-type="string" calcext:value-type="string">
            <text:p>memout</text:p>
          </table:table-cell>
          <table:table-cell table:formula="of:=IF([.C760]=&quot;timeout&quot;;10000;IF([.C76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60]=&quot;timeout&quot;;10000;IF([.E760]=&quot;memout&quot;;1;0))" office:value-type="float" office:value="1" calcext:value-type="float">
            <text:p>1</text:p>
          </table:table-cell>
          <table:table-cell table:style-name="ce760" table:formula="of:=IF(AND(ISNUMBER([.C760]);ISNUMBER([.E760]));IF([.C760]&gt;[.E760];10000;IF([.C760]&lt;[.E76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.p</text:p>
          </table:table-cell>
          <table:table-cell office:value-type="float" office:value="335" calcext:value-type="float">
            <text:p>335</text:p>
          </table:table-cell>
          <table:table-cell table:formula="of:=IF([.C761]=&quot;timeout&quot;;10000;IF([.C76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61]=&quot;timeout&quot;;10000;IF([.E761]=&quot;memout&quot;;1;0))" office:value-type="float" office:value="0" calcext:value-type="float">
            <text:p>0</text:p>
          </table:table-cell>
          <table:table-cell table:style-name="ce761" table:formula="of:=IF(AND(ISNUMBER([.C761]);ISNUMBER([.E761]));IF([.C761]&gt;[.E761];10000;IF([.C761]&lt;[.E76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30.p</text:p>
          </table:table-cell>
          <table:table-cell office:value-type="string" calcext:value-type="string">
            <text:p>memout</text:p>
          </table:table-cell>
          <table:table-cell table:formula="of:=IF([.C762]=&quot;timeout&quot;;10000;IF([.C76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62]=&quot;timeout&quot;;10000;IF([.E762]=&quot;memout&quot;;1;0))" office:value-type="float" office:value="1" calcext:value-type="float">
            <text:p>1</text:p>
          </table:table-cell>
          <table:table-cell table:style-name="ce762" table:formula="of:=IF(AND(ISNUMBER([.C762]);ISNUMBER([.E762]));IF([.C762]&gt;[.E762];10000;IF([.C762]&lt;[.E76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1.p</text:p>
          </table:table-cell>
          <table:table-cell office:value-type="string" calcext:value-type="string">
            <text:p>memout</text:p>
          </table:table-cell>
          <table:table-cell table:formula="of:=IF([.C763]=&quot;timeout&quot;;10000;IF([.C76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63]=&quot;timeout&quot;;10000;IF([.E763]=&quot;memout&quot;;1;0))" office:value-type="float" office:value="1" calcext:value-type="float">
            <text:p>1</text:p>
          </table:table-cell>
          <table:table-cell table:style-name="ce763" table:formula="of:=IF(AND(ISNUMBER([.C763]);ISNUMBER([.E763]));IF([.C763]&gt;[.E763];10000;IF([.C763]&lt;[.E76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2.p</text:p>
          </table:table-cell>
          <table:table-cell office:value-type="string" calcext:value-type="string">
            <text:p>memout</text:p>
          </table:table-cell>
          <table:table-cell table:formula="of:=IF([.C764]=&quot;timeout&quot;;10000;IF([.C76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64]=&quot;timeout&quot;;10000;IF([.E764]=&quot;memout&quot;;1;0))" office:value-type="float" office:value="1" calcext:value-type="float">
            <text:p>1</text:p>
          </table:table-cell>
          <table:table-cell table:style-name="ce764" table:formula="of:=IF(AND(ISNUMBER([.C764]);ISNUMBER([.E764]));IF([.C764]&gt;[.E764];10000;IF([.C764]&lt;[.E76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3.p</text:p>
          </table:table-cell>
          <table:table-cell office:value-type="string" calcext:value-type="string">
            <text:p>memout</text:p>
          </table:table-cell>
          <table:table-cell table:formula="of:=IF([.C765]=&quot;timeout&quot;;10000;IF([.C76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65]=&quot;timeout&quot;;10000;IF([.E765]=&quot;memout&quot;;1;0))" office:value-type="float" office:value="1" calcext:value-type="float">
            <text:p>1</text:p>
          </table:table-cell>
          <table:table-cell table:style-name="ce765" table:formula="of:=IF(AND(ISNUMBER([.C765]);ISNUMBER([.E765]));IF([.C765]&gt;[.E765];10000;IF([.C765]&lt;[.E76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4.p</text:p>
          </table:table-cell>
          <table:table-cell office:value-type="string" calcext:value-type="string">
            <text:p>memout</text:p>
          </table:table-cell>
          <table:table-cell table:formula="of:=IF([.C766]=&quot;timeout&quot;;10000;IF([.C76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66]=&quot;timeout&quot;;10000;IF([.E766]=&quot;memout&quot;;1;0))" office:value-type="float" office:value="1" calcext:value-type="float">
            <text:p>1</text:p>
          </table:table-cell>
          <table:table-cell table:style-name="ce766" table:formula="of:=IF(AND(ISNUMBER([.C766]);ISNUMBER([.E766]));IF([.C766]&gt;[.E766];10000;IF([.C766]&lt;[.E76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5.p</text:p>
          </table:table-cell>
          <table:table-cell office:value-type="string" calcext:value-type="string">
            <text:p>memout</text:p>
          </table:table-cell>
          <table:table-cell table:formula="of:=IF([.C767]=&quot;timeout&quot;;10000;IF([.C76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67]=&quot;timeout&quot;;10000;IF([.E767]=&quot;memout&quot;;1;0))" office:value-type="float" office:value="1" calcext:value-type="float">
            <text:p>1</text:p>
          </table:table-cell>
          <table:table-cell table:style-name="ce767" table:formula="of:=IF(AND(ISNUMBER([.C767]);ISNUMBER([.E767]));IF([.C767]&gt;[.E767];10000;IF([.C767]&lt;[.E76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6.p</text:p>
          </table:table-cell>
          <table:table-cell office:value-type="string" calcext:value-type="string">
            <text:p>memout</text:p>
          </table:table-cell>
          <table:table-cell table:formula="of:=IF([.C768]=&quot;timeout&quot;;10000;IF([.C76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68]=&quot;timeout&quot;;10000;IF([.E768]=&quot;memout&quot;;1;0))" office:value-type="float" office:value="1" calcext:value-type="float">
            <text:p>1</text:p>
          </table:table-cell>
          <table:table-cell table:style-name="ce768" table:formula="of:=IF(AND(ISNUMBER([.C768]);ISNUMBER([.E768]));IF([.C768]&gt;[.E768];10000;IF([.C768]&lt;[.E76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7.p</text:p>
          </table:table-cell>
          <table:table-cell office:value-type="string" calcext:value-type="string">
            <text:p>memout</text:p>
          </table:table-cell>
          <table:table-cell table:formula="of:=IF([.C769]=&quot;timeout&quot;;10000;IF([.C76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69]=&quot;timeout&quot;;10000;IF([.E769]=&quot;memout&quot;;1;0))" office:value-type="float" office:value="1" calcext:value-type="float">
            <text:p>1</text:p>
          </table:table-cell>
          <table:table-cell table:style-name="ce769" table:formula="of:=IF(AND(ISNUMBER([.C769]);ISNUMBER([.E769]));IF([.C769]&gt;[.E769];10000;IF([.C769]&lt;[.E76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8.p</text:p>
          </table:table-cell>
          <table:table-cell office:value-type="string" calcext:value-type="string">
            <text:p>memout</text:p>
          </table:table-cell>
          <table:table-cell table:formula="of:=IF([.C770]=&quot;timeout&quot;;10000;IF([.C77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70]=&quot;timeout&quot;;10000;IF([.E770]=&quot;memout&quot;;1;0))" office:value-type="float" office:value="1" calcext:value-type="float">
            <text:p>1</text:p>
          </table:table-cell>
          <table:table-cell table:style-name="ce770" table:formula="of:=IF(AND(ISNUMBER([.C770]);ISNUMBER([.E770]));IF([.C770]&gt;[.E770];10000;IF([.C770]&lt;[.E77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9.p</text:p>
          </table:table-cell>
          <table:table-cell office:value-type="string" calcext:value-type="string">
            <text:p>memout</text:p>
          </table:table-cell>
          <table:table-cell table:formula="of:=IF([.C771]=&quot;timeout&quot;;10000;IF([.C77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71]=&quot;timeout&quot;;10000;IF([.E771]=&quot;memout&quot;;1;0))" office:value-type="float" office:value="1" calcext:value-type="float">
            <text:p>1</text:p>
          </table:table-cell>
          <table:table-cell table:style-name="ce771" table:formula="of:=IF(AND(ISNUMBER([.C771]);ISNUMBER([.E771]));IF([.C771]&gt;[.E771];10000;IF([.C771]&lt;[.E77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.p</text:p>
          </table:table-cell>
          <table:table-cell office:value-type="float" office:value="895" calcext:value-type="float">
            <text:p>895</text:p>
          </table:table-cell>
          <table:table-cell table:formula="of:=IF([.C772]=&quot;timeout&quot;;10000;IF([.C77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72]=&quot;timeout&quot;;10000;IF([.E772]=&quot;memout&quot;;1;0))" office:value-type="float" office:value="0" calcext:value-type="float">
            <text:p>0</text:p>
          </table:table-cell>
          <table:table-cell table:style-name="ce772" table:formula="of:=IF(AND(ISNUMBER([.C772]);ISNUMBER([.E772]));IF([.C772]&gt;[.E772];10000;IF([.C772]&lt;[.E77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40.p</text:p>
          </table:table-cell>
          <table:table-cell office:value-type="string" calcext:value-type="string">
            <text:p>memout</text:p>
          </table:table-cell>
          <table:table-cell table:formula="of:=IF([.C773]=&quot;timeout&quot;;10000;IF([.C77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73]=&quot;timeout&quot;;10000;IF([.E773]=&quot;memout&quot;;1;0))" office:value-type="float" office:value="1" calcext:value-type="float">
            <text:p>1</text:p>
          </table:table-cell>
          <table:table-cell table:style-name="ce773" table:formula="of:=IF(AND(ISNUMBER([.C773]);ISNUMBER([.E773]));IF([.C773]&gt;[.E773];10000;IF([.C773]&lt;[.E77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1.p</text:p>
          </table:table-cell>
          <table:table-cell office:value-type="string" calcext:value-type="string">
            <text:p>memout</text:p>
          </table:table-cell>
          <table:table-cell table:formula="of:=IF([.C774]=&quot;timeout&quot;;10000;IF([.C77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74]=&quot;timeout&quot;;10000;IF([.E774]=&quot;memout&quot;;1;0))" office:value-type="float" office:value="1" calcext:value-type="float">
            <text:p>1</text:p>
          </table:table-cell>
          <table:table-cell table:style-name="ce774" table:formula="of:=IF(AND(ISNUMBER([.C774]);ISNUMBER([.E774]));IF([.C774]&gt;[.E774];10000;IF([.C774]&lt;[.E77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2.p</text:p>
          </table:table-cell>
          <table:table-cell office:value-type="string" calcext:value-type="string">
            <text:p>memout</text:p>
          </table:table-cell>
          <table:table-cell table:formula="of:=IF([.C775]=&quot;timeout&quot;;10000;IF([.C77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75]=&quot;timeout&quot;;10000;IF([.E775]=&quot;memout&quot;;1;0))" office:value-type="float" office:value="1" calcext:value-type="float">
            <text:p>1</text:p>
          </table:table-cell>
          <table:table-cell table:style-name="ce775" table:formula="of:=IF(AND(ISNUMBER([.C775]);ISNUMBER([.E775]));IF([.C775]&gt;[.E775];10000;IF([.C775]&lt;[.E77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3.p</text:p>
          </table:table-cell>
          <table:table-cell office:value-type="string" calcext:value-type="string">
            <text:p>memout</text:p>
          </table:table-cell>
          <table:table-cell table:formula="of:=IF([.C776]=&quot;timeout&quot;;10000;IF([.C77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76]=&quot;timeout&quot;;10000;IF([.E776]=&quot;memout&quot;;1;0))" office:value-type="float" office:value="1" calcext:value-type="float">
            <text:p>1</text:p>
          </table:table-cell>
          <table:table-cell table:style-name="ce776" table:formula="of:=IF(AND(ISNUMBER([.C776]);ISNUMBER([.E776]));IF([.C776]&gt;[.E776];10000;IF([.C776]&lt;[.E77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4.p</text:p>
          </table:table-cell>
          <table:table-cell office:value-type="string" calcext:value-type="string">
            <text:p>memout</text:p>
          </table:table-cell>
          <table:table-cell table:formula="of:=IF([.C777]=&quot;timeout&quot;;10000;IF([.C77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77]=&quot;timeout&quot;;10000;IF([.E777]=&quot;memout&quot;;1;0))" office:value-type="float" office:value="1" calcext:value-type="float">
            <text:p>1</text:p>
          </table:table-cell>
          <table:table-cell table:style-name="ce777" table:formula="of:=IF(AND(ISNUMBER([.C777]);ISNUMBER([.E777]));IF([.C777]&gt;[.E777];10000;IF([.C777]&lt;[.E77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5.p</text:p>
          </table:table-cell>
          <table:table-cell office:value-type="string" calcext:value-type="string">
            <text:p>memout</text:p>
          </table:table-cell>
          <table:table-cell table:formula="of:=IF([.C778]=&quot;timeout&quot;;10000;IF([.C77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78]=&quot;timeout&quot;;10000;IF([.E778]=&quot;memout&quot;;1;0))" office:value-type="float" office:value="1" calcext:value-type="float">
            <text:p>1</text:p>
          </table:table-cell>
          <table:table-cell table:style-name="ce778" table:formula="of:=IF(AND(ISNUMBER([.C778]);ISNUMBER([.E778]));IF([.C778]&gt;[.E778];10000;IF([.C778]&lt;[.E77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6.p</text:p>
          </table:table-cell>
          <table:table-cell office:value-type="string" calcext:value-type="string">
            <text:p>memout</text:p>
          </table:table-cell>
          <table:table-cell table:formula="of:=IF([.C779]=&quot;timeout&quot;;10000;IF([.C77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79]=&quot;timeout&quot;;10000;IF([.E779]=&quot;memout&quot;;1;0))" office:value-type="float" office:value="1" calcext:value-type="float">
            <text:p>1</text:p>
          </table:table-cell>
          <table:table-cell table:style-name="ce779" table:formula="of:=IF(AND(ISNUMBER([.C779]);ISNUMBER([.E779]));IF([.C779]&gt;[.E779];10000;IF([.C779]&lt;[.E77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7.p</text:p>
          </table:table-cell>
          <table:table-cell office:value-type="string" calcext:value-type="string">
            <text:p>memout</text:p>
          </table:table-cell>
          <table:table-cell table:formula="of:=IF([.C780]=&quot;timeout&quot;;10000;IF([.C78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80]=&quot;timeout&quot;;10000;IF([.E780]=&quot;memout&quot;;1;0))" office:value-type="float" office:value="1" calcext:value-type="float">
            <text:p>1</text:p>
          </table:table-cell>
          <table:table-cell table:style-name="ce780" table:formula="of:=IF(AND(ISNUMBER([.C780]);ISNUMBER([.E780]));IF([.C780]&gt;[.E780];10000;IF([.C780]&lt;[.E78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8.p</text:p>
          </table:table-cell>
          <table:table-cell office:value-type="string" calcext:value-type="string">
            <text:p>memout</text:p>
          </table:table-cell>
          <table:table-cell table:formula="of:=IF([.C781]=&quot;timeout&quot;;10000;IF([.C78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81]=&quot;timeout&quot;;10000;IF([.E781]=&quot;memout&quot;;1;0))" office:value-type="float" office:value="1" calcext:value-type="float">
            <text:p>1</text:p>
          </table:table-cell>
          <table:table-cell table:style-name="ce781" table:formula="of:=IF(AND(ISNUMBER([.C781]);ISNUMBER([.E781]));IF([.C781]&gt;[.E781];10000;IF([.C781]&lt;[.E78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9.p</text:p>
          </table:table-cell>
          <table:table-cell office:value-type="string" calcext:value-type="string">
            <text:p>memout</text:p>
          </table:table-cell>
          <table:table-cell table:formula="of:=IF([.C782]=&quot;timeout&quot;;10000;IF([.C78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82]=&quot;timeout&quot;;10000;IF([.E782]=&quot;memout&quot;;1;0))" office:value-type="float" office:value="1" calcext:value-type="float">
            <text:p>1</text:p>
          </table:table-cell>
          <table:table-cell table:style-name="ce782" table:formula="of:=IF(AND(ISNUMBER([.C782]);ISNUMBER([.E782]));IF([.C782]&gt;[.E782];10000;IF([.C782]&lt;[.E78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.p</text:p>
          </table:table-cell>
          <table:table-cell office:value-type="float" office:value="2239" calcext:value-type="float">
            <text:p>2239</text:p>
          </table:table-cell>
          <table:table-cell table:formula="of:=IF([.C783]=&quot;timeout&quot;;10000;IF([.C78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83]=&quot;timeout&quot;;10000;IF([.E783]=&quot;memout&quot;;1;0))" office:value-type="float" office:value="0" calcext:value-type="float">
            <text:p>0</text:p>
          </table:table-cell>
          <table:table-cell table:style-name="ce783" table:formula="of:=IF(AND(ISNUMBER([.C783]);ISNUMBER([.E783]));IF([.C783]&gt;[.E783];10000;IF([.C783]&lt;[.E78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50.p</text:p>
          </table:table-cell>
          <table:table-cell office:value-type="string" calcext:value-type="string">
            <text:p>memout</text:p>
          </table:table-cell>
          <table:table-cell table:formula="of:=IF([.C784]=&quot;timeout&quot;;10000;IF([.C78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84]=&quot;timeout&quot;;10000;IF([.E784]=&quot;memout&quot;;1;0))" office:value-type="float" office:value="1" calcext:value-type="float">
            <text:p>1</text:p>
          </table:table-cell>
          <table:table-cell table:style-name="ce784" table:formula="of:=IF(AND(ISNUMBER([.C784]);ISNUMBER([.E784]));IF([.C784]&gt;[.E784];10000;IF([.C784]&lt;[.E78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1.p</text:p>
          </table:table-cell>
          <table:table-cell office:value-type="string" calcext:value-type="string">
            <text:p>memout</text:p>
          </table:table-cell>
          <table:table-cell table:formula="of:=IF([.C785]=&quot;timeout&quot;;10000;IF([.C78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85]=&quot;timeout&quot;;10000;IF([.E785]=&quot;memout&quot;;1;0))" office:value-type="float" office:value="1" calcext:value-type="float">
            <text:p>1</text:p>
          </table:table-cell>
          <table:table-cell table:style-name="ce785" table:formula="of:=IF(AND(ISNUMBER([.C785]);ISNUMBER([.E785]));IF([.C785]&gt;[.E785];10000;IF([.C785]&lt;[.E78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2.p</text:p>
          </table:table-cell>
          <table:table-cell office:value-type="string" calcext:value-type="string">
            <text:p>memout</text:p>
          </table:table-cell>
          <table:table-cell table:formula="of:=IF([.C786]=&quot;timeout&quot;;10000;IF([.C78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86]=&quot;timeout&quot;;10000;IF([.E786]=&quot;memout&quot;;1;0))" office:value-type="float" office:value="1" calcext:value-type="float">
            <text:p>1</text:p>
          </table:table-cell>
          <table:table-cell table:style-name="ce786" table:formula="of:=IF(AND(ISNUMBER([.C786]);ISNUMBER([.E786]));IF([.C786]&gt;[.E786];10000;IF([.C786]&lt;[.E78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3.p</text:p>
          </table:table-cell>
          <table:table-cell office:value-type="string" calcext:value-type="string">
            <text:p>memout</text:p>
          </table:table-cell>
          <table:table-cell table:formula="of:=IF([.C787]=&quot;timeout&quot;;10000;IF([.C78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87]=&quot;timeout&quot;;10000;IF([.E787]=&quot;memout&quot;;1;0))" office:value-type="float" office:value="1" calcext:value-type="float">
            <text:p>1</text:p>
          </table:table-cell>
          <table:table-cell table:style-name="ce787" table:formula="of:=IF(AND(ISNUMBER([.C787]);ISNUMBER([.E787]));IF([.C787]&gt;[.E787];10000;IF([.C787]&lt;[.E78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4.p</text:p>
          </table:table-cell>
          <table:table-cell office:value-type="string" calcext:value-type="string">
            <text:p>memout</text:p>
          </table:table-cell>
          <table:table-cell table:formula="of:=IF([.C788]=&quot;timeout&quot;;10000;IF([.C78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88]=&quot;timeout&quot;;10000;IF([.E788]=&quot;memout&quot;;1;0))" office:value-type="float" office:value="1" calcext:value-type="float">
            <text:p>1</text:p>
          </table:table-cell>
          <table:table-cell table:style-name="ce788" table:formula="of:=IF(AND(ISNUMBER([.C788]);ISNUMBER([.E788]));IF([.C788]&gt;[.E788];10000;IF([.C788]&lt;[.E78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5.p</text:p>
          </table:table-cell>
          <table:table-cell office:value-type="string" calcext:value-type="string">
            <text:p>memout</text:p>
          </table:table-cell>
          <table:table-cell table:formula="of:=IF([.C789]=&quot;timeout&quot;;10000;IF([.C78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89]=&quot;timeout&quot;;10000;IF([.E789]=&quot;memout&quot;;1;0))" office:value-type="float" office:value="1" calcext:value-type="float">
            <text:p>1</text:p>
          </table:table-cell>
          <table:table-cell table:style-name="ce789" table:formula="of:=IF(AND(ISNUMBER([.C789]);ISNUMBER([.E789]));IF([.C789]&gt;[.E789];10000;IF([.C789]&lt;[.E78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6.p</text:p>
          </table:table-cell>
          <table:table-cell office:value-type="string" calcext:value-type="string">
            <text:p>memout</text:p>
          </table:table-cell>
          <table:table-cell table:formula="of:=IF([.C790]=&quot;timeout&quot;;10000;IF([.C79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90]=&quot;timeout&quot;;10000;IF([.E790]=&quot;memout&quot;;1;0))" office:value-type="float" office:value="1" calcext:value-type="float">
            <text:p>1</text:p>
          </table:table-cell>
          <table:table-cell table:style-name="ce790" table:formula="of:=IF(AND(ISNUMBER([.C790]);ISNUMBER([.E790]));IF([.C790]&gt;[.E790];10000;IF([.C790]&lt;[.E79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7.p</text:p>
          </table:table-cell>
          <table:table-cell office:value-type="string" calcext:value-type="string">
            <text:p>memout</text:p>
          </table:table-cell>
          <table:table-cell table:formula="of:=IF([.C791]=&quot;timeout&quot;;10000;IF([.C79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91]=&quot;timeout&quot;;10000;IF([.E791]=&quot;memout&quot;;1;0))" office:value-type="float" office:value="1" calcext:value-type="float">
            <text:p>1</text:p>
          </table:table-cell>
          <table:table-cell table:style-name="ce791" table:formula="of:=IF(AND(ISNUMBER([.C791]);ISNUMBER([.E791]));IF([.C791]&gt;[.E791];10000;IF([.C791]&lt;[.E79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8.p</text:p>
          </table:table-cell>
          <table:table-cell office:value-type="string" calcext:value-type="string">
            <text:p>memout</text:p>
          </table:table-cell>
          <table:table-cell table:formula="of:=IF([.C792]=&quot;timeout&quot;;10000;IF([.C79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92]=&quot;timeout&quot;;10000;IF([.E792]=&quot;memout&quot;;1;0))" office:value-type="float" office:value="1" calcext:value-type="float">
            <text:p>1</text:p>
          </table:table-cell>
          <table:table-cell table:style-name="ce792" table:formula="of:=IF(AND(ISNUMBER([.C792]);ISNUMBER([.E792]));IF([.C792]&gt;[.E792];10000;IF([.C792]&lt;[.E79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9.p</text:p>
          </table:table-cell>
          <table:table-cell office:value-type="string" calcext:value-type="string">
            <text:p>memout</text:p>
          </table:table-cell>
          <table:table-cell table:formula="of:=IF([.C793]=&quot;timeout&quot;;10000;IF([.C79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93]=&quot;timeout&quot;;10000;IF([.E793]=&quot;memout&quot;;1;0))" office:value-type="float" office:value="1" calcext:value-type="float">
            <text:p>1</text:p>
          </table:table-cell>
          <table:table-cell table:style-name="ce793" table:formula="of:=IF(AND(ISNUMBER([.C793]);ISNUMBER([.E793]));IF([.C793]&gt;[.E793];10000;IF([.C793]&lt;[.E79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.p</text:p>
          </table:table-cell>
          <table:table-cell office:value-type="float" office:value="5375" calcext:value-type="float">
            <text:p>5375</text:p>
          </table:table-cell>
          <table:table-cell table:formula="of:=IF([.C794]=&quot;timeout&quot;;10000;IF([.C79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94]=&quot;timeout&quot;;10000;IF([.E794]=&quot;memout&quot;;1;0))" office:value-type="float" office:value="0" calcext:value-type="float">
            <text:p>0</text:p>
          </table:table-cell>
          <table:table-cell table:style-name="ce794" table:formula="of:=IF(AND(ISNUMBER([.C794]);ISNUMBER([.E794]));IF([.C794]&gt;[.E794];10000;IF([.C794]&lt;[.E79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60.p</text:p>
          </table:table-cell>
          <table:table-cell office:value-type="string" calcext:value-type="string">
            <text:p>memout</text:p>
          </table:table-cell>
          <table:table-cell table:formula="of:=IF([.C795]=&quot;timeout&quot;;10000;IF([.C79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95]=&quot;timeout&quot;;10000;IF([.E795]=&quot;memout&quot;;1;0))" office:value-type="float" office:value="1" calcext:value-type="float">
            <text:p>1</text:p>
          </table:table-cell>
          <table:table-cell table:style-name="ce795" table:formula="of:=IF(AND(ISNUMBER([.C795]);ISNUMBER([.E795]));IF([.C795]&gt;[.E795];10000;IF([.C795]&lt;[.E79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1.p</text:p>
          </table:table-cell>
          <table:table-cell office:value-type="string" calcext:value-type="string">
            <text:p>memout</text:p>
          </table:table-cell>
          <table:table-cell table:formula="of:=IF([.C796]=&quot;timeout&quot;;10000;IF([.C79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96]=&quot;timeout&quot;;10000;IF([.E796]=&quot;memout&quot;;1;0))" office:value-type="float" office:value="1" calcext:value-type="float">
            <text:p>1</text:p>
          </table:table-cell>
          <table:table-cell table:style-name="ce796" table:formula="of:=IF(AND(ISNUMBER([.C796]);ISNUMBER([.E796]));IF([.C796]&gt;[.E796];10000;IF([.C796]&lt;[.E79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2.p</text:p>
          </table:table-cell>
          <table:table-cell office:value-type="string" calcext:value-type="string">
            <text:p>memout</text:p>
          </table:table-cell>
          <table:table-cell table:formula="of:=IF([.C797]=&quot;timeout&quot;;10000;IF([.C79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97]=&quot;timeout&quot;;10000;IF([.E797]=&quot;memout&quot;;1;0))" office:value-type="float" office:value="1" calcext:value-type="float">
            <text:p>1</text:p>
          </table:table-cell>
          <table:table-cell table:style-name="ce797" table:formula="of:=IF(AND(ISNUMBER([.C797]);ISNUMBER([.E797]));IF([.C797]&gt;[.E797];10000;IF([.C797]&lt;[.E79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3.p</text:p>
          </table:table-cell>
          <table:table-cell office:value-type="string" calcext:value-type="string">
            <text:p>memout</text:p>
          </table:table-cell>
          <table:table-cell table:formula="of:=IF([.C798]=&quot;timeout&quot;;10000;IF([.C79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98]=&quot;timeout&quot;;10000;IF([.E798]=&quot;memout&quot;;1;0))" office:value-type="float" office:value="1" calcext:value-type="float">
            <text:p>1</text:p>
          </table:table-cell>
          <table:table-cell table:style-name="ce798" table:formula="of:=IF(AND(ISNUMBER([.C798]);ISNUMBER([.E798]));IF([.C798]&gt;[.E798];10000;IF([.C798]&lt;[.E79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4.p</text:p>
          </table:table-cell>
          <table:table-cell office:value-type="string" calcext:value-type="string">
            <text:p>memout</text:p>
          </table:table-cell>
          <table:table-cell table:formula="of:=IF([.C799]=&quot;timeout&quot;;10000;IF([.C79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799]=&quot;timeout&quot;;10000;IF([.E799]=&quot;memout&quot;;1;0))" office:value-type="float" office:value="1" calcext:value-type="float">
            <text:p>1</text:p>
          </table:table-cell>
          <table:table-cell table:style-name="ce799" table:formula="of:=IF(AND(ISNUMBER([.C799]);ISNUMBER([.E799]));IF([.C799]&gt;[.E799];10000;IF([.C799]&lt;[.E79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5.p</text:p>
          </table:table-cell>
          <table:table-cell office:value-type="string" calcext:value-type="string">
            <text:p>memout</text:p>
          </table:table-cell>
          <table:table-cell table:formula="of:=IF([.C800]=&quot;timeout&quot;;10000;IF([.C80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00]=&quot;timeout&quot;;10000;IF([.E800]=&quot;memout&quot;;1;0))" office:value-type="float" office:value="1" calcext:value-type="float">
            <text:p>1</text:p>
          </table:table-cell>
          <table:table-cell table:style-name="ce800" table:formula="of:=IF(AND(ISNUMBER([.C800]);ISNUMBER([.E800]));IF([.C800]&gt;[.E800];10000;IF([.C800]&lt;[.E80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6.p</text:p>
          </table:table-cell>
          <table:table-cell office:value-type="string" calcext:value-type="string">
            <text:p>memout</text:p>
          </table:table-cell>
          <table:table-cell table:formula="of:=IF([.C801]=&quot;timeout&quot;;10000;IF([.C80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01]=&quot;timeout&quot;;10000;IF([.E801]=&quot;memout&quot;;1;0))" office:value-type="float" office:value="1" calcext:value-type="float">
            <text:p>1</text:p>
          </table:table-cell>
          <table:table-cell table:style-name="ce801" table:formula="of:=IF(AND(ISNUMBER([.C801]);ISNUMBER([.E801]));IF([.C801]&gt;[.E801];10000;IF([.C801]&lt;[.E80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7.p</text:p>
          </table:table-cell>
          <table:table-cell office:value-type="string" calcext:value-type="string">
            <text:p>memout</text:p>
          </table:table-cell>
          <table:table-cell table:formula="of:=IF([.C802]=&quot;timeout&quot;;10000;IF([.C80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02]=&quot;timeout&quot;;10000;IF([.E802]=&quot;memout&quot;;1;0))" office:value-type="float" office:value="1" calcext:value-type="float">
            <text:p>1</text:p>
          </table:table-cell>
          <table:table-cell table:style-name="ce802" table:formula="of:=IF(AND(ISNUMBER([.C802]);ISNUMBER([.E802]));IF([.C802]&gt;[.E802];10000;IF([.C802]&lt;[.E80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8.p</text:p>
          </table:table-cell>
          <table:table-cell office:value-type="string" calcext:value-type="string">
            <text:p>memout</text:p>
          </table:table-cell>
          <table:table-cell table:formula="of:=IF([.C803]=&quot;timeout&quot;;10000;IF([.C80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03]=&quot;timeout&quot;;10000;IF([.E803]=&quot;memout&quot;;1;0))" office:value-type="float" office:value="1" calcext:value-type="float">
            <text:p>1</text:p>
          </table:table-cell>
          <table:table-cell table:style-name="ce803" table:formula="of:=IF(AND(ISNUMBER([.C803]);ISNUMBER([.E803]));IF([.C803]&gt;[.E803];10000;IF([.C803]&lt;[.E80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9.p</text:p>
          </table:table-cell>
          <table:table-cell office:value-type="string" calcext:value-type="string">
            <text:p>memout</text:p>
          </table:table-cell>
          <table:table-cell table:formula="of:=IF([.C804]=&quot;timeout&quot;;10000;IF([.C80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04]=&quot;timeout&quot;;10000;IF([.E804]=&quot;memout&quot;;1;0))" office:value-type="float" office:value="1" calcext:value-type="float">
            <text:p>1</text:p>
          </table:table-cell>
          <table:table-cell table:style-name="ce804" table:formula="of:=IF(AND(ISNUMBER([.C804]);ISNUMBER([.E804]));IF([.C804]&gt;[.E804];10000;IF([.C804]&lt;[.E80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.p</text:p>
          </table:table-cell>
          <table:table-cell office:value-type="float" office:value="12543" calcext:value-type="float">
            <text:p>12543</text:p>
          </table:table-cell>
          <table:table-cell table:formula="of:=IF([.C805]=&quot;timeout&quot;;10000;IF([.C80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805]=&quot;timeout&quot;;10000;IF([.E805]=&quot;memout&quot;;1;0))" office:value-type="float" office:value="0" calcext:value-type="float">
            <text:p>0</text:p>
          </table:table-cell>
          <table:table-cell table:style-name="ce805" table:formula="of:=IF(AND(ISNUMBER([.C805]);ISNUMBER([.E805]));IF([.C805]&gt;[.E805];10000;IF([.C805]&lt;[.E80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70.p</text:p>
          </table:table-cell>
          <table:table-cell office:value-type="string" calcext:value-type="string">
            <text:p>memout</text:p>
          </table:table-cell>
          <table:table-cell table:formula="of:=IF([.C806]=&quot;timeout&quot;;10000;IF([.C80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06]=&quot;timeout&quot;;10000;IF([.E806]=&quot;memout&quot;;1;0))" office:value-type="float" office:value="1" calcext:value-type="float">
            <text:p>1</text:p>
          </table:table-cell>
          <table:table-cell table:style-name="ce806" table:formula="of:=IF(AND(ISNUMBER([.C806]);ISNUMBER([.E806]));IF([.C806]&gt;[.E806];10000;IF([.C806]&lt;[.E80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1.p</text:p>
          </table:table-cell>
          <table:table-cell office:value-type="string" calcext:value-type="string">
            <text:p>memout</text:p>
          </table:table-cell>
          <table:table-cell table:formula="of:=IF([.C807]=&quot;timeout&quot;;10000;IF([.C80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07]=&quot;timeout&quot;;10000;IF([.E807]=&quot;memout&quot;;1;0))" office:value-type="float" office:value="1" calcext:value-type="float">
            <text:p>1</text:p>
          </table:table-cell>
          <table:table-cell table:style-name="ce807" table:formula="of:=IF(AND(ISNUMBER([.C807]);ISNUMBER([.E807]));IF([.C807]&gt;[.E807];10000;IF([.C807]&lt;[.E80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2.p</text:p>
          </table:table-cell>
          <table:table-cell office:value-type="string" calcext:value-type="string">
            <text:p>memout</text:p>
          </table:table-cell>
          <table:table-cell table:formula="of:=IF([.C808]=&quot;timeout&quot;;10000;IF([.C80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08]=&quot;timeout&quot;;10000;IF([.E808]=&quot;memout&quot;;1;0))" office:value-type="float" office:value="1" calcext:value-type="float">
            <text:p>1</text:p>
          </table:table-cell>
          <table:table-cell table:style-name="ce808" table:formula="of:=IF(AND(ISNUMBER([.C808]);ISNUMBER([.E808]));IF([.C808]&gt;[.E808];10000;IF([.C808]&lt;[.E80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3.p</text:p>
          </table:table-cell>
          <table:table-cell office:value-type="string" calcext:value-type="string">
            <text:p>memout</text:p>
          </table:table-cell>
          <table:table-cell table:formula="of:=IF([.C809]=&quot;timeout&quot;;10000;IF([.C80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09]=&quot;timeout&quot;;10000;IF([.E809]=&quot;memout&quot;;1;0))" office:value-type="float" office:value="1" calcext:value-type="float">
            <text:p>1</text:p>
          </table:table-cell>
          <table:table-cell table:style-name="ce809" table:formula="of:=IF(AND(ISNUMBER([.C809]);ISNUMBER([.E809]));IF([.C809]&gt;[.E809];10000;IF([.C809]&lt;[.E80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4.p</text:p>
          </table:table-cell>
          <table:table-cell office:value-type="string" calcext:value-type="string">
            <text:p>memout</text:p>
          </table:table-cell>
          <table:table-cell table:formula="of:=IF([.C810]=&quot;timeout&quot;;10000;IF([.C81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10]=&quot;timeout&quot;;10000;IF([.E810]=&quot;memout&quot;;1;0))" office:value-type="float" office:value="1" calcext:value-type="float">
            <text:p>1</text:p>
          </table:table-cell>
          <table:table-cell table:style-name="ce810" table:formula="of:=IF(AND(ISNUMBER([.C810]);ISNUMBER([.E810]));IF([.C810]&gt;[.E810];10000;IF([.C810]&lt;[.E81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5.p</text:p>
          </table:table-cell>
          <table:table-cell office:value-type="string" calcext:value-type="string">
            <text:p>memout</text:p>
          </table:table-cell>
          <table:table-cell table:formula="of:=IF([.C811]=&quot;timeout&quot;;10000;IF([.C81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11]=&quot;timeout&quot;;10000;IF([.E811]=&quot;memout&quot;;1;0))" office:value-type="float" office:value="1" calcext:value-type="float">
            <text:p>1</text:p>
          </table:table-cell>
          <table:table-cell table:style-name="ce811" table:formula="of:=IF(AND(ISNUMBER([.C811]);ISNUMBER([.E811]));IF([.C811]&gt;[.E811];10000;IF([.C811]&lt;[.E81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6.p</text:p>
          </table:table-cell>
          <table:table-cell office:value-type="string" calcext:value-type="string">
            <text:p>memout</text:p>
          </table:table-cell>
          <table:table-cell table:formula="of:=IF([.C812]=&quot;timeout&quot;;10000;IF([.C81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12]=&quot;timeout&quot;;10000;IF([.E812]=&quot;memout&quot;;1;0))" office:value-type="float" office:value="1" calcext:value-type="float">
            <text:p>1</text:p>
          </table:table-cell>
          <table:table-cell table:style-name="ce812" table:formula="of:=IF(AND(ISNUMBER([.C812]);ISNUMBER([.E812]));IF([.C812]&gt;[.E812];10000;IF([.C812]&lt;[.E81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7.p</text:p>
          </table:table-cell>
          <table:table-cell office:value-type="string" calcext:value-type="string">
            <text:p>memout</text:p>
          </table:table-cell>
          <table:table-cell table:formula="of:=IF([.C813]=&quot;timeout&quot;;10000;IF([.C81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13]=&quot;timeout&quot;;10000;IF([.E813]=&quot;memout&quot;;1;0))" office:value-type="float" office:value="1" calcext:value-type="float">
            <text:p>1</text:p>
          </table:table-cell>
          <table:table-cell table:style-name="ce813" table:formula="of:=IF(AND(ISNUMBER([.C813]);ISNUMBER([.E813]));IF([.C813]&gt;[.E813];10000;IF([.C813]&lt;[.E81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8.p</text:p>
          </table:table-cell>
          <table:table-cell office:value-type="string" calcext:value-type="string">
            <text:p>memout</text:p>
          </table:table-cell>
          <table:table-cell table:formula="of:=IF([.C814]=&quot;timeout&quot;;10000;IF([.C81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14]=&quot;timeout&quot;;10000;IF([.E814]=&quot;memout&quot;;1;0))" office:value-type="float" office:value="1" calcext:value-type="float">
            <text:p>1</text:p>
          </table:table-cell>
          <table:table-cell table:style-name="ce814" table:formula="of:=IF(AND(ISNUMBER([.C814]);ISNUMBER([.E814]));IF([.C814]&gt;[.E814];10000;IF([.C814]&lt;[.E81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9.p</text:p>
          </table:table-cell>
          <table:table-cell office:value-type="string" calcext:value-type="string">
            <text:p>memout</text:p>
          </table:table-cell>
          <table:table-cell table:formula="of:=IF([.C815]=&quot;timeout&quot;;10000;IF([.C81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15]=&quot;timeout&quot;;10000;IF([.E815]=&quot;memout&quot;;1;0))" office:value-type="float" office:value="1" calcext:value-type="float">
            <text:p>1</text:p>
          </table:table-cell>
          <table:table-cell table:style-name="ce815" table:formula="of:=IF(AND(ISNUMBER([.C815]);ISNUMBER([.E815]));IF([.C815]&gt;[.E815];10000;IF([.C815]&lt;[.E81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.p</text:p>
          </table:table-cell>
          <table:table-cell office:value-type="float" office:value="28671" calcext:value-type="float">
            <text:p>28671</text:p>
          </table:table-cell>
          <table:table-cell table:formula="of:=IF([.C816]=&quot;timeout&quot;;10000;IF([.C81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816]=&quot;timeout&quot;;10000;IF([.E816]=&quot;memout&quot;;1;0))" office:value-type="float" office:value="0" calcext:value-type="float">
            <text:p>0</text:p>
          </table:table-cell>
          <table:table-cell table:style-name="ce816" table:formula="of:=IF(AND(ISNUMBER([.C816]);ISNUMBER([.E816]));IF([.C816]&gt;[.E816];10000;IF([.C816]&lt;[.E81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80.p</text:p>
          </table:table-cell>
          <table:table-cell office:value-type="string" calcext:value-type="string">
            <text:p>memout</text:p>
          </table:table-cell>
          <table:table-cell table:formula="of:=IF([.C817]=&quot;timeout&quot;;10000;IF([.C81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17]=&quot;timeout&quot;;10000;IF([.E817]=&quot;memout&quot;;1;0))" office:value-type="float" office:value="1" calcext:value-type="float">
            <text:p>1</text:p>
          </table:table-cell>
          <table:table-cell table:style-name="ce817" table:formula="of:=IF(AND(ISNUMBER([.C817]);ISNUMBER([.E817]));IF([.C817]&gt;[.E817];10000;IF([.C817]&lt;[.E81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1.p</text:p>
          </table:table-cell>
          <table:table-cell office:value-type="string" calcext:value-type="string">
            <text:p>memout</text:p>
          </table:table-cell>
          <table:table-cell table:formula="of:=IF([.C818]=&quot;timeout&quot;;10000;IF([.C81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18]=&quot;timeout&quot;;10000;IF([.E818]=&quot;memout&quot;;1;0))" office:value-type="float" office:value="1" calcext:value-type="float">
            <text:p>1</text:p>
          </table:table-cell>
          <table:table-cell table:style-name="ce818" table:formula="of:=IF(AND(ISNUMBER([.C818]);ISNUMBER([.E818]));IF([.C818]&gt;[.E818];10000;IF([.C818]&lt;[.E81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2.p</text:p>
          </table:table-cell>
          <table:table-cell office:value-type="string" calcext:value-type="string">
            <text:p>memout</text:p>
          </table:table-cell>
          <table:table-cell table:formula="of:=IF([.C819]=&quot;timeout&quot;;10000;IF([.C81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19]=&quot;timeout&quot;;10000;IF([.E819]=&quot;memout&quot;;1;0))" office:value-type="float" office:value="1" calcext:value-type="float">
            <text:p>1</text:p>
          </table:table-cell>
          <table:table-cell table:style-name="ce819" table:formula="of:=IF(AND(ISNUMBER([.C819]);ISNUMBER([.E819]));IF([.C819]&gt;[.E819];10000;IF([.C819]&lt;[.E81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3.p</text:p>
          </table:table-cell>
          <table:table-cell office:value-type="string" calcext:value-type="string">
            <text:p>memout</text:p>
          </table:table-cell>
          <table:table-cell table:formula="of:=IF([.C820]=&quot;timeout&quot;;10000;IF([.C82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20]=&quot;timeout&quot;;10000;IF([.E820]=&quot;memout&quot;;1;0))" office:value-type="float" office:value="1" calcext:value-type="float">
            <text:p>1</text:p>
          </table:table-cell>
          <table:table-cell table:style-name="ce820" table:formula="of:=IF(AND(ISNUMBER([.C820]);ISNUMBER([.E820]));IF([.C820]&gt;[.E820];10000;IF([.C820]&lt;[.E82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4.p</text:p>
          </table:table-cell>
          <table:table-cell office:value-type="string" calcext:value-type="string">
            <text:p>memout</text:p>
          </table:table-cell>
          <table:table-cell table:formula="of:=IF([.C821]=&quot;timeout&quot;;10000;IF([.C82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21]=&quot;timeout&quot;;10000;IF([.E821]=&quot;memout&quot;;1;0))" office:value-type="float" office:value="1" calcext:value-type="float">
            <text:p>1</text:p>
          </table:table-cell>
          <table:table-cell table:style-name="ce821" table:formula="of:=IF(AND(ISNUMBER([.C821]);ISNUMBER([.E821]));IF([.C821]&gt;[.E821];10000;IF([.C821]&lt;[.E82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5.p</text:p>
          </table:table-cell>
          <table:table-cell office:value-type="string" calcext:value-type="string">
            <text:p>memout</text:p>
          </table:table-cell>
          <table:table-cell table:formula="of:=IF([.C822]=&quot;timeout&quot;;10000;IF([.C82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22]=&quot;timeout&quot;;10000;IF([.E822]=&quot;memout&quot;;1;0))" office:value-type="float" office:value="1" calcext:value-type="float">
            <text:p>1</text:p>
          </table:table-cell>
          <table:table-cell table:style-name="ce822" table:formula="of:=IF(AND(ISNUMBER([.C822]);ISNUMBER([.E822]));IF([.C822]&gt;[.E822];10000;IF([.C822]&lt;[.E82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6.p</text:p>
          </table:table-cell>
          <table:table-cell office:value-type="string" calcext:value-type="string">
            <text:p>memout</text:p>
          </table:table-cell>
          <table:table-cell table:formula="of:=IF([.C823]=&quot;timeout&quot;;10000;IF([.C82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23]=&quot;timeout&quot;;10000;IF([.E823]=&quot;memout&quot;;1;0))" office:value-type="float" office:value="1" calcext:value-type="float">
            <text:p>1</text:p>
          </table:table-cell>
          <table:table-cell table:style-name="ce823" table:formula="of:=IF(AND(ISNUMBER([.C823]);ISNUMBER([.E823]));IF([.C823]&gt;[.E823];10000;IF([.C823]&lt;[.E82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7.p</text:p>
          </table:table-cell>
          <table:table-cell office:value-type="string" calcext:value-type="string">
            <text:p>memout</text:p>
          </table:table-cell>
          <table:table-cell table:formula="of:=IF([.C824]=&quot;timeout&quot;;10000;IF([.C82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24]=&quot;timeout&quot;;10000;IF([.E824]=&quot;memout&quot;;1;0))" office:value-type="float" office:value="1" calcext:value-type="float">
            <text:p>1</text:p>
          </table:table-cell>
          <table:table-cell table:style-name="ce824" table:formula="of:=IF(AND(ISNUMBER([.C824]);ISNUMBER([.E824]));IF([.C824]&gt;[.E824];10000;IF([.C824]&lt;[.E82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8.p</text:p>
          </table:table-cell>
          <table:table-cell office:value-type="string" calcext:value-type="string">
            <text:p>memout</text:p>
          </table:table-cell>
          <table:table-cell table:formula="of:=IF([.C825]=&quot;timeout&quot;;10000;IF([.C82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25]=&quot;timeout&quot;;10000;IF([.E825]=&quot;memout&quot;;1;0))" office:value-type="float" office:value="1" calcext:value-type="float">
            <text:p>1</text:p>
          </table:table-cell>
          <table:table-cell table:style-name="ce825" table:formula="of:=IF(AND(ISNUMBER([.C825]);ISNUMBER([.E825]));IF([.C825]&gt;[.E825];10000;IF([.C825]&lt;[.E82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9.p</text:p>
          </table:table-cell>
          <table:table-cell office:value-type="string" calcext:value-type="string">
            <text:p>memout</text:p>
          </table:table-cell>
          <table:table-cell table:formula="of:=IF([.C826]=&quot;timeout&quot;;10000;IF([.C82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26]=&quot;timeout&quot;;10000;IF([.E826]=&quot;memout&quot;;1;0))" office:value-type="float" office:value="1" calcext:value-type="float">
            <text:p>1</text:p>
          </table:table-cell>
          <table:table-cell table:style-name="ce826" table:formula="of:=IF(AND(ISNUMBER([.C826]);ISNUMBER([.E826]));IF([.C826]&gt;[.E826];10000;IF([.C826]&lt;[.E82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.p</text:p>
          </table:table-cell>
          <table:table-cell office:value-type="float" office:value="64511" calcext:value-type="float">
            <text:p>64511</text:p>
          </table:table-cell>
          <table:table-cell table:formula="of:=IF([.C827]=&quot;timeout&quot;;10000;IF([.C82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827]=&quot;timeout&quot;;10000;IF([.E827]=&quot;memout&quot;;1;0))" office:value-type="float" office:value="0" calcext:value-type="float">
            <text:p>0</text:p>
          </table:table-cell>
          <table:table-cell table:style-name="ce827" table:formula="of:=IF(AND(ISNUMBER([.C827]);ISNUMBER([.E827]));IF([.C827]&gt;[.E827];10000;IF([.C827]&lt;[.E82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EC_90.p</text:p>
          </table:table-cell>
          <table:table-cell office:value-type="string" calcext:value-type="string">
            <text:p>memout</text:p>
          </table:table-cell>
          <table:table-cell table:formula="of:=IF([.C828]=&quot;timeout&quot;;10000;IF([.C82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28]=&quot;timeout&quot;;10000;IF([.E828]=&quot;memout&quot;;1;0))" office:value-type="float" office:value="1" calcext:value-type="float">
            <text:p>1</text:p>
          </table:table-cell>
          <table:table-cell table:style-name="ce828" table:formula="of:=IF(AND(ISNUMBER([.C828]);ISNUMBER([.E828]));IF([.C828]&gt;[.E828];10000;IF([.C828]&lt;[.E82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1.p</text:p>
          </table:table-cell>
          <table:table-cell office:value-type="string" calcext:value-type="string">
            <text:p>memout</text:p>
          </table:table-cell>
          <table:table-cell table:formula="of:=IF([.C829]=&quot;timeout&quot;;10000;IF([.C82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29]=&quot;timeout&quot;;10000;IF([.E829]=&quot;memout&quot;;1;0))" office:value-type="float" office:value="1" calcext:value-type="float">
            <text:p>1</text:p>
          </table:table-cell>
          <table:table-cell table:style-name="ce829" table:formula="of:=IF(AND(ISNUMBER([.C829]);ISNUMBER([.E829]));IF([.C829]&gt;[.E829];10000;IF([.C829]&lt;[.E82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2.p</text:p>
          </table:table-cell>
          <table:table-cell office:value-type="string" calcext:value-type="string">
            <text:p>memout</text:p>
          </table:table-cell>
          <table:table-cell table:formula="of:=IF([.C830]=&quot;timeout&quot;;10000;IF([.C83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30]=&quot;timeout&quot;;10000;IF([.E830]=&quot;memout&quot;;1;0))" office:value-type="float" office:value="1" calcext:value-type="float">
            <text:p>1</text:p>
          </table:table-cell>
          <table:table-cell table:style-name="ce830" table:formula="of:=IF(AND(ISNUMBER([.C830]);ISNUMBER([.E830]));IF([.C830]&gt;[.E830];10000;IF([.C830]&lt;[.E83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3.p</text:p>
          </table:table-cell>
          <table:table-cell office:value-type="string" calcext:value-type="string">
            <text:p>memout</text:p>
          </table:table-cell>
          <table:table-cell table:formula="of:=IF([.C831]=&quot;timeout&quot;;10000;IF([.C83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31]=&quot;timeout&quot;;10000;IF([.E831]=&quot;memout&quot;;1;0))" office:value-type="float" office:value="1" calcext:value-type="float">
            <text:p>1</text:p>
          </table:table-cell>
          <table:table-cell table:style-name="ce831" table:formula="of:=IF(AND(ISNUMBER([.C831]);ISNUMBER([.E831]));IF([.C831]&gt;[.E831];10000;IF([.C831]&lt;[.E83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4.p</text:p>
          </table:table-cell>
          <table:table-cell office:value-type="string" calcext:value-type="string">
            <text:p>memout</text:p>
          </table:table-cell>
          <table:table-cell table:formula="of:=IF([.C832]=&quot;timeout&quot;;10000;IF([.C83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32]=&quot;timeout&quot;;10000;IF([.E832]=&quot;memout&quot;;1;0))" office:value-type="float" office:value="1" calcext:value-type="float">
            <text:p>1</text:p>
          </table:table-cell>
          <table:table-cell table:style-name="ce832" table:formula="of:=IF(AND(ISNUMBER([.C832]);ISNUMBER([.E832]));IF([.C832]&gt;[.E832];10000;IF([.C832]&lt;[.E83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5.p</text:p>
          </table:table-cell>
          <table:table-cell office:value-type="string" calcext:value-type="string">
            <text:p>memout</text:p>
          </table:table-cell>
          <table:table-cell table:formula="of:=IF([.C833]=&quot;timeout&quot;;10000;IF([.C83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33]=&quot;timeout&quot;;10000;IF([.E833]=&quot;memout&quot;;1;0))" office:value-type="float" office:value="1" calcext:value-type="float">
            <text:p>1</text:p>
          </table:table-cell>
          <table:table-cell table:style-name="ce833" table:formula="of:=IF(AND(ISNUMBER([.C833]);ISNUMBER([.E833]));IF([.C833]&gt;[.E833];10000;IF([.C833]&lt;[.E83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6.p</text:p>
          </table:table-cell>
          <table:table-cell office:value-type="string" calcext:value-type="string">
            <text:p>memout</text:p>
          </table:table-cell>
          <table:table-cell table:formula="of:=IF([.C834]=&quot;timeout&quot;;10000;IF([.C83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34]=&quot;timeout&quot;;10000;IF([.E834]=&quot;memout&quot;;1;0))" office:value-type="float" office:value="1" calcext:value-type="float">
            <text:p>1</text:p>
          </table:table-cell>
          <table:table-cell table:style-name="ce834" table:formula="of:=IF(AND(ISNUMBER([.C834]);ISNUMBER([.E834]));IF([.C834]&gt;[.E834];10000;IF([.C834]&lt;[.E83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7.p</text:p>
          </table:table-cell>
          <table:table-cell office:value-type="string" calcext:value-type="string">
            <text:p>memout</text:p>
          </table:table-cell>
          <table:table-cell table:formula="of:=IF([.C835]=&quot;timeout&quot;;10000;IF([.C83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35]=&quot;timeout&quot;;10000;IF([.E835]=&quot;memout&quot;;1;0))" office:value-type="float" office:value="1" calcext:value-type="float">
            <text:p>1</text:p>
          </table:table-cell>
          <table:table-cell table:style-name="ce835" table:formula="of:=IF(AND(ISNUMBER([.C835]);ISNUMBER([.E835]));IF([.C835]&gt;[.E835];10000;IF([.C835]&lt;[.E83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8.p</text:p>
          </table:table-cell>
          <table:table-cell office:value-type="string" calcext:value-type="string">
            <text:p>memout</text:p>
          </table:table-cell>
          <table:table-cell table:formula="of:=IF([.C836]=&quot;timeout&quot;;10000;IF([.C83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36]=&quot;timeout&quot;;10000;IF([.E836]=&quot;memout&quot;;1;0))" office:value-type="float" office:value="1" calcext:value-type="float">
            <text:p>1</text:p>
          </table:table-cell>
          <table:table-cell table:style-name="ce836" table:formula="of:=IF(AND(ISNUMBER([.C836]);ISNUMBER([.E836]));IF([.C836]&gt;[.E836];10000;IF([.C836]&lt;[.E83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9.p</text:p>
          </table:table-cell>
          <table:table-cell office:value-type="string" calcext:value-type="string">
            <text:p>memout</text:p>
          </table:table-cell>
          <table:table-cell table:formula="of:=IF([.C837]=&quot;timeout&quot;;10000;IF([.C83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37]=&quot;timeout&quot;;10000;IF([.E837]=&quot;memout&quot;;1;0))" office:value-type="float" office:value="1" calcext:value-type="float">
            <text:p>1</text:p>
          </table:table-cell>
          <table:table-cell table:style-name="ce837" table:formula="of:=IF(AND(ISNUMBER([.C837]);ISNUMBER([.E837]));IF([.C837]&gt;[.E837];10000;IF([.C837]&lt;[.E83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.p</text:p>
          </table:table-cell>
          <table:table-cell office:value-type="float" office:value="19" calcext:value-type="float">
            <text:p>19</text:p>
          </table:table-cell>
          <table:table-cell table:formula="of:=IF([.C838]=&quot;timeout&quot;;10000;IF([.C83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838]=&quot;timeout&quot;;10000;IF([.E838]=&quot;memout&quot;;1;0))" office:value-type="float" office:value="0" calcext:value-type="float">
            <text:p>0</text:p>
          </table:table-cell>
          <table:table-cell table:style-name="ce838" table:formula="of:=IF(AND(ISNUMBER([.C838]);ISNUMBER([.E838]));IF([.C838]&gt;[.E838];10000;IF([.C838]&lt;[.E83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portia_10.p</text:p>
          </table:table-cell>
          <table:table-cell office:value-type="string" calcext:value-type="string">
            <text:p>memout</text:p>
          </table:table-cell>
          <table:table-cell table:formula="of:=IF([.C839]=&quot;timeout&quot;;10000;IF([.C83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39]=&quot;timeout&quot;;10000;IF([.E839]=&quot;memout&quot;;1;0))" office:value-type="float" office:value="1" calcext:value-type="float">
            <text:p>1</text:p>
          </table:table-cell>
          <table:table-cell table:style-name="ce839" table:formula="of:=IF(AND(ISNUMBER([.C839]);ISNUMBER([.E839]));IF([.C839]&gt;[.E839];10000;IF([.C839]&lt;[.E83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00.p</text:p>
          </table:table-cell>
          <table:table-cell office:value-type="string" calcext:value-type="string">
            <text:p>memout</text:p>
          </table:table-cell>
          <table:table-cell table:formula="of:=IF([.C840]=&quot;timeout&quot;;10000;IF([.C84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40]=&quot;timeout&quot;;10000;IF([.E840]=&quot;memout&quot;;1;0))" office:value-type="float" office:value="1" calcext:value-type="float">
            <text:p>1</text:p>
          </table:table-cell>
          <table:table-cell table:style-name="ce840" table:formula="of:=IF(AND(ISNUMBER([.C840]);ISNUMBER([.E840]));IF([.C840]&gt;[.E840];10000;IF([.C840]&lt;[.E84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1.p</text:p>
          </table:table-cell>
          <table:table-cell office:value-type="string" calcext:value-type="string">
            <text:p>memout</text:p>
          </table:table-cell>
          <table:table-cell table:formula="of:=IF([.C841]=&quot;timeout&quot;;10000;IF([.C84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41]=&quot;timeout&quot;;10000;IF([.E841]=&quot;memout&quot;;1;0))" office:value-type="float" office:value="1" calcext:value-type="float">
            <text:p>1</text:p>
          </table:table-cell>
          <table:table-cell table:style-name="ce841" table:formula="of:=IF(AND(ISNUMBER([.C841]);ISNUMBER([.E841]));IF([.C841]&gt;[.E841];10000;IF([.C841]&lt;[.E84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2.p</text:p>
          </table:table-cell>
          <table:table-cell office:value-type="string" calcext:value-type="string">
            <text:p>memout</text:p>
          </table:table-cell>
          <table:table-cell table:formula="of:=IF([.C842]=&quot;timeout&quot;;10000;IF([.C84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42]=&quot;timeout&quot;;10000;IF([.E842]=&quot;memout&quot;;1;0))" office:value-type="float" office:value="1" calcext:value-type="float">
            <text:p>1</text:p>
          </table:table-cell>
          <table:table-cell table:style-name="ce842" table:formula="of:=IF(AND(ISNUMBER([.C842]);ISNUMBER([.E842]));IF([.C842]&gt;[.E842];10000;IF([.C842]&lt;[.E84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3.p</text:p>
          </table:table-cell>
          <table:table-cell office:value-type="string" calcext:value-type="string">
            <text:p>memout</text:p>
          </table:table-cell>
          <table:table-cell table:formula="of:=IF([.C843]=&quot;timeout&quot;;10000;IF([.C84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43]=&quot;timeout&quot;;10000;IF([.E843]=&quot;memout&quot;;1;0))" office:value-type="float" office:value="1" calcext:value-type="float">
            <text:p>1</text:p>
          </table:table-cell>
          <table:table-cell table:style-name="ce843" table:formula="of:=IF(AND(ISNUMBER([.C843]);ISNUMBER([.E843]));IF([.C843]&gt;[.E843];10000;IF([.C843]&lt;[.E84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4.p</text:p>
          </table:table-cell>
          <table:table-cell office:value-type="string" calcext:value-type="string">
            <text:p>memout</text:p>
          </table:table-cell>
          <table:table-cell table:formula="of:=IF([.C844]=&quot;timeout&quot;;10000;IF([.C84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44]=&quot;timeout&quot;;10000;IF([.E844]=&quot;memout&quot;;1;0))" office:value-type="float" office:value="1" calcext:value-type="float">
            <text:p>1</text:p>
          </table:table-cell>
          <table:table-cell table:style-name="ce844" table:formula="of:=IF(AND(ISNUMBER([.C844]);ISNUMBER([.E844]));IF([.C844]&gt;[.E844];10000;IF([.C844]&lt;[.E84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5.p</text:p>
          </table:table-cell>
          <table:table-cell office:value-type="string" calcext:value-type="string">
            <text:p>memout</text:p>
          </table:table-cell>
          <table:table-cell table:formula="of:=IF([.C845]=&quot;timeout&quot;;10000;IF([.C84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45]=&quot;timeout&quot;;10000;IF([.E845]=&quot;memout&quot;;1;0))" office:value-type="float" office:value="1" calcext:value-type="float">
            <text:p>1</text:p>
          </table:table-cell>
          <table:table-cell table:style-name="ce845" table:formula="of:=IF(AND(ISNUMBER([.C845]);ISNUMBER([.E845]));IF([.C845]&gt;[.E845];10000;IF([.C845]&lt;[.E84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6.p</text:p>
          </table:table-cell>
          <table:table-cell office:value-type="string" calcext:value-type="string">
            <text:p>memout</text:p>
          </table:table-cell>
          <table:table-cell table:formula="of:=IF([.C846]=&quot;timeout&quot;;10000;IF([.C84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46]=&quot;timeout&quot;;10000;IF([.E846]=&quot;memout&quot;;1;0))" office:value-type="float" office:value="1" calcext:value-type="float">
            <text:p>1</text:p>
          </table:table-cell>
          <table:table-cell table:style-name="ce846" table:formula="of:=IF(AND(ISNUMBER([.C846]);ISNUMBER([.E846]));IF([.C846]&gt;[.E846];10000;IF([.C846]&lt;[.E84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7.p</text:p>
          </table:table-cell>
          <table:table-cell office:value-type="string" calcext:value-type="string">
            <text:p>memout</text:p>
          </table:table-cell>
          <table:table-cell table:formula="of:=IF([.C847]=&quot;timeout&quot;;10000;IF([.C84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47]=&quot;timeout&quot;;10000;IF([.E847]=&quot;memout&quot;;1;0))" office:value-type="float" office:value="1" calcext:value-type="float">
            <text:p>1</text:p>
          </table:table-cell>
          <table:table-cell table:style-name="ce847" table:formula="of:=IF(AND(ISNUMBER([.C847]);ISNUMBER([.E847]));IF([.C847]&gt;[.E847];10000;IF([.C847]&lt;[.E84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8.p</text:p>
          </table:table-cell>
          <table:table-cell office:value-type="string" calcext:value-type="string">
            <text:p>memout</text:p>
          </table:table-cell>
          <table:table-cell table:formula="of:=IF([.C848]=&quot;timeout&quot;;10000;IF([.C84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48]=&quot;timeout&quot;;10000;IF([.E848]=&quot;memout&quot;;1;0))" office:value-type="float" office:value="1" calcext:value-type="float">
            <text:p>1</text:p>
          </table:table-cell>
          <table:table-cell table:style-name="ce848" table:formula="of:=IF(AND(ISNUMBER([.C848]);ISNUMBER([.E848]));IF([.C848]&gt;[.E848];10000;IF([.C848]&lt;[.E84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9.p</text:p>
          </table:table-cell>
          <table:table-cell office:value-type="string" calcext:value-type="string">
            <text:p>memout</text:p>
          </table:table-cell>
          <table:table-cell table:formula="of:=IF([.C849]=&quot;timeout&quot;;10000;IF([.C84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49]=&quot;timeout&quot;;10000;IF([.E849]=&quot;memout&quot;;1;0))" office:value-type="float" office:value="1" calcext:value-type="float">
            <text:p>1</text:p>
          </table:table-cell>
          <table:table-cell table:style-name="ce849" table:formula="of:=IF(AND(ISNUMBER([.C849]);ISNUMBER([.E849]));IF([.C849]&gt;[.E849];10000;IF([.C849]&lt;[.E84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.p</text:p>
          </table:table-cell>
          <table:table-cell office:value-type="float" office:value="463" calcext:value-type="float">
            <text:p>463</text:p>
          </table:table-cell>
          <table:table-cell table:formula="of:=IF([.C850]=&quot;timeout&quot;;10000;IF([.C850]=&quot;memout&quot;;1;0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[.E850]=&quot;timeout&quot;;10000;IF([.E850]=&quot;memout&quot;;1;0))" office:value-type="float" office:value="0" calcext:value-type="float">
            <text:p>0</text:p>
          </table:table-cell>
          <table:table-cell table:style-name="ce850" table:formula="of:=IF(AND(ISNUMBER([.C850]);ISNUMBER([.E850]));IF([.C850]&gt;[.E850];10000;IF([.C850]&lt;[.E85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portia_20.p</text:p>
          </table:table-cell>
          <table:table-cell office:value-type="string" calcext:value-type="string">
            <text:p>memout</text:p>
          </table:table-cell>
          <table:table-cell table:formula="of:=IF([.C851]=&quot;timeout&quot;;10000;IF([.C851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851]=&quot;timeout&quot;;10000;IF([.E851]=&quot;memout&quot;;1;0))" office:value-type="float" office:value="10000" calcext:value-type="float">
            <text:p>10000</text:p>
          </table:table-cell>
          <table:table-cell table:style-name="ce851" table:formula="of:=IF(AND(ISNUMBER([.C851]);ISNUMBER([.E851]));IF([.C851]&gt;[.E851];10000;IF([.C851]&lt;[.E85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1.p</text:p>
          </table:table-cell>
          <table:table-cell office:value-type="string" calcext:value-type="string">
            <text:p>memout</text:p>
          </table:table-cell>
          <table:table-cell table:formula="of:=IF([.C852]=&quot;timeout&quot;;10000;IF([.C85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52]=&quot;timeout&quot;;10000;IF([.E852]=&quot;memout&quot;;1;0))" office:value-type="float" office:value="1" calcext:value-type="float">
            <text:p>1</text:p>
          </table:table-cell>
          <table:table-cell table:style-name="ce852" table:formula="of:=IF(AND(ISNUMBER([.C852]);ISNUMBER([.E852]));IF([.C852]&gt;[.E852];10000;IF([.C852]&lt;[.E85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2.p</text:p>
          </table:table-cell>
          <table:table-cell office:value-type="string" calcext:value-type="string">
            <text:p>memout</text:p>
          </table:table-cell>
          <table:table-cell table:formula="of:=IF([.C853]=&quot;timeout&quot;;10000;IF([.C85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53]=&quot;timeout&quot;;10000;IF([.E853]=&quot;memout&quot;;1;0))" office:value-type="float" office:value="1" calcext:value-type="float">
            <text:p>1</text:p>
          </table:table-cell>
          <table:table-cell table:style-name="ce853" table:formula="of:=IF(AND(ISNUMBER([.C853]);ISNUMBER([.E853]));IF([.C853]&gt;[.E853];10000;IF([.C853]&lt;[.E85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3.p</text:p>
          </table:table-cell>
          <table:table-cell office:value-type="string" calcext:value-type="string">
            <text:p>memout</text:p>
          </table:table-cell>
          <table:table-cell table:formula="of:=IF([.C854]=&quot;timeout&quot;;10000;IF([.C85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54]=&quot;timeout&quot;;10000;IF([.E854]=&quot;memout&quot;;1;0))" office:value-type="float" office:value="1" calcext:value-type="float">
            <text:p>1</text:p>
          </table:table-cell>
          <table:table-cell table:style-name="ce854" table:formula="of:=IF(AND(ISNUMBER([.C854]);ISNUMBER([.E854]));IF([.C854]&gt;[.E854];10000;IF([.C854]&lt;[.E85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4.p</text:p>
          </table:table-cell>
          <table:table-cell office:value-type="string" calcext:value-type="string">
            <text:p>memout</text:p>
          </table:table-cell>
          <table:table-cell table:formula="of:=IF([.C855]=&quot;timeout&quot;;10000;IF([.C85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55]=&quot;timeout&quot;;10000;IF([.E855]=&quot;memout&quot;;1;0))" office:value-type="float" office:value="1" calcext:value-type="float">
            <text:p>1</text:p>
          </table:table-cell>
          <table:table-cell table:style-name="ce855" table:formula="of:=IF(AND(ISNUMBER([.C855]);ISNUMBER([.E855]));IF([.C855]&gt;[.E855];10000;IF([.C855]&lt;[.E85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5.p</text:p>
          </table:table-cell>
          <table:table-cell office:value-type="string" calcext:value-type="string">
            <text:p>memout</text:p>
          </table:table-cell>
          <table:table-cell table:formula="of:=IF([.C856]=&quot;timeout&quot;;10000;IF([.C85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56]=&quot;timeout&quot;;10000;IF([.E856]=&quot;memout&quot;;1;0))" office:value-type="float" office:value="1" calcext:value-type="float">
            <text:p>1</text:p>
          </table:table-cell>
          <table:table-cell table:style-name="ce856" table:formula="of:=IF(AND(ISNUMBER([.C856]);ISNUMBER([.E856]));IF([.C856]&gt;[.E856];10000;IF([.C856]&lt;[.E85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6.p</text:p>
          </table:table-cell>
          <table:table-cell office:value-type="string" calcext:value-type="string">
            <text:p>memout</text:p>
          </table:table-cell>
          <table:table-cell table:formula="of:=IF([.C857]=&quot;timeout&quot;;10000;IF([.C85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57]=&quot;timeout&quot;;10000;IF([.E857]=&quot;memout&quot;;1;0))" office:value-type="float" office:value="1" calcext:value-type="float">
            <text:p>1</text:p>
          </table:table-cell>
          <table:table-cell table:style-name="ce857" table:formula="of:=IF(AND(ISNUMBER([.C857]);ISNUMBER([.E857]));IF([.C857]&gt;[.E857];10000;IF([.C857]&lt;[.E85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7.p</text:p>
          </table:table-cell>
          <table:table-cell office:value-type="string" calcext:value-type="string">
            <text:p>memout</text:p>
          </table:table-cell>
          <table:table-cell table:formula="of:=IF([.C858]=&quot;timeout&quot;;10000;IF([.C85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58]=&quot;timeout&quot;;10000;IF([.E858]=&quot;memout&quot;;1;0))" office:value-type="float" office:value="1" calcext:value-type="float">
            <text:p>1</text:p>
          </table:table-cell>
          <table:table-cell table:style-name="ce858" table:formula="of:=IF(AND(ISNUMBER([.C858]);ISNUMBER([.E858]));IF([.C858]&gt;[.E858];10000;IF([.C858]&lt;[.E85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8.p</text:p>
          </table:table-cell>
          <table:table-cell office:value-type="string" calcext:value-type="string">
            <text:p>memout</text:p>
          </table:table-cell>
          <table:table-cell table:formula="of:=IF([.C859]=&quot;timeout&quot;;10000;IF([.C85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59]=&quot;timeout&quot;;10000;IF([.E859]=&quot;memout&quot;;1;0))" office:value-type="float" office:value="1" calcext:value-type="float">
            <text:p>1</text:p>
          </table:table-cell>
          <table:table-cell table:style-name="ce859" table:formula="of:=IF(AND(ISNUMBER([.C859]);ISNUMBER([.E859]));IF([.C859]&gt;[.E859];10000;IF([.C859]&lt;[.E85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9.p</text:p>
          </table:table-cell>
          <table:table-cell office:value-type="string" calcext:value-type="string">
            <text:p>memout</text:p>
          </table:table-cell>
          <table:table-cell table:formula="of:=IF([.C860]=&quot;timeout&quot;;10000;IF([.C86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60]=&quot;timeout&quot;;10000;IF([.E860]=&quot;memout&quot;;1;0))" office:value-type="float" office:value="1" calcext:value-type="float">
            <text:p>1</text:p>
          </table:table-cell>
          <table:table-cell table:style-name="ce860" table:formula="of:=IF(AND(ISNUMBER([.C860]);ISNUMBER([.E860]));IF([.C860]&gt;[.E860];10000;IF([.C860]&lt;[.E86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.p</text:p>
          </table:table-cell>
          <table:table-cell office:value-type="float" office:value="10439" calcext:value-type="float">
            <text:p>10439</text:p>
          </table:table-cell>
          <table:table-cell table:formula="of:=IF([.C861]=&quot;timeout&quot;;10000;IF([.C861]=&quot;memout&quot;;1;0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IF([.E861]=&quot;timeout&quot;;10000;IF([.E861]=&quot;memout&quot;;1;0))" office:value-type="float" office:value="0" calcext:value-type="float">
            <text:p>0</text:p>
          </table:table-cell>
          <table:table-cell table:style-name="ce861" table:formula="of:=IF(AND(ISNUMBER([.C861]);ISNUMBER([.E861]));IF([.C861]&gt;[.E861];10000;IF([.C861]&lt;[.E86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portia_30.p</text:p>
          </table:table-cell>
          <table:table-cell office:value-type="string" calcext:value-type="string">
            <text:p>memout</text:p>
          </table:table-cell>
          <table:table-cell table:formula="of:=IF([.C862]=&quot;timeout&quot;;10000;IF([.C86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62]=&quot;timeout&quot;;10000;IF([.E862]=&quot;memout&quot;;1;0))" office:value-type="float" office:value="1" calcext:value-type="float">
            <text:p>1</text:p>
          </table:table-cell>
          <table:table-cell table:style-name="ce862" table:formula="of:=IF(AND(ISNUMBER([.C862]);ISNUMBER([.E862]));IF([.C862]&gt;[.E862];10000;IF([.C862]&lt;[.E86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1.p</text:p>
          </table:table-cell>
          <table:table-cell office:value-type="string" calcext:value-type="string">
            <text:p>memout</text:p>
          </table:table-cell>
          <table:table-cell table:formula="of:=IF([.C863]=&quot;timeout&quot;;10000;IF([.C86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63]=&quot;timeout&quot;;10000;IF([.E863]=&quot;memout&quot;;1;0))" office:value-type="float" office:value="1" calcext:value-type="float">
            <text:p>1</text:p>
          </table:table-cell>
          <table:table-cell table:style-name="ce863" table:formula="of:=IF(AND(ISNUMBER([.C863]);ISNUMBER([.E863]));IF([.C863]&gt;[.E863];10000;IF([.C863]&lt;[.E86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2.p</text:p>
          </table:table-cell>
          <table:table-cell office:value-type="string" calcext:value-type="string">
            <text:p>memout</text:p>
          </table:table-cell>
          <table:table-cell table:formula="of:=IF([.C864]=&quot;timeout&quot;;10000;IF([.C86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64]=&quot;timeout&quot;;10000;IF([.E864]=&quot;memout&quot;;1;0))" office:value-type="float" office:value="1" calcext:value-type="float">
            <text:p>1</text:p>
          </table:table-cell>
          <table:table-cell table:style-name="ce864" table:formula="of:=IF(AND(ISNUMBER([.C864]);ISNUMBER([.E864]));IF([.C864]&gt;[.E864];10000;IF([.C864]&lt;[.E86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3.p</text:p>
          </table:table-cell>
          <table:table-cell office:value-type="string" calcext:value-type="string">
            <text:p>memout</text:p>
          </table:table-cell>
          <table:table-cell table:formula="of:=IF([.C865]=&quot;timeout&quot;;10000;IF([.C86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65]=&quot;timeout&quot;;10000;IF([.E865]=&quot;memout&quot;;1;0))" office:value-type="float" office:value="1" calcext:value-type="float">
            <text:p>1</text:p>
          </table:table-cell>
          <table:table-cell table:style-name="ce865" table:formula="of:=IF(AND(ISNUMBER([.C865]);ISNUMBER([.E865]));IF([.C865]&gt;[.E865];10000;IF([.C865]&lt;[.E86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4.p</text:p>
          </table:table-cell>
          <table:table-cell office:value-type="string" calcext:value-type="string">
            <text:p>memout</text:p>
          </table:table-cell>
          <table:table-cell table:formula="of:=IF([.C866]=&quot;timeout&quot;;10000;IF([.C86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66]=&quot;timeout&quot;;10000;IF([.E866]=&quot;memout&quot;;1;0))" office:value-type="float" office:value="1" calcext:value-type="float">
            <text:p>1</text:p>
          </table:table-cell>
          <table:table-cell table:style-name="ce866" table:formula="of:=IF(AND(ISNUMBER([.C866]);ISNUMBER([.E866]));IF([.C866]&gt;[.E866];10000;IF([.C866]&lt;[.E86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5.p</text:p>
          </table:table-cell>
          <table:table-cell office:value-type="string" calcext:value-type="string">
            <text:p>memout</text:p>
          </table:table-cell>
          <table:table-cell table:formula="of:=IF([.C867]=&quot;timeout&quot;;10000;IF([.C86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67]=&quot;timeout&quot;;10000;IF([.E867]=&quot;memout&quot;;1;0))" office:value-type="float" office:value="1" calcext:value-type="float">
            <text:p>1</text:p>
          </table:table-cell>
          <table:table-cell table:style-name="ce867" table:formula="of:=IF(AND(ISNUMBER([.C867]);ISNUMBER([.E867]));IF([.C867]&gt;[.E867];10000;IF([.C867]&lt;[.E86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6.p</text:p>
          </table:table-cell>
          <table:table-cell office:value-type="string" calcext:value-type="string">
            <text:p>memout</text:p>
          </table:table-cell>
          <table:table-cell table:formula="of:=IF([.C868]=&quot;timeout&quot;;10000;IF([.C86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68]=&quot;timeout&quot;;10000;IF([.E868]=&quot;memout&quot;;1;0))" office:value-type="float" office:value="1" calcext:value-type="float">
            <text:p>1</text:p>
          </table:table-cell>
          <table:table-cell table:style-name="ce868" table:formula="of:=IF(AND(ISNUMBER([.C868]);ISNUMBER([.E868]));IF([.C868]&gt;[.E868];10000;IF([.C868]&lt;[.E86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7.p</text:p>
          </table:table-cell>
          <table:table-cell office:value-type="string" calcext:value-type="string">
            <text:p>memout</text:p>
          </table:table-cell>
          <table:table-cell table:formula="of:=IF([.C869]=&quot;timeout&quot;;10000;IF([.C86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69]=&quot;timeout&quot;;10000;IF([.E869]=&quot;memout&quot;;1;0))" office:value-type="float" office:value="1" calcext:value-type="float">
            <text:p>1</text:p>
          </table:table-cell>
          <table:table-cell table:style-name="ce869" table:formula="of:=IF(AND(ISNUMBER([.C869]);ISNUMBER([.E869]));IF([.C869]&gt;[.E869];10000;IF([.C869]&lt;[.E86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8.p</text:p>
          </table:table-cell>
          <table:table-cell office:value-type="string" calcext:value-type="string">
            <text:p>memout</text:p>
          </table:table-cell>
          <table:table-cell table:formula="of:=IF([.C870]=&quot;timeout&quot;;10000;IF([.C87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70]=&quot;timeout&quot;;10000;IF([.E870]=&quot;memout&quot;;1;0))" office:value-type="float" office:value="1" calcext:value-type="float">
            <text:p>1</text:p>
          </table:table-cell>
          <table:table-cell table:style-name="ce870" table:formula="of:=IF(AND(ISNUMBER([.C870]);ISNUMBER([.E870]));IF([.C870]&gt;[.E870];10000;IF([.C870]&lt;[.E87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9.p</text:p>
          </table:table-cell>
          <table:table-cell office:value-type="string" calcext:value-type="string">
            <text:p>memout</text:p>
          </table:table-cell>
          <table:table-cell table:formula="of:=IF([.C871]=&quot;timeout&quot;;10000;IF([.C87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71]=&quot;timeout&quot;;10000;IF([.E871]=&quot;memout&quot;;1;0))" office:value-type="float" office:value="1" calcext:value-type="float">
            <text:p>1</text:p>
          </table:table-cell>
          <table:table-cell table:style-name="ce871" table:formula="of:=IF(AND(ISNUMBER([.C871]);ISNUMBER([.E871]));IF([.C871]&gt;[.E871];10000;IF([.C871]&lt;[.E87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.p</text:p>
          </table:table-cell>
          <table:table-cell office:value-type="float" office:value="324351" calcext:value-type="float">
            <text:p>324351</text:p>
          </table:table-cell>
          <table:table-cell table:formula="of:=IF([.C872]=&quot;timeout&quot;;10000;IF([.C872]=&quot;memout&quot;;1;0)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[.E872]=&quot;timeout&quot;;10000;IF([.E872]=&quot;memout&quot;;1;0))" office:value-type="float" office:value="0" calcext:value-type="float">
            <text:p>0</text:p>
          </table:table-cell>
          <table:table-cell table:style-name="ce872" table:formula="of:=IF(AND(ISNUMBER([.C872]);ISNUMBER([.E872]));IF([.C872]&gt;[.E872];10000;IF([.C872]&lt;[.E87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portia_40.p</text:p>
          </table:table-cell>
          <table:table-cell office:value-type="string" calcext:value-type="string">
            <text:p>memout</text:p>
          </table:table-cell>
          <table:table-cell table:formula="of:=IF([.C873]=&quot;timeout&quot;;10000;IF([.C87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73]=&quot;timeout&quot;;10000;IF([.E873]=&quot;memout&quot;;1;0))" office:value-type="float" office:value="1" calcext:value-type="float">
            <text:p>1</text:p>
          </table:table-cell>
          <table:table-cell table:style-name="ce873" table:formula="of:=IF(AND(ISNUMBER([.C873]);ISNUMBER([.E873]));IF([.C873]&gt;[.E873];10000;IF([.C873]&lt;[.E87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1.p</text:p>
          </table:table-cell>
          <table:table-cell office:value-type="string" calcext:value-type="string">
            <text:p>memout</text:p>
          </table:table-cell>
          <table:table-cell table:formula="of:=IF([.C874]=&quot;timeout&quot;;10000;IF([.C87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74]=&quot;timeout&quot;;10000;IF([.E874]=&quot;memout&quot;;1;0))" office:value-type="float" office:value="1" calcext:value-type="float">
            <text:p>1</text:p>
          </table:table-cell>
          <table:table-cell table:style-name="ce874" table:formula="of:=IF(AND(ISNUMBER([.C874]);ISNUMBER([.E874]));IF([.C874]&gt;[.E874];10000;IF([.C874]&lt;[.E87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2.p</text:p>
          </table:table-cell>
          <table:table-cell office:value-type="string" calcext:value-type="string">
            <text:p>memout</text:p>
          </table:table-cell>
          <table:table-cell table:formula="of:=IF([.C875]=&quot;timeout&quot;;10000;IF([.C87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75]=&quot;timeout&quot;;10000;IF([.E875]=&quot;memout&quot;;1;0))" office:value-type="float" office:value="1" calcext:value-type="float">
            <text:p>1</text:p>
          </table:table-cell>
          <table:table-cell table:style-name="ce875" table:formula="of:=IF(AND(ISNUMBER([.C875]);ISNUMBER([.E875]));IF([.C875]&gt;[.E875];10000;IF([.C875]&lt;[.E87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3.p</text:p>
          </table:table-cell>
          <table:table-cell office:value-type="string" calcext:value-type="string">
            <text:p>memout</text:p>
          </table:table-cell>
          <table:table-cell table:formula="of:=IF([.C876]=&quot;timeout&quot;;10000;IF([.C87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76]=&quot;timeout&quot;;10000;IF([.E876]=&quot;memout&quot;;1;0))" office:value-type="float" office:value="1" calcext:value-type="float">
            <text:p>1</text:p>
          </table:table-cell>
          <table:table-cell table:style-name="ce876" table:formula="of:=IF(AND(ISNUMBER([.C876]);ISNUMBER([.E876]));IF([.C876]&gt;[.E876];10000;IF([.C876]&lt;[.E87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4.p</text:p>
          </table:table-cell>
          <table:table-cell office:value-type="string" calcext:value-type="string">
            <text:p>memout</text:p>
          </table:table-cell>
          <table:table-cell table:formula="of:=IF([.C877]=&quot;timeout&quot;;10000;IF([.C87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77]=&quot;timeout&quot;;10000;IF([.E877]=&quot;memout&quot;;1;0))" office:value-type="float" office:value="1" calcext:value-type="float">
            <text:p>1</text:p>
          </table:table-cell>
          <table:table-cell table:style-name="ce877" table:formula="of:=IF(AND(ISNUMBER([.C877]);ISNUMBER([.E877]));IF([.C877]&gt;[.E877];10000;IF([.C877]&lt;[.E87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5.p</text:p>
          </table:table-cell>
          <table:table-cell office:value-type="string" calcext:value-type="string">
            <text:p>memout</text:p>
          </table:table-cell>
          <table:table-cell table:formula="of:=IF([.C878]=&quot;timeout&quot;;10000;IF([.C87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78]=&quot;timeout&quot;;10000;IF([.E878]=&quot;memout&quot;;1;0))" office:value-type="float" office:value="1" calcext:value-type="float">
            <text:p>1</text:p>
          </table:table-cell>
          <table:table-cell table:style-name="ce878" table:formula="of:=IF(AND(ISNUMBER([.C878]);ISNUMBER([.E878]));IF([.C878]&gt;[.E878];10000;IF([.C878]&lt;[.E87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6.p</text:p>
          </table:table-cell>
          <table:table-cell office:value-type="string" calcext:value-type="string">
            <text:p>memout</text:p>
          </table:table-cell>
          <table:table-cell table:formula="of:=IF([.C879]=&quot;timeout&quot;;10000;IF([.C87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79]=&quot;timeout&quot;;10000;IF([.E879]=&quot;memout&quot;;1;0))" office:value-type="float" office:value="1" calcext:value-type="float">
            <text:p>1</text:p>
          </table:table-cell>
          <table:table-cell table:style-name="ce879" table:formula="of:=IF(AND(ISNUMBER([.C879]);ISNUMBER([.E879]));IF([.C879]&gt;[.E879];10000;IF([.C879]&lt;[.E87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7.p</text:p>
          </table:table-cell>
          <table:table-cell office:value-type="string" calcext:value-type="string">
            <text:p>memout</text:p>
          </table:table-cell>
          <table:table-cell table:formula="of:=IF([.C880]=&quot;timeout&quot;;10000;IF([.C88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80]=&quot;timeout&quot;;10000;IF([.E880]=&quot;memout&quot;;1;0))" office:value-type="float" office:value="1" calcext:value-type="float">
            <text:p>1</text:p>
          </table:table-cell>
          <table:table-cell table:style-name="ce880" table:formula="of:=IF(AND(ISNUMBER([.C880]);ISNUMBER([.E880]));IF([.C880]&gt;[.E880];10000;IF([.C880]&lt;[.E88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8.p</text:p>
          </table:table-cell>
          <table:table-cell office:value-type="string" calcext:value-type="string">
            <text:p>memout</text:p>
          </table:table-cell>
          <table:table-cell table:formula="of:=IF([.C881]=&quot;timeout&quot;;10000;IF([.C88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81]=&quot;timeout&quot;;10000;IF([.E881]=&quot;memout&quot;;1;0))" office:value-type="float" office:value="1" calcext:value-type="float">
            <text:p>1</text:p>
          </table:table-cell>
          <table:table-cell table:style-name="ce881" table:formula="of:=IF(AND(ISNUMBER([.C881]);ISNUMBER([.E881]));IF([.C881]&gt;[.E881];10000;IF([.C881]&lt;[.E88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9.p</text:p>
          </table:table-cell>
          <table:table-cell office:value-type="string" calcext:value-type="string">
            <text:p>memout</text:p>
          </table:table-cell>
          <table:table-cell table:formula="of:=IF([.C882]=&quot;timeout&quot;;10000;IF([.C88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82]=&quot;timeout&quot;;10000;IF([.E882]=&quot;memout&quot;;1;0))" office:value-type="float" office:value="1" calcext:value-type="float">
            <text:p>1</text:p>
          </table:table-cell>
          <table:table-cell table:style-name="ce882" table:formula="of:=IF(AND(ISNUMBER([.C882]);ISNUMBER([.E882]));IF([.C882]&gt;[.E882];10000;IF([.C882]&lt;[.E88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.p</text:p>
          </table:table-cell>
          <table:table-cell office:value-type="float" office:value="12268799" calcext:value-type="float">
            <text:p>12268799</text:p>
          </table:table-cell>
          <table:table-cell table:formula="of:=IF([.C883]=&quot;timeout&quot;;10000;IF([.C883]=&quot;memout&quot;;1;0)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IF([.E883]=&quot;timeout&quot;;10000;IF([.E883]=&quot;memout&quot;;1;0))" office:value-type="float" office:value="0" calcext:value-type="float">
            <text:p>0</text:p>
          </table:table-cell>
          <table:table-cell table:style-name="ce883" table:formula="of:=IF(AND(ISNUMBER([.C883]);ISNUMBER([.E883]));IF([.C883]&gt;[.E883];10000;IF([.C883]&lt;[.E88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portia_50.p</text:p>
          </table:table-cell>
          <table:table-cell office:value-type="string" calcext:value-type="string">
            <text:p>memout</text:p>
          </table:table-cell>
          <table:table-cell table:formula="of:=IF([.C884]=&quot;timeout&quot;;10000;IF([.C88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84]=&quot;timeout&quot;;10000;IF([.E884]=&quot;memout&quot;;1;0))" office:value-type="float" office:value="1" calcext:value-type="float">
            <text:p>1</text:p>
          </table:table-cell>
          <table:table-cell table:style-name="ce884" table:formula="of:=IF(AND(ISNUMBER([.C884]);ISNUMBER([.E884]));IF([.C884]&gt;[.E884];10000;IF([.C884]&lt;[.E88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1.p</text:p>
          </table:table-cell>
          <table:table-cell office:value-type="string" calcext:value-type="string">
            <text:p>memout</text:p>
          </table:table-cell>
          <table:table-cell table:formula="of:=IF([.C885]=&quot;timeout&quot;;10000;IF([.C88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85]=&quot;timeout&quot;;10000;IF([.E885]=&quot;memout&quot;;1;0))" office:value-type="float" office:value="1" calcext:value-type="float">
            <text:p>1</text:p>
          </table:table-cell>
          <table:table-cell table:style-name="ce885" table:formula="of:=IF(AND(ISNUMBER([.C885]);ISNUMBER([.E885]));IF([.C885]&gt;[.E885];10000;IF([.C885]&lt;[.E88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2.p</text:p>
          </table:table-cell>
          <table:table-cell office:value-type="string" calcext:value-type="string">
            <text:p>memout</text:p>
          </table:table-cell>
          <table:table-cell table:formula="of:=IF([.C886]=&quot;timeout&quot;;10000;IF([.C88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86]=&quot;timeout&quot;;10000;IF([.E886]=&quot;memout&quot;;1;0))" office:value-type="float" office:value="1" calcext:value-type="float">
            <text:p>1</text:p>
          </table:table-cell>
          <table:table-cell table:style-name="ce886" table:formula="of:=IF(AND(ISNUMBER([.C886]);ISNUMBER([.E886]));IF([.C886]&gt;[.E886];10000;IF([.C886]&lt;[.E88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3.p</text:p>
          </table:table-cell>
          <table:table-cell office:value-type="string" calcext:value-type="string">
            <text:p>memout</text:p>
          </table:table-cell>
          <table:table-cell table:formula="of:=IF([.C887]=&quot;timeout&quot;;10000;IF([.C88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87]=&quot;timeout&quot;;10000;IF([.E887]=&quot;memout&quot;;1;0))" office:value-type="float" office:value="1" calcext:value-type="float">
            <text:p>1</text:p>
          </table:table-cell>
          <table:table-cell table:style-name="ce887" table:formula="of:=IF(AND(ISNUMBER([.C887]);ISNUMBER([.E887]));IF([.C887]&gt;[.E887];10000;IF([.C887]&lt;[.E88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4.p</text:p>
          </table:table-cell>
          <table:table-cell office:value-type="string" calcext:value-type="string">
            <text:p>memout</text:p>
          </table:table-cell>
          <table:table-cell table:formula="of:=IF([.C888]=&quot;timeout&quot;;10000;IF([.C88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88]=&quot;timeout&quot;;10000;IF([.E888]=&quot;memout&quot;;1;0))" office:value-type="float" office:value="1" calcext:value-type="float">
            <text:p>1</text:p>
          </table:table-cell>
          <table:table-cell table:style-name="ce888" table:formula="of:=IF(AND(ISNUMBER([.C888]);ISNUMBER([.E888]));IF([.C888]&gt;[.E888];10000;IF([.C888]&lt;[.E88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5.p</text:p>
          </table:table-cell>
          <table:table-cell office:value-type="string" calcext:value-type="string">
            <text:p>memout</text:p>
          </table:table-cell>
          <table:table-cell table:formula="of:=IF([.C889]=&quot;timeout&quot;;10000;IF([.C88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89]=&quot;timeout&quot;;10000;IF([.E889]=&quot;memout&quot;;1;0))" office:value-type="float" office:value="1" calcext:value-type="float">
            <text:p>1</text:p>
          </table:table-cell>
          <table:table-cell table:style-name="ce889" table:formula="of:=IF(AND(ISNUMBER([.C889]);ISNUMBER([.E889]));IF([.C889]&gt;[.E889];10000;IF([.C889]&lt;[.E88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6.p</text:p>
          </table:table-cell>
          <table:table-cell office:value-type="string" calcext:value-type="string">
            <text:p>memout</text:p>
          </table:table-cell>
          <table:table-cell table:formula="of:=IF([.C890]=&quot;timeout&quot;;10000;IF([.C89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90]=&quot;timeout&quot;;10000;IF([.E890]=&quot;memout&quot;;1;0))" office:value-type="float" office:value="1" calcext:value-type="float">
            <text:p>1</text:p>
          </table:table-cell>
          <table:table-cell table:style-name="ce890" table:formula="of:=IF(AND(ISNUMBER([.C890]);ISNUMBER([.E890]));IF([.C890]&gt;[.E890];10000;IF([.C890]&lt;[.E89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7.p</text:p>
          </table:table-cell>
          <table:table-cell office:value-type="string" calcext:value-type="string">
            <text:p>memout</text:p>
          </table:table-cell>
          <table:table-cell table:formula="of:=IF([.C891]=&quot;timeout&quot;;10000;IF([.C89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91]=&quot;timeout&quot;;10000;IF([.E891]=&quot;memout&quot;;1;0))" office:value-type="float" office:value="1" calcext:value-type="float">
            <text:p>1</text:p>
          </table:table-cell>
          <table:table-cell table:style-name="ce891" table:formula="of:=IF(AND(ISNUMBER([.C891]);ISNUMBER([.E891]));IF([.C891]&gt;[.E891];10000;IF([.C891]&lt;[.E89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8.p</text:p>
          </table:table-cell>
          <table:table-cell office:value-type="string" calcext:value-type="string">
            <text:p>memout</text:p>
          </table:table-cell>
          <table:table-cell table:formula="of:=IF([.C892]=&quot;timeout&quot;;10000;IF([.C89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92]=&quot;timeout&quot;;10000;IF([.E892]=&quot;memout&quot;;1;0))" office:value-type="float" office:value="1" calcext:value-type="float">
            <text:p>1</text:p>
          </table:table-cell>
          <table:table-cell table:style-name="ce892" table:formula="of:=IF(AND(ISNUMBER([.C892]);ISNUMBER([.E892]));IF([.C892]&gt;[.E892];10000;IF([.C892]&lt;[.E89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9.p</text:p>
          </table:table-cell>
          <table:table-cell office:value-type="string" calcext:value-type="string">
            <text:p>memout</text:p>
          </table:table-cell>
          <table:table-cell table:formula="of:=IF([.C893]=&quot;timeout&quot;;10000;IF([.C89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93]=&quot;timeout&quot;;10000;IF([.E893]=&quot;memout&quot;;1;0))" office:value-type="float" office:value="1" calcext:value-type="float">
            <text:p>1</text:p>
          </table:table-cell>
          <table:table-cell table:style-name="ce893" table:formula="of:=IF(AND(ISNUMBER([.C893]);ISNUMBER([.E893]));IF([.C893]&gt;[.E893];10000;IF([.C893]&lt;[.E89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.p</text:p>
          </table:table-cell>
          <table:table-cell office:value-type="string" calcext:value-type="string">
            <text:p>memout</text:p>
          </table:table-cell>
          <table:table-cell table:formula="of:=IF([.C894]=&quot;timeout&quot;;10000;IF([.C894]=&quot;memout&quot;;1;0)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[.E894]=&quot;timeout&quot;;10000;IF([.E894]=&quot;memout&quot;;1;0))" office:value-type="float" office:value="0" calcext:value-type="float">
            <text:p>0</text:p>
          </table:table-cell>
          <table:table-cell table:style-name="ce894" table:formula="of:=IF(AND(ISNUMBER([.C894]);ISNUMBER([.E894]));IF([.C894]&gt;[.E894];10000;IF([.C894]&lt;[.E89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0.p</text:p>
          </table:table-cell>
          <table:table-cell office:value-type="string" calcext:value-type="string">
            <text:p>memout</text:p>
          </table:table-cell>
          <table:table-cell table:formula="of:=IF([.C895]=&quot;timeout&quot;;10000;IF([.C89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95]=&quot;timeout&quot;;10000;IF([.E895]=&quot;memout&quot;;1;0))" office:value-type="float" office:value="1" calcext:value-type="float">
            <text:p>1</text:p>
          </table:table-cell>
          <table:table-cell table:style-name="ce895" table:formula="of:=IF(AND(ISNUMBER([.C895]);ISNUMBER([.E895]));IF([.C895]&gt;[.E895];10000;IF([.C895]&lt;[.E89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1.p</text:p>
          </table:table-cell>
          <table:table-cell office:value-type="string" calcext:value-type="string">
            <text:p>memout</text:p>
          </table:table-cell>
          <table:table-cell table:formula="of:=IF([.C896]=&quot;timeout&quot;;10000;IF([.C89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96]=&quot;timeout&quot;;10000;IF([.E896]=&quot;memout&quot;;1;0))" office:value-type="float" office:value="1" calcext:value-type="float">
            <text:p>1</text:p>
          </table:table-cell>
          <table:table-cell table:style-name="ce896" table:formula="of:=IF(AND(ISNUMBER([.C896]);ISNUMBER([.E896]));IF([.C896]&gt;[.E896];10000;IF([.C896]&lt;[.E89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2.p</text:p>
          </table:table-cell>
          <table:table-cell office:value-type="string" calcext:value-type="string">
            <text:p>memout</text:p>
          </table:table-cell>
          <table:table-cell table:formula="of:=IF([.C897]=&quot;timeout&quot;;10000;IF([.C89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97]=&quot;timeout&quot;;10000;IF([.E897]=&quot;memout&quot;;1;0))" office:value-type="float" office:value="1" calcext:value-type="float">
            <text:p>1</text:p>
          </table:table-cell>
          <table:table-cell table:style-name="ce897" table:formula="of:=IF(AND(ISNUMBER([.C897]);ISNUMBER([.E897]));IF([.C897]&gt;[.E897];10000;IF([.C897]&lt;[.E89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3.p</text:p>
          </table:table-cell>
          <table:table-cell office:value-type="string" calcext:value-type="string">
            <text:p>memout</text:p>
          </table:table-cell>
          <table:table-cell table:formula="of:=IF([.C898]=&quot;timeout&quot;;10000;IF([.C89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98]=&quot;timeout&quot;;10000;IF([.E898]=&quot;memout&quot;;1;0))" office:value-type="float" office:value="1" calcext:value-type="float">
            <text:p>1</text:p>
          </table:table-cell>
          <table:table-cell table:style-name="ce898" table:formula="of:=IF(AND(ISNUMBER([.C898]);ISNUMBER([.E898]));IF([.C898]&gt;[.E898];10000;IF([.C898]&lt;[.E89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4.p</text:p>
          </table:table-cell>
          <table:table-cell office:value-type="string" calcext:value-type="string">
            <text:p>memout</text:p>
          </table:table-cell>
          <table:table-cell table:formula="of:=IF([.C899]=&quot;timeout&quot;;10000;IF([.C89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899]=&quot;timeout&quot;;10000;IF([.E899]=&quot;memout&quot;;1;0))" office:value-type="float" office:value="1" calcext:value-type="float">
            <text:p>1</text:p>
          </table:table-cell>
          <table:table-cell table:style-name="ce899" table:formula="of:=IF(AND(ISNUMBER([.C899]);ISNUMBER([.E899]));IF([.C899]&gt;[.E899];10000;IF([.C899]&lt;[.E89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5.p</text:p>
          </table:table-cell>
          <table:table-cell office:value-type="string" calcext:value-type="string">
            <text:p>memout</text:p>
          </table:table-cell>
          <table:table-cell table:formula="of:=IF([.C900]=&quot;timeout&quot;;10000;IF([.C90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00]=&quot;timeout&quot;;10000;IF([.E900]=&quot;memout&quot;;1;0))" office:value-type="float" office:value="1" calcext:value-type="float">
            <text:p>1</text:p>
          </table:table-cell>
          <table:table-cell table:style-name="ce900" table:formula="of:=IF(AND(ISNUMBER([.C900]);ISNUMBER([.E900]));IF([.C900]&gt;[.E900];10000;IF([.C900]&lt;[.E90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6.p</text:p>
          </table:table-cell>
          <table:table-cell office:value-type="string" calcext:value-type="string">
            <text:p>memout</text:p>
          </table:table-cell>
          <table:table-cell table:formula="of:=IF([.C901]=&quot;timeout&quot;;10000;IF([.C90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01]=&quot;timeout&quot;;10000;IF([.E901]=&quot;memout&quot;;1;0))" office:value-type="float" office:value="1" calcext:value-type="float">
            <text:p>1</text:p>
          </table:table-cell>
          <table:table-cell table:style-name="ce901" table:formula="of:=IF(AND(ISNUMBER([.C901]);ISNUMBER([.E901]));IF([.C901]&gt;[.E901];10000;IF([.C901]&lt;[.E90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7.p</text:p>
          </table:table-cell>
          <table:table-cell office:value-type="string" calcext:value-type="string">
            <text:p>memout</text:p>
          </table:table-cell>
          <table:table-cell table:formula="of:=IF([.C902]=&quot;timeout&quot;;10000;IF([.C90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02]=&quot;timeout&quot;;10000;IF([.E902]=&quot;memout&quot;;1;0))" office:value-type="float" office:value="1" calcext:value-type="float">
            <text:p>1</text:p>
          </table:table-cell>
          <table:table-cell table:style-name="ce902" table:formula="of:=IF(AND(ISNUMBER([.C902]);ISNUMBER([.E902]));IF([.C902]&gt;[.E902];10000;IF([.C902]&lt;[.E90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8.p</text:p>
          </table:table-cell>
          <table:table-cell office:value-type="string" calcext:value-type="string">
            <text:p>memout</text:p>
          </table:table-cell>
          <table:table-cell table:formula="of:=IF([.C903]=&quot;timeout&quot;;10000;IF([.C90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03]=&quot;timeout&quot;;10000;IF([.E903]=&quot;memout&quot;;1;0))" office:value-type="float" office:value="1" calcext:value-type="float">
            <text:p>1</text:p>
          </table:table-cell>
          <table:table-cell table:style-name="ce903" table:formula="of:=IF(AND(ISNUMBER([.C903]);ISNUMBER([.E903]));IF([.C903]&gt;[.E903];10000;IF([.C903]&lt;[.E90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9.p</text:p>
          </table:table-cell>
          <table:table-cell office:value-type="string" calcext:value-type="string">
            <text:p>memout</text:p>
          </table:table-cell>
          <table:table-cell table:formula="of:=IF([.C904]=&quot;timeout&quot;;10000;IF([.C90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04]=&quot;timeout&quot;;10000;IF([.E904]=&quot;memout&quot;;1;0))" office:value-type="float" office:value="1" calcext:value-type="float">
            <text:p>1</text:p>
          </table:table-cell>
          <table:table-cell table:style-name="ce904" table:formula="of:=IF(AND(ISNUMBER([.C904]);ISNUMBER([.E904]));IF([.C904]&gt;[.E904];10000;IF([.C904]&lt;[.E90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.p</text:p>
          </table:table-cell>
          <table:table-cell office:value-type="string" calcext:value-type="string">
            <text:p>memout</text:p>
          </table:table-cell>
          <table:table-cell table:formula="of:=IF([.C905]=&quot;timeout&quot;;10000;IF([.C905]=&quot;memout&quot;;1;0))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IF([.E905]=&quot;timeout&quot;;10000;IF([.E905]=&quot;memout&quot;;1;0))" office:value-type="float" office:value="0" calcext:value-type="float">
            <text:p>0</text:p>
          </table:table-cell>
          <table:table-cell table:style-name="ce905" table:formula="of:=IF(AND(ISNUMBER([.C905]);ISNUMBER([.E905]));IF([.C905]&gt;[.E905];10000;IF([.C905]&lt;[.E90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0.p</text:p>
          </table:table-cell>
          <table:table-cell office:value-type="string" calcext:value-type="string">
            <text:p>memout</text:p>
          </table:table-cell>
          <table:table-cell table:formula="of:=IF([.C906]=&quot;timeout&quot;;10000;IF([.C90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06]=&quot;timeout&quot;;10000;IF([.E906]=&quot;memout&quot;;1;0))" office:value-type="float" office:value="1" calcext:value-type="float">
            <text:p>1</text:p>
          </table:table-cell>
          <table:table-cell table:style-name="ce906" table:formula="of:=IF(AND(ISNUMBER([.C906]);ISNUMBER([.E906]));IF([.C906]&gt;[.E906];10000;IF([.C906]&lt;[.E90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1.p</text:p>
          </table:table-cell>
          <table:table-cell office:value-type="string" calcext:value-type="string">
            <text:p>memout</text:p>
          </table:table-cell>
          <table:table-cell table:formula="of:=IF([.C907]=&quot;timeout&quot;;10000;IF([.C90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07]=&quot;timeout&quot;;10000;IF([.E907]=&quot;memout&quot;;1;0))" office:value-type="float" office:value="1" calcext:value-type="float">
            <text:p>1</text:p>
          </table:table-cell>
          <table:table-cell table:style-name="ce907" table:formula="of:=IF(AND(ISNUMBER([.C907]);ISNUMBER([.E907]));IF([.C907]&gt;[.E907];10000;IF([.C907]&lt;[.E90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2.p</text:p>
          </table:table-cell>
          <table:table-cell office:value-type="string" calcext:value-type="string">
            <text:p>memout</text:p>
          </table:table-cell>
          <table:table-cell table:formula="of:=IF([.C908]=&quot;timeout&quot;;10000;IF([.C90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08]=&quot;timeout&quot;;10000;IF([.E908]=&quot;memout&quot;;1;0))" office:value-type="float" office:value="1" calcext:value-type="float">
            <text:p>1</text:p>
          </table:table-cell>
          <table:table-cell table:style-name="ce908" table:formula="of:=IF(AND(ISNUMBER([.C908]);ISNUMBER([.E908]));IF([.C908]&gt;[.E908];10000;IF([.C908]&lt;[.E90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3.p</text:p>
          </table:table-cell>
          <table:table-cell office:value-type="string" calcext:value-type="string">
            <text:p>memout</text:p>
          </table:table-cell>
          <table:table-cell table:formula="of:=IF([.C909]=&quot;timeout&quot;;10000;IF([.C90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09]=&quot;timeout&quot;;10000;IF([.E909]=&quot;memout&quot;;1;0))" office:value-type="float" office:value="1" calcext:value-type="float">
            <text:p>1</text:p>
          </table:table-cell>
          <table:table-cell table:style-name="ce909" table:formula="of:=IF(AND(ISNUMBER([.C909]);ISNUMBER([.E909]));IF([.C909]&gt;[.E909];10000;IF([.C909]&lt;[.E90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4.p</text:p>
          </table:table-cell>
          <table:table-cell office:value-type="string" calcext:value-type="string">
            <text:p>memout</text:p>
          </table:table-cell>
          <table:table-cell table:formula="of:=IF([.C910]=&quot;timeout&quot;;10000;IF([.C91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10]=&quot;timeout&quot;;10000;IF([.E910]=&quot;memout&quot;;1;0))" office:value-type="float" office:value="1" calcext:value-type="float">
            <text:p>1</text:p>
          </table:table-cell>
          <table:table-cell table:style-name="ce910" table:formula="of:=IF(AND(ISNUMBER([.C910]);ISNUMBER([.E910]));IF([.C910]&gt;[.E910];10000;IF([.C910]&lt;[.E91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5.p</text:p>
          </table:table-cell>
          <table:table-cell office:value-type="string" calcext:value-type="string">
            <text:p>memout</text:p>
          </table:table-cell>
          <table:table-cell table:formula="of:=IF([.C911]=&quot;timeout&quot;;10000;IF([.C91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11]=&quot;timeout&quot;;10000;IF([.E911]=&quot;memout&quot;;1;0))" office:value-type="float" office:value="1" calcext:value-type="float">
            <text:p>1</text:p>
          </table:table-cell>
          <table:table-cell table:style-name="ce911" table:formula="of:=IF(AND(ISNUMBER([.C911]);ISNUMBER([.E911]));IF([.C911]&gt;[.E911];10000;IF([.C911]&lt;[.E91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6.p</text:p>
          </table:table-cell>
          <table:table-cell office:value-type="string" calcext:value-type="string">
            <text:p>memout</text:p>
          </table:table-cell>
          <table:table-cell table:formula="of:=IF([.C912]=&quot;timeout&quot;;10000;IF([.C91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12]=&quot;timeout&quot;;10000;IF([.E912]=&quot;memout&quot;;1;0))" office:value-type="float" office:value="1" calcext:value-type="float">
            <text:p>1</text:p>
          </table:table-cell>
          <table:table-cell table:style-name="ce912" table:formula="of:=IF(AND(ISNUMBER([.C912]);ISNUMBER([.E912]));IF([.C912]&gt;[.E912];10000;IF([.C912]&lt;[.E91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7.p</text:p>
          </table:table-cell>
          <table:table-cell office:value-type="string" calcext:value-type="string">
            <text:p>memout</text:p>
          </table:table-cell>
          <table:table-cell table:formula="of:=IF([.C913]=&quot;timeout&quot;;10000;IF([.C91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13]=&quot;timeout&quot;;10000;IF([.E913]=&quot;memout&quot;;1;0))" office:value-type="float" office:value="1" calcext:value-type="float">
            <text:p>1</text:p>
          </table:table-cell>
          <table:table-cell table:style-name="ce913" table:formula="of:=IF(AND(ISNUMBER([.C913]);ISNUMBER([.E913]));IF([.C913]&gt;[.E913];10000;IF([.C913]&lt;[.E91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8.p</text:p>
          </table:table-cell>
          <table:table-cell office:value-type="string" calcext:value-type="string">
            <text:p>memout</text:p>
          </table:table-cell>
          <table:table-cell table:formula="of:=IF([.C914]=&quot;timeout&quot;;10000;IF([.C91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14]=&quot;timeout&quot;;10000;IF([.E914]=&quot;memout&quot;;1;0))" office:value-type="float" office:value="1" calcext:value-type="float">
            <text:p>1</text:p>
          </table:table-cell>
          <table:table-cell table:style-name="ce914" table:formula="of:=IF(AND(ISNUMBER([.C914]);ISNUMBER([.E914]));IF([.C914]&gt;[.E914];10000;IF([.C914]&lt;[.E91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9.p</text:p>
          </table:table-cell>
          <table:table-cell office:value-type="string" calcext:value-type="string">
            <text:p>memout</text:p>
          </table:table-cell>
          <table:table-cell table:formula="of:=IF([.C915]=&quot;timeout&quot;;10000;IF([.C91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15]=&quot;timeout&quot;;10000;IF([.E915]=&quot;memout&quot;;1;0))" office:value-type="float" office:value="1" calcext:value-type="float">
            <text:p>1</text:p>
          </table:table-cell>
          <table:table-cell table:style-name="ce915" table:formula="of:=IF(AND(ISNUMBER([.C915]);ISNUMBER([.E915]));IF([.C915]&gt;[.E915];10000;IF([.C915]&lt;[.E91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.p</text:p>
          </table:table-cell>
          <table:table-cell office:value-type="string" calcext:value-type="string">
            <text:p>memout</text:p>
          </table:table-cell>
          <table:table-cell table:formula="of:=IF([.C916]=&quot;timeout&quot;;10000;IF([.C91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16]=&quot;timeout&quot;;10000;IF([.E916]=&quot;memout&quot;;1;0))" office:value-type="float" office:value="1" calcext:value-type="float">
            <text:p>1</text:p>
          </table:table-cell>
          <table:table-cell table:style-name="ce916" table:formula="of:=IF(AND(ISNUMBER([.C916]);ISNUMBER([.E916]));IF([.C916]&gt;[.E916];10000;IF([.C916]&lt;[.E91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0.p</text:p>
          </table:table-cell>
          <table:table-cell office:value-type="string" calcext:value-type="string">
            <text:p>memout</text:p>
          </table:table-cell>
          <table:table-cell table:formula="of:=IF([.C917]=&quot;timeout&quot;;10000;IF([.C91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17]=&quot;timeout&quot;;10000;IF([.E917]=&quot;memout&quot;;1;0))" office:value-type="float" office:value="1" calcext:value-type="float">
            <text:p>1</text:p>
          </table:table-cell>
          <table:table-cell table:style-name="ce917" table:formula="of:=IF(AND(ISNUMBER([.C917]);ISNUMBER([.E917]));IF([.C917]&gt;[.E917];10000;IF([.C917]&lt;[.E91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1.p</text:p>
          </table:table-cell>
          <table:table-cell office:value-type="string" calcext:value-type="string">
            <text:p>memout</text:p>
          </table:table-cell>
          <table:table-cell table:formula="of:=IF([.C918]=&quot;timeout&quot;;10000;IF([.C91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18]=&quot;timeout&quot;;10000;IF([.E918]=&quot;memout&quot;;1;0))" office:value-type="float" office:value="1" calcext:value-type="float">
            <text:p>1</text:p>
          </table:table-cell>
          <table:table-cell table:style-name="ce918" table:formula="of:=IF(AND(ISNUMBER([.C918]);ISNUMBER([.E918]));IF([.C918]&gt;[.E918];10000;IF([.C918]&lt;[.E91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2.p</text:p>
          </table:table-cell>
          <table:table-cell office:value-type="string" calcext:value-type="string">
            <text:p>memout</text:p>
          </table:table-cell>
          <table:table-cell table:formula="of:=IF([.C919]=&quot;timeout&quot;;10000;IF([.C91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19]=&quot;timeout&quot;;10000;IF([.E919]=&quot;memout&quot;;1;0))" office:value-type="float" office:value="1" calcext:value-type="float">
            <text:p>1</text:p>
          </table:table-cell>
          <table:table-cell table:style-name="ce919" table:formula="of:=IF(AND(ISNUMBER([.C919]);ISNUMBER([.E919]));IF([.C919]&gt;[.E919];10000;IF([.C919]&lt;[.E91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3.p</text:p>
          </table:table-cell>
          <table:table-cell office:value-type="string" calcext:value-type="string">
            <text:p>memout</text:p>
          </table:table-cell>
          <table:table-cell table:formula="of:=IF([.C920]=&quot;timeout&quot;;10000;IF([.C92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20]=&quot;timeout&quot;;10000;IF([.E920]=&quot;memout&quot;;1;0))" office:value-type="float" office:value="1" calcext:value-type="float">
            <text:p>1</text:p>
          </table:table-cell>
          <table:table-cell table:style-name="ce920" table:formula="of:=IF(AND(ISNUMBER([.C920]);ISNUMBER([.E920]));IF([.C920]&gt;[.E920];10000;IF([.C920]&lt;[.E92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4.p</text:p>
          </table:table-cell>
          <table:table-cell office:value-type="string" calcext:value-type="string">
            <text:p>memout</text:p>
          </table:table-cell>
          <table:table-cell table:formula="of:=IF([.C921]=&quot;timeout&quot;;10000;IF([.C92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21]=&quot;timeout&quot;;10000;IF([.E921]=&quot;memout&quot;;1;0))" office:value-type="float" office:value="1" calcext:value-type="float">
            <text:p>1</text:p>
          </table:table-cell>
          <table:table-cell table:style-name="ce921" table:formula="of:=IF(AND(ISNUMBER([.C921]);ISNUMBER([.E921]));IF([.C921]&gt;[.E921];10000;IF([.C921]&lt;[.E92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5.p</text:p>
          </table:table-cell>
          <table:table-cell office:value-type="string" calcext:value-type="string">
            <text:p>memout</text:p>
          </table:table-cell>
          <table:table-cell table:formula="of:=IF([.C922]=&quot;timeout&quot;;10000;IF([.C92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22]=&quot;timeout&quot;;10000;IF([.E922]=&quot;memout&quot;;1;0))" office:value-type="float" office:value="1" calcext:value-type="float">
            <text:p>1</text:p>
          </table:table-cell>
          <table:table-cell table:style-name="ce922" table:formula="of:=IF(AND(ISNUMBER([.C922]);ISNUMBER([.E922]));IF([.C922]&gt;[.E922];10000;IF([.C922]&lt;[.E92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6.p</text:p>
          </table:table-cell>
          <table:table-cell office:value-type="string" calcext:value-type="string">
            <text:p>memout</text:p>
          </table:table-cell>
          <table:table-cell table:formula="of:=IF([.C923]=&quot;timeout&quot;;10000;IF([.C92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23]=&quot;timeout&quot;;10000;IF([.E923]=&quot;memout&quot;;1;0))" office:value-type="float" office:value="1" calcext:value-type="float">
            <text:p>1</text:p>
          </table:table-cell>
          <table:table-cell table:style-name="ce923" table:formula="of:=IF(AND(ISNUMBER([.C923]);ISNUMBER([.E923]));IF([.C923]&gt;[.E923];10000;IF([.C923]&lt;[.E92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7.p</text:p>
          </table:table-cell>
          <table:table-cell office:value-type="string" calcext:value-type="string">
            <text:p>memout</text:p>
          </table:table-cell>
          <table:table-cell table:formula="of:=IF([.C924]=&quot;timeout&quot;;10000;IF([.C92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24]=&quot;timeout&quot;;10000;IF([.E924]=&quot;memout&quot;;1;0))" office:value-type="float" office:value="1" calcext:value-type="float">
            <text:p>1</text:p>
          </table:table-cell>
          <table:table-cell table:style-name="ce924" table:formula="of:=IF(AND(ISNUMBER([.C924]);ISNUMBER([.E924]));IF([.C924]&gt;[.E924];10000;IF([.C924]&lt;[.E92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8.p</text:p>
          </table:table-cell>
          <table:table-cell office:value-type="string" calcext:value-type="string">
            <text:p>memout</text:p>
          </table:table-cell>
          <table:table-cell table:formula="of:=IF([.C925]=&quot;timeout&quot;;10000;IF([.C92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25]=&quot;timeout&quot;;10000;IF([.E925]=&quot;memout&quot;;1;0))" office:value-type="float" office:value="1" calcext:value-type="float">
            <text:p>1</text:p>
          </table:table-cell>
          <table:table-cell table:style-name="ce925" table:formula="of:=IF(AND(ISNUMBER([.C925]);ISNUMBER([.E925]));IF([.C925]&gt;[.E925];10000;IF([.C925]&lt;[.E92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9.p</text:p>
          </table:table-cell>
          <table:table-cell office:value-type="string" calcext:value-type="string">
            <text:p>memout</text:p>
          </table:table-cell>
          <table:table-cell table:formula="of:=IF([.C926]=&quot;timeout&quot;;10000;IF([.C92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26]=&quot;timeout&quot;;10000;IF([.E926]=&quot;memout&quot;;1;0))" office:value-type="float" office:value="1" calcext:value-type="float">
            <text:p>1</text:p>
          </table:table-cell>
          <table:table-cell table:style-name="ce926" table:formula="of:=IF(AND(ISNUMBER([.C926]);ISNUMBER([.E926]));IF([.C926]&gt;[.E926];10000;IF([.C926]&lt;[.E92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.p</text:p>
          </table:table-cell>
          <table:table-cell office:value-type="string" calcext:value-type="string">
            <text:p>memout</text:p>
          </table:table-cell>
          <table:table-cell table:formula="of:=IF([.C927]=&quot;timeout&quot;;10000;IF([.C92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27]=&quot;timeout&quot;;10000;IF([.E927]=&quot;memout&quot;;1;0))" office:value-type="float" office:value="1" calcext:value-type="float">
            <text:p>1</text:p>
          </table:table-cell>
          <table:table-cell table:style-name="ce927" table:formula="of:=IF(AND(ISNUMBER([.C927]);ISNUMBER([.E927]));IF([.C927]&gt;[.E927];10000;IF([.C927]&lt;[.E92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0.p</text:p>
          </table:table-cell>
          <table:table-cell office:value-type="string" calcext:value-type="string">
            <text:p>memout</text:p>
          </table:table-cell>
          <table:table-cell table:formula="of:=IF([.C928]=&quot;timeout&quot;;10000;IF([.C92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28]=&quot;timeout&quot;;10000;IF([.E928]=&quot;memout&quot;;1;0))" office:value-type="float" office:value="1" calcext:value-type="float">
            <text:p>1</text:p>
          </table:table-cell>
          <table:table-cell table:style-name="ce928" table:formula="of:=IF(AND(ISNUMBER([.C928]);ISNUMBER([.E928]));IF([.C928]&gt;[.E928];10000;IF([.C928]&lt;[.E92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1.p</text:p>
          </table:table-cell>
          <table:table-cell office:value-type="string" calcext:value-type="string">
            <text:p>memout</text:p>
          </table:table-cell>
          <table:table-cell table:formula="of:=IF([.C929]=&quot;timeout&quot;;10000;IF([.C92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29]=&quot;timeout&quot;;10000;IF([.E929]=&quot;memout&quot;;1;0))" office:value-type="float" office:value="1" calcext:value-type="float">
            <text:p>1</text:p>
          </table:table-cell>
          <table:table-cell table:style-name="ce929" table:formula="of:=IF(AND(ISNUMBER([.C929]);ISNUMBER([.E929]));IF([.C929]&gt;[.E929];10000;IF([.C929]&lt;[.E92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2.p</text:p>
          </table:table-cell>
          <table:table-cell office:value-type="string" calcext:value-type="string">
            <text:p>memout</text:p>
          </table:table-cell>
          <table:table-cell table:formula="of:=IF([.C930]=&quot;timeout&quot;;10000;IF([.C93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30]=&quot;timeout&quot;;10000;IF([.E930]=&quot;memout&quot;;1;0))" office:value-type="float" office:value="1" calcext:value-type="float">
            <text:p>1</text:p>
          </table:table-cell>
          <table:table-cell table:style-name="ce930" table:formula="of:=IF(AND(ISNUMBER([.C930]);ISNUMBER([.E930]));IF([.C930]&gt;[.E930];10000;IF([.C930]&lt;[.E93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3.p</text:p>
          </table:table-cell>
          <table:table-cell office:value-type="string" calcext:value-type="string">
            <text:p>memout</text:p>
          </table:table-cell>
          <table:table-cell table:formula="of:=IF([.C931]=&quot;timeout&quot;;10000;IF([.C93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31]=&quot;timeout&quot;;10000;IF([.E931]=&quot;memout&quot;;1;0))" office:value-type="float" office:value="1" calcext:value-type="float">
            <text:p>1</text:p>
          </table:table-cell>
          <table:table-cell table:style-name="ce931" table:formula="of:=IF(AND(ISNUMBER([.C931]);ISNUMBER([.E931]));IF([.C931]&gt;[.E931];10000;IF([.C931]&lt;[.E93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4.p</text:p>
          </table:table-cell>
          <table:table-cell office:value-type="string" calcext:value-type="string">
            <text:p>memout</text:p>
          </table:table-cell>
          <table:table-cell table:formula="of:=IF([.C932]=&quot;timeout&quot;;10000;IF([.C93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32]=&quot;timeout&quot;;10000;IF([.E932]=&quot;memout&quot;;1;0))" office:value-type="float" office:value="1" calcext:value-type="float">
            <text:p>1</text:p>
          </table:table-cell>
          <table:table-cell table:style-name="ce932" table:formula="of:=IF(AND(ISNUMBER([.C932]);ISNUMBER([.E932]));IF([.C932]&gt;[.E932];10000;IF([.C932]&lt;[.E93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5.p</text:p>
          </table:table-cell>
          <table:table-cell office:value-type="string" calcext:value-type="string">
            <text:p>memout</text:p>
          </table:table-cell>
          <table:table-cell table:formula="of:=IF([.C933]=&quot;timeout&quot;;10000;IF([.C93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33]=&quot;timeout&quot;;10000;IF([.E933]=&quot;memout&quot;;1;0))" office:value-type="float" office:value="1" calcext:value-type="float">
            <text:p>1</text:p>
          </table:table-cell>
          <table:table-cell table:style-name="ce933" table:formula="of:=IF(AND(ISNUMBER([.C933]);ISNUMBER([.E933]));IF([.C933]&gt;[.E933];10000;IF([.C933]&lt;[.E93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6.p</text:p>
          </table:table-cell>
          <table:table-cell office:value-type="string" calcext:value-type="string">
            <text:p>memout</text:p>
          </table:table-cell>
          <table:table-cell table:formula="of:=IF([.C934]=&quot;timeout&quot;;10000;IF([.C93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34]=&quot;timeout&quot;;10000;IF([.E934]=&quot;memout&quot;;1;0))" office:value-type="float" office:value="1" calcext:value-type="float">
            <text:p>1</text:p>
          </table:table-cell>
          <table:table-cell table:style-name="ce934" table:formula="of:=IF(AND(ISNUMBER([.C934]);ISNUMBER([.E934]));IF([.C934]&gt;[.E934];10000;IF([.C934]&lt;[.E93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7.p</text:p>
          </table:table-cell>
          <table:table-cell office:value-type="string" calcext:value-type="string">
            <text:p>memout</text:p>
          </table:table-cell>
          <table:table-cell table:formula="of:=IF([.C935]=&quot;timeout&quot;;10000;IF([.C93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35]=&quot;timeout&quot;;10000;IF([.E935]=&quot;memout&quot;;1;0))" office:value-type="float" office:value="1" calcext:value-type="float">
            <text:p>1</text:p>
          </table:table-cell>
          <table:table-cell table:style-name="ce935" table:formula="of:=IF(AND(ISNUMBER([.C935]);ISNUMBER([.E935]));IF([.C935]&gt;[.E935];10000;IF([.C935]&lt;[.E93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8.p</text:p>
          </table:table-cell>
          <table:table-cell office:value-type="string" calcext:value-type="string">
            <text:p>memout</text:p>
          </table:table-cell>
          <table:table-cell table:formula="of:=IF([.C936]=&quot;timeout&quot;;10000;IF([.C93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36]=&quot;timeout&quot;;10000;IF([.E936]=&quot;memout&quot;;1;0))" office:value-type="float" office:value="1" calcext:value-type="float">
            <text:p>1</text:p>
          </table:table-cell>
          <table:table-cell table:style-name="ce936" table:formula="of:=IF(AND(ISNUMBER([.C936]);ISNUMBER([.E936]));IF([.C936]&gt;[.E936];10000;IF([.C936]&lt;[.E93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9.p</text:p>
          </table:table-cell>
          <table:table-cell office:value-type="string" calcext:value-type="string">
            <text:p>memout</text:p>
          </table:table-cell>
          <table:table-cell table:formula="of:=IF([.C937]=&quot;timeout&quot;;10000;IF([.C93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37]=&quot;timeout&quot;;10000;IF([.E937]=&quot;memout&quot;;1;0))" office:value-type="float" office:value="1" calcext:value-type="float">
            <text:p>1</text:p>
          </table:table-cell>
          <table:table-cell table:style-name="ce937" table:formula="of:=IF(AND(ISNUMBER([.C937]);ISNUMBER([.E937]));IF([.C937]&gt;[.E937];10000;IF([.C937]&lt;[.E93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.p</text:p>
          </table:table-cell>
          <table:table-cell office:value-type="float" office:value="19" calcext:value-type="float">
            <text:p>19</text:p>
          </table:table-cell>
          <table:table-cell table:formula="of:=IF([.C938]=&quot;timeout&quot;;10000;IF([.C93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938]=&quot;timeout&quot;;10000;IF([.E938]=&quot;memout&quot;;1;0))" office:value-type="float" office:value="0" calcext:value-type="float">
            <text:p>0</text:p>
          </table:table-cell>
          <table:table-cell table:style-name="ce938" table:formula="of:=IF(AND(ISNUMBER([.C938]);ISNUMBER([.E938]));IF([.C938]&gt;[.E938];10000;IF([.C938]&lt;[.E93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portiav2_10.p</text:p>
          </table:table-cell>
          <table:table-cell office:value-type="string" calcext:value-type="string">
            <text:p>memout</text:p>
          </table:table-cell>
          <table:table-cell table:formula="of:=IF([.C939]=&quot;timeout&quot;;10000;IF([.C93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39]=&quot;timeout&quot;;10000;IF([.E939]=&quot;memout&quot;;1;0))" office:value-type="float" office:value="1" calcext:value-type="float">
            <text:p>1</text:p>
          </table:table-cell>
          <table:table-cell table:style-name="ce939" table:formula="of:=IF(AND(ISNUMBER([.C939]);ISNUMBER([.E939]));IF([.C939]&gt;[.E939];10000;IF([.C939]&lt;[.E93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00.p</text:p>
          </table:table-cell>
          <table:table-cell office:value-type="string" calcext:value-type="string">
            <text:p>memout</text:p>
          </table:table-cell>
          <table:table-cell table:formula="of:=IF([.C940]=&quot;timeout&quot;;10000;IF([.C94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40]=&quot;timeout&quot;;10000;IF([.E940]=&quot;memout&quot;;1;0))" office:value-type="float" office:value="1" calcext:value-type="float">
            <text:p>1</text:p>
          </table:table-cell>
          <table:table-cell table:style-name="ce940" table:formula="of:=IF(AND(ISNUMBER([.C940]);ISNUMBER([.E940]));IF([.C940]&gt;[.E940];10000;IF([.C940]&lt;[.E94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1.p</text:p>
          </table:table-cell>
          <table:table-cell office:value-type="string" calcext:value-type="string">
            <text:p>memout</text:p>
          </table:table-cell>
          <table:table-cell table:formula="of:=IF([.C941]=&quot;timeout&quot;;10000;IF([.C94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41]=&quot;timeout&quot;;10000;IF([.E941]=&quot;memout&quot;;1;0))" office:value-type="float" office:value="1" calcext:value-type="float">
            <text:p>1</text:p>
          </table:table-cell>
          <table:table-cell table:style-name="ce941" table:formula="of:=IF(AND(ISNUMBER([.C941]);ISNUMBER([.E941]));IF([.C941]&gt;[.E941];10000;IF([.C941]&lt;[.E94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2.p</text:p>
          </table:table-cell>
          <table:table-cell office:value-type="string" calcext:value-type="string">
            <text:p>memout</text:p>
          </table:table-cell>
          <table:table-cell table:formula="of:=IF([.C942]=&quot;timeout&quot;;10000;IF([.C94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42]=&quot;timeout&quot;;10000;IF([.E942]=&quot;memout&quot;;1;0))" office:value-type="float" office:value="1" calcext:value-type="float">
            <text:p>1</text:p>
          </table:table-cell>
          <table:table-cell table:style-name="ce942" table:formula="of:=IF(AND(ISNUMBER([.C942]);ISNUMBER([.E942]));IF([.C942]&gt;[.E942];10000;IF([.C942]&lt;[.E94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3.p</text:p>
          </table:table-cell>
          <table:table-cell office:value-type="string" calcext:value-type="string">
            <text:p>memout</text:p>
          </table:table-cell>
          <table:table-cell table:formula="of:=IF([.C943]=&quot;timeout&quot;;10000;IF([.C94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43]=&quot;timeout&quot;;10000;IF([.E943]=&quot;memout&quot;;1;0))" office:value-type="float" office:value="1" calcext:value-type="float">
            <text:p>1</text:p>
          </table:table-cell>
          <table:table-cell table:style-name="ce943" table:formula="of:=IF(AND(ISNUMBER([.C943]);ISNUMBER([.E943]));IF([.C943]&gt;[.E943];10000;IF([.C943]&lt;[.E94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4.p</text:p>
          </table:table-cell>
          <table:table-cell office:value-type="string" calcext:value-type="string">
            <text:p>memout</text:p>
          </table:table-cell>
          <table:table-cell table:formula="of:=IF([.C944]=&quot;timeout&quot;;10000;IF([.C94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44]=&quot;timeout&quot;;10000;IF([.E944]=&quot;memout&quot;;1;0))" office:value-type="float" office:value="1" calcext:value-type="float">
            <text:p>1</text:p>
          </table:table-cell>
          <table:table-cell table:style-name="ce944" table:formula="of:=IF(AND(ISNUMBER([.C944]);ISNUMBER([.E944]));IF([.C944]&gt;[.E944];10000;IF([.C944]&lt;[.E94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5.p</text:p>
          </table:table-cell>
          <table:table-cell office:value-type="string" calcext:value-type="string">
            <text:p>memout</text:p>
          </table:table-cell>
          <table:table-cell table:formula="of:=IF([.C945]=&quot;timeout&quot;;10000;IF([.C94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45]=&quot;timeout&quot;;10000;IF([.E945]=&quot;memout&quot;;1;0))" office:value-type="float" office:value="1" calcext:value-type="float">
            <text:p>1</text:p>
          </table:table-cell>
          <table:table-cell table:style-name="ce945" table:formula="of:=IF(AND(ISNUMBER([.C945]);ISNUMBER([.E945]));IF([.C945]&gt;[.E945];10000;IF([.C945]&lt;[.E94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6.p</text:p>
          </table:table-cell>
          <table:table-cell office:value-type="string" calcext:value-type="string">
            <text:p>memout</text:p>
          </table:table-cell>
          <table:table-cell table:formula="of:=IF([.C946]=&quot;timeout&quot;;10000;IF([.C94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46]=&quot;timeout&quot;;10000;IF([.E946]=&quot;memout&quot;;1;0))" office:value-type="float" office:value="1" calcext:value-type="float">
            <text:p>1</text:p>
          </table:table-cell>
          <table:table-cell table:style-name="ce946" table:formula="of:=IF(AND(ISNUMBER([.C946]);ISNUMBER([.E946]));IF([.C946]&gt;[.E946];10000;IF([.C946]&lt;[.E94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7.p</text:p>
          </table:table-cell>
          <table:table-cell office:value-type="string" calcext:value-type="string">
            <text:p>memout</text:p>
          </table:table-cell>
          <table:table-cell table:formula="of:=IF([.C947]=&quot;timeout&quot;;10000;IF([.C94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47]=&quot;timeout&quot;;10000;IF([.E947]=&quot;memout&quot;;1;0))" office:value-type="float" office:value="1" calcext:value-type="float">
            <text:p>1</text:p>
          </table:table-cell>
          <table:table-cell table:style-name="ce947" table:formula="of:=IF(AND(ISNUMBER([.C947]);ISNUMBER([.E947]));IF([.C947]&gt;[.E947];10000;IF([.C947]&lt;[.E94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8.p</text:p>
          </table:table-cell>
          <table:table-cell office:value-type="string" calcext:value-type="string">
            <text:p>memout</text:p>
          </table:table-cell>
          <table:table-cell table:formula="of:=IF([.C948]=&quot;timeout&quot;;10000;IF([.C948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948]=&quot;timeout&quot;;10000;IF([.E948]=&quot;memout&quot;;1;0))" office:value-type="float" office:value="10000" calcext:value-type="float">
            <text:p>10000</text:p>
          </table:table-cell>
          <table:table-cell table:style-name="ce948" table:formula="of:=IF(AND(ISNUMBER([.C948]);ISNUMBER([.E948]));IF([.C948]&gt;[.E948];10000;IF([.C948]&lt;[.E94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9.p</text:p>
          </table:table-cell>
          <table:table-cell office:value-type="string" calcext:value-type="string">
            <text:p>memout</text:p>
          </table:table-cell>
          <table:table-cell table:formula="of:=IF([.C949]=&quot;timeout&quot;;10000;IF([.C949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949]=&quot;timeout&quot;;10000;IF([.E949]=&quot;memout&quot;;1;0))" office:value-type="float" office:value="10000" calcext:value-type="float">
            <text:p>10000</text:p>
          </table:table-cell>
          <table:table-cell table:style-name="ce949" table:formula="of:=IF(AND(ISNUMBER([.C949]);ISNUMBER([.E949]));IF([.C949]&gt;[.E949];10000;IF([.C949]&lt;[.E94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.p</text:p>
          </table:table-cell>
          <table:table-cell office:value-type="float" office:value="463" calcext:value-type="float">
            <text:p>463</text:p>
          </table:table-cell>
          <table:table-cell table:formula="of:=IF([.C950]=&quot;timeout&quot;;10000;IF([.C950]=&quot;memout&quot;;1;0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[.E950]=&quot;timeout&quot;;10000;IF([.E950]=&quot;memout&quot;;1;0))" office:value-type="float" office:value="0" calcext:value-type="float">
            <text:p>0</text:p>
          </table:table-cell>
          <table:table-cell table:style-name="ce950" table:formula="of:=IF(AND(ISNUMBER([.C950]);ISNUMBER([.E950]));IF([.C950]&gt;[.E950];10000;IF([.C950]&lt;[.E95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portiav2_20.p</text:p>
          </table:table-cell>
          <table:table-cell office:value-type="string" calcext:value-type="string">
            <text:p>memout</text:p>
          </table:table-cell>
          <table:table-cell table:formula="of:=IF([.C951]=&quot;timeout&quot;;10000;IF([.C951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951]=&quot;timeout&quot;;10000;IF([.E951]=&quot;memout&quot;;1;0))" office:value-type="float" office:value="10000" calcext:value-type="float">
            <text:p>10000</text:p>
          </table:table-cell>
          <table:table-cell table:style-name="ce951" table:formula="of:=IF(AND(ISNUMBER([.C951]);ISNUMBER([.E951]));IF([.C951]&gt;[.E951];10000;IF([.C951]&lt;[.E95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1.p</text:p>
          </table:table-cell>
          <table:table-cell office:value-type="string" calcext:value-type="string">
            <text:p>memout</text:p>
          </table:table-cell>
          <table:table-cell table:formula="of:=IF([.C952]=&quot;timeout&quot;;10000;IF([.C952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952]=&quot;timeout&quot;;10000;IF([.E952]=&quot;memout&quot;;1;0))" office:value-type="float" office:value="10000" calcext:value-type="float">
            <text:p>10000</text:p>
          </table:table-cell>
          <table:table-cell table:style-name="ce952" table:formula="of:=IF(AND(ISNUMBER([.C952]);ISNUMBER([.E952]));IF([.C952]&gt;[.E952];10000;IF([.C952]&lt;[.E95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2.p</text:p>
          </table:table-cell>
          <table:table-cell office:value-type="string" calcext:value-type="string">
            <text:p>memout</text:p>
          </table:table-cell>
          <table:table-cell table:formula="of:=IF([.C953]=&quot;timeout&quot;;10000;IF([.C95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53]=&quot;timeout&quot;;10000;IF([.E953]=&quot;memout&quot;;1;0))" office:value-type="float" office:value="1" calcext:value-type="float">
            <text:p>1</text:p>
          </table:table-cell>
          <table:table-cell table:style-name="ce953" table:formula="of:=IF(AND(ISNUMBER([.C953]);ISNUMBER([.E953]));IF([.C953]&gt;[.E953];10000;IF([.C953]&lt;[.E95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3.p</text:p>
          </table:table-cell>
          <table:table-cell office:value-type="string" calcext:value-type="string">
            <text:p>memout</text:p>
          </table:table-cell>
          <table:table-cell table:formula="of:=IF([.C954]=&quot;timeout&quot;;10000;IF([.C95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54]=&quot;timeout&quot;;10000;IF([.E954]=&quot;memout&quot;;1;0))" office:value-type="float" office:value="1" calcext:value-type="float">
            <text:p>1</text:p>
          </table:table-cell>
          <table:table-cell table:style-name="ce954" table:formula="of:=IF(AND(ISNUMBER([.C954]);ISNUMBER([.E954]));IF([.C954]&gt;[.E954];10000;IF([.C954]&lt;[.E95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4.p</text:p>
          </table:table-cell>
          <table:table-cell office:value-type="string" calcext:value-type="string">
            <text:p>memout</text:p>
          </table:table-cell>
          <table:table-cell table:formula="of:=IF([.C955]=&quot;timeout&quot;;10000;IF([.C95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55]=&quot;timeout&quot;;10000;IF([.E955]=&quot;memout&quot;;1;0))" office:value-type="float" office:value="1" calcext:value-type="float">
            <text:p>1</text:p>
          </table:table-cell>
          <table:table-cell table:style-name="ce955" table:formula="of:=IF(AND(ISNUMBER([.C955]);ISNUMBER([.E955]));IF([.C955]&gt;[.E955];10000;IF([.C955]&lt;[.E95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5.p</text:p>
          </table:table-cell>
          <table:table-cell office:value-type="string" calcext:value-type="string">
            <text:p>memout</text:p>
          </table:table-cell>
          <table:table-cell table:formula="of:=IF([.C956]=&quot;timeout&quot;;10000;IF([.C95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56]=&quot;timeout&quot;;10000;IF([.E956]=&quot;memout&quot;;1;0))" office:value-type="float" office:value="1" calcext:value-type="float">
            <text:p>1</text:p>
          </table:table-cell>
          <table:table-cell table:style-name="ce956" table:formula="of:=IF(AND(ISNUMBER([.C956]);ISNUMBER([.E956]));IF([.C956]&gt;[.E956];10000;IF([.C956]&lt;[.E95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6.p</text:p>
          </table:table-cell>
          <table:table-cell office:value-type="string" calcext:value-type="string">
            <text:p>memout</text:p>
          </table:table-cell>
          <table:table-cell table:formula="of:=IF([.C957]=&quot;timeout&quot;;10000;IF([.C95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57]=&quot;timeout&quot;;10000;IF([.E957]=&quot;memout&quot;;1;0))" office:value-type="float" office:value="1" calcext:value-type="float">
            <text:p>1</text:p>
          </table:table-cell>
          <table:table-cell table:style-name="ce957" table:formula="of:=IF(AND(ISNUMBER([.C957]);ISNUMBER([.E957]));IF([.C957]&gt;[.E957];10000;IF([.C957]&lt;[.E95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7.p</text:p>
          </table:table-cell>
          <table:table-cell office:value-type="string" calcext:value-type="string">
            <text:p>memout</text:p>
          </table:table-cell>
          <table:table-cell table:formula="of:=IF([.C958]=&quot;timeout&quot;;10000;IF([.C95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58]=&quot;timeout&quot;;10000;IF([.E958]=&quot;memout&quot;;1;0))" office:value-type="float" office:value="1" calcext:value-type="float">
            <text:p>1</text:p>
          </table:table-cell>
          <table:table-cell table:style-name="ce958" table:formula="of:=IF(AND(ISNUMBER([.C958]);ISNUMBER([.E958]));IF([.C958]&gt;[.E958];10000;IF([.C958]&lt;[.E95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8.p</text:p>
          </table:table-cell>
          <table:table-cell office:value-type="string" calcext:value-type="string">
            <text:p>memout</text:p>
          </table:table-cell>
          <table:table-cell table:formula="of:=IF([.C959]=&quot;timeout&quot;;10000;IF([.C95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59]=&quot;timeout&quot;;10000;IF([.E959]=&quot;memout&quot;;1;0))" office:value-type="float" office:value="1" calcext:value-type="float">
            <text:p>1</text:p>
          </table:table-cell>
          <table:table-cell table:style-name="ce959" table:formula="of:=IF(AND(ISNUMBER([.C959]);ISNUMBER([.E959]));IF([.C959]&gt;[.E959];10000;IF([.C959]&lt;[.E95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9.p</text:p>
          </table:table-cell>
          <table:table-cell office:value-type="string" calcext:value-type="string">
            <text:p>memout</text:p>
          </table:table-cell>
          <table:table-cell table:formula="of:=IF([.C960]=&quot;timeout&quot;;10000;IF([.C96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60]=&quot;timeout&quot;;10000;IF([.E960]=&quot;memout&quot;;1;0))" office:value-type="float" office:value="1" calcext:value-type="float">
            <text:p>1</text:p>
          </table:table-cell>
          <table:table-cell table:style-name="ce960" table:formula="of:=IF(AND(ISNUMBER([.C960]);ISNUMBER([.E960]));IF([.C960]&gt;[.E960];10000;IF([.C960]&lt;[.E96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.p</text:p>
          </table:table-cell>
          <table:table-cell office:value-type="float" office:value="10439" calcext:value-type="float">
            <text:p>10439</text:p>
          </table:table-cell>
          <table:table-cell table:formula="of:=IF([.C961]=&quot;timeout&quot;;10000;IF([.C961]=&quot;memout&quot;;1;0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IF([.E961]=&quot;timeout&quot;;10000;IF([.E961]=&quot;memout&quot;;1;0))" office:value-type="float" office:value="0" calcext:value-type="float">
            <text:p>0</text:p>
          </table:table-cell>
          <table:table-cell table:style-name="ce961" table:formula="of:=IF(AND(ISNUMBER([.C961]);ISNUMBER([.E961]));IF([.C961]&gt;[.E961];10000;IF([.C961]&lt;[.E96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portiav2_30.p</text:p>
          </table:table-cell>
          <table:table-cell office:value-type="string" calcext:value-type="string">
            <text:p>memout</text:p>
          </table:table-cell>
          <table:table-cell table:formula="of:=IF([.C962]=&quot;timeout&quot;;10000;IF([.C96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62]=&quot;timeout&quot;;10000;IF([.E962]=&quot;memout&quot;;1;0))" office:value-type="float" office:value="1" calcext:value-type="float">
            <text:p>1</text:p>
          </table:table-cell>
          <table:table-cell table:style-name="ce962" table:formula="of:=IF(AND(ISNUMBER([.C962]);ISNUMBER([.E962]));IF([.C962]&gt;[.E962];10000;IF([.C962]&lt;[.E96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1.p</text:p>
          </table:table-cell>
          <table:table-cell office:value-type="string" calcext:value-type="string">
            <text:p>memout</text:p>
          </table:table-cell>
          <table:table-cell table:formula="of:=IF([.C963]=&quot;timeout&quot;;10000;IF([.C96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63]=&quot;timeout&quot;;10000;IF([.E963]=&quot;memout&quot;;1;0))" office:value-type="float" office:value="1" calcext:value-type="float">
            <text:p>1</text:p>
          </table:table-cell>
          <table:table-cell table:style-name="ce963" table:formula="of:=IF(AND(ISNUMBER([.C963]);ISNUMBER([.E963]));IF([.C963]&gt;[.E963];10000;IF([.C963]&lt;[.E96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2.p</text:p>
          </table:table-cell>
          <table:table-cell office:value-type="string" calcext:value-type="string">
            <text:p>memout</text:p>
          </table:table-cell>
          <table:table-cell table:formula="of:=IF([.C964]=&quot;timeout&quot;;10000;IF([.C96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64]=&quot;timeout&quot;;10000;IF([.E964]=&quot;memout&quot;;1;0))" office:value-type="float" office:value="1" calcext:value-type="float">
            <text:p>1</text:p>
          </table:table-cell>
          <table:table-cell table:style-name="ce964" table:formula="of:=IF(AND(ISNUMBER([.C964]);ISNUMBER([.E964]));IF([.C964]&gt;[.E964];10000;IF([.C964]&lt;[.E96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3.p</text:p>
          </table:table-cell>
          <table:table-cell office:value-type="string" calcext:value-type="string">
            <text:p>memout</text:p>
          </table:table-cell>
          <table:table-cell table:formula="of:=IF([.C965]=&quot;timeout&quot;;10000;IF([.C96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65]=&quot;timeout&quot;;10000;IF([.E965]=&quot;memout&quot;;1;0))" office:value-type="float" office:value="1" calcext:value-type="float">
            <text:p>1</text:p>
          </table:table-cell>
          <table:table-cell table:style-name="ce965" table:formula="of:=IF(AND(ISNUMBER([.C965]);ISNUMBER([.E965]));IF([.C965]&gt;[.E965];10000;IF([.C965]&lt;[.E96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4.p</text:p>
          </table:table-cell>
          <table:table-cell office:value-type="string" calcext:value-type="string">
            <text:p>memout</text:p>
          </table:table-cell>
          <table:table-cell table:formula="of:=IF([.C966]=&quot;timeout&quot;;10000;IF([.C96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66]=&quot;timeout&quot;;10000;IF([.E966]=&quot;memout&quot;;1;0))" office:value-type="float" office:value="1" calcext:value-type="float">
            <text:p>1</text:p>
          </table:table-cell>
          <table:table-cell table:style-name="ce966" table:formula="of:=IF(AND(ISNUMBER([.C966]);ISNUMBER([.E966]));IF([.C966]&gt;[.E966];10000;IF([.C966]&lt;[.E96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5.p</text:p>
          </table:table-cell>
          <table:table-cell office:value-type="string" calcext:value-type="string">
            <text:p>memout</text:p>
          </table:table-cell>
          <table:table-cell table:formula="of:=IF([.C967]=&quot;timeout&quot;;10000;IF([.C96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67]=&quot;timeout&quot;;10000;IF([.E967]=&quot;memout&quot;;1;0))" office:value-type="float" office:value="1" calcext:value-type="float">
            <text:p>1</text:p>
          </table:table-cell>
          <table:table-cell table:style-name="ce967" table:formula="of:=IF(AND(ISNUMBER([.C967]);ISNUMBER([.E967]));IF([.C967]&gt;[.E967];10000;IF([.C967]&lt;[.E96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6.p</text:p>
          </table:table-cell>
          <table:table-cell office:value-type="string" calcext:value-type="string">
            <text:p>memout</text:p>
          </table:table-cell>
          <table:table-cell table:formula="of:=IF([.C968]=&quot;timeout&quot;;10000;IF([.C96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68]=&quot;timeout&quot;;10000;IF([.E968]=&quot;memout&quot;;1;0))" office:value-type="float" office:value="1" calcext:value-type="float">
            <text:p>1</text:p>
          </table:table-cell>
          <table:table-cell table:style-name="ce968" table:formula="of:=IF(AND(ISNUMBER([.C968]);ISNUMBER([.E968]));IF([.C968]&gt;[.E968];10000;IF([.C968]&lt;[.E96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7.p</text:p>
          </table:table-cell>
          <table:table-cell office:value-type="string" calcext:value-type="string">
            <text:p>memout</text:p>
          </table:table-cell>
          <table:table-cell table:formula="of:=IF([.C969]=&quot;timeout&quot;;10000;IF([.C96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69]=&quot;timeout&quot;;10000;IF([.E969]=&quot;memout&quot;;1;0))" office:value-type="float" office:value="1" calcext:value-type="float">
            <text:p>1</text:p>
          </table:table-cell>
          <table:table-cell table:style-name="ce969" table:formula="of:=IF(AND(ISNUMBER([.C969]);ISNUMBER([.E969]));IF([.C969]&gt;[.E969];10000;IF([.C969]&lt;[.E96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8.p</text:p>
          </table:table-cell>
          <table:table-cell office:value-type="string" calcext:value-type="string">
            <text:p>memout</text:p>
          </table:table-cell>
          <table:table-cell table:formula="of:=IF([.C970]=&quot;timeout&quot;;10000;IF([.C97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70]=&quot;timeout&quot;;10000;IF([.E970]=&quot;memout&quot;;1;0))" office:value-type="float" office:value="1" calcext:value-type="float">
            <text:p>1</text:p>
          </table:table-cell>
          <table:table-cell table:style-name="ce970" table:formula="of:=IF(AND(ISNUMBER([.C970]);ISNUMBER([.E970]));IF([.C970]&gt;[.E970];10000;IF([.C970]&lt;[.E97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9.p</text:p>
          </table:table-cell>
          <table:table-cell office:value-type="string" calcext:value-type="string">
            <text:p>memout</text:p>
          </table:table-cell>
          <table:table-cell table:formula="of:=IF([.C971]=&quot;timeout&quot;;10000;IF([.C97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71]=&quot;timeout&quot;;10000;IF([.E971]=&quot;memout&quot;;1;0))" office:value-type="float" office:value="1" calcext:value-type="float">
            <text:p>1</text:p>
          </table:table-cell>
          <table:table-cell table:style-name="ce971" table:formula="of:=IF(AND(ISNUMBER([.C971]);ISNUMBER([.E971]));IF([.C971]&gt;[.E971];10000;IF([.C971]&lt;[.E97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.p</text:p>
          </table:table-cell>
          <table:table-cell office:value-type="float" office:value="324351" calcext:value-type="float">
            <text:p>324351</text:p>
          </table:table-cell>
          <table:table-cell table:formula="of:=IF([.C972]=&quot;timeout&quot;;10000;IF([.C972]=&quot;memout&quot;;1;0)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[.E972]=&quot;timeout&quot;;10000;IF([.E972]=&quot;memout&quot;;1;0))" office:value-type="float" office:value="0" calcext:value-type="float">
            <text:p>0</text:p>
          </table:table-cell>
          <table:table-cell table:style-name="ce972" table:formula="of:=IF(AND(ISNUMBER([.C972]);ISNUMBER([.E972]));IF([.C972]&gt;[.E972];10000;IF([.C972]&lt;[.E97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portiav2_40.p</text:p>
          </table:table-cell>
          <table:table-cell office:value-type="string" calcext:value-type="string">
            <text:p>memout</text:p>
          </table:table-cell>
          <table:table-cell table:formula="of:=IF([.C973]=&quot;timeout&quot;;10000;IF([.C97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73]=&quot;timeout&quot;;10000;IF([.E973]=&quot;memout&quot;;1;0))" office:value-type="float" office:value="1" calcext:value-type="float">
            <text:p>1</text:p>
          </table:table-cell>
          <table:table-cell table:style-name="ce973" table:formula="of:=IF(AND(ISNUMBER([.C973]);ISNUMBER([.E973]));IF([.C973]&gt;[.E973];10000;IF([.C973]&lt;[.E97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1.p</text:p>
          </table:table-cell>
          <table:table-cell office:value-type="string" calcext:value-type="string">
            <text:p>memout</text:p>
          </table:table-cell>
          <table:table-cell table:formula="of:=IF([.C974]=&quot;timeout&quot;;10000;IF([.C97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74]=&quot;timeout&quot;;10000;IF([.E974]=&quot;memout&quot;;1;0))" office:value-type="float" office:value="1" calcext:value-type="float">
            <text:p>1</text:p>
          </table:table-cell>
          <table:table-cell table:style-name="ce974" table:formula="of:=IF(AND(ISNUMBER([.C974]);ISNUMBER([.E974]));IF([.C974]&gt;[.E974];10000;IF([.C974]&lt;[.E97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2.p</text:p>
          </table:table-cell>
          <table:table-cell office:value-type="string" calcext:value-type="string">
            <text:p>memout</text:p>
          </table:table-cell>
          <table:table-cell table:formula="of:=IF([.C975]=&quot;timeout&quot;;10000;IF([.C97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75]=&quot;timeout&quot;;10000;IF([.E975]=&quot;memout&quot;;1;0))" office:value-type="float" office:value="1" calcext:value-type="float">
            <text:p>1</text:p>
          </table:table-cell>
          <table:table-cell table:style-name="ce975" table:formula="of:=IF(AND(ISNUMBER([.C975]);ISNUMBER([.E975]));IF([.C975]&gt;[.E975];10000;IF([.C975]&lt;[.E97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3.p</text:p>
          </table:table-cell>
          <table:table-cell office:value-type="string" calcext:value-type="string">
            <text:p>memout</text:p>
          </table:table-cell>
          <table:table-cell table:formula="of:=IF([.C976]=&quot;timeout&quot;;10000;IF([.C97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76]=&quot;timeout&quot;;10000;IF([.E976]=&quot;memout&quot;;1;0))" office:value-type="float" office:value="1" calcext:value-type="float">
            <text:p>1</text:p>
          </table:table-cell>
          <table:table-cell table:style-name="ce976" table:formula="of:=IF(AND(ISNUMBER([.C976]);ISNUMBER([.E976]));IF([.C976]&gt;[.E976];10000;IF([.C976]&lt;[.E97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4.p</text:p>
          </table:table-cell>
          <table:table-cell office:value-type="string" calcext:value-type="string">
            <text:p>memout</text:p>
          </table:table-cell>
          <table:table-cell table:formula="of:=IF([.C977]=&quot;timeout&quot;;10000;IF([.C97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77]=&quot;timeout&quot;;10000;IF([.E977]=&quot;memout&quot;;1;0))" office:value-type="float" office:value="1" calcext:value-type="float">
            <text:p>1</text:p>
          </table:table-cell>
          <table:table-cell table:style-name="ce977" table:formula="of:=IF(AND(ISNUMBER([.C977]);ISNUMBER([.E977]));IF([.C977]&gt;[.E977];10000;IF([.C977]&lt;[.E97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5.p</text:p>
          </table:table-cell>
          <table:table-cell office:value-type="string" calcext:value-type="string">
            <text:p>memout</text:p>
          </table:table-cell>
          <table:table-cell table:formula="of:=IF([.C978]=&quot;timeout&quot;;10000;IF([.C97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78]=&quot;timeout&quot;;10000;IF([.E978]=&quot;memout&quot;;1;0))" office:value-type="float" office:value="1" calcext:value-type="float">
            <text:p>1</text:p>
          </table:table-cell>
          <table:table-cell table:style-name="ce978" table:formula="of:=IF(AND(ISNUMBER([.C978]);ISNUMBER([.E978]));IF([.C978]&gt;[.E978];10000;IF([.C978]&lt;[.E97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6.p</text:p>
          </table:table-cell>
          <table:table-cell office:value-type="string" calcext:value-type="string">
            <text:p>memout</text:p>
          </table:table-cell>
          <table:table-cell table:formula="of:=IF([.C979]=&quot;timeout&quot;;10000;IF([.C97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79]=&quot;timeout&quot;;10000;IF([.E979]=&quot;memout&quot;;1;0))" office:value-type="float" office:value="1" calcext:value-type="float">
            <text:p>1</text:p>
          </table:table-cell>
          <table:table-cell table:style-name="ce979" table:formula="of:=IF(AND(ISNUMBER([.C979]);ISNUMBER([.E979]));IF([.C979]&gt;[.E979];10000;IF([.C979]&lt;[.E97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7.p</text:p>
          </table:table-cell>
          <table:table-cell office:value-type="string" calcext:value-type="string">
            <text:p>memout</text:p>
          </table:table-cell>
          <table:table-cell table:formula="of:=IF([.C980]=&quot;timeout&quot;;10000;IF([.C98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80]=&quot;timeout&quot;;10000;IF([.E980]=&quot;memout&quot;;1;0))" office:value-type="float" office:value="1" calcext:value-type="float">
            <text:p>1</text:p>
          </table:table-cell>
          <table:table-cell table:style-name="ce980" table:formula="of:=IF(AND(ISNUMBER([.C980]);ISNUMBER([.E980]));IF([.C980]&gt;[.E980];10000;IF([.C980]&lt;[.E98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8.p</text:p>
          </table:table-cell>
          <table:table-cell office:value-type="string" calcext:value-type="string">
            <text:p>memout</text:p>
          </table:table-cell>
          <table:table-cell table:formula="of:=IF([.C981]=&quot;timeout&quot;;10000;IF([.C98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81]=&quot;timeout&quot;;10000;IF([.E981]=&quot;memout&quot;;1;0))" office:value-type="float" office:value="1" calcext:value-type="float">
            <text:p>1</text:p>
          </table:table-cell>
          <table:table-cell table:style-name="ce981" table:formula="of:=IF(AND(ISNUMBER([.C981]);ISNUMBER([.E981]));IF([.C981]&gt;[.E981];10000;IF([.C981]&lt;[.E98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9.p</text:p>
          </table:table-cell>
          <table:table-cell office:value-type="string" calcext:value-type="string">
            <text:p>memout</text:p>
          </table:table-cell>
          <table:table-cell table:formula="of:=IF([.C982]=&quot;timeout&quot;;10000;IF([.C98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82]=&quot;timeout&quot;;10000;IF([.E982]=&quot;memout&quot;;1;0))" office:value-type="float" office:value="1" calcext:value-type="float">
            <text:p>1</text:p>
          </table:table-cell>
          <table:table-cell table:style-name="ce982" table:formula="of:=IF(AND(ISNUMBER([.C982]);ISNUMBER([.E982]));IF([.C982]&gt;[.E982];10000;IF([.C982]&lt;[.E98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.p</text:p>
          </table:table-cell>
          <table:table-cell office:value-type="float" office:value="12268799" calcext:value-type="float">
            <text:p>12268799</text:p>
          </table:table-cell>
          <table:table-cell table:formula="of:=IF([.C983]=&quot;timeout&quot;;10000;IF([.C983]=&quot;memout&quot;;1;0)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IF([.E983]=&quot;timeout&quot;;10000;IF([.E983]=&quot;memout&quot;;1;0))" office:value-type="float" office:value="0" calcext:value-type="float">
            <text:p>0</text:p>
          </table:table-cell>
          <table:table-cell table:style-name="ce983" table:formula="of:=IF(AND(ISNUMBER([.C983]);ISNUMBER([.E983]));IF([.C983]&gt;[.E983];10000;IF([.C983]&lt;[.E98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egportiav2_50.p</text:p>
          </table:table-cell>
          <table:table-cell office:value-type="string" calcext:value-type="string">
            <text:p>memout</text:p>
          </table:table-cell>
          <table:table-cell table:formula="of:=IF([.C984]=&quot;timeout&quot;;10000;IF([.C98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84]=&quot;timeout&quot;;10000;IF([.E984]=&quot;memout&quot;;1;0))" office:value-type="float" office:value="1" calcext:value-type="float">
            <text:p>1</text:p>
          </table:table-cell>
          <table:table-cell table:style-name="ce984" table:formula="of:=IF(AND(ISNUMBER([.C984]);ISNUMBER([.E984]));IF([.C984]&gt;[.E984];10000;IF([.C984]&lt;[.E98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1.p</text:p>
          </table:table-cell>
          <table:table-cell office:value-type="string" calcext:value-type="string">
            <text:p>memout</text:p>
          </table:table-cell>
          <table:table-cell table:formula="of:=IF([.C985]=&quot;timeout&quot;;10000;IF([.C98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85]=&quot;timeout&quot;;10000;IF([.E985]=&quot;memout&quot;;1;0))" office:value-type="float" office:value="1" calcext:value-type="float">
            <text:p>1</text:p>
          </table:table-cell>
          <table:table-cell table:style-name="ce985" table:formula="of:=IF(AND(ISNUMBER([.C985]);ISNUMBER([.E985]));IF([.C985]&gt;[.E985];10000;IF([.C985]&lt;[.E98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2.p</text:p>
          </table:table-cell>
          <table:table-cell office:value-type="string" calcext:value-type="string">
            <text:p>memout</text:p>
          </table:table-cell>
          <table:table-cell table:formula="of:=IF([.C986]=&quot;timeout&quot;;10000;IF([.C98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86]=&quot;timeout&quot;;10000;IF([.E986]=&quot;memout&quot;;1;0))" office:value-type="float" office:value="1" calcext:value-type="float">
            <text:p>1</text:p>
          </table:table-cell>
          <table:table-cell table:style-name="ce986" table:formula="of:=IF(AND(ISNUMBER([.C986]);ISNUMBER([.E986]));IF([.C986]&gt;[.E986];10000;IF([.C986]&lt;[.E98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3.p</text:p>
          </table:table-cell>
          <table:table-cell office:value-type="string" calcext:value-type="string">
            <text:p>memout</text:p>
          </table:table-cell>
          <table:table-cell table:formula="of:=IF([.C987]=&quot;timeout&quot;;10000;IF([.C98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87]=&quot;timeout&quot;;10000;IF([.E987]=&quot;memout&quot;;1;0))" office:value-type="float" office:value="1" calcext:value-type="float">
            <text:p>1</text:p>
          </table:table-cell>
          <table:table-cell table:style-name="ce987" table:formula="of:=IF(AND(ISNUMBER([.C987]);ISNUMBER([.E987]));IF([.C987]&gt;[.E987];10000;IF([.C987]&lt;[.E98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4.p</text:p>
          </table:table-cell>
          <table:table-cell office:value-type="string" calcext:value-type="string">
            <text:p>memout</text:p>
          </table:table-cell>
          <table:table-cell table:formula="of:=IF([.C988]=&quot;timeout&quot;;10000;IF([.C98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88]=&quot;timeout&quot;;10000;IF([.E988]=&quot;memout&quot;;1;0))" office:value-type="float" office:value="1" calcext:value-type="float">
            <text:p>1</text:p>
          </table:table-cell>
          <table:table-cell table:style-name="ce988" table:formula="of:=IF(AND(ISNUMBER([.C988]);ISNUMBER([.E988]));IF([.C988]&gt;[.E988];10000;IF([.C988]&lt;[.E98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5.p</text:p>
          </table:table-cell>
          <table:table-cell office:value-type="string" calcext:value-type="string">
            <text:p>memout</text:p>
          </table:table-cell>
          <table:table-cell table:formula="of:=IF([.C989]=&quot;timeout&quot;;10000;IF([.C98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89]=&quot;timeout&quot;;10000;IF([.E989]=&quot;memout&quot;;1;0))" office:value-type="float" office:value="1" calcext:value-type="float">
            <text:p>1</text:p>
          </table:table-cell>
          <table:table-cell table:style-name="ce989" table:formula="of:=IF(AND(ISNUMBER([.C989]);ISNUMBER([.E989]));IF([.C989]&gt;[.E989];10000;IF([.C989]&lt;[.E98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6.p</text:p>
          </table:table-cell>
          <table:table-cell office:value-type="string" calcext:value-type="string">
            <text:p>memout</text:p>
          </table:table-cell>
          <table:table-cell table:formula="of:=IF([.C990]=&quot;timeout&quot;;10000;IF([.C99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90]=&quot;timeout&quot;;10000;IF([.E990]=&quot;memout&quot;;1;0))" office:value-type="float" office:value="1" calcext:value-type="float">
            <text:p>1</text:p>
          </table:table-cell>
          <table:table-cell table:style-name="ce990" table:formula="of:=IF(AND(ISNUMBER([.C990]);ISNUMBER([.E990]));IF([.C990]&gt;[.E990];10000;IF([.C990]&lt;[.E99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7.p</text:p>
          </table:table-cell>
          <table:table-cell office:value-type="string" calcext:value-type="string">
            <text:p>memout</text:p>
          </table:table-cell>
          <table:table-cell table:formula="of:=IF([.C991]=&quot;timeout&quot;;10000;IF([.C99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91]=&quot;timeout&quot;;10000;IF([.E991]=&quot;memout&quot;;1;0))" office:value-type="float" office:value="1" calcext:value-type="float">
            <text:p>1</text:p>
          </table:table-cell>
          <table:table-cell table:style-name="ce991" table:formula="of:=IF(AND(ISNUMBER([.C991]);ISNUMBER([.E991]));IF([.C991]&gt;[.E991];10000;IF([.C991]&lt;[.E99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8.p</text:p>
          </table:table-cell>
          <table:table-cell office:value-type="string" calcext:value-type="string">
            <text:p>memout</text:p>
          </table:table-cell>
          <table:table-cell table:formula="of:=IF([.C992]=&quot;timeout&quot;;10000;IF([.C99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92]=&quot;timeout&quot;;10000;IF([.E992]=&quot;memout&quot;;1;0))" office:value-type="float" office:value="1" calcext:value-type="float">
            <text:p>1</text:p>
          </table:table-cell>
          <table:table-cell table:style-name="ce992" table:formula="of:=IF(AND(ISNUMBER([.C992]);ISNUMBER([.E992]));IF([.C992]&gt;[.E992];10000;IF([.C992]&lt;[.E99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9.p</text:p>
          </table:table-cell>
          <table:table-cell office:value-type="string" calcext:value-type="string">
            <text:p>memout</text:p>
          </table:table-cell>
          <table:table-cell table:formula="of:=IF([.C993]=&quot;timeout&quot;;10000;IF([.C99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93]=&quot;timeout&quot;;10000;IF([.E993]=&quot;memout&quot;;1;0))" office:value-type="float" office:value="1" calcext:value-type="float">
            <text:p>1</text:p>
          </table:table-cell>
          <table:table-cell table:style-name="ce993" table:formula="of:=IF(AND(ISNUMBER([.C993]);ISNUMBER([.E993]));IF([.C993]&gt;[.E993];10000;IF([.C993]&lt;[.E99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.p</text:p>
          </table:table-cell>
          <table:table-cell office:value-type="string" calcext:value-type="string">
            <text:p>memout</text:p>
          </table:table-cell>
          <table:table-cell table:formula="of:=IF([.C994]=&quot;timeout&quot;;10000;IF([.C994]=&quot;memout&quot;;1;0)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[.E994]=&quot;timeout&quot;;10000;IF([.E994]=&quot;memout&quot;;1;0))" office:value-type="float" office:value="0" calcext:value-type="float">
            <text:p>0</text:p>
          </table:table-cell>
          <table:table-cell table:style-name="ce994" table:formula="of:=IF(AND(ISNUMBER([.C994]);ISNUMBER([.E994]));IF([.C994]&gt;[.E994];10000;IF([.C994]&lt;[.E99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0.p</text:p>
          </table:table-cell>
          <table:table-cell office:value-type="string" calcext:value-type="string">
            <text:p>memout</text:p>
          </table:table-cell>
          <table:table-cell table:formula="of:=IF([.C995]=&quot;timeout&quot;;10000;IF([.C99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95]=&quot;timeout&quot;;10000;IF([.E995]=&quot;memout&quot;;1;0))" office:value-type="float" office:value="1" calcext:value-type="float">
            <text:p>1</text:p>
          </table:table-cell>
          <table:table-cell table:style-name="ce995" table:formula="of:=IF(AND(ISNUMBER([.C995]);ISNUMBER([.E995]));IF([.C995]&gt;[.E995];10000;IF([.C995]&lt;[.E99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1.p</text:p>
          </table:table-cell>
          <table:table-cell office:value-type="string" calcext:value-type="string">
            <text:p>memout</text:p>
          </table:table-cell>
          <table:table-cell table:formula="of:=IF([.C996]=&quot;timeout&quot;;10000;IF([.C99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96]=&quot;timeout&quot;;10000;IF([.E996]=&quot;memout&quot;;1;0))" office:value-type="float" office:value="1" calcext:value-type="float">
            <text:p>1</text:p>
          </table:table-cell>
          <table:table-cell table:style-name="ce996" table:formula="of:=IF(AND(ISNUMBER([.C996]);ISNUMBER([.E996]));IF([.C996]&gt;[.E996];10000;IF([.C996]&lt;[.E99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2.p</text:p>
          </table:table-cell>
          <table:table-cell office:value-type="string" calcext:value-type="string">
            <text:p>memout</text:p>
          </table:table-cell>
          <table:table-cell table:formula="of:=IF([.C997]=&quot;timeout&quot;;10000;IF([.C99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97]=&quot;timeout&quot;;10000;IF([.E997]=&quot;memout&quot;;1;0))" office:value-type="float" office:value="1" calcext:value-type="float">
            <text:p>1</text:p>
          </table:table-cell>
          <table:table-cell table:style-name="ce997" table:formula="of:=IF(AND(ISNUMBER([.C997]);ISNUMBER([.E997]));IF([.C997]&gt;[.E997];10000;IF([.C997]&lt;[.E99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3.p</text:p>
          </table:table-cell>
          <table:table-cell office:value-type="string" calcext:value-type="string">
            <text:p>memout</text:p>
          </table:table-cell>
          <table:table-cell table:formula="of:=IF([.C998]=&quot;timeout&quot;;10000;IF([.C99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98]=&quot;timeout&quot;;10000;IF([.E998]=&quot;memout&quot;;1;0))" office:value-type="float" office:value="1" calcext:value-type="float">
            <text:p>1</text:p>
          </table:table-cell>
          <table:table-cell table:style-name="ce998" table:formula="of:=IF(AND(ISNUMBER([.C998]);ISNUMBER([.E998]));IF([.C998]&gt;[.E998];10000;IF([.C998]&lt;[.E99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4.p</text:p>
          </table:table-cell>
          <table:table-cell office:value-type="string" calcext:value-type="string">
            <text:p>memout</text:p>
          </table:table-cell>
          <table:table-cell table:formula="of:=IF([.C999]=&quot;timeout&quot;;10000;IF([.C99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999]=&quot;timeout&quot;;10000;IF([.E999]=&quot;memout&quot;;1;0))" office:value-type="float" office:value="1" calcext:value-type="float">
            <text:p>1</text:p>
          </table:table-cell>
          <table:table-cell table:style-name="ce999" table:formula="of:=IF(AND(ISNUMBER([.C999]);ISNUMBER([.E999]));IF([.C999]&gt;[.E999];10000;IF([.C999]&lt;[.E99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5.p</text:p>
          </table:table-cell>
          <table:table-cell office:value-type="string" calcext:value-type="string">
            <text:p>memout</text:p>
          </table:table-cell>
          <table:table-cell table:formula="of:=IF([.C1000]=&quot;timeout&quot;;10000;IF([.C100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00]=&quot;timeout&quot;;10000;IF([.E1000]=&quot;memout&quot;;1;0))" office:value-type="float" office:value="1" calcext:value-type="float">
            <text:p>1</text:p>
          </table:table-cell>
          <table:table-cell table:style-name="ce1000" table:formula="of:=IF(AND(ISNUMBER([.C1000]);ISNUMBER([.E1000]));IF([.C1000]&gt;[.E1000];10000;IF([.C1000]&lt;[.E100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6.p</text:p>
          </table:table-cell>
          <table:table-cell office:value-type="string" calcext:value-type="string">
            <text:p>memout</text:p>
          </table:table-cell>
          <table:table-cell table:formula="of:=IF([.C1001]=&quot;timeout&quot;;10000;IF([.C100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01]=&quot;timeout&quot;;10000;IF([.E1001]=&quot;memout&quot;;1;0))" office:value-type="float" office:value="1" calcext:value-type="float">
            <text:p>1</text:p>
          </table:table-cell>
          <table:table-cell table:style-name="ce1001" table:formula="of:=IF(AND(ISNUMBER([.C1001]);ISNUMBER([.E1001]));IF([.C1001]&gt;[.E1001];10000;IF([.C1001]&lt;[.E100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7.p</text:p>
          </table:table-cell>
          <table:table-cell office:value-type="string" calcext:value-type="string">
            <text:p>memout</text:p>
          </table:table-cell>
          <table:table-cell table:formula="of:=IF([.C1002]=&quot;timeout&quot;;10000;IF([.C100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02]=&quot;timeout&quot;;10000;IF([.E1002]=&quot;memout&quot;;1;0))" office:value-type="float" office:value="1" calcext:value-type="float">
            <text:p>1</text:p>
          </table:table-cell>
          <table:table-cell table:style-name="ce1002" table:formula="of:=IF(AND(ISNUMBER([.C1002]);ISNUMBER([.E1002]));IF([.C1002]&gt;[.E1002];10000;IF([.C1002]&lt;[.E100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8.p</text:p>
          </table:table-cell>
          <table:table-cell office:value-type="string" calcext:value-type="string">
            <text:p>memout</text:p>
          </table:table-cell>
          <table:table-cell table:formula="of:=IF([.C1003]=&quot;timeout&quot;;10000;IF([.C100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03]=&quot;timeout&quot;;10000;IF([.E1003]=&quot;memout&quot;;1;0))" office:value-type="float" office:value="1" calcext:value-type="float">
            <text:p>1</text:p>
          </table:table-cell>
          <table:table-cell table:style-name="ce1003" table:formula="of:=IF(AND(ISNUMBER([.C1003]);ISNUMBER([.E1003]));IF([.C1003]&gt;[.E1003];10000;IF([.C1003]&lt;[.E100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9.p</text:p>
          </table:table-cell>
          <table:table-cell office:value-type="string" calcext:value-type="string">
            <text:p>memout</text:p>
          </table:table-cell>
          <table:table-cell table:formula="of:=IF([.C1004]=&quot;timeout&quot;;10000;IF([.C100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04]=&quot;timeout&quot;;10000;IF([.E1004]=&quot;memout&quot;;1;0))" office:value-type="float" office:value="1" calcext:value-type="float">
            <text:p>1</text:p>
          </table:table-cell>
          <table:table-cell table:style-name="ce1004" table:formula="of:=IF(AND(ISNUMBER([.C1004]);ISNUMBER([.E1004]));IF([.C1004]&gt;[.E1004];10000;IF([.C1004]&lt;[.E100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.p</text:p>
          </table:table-cell>
          <table:table-cell office:value-type="string" calcext:value-type="string">
            <text:p>memout</text:p>
          </table:table-cell>
          <table:table-cell table:formula="of:=IF([.C1005]=&quot;timeout&quot;;10000;IF([.C1005]=&quot;memout&quot;;1;0))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IF([.E1005]=&quot;timeout&quot;;10000;IF([.E1005]=&quot;memout&quot;;1;0))" office:value-type="float" office:value="0" calcext:value-type="float">
            <text:p>0</text:p>
          </table:table-cell>
          <table:table-cell table:style-name="ce1005" table:formula="of:=IF(AND(ISNUMBER([.C1005]);ISNUMBER([.E1005]));IF([.C1005]&gt;[.E1005];10000;IF([.C1005]&lt;[.E100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0.p</text:p>
          </table:table-cell>
          <table:table-cell office:value-type="string" calcext:value-type="string">
            <text:p>memout</text:p>
          </table:table-cell>
          <table:table-cell table:formula="of:=IF([.C1006]=&quot;timeout&quot;;10000;IF([.C100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06]=&quot;timeout&quot;;10000;IF([.E1006]=&quot;memout&quot;;1;0))" office:value-type="float" office:value="1" calcext:value-type="float">
            <text:p>1</text:p>
          </table:table-cell>
          <table:table-cell table:style-name="ce1006" table:formula="of:=IF(AND(ISNUMBER([.C1006]);ISNUMBER([.E1006]));IF([.C1006]&gt;[.E1006];10000;IF([.C1006]&lt;[.E100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1.p</text:p>
          </table:table-cell>
          <table:table-cell office:value-type="string" calcext:value-type="string">
            <text:p>memout</text:p>
          </table:table-cell>
          <table:table-cell table:formula="of:=IF([.C1007]=&quot;timeout&quot;;10000;IF([.C100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07]=&quot;timeout&quot;;10000;IF([.E1007]=&quot;memout&quot;;1;0))" office:value-type="float" office:value="1" calcext:value-type="float">
            <text:p>1</text:p>
          </table:table-cell>
          <table:table-cell table:style-name="ce1007" table:formula="of:=IF(AND(ISNUMBER([.C1007]);ISNUMBER([.E1007]));IF([.C1007]&gt;[.E1007];10000;IF([.C1007]&lt;[.E100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2.p</text:p>
          </table:table-cell>
          <table:table-cell office:value-type="string" calcext:value-type="string">
            <text:p>memout</text:p>
          </table:table-cell>
          <table:table-cell table:formula="of:=IF([.C1008]=&quot;timeout&quot;;10000;IF([.C100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08]=&quot;timeout&quot;;10000;IF([.E1008]=&quot;memout&quot;;1;0))" office:value-type="float" office:value="1" calcext:value-type="float">
            <text:p>1</text:p>
          </table:table-cell>
          <table:table-cell table:style-name="ce1008" table:formula="of:=IF(AND(ISNUMBER([.C1008]);ISNUMBER([.E1008]));IF([.C1008]&gt;[.E1008];10000;IF([.C1008]&lt;[.E100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3.p</text:p>
          </table:table-cell>
          <table:table-cell office:value-type="string" calcext:value-type="string">
            <text:p>memout</text:p>
          </table:table-cell>
          <table:table-cell table:formula="of:=IF([.C1009]=&quot;timeout&quot;;10000;IF([.C100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09]=&quot;timeout&quot;;10000;IF([.E1009]=&quot;memout&quot;;1;0))" office:value-type="float" office:value="1" calcext:value-type="float">
            <text:p>1</text:p>
          </table:table-cell>
          <table:table-cell table:style-name="ce1009" table:formula="of:=IF(AND(ISNUMBER([.C1009]);ISNUMBER([.E1009]));IF([.C1009]&gt;[.E1009];10000;IF([.C1009]&lt;[.E100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4.p</text:p>
          </table:table-cell>
          <table:table-cell office:value-type="string" calcext:value-type="string">
            <text:p>memout</text:p>
          </table:table-cell>
          <table:table-cell table:formula="of:=IF([.C1010]=&quot;timeout&quot;;10000;IF([.C101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10]=&quot;timeout&quot;;10000;IF([.E1010]=&quot;memout&quot;;1;0))" office:value-type="float" office:value="1" calcext:value-type="float">
            <text:p>1</text:p>
          </table:table-cell>
          <table:table-cell table:style-name="ce1010" table:formula="of:=IF(AND(ISNUMBER([.C1010]);ISNUMBER([.E1010]));IF([.C1010]&gt;[.E1010];10000;IF([.C1010]&lt;[.E101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5.p</text:p>
          </table:table-cell>
          <table:table-cell office:value-type="string" calcext:value-type="string">
            <text:p>memout</text:p>
          </table:table-cell>
          <table:table-cell table:formula="of:=IF([.C1011]=&quot;timeout&quot;;10000;IF([.C101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11]=&quot;timeout&quot;;10000;IF([.E1011]=&quot;memout&quot;;1;0))" office:value-type="float" office:value="1" calcext:value-type="float">
            <text:p>1</text:p>
          </table:table-cell>
          <table:table-cell table:style-name="ce1011" table:formula="of:=IF(AND(ISNUMBER([.C1011]);ISNUMBER([.E1011]));IF([.C1011]&gt;[.E1011];10000;IF([.C1011]&lt;[.E101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6.p</text:p>
          </table:table-cell>
          <table:table-cell office:value-type="string" calcext:value-type="string">
            <text:p>memout</text:p>
          </table:table-cell>
          <table:table-cell table:formula="of:=IF([.C1012]=&quot;timeout&quot;;10000;IF([.C101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12]=&quot;timeout&quot;;10000;IF([.E1012]=&quot;memout&quot;;1;0))" office:value-type="float" office:value="1" calcext:value-type="float">
            <text:p>1</text:p>
          </table:table-cell>
          <table:table-cell table:style-name="ce1012" table:formula="of:=IF(AND(ISNUMBER([.C1012]);ISNUMBER([.E1012]));IF([.C1012]&gt;[.E1012];10000;IF([.C1012]&lt;[.E101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7.p</text:p>
          </table:table-cell>
          <table:table-cell office:value-type="string" calcext:value-type="string">
            <text:p>memout</text:p>
          </table:table-cell>
          <table:table-cell table:formula="of:=IF([.C1013]=&quot;timeout&quot;;10000;IF([.C101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13]=&quot;timeout&quot;;10000;IF([.E1013]=&quot;memout&quot;;1;0))" office:value-type="float" office:value="1" calcext:value-type="float">
            <text:p>1</text:p>
          </table:table-cell>
          <table:table-cell table:style-name="ce1013" table:formula="of:=IF(AND(ISNUMBER([.C1013]);ISNUMBER([.E1013]));IF([.C1013]&gt;[.E1013];10000;IF([.C1013]&lt;[.E101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8.p</text:p>
          </table:table-cell>
          <table:table-cell office:value-type="string" calcext:value-type="string">
            <text:p>memout</text:p>
          </table:table-cell>
          <table:table-cell table:formula="of:=IF([.C1014]=&quot;timeout&quot;;10000;IF([.C101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14]=&quot;timeout&quot;;10000;IF([.E1014]=&quot;memout&quot;;1;0))" office:value-type="float" office:value="1" calcext:value-type="float">
            <text:p>1</text:p>
          </table:table-cell>
          <table:table-cell table:style-name="ce1014" table:formula="of:=IF(AND(ISNUMBER([.C1014]);ISNUMBER([.E1014]));IF([.C1014]&gt;[.E1014];10000;IF([.C1014]&lt;[.E101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9.p</text:p>
          </table:table-cell>
          <table:table-cell office:value-type="string" calcext:value-type="string">
            <text:p>memout</text:p>
          </table:table-cell>
          <table:table-cell table:formula="of:=IF([.C1015]=&quot;timeout&quot;;10000;IF([.C101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15]=&quot;timeout&quot;;10000;IF([.E1015]=&quot;memout&quot;;1;0))" office:value-type="float" office:value="1" calcext:value-type="float">
            <text:p>1</text:p>
          </table:table-cell>
          <table:table-cell table:style-name="ce1015" table:formula="of:=IF(AND(ISNUMBER([.C1015]);ISNUMBER([.E1015]));IF([.C1015]&gt;[.E1015];10000;IF([.C1015]&lt;[.E101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.p</text:p>
          </table:table-cell>
          <table:table-cell office:value-type="string" calcext:value-type="string">
            <text:p>memout</text:p>
          </table:table-cell>
          <table:table-cell table:formula="of:=IF([.C1016]=&quot;timeout&quot;;10000;IF([.C101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16]=&quot;timeout&quot;;10000;IF([.E1016]=&quot;memout&quot;;1;0))" office:value-type="float" office:value="1" calcext:value-type="float">
            <text:p>1</text:p>
          </table:table-cell>
          <table:table-cell table:style-name="ce1016" table:formula="of:=IF(AND(ISNUMBER([.C1016]);ISNUMBER([.E1016]));IF([.C1016]&gt;[.E1016];10000;IF([.C1016]&lt;[.E101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0.p</text:p>
          </table:table-cell>
          <table:table-cell office:value-type="string" calcext:value-type="string">
            <text:p>memout</text:p>
          </table:table-cell>
          <table:table-cell table:formula="of:=IF([.C1017]=&quot;timeout&quot;;10000;IF([.C101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17]=&quot;timeout&quot;;10000;IF([.E1017]=&quot;memout&quot;;1;0))" office:value-type="float" office:value="1" calcext:value-type="float">
            <text:p>1</text:p>
          </table:table-cell>
          <table:table-cell table:style-name="ce1017" table:formula="of:=IF(AND(ISNUMBER([.C1017]);ISNUMBER([.E1017]));IF([.C1017]&gt;[.E1017];10000;IF([.C1017]&lt;[.E101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1.p</text:p>
          </table:table-cell>
          <table:table-cell office:value-type="string" calcext:value-type="string">
            <text:p>memout</text:p>
          </table:table-cell>
          <table:table-cell table:formula="of:=IF([.C1018]=&quot;timeout&quot;;10000;IF([.C101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18]=&quot;timeout&quot;;10000;IF([.E1018]=&quot;memout&quot;;1;0))" office:value-type="float" office:value="1" calcext:value-type="float">
            <text:p>1</text:p>
          </table:table-cell>
          <table:table-cell table:style-name="ce1018" table:formula="of:=IF(AND(ISNUMBER([.C1018]);ISNUMBER([.E1018]));IF([.C1018]&gt;[.E1018];10000;IF([.C1018]&lt;[.E101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2.p</text:p>
          </table:table-cell>
          <table:table-cell office:value-type="string" calcext:value-type="string">
            <text:p>memout</text:p>
          </table:table-cell>
          <table:table-cell table:formula="of:=IF([.C1019]=&quot;timeout&quot;;10000;IF([.C101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19]=&quot;timeout&quot;;10000;IF([.E1019]=&quot;memout&quot;;1;0))" office:value-type="float" office:value="1" calcext:value-type="float">
            <text:p>1</text:p>
          </table:table-cell>
          <table:table-cell table:style-name="ce1019" table:formula="of:=IF(AND(ISNUMBER([.C1019]);ISNUMBER([.E1019]));IF([.C1019]&gt;[.E1019];10000;IF([.C1019]&lt;[.E101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3.p</text:p>
          </table:table-cell>
          <table:table-cell office:value-type="string" calcext:value-type="string">
            <text:p>memout</text:p>
          </table:table-cell>
          <table:table-cell table:formula="of:=IF([.C1020]=&quot;timeout&quot;;10000;IF([.C102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20]=&quot;timeout&quot;;10000;IF([.E1020]=&quot;memout&quot;;1;0))" office:value-type="float" office:value="1" calcext:value-type="float">
            <text:p>1</text:p>
          </table:table-cell>
          <table:table-cell table:style-name="ce1020" table:formula="of:=IF(AND(ISNUMBER([.C1020]);ISNUMBER([.E1020]));IF([.C1020]&gt;[.E1020];10000;IF([.C1020]&lt;[.E102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4.p</text:p>
          </table:table-cell>
          <table:table-cell office:value-type="string" calcext:value-type="string">
            <text:p>memout</text:p>
          </table:table-cell>
          <table:table-cell table:formula="of:=IF([.C1021]=&quot;timeout&quot;;10000;IF([.C102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21]=&quot;timeout&quot;;10000;IF([.E1021]=&quot;memout&quot;;1;0))" office:value-type="float" office:value="1" calcext:value-type="float">
            <text:p>1</text:p>
          </table:table-cell>
          <table:table-cell table:style-name="ce1021" table:formula="of:=IF(AND(ISNUMBER([.C1021]);ISNUMBER([.E1021]));IF([.C1021]&gt;[.E1021];10000;IF([.C1021]&lt;[.E102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5.p</text:p>
          </table:table-cell>
          <table:table-cell office:value-type="string" calcext:value-type="string">
            <text:p>memout</text:p>
          </table:table-cell>
          <table:table-cell table:formula="of:=IF([.C1022]=&quot;timeout&quot;;10000;IF([.C102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22]=&quot;timeout&quot;;10000;IF([.E1022]=&quot;memout&quot;;1;0))" office:value-type="float" office:value="1" calcext:value-type="float">
            <text:p>1</text:p>
          </table:table-cell>
          <table:table-cell table:style-name="ce1022" table:formula="of:=IF(AND(ISNUMBER([.C1022]);ISNUMBER([.E1022]));IF([.C1022]&gt;[.E1022];10000;IF([.C1022]&lt;[.E102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6.p</text:p>
          </table:table-cell>
          <table:table-cell office:value-type="string" calcext:value-type="string">
            <text:p>memout</text:p>
          </table:table-cell>
          <table:table-cell table:formula="of:=IF([.C1023]=&quot;timeout&quot;;10000;IF([.C102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23]=&quot;timeout&quot;;10000;IF([.E1023]=&quot;memout&quot;;1;0))" office:value-type="float" office:value="1" calcext:value-type="float">
            <text:p>1</text:p>
          </table:table-cell>
          <table:table-cell table:style-name="ce1023" table:formula="of:=IF(AND(ISNUMBER([.C1023]);ISNUMBER([.E1023]));IF([.C1023]&gt;[.E1023];10000;IF([.C1023]&lt;[.E102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7.p</text:p>
          </table:table-cell>
          <table:table-cell office:value-type="string" calcext:value-type="string">
            <text:p>memout</text:p>
          </table:table-cell>
          <table:table-cell table:formula="of:=IF([.C1024]=&quot;timeout&quot;;10000;IF([.C102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24]=&quot;timeout&quot;;10000;IF([.E1024]=&quot;memout&quot;;1;0))" office:value-type="float" office:value="1" calcext:value-type="float">
            <text:p>1</text:p>
          </table:table-cell>
          <table:table-cell table:style-name="ce1024" table:formula="of:=IF(AND(ISNUMBER([.C1024]);ISNUMBER([.E1024]));IF([.C1024]&gt;[.E1024];10000;IF([.C1024]&lt;[.E102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8.p</text:p>
          </table:table-cell>
          <table:table-cell office:value-type="string" calcext:value-type="string">
            <text:p>memout</text:p>
          </table:table-cell>
          <table:table-cell table:formula="of:=IF([.C1025]=&quot;timeout&quot;;10000;IF([.C102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25]=&quot;timeout&quot;;10000;IF([.E1025]=&quot;memout&quot;;1;0))" office:value-type="float" office:value="1" calcext:value-type="float">
            <text:p>1</text:p>
          </table:table-cell>
          <table:table-cell table:style-name="ce1025" table:formula="of:=IF(AND(ISNUMBER([.C1025]);ISNUMBER([.E1025]));IF([.C1025]&gt;[.E1025];10000;IF([.C1025]&lt;[.E102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9.p</text:p>
          </table:table-cell>
          <table:table-cell office:value-type="string" calcext:value-type="string">
            <text:p>memout</text:p>
          </table:table-cell>
          <table:table-cell table:formula="of:=IF([.C1026]=&quot;timeout&quot;;10000;IF([.C102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26]=&quot;timeout&quot;;10000;IF([.E1026]=&quot;memout&quot;;1;0))" office:value-type="float" office:value="1" calcext:value-type="float">
            <text:p>1</text:p>
          </table:table-cell>
          <table:table-cell table:style-name="ce1026" table:formula="of:=IF(AND(ISNUMBER([.C1026]);ISNUMBER([.E1026]));IF([.C1026]&gt;[.E1026];10000;IF([.C1026]&lt;[.E102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.p</text:p>
          </table:table-cell>
          <table:table-cell office:value-type="string" calcext:value-type="string">
            <text:p>memout</text:p>
          </table:table-cell>
          <table:table-cell table:formula="of:=IF([.C1027]=&quot;timeout&quot;;10000;IF([.C102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27]=&quot;timeout&quot;;10000;IF([.E1027]=&quot;memout&quot;;1;0))" office:value-type="float" office:value="1" calcext:value-type="float">
            <text:p>1</text:p>
          </table:table-cell>
          <table:table-cell table:style-name="ce1027" table:formula="of:=IF(AND(ISNUMBER([.C1027]);ISNUMBER([.E1027]));IF([.C1027]&gt;[.E1027];10000;IF([.C1027]&lt;[.E102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0.p</text:p>
          </table:table-cell>
          <table:table-cell office:value-type="string" calcext:value-type="string">
            <text:p>memout</text:p>
          </table:table-cell>
          <table:table-cell table:formula="of:=IF([.C1028]=&quot;timeout&quot;;10000;IF([.C102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28]=&quot;timeout&quot;;10000;IF([.E1028]=&quot;memout&quot;;1;0))" office:value-type="float" office:value="1" calcext:value-type="float">
            <text:p>1</text:p>
          </table:table-cell>
          <table:table-cell table:style-name="ce1028" table:formula="of:=IF(AND(ISNUMBER([.C1028]);ISNUMBER([.E1028]));IF([.C1028]&gt;[.E1028];10000;IF([.C1028]&lt;[.E102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1.p</text:p>
          </table:table-cell>
          <table:table-cell office:value-type="string" calcext:value-type="string">
            <text:p>memout</text:p>
          </table:table-cell>
          <table:table-cell table:formula="of:=IF([.C1029]=&quot;timeout&quot;;10000;IF([.C102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29]=&quot;timeout&quot;;10000;IF([.E1029]=&quot;memout&quot;;1;0))" office:value-type="float" office:value="1" calcext:value-type="float">
            <text:p>1</text:p>
          </table:table-cell>
          <table:table-cell table:style-name="ce1029" table:formula="of:=IF(AND(ISNUMBER([.C1029]);ISNUMBER([.E1029]));IF([.C1029]&gt;[.E1029];10000;IF([.C1029]&lt;[.E102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2.p</text:p>
          </table:table-cell>
          <table:table-cell office:value-type="string" calcext:value-type="string">
            <text:p>memout</text:p>
          </table:table-cell>
          <table:table-cell table:formula="of:=IF([.C1030]=&quot;timeout&quot;;10000;IF([.C103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30]=&quot;timeout&quot;;10000;IF([.E1030]=&quot;memout&quot;;1;0))" office:value-type="float" office:value="1" calcext:value-type="float">
            <text:p>1</text:p>
          </table:table-cell>
          <table:table-cell table:style-name="ce1030" table:formula="of:=IF(AND(ISNUMBER([.C1030]);ISNUMBER([.E1030]));IF([.C1030]&gt;[.E1030];10000;IF([.C1030]&lt;[.E103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3.p</text:p>
          </table:table-cell>
          <table:table-cell office:value-type="string" calcext:value-type="string">
            <text:p>memout</text:p>
          </table:table-cell>
          <table:table-cell table:formula="of:=IF([.C1031]=&quot;timeout&quot;;10000;IF([.C103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31]=&quot;timeout&quot;;10000;IF([.E1031]=&quot;memout&quot;;1;0))" office:value-type="float" office:value="1" calcext:value-type="float">
            <text:p>1</text:p>
          </table:table-cell>
          <table:table-cell table:style-name="ce1031" table:formula="of:=IF(AND(ISNUMBER([.C1031]);ISNUMBER([.E1031]));IF([.C1031]&gt;[.E1031];10000;IF([.C1031]&lt;[.E103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4.p</text:p>
          </table:table-cell>
          <table:table-cell office:value-type="string" calcext:value-type="string">
            <text:p>memout</text:p>
          </table:table-cell>
          <table:table-cell table:formula="of:=IF([.C1032]=&quot;timeout&quot;;10000;IF([.C103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32]=&quot;timeout&quot;;10000;IF([.E1032]=&quot;memout&quot;;1;0))" office:value-type="float" office:value="1" calcext:value-type="float">
            <text:p>1</text:p>
          </table:table-cell>
          <table:table-cell table:style-name="ce1032" table:formula="of:=IF(AND(ISNUMBER([.C1032]);ISNUMBER([.E1032]));IF([.C1032]&gt;[.E1032];10000;IF([.C1032]&lt;[.E103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5.p</text:p>
          </table:table-cell>
          <table:table-cell office:value-type="string" calcext:value-type="string">
            <text:p>memout</text:p>
          </table:table-cell>
          <table:table-cell table:formula="of:=IF([.C1033]=&quot;timeout&quot;;10000;IF([.C103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33]=&quot;timeout&quot;;10000;IF([.E1033]=&quot;memout&quot;;1;0))" office:value-type="float" office:value="1" calcext:value-type="float">
            <text:p>1</text:p>
          </table:table-cell>
          <table:table-cell table:style-name="ce1033" table:formula="of:=IF(AND(ISNUMBER([.C1033]);ISNUMBER([.E1033]));IF([.C1033]&gt;[.E1033];10000;IF([.C1033]&lt;[.E103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6.p</text:p>
          </table:table-cell>
          <table:table-cell office:value-type="string" calcext:value-type="string">
            <text:p>memout</text:p>
          </table:table-cell>
          <table:table-cell table:formula="of:=IF([.C1034]=&quot;timeout&quot;;10000;IF([.C103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34]=&quot;timeout&quot;;10000;IF([.E1034]=&quot;memout&quot;;1;0))" office:value-type="float" office:value="1" calcext:value-type="float">
            <text:p>1</text:p>
          </table:table-cell>
          <table:table-cell table:style-name="ce1034" table:formula="of:=IF(AND(ISNUMBER([.C1034]);ISNUMBER([.E1034]));IF([.C1034]&gt;[.E1034];10000;IF([.C1034]&lt;[.E103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7.p</text:p>
          </table:table-cell>
          <table:table-cell office:value-type="string" calcext:value-type="string">
            <text:p>memout</text:p>
          </table:table-cell>
          <table:table-cell table:formula="of:=IF([.C1035]=&quot;timeout&quot;;10000;IF([.C103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35]=&quot;timeout&quot;;10000;IF([.E1035]=&quot;memout&quot;;1;0))" office:value-type="float" office:value="1" calcext:value-type="float">
            <text:p>1</text:p>
          </table:table-cell>
          <table:table-cell table:style-name="ce1035" table:formula="of:=IF(AND(ISNUMBER([.C1035]);ISNUMBER([.E1035]));IF([.C1035]&gt;[.E1035];10000;IF([.C1035]&lt;[.E103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8.p</text:p>
          </table:table-cell>
          <table:table-cell office:value-type="string" calcext:value-type="string">
            <text:p>memout</text:p>
          </table:table-cell>
          <table:table-cell table:formula="of:=IF([.C1036]=&quot;timeout&quot;;10000;IF([.C103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36]=&quot;timeout&quot;;10000;IF([.E1036]=&quot;memout&quot;;1;0))" office:value-type="float" office:value="1" calcext:value-type="float">
            <text:p>1</text:p>
          </table:table-cell>
          <table:table-cell table:style-name="ce1036" table:formula="of:=IF(AND(ISNUMBER([.C1036]);ISNUMBER([.E1036]));IF([.C1036]&gt;[.E1036];10000;IF([.C1036]&lt;[.E103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9.p</text:p>
          </table:table-cell>
          <table:table-cell office:value-type="string" calcext:value-type="string">
            <text:p>memout</text:p>
          </table:table-cell>
          <table:table-cell table:formula="of:=IF([.C1037]=&quot;timeout&quot;;10000;IF([.C103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37]=&quot;timeout&quot;;10000;IF([.E1037]=&quot;memout&quot;;1;0))" office:value-type="float" office:value="1" calcext:value-type="float">
            <text:p>1</text:p>
          </table:table-cell>
          <table:table-cell table:style-name="ce1037" table:formula="of:=IF(AND(ISNUMBER([.C1037]);ISNUMBER([.E1037]));IF([.C1037]&gt;[.E1037];10000;IF([.C1037]&lt;[.E103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.p</text:p>
          </table:table-cell>
          <table:table-cell office:value-type="float" office:value="1" calcext:value-type="float">
            <text:p>1</text:p>
          </table:table-cell>
          <table:table-cell table:formula="of:=IF([.C1038]=&quot;timeout&quot;;10000;IF([.C103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38]=&quot;timeout&quot;;10000;IF([.E1038]=&quot;memout&quot;;1;0))" office:value-type="float" office:value="0" calcext:value-type="float">
            <text:p>0</text:p>
          </table:table-cell>
          <table:table-cell table:style-name="ce1038" table:formula="of:=IF(AND(ISNUMBER([.C1038]);ISNUMBER([.E1038]));IF([.C1038]&gt;[.E1038];10000;IF([.C1038]&lt;[.E103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0.p</text:p>
          </table:table-cell>
          <table:table-cell office:value-type="float" office:value="7587" calcext:value-type="float">
            <text:p>7587</text:p>
          </table:table-cell>
          <table:table-cell table:formula="of:=IF([.C1039]=&quot;timeout&quot;;10000;IF([.C103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39]=&quot;timeout&quot;;10000;IF([.E1039]=&quot;memout&quot;;1;0))" office:value-type="float" office:value="0" calcext:value-type="float">
            <text:p>0</text:p>
          </table:table-cell>
          <table:table-cell table:style-name="ce1039" table:formula="of:=IF(AND(ISNUMBER([.C1039]);ISNUMBER([.E1039]));IF([.C1039]&gt;[.E1039];10000;IF([.C1039]&lt;[.E103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2_11.p</text:p>
          </table:table-cell>
          <table:table-cell office:value-type="float" office:value="153887" calcext:value-type="float">
            <text:p>153887</text:p>
          </table:table-cell>
          <table:table-cell table:formula="of:=IF([.C1040]=&quot;timeout&quot;;10000;IF([.C104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40]=&quot;timeout&quot;;10000;IF([.E1040]=&quot;memout&quot;;1;0))" office:value-type="float" office:value="0" calcext:value-type="float">
            <text:p>0</text:p>
          </table:table-cell>
          <table:table-cell table:style-name="ce1040" table:formula="of:=IF(AND(ISNUMBER([.C1040]);ISNUMBER([.E1040]));IF([.C1040]&gt;[.E1040];10000;IF([.C1040]&lt;[.E104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2_12.p</text:p>
          </table:table-cell>
          <table:table-cell office:value-type="float" office:value="11409011" calcext:value-type="float">
            <text:p>11409011</text:p>
          </table:table-cell>
          <table:table-cell table:formula="of:=IF([.C1041]=&quot;timeout&quot;;10000;IF([.C104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41]=&quot;timeout&quot;;10000;IF([.E1041]=&quot;memout&quot;;1;0))" office:value-type="float" office:value="0" calcext:value-type="float">
            <text:p>0</text:p>
          </table:table-cell>
          <table:table-cell table:style-name="ce1041" table:formula="of:=IF(AND(ISNUMBER([.C1041]);ISNUMBER([.E1041]));IF([.C1041]&gt;[.E1041];10000;IF([.C1041]&lt;[.E104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2_13.p</text:p>
          </table:table-cell>
          <table:table-cell office:value-type="string" calcext:value-type="string">
            <text:p>memout</text:p>
          </table:table-cell>
          <table:table-cell table:formula="of:=IF([.C1042]=&quot;timeout&quot;;10000;IF([.C1042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42]=&quot;timeout&quot;;10000;IF([.E1042]=&quot;memout&quot;;1;0))" office:value-type="float" office:value="0" calcext:value-type="float">
            <text:p>0</text:p>
          </table:table-cell>
          <table:table-cell table:style-name="ce1042" table:formula="of:=IF(AND(ISNUMBER([.C1042]);ISNUMBER([.E1042]));IF([.C1042]&gt;[.E1042];10000;IF([.C1042]&lt;[.E104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4.p</text:p>
          </table:table-cell>
          <table:table-cell office:value-type="string" calcext:value-type="string">
            <text:p>memout</text:p>
          </table:table-cell>
          <table:table-cell table:formula="of:=IF([.C1043]=&quot;timeout&quot;;10000;IF([.C1043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43]=&quot;timeout&quot;;10000;IF([.E1043]=&quot;memout&quot;;1;0))" office:value-type="float" office:value="0" calcext:value-type="float">
            <text:p>0</text:p>
          </table:table-cell>
          <table:table-cell table:style-name="ce1043" table:formula="of:=IF(AND(ISNUMBER([.C1043]);ISNUMBER([.E1043]));IF([.C1043]&gt;[.E1043];10000;IF([.C1043]&lt;[.E104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5.p</text:p>
          </table:table-cell>
          <table:table-cell office:value-type="string" calcext:value-type="string">
            <text:p>memout</text:p>
          </table:table-cell>
          <table:table-cell table:formula="of:=IF([.C1044]=&quot;timeout&quot;;10000;IF([.C1044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44]=&quot;timeout&quot;;10000;IF([.E1044]=&quot;memout&quot;;1;0))" office:value-type="float" office:value="0" calcext:value-type="float">
            <text:p>0</text:p>
          </table:table-cell>
          <table:table-cell table:style-name="ce1044" table:formula="of:=IF(AND(ISNUMBER([.C1044]);ISNUMBER([.E1044]));IF([.C1044]&gt;[.E1044];10000;IF([.C1044]&lt;[.E104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6.p</text:p>
          </table:table-cell>
          <table:table-cell office:value-type="string" calcext:value-type="string">
            <text:p>memout</text:p>
          </table:table-cell>
          <table:table-cell table:formula="of:=IF([.C1045]=&quot;timeout&quot;;10000;IF([.C1045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45]=&quot;timeout&quot;;10000;IF([.E1045]=&quot;memout&quot;;1;0))" office:value-type="float" office:value="0" calcext:value-type="float">
            <text:p>0</text:p>
          </table:table-cell>
          <table:table-cell table:style-name="ce1045" table:formula="of:=IF(AND(ISNUMBER([.C1045]);ISNUMBER([.E1045]));IF([.C1045]&gt;[.E1045];10000;IF([.C1045]&lt;[.E104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7.p</text:p>
          </table:table-cell>
          <table:table-cell office:value-type="string" calcext:value-type="string">
            <text:p>memout</text:p>
          </table:table-cell>
          <table:table-cell table:formula="of:=IF([.C1046]=&quot;timeout&quot;;10000;IF([.C1046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46]=&quot;timeout&quot;;10000;IF([.E1046]=&quot;memout&quot;;1;0))" office:value-type="float" office:value="0" calcext:value-type="float">
            <text:p>0</text:p>
          </table:table-cell>
          <table:table-cell table:style-name="ce1046" table:formula="of:=IF(AND(ISNUMBER([.C1046]);ISNUMBER([.E1046]));IF([.C1046]&gt;[.E1046];10000;IF([.C1046]&lt;[.E104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8.p</text:p>
          </table:table-cell>
          <table:table-cell office:value-type="string" calcext:value-type="string">
            <text:p>memout</text:p>
          </table:table-cell>
          <table:table-cell table:formula="of:=IF([.C1047]=&quot;timeout&quot;;10000;IF([.C1047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47]=&quot;timeout&quot;;10000;IF([.E1047]=&quot;memout&quot;;1;0))" office:value-type="float" office:value="0" calcext:value-type="float">
            <text:p>0</text:p>
          </table:table-cell>
          <table:table-cell table:style-name="ce1047" table:formula="of:=IF(AND(ISNUMBER([.C1047]);ISNUMBER([.E1047]));IF([.C1047]&gt;[.E1047];10000;IF([.C1047]&lt;[.E104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9.p</text:p>
          </table:table-cell>
          <table:table-cell office:value-type="string" calcext:value-type="string">
            <text:p>memout</text:p>
          </table:table-cell>
          <table:table-cell table:formula="of:=IF([.C1048]=&quot;timeout&quot;;10000;IF([.C1048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48]=&quot;timeout&quot;;10000;IF([.E1048]=&quot;memout&quot;;1;0))" office:value-type="float" office:value="0" calcext:value-type="float">
            <text:p>0</text:p>
          </table:table-cell>
          <table:table-cell table:style-name="ce1048" table:formula="of:=IF(AND(ISNUMBER([.C1048]);ISNUMBER([.E1048]));IF([.C1048]&gt;[.E1048];10000;IF([.C1048]&lt;[.E104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.p</text:p>
          </table:table-cell>
          <table:table-cell office:value-type="float" office:value="2" calcext:value-type="float">
            <text:p>2</text:p>
          </table:table-cell>
          <table:table-cell table:formula="of:=IF([.C1049]=&quot;timeout&quot;;10000;IF([.C1049]=&quot;memout&quot;;1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E1049]=&quot;timeout&quot;;10000;IF([.E1049]=&quot;memout&quot;;1;0))" office:value-type="float" office:value="0" calcext:value-type="float">
            <text:p>0</text:p>
          </table:table-cell>
          <table:table-cell table:style-name="ce1049" table:formula="of:=IF(AND(ISNUMBER([.C1049]);ISNUMBER([.E1049]));IF([.C1049]&gt;[.E1049];10000;IF([.C1049]&lt;[.E104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0.p</text:p>
          </table:table-cell>
          <table:table-cell office:value-type="string" calcext:value-type="string">
            <text:p>memout</text:p>
          </table:table-cell>
          <table:table-cell table:formula="of:=IF([.C1050]=&quot;timeout&quot;;10000;IF([.C1050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50]=&quot;timeout&quot;;10000;IF([.E1050]=&quot;memout&quot;;1;0))" office:value-type="float" office:value="0" calcext:value-type="float">
            <text:p>0</text:p>
          </table:table-cell>
          <table:table-cell table:style-name="ce1050" table:formula="of:=IF(AND(ISNUMBER([.C1050]);ISNUMBER([.E1050]));IF([.C1050]&gt;[.E1050];10000;IF([.C1050]&lt;[.E105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1.p</text:p>
          </table:table-cell>
          <table:table-cell office:value-type="string" calcext:value-type="string">
            <text:p>memout</text:p>
          </table:table-cell>
          <table:table-cell table:formula="of:=IF([.C1051]=&quot;timeout&quot;;10000;IF([.C105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51]=&quot;timeout&quot;;10000;IF([.E1051]=&quot;memout&quot;;1;0))" office:value-type="float" office:value="1" calcext:value-type="float">
            <text:p>1</text:p>
          </table:table-cell>
          <table:table-cell table:style-name="ce1051" table:formula="of:=IF(AND(ISNUMBER([.C1051]);ISNUMBER([.E1051]));IF([.C1051]&gt;[.E1051];10000;IF([.C1051]&lt;[.E105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2.p</text:p>
          </table:table-cell>
          <table:table-cell office:value-type="string" calcext:value-type="string">
            <text:p>memout</text:p>
          </table:table-cell>
          <table:table-cell table:formula="of:=IF([.C1052]=&quot;timeout&quot;;10000;IF([.C105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52]=&quot;timeout&quot;;10000;IF([.E1052]=&quot;memout&quot;;1;0))" office:value-type="float" office:value="1" calcext:value-type="float">
            <text:p>1</text:p>
          </table:table-cell>
          <table:table-cell table:style-name="ce1052" table:formula="of:=IF(AND(ISNUMBER([.C1052]);ISNUMBER([.E1052]));IF([.C1052]&gt;[.E1052];10000;IF([.C1052]&lt;[.E105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3.p</text:p>
          </table:table-cell>
          <table:table-cell office:value-type="string" calcext:value-type="string">
            <text:p>memout</text:p>
          </table:table-cell>
          <table:table-cell table:formula="of:=IF([.C1053]=&quot;timeout&quot;;10000;IF([.C105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53]=&quot;timeout&quot;;10000;IF([.E1053]=&quot;memout&quot;;1;0))" office:value-type="float" office:value="1" calcext:value-type="float">
            <text:p>1</text:p>
          </table:table-cell>
          <table:table-cell table:style-name="ce1053" table:formula="of:=IF(AND(ISNUMBER([.C1053]);ISNUMBER([.E1053]));IF([.C1053]&gt;[.E1053];10000;IF([.C1053]&lt;[.E105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4.p</text:p>
          </table:table-cell>
          <table:table-cell office:value-type="string" calcext:value-type="string">
            <text:p>memout</text:p>
          </table:table-cell>
          <table:table-cell table:formula="of:=IF([.C1054]=&quot;timeout&quot;;10000;IF([.C105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54]=&quot;timeout&quot;;10000;IF([.E1054]=&quot;memout&quot;;1;0))" office:value-type="float" office:value="1" calcext:value-type="float">
            <text:p>1</text:p>
          </table:table-cell>
          <table:table-cell table:style-name="ce1054" table:formula="of:=IF(AND(ISNUMBER([.C1054]);ISNUMBER([.E1054]));IF([.C1054]&gt;[.E1054];10000;IF([.C1054]&lt;[.E105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5.p</text:p>
          </table:table-cell>
          <table:table-cell office:value-type="string" calcext:value-type="string">
            <text:p>memout</text:p>
          </table:table-cell>
          <table:table-cell table:formula="of:=IF([.C1055]=&quot;timeout&quot;;10000;IF([.C105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55]=&quot;timeout&quot;;10000;IF([.E1055]=&quot;memout&quot;;1;0))" office:value-type="float" office:value="1" calcext:value-type="float">
            <text:p>1</text:p>
          </table:table-cell>
          <table:table-cell table:style-name="ce1055" table:formula="of:=IF(AND(ISNUMBER([.C1055]);ISNUMBER([.E1055]));IF([.C1055]&gt;[.E1055];10000;IF([.C1055]&lt;[.E105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6.p</text:p>
          </table:table-cell>
          <table:table-cell office:value-type="string" calcext:value-type="string">
            <text:p>memout</text:p>
          </table:table-cell>
          <table:table-cell table:formula="of:=IF([.C1056]=&quot;timeout&quot;;10000;IF([.C105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56]=&quot;timeout&quot;;10000;IF([.E1056]=&quot;memout&quot;;1;0))" office:value-type="float" office:value="1" calcext:value-type="float">
            <text:p>1</text:p>
          </table:table-cell>
          <table:table-cell table:style-name="ce1056" table:formula="of:=IF(AND(ISNUMBER([.C1056]);ISNUMBER([.E1056]));IF([.C1056]&gt;[.E1056];10000;IF([.C1056]&lt;[.E105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7.p</text:p>
          </table:table-cell>
          <table:table-cell office:value-type="string" calcext:value-type="string">
            <text:p>memout</text:p>
          </table:table-cell>
          <table:table-cell table:formula="of:=IF([.C1057]=&quot;timeout&quot;;10000;IF([.C105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57]=&quot;timeout&quot;;10000;IF([.E1057]=&quot;memout&quot;;1;0))" office:value-type="float" office:value="1" calcext:value-type="float">
            <text:p>1</text:p>
          </table:table-cell>
          <table:table-cell table:style-name="ce1057" table:formula="of:=IF(AND(ISNUMBER([.C1057]);ISNUMBER([.E1057]));IF([.C1057]&gt;[.E1057];10000;IF([.C1057]&lt;[.E105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8.p</text:p>
          </table:table-cell>
          <table:table-cell office:value-type="string" calcext:value-type="string">
            <text:p>memout</text:p>
          </table:table-cell>
          <table:table-cell table:formula="of:=IF([.C1058]=&quot;timeout&quot;;10000;IF([.C105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58]=&quot;timeout&quot;;10000;IF([.E1058]=&quot;memout&quot;;1;0))" office:value-type="float" office:value="1" calcext:value-type="float">
            <text:p>1</text:p>
          </table:table-cell>
          <table:table-cell table:style-name="ce1058" table:formula="of:=IF(AND(ISNUMBER([.C1058]);ISNUMBER([.E1058]));IF([.C1058]&gt;[.E1058];10000;IF([.C1058]&lt;[.E105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9.p</text:p>
          </table:table-cell>
          <table:table-cell office:value-type="string" calcext:value-type="string">
            <text:p>memout</text:p>
          </table:table-cell>
          <table:table-cell table:formula="of:=IF([.C1059]=&quot;timeout&quot;;10000;IF([.C105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59]=&quot;timeout&quot;;10000;IF([.E1059]=&quot;memout&quot;;1;0))" office:value-type="float" office:value="1" calcext:value-type="float">
            <text:p>1</text:p>
          </table:table-cell>
          <table:table-cell table:style-name="ce1059" table:formula="of:=IF(AND(ISNUMBER([.C1059]);ISNUMBER([.E1059]));IF([.C1059]&gt;[.E1059];10000;IF([.C1059]&lt;[.E105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4.p</text:p>
          </table:table-cell>
          <table:table-cell office:value-type="float" office:value="4" calcext:value-type="float">
            <text:p>4</text:p>
          </table:table-cell>
          <table:table-cell table:formula="of:=IF([.C1060]=&quot;timeout&quot;;10000;IF([.C106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60]=&quot;timeout&quot;;10000;IF([.E1060]=&quot;memout&quot;;1;0))" office:value-type="float" office:value="0" calcext:value-type="float">
            <text:p>0</text:p>
          </table:table-cell>
          <table:table-cell table:style-name="ce1060" table:formula="of:=IF(AND(ISNUMBER([.C1060]);ISNUMBER([.E1060]));IF([.C1060]&gt;[.E1060];10000;IF([.C1060]&lt;[.E106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2_5.p</text:p>
          </table:table-cell>
          <table:table-cell office:value-type="float" office:value="14" calcext:value-type="float">
            <text:p>14</text:p>
          </table:table-cell>
          <table:table-cell table:formula="of:=IF([.C1061]=&quot;timeout&quot;;10000;IF([.C106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61]=&quot;timeout&quot;;10000;IF([.E1061]=&quot;memout&quot;;1;0))" office:value-type="float" office:value="0" calcext:value-type="float">
            <text:p>0</text:p>
          </table:table-cell>
          <table:table-cell table:style-name="ce1061" table:formula="of:=IF(AND(ISNUMBER([.C1061]);ISNUMBER([.E1061]));IF([.C1061]&gt;[.E1061];10000;IF([.C1061]&lt;[.E106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2_6.p</text:p>
          </table:table-cell>
          <table:table-cell office:value-type="float" office:value="24" calcext:value-type="float">
            <text:p>24</text:p>
          </table:table-cell>
          <table:table-cell table:formula="of:=IF([.C1062]=&quot;timeout&quot;;10000;IF([.C106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62]=&quot;timeout&quot;;10000;IF([.E1062]=&quot;memout&quot;;1;0))" office:value-type="float" office:value="0" calcext:value-type="float">
            <text:p>0</text:p>
          </table:table-cell>
          <table:table-cell table:style-name="ce1062" table:formula="of:=IF(AND(ISNUMBER([.C1062]);ISNUMBER([.E1062]));IF([.C1062]&gt;[.E1062];10000;IF([.C1062]&lt;[.E106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2_7.p</text:p>
          </table:table-cell>
          <table:table-cell office:value-type="float" office:value="47" calcext:value-type="float">
            <text:p>47</text:p>
          </table:table-cell>
          <table:table-cell table:formula="of:=IF([.C1063]=&quot;timeout&quot;;10000;IF([.C106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63]=&quot;timeout&quot;;10000;IF([.E1063]=&quot;memout&quot;;1;0))" office:value-type="float" office:value="0" calcext:value-type="float">
            <text:p>0</text:p>
          </table:table-cell>
          <table:table-cell table:style-name="ce1063" table:formula="of:=IF(AND(ISNUMBER([.C1063]);ISNUMBER([.E1063]));IF([.C1063]&gt;[.E1063];10000;IF([.C1063]&lt;[.E106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2_8.p</text:p>
          </table:table-cell>
          <table:table-cell office:value-type="float" office:value="215" calcext:value-type="float">
            <text:p>215</text:p>
          </table:table-cell>
          <table:table-cell table:formula="of:=IF([.C1064]=&quot;timeout&quot;;10000;IF([.C1064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64]=&quot;timeout&quot;;10000;IF([.E1064]=&quot;memout&quot;;1;0))" office:value-type="float" office:value="0" calcext:value-type="float">
            <text:p>0</text:p>
          </table:table-cell>
          <table:table-cell table:style-name="ce1064" table:formula="of:=IF(AND(ISNUMBER([.C1064]);ISNUMBER([.E1064]));IF([.C1064]&gt;[.E1064];10000;IF([.C1064]&lt;[.E1064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2_9.p</text:p>
          </table:table-cell>
          <table:table-cell office:value-type="float" office:value="1232" calcext:value-type="float">
            <text:p>1232</text:p>
          </table:table-cell>
          <table:table-cell table:formula="of:=IF([.C1065]=&quot;timeout&quot;;10000;IF([.C106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65]=&quot;timeout&quot;;10000;IF([.E1065]=&quot;memout&quot;;1;0))" office:value-type="float" office:value="0" calcext:value-type="float">
            <text:p>0</text:p>
          </table:table-cell>
          <table:table-cell table:style-name="ce1065" table:formula="of:=IF(AND(ISNUMBER([.C1065]);ISNUMBER([.E1065]));IF([.C1065]&gt;[.E1065];10000;IF([.C1065]&lt;[.E106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_1.p</text:p>
          </table:table-cell>
          <table:table-cell office:value-type="float" office:value="1" calcext:value-type="float">
            <text:p>1</text:p>
          </table:table-cell>
          <table:table-cell table:formula="of:=IF([.C1066]=&quot;timeout&quot;;10000;IF([.C106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66]=&quot;timeout&quot;;10000;IF([.E1066]=&quot;memout&quot;;1;0))" office:value-type="float" office:value="0" calcext:value-type="float">
            <text:p>0</text:p>
          </table:table-cell>
          <table:table-cell table:style-name="ce1066" table:formula="of:=IF(AND(ISNUMBER([.C1066]);ISNUMBER([.E1066]));IF([.C1066]&gt;[.E1066];10000;IF([.C1066]&lt;[.E106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0.p</text:p>
          </table:table-cell>
          <table:table-cell office:value-type="float" office:value="4375" calcext:value-type="float">
            <text:p>4375</text:p>
          </table:table-cell>
          <table:table-cell table:formula="of:=IF([.C1067]=&quot;timeout&quot;;10000;IF([.C106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67]=&quot;timeout&quot;;10000;IF([.E1067]=&quot;memout&quot;;1;0))" office:value-type="float" office:value="0" calcext:value-type="float">
            <text:p>0</text:p>
          </table:table-cell>
          <table:table-cell table:style-name="ce1067" table:formula="of:=IF(AND(ISNUMBER([.C1067]);ISNUMBER([.E1067]));IF([.C1067]&gt;[.E1067];10000;IF([.C1067]&lt;[.E106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_11.p</text:p>
          </table:table-cell>
          <table:table-cell office:value-type="float" office:value="1212927" calcext:value-type="float">
            <text:p>1212927</text:p>
          </table:table-cell>
          <table:table-cell table:formula="of:=IF([.C1068]=&quot;timeout&quot;;10000;IF([.C106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68]=&quot;timeout&quot;;10000;IF([.E1068]=&quot;memout&quot;;1;0))" office:value-type="float" office:value="0" calcext:value-type="float">
            <text:p>0</text:p>
          </table:table-cell>
          <table:table-cell table:style-name="ce1068" table:formula="of:=IF(AND(ISNUMBER([.C1068]);ISNUMBER([.E1068]));IF([.C1068]&gt;[.E1068];10000;IF([.C1068]&lt;[.E106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_12.p</text:p>
          </table:table-cell>
          <table:table-cell office:value-type="float" office:value="1188031" calcext:value-type="float">
            <text:p>1188031</text:p>
          </table:table-cell>
          <table:table-cell table:formula="of:=IF([.C1069]=&quot;timeout&quot;;10000;IF([.C106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69]=&quot;timeout&quot;;10000;IF([.E1069]=&quot;memout&quot;;1;0))" office:value-type="float" office:value="0" calcext:value-type="float">
            <text:p>0</text:p>
          </table:table-cell>
          <table:table-cell table:style-name="ce1069" table:formula="of:=IF(AND(ISNUMBER([.C1069]);ISNUMBER([.E1069]));IF([.C1069]&gt;[.E1069];10000;IF([.C1069]&lt;[.E106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_13.p</text:p>
          </table:table-cell>
          <table:table-cell office:value-type="string" calcext:value-type="string">
            <text:p>memout</text:p>
          </table:table-cell>
          <table:table-cell table:formula="of:=IF([.C1070]=&quot;timeout&quot;;10000;IF([.C1070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70]=&quot;timeout&quot;;10000;IF([.E1070]=&quot;memout&quot;;1;0))" office:value-type="float" office:value="0" calcext:value-type="float">
            <text:p>0</text:p>
          </table:table-cell>
          <table:table-cell table:style-name="ce1070" table:formula="of:=IF(AND(ISNUMBER([.C1070]);ISNUMBER([.E1070]));IF([.C1070]&gt;[.E1070];10000;IF([.C1070]&lt;[.E107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4.p</text:p>
          </table:table-cell>
          <table:table-cell office:value-type="string" calcext:value-type="string">
            <text:p>memout</text:p>
          </table:table-cell>
          <table:table-cell table:formula="of:=IF([.C1071]=&quot;timeout&quot;;10000;IF([.C1071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71]=&quot;timeout&quot;;10000;IF([.E1071]=&quot;memout&quot;;1;0))" office:value-type="float" office:value="0" calcext:value-type="float">
            <text:p>0</text:p>
          </table:table-cell>
          <table:table-cell table:style-name="ce1071" table:formula="of:=IF(AND(ISNUMBER([.C1071]);ISNUMBER([.E1071]));IF([.C1071]&gt;[.E1071];10000;IF([.C1071]&lt;[.E107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5.p</text:p>
          </table:table-cell>
          <table:table-cell office:value-type="string" calcext:value-type="string">
            <text:p>memout</text:p>
          </table:table-cell>
          <table:table-cell table:formula="of:=IF([.C1072]=&quot;timeout&quot;;10000;IF([.C1072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72]=&quot;timeout&quot;;10000;IF([.E1072]=&quot;memout&quot;;1;0))" office:value-type="float" office:value="0" calcext:value-type="float">
            <text:p>0</text:p>
          </table:table-cell>
          <table:table-cell table:style-name="ce1072" table:formula="of:=IF(AND(ISNUMBER([.C1072]);ISNUMBER([.E1072]));IF([.C1072]&gt;[.E1072];10000;IF([.C1072]&lt;[.E107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6.p</text:p>
          </table:table-cell>
          <table:table-cell office:value-type="string" calcext:value-type="string">
            <text:p>memout</text:p>
          </table:table-cell>
          <table:table-cell table:formula="of:=IF([.C1073]=&quot;timeout&quot;;10000;IF([.C1073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73]=&quot;timeout&quot;;10000;IF([.E1073]=&quot;memout&quot;;1;0))" office:value-type="float" office:value="0" calcext:value-type="float">
            <text:p>0</text:p>
          </table:table-cell>
          <table:table-cell table:style-name="ce1073" table:formula="of:=IF(AND(ISNUMBER([.C1073]);ISNUMBER([.E1073]));IF([.C1073]&gt;[.E1073];10000;IF([.C1073]&lt;[.E107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7.p</text:p>
          </table:table-cell>
          <table:table-cell office:value-type="string" calcext:value-type="string">
            <text:p>memout</text:p>
          </table:table-cell>
          <table:table-cell table:formula="of:=IF([.C1074]=&quot;timeout&quot;;10000;IF([.C1074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74]=&quot;timeout&quot;;10000;IF([.E1074]=&quot;memout&quot;;1;0))" office:value-type="float" office:value="0" calcext:value-type="float">
            <text:p>0</text:p>
          </table:table-cell>
          <table:table-cell table:style-name="ce1074" table:formula="of:=IF(AND(ISNUMBER([.C1074]);ISNUMBER([.E1074]));IF([.C1074]&gt;[.E1074];10000;IF([.C1074]&lt;[.E107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8.p</text:p>
          </table:table-cell>
          <table:table-cell office:value-type="string" calcext:value-type="string">
            <text:p>memout</text:p>
          </table:table-cell>
          <table:table-cell table:formula="of:=IF([.C1075]=&quot;timeout&quot;;10000;IF([.C1075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75]=&quot;timeout&quot;;10000;IF([.E1075]=&quot;memout&quot;;1;0))" office:value-type="float" office:value="0" calcext:value-type="float">
            <text:p>0</text:p>
          </table:table-cell>
          <table:table-cell table:style-name="ce1075" table:formula="of:=IF(AND(ISNUMBER([.C1075]);ISNUMBER([.E1075]));IF([.C1075]&gt;[.E1075];10000;IF([.C1075]&lt;[.E107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9.p</text:p>
          </table:table-cell>
          <table:table-cell office:value-type="string" calcext:value-type="string">
            <text:p>memout</text:p>
          </table:table-cell>
          <table:table-cell table:formula="of:=IF([.C1076]=&quot;timeout&quot;;10000;IF([.C1076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76]=&quot;timeout&quot;;10000;IF([.E1076]=&quot;memout&quot;;1;0))" office:value-type="float" office:value="0" calcext:value-type="float">
            <text:p>0</text:p>
          </table:table-cell>
          <table:table-cell table:style-name="ce1076" table:formula="of:=IF(AND(ISNUMBER([.C1076]);ISNUMBER([.E1076]));IF([.C1076]&gt;[.E1076];10000;IF([.C1076]&lt;[.E107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.p</text:p>
          </table:table-cell>
          <table:table-cell office:value-type="float" office:value="2" calcext:value-type="float">
            <text:p>2</text:p>
          </table:table-cell>
          <table:table-cell table:formula="of:=IF([.C1077]=&quot;timeout&quot;;10000;IF([.C1077]=&quot;memout&quot;;1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E1077]=&quot;timeout&quot;;10000;IF([.E1077]=&quot;memout&quot;;1;0))" office:value-type="float" office:value="0" calcext:value-type="float">
            <text:p>0</text:p>
          </table:table-cell>
          <table:table-cell table:style-name="ce1077" table:formula="of:=IF(AND(ISNUMBER([.C1077]);ISNUMBER([.E1077]));IF([.C1077]&gt;[.E1077];10000;IF([.C1077]&lt;[.E107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0.p</text:p>
          </table:table-cell>
          <table:table-cell office:value-type="string" calcext:value-type="string">
            <text:p>memout</text:p>
          </table:table-cell>
          <table:table-cell table:formula="of:=IF([.C1078]=&quot;timeout&quot;;10000;IF([.C1078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78]=&quot;timeout&quot;;10000;IF([.E1078]=&quot;memout&quot;;1;0))" office:value-type="float" office:value="0" calcext:value-type="float">
            <text:p>0</text:p>
          </table:table-cell>
          <table:table-cell table:style-name="ce1078" table:formula="of:=IF(AND(ISNUMBER([.C1078]);ISNUMBER([.E1078]));IF([.C1078]&gt;[.E1078];10000;IF([.C1078]&lt;[.E107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1.p</text:p>
          </table:table-cell>
          <table:table-cell office:value-type="string" calcext:value-type="string">
            <text:p>memout</text:p>
          </table:table-cell>
          <table:table-cell table:formula="of:=IF([.C1079]=&quot;timeout&quot;;10000;IF([.C1079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79]=&quot;timeout&quot;;10000;IF([.E1079]=&quot;memout&quot;;1;0))" office:value-type="float" office:value="0" calcext:value-type="float">
            <text:p>0</text:p>
          </table:table-cell>
          <table:table-cell table:style-name="ce1079" table:formula="of:=IF(AND(ISNUMBER([.C1079]);ISNUMBER([.E1079]));IF([.C1079]&gt;[.E1079];10000;IF([.C1079]&lt;[.E107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2.p</text:p>
          </table:table-cell>
          <table:table-cell office:value-type="string" calcext:value-type="string">
            <text:p>memout</text:p>
          </table:table-cell>
          <table:table-cell table:formula="of:=IF([.C1080]=&quot;timeout&quot;;10000;IF([.C1080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80]=&quot;timeout&quot;;10000;IF([.E1080]=&quot;memout&quot;;1;0))" office:value-type="float" office:value="0" calcext:value-type="float">
            <text:p>0</text:p>
          </table:table-cell>
          <table:table-cell table:style-name="ce1080" table:formula="of:=IF(AND(ISNUMBER([.C1080]);ISNUMBER([.E1080]));IF([.C1080]&gt;[.E1080];10000;IF([.C1080]&lt;[.E108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3.p</text:p>
          </table:table-cell>
          <table:table-cell office:value-type="string" calcext:value-type="string">
            <text:p>memout</text:p>
          </table:table-cell>
          <table:table-cell table:formula="of:=IF([.C1081]=&quot;timeout&quot;;10000;IF([.C1081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81]=&quot;timeout&quot;;10000;IF([.E1081]=&quot;memout&quot;;1;0))" office:value-type="float" office:value="0" calcext:value-type="float">
            <text:p>0</text:p>
          </table:table-cell>
          <table:table-cell table:style-name="ce1081" table:formula="of:=IF(AND(ISNUMBER([.C1081]);ISNUMBER([.E1081]));IF([.C1081]&gt;[.E1081];10000;IF([.C1081]&lt;[.E108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4.p</text:p>
          </table:table-cell>
          <table:table-cell office:value-type="string" calcext:value-type="string">
            <text:p>memout</text:p>
          </table:table-cell>
          <table:table-cell table:formula="of:=IF([.C1082]=&quot;timeout&quot;;10000;IF([.C1082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82]=&quot;timeout&quot;;10000;IF([.E1082]=&quot;memout&quot;;1;0))" office:value-type="float" office:value="0" calcext:value-type="float">
            <text:p>0</text:p>
          </table:table-cell>
          <table:table-cell table:style-name="ce1082" table:formula="of:=IF(AND(ISNUMBER([.C1082]);ISNUMBER([.E1082]));IF([.C1082]&gt;[.E1082];10000;IF([.C1082]&lt;[.E108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5.p</text:p>
          </table:table-cell>
          <table:table-cell office:value-type="string" calcext:value-type="string">
            <text:p>memout</text:p>
          </table:table-cell>
          <table:table-cell table:formula="of:=IF([.C1083]=&quot;timeout&quot;;10000;IF([.C1083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83]=&quot;timeout&quot;;10000;IF([.E1083]=&quot;memout&quot;;1;0))" office:value-type="float" office:value="0" calcext:value-type="float">
            <text:p>0</text:p>
          </table:table-cell>
          <table:table-cell table:style-name="ce1083" table:formula="of:=IF(AND(ISNUMBER([.C1083]);ISNUMBER([.E1083]));IF([.C1083]&gt;[.E1083];10000;IF([.C1083]&lt;[.E108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6.p</text:p>
          </table:table-cell>
          <table:table-cell office:value-type="string" calcext:value-type="string">
            <text:p>memout</text:p>
          </table:table-cell>
          <table:table-cell table:formula="of:=IF([.C1084]=&quot;timeout&quot;;10000;IF([.C1084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84]=&quot;timeout&quot;;10000;IF([.E1084]=&quot;memout&quot;;1;0))" office:value-type="float" office:value="0" calcext:value-type="float">
            <text:p>0</text:p>
          </table:table-cell>
          <table:table-cell table:style-name="ce1084" table:formula="of:=IF(AND(ISNUMBER([.C1084]);ISNUMBER([.E1084]));IF([.C1084]&gt;[.E1084];10000;IF([.C1084]&lt;[.E108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7.p</text:p>
          </table:table-cell>
          <table:table-cell office:value-type="string" calcext:value-type="string">
            <text:p>memout</text:p>
          </table:table-cell>
          <table:table-cell table:formula="of:=IF([.C1085]=&quot;timeout&quot;;10000;IF([.C1085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85]=&quot;timeout&quot;;10000;IF([.E1085]=&quot;memout&quot;;1;0))" office:value-type="float" office:value="0" calcext:value-type="float">
            <text:p>0</text:p>
          </table:table-cell>
          <table:table-cell table:style-name="ce1085" table:formula="of:=IF(AND(ISNUMBER([.C1085]);ISNUMBER([.E1085]));IF([.C1085]&gt;[.E1085];10000;IF([.C1085]&lt;[.E108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8.p</text:p>
          </table:table-cell>
          <table:table-cell office:value-type="string" calcext:value-type="string">
            <text:p>memout</text:p>
          </table:table-cell>
          <table:table-cell table:formula="of:=IF([.C1086]=&quot;timeout&quot;;10000;IF([.C1086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86]=&quot;timeout&quot;;10000;IF([.E1086]=&quot;memout&quot;;1;0))" office:value-type="float" office:value="0" calcext:value-type="float">
            <text:p>0</text:p>
          </table:table-cell>
          <table:table-cell table:style-name="ce1086" table:formula="of:=IF(AND(ISNUMBER([.C1086]);ISNUMBER([.E1086]));IF([.C1086]&gt;[.E1086];10000;IF([.C1086]&lt;[.E108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9.p</text:p>
          </table:table-cell>
          <table:table-cell office:value-type="string" calcext:value-type="string">
            <text:p>memout</text:p>
          </table:table-cell>
          <table:table-cell table:formula="of:=IF([.C1087]=&quot;timeout&quot;;10000;IF([.C1087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087]=&quot;timeout&quot;;10000;IF([.E1087]=&quot;memout&quot;;1;0))" office:value-type="float" office:value="0" calcext:value-type="float">
            <text:p>0</text:p>
          </table:table-cell>
          <table:table-cell table:style-name="ce1087" table:formula="of:=IF(AND(ISNUMBER([.C1087]);ISNUMBER([.E1087]));IF([.C1087]&gt;[.E1087];10000;IF([.C1087]&lt;[.E108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5.p</text:p>
          </table:table-cell>
          <table:table-cell office:value-type="float" office:value="18" calcext:value-type="float">
            <text:p>18</text:p>
          </table:table-cell>
          <table:table-cell table:formula="of:=IF([.C1088]=&quot;timeout&quot;;10000;IF([.C108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88]=&quot;timeout&quot;;10000;IF([.E1088]=&quot;memout&quot;;1;0))" office:value-type="float" office:value="0" calcext:value-type="float">
            <text:p>0</text:p>
          </table:table-cell>
          <table:table-cell table:style-name="ce1088" table:formula="of:=IF(AND(ISNUMBER([.C1088]);ISNUMBER([.E1088]));IF([.C1088]&gt;[.E1088];10000;IF([.C1088]&lt;[.E108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_6.p</text:p>
          </table:table-cell>
          <table:table-cell office:value-type="float" office:value="32" calcext:value-type="float">
            <text:p>32</text:p>
          </table:table-cell>
          <table:table-cell table:formula="of:=IF([.C1089]=&quot;timeout&quot;;10000;IF([.C1089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89]=&quot;timeout&quot;;10000;IF([.E1089]=&quot;memout&quot;;1;0))" office:value-type="float" office:value="0" calcext:value-type="float">
            <text:p>0</text:p>
          </table:table-cell>
          <table:table-cell table:style-name="ce1089" table:formula="of:=IF(AND(ISNUMBER([.C1089]);ISNUMBER([.E1089]));IF([.C1089]&gt;[.E1089];10000;IF([.C1089]&lt;[.E1089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_7.p</text:p>
          </table:table-cell>
          <table:table-cell office:value-type="float" office:value="141" calcext:value-type="float">
            <text:p>141</text:p>
          </table:table-cell>
          <table:table-cell table:formula="of:=IF([.C1090]=&quot;timeout&quot;;10000;IF([.C1090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90]=&quot;timeout&quot;;10000;IF([.E1090]=&quot;memout&quot;;1;0))" office:value-type="float" office:value="0" calcext:value-type="float">
            <text:p>0</text:p>
          </table:table-cell>
          <table:table-cell table:style-name="ce1090" table:formula="of:=IF(AND(ISNUMBER([.C1090]);ISNUMBER([.E1090]));IF([.C1090]&gt;[.E1090];10000;IF([.C1090]&lt;[.E1090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_8.p</text:p>
          </table:table-cell>
          <table:table-cell office:value-type="float" office:value="225" calcext:value-type="float">
            <text:p>225</text:p>
          </table:table-cell>
          <table:table-cell table:formula="of:=IF([.C1091]=&quot;timeout&quot;;10000;IF([.C1091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91]=&quot;timeout&quot;;10000;IF([.E1091]=&quot;memout&quot;;1;0))" office:value-type="float" office:value="0" calcext:value-type="float">
            <text:p>0</text:p>
          </table:table-cell>
          <table:table-cell table:style-name="ce1091" table:formula="of:=IF(AND(ISNUMBER([.C1091]);ISNUMBER([.E1091]));IF([.C1091]&gt;[.E1091];10000;IF([.C1091]&lt;[.E1091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nishimura_9.p</text:p>
          </table:table-cell>
          <table:table-cell office:value-type="float" office:value="4079" calcext:value-type="float">
            <text:p>4079</text:p>
          </table:table-cell>
          <table:table-cell table:formula="of:=IF([.C1092]=&quot;timeout&quot;;10000;IF([.C1092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92]=&quot;timeout&quot;;10000;IF([.E1092]=&quot;memout&quot;;1;0))" office:value-type="float" office:value="0" calcext:value-type="float">
            <text:p>0</text:p>
          </table:table-cell>
          <table:table-cell table:style-name="ce1092" table:formula="of:=IF(AND(ISNUMBER([.C1092]);ISNUMBER([.E1092]));IF([.C1092]&gt;[.E1092];10000;IF([.C1092]&lt;[.E1092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portia_1.p</text:p>
          </table:table-cell>
          <table:table-cell office:value-type="float" office:value="19" calcext:value-type="float">
            <text:p>19</text:p>
          </table:table-cell>
          <table:table-cell table:formula="of:=IF([.C1093]=&quot;timeout&quot;;10000;IF([.C1093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93]=&quot;timeout&quot;;10000;IF([.E1093]=&quot;memout&quot;;1;0))" office:value-type="float" office:value="0" calcext:value-type="float">
            <text:p>0</text:p>
          </table:table-cell>
          <table:table-cell table:style-name="ce1093" table:formula="of:=IF(AND(ISNUMBER([.C1093]);ISNUMBER([.E1093]));IF([.C1093]&gt;[.E1093];10000;IF([.C1093]&lt;[.E109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portia_10.p</text:p>
          </table:table-cell>
          <table:table-cell office:value-type="string" calcext:value-type="string">
            <text:p>memout</text:p>
          </table:table-cell>
          <table:table-cell table:formula="of:=IF([.C1094]=&quot;timeout&quot;;10000;IF([.C109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94]=&quot;timeout&quot;;10000;IF([.E1094]=&quot;memout&quot;;1;0))" office:value-type="float" office:value="1" calcext:value-type="float">
            <text:p>1</text:p>
          </table:table-cell>
          <table:table-cell table:style-name="ce1094" table:formula="of:=IF(AND(ISNUMBER([.C1094]);ISNUMBER([.E1094]));IF([.C1094]&gt;[.E1094];10000;IF([.C1094]&lt;[.E109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00.p</text:p>
          </table:table-cell>
          <table:table-cell office:value-type="string" calcext:value-type="string">
            <text:p>memout</text:p>
          </table:table-cell>
          <table:table-cell table:formula="of:=IF([.C1095]=&quot;timeout&quot;;10000;IF([.C109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95]=&quot;timeout&quot;;10000;IF([.E1095]=&quot;memout&quot;;1;0))" office:value-type="float" office:value="1" calcext:value-type="float">
            <text:p>1</text:p>
          </table:table-cell>
          <table:table-cell table:style-name="ce1095" table:formula="of:=IF(AND(ISNUMBER([.C1095]);ISNUMBER([.E1095]));IF([.C1095]&gt;[.E1095];10000;IF([.C1095]&lt;[.E109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1.p</text:p>
          </table:table-cell>
          <table:table-cell office:value-type="string" calcext:value-type="string">
            <text:p>memout</text:p>
          </table:table-cell>
          <table:table-cell table:formula="of:=IF([.C1096]=&quot;timeout&quot;;10000;IF([.C109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96]=&quot;timeout&quot;;10000;IF([.E1096]=&quot;memout&quot;;1;0))" office:value-type="float" office:value="1" calcext:value-type="float">
            <text:p>1</text:p>
          </table:table-cell>
          <table:table-cell table:style-name="ce1096" table:formula="of:=IF(AND(ISNUMBER([.C1096]);ISNUMBER([.E1096]));IF([.C1096]&gt;[.E1096];10000;IF([.C1096]&lt;[.E109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2.p</text:p>
          </table:table-cell>
          <table:table-cell office:value-type="string" calcext:value-type="string">
            <text:p>memout</text:p>
          </table:table-cell>
          <table:table-cell table:formula="of:=IF([.C1097]=&quot;timeout&quot;;10000;IF([.C109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97]=&quot;timeout&quot;;10000;IF([.E1097]=&quot;memout&quot;;1;0))" office:value-type="float" office:value="1" calcext:value-type="float">
            <text:p>1</text:p>
          </table:table-cell>
          <table:table-cell table:style-name="ce1097" table:formula="of:=IF(AND(ISNUMBER([.C1097]);ISNUMBER([.E1097]));IF([.C1097]&gt;[.E1097];10000;IF([.C1097]&lt;[.E109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3.p</text:p>
          </table:table-cell>
          <table:table-cell office:value-type="string" calcext:value-type="string">
            <text:p>memout</text:p>
          </table:table-cell>
          <table:table-cell table:formula="of:=IF([.C1098]=&quot;timeout&quot;;10000;IF([.C109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98]=&quot;timeout&quot;;10000;IF([.E1098]=&quot;memout&quot;;1;0))" office:value-type="float" office:value="1" calcext:value-type="float">
            <text:p>1</text:p>
          </table:table-cell>
          <table:table-cell table:style-name="ce1098" table:formula="of:=IF(AND(ISNUMBER([.C1098]);ISNUMBER([.E1098]));IF([.C1098]&gt;[.E1098];10000;IF([.C1098]&lt;[.E109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4.p</text:p>
          </table:table-cell>
          <table:table-cell office:value-type="string" calcext:value-type="string">
            <text:p>memout</text:p>
          </table:table-cell>
          <table:table-cell table:formula="of:=IF([.C1099]=&quot;timeout&quot;;10000;IF([.C109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099]=&quot;timeout&quot;;10000;IF([.E1099]=&quot;memout&quot;;1;0))" office:value-type="float" office:value="1" calcext:value-type="float">
            <text:p>1</text:p>
          </table:table-cell>
          <table:table-cell table:style-name="ce1099" table:formula="of:=IF(AND(ISNUMBER([.C1099]);ISNUMBER([.E1099]));IF([.C1099]&gt;[.E1099];10000;IF([.C1099]&lt;[.E109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5.p</text:p>
          </table:table-cell>
          <table:table-cell office:value-type="string" calcext:value-type="string">
            <text:p>memout</text:p>
          </table:table-cell>
          <table:table-cell table:formula="of:=IF([.C1100]=&quot;timeout&quot;;10000;IF([.C110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00]=&quot;timeout&quot;;10000;IF([.E1100]=&quot;memout&quot;;1;0))" office:value-type="float" office:value="1" calcext:value-type="float">
            <text:p>1</text:p>
          </table:table-cell>
          <table:table-cell table:style-name="ce1100" table:formula="of:=IF(AND(ISNUMBER([.C1100]);ISNUMBER([.E1100]));IF([.C1100]&gt;[.E1100];10000;IF([.C1100]&lt;[.E110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6.p</text:p>
          </table:table-cell>
          <table:table-cell office:value-type="string" calcext:value-type="string">
            <text:p>memout</text:p>
          </table:table-cell>
          <table:table-cell table:formula="of:=IF([.C1101]=&quot;timeout&quot;;10000;IF([.C110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01]=&quot;timeout&quot;;10000;IF([.E1101]=&quot;memout&quot;;1;0))" office:value-type="float" office:value="1" calcext:value-type="float">
            <text:p>1</text:p>
          </table:table-cell>
          <table:table-cell table:style-name="ce1101" table:formula="of:=IF(AND(ISNUMBER([.C1101]);ISNUMBER([.E1101]));IF([.C1101]&gt;[.E1101];10000;IF([.C1101]&lt;[.E110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7.p</text:p>
          </table:table-cell>
          <table:table-cell office:value-type="string" calcext:value-type="string">
            <text:p>memout</text:p>
          </table:table-cell>
          <table:table-cell table:formula="of:=IF([.C1102]=&quot;timeout&quot;;10000;IF([.C110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02]=&quot;timeout&quot;;10000;IF([.E1102]=&quot;memout&quot;;1;0))" office:value-type="float" office:value="1" calcext:value-type="float">
            <text:p>1</text:p>
          </table:table-cell>
          <table:table-cell table:style-name="ce1102" table:formula="of:=IF(AND(ISNUMBER([.C1102]);ISNUMBER([.E1102]));IF([.C1102]&gt;[.E1102];10000;IF([.C1102]&lt;[.E110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8.p</text:p>
          </table:table-cell>
          <table:table-cell office:value-type="string" calcext:value-type="string">
            <text:p>memout</text:p>
          </table:table-cell>
          <table:table-cell table:formula="of:=IF([.C1103]=&quot;timeout&quot;;10000;IF([.C1103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1103]=&quot;timeout&quot;;10000;IF([.E1103]=&quot;memout&quot;;1;0))" office:value-type="float" office:value="10000" calcext:value-type="float">
            <text:p>10000</text:p>
          </table:table-cell>
          <table:table-cell table:style-name="ce1103" table:formula="of:=IF(AND(ISNUMBER([.C1103]);ISNUMBER([.E1103]));IF([.C1103]&gt;[.E1103];10000;IF([.C1103]&lt;[.E110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9.p</text:p>
          </table:table-cell>
          <table:table-cell office:value-type="string" calcext:value-type="string">
            <text:p>memout</text:p>
          </table:table-cell>
          <table:table-cell table:formula="of:=IF([.C1104]=&quot;timeout&quot;;10000;IF([.C1104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1104]=&quot;timeout&quot;;10000;IF([.E1104]=&quot;memout&quot;;1;0))" office:value-type="float" office:value="10000" calcext:value-type="float">
            <text:p>10000</text:p>
          </table:table-cell>
          <table:table-cell table:style-name="ce1104" table:formula="of:=IF(AND(ISNUMBER([.C1104]);ISNUMBER([.E1104]));IF([.C1104]&gt;[.E1104];10000;IF([.C1104]&lt;[.E110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.p</text:p>
          </table:table-cell>
          <table:table-cell office:value-type="float" office:value="463" calcext:value-type="float">
            <text:p>463</text:p>
          </table:table-cell>
          <table:table-cell table:formula="of:=IF([.C1105]=&quot;timeout&quot;;10000;IF([.C1105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05]=&quot;timeout&quot;;10000;IF([.E1105]=&quot;memout&quot;;1;0))" office:value-type="float" office:value="0" calcext:value-type="float">
            <text:p>0</text:p>
          </table:table-cell>
          <table:table-cell table:style-name="ce1105" table:formula="of:=IF(AND(ISNUMBER([.C1105]);ISNUMBER([.E1105]));IF([.C1105]&gt;[.E1105];10000;IF([.C1105]&lt;[.E1105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portia_20.p</text:p>
          </table:table-cell>
          <table:table-cell office:value-type="string" calcext:value-type="string">
            <text:p>memout</text:p>
          </table:table-cell>
          <table:table-cell table:formula="of:=IF([.C1106]=&quot;timeout&quot;;10000;IF([.C1106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1106]=&quot;timeout&quot;;10000;IF([.E1106]=&quot;memout&quot;;1;0))" office:value-type="float" office:value="10000" calcext:value-type="float">
            <text:p>10000</text:p>
          </table:table-cell>
          <table:table-cell table:style-name="ce1106" table:formula="of:=IF(AND(ISNUMBER([.C1106]);ISNUMBER([.E1106]));IF([.C1106]&gt;[.E1106];10000;IF([.C1106]&lt;[.E110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1.p</text:p>
          </table:table-cell>
          <table:table-cell office:value-type="string" calcext:value-type="string">
            <text:p>memout</text:p>
          </table:table-cell>
          <table:table-cell table:formula="of:=IF([.C1107]=&quot;timeout&quot;;10000;IF([.C1107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1107]=&quot;timeout&quot;;10000;IF([.E1107]=&quot;memout&quot;;1;0))" office:value-type="float" office:value="10000" calcext:value-type="float">
            <text:p>10000</text:p>
          </table:table-cell>
          <table:table-cell table:style-name="ce1107" table:formula="of:=IF(AND(ISNUMBER([.C1107]);ISNUMBER([.E1107]));IF([.C1107]&gt;[.E1107];10000;IF([.C1107]&lt;[.E110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2.p</text:p>
          </table:table-cell>
          <table:table-cell office:value-type="string" calcext:value-type="string">
            <text:p>memout</text:p>
          </table:table-cell>
          <table:table-cell table:formula="of:=IF([.C1108]=&quot;timeout&quot;;10000;IF([.C1108]=&quot;memout&quot;;1;0))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table:formula="of:=IF([.E1108]=&quot;timeout&quot;;10000;IF([.E1108]=&quot;memout&quot;;1;0))" office:value-type="float" office:value="10000" calcext:value-type="float">
            <text:p>10000</text:p>
          </table:table-cell>
          <table:table-cell table:style-name="ce1108" table:formula="of:=IF(AND(ISNUMBER([.C1108]);ISNUMBER([.E1108]));IF([.C1108]&gt;[.E1108];10000;IF([.C1108]&lt;[.E110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3.p</text:p>
          </table:table-cell>
          <table:table-cell office:value-type="string" calcext:value-type="string">
            <text:p>memout</text:p>
          </table:table-cell>
          <table:table-cell table:formula="of:=IF([.C1109]=&quot;timeout&quot;;10000;IF([.C110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09]=&quot;timeout&quot;;10000;IF([.E1109]=&quot;memout&quot;;1;0))" office:value-type="float" office:value="1" calcext:value-type="float">
            <text:p>1</text:p>
          </table:table-cell>
          <table:table-cell table:style-name="ce1109" table:formula="of:=IF(AND(ISNUMBER([.C1109]);ISNUMBER([.E1109]));IF([.C1109]&gt;[.E1109];10000;IF([.C1109]&lt;[.E110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4.p</text:p>
          </table:table-cell>
          <table:table-cell office:value-type="string" calcext:value-type="string">
            <text:p>memout</text:p>
          </table:table-cell>
          <table:table-cell table:formula="of:=IF([.C1110]=&quot;timeout&quot;;10000;IF([.C111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10]=&quot;timeout&quot;;10000;IF([.E1110]=&quot;memout&quot;;1;0))" office:value-type="float" office:value="1" calcext:value-type="float">
            <text:p>1</text:p>
          </table:table-cell>
          <table:table-cell table:style-name="ce1110" table:formula="of:=IF(AND(ISNUMBER([.C1110]);ISNUMBER([.E1110]));IF([.C1110]&gt;[.E1110];10000;IF([.C1110]&lt;[.E111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5.p</text:p>
          </table:table-cell>
          <table:table-cell office:value-type="string" calcext:value-type="string">
            <text:p>memout</text:p>
          </table:table-cell>
          <table:table-cell table:formula="of:=IF([.C1111]=&quot;timeout&quot;;10000;IF([.C111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11]=&quot;timeout&quot;;10000;IF([.E1111]=&quot;memout&quot;;1;0))" office:value-type="float" office:value="1" calcext:value-type="float">
            <text:p>1</text:p>
          </table:table-cell>
          <table:table-cell table:style-name="ce1111" table:formula="of:=IF(AND(ISNUMBER([.C1111]);ISNUMBER([.E1111]));IF([.C1111]&gt;[.E1111];10000;IF([.C1111]&lt;[.E111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6.p</text:p>
          </table:table-cell>
          <table:table-cell office:value-type="string" calcext:value-type="string">
            <text:p>memout</text:p>
          </table:table-cell>
          <table:table-cell table:formula="of:=IF([.C1112]=&quot;timeout&quot;;10000;IF([.C111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12]=&quot;timeout&quot;;10000;IF([.E1112]=&quot;memout&quot;;1;0))" office:value-type="float" office:value="1" calcext:value-type="float">
            <text:p>1</text:p>
          </table:table-cell>
          <table:table-cell table:style-name="ce1112" table:formula="of:=IF(AND(ISNUMBER([.C1112]);ISNUMBER([.E1112]));IF([.C1112]&gt;[.E1112];10000;IF([.C1112]&lt;[.E111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7.p</text:p>
          </table:table-cell>
          <table:table-cell office:value-type="string" calcext:value-type="string">
            <text:p>memout</text:p>
          </table:table-cell>
          <table:table-cell table:formula="of:=IF([.C1113]=&quot;timeout&quot;;10000;IF([.C111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13]=&quot;timeout&quot;;10000;IF([.E1113]=&quot;memout&quot;;1;0))" office:value-type="float" office:value="1" calcext:value-type="float">
            <text:p>1</text:p>
          </table:table-cell>
          <table:table-cell table:style-name="ce1113" table:formula="of:=IF(AND(ISNUMBER([.C1113]);ISNUMBER([.E1113]));IF([.C1113]&gt;[.E1113];10000;IF([.C1113]&lt;[.E111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8.p</text:p>
          </table:table-cell>
          <table:table-cell office:value-type="string" calcext:value-type="string">
            <text:p>memout</text:p>
          </table:table-cell>
          <table:table-cell table:formula="of:=IF([.C1114]=&quot;timeout&quot;;10000;IF([.C111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14]=&quot;timeout&quot;;10000;IF([.E1114]=&quot;memout&quot;;1;0))" office:value-type="float" office:value="1" calcext:value-type="float">
            <text:p>1</text:p>
          </table:table-cell>
          <table:table-cell table:style-name="ce1114" table:formula="of:=IF(AND(ISNUMBER([.C1114]);ISNUMBER([.E1114]));IF([.C1114]&gt;[.E1114];10000;IF([.C1114]&lt;[.E111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9.p</text:p>
          </table:table-cell>
          <table:table-cell office:value-type="string" calcext:value-type="string">
            <text:p>memout</text:p>
          </table:table-cell>
          <table:table-cell table:formula="of:=IF([.C1115]=&quot;timeout&quot;;10000;IF([.C111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15]=&quot;timeout&quot;;10000;IF([.E1115]=&quot;memout&quot;;1;0))" office:value-type="float" office:value="1" calcext:value-type="float">
            <text:p>1</text:p>
          </table:table-cell>
          <table:table-cell table:style-name="ce1115" table:formula="of:=IF(AND(ISNUMBER([.C1115]);ISNUMBER([.E1115]));IF([.C1115]&gt;[.E1115];10000;IF([.C1115]&lt;[.E111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.p</text:p>
          </table:table-cell>
          <table:table-cell office:value-type="float" office:value="10439" calcext:value-type="float">
            <text:p>10439</text:p>
          </table:table-cell>
          <table:table-cell table:formula="of:=IF([.C1116]=&quot;timeout&quot;;10000;IF([.C1116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16]=&quot;timeout&quot;;10000;IF([.E1116]=&quot;memout&quot;;1;0))" office:value-type="float" office:value="0" calcext:value-type="float">
            <text:p>0</text:p>
          </table:table-cell>
          <table:table-cell table:style-name="ce1116" table:formula="of:=IF(AND(ISNUMBER([.C1116]);ISNUMBER([.E1116]));IF([.C1116]&gt;[.E1116];10000;IF([.C1116]&lt;[.E1116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portia_30.p</text:p>
          </table:table-cell>
          <table:table-cell office:value-type="string" calcext:value-type="string">
            <text:p>memout</text:p>
          </table:table-cell>
          <table:table-cell table:formula="of:=IF([.C1117]=&quot;timeout&quot;;10000;IF([.C111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17]=&quot;timeout&quot;;10000;IF([.E1117]=&quot;memout&quot;;1;0))" office:value-type="float" office:value="1" calcext:value-type="float">
            <text:p>1</text:p>
          </table:table-cell>
          <table:table-cell table:style-name="ce1117" table:formula="of:=IF(AND(ISNUMBER([.C1117]);ISNUMBER([.E1117]));IF([.C1117]&gt;[.E1117];10000;IF([.C1117]&lt;[.E111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1.p</text:p>
          </table:table-cell>
          <table:table-cell office:value-type="string" calcext:value-type="string">
            <text:p>memout</text:p>
          </table:table-cell>
          <table:table-cell table:formula="of:=IF([.C1118]=&quot;timeout&quot;;10000;IF([.C111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18]=&quot;timeout&quot;;10000;IF([.E1118]=&quot;memout&quot;;1;0))" office:value-type="float" office:value="1" calcext:value-type="float">
            <text:p>1</text:p>
          </table:table-cell>
          <table:table-cell table:style-name="ce1118" table:formula="of:=IF(AND(ISNUMBER([.C1118]);ISNUMBER([.E1118]));IF([.C1118]&gt;[.E1118];10000;IF([.C1118]&lt;[.E111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2.p</text:p>
          </table:table-cell>
          <table:table-cell office:value-type="string" calcext:value-type="string">
            <text:p>memout</text:p>
          </table:table-cell>
          <table:table-cell table:formula="of:=IF([.C1119]=&quot;timeout&quot;;10000;IF([.C111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19]=&quot;timeout&quot;;10000;IF([.E1119]=&quot;memout&quot;;1;0))" office:value-type="float" office:value="1" calcext:value-type="float">
            <text:p>1</text:p>
          </table:table-cell>
          <table:table-cell table:style-name="ce1119" table:formula="of:=IF(AND(ISNUMBER([.C1119]);ISNUMBER([.E1119]));IF([.C1119]&gt;[.E1119];10000;IF([.C1119]&lt;[.E111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3.p</text:p>
          </table:table-cell>
          <table:table-cell office:value-type="string" calcext:value-type="string">
            <text:p>memout</text:p>
          </table:table-cell>
          <table:table-cell table:formula="of:=IF([.C1120]=&quot;timeout&quot;;10000;IF([.C112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20]=&quot;timeout&quot;;10000;IF([.E1120]=&quot;memout&quot;;1;0))" office:value-type="float" office:value="1" calcext:value-type="float">
            <text:p>1</text:p>
          </table:table-cell>
          <table:table-cell table:style-name="ce1120" table:formula="of:=IF(AND(ISNUMBER([.C1120]);ISNUMBER([.E1120]));IF([.C1120]&gt;[.E1120];10000;IF([.C1120]&lt;[.E112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4.p</text:p>
          </table:table-cell>
          <table:table-cell office:value-type="string" calcext:value-type="string">
            <text:p>memout</text:p>
          </table:table-cell>
          <table:table-cell table:formula="of:=IF([.C1121]=&quot;timeout&quot;;10000;IF([.C112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21]=&quot;timeout&quot;;10000;IF([.E1121]=&quot;memout&quot;;1;0))" office:value-type="float" office:value="1" calcext:value-type="float">
            <text:p>1</text:p>
          </table:table-cell>
          <table:table-cell table:style-name="ce1121" table:formula="of:=IF(AND(ISNUMBER([.C1121]);ISNUMBER([.E1121]));IF([.C1121]&gt;[.E1121];10000;IF([.C1121]&lt;[.E112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5.p</text:p>
          </table:table-cell>
          <table:table-cell office:value-type="string" calcext:value-type="string">
            <text:p>memout</text:p>
          </table:table-cell>
          <table:table-cell table:formula="of:=IF([.C1122]=&quot;timeout&quot;;10000;IF([.C112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22]=&quot;timeout&quot;;10000;IF([.E1122]=&quot;memout&quot;;1;0))" office:value-type="float" office:value="1" calcext:value-type="float">
            <text:p>1</text:p>
          </table:table-cell>
          <table:table-cell table:style-name="ce1122" table:formula="of:=IF(AND(ISNUMBER([.C1122]);ISNUMBER([.E1122]));IF([.C1122]&gt;[.E1122];10000;IF([.C1122]&lt;[.E112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6.p</text:p>
          </table:table-cell>
          <table:table-cell office:value-type="string" calcext:value-type="string">
            <text:p>memout</text:p>
          </table:table-cell>
          <table:table-cell table:formula="of:=IF([.C1123]=&quot;timeout&quot;;10000;IF([.C112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23]=&quot;timeout&quot;;10000;IF([.E1123]=&quot;memout&quot;;1;0))" office:value-type="float" office:value="1" calcext:value-type="float">
            <text:p>1</text:p>
          </table:table-cell>
          <table:table-cell table:style-name="ce1123" table:formula="of:=IF(AND(ISNUMBER([.C1123]);ISNUMBER([.E1123]));IF([.C1123]&gt;[.E1123];10000;IF([.C1123]&lt;[.E112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7.p</text:p>
          </table:table-cell>
          <table:table-cell office:value-type="string" calcext:value-type="string">
            <text:p>memout</text:p>
          </table:table-cell>
          <table:table-cell table:formula="of:=IF([.C1124]=&quot;timeout&quot;;10000;IF([.C112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24]=&quot;timeout&quot;;10000;IF([.E1124]=&quot;memout&quot;;1;0))" office:value-type="float" office:value="1" calcext:value-type="float">
            <text:p>1</text:p>
          </table:table-cell>
          <table:table-cell table:style-name="ce1124" table:formula="of:=IF(AND(ISNUMBER([.C1124]);ISNUMBER([.E1124]));IF([.C1124]&gt;[.E1124];10000;IF([.C1124]&lt;[.E112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8.p</text:p>
          </table:table-cell>
          <table:table-cell office:value-type="string" calcext:value-type="string">
            <text:p>memout</text:p>
          </table:table-cell>
          <table:table-cell table:formula="of:=IF([.C1125]=&quot;timeout&quot;;10000;IF([.C112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25]=&quot;timeout&quot;;10000;IF([.E1125]=&quot;memout&quot;;1;0))" office:value-type="float" office:value="1" calcext:value-type="float">
            <text:p>1</text:p>
          </table:table-cell>
          <table:table-cell table:style-name="ce1125" table:formula="of:=IF(AND(ISNUMBER([.C1125]);ISNUMBER([.E1125]));IF([.C1125]&gt;[.E1125];10000;IF([.C1125]&lt;[.E112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9.p</text:p>
          </table:table-cell>
          <table:table-cell office:value-type="string" calcext:value-type="string">
            <text:p>memout</text:p>
          </table:table-cell>
          <table:table-cell table:formula="of:=IF([.C1126]=&quot;timeout&quot;;10000;IF([.C112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26]=&quot;timeout&quot;;10000;IF([.E1126]=&quot;memout&quot;;1;0))" office:value-type="float" office:value="1" calcext:value-type="float">
            <text:p>1</text:p>
          </table:table-cell>
          <table:table-cell table:style-name="ce1126" table:formula="of:=IF(AND(ISNUMBER([.C1126]);ISNUMBER([.E1126]));IF([.C1126]&gt;[.E1126];10000;IF([.C1126]&lt;[.E112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.p</text:p>
          </table:table-cell>
          <table:table-cell office:value-type="float" office:value="324351" calcext:value-type="float">
            <text:p>324351</text:p>
          </table:table-cell>
          <table:table-cell table:formula="of:=IF([.C1127]=&quot;timeout&quot;;10000;IF([.C1127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27]=&quot;timeout&quot;;10000;IF([.E1127]=&quot;memout&quot;;1;0))" office:value-type="float" office:value="0" calcext:value-type="float">
            <text:p>0</text:p>
          </table:table-cell>
          <table:table-cell table:style-name="ce1127" table:formula="of:=IF(AND(ISNUMBER([.C1127]);ISNUMBER([.E1127]));IF([.C1127]&gt;[.E1127];10000;IF([.C1127]&lt;[.E112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portia_40.p</text:p>
          </table:table-cell>
          <table:table-cell office:value-type="string" calcext:value-type="string">
            <text:p>memout</text:p>
          </table:table-cell>
          <table:table-cell table:formula="of:=IF([.C1128]=&quot;timeout&quot;;10000;IF([.C112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28]=&quot;timeout&quot;;10000;IF([.E1128]=&quot;memout&quot;;1;0))" office:value-type="float" office:value="1" calcext:value-type="float">
            <text:p>1</text:p>
          </table:table-cell>
          <table:table-cell table:style-name="ce1128" table:formula="of:=IF(AND(ISNUMBER([.C1128]);ISNUMBER([.E1128]));IF([.C1128]&gt;[.E1128];10000;IF([.C1128]&lt;[.E112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1.p</text:p>
          </table:table-cell>
          <table:table-cell office:value-type="string" calcext:value-type="string">
            <text:p>memout</text:p>
          </table:table-cell>
          <table:table-cell table:formula="of:=IF([.C1129]=&quot;timeout&quot;;10000;IF([.C112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29]=&quot;timeout&quot;;10000;IF([.E1129]=&quot;memout&quot;;1;0))" office:value-type="float" office:value="1" calcext:value-type="float">
            <text:p>1</text:p>
          </table:table-cell>
          <table:table-cell table:style-name="ce1129" table:formula="of:=IF(AND(ISNUMBER([.C1129]);ISNUMBER([.E1129]));IF([.C1129]&gt;[.E1129];10000;IF([.C1129]&lt;[.E112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2.p</text:p>
          </table:table-cell>
          <table:table-cell office:value-type="string" calcext:value-type="string">
            <text:p>memout</text:p>
          </table:table-cell>
          <table:table-cell table:formula="of:=IF([.C1130]=&quot;timeout&quot;;10000;IF([.C113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30]=&quot;timeout&quot;;10000;IF([.E1130]=&quot;memout&quot;;1;0))" office:value-type="float" office:value="1" calcext:value-type="float">
            <text:p>1</text:p>
          </table:table-cell>
          <table:table-cell table:style-name="ce1130" table:formula="of:=IF(AND(ISNUMBER([.C1130]);ISNUMBER([.E1130]));IF([.C1130]&gt;[.E1130];10000;IF([.C1130]&lt;[.E113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3.p</text:p>
          </table:table-cell>
          <table:table-cell office:value-type="string" calcext:value-type="string">
            <text:p>memout</text:p>
          </table:table-cell>
          <table:table-cell table:formula="of:=IF([.C1131]=&quot;timeout&quot;;10000;IF([.C113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31]=&quot;timeout&quot;;10000;IF([.E1131]=&quot;memout&quot;;1;0))" office:value-type="float" office:value="1" calcext:value-type="float">
            <text:p>1</text:p>
          </table:table-cell>
          <table:table-cell table:style-name="ce1131" table:formula="of:=IF(AND(ISNUMBER([.C1131]);ISNUMBER([.E1131]));IF([.C1131]&gt;[.E1131];10000;IF([.C1131]&lt;[.E113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4.p</text:p>
          </table:table-cell>
          <table:table-cell office:value-type="string" calcext:value-type="string">
            <text:p>memout</text:p>
          </table:table-cell>
          <table:table-cell table:formula="of:=IF([.C1132]=&quot;timeout&quot;;10000;IF([.C113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32]=&quot;timeout&quot;;10000;IF([.E1132]=&quot;memout&quot;;1;0))" office:value-type="float" office:value="1" calcext:value-type="float">
            <text:p>1</text:p>
          </table:table-cell>
          <table:table-cell table:style-name="ce1132" table:formula="of:=IF(AND(ISNUMBER([.C1132]);ISNUMBER([.E1132]));IF([.C1132]&gt;[.E1132];10000;IF([.C1132]&lt;[.E113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5.p</text:p>
          </table:table-cell>
          <table:table-cell office:value-type="string" calcext:value-type="string">
            <text:p>memout</text:p>
          </table:table-cell>
          <table:table-cell table:formula="of:=IF([.C1133]=&quot;timeout&quot;;10000;IF([.C113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33]=&quot;timeout&quot;;10000;IF([.E1133]=&quot;memout&quot;;1;0))" office:value-type="float" office:value="1" calcext:value-type="float">
            <text:p>1</text:p>
          </table:table-cell>
          <table:table-cell table:style-name="ce1133" table:formula="of:=IF(AND(ISNUMBER([.C1133]);ISNUMBER([.E1133]));IF([.C1133]&gt;[.E1133];10000;IF([.C1133]&lt;[.E113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6.p</text:p>
          </table:table-cell>
          <table:table-cell office:value-type="string" calcext:value-type="string">
            <text:p>memout</text:p>
          </table:table-cell>
          <table:table-cell table:formula="of:=IF([.C1134]=&quot;timeout&quot;;10000;IF([.C113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34]=&quot;timeout&quot;;10000;IF([.E1134]=&quot;memout&quot;;1;0))" office:value-type="float" office:value="1" calcext:value-type="float">
            <text:p>1</text:p>
          </table:table-cell>
          <table:table-cell table:style-name="ce1134" table:formula="of:=IF(AND(ISNUMBER([.C1134]);ISNUMBER([.E1134]));IF([.C1134]&gt;[.E1134];10000;IF([.C1134]&lt;[.E113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7.p</text:p>
          </table:table-cell>
          <table:table-cell office:value-type="string" calcext:value-type="string">
            <text:p>memout</text:p>
          </table:table-cell>
          <table:table-cell table:formula="of:=IF([.C1135]=&quot;timeout&quot;;10000;IF([.C113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35]=&quot;timeout&quot;;10000;IF([.E1135]=&quot;memout&quot;;1;0))" office:value-type="float" office:value="1" calcext:value-type="float">
            <text:p>1</text:p>
          </table:table-cell>
          <table:table-cell table:style-name="ce1135" table:formula="of:=IF(AND(ISNUMBER([.C1135]);ISNUMBER([.E1135]));IF([.C1135]&gt;[.E1135];10000;IF([.C1135]&lt;[.E113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8.p</text:p>
          </table:table-cell>
          <table:table-cell office:value-type="string" calcext:value-type="string">
            <text:p>memout</text:p>
          </table:table-cell>
          <table:table-cell table:formula="of:=IF([.C1136]=&quot;timeout&quot;;10000;IF([.C113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36]=&quot;timeout&quot;;10000;IF([.E1136]=&quot;memout&quot;;1;0))" office:value-type="float" office:value="1" calcext:value-type="float">
            <text:p>1</text:p>
          </table:table-cell>
          <table:table-cell table:style-name="ce1136" table:formula="of:=IF(AND(ISNUMBER([.C1136]);ISNUMBER([.E1136]));IF([.C1136]&gt;[.E1136];10000;IF([.C1136]&lt;[.E113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9.p</text:p>
          </table:table-cell>
          <table:table-cell office:value-type="string" calcext:value-type="string">
            <text:p>memout</text:p>
          </table:table-cell>
          <table:table-cell table:formula="of:=IF([.C1137]=&quot;timeout&quot;;10000;IF([.C113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37]=&quot;timeout&quot;;10000;IF([.E1137]=&quot;memout&quot;;1;0))" office:value-type="float" office:value="1" calcext:value-type="float">
            <text:p>1</text:p>
          </table:table-cell>
          <table:table-cell table:style-name="ce1137" table:formula="of:=IF(AND(ISNUMBER([.C1137]);ISNUMBER([.E1137]));IF([.C1137]&gt;[.E1137];10000;IF([.C1137]&lt;[.E113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.p</text:p>
          </table:table-cell>
          <table:table-cell office:value-type="float" office:value="12268799" calcext:value-type="float">
            <text:p>12268799</text:p>
          </table:table-cell>
          <table:table-cell table:formula="of:=IF([.C1138]=&quot;timeout&quot;;10000;IF([.C1138]=&quot;memout&quot;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38]=&quot;timeout&quot;;10000;IF([.E1138]=&quot;memout&quot;;1;0))" office:value-type="float" office:value="0" calcext:value-type="float">
            <text:p>0</text:p>
          </table:table-cell>
          <table:table-cell table:style-name="ce1138" table:formula="of:=IF(AND(ISNUMBER([.C1138]);ISNUMBER([.E1138]));IF([.C1138]&gt;[.E1138];10000;IF([.C1138]&lt;[.E113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portia_50.p</text:p>
          </table:table-cell>
          <table:table-cell office:value-type="string" calcext:value-type="string">
            <text:p>memout</text:p>
          </table:table-cell>
          <table:table-cell table:formula="of:=IF([.C1139]=&quot;timeout&quot;;10000;IF([.C113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39]=&quot;timeout&quot;;10000;IF([.E1139]=&quot;memout&quot;;1;0))" office:value-type="float" office:value="1" calcext:value-type="float">
            <text:p>1</text:p>
          </table:table-cell>
          <table:table-cell table:style-name="ce1139" table:formula="of:=IF(AND(ISNUMBER([.C1139]);ISNUMBER([.E1139]));IF([.C1139]&gt;[.E1139];10000;IF([.C1139]&lt;[.E113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1.p</text:p>
          </table:table-cell>
          <table:table-cell office:value-type="string" calcext:value-type="string">
            <text:p>memout</text:p>
          </table:table-cell>
          <table:table-cell table:formula="of:=IF([.C1140]=&quot;timeout&quot;;10000;IF([.C114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40]=&quot;timeout&quot;;10000;IF([.E1140]=&quot;memout&quot;;1;0))" office:value-type="float" office:value="1" calcext:value-type="float">
            <text:p>1</text:p>
          </table:table-cell>
          <table:table-cell table:style-name="ce1140" table:formula="of:=IF(AND(ISNUMBER([.C1140]);ISNUMBER([.E1140]));IF([.C1140]&gt;[.E1140];10000;IF([.C1140]&lt;[.E114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2.p</text:p>
          </table:table-cell>
          <table:table-cell office:value-type="string" calcext:value-type="string">
            <text:p>memout</text:p>
          </table:table-cell>
          <table:table-cell table:formula="of:=IF([.C1141]=&quot;timeout&quot;;10000;IF([.C114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41]=&quot;timeout&quot;;10000;IF([.E1141]=&quot;memout&quot;;1;0))" office:value-type="float" office:value="1" calcext:value-type="float">
            <text:p>1</text:p>
          </table:table-cell>
          <table:table-cell table:style-name="ce1141" table:formula="of:=IF(AND(ISNUMBER([.C1141]);ISNUMBER([.E1141]));IF([.C1141]&gt;[.E1141];10000;IF([.C1141]&lt;[.E114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3.p</text:p>
          </table:table-cell>
          <table:table-cell office:value-type="string" calcext:value-type="string">
            <text:p>memout</text:p>
          </table:table-cell>
          <table:table-cell table:formula="of:=IF([.C1142]=&quot;timeout&quot;;10000;IF([.C114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42]=&quot;timeout&quot;;10000;IF([.E1142]=&quot;memout&quot;;1;0))" office:value-type="float" office:value="1" calcext:value-type="float">
            <text:p>1</text:p>
          </table:table-cell>
          <table:table-cell table:style-name="ce1142" table:formula="of:=IF(AND(ISNUMBER([.C1142]);ISNUMBER([.E1142]));IF([.C1142]&gt;[.E1142];10000;IF([.C1142]&lt;[.E114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4.p</text:p>
          </table:table-cell>
          <table:table-cell office:value-type="string" calcext:value-type="string">
            <text:p>memout</text:p>
          </table:table-cell>
          <table:table-cell table:formula="of:=IF([.C1143]=&quot;timeout&quot;;10000;IF([.C114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43]=&quot;timeout&quot;;10000;IF([.E1143]=&quot;memout&quot;;1;0))" office:value-type="float" office:value="1" calcext:value-type="float">
            <text:p>1</text:p>
          </table:table-cell>
          <table:table-cell table:style-name="ce1143" table:formula="of:=IF(AND(ISNUMBER([.C1143]);ISNUMBER([.E1143]));IF([.C1143]&gt;[.E1143];10000;IF([.C1143]&lt;[.E114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5.p</text:p>
          </table:table-cell>
          <table:table-cell office:value-type="string" calcext:value-type="string">
            <text:p>memout</text:p>
          </table:table-cell>
          <table:table-cell table:formula="of:=IF([.C1144]=&quot;timeout&quot;;10000;IF([.C114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44]=&quot;timeout&quot;;10000;IF([.E1144]=&quot;memout&quot;;1;0))" office:value-type="float" office:value="1" calcext:value-type="float">
            <text:p>1</text:p>
          </table:table-cell>
          <table:table-cell table:style-name="ce1144" table:formula="of:=IF(AND(ISNUMBER([.C1144]);ISNUMBER([.E1144]));IF([.C1144]&gt;[.E1144];10000;IF([.C1144]&lt;[.E114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6.p</text:p>
          </table:table-cell>
          <table:table-cell office:value-type="string" calcext:value-type="string">
            <text:p>memout</text:p>
          </table:table-cell>
          <table:table-cell table:formula="of:=IF([.C1145]=&quot;timeout&quot;;10000;IF([.C114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45]=&quot;timeout&quot;;10000;IF([.E1145]=&quot;memout&quot;;1;0))" office:value-type="float" office:value="1" calcext:value-type="float">
            <text:p>1</text:p>
          </table:table-cell>
          <table:table-cell table:style-name="ce1145" table:formula="of:=IF(AND(ISNUMBER([.C1145]);ISNUMBER([.E1145]));IF([.C1145]&gt;[.E1145];10000;IF([.C1145]&lt;[.E114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7.p</text:p>
          </table:table-cell>
          <table:table-cell office:value-type="string" calcext:value-type="string">
            <text:p>memout</text:p>
          </table:table-cell>
          <table:table-cell table:formula="of:=IF([.C1146]=&quot;timeout&quot;;10000;IF([.C114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46]=&quot;timeout&quot;;10000;IF([.E1146]=&quot;memout&quot;;1;0))" office:value-type="float" office:value="1" calcext:value-type="float">
            <text:p>1</text:p>
          </table:table-cell>
          <table:table-cell table:style-name="ce1146" table:formula="of:=IF(AND(ISNUMBER([.C1146]);ISNUMBER([.E1146]));IF([.C1146]&gt;[.E1146];10000;IF([.C1146]&lt;[.E114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8.p</text:p>
          </table:table-cell>
          <table:table-cell office:value-type="string" calcext:value-type="string">
            <text:p>memout</text:p>
          </table:table-cell>
          <table:table-cell table:formula="of:=IF([.C1147]=&quot;timeout&quot;;10000;IF([.C114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47]=&quot;timeout&quot;;10000;IF([.E1147]=&quot;memout&quot;;1;0))" office:value-type="float" office:value="1" calcext:value-type="float">
            <text:p>1</text:p>
          </table:table-cell>
          <table:table-cell table:style-name="ce1147" table:formula="of:=IF(AND(ISNUMBER([.C1147]);ISNUMBER([.E1147]));IF([.C1147]&gt;[.E1147];10000;IF([.C1147]&lt;[.E114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9.p</text:p>
          </table:table-cell>
          <table:table-cell office:value-type="string" calcext:value-type="string">
            <text:p>memout</text:p>
          </table:table-cell>
          <table:table-cell table:formula="of:=IF([.C1148]=&quot;timeout&quot;;10000;IF([.C114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48]=&quot;timeout&quot;;10000;IF([.E1148]=&quot;memout&quot;;1;0))" office:value-type="float" office:value="1" calcext:value-type="float">
            <text:p>1</text:p>
          </table:table-cell>
          <table:table-cell table:style-name="ce1148" table:formula="of:=IF(AND(ISNUMBER([.C1148]);ISNUMBER([.E1148]));IF([.C1148]&gt;[.E1148];10000;IF([.C1148]&lt;[.E114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.p</text:p>
          </table:table-cell>
          <table:table-cell office:value-type="string" calcext:value-type="string">
            <text:p>memout</text:p>
          </table:table-cell>
          <table:table-cell table:formula="of:=IF([.C1149]=&quot;timeout&quot;;10000;IF([.C1149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149]=&quot;timeout&quot;;10000;IF([.E1149]=&quot;memout&quot;;1;0))" office:value-type="float" office:value="0" calcext:value-type="float">
            <text:p>0</text:p>
          </table:table-cell>
          <table:table-cell table:style-name="ce1149" table:formula="of:=IF(AND(ISNUMBER([.C1149]);ISNUMBER([.E1149]));IF([.C1149]&gt;[.E1149];10000;IF([.C1149]&lt;[.E114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0.p</text:p>
          </table:table-cell>
          <table:table-cell office:value-type="string" calcext:value-type="string">
            <text:p>memout</text:p>
          </table:table-cell>
          <table:table-cell table:formula="of:=IF([.C1150]=&quot;timeout&quot;;10000;IF([.C115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50]=&quot;timeout&quot;;10000;IF([.E1150]=&quot;memout&quot;;1;0))" office:value-type="float" office:value="1" calcext:value-type="float">
            <text:p>1</text:p>
          </table:table-cell>
          <table:table-cell table:style-name="ce1150" table:formula="of:=IF(AND(ISNUMBER([.C1150]);ISNUMBER([.E1150]));IF([.C1150]&gt;[.E1150];10000;IF([.C1150]&lt;[.E115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1.p</text:p>
          </table:table-cell>
          <table:table-cell office:value-type="string" calcext:value-type="string">
            <text:p>memout</text:p>
          </table:table-cell>
          <table:table-cell table:formula="of:=IF([.C1151]=&quot;timeout&quot;;10000;IF([.C115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51]=&quot;timeout&quot;;10000;IF([.E1151]=&quot;memout&quot;;1;0))" office:value-type="float" office:value="1" calcext:value-type="float">
            <text:p>1</text:p>
          </table:table-cell>
          <table:table-cell table:style-name="ce1151" table:formula="of:=IF(AND(ISNUMBER([.C1151]);ISNUMBER([.E1151]));IF([.C1151]&gt;[.E1151];10000;IF([.C1151]&lt;[.E115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2.p</text:p>
          </table:table-cell>
          <table:table-cell office:value-type="string" calcext:value-type="string">
            <text:p>memout</text:p>
          </table:table-cell>
          <table:table-cell table:formula="of:=IF([.C1152]=&quot;timeout&quot;;10000;IF([.C115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52]=&quot;timeout&quot;;10000;IF([.E1152]=&quot;memout&quot;;1;0))" office:value-type="float" office:value="1" calcext:value-type="float">
            <text:p>1</text:p>
          </table:table-cell>
          <table:table-cell table:style-name="ce1152" table:formula="of:=IF(AND(ISNUMBER([.C1152]);ISNUMBER([.E1152]));IF([.C1152]&gt;[.E1152];10000;IF([.C1152]&lt;[.E115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3.p</text:p>
          </table:table-cell>
          <table:table-cell office:value-type="string" calcext:value-type="string">
            <text:p>memout</text:p>
          </table:table-cell>
          <table:table-cell table:formula="of:=IF([.C1153]=&quot;timeout&quot;;10000;IF([.C115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53]=&quot;timeout&quot;;10000;IF([.E1153]=&quot;memout&quot;;1;0))" office:value-type="float" office:value="1" calcext:value-type="float">
            <text:p>1</text:p>
          </table:table-cell>
          <table:table-cell table:style-name="ce1153" table:formula="of:=IF(AND(ISNUMBER([.C1153]);ISNUMBER([.E1153]));IF([.C1153]&gt;[.E1153];10000;IF([.C1153]&lt;[.E115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4.p</text:p>
          </table:table-cell>
          <table:table-cell office:value-type="string" calcext:value-type="string">
            <text:p>memout</text:p>
          </table:table-cell>
          <table:table-cell table:formula="of:=IF([.C1154]=&quot;timeout&quot;;10000;IF([.C115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54]=&quot;timeout&quot;;10000;IF([.E1154]=&quot;memout&quot;;1;0))" office:value-type="float" office:value="1" calcext:value-type="float">
            <text:p>1</text:p>
          </table:table-cell>
          <table:table-cell table:style-name="ce1154" table:formula="of:=IF(AND(ISNUMBER([.C1154]);ISNUMBER([.E1154]));IF([.C1154]&gt;[.E1154];10000;IF([.C1154]&lt;[.E115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5.p</text:p>
          </table:table-cell>
          <table:table-cell office:value-type="string" calcext:value-type="string">
            <text:p>memout</text:p>
          </table:table-cell>
          <table:table-cell table:formula="of:=IF([.C1155]=&quot;timeout&quot;;10000;IF([.C115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55]=&quot;timeout&quot;;10000;IF([.E1155]=&quot;memout&quot;;1;0))" office:value-type="float" office:value="1" calcext:value-type="float">
            <text:p>1</text:p>
          </table:table-cell>
          <table:table-cell table:style-name="ce1155" table:formula="of:=IF(AND(ISNUMBER([.C1155]);ISNUMBER([.E1155]));IF([.C1155]&gt;[.E1155];10000;IF([.C1155]&lt;[.E115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6.p</text:p>
          </table:table-cell>
          <table:table-cell office:value-type="string" calcext:value-type="string">
            <text:p>memout</text:p>
          </table:table-cell>
          <table:table-cell table:formula="of:=IF([.C1156]=&quot;timeout&quot;;10000;IF([.C115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56]=&quot;timeout&quot;;10000;IF([.E1156]=&quot;memout&quot;;1;0))" office:value-type="float" office:value="1" calcext:value-type="float">
            <text:p>1</text:p>
          </table:table-cell>
          <table:table-cell table:style-name="ce1156" table:formula="of:=IF(AND(ISNUMBER([.C1156]);ISNUMBER([.E1156]));IF([.C1156]&gt;[.E1156];10000;IF([.C1156]&lt;[.E115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7.p</text:p>
          </table:table-cell>
          <table:table-cell office:value-type="string" calcext:value-type="string">
            <text:p>memout</text:p>
          </table:table-cell>
          <table:table-cell table:formula="of:=IF([.C1157]=&quot;timeout&quot;;10000;IF([.C115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57]=&quot;timeout&quot;;10000;IF([.E1157]=&quot;memout&quot;;1;0))" office:value-type="float" office:value="1" calcext:value-type="float">
            <text:p>1</text:p>
          </table:table-cell>
          <table:table-cell table:style-name="ce1157" table:formula="of:=IF(AND(ISNUMBER([.C1157]);ISNUMBER([.E1157]));IF([.C1157]&gt;[.E1157];10000;IF([.C1157]&lt;[.E115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8.p</text:p>
          </table:table-cell>
          <table:table-cell office:value-type="string" calcext:value-type="string">
            <text:p>memout</text:p>
          </table:table-cell>
          <table:table-cell table:formula="of:=IF([.C1158]=&quot;timeout&quot;;10000;IF([.C115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58]=&quot;timeout&quot;;10000;IF([.E1158]=&quot;memout&quot;;1;0))" office:value-type="float" office:value="1" calcext:value-type="float">
            <text:p>1</text:p>
          </table:table-cell>
          <table:table-cell table:style-name="ce1158" table:formula="of:=IF(AND(ISNUMBER([.C1158]);ISNUMBER([.E1158]));IF([.C1158]&gt;[.E1158];10000;IF([.C1158]&lt;[.E115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9.p</text:p>
          </table:table-cell>
          <table:table-cell office:value-type="string" calcext:value-type="string">
            <text:p>memout</text:p>
          </table:table-cell>
          <table:table-cell table:formula="of:=IF([.C1159]=&quot;timeout&quot;;10000;IF([.C115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59]=&quot;timeout&quot;;10000;IF([.E1159]=&quot;memout&quot;;1;0))" office:value-type="float" office:value="1" calcext:value-type="float">
            <text:p>1</text:p>
          </table:table-cell>
          <table:table-cell table:style-name="ce1159" table:formula="of:=IF(AND(ISNUMBER([.C1159]);ISNUMBER([.E1159]));IF([.C1159]&gt;[.E1159];10000;IF([.C1159]&lt;[.E115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.p</text:p>
          </table:table-cell>
          <table:table-cell office:value-type="string" calcext:value-type="string">
            <text:p>memout</text:p>
          </table:table-cell>
          <table:table-cell table:formula="of:=IF([.C1160]=&quot;timeout&quot;;10000;IF([.C1160]=&quot;memout&quot;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160]=&quot;timeout&quot;;10000;IF([.E1160]=&quot;memout&quot;;1;0))" office:value-type="float" office:value="0" calcext:value-type="float">
            <text:p>0</text:p>
          </table:table-cell>
          <table:table-cell table:style-name="ce1160" table:formula="of:=IF(AND(ISNUMBER([.C1160]);ISNUMBER([.E1160]));IF([.C1160]&gt;[.E1160];10000;IF([.C1160]&lt;[.E116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0.p</text:p>
          </table:table-cell>
          <table:table-cell office:value-type="string" calcext:value-type="string">
            <text:p>memout</text:p>
          </table:table-cell>
          <table:table-cell table:formula="of:=IF([.C1161]=&quot;timeout&quot;;10000;IF([.C116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61]=&quot;timeout&quot;;10000;IF([.E1161]=&quot;memout&quot;;1;0))" office:value-type="float" office:value="1" calcext:value-type="float">
            <text:p>1</text:p>
          </table:table-cell>
          <table:table-cell table:style-name="ce1161" table:formula="of:=IF(AND(ISNUMBER([.C1161]);ISNUMBER([.E1161]));IF([.C1161]&gt;[.E1161];10000;IF([.C1161]&lt;[.E116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1.p</text:p>
          </table:table-cell>
          <table:table-cell office:value-type="string" calcext:value-type="string">
            <text:p>memout</text:p>
          </table:table-cell>
          <table:table-cell table:formula="of:=IF([.C1162]=&quot;timeout&quot;;10000;IF([.C116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62]=&quot;timeout&quot;;10000;IF([.E1162]=&quot;memout&quot;;1;0))" office:value-type="float" office:value="1" calcext:value-type="float">
            <text:p>1</text:p>
          </table:table-cell>
          <table:table-cell table:style-name="ce1162" table:formula="of:=IF(AND(ISNUMBER([.C1162]);ISNUMBER([.E1162]));IF([.C1162]&gt;[.E1162];10000;IF([.C1162]&lt;[.E116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2.p</text:p>
          </table:table-cell>
          <table:table-cell office:value-type="string" calcext:value-type="string">
            <text:p>memout</text:p>
          </table:table-cell>
          <table:table-cell table:formula="of:=IF([.C1163]=&quot;timeout&quot;;10000;IF([.C116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63]=&quot;timeout&quot;;10000;IF([.E1163]=&quot;memout&quot;;1;0))" office:value-type="float" office:value="1" calcext:value-type="float">
            <text:p>1</text:p>
          </table:table-cell>
          <table:table-cell table:style-name="ce1163" table:formula="of:=IF(AND(ISNUMBER([.C1163]);ISNUMBER([.E1163]));IF([.C1163]&gt;[.E1163];10000;IF([.C1163]&lt;[.E116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3.p</text:p>
          </table:table-cell>
          <table:table-cell office:value-type="string" calcext:value-type="string">
            <text:p>memout</text:p>
          </table:table-cell>
          <table:table-cell table:formula="of:=IF([.C1164]=&quot;timeout&quot;;10000;IF([.C116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64]=&quot;timeout&quot;;10000;IF([.E1164]=&quot;memout&quot;;1;0))" office:value-type="float" office:value="1" calcext:value-type="float">
            <text:p>1</text:p>
          </table:table-cell>
          <table:table-cell table:style-name="ce1164" table:formula="of:=IF(AND(ISNUMBER([.C1164]);ISNUMBER([.E1164]));IF([.C1164]&gt;[.E1164];10000;IF([.C1164]&lt;[.E116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4.p</text:p>
          </table:table-cell>
          <table:table-cell office:value-type="string" calcext:value-type="string">
            <text:p>memout</text:p>
          </table:table-cell>
          <table:table-cell table:formula="of:=IF([.C1165]=&quot;timeout&quot;;10000;IF([.C116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65]=&quot;timeout&quot;;10000;IF([.E1165]=&quot;memout&quot;;1;0))" office:value-type="float" office:value="1" calcext:value-type="float">
            <text:p>1</text:p>
          </table:table-cell>
          <table:table-cell table:style-name="ce1165" table:formula="of:=IF(AND(ISNUMBER([.C1165]);ISNUMBER([.E1165]));IF([.C1165]&gt;[.E1165];10000;IF([.C1165]&lt;[.E116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5.p</text:p>
          </table:table-cell>
          <table:table-cell office:value-type="string" calcext:value-type="string">
            <text:p>memout</text:p>
          </table:table-cell>
          <table:table-cell table:formula="of:=IF([.C1166]=&quot;timeout&quot;;10000;IF([.C116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66]=&quot;timeout&quot;;10000;IF([.E1166]=&quot;memout&quot;;1;0))" office:value-type="float" office:value="1" calcext:value-type="float">
            <text:p>1</text:p>
          </table:table-cell>
          <table:table-cell table:style-name="ce1166" table:formula="of:=IF(AND(ISNUMBER([.C1166]);ISNUMBER([.E1166]));IF([.C1166]&gt;[.E1166];10000;IF([.C1166]&lt;[.E116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6.p</text:p>
          </table:table-cell>
          <table:table-cell office:value-type="string" calcext:value-type="string">
            <text:p>memout</text:p>
          </table:table-cell>
          <table:table-cell table:formula="of:=IF([.C1167]=&quot;timeout&quot;;10000;IF([.C116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67]=&quot;timeout&quot;;10000;IF([.E1167]=&quot;memout&quot;;1;0))" office:value-type="float" office:value="1" calcext:value-type="float">
            <text:p>1</text:p>
          </table:table-cell>
          <table:table-cell table:style-name="ce1167" table:formula="of:=IF(AND(ISNUMBER([.C1167]);ISNUMBER([.E1167]));IF([.C1167]&gt;[.E1167];10000;IF([.C1167]&lt;[.E116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7.p</text:p>
          </table:table-cell>
          <table:table-cell office:value-type="string" calcext:value-type="string">
            <text:p>memout</text:p>
          </table:table-cell>
          <table:table-cell table:formula="of:=IF([.C1168]=&quot;timeout&quot;;10000;IF([.C116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68]=&quot;timeout&quot;;10000;IF([.E1168]=&quot;memout&quot;;1;0))" office:value-type="float" office:value="1" calcext:value-type="float">
            <text:p>1</text:p>
          </table:table-cell>
          <table:table-cell table:style-name="ce1168" table:formula="of:=IF(AND(ISNUMBER([.C1168]);ISNUMBER([.E1168]));IF([.C1168]&gt;[.E1168];10000;IF([.C1168]&lt;[.E116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8.p</text:p>
          </table:table-cell>
          <table:table-cell office:value-type="string" calcext:value-type="string">
            <text:p>memout</text:p>
          </table:table-cell>
          <table:table-cell table:formula="of:=IF([.C1169]=&quot;timeout&quot;;10000;IF([.C116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69]=&quot;timeout&quot;;10000;IF([.E1169]=&quot;memout&quot;;1;0))" office:value-type="float" office:value="1" calcext:value-type="float">
            <text:p>1</text:p>
          </table:table-cell>
          <table:table-cell table:style-name="ce1169" table:formula="of:=IF(AND(ISNUMBER([.C1169]);ISNUMBER([.E1169]));IF([.C1169]&gt;[.E1169];10000;IF([.C1169]&lt;[.E116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9.p</text:p>
          </table:table-cell>
          <table:table-cell office:value-type="string" calcext:value-type="string">
            <text:p>memout</text:p>
          </table:table-cell>
          <table:table-cell table:formula="of:=IF([.C1170]=&quot;timeout&quot;;10000;IF([.C117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70]=&quot;timeout&quot;;10000;IF([.E1170]=&quot;memout&quot;;1;0))" office:value-type="float" office:value="1" calcext:value-type="float">
            <text:p>1</text:p>
          </table:table-cell>
          <table:table-cell table:style-name="ce1170" table:formula="of:=IF(AND(ISNUMBER([.C1170]);ISNUMBER([.E1170]));IF([.C1170]&gt;[.E1170];10000;IF([.C1170]&lt;[.E117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.p</text:p>
          </table:table-cell>
          <table:table-cell office:value-type="string" calcext:value-type="string">
            <text:p>memout</text:p>
          </table:table-cell>
          <table:table-cell table:formula="of:=IF([.C1171]=&quot;timeout&quot;;10000;IF([.C117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71]=&quot;timeout&quot;;10000;IF([.E1171]=&quot;memout&quot;;1;0))" office:value-type="float" office:value="1" calcext:value-type="float">
            <text:p>1</text:p>
          </table:table-cell>
          <table:table-cell table:style-name="ce1171" table:formula="of:=IF(AND(ISNUMBER([.C1171]);ISNUMBER([.E1171]));IF([.C1171]&gt;[.E1171];10000;IF([.C1171]&lt;[.E117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0.p</text:p>
          </table:table-cell>
          <table:table-cell office:value-type="string" calcext:value-type="string">
            <text:p>memout</text:p>
          </table:table-cell>
          <table:table-cell table:formula="of:=IF([.C1172]=&quot;timeout&quot;;10000;IF([.C117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72]=&quot;timeout&quot;;10000;IF([.E1172]=&quot;memout&quot;;1;0))" office:value-type="float" office:value="1" calcext:value-type="float">
            <text:p>1</text:p>
          </table:table-cell>
          <table:table-cell table:style-name="ce1172" table:formula="of:=IF(AND(ISNUMBER([.C1172]);ISNUMBER([.E1172]));IF([.C1172]&gt;[.E1172];10000;IF([.C1172]&lt;[.E117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1.p</text:p>
          </table:table-cell>
          <table:table-cell office:value-type="string" calcext:value-type="string">
            <text:p>memout</text:p>
          </table:table-cell>
          <table:table-cell table:formula="of:=IF([.C1173]=&quot;timeout&quot;;10000;IF([.C117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73]=&quot;timeout&quot;;10000;IF([.E1173]=&quot;memout&quot;;1;0))" office:value-type="float" office:value="1" calcext:value-type="float">
            <text:p>1</text:p>
          </table:table-cell>
          <table:table-cell table:style-name="ce1173" table:formula="of:=IF(AND(ISNUMBER([.C1173]);ISNUMBER([.E1173]));IF([.C1173]&gt;[.E1173];10000;IF([.C1173]&lt;[.E117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2.p</text:p>
          </table:table-cell>
          <table:table-cell office:value-type="string" calcext:value-type="string">
            <text:p>memout</text:p>
          </table:table-cell>
          <table:table-cell table:formula="of:=IF([.C1174]=&quot;timeout&quot;;10000;IF([.C117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74]=&quot;timeout&quot;;10000;IF([.E1174]=&quot;memout&quot;;1;0))" office:value-type="float" office:value="1" calcext:value-type="float">
            <text:p>1</text:p>
          </table:table-cell>
          <table:table-cell table:style-name="ce1174" table:formula="of:=IF(AND(ISNUMBER([.C1174]);ISNUMBER([.E1174]));IF([.C1174]&gt;[.E1174];10000;IF([.C1174]&lt;[.E117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3.p</text:p>
          </table:table-cell>
          <table:table-cell office:value-type="string" calcext:value-type="string">
            <text:p>memout</text:p>
          </table:table-cell>
          <table:table-cell table:formula="of:=IF([.C1175]=&quot;timeout&quot;;10000;IF([.C117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75]=&quot;timeout&quot;;10000;IF([.E1175]=&quot;memout&quot;;1;0))" office:value-type="float" office:value="1" calcext:value-type="float">
            <text:p>1</text:p>
          </table:table-cell>
          <table:table-cell table:style-name="ce1175" table:formula="of:=IF(AND(ISNUMBER([.C1175]);ISNUMBER([.E1175]));IF([.C1175]&gt;[.E1175];10000;IF([.C1175]&lt;[.E117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4.p</text:p>
          </table:table-cell>
          <table:table-cell office:value-type="string" calcext:value-type="string">
            <text:p>memout</text:p>
          </table:table-cell>
          <table:table-cell table:formula="of:=IF([.C1176]=&quot;timeout&quot;;10000;IF([.C117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76]=&quot;timeout&quot;;10000;IF([.E1176]=&quot;memout&quot;;1;0))" office:value-type="float" office:value="1" calcext:value-type="float">
            <text:p>1</text:p>
          </table:table-cell>
          <table:table-cell table:style-name="ce1176" table:formula="of:=IF(AND(ISNUMBER([.C1176]);ISNUMBER([.E1176]));IF([.C1176]&gt;[.E1176];10000;IF([.C1176]&lt;[.E117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5.p</text:p>
          </table:table-cell>
          <table:table-cell office:value-type="string" calcext:value-type="string">
            <text:p>memout</text:p>
          </table:table-cell>
          <table:table-cell table:formula="of:=IF([.C1177]=&quot;timeout&quot;;10000;IF([.C117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77]=&quot;timeout&quot;;10000;IF([.E1177]=&quot;memout&quot;;1;0))" office:value-type="float" office:value="1" calcext:value-type="float">
            <text:p>1</text:p>
          </table:table-cell>
          <table:table-cell table:style-name="ce1177" table:formula="of:=IF(AND(ISNUMBER([.C1177]);ISNUMBER([.E1177]));IF([.C1177]&gt;[.E1177];10000;IF([.C1177]&lt;[.E117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6.p</text:p>
          </table:table-cell>
          <table:table-cell office:value-type="string" calcext:value-type="string">
            <text:p>memout</text:p>
          </table:table-cell>
          <table:table-cell table:formula="of:=IF([.C1178]=&quot;timeout&quot;;10000;IF([.C117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78]=&quot;timeout&quot;;10000;IF([.E1178]=&quot;memout&quot;;1;0))" office:value-type="float" office:value="1" calcext:value-type="float">
            <text:p>1</text:p>
          </table:table-cell>
          <table:table-cell table:style-name="ce1178" table:formula="of:=IF(AND(ISNUMBER([.C1178]);ISNUMBER([.E1178]));IF([.C1178]&gt;[.E1178];10000;IF([.C1178]&lt;[.E117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7.p</text:p>
          </table:table-cell>
          <table:table-cell office:value-type="string" calcext:value-type="string">
            <text:p>memout</text:p>
          </table:table-cell>
          <table:table-cell table:formula="of:=IF([.C1179]=&quot;timeout&quot;;10000;IF([.C117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79]=&quot;timeout&quot;;10000;IF([.E1179]=&quot;memout&quot;;1;0))" office:value-type="float" office:value="1" calcext:value-type="float">
            <text:p>1</text:p>
          </table:table-cell>
          <table:table-cell table:style-name="ce1179" table:formula="of:=IF(AND(ISNUMBER([.C1179]);ISNUMBER([.E1179]));IF([.C1179]&gt;[.E1179];10000;IF([.C1179]&lt;[.E117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8.p</text:p>
          </table:table-cell>
          <table:table-cell office:value-type="string" calcext:value-type="string">
            <text:p>memout</text:p>
          </table:table-cell>
          <table:table-cell table:formula="of:=IF([.C1180]=&quot;timeout&quot;;10000;IF([.C118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80]=&quot;timeout&quot;;10000;IF([.E1180]=&quot;memout&quot;;1;0))" office:value-type="float" office:value="1" calcext:value-type="float">
            <text:p>1</text:p>
          </table:table-cell>
          <table:table-cell table:style-name="ce1180" table:formula="of:=IF(AND(ISNUMBER([.C1180]);ISNUMBER([.E1180]));IF([.C1180]&gt;[.E1180];10000;IF([.C1180]&lt;[.E118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9.p</text:p>
          </table:table-cell>
          <table:table-cell office:value-type="string" calcext:value-type="string">
            <text:p>memout</text:p>
          </table:table-cell>
          <table:table-cell table:formula="of:=IF([.C1181]=&quot;timeout&quot;;10000;IF([.C118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81]=&quot;timeout&quot;;10000;IF([.E1181]=&quot;memout&quot;;1;0))" office:value-type="float" office:value="1" calcext:value-type="float">
            <text:p>1</text:p>
          </table:table-cell>
          <table:table-cell table:style-name="ce1181" table:formula="of:=IF(AND(ISNUMBER([.C1181]);ISNUMBER([.E1181]));IF([.C1181]&gt;[.E1181];10000;IF([.C1181]&lt;[.E118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.p</text:p>
          </table:table-cell>
          <table:table-cell office:value-type="string" calcext:value-type="string">
            <text:p>memout</text:p>
          </table:table-cell>
          <table:table-cell table:formula="of:=IF([.C1182]=&quot;timeout&quot;;10000;IF([.C118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82]=&quot;timeout&quot;;10000;IF([.E1182]=&quot;memout&quot;;1;0))" office:value-type="float" office:value="1" calcext:value-type="float">
            <text:p>1</text:p>
          </table:table-cell>
          <table:table-cell table:style-name="ce1182" table:formula="of:=IF(AND(ISNUMBER([.C1182]);ISNUMBER([.E1182]));IF([.C1182]&gt;[.E1182];10000;IF([.C1182]&lt;[.E118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0.p</text:p>
          </table:table-cell>
          <table:table-cell office:value-type="string" calcext:value-type="string">
            <text:p>memout</text:p>
          </table:table-cell>
          <table:table-cell table:formula="of:=IF([.C1183]=&quot;timeout&quot;;10000;IF([.C1183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83]=&quot;timeout&quot;;10000;IF([.E1183]=&quot;memout&quot;;1;0))" office:value-type="float" office:value="1" calcext:value-type="float">
            <text:p>1</text:p>
          </table:table-cell>
          <table:table-cell table:style-name="ce1183" table:formula="of:=IF(AND(ISNUMBER([.C1183]);ISNUMBER([.E1183]));IF([.C1183]&gt;[.E1183];10000;IF([.C1183]&lt;[.E1183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1.p</text:p>
          </table:table-cell>
          <table:table-cell office:value-type="string" calcext:value-type="string">
            <text:p>memout</text:p>
          </table:table-cell>
          <table:table-cell table:formula="of:=IF([.C1184]=&quot;timeout&quot;;10000;IF([.C118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84]=&quot;timeout&quot;;10000;IF([.E1184]=&quot;memout&quot;;1;0))" office:value-type="float" office:value="1" calcext:value-type="float">
            <text:p>1</text:p>
          </table:table-cell>
          <table:table-cell table:style-name="ce1184" table:formula="of:=IF(AND(ISNUMBER([.C1184]);ISNUMBER([.E1184]));IF([.C1184]&gt;[.E1184];10000;IF([.C1184]&lt;[.E118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2.p</text:p>
          </table:table-cell>
          <table:table-cell office:value-type="string" calcext:value-type="string">
            <text:p>memout</text:p>
          </table:table-cell>
          <table:table-cell table:formula="of:=IF([.C1185]=&quot;timeout&quot;;10000;IF([.C118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85]=&quot;timeout&quot;;10000;IF([.E1185]=&quot;memout&quot;;1;0))" office:value-type="float" office:value="1" calcext:value-type="float">
            <text:p>1</text:p>
          </table:table-cell>
          <table:table-cell table:style-name="ce1185" table:formula="of:=IF(AND(ISNUMBER([.C1185]);ISNUMBER([.E1185]));IF([.C1185]&gt;[.E1185];10000;IF([.C1185]&lt;[.E118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3.p</text:p>
          </table:table-cell>
          <table:table-cell office:value-type="string" calcext:value-type="string">
            <text:p>memout</text:p>
          </table:table-cell>
          <table:table-cell table:formula="of:=IF([.C1186]=&quot;timeout&quot;;10000;IF([.C118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86]=&quot;timeout&quot;;10000;IF([.E1186]=&quot;memout&quot;;1;0))" office:value-type="float" office:value="1" calcext:value-type="float">
            <text:p>1</text:p>
          </table:table-cell>
          <table:table-cell table:style-name="ce1186" table:formula="of:=IF(AND(ISNUMBER([.C1186]);ISNUMBER([.E1186]));IF([.C1186]&gt;[.E1186];10000;IF([.C1186]&lt;[.E118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4.p</text:p>
          </table:table-cell>
          <table:table-cell office:value-type="string" calcext:value-type="string">
            <text:p>memout</text:p>
          </table:table-cell>
          <table:table-cell table:formula="of:=IF([.C1187]=&quot;timeout&quot;;10000;IF([.C1187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87]=&quot;timeout&quot;;10000;IF([.E1187]=&quot;memout&quot;;1;0))" office:value-type="float" office:value="1" calcext:value-type="float">
            <text:p>1</text:p>
          </table:table-cell>
          <table:table-cell table:style-name="ce1187" table:formula="of:=IF(AND(ISNUMBER([.C1187]);ISNUMBER([.E1187]));IF([.C1187]&gt;[.E1187];10000;IF([.C1187]&lt;[.E1187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5.p</text:p>
          </table:table-cell>
          <table:table-cell office:value-type="string" calcext:value-type="string">
            <text:p>memout</text:p>
          </table:table-cell>
          <table:table-cell table:formula="of:=IF([.C1188]=&quot;timeout&quot;;10000;IF([.C1188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88]=&quot;timeout&quot;;10000;IF([.E1188]=&quot;memout&quot;;1;0))" office:value-type="float" office:value="1" calcext:value-type="float">
            <text:p>1</text:p>
          </table:table-cell>
          <table:table-cell table:style-name="ce1188" table:formula="of:=IF(AND(ISNUMBER([.C1188]);ISNUMBER([.E1188]));IF([.C1188]&gt;[.E1188];10000;IF([.C1188]&lt;[.E1188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6.p</text:p>
          </table:table-cell>
          <table:table-cell office:value-type="string" calcext:value-type="string">
            <text:p>memout</text:p>
          </table:table-cell>
          <table:table-cell table:formula="of:=IF([.C1189]=&quot;timeout&quot;;10000;IF([.C118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89]=&quot;timeout&quot;;10000;IF([.E1189]=&quot;memout&quot;;1;0))" office:value-type="float" office:value="1" calcext:value-type="float">
            <text:p>1</text:p>
          </table:table-cell>
          <table:table-cell table:style-name="ce1189" table:formula="of:=IF(AND(ISNUMBER([.C1189]);ISNUMBER([.E1189]));IF([.C1189]&gt;[.E1189];10000;IF([.C1189]&lt;[.E118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7.p</text:p>
          </table:table-cell>
          <table:table-cell office:value-type="string" calcext:value-type="string">
            <text:p>memout</text:p>
          </table:table-cell>
          <table:table-cell table:formula="of:=IF([.C1190]=&quot;timeout&quot;;10000;IF([.C119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90]=&quot;timeout&quot;;10000;IF([.E1190]=&quot;memout&quot;;1;0))" office:value-type="float" office:value="1" calcext:value-type="float">
            <text:p>1</text:p>
          </table:table-cell>
          <table:table-cell table:style-name="ce1190" table:formula="of:=IF(AND(ISNUMBER([.C1190]);ISNUMBER([.E1190]));IF([.C1190]&gt;[.E1190];10000;IF([.C1190]&lt;[.E1190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8.p</text:p>
          </table:table-cell>
          <table:table-cell office:value-type="string" calcext:value-type="string">
            <text:p>memout</text:p>
          </table:table-cell>
          <table:table-cell table:formula="of:=IF([.C1191]=&quot;timeout&quot;;10000;IF([.C1191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91]=&quot;timeout&quot;;10000;IF([.E1191]=&quot;memout&quot;;1;0))" office:value-type="float" office:value="1" calcext:value-type="float">
            <text:p>1</text:p>
          </table:table-cell>
          <table:table-cell table:style-name="ce1191" table:formula="of:=IF(AND(ISNUMBER([.C1191]);ISNUMBER([.E1191]));IF([.C1191]&gt;[.E1191];10000;IF([.C1191]&lt;[.E1191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9.p</text:p>
          </table:table-cell>
          <table:table-cell office:value-type="string" calcext:value-type="string">
            <text:p>memout</text:p>
          </table:table-cell>
          <table:table-cell table:formula="of:=IF([.C1192]=&quot;timeout&quot;;10000;IF([.C1192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92]=&quot;timeout&quot;;10000;IF([.E1192]=&quot;memout&quot;;1;0))" office:value-type="float" office:value="1" calcext:value-type="float">
            <text:p>1</text:p>
          </table:table-cell>
          <table:table-cell table:style-name="ce1192" table:formula="of:=IF(AND(ISNUMBER([.C1192]);ISNUMBER([.E1192]));IF([.C1192]&gt;[.E1192];10000;IF([.C1192]&lt;[.E1192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0x.p</text:p>
          </table:table-cell>
          <table:table-cell office:value-type="float" office:value="172799" calcext:value-type="float">
            <text:p>172799</text:p>
          </table:table-cell>
          <table:table-cell table:formula="of:=IF([.C1193]=&quot;timeout&quot;;10000;IF([.C1193]=&quot;memout&quot;;1;0)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IF([.E1193]=&quot;timeout&quot;;10000;IF([.E1193]=&quot;memout&quot;;1;0))" office:value-type="float" office:value="0" calcext:value-type="float">
            <text:p>0</text:p>
          </table:table-cell>
          <table:table-cell table:style-name="ce1193" table:formula="of:=IF(AND(ISNUMBER([.C1193]);ISNUMBER([.E1193]));IF([.C1193]&gt;[.E1193];10000;IF([.C1193]&lt;[.E1193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rights1x.p</text:p>
          </table:table-cell>
          <table:table-cell office:value-type="string" calcext:value-type="string">
            <text:p>memout</text:p>
          </table:table-cell>
          <table:table-cell table:formula="of:=IF([.C1194]=&quot;timeout&quot;;10000;IF([.C1194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94]=&quot;timeout&quot;;10000;IF([.E1194]=&quot;memout&quot;;1;0))" office:value-type="float" office:value="1" calcext:value-type="float">
            <text:p>1</text:p>
          </table:table-cell>
          <table:table-cell table:style-name="ce1194" table:formula="of:=IF(AND(ISNUMBER([.C1194]);ISNUMBER([.E1194]));IF([.C1194]&gt;[.E1194];10000;IF([.C1194]&lt;[.E1194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2x.p</text:p>
          </table:table-cell>
          <table:table-cell office:value-type="string" calcext:value-type="string">
            <text:p>memout</text:p>
          </table:table-cell>
          <table:table-cell table:formula="of:=IF([.C1195]=&quot;timeout&quot;;10000;IF([.C1195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95]=&quot;timeout&quot;;10000;IF([.E1195]=&quot;memout&quot;;1;0))" office:value-type="float" office:value="1" calcext:value-type="float">
            <text:p>1</text:p>
          </table:table-cell>
          <table:table-cell table:style-name="ce1195" table:formula="of:=IF(AND(ISNUMBER([.C1195]);ISNUMBER([.E1195]));IF([.C1195]&gt;[.E1195];10000;IF([.C1195]&lt;[.E1195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3x.p</text:p>
          </table:table-cell>
          <table:table-cell office:value-type="string" calcext:value-type="string">
            <text:p>memout</text:p>
          </table:table-cell>
          <table:table-cell table:formula="of:=IF([.C1196]=&quot;timeout&quot;;10000;IF([.C1196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96]=&quot;timeout&quot;;10000;IF([.E1196]=&quot;memout&quot;;1;0))" office:value-type="float" office:value="1" calcext:value-type="float">
            <text:p>1</text:p>
          </table:table-cell>
          <table:table-cell table:style-name="ce1196" table:formula="of:=IF(AND(ISNUMBER([.C1196]);ISNUMBER([.E1196]));IF([.C1196]&gt;[.E1196];10000;IF([.C1196]&lt;[.E1196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sec0x.p</text:p>
          </table:table-cell>
          <table:table-cell office:value-type="float" office:value="14" calcext:value-type="float">
            <text:p>14</text:p>
          </table:table-cell>
          <table:table-cell table:formula="of:=IF([.C1197]=&quot;timeout&quot;;10000;IF([.C1197]=&quot;memout&quot;;1;0)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E1197]=&quot;timeout&quot;;10000;IF([.E1197]=&quot;memout&quot;;1;0))" office:value-type="float" office:value="0" calcext:value-type="float">
            <text:p>0</text:p>
          </table:table-cell>
          <table:table-cell table:style-name="ce1197" table:formula="of:=IF(AND(ISNUMBER([.C1197]);ISNUMBER([.E1197]));IF([.C1197]&gt;[.E1197];10000;IF([.C1197]&lt;[.E1197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unsec1x.p</text:p>
          </table:table-cell>
          <table:table-cell office:value-type="float" office:value="16739" calcext:value-type="float">
            <text:p>16739</text:p>
          </table:table-cell>
          <table:table-cell table:formula="of:=IF([.C1198]=&quot;timeout&quot;;10000;IF([.C1198]=&quot;memout&quot;;1;0)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E1198]=&quot;timeout&quot;;10000;IF([.E1198]=&quot;memout&quot;;1;0))" office:value-type="float" office:value="0" calcext:value-type="float">
            <text:p>0</text:p>
          </table:table-cell>
          <table:table-cell table:style-name="ce1198" table:formula="of:=IF(AND(ISNUMBER([.C1198]);ISNUMBER([.E1198]));IF([.C1198]&gt;[.E1198];10000;IF([.C1198]&lt;[.E1198];1;0));0)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unsec2x.p</text:p>
          </table:table-cell>
          <table:table-cell office:value-type="string" calcext:value-type="string">
            <text:p>memout</text:p>
          </table:table-cell>
          <table:table-cell table:formula="of:=IF([.C1199]=&quot;timeout&quot;;10000;IF([.C1199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199]=&quot;timeout&quot;;10000;IF([.E1199]=&quot;memout&quot;;1;0))" office:value-type="float" office:value="1" calcext:value-type="float">
            <text:p>1</text:p>
          </table:table-cell>
          <table:table-cell table:style-name="ce1199" table:formula="of:=IF(AND(ISNUMBER([.C1199]);ISNUMBER([.E1199]));IF([.C1199]&gt;[.E1199];10000;IF([.C1199]&lt;[.E1199];1;0)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sec3x.p</text:p>
          </table:table-cell>
          <table:table-cell office:value-type="string" calcext:value-type="string">
            <text:p>memout</text:p>
          </table:table-cell>
          <table:table-cell table:formula="of:=IF([.C1200]=&quot;timeout&quot;;10000;IF([.C1200]=&quot;memout&quot;;1;0))" office:value-type="float" office:value="1" calcext:value-type="float">
            <text:p>1</text:p>
          </table:table-cell>
          <table:table-cell office:value-type="string" calcext:value-type="string">
            <text:p>memout</text:p>
          </table:table-cell>
          <table:table-cell table:formula="of:=IF([.E1200]=&quot;timeout&quot;;10000;IF([.E1200]=&quot;memout&quot;;1;0))" office:value-type="float" office:value="1" calcext:value-type="float">
            <text:p>1</text:p>
          </table:table-cell>
          <table:table-cell table:style-name="ce1200" table:formula="of:=IF(AND(ISNUMBER([.C1200]);ISNUMBER([.E1200]));IF([.C1200]&gt;[.E1200];10000;IF([.C1200]&lt;[.E1200];1;0));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#timeout</text:p>
          </table:table-cell>
          <table:table-cell table:formula="of:=ROUND(QUOTIENT(SUM([.D1:.D1200]);10000)/12;0)" office:value-type="float" office:value="0" calcext:value-type="float">
            <text:p>0</text:p>
          </table:table-cell>
          <table:table-cell/>
          <table:table-cell table:formula="of:=ROUND(QUOTIENT(SUM([.F1:.F1200]);10000)/12;0)" office:value-type="float" office:value="1" calcext:value-type="float">
            <text:p>1</text:p>
          </table:table-cell>
          <table:table-cell table:formula="of:=ROUND(QUOTIENT(SUM([.G1:.G1200]);10000)/12;0)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memout</text:p>
          </table:table-cell>
          <table:table-cell table:formula="of:=ROUND(MOD(SUM([.D1:.D1200]);10000)/12;0)" office:value-type="float" office:value="73" calcext:value-type="float">
            <text:p>73</text:p>
          </table:table-cell>
          <table:table-cell/>
          <table:table-cell table:formula="of:=ROUND(MOD(SUM([.F1:.F1200]);10000)/12;0)" office:value-type="float" office:value="67" calcext:value-type="float">
            <text:p>67</text:p>
          </table:table-cell>
          <table:table-cell table:formula="of:=MOD(SUM([.G1:.G1200]);1000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100-[.D1203]-[.D1202]" office:value-type="float" office:value="27" calcext:value-type="float">
            <text:p>27</text:p>
          </table:table-cell>
          <table:table-cell/>
          <table:table-cell table:formula="of:=100-[.F1203]-[.F1202]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SUM([.D1202:.D1204])" office:value-type="float" office:value="100" calcext:value-type="float">
            <text:p>100</text:p>
          </table:table-cell>
          <table:table-cell/>
          <table:table-cell table:formula="of:=SUM([.F1202:.F1204])" office:value-type="float" office:value="100" calcext:value-type="float">
            <text:p>100</text:p>
          </table:table-cell>
          <table:table-cell/>
        </table:table-row>
        <calcext:conditional-formats>
          <calcext:conditional-format calcext:target-range-address="Sheet1.G1200:Sheet1.G1200">
            <calcext:condition calcext:apply-style-name="Untitled1" calcext:value="=10000" calcext:base-cell-address="Sheet1.G1200"/>
            <calcext:condition calcext:apply-style-name="Untitled2" calcext:value="=1" calcext:base-cell-address="Sheet1.G1200"/>
          </calcext:conditional-format>
          <calcext:conditional-format calcext:target-range-address="Sheet1.G1:Sheet1.G1">
            <calcext:condition calcext:apply-style-name="Untitled1" calcext:value="=10000" calcext:base-cell-address="Sheet1.G1"/>
            <calcext:condition calcext:apply-style-name="Untitled2" calcext:value="=1" calcext:base-cell-address="Sheet1.G1"/>
          </calcext:conditional-format>
          <calcext:conditional-format calcext:target-range-address="Sheet1.G2:Sheet1.G2">
            <calcext:condition calcext:apply-style-name="Untitled1" calcext:value="=10000" calcext:base-cell-address="Sheet1.G2"/>
            <calcext:condition calcext:apply-style-name="Untitled2" calcext:value="=1" calcext:base-cell-address="Sheet1.G2"/>
          </calcext:conditional-format>
          <calcext:conditional-format calcext:target-range-address="Sheet1.G3:Sheet1.G3">
            <calcext:condition calcext:apply-style-name="Untitled1" calcext:value="=10000" calcext:base-cell-address="Sheet1.G3"/>
            <calcext:condition calcext:apply-style-name="Untitled2" calcext:value="=1" calcext:base-cell-address="Sheet1.G3"/>
          </calcext:conditional-format>
          <calcext:conditional-format calcext:target-range-address="Sheet1.G4:Sheet1.G4">
            <calcext:condition calcext:apply-style-name="Untitled1" calcext:value="=10000" calcext:base-cell-address="Sheet1.G4"/>
            <calcext:condition calcext:apply-style-name="Untitled2" calcext:value="=1" calcext:base-cell-address="Sheet1.G4"/>
          </calcext:conditional-format>
          <calcext:conditional-format calcext:target-range-address="Sheet1.G5:Sheet1.G5">
            <calcext:condition calcext:apply-style-name="Untitled1" calcext:value="=10000" calcext:base-cell-address="Sheet1.G5"/>
            <calcext:condition calcext:apply-style-name="Untitled2" calcext:value="=1" calcext:base-cell-address="Sheet1.G5"/>
          </calcext:conditional-format>
          <calcext:conditional-format calcext:target-range-address="Sheet1.G6:Sheet1.G6">
            <calcext:condition calcext:apply-style-name="Untitled1" calcext:value="=10000" calcext:base-cell-address="Sheet1.G6"/>
            <calcext:condition calcext:apply-style-name="Untitled2" calcext:value="=1" calcext:base-cell-address="Sheet1.G6"/>
          </calcext:conditional-format>
          <calcext:conditional-format calcext:target-range-address="Sheet1.G7:Sheet1.G7">
            <calcext:condition calcext:apply-style-name="Untitled1" calcext:value="=10000" calcext:base-cell-address="Sheet1.G7"/>
            <calcext:condition calcext:apply-style-name="Untitled2" calcext:value="=1" calcext:base-cell-address="Sheet1.G7"/>
          </calcext:conditional-format>
          <calcext:conditional-format calcext:target-range-address="Sheet1.G8:Sheet1.G8">
            <calcext:condition calcext:apply-style-name="Untitled1" calcext:value="=10000" calcext:base-cell-address="Sheet1.G8"/>
            <calcext:condition calcext:apply-style-name="Untitled2" calcext:value="=1" calcext:base-cell-address="Sheet1.G8"/>
          </calcext:conditional-format>
          <calcext:conditional-format calcext:target-range-address="Sheet1.G9:Sheet1.G9">
            <calcext:condition calcext:apply-style-name="Untitled1" calcext:value="=10000" calcext:base-cell-address="Sheet1.G9"/>
            <calcext:condition calcext:apply-style-name="Untitled2" calcext:value="=1" calcext:base-cell-address="Sheet1.G9"/>
          </calcext:conditional-format>
          <calcext:conditional-format calcext:target-range-address="Sheet1.G10:Sheet1.G10">
            <calcext:condition calcext:apply-style-name="Untitled1" calcext:value="=10000" calcext:base-cell-address="Sheet1.G10"/>
            <calcext:condition calcext:apply-style-name="Untitled2" calcext:value="=1" calcext:base-cell-address="Sheet1.G10"/>
          </calcext:conditional-format>
          <calcext:conditional-format calcext:target-range-address="Sheet1.G11:Sheet1.G11">
            <calcext:condition calcext:apply-style-name="Untitled1" calcext:value="=10000" calcext:base-cell-address="Sheet1.G11"/>
            <calcext:condition calcext:apply-style-name="Untitled2" calcext:value="=1" calcext:base-cell-address="Sheet1.G11"/>
          </calcext:conditional-format>
          <calcext:conditional-format calcext:target-range-address="Sheet1.G12:Sheet1.G12">
            <calcext:condition calcext:apply-style-name="Untitled1" calcext:value="=10000" calcext:base-cell-address="Sheet1.G12"/>
            <calcext:condition calcext:apply-style-name="Untitled2" calcext:value="=1" calcext:base-cell-address="Sheet1.G12"/>
          </calcext:conditional-format>
          <calcext:conditional-format calcext:target-range-address="Sheet1.G13:Sheet1.G13">
            <calcext:condition calcext:apply-style-name="Untitled1" calcext:value="=10000" calcext:base-cell-address="Sheet1.G13"/>
            <calcext:condition calcext:apply-style-name="Untitled2" calcext:value="=1" calcext:base-cell-address="Sheet1.G13"/>
          </calcext:conditional-format>
          <calcext:conditional-format calcext:target-range-address="Sheet1.G14:Sheet1.G14">
            <calcext:condition calcext:apply-style-name="Untitled1" calcext:value="=10000" calcext:base-cell-address="Sheet1.G14"/>
            <calcext:condition calcext:apply-style-name="Untitled2" calcext:value="=1" calcext:base-cell-address="Sheet1.G14"/>
          </calcext:conditional-format>
          <calcext:conditional-format calcext:target-range-address="Sheet1.G15:Sheet1.G15">
            <calcext:condition calcext:apply-style-name="Untitled1" calcext:value="=10000" calcext:base-cell-address="Sheet1.G15"/>
            <calcext:condition calcext:apply-style-name="Untitled2" calcext:value="=1" calcext:base-cell-address="Sheet1.G15"/>
          </calcext:conditional-format>
          <calcext:conditional-format calcext:target-range-address="Sheet1.G16:Sheet1.G16">
            <calcext:condition calcext:apply-style-name="Untitled1" calcext:value="=10000" calcext:base-cell-address="Sheet1.G16"/>
            <calcext:condition calcext:apply-style-name="Untitled2" calcext:value="=1" calcext:base-cell-address="Sheet1.G16"/>
          </calcext:conditional-format>
          <calcext:conditional-format calcext:target-range-address="Sheet1.G17:Sheet1.G17">
            <calcext:condition calcext:apply-style-name="Untitled1" calcext:value="=10000" calcext:base-cell-address="Sheet1.G17"/>
            <calcext:condition calcext:apply-style-name="Untitled2" calcext:value="=1" calcext:base-cell-address="Sheet1.G17"/>
          </calcext:conditional-format>
          <calcext:conditional-format calcext:target-range-address="Sheet1.G18:Sheet1.G18">
            <calcext:condition calcext:apply-style-name="Untitled1" calcext:value="=10000" calcext:base-cell-address="Sheet1.G18"/>
            <calcext:condition calcext:apply-style-name="Untitled2" calcext:value="=1" calcext:base-cell-address="Sheet1.G18"/>
          </calcext:conditional-format>
          <calcext:conditional-format calcext:target-range-address="Sheet1.G19:Sheet1.G19">
            <calcext:condition calcext:apply-style-name="Untitled1" calcext:value="=10000" calcext:base-cell-address="Sheet1.G19"/>
            <calcext:condition calcext:apply-style-name="Untitled2" calcext:value="=1" calcext:base-cell-address="Sheet1.G19"/>
          </calcext:conditional-format>
          <calcext:conditional-format calcext:target-range-address="Sheet1.G20:Sheet1.G20">
            <calcext:condition calcext:apply-style-name="Untitled1" calcext:value="=10000" calcext:base-cell-address="Sheet1.G20"/>
            <calcext:condition calcext:apply-style-name="Untitled2" calcext:value="=1" calcext:base-cell-address="Sheet1.G20"/>
          </calcext:conditional-format>
          <calcext:conditional-format calcext:target-range-address="Sheet1.G21:Sheet1.G21">
            <calcext:condition calcext:apply-style-name="Untitled1" calcext:value="=10000" calcext:base-cell-address="Sheet1.G21"/>
            <calcext:condition calcext:apply-style-name="Untitled2" calcext:value="=1" calcext:base-cell-address="Sheet1.G21"/>
          </calcext:conditional-format>
          <calcext:conditional-format calcext:target-range-address="Sheet1.G22:Sheet1.G22">
            <calcext:condition calcext:apply-style-name="Untitled1" calcext:value="=10000" calcext:base-cell-address="Sheet1.G22"/>
            <calcext:condition calcext:apply-style-name="Untitled2" calcext:value="=1" calcext:base-cell-address="Sheet1.G22"/>
          </calcext:conditional-format>
          <calcext:conditional-format calcext:target-range-address="Sheet1.G23:Sheet1.G23">
            <calcext:condition calcext:apply-style-name="Untitled1" calcext:value="=10000" calcext:base-cell-address="Sheet1.G23"/>
            <calcext:condition calcext:apply-style-name="Untitled2" calcext:value="=1" calcext:base-cell-address="Sheet1.G23"/>
          </calcext:conditional-format>
          <calcext:conditional-format calcext:target-range-address="Sheet1.G24:Sheet1.G24">
            <calcext:condition calcext:apply-style-name="Untitled1" calcext:value="=10000" calcext:base-cell-address="Sheet1.G24"/>
            <calcext:condition calcext:apply-style-name="Untitled2" calcext:value="=1" calcext:base-cell-address="Sheet1.G24"/>
          </calcext:conditional-format>
          <calcext:conditional-format calcext:target-range-address="Sheet1.G25:Sheet1.G25">
            <calcext:condition calcext:apply-style-name="Untitled1" calcext:value="=10000" calcext:base-cell-address="Sheet1.G25"/>
            <calcext:condition calcext:apply-style-name="Untitled2" calcext:value="=1" calcext:base-cell-address="Sheet1.G25"/>
          </calcext:conditional-format>
          <calcext:conditional-format calcext:target-range-address="Sheet1.G26:Sheet1.G26">
            <calcext:condition calcext:apply-style-name="Untitled1" calcext:value="=10000" calcext:base-cell-address="Sheet1.G26"/>
            <calcext:condition calcext:apply-style-name="Untitled2" calcext:value="=1" calcext:base-cell-address="Sheet1.G26"/>
          </calcext:conditional-format>
          <calcext:conditional-format calcext:target-range-address="Sheet1.G27:Sheet1.G27">
            <calcext:condition calcext:apply-style-name="Untitled1" calcext:value="=10000" calcext:base-cell-address="Sheet1.G27"/>
            <calcext:condition calcext:apply-style-name="Untitled2" calcext:value="=1" calcext:base-cell-address="Sheet1.G27"/>
          </calcext:conditional-format>
          <calcext:conditional-format calcext:target-range-address="Sheet1.G28:Sheet1.G28">
            <calcext:condition calcext:apply-style-name="Untitled1" calcext:value="=10000" calcext:base-cell-address="Sheet1.G28"/>
            <calcext:condition calcext:apply-style-name="Untitled2" calcext:value="=1" calcext:base-cell-address="Sheet1.G28"/>
          </calcext:conditional-format>
          <calcext:conditional-format calcext:target-range-address="Sheet1.G29:Sheet1.G29">
            <calcext:condition calcext:apply-style-name="Untitled1" calcext:value="=10000" calcext:base-cell-address="Sheet1.G29"/>
            <calcext:condition calcext:apply-style-name="Untitled2" calcext:value="=1" calcext:base-cell-address="Sheet1.G29"/>
          </calcext:conditional-format>
          <calcext:conditional-format calcext:target-range-address="Sheet1.G30:Sheet1.G30">
            <calcext:condition calcext:apply-style-name="Untitled1" calcext:value="=10000" calcext:base-cell-address="Sheet1.G30"/>
            <calcext:condition calcext:apply-style-name="Untitled2" calcext:value="=1" calcext:base-cell-address="Sheet1.G30"/>
          </calcext:conditional-format>
          <calcext:conditional-format calcext:target-range-address="Sheet1.G31:Sheet1.G31">
            <calcext:condition calcext:apply-style-name="Untitled1" calcext:value="=10000" calcext:base-cell-address="Sheet1.G31"/>
            <calcext:condition calcext:apply-style-name="Untitled2" calcext:value="=1" calcext:base-cell-address="Sheet1.G31"/>
          </calcext:conditional-format>
          <calcext:conditional-format calcext:target-range-address="Sheet1.G32:Sheet1.G32">
            <calcext:condition calcext:apply-style-name="Untitled1" calcext:value="=10000" calcext:base-cell-address="Sheet1.G32"/>
            <calcext:condition calcext:apply-style-name="Untitled2" calcext:value="=1" calcext:base-cell-address="Sheet1.G32"/>
          </calcext:conditional-format>
          <calcext:conditional-format calcext:target-range-address="Sheet1.G33:Sheet1.G33">
            <calcext:condition calcext:apply-style-name="Untitled1" calcext:value="=10000" calcext:base-cell-address="Sheet1.G33"/>
            <calcext:condition calcext:apply-style-name="Untitled2" calcext:value="=1" calcext:base-cell-address="Sheet1.G33"/>
          </calcext:conditional-format>
          <calcext:conditional-format calcext:target-range-address="Sheet1.G34:Sheet1.G34">
            <calcext:condition calcext:apply-style-name="Untitled1" calcext:value="=10000" calcext:base-cell-address="Sheet1.G34"/>
            <calcext:condition calcext:apply-style-name="Untitled2" calcext:value="=1" calcext:base-cell-address="Sheet1.G34"/>
          </calcext:conditional-format>
          <calcext:conditional-format calcext:target-range-address="Sheet1.G35:Sheet1.G35">
            <calcext:condition calcext:apply-style-name="Untitled1" calcext:value="=10000" calcext:base-cell-address="Sheet1.G35"/>
            <calcext:condition calcext:apply-style-name="Untitled2" calcext:value="=1" calcext:base-cell-address="Sheet1.G35"/>
          </calcext:conditional-format>
          <calcext:conditional-format calcext:target-range-address="Sheet1.G36:Sheet1.G36">
            <calcext:condition calcext:apply-style-name="Untitled1" calcext:value="=10000" calcext:base-cell-address="Sheet1.G36"/>
            <calcext:condition calcext:apply-style-name="Untitled2" calcext:value="=1" calcext:base-cell-address="Sheet1.G36"/>
          </calcext:conditional-format>
          <calcext:conditional-format calcext:target-range-address="Sheet1.G37:Sheet1.G37">
            <calcext:condition calcext:apply-style-name="Untitled1" calcext:value="=10000" calcext:base-cell-address="Sheet1.G37"/>
            <calcext:condition calcext:apply-style-name="Untitled2" calcext:value="=1" calcext:base-cell-address="Sheet1.G37"/>
          </calcext:conditional-format>
          <calcext:conditional-format calcext:target-range-address="Sheet1.G38:Sheet1.G38">
            <calcext:condition calcext:apply-style-name="Untitled1" calcext:value="=10000" calcext:base-cell-address="Sheet1.G38"/>
            <calcext:condition calcext:apply-style-name="Untitled2" calcext:value="=1" calcext:base-cell-address="Sheet1.G38"/>
          </calcext:conditional-format>
          <calcext:conditional-format calcext:target-range-address="Sheet1.G39:Sheet1.G39">
            <calcext:condition calcext:apply-style-name="Untitled1" calcext:value="=10000" calcext:base-cell-address="Sheet1.G39"/>
            <calcext:condition calcext:apply-style-name="Untitled2" calcext:value="=1" calcext:base-cell-address="Sheet1.G39"/>
          </calcext:conditional-format>
          <calcext:conditional-format calcext:target-range-address="Sheet1.G40:Sheet1.G40">
            <calcext:condition calcext:apply-style-name="Untitled1" calcext:value="=10000" calcext:base-cell-address="Sheet1.G40"/>
            <calcext:condition calcext:apply-style-name="Untitled2" calcext:value="=1" calcext:base-cell-address="Sheet1.G40"/>
          </calcext:conditional-format>
          <calcext:conditional-format calcext:target-range-address="Sheet1.G41:Sheet1.G41">
            <calcext:condition calcext:apply-style-name="Untitled1" calcext:value="=10000" calcext:base-cell-address="Sheet1.G41"/>
            <calcext:condition calcext:apply-style-name="Untitled2" calcext:value="=1" calcext:base-cell-address="Sheet1.G41"/>
          </calcext:conditional-format>
          <calcext:conditional-format calcext:target-range-address="Sheet1.G42:Sheet1.G42">
            <calcext:condition calcext:apply-style-name="Untitled1" calcext:value="=10000" calcext:base-cell-address="Sheet1.G42"/>
            <calcext:condition calcext:apply-style-name="Untitled2" calcext:value="=1" calcext:base-cell-address="Sheet1.G42"/>
          </calcext:conditional-format>
          <calcext:conditional-format calcext:target-range-address="Sheet1.G43:Sheet1.G43">
            <calcext:condition calcext:apply-style-name="Untitled1" calcext:value="=10000" calcext:base-cell-address="Sheet1.G43"/>
            <calcext:condition calcext:apply-style-name="Untitled2" calcext:value="=1" calcext:base-cell-address="Sheet1.G43"/>
          </calcext:conditional-format>
          <calcext:conditional-format calcext:target-range-address="Sheet1.G44:Sheet1.G44">
            <calcext:condition calcext:apply-style-name="Untitled1" calcext:value="=10000" calcext:base-cell-address="Sheet1.G44"/>
            <calcext:condition calcext:apply-style-name="Untitled2" calcext:value="=1" calcext:base-cell-address="Sheet1.G44"/>
          </calcext:conditional-format>
          <calcext:conditional-format calcext:target-range-address="Sheet1.G45:Sheet1.G45">
            <calcext:condition calcext:apply-style-name="Untitled1" calcext:value="=10000" calcext:base-cell-address="Sheet1.G45"/>
            <calcext:condition calcext:apply-style-name="Untitled2" calcext:value="=1" calcext:base-cell-address="Sheet1.G45"/>
          </calcext:conditional-format>
          <calcext:conditional-format calcext:target-range-address="Sheet1.G46:Sheet1.G46">
            <calcext:condition calcext:apply-style-name="Untitled1" calcext:value="=10000" calcext:base-cell-address="Sheet1.G46"/>
            <calcext:condition calcext:apply-style-name="Untitled2" calcext:value="=1" calcext:base-cell-address="Sheet1.G46"/>
          </calcext:conditional-format>
          <calcext:conditional-format calcext:target-range-address="Sheet1.G47:Sheet1.G47">
            <calcext:condition calcext:apply-style-name="Untitled1" calcext:value="=10000" calcext:base-cell-address="Sheet1.G47"/>
            <calcext:condition calcext:apply-style-name="Untitled2" calcext:value="=1" calcext:base-cell-address="Sheet1.G47"/>
          </calcext:conditional-format>
          <calcext:conditional-format calcext:target-range-address="Sheet1.G48:Sheet1.G48">
            <calcext:condition calcext:apply-style-name="Untitled1" calcext:value="=10000" calcext:base-cell-address="Sheet1.G48"/>
            <calcext:condition calcext:apply-style-name="Untitled2" calcext:value="=1" calcext:base-cell-address="Sheet1.G48"/>
          </calcext:conditional-format>
          <calcext:conditional-format calcext:target-range-address="Sheet1.G49:Sheet1.G49">
            <calcext:condition calcext:apply-style-name="Untitled1" calcext:value="=10000" calcext:base-cell-address="Sheet1.G49"/>
            <calcext:condition calcext:apply-style-name="Untitled2" calcext:value="=1" calcext:base-cell-address="Sheet1.G49"/>
          </calcext:conditional-format>
          <calcext:conditional-format calcext:target-range-address="Sheet1.G50:Sheet1.G50">
            <calcext:condition calcext:apply-style-name="Untitled1" calcext:value="=10000" calcext:base-cell-address="Sheet1.G50"/>
            <calcext:condition calcext:apply-style-name="Untitled2" calcext:value="=1" calcext:base-cell-address="Sheet1.G50"/>
          </calcext:conditional-format>
          <calcext:conditional-format calcext:target-range-address="Sheet1.G51:Sheet1.G51">
            <calcext:condition calcext:apply-style-name="Untitled1" calcext:value="=10000" calcext:base-cell-address="Sheet1.G51"/>
            <calcext:condition calcext:apply-style-name="Untitled2" calcext:value="=1" calcext:base-cell-address="Sheet1.G51"/>
          </calcext:conditional-format>
          <calcext:conditional-format calcext:target-range-address="Sheet1.G52:Sheet1.G52">
            <calcext:condition calcext:apply-style-name="Untitled1" calcext:value="=10000" calcext:base-cell-address="Sheet1.G52"/>
            <calcext:condition calcext:apply-style-name="Untitled2" calcext:value="=1" calcext:base-cell-address="Sheet1.G52"/>
          </calcext:conditional-format>
          <calcext:conditional-format calcext:target-range-address="Sheet1.G53:Sheet1.G53">
            <calcext:condition calcext:apply-style-name="Untitled1" calcext:value="=10000" calcext:base-cell-address="Sheet1.G53"/>
            <calcext:condition calcext:apply-style-name="Untitled2" calcext:value="=1" calcext:base-cell-address="Sheet1.G53"/>
          </calcext:conditional-format>
          <calcext:conditional-format calcext:target-range-address="Sheet1.G54:Sheet1.G54">
            <calcext:condition calcext:apply-style-name="Untitled1" calcext:value="=10000" calcext:base-cell-address="Sheet1.G54"/>
            <calcext:condition calcext:apply-style-name="Untitled2" calcext:value="=1" calcext:base-cell-address="Sheet1.G54"/>
          </calcext:conditional-format>
          <calcext:conditional-format calcext:target-range-address="Sheet1.G55:Sheet1.G55">
            <calcext:condition calcext:apply-style-name="Untitled1" calcext:value="=10000" calcext:base-cell-address="Sheet1.G55"/>
            <calcext:condition calcext:apply-style-name="Untitled2" calcext:value="=1" calcext:base-cell-address="Sheet1.G55"/>
          </calcext:conditional-format>
          <calcext:conditional-format calcext:target-range-address="Sheet1.G56:Sheet1.G56">
            <calcext:condition calcext:apply-style-name="Untitled1" calcext:value="=10000" calcext:base-cell-address="Sheet1.G56"/>
            <calcext:condition calcext:apply-style-name="Untitled2" calcext:value="=1" calcext:base-cell-address="Sheet1.G56"/>
          </calcext:conditional-format>
          <calcext:conditional-format calcext:target-range-address="Sheet1.G57:Sheet1.G57">
            <calcext:condition calcext:apply-style-name="Untitled1" calcext:value="=10000" calcext:base-cell-address="Sheet1.G57"/>
            <calcext:condition calcext:apply-style-name="Untitled2" calcext:value="=1" calcext:base-cell-address="Sheet1.G57"/>
          </calcext:conditional-format>
          <calcext:conditional-format calcext:target-range-address="Sheet1.G58:Sheet1.G58">
            <calcext:condition calcext:apply-style-name="Untitled1" calcext:value="=10000" calcext:base-cell-address="Sheet1.G58"/>
            <calcext:condition calcext:apply-style-name="Untitled2" calcext:value="=1" calcext:base-cell-address="Sheet1.G58"/>
          </calcext:conditional-format>
          <calcext:conditional-format calcext:target-range-address="Sheet1.G59:Sheet1.G59">
            <calcext:condition calcext:apply-style-name="Untitled1" calcext:value="=10000" calcext:base-cell-address="Sheet1.G59"/>
            <calcext:condition calcext:apply-style-name="Untitled2" calcext:value="=1" calcext:base-cell-address="Sheet1.G59"/>
          </calcext:conditional-format>
          <calcext:conditional-format calcext:target-range-address="Sheet1.G60:Sheet1.G60">
            <calcext:condition calcext:apply-style-name="Untitled1" calcext:value="=10000" calcext:base-cell-address="Sheet1.G60"/>
            <calcext:condition calcext:apply-style-name="Untitled2" calcext:value="=1" calcext:base-cell-address="Sheet1.G60"/>
          </calcext:conditional-format>
          <calcext:conditional-format calcext:target-range-address="Sheet1.G61:Sheet1.G61">
            <calcext:condition calcext:apply-style-name="Untitled1" calcext:value="=10000" calcext:base-cell-address="Sheet1.G61"/>
            <calcext:condition calcext:apply-style-name="Untitled2" calcext:value="=1" calcext:base-cell-address="Sheet1.G61"/>
          </calcext:conditional-format>
          <calcext:conditional-format calcext:target-range-address="Sheet1.G62:Sheet1.G62">
            <calcext:condition calcext:apply-style-name="Untitled1" calcext:value="=10000" calcext:base-cell-address="Sheet1.G62"/>
            <calcext:condition calcext:apply-style-name="Untitled2" calcext:value="=1" calcext:base-cell-address="Sheet1.G62"/>
          </calcext:conditional-format>
          <calcext:conditional-format calcext:target-range-address="Sheet1.G63:Sheet1.G63">
            <calcext:condition calcext:apply-style-name="Untitled1" calcext:value="=10000" calcext:base-cell-address="Sheet1.G63"/>
            <calcext:condition calcext:apply-style-name="Untitled2" calcext:value="=1" calcext:base-cell-address="Sheet1.G63"/>
          </calcext:conditional-format>
          <calcext:conditional-format calcext:target-range-address="Sheet1.G64:Sheet1.G64">
            <calcext:condition calcext:apply-style-name="Untitled1" calcext:value="=10000" calcext:base-cell-address="Sheet1.G64"/>
            <calcext:condition calcext:apply-style-name="Untitled2" calcext:value="=1" calcext:base-cell-address="Sheet1.G64"/>
          </calcext:conditional-format>
          <calcext:conditional-format calcext:target-range-address="Sheet1.G65:Sheet1.G65">
            <calcext:condition calcext:apply-style-name="Untitled1" calcext:value="=10000" calcext:base-cell-address="Sheet1.G65"/>
            <calcext:condition calcext:apply-style-name="Untitled2" calcext:value="=1" calcext:base-cell-address="Sheet1.G65"/>
          </calcext:conditional-format>
          <calcext:conditional-format calcext:target-range-address="Sheet1.G66:Sheet1.G66">
            <calcext:condition calcext:apply-style-name="Untitled1" calcext:value="=10000" calcext:base-cell-address="Sheet1.G66"/>
            <calcext:condition calcext:apply-style-name="Untitled2" calcext:value="=1" calcext:base-cell-address="Sheet1.G66"/>
          </calcext:conditional-format>
          <calcext:conditional-format calcext:target-range-address="Sheet1.G67:Sheet1.G67">
            <calcext:condition calcext:apply-style-name="Untitled1" calcext:value="=10000" calcext:base-cell-address="Sheet1.G67"/>
            <calcext:condition calcext:apply-style-name="Untitled2" calcext:value="=1" calcext:base-cell-address="Sheet1.G67"/>
          </calcext:conditional-format>
          <calcext:conditional-format calcext:target-range-address="Sheet1.G68:Sheet1.G68">
            <calcext:condition calcext:apply-style-name="Untitled1" calcext:value="=10000" calcext:base-cell-address="Sheet1.G68"/>
            <calcext:condition calcext:apply-style-name="Untitled2" calcext:value="=1" calcext:base-cell-address="Sheet1.G68"/>
          </calcext:conditional-format>
          <calcext:conditional-format calcext:target-range-address="Sheet1.G69:Sheet1.G69">
            <calcext:condition calcext:apply-style-name="Untitled1" calcext:value="=10000" calcext:base-cell-address="Sheet1.G69"/>
            <calcext:condition calcext:apply-style-name="Untitled2" calcext:value="=1" calcext:base-cell-address="Sheet1.G69"/>
          </calcext:conditional-format>
          <calcext:conditional-format calcext:target-range-address="Sheet1.G70:Sheet1.G70">
            <calcext:condition calcext:apply-style-name="Untitled1" calcext:value="=10000" calcext:base-cell-address="Sheet1.G70"/>
            <calcext:condition calcext:apply-style-name="Untitled2" calcext:value="=1" calcext:base-cell-address="Sheet1.G70"/>
          </calcext:conditional-format>
          <calcext:conditional-format calcext:target-range-address="Sheet1.G71:Sheet1.G71">
            <calcext:condition calcext:apply-style-name="Untitled1" calcext:value="=10000" calcext:base-cell-address="Sheet1.G71"/>
            <calcext:condition calcext:apply-style-name="Untitled2" calcext:value="=1" calcext:base-cell-address="Sheet1.G71"/>
          </calcext:conditional-format>
          <calcext:conditional-format calcext:target-range-address="Sheet1.G72:Sheet1.G72">
            <calcext:condition calcext:apply-style-name="Untitled1" calcext:value="=10000" calcext:base-cell-address="Sheet1.G72"/>
            <calcext:condition calcext:apply-style-name="Untitled2" calcext:value="=1" calcext:base-cell-address="Sheet1.G72"/>
          </calcext:conditional-format>
          <calcext:conditional-format calcext:target-range-address="Sheet1.G73:Sheet1.G73">
            <calcext:condition calcext:apply-style-name="Untitled1" calcext:value="=10000" calcext:base-cell-address="Sheet1.G73"/>
            <calcext:condition calcext:apply-style-name="Untitled2" calcext:value="=1" calcext:base-cell-address="Sheet1.G73"/>
          </calcext:conditional-format>
          <calcext:conditional-format calcext:target-range-address="Sheet1.G74:Sheet1.G74">
            <calcext:condition calcext:apply-style-name="Untitled1" calcext:value="=10000" calcext:base-cell-address="Sheet1.G74"/>
            <calcext:condition calcext:apply-style-name="Untitled2" calcext:value="=1" calcext:base-cell-address="Sheet1.G74"/>
          </calcext:conditional-format>
          <calcext:conditional-format calcext:target-range-address="Sheet1.G75:Sheet1.G75">
            <calcext:condition calcext:apply-style-name="Untitled1" calcext:value="=10000" calcext:base-cell-address="Sheet1.G75"/>
            <calcext:condition calcext:apply-style-name="Untitled2" calcext:value="=1" calcext:base-cell-address="Sheet1.G75"/>
          </calcext:conditional-format>
          <calcext:conditional-format calcext:target-range-address="Sheet1.G76:Sheet1.G76">
            <calcext:condition calcext:apply-style-name="Untitled1" calcext:value="=10000" calcext:base-cell-address="Sheet1.G76"/>
            <calcext:condition calcext:apply-style-name="Untitled2" calcext:value="=1" calcext:base-cell-address="Sheet1.G76"/>
          </calcext:conditional-format>
          <calcext:conditional-format calcext:target-range-address="Sheet1.G77:Sheet1.G77">
            <calcext:condition calcext:apply-style-name="Untitled1" calcext:value="=10000" calcext:base-cell-address="Sheet1.G77"/>
            <calcext:condition calcext:apply-style-name="Untitled2" calcext:value="=1" calcext:base-cell-address="Sheet1.G77"/>
          </calcext:conditional-format>
          <calcext:conditional-format calcext:target-range-address="Sheet1.G78:Sheet1.G78">
            <calcext:condition calcext:apply-style-name="Untitled1" calcext:value="=10000" calcext:base-cell-address="Sheet1.G78"/>
            <calcext:condition calcext:apply-style-name="Untitled2" calcext:value="=1" calcext:base-cell-address="Sheet1.G78"/>
          </calcext:conditional-format>
          <calcext:conditional-format calcext:target-range-address="Sheet1.G79:Sheet1.G79">
            <calcext:condition calcext:apply-style-name="Untitled1" calcext:value="=10000" calcext:base-cell-address="Sheet1.G79"/>
            <calcext:condition calcext:apply-style-name="Untitled2" calcext:value="=1" calcext:base-cell-address="Sheet1.G79"/>
          </calcext:conditional-format>
          <calcext:conditional-format calcext:target-range-address="Sheet1.G80:Sheet1.G80">
            <calcext:condition calcext:apply-style-name="Untitled1" calcext:value="=10000" calcext:base-cell-address="Sheet1.G80"/>
            <calcext:condition calcext:apply-style-name="Untitled2" calcext:value="=1" calcext:base-cell-address="Sheet1.G80"/>
          </calcext:conditional-format>
          <calcext:conditional-format calcext:target-range-address="Sheet1.G81:Sheet1.G81">
            <calcext:condition calcext:apply-style-name="Untitled1" calcext:value="=10000" calcext:base-cell-address="Sheet1.G81"/>
            <calcext:condition calcext:apply-style-name="Untitled2" calcext:value="=1" calcext:base-cell-address="Sheet1.G81"/>
          </calcext:conditional-format>
          <calcext:conditional-format calcext:target-range-address="Sheet1.G82:Sheet1.G82">
            <calcext:condition calcext:apply-style-name="Untitled1" calcext:value="=10000" calcext:base-cell-address="Sheet1.G82"/>
            <calcext:condition calcext:apply-style-name="Untitled2" calcext:value="=1" calcext:base-cell-address="Sheet1.G82"/>
          </calcext:conditional-format>
          <calcext:conditional-format calcext:target-range-address="Sheet1.G83:Sheet1.G83">
            <calcext:condition calcext:apply-style-name="Untitled1" calcext:value="=10000" calcext:base-cell-address="Sheet1.G83"/>
            <calcext:condition calcext:apply-style-name="Untitled2" calcext:value="=1" calcext:base-cell-address="Sheet1.G83"/>
          </calcext:conditional-format>
          <calcext:conditional-format calcext:target-range-address="Sheet1.G84:Sheet1.G84">
            <calcext:condition calcext:apply-style-name="Untitled1" calcext:value="=10000" calcext:base-cell-address="Sheet1.G84"/>
            <calcext:condition calcext:apply-style-name="Untitled2" calcext:value="=1" calcext:base-cell-address="Sheet1.G84"/>
          </calcext:conditional-format>
          <calcext:conditional-format calcext:target-range-address="Sheet1.G85:Sheet1.G85">
            <calcext:condition calcext:apply-style-name="Untitled1" calcext:value="=10000" calcext:base-cell-address="Sheet1.G85"/>
            <calcext:condition calcext:apply-style-name="Untitled2" calcext:value="=1" calcext:base-cell-address="Sheet1.G85"/>
          </calcext:conditional-format>
          <calcext:conditional-format calcext:target-range-address="Sheet1.G86:Sheet1.G86">
            <calcext:condition calcext:apply-style-name="Untitled1" calcext:value="=10000" calcext:base-cell-address="Sheet1.G86"/>
            <calcext:condition calcext:apply-style-name="Untitled2" calcext:value="=1" calcext:base-cell-address="Sheet1.G86"/>
          </calcext:conditional-format>
          <calcext:conditional-format calcext:target-range-address="Sheet1.G87:Sheet1.G87">
            <calcext:condition calcext:apply-style-name="Untitled1" calcext:value="=10000" calcext:base-cell-address="Sheet1.G87"/>
            <calcext:condition calcext:apply-style-name="Untitled2" calcext:value="=1" calcext:base-cell-address="Sheet1.G87"/>
          </calcext:conditional-format>
          <calcext:conditional-format calcext:target-range-address="Sheet1.G88:Sheet1.G88">
            <calcext:condition calcext:apply-style-name="Untitled1" calcext:value="=10000" calcext:base-cell-address="Sheet1.G88"/>
            <calcext:condition calcext:apply-style-name="Untitled2" calcext:value="=1" calcext:base-cell-address="Sheet1.G88"/>
          </calcext:conditional-format>
          <calcext:conditional-format calcext:target-range-address="Sheet1.G89:Sheet1.G89">
            <calcext:condition calcext:apply-style-name="Untitled1" calcext:value="=10000" calcext:base-cell-address="Sheet1.G89"/>
            <calcext:condition calcext:apply-style-name="Untitled2" calcext:value="=1" calcext:base-cell-address="Sheet1.G89"/>
          </calcext:conditional-format>
          <calcext:conditional-format calcext:target-range-address="Sheet1.G90:Sheet1.G90">
            <calcext:condition calcext:apply-style-name="Untitled1" calcext:value="=10000" calcext:base-cell-address="Sheet1.G90"/>
            <calcext:condition calcext:apply-style-name="Untitled2" calcext:value="=1" calcext:base-cell-address="Sheet1.G90"/>
          </calcext:conditional-format>
          <calcext:conditional-format calcext:target-range-address="Sheet1.G91:Sheet1.G91">
            <calcext:condition calcext:apply-style-name="Untitled1" calcext:value="=10000" calcext:base-cell-address="Sheet1.G91"/>
            <calcext:condition calcext:apply-style-name="Untitled2" calcext:value="=1" calcext:base-cell-address="Sheet1.G91"/>
          </calcext:conditional-format>
          <calcext:conditional-format calcext:target-range-address="Sheet1.G92:Sheet1.G92">
            <calcext:condition calcext:apply-style-name="Untitled1" calcext:value="=10000" calcext:base-cell-address="Sheet1.G92"/>
            <calcext:condition calcext:apply-style-name="Untitled2" calcext:value="=1" calcext:base-cell-address="Sheet1.G92"/>
          </calcext:conditional-format>
          <calcext:conditional-format calcext:target-range-address="Sheet1.G93:Sheet1.G93">
            <calcext:condition calcext:apply-style-name="Untitled1" calcext:value="=10000" calcext:base-cell-address="Sheet1.G93"/>
            <calcext:condition calcext:apply-style-name="Untitled2" calcext:value="=1" calcext:base-cell-address="Sheet1.G93"/>
          </calcext:conditional-format>
          <calcext:conditional-format calcext:target-range-address="Sheet1.G94:Sheet1.G94">
            <calcext:condition calcext:apply-style-name="Untitled1" calcext:value="=10000" calcext:base-cell-address="Sheet1.G94"/>
            <calcext:condition calcext:apply-style-name="Untitled2" calcext:value="=1" calcext:base-cell-address="Sheet1.G94"/>
          </calcext:conditional-format>
          <calcext:conditional-format calcext:target-range-address="Sheet1.G95:Sheet1.G95">
            <calcext:condition calcext:apply-style-name="Untitled1" calcext:value="=10000" calcext:base-cell-address="Sheet1.G95"/>
            <calcext:condition calcext:apply-style-name="Untitled2" calcext:value="=1" calcext:base-cell-address="Sheet1.G95"/>
          </calcext:conditional-format>
          <calcext:conditional-format calcext:target-range-address="Sheet1.G96:Sheet1.G96">
            <calcext:condition calcext:apply-style-name="Untitled1" calcext:value="=10000" calcext:base-cell-address="Sheet1.G96"/>
            <calcext:condition calcext:apply-style-name="Untitled2" calcext:value="=1" calcext:base-cell-address="Sheet1.G96"/>
          </calcext:conditional-format>
          <calcext:conditional-format calcext:target-range-address="Sheet1.G97:Sheet1.G97">
            <calcext:condition calcext:apply-style-name="Untitled1" calcext:value="=10000" calcext:base-cell-address="Sheet1.G97"/>
            <calcext:condition calcext:apply-style-name="Untitled2" calcext:value="=1" calcext:base-cell-address="Sheet1.G97"/>
          </calcext:conditional-format>
          <calcext:conditional-format calcext:target-range-address="Sheet1.G98:Sheet1.G98">
            <calcext:condition calcext:apply-style-name="Untitled1" calcext:value="=10000" calcext:base-cell-address="Sheet1.G98"/>
            <calcext:condition calcext:apply-style-name="Untitled2" calcext:value="=1" calcext:base-cell-address="Sheet1.G98"/>
          </calcext:conditional-format>
          <calcext:conditional-format calcext:target-range-address="Sheet1.G99:Sheet1.G99">
            <calcext:condition calcext:apply-style-name="Untitled1" calcext:value="=10000" calcext:base-cell-address="Sheet1.G99"/>
            <calcext:condition calcext:apply-style-name="Untitled2" calcext:value="=1" calcext:base-cell-address="Sheet1.G99"/>
          </calcext:conditional-format>
          <calcext:conditional-format calcext:target-range-address="Sheet1.G100:Sheet1.G100">
            <calcext:condition calcext:apply-style-name="Untitled1" calcext:value="=10000" calcext:base-cell-address="Sheet1.G100"/>
            <calcext:condition calcext:apply-style-name="Untitled2" calcext:value="=1" calcext:base-cell-address="Sheet1.G100"/>
          </calcext:conditional-format>
          <calcext:conditional-format calcext:target-range-address="Sheet1.G101:Sheet1.G101">
            <calcext:condition calcext:apply-style-name="Untitled1" calcext:value="=10000" calcext:base-cell-address="Sheet1.G101"/>
            <calcext:condition calcext:apply-style-name="Untitled2" calcext:value="=1" calcext:base-cell-address="Sheet1.G101"/>
          </calcext:conditional-format>
          <calcext:conditional-format calcext:target-range-address="Sheet1.G102:Sheet1.G102">
            <calcext:condition calcext:apply-style-name="Untitled1" calcext:value="=10000" calcext:base-cell-address="Sheet1.G102"/>
            <calcext:condition calcext:apply-style-name="Untitled2" calcext:value="=1" calcext:base-cell-address="Sheet1.G102"/>
          </calcext:conditional-format>
          <calcext:conditional-format calcext:target-range-address="Sheet1.G103:Sheet1.G103">
            <calcext:condition calcext:apply-style-name="Untitled1" calcext:value="=10000" calcext:base-cell-address="Sheet1.G103"/>
            <calcext:condition calcext:apply-style-name="Untitled2" calcext:value="=1" calcext:base-cell-address="Sheet1.G103"/>
          </calcext:conditional-format>
          <calcext:conditional-format calcext:target-range-address="Sheet1.G104:Sheet1.G104">
            <calcext:condition calcext:apply-style-name="Untitled1" calcext:value="=10000" calcext:base-cell-address="Sheet1.G104"/>
            <calcext:condition calcext:apply-style-name="Untitled2" calcext:value="=1" calcext:base-cell-address="Sheet1.G104"/>
          </calcext:conditional-format>
          <calcext:conditional-format calcext:target-range-address="Sheet1.G105:Sheet1.G105">
            <calcext:condition calcext:apply-style-name="Untitled1" calcext:value="=10000" calcext:base-cell-address="Sheet1.G105"/>
            <calcext:condition calcext:apply-style-name="Untitled2" calcext:value="=1" calcext:base-cell-address="Sheet1.G105"/>
          </calcext:conditional-format>
          <calcext:conditional-format calcext:target-range-address="Sheet1.G106:Sheet1.G106">
            <calcext:condition calcext:apply-style-name="Untitled1" calcext:value="=10000" calcext:base-cell-address="Sheet1.G106"/>
            <calcext:condition calcext:apply-style-name="Untitled2" calcext:value="=1" calcext:base-cell-address="Sheet1.G106"/>
          </calcext:conditional-format>
          <calcext:conditional-format calcext:target-range-address="Sheet1.G107:Sheet1.G107">
            <calcext:condition calcext:apply-style-name="Untitled1" calcext:value="=10000" calcext:base-cell-address="Sheet1.G107"/>
            <calcext:condition calcext:apply-style-name="Untitled2" calcext:value="=1" calcext:base-cell-address="Sheet1.G107"/>
          </calcext:conditional-format>
          <calcext:conditional-format calcext:target-range-address="Sheet1.G108:Sheet1.G108">
            <calcext:condition calcext:apply-style-name="Untitled1" calcext:value="=10000" calcext:base-cell-address="Sheet1.G108"/>
            <calcext:condition calcext:apply-style-name="Untitled2" calcext:value="=1" calcext:base-cell-address="Sheet1.G108"/>
          </calcext:conditional-format>
          <calcext:conditional-format calcext:target-range-address="Sheet1.G109:Sheet1.G109">
            <calcext:condition calcext:apply-style-name="Untitled1" calcext:value="=10000" calcext:base-cell-address="Sheet1.G109"/>
            <calcext:condition calcext:apply-style-name="Untitled2" calcext:value="=1" calcext:base-cell-address="Sheet1.G109"/>
          </calcext:conditional-format>
          <calcext:conditional-format calcext:target-range-address="Sheet1.G110:Sheet1.G110">
            <calcext:condition calcext:apply-style-name="Untitled1" calcext:value="=10000" calcext:base-cell-address="Sheet1.G110"/>
            <calcext:condition calcext:apply-style-name="Untitled2" calcext:value="=1" calcext:base-cell-address="Sheet1.G110"/>
          </calcext:conditional-format>
          <calcext:conditional-format calcext:target-range-address="Sheet1.G111:Sheet1.G111">
            <calcext:condition calcext:apply-style-name="Untitled1" calcext:value="=10000" calcext:base-cell-address="Sheet1.G111"/>
            <calcext:condition calcext:apply-style-name="Untitled2" calcext:value="=1" calcext:base-cell-address="Sheet1.G111"/>
          </calcext:conditional-format>
          <calcext:conditional-format calcext:target-range-address="Sheet1.G112:Sheet1.G112">
            <calcext:condition calcext:apply-style-name="Untitled1" calcext:value="=10000" calcext:base-cell-address="Sheet1.G112"/>
            <calcext:condition calcext:apply-style-name="Untitled2" calcext:value="=1" calcext:base-cell-address="Sheet1.G112"/>
          </calcext:conditional-format>
          <calcext:conditional-format calcext:target-range-address="Sheet1.G113:Sheet1.G113">
            <calcext:condition calcext:apply-style-name="Untitled1" calcext:value="=10000" calcext:base-cell-address="Sheet1.G113"/>
            <calcext:condition calcext:apply-style-name="Untitled2" calcext:value="=1" calcext:base-cell-address="Sheet1.G113"/>
          </calcext:conditional-format>
          <calcext:conditional-format calcext:target-range-address="Sheet1.G114:Sheet1.G114">
            <calcext:condition calcext:apply-style-name="Untitled1" calcext:value="=10000" calcext:base-cell-address="Sheet1.G114"/>
            <calcext:condition calcext:apply-style-name="Untitled2" calcext:value="=1" calcext:base-cell-address="Sheet1.G114"/>
          </calcext:conditional-format>
          <calcext:conditional-format calcext:target-range-address="Sheet1.G115:Sheet1.G115">
            <calcext:condition calcext:apply-style-name="Untitled1" calcext:value="=10000" calcext:base-cell-address="Sheet1.G115"/>
            <calcext:condition calcext:apply-style-name="Untitled2" calcext:value="=1" calcext:base-cell-address="Sheet1.G115"/>
          </calcext:conditional-format>
          <calcext:conditional-format calcext:target-range-address="Sheet1.G116:Sheet1.G116">
            <calcext:condition calcext:apply-style-name="Untitled1" calcext:value="=10000" calcext:base-cell-address="Sheet1.G116"/>
            <calcext:condition calcext:apply-style-name="Untitled2" calcext:value="=1" calcext:base-cell-address="Sheet1.G116"/>
          </calcext:conditional-format>
          <calcext:conditional-format calcext:target-range-address="Sheet1.G117:Sheet1.G117">
            <calcext:condition calcext:apply-style-name="Untitled1" calcext:value="=10000" calcext:base-cell-address="Sheet1.G117"/>
            <calcext:condition calcext:apply-style-name="Untitled2" calcext:value="=1" calcext:base-cell-address="Sheet1.G117"/>
          </calcext:conditional-format>
          <calcext:conditional-format calcext:target-range-address="Sheet1.G118:Sheet1.G118">
            <calcext:condition calcext:apply-style-name="Untitled1" calcext:value="=10000" calcext:base-cell-address="Sheet1.G118"/>
            <calcext:condition calcext:apply-style-name="Untitled2" calcext:value="=1" calcext:base-cell-address="Sheet1.G118"/>
          </calcext:conditional-format>
          <calcext:conditional-format calcext:target-range-address="Sheet1.G119:Sheet1.G119">
            <calcext:condition calcext:apply-style-name="Untitled1" calcext:value="=10000" calcext:base-cell-address="Sheet1.G119"/>
            <calcext:condition calcext:apply-style-name="Untitled2" calcext:value="=1" calcext:base-cell-address="Sheet1.G119"/>
          </calcext:conditional-format>
          <calcext:conditional-format calcext:target-range-address="Sheet1.G120:Sheet1.G120">
            <calcext:condition calcext:apply-style-name="Untitled1" calcext:value="=10000" calcext:base-cell-address="Sheet1.G120"/>
            <calcext:condition calcext:apply-style-name="Untitled2" calcext:value="=1" calcext:base-cell-address="Sheet1.G120"/>
          </calcext:conditional-format>
          <calcext:conditional-format calcext:target-range-address="Sheet1.G121:Sheet1.G121">
            <calcext:condition calcext:apply-style-name="Untitled1" calcext:value="=10000" calcext:base-cell-address="Sheet1.G121"/>
            <calcext:condition calcext:apply-style-name="Untitled2" calcext:value="=1" calcext:base-cell-address="Sheet1.G121"/>
          </calcext:conditional-format>
          <calcext:conditional-format calcext:target-range-address="Sheet1.G122:Sheet1.G122">
            <calcext:condition calcext:apply-style-name="Untitled1" calcext:value="=10000" calcext:base-cell-address="Sheet1.G122"/>
            <calcext:condition calcext:apply-style-name="Untitled2" calcext:value="=1" calcext:base-cell-address="Sheet1.G122"/>
          </calcext:conditional-format>
          <calcext:conditional-format calcext:target-range-address="Sheet1.G123:Sheet1.G123">
            <calcext:condition calcext:apply-style-name="Untitled1" calcext:value="=10000" calcext:base-cell-address="Sheet1.G123"/>
            <calcext:condition calcext:apply-style-name="Untitled2" calcext:value="=1" calcext:base-cell-address="Sheet1.G123"/>
          </calcext:conditional-format>
          <calcext:conditional-format calcext:target-range-address="Sheet1.G124:Sheet1.G124">
            <calcext:condition calcext:apply-style-name="Untitled1" calcext:value="=10000" calcext:base-cell-address="Sheet1.G124"/>
            <calcext:condition calcext:apply-style-name="Untitled2" calcext:value="=1" calcext:base-cell-address="Sheet1.G124"/>
          </calcext:conditional-format>
          <calcext:conditional-format calcext:target-range-address="Sheet1.G125:Sheet1.G125">
            <calcext:condition calcext:apply-style-name="Untitled1" calcext:value="=10000" calcext:base-cell-address="Sheet1.G125"/>
            <calcext:condition calcext:apply-style-name="Untitled2" calcext:value="=1" calcext:base-cell-address="Sheet1.G125"/>
          </calcext:conditional-format>
          <calcext:conditional-format calcext:target-range-address="Sheet1.G126:Sheet1.G126">
            <calcext:condition calcext:apply-style-name="Untitled1" calcext:value="=10000" calcext:base-cell-address="Sheet1.G126"/>
            <calcext:condition calcext:apply-style-name="Untitled2" calcext:value="=1" calcext:base-cell-address="Sheet1.G126"/>
          </calcext:conditional-format>
          <calcext:conditional-format calcext:target-range-address="Sheet1.G127:Sheet1.G127">
            <calcext:condition calcext:apply-style-name="Untitled1" calcext:value="=10000" calcext:base-cell-address="Sheet1.G127"/>
            <calcext:condition calcext:apply-style-name="Untitled2" calcext:value="=1" calcext:base-cell-address="Sheet1.G127"/>
          </calcext:conditional-format>
          <calcext:conditional-format calcext:target-range-address="Sheet1.G128:Sheet1.G128">
            <calcext:condition calcext:apply-style-name="Untitled1" calcext:value="=10000" calcext:base-cell-address="Sheet1.G128"/>
            <calcext:condition calcext:apply-style-name="Untitled2" calcext:value="=1" calcext:base-cell-address="Sheet1.G128"/>
          </calcext:conditional-format>
          <calcext:conditional-format calcext:target-range-address="Sheet1.G129:Sheet1.G129">
            <calcext:condition calcext:apply-style-name="Untitled1" calcext:value="=10000" calcext:base-cell-address="Sheet1.G129"/>
            <calcext:condition calcext:apply-style-name="Untitled2" calcext:value="=1" calcext:base-cell-address="Sheet1.G129"/>
          </calcext:conditional-format>
          <calcext:conditional-format calcext:target-range-address="Sheet1.G130:Sheet1.G130">
            <calcext:condition calcext:apply-style-name="Untitled1" calcext:value="=10000" calcext:base-cell-address="Sheet1.G130"/>
            <calcext:condition calcext:apply-style-name="Untitled2" calcext:value="=1" calcext:base-cell-address="Sheet1.G130"/>
          </calcext:conditional-format>
          <calcext:conditional-format calcext:target-range-address="Sheet1.G131:Sheet1.G131">
            <calcext:condition calcext:apply-style-name="Untitled1" calcext:value="=10000" calcext:base-cell-address="Sheet1.G131"/>
            <calcext:condition calcext:apply-style-name="Untitled2" calcext:value="=1" calcext:base-cell-address="Sheet1.G131"/>
          </calcext:conditional-format>
          <calcext:conditional-format calcext:target-range-address="Sheet1.G132:Sheet1.G132">
            <calcext:condition calcext:apply-style-name="Untitled1" calcext:value="=10000" calcext:base-cell-address="Sheet1.G132"/>
            <calcext:condition calcext:apply-style-name="Untitled2" calcext:value="=1" calcext:base-cell-address="Sheet1.G132"/>
          </calcext:conditional-format>
          <calcext:conditional-format calcext:target-range-address="Sheet1.G133:Sheet1.G133">
            <calcext:condition calcext:apply-style-name="Untitled1" calcext:value="=10000" calcext:base-cell-address="Sheet1.G133"/>
            <calcext:condition calcext:apply-style-name="Untitled2" calcext:value="=1" calcext:base-cell-address="Sheet1.G133"/>
          </calcext:conditional-format>
          <calcext:conditional-format calcext:target-range-address="Sheet1.G134:Sheet1.G134">
            <calcext:condition calcext:apply-style-name="Untitled1" calcext:value="=10000" calcext:base-cell-address="Sheet1.G134"/>
            <calcext:condition calcext:apply-style-name="Untitled2" calcext:value="=1" calcext:base-cell-address="Sheet1.G134"/>
          </calcext:conditional-format>
          <calcext:conditional-format calcext:target-range-address="Sheet1.G135:Sheet1.G135">
            <calcext:condition calcext:apply-style-name="Untitled1" calcext:value="=10000" calcext:base-cell-address="Sheet1.G135"/>
            <calcext:condition calcext:apply-style-name="Untitled2" calcext:value="=1" calcext:base-cell-address="Sheet1.G135"/>
          </calcext:conditional-format>
          <calcext:conditional-format calcext:target-range-address="Sheet1.G136:Sheet1.G136">
            <calcext:condition calcext:apply-style-name="Untitled1" calcext:value="=10000" calcext:base-cell-address="Sheet1.G136"/>
            <calcext:condition calcext:apply-style-name="Untitled2" calcext:value="=1" calcext:base-cell-address="Sheet1.G136"/>
          </calcext:conditional-format>
          <calcext:conditional-format calcext:target-range-address="Sheet1.G137:Sheet1.G137">
            <calcext:condition calcext:apply-style-name="Untitled1" calcext:value="=10000" calcext:base-cell-address="Sheet1.G137"/>
            <calcext:condition calcext:apply-style-name="Untitled2" calcext:value="=1" calcext:base-cell-address="Sheet1.G137"/>
          </calcext:conditional-format>
          <calcext:conditional-format calcext:target-range-address="Sheet1.G138:Sheet1.G138">
            <calcext:condition calcext:apply-style-name="Untitled1" calcext:value="=10000" calcext:base-cell-address="Sheet1.G138"/>
            <calcext:condition calcext:apply-style-name="Untitled2" calcext:value="=1" calcext:base-cell-address="Sheet1.G138"/>
          </calcext:conditional-format>
          <calcext:conditional-format calcext:target-range-address="Sheet1.G139:Sheet1.G139">
            <calcext:condition calcext:apply-style-name="Untitled1" calcext:value="=10000" calcext:base-cell-address="Sheet1.G139"/>
            <calcext:condition calcext:apply-style-name="Untitled2" calcext:value="=1" calcext:base-cell-address="Sheet1.G139"/>
          </calcext:conditional-format>
          <calcext:conditional-format calcext:target-range-address="Sheet1.G140:Sheet1.G140">
            <calcext:condition calcext:apply-style-name="Untitled1" calcext:value="=10000" calcext:base-cell-address="Sheet1.G140"/>
            <calcext:condition calcext:apply-style-name="Untitled2" calcext:value="=1" calcext:base-cell-address="Sheet1.G140"/>
          </calcext:conditional-format>
          <calcext:conditional-format calcext:target-range-address="Sheet1.G141:Sheet1.G141">
            <calcext:condition calcext:apply-style-name="Untitled1" calcext:value="=10000" calcext:base-cell-address="Sheet1.G141"/>
            <calcext:condition calcext:apply-style-name="Untitled2" calcext:value="=1" calcext:base-cell-address="Sheet1.G141"/>
          </calcext:conditional-format>
          <calcext:conditional-format calcext:target-range-address="Sheet1.G142:Sheet1.G142">
            <calcext:condition calcext:apply-style-name="Untitled1" calcext:value="=10000" calcext:base-cell-address="Sheet1.G142"/>
            <calcext:condition calcext:apply-style-name="Untitled2" calcext:value="=1" calcext:base-cell-address="Sheet1.G142"/>
          </calcext:conditional-format>
          <calcext:conditional-format calcext:target-range-address="Sheet1.G143:Sheet1.G143">
            <calcext:condition calcext:apply-style-name="Untitled1" calcext:value="=10000" calcext:base-cell-address="Sheet1.G143"/>
            <calcext:condition calcext:apply-style-name="Untitled2" calcext:value="=1" calcext:base-cell-address="Sheet1.G143"/>
          </calcext:conditional-format>
          <calcext:conditional-format calcext:target-range-address="Sheet1.G144:Sheet1.G144">
            <calcext:condition calcext:apply-style-name="Untitled1" calcext:value="=10000" calcext:base-cell-address="Sheet1.G144"/>
            <calcext:condition calcext:apply-style-name="Untitled2" calcext:value="=1" calcext:base-cell-address="Sheet1.G144"/>
          </calcext:conditional-format>
          <calcext:conditional-format calcext:target-range-address="Sheet1.G145:Sheet1.G145">
            <calcext:condition calcext:apply-style-name="Untitled1" calcext:value="=10000" calcext:base-cell-address="Sheet1.G145"/>
            <calcext:condition calcext:apply-style-name="Untitled2" calcext:value="=1" calcext:base-cell-address="Sheet1.G145"/>
          </calcext:conditional-format>
          <calcext:conditional-format calcext:target-range-address="Sheet1.G146:Sheet1.G146">
            <calcext:condition calcext:apply-style-name="Untitled1" calcext:value="=10000" calcext:base-cell-address="Sheet1.G146"/>
            <calcext:condition calcext:apply-style-name="Untitled2" calcext:value="=1" calcext:base-cell-address="Sheet1.G146"/>
          </calcext:conditional-format>
          <calcext:conditional-format calcext:target-range-address="Sheet1.G147:Sheet1.G147">
            <calcext:condition calcext:apply-style-name="Untitled1" calcext:value="=10000" calcext:base-cell-address="Sheet1.G147"/>
            <calcext:condition calcext:apply-style-name="Untitled2" calcext:value="=1" calcext:base-cell-address="Sheet1.G147"/>
          </calcext:conditional-format>
          <calcext:conditional-format calcext:target-range-address="Sheet1.G148:Sheet1.G148">
            <calcext:condition calcext:apply-style-name="Untitled1" calcext:value="=10000" calcext:base-cell-address="Sheet1.G148"/>
            <calcext:condition calcext:apply-style-name="Untitled2" calcext:value="=1" calcext:base-cell-address="Sheet1.G148"/>
          </calcext:conditional-format>
          <calcext:conditional-format calcext:target-range-address="Sheet1.G149:Sheet1.G149">
            <calcext:condition calcext:apply-style-name="Untitled1" calcext:value="=10000" calcext:base-cell-address="Sheet1.G149"/>
            <calcext:condition calcext:apply-style-name="Untitled2" calcext:value="=1" calcext:base-cell-address="Sheet1.G149"/>
          </calcext:conditional-format>
          <calcext:conditional-format calcext:target-range-address="Sheet1.G150:Sheet1.G150">
            <calcext:condition calcext:apply-style-name="Untitled1" calcext:value="=10000" calcext:base-cell-address="Sheet1.G150"/>
            <calcext:condition calcext:apply-style-name="Untitled2" calcext:value="=1" calcext:base-cell-address="Sheet1.G150"/>
          </calcext:conditional-format>
          <calcext:conditional-format calcext:target-range-address="Sheet1.G151:Sheet1.G151">
            <calcext:condition calcext:apply-style-name="Untitled1" calcext:value="=10000" calcext:base-cell-address="Sheet1.G151"/>
            <calcext:condition calcext:apply-style-name="Untitled2" calcext:value="=1" calcext:base-cell-address="Sheet1.G151"/>
          </calcext:conditional-format>
          <calcext:conditional-format calcext:target-range-address="Sheet1.G152:Sheet1.G152">
            <calcext:condition calcext:apply-style-name="Untitled1" calcext:value="=10000" calcext:base-cell-address="Sheet1.G152"/>
            <calcext:condition calcext:apply-style-name="Untitled2" calcext:value="=1" calcext:base-cell-address="Sheet1.G152"/>
          </calcext:conditional-format>
          <calcext:conditional-format calcext:target-range-address="Sheet1.G153:Sheet1.G153">
            <calcext:condition calcext:apply-style-name="Untitled1" calcext:value="=10000" calcext:base-cell-address="Sheet1.G153"/>
            <calcext:condition calcext:apply-style-name="Untitled2" calcext:value="=1" calcext:base-cell-address="Sheet1.G153"/>
          </calcext:conditional-format>
          <calcext:conditional-format calcext:target-range-address="Sheet1.G154:Sheet1.G154">
            <calcext:condition calcext:apply-style-name="Untitled1" calcext:value="=10000" calcext:base-cell-address="Sheet1.G154"/>
            <calcext:condition calcext:apply-style-name="Untitled2" calcext:value="=1" calcext:base-cell-address="Sheet1.G154"/>
          </calcext:conditional-format>
          <calcext:conditional-format calcext:target-range-address="Sheet1.G155:Sheet1.G155">
            <calcext:condition calcext:apply-style-name="Untitled1" calcext:value="=10000" calcext:base-cell-address="Sheet1.G155"/>
            <calcext:condition calcext:apply-style-name="Untitled2" calcext:value="=1" calcext:base-cell-address="Sheet1.G155"/>
          </calcext:conditional-format>
          <calcext:conditional-format calcext:target-range-address="Sheet1.G156:Sheet1.G156">
            <calcext:condition calcext:apply-style-name="Untitled1" calcext:value="=10000" calcext:base-cell-address="Sheet1.G156"/>
            <calcext:condition calcext:apply-style-name="Untitled2" calcext:value="=1" calcext:base-cell-address="Sheet1.G156"/>
          </calcext:conditional-format>
          <calcext:conditional-format calcext:target-range-address="Sheet1.G157:Sheet1.G157">
            <calcext:condition calcext:apply-style-name="Untitled1" calcext:value="=10000" calcext:base-cell-address="Sheet1.G157"/>
            <calcext:condition calcext:apply-style-name="Untitled2" calcext:value="=1" calcext:base-cell-address="Sheet1.G157"/>
          </calcext:conditional-format>
          <calcext:conditional-format calcext:target-range-address="Sheet1.G158:Sheet1.G158">
            <calcext:condition calcext:apply-style-name="Untitled1" calcext:value="=10000" calcext:base-cell-address="Sheet1.G158"/>
            <calcext:condition calcext:apply-style-name="Untitled2" calcext:value="=1" calcext:base-cell-address="Sheet1.G158"/>
          </calcext:conditional-format>
          <calcext:conditional-format calcext:target-range-address="Sheet1.G159:Sheet1.G159">
            <calcext:condition calcext:apply-style-name="Untitled1" calcext:value="=10000" calcext:base-cell-address="Sheet1.G159"/>
            <calcext:condition calcext:apply-style-name="Untitled2" calcext:value="=1" calcext:base-cell-address="Sheet1.G159"/>
          </calcext:conditional-format>
          <calcext:conditional-format calcext:target-range-address="Sheet1.G160:Sheet1.G160">
            <calcext:condition calcext:apply-style-name="Untitled1" calcext:value="=10000" calcext:base-cell-address="Sheet1.G160"/>
            <calcext:condition calcext:apply-style-name="Untitled2" calcext:value="=1" calcext:base-cell-address="Sheet1.G160"/>
          </calcext:conditional-format>
          <calcext:conditional-format calcext:target-range-address="Sheet1.G161:Sheet1.G161">
            <calcext:condition calcext:apply-style-name="Untitled1" calcext:value="=10000" calcext:base-cell-address="Sheet1.G161"/>
            <calcext:condition calcext:apply-style-name="Untitled2" calcext:value="=1" calcext:base-cell-address="Sheet1.G161"/>
          </calcext:conditional-format>
          <calcext:conditional-format calcext:target-range-address="Sheet1.G162:Sheet1.G162">
            <calcext:condition calcext:apply-style-name="Untitled1" calcext:value="=10000" calcext:base-cell-address="Sheet1.G162"/>
            <calcext:condition calcext:apply-style-name="Untitled2" calcext:value="=1" calcext:base-cell-address="Sheet1.G162"/>
          </calcext:conditional-format>
          <calcext:conditional-format calcext:target-range-address="Sheet1.G163:Sheet1.G163">
            <calcext:condition calcext:apply-style-name="Untitled1" calcext:value="=10000" calcext:base-cell-address="Sheet1.G163"/>
            <calcext:condition calcext:apply-style-name="Untitled2" calcext:value="=1" calcext:base-cell-address="Sheet1.G163"/>
          </calcext:conditional-format>
          <calcext:conditional-format calcext:target-range-address="Sheet1.G164:Sheet1.G164">
            <calcext:condition calcext:apply-style-name="Untitled1" calcext:value="=10000" calcext:base-cell-address="Sheet1.G164"/>
            <calcext:condition calcext:apply-style-name="Untitled2" calcext:value="=1" calcext:base-cell-address="Sheet1.G164"/>
          </calcext:conditional-format>
          <calcext:conditional-format calcext:target-range-address="Sheet1.G165:Sheet1.G165">
            <calcext:condition calcext:apply-style-name="Untitled1" calcext:value="=10000" calcext:base-cell-address="Sheet1.G165"/>
            <calcext:condition calcext:apply-style-name="Untitled2" calcext:value="=1" calcext:base-cell-address="Sheet1.G165"/>
          </calcext:conditional-format>
          <calcext:conditional-format calcext:target-range-address="Sheet1.G166:Sheet1.G166">
            <calcext:condition calcext:apply-style-name="Untitled1" calcext:value="=10000" calcext:base-cell-address="Sheet1.G166"/>
            <calcext:condition calcext:apply-style-name="Untitled2" calcext:value="=1" calcext:base-cell-address="Sheet1.G166"/>
          </calcext:conditional-format>
          <calcext:conditional-format calcext:target-range-address="Sheet1.G167:Sheet1.G167">
            <calcext:condition calcext:apply-style-name="Untitled1" calcext:value="=10000" calcext:base-cell-address="Sheet1.G167"/>
            <calcext:condition calcext:apply-style-name="Untitled2" calcext:value="=1" calcext:base-cell-address="Sheet1.G167"/>
          </calcext:conditional-format>
          <calcext:conditional-format calcext:target-range-address="Sheet1.G168:Sheet1.G168">
            <calcext:condition calcext:apply-style-name="Untitled1" calcext:value="=10000" calcext:base-cell-address="Sheet1.G168"/>
            <calcext:condition calcext:apply-style-name="Untitled2" calcext:value="=1" calcext:base-cell-address="Sheet1.G168"/>
          </calcext:conditional-format>
          <calcext:conditional-format calcext:target-range-address="Sheet1.G169:Sheet1.G169">
            <calcext:condition calcext:apply-style-name="Untitled1" calcext:value="=10000" calcext:base-cell-address="Sheet1.G169"/>
            <calcext:condition calcext:apply-style-name="Untitled2" calcext:value="=1" calcext:base-cell-address="Sheet1.G169"/>
          </calcext:conditional-format>
          <calcext:conditional-format calcext:target-range-address="Sheet1.G170:Sheet1.G170">
            <calcext:condition calcext:apply-style-name="Untitled1" calcext:value="=10000" calcext:base-cell-address="Sheet1.G170"/>
            <calcext:condition calcext:apply-style-name="Untitled2" calcext:value="=1" calcext:base-cell-address="Sheet1.G170"/>
          </calcext:conditional-format>
          <calcext:conditional-format calcext:target-range-address="Sheet1.G171:Sheet1.G171">
            <calcext:condition calcext:apply-style-name="Untitled1" calcext:value="=10000" calcext:base-cell-address="Sheet1.G171"/>
            <calcext:condition calcext:apply-style-name="Untitled2" calcext:value="=1" calcext:base-cell-address="Sheet1.G171"/>
          </calcext:conditional-format>
          <calcext:conditional-format calcext:target-range-address="Sheet1.G172:Sheet1.G172">
            <calcext:condition calcext:apply-style-name="Untitled1" calcext:value="=10000" calcext:base-cell-address="Sheet1.G172"/>
            <calcext:condition calcext:apply-style-name="Untitled2" calcext:value="=1" calcext:base-cell-address="Sheet1.G172"/>
          </calcext:conditional-format>
          <calcext:conditional-format calcext:target-range-address="Sheet1.G173:Sheet1.G173">
            <calcext:condition calcext:apply-style-name="Untitled1" calcext:value="=10000" calcext:base-cell-address="Sheet1.G173"/>
            <calcext:condition calcext:apply-style-name="Untitled2" calcext:value="=1" calcext:base-cell-address="Sheet1.G173"/>
          </calcext:conditional-format>
          <calcext:conditional-format calcext:target-range-address="Sheet1.G174:Sheet1.G174">
            <calcext:condition calcext:apply-style-name="Untitled1" calcext:value="=10000" calcext:base-cell-address="Sheet1.G174"/>
            <calcext:condition calcext:apply-style-name="Untitled2" calcext:value="=1" calcext:base-cell-address="Sheet1.G174"/>
          </calcext:conditional-format>
          <calcext:conditional-format calcext:target-range-address="Sheet1.G175:Sheet1.G175">
            <calcext:condition calcext:apply-style-name="Untitled1" calcext:value="=10000" calcext:base-cell-address="Sheet1.G175"/>
            <calcext:condition calcext:apply-style-name="Untitled2" calcext:value="=1" calcext:base-cell-address="Sheet1.G175"/>
          </calcext:conditional-format>
          <calcext:conditional-format calcext:target-range-address="Sheet1.G176:Sheet1.G176">
            <calcext:condition calcext:apply-style-name="Untitled1" calcext:value="=10000" calcext:base-cell-address="Sheet1.G176"/>
            <calcext:condition calcext:apply-style-name="Untitled2" calcext:value="=1" calcext:base-cell-address="Sheet1.G176"/>
          </calcext:conditional-format>
          <calcext:conditional-format calcext:target-range-address="Sheet1.G177:Sheet1.G177">
            <calcext:condition calcext:apply-style-name="Untitled1" calcext:value="=10000" calcext:base-cell-address="Sheet1.G177"/>
            <calcext:condition calcext:apply-style-name="Untitled2" calcext:value="=1" calcext:base-cell-address="Sheet1.G177"/>
          </calcext:conditional-format>
          <calcext:conditional-format calcext:target-range-address="Sheet1.G178:Sheet1.G178">
            <calcext:condition calcext:apply-style-name="Untitled1" calcext:value="=10000" calcext:base-cell-address="Sheet1.G178"/>
            <calcext:condition calcext:apply-style-name="Untitled2" calcext:value="=1" calcext:base-cell-address="Sheet1.G178"/>
          </calcext:conditional-format>
          <calcext:conditional-format calcext:target-range-address="Sheet1.G179:Sheet1.G179">
            <calcext:condition calcext:apply-style-name="Untitled1" calcext:value="=10000" calcext:base-cell-address="Sheet1.G179"/>
            <calcext:condition calcext:apply-style-name="Untitled2" calcext:value="=1" calcext:base-cell-address="Sheet1.G179"/>
          </calcext:conditional-format>
          <calcext:conditional-format calcext:target-range-address="Sheet1.G180:Sheet1.G180">
            <calcext:condition calcext:apply-style-name="Untitled1" calcext:value="=10000" calcext:base-cell-address="Sheet1.G180"/>
            <calcext:condition calcext:apply-style-name="Untitled2" calcext:value="=1" calcext:base-cell-address="Sheet1.G180"/>
          </calcext:conditional-format>
          <calcext:conditional-format calcext:target-range-address="Sheet1.G181:Sheet1.G181">
            <calcext:condition calcext:apply-style-name="Untitled1" calcext:value="=10000" calcext:base-cell-address="Sheet1.G181"/>
            <calcext:condition calcext:apply-style-name="Untitled2" calcext:value="=1" calcext:base-cell-address="Sheet1.G181"/>
          </calcext:conditional-format>
          <calcext:conditional-format calcext:target-range-address="Sheet1.G182:Sheet1.G182">
            <calcext:condition calcext:apply-style-name="Untitled1" calcext:value="=10000" calcext:base-cell-address="Sheet1.G182"/>
            <calcext:condition calcext:apply-style-name="Untitled2" calcext:value="=1" calcext:base-cell-address="Sheet1.G182"/>
          </calcext:conditional-format>
          <calcext:conditional-format calcext:target-range-address="Sheet1.G183:Sheet1.G183">
            <calcext:condition calcext:apply-style-name="Untitled1" calcext:value="=10000" calcext:base-cell-address="Sheet1.G183"/>
            <calcext:condition calcext:apply-style-name="Untitled2" calcext:value="=1" calcext:base-cell-address="Sheet1.G183"/>
          </calcext:conditional-format>
          <calcext:conditional-format calcext:target-range-address="Sheet1.G184:Sheet1.G184">
            <calcext:condition calcext:apply-style-name="Untitled1" calcext:value="=10000" calcext:base-cell-address="Sheet1.G184"/>
            <calcext:condition calcext:apply-style-name="Untitled2" calcext:value="=1" calcext:base-cell-address="Sheet1.G184"/>
          </calcext:conditional-format>
          <calcext:conditional-format calcext:target-range-address="Sheet1.G185:Sheet1.G185">
            <calcext:condition calcext:apply-style-name="Untitled1" calcext:value="=10000" calcext:base-cell-address="Sheet1.G185"/>
            <calcext:condition calcext:apply-style-name="Untitled2" calcext:value="=1" calcext:base-cell-address="Sheet1.G185"/>
          </calcext:conditional-format>
          <calcext:conditional-format calcext:target-range-address="Sheet1.G186:Sheet1.G186">
            <calcext:condition calcext:apply-style-name="Untitled1" calcext:value="=10000" calcext:base-cell-address="Sheet1.G186"/>
            <calcext:condition calcext:apply-style-name="Untitled2" calcext:value="=1" calcext:base-cell-address="Sheet1.G186"/>
          </calcext:conditional-format>
          <calcext:conditional-format calcext:target-range-address="Sheet1.G187:Sheet1.G187">
            <calcext:condition calcext:apply-style-name="Untitled1" calcext:value="=10000" calcext:base-cell-address="Sheet1.G187"/>
            <calcext:condition calcext:apply-style-name="Untitled2" calcext:value="=1" calcext:base-cell-address="Sheet1.G187"/>
          </calcext:conditional-format>
          <calcext:conditional-format calcext:target-range-address="Sheet1.G188:Sheet1.G188">
            <calcext:condition calcext:apply-style-name="Untitled1" calcext:value="=10000" calcext:base-cell-address="Sheet1.G188"/>
            <calcext:condition calcext:apply-style-name="Untitled2" calcext:value="=1" calcext:base-cell-address="Sheet1.G188"/>
          </calcext:conditional-format>
          <calcext:conditional-format calcext:target-range-address="Sheet1.G189:Sheet1.G189">
            <calcext:condition calcext:apply-style-name="Untitled1" calcext:value="=10000" calcext:base-cell-address="Sheet1.G189"/>
            <calcext:condition calcext:apply-style-name="Untitled2" calcext:value="=1" calcext:base-cell-address="Sheet1.G189"/>
          </calcext:conditional-format>
          <calcext:conditional-format calcext:target-range-address="Sheet1.G190:Sheet1.G190">
            <calcext:condition calcext:apply-style-name="Untitled1" calcext:value="=10000" calcext:base-cell-address="Sheet1.G190"/>
            <calcext:condition calcext:apply-style-name="Untitled2" calcext:value="=1" calcext:base-cell-address="Sheet1.G190"/>
          </calcext:conditional-format>
          <calcext:conditional-format calcext:target-range-address="Sheet1.G191:Sheet1.G191">
            <calcext:condition calcext:apply-style-name="Untitled1" calcext:value="=10000" calcext:base-cell-address="Sheet1.G191"/>
            <calcext:condition calcext:apply-style-name="Untitled2" calcext:value="=1" calcext:base-cell-address="Sheet1.G191"/>
          </calcext:conditional-format>
          <calcext:conditional-format calcext:target-range-address="Sheet1.G192:Sheet1.G192">
            <calcext:condition calcext:apply-style-name="Untitled1" calcext:value="=10000" calcext:base-cell-address="Sheet1.G192"/>
            <calcext:condition calcext:apply-style-name="Untitled2" calcext:value="=1" calcext:base-cell-address="Sheet1.G192"/>
          </calcext:conditional-format>
          <calcext:conditional-format calcext:target-range-address="Sheet1.G193:Sheet1.G193">
            <calcext:condition calcext:apply-style-name="Untitled1" calcext:value="=10000" calcext:base-cell-address="Sheet1.G193"/>
            <calcext:condition calcext:apply-style-name="Untitled2" calcext:value="=1" calcext:base-cell-address="Sheet1.G193"/>
          </calcext:conditional-format>
          <calcext:conditional-format calcext:target-range-address="Sheet1.G194:Sheet1.G194">
            <calcext:condition calcext:apply-style-name="Untitled1" calcext:value="=10000" calcext:base-cell-address="Sheet1.G194"/>
            <calcext:condition calcext:apply-style-name="Untitled2" calcext:value="=1" calcext:base-cell-address="Sheet1.G194"/>
          </calcext:conditional-format>
          <calcext:conditional-format calcext:target-range-address="Sheet1.G195:Sheet1.G195">
            <calcext:condition calcext:apply-style-name="Untitled1" calcext:value="=10000" calcext:base-cell-address="Sheet1.G195"/>
            <calcext:condition calcext:apply-style-name="Untitled2" calcext:value="=1" calcext:base-cell-address="Sheet1.G195"/>
          </calcext:conditional-format>
          <calcext:conditional-format calcext:target-range-address="Sheet1.G196:Sheet1.G196">
            <calcext:condition calcext:apply-style-name="Untitled1" calcext:value="=10000" calcext:base-cell-address="Sheet1.G196"/>
            <calcext:condition calcext:apply-style-name="Untitled2" calcext:value="=1" calcext:base-cell-address="Sheet1.G196"/>
          </calcext:conditional-format>
          <calcext:conditional-format calcext:target-range-address="Sheet1.G197:Sheet1.G197">
            <calcext:condition calcext:apply-style-name="Untitled1" calcext:value="=10000" calcext:base-cell-address="Sheet1.G197"/>
            <calcext:condition calcext:apply-style-name="Untitled2" calcext:value="=1" calcext:base-cell-address="Sheet1.G197"/>
          </calcext:conditional-format>
          <calcext:conditional-format calcext:target-range-address="Sheet1.G198:Sheet1.G198">
            <calcext:condition calcext:apply-style-name="Untitled1" calcext:value="=10000" calcext:base-cell-address="Sheet1.G198"/>
            <calcext:condition calcext:apply-style-name="Untitled2" calcext:value="=1" calcext:base-cell-address="Sheet1.G198"/>
          </calcext:conditional-format>
          <calcext:conditional-format calcext:target-range-address="Sheet1.G199:Sheet1.G199">
            <calcext:condition calcext:apply-style-name="Untitled1" calcext:value="=10000" calcext:base-cell-address="Sheet1.G199"/>
            <calcext:condition calcext:apply-style-name="Untitled2" calcext:value="=1" calcext:base-cell-address="Sheet1.G199"/>
          </calcext:conditional-format>
          <calcext:conditional-format calcext:target-range-address="Sheet1.G200:Sheet1.G200">
            <calcext:condition calcext:apply-style-name="Untitled1" calcext:value="=10000" calcext:base-cell-address="Sheet1.G200"/>
            <calcext:condition calcext:apply-style-name="Untitled2" calcext:value="=1" calcext:base-cell-address="Sheet1.G200"/>
          </calcext:conditional-format>
          <calcext:conditional-format calcext:target-range-address="Sheet1.G201:Sheet1.G201">
            <calcext:condition calcext:apply-style-name="Untitled1" calcext:value="=10000" calcext:base-cell-address="Sheet1.G201"/>
            <calcext:condition calcext:apply-style-name="Untitled2" calcext:value="=1" calcext:base-cell-address="Sheet1.G201"/>
          </calcext:conditional-format>
          <calcext:conditional-format calcext:target-range-address="Sheet1.G202:Sheet1.G202">
            <calcext:condition calcext:apply-style-name="Untitled1" calcext:value="=10000" calcext:base-cell-address="Sheet1.G202"/>
            <calcext:condition calcext:apply-style-name="Untitled2" calcext:value="=1" calcext:base-cell-address="Sheet1.G202"/>
          </calcext:conditional-format>
          <calcext:conditional-format calcext:target-range-address="Sheet1.G203:Sheet1.G203">
            <calcext:condition calcext:apply-style-name="Untitled1" calcext:value="=10000" calcext:base-cell-address="Sheet1.G203"/>
            <calcext:condition calcext:apply-style-name="Untitled2" calcext:value="=1" calcext:base-cell-address="Sheet1.G203"/>
          </calcext:conditional-format>
          <calcext:conditional-format calcext:target-range-address="Sheet1.G204:Sheet1.G204">
            <calcext:condition calcext:apply-style-name="Untitled1" calcext:value="=10000" calcext:base-cell-address="Sheet1.G204"/>
            <calcext:condition calcext:apply-style-name="Untitled2" calcext:value="=1" calcext:base-cell-address="Sheet1.G204"/>
          </calcext:conditional-format>
          <calcext:conditional-format calcext:target-range-address="Sheet1.G205:Sheet1.G205">
            <calcext:condition calcext:apply-style-name="Untitled1" calcext:value="=10000" calcext:base-cell-address="Sheet1.G205"/>
            <calcext:condition calcext:apply-style-name="Untitled2" calcext:value="=1" calcext:base-cell-address="Sheet1.G205"/>
          </calcext:conditional-format>
          <calcext:conditional-format calcext:target-range-address="Sheet1.G206:Sheet1.G206">
            <calcext:condition calcext:apply-style-name="Untitled1" calcext:value="=10000" calcext:base-cell-address="Sheet1.G206"/>
            <calcext:condition calcext:apply-style-name="Untitled2" calcext:value="=1" calcext:base-cell-address="Sheet1.G206"/>
          </calcext:conditional-format>
          <calcext:conditional-format calcext:target-range-address="Sheet1.G207:Sheet1.G207">
            <calcext:condition calcext:apply-style-name="Untitled1" calcext:value="=10000" calcext:base-cell-address="Sheet1.G207"/>
            <calcext:condition calcext:apply-style-name="Untitled2" calcext:value="=1" calcext:base-cell-address="Sheet1.G207"/>
          </calcext:conditional-format>
          <calcext:conditional-format calcext:target-range-address="Sheet1.G208:Sheet1.G208">
            <calcext:condition calcext:apply-style-name="Untitled1" calcext:value="=10000" calcext:base-cell-address="Sheet1.G208"/>
            <calcext:condition calcext:apply-style-name="Untitled2" calcext:value="=1" calcext:base-cell-address="Sheet1.G208"/>
          </calcext:conditional-format>
          <calcext:conditional-format calcext:target-range-address="Sheet1.G209:Sheet1.G209">
            <calcext:condition calcext:apply-style-name="Untitled1" calcext:value="=10000" calcext:base-cell-address="Sheet1.G209"/>
            <calcext:condition calcext:apply-style-name="Untitled2" calcext:value="=1" calcext:base-cell-address="Sheet1.G209"/>
          </calcext:conditional-format>
          <calcext:conditional-format calcext:target-range-address="Sheet1.G210:Sheet1.G210">
            <calcext:condition calcext:apply-style-name="Untitled1" calcext:value="=10000" calcext:base-cell-address="Sheet1.G210"/>
            <calcext:condition calcext:apply-style-name="Untitled2" calcext:value="=1" calcext:base-cell-address="Sheet1.G210"/>
          </calcext:conditional-format>
          <calcext:conditional-format calcext:target-range-address="Sheet1.G211:Sheet1.G211">
            <calcext:condition calcext:apply-style-name="Untitled1" calcext:value="=10000" calcext:base-cell-address="Sheet1.G211"/>
            <calcext:condition calcext:apply-style-name="Untitled2" calcext:value="=1" calcext:base-cell-address="Sheet1.G211"/>
          </calcext:conditional-format>
          <calcext:conditional-format calcext:target-range-address="Sheet1.G212:Sheet1.G212">
            <calcext:condition calcext:apply-style-name="Untitled1" calcext:value="=10000" calcext:base-cell-address="Sheet1.G212"/>
            <calcext:condition calcext:apply-style-name="Untitled2" calcext:value="=1" calcext:base-cell-address="Sheet1.G212"/>
          </calcext:conditional-format>
          <calcext:conditional-format calcext:target-range-address="Sheet1.G213:Sheet1.G213">
            <calcext:condition calcext:apply-style-name="Untitled1" calcext:value="=10000" calcext:base-cell-address="Sheet1.G213"/>
            <calcext:condition calcext:apply-style-name="Untitled2" calcext:value="=1" calcext:base-cell-address="Sheet1.G213"/>
          </calcext:conditional-format>
          <calcext:conditional-format calcext:target-range-address="Sheet1.G214:Sheet1.G214">
            <calcext:condition calcext:apply-style-name="Untitled1" calcext:value="=10000" calcext:base-cell-address="Sheet1.G214"/>
            <calcext:condition calcext:apply-style-name="Untitled2" calcext:value="=1" calcext:base-cell-address="Sheet1.G214"/>
          </calcext:conditional-format>
          <calcext:conditional-format calcext:target-range-address="Sheet1.G215:Sheet1.G215">
            <calcext:condition calcext:apply-style-name="Untitled1" calcext:value="=10000" calcext:base-cell-address="Sheet1.G215"/>
            <calcext:condition calcext:apply-style-name="Untitled2" calcext:value="=1" calcext:base-cell-address="Sheet1.G215"/>
          </calcext:conditional-format>
          <calcext:conditional-format calcext:target-range-address="Sheet1.G216:Sheet1.G216">
            <calcext:condition calcext:apply-style-name="Untitled1" calcext:value="=10000" calcext:base-cell-address="Sheet1.G216"/>
            <calcext:condition calcext:apply-style-name="Untitled2" calcext:value="=1" calcext:base-cell-address="Sheet1.G216"/>
          </calcext:conditional-format>
          <calcext:conditional-format calcext:target-range-address="Sheet1.G217:Sheet1.G217">
            <calcext:condition calcext:apply-style-name="Untitled1" calcext:value="=10000" calcext:base-cell-address="Sheet1.G217"/>
            <calcext:condition calcext:apply-style-name="Untitled2" calcext:value="=1" calcext:base-cell-address="Sheet1.G217"/>
          </calcext:conditional-format>
          <calcext:conditional-format calcext:target-range-address="Sheet1.G218:Sheet1.G218">
            <calcext:condition calcext:apply-style-name="Untitled1" calcext:value="=10000" calcext:base-cell-address="Sheet1.G218"/>
            <calcext:condition calcext:apply-style-name="Untitled2" calcext:value="=1" calcext:base-cell-address="Sheet1.G218"/>
          </calcext:conditional-format>
          <calcext:conditional-format calcext:target-range-address="Sheet1.G219:Sheet1.G219">
            <calcext:condition calcext:apply-style-name="Untitled1" calcext:value="=10000" calcext:base-cell-address="Sheet1.G219"/>
            <calcext:condition calcext:apply-style-name="Untitled2" calcext:value="=1" calcext:base-cell-address="Sheet1.G219"/>
          </calcext:conditional-format>
          <calcext:conditional-format calcext:target-range-address="Sheet1.G220:Sheet1.G220">
            <calcext:condition calcext:apply-style-name="Untitled1" calcext:value="=10000" calcext:base-cell-address="Sheet1.G220"/>
            <calcext:condition calcext:apply-style-name="Untitled2" calcext:value="=1" calcext:base-cell-address="Sheet1.G220"/>
          </calcext:conditional-format>
          <calcext:conditional-format calcext:target-range-address="Sheet1.G221:Sheet1.G221">
            <calcext:condition calcext:apply-style-name="Untitled1" calcext:value="=10000" calcext:base-cell-address="Sheet1.G221"/>
            <calcext:condition calcext:apply-style-name="Untitled2" calcext:value="=1" calcext:base-cell-address="Sheet1.G221"/>
          </calcext:conditional-format>
          <calcext:conditional-format calcext:target-range-address="Sheet1.G222:Sheet1.G222">
            <calcext:condition calcext:apply-style-name="Untitled1" calcext:value="=10000" calcext:base-cell-address="Sheet1.G222"/>
            <calcext:condition calcext:apply-style-name="Untitled2" calcext:value="=1" calcext:base-cell-address="Sheet1.G222"/>
          </calcext:conditional-format>
          <calcext:conditional-format calcext:target-range-address="Sheet1.G223:Sheet1.G223">
            <calcext:condition calcext:apply-style-name="Untitled1" calcext:value="=10000" calcext:base-cell-address="Sheet1.G223"/>
            <calcext:condition calcext:apply-style-name="Untitled2" calcext:value="=1" calcext:base-cell-address="Sheet1.G223"/>
          </calcext:conditional-format>
          <calcext:conditional-format calcext:target-range-address="Sheet1.G224:Sheet1.G224">
            <calcext:condition calcext:apply-style-name="Untitled1" calcext:value="=10000" calcext:base-cell-address="Sheet1.G224"/>
            <calcext:condition calcext:apply-style-name="Untitled2" calcext:value="=1" calcext:base-cell-address="Sheet1.G224"/>
          </calcext:conditional-format>
          <calcext:conditional-format calcext:target-range-address="Sheet1.G225:Sheet1.G225">
            <calcext:condition calcext:apply-style-name="Untitled1" calcext:value="=10000" calcext:base-cell-address="Sheet1.G225"/>
            <calcext:condition calcext:apply-style-name="Untitled2" calcext:value="=1" calcext:base-cell-address="Sheet1.G225"/>
          </calcext:conditional-format>
          <calcext:conditional-format calcext:target-range-address="Sheet1.G226:Sheet1.G226">
            <calcext:condition calcext:apply-style-name="Untitled1" calcext:value="=10000" calcext:base-cell-address="Sheet1.G226"/>
            <calcext:condition calcext:apply-style-name="Untitled2" calcext:value="=1" calcext:base-cell-address="Sheet1.G226"/>
          </calcext:conditional-format>
          <calcext:conditional-format calcext:target-range-address="Sheet1.G227:Sheet1.G227">
            <calcext:condition calcext:apply-style-name="Untitled1" calcext:value="=10000" calcext:base-cell-address="Sheet1.G227"/>
            <calcext:condition calcext:apply-style-name="Untitled2" calcext:value="=1" calcext:base-cell-address="Sheet1.G227"/>
          </calcext:conditional-format>
          <calcext:conditional-format calcext:target-range-address="Sheet1.G228:Sheet1.G228">
            <calcext:condition calcext:apply-style-name="Untitled1" calcext:value="=10000" calcext:base-cell-address="Sheet1.G228"/>
            <calcext:condition calcext:apply-style-name="Untitled2" calcext:value="=1" calcext:base-cell-address="Sheet1.G228"/>
          </calcext:conditional-format>
          <calcext:conditional-format calcext:target-range-address="Sheet1.G229:Sheet1.G229">
            <calcext:condition calcext:apply-style-name="Untitled1" calcext:value="=10000" calcext:base-cell-address="Sheet1.G229"/>
            <calcext:condition calcext:apply-style-name="Untitled2" calcext:value="=1" calcext:base-cell-address="Sheet1.G229"/>
          </calcext:conditional-format>
          <calcext:conditional-format calcext:target-range-address="Sheet1.G230:Sheet1.G230">
            <calcext:condition calcext:apply-style-name="Untitled1" calcext:value="=10000" calcext:base-cell-address="Sheet1.G230"/>
            <calcext:condition calcext:apply-style-name="Untitled2" calcext:value="=1" calcext:base-cell-address="Sheet1.G230"/>
          </calcext:conditional-format>
          <calcext:conditional-format calcext:target-range-address="Sheet1.G231:Sheet1.G231">
            <calcext:condition calcext:apply-style-name="Untitled1" calcext:value="=10000" calcext:base-cell-address="Sheet1.G231"/>
            <calcext:condition calcext:apply-style-name="Untitled2" calcext:value="=1" calcext:base-cell-address="Sheet1.G231"/>
          </calcext:conditional-format>
          <calcext:conditional-format calcext:target-range-address="Sheet1.G232:Sheet1.G232">
            <calcext:condition calcext:apply-style-name="Untitled1" calcext:value="=10000" calcext:base-cell-address="Sheet1.G232"/>
            <calcext:condition calcext:apply-style-name="Untitled2" calcext:value="=1" calcext:base-cell-address="Sheet1.G232"/>
          </calcext:conditional-format>
          <calcext:conditional-format calcext:target-range-address="Sheet1.G233:Sheet1.G233">
            <calcext:condition calcext:apply-style-name="Untitled1" calcext:value="=10000" calcext:base-cell-address="Sheet1.G233"/>
            <calcext:condition calcext:apply-style-name="Untitled2" calcext:value="=1" calcext:base-cell-address="Sheet1.G233"/>
          </calcext:conditional-format>
          <calcext:conditional-format calcext:target-range-address="Sheet1.G234:Sheet1.G234">
            <calcext:condition calcext:apply-style-name="Untitled1" calcext:value="=10000" calcext:base-cell-address="Sheet1.G234"/>
            <calcext:condition calcext:apply-style-name="Untitled2" calcext:value="=1" calcext:base-cell-address="Sheet1.G234"/>
          </calcext:conditional-format>
          <calcext:conditional-format calcext:target-range-address="Sheet1.G235:Sheet1.G235">
            <calcext:condition calcext:apply-style-name="Untitled1" calcext:value="=10000" calcext:base-cell-address="Sheet1.G235"/>
            <calcext:condition calcext:apply-style-name="Untitled2" calcext:value="=1" calcext:base-cell-address="Sheet1.G235"/>
          </calcext:conditional-format>
          <calcext:conditional-format calcext:target-range-address="Sheet1.G236:Sheet1.G236">
            <calcext:condition calcext:apply-style-name="Untitled1" calcext:value="=10000" calcext:base-cell-address="Sheet1.G236"/>
            <calcext:condition calcext:apply-style-name="Untitled2" calcext:value="=1" calcext:base-cell-address="Sheet1.G236"/>
          </calcext:conditional-format>
          <calcext:conditional-format calcext:target-range-address="Sheet1.G237:Sheet1.G237">
            <calcext:condition calcext:apply-style-name="Untitled1" calcext:value="=10000" calcext:base-cell-address="Sheet1.G237"/>
            <calcext:condition calcext:apply-style-name="Untitled2" calcext:value="=1" calcext:base-cell-address="Sheet1.G237"/>
          </calcext:conditional-format>
          <calcext:conditional-format calcext:target-range-address="Sheet1.G238:Sheet1.G238">
            <calcext:condition calcext:apply-style-name="Untitled1" calcext:value="=10000" calcext:base-cell-address="Sheet1.G238"/>
            <calcext:condition calcext:apply-style-name="Untitled2" calcext:value="=1" calcext:base-cell-address="Sheet1.G238"/>
          </calcext:conditional-format>
          <calcext:conditional-format calcext:target-range-address="Sheet1.G239:Sheet1.G239">
            <calcext:condition calcext:apply-style-name="Untitled1" calcext:value="=10000" calcext:base-cell-address="Sheet1.G239"/>
            <calcext:condition calcext:apply-style-name="Untitled2" calcext:value="=1" calcext:base-cell-address="Sheet1.G239"/>
          </calcext:conditional-format>
          <calcext:conditional-format calcext:target-range-address="Sheet1.G240:Sheet1.G240">
            <calcext:condition calcext:apply-style-name="Untitled1" calcext:value="=10000" calcext:base-cell-address="Sheet1.G240"/>
            <calcext:condition calcext:apply-style-name="Untitled2" calcext:value="=1" calcext:base-cell-address="Sheet1.G240"/>
          </calcext:conditional-format>
          <calcext:conditional-format calcext:target-range-address="Sheet1.G241:Sheet1.G241">
            <calcext:condition calcext:apply-style-name="Untitled1" calcext:value="=10000" calcext:base-cell-address="Sheet1.G241"/>
            <calcext:condition calcext:apply-style-name="Untitled2" calcext:value="=1" calcext:base-cell-address="Sheet1.G241"/>
          </calcext:conditional-format>
          <calcext:conditional-format calcext:target-range-address="Sheet1.G242:Sheet1.G242">
            <calcext:condition calcext:apply-style-name="Untitled1" calcext:value="=10000" calcext:base-cell-address="Sheet1.G242"/>
            <calcext:condition calcext:apply-style-name="Untitled2" calcext:value="=1" calcext:base-cell-address="Sheet1.G242"/>
          </calcext:conditional-format>
          <calcext:conditional-format calcext:target-range-address="Sheet1.G243:Sheet1.G243">
            <calcext:condition calcext:apply-style-name="Untitled1" calcext:value="=10000" calcext:base-cell-address="Sheet1.G243"/>
            <calcext:condition calcext:apply-style-name="Untitled2" calcext:value="=1" calcext:base-cell-address="Sheet1.G243"/>
          </calcext:conditional-format>
          <calcext:conditional-format calcext:target-range-address="Sheet1.G244:Sheet1.G244">
            <calcext:condition calcext:apply-style-name="Untitled1" calcext:value="=10000" calcext:base-cell-address="Sheet1.G244"/>
            <calcext:condition calcext:apply-style-name="Untitled2" calcext:value="=1" calcext:base-cell-address="Sheet1.G244"/>
          </calcext:conditional-format>
          <calcext:conditional-format calcext:target-range-address="Sheet1.G245:Sheet1.G245">
            <calcext:condition calcext:apply-style-name="Untitled1" calcext:value="=10000" calcext:base-cell-address="Sheet1.G245"/>
            <calcext:condition calcext:apply-style-name="Untitled2" calcext:value="=1" calcext:base-cell-address="Sheet1.G245"/>
          </calcext:conditional-format>
          <calcext:conditional-format calcext:target-range-address="Sheet1.G246:Sheet1.G246">
            <calcext:condition calcext:apply-style-name="Untitled1" calcext:value="=10000" calcext:base-cell-address="Sheet1.G246"/>
            <calcext:condition calcext:apply-style-name="Untitled2" calcext:value="=1" calcext:base-cell-address="Sheet1.G246"/>
          </calcext:conditional-format>
          <calcext:conditional-format calcext:target-range-address="Sheet1.G247:Sheet1.G247">
            <calcext:condition calcext:apply-style-name="Untitled1" calcext:value="=10000" calcext:base-cell-address="Sheet1.G247"/>
            <calcext:condition calcext:apply-style-name="Untitled2" calcext:value="=1" calcext:base-cell-address="Sheet1.G247"/>
          </calcext:conditional-format>
          <calcext:conditional-format calcext:target-range-address="Sheet1.G248:Sheet1.G248">
            <calcext:condition calcext:apply-style-name="Untitled1" calcext:value="=10000" calcext:base-cell-address="Sheet1.G248"/>
            <calcext:condition calcext:apply-style-name="Untitled2" calcext:value="=1" calcext:base-cell-address="Sheet1.G248"/>
          </calcext:conditional-format>
          <calcext:conditional-format calcext:target-range-address="Sheet1.G249:Sheet1.G249">
            <calcext:condition calcext:apply-style-name="Untitled1" calcext:value="=10000" calcext:base-cell-address="Sheet1.G249"/>
            <calcext:condition calcext:apply-style-name="Untitled2" calcext:value="=1" calcext:base-cell-address="Sheet1.G249"/>
          </calcext:conditional-format>
          <calcext:conditional-format calcext:target-range-address="Sheet1.G250:Sheet1.G250">
            <calcext:condition calcext:apply-style-name="Untitled1" calcext:value="=10000" calcext:base-cell-address="Sheet1.G250"/>
            <calcext:condition calcext:apply-style-name="Untitled2" calcext:value="=1" calcext:base-cell-address="Sheet1.G250"/>
          </calcext:conditional-format>
          <calcext:conditional-format calcext:target-range-address="Sheet1.G251:Sheet1.G251">
            <calcext:condition calcext:apply-style-name="Untitled1" calcext:value="=10000" calcext:base-cell-address="Sheet1.G251"/>
            <calcext:condition calcext:apply-style-name="Untitled2" calcext:value="=1" calcext:base-cell-address="Sheet1.G251"/>
          </calcext:conditional-format>
          <calcext:conditional-format calcext:target-range-address="Sheet1.G252:Sheet1.G252">
            <calcext:condition calcext:apply-style-name="Untitled1" calcext:value="=10000" calcext:base-cell-address="Sheet1.G252"/>
            <calcext:condition calcext:apply-style-name="Untitled2" calcext:value="=1" calcext:base-cell-address="Sheet1.G252"/>
          </calcext:conditional-format>
          <calcext:conditional-format calcext:target-range-address="Sheet1.G253:Sheet1.G253">
            <calcext:condition calcext:apply-style-name="Untitled1" calcext:value="=10000" calcext:base-cell-address="Sheet1.G253"/>
            <calcext:condition calcext:apply-style-name="Untitled2" calcext:value="=1" calcext:base-cell-address="Sheet1.G253"/>
          </calcext:conditional-format>
          <calcext:conditional-format calcext:target-range-address="Sheet1.G254:Sheet1.G254">
            <calcext:condition calcext:apply-style-name="Untitled1" calcext:value="=10000" calcext:base-cell-address="Sheet1.G254"/>
            <calcext:condition calcext:apply-style-name="Untitled2" calcext:value="=1" calcext:base-cell-address="Sheet1.G254"/>
          </calcext:conditional-format>
          <calcext:conditional-format calcext:target-range-address="Sheet1.G255:Sheet1.G255">
            <calcext:condition calcext:apply-style-name="Untitled1" calcext:value="=10000" calcext:base-cell-address="Sheet1.G255"/>
            <calcext:condition calcext:apply-style-name="Untitled2" calcext:value="=1" calcext:base-cell-address="Sheet1.G255"/>
          </calcext:conditional-format>
          <calcext:conditional-format calcext:target-range-address="Sheet1.G256:Sheet1.G256">
            <calcext:condition calcext:apply-style-name="Untitled1" calcext:value="=10000" calcext:base-cell-address="Sheet1.G256"/>
            <calcext:condition calcext:apply-style-name="Untitled2" calcext:value="=1" calcext:base-cell-address="Sheet1.G256"/>
          </calcext:conditional-format>
          <calcext:conditional-format calcext:target-range-address="Sheet1.G257:Sheet1.G257">
            <calcext:condition calcext:apply-style-name="Untitled1" calcext:value="=10000" calcext:base-cell-address="Sheet1.G257"/>
            <calcext:condition calcext:apply-style-name="Untitled2" calcext:value="=1" calcext:base-cell-address="Sheet1.G257"/>
          </calcext:conditional-format>
          <calcext:conditional-format calcext:target-range-address="Sheet1.G258:Sheet1.G258">
            <calcext:condition calcext:apply-style-name="Untitled1" calcext:value="=10000" calcext:base-cell-address="Sheet1.G258"/>
            <calcext:condition calcext:apply-style-name="Untitled2" calcext:value="=1" calcext:base-cell-address="Sheet1.G258"/>
          </calcext:conditional-format>
          <calcext:conditional-format calcext:target-range-address="Sheet1.G259:Sheet1.G259">
            <calcext:condition calcext:apply-style-name="Untitled1" calcext:value="=10000" calcext:base-cell-address="Sheet1.G259"/>
            <calcext:condition calcext:apply-style-name="Untitled2" calcext:value="=1" calcext:base-cell-address="Sheet1.G259"/>
          </calcext:conditional-format>
          <calcext:conditional-format calcext:target-range-address="Sheet1.G260:Sheet1.G260">
            <calcext:condition calcext:apply-style-name="Untitled1" calcext:value="=10000" calcext:base-cell-address="Sheet1.G260"/>
            <calcext:condition calcext:apply-style-name="Untitled2" calcext:value="=1" calcext:base-cell-address="Sheet1.G260"/>
          </calcext:conditional-format>
          <calcext:conditional-format calcext:target-range-address="Sheet1.G261:Sheet1.G261">
            <calcext:condition calcext:apply-style-name="Untitled1" calcext:value="=10000" calcext:base-cell-address="Sheet1.G261"/>
            <calcext:condition calcext:apply-style-name="Untitled2" calcext:value="=1" calcext:base-cell-address="Sheet1.G261"/>
          </calcext:conditional-format>
          <calcext:conditional-format calcext:target-range-address="Sheet1.G262:Sheet1.G262">
            <calcext:condition calcext:apply-style-name="Untitled1" calcext:value="=10000" calcext:base-cell-address="Sheet1.G262"/>
            <calcext:condition calcext:apply-style-name="Untitled2" calcext:value="=1" calcext:base-cell-address="Sheet1.G262"/>
          </calcext:conditional-format>
          <calcext:conditional-format calcext:target-range-address="Sheet1.G263:Sheet1.G263">
            <calcext:condition calcext:apply-style-name="Untitled1" calcext:value="=10000" calcext:base-cell-address="Sheet1.G263"/>
            <calcext:condition calcext:apply-style-name="Untitled2" calcext:value="=1" calcext:base-cell-address="Sheet1.G263"/>
          </calcext:conditional-format>
          <calcext:conditional-format calcext:target-range-address="Sheet1.G264:Sheet1.G264">
            <calcext:condition calcext:apply-style-name="Untitled1" calcext:value="=10000" calcext:base-cell-address="Sheet1.G264"/>
            <calcext:condition calcext:apply-style-name="Untitled2" calcext:value="=1" calcext:base-cell-address="Sheet1.G264"/>
          </calcext:conditional-format>
          <calcext:conditional-format calcext:target-range-address="Sheet1.G265:Sheet1.G265">
            <calcext:condition calcext:apply-style-name="Untitled1" calcext:value="=10000" calcext:base-cell-address="Sheet1.G265"/>
            <calcext:condition calcext:apply-style-name="Untitled2" calcext:value="=1" calcext:base-cell-address="Sheet1.G265"/>
          </calcext:conditional-format>
          <calcext:conditional-format calcext:target-range-address="Sheet1.G266:Sheet1.G266">
            <calcext:condition calcext:apply-style-name="Untitled1" calcext:value="=10000" calcext:base-cell-address="Sheet1.G266"/>
            <calcext:condition calcext:apply-style-name="Untitled2" calcext:value="=1" calcext:base-cell-address="Sheet1.G266"/>
          </calcext:conditional-format>
          <calcext:conditional-format calcext:target-range-address="Sheet1.G267:Sheet1.G267">
            <calcext:condition calcext:apply-style-name="Untitled1" calcext:value="=10000" calcext:base-cell-address="Sheet1.G267"/>
            <calcext:condition calcext:apply-style-name="Untitled2" calcext:value="=1" calcext:base-cell-address="Sheet1.G267"/>
          </calcext:conditional-format>
          <calcext:conditional-format calcext:target-range-address="Sheet1.G268:Sheet1.G268">
            <calcext:condition calcext:apply-style-name="Untitled1" calcext:value="=10000" calcext:base-cell-address="Sheet1.G268"/>
            <calcext:condition calcext:apply-style-name="Untitled2" calcext:value="=1" calcext:base-cell-address="Sheet1.G268"/>
          </calcext:conditional-format>
          <calcext:conditional-format calcext:target-range-address="Sheet1.G269:Sheet1.G269">
            <calcext:condition calcext:apply-style-name="Untitled1" calcext:value="=10000" calcext:base-cell-address="Sheet1.G269"/>
            <calcext:condition calcext:apply-style-name="Untitled2" calcext:value="=1" calcext:base-cell-address="Sheet1.G269"/>
          </calcext:conditional-format>
          <calcext:conditional-format calcext:target-range-address="Sheet1.G270:Sheet1.G270">
            <calcext:condition calcext:apply-style-name="Untitled1" calcext:value="=10000" calcext:base-cell-address="Sheet1.G270"/>
            <calcext:condition calcext:apply-style-name="Untitled2" calcext:value="=1" calcext:base-cell-address="Sheet1.G270"/>
          </calcext:conditional-format>
          <calcext:conditional-format calcext:target-range-address="Sheet1.G271:Sheet1.G271">
            <calcext:condition calcext:apply-style-name="Untitled1" calcext:value="=10000" calcext:base-cell-address="Sheet1.G271"/>
            <calcext:condition calcext:apply-style-name="Untitled2" calcext:value="=1" calcext:base-cell-address="Sheet1.G271"/>
          </calcext:conditional-format>
          <calcext:conditional-format calcext:target-range-address="Sheet1.G272:Sheet1.G272">
            <calcext:condition calcext:apply-style-name="Untitled1" calcext:value="=10000" calcext:base-cell-address="Sheet1.G272"/>
            <calcext:condition calcext:apply-style-name="Untitled2" calcext:value="=1" calcext:base-cell-address="Sheet1.G272"/>
          </calcext:conditional-format>
          <calcext:conditional-format calcext:target-range-address="Sheet1.G273:Sheet1.G273">
            <calcext:condition calcext:apply-style-name="Untitled1" calcext:value="=10000" calcext:base-cell-address="Sheet1.G273"/>
            <calcext:condition calcext:apply-style-name="Untitled2" calcext:value="=1" calcext:base-cell-address="Sheet1.G273"/>
          </calcext:conditional-format>
          <calcext:conditional-format calcext:target-range-address="Sheet1.G274:Sheet1.G274">
            <calcext:condition calcext:apply-style-name="Untitled1" calcext:value="=10000" calcext:base-cell-address="Sheet1.G274"/>
            <calcext:condition calcext:apply-style-name="Untitled2" calcext:value="=1" calcext:base-cell-address="Sheet1.G274"/>
          </calcext:conditional-format>
          <calcext:conditional-format calcext:target-range-address="Sheet1.G275:Sheet1.G275">
            <calcext:condition calcext:apply-style-name="Untitled1" calcext:value="=10000" calcext:base-cell-address="Sheet1.G275"/>
            <calcext:condition calcext:apply-style-name="Untitled2" calcext:value="=1" calcext:base-cell-address="Sheet1.G275"/>
          </calcext:conditional-format>
          <calcext:conditional-format calcext:target-range-address="Sheet1.G276:Sheet1.G276">
            <calcext:condition calcext:apply-style-name="Untitled1" calcext:value="=10000" calcext:base-cell-address="Sheet1.G276"/>
            <calcext:condition calcext:apply-style-name="Untitled2" calcext:value="=1" calcext:base-cell-address="Sheet1.G276"/>
          </calcext:conditional-format>
          <calcext:conditional-format calcext:target-range-address="Sheet1.G277:Sheet1.G277">
            <calcext:condition calcext:apply-style-name="Untitled1" calcext:value="=10000" calcext:base-cell-address="Sheet1.G277"/>
            <calcext:condition calcext:apply-style-name="Untitled2" calcext:value="=1" calcext:base-cell-address="Sheet1.G277"/>
          </calcext:conditional-format>
          <calcext:conditional-format calcext:target-range-address="Sheet1.G278:Sheet1.G278">
            <calcext:condition calcext:apply-style-name="Untitled1" calcext:value="=10000" calcext:base-cell-address="Sheet1.G278"/>
            <calcext:condition calcext:apply-style-name="Untitled2" calcext:value="=1" calcext:base-cell-address="Sheet1.G278"/>
          </calcext:conditional-format>
          <calcext:conditional-format calcext:target-range-address="Sheet1.G279:Sheet1.G279">
            <calcext:condition calcext:apply-style-name="Untitled1" calcext:value="=10000" calcext:base-cell-address="Sheet1.G279"/>
            <calcext:condition calcext:apply-style-name="Untitled2" calcext:value="=1" calcext:base-cell-address="Sheet1.G279"/>
          </calcext:conditional-format>
          <calcext:conditional-format calcext:target-range-address="Sheet1.G280:Sheet1.G280">
            <calcext:condition calcext:apply-style-name="Untitled1" calcext:value="=10000" calcext:base-cell-address="Sheet1.G280"/>
            <calcext:condition calcext:apply-style-name="Untitled2" calcext:value="=1" calcext:base-cell-address="Sheet1.G280"/>
          </calcext:conditional-format>
          <calcext:conditional-format calcext:target-range-address="Sheet1.G281:Sheet1.G281">
            <calcext:condition calcext:apply-style-name="Untitled1" calcext:value="=10000" calcext:base-cell-address="Sheet1.G281"/>
            <calcext:condition calcext:apply-style-name="Untitled2" calcext:value="=1" calcext:base-cell-address="Sheet1.G281"/>
          </calcext:conditional-format>
          <calcext:conditional-format calcext:target-range-address="Sheet1.G282:Sheet1.G282">
            <calcext:condition calcext:apply-style-name="Untitled1" calcext:value="=10000" calcext:base-cell-address="Sheet1.G282"/>
            <calcext:condition calcext:apply-style-name="Untitled2" calcext:value="=1" calcext:base-cell-address="Sheet1.G282"/>
          </calcext:conditional-format>
          <calcext:conditional-format calcext:target-range-address="Sheet1.G283:Sheet1.G283">
            <calcext:condition calcext:apply-style-name="Untitled1" calcext:value="=10000" calcext:base-cell-address="Sheet1.G283"/>
            <calcext:condition calcext:apply-style-name="Untitled2" calcext:value="=1" calcext:base-cell-address="Sheet1.G283"/>
          </calcext:conditional-format>
          <calcext:conditional-format calcext:target-range-address="Sheet1.G284:Sheet1.G284">
            <calcext:condition calcext:apply-style-name="Untitled1" calcext:value="=10000" calcext:base-cell-address="Sheet1.G284"/>
            <calcext:condition calcext:apply-style-name="Untitled2" calcext:value="=1" calcext:base-cell-address="Sheet1.G284"/>
          </calcext:conditional-format>
          <calcext:conditional-format calcext:target-range-address="Sheet1.G285:Sheet1.G285">
            <calcext:condition calcext:apply-style-name="Untitled1" calcext:value="=10000" calcext:base-cell-address="Sheet1.G285"/>
            <calcext:condition calcext:apply-style-name="Untitled2" calcext:value="=1" calcext:base-cell-address="Sheet1.G285"/>
          </calcext:conditional-format>
          <calcext:conditional-format calcext:target-range-address="Sheet1.G286:Sheet1.G286">
            <calcext:condition calcext:apply-style-name="Untitled1" calcext:value="=10000" calcext:base-cell-address="Sheet1.G286"/>
            <calcext:condition calcext:apply-style-name="Untitled2" calcext:value="=1" calcext:base-cell-address="Sheet1.G286"/>
          </calcext:conditional-format>
          <calcext:conditional-format calcext:target-range-address="Sheet1.G287:Sheet1.G287">
            <calcext:condition calcext:apply-style-name="Untitled1" calcext:value="=10000" calcext:base-cell-address="Sheet1.G287"/>
            <calcext:condition calcext:apply-style-name="Untitled2" calcext:value="=1" calcext:base-cell-address="Sheet1.G287"/>
          </calcext:conditional-format>
          <calcext:conditional-format calcext:target-range-address="Sheet1.G288:Sheet1.G288">
            <calcext:condition calcext:apply-style-name="Untitled1" calcext:value="=10000" calcext:base-cell-address="Sheet1.G288"/>
            <calcext:condition calcext:apply-style-name="Untitled2" calcext:value="=1" calcext:base-cell-address="Sheet1.G288"/>
          </calcext:conditional-format>
          <calcext:conditional-format calcext:target-range-address="Sheet1.G289:Sheet1.G289">
            <calcext:condition calcext:apply-style-name="Untitled1" calcext:value="=10000" calcext:base-cell-address="Sheet1.G289"/>
            <calcext:condition calcext:apply-style-name="Untitled2" calcext:value="=1" calcext:base-cell-address="Sheet1.G289"/>
          </calcext:conditional-format>
          <calcext:conditional-format calcext:target-range-address="Sheet1.G290:Sheet1.G290">
            <calcext:condition calcext:apply-style-name="Untitled1" calcext:value="=10000" calcext:base-cell-address="Sheet1.G290"/>
            <calcext:condition calcext:apply-style-name="Untitled2" calcext:value="=1" calcext:base-cell-address="Sheet1.G290"/>
          </calcext:conditional-format>
          <calcext:conditional-format calcext:target-range-address="Sheet1.G291:Sheet1.G291">
            <calcext:condition calcext:apply-style-name="Untitled1" calcext:value="=10000" calcext:base-cell-address="Sheet1.G291"/>
            <calcext:condition calcext:apply-style-name="Untitled2" calcext:value="=1" calcext:base-cell-address="Sheet1.G291"/>
          </calcext:conditional-format>
          <calcext:conditional-format calcext:target-range-address="Sheet1.G292:Sheet1.G292">
            <calcext:condition calcext:apply-style-name="Untitled1" calcext:value="=10000" calcext:base-cell-address="Sheet1.G292"/>
            <calcext:condition calcext:apply-style-name="Untitled2" calcext:value="=1" calcext:base-cell-address="Sheet1.G292"/>
          </calcext:conditional-format>
          <calcext:conditional-format calcext:target-range-address="Sheet1.G293:Sheet1.G293">
            <calcext:condition calcext:apply-style-name="Untitled1" calcext:value="=10000" calcext:base-cell-address="Sheet1.G293"/>
            <calcext:condition calcext:apply-style-name="Untitled2" calcext:value="=1" calcext:base-cell-address="Sheet1.G293"/>
          </calcext:conditional-format>
          <calcext:conditional-format calcext:target-range-address="Sheet1.G294:Sheet1.G294">
            <calcext:condition calcext:apply-style-name="Untitled1" calcext:value="=10000" calcext:base-cell-address="Sheet1.G294"/>
            <calcext:condition calcext:apply-style-name="Untitled2" calcext:value="=1" calcext:base-cell-address="Sheet1.G294"/>
          </calcext:conditional-format>
          <calcext:conditional-format calcext:target-range-address="Sheet1.G295:Sheet1.G295">
            <calcext:condition calcext:apply-style-name="Untitled1" calcext:value="=10000" calcext:base-cell-address="Sheet1.G295"/>
            <calcext:condition calcext:apply-style-name="Untitled2" calcext:value="=1" calcext:base-cell-address="Sheet1.G295"/>
          </calcext:conditional-format>
          <calcext:conditional-format calcext:target-range-address="Sheet1.G296:Sheet1.G296">
            <calcext:condition calcext:apply-style-name="Untitled1" calcext:value="=10000" calcext:base-cell-address="Sheet1.G296"/>
            <calcext:condition calcext:apply-style-name="Untitled2" calcext:value="=1" calcext:base-cell-address="Sheet1.G296"/>
          </calcext:conditional-format>
          <calcext:conditional-format calcext:target-range-address="Sheet1.G297:Sheet1.G297">
            <calcext:condition calcext:apply-style-name="Untitled1" calcext:value="=10000" calcext:base-cell-address="Sheet1.G297"/>
            <calcext:condition calcext:apply-style-name="Untitled2" calcext:value="=1" calcext:base-cell-address="Sheet1.G297"/>
          </calcext:conditional-format>
          <calcext:conditional-format calcext:target-range-address="Sheet1.G298:Sheet1.G298">
            <calcext:condition calcext:apply-style-name="Untitled1" calcext:value="=10000" calcext:base-cell-address="Sheet1.G298"/>
            <calcext:condition calcext:apply-style-name="Untitled2" calcext:value="=1" calcext:base-cell-address="Sheet1.G298"/>
          </calcext:conditional-format>
          <calcext:conditional-format calcext:target-range-address="Sheet1.G299:Sheet1.G299">
            <calcext:condition calcext:apply-style-name="Untitled1" calcext:value="=10000" calcext:base-cell-address="Sheet1.G299"/>
            <calcext:condition calcext:apply-style-name="Untitled2" calcext:value="=1" calcext:base-cell-address="Sheet1.G299"/>
          </calcext:conditional-format>
          <calcext:conditional-format calcext:target-range-address="Sheet1.G300:Sheet1.G300">
            <calcext:condition calcext:apply-style-name="Untitled1" calcext:value="=10000" calcext:base-cell-address="Sheet1.G300"/>
            <calcext:condition calcext:apply-style-name="Untitled2" calcext:value="=1" calcext:base-cell-address="Sheet1.G300"/>
          </calcext:conditional-format>
          <calcext:conditional-format calcext:target-range-address="Sheet1.G301:Sheet1.G301">
            <calcext:condition calcext:apply-style-name="Untitled1" calcext:value="=10000" calcext:base-cell-address="Sheet1.G301"/>
            <calcext:condition calcext:apply-style-name="Untitled2" calcext:value="=1" calcext:base-cell-address="Sheet1.G301"/>
          </calcext:conditional-format>
          <calcext:conditional-format calcext:target-range-address="Sheet1.G302:Sheet1.G302">
            <calcext:condition calcext:apply-style-name="Untitled1" calcext:value="=10000" calcext:base-cell-address="Sheet1.G302"/>
            <calcext:condition calcext:apply-style-name="Untitled2" calcext:value="=1" calcext:base-cell-address="Sheet1.G302"/>
          </calcext:conditional-format>
          <calcext:conditional-format calcext:target-range-address="Sheet1.G303:Sheet1.G303">
            <calcext:condition calcext:apply-style-name="Untitled1" calcext:value="=10000" calcext:base-cell-address="Sheet1.G303"/>
            <calcext:condition calcext:apply-style-name="Untitled2" calcext:value="=1" calcext:base-cell-address="Sheet1.G303"/>
          </calcext:conditional-format>
          <calcext:conditional-format calcext:target-range-address="Sheet1.G304:Sheet1.G304">
            <calcext:condition calcext:apply-style-name="Untitled1" calcext:value="=10000" calcext:base-cell-address="Sheet1.G304"/>
            <calcext:condition calcext:apply-style-name="Untitled2" calcext:value="=1" calcext:base-cell-address="Sheet1.G304"/>
          </calcext:conditional-format>
          <calcext:conditional-format calcext:target-range-address="Sheet1.G305:Sheet1.G305">
            <calcext:condition calcext:apply-style-name="Untitled1" calcext:value="=10000" calcext:base-cell-address="Sheet1.G305"/>
            <calcext:condition calcext:apply-style-name="Untitled2" calcext:value="=1" calcext:base-cell-address="Sheet1.G305"/>
          </calcext:conditional-format>
          <calcext:conditional-format calcext:target-range-address="Sheet1.G306:Sheet1.G306">
            <calcext:condition calcext:apply-style-name="Untitled1" calcext:value="=10000" calcext:base-cell-address="Sheet1.G306"/>
            <calcext:condition calcext:apply-style-name="Untitled2" calcext:value="=1" calcext:base-cell-address="Sheet1.G306"/>
          </calcext:conditional-format>
          <calcext:conditional-format calcext:target-range-address="Sheet1.G307:Sheet1.G307">
            <calcext:condition calcext:apply-style-name="Untitled1" calcext:value="=10000" calcext:base-cell-address="Sheet1.G307"/>
            <calcext:condition calcext:apply-style-name="Untitled2" calcext:value="=1" calcext:base-cell-address="Sheet1.G307"/>
          </calcext:conditional-format>
          <calcext:conditional-format calcext:target-range-address="Sheet1.G308:Sheet1.G308">
            <calcext:condition calcext:apply-style-name="Untitled1" calcext:value="=10000" calcext:base-cell-address="Sheet1.G308"/>
            <calcext:condition calcext:apply-style-name="Untitled2" calcext:value="=1" calcext:base-cell-address="Sheet1.G308"/>
          </calcext:conditional-format>
          <calcext:conditional-format calcext:target-range-address="Sheet1.G309:Sheet1.G309">
            <calcext:condition calcext:apply-style-name="Untitled1" calcext:value="=10000" calcext:base-cell-address="Sheet1.G309"/>
            <calcext:condition calcext:apply-style-name="Untitled2" calcext:value="=1" calcext:base-cell-address="Sheet1.G309"/>
          </calcext:conditional-format>
          <calcext:conditional-format calcext:target-range-address="Sheet1.G310:Sheet1.G310">
            <calcext:condition calcext:apply-style-name="Untitled1" calcext:value="=10000" calcext:base-cell-address="Sheet1.G310"/>
            <calcext:condition calcext:apply-style-name="Untitled2" calcext:value="=1" calcext:base-cell-address="Sheet1.G310"/>
          </calcext:conditional-format>
          <calcext:conditional-format calcext:target-range-address="Sheet1.G311:Sheet1.G311">
            <calcext:condition calcext:apply-style-name="Untitled1" calcext:value="=10000" calcext:base-cell-address="Sheet1.G311"/>
            <calcext:condition calcext:apply-style-name="Untitled2" calcext:value="=1" calcext:base-cell-address="Sheet1.G311"/>
          </calcext:conditional-format>
          <calcext:conditional-format calcext:target-range-address="Sheet1.G312:Sheet1.G312">
            <calcext:condition calcext:apply-style-name="Untitled1" calcext:value="=10000" calcext:base-cell-address="Sheet1.G312"/>
            <calcext:condition calcext:apply-style-name="Untitled2" calcext:value="=1" calcext:base-cell-address="Sheet1.G312"/>
          </calcext:conditional-format>
          <calcext:conditional-format calcext:target-range-address="Sheet1.G313:Sheet1.G313">
            <calcext:condition calcext:apply-style-name="Untitled1" calcext:value="=10000" calcext:base-cell-address="Sheet1.G313"/>
            <calcext:condition calcext:apply-style-name="Untitled2" calcext:value="=1" calcext:base-cell-address="Sheet1.G313"/>
          </calcext:conditional-format>
          <calcext:conditional-format calcext:target-range-address="Sheet1.G314:Sheet1.G314">
            <calcext:condition calcext:apply-style-name="Untitled1" calcext:value="=10000" calcext:base-cell-address="Sheet1.G314"/>
            <calcext:condition calcext:apply-style-name="Untitled2" calcext:value="=1" calcext:base-cell-address="Sheet1.G314"/>
          </calcext:conditional-format>
          <calcext:conditional-format calcext:target-range-address="Sheet1.G315:Sheet1.G315">
            <calcext:condition calcext:apply-style-name="Untitled1" calcext:value="=10000" calcext:base-cell-address="Sheet1.G315"/>
            <calcext:condition calcext:apply-style-name="Untitled2" calcext:value="=1" calcext:base-cell-address="Sheet1.G315"/>
          </calcext:conditional-format>
          <calcext:conditional-format calcext:target-range-address="Sheet1.G316:Sheet1.G316">
            <calcext:condition calcext:apply-style-name="Untitled1" calcext:value="=10000" calcext:base-cell-address="Sheet1.G316"/>
            <calcext:condition calcext:apply-style-name="Untitled2" calcext:value="=1" calcext:base-cell-address="Sheet1.G316"/>
          </calcext:conditional-format>
          <calcext:conditional-format calcext:target-range-address="Sheet1.G317:Sheet1.G317">
            <calcext:condition calcext:apply-style-name="Untitled1" calcext:value="=10000" calcext:base-cell-address="Sheet1.G317"/>
            <calcext:condition calcext:apply-style-name="Untitled2" calcext:value="=1" calcext:base-cell-address="Sheet1.G317"/>
          </calcext:conditional-format>
          <calcext:conditional-format calcext:target-range-address="Sheet1.G318:Sheet1.G318">
            <calcext:condition calcext:apply-style-name="Untitled1" calcext:value="=10000" calcext:base-cell-address="Sheet1.G318"/>
            <calcext:condition calcext:apply-style-name="Untitled2" calcext:value="=1" calcext:base-cell-address="Sheet1.G318"/>
          </calcext:conditional-format>
          <calcext:conditional-format calcext:target-range-address="Sheet1.G319:Sheet1.G319">
            <calcext:condition calcext:apply-style-name="Untitled1" calcext:value="=10000" calcext:base-cell-address="Sheet1.G319"/>
            <calcext:condition calcext:apply-style-name="Untitled2" calcext:value="=1" calcext:base-cell-address="Sheet1.G319"/>
          </calcext:conditional-format>
          <calcext:conditional-format calcext:target-range-address="Sheet1.G320:Sheet1.G320">
            <calcext:condition calcext:apply-style-name="Untitled1" calcext:value="=10000" calcext:base-cell-address="Sheet1.G320"/>
            <calcext:condition calcext:apply-style-name="Untitled2" calcext:value="=1" calcext:base-cell-address="Sheet1.G320"/>
          </calcext:conditional-format>
          <calcext:conditional-format calcext:target-range-address="Sheet1.G321:Sheet1.G321">
            <calcext:condition calcext:apply-style-name="Untitled1" calcext:value="=10000" calcext:base-cell-address="Sheet1.G321"/>
            <calcext:condition calcext:apply-style-name="Untitled2" calcext:value="=1" calcext:base-cell-address="Sheet1.G321"/>
          </calcext:conditional-format>
          <calcext:conditional-format calcext:target-range-address="Sheet1.G322:Sheet1.G322">
            <calcext:condition calcext:apply-style-name="Untitled1" calcext:value="=10000" calcext:base-cell-address="Sheet1.G322"/>
            <calcext:condition calcext:apply-style-name="Untitled2" calcext:value="=1" calcext:base-cell-address="Sheet1.G322"/>
          </calcext:conditional-format>
          <calcext:conditional-format calcext:target-range-address="Sheet1.G323:Sheet1.G323">
            <calcext:condition calcext:apply-style-name="Untitled1" calcext:value="=10000" calcext:base-cell-address="Sheet1.G323"/>
            <calcext:condition calcext:apply-style-name="Untitled2" calcext:value="=1" calcext:base-cell-address="Sheet1.G323"/>
          </calcext:conditional-format>
          <calcext:conditional-format calcext:target-range-address="Sheet1.G324:Sheet1.G324">
            <calcext:condition calcext:apply-style-name="Untitled1" calcext:value="=10000" calcext:base-cell-address="Sheet1.G324"/>
            <calcext:condition calcext:apply-style-name="Untitled2" calcext:value="=1" calcext:base-cell-address="Sheet1.G324"/>
          </calcext:conditional-format>
          <calcext:conditional-format calcext:target-range-address="Sheet1.G325:Sheet1.G325">
            <calcext:condition calcext:apply-style-name="Untitled1" calcext:value="=10000" calcext:base-cell-address="Sheet1.G325"/>
            <calcext:condition calcext:apply-style-name="Untitled2" calcext:value="=1" calcext:base-cell-address="Sheet1.G325"/>
          </calcext:conditional-format>
          <calcext:conditional-format calcext:target-range-address="Sheet1.G326:Sheet1.G326">
            <calcext:condition calcext:apply-style-name="Untitled1" calcext:value="=10000" calcext:base-cell-address="Sheet1.G326"/>
            <calcext:condition calcext:apply-style-name="Untitled2" calcext:value="=1" calcext:base-cell-address="Sheet1.G326"/>
          </calcext:conditional-format>
          <calcext:conditional-format calcext:target-range-address="Sheet1.G327:Sheet1.G327">
            <calcext:condition calcext:apply-style-name="Untitled1" calcext:value="=10000" calcext:base-cell-address="Sheet1.G327"/>
            <calcext:condition calcext:apply-style-name="Untitled2" calcext:value="=1" calcext:base-cell-address="Sheet1.G327"/>
          </calcext:conditional-format>
          <calcext:conditional-format calcext:target-range-address="Sheet1.G328:Sheet1.G328">
            <calcext:condition calcext:apply-style-name="Untitled1" calcext:value="=10000" calcext:base-cell-address="Sheet1.G328"/>
            <calcext:condition calcext:apply-style-name="Untitled2" calcext:value="=1" calcext:base-cell-address="Sheet1.G328"/>
          </calcext:conditional-format>
          <calcext:conditional-format calcext:target-range-address="Sheet1.G329:Sheet1.G329">
            <calcext:condition calcext:apply-style-name="Untitled1" calcext:value="=10000" calcext:base-cell-address="Sheet1.G329"/>
            <calcext:condition calcext:apply-style-name="Untitled2" calcext:value="=1" calcext:base-cell-address="Sheet1.G329"/>
          </calcext:conditional-format>
          <calcext:conditional-format calcext:target-range-address="Sheet1.G330:Sheet1.G330">
            <calcext:condition calcext:apply-style-name="Untitled1" calcext:value="=10000" calcext:base-cell-address="Sheet1.G330"/>
            <calcext:condition calcext:apply-style-name="Untitled2" calcext:value="=1" calcext:base-cell-address="Sheet1.G330"/>
          </calcext:conditional-format>
          <calcext:conditional-format calcext:target-range-address="Sheet1.G331:Sheet1.G331">
            <calcext:condition calcext:apply-style-name="Untitled1" calcext:value="=10000" calcext:base-cell-address="Sheet1.G331"/>
            <calcext:condition calcext:apply-style-name="Untitled2" calcext:value="=1" calcext:base-cell-address="Sheet1.G331"/>
          </calcext:conditional-format>
          <calcext:conditional-format calcext:target-range-address="Sheet1.G332:Sheet1.G332">
            <calcext:condition calcext:apply-style-name="Untitled1" calcext:value="=10000" calcext:base-cell-address="Sheet1.G332"/>
            <calcext:condition calcext:apply-style-name="Untitled2" calcext:value="=1" calcext:base-cell-address="Sheet1.G332"/>
          </calcext:conditional-format>
          <calcext:conditional-format calcext:target-range-address="Sheet1.G333:Sheet1.G333">
            <calcext:condition calcext:apply-style-name="Untitled1" calcext:value="=10000" calcext:base-cell-address="Sheet1.G333"/>
            <calcext:condition calcext:apply-style-name="Untitled2" calcext:value="=1" calcext:base-cell-address="Sheet1.G333"/>
          </calcext:conditional-format>
          <calcext:conditional-format calcext:target-range-address="Sheet1.G334:Sheet1.G334">
            <calcext:condition calcext:apply-style-name="Untitled1" calcext:value="=10000" calcext:base-cell-address="Sheet1.G334"/>
            <calcext:condition calcext:apply-style-name="Untitled2" calcext:value="=1" calcext:base-cell-address="Sheet1.G334"/>
          </calcext:conditional-format>
          <calcext:conditional-format calcext:target-range-address="Sheet1.G335:Sheet1.G335">
            <calcext:condition calcext:apply-style-name="Untitled1" calcext:value="=10000" calcext:base-cell-address="Sheet1.G335"/>
            <calcext:condition calcext:apply-style-name="Untitled2" calcext:value="=1" calcext:base-cell-address="Sheet1.G335"/>
          </calcext:conditional-format>
          <calcext:conditional-format calcext:target-range-address="Sheet1.G336:Sheet1.G336">
            <calcext:condition calcext:apply-style-name="Untitled1" calcext:value="=10000" calcext:base-cell-address="Sheet1.G336"/>
            <calcext:condition calcext:apply-style-name="Untitled2" calcext:value="=1" calcext:base-cell-address="Sheet1.G336"/>
          </calcext:conditional-format>
          <calcext:conditional-format calcext:target-range-address="Sheet1.G337:Sheet1.G337">
            <calcext:condition calcext:apply-style-name="Untitled1" calcext:value="=10000" calcext:base-cell-address="Sheet1.G337"/>
            <calcext:condition calcext:apply-style-name="Untitled2" calcext:value="=1" calcext:base-cell-address="Sheet1.G337"/>
          </calcext:conditional-format>
          <calcext:conditional-format calcext:target-range-address="Sheet1.G338:Sheet1.G338">
            <calcext:condition calcext:apply-style-name="Untitled1" calcext:value="=10000" calcext:base-cell-address="Sheet1.G338"/>
            <calcext:condition calcext:apply-style-name="Untitled2" calcext:value="=1" calcext:base-cell-address="Sheet1.G338"/>
          </calcext:conditional-format>
          <calcext:conditional-format calcext:target-range-address="Sheet1.G339:Sheet1.G339">
            <calcext:condition calcext:apply-style-name="Untitled1" calcext:value="=10000" calcext:base-cell-address="Sheet1.G339"/>
            <calcext:condition calcext:apply-style-name="Untitled2" calcext:value="=1" calcext:base-cell-address="Sheet1.G339"/>
          </calcext:conditional-format>
          <calcext:conditional-format calcext:target-range-address="Sheet1.G340:Sheet1.G340">
            <calcext:condition calcext:apply-style-name="Untitled1" calcext:value="=10000" calcext:base-cell-address="Sheet1.G340"/>
            <calcext:condition calcext:apply-style-name="Untitled2" calcext:value="=1" calcext:base-cell-address="Sheet1.G340"/>
          </calcext:conditional-format>
          <calcext:conditional-format calcext:target-range-address="Sheet1.G341:Sheet1.G341">
            <calcext:condition calcext:apply-style-name="Untitled1" calcext:value="=10000" calcext:base-cell-address="Sheet1.G341"/>
            <calcext:condition calcext:apply-style-name="Untitled2" calcext:value="=1" calcext:base-cell-address="Sheet1.G341"/>
          </calcext:conditional-format>
          <calcext:conditional-format calcext:target-range-address="Sheet1.G342:Sheet1.G342">
            <calcext:condition calcext:apply-style-name="Untitled1" calcext:value="=10000" calcext:base-cell-address="Sheet1.G342"/>
            <calcext:condition calcext:apply-style-name="Untitled2" calcext:value="=1" calcext:base-cell-address="Sheet1.G342"/>
          </calcext:conditional-format>
          <calcext:conditional-format calcext:target-range-address="Sheet1.G343:Sheet1.G343">
            <calcext:condition calcext:apply-style-name="Untitled1" calcext:value="=10000" calcext:base-cell-address="Sheet1.G343"/>
            <calcext:condition calcext:apply-style-name="Untitled2" calcext:value="=1" calcext:base-cell-address="Sheet1.G343"/>
          </calcext:conditional-format>
          <calcext:conditional-format calcext:target-range-address="Sheet1.G344:Sheet1.G344">
            <calcext:condition calcext:apply-style-name="Untitled1" calcext:value="=10000" calcext:base-cell-address="Sheet1.G344"/>
            <calcext:condition calcext:apply-style-name="Untitled2" calcext:value="=1" calcext:base-cell-address="Sheet1.G344"/>
          </calcext:conditional-format>
          <calcext:conditional-format calcext:target-range-address="Sheet1.G345:Sheet1.G345">
            <calcext:condition calcext:apply-style-name="Untitled1" calcext:value="=10000" calcext:base-cell-address="Sheet1.G345"/>
            <calcext:condition calcext:apply-style-name="Untitled2" calcext:value="=1" calcext:base-cell-address="Sheet1.G345"/>
          </calcext:conditional-format>
          <calcext:conditional-format calcext:target-range-address="Sheet1.G346:Sheet1.G346">
            <calcext:condition calcext:apply-style-name="Untitled1" calcext:value="=10000" calcext:base-cell-address="Sheet1.G346"/>
            <calcext:condition calcext:apply-style-name="Untitled2" calcext:value="=1" calcext:base-cell-address="Sheet1.G346"/>
          </calcext:conditional-format>
          <calcext:conditional-format calcext:target-range-address="Sheet1.G347:Sheet1.G347">
            <calcext:condition calcext:apply-style-name="Untitled1" calcext:value="=10000" calcext:base-cell-address="Sheet1.G347"/>
            <calcext:condition calcext:apply-style-name="Untitled2" calcext:value="=1" calcext:base-cell-address="Sheet1.G347"/>
          </calcext:conditional-format>
          <calcext:conditional-format calcext:target-range-address="Sheet1.G348:Sheet1.G348">
            <calcext:condition calcext:apply-style-name="Untitled1" calcext:value="=10000" calcext:base-cell-address="Sheet1.G348"/>
            <calcext:condition calcext:apply-style-name="Untitled2" calcext:value="=1" calcext:base-cell-address="Sheet1.G348"/>
          </calcext:conditional-format>
          <calcext:conditional-format calcext:target-range-address="Sheet1.G349:Sheet1.G349">
            <calcext:condition calcext:apply-style-name="Untitled1" calcext:value="=10000" calcext:base-cell-address="Sheet1.G349"/>
            <calcext:condition calcext:apply-style-name="Untitled2" calcext:value="=1" calcext:base-cell-address="Sheet1.G349"/>
          </calcext:conditional-format>
          <calcext:conditional-format calcext:target-range-address="Sheet1.G350:Sheet1.G350">
            <calcext:condition calcext:apply-style-name="Untitled1" calcext:value="=10000" calcext:base-cell-address="Sheet1.G350"/>
            <calcext:condition calcext:apply-style-name="Untitled2" calcext:value="=1" calcext:base-cell-address="Sheet1.G350"/>
          </calcext:conditional-format>
          <calcext:conditional-format calcext:target-range-address="Sheet1.G351:Sheet1.G351">
            <calcext:condition calcext:apply-style-name="Untitled1" calcext:value="=10000" calcext:base-cell-address="Sheet1.G351"/>
            <calcext:condition calcext:apply-style-name="Untitled2" calcext:value="=1" calcext:base-cell-address="Sheet1.G351"/>
          </calcext:conditional-format>
          <calcext:conditional-format calcext:target-range-address="Sheet1.G352:Sheet1.G352">
            <calcext:condition calcext:apply-style-name="Untitled1" calcext:value="=10000" calcext:base-cell-address="Sheet1.G352"/>
            <calcext:condition calcext:apply-style-name="Untitled2" calcext:value="=1" calcext:base-cell-address="Sheet1.G352"/>
          </calcext:conditional-format>
          <calcext:conditional-format calcext:target-range-address="Sheet1.G353:Sheet1.G353">
            <calcext:condition calcext:apply-style-name="Untitled1" calcext:value="=10000" calcext:base-cell-address="Sheet1.G353"/>
            <calcext:condition calcext:apply-style-name="Untitled2" calcext:value="=1" calcext:base-cell-address="Sheet1.G353"/>
          </calcext:conditional-format>
          <calcext:conditional-format calcext:target-range-address="Sheet1.G354:Sheet1.G354">
            <calcext:condition calcext:apply-style-name="Untitled1" calcext:value="=10000" calcext:base-cell-address="Sheet1.G354"/>
            <calcext:condition calcext:apply-style-name="Untitled2" calcext:value="=1" calcext:base-cell-address="Sheet1.G354"/>
          </calcext:conditional-format>
          <calcext:conditional-format calcext:target-range-address="Sheet1.G355:Sheet1.G355">
            <calcext:condition calcext:apply-style-name="Untitled1" calcext:value="=10000" calcext:base-cell-address="Sheet1.G355"/>
            <calcext:condition calcext:apply-style-name="Untitled2" calcext:value="=1" calcext:base-cell-address="Sheet1.G355"/>
          </calcext:conditional-format>
          <calcext:conditional-format calcext:target-range-address="Sheet1.G356:Sheet1.G356">
            <calcext:condition calcext:apply-style-name="Untitled1" calcext:value="=10000" calcext:base-cell-address="Sheet1.G356"/>
            <calcext:condition calcext:apply-style-name="Untitled2" calcext:value="=1" calcext:base-cell-address="Sheet1.G356"/>
          </calcext:conditional-format>
          <calcext:conditional-format calcext:target-range-address="Sheet1.G357:Sheet1.G357">
            <calcext:condition calcext:apply-style-name="Untitled1" calcext:value="=10000" calcext:base-cell-address="Sheet1.G357"/>
            <calcext:condition calcext:apply-style-name="Untitled2" calcext:value="=1" calcext:base-cell-address="Sheet1.G357"/>
          </calcext:conditional-format>
          <calcext:conditional-format calcext:target-range-address="Sheet1.G358:Sheet1.G358">
            <calcext:condition calcext:apply-style-name="Untitled1" calcext:value="=10000" calcext:base-cell-address="Sheet1.G358"/>
            <calcext:condition calcext:apply-style-name="Untitled2" calcext:value="=1" calcext:base-cell-address="Sheet1.G358"/>
          </calcext:conditional-format>
          <calcext:conditional-format calcext:target-range-address="Sheet1.G359:Sheet1.G359">
            <calcext:condition calcext:apply-style-name="Untitled1" calcext:value="=10000" calcext:base-cell-address="Sheet1.G359"/>
            <calcext:condition calcext:apply-style-name="Untitled2" calcext:value="=1" calcext:base-cell-address="Sheet1.G359"/>
          </calcext:conditional-format>
          <calcext:conditional-format calcext:target-range-address="Sheet1.G360:Sheet1.G360">
            <calcext:condition calcext:apply-style-name="Untitled1" calcext:value="=10000" calcext:base-cell-address="Sheet1.G360"/>
            <calcext:condition calcext:apply-style-name="Untitled2" calcext:value="=1" calcext:base-cell-address="Sheet1.G360"/>
          </calcext:conditional-format>
          <calcext:conditional-format calcext:target-range-address="Sheet1.G361:Sheet1.G361">
            <calcext:condition calcext:apply-style-name="Untitled1" calcext:value="=10000" calcext:base-cell-address="Sheet1.G361"/>
            <calcext:condition calcext:apply-style-name="Untitled2" calcext:value="=1" calcext:base-cell-address="Sheet1.G361"/>
          </calcext:conditional-format>
          <calcext:conditional-format calcext:target-range-address="Sheet1.G362:Sheet1.G362">
            <calcext:condition calcext:apply-style-name="Untitled1" calcext:value="=10000" calcext:base-cell-address="Sheet1.G362"/>
            <calcext:condition calcext:apply-style-name="Untitled2" calcext:value="=1" calcext:base-cell-address="Sheet1.G362"/>
          </calcext:conditional-format>
          <calcext:conditional-format calcext:target-range-address="Sheet1.G363:Sheet1.G363">
            <calcext:condition calcext:apply-style-name="Untitled1" calcext:value="=10000" calcext:base-cell-address="Sheet1.G363"/>
            <calcext:condition calcext:apply-style-name="Untitled2" calcext:value="=1" calcext:base-cell-address="Sheet1.G363"/>
          </calcext:conditional-format>
          <calcext:conditional-format calcext:target-range-address="Sheet1.G364:Sheet1.G364">
            <calcext:condition calcext:apply-style-name="Untitled1" calcext:value="=10000" calcext:base-cell-address="Sheet1.G364"/>
            <calcext:condition calcext:apply-style-name="Untitled2" calcext:value="=1" calcext:base-cell-address="Sheet1.G364"/>
          </calcext:conditional-format>
          <calcext:conditional-format calcext:target-range-address="Sheet1.G365:Sheet1.G365">
            <calcext:condition calcext:apply-style-name="Untitled1" calcext:value="=10000" calcext:base-cell-address="Sheet1.G365"/>
            <calcext:condition calcext:apply-style-name="Untitled2" calcext:value="=1" calcext:base-cell-address="Sheet1.G365"/>
          </calcext:conditional-format>
          <calcext:conditional-format calcext:target-range-address="Sheet1.G366:Sheet1.G366">
            <calcext:condition calcext:apply-style-name="Untitled1" calcext:value="=10000" calcext:base-cell-address="Sheet1.G366"/>
            <calcext:condition calcext:apply-style-name="Untitled2" calcext:value="=1" calcext:base-cell-address="Sheet1.G366"/>
          </calcext:conditional-format>
          <calcext:conditional-format calcext:target-range-address="Sheet1.G367:Sheet1.G367">
            <calcext:condition calcext:apply-style-name="Untitled1" calcext:value="=10000" calcext:base-cell-address="Sheet1.G367"/>
            <calcext:condition calcext:apply-style-name="Untitled2" calcext:value="=1" calcext:base-cell-address="Sheet1.G367"/>
          </calcext:conditional-format>
          <calcext:conditional-format calcext:target-range-address="Sheet1.G368:Sheet1.G368">
            <calcext:condition calcext:apply-style-name="Untitled1" calcext:value="=10000" calcext:base-cell-address="Sheet1.G368"/>
            <calcext:condition calcext:apply-style-name="Untitled2" calcext:value="=1" calcext:base-cell-address="Sheet1.G368"/>
          </calcext:conditional-format>
          <calcext:conditional-format calcext:target-range-address="Sheet1.G369:Sheet1.G369">
            <calcext:condition calcext:apply-style-name="Untitled1" calcext:value="=10000" calcext:base-cell-address="Sheet1.G369"/>
            <calcext:condition calcext:apply-style-name="Untitled2" calcext:value="=1" calcext:base-cell-address="Sheet1.G369"/>
          </calcext:conditional-format>
          <calcext:conditional-format calcext:target-range-address="Sheet1.G370:Sheet1.G370">
            <calcext:condition calcext:apply-style-name="Untitled1" calcext:value="=10000" calcext:base-cell-address="Sheet1.G370"/>
            <calcext:condition calcext:apply-style-name="Untitled2" calcext:value="=1" calcext:base-cell-address="Sheet1.G370"/>
          </calcext:conditional-format>
          <calcext:conditional-format calcext:target-range-address="Sheet1.G371:Sheet1.G371">
            <calcext:condition calcext:apply-style-name="Untitled1" calcext:value="=10000" calcext:base-cell-address="Sheet1.G371"/>
            <calcext:condition calcext:apply-style-name="Untitled2" calcext:value="=1" calcext:base-cell-address="Sheet1.G371"/>
          </calcext:conditional-format>
          <calcext:conditional-format calcext:target-range-address="Sheet1.G372:Sheet1.G372">
            <calcext:condition calcext:apply-style-name="Untitled1" calcext:value="=10000" calcext:base-cell-address="Sheet1.G372"/>
            <calcext:condition calcext:apply-style-name="Untitled2" calcext:value="=1" calcext:base-cell-address="Sheet1.G372"/>
          </calcext:conditional-format>
          <calcext:conditional-format calcext:target-range-address="Sheet1.G373:Sheet1.G373">
            <calcext:condition calcext:apply-style-name="Untitled1" calcext:value="=10000" calcext:base-cell-address="Sheet1.G373"/>
            <calcext:condition calcext:apply-style-name="Untitled2" calcext:value="=1" calcext:base-cell-address="Sheet1.G373"/>
          </calcext:conditional-format>
          <calcext:conditional-format calcext:target-range-address="Sheet1.G374:Sheet1.G374">
            <calcext:condition calcext:apply-style-name="Untitled1" calcext:value="=10000" calcext:base-cell-address="Sheet1.G374"/>
            <calcext:condition calcext:apply-style-name="Untitled2" calcext:value="=1" calcext:base-cell-address="Sheet1.G374"/>
          </calcext:conditional-format>
          <calcext:conditional-format calcext:target-range-address="Sheet1.G375:Sheet1.G375">
            <calcext:condition calcext:apply-style-name="Untitled1" calcext:value="=10000" calcext:base-cell-address="Sheet1.G375"/>
            <calcext:condition calcext:apply-style-name="Untitled2" calcext:value="=1" calcext:base-cell-address="Sheet1.G375"/>
          </calcext:conditional-format>
          <calcext:conditional-format calcext:target-range-address="Sheet1.G376:Sheet1.G376">
            <calcext:condition calcext:apply-style-name="Untitled1" calcext:value="=10000" calcext:base-cell-address="Sheet1.G376"/>
            <calcext:condition calcext:apply-style-name="Untitled2" calcext:value="=1" calcext:base-cell-address="Sheet1.G376"/>
          </calcext:conditional-format>
          <calcext:conditional-format calcext:target-range-address="Sheet1.G377:Sheet1.G377">
            <calcext:condition calcext:apply-style-name="Untitled1" calcext:value="=10000" calcext:base-cell-address="Sheet1.G377"/>
            <calcext:condition calcext:apply-style-name="Untitled2" calcext:value="=1" calcext:base-cell-address="Sheet1.G377"/>
          </calcext:conditional-format>
          <calcext:conditional-format calcext:target-range-address="Sheet1.G378:Sheet1.G378">
            <calcext:condition calcext:apply-style-name="Untitled1" calcext:value="=10000" calcext:base-cell-address="Sheet1.G378"/>
            <calcext:condition calcext:apply-style-name="Untitled2" calcext:value="=1" calcext:base-cell-address="Sheet1.G378"/>
          </calcext:conditional-format>
          <calcext:conditional-format calcext:target-range-address="Sheet1.G379:Sheet1.G379">
            <calcext:condition calcext:apply-style-name="Untitled1" calcext:value="=10000" calcext:base-cell-address="Sheet1.G379"/>
            <calcext:condition calcext:apply-style-name="Untitled2" calcext:value="=1" calcext:base-cell-address="Sheet1.G379"/>
          </calcext:conditional-format>
          <calcext:conditional-format calcext:target-range-address="Sheet1.G380:Sheet1.G380">
            <calcext:condition calcext:apply-style-name="Untitled1" calcext:value="=10000" calcext:base-cell-address="Sheet1.G380"/>
            <calcext:condition calcext:apply-style-name="Untitled2" calcext:value="=1" calcext:base-cell-address="Sheet1.G380"/>
          </calcext:conditional-format>
          <calcext:conditional-format calcext:target-range-address="Sheet1.G381:Sheet1.G381">
            <calcext:condition calcext:apply-style-name="Untitled1" calcext:value="=10000" calcext:base-cell-address="Sheet1.G381"/>
            <calcext:condition calcext:apply-style-name="Untitled2" calcext:value="=1" calcext:base-cell-address="Sheet1.G381"/>
          </calcext:conditional-format>
          <calcext:conditional-format calcext:target-range-address="Sheet1.G382:Sheet1.G382">
            <calcext:condition calcext:apply-style-name="Untitled1" calcext:value="=10000" calcext:base-cell-address="Sheet1.G382"/>
            <calcext:condition calcext:apply-style-name="Untitled2" calcext:value="=1" calcext:base-cell-address="Sheet1.G382"/>
          </calcext:conditional-format>
          <calcext:conditional-format calcext:target-range-address="Sheet1.G383:Sheet1.G383">
            <calcext:condition calcext:apply-style-name="Untitled1" calcext:value="=10000" calcext:base-cell-address="Sheet1.G383"/>
            <calcext:condition calcext:apply-style-name="Untitled2" calcext:value="=1" calcext:base-cell-address="Sheet1.G383"/>
          </calcext:conditional-format>
          <calcext:conditional-format calcext:target-range-address="Sheet1.G384:Sheet1.G384">
            <calcext:condition calcext:apply-style-name="Untitled1" calcext:value="=10000" calcext:base-cell-address="Sheet1.G384"/>
            <calcext:condition calcext:apply-style-name="Untitled2" calcext:value="=1" calcext:base-cell-address="Sheet1.G384"/>
          </calcext:conditional-format>
          <calcext:conditional-format calcext:target-range-address="Sheet1.G385:Sheet1.G385">
            <calcext:condition calcext:apply-style-name="Untitled1" calcext:value="=10000" calcext:base-cell-address="Sheet1.G385"/>
            <calcext:condition calcext:apply-style-name="Untitled2" calcext:value="=1" calcext:base-cell-address="Sheet1.G385"/>
          </calcext:conditional-format>
          <calcext:conditional-format calcext:target-range-address="Sheet1.G386:Sheet1.G386">
            <calcext:condition calcext:apply-style-name="Untitled1" calcext:value="=10000" calcext:base-cell-address="Sheet1.G386"/>
            <calcext:condition calcext:apply-style-name="Untitled2" calcext:value="=1" calcext:base-cell-address="Sheet1.G386"/>
          </calcext:conditional-format>
          <calcext:conditional-format calcext:target-range-address="Sheet1.G387:Sheet1.G387">
            <calcext:condition calcext:apply-style-name="Untitled1" calcext:value="=10000" calcext:base-cell-address="Sheet1.G387"/>
            <calcext:condition calcext:apply-style-name="Untitled2" calcext:value="=1" calcext:base-cell-address="Sheet1.G387"/>
          </calcext:conditional-format>
          <calcext:conditional-format calcext:target-range-address="Sheet1.G388:Sheet1.G388">
            <calcext:condition calcext:apply-style-name="Untitled1" calcext:value="=10000" calcext:base-cell-address="Sheet1.G388"/>
            <calcext:condition calcext:apply-style-name="Untitled2" calcext:value="=1" calcext:base-cell-address="Sheet1.G388"/>
          </calcext:conditional-format>
          <calcext:conditional-format calcext:target-range-address="Sheet1.G389:Sheet1.G389">
            <calcext:condition calcext:apply-style-name="Untitled1" calcext:value="=10000" calcext:base-cell-address="Sheet1.G389"/>
            <calcext:condition calcext:apply-style-name="Untitled2" calcext:value="=1" calcext:base-cell-address="Sheet1.G389"/>
          </calcext:conditional-format>
          <calcext:conditional-format calcext:target-range-address="Sheet1.G390:Sheet1.G390">
            <calcext:condition calcext:apply-style-name="Untitled1" calcext:value="=10000" calcext:base-cell-address="Sheet1.G390"/>
            <calcext:condition calcext:apply-style-name="Untitled2" calcext:value="=1" calcext:base-cell-address="Sheet1.G390"/>
          </calcext:conditional-format>
          <calcext:conditional-format calcext:target-range-address="Sheet1.G391:Sheet1.G391">
            <calcext:condition calcext:apply-style-name="Untitled1" calcext:value="=10000" calcext:base-cell-address="Sheet1.G391"/>
            <calcext:condition calcext:apply-style-name="Untitled2" calcext:value="=1" calcext:base-cell-address="Sheet1.G391"/>
          </calcext:conditional-format>
          <calcext:conditional-format calcext:target-range-address="Sheet1.G392:Sheet1.G392">
            <calcext:condition calcext:apply-style-name="Untitled1" calcext:value="=10000" calcext:base-cell-address="Sheet1.G392"/>
            <calcext:condition calcext:apply-style-name="Untitled2" calcext:value="=1" calcext:base-cell-address="Sheet1.G392"/>
          </calcext:conditional-format>
          <calcext:conditional-format calcext:target-range-address="Sheet1.G393:Sheet1.G393">
            <calcext:condition calcext:apply-style-name="Untitled1" calcext:value="=10000" calcext:base-cell-address="Sheet1.G393"/>
            <calcext:condition calcext:apply-style-name="Untitled2" calcext:value="=1" calcext:base-cell-address="Sheet1.G393"/>
          </calcext:conditional-format>
          <calcext:conditional-format calcext:target-range-address="Sheet1.G394:Sheet1.G394">
            <calcext:condition calcext:apply-style-name="Untitled1" calcext:value="=10000" calcext:base-cell-address="Sheet1.G394"/>
            <calcext:condition calcext:apply-style-name="Untitled2" calcext:value="=1" calcext:base-cell-address="Sheet1.G394"/>
          </calcext:conditional-format>
          <calcext:conditional-format calcext:target-range-address="Sheet1.G395:Sheet1.G395">
            <calcext:condition calcext:apply-style-name="Untitled1" calcext:value="=10000" calcext:base-cell-address="Sheet1.G395"/>
            <calcext:condition calcext:apply-style-name="Untitled2" calcext:value="=1" calcext:base-cell-address="Sheet1.G395"/>
          </calcext:conditional-format>
          <calcext:conditional-format calcext:target-range-address="Sheet1.G396:Sheet1.G396">
            <calcext:condition calcext:apply-style-name="Untitled1" calcext:value="=10000" calcext:base-cell-address="Sheet1.G396"/>
            <calcext:condition calcext:apply-style-name="Untitled2" calcext:value="=1" calcext:base-cell-address="Sheet1.G396"/>
          </calcext:conditional-format>
          <calcext:conditional-format calcext:target-range-address="Sheet1.G397:Sheet1.G397">
            <calcext:condition calcext:apply-style-name="Untitled1" calcext:value="=10000" calcext:base-cell-address="Sheet1.G397"/>
            <calcext:condition calcext:apply-style-name="Untitled2" calcext:value="=1" calcext:base-cell-address="Sheet1.G397"/>
          </calcext:conditional-format>
          <calcext:conditional-format calcext:target-range-address="Sheet1.G398:Sheet1.G398">
            <calcext:condition calcext:apply-style-name="Untitled1" calcext:value="=10000" calcext:base-cell-address="Sheet1.G398"/>
            <calcext:condition calcext:apply-style-name="Untitled2" calcext:value="=1" calcext:base-cell-address="Sheet1.G398"/>
          </calcext:conditional-format>
          <calcext:conditional-format calcext:target-range-address="Sheet1.G399:Sheet1.G399">
            <calcext:condition calcext:apply-style-name="Untitled1" calcext:value="=10000" calcext:base-cell-address="Sheet1.G399"/>
            <calcext:condition calcext:apply-style-name="Untitled2" calcext:value="=1" calcext:base-cell-address="Sheet1.G399"/>
          </calcext:conditional-format>
          <calcext:conditional-format calcext:target-range-address="Sheet1.G400:Sheet1.G400">
            <calcext:condition calcext:apply-style-name="Untitled1" calcext:value="=10000" calcext:base-cell-address="Sheet1.G400"/>
            <calcext:condition calcext:apply-style-name="Untitled2" calcext:value="=1" calcext:base-cell-address="Sheet1.G400"/>
          </calcext:conditional-format>
          <calcext:conditional-format calcext:target-range-address="Sheet1.G401:Sheet1.G401">
            <calcext:condition calcext:apply-style-name="Untitled1" calcext:value="=10000" calcext:base-cell-address="Sheet1.G401"/>
            <calcext:condition calcext:apply-style-name="Untitled2" calcext:value="=1" calcext:base-cell-address="Sheet1.G401"/>
          </calcext:conditional-format>
          <calcext:conditional-format calcext:target-range-address="Sheet1.G402:Sheet1.G402">
            <calcext:condition calcext:apply-style-name="Untitled1" calcext:value="=10000" calcext:base-cell-address="Sheet1.G402"/>
            <calcext:condition calcext:apply-style-name="Untitled2" calcext:value="=1" calcext:base-cell-address="Sheet1.G402"/>
          </calcext:conditional-format>
          <calcext:conditional-format calcext:target-range-address="Sheet1.G403:Sheet1.G403">
            <calcext:condition calcext:apply-style-name="Untitled1" calcext:value="=10000" calcext:base-cell-address="Sheet1.G403"/>
            <calcext:condition calcext:apply-style-name="Untitled2" calcext:value="=1" calcext:base-cell-address="Sheet1.G403"/>
          </calcext:conditional-format>
          <calcext:conditional-format calcext:target-range-address="Sheet1.G404:Sheet1.G404">
            <calcext:condition calcext:apply-style-name="Untitled1" calcext:value="=10000" calcext:base-cell-address="Sheet1.G404"/>
            <calcext:condition calcext:apply-style-name="Untitled2" calcext:value="=1" calcext:base-cell-address="Sheet1.G404"/>
          </calcext:conditional-format>
          <calcext:conditional-format calcext:target-range-address="Sheet1.G405:Sheet1.G405">
            <calcext:condition calcext:apply-style-name="Untitled1" calcext:value="=10000" calcext:base-cell-address="Sheet1.G405"/>
            <calcext:condition calcext:apply-style-name="Untitled2" calcext:value="=1" calcext:base-cell-address="Sheet1.G405"/>
          </calcext:conditional-format>
          <calcext:conditional-format calcext:target-range-address="Sheet1.G406:Sheet1.G406">
            <calcext:condition calcext:apply-style-name="Untitled1" calcext:value="=10000" calcext:base-cell-address="Sheet1.G406"/>
            <calcext:condition calcext:apply-style-name="Untitled2" calcext:value="=1" calcext:base-cell-address="Sheet1.G406"/>
          </calcext:conditional-format>
          <calcext:conditional-format calcext:target-range-address="Sheet1.G407:Sheet1.G407">
            <calcext:condition calcext:apply-style-name="Untitled1" calcext:value="=10000" calcext:base-cell-address="Sheet1.G407"/>
            <calcext:condition calcext:apply-style-name="Untitled2" calcext:value="=1" calcext:base-cell-address="Sheet1.G407"/>
          </calcext:conditional-format>
          <calcext:conditional-format calcext:target-range-address="Sheet1.G408:Sheet1.G408">
            <calcext:condition calcext:apply-style-name="Untitled1" calcext:value="=10000" calcext:base-cell-address="Sheet1.G408"/>
            <calcext:condition calcext:apply-style-name="Untitled2" calcext:value="=1" calcext:base-cell-address="Sheet1.G408"/>
          </calcext:conditional-format>
          <calcext:conditional-format calcext:target-range-address="Sheet1.G409:Sheet1.G409">
            <calcext:condition calcext:apply-style-name="Untitled1" calcext:value="=10000" calcext:base-cell-address="Sheet1.G409"/>
            <calcext:condition calcext:apply-style-name="Untitled2" calcext:value="=1" calcext:base-cell-address="Sheet1.G409"/>
          </calcext:conditional-format>
          <calcext:conditional-format calcext:target-range-address="Sheet1.G410:Sheet1.G410">
            <calcext:condition calcext:apply-style-name="Untitled1" calcext:value="=10000" calcext:base-cell-address="Sheet1.G410"/>
            <calcext:condition calcext:apply-style-name="Untitled2" calcext:value="=1" calcext:base-cell-address="Sheet1.G410"/>
          </calcext:conditional-format>
          <calcext:conditional-format calcext:target-range-address="Sheet1.G411:Sheet1.G411">
            <calcext:condition calcext:apply-style-name="Untitled1" calcext:value="=10000" calcext:base-cell-address="Sheet1.G411"/>
            <calcext:condition calcext:apply-style-name="Untitled2" calcext:value="=1" calcext:base-cell-address="Sheet1.G411"/>
          </calcext:conditional-format>
          <calcext:conditional-format calcext:target-range-address="Sheet1.G412:Sheet1.G412">
            <calcext:condition calcext:apply-style-name="Untitled1" calcext:value="=10000" calcext:base-cell-address="Sheet1.G412"/>
            <calcext:condition calcext:apply-style-name="Untitled2" calcext:value="=1" calcext:base-cell-address="Sheet1.G412"/>
          </calcext:conditional-format>
          <calcext:conditional-format calcext:target-range-address="Sheet1.G413:Sheet1.G413">
            <calcext:condition calcext:apply-style-name="Untitled1" calcext:value="=10000" calcext:base-cell-address="Sheet1.G413"/>
            <calcext:condition calcext:apply-style-name="Untitled2" calcext:value="=1" calcext:base-cell-address="Sheet1.G413"/>
          </calcext:conditional-format>
          <calcext:conditional-format calcext:target-range-address="Sheet1.G414:Sheet1.G414">
            <calcext:condition calcext:apply-style-name="Untitled1" calcext:value="=10000" calcext:base-cell-address="Sheet1.G414"/>
            <calcext:condition calcext:apply-style-name="Untitled2" calcext:value="=1" calcext:base-cell-address="Sheet1.G414"/>
          </calcext:conditional-format>
          <calcext:conditional-format calcext:target-range-address="Sheet1.G415:Sheet1.G415">
            <calcext:condition calcext:apply-style-name="Untitled1" calcext:value="=10000" calcext:base-cell-address="Sheet1.G415"/>
            <calcext:condition calcext:apply-style-name="Untitled2" calcext:value="=1" calcext:base-cell-address="Sheet1.G415"/>
          </calcext:conditional-format>
          <calcext:conditional-format calcext:target-range-address="Sheet1.G416:Sheet1.G416">
            <calcext:condition calcext:apply-style-name="Untitled1" calcext:value="=10000" calcext:base-cell-address="Sheet1.G416"/>
            <calcext:condition calcext:apply-style-name="Untitled2" calcext:value="=1" calcext:base-cell-address="Sheet1.G416"/>
          </calcext:conditional-format>
          <calcext:conditional-format calcext:target-range-address="Sheet1.G417:Sheet1.G417">
            <calcext:condition calcext:apply-style-name="Untitled1" calcext:value="=10000" calcext:base-cell-address="Sheet1.G417"/>
            <calcext:condition calcext:apply-style-name="Untitled2" calcext:value="=1" calcext:base-cell-address="Sheet1.G417"/>
          </calcext:conditional-format>
          <calcext:conditional-format calcext:target-range-address="Sheet1.G418:Sheet1.G418">
            <calcext:condition calcext:apply-style-name="Untitled1" calcext:value="=10000" calcext:base-cell-address="Sheet1.G418"/>
            <calcext:condition calcext:apply-style-name="Untitled2" calcext:value="=1" calcext:base-cell-address="Sheet1.G418"/>
          </calcext:conditional-format>
          <calcext:conditional-format calcext:target-range-address="Sheet1.G419:Sheet1.G419">
            <calcext:condition calcext:apply-style-name="Untitled1" calcext:value="=10000" calcext:base-cell-address="Sheet1.G419"/>
            <calcext:condition calcext:apply-style-name="Untitled2" calcext:value="=1" calcext:base-cell-address="Sheet1.G419"/>
          </calcext:conditional-format>
          <calcext:conditional-format calcext:target-range-address="Sheet1.G420:Sheet1.G420">
            <calcext:condition calcext:apply-style-name="Untitled1" calcext:value="=10000" calcext:base-cell-address="Sheet1.G420"/>
            <calcext:condition calcext:apply-style-name="Untitled2" calcext:value="=1" calcext:base-cell-address="Sheet1.G420"/>
          </calcext:conditional-format>
          <calcext:conditional-format calcext:target-range-address="Sheet1.G421:Sheet1.G421">
            <calcext:condition calcext:apply-style-name="Untitled1" calcext:value="=10000" calcext:base-cell-address="Sheet1.G421"/>
            <calcext:condition calcext:apply-style-name="Untitled2" calcext:value="=1" calcext:base-cell-address="Sheet1.G421"/>
          </calcext:conditional-format>
          <calcext:conditional-format calcext:target-range-address="Sheet1.G422:Sheet1.G422">
            <calcext:condition calcext:apply-style-name="Untitled1" calcext:value="=10000" calcext:base-cell-address="Sheet1.G422"/>
            <calcext:condition calcext:apply-style-name="Untitled2" calcext:value="=1" calcext:base-cell-address="Sheet1.G422"/>
          </calcext:conditional-format>
          <calcext:conditional-format calcext:target-range-address="Sheet1.G423:Sheet1.G423">
            <calcext:condition calcext:apply-style-name="Untitled1" calcext:value="=10000" calcext:base-cell-address="Sheet1.G423"/>
            <calcext:condition calcext:apply-style-name="Untitled2" calcext:value="=1" calcext:base-cell-address="Sheet1.G423"/>
          </calcext:conditional-format>
          <calcext:conditional-format calcext:target-range-address="Sheet1.G424:Sheet1.G424">
            <calcext:condition calcext:apply-style-name="Untitled1" calcext:value="=10000" calcext:base-cell-address="Sheet1.G424"/>
            <calcext:condition calcext:apply-style-name="Untitled2" calcext:value="=1" calcext:base-cell-address="Sheet1.G424"/>
          </calcext:conditional-format>
          <calcext:conditional-format calcext:target-range-address="Sheet1.G425:Sheet1.G425">
            <calcext:condition calcext:apply-style-name="Untitled1" calcext:value="=10000" calcext:base-cell-address="Sheet1.G425"/>
            <calcext:condition calcext:apply-style-name="Untitled2" calcext:value="=1" calcext:base-cell-address="Sheet1.G425"/>
          </calcext:conditional-format>
          <calcext:conditional-format calcext:target-range-address="Sheet1.G426:Sheet1.G426">
            <calcext:condition calcext:apply-style-name="Untitled1" calcext:value="=10000" calcext:base-cell-address="Sheet1.G426"/>
            <calcext:condition calcext:apply-style-name="Untitled2" calcext:value="=1" calcext:base-cell-address="Sheet1.G426"/>
          </calcext:conditional-format>
          <calcext:conditional-format calcext:target-range-address="Sheet1.G427:Sheet1.G427">
            <calcext:condition calcext:apply-style-name="Untitled1" calcext:value="=10000" calcext:base-cell-address="Sheet1.G427"/>
            <calcext:condition calcext:apply-style-name="Untitled2" calcext:value="=1" calcext:base-cell-address="Sheet1.G427"/>
          </calcext:conditional-format>
          <calcext:conditional-format calcext:target-range-address="Sheet1.G428:Sheet1.G428">
            <calcext:condition calcext:apply-style-name="Untitled1" calcext:value="=10000" calcext:base-cell-address="Sheet1.G428"/>
            <calcext:condition calcext:apply-style-name="Untitled2" calcext:value="=1" calcext:base-cell-address="Sheet1.G428"/>
          </calcext:conditional-format>
          <calcext:conditional-format calcext:target-range-address="Sheet1.G429:Sheet1.G429">
            <calcext:condition calcext:apply-style-name="Untitled1" calcext:value="=10000" calcext:base-cell-address="Sheet1.G429"/>
            <calcext:condition calcext:apply-style-name="Untitled2" calcext:value="=1" calcext:base-cell-address="Sheet1.G429"/>
          </calcext:conditional-format>
          <calcext:conditional-format calcext:target-range-address="Sheet1.G430:Sheet1.G430">
            <calcext:condition calcext:apply-style-name="Untitled1" calcext:value="=10000" calcext:base-cell-address="Sheet1.G430"/>
            <calcext:condition calcext:apply-style-name="Untitled2" calcext:value="=1" calcext:base-cell-address="Sheet1.G430"/>
          </calcext:conditional-format>
          <calcext:conditional-format calcext:target-range-address="Sheet1.G431:Sheet1.G431">
            <calcext:condition calcext:apply-style-name="Untitled1" calcext:value="=10000" calcext:base-cell-address="Sheet1.G431"/>
            <calcext:condition calcext:apply-style-name="Untitled2" calcext:value="=1" calcext:base-cell-address="Sheet1.G431"/>
          </calcext:conditional-format>
          <calcext:conditional-format calcext:target-range-address="Sheet1.G432:Sheet1.G432">
            <calcext:condition calcext:apply-style-name="Untitled1" calcext:value="=10000" calcext:base-cell-address="Sheet1.G432"/>
            <calcext:condition calcext:apply-style-name="Untitled2" calcext:value="=1" calcext:base-cell-address="Sheet1.G432"/>
          </calcext:conditional-format>
          <calcext:conditional-format calcext:target-range-address="Sheet1.G433:Sheet1.G433">
            <calcext:condition calcext:apply-style-name="Untitled1" calcext:value="=10000" calcext:base-cell-address="Sheet1.G433"/>
            <calcext:condition calcext:apply-style-name="Untitled2" calcext:value="=1" calcext:base-cell-address="Sheet1.G433"/>
          </calcext:conditional-format>
          <calcext:conditional-format calcext:target-range-address="Sheet1.G434:Sheet1.G434">
            <calcext:condition calcext:apply-style-name="Untitled1" calcext:value="=10000" calcext:base-cell-address="Sheet1.G434"/>
            <calcext:condition calcext:apply-style-name="Untitled2" calcext:value="=1" calcext:base-cell-address="Sheet1.G434"/>
          </calcext:conditional-format>
          <calcext:conditional-format calcext:target-range-address="Sheet1.G435:Sheet1.G435">
            <calcext:condition calcext:apply-style-name="Untitled1" calcext:value="=10000" calcext:base-cell-address="Sheet1.G435"/>
            <calcext:condition calcext:apply-style-name="Untitled2" calcext:value="=1" calcext:base-cell-address="Sheet1.G435"/>
          </calcext:conditional-format>
          <calcext:conditional-format calcext:target-range-address="Sheet1.G436:Sheet1.G436">
            <calcext:condition calcext:apply-style-name="Untitled1" calcext:value="=10000" calcext:base-cell-address="Sheet1.G436"/>
            <calcext:condition calcext:apply-style-name="Untitled2" calcext:value="=1" calcext:base-cell-address="Sheet1.G436"/>
          </calcext:conditional-format>
          <calcext:conditional-format calcext:target-range-address="Sheet1.G437:Sheet1.G437">
            <calcext:condition calcext:apply-style-name="Untitled1" calcext:value="=10000" calcext:base-cell-address="Sheet1.G437"/>
            <calcext:condition calcext:apply-style-name="Untitled2" calcext:value="=1" calcext:base-cell-address="Sheet1.G437"/>
          </calcext:conditional-format>
          <calcext:conditional-format calcext:target-range-address="Sheet1.G438:Sheet1.G438">
            <calcext:condition calcext:apply-style-name="Untitled1" calcext:value="=10000" calcext:base-cell-address="Sheet1.G438"/>
            <calcext:condition calcext:apply-style-name="Untitled2" calcext:value="=1" calcext:base-cell-address="Sheet1.G438"/>
          </calcext:conditional-format>
          <calcext:conditional-format calcext:target-range-address="Sheet1.G439:Sheet1.G439">
            <calcext:condition calcext:apply-style-name="Untitled1" calcext:value="=10000" calcext:base-cell-address="Sheet1.G439"/>
            <calcext:condition calcext:apply-style-name="Untitled2" calcext:value="=1" calcext:base-cell-address="Sheet1.G439"/>
          </calcext:conditional-format>
          <calcext:conditional-format calcext:target-range-address="Sheet1.G440:Sheet1.G440">
            <calcext:condition calcext:apply-style-name="Untitled1" calcext:value="=10000" calcext:base-cell-address="Sheet1.G440"/>
            <calcext:condition calcext:apply-style-name="Untitled2" calcext:value="=1" calcext:base-cell-address="Sheet1.G440"/>
          </calcext:conditional-format>
          <calcext:conditional-format calcext:target-range-address="Sheet1.G441:Sheet1.G441">
            <calcext:condition calcext:apply-style-name="Untitled1" calcext:value="=10000" calcext:base-cell-address="Sheet1.G441"/>
            <calcext:condition calcext:apply-style-name="Untitled2" calcext:value="=1" calcext:base-cell-address="Sheet1.G441"/>
          </calcext:conditional-format>
          <calcext:conditional-format calcext:target-range-address="Sheet1.G442:Sheet1.G442">
            <calcext:condition calcext:apply-style-name="Untitled1" calcext:value="=10000" calcext:base-cell-address="Sheet1.G442"/>
            <calcext:condition calcext:apply-style-name="Untitled2" calcext:value="=1" calcext:base-cell-address="Sheet1.G442"/>
          </calcext:conditional-format>
          <calcext:conditional-format calcext:target-range-address="Sheet1.G443:Sheet1.G443">
            <calcext:condition calcext:apply-style-name="Untitled1" calcext:value="=10000" calcext:base-cell-address="Sheet1.G443"/>
            <calcext:condition calcext:apply-style-name="Untitled2" calcext:value="=1" calcext:base-cell-address="Sheet1.G443"/>
          </calcext:conditional-format>
          <calcext:conditional-format calcext:target-range-address="Sheet1.G444:Sheet1.G444">
            <calcext:condition calcext:apply-style-name="Untitled1" calcext:value="=10000" calcext:base-cell-address="Sheet1.G444"/>
            <calcext:condition calcext:apply-style-name="Untitled2" calcext:value="=1" calcext:base-cell-address="Sheet1.G444"/>
          </calcext:conditional-format>
          <calcext:conditional-format calcext:target-range-address="Sheet1.G445:Sheet1.G445">
            <calcext:condition calcext:apply-style-name="Untitled1" calcext:value="=10000" calcext:base-cell-address="Sheet1.G445"/>
            <calcext:condition calcext:apply-style-name="Untitled2" calcext:value="=1" calcext:base-cell-address="Sheet1.G445"/>
          </calcext:conditional-format>
          <calcext:conditional-format calcext:target-range-address="Sheet1.G446:Sheet1.G446">
            <calcext:condition calcext:apply-style-name="Untitled1" calcext:value="=10000" calcext:base-cell-address="Sheet1.G446"/>
            <calcext:condition calcext:apply-style-name="Untitled2" calcext:value="=1" calcext:base-cell-address="Sheet1.G446"/>
          </calcext:conditional-format>
          <calcext:conditional-format calcext:target-range-address="Sheet1.G447:Sheet1.G447">
            <calcext:condition calcext:apply-style-name="Untitled1" calcext:value="=10000" calcext:base-cell-address="Sheet1.G447"/>
            <calcext:condition calcext:apply-style-name="Untitled2" calcext:value="=1" calcext:base-cell-address="Sheet1.G447"/>
          </calcext:conditional-format>
          <calcext:conditional-format calcext:target-range-address="Sheet1.G448:Sheet1.G448">
            <calcext:condition calcext:apply-style-name="Untitled1" calcext:value="=10000" calcext:base-cell-address="Sheet1.G448"/>
            <calcext:condition calcext:apply-style-name="Untitled2" calcext:value="=1" calcext:base-cell-address="Sheet1.G448"/>
          </calcext:conditional-format>
          <calcext:conditional-format calcext:target-range-address="Sheet1.G449:Sheet1.G449">
            <calcext:condition calcext:apply-style-name="Untitled1" calcext:value="=10000" calcext:base-cell-address="Sheet1.G449"/>
            <calcext:condition calcext:apply-style-name="Untitled2" calcext:value="=1" calcext:base-cell-address="Sheet1.G449"/>
          </calcext:conditional-format>
          <calcext:conditional-format calcext:target-range-address="Sheet1.G450:Sheet1.G450">
            <calcext:condition calcext:apply-style-name="Untitled1" calcext:value="=10000" calcext:base-cell-address="Sheet1.G450"/>
            <calcext:condition calcext:apply-style-name="Untitled2" calcext:value="=1" calcext:base-cell-address="Sheet1.G450"/>
          </calcext:conditional-format>
          <calcext:conditional-format calcext:target-range-address="Sheet1.G451:Sheet1.G451">
            <calcext:condition calcext:apply-style-name="Untitled1" calcext:value="=10000" calcext:base-cell-address="Sheet1.G451"/>
            <calcext:condition calcext:apply-style-name="Untitled2" calcext:value="=1" calcext:base-cell-address="Sheet1.G451"/>
          </calcext:conditional-format>
          <calcext:conditional-format calcext:target-range-address="Sheet1.G452:Sheet1.G452">
            <calcext:condition calcext:apply-style-name="Untitled1" calcext:value="=10000" calcext:base-cell-address="Sheet1.G452"/>
            <calcext:condition calcext:apply-style-name="Untitled2" calcext:value="=1" calcext:base-cell-address="Sheet1.G452"/>
          </calcext:conditional-format>
          <calcext:conditional-format calcext:target-range-address="Sheet1.G453:Sheet1.G453">
            <calcext:condition calcext:apply-style-name="Untitled1" calcext:value="=10000" calcext:base-cell-address="Sheet1.G453"/>
            <calcext:condition calcext:apply-style-name="Untitled2" calcext:value="=1" calcext:base-cell-address="Sheet1.G453"/>
          </calcext:conditional-format>
          <calcext:conditional-format calcext:target-range-address="Sheet1.G454:Sheet1.G454">
            <calcext:condition calcext:apply-style-name="Untitled1" calcext:value="=10000" calcext:base-cell-address="Sheet1.G454"/>
            <calcext:condition calcext:apply-style-name="Untitled2" calcext:value="=1" calcext:base-cell-address="Sheet1.G454"/>
          </calcext:conditional-format>
          <calcext:conditional-format calcext:target-range-address="Sheet1.G455:Sheet1.G455">
            <calcext:condition calcext:apply-style-name="Untitled1" calcext:value="=10000" calcext:base-cell-address="Sheet1.G455"/>
            <calcext:condition calcext:apply-style-name="Untitled2" calcext:value="=1" calcext:base-cell-address="Sheet1.G455"/>
          </calcext:conditional-format>
          <calcext:conditional-format calcext:target-range-address="Sheet1.G456:Sheet1.G456">
            <calcext:condition calcext:apply-style-name="Untitled1" calcext:value="=10000" calcext:base-cell-address="Sheet1.G456"/>
            <calcext:condition calcext:apply-style-name="Untitled2" calcext:value="=1" calcext:base-cell-address="Sheet1.G456"/>
          </calcext:conditional-format>
          <calcext:conditional-format calcext:target-range-address="Sheet1.G457:Sheet1.G457">
            <calcext:condition calcext:apply-style-name="Untitled1" calcext:value="=10000" calcext:base-cell-address="Sheet1.G457"/>
            <calcext:condition calcext:apply-style-name="Untitled2" calcext:value="=1" calcext:base-cell-address="Sheet1.G457"/>
          </calcext:conditional-format>
          <calcext:conditional-format calcext:target-range-address="Sheet1.G458:Sheet1.G458">
            <calcext:condition calcext:apply-style-name="Untitled1" calcext:value="=10000" calcext:base-cell-address="Sheet1.G458"/>
            <calcext:condition calcext:apply-style-name="Untitled2" calcext:value="=1" calcext:base-cell-address="Sheet1.G458"/>
          </calcext:conditional-format>
          <calcext:conditional-format calcext:target-range-address="Sheet1.G459:Sheet1.G459">
            <calcext:condition calcext:apply-style-name="Untitled1" calcext:value="=10000" calcext:base-cell-address="Sheet1.G459"/>
            <calcext:condition calcext:apply-style-name="Untitled2" calcext:value="=1" calcext:base-cell-address="Sheet1.G459"/>
          </calcext:conditional-format>
          <calcext:conditional-format calcext:target-range-address="Sheet1.G460:Sheet1.G460">
            <calcext:condition calcext:apply-style-name="Untitled1" calcext:value="=10000" calcext:base-cell-address="Sheet1.G460"/>
            <calcext:condition calcext:apply-style-name="Untitled2" calcext:value="=1" calcext:base-cell-address="Sheet1.G460"/>
          </calcext:conditional-format>
          <calcext:conditional-format calcext:target-range-address="Sheet1.G461:Sheet1.G461">
            <calcext:condition calcext:apply-style-name="Untitled1" calcext:value="=10000" calcext:base-cell-address="Sheet1.G461"/>
            <calcext:condition calcext:apply-style-name="Untitled2" calcext:value="=1" calcext:base-cell-address="Sheet1.G461"/>
          </calcext:conditional-format>
          <calcext:conditional-format calcext:target-range-address="Sheet1.G462:Sheet1.G462">
            <calcext:condition calcext:apply-style-name="Untitled1" calcext:value="=10000" calcext:base-cell-address="Sheet1.G462"/>
            <calcext:condition calcext:apply-style-name="Untitled2" calcext:value="=1" calcext:base-cell-address="Sheet1.G462"/>
          </calcext:conditional-format>
          <calcext:conditional-format calcext:target-range-address="Sheet1.G463:Sheet1.G463">
            <calcext:condition calcext:apply-style-name="Untitled1" calcext:value="=10000" calcext:base-cell-address="Sheet1.G463"/>
            <calcext:condition calcext:apply-style-name="Untitled2" calcext:value="=1" calcext:base-cell-address="Sheet1.G463"/>
          </calcext:conditional-format>
          <calcext:conditional-format calcext:target-range-address="Sheet1.G464:Sheet1.G464">
            <calcext:condition calcext:apply-style-name="Untitled1" calcext:value="=10000" calcext:base-cell-address="Sheet1.G464"/>
            <calcext:condition calcext:apply-style-name="Untitled2" calcext:value="=1" calcext:base-cell-address="Sheet1.G464"/>
          </calcext:conditional-format>
          <calcext:conditional-format calcext:target-range-address="Sheet1.G465:Sheet1.G465">
            <calcext:condition calcext:apply-style-name="Untitled1" calcext:value="=10000" calcext:base-cell-address="Sheet1.G465"/>
            <calcext:condition calcext:apply-style-name="Untitled2" calcext:value="=1" calcext:base-cell-address="Sheet1.G465"/>
          </calcext:conditional-format>
          <calcext:conditional-format calcext:target-range-address="Sheet1.G466:Sheet1.G466">
            <calcext:condition calcext:apply-style-name="Untitled1" calcext:value="=10000" calcext:base-cell-address="Sheet1.G466"/>
            <calcext:condition calcext:apply-style-name="Untitled2" calcext:value="=1" calcext:base-cell-address="Sheet1.G466"/>
          </calcext:conditional-format>
          <calcext:conditional-format calcext:target-range-address="Sheet1.G467:Sheet1.G467">
            <calcext:condition calcext:apply-style-name="Untitled1" calcext:value="=10000" calcext:base-cell-address="Sheet1.G467"/>
            <calcext:condition calcext:apply-style-name="Untitled2" calcext:value="=1" calcext:base-cell-address="Sheet1.G467"/>
          </calcext:conditional-format>
          <calcext:conditional-format calcext:target-range-address="Sheet1.G468:Sheet1.G468">
            <calcext:condition calcext:apply-style-name="Untitled1" calcext:value="=10000" calcext:base-cell-address="Sheet1.G468"/>
            <calcext:condition calcext:apply-style-name="Untitled2" calcext:value="=1" calcext:base-cell-address="Sheet1.G468"/>
          </calcext:conditional-format>
          <calcext:conditional-format calcext:target-range-address="Sheet1.G469:Sheet1.G469">
            <calcext:condition calcext:apply-style-name="Untitled1" calcext:value="=10000" calcext:base-cell-address="Sheet1.G469"/>
            <calcext:condition calcext:apply-style-name="Untitled2" calcext:value="=1" calcext:base-cell-address="Sheet1.G469"/>
          </calcext:conditional-format>
          <calcext:conditional-format calcext:target-range-address="Sheet1.G470:Sheet1.G470">
            <calcext:condition calcext:apply-style-name="Untitled1" calcext:value="=10000" calcext:base-cell-address="Sheet1.G470"/>
            <calcext:condition calcext:apply-style-name="Untitled2" calcext:value="=1" calcext:base-cell-address="Sheet1.G470"/>
          </calcext:conditional-format>
          <calcext:conditional-format calcext:target-range-address="Sheet1.G471:Sheet1.G471">
            <calcext:condition calcext:apply-style-name="Untitled1" calcext:value="=10000" calcext:base-cell-address="Sheet1.G471"/>
            <calcext:condition calcext:apply-style-name="Untitled2" calcext:value="=1" calcext:base-cell-address="Sheet1.G471"/>
          </calcext:conditional-format>
          <calcext:conditional-format calcext:target-range-address="Sheet1.G472:Sheet1.G472">
            <calcext:condition calcext:apply-style-name="Untitled1" calcext:value="=10000" calcext:base-cell-address="Sheet1.G472"/>
            <calcext:condition calcext:apply-style-name="Untitled2" calcext:value="=1" calcext:base-cell-address="Sheet1.G472"/>
          </calcext:conditional-format>
          <calcext:conditional-format calcext:target-range-address="Sheet1.G473:Sheet1.G473">
            <calcext:condition calcext:apply-style-name="Untitled1" calcext:value="=10000" calcext:base-cell-address="Sheet1.G473"/>
            <calcext:condition calcext:apply-style-name="Untitled2" calcext:value="=1" calcext:base-cell-address="Sheet1.G473"/>
          </calcext:conditional-format>
          <calcext:conditional-format calcext:target-range-address="Sheet1.G474:Sheet1.G474">
            <calcext:condition calcext:apply-style-name="Untitled1" calcext:value="=10000" calcext:base-cell-address="Sheet1.G474"/>
            <calcext:condition calcext:apply-style-name="Untitled2" calcext:value="=1" calcext:base-cell-address="Sheet1.G474"/>
          </calcext:conditional-format>
          <calcext:conditional-format calcext:target-range-address="Sheet1.G475:Sheet1.G475">
            <calcext:condition calcext:apply-style-name="Untitled1" calcext:value="=10000" calcext:base-cell-address="Sheet1.G475"/>
            <calcext:condition calcext:apply-style-name="Untitled2" calcext:value="=1" calcext:base-cell-address="Sheet1.G475"/>
          </calcext:conditional-format>
          <calcext:conditional-format calcext:target-range-address="Sheet1.G476:Sheet1.G476">
            <calcext:condition calcext:apply-style-name="Untitled1" calcext:value="=10000" calcext:base-cell-address="Sheet1.G476"/>
            <calcext:condition calcext:apply-style-name="Untitled2" calcext:value="=1" calcext:base-cell-address="Sheet1.G476"/>
          </calcext:conditional-format>
          <calcext:conditional-format calcext:target-range-address="Sheet1.G477:Sheet1.G477">
            <calcext:condition calcext:apply-style-name="Untitled1" calcext:value="=10000" calcext:base-cell-address="Sheet1.G477"/>
            <calcext:condition calcext:apply-style-name="Untitled2" calcext:value="=1" calcext:base-cell-address="Sheet1.G477"/>
          </calcext:conditional-format>
          <calcext:conditional-format calcext:target-range-address="Sheet1.G478:Sheet1.G478">
            <calcext:condition calcext:apply-style-name="Untitled1" calcext:value="=10000" calcext:base-cell-address="Sheet1.G478"/>
            <calcext:condition calcext:apply-style-name="Untitled2" calcext:value="=1" calcext:base-cell-address="Sheet1.G478"/>
          </calcext:conditional-format>
          <calcext:conditional-format calcext:target-range-address="Sheet1.G479:Sheet1.G479">
            <calcext:condition calcext:apply-style-name="Untitled1" calcext:value="=10000" calcext:base-cell-address="Sheet1.G479"/>
            <calcext:condition calcext:apply-style-name="Untitled2" calcext:value="=1" calcext:base-cell-address="Sheet1.G479"/>
          </calcext:conditional-format>
          <calcext:conditional-format calcext:target-range-address="Sheet1.G480:Sheet1.G480">
            <calcext:condition calcext:apply-style-name="Untitled1" calcext:value="=10000" calcext:base-cell-address="Sheet1.G480"/>
            <calcext:condition calcext:apply-style-name="Untitled2" calcext:value="=1" calcext:base-cell-address="Sheet1.G480"/>
          </calcext:conditional-format>
          <calcext:conditional-format calcext:target-range-address="Sheet1.G481:Sheet1.G481">
            <calcext:condition calcext:apply-style-name="Untitled1" calcext:value="=10000" calcext:base-cell-address="Sheet1.G481"/>
            <calcext:condition calcext:apply-style-name="Untitled2" calcext:value="=1" calcext:base-cell-address="Sheet1.G481"/>
          </calcext:conditional-format>
          <calcext:conditional-format calcext:target-range-address="Sheet1.G482:Sheet1.G482">
            <calcext:condition calcext:apply-style-name="Untitled1" calcext:value="=10000" calcext:base-cell-address="Sheet1.G482"/>
            <calcext:condition calcext:apply-style-name="Untitled2" calcext:value="=1" calcext:base-cell-address="Sheet1.G482"/>
          </calcext:conditional-format>
          <calcext:conditional-format calcext:target-range-address="Sheet1.G483:Sheet1.G483">
            <calcext:condition calcext:apply-style-name="Untitled1" calcext:value="=10000" calcext:base-cell-address="Sheet1.G483"/>
            <calcext:condition calcext:apply-style-name="Untitled2" calcext:value="=1" calcext:base-cell-address="Sheet1.G483"/>
          </calcext:conditional-format>
          <calcext:conditional-format calcext:target-range-address="Sheet1.G484:Sheet1.G484">
            <calcext:condition calcext:apply-style-name="Untitled1" calcext:value="=10000" calcext:base-cell-address="Sheet1.G484"/>
            <calcext:condition calcext:apply-style-name="Untitled2" calcext:value="=1" calcext:base-cell-address="Sheet1.G484"/>
          </calcext:conditional-format>
          <calcext:conditional-format calcext:target-range-address="Sheet1.G485:Sheet1.G485">
            <calcext:condition calcext:apply-style-name="Untitled1" calcext:value="=10000" calcext:base-cell-address="Sheet1.G485"/>
            <calcext:condition calcext:apply-style-name="Untitled2" calcext:value="=1" calcext:base-cell-address="Sheet1.G485"/>
          </calcext:conditional-format>
          <calcext:conditional-format calcext:target-range-address="Sheet1.G486:Sheet1.G486">
            <calcext:condition calcext:apply-style-name="Untitled1" calcext:value="=10000" calcext:base-cell-address="Sheet1.G486"/>
            <calcext:condition calcext:apply-style-name="Untitled2" calcext:value="=1" calcext:base-cell-address="Sheet1.G486"/>
          </calcext:conditional-format>
          <calcext:conditional-format calcext:target-range-address="Sheet1.G487:Sheet1.G487">
            <calcext:condition calcext:apply-style-name="Untitled1" calcext:value="=10000" calcext:base-cell-address="Sheet1.G487"/>
            <calcext:condition calcext:apply-style-name="Untitled2" calcext:value="=1" calcext:base-cell-address="Sheet1.G487"/>
          </calcext:conditional-format>
          <calcext:conditional-format calcext:target-range-address="Sheet1.G488:Sheet1.G488">
            <calcext:condition calcext:apply-style-name="Untitled1" calcext:value="=10000" calcext:base-cell-address="Sheet1.G488"/>
            <calcext:condition calcext:apply-style-name="Untitled2" calcext:value="=1" calcext:base-cell-address="Sheet1.G488"/>
          </calcext:conditional-format>
          <calcext:conditional-format calcext:target-range-address="Sheet1.G489:Sheet1.G489">
            <calcext:condition calcext:apply-style-name="Untitled1" calcext:value="=10000" calcext:base-cell-address="Sheet1.G489"/>
            <calcext:condition calcext:apply-style-name="Untitled2" calcext:value="=1" calcext:base-cell-address="Sheet1.G489"/>
          </calcext:conditional-format>
          <calcext:conditional-format calcext:target-range-address="Sheet1.G490:Sheet1.G490">
            <calcext:condition calcext:apply-style-name="Untitled1" calcext:value="=10000" calcext:base-cell-address="Sheet1.G490"/>
            <calcext:condition calcext:apply-style-name="Untitled2" calcext:value="=1" calcext:base-cell-address="Sheet1.G490"/>
          </calcext:conditional-format>
          <calcext:conditional-format calcext:target-range-address="Sheet1.G491:Sheet1.G491">
            <calcext:condition calcext:apply-style-name="Untitled1" calcext:value="=10000" calcext:base-cell-address="Sheet1.G491"/>
            <calcext:condition calcext:apply-style-name="Untitled2" calcext:value="=1" calcext:base-cell-address="Sheet1.G491"/>
          </calcext:conditional-format>
          <calcext:conditional-format calcext:target-range-address="Sheet1.G492:Sheet1.G492">
            <calcext:condition calcext:apply-style-name="Untitled1" calcext:value="=10000" calcext:base-cell-address="Sheet1.G492"/>
            <calcext:condition calcext:apply-style-name="Untitled2" calcext:value="=1" calcext:base-cell-address="Sheet1.G492"/>
          </calcext:conditional-format>
          <calcext:conditional-format calcext:target-range-address="Sheet1.G493:Sheet1.G493">
            <calcext:condition calcext:apply-style-name="Untitled1" calcext:value="=10000" calcext:base-cell-address="Sheet1.G493"/>
            <calcext:condition calcext:apply-style-name="Untitled2" calcext:value="=1" calcext:base-cell-address="Sheet1.G493"/>
          </calcext:conditional-format>
          <calcext:conditional-format calcext:target-range-address="Sheet1.G494:Sheet1.G494">
            <calcext:condition calcext:apply-style-name="Untitled1" calcext:value="=10000" calcext:base-cell-address="Sheet1.G494"/>
            <calcext:condition calcext:apply-style-name="Untitled2" calcext:value="=1" calcext:base-cell-address="Sheet1.G494"/>
          </calcext:conditional-format>
          <calcext:conditional-format calcext:target-range-address="Sheet1.G495:Sheet1.G495">
            <calcext:condition calcext:apply-style-name="Untitled1" calcext:value="=10000" calcext:base-cell-address="Sheet1.G495"/>
            <calcext:condition calcext:apply-style-name="Untitled2" calcext:value="=1" calcext:base-cell-address="Sheet1.G495"/>
          </calcext:conditional-format>
          <calcext:conditional-format calcext:target-range-address="Sheet1.G496:Sheet1.G496">
            <calcext:condition calcext:apply-style-name="Untitled1" calcext:value="=10000" calcext:base-cell-address="Sheet1.G496"/>
            <calcext:condition calcext:apply-style-name="Untitled2" calcext:value="=1" calcext:base-cell-address="Sheet1.G496"/>
          </calcext:conditional-format>
          <calcext:conditional-format calcext:target-range-address="Sheet1.G497:Sheet1.G497">
            <calcext:condition calcext:apply-style-name="Untitled1" calcext:value="=10000" calcext:base-cell-address="Sheet1.G497"/>
            <calcext:condition calcext:apply-style-name="Untitled2" calcext:value="=1" calcext:base-cell-address="Sheet1.G497"/>
          </calcext:conditional-format>
          <calcext:conditional-format calcext:target-range-address="Sheet1.G498:Sheet1.G498">
            <calcext:condition calcext:apply-style-name="Untitled1" calcext:value="=10000" calcext:base-cell-address="Sheet1.G498"/>
            <calcext:condition calcext:apply-style-name="Untitled2" calcext:value="=1" calcext:base-cell-address="Sheet1.G498"/>
          </calcext:conditional-format>
          <calcext:conditional-format calcext:target-range-address="Sheet1.G499:Sheet1.G499">
            <calcext:condition calcext:apply-style-name="Untitled1" calcext:value="=10000" calcext:base-cell-address="Sheet1.G499"/>
            <calcext:condition calcext:apply-style-name="Untitled2" calcext:value="=1" calcext:base-cell-address="Sheet1.G499"/>
          </calcext:conditional-format>
          <calcext:conditional-format calcext:target-range-address="Sheet1.G500:Sheet1.G500">
            <calcext:condition calcext:apply-style-name="Untitled1" calcext:value="=10000" calcext:base-cell-address="Sheet1.G500"/>
            <calcext:condition calcext:apply-style-name="Untitled2" calcext:value="=1" calcext:base-cell-address="Sheet1.G500"/>
          </calcext:conditional-format>
          <calcext:conditional-format calcext:target-range-address="Sheet1.G501:Sheet1.G501">
            <calcext:condition calcext:apply-style-name="Untitled1" calcext:value="=10000" calcext:base-cell-address="Sheet1.G501"/>
            <calcext:condition calcext:apply-style-name="Untitled2" calcext:value="=1" calcext:base-cell-address="Sheet1.G501"/>
          </calcext:conditional-format>
          <calcext:conditional-format calcext:target-range-address="Sheet1.G502:Sheet1.G502">
            <calcext:condition calcext:apply-style-name="Untitled1" calcext:value="=10000" calcext:base-cell-address="Sheet1.G502"/>
            <calcext:condition calcext:apply-style-name="Untitled2" calcext:value="=1" calcext:base-cell-address="Sheet1.G502"/>
          </calcext:conditional-format>
          <calcext:conditional-format calcext:target-range-address="Sheet1.G503:Sheet1.G503">
            <calcext:condition calcext:apply-style-name="Untitled1" calcext:value="=10000" calcext:base-cell-address="Sheet1.G503"/>
            <calcext:condition calcext:apply-style-name="Untitled2" calcext:value="=1" calcext:base-cell-address="Sheet1.G503"/>
          </calcext:conditional-format>
          <calcext:conditional-format calcext:target-range-address="Sheet1.G504:Sheet1.G504">
            <calcext:condition calcext:apply-style-name="Untitled1" calcext:value="=10000" calcext:base-cell-address="Sheet1.G504"/>
            <calcext:condition calcext:apply-style-name="Untitled2" calcext:value="=1" calcext:base-cell-address="Sheet1.G504"/>
          </calcext:conditional-format>
          <calcext:conditional-format calcext:target-range-address="Sheet1.G505:Sheet1.G505">
            <calcext:condition calcext:apply-style-name="Untitled1" calcext:value="=10000" calcext:base-cell-address="Sheet1.G505"/>
            <calcext:condition calcext:apply-style-name="Untitled2" calcext:value="=1" calcext:base-cell-address="Sheet1.G505"/>
          </calcext:conditional-format>
          <calcext:conditional-format calcext:target-range-address="Sheet1.G506:Sheet1.G506">
            <calcext:condition calcext:apply-style-name="Untitled1" calcext:value="=10000" calcext:base-cell-address="Sheet1.G506"/>
            <calcext:condition calcext:apply-style-name="Untitled2" calcext:value="=1" calcext:base-cell-address="Sheet1.G506"/>
          </calcext:conditional-format>
          <calcext:conditional-format calcext:target-range-address="Sheet1.G507:Sheet1.G507">
            <calcext:condition calcext:apply-style-name="Untitled1" calcext:value="=10000" calcext:base-cell-address="Sheet1.G507"/>
            <calcext:condition calcext:apply-style-name="Untitled2" calcext:value="=1" calcext:base-cell-address="Sheet1.G507"/>
          </calcext:conditional-format>
          <calcext:conditional-format calcext:target-range-address="Sheet1.G508:Sheet1.G508">
            <calcext:condition calcext:apply-style-name="Untitled1" calcext:value="=10000" calcext:base-cell-address="Sheet1.G508"/>
            <calcext:condition calcext:apply-style-name="Untitled2" calcext:value="=1" calcext:base-cell-address="Sheet1.G508"/>
          </calcext:conditional-format>
          <calcext:conditional-format calcext:target-range-address="Sheet1.G509:Sheet1.G509">
            <calcext:condition calcext:apply-style-name="Untitled1" calcext:value="=10000" calcext:base-cell-address="Sheet1.G509"/>
            <calcext:condition calcext:apply-style-name="Untitled2" calcext:value="=1" calcext:base-cell-address="Sheet1.G509"/>
          </calcext:conditional-format>
          <calcext:conditional-format calcext:target-range-address="Sheet1.G510:Sheet1.G510">
            <calcext:condition calcext:apply-style-name="Untitled1" calcext:value="=10000" calcext:base-cell-address="Sheet1.G510"/>
            <calcext:condition calcext:apply-style-name="Untitled2" calcext:value="=1" calcext:base-cell-address="Sheet1.G510"/>
          </calcext:conditional-format>
          <calcext:conditional-format calcext:target-range-address="Sheet1.G511:Sheet1.G511">
            <calcext:condition calcext:apply-style-name="Untitled1" calcext:value="=10000" calcext:base-cell-address="Sheet1.G511"/>
            <calcext:condition calcext:apply-style-name="Untitled2" calcext:value="=1" calcext:base-cell-address="Sheet1.G511"/>
          </calcext:conditional-format>
          <calcext:conditional-format calcext:target-range-address="Sheet1.G512:Sheet1.G512">
            <calcext:condition calcext:apply-style-name="Untitled1" calcext:value="=10000" calcext:base-cell-address="Sheet1.G512"/>
            <calcext:condition calcext:apply-style-name="Untitled2" calcext:value="=1" calcext:base-cell-address="Sheet1.G512"/>
          </calcext:conditional-format>
          <calcext:conditional-format calcext:target-range-address="Sheet1.G513:Sheet1.G513">
            <calcext:condition calcext:apply-style-name="Untitled1" calcext:value="=10000" calcext:base-cell-address="Sheet1.G513"/>
            <calcext:condition calcext:apply-style-name="Untitled2" calcext:value="=1" calcext:base-cell-address="Sheet1.G513"/>
          </calcext:conditional-format>
          <calcext:conditional-format calcext:target-range-address="Sheet1.G514:Sheet1.G514">
            <calcext:condition calcext:apply-style-name="Untitled1" calcext:value="=10000" calcext:base-cell-address="Sheet1.G514"/>
            <calcext:condition calcext:apply-style-name="Untitled2" calcext:value="=1" calcext:base-cell-address="Sheet1.G514"/>
          </calcext:conditional-format>
          <calcext:conditional-format calcext:target-range-address="Sheet1.G515:Sheet1.G515">
            <calcext:condition calcext:apply-style-name="Untitled1" calcext:value="=10000" calcext:base-cell-address="Sheet1.G515"/>
            <calcext:condition calcext:apply-style-name="Untitled2" calcext:value="=1" calcext:base-cell-address="Sheet1.G515"/>
          </calcext:conditional-format>
          <calcext:conditional-format calcext:target-range-address="Sheet1.G516:Sheet1.G516">
            <calcext:condition calcext:apply-style-name="Untitled1" calcext:value="=10000" calcext:base-cell-address="Sheet1.G516"/>
            <calcext:condition calcext:apply-style-name="Untitled2" calcext:value="=1" calcext:base-cell-address="Sheet1.G516"/>
          </calcext:conditional-format>
          <calcext:conditional-format calcext:target-range-address="Sheet1.G517:Sheet1.G517">
            <calcext:condition calcext:apply-style-name="Untitled1" calcext:value="=10000" calcext:base-cell-address="Sheet1.G517"/>
            <calcext:condition calcext:apply-style-name="Untitled2" calcext:value="=1" calcext:base-cell-address="Sheet1.G517"/>
          </calcext:conditional-format>
          <calcext:conditional-format calcext:target-range-address="Sheet1.G518:Sheet1.G518">
            <calcext:condition calcext:apply-style-name="Untitled1" calcext:value="=10000" calcext:base-cell-address="Sheet1.G518"/>
            <calcext:condition calcext:apply-style-name="Untitled2" calcext:value="=1" calcext:base-cell-address="Sheet1.G518"/>
          </calcext:conditional-format>
          <calcext:conditional-format calcext:target-range-address="Sheet1.G519:Sheet1.G519">
            <calcext:condition calcext:apply-style-name="Untitled1" calcext:value="=10000" calcext:base-cell-address="Sheet1.G519"/>
            <calcext:condition calcext:apply-style-name="Untitled2" calcext:value="=1" calcext:base-cell-address="Sheet1.G519"/>
          </calcext:conditional-format>
          <calcext:conditional-format calcext:target-range-address="Sheet1.G520:Sheet1.G520">
            <calcext:condition calcext:apply-style-name="Untitled1" calcext:value="=10000" calcext:base-cell-address="Sheet1.G520"/>
            <calcext:condition calcext:apply-style-name="Untitled2" calcext:value="=1" calcext:base-cell-address="Sheet1.G520"/>
          </calcext:conditional-format>
          <calcext:conditional-format calcext:target-range-address="Sheet1.G521:Sheet1.G521">
            <calcext:condition calcext:apply-style-name="Untitled1" calcext:value="=10000" calcext:base-cell-address="Sheet1.G521"/>
            <calcext:condition calcext:apply-style-name="Untitled2" calcext:value="=1" calcext:base-cell-address="Sheet1.G521"/>
          </calcext:conditional-format>
          <calcext:conditional-format calcext:target-range-address="Sheet1.G522:Sheet1.G522">
            <calcext:condition calcext:apply-style-name="Untitled1" calcext:value="=10000" calcext:base-cell-address="Sheet1.G522"/>
            <calcext:condition calcext:apply-style-name="Untitled2" calcext:value="=1" calcext:base-cell-address="Sheet1.G522"/>
          </calcext:conditional-format>
          <calcext:conditional-format calcext:target-range-address="Sheet1.G523:Sheet1.G523">
            <calcext:condition calcext:apply-style-name="Untitled1" calcext:value="=10000" calcext:base-cell-address="Sheet1.G523"/>
            <calcext:condition calcext:apply-style-name="Untitled2" calcext:value="=1" calcext:base-cell-address="Sheet1.G523"/>
          </calcext:conditional-format>
          <calcext:conditional-format calcext:target-range-address="Sheet1.G524:Sheet1.G524">
            <calcext:condition calcext:apply-style-name="Untitled1" calcext:value="=10000" calcext:base-cell-address="Sheet1.G524"/>
            <calcext:condition calcext:apply-style-name="Untitled2" calcext:value="=1" calcext:base-cell-address="Sheet1.G524"/>
          </calcext:conditional-format>
          <calcext:conditional-format calcext:target-range-address="Sheet1.G525:Sheet1.G525">
            <calcext:condition calcext:apply-style-name="Untitled1" calcext:value="=10000" calcext:base-cell-address="Sheet1.G525"/>
            <calcext:condition calcext:apply-style-name="Untitled2" calcext:value="=1" calcext:base-cell-address="Sheet1.G525"/>
          </calcext:conditional-format>
          <calcext:conditional-format calcext:target-range-address="Sheet1.G526:Sheet1.G526">
            <calcext:condition calcext:apply-style-name="Untitled1" calcext:value="=10000" calcext:base-cell-address="Sheet1.G526"/>
            <calcext:condition calcext:apply-style-name="Untitled2" calcext:value="=1" calcext:base-cell-address="Sheet1.G526"/>
          </calcext:conditional-format>
          <calcext:conditional-format calcext:target-range-address="Sheet1.G527:Sheet1.G527">
            <calcext:condition calcext:apply-style-name="Untitled1" calcext:value="=10000" calcext:base-cell-address="Sheet1.G527"/>
            <calcext:condition calcext:apply-style-name="Untitled2" calcext:value="=1" calcext:base-cell-address="Sheet1.G527"/>
          </calcext:conditional-format>
          <calcext:conditional-format calcext:target-range-address="Sheet1.G528:Sheet1.G528">
            <calcext:condition calcext:apply-style-name="Untitled1" calcext:value="=10000" calcext:base-cell-address="Sheet1.G528"/>
            <calcext:condition calcext:apply-style-name="Untitled2" calcext:value="=1" calcext:base-cell-address="Sheet1.G528"/>
          </calcext:conditional-format>
          <calcext:conditional-format calcext:target-range-address="Sheet1.G529:Sheet1.G529">
            <calcext:condition calcext:apply-style-name="Untitled1" calcext:value="=10000" calcext:base-cell-address="Sheet1.G529"/>
            <calcext:condition calcext:apply-style-name="Untitled2" calcext:value="=1" calcext:base-cell-address="Sheet1.G529"/>
          </calcext:conditional-format>
          <calcext:conditional-format calcext:target-range-address="Sheet1.G530:Sheet1.G530">
            <calcext:condition calcext:apply-style-name="Untitled1" calcext:value="=10000" calcext:base-cell-address="Sheet1.G530"/>
            <calcext:condition calcext:apply-style-name="Untitled2" calcext:value="=1" calcext:base-cell-address="Sheet1.G530"/>
          </calcext:conditional-format>
          <calcext:conditional-format calcext:target-range-address="Sheet1.G531:Sheet1.G531">
            <calcext:condition calcext:apply-style-name="Untitled1" calcext:value="=10000" calcext:base-cell-address="Sheet1.G531"/>
            <calcext:condition calcext:apply-style-name="Untitled2" calcext:value="=1" calcext:base-cell-address="Sheet1.G531"/>
          </calcext:conditional-format>
          <calcext:conditional-format calcext:target-range-address="Sheet1.G532:Sheet1.G532">
            <calcext:condition calcext:apply-style-name="Untitled1" calcext:value="=10000" calcext:base-cell-address="Sheet1.G532"/>
            <calcext:condition calcext:apply-style-name="Untitled2" calcext:value="=1" calcext:base-cell-address="Sheet1.G532"/>
          </calcext:conditional-format>
          <calcext:conditional-format calcext:target-range-address="Sheet1.G533:Sheet1.G533">
            <calcext:condition calcext:apply-style-name="Untitled1" calcext:value="=10000" calcext:base-cell-address="Sheet1.G533"/>
            <calcext:condition calcext:apply-style-name="Untitled2" calcext:value="=1" calcext:base-cell-address="Sheet1.G533"/>
          </calcext:conditional-format>
          <calcext:conditional-format calcext:target-range-address="Sheet1.G534:Sheet1.G534">
            <calcext:condition calcext:apply-style-name="Untitled1" calcext:value="=10000" calcext:base-cell-address="Sheet1.G534"/>
            <calcext:condition calcext:apply-style-name="Untitled2" calcext:value="=1" calcext:base-cell-address="Sheet1.G534"/>
          </calcext:conditional-format>
          <calcext:conditional-format calcext:target-range-address="Sheet1.G535:Sheet1.G535">
            <calcext:condition calcext:apply-style-name="Untitled1" calcext:value="=10000" calcext:base-cell-address="Sheet1.G535"/>
            <calcext:condition calcext:apply-style-name="Untitled2" calcext:value="=1" calcext:base-cell-address="Sheet1.G535"/>
          </calcext:conditional-format>
          <calcext:conditional-format calcext:target-range-address="Sheet1.G536:Sheet1.G536">
            <calcext:condition calcext:apply-style-name="Untitled1" calcext:value="=10000" calcext:base-cell-address="Sheet1.G536"/>
            <calcext:condition calcext:apply-style-name="Untitled2" calcext:value="=1" calcext:base-cell-address="Sheet1.G536"/>
          </calcext:conditional-format>
          <calcext:conditional-format calcext:target-range-address="Sheet1.G537:Sheet1.G537">
            <calcext:condition calcext:apply-style-name="Untitled1" calcext:value="=10000" calcext:base-cell-address="Sheet1.G537"/>
            <calcext:condition calcext:apply-style-name="Untitled2" calcext:value="=1" calcext:base-cell-address="Sheet1.G537"/>
          </calcext:conditional-format>
          <calcext:conditional-format calcext:target-range-address="Sheet1.G538:Sheet1.G538">
            <calcext:condition calcext:apply-style-name="Untitled1" calcext:value="=10000" calcext:base-cell-address="Sheet1.G538"/>
            <calcext:condition calcext:apply-style-name="Untitled2" calcext:value="=1" calcext:base-cell-address="Sheet1.G538"/>
          </calcext:conditional-format>
          <calcext:conditional-format calcext:target-range-address="Sheet1.G539:Sheet1.G539">
            <calcext:condition calcext:apply-style-name="Untitled1" calcext:value="=10000" calcext:base-cell-address="Sheet1.G539"/>
            <calcext:condition calcext:apply-style-name="Untitled2" calcext:value="=1" calcext:base-cell-address="Sheet1.G539"/>
          </calcext:conditional-format>
          <calcext:conditional-format calcext:target-range-address="Sheet1.G540:Sheet1.G540">
            <calcext:condition calcext:apply-style-name="Untitled1" calcext:value="=10000" calcext:base-cell-address="Sheet1.G540"/>
            <calcext:condition calcext:apply-style-name="Untitled2" calcext:value="=1" calcext:base-cell-address="Sheet1.G540"/>
          </calcext:conditional-format>
          <calcext:conditional-format calcext:target-range-address="Sheet1.G541:Sheet1.G541">
            <calcext:condition calcext:apply-style-name="Untitled1" calcext:value="=10000" calcext:base-cell-address="Sheet1.G541"/>
            <calcext:condition calcext:apply-style-name="Untitled2" calcext:value="=1" calcext:base-cell-address="Sheet1.G541"/>
          </calcext:conditional-format>
          <calcext:conditional-format calcext:target-range-address="Sheet1.G542:Sheet1.G542">
            <calcext:condition calcext:apply-style-name="Untitled1" calcext:value="=10000" calcext:base-cell-address="Sheet1.G542"/>
            <calcext:condition calcext:apply-style-name="Untitled2" calcext:value="=1" calcext:base-cell-address="Sheet1.G542"/>
          </calcext:conditional-format>
          <calcext:conditional-format calcext:target-range-address="Sheet1.G543:Sheet1.G543">
            <calcext:condition calcext:apply-style-name="Untitled1" calcext:value="=10000" calcext:base-cell-address="Sheet1.G543"/>
            <calcext:condition calcext:apply-style-name="Untitled2" calcext:value="=1" calcext:base-cell-address="Sheet1.G543"/>
          </calcext:conditional-format>
          <calcext:conditional-format calcext:target-range-address="Sheet1.G544:Sheet1.G544">
            <calcext:condition calcext:apply-style-name="Untitled1" calcext:value="=10000" calcext:base-cell-address="Sheet1.G544"/>
            <calcext:condition calcext:apply-style-name="Untitled2" calcext:value="=1" calcext:base-cell-address="Sheet1.G544"/>
          </calcext:conditional-format>
          <calcext:conditional-format calcext:target-range-address="Sheet1.G545:Sheet1.G545">
            <calcext:condition calcext:apply-style-name="Untitled1" calcext:value="=10000" calcext:base-cell-address="Sheet1.G545"/>
            <calcext:condition calcext:apply-style-name="Untitled2" calcext:value="=1" calcext:base-cell-address="Sheet1.G545"/>
          </calcext:conditional-format>
          <calcext:conditional-format calcext:target-range-address="Sheet1.G546:Sheet1.G546">
            <calcext:condition calcext:apply-style-name="Untitled1" calcext:value="=10000" calcext:base-cell-address="Sheet1.G546"/>
            <calcext:condition calcext:apply-style-name="Untitled2" calcext:value="=1" calcext:base-cell-address="Sheet1.G546"/>
          </calcext:conditional-format>
          <calcext:conditional-format calcext:target-range-address="Sheet1.G547:Sheet1.G547">
            <calcext:condition calcext:apply-style-name="Untitled1" calcext:value="=10000" calcext:base-cell-address="Sheet1.G547"/>
            <calcext:condition calcext:apply-style-name="Untitled2" calcext:value="=1" calcext:base-cell-address="Sheet1.G547"/>
          </calcext:conditional-format>
          <calcext:conditional-format calcext:target-range-address="Sheet1.G548:Sheet1.G548">
            <calcext:condition calcext:apply-style-name="Untitled1" calcext:value="=10000" calcext:base-cell-address="Sheet1.G548"/>
            <calcext:condition calcext:apply-style-name="Untitled2" calcext:value="=1" calcext:base-cell-address="Sheet1.G548"/>
          </calcext:conditional-format>
          <calcext:conditional-format calcext:target-range-address="Sheet1.G549:Sheet1.G549">
            <calcext:condition calcext:apply-style-name="Untitled1" calcext:value="=10000" calcext:base-cell-address="Sheet1.G549"/>
            <calcext:condition calcext:apply-style-name="Untitled2" calcext:value="=1" calcext:base-cell-address="Sheet1.G549"/>
          </calcext:conditional-format>
          <calcext:conditional-format calcext:target-range-address="Sheet1.G550:Sheet1.G550">
            <calcext:condition calcext:apply-style-name="Untitled1" calcext:value="=10000" calcext:base-cell-address="Sheet1.G550"/>
            <calcext:condition calcext:apply-style-name="Untitled2" calcext:value="=1" calcext:base-cell-address="Sheet1.G550"/>
          </calcext:conditional-format>
          <calcext:conditional-format calcext:target-range-address="Sheet1.G551:Sheet1.G551">
            <calcext:condition calcext:apply-style-name="Untitled1" calcext:value="=10000" calcext:base-cell-address="Sheet1.G551"/>
            <calcext:condition calcext:apply-style-name="Untitled2" calcext:value="=1" calcext:base-cell-address="Sheet1.G551"/>
          </calcext:conditional-format>
          <calcext:conditional-format calcext:target-range-address="Sheet1.G552:Sheet1.G552">
            <calcext:condition calcext:apply-style-name="Untitled1" calcext:value="=10000" calcext:base-cell-address="Sheet1.G552"/>
            <calcext:condition calcext:apply-style-name="Untitled2" calcext:value="=1" calcext:base-cell-address="Sheet1.G552"/>
          </calcext:conditional-format>
          <calcext:conditional-format calcext:target-range-address="Sheet1.G553:Sheet1.G553">
            <calcext:condition calcext:apply-style-name="Untitled1" calcext:value="=10000" calcext:base-cell-address="Sheet1.G553"/>
            <calcext:condition calcext:apply-style-name="Untitled2" calcext:value="=1" calcext:base-cell-address="Sheet1.G553"/>
          </calcext:conditional-format>
          <calcext:conditional-format calcext:target-range-address="Sheet1.G554:Sheet1.G554">
            <calcext:condition calcext:apply-style-name="Untitled1" calcext:value="=10000" calcext:base-cell-address="Sheet1.G554"/>
            <calcext:condition calcext:apply-style-name="Untitled2" calcext:value="=1" calcext:base-cell-address="Sheet1.G554"/>
          </calcext:conditional-format>
          <calcext:conditional-format calcext:target-range-address="Sheet1.G555:Sheet1.G555">
            <calcext:condition calcext:apply-style-name="Untitled1" calcext:value="=10000" calcext:base-cell-address="Sheet1.G555"/>
            <calcext:condition calcext:apply-style-name="Untitled2" calcext:value="=1" calcext:base-cell-address="Sheet1.G555"/>
          </calcext:conditional-format>
          <calcext:conditional-format calcext:target-range-address="Sheet1.G556:Sheet1.G556">
            <calcext:condition calcext:apply-style-name="Untitled1" calcext:value="=10000" calcext:base-cell-address="Sheet1.G556"/>
            <calcext:condition calcext:apply-style-name="Untitled2" calcext:value="=1" calcext:base-cell-address="Sheet1.G556"/>
          </calcext:conditional-format>
          <calcext:conditional-format calcext:target-range-address="Sheet1.G557:Sheet1.G557">
            <calcext:condition calcext:apply-style-name="Untitled1" calcext:value="=10000" calcext:base-cell-address="Sheet1.G557"/>
            <calcext:condition calcext:apply-style-name="Untitled2" calcext:value="=1" calcext:base-cell-address="Sheet1.G557"/>
          </calcext:conditional-format>
          <calcext:conditional-format calcext:target-range-address="Sheet1.G558:Sheet1.G558">
            <calcext:condition calcext:apply-style-name="Untitled1" calcext:value="=10000" calcext:base-cell-address="Sheet1.G558"/>
            <calcext:condition calcext:apply-style-name="Untitled2" calcext:value="=1" calcext:base-cell-address="Sheet1.G558"/>
          </calcext:conditional-format>
          <calcext:conditional-format calcext:target-range-address="Sheet1.G559:Sheet1.G559">
            <calcext:condition calcext:apply-style-name="Untitled1" calcext:value="=10000" calcext:base-cell-address="Sheet1.G559"/>
            <calcext:condition calcext:apply-style-name="Untitled2" calcext:value="=1" calcext:base-cell-address="Sheet1.G559"/>
          </calcext:conditional-format>
          <calcext:conditional-format calcext:target-range-address="Sheet1.G560:Sheet1.G560">
            <calcext:condition calcext:apply-style-name="Untitled1" calcext:value="=10000" calcext:base-cell-address="Sheet1.G560"/>
            <calcext:condition calcext:apply-style-name="Untitled2" calcext:value="=1" calcext:base-cell-address="Sheet1.G560"/>
          </calcext:conditional-format>
          <calcext:conditional-format calcext:target-range-address="Sheet1.G561:Sheet1.G561">
            <calcext:condition calcext:apply-style-name="Untitled1" calcext:value="=10000" calcext:base-cell-address="Sheet1.G561"/>
            <calcext:condition calcext:apply-style-name="Untitled2" calcext:value="=1" calcext:base-cell-address="Sheet1.G561"/>
          </calcext:conditional-format>
          <calcext:conditional-format calcext:target-range-address="Sheet1.G562:Sheet1.G562">
            <calcext:condition calcext:apply-style-name="Untitled1" calcext:value="=10000" calcext:base-cell-address="Sheet1.G562"/>
            <calcext:condition calcext:apply-style-name="Untitled2" calcext:value="=1" calcext:base-cell-address="Sheet1.G562"/>
          </calcext:conditional-format>
          <calcext:conditional-format calcext:target-range-address="Sheet1.G563:Sheet1.G563">
            <calcext:condition calcext:apply-style-name="Untitled1" calcext:value="=10000" calcext:base-cell-address="Sheet1.G563"/>
            <calcext:condition calcext:apply-style-name="Untitled2" calcext:value="=1" calcext:base-cell-address="Sheet1.G563"/>
          </calcext:conditional-format>
          <calcext:conditional-format calcext:target-range-address="Sheet1.G564:Sheet1.G564">
            <calcext:condition calcext:apply-style-name="Untitled1" calcext:value="=10000" calcext:base-cell-address="Sheet1.G564"/>
            <calcext:condition calcext:apply-style-name="Untitled2" calcext:value="=1" calcext:base-cell-address="Sheet1.G564"/>
          </calcext:conditional-format>
          <calcext:conditional-format calcext:target-range-address="Sheet1.G565:Sheet1.G565">
            <calcext:condition calcext:apply-style-name="Untitled1" calcext:value="=10000" calcext:base-cell-address="Sheet1.G565"/>
            <calcext:condition calcext:apply-style-name="Untitled2" calcext:value="=1" calcext:base-cell-address="Sheet1.G565"/>
          </calcext:conditional-format>
          <calcext:conditional-format calcext:target-range-address="Sheet1.G566:Sheet1.G566">
            <calcext:condition calcext:apply-style-name="Untitled1" calcext:value="=10000" calcext:base-cell-address="Sheet1.G566"/>
            <calcext:condition calcext:apply-style-name="Untitled2" calcext:value="=1" calcext:base-cell-address="Sheet1.G566"/>
          </calcext:conditional-format>
          <calcext:conditional-format calcext:target-range-address="Sheet1.G567:Sheet1.G567">
            <calcext:condition calcext:apply-style-name="Untitled1" calcext:value="=10000" calcext:base-cell-address="Sheet1.G567"/>
            <calcext:condition calcext:apply-style-name="Untitled2" calcext:value="=1" calcext:base-cell-address="Sheet1.G567"/>
          </calcext:conditional-format>
          <calcext:conditional-format calcext:target-range-address="Sheet1.G568:Sheet1.G568">
            <calcext:condition calcext:apply-style-name="Untitled1" calcext:value="=10000" calcext:base-cell-address="Sheet1.G568"/>
            <calcext:condition calcext:apply-style-name="Untitled2" calcext:value="=1" calcext:base-cell-address="Sheet1.G568"/>
          </calcext:conditional-format>
          <calcext:conditional-format calcext:target-range-address="Sheet1.G569:Sheet1.G569">
            <calcext:condition calcext:apply-style-name="Untitled1" calcext:value="=10000" calcext:base-cell-address="Sheet1.G569"/>
            <calcext:condition calcext:apply-style-name="Untitled2" calcext:value="=1" calcext:base-cell-address="Sheet1.G569"/>
          </calcext:conditional-format>
          <calcext:conditional-format calcext:target-range-address="Sheet1.G570:Sheet1.G570">
            <calcext:condition calcext:apply-style-name="Untitled1" calcext:value="=10000" calcext:base-cell-address="Sheet1.G570"/>
            <calcext:condition calcext:apply-style-name="Untitled2" calcext:value="=1" calcext:base-cell-address="Sheet1.G570"/>
          </calcext:conditional-format>
          <calcext:conditional-format calcext:target-range-address="Sheet1.G571:Sheet1.G571">
            <calcext:condition calcext:apply-style-name="Untitled1" calcext:value="=10000" calcext:base-cell-address="Sheet1.G571"/>
            <calcext:condition calcext:apply-style-name="Untitled2" calcext:value="=1" calcext:base-cell-address="Sheet1.G571"/>
          </calcext:conditional-format>
          <calcext:conditional-format calcext:target-range-address="Sheet1.G572:Sheet1.G572">
            <calcext:condition calcext:apply-style-name="Untitled1" calcext:value="=10000" calcext:base-cell-address="Sheet1.G572"/>
            <calcext:condition calcext:apply-style-name="Untitled2" calcext:value="=1" calcext:base-cell-address="Sheet1.G572"/>
          </calcext:conditional-format>
          <calcext:conditional-format calcext:target-range-address="Sheet1.G573:Sheet1.G573">
            <calcext:condition calcext:apply-style-name="Untitled1" calcext:value="=10000" calcext:base-cell-address="Sheet1.G573"/>
            <calcext:condition calcext:apply-style-name="Untitled2" calcext:value="=1" calcext:base-cell-address="Sheet1.G573"/>
          </calcext:conditional-format>
          <calcext:conditional-format calcext:target-range-address="Sheet1.G574:Sheet1.G574">
            <calcext:condition calcext:apply-style-name="Untitled1" calcext:value="=10000" calcext:base-cell-address="Sheet1.G574"/>
            <calcext:condition calcext:apply-style-name="Untitled2" calcext:value="=1" calcext:base-cell-address="Sheet1.G574"/>
          </calcext:conditional-format>
          <calcext:conditional-format calcext:target-range-address="Sheet1.G575:Sheet1.G575">
            <calcext:condition calcext:apply-style-name="Untitled1" calcext:value="=10000" calcext:base-cell-address="Sheet1.G575"/>
            <calcext:condition calcext:apply-style-name="Untitled2" calcext:value="=1" calcext:base-cell-address="Sheet1.G575"/>
          </calcext:conditional-format>
          <calcext:conditional-format calcext:target-range-address="Sheet1.G576:Sheet1.G576">
            <calcext:condition calcext:apply-style-name="Untitled1" calcext:value="=10000" calcext:base-cell-address="Sheet1.G576"/>
            <calcext:condition calcext:apply-style-name="Untitled2" calcext:value="=1" calcext:base-cell-address="Sheet1.G576"/>
          </calcext:conditional-format>
          <calcext:conditional-format calcext:target-range-address="Sheet1.G577:Sheet1.G577">
            <calcext:condition calcext:apply-style-name="Untitled1" calcext:value="=10000" calcext:base-cell-address="Sheet1.G577"/>
            <calcext:condition calcext:apply-style-name="Untitled2" calcext:value="=1" calcext:base-cell-address="Sheet1.G577"/>
          </calcext:conditional-format>
          <calcext:conditional-format calcext:target-range-address="Sheet1.G578:Sheet1.G578">
            <calcext:condition calcext:apply-style-name="Untitled1" calcext:value="=10000" calcext:base-cell-address="Sheet1.G578"/>
            <calcext:condition calcext:apply-style-name="Untitled2" calcext:value="=1" calcext:base-cell-address="Sheet1.G578"/>
          </calcext:conditional-format>
          <calcext:conditional-format calcext:target-range-address="Sheet1.G579:Sheet1.G579">
            <calcext:condition calcext:apply-style-name="Untitled1" calcext:value="=10000" calcext:base-cell-address="Sheet1.G579"/>
            <calcext:condition calcext:apply-style-name="Untitled2" calcext:value="=1" calcext:base-cell-address="Sheet1.G579"/>
          </calcext:conditional-format>
          <calcext:conditional-format calcext:target-range-address="Sheet1.G580:Sheet1.G580">
            <calcext:condition calcext:apply-style-name="Untitled1" calcext:value="=10000" calcext:base-cell-address="Sheet1.G580"/>
            <calcext:condition calcext:apply-style-name="Untitled2" calcext:value="=1" calcext:base-cell-address="Sheet1.G580"/>
          </calcext:conditional-format>
          <calcext:conditional-format calcext:target-range-address="Sheet1.G581:Sheet1.G581">
            <calcext:condition calcext:apply-style-name="Untitled1" calcext:value="=10000" calcext:base-cell-address="Sheet1.G581"/>
            <calcext:condition calcext:apply-style-name="Untitled2" calcext:value="=1" calcext:base-cell-address="Sheet1.G581"/>
          </calcext:conditional-format>
          <calcext:conditional-format calcext:target-range-address="Sheet1.G582:Sheet1.G582">
            <calcext:condition calcext:apply-style-name="Untitled1" calcext:value="=10000" calcext:base-cell-address="Sheet1.G582"/>
            <calcext:condition calcext:apply-style-name="Untitled2" calcext:value="=1" calcext:base-cell-address="Sheet1.G582"/>
          </calcext:conditional-format>
          <calcext:conditional-format calcext:target-range-address="Sheet1.G583:Sheet1.G583">
            <calcext:condition calcext:apply-style-name="Untitled1" calcext:value="=10000" calcext:base-cell-address="Sheet1.G583"/>
            <calcext:condition calcext:apply-style-name="Untitled2" calcext:value="=1" calcext:base-cell-address="Sheet1.G583"/>
          </calcext:conditional-format>
          <calcext:conditional-format calcext:target-range-address="Sheet1.G584:Sheet1.G584">
            <calcext:condition calcext:apply-style-name="Untitled1" calcext:value="=10000" calcext:base-cell-address="Sheet1.G584"/>
            <calcext:condition calcext:apply-style-name="Untitled2" calcext:value="=1" calcext:base-cell-address="Sheet1.G584"/>
          </calcext:conditional-format>
          <calcext:conditional-format calcext:target-range-address="Sheet1.G585:Sheet1.G585">
            <calcext:condition calcext:apply-style-name="Untitled1" calcext:value="=10000" calcext:base-cell-address="Sheet1.G585"/>
            <calcext:condition calcext:apply-style-name="Untitled2" calcext:value="=1" calcext:base-cell-address="Sheet1.G585"/>
          </calcext:conditional-format>
          <calcext:conditional-format calcext:target-range-address="Sheet1.G586:Sheet1.G586">
            <calcext:condition calcext:apply-style-name="Untitled1" calcext:value="=10000" calcext:base-cell-address="Sheet1.G586"/>
            <calcext:condition calcext:apply-style-name="Untitled2" calcext:value="=1" calcext:base-cell-address="Sheet1.G586"/>
          </calcext:conditional-format>
          <calcext:conditional-format calcext:target-range-address="Sheet1.G587:Sheet1.G587">
            <calcext:condition calcext:apply-style-name="Untitled1" calcext:value="=10000" calcext:base-cell-address="Sheet1.G587"/>
            <calcext:condition calcext:apply-style-name="Untitled2" calcext:value="=1" calcext:base-cell-address="Sheet1.G587"/>
          </calcext:conditional-format>
          <calcext:conditional-format calcext:target-range-address="Sheet1.G588:Sheet1.G588">
            <calcext:condition calcext:apply-style-name="Untitled1" calcext:value="=10000" calcext:base-cell-address="Sheet1.G588"/>
            <calcext:condition calcext:apply-style-name="Untitled2" calcext:value="=1" calcext:base-cell-address="Sheet1.G588"/>
          </calcext:conditional-format>
          <calcext:conditional-format calcext:target-range-address="Sheet1.G589:Sheet1.G589">
            <calcext:condition calcext:apply-style-name="Untitled1" calcext:value="=10000" calcext:base-cell-address="Sheet1.G589"/>
            <calcext:condition calcext:apply-style-name="Untitled2" calcext:value="=1" calcext:base-cell-address="Sheet1.G589"/>
          </calcext:conditional-format>
          <calcext:conditional-format calcext:target-range-address="Sheet1.G590:Sheet1.G590">
            <calcext:condition calcext:apply-style-name="Untitled1" calcext:value="=10000" calcext:base-cell-address="Sheet1.G590"/>
            <calcext:condition calcext:apply-style-name="Untitled2" calcext:value="=1" calcext:base-cell-address="Sheet1.G590"/>
          </calcext:conditional-format>
          <calcext:conditional-format calcext:target-range-address="Sheet1.G591:Sheet1.G591">
            <calcext:condition calcext:apply-style-name="Untitled1" calcext:value="=10000" calcext:base-cell-address="Sheet1.G591"/>
            <calcext:condition calcext:apply-style-name="Untitled2" calcext:value="=1" calcext:base-cell-address="Sheet1.G591"/>
          </calcext:conditional-format>
          <calcext:conditional-format calcext:target-range-address="Sheet1.G592:Sheet1.G592">
            <calcext:condition calcext:apply-style-name="Untitled1" calcext:value="=10000" calcext:base-cell-address="Sheet1.G592"/>
            <calcext:condition calcext:apply-style-name="Untitled2" calcext:value="=1" calcext:base-cell-address="Sheet1.G592"/>
          </calcext:conditional-format>
          <calcext:conditional-format calcext:target-range-address="Sheet1.G593:Sheet1.G593">
            <calcext:condition calcext:apply-style-name="Untitled1" calcext:value="=10000" calcext:base-cell-address="Sheet1.G593"/>
            <calcext:condition calcext:apply-style-name="Untitled2" calcext:value="=1" calcext:base-cell-address="Sheet1.G593"/>
          </calcext:conditional-format>
          <calcext:conditional-format calcext:target-range-address="Sheet1.G594:Sheet1.G594">
            <calcext:condition calcext:apply-style-name="Untitled1" calcext:value="=10000" calcext:base-cell-address="Sheet1.G594"/>
            <calcext:condition calcext:apply-style-name="Untitled2" calcext:value="=1" calcext:base-cell-address="Sheet1.G594"/>
          </calcext:conditional-format>
          <calcext:conditional-format calcext:target-range-address="Sheet1.G595:Sheet1.G595">
            <calcext:condition calcext:apply-style-name="Untitled1" calcext:value="=10000" calcext:base-cell-address="Sheet1.G595"/>
            <calcext:condition calcext:apply-style-name="Untitled2" calcext:value="=1" calcext:base-cell-address="Sheet1.G595"/>
          </calcext:conditional-format>
          <calcext:conditional-format calcext:target-range-address="Sheet1.G596:Sheet1.G596">
            <calcext:condition calcext:apply-style-name="Untitled1" calcext:value="=10000" calcext:base-cell-address="Sheet1.G596"/>
            <calcext:condition calcext:apply-style-name="Untitled2" calcext:value="=1" calcext:base-cell-address="Sheet1.G596"/>
          </calcext:conditional-format>
          <calcext:conditional-format calcext:target-range-address="Sheet1.G597:Sheet1.G597">
            <calcext:condition calcext:apply-style-name="Untitled1" calcext:value="=10000" calcext:base-cell-address="Sheet1.G597"/>
            <calcext:condition calcext:apply-style-name="Untitled2" calcext:value="=1" calcext:base-cell-address="Sheet1.G597"/>
          </calcext:conditional-format>
          <calcext:conditional-format calcext:target-range-address="Sheet1.G598:Sheet1.G598">
            <calcext:condition calcext:apply-style-name="Untitled1" calcext:value="=10000" calcext:base-cell-address="Sheet1.G598"/>
            <calcext:condition calcext:apply-style-name="Untitled2" calcext:value="=1" calcext:base-cell-address="Sheet1.G598"/>
          </calcext:conditional-format>
          <calcext:conditional-format calcext:target-range-address="Sheet1.G599:Sheet1.G599">
            <calcext:condition calcext:apply-style-name="Untitled1" calcext:value="=10000" calcext:base-cell-address="Sheet1.G599"/>
            <calcext:condition calcext:apply-style-name="Untitled2" calcext:value="=1" calcext:base-cell-address="Sheet1.G599"/>
          </calcext:conditional-format>
          <calcext:conditional-format calcext:target-range-address="Sheet1.G600:Sheet1.G600">
            <calcext:condition calcext:apply-style-name="Untitled1" calcext:value="=10000" calcext:base-cell-address="Sheet1.G600"/>
            <calcext:condition calcext:apply-style-name="Untitled2" calcext:value="=1" calcext:base-cell-address="Sheet1.G600"/>
          </calcext:conditional-format>
          <calcext:conditional-format calcext:target-range-address="Sheet1.G601:Sheet1.G601">
            <calcext:condition calcext:apply-style-name="Untitled1" calcext:value="=10000" calcext:base-cell-address="Sheet1.G601"/>
            <calcext:condition calcext:apply-style-name="Untitled2" calcext:value="=1" calcext:base-cell-address="Sheet1.G601"/>
          </calcext:conditional-format>
          <calcext:conditional-format calcext:target-range-address="Sheet1.G602:Sheet1.G602">
            <calcext:condition calcext:apply-style-name="Untitled1" calcext:value="=10000" calcext:base-cell-address="Sheet1.G602"/>
            <calcext:condition calcext:apply-style-name="Untitled2" calcext:value="=1" calcext:base-cell-address="Sheet1.G602"/>
          </calcext:conditional-format>
          <calcext:conditional-format calcext:target-range-address="Sheet1.G603:Sheet1.G603">
            <calcext:condition calcext:apply-style-name="Untitled1" calcext:value="=10000" calcext:base-cell-address="Sheet1.G603"/>
            <calcext:condition calcext:apply-style-name="Untitled2" calcext:value="=1" calcext:base-cell-address="Sheet1.G603"/>
          </calcext:conditional-format>
          <calcext:conditional-format calcext:target-range-address="Sheet1.G604:Sheet1.G604">
            <calcext:condition calcext:apply-style-name="Untitled1" calcext:value="=10000" calcext:base-cell-address="Sheet1.G604"/>
            <calcext:condition calcext:apply-style-name="Untitled2" calcext:value="=1" calcext:base-cell-address="Sheet1.G604"/>
          </calcext:conditional-format>
          <calcext:conditional-format calcext:target-range-address="Sheet1.G605:Sheet1.G605">
            <calcext:condition calcext:apply-style-name="Untitled1" calcext:value="=10000" calcext:base-cell-address="Sheet1.G605"/>
            <calcext:condition calcext:apply-style-name="Untitled2" calcext:value="=1" calcext:base-cell-address="Sheet1.G605"/>
          </calcext:conditional-format>
          <calcext:conditional-format calcext:target-range-address="Sheet1.G606:Sheet1.G606">
            <calcext:condition calcext:apply-style-name="Untitled1" calcext:value="=10000" calcext:base-cell-address="Sheet1.G606"/>
            <calcext:condition calcext:apply-style-name="Untitled2" calcext:value="=1" calcext:base-cell-address="Sheet1.G606"/>
          </calcext:conditional-format>
          <calcext:conditional-format calcext:target-range-address="Sheet1.G607:Sheet1.G607">
            <calcext:condition calcext:apply-style-name="Untitled1" calcext:value="=10000" calcext:base-cell-address="Sheet1.G607"/>
            <calcext:condition calcext:apply-style-name="Untitled2" calcext:value="=1" calcext:base-cell-address="Sheet1.G607"/>
          </calcext:conditional-format>
          <calcext:conditional-format calcext:target-range-address="Sheet1.G608:Sheet1.G608">
            <calcext:condition calcext:apply-style-name="Untitled1" calcext:value="=10000" calcext:base-cell-address="Sheet1.G608"/>
            <calcext:condition calcext:apply-style-name="Untitled2" calcext:value="=1" calcext:base-cell-address="Sheet1.G608"/>
          </calcext:conditional-format>
          <calcext:conditional-format calcext:target-range-address="Sheet1.G609:Sheet1.G609">
            <calcext:condition calcext:apply-style-name="Untitled1" calcext:value="=10000" calcext:base-cell-address="Sheet1.G609"/>
            <calcext:condition calcext:apply-style-name="Untitled2" calcext:value="=1" calcext:base-cell-address="Sheet1.G609"/>
          </calcext:conditional-format>
          <calcext:conditional-format calcext:target-range-address="Sheet1.G610:Sheet1.G610">
            <calcext:condition calcext:apply-style-name="Untitled1" calcext:value="=10000" calcext:base-cell-address="Sheet1.G610"/>
            <calcext:condition calcext:apply-style-name="Untitled2" calcext:value="=1" calcext:base-cell-address="Sheet1.G610"/>
          </calcext:conditional-format>
          <calcext:conditional-format calcext:target-range-address="Sheet1.G611:Sheet1.G611">
            <calcext:condition calcext:apply-style-name="Untitled1" calcext:value="=10000" calcext:base-cell-address="Sheet1.G611"/>
            <calcext:condition calcext:apply-style-name="Untitled2" calcext:value="=1" calcext:base-cell-address="Sheet1.G611"/>
          </calcext:conditional-format>
          <calcext:conditional-format calcext:target-range-address="Sheet1.G612:Sheet1.G612">
            <calcext:condition calcext:apply-style-name="Untitled1" calcext:value="=10000" calcext:base-cell-address="Sheet1.G612"/>
            <calcext:condition calcext:apply-style-name="Untitled2" calcext:value="=1" calcext:base-cell-address="Sheet1.G612"/>
          </calcext:conditional-format>
          <calcext:conditional-format calcext:target-range-address="Sheet1.G613:Sheet1.G613">
            <calcext:condition calcext:apply-style-name="Untitled1" calcext:value="=10000" calcext:base-cell-address="Sheet1.G613"/>
            <calcext:condition calcext:apply-style-name="Untitled2" calcext:value="=1" calcext:base-cell-address="Sheet1.G613"/>
          </calcext:conditional-format>
          <calcext:conditional-format calcext:target-range-address="Sheet1.G614:Sheet1.G614">
            <calcext:condition calcext:apply-style-name="Untitled1" calcext:value="=10000" calcext:base-cell-address="Sheet1.G614"/>
            <calcext:condition calcext:apply-style-name="Untitled2" calcext:value="=1" calcext:base-cell-address="Sheet1.G614"/>
          </calcext:conditional-format>
          <calcext:conditional-format calcext:target-range-address="Sheet1.G615:Sheet1.G615">
            <calcext:condition calcext:apply-style-name="Untitled1" calcext:value="=10000" calcext:base-cell-address="Sheet1.G615"/>
            <calcext:condition calcext:apply-style-name="Untitled2" calcext:value="=1" calcext:base-cell-address="Sheet1.G615"/>
          </calcext:conditional-format>
          <calcext:conditional-format calcext:target-range-address="Sheet1.G616:Sheet1.G616">
            <calcext:condition calcext:apply-style-name="Untitled1" calcext:value="=10000" calcext:base-cell-address="Sheet1.G616"/>
            <calcext:condition calcext:apply-style-name="Untitled2" calcext:value="=1" calcext:base-cell-address="Sheet1.G616"/>
          </calcext:conditional-format>
          <calcext:conditional-format calcext:target-range-address="Sheet1.G617:Sheet1.G617">
            <calcext:condition calcext:apply-style-name="Untitled1" calcext:value="=10000" calcext:base-cell-address="Sheet1.G617"/>
            <calcext:condition calcext:apply-style-name="Untitled2" calcext:value="=1" calcext:base-cell-address="Sheet1.G617"/>
          </calcext:conditional-format>
          <calcext:conditional-format calcext:target-range-address="Sheet1.G618:Sheet1.G618">
            <calcext:condition calcext:apply-style-name="Untitled1" calcext:value="=10000" calcext:base-cell-address="Sheet1.G618"/>
            <calcext:condition calcext:apply-style-name="Untitled2" calcext:value="=1" calcext:base-cell-address="Sheet1.G618"/>
          </calcext:conditional-format>
          <calcext:conditional-format calcext:target-range-address="Sheet1.G619:Sheet1.G619">
            <calcext:condition calcext:apply-style-name="Untitled1" calcext:value="=10000" calcext:base-cell-address="Sheet1.G619"/>
            <calcext:condition calcext:apply-style-name="Untitled2" calcext:value="=1" calcext:base-cell-address="Sheet1.G619"/>
          </calcext:conditional-format>
          <calcext:conditional-format calcext:target-range-address="Sheet1.G620:Sheet1.G620">
            <calcext:condition calcext:apply-style-name="Untitled1" calcext:value="=10000" calcext:base-cell-address="Sheet1.G620"/>
            <calcext:condition calcext:apply-style-name="Untitled2" calcext:value="=1" calcext:base-cell-address="Sheet1.G620"/>
          </calcext:conditional-format>
          <calcext:conditional-format calcext:target-range-address="Sheet1.G621:Sheet1.G621">
            <calcext:condition calcext:apply-style-name="Untitled1" calcext:value="=10000" calcext:base-cell-address="Sheet1.G621"/>
            <calcext:condition calcext:apply-style-name="Untitled2" calcext:value="=1" calcext:base-cell-address="Sheet1.G621"/>
          </calcext:conditional-format>
          <calcext:conditional-format calcext:target-range-address="Sheet1.G622:Sheet1.G622">
            <calcext:condition calcext:apply-style-name="Untitled1" calcext:value="=10000" calcext:base-cell-address="Sheet1.G622"/>
            <calcext:condition calcext:apply-style-name="Untitled2" calcext:value="=1" calcext:base-cell-address="Sheet1.G622"/>
          </calcext:conditional-format>
          <calcext:conditional-format calcext:target-range-address="Sheet1.G623:Sheet1.G623">
            <calcext:condition calcext:apply-style-name="Untitled1" calcext:value="=10000" calcext:base-cell-address="Sheet1.G623"/>
            <calcext:condition calcext:apply-style-name="Untitled2" calcext:value="=1" calcext:base-cell-address="Sheet1.G623"/>
          </calcext:conditional-format>
          <calcext:conditional-format calcext:target-range-address="Sheet1.G624:Sheet1.G624">
            <calcext:condition calcext:apply-style-name="Untitled1" calcext:value="=10000" calcext:base-cell-address="Sheet1.G624"/>
            <calcext:condition calcext:apply-style-name="Untitled2" calcext:value="=1" calcext:base-cell-address="Sheet1.G624"/>
          </calcext:conditional-format>
          <calcext:conditional-format calcext:target-range-address="Sheet1.G625:Sheet1.G625">
            <calcext:condition calcext:apply-style-name="Untitled1" calcext:value="=10000" calcext:base-cell-address="Sheet1.G625"/>
            <calcext:condition calcext:apply-style-name="Untitled2" calcext:value="=1" calcext:base-cell-address="Sheet1.G625"/>
          </calcext:conditional-format>
          <calcext:conditional-format calcext:target-range-address="Sheet1.G626:Sheet1.G626">
            <calcext:condition calcext:apply-style-name="Untitled1" calcext:value="=10000" calcext:base-cell-address="Sheet1.G626"/>
            <calcext:condition calcext:apply-style-name="Untitled2" calcext:value="=1" calcext:base-cell-address="Sheet1.G626"/>
          </calcext:conditional-format>
          <calcext:conditional-format calcext:target-range-address="Sheet1.G627:Sheet1.G627">
            <calcext:condition calcext:apply-style-name="Untitled1" calcext:value="=10000" calcext:base-cell-address="Sheet1.G627"/>
            <calcext:condition calcext:apply-style-name="Untitled2" calcext:value="=1" calcext:base-cell-address="Sheet1.G627"/>
          </calcext:conditional-format>
          <calcext:conditional-format calcext:target-range-address="Sheet1.G628:Sheet1.G628">
            <calcext:condition calcext:apply-style-name="Untitled1" calcext:value="=10000" calcext:base-cell-address="Sheet1.G628"/>
            <calcext:condition calcext:apply-style-name="Untitled2" calcext:value="=1" calcext:base-cell-address="Sheet1.G628"/>
          </calcext:conditional-format>
          <calcext:conditional-format calcext:target-range-address="Sheet1.G629:Sheet1.G629">
            <calcext:condition calcext:apply-style-name="Untitled1" calcext:value="=10000" calcext:base-cell-address="Sheet1.G629"/>
            <calcext:condition calcext:apply-style-name="Untitled2" calcext:value="=1" calcext:base-cell-address="Sheet1.G629"/>
          </calcext:conditional-format>
          <calcext:conditional-format calcext:target-range-address="Sheet1.G630:Sheet1.G630">
            <calcext:condition calcext:apply-style-name="Untitled1" calcext:value="=10000" calcext:base-cell-address="Sheet1.G630"/>
            <calcext:condition calcext:apply-style-name="Untitled2" calcext:value="=1" calcext:base-cell-address="Sheet1.G630"/>
          </calcext:conditional-format>
          <calcext:conditional-format calcext:target-range-address="Sheet1.G631:Sheet1.G631">
            <calcext:condition calcext:apply-style-name="Untitled1" calcext:value="=10000" calcext:base-cell-address="Sheet1.G631"/>
            <calcext:condition calcext:apply-style-name="Untitled2" calcext:value="=1" calcext:base-cell-address="Sheet1.G631"/>
          </calcext:conditional-format>
          <calcext:conditional-format calcext:target-range-address="Sheet1.G632:Sheet1.G632">
            <calcext:condition calcext:apply-style-name="Untitled1" calcext:value="=10000" calcext:base-cell-address="Sheet1.G632"/>
            <calcext:condition calcext:apply-style-name="Untitled2" calcext:value="=1" calcext:base-cell-address="Sheet1.G632"/>
          </calcext:conditional-format>
          <calcext:conditional-format calcext:target-range-address="Sheet1.G633:Sheet1.G633">
            <calcext:condition calcext:apply-style-name="Untitled1" calcext:value="=10000" calcext:base-cell-address="Sheet1.G633"/>
            <calcext:condition calcext:apply-style-name="Untitled2" calcext:value="=1" calcext:base-cell-address="Sheet1.G633"/>
          </calcext:conditional-format>
          <calcext:conditional-format calcext:target-range-address="Sheet1.G634:Sheet1.G634">
            <calcext:condition calcext:apply-style-name="Untitled1" calcext:value="=10000" calcext:base-cell-address="Sheet1.G634"/>
            <calcext:condition calcext:apply-style-name="Untitled2" calcext:value="=1" calcext:base-cell-address="Sheet1.G634"/>
          </calcext:conditional-format>
          <calcext:conditional-format calcext:target-range-address="Sheet1.G635:Sheet1.G635">
            <calcext:condition calcext:apply-style-name="Untitled1" calcext:value="=10000" calcext:base-cell-address="Sheet1.G635"/>
            <calcext:condition calcext:apply-style-name="Untitled2" calcext:value="=1" calcext:base-cell-address="Sheet1.G635"/>
          </calcext:conditional-format>
          <calcext:conditional-format calcext:target-range-address="Sheet1.G636:Sheet1.G636">
            <calcext:condition calcext:apply-style-name="Untitled1" calcext:value="=10000" calcext:base-cell-address="Sheet1.G636"/>
            <calcext:condition calcext:apply-style-name="Untitled2" calcext:value="=1" calcext:base-cell-address="Sheet1.G636"/>
          </calcext:conditional-format>
          <calcext:conditional-format calcext:target-range-address="Sheet1.G637:Sheet1.G637">
            <calcext:condition calcext:apply-style-name="Untitled1" calcext:value="=10000" calcext:base-cell-address="Sheet1.G637"/>
            <calcext:condition calcext:apply-style-name="Untitled2" calcext:value="=1" calcext:base-cell-address="Sheet1.G637"/>
          </calcext:conditional-format>
          <calcext:conditional-format calcext:target-range-address="Sheet1.G638:Sheet1.G638">
            <calcext:condition calcext:apply-style-name="Untitled1" calcext:value="=10000" calcext:base-cell-address="Sheet1.G638"/>
            <calcext:condition calcext:apply-style-name="Untitled2" calcext:value="=1" calcext:base-cell-address="Sheet1.G638"/>
          </calcext:conditional-format>
          <calcext:conditional-format calcext:target-range-address="Sheet1.G639:Sheet1.G639">
            <calcext:condition calcext:apply-style-name="Untitled1" calcext:value="=10000" calcext:base-cell-address="Sheet1.G639"/>
            <calcext:condition calcext:apply-style-name="Untitled2" calcext:value="=1" calcext:base-cell-address="Sheet1.G639"/>
          </calcext:conditional-format>
          <calcext:conditional-format calcext:target-range-address="Sheet1.G640:Sheet1.G640">
            <calcext:condition calcext:apply-style-name="Untitled1" calcext:value="=10000" calcext:base-cell-address="Sheet1.G640"/>
            <calcext:condition calcext:apply-style-name="Untitled2" calcext:value="=1" calcext:base-cell-address="Sheet1.G640"/>
          </calcext:conditional-format>
          <calcext:conditional-format calcext:target-range-address="Sheet1.G641:Sheet1.G641">
            <calcext:condition calcext:apply-style-name="Untitled1" calcext:value="=10000" calcext:base-cell-address="Sheet1.G641"/>
            <calcext:condition calcext:apply-style-name="Untitled2" calcext:value="=1" calcext:base-cell-address="Sheet1.G641"/>
          </calcext:conditional-format>
          <calcext:conditional-format calcext:target-range-address="Sheet1.G642:Sheet1.G642">
            <calcext:condition calcext:apply-style-name="Untitled1" calcext:value="=10000" calcext:base-cell-address="Sheet1.G642"/>
            <calcext:condition calcext:apply-style-name="Untitled2" calcext:value="=1" calcext:base-cell-address="Sheet1.G642"/>
          </calcext:conditional-format>
          <calcext:conditional-format calcext:target-range-address="Sheet1.G643:Sheet1.G643">
            <calcext:condition calcext:apply-style-name="Untitled1" calcext:value="=10000" calcext:base-cell-address="Sheet1.G643"/>
            <calcext:condition calcext:apply-style-name="Untitled2" calcext:value="=1" calcext:base-cell-address="Sheet1.G643"/>
          </calcext:conditional-format>
          <calcext:conditional-format calcext:target-range-address="Sheet1.G644:Sheet1.G644">
            <calcext:condition calcext:apply-style-name="Untitled1" calcext:value="=10000" calcext:base-cell-address="Sheet1.G644"/>
            <calcext:condition calcext:apply-style-name="Untitled2" calcext:value="=1" calcext:base-cell-address="Sheet1.G644"/>
          </calcext:conditional-format>
          <calcext:conditional-format calcext:target-range-address="Sheet1.G645:Sheet1.G645">
            <calcext:condition calcext:apply-style-name="Untitled1" calcext:value="=10000" calcext:base-cell-address="Sheet1.G645"/>
            <calcext:condition calcext:apply-style-name="Untitled2" calcext:value="=1" calcext:base-cell-address="Sheet1.G645"/>
          </calcext:conditional-format>
          <calcext:conditional-format calcext:target-range-address="Sheet1.G646:Sheet1.G646">
            <calcext:condition calcext:apply-style-name="Untitled1" calcext:value="=10000" calcext:base-cell-address="Sheet1.G646"/>
            <calcext:condition calcext:apply-style-name="Untitled2" calcext:value="=1" calcext:base-cell-address="Sheet1.G646"/>
          </calcext:conditional-format>
          <calcext:conditional-format calcext:target-range-address="Sheet1.G647:Sheet1.G647">
            <calcext:condition calcext:apply-style-name="Untitled1" calcext:value="=10000" calcext:base-cell-address="Sheet1.G647"/>
            <calcext:condition calcext:apply-style-name="Untitled2" calcext:value="=1" calcext:base-cell-address="Sheet1.G647"/>
          </calcext:conditional-format>
          <calcext:conditional-format calcext:target-range-address="Sheet1.G648:Sheet1.G648">
            <calcext:condition calcext:apply-style-name="Untitled1" calcext:value="=10000" calcext:base-cell-address="Sheet1.G648"/>
            <calcext:condition calcext:apply-style-name="Untitled2" calcext:value="=1" calcext:base-cell-address="Sheet1.G648"/>
          </calcext:conditional-format>
          <calcext:conditional-format calcext:target-range-address="Sheet1.G649:Sheet1.G649">
            <calcext:condition calcext:apply-style-name="Untitled1" calcext:value="=10000" calcext:base-cell-address="Sheet1.G649"/>
            <calcext:condition calcext:apply-style-name="Untitled2" calcext:value="=1" calcext:base-cell-address="Sheet1.G649"/>
          </calcext:conditional-format>
          <calcext:conditional-format calcext:target-range-address="Sheet1.G650:Sheet1.G650">
            <calcext:condition calcext:apply-style-name="Untitled1" calcext:value="=10000" calcext:base-cell-address="Sheet1.G650"/>
            <calcext:condition calcext:apply-style-name="Untitled2" calcext:value="=1" calcext:base-cell-address="Sheet1.G650"/>
          </calcext:conditional-format>
          <calcext:conditional-format calcext:target-range-address="Sheet1.G651:Sheet1.G651">
            <calcext:condition calcext:apply-style-name="Untitled1" calcext:value="=10000" calcext:base-cell-address="Sheet1.G651"/>
            <calcext:condition calcext:apply-style-name="Untitled2" calcext:value="=1" calcext:base-cell-address="Sheet1.G651"/>
          </calcext:conditional-format>
          <calcext:conditional-format calcext:target-range-address="Sheet1.G652:Sheet1.G652">
            <calcext:condition calcext:apply-style-name="Untitled1" calcext:value="=10000" calcext:base-cell-address="Sheet1.G652"/>
            <calcext:condition calcext:apply-style-name="Untitled2" calcext:value="=1" calcext:base-cell-address="Sheet1.G652"/>
          </calcext:conditional-format>
          <calcext:conditional-format calcext:target-range-address="Sheet1.G653:Sheet1.G653">
            <calcext:condition calcext:apply-style-name="Untitled1" calcext:value="=10000" calcext:base-cell-address="Sheet1.G653"/>
            <calcext:condition calcext:apply-style-name="Untitled2" calcext:value="=1" calcext:base-cell-address="Sheet1.G653"/>
          </calcext:conditional-format>
          <calcext:conditional-format calcext:target-range-address="Sheet1.G654:Sheet1.G654">
            <calcext:condition calcext:apply-style-name="Untitled1" calcext:value="=10000" calcext:base-cell-address="Sheet1.G654"/>
            <calcext:condition calcext:apply-style-name="Untitled2" calcext:value="=1" calcext:base-cell-address="Sheet1.G654"/>
          </calcext:conditional-format>
          <calcext:conditional-format calcext:target-range-address="Sheet1.G655:Sheet1.G655">
            <calcext:condition calcext:apply-style-name="Untitled1" calcext:value="=10000" calcext:base-cell-address="Sheet1.G655"/>
            <calcext:condition calcext:apply-style-name="Untitled2" calcext:value="=1" calcext:base-cell-address="Sheet1.G655"/>
          </calcext:conditional-format>
          <calcext:conditional-format calcext:target-range-address="Sheet1.G656:Sheet1.G656">
            <calcext:condition calcext:apply-style-name="Untitled1" calcext:value="=10000" calcext:base-cell-address="Sheet1.G656"/>
            <calcext:condition calcext:apply-style-name="Untitled2" calcext:value="=1" calcext:base-cell-address="Sheet1.G656"/>
          </calcext:conditional-format>
          <calcext:conditional-format calcext:target-range-address="Sheet1.G657:Sheet1.G657">
            <calcext:condition calcext:apply-style-name="Untitled1" calcext:value="=10000" calcext:base-cell-address="Sheet1.G657"/>
            <calcext:condition calcext:apply-style-name="Untitled2" calcext:value="=1" calcext:base-cell-address="Sheet1.G657"/>
          </calcext:conditional-format>
          <calcext:conditional-format calcext:target-range-address="Sheet1.G658:Sheet1.G658">
            <calcext:condition calcext:apply-style-name="Untitled1" calcext:value="=10000" calcext:base-cell-address="Sheet1.G658"/>
            <calcext:condition calcext:apply-style-name="Untitled2" calcext:value="=1" calcext:base-cell-address="Sheet1.G658"/>
          </calcext:conditional-format>
          <calcext:conditional-format calcext:target-range-address="Sheet1.G659:Sheet1.G659">
            <calcext:condition calcext:apply-style-name="Untitled1" calcext:value="=10000" calcext:base-cell-address="Sheet1.G659"/>
            <calcext:condition calcext:apply-style-name="Untitled2" calcext:value="=1" calcext:base-cell-address="Sheet1.G659"/>
          </calcext:conditional-format>
          <calcext:conditional-format calcext:target-range-address="Sheet1.G660:Sheet1.G660">
            <calcext:condition calcext:apply-style-name="Untitled1" calcext:value="=10000" calcext:base-cell-address="Sheet1.G660"/>
            <calcext:condition calcext:apply-style-name="Untitled2" calcext:value="=1" calcext:base-cell-address="Sheet1.G660"/>
          </calcext:conditional-format>
          <calcext:conditional-format calcext:target-range-address="Sheet1.G661:Sheet1.G661">
            <calcext:condition calcext:apply-style-name="Untitled1" calcext:value="=10000" calcext:base-cell-address="Sheet1.G661"/>
            <calcext:condition calcext:apply-style-name="Untitled2" calcext:value="=1" calcext:base-cell-address="Sheet1.G661"/>
          </calcext:conditional-format>
          <calcext:conditional-format calcext:target-range-address="Sheet1.G662:Sheet1.G662">
            <calcext:condition calcext:apply-style-name="Untitled1" calcext:value="=10000" calcext:base-cell-address="Sheet1.G662"/>
            <calcext:condition calcext:apply-style-name="Untitled2" calcext:value="=1" calcext:base-cell-address="Sheet1.G662"/>
          </calcext:conditional-format>
          <calcext:conditional-format calcext:target-range-address="Sheet1.G663:Sheet1.G663">
            <calcext:condition calcext:apply-style-name="Untitled1" calcext:value="=10000" calcext:base-cell-address="Sheet1.G663"/>
            <calcext:condition calcext:apply-style-name="Untitled2" calcext:value="=1" calcext:base-cell-address="Sheet1.G663"/>
          </calcext:conditional-format>
          <calcext:conditional-format calcext:target-range-address="Sheet1.G664:Sheet1.G664">
            <calcext:condition calcext:apply-style-name="Untitled1" calcext:value="=10000" calcext:base-cell-address="Sheet1.G664"/>
            <calcext:condition calcext:apply-style-name="Untitled2" calcext:value="=1" calcext:base-cell-address="Sheet1.G664"/>
          </calcext:conditional-format>
          <calcext:conditional-format calcext:target-range-address="Sheet1.G665:Sheet1.G665">
            <calcext:condition calcext:apply-style-name="Untitled1" calcext:value="=10000" calcext:base-cell-address="Sheet1.G665"/>
            <calcext:condition calcext:apply-style-name="Untitled2" calcext:value="=1" calcext:base-cell-address="Sheet1.G665"/>
          </calcext:conditional-format>
          <calcext:conditional-format calcext:target-range-address="Sheet1.G666:Sheet1.G666">
            <calcext:condition calcext:apply-style-name="Untitled1" calcext:value="=10000" calcext:base-cell-address="Sheet1.G666"/>
            <calcext:condition calcext:apply-style-name="Untitled2" calcext:value="=1" calcext:base-cell-address="Sheet1.G666"/>
          </calcext:conditional-format>
          <calcext:conditional-format calcext:target-range-address="Sheet1.G667:Sheet1.G667">
            <calcext:condition calcext:apply-style-name="Untitled1" calcext:value="=10000" calcext:base-cell-address="Sheet1.G667"/>
            <calcext:condition calcext:apply-style-name="Untitled2" calcext:value="=1" calcext:base-cell-address="Sheet1.G667"/>
          </calcext:conditional-format>
          <calcext:conditional-format calcext:target-range-address="Sheet1.G668:Sheet1.G668">
            <calcext:condition calcext:apply-style-name="Untitled1" calcext:value="=10000" calcext:base-cell-address="Sheet1.G668"/>
            <calcext:condition calcext:apply-style-name="Untitled2" calcext:value="=1" calcext:base-cell-address="Sheet1.G668"/>
          </calcext:conditional-format>
          <calcext:conditional-format calcext:target-range-address="Sheet1.G669:Sheet1.G669">
            <calcext:condition calcext:apply-style-name="Untitled1" calcext:value="=10000" calcext:base-cell-address="Sheet1.G669"/>
            <calcext:condition calcext:apply-style-name="Untitled2" calcext:value="=1" calcext:base-cell-address="Sheet1.G669"/>
          </calcext:conditional-format>
          <calcext:conditional-format calcext:target-range-address="Sheet1.G670:Sheet1.G670">
            <calcext:condition calcext:apply-style-name="Untitled1" calcext:value="=10000" calcext:base-cell-address="Sheet1.G670"/>
            <calcext:condition calcext:apply-style-name="Untitled2" calcext:value="=1" calcext:base-cell-address="Sheet1.G670"/>
          </calcext:conditional-format>
          <calcext:conditional-format calcext:target-range-address="Sheet1.G671:Sheet1.G671">
            <calcext:condition calcext:apply-style-name="Untitled1" calcext:value="=10000" calcext:base-cell-address="Sheet1.G671"/>
            <calcext:condition calcext:apply-style-name="Untitled2" calcext:value="=1" calcext:base-cell-address="Sheet1.G671"/>
          </calcext:conditional-format>
          <calcext:conditional-format calcext:target-range-address="Sheet1.G672:Sheet1.G672">
            <calcext:condition calcext:apply-style-name="Untitled1" calcext:value="=10000" calcext:base-cell-address="Sheet1.G672"/>
            <calcext:condition calcext:apply-style-name="Untitled2" calcext:value="=1" calcext:base-cell-address="Sheet1.G672"/>
          </calcext:conditional-format>
          <calcext:conditional-format calcext:target-range-address="Sheet1.G673:Sheet1.G673">
            <calcext:condition calcext:apply-style-name="Untitled1" calcext:value="=10000" calcext:base-cell-address="Sheet1.G673"/>
            <calcext:condition calcext:apply-style-name="Untitled2" calcext:value="=1" calcext:base-cell-address="Sheet1.G673"/>
          </calcext:conditional-format>
          <calcext:conditional-format calcext:target-range-address="Sheet1.G674:Sheet1.G674">
            <calcext:condition calcext:apply-style-name="Untitled1" calcext:value="=10000" calcext:base-cell-address="Sheet1.G674"/>
            <calcext:condition calcext:apply-style-name="Untitled2" calcext:value="=1" calcext:base-cell-address="Sheet1.G674"/>
          </calcext:conditional-format>
          <calcext:conditional-format calcext:target-range-address="Sheet1.G675:Sheet1.G675">
            <calcext:condition calcext:apply-style-name="Untitled1" calcext:value="=10000" calcext:base-cell-address="Sheet1.G675"/>
            <calcext:condition calcext:apply-style-name="Untitled2" calcext:value="=1" calcext:base-cell-address="Sheet1.G675"/>
          </calcext:conditional-format>
          <calcext:conditional-format calcext:target-range-address="Sheet1.G676:Sheet1.G676">
            <calcext:condition calcext:apply-style-name="Untitled1" calcext:value="=10000" calcext:base-cell-address="Sheet1.G676"/>
            <calcext:condition calcext:apply-style-name="Untitled2" calcext:value="=1" calcext:base-cell-address="Sheet1.G676"/>
          </calcext:conditional-format>
          <calcext:conditional-format calcext:target-range-address="Sheet1.G677:Sheet1.G677">
            <calcext:condition calcext:apply-style-name="Untitled1" calcext:value="=10000" calcext:base-cell-address="Sheet1.G677"/>
            <calcext:condition calcext:apply-style-name="Untitled2" calcext:value="=1" calcext:base-cell-address="Sheet1.G677"/>
          </calcext:conditional-format>
          <calcext:conditional-format calcext:target-range-address="Sheet1.G678:Sheet1.G678">
            <calcext:condition calcext:apply-style-name="Untitled1" calcext:value="=10000" calcext:base-cell-address="Sheet1.G678"/>
            <calcext:condition calcext:apply-style-name="Untitled2" calcext:value="=1" calcext:base-cell-address="Sheet1.G678"/>
          </calcext:conditional-format>
          <calcext:conditional-format calcext:target-range-address="Sheet1.G679:Sheet1.G679">
            <calcext:condition calcext:apply-style-name="Untitled1" calcext:value="=10000" calcext:base-cell-address="Sheet1.G679"/>
            <calcext:condition calcext:apply-style-name="Untitled2" calcext:value="=1" calcext:base-cell-address="Sheet1.G679"/>
          </calcext:conditional-format>
          <calcext:conditional-format calcext:target-range-address="Sheet1.G680:Sheet1.G680">
            <calcext:condition calcext:apply-style-name="Untitled1" calcext:value="=10000" calcext:base-cell-address="Sheet1.G680"/>
            <calcext:condition calcext:apply-style-name="Untitled2" calcext:value="=1" calcext:base-cell-address="Sheet1.G680"/>
          </calcext:conditional-format>
          <calcext:conditional-format calcext:target-range-address="Sheet1.G681:Sheet1.G681">
            <calcext:condition calcext:apply-style-name="Untitled1" calcext:value="=10000" calcext:base-cell-address="Sheet1.G681"/>
            <calcext:condition calcext:apply-style-name="Untitled2" calcext:value="=1" calcext:base-cell-address="Sheet1.G681"/>
          </calcext:conditional-format>
          <calcext:conditional-format calcext:target-range-address="Sheet1.G682:Sheet1.G682">
            <calcext:condition calcext:apply-style-name="Untitled1" calcext:value="=10000" calcext:base-cell-address="Sheet1.G682"/>
            <calcext:condition calcext:apply-style-name="Untitled2" calcext:value="=1" calcext:base-cell-address="Sheet1.G682"/>
          </calcext:conditional-format>
          <calcext:conditional-format calcext:target-range-address="Sheet1.G683:Sheet1.G683">
            <calcext:condition calcext:apply-style-name="Untitled1" calcext:value="=10000" calcext:base-cell-address="Sheet1.G683"/>
            <calcext:condition calcext:apply-style-name="Untitled2" calcext:value="=1" calcext:base-cell-address="Sheet1.G683"/>
          </calcext:conditional-format>
          <calcext:conditional-format calcext:target-range-address="Sheet1.G684:Sheet1.G684">
            <calcext:condition calcext:apply-style-name="Untitled1" calcext:value="=10000" calcext:base-cell-address="Sheet1.G684"/>
            <calcext:condition calcext:apply-style-name="Untitled2" calcext:value="=1" calcext:base-cell-address="Sheet1.G684"/>
          </calcext:conditional-format>
          <calcext:conditional-format calcext:target-range-address="Sheet1.G685:Sheet1.G685">
            <calcext:condition calcext:apply-style-name="Untitled1" calcext:value="=10000" calcext:base-cell-address="Sheet1.G685"/>
            <calcext:condition calcext:apply-style-name="Untitled2" calcext:value="=1" calcext:base-cell-address="Sheet1.G685"/>
          </calcext:conditional-format>
          <calcext:conditional-format calcext:target-range-address="Sheet1.G686:Sheet1.G686">
            <calcext:condition calcext:apply-style-name="Untitled1" calcext:value="=10000" calcext:base-cell-address="Sheet1.G686"/>
            <calcext:condition calcext:apply-style-name="Untitled2" calcext:value="=1" calcext:base-cell-address="Sheet1.G686"/>
          </calcext:conditional-format>
          <calcext:conditional-format calcext:target-range-address="Sheet1.G687:Sheet1.G687">
            <calcext:condition calcext:apply-style-name="Untitled1" calcext:value="=10000" calcext:base-cell-address="Sheet1.G687"/>
            <calcext:condition calcext:apply-style-name="Untitled2" calcext:value="=1" calcext:base-cell-address="Sheet1.G687"/>
          </calcext:conditional-format>
          <calcext:conditional-format calcext:target-range-address="Sheet1.G688:Sheet1.G688">
            <calcext:condition calcext:apply-style-name="Untitled1" calcext:value="=10000" calcext:base-cell-address="Sheet1.G688"/>
            <calcext:condition calcext:apply-style-name="Untitled2" calcext:value="=1" calcext:base-cell-address="Sheet1.G688"/>
          </calcext:conditional-format>
          <calcext:conditional-format calcext:target-range-address="Sheet1.G689:Sheet1.G689">
            <calcext:condition calcext:apply-style-name="Untitled1" calcext:value="=10000" calcext:base-cell-address="Sheet1.G689"/>
            <calcext:condition calcext:apply-style-name="Untitled2" calcext:value="=1" calcext:base-cell-address="Sheet1.G689"/>
          </calcext:conditional-format>
          <calcext:conditional-format calcext:target-range-address="Sheet1.G690:Sheet1.G690">
            <calcext:condition calcext:apply-style-name="Untitled1" calcext:value="=10000" calcext:base-cell-address="Sheet1.G690"/>
            <calcext:condition calcext:apply-style-name="Untitled2" calcext:value="=1" calcext:base-cell-address="Sheet1.G690"/>
          </calcext:conditional-format>
          <calcext:conditional-format calcext:target-range-address="Sheet1.G691:Sheet1.G691">
            <calcext:condition calcext:apply-style-name="Untitled1" calcext:value="=10000" calcext:base-cell-address="Sheet1.G691"/>
            <calcext:condition calcext:apply-style-name="Untitled2" calcext:value="=1" calcext:base-cell-address="Sheet1.G691"/>
          </calcext:conditional-format>
          <calcext:conditional-format calcext:target-range-address="Sheet1.G692:Sheet1.G692">
            <calcext:condition calcext:apply-style-name="Untitled1" calcext:value="=10000" calcext:base-cell-address="Sheet1.G692"/>
            <calcext:condition calcext:apply-style-name="Untitled2" calcext:value="=1" calcext:base-cell-address="Sheet1.G692"/>
          </calcext:conditional-format>
          <calcext:conditional-format calcext:target-range-address="Sheet1.G693:Sheet1.G693">
            <calcext:condition calcext:apply-style-name="Untitled1" calcext:value="=10000" calcext:base-cell-address="Sheet1.G693"/>
            <calcext:condition calcext:apply-style-name="Untitled2" calcext:value="=1" calcext:base-cell-address="Sheet1.G693"/>
          </calcext:conditional-format>
          <calcext:conditional-format calcext:target-range-address="Sheet1.G694:Sheet1.G694">
            <calcext:condition calcext:apply-style-name="Untitled1" calcext:value="=10000" calcext:base-cell-address="Sheet1.G694"/>
            <calcext:condition calcext:apply-style-name="Untitled2" calcext:value="=1" calcext:base-cell-address="Sheet1.G694"/>
          </calcext:conditional-format>
          <calcext:conditional-format calcext:target-range-address="Sheet1.G695:Sheet1.G695">
            <calcext:condition calcext:apply-style-name="Untitled1" calcext:value="=10000" calcext:base-cell-address="Sheet1.G695"/>
            <calcext:condition calcext:apply-style-name="Untitled2" calcext:value="=1" calcext:base-cell-address="Sheet1.G695"/>
          </calcext:conditional-format>
          <calcext:conditional-format calcext:target-range-address="Sheet1.G696:Sheet1.G696">
            <calcext:condition calcext:apply-style-name="Untitled1" calcext:value="=10000" calcext:base-cell-address="Sheet1.G696"/>
            <calcext:condition calcext:apply-style-name="Untitled2" calcext:value="=1" calcext:base-cell-address="Sheet1.G696"/>
          </calcext:conditional-format>
          <calcext:conditional-format calcext:target-range-address="Sheet1.G697:Sheet1.G697">
            <calcext:condition calcext:apply-style-name="Untitled1" calcext:value="=10000" calcext:base-cell-address="Sheet1.G697"/>
            <calcext:condition calcext:apply-style-name="Untitled2" calcext:value="=1" calcext:base-cell-address="Sheet1.G697"/>
          </calcext:conditional-format>
          <calcext:conditional-format calcext:target-range-address="Sheet1.G698:Sheet1.G698">
            <calcext:condition calcext:apply-style-name="Untitled1" calcext:value="=10000" calcext:base-cell-address="Sheet1.G698"/>
            <calcext:condition calcext:apply-style-name="Untitled2" calcext:value="=1" calcext:base-cell-address="Sheet1.G698"/>
          </calcext:conditional-format>
          <calcext:conditional-format calcext:target-range-address="Sheet1.G699:Sheet1.G699">
            <calcext:condition calcext:apply-style-name="Untitled1" calcext:value="=10000" calcext:base-cell-address="Sheet1.G699"/>
            <calcext:condition calcext:apply-style-name="Untitled2" calcext:value="=1" calcext:base-cell-address="Sheet1.G699"/>
          </calcext:conditional-format>
          <calcext:conditional-format calcext:target-range-address="Sheet1.G700:Sheet1.G700">
            <calcext:condition calcext:apply-style-name="Untitled1" calcext:value="=10000" calcext:base-cell-address="Sheet1.G700"/>
            <calcext:condition calcext:apply-style-name="Untitled2" calcext:value="=1" calcext:base-cell-address="Sheet1.G700"/>
          </calcext:conditional-format>
          <calcext:conditional-format calcext:target-range-address="Sheet1.G701:Sheet1.G701">
            <calcext:condition calcext:apply-style-name="Untitled1" calcext:value="=10000" calcext:base-cell-address="Sheet1.G701"/>
            <calcext:condition calcext:apply-style-name="Untitled2" calcext:value="=1" calcext:base-cell-address="Sheet1.G701"/>
          </calcext:conditional-format>
          <calcext:conditional-format calcext:target-range-address="Sheet1.G702:Sheet1.G702">
            <calcext:condition calcext:apply-style-name="Untitled1" calcext:value="=10000" calcext:base-cell-address="Sheet1.G702"/>
            <calcext:condition calcext:apply-style-name="Untitled2" calcext:value="=1" calcext:base-cell-address="Sheet1.G702"/>
          </calcext:conditional-format>
          <calcext:conditional-format calcext:target-range-address="Sheet1.G703:Sheet1.G703">
            <calcext:condition calcext:apply-style-name="Untitled1" calcext:value="=10000" calcext:base-cell-address="Sheet1.G703"/>
            <calcext:condition calcext:apply-style-name="Untitled2" calcext:value="=1" calcext:base-cell-address="Sheet1.G703"/>
          </calcext:conditional-format>
          <calcext:conditional-format calcext:target-range-address="Sheet1.G704:Sheet1.G704">
            <calcext:condition calcext:apply-style-name="Untitled1" calcext:value="=10000" calcext:base-cell-address="Sheet1.G704"/>
            <calcext:condition calcext:apply-style-name="Untitled2" calcext:value="=1" calcext:base-cell-address="Sheet1.G704"/>
          </calcext:conditional-format>
          <calcext:conditional-format calcext:target-range-address="Sheet1.G705:Sheet1.G705">
            <calcext:condition calcext:apply-style-name="Untitled1" calcext:value="=10000" calcext:base-cell-address="Sheet1.G705"/>
            <calcext:condition calcext:apply-style-name="Untitled2" calcext:value="=1" calcext:base-cell-address="Sheet1.G705"/>
          </calcext:conditional-format>
          <calcext:conditional-format calcext:target-range-address="Sheet1.G706:Sheet1.G706">
            <calcext:condition calcext:apply-style-name="Untitled1" calcext:value="=10000" calcext:base-cell-address="Sheet1.G706"/>
            <calcext:condition calcext:apply-style-name="Untitled2" calcext:value="=1" calcext:base-cell-address="Sheet1.G706"/>
          </calcext:conditional-format>
          <calcext:conditional-format calcext:target-range-address="Sheet1.G707:Sheet1.G707">
            <calcext:condition calcext:apply-style-name="Untitled1" calcext:value="=10000" calcext:base-cell-address="Sheet1.G707"/>
            <calcext:condition calcext:apply-style-name="Untitled2" calcext:value="=1" calcext:base-cell-address="Sheet1.G707"/>
          </calcext:conditional-format>
          <calcext:conditional-format calcext:target-range-address="Sheet1.G708:Sheet1.G708">
            <calcext:condition calcext:apply-style-name="Untitled1" calcext:value="=10000" calcext:base-cell-address="Sheet1.G708"/>
            <calcext:condition calcext:apply-style-name="Untitled2" calcext:value="=1" calcext:base-cell-address="Sheet1.G708"/>
          </calcext:conditional-format>
          <calcext:conditional-format calcext:target-range-address="Sheet1.G709:Sheet1.G709">
            <calcext:condition calcext:apply-style-name="Untitled1" calcext:value="=10000" calcext:base-cell-address="Sheet1.G709"/>
            <calcext:condition calcext:apply-style-name="Untitled2" calcext:value="=1" calcext:base-cell-address="Sheet1.G709"/>
          </calcext:conditional-format>
          <calcext:conditional-format calcext:target-range-address="Sheet1.G710:Sheet1.G710">
            <calcext:condition calcext:apply-style-name="Untitled1" calcext:value="=10000" calcext:base-cell-address="Sheet1.G710"/>
            <calcext:condition calcext:apply-style-name="Untitled2" calcext:value="=1" calcext:base-cell-address="Sheet1.G710"/>
          </calcext:conditional-format>
          <calcext:conditional-format calcext:target-range-address="Sheet1.G711:Sheet1.G711">
            <calcext:condition calcext:apply-style-name="Untitled1" calcext:value="=10000" calcext:base-cell-address="Sheet1.G711"/>
            <calcext:condition calcext:apply-style-name="Untitled2" calcext:value="=1" calcext:base-cell-address="Sheet1.G711"/>
          </calcext:conditional-format>
          <calcext:conditional-format calcext:target-range-address="Sheet1.G712:Sheet1.G712">
            <calcext:condition calcext:apply-style-name="Untitled1" calcext:value="=10000" calcext:base-cell-address="Sheet1.G712"/>
            <calcext:condition calcext:apply-style-name="Untitled2" calcext:value="=1" calcext:base-cell-address="Sheet1.G712"/>
          </calcext:conditional-format>
          <calcext:conditional-format calcext:target-range-address="Sheet1.G713:Sheet1.G713">
            <calcext:condition calcext:apply-style-name="Untitled1" calcext:value="=10000" calcext:base-cell-address="Sheet1.G713"/>
            <calcext:condition calcext:apply-style-name="Untitled2" calcext:value="=1" calcext:base-cell-address="Sheet1.G713"/>
          </calcext:conditional-format>
          <calcext:conditional-format calcext:target-range-address="Sheet1.G714:Sheet1.G714">
            <calcext:condition calcext:apply-style-name="Untitled1" calcext:value="=10000" calcext:base-cell-address="Sheet1.G714"/>
            <calcext:condition calcext:apply-style-name="Untitled2" calcext:value="=1" calcext:base-cell-address="Sheet1.G714"/>
          </calcext:conditional-format>
          <calcext:conditional-format calcext:target-range-address="Sheet1.G715:Sheet1.G715">
            <calcext:condition calcext:apply-style-name="Untitled1" calcext:value="=10000" calcext:base-cell-address="Sheet1.G715"/>
            <calcext:condition calcext:apply-style-name="Untitled2" calcext:value="=1" calcext:base-cell-address="Sheet1.G715"/>
          </calcext:conditional-format>
          <calcext:conditional-format calcext:target-range-address="Sheet1.G716:Sheet1.G716">
            <calcext:condition calcext:apply-style-name="Untitled1" calcext:value="=10000" calcext:base-cell-address="Sheet1.G716"/>
            <calcext:condition calcext:apply-style-name="Untitled2" calcext:value="=1" calcext:base-cell-address="Sheet1.G716"/>
          </calcext:conditional-format>
          <calcext:conditional-format calcext:target-range-address="Sheet1.G717:Sheet1.G717">
            <calcext:condition calcext:apply-style-name="Untitled1" calcext:value="=10000" calcext:base-cell-address="Sheet1.G717"/>
            <calcext:condition calcext:apply-style-name="Untitled2" calcext:value="=1" calcext:base-cell-address="Sheet1.G717"/>
          </calcext:conditional-format>
          <calcext:conditional-format calcext:target-range-address="Sheet1.G718:Sheet1.G718">
            <calcext:condition calcext:apply-style-name="Untitled1" calcext:value="=10000" calcext:base-cell-address="Sheet1.G718"/>
            <calcext:condition calcext:apply-style-name="Untitled2" calcext:value="=1" calcext:base-cell-address="Sheet1.G718"/>
          </calcext:conditional-format>
          <calcext:conditional-format calcext:target-range-address="Sheet1.G719:Sheet1.G719">
            <calcext:condition calcext:apply-style-name="Untitled1" calcext:value="=10000" calcext:base-cell-address="Sheet1.G719"/>
            <calcext:condition calcext:apply-style-name="Untitled2" calcext:value="=1" calcext:base-cell-address="Sheet1.G719"/>
          </calcext:conditional-format>
          <calcext:conditional-format calcext:target-range-address="Sheet1.G720:Sheet1.G720">
            <calcext:condition calcext:apply-style-name="Untitled1" calcext:value="=10000" calcext:base-cell-address="Sheet1.G720"/>
            <calcext:condition calcext:apply-style-name="Untitled2" calcext:value="=1" calcext:base-cell-address="Sheet1.G720"/>
          </calcext:conditional-format>
          <calcext:conditional-format calcext:target-range-address="Sheet1.G721:Sheet1.G721">
            <calcext:condition calcext:apply-style-name="Untitled1" calcext:value="=10000" calcext:base-cell-address="Sheet1.G721"/>
            <calcext:condition calcext:apply-style-name="Untitled2" calcext:value="=1" calcext:base-cell-address="Sheet1.G721"/>
          </calcext:conditional-format>
          <calcext:conditional-format calcext:target-range-address="Sheet1.G722:Sheet1.G722">
            <calcext:condition calcext:apply-style-name="Untitled1" calcext:value="=10000" calcext:base-cell-address="Sheet1.G722"/>
            <calcext:condition calcext:apply-style-name="Untitled2" calcext:value="=1" calcext:base-cell-address="Sheet1.G722"/>
          </calcext:conditional-format>
          <calcext:conditional-format calcext:target-range-address="Sheet1.G723:Sheet1.G723">
            <calcext:condition calcext:apply-style-name="Untitled1" calcext:value="=10000" calcext:base-cell-address="Sheet1.G723"/>
            <calcext:condition calcext:apply-style-name="Untitled2" calcext:value="=1" calcext:base-cell-address="Sheet1.G723"/>
          </calcext:conditional-format>
          <calcext:conditional-format calcext:target-range-address="Sheet1.G724:Sheet1.G724">
            <calcext:condition calcext:apply-style-name="Untitled1" calcext:value="=10000" calcext:base-cell-address="Sheet1.G724"/>
            <calcext:condition calcext:apply-style-name="Untitled2" calcext:value="=1" calcext:base-cell-address="Sheet1.G724"/>
          </calcext:conditional-format>
          <calcext:conditional-format calcext:target-range-address="Sheet1.G725:Sheet1.G725">
            <calcext:condition calcext:apply-style-name="Untitled1" calcext:value="=10000" calcext:base-cell-address="Sheet1.G725"/>
            <calcext:condition calcext:apply-style-name="Untitled2" calcext:value="=1" calcext:base-cell-address="Sheet1.G725"/>
          </calcext:conditional-format>
          <calcext:conditional-format calcext:target-range-address="Sheet1.G726:Sheet1.G726">
            <calcext:condition calcext:apply-style-name="Untitled1" calcext:value="=10000" calcext:base-cell-address="Sheet1.G726"/>
            <calcext:condition calcext:apply-style-name="Untitled2" calcext:value="=1" calcext:base-cell-address="Sheet1.G726"/>
          </calcext:conditional-format>
          <calcext:conditional-format calcext:target-range-address="Sheet1.G727:Sheet1.G727">
            <calcext:condition calcext:apply-style-name="Untitled1" calcext:value="=10000" calcext:base-cell-address="Sheet1.G727"/>
            <calcext:condition calcext:apply-style-name="Untitled2" calcext:value="=1" calcext:base-cell-address="Sheet1.G727"/>
          </calcext:conditional-format>
          <calcext:conditional-format calcext:target-range-address="Sheet1.G728:Sheet1.G728">
            <calcext:condition calcext:apply-style-name="Untitled1" calcext:value="=10000" calcext:base-cell-address="Sheet1.G728"/>
            <calcext:condition calcext:apply-style-name="Untitled2" calcext:value="=1" calcext:base-cell-address="Sheet1.G728"/>
          </calcext:conditional-format>
          <calcext:conditional-format calcext:target-range-address="Sheet1.G729:Sheet1.G729">
            <calcext:condition calcext:apply-style-name="Untitled1" calcext:value="=10000" calcext:base-cell-address="Sheet1.G729"/>
            <calcext:condition calcext:apply-style-name="Untitled2" calcext:value="=1" calcext:base-cell-address="Sheet1.G729"/>
          </calcext:conditional-format>
          <calcext:conditional-format calcext:target-range-address="Sheet1.G730:Sheet1.G730">
            <calcext:condition calcext:apply-style-name="Untitled1" calcext:value="=10000" calcext:base-cell-address="Sheet1.G730"/>
            <calcext:condition calcext:apply-style-name="Untitled2" calcext:value="=1" calcext:base-cell-address="Sheet1.G730"/>
          </calcext:conditional-format>
          <calcext:conditional-format calcext:target-range-address="Sheet1.G731:Sheet1.G731">
            <calcext:condition calcext:apply-style-name="Untitled1" calcext:value="=10000" calcext:base-cell-address="Sheet1.G731"/>
            <calcext:condition calcext:apply-style-name="Untitled2" calcext:value="=1" calcext:base-cell-address="Sheet1.G731"/>
          </calcext:conditional-format>
          <calcext:conditional-format calcext:target-range-address="Sheet1.G732:Sheet1.G732">
            <calcext:condition calcext:apply-style-name="Untitled1" calcext:value="=10000" calcext:base-cell-address="Sheet1.G732"/>
            <calcext:condition calcext:apply-style-name="Untitled2" calcext:value="=1" calcext:base-cell-address="Sheet1.G732"/>
          </calcext:conditional-format>
          <calcext:conditional-format calcext:target-range-address="Sheet1.G733:Sheet1.G733">
            <calcext:condition calcext:apply-style-name="Untitled1" calcext:value="=10000" calcext:base-cell-address="Sheet1.G733"/>
            <calcext:condition calcext:apply-style-name="Untitled2" calcext:value="=1" calcext:base-cell-address="Sheet1.G733"/>
          </calcext:conditional-format>
          <calcext:conditional-format calcext:target-range-address="Sheet1.G734:Sheet1.G734">
            <calcext:condition calcext:apply-style-name="Untitled1" calcext:value="=10000" calcext:base-cell-address="Sheet1.G734"/>
            <calcext:condition calcext:apply-style-name="Untitled2" calcext:value="=1" calcext:base-cell-address="Sheet1.G734"/>
          </calcext:conditional-format>
          <calcext:conditional-format calcext:target-range-address="Sheet1.G735:Sheet1.G735">
            <calcext:condition calcext:apply-style-name="Untitled1" calcext:value="=10000" calcext:base-cell-address="Sheet1.G735"/>
            <calcext:condition calcext:apply-style-name="Untitled2" calcext:value="=1" calcext:base-cell-address="Sheet1.G735"/>
          </calcext:conditional-format>
          <calcext:conditional-format calcext:target-range-address="Sheet1.G736:Sheet1.G736">
            <calcext:condition calcext:apply-style-name="Untitled1" calcext:value="=10000" calcext:base-cell-address="Sheet1.G736"/>
            <calcext:condition calcext:apply-style-name="Untitled2" calcext:value="=1" calcext:base-cell-address="Sheet1.G736"/>
          </calcext:conditional-format>
          <calcext:conditional-format calcext:target-range-address="Sheet1.G737:Sheet1.G737">
            <calcext:condition calcext:apply-style-name="Untitled1" calcext:value="=10000" calcext:base-cell-address="Sheet1.G737"/>
            <calcext:condition calcext:apply-style-name="Untitled2" calcext:value="=1" calcext:base-cell-address="Sheet1.G737"/>
          </calcext:conditional-format>
          <calcext:conditional-format calcext:target-range-address="Sheet1.G738:Sheet1.G738">
            <calcext:condition calcext:apply-style-name="Untitled1" calcext:value="=10000" calcext:base-cell-address="Sheet1.G738"/>
            <calcext:condition calcext:apply-style-name="Untitled2" calcext:value="=1" calcext:base-cell-address="Sheet1.G738"/>
          </calcext:conditional-format>
          <calcext:conditional-format calcext:target-range-address="Sheet1.G739:Sheet1.G739">
            <calcext:condition calcext:apply-style-name="Untitled1" calcext:value="=10000" calcext:base-cell-address="Sheet1.G739"/>
            <calcext:condition calcext:apply-style-name="Untitled2" calcext:value="=1" calcext:base-cell-address="Sheet1.G739"/>
          </calcext:conditional-format>
          <calcext:conditional-format calcext:target-range-address="Sheet1.G740:Sheet1.G740">
            <calcext:condition calcext:apply-style-name="Untitled1" calcext:value="=10000" calcext:base-cell-address="Sheet1.G740"/>
            <calcext:condition calcext:apply-style-name="Untitled2" calcext:value="=1" calcext:base-cell-address="Sheet1.G740"/>
          </calcext:conditional-format>
          <calcext:conditional-format calcext:target-range-address="Sheet1.G741:Sheet1.G741">
            <calcext:condition calcext:apply-style-name="Untitled1" calcext:value="=10000" calcext:base-cell-address="Sheet1.G741"/>
            <calcext:condition calcext:apply-style-name="Untitled2" calcext:value="=1" calcext:base-cell-address="Sheet1.G741"/>
          </calcext:conditional-format>
          <calcext:conditional-format calcext:target-range-address="Sheet1.G742:Sheet1.G742">
            <calcext:condition calcext:apply-style-name="Untitled1" calcext:value="=10000" calcext:base-cell-address="Sheet1.G742"/>
            <calcext:condition calcext:apply-style-name="Untitled2" calcext:value="=1" calcext:base-cell-address="Sheet1.G742"/>
          </calcext:conditional-format>
          <calcext:conditional-format calcext:target-range-address="Sheet1.G743:Sheet1.G743">
            <calcext:condition calcext:apply-style-name="Untitled1" calcext:value="=10000" calcext:base-cell-address="Sheet1.G743"/>
            <calcext:condition calcext:apply-style-name="Untitled2" calcext:value="=1" calcext:base-cell-address="Sheet1.G743"/>
          </calcext:conditional-format>
          <calcext:conditional-format calcext:target-range-address="Sheet1.G744:Sheet1.G744">
            <calcext:condition calcext:apply-style-name="Untitled1" calcext:value="=10000" calcext:base-cell-address="Sheet1.G744"/>
            <calcext:condition calcext:apply-style-name="Untitled2" calcext:value="=1" calcext:base-cell-address="Sheet1.G744"/>
          </calcext:conditional-format>
          <calcext:conditional-format calcext:target-range-address="Sheet1.G745:Sheet1.G745">
            <calcext:condition calcext:apply-style-name="Untitled1" calcext:value="=10000" calcext:base-cell-address="Sheet1.G745"/>
            <calcext:condition calcext:apply-style-name="Untitled2" calcext:value="=1" calcext:base-cell-address="Sheet1.G745"/>
          </calcext:conditional-format>
          <calcext:conditional-format calcext:target-range-address="Sheet1.G746:Sheet1.G746">
            <calcext:condition calcext:apply-style-name="Untitled1" calcext:value="=10000" calcext:base-cell-address="Sheet1.G746"/>
            <calcext:condition calcext:apply-style-name="Untitled2" calcext:value="=1" calcext:base-cell-address="Sheet1.G746"/>
          </calcext:conditional-format>
          <calcext:conditional-format calcext:target-range-address="Sheet1.G747:Sheet1.G747">
            <calcext:condition calcext:apply-style-name="Untitled1" calcext:value="=10000" calcext:base-cell-address="Sheet1.G747"/>
            <calcext:condition calcext:apply-style-name="Untitled2" calcext:value="=1" calcext:base-cell-address="Sheet1.G747"/>
          </calcext:conditional-format>
          <calcext:conditional-format calcext:target-range-address="Sheet1.G748:Sheet1.G748">
            <calcext:condition calcext:apply-style-name="Untitled1" calcext:value="=10000" calcext:base-cell-address="Sheet1.G748"/>
            <calcext:condition calcext:apply-style-name="Untitled2" calcext:value="=1" calcext:base-cell-address="Sheet1.G748"/>
          </calcext:conditional-format>
          <calcext:conditional-format calcext:target-range-address="Sheet1.G749:Sheet1.G749">
            <calcext:condition calcext:apply-style-name="Untitled1" calcext:value="=10000" calcext:base-cell-address="Sheet1.G749"/>
            <calcext:condition calcext:apply-style-name="Untitled2" calcext:value="=1" calcext:base-cell-address="Sheet1.G749"/>
          </calcext:conditional-format>
          <calcext:conditional-format calcext:target-range-address="Sheet1.G750:Sheet1.G750">
            <calcext:condition calcext:apply-style-name="Untitled1" calcext:value="=10000" calcext:base-cell-address="Sheet1.G750"/>
            <calcext:condition calcext:apply-style-name="Untitled2" calcext:value="=1" calcext:base-cell-address="Sheet1.G750"/>
          </calcext:conditional-format>
          <calcext:conditional-format calcext:target-range-address="Sheet1.G751:Sheet1.G751">
            <calcext:condition calcext:apply-style-name="Untitled1" calcext:value="=10000" calcext:base-cell-address="Sheet1.G751"/>
            <calcext:condition calcext:apply-style-name="Untitled2" calcext:value="=1" calcext:base-cell-address="Sheet1.G751"/>
          </calcext:conditional-format>
          <calcext:conditional-format calcext:target-range-address="Sheet1.G752:Sheet1.G752">
            <calcext:condition calcext:apply-style-name="Untitled1" calcext:value="=10000" calcext:base-cell-address="Sheet1.G752"/>
            <calcext:condition calcext:apply-style-name="Untitled2" calcext:value="=1" calcext:base-cell-address="Sheet1.G752"/>
          </calcext:conditional-format>
          <calcext:conditional-format calcext:target-range-address="Sheet1.G753:Sheet1.G753">
            <calcext:condition calcext:apply-style-name="Untitled1" calcext:value="=10000" calcext:base-cell-address="Sheet1.G753"/>
            <calcext:condition calcext:apply-style-name="Untitled2" calcext:value="=1" calcext:base-cell-address="Sheet1.G753"/>
          </calcext:conditional-format>
          <calcext:conditional-format calcext:target-range-address="Sheet1.G754:Sheet1.G754">
            <calcext:condition calcext:apply-style-name="Untitled1" calcext:value="=10000" calcext:base-cell-address="Sheet1.G754"/>
            <calcext:condition calcext:apply-style-name="Untitled2" calcext:value="=1" calcext:base-cell-address="Sheet1.G754"/>
          </calcext:conditional-format>
          <calcext:conditional-format calcext:target-range-address="Sheet1.G755:Sheet1.G755">
            <calcext:condition calcext:apply-style-name="Untitled1" calcext:value="=10000" calcext:base-cell-address="Sheet1.G755"/>
            <calcext:condition calcext:apply-style-name="Untitled2" calcext:value="=1" calcext:base-cell-address="Sheet1.G755"/>
          </calcext:conditional-format>
          <calcext:conditional-format calcext:target-range-address="Sheet1.G756:Sheet1.G756">
            <calcext:condition calcext:apply-style-name="Untitled1" calcext:value="=10000" calcext:base-cell-address="Sheet1.G756"/>
            <calcext:condition calcext:apply-style-name="Untitled2" calcext:value="=1" calcext:base-cell-address="Sheet1.G756"/>
          </calcext:conditional-format>
          <calcext:conditional-format calcext:target-range-address="Sheet1.G757:Sheet1.G757">
            <calcext:condition calcext:apply-style-name="Untitled1" calcext:value="=10000" calcext:base-cell-address="Sheet1.G757"/>
            <calcext:condition calcext:apply-style-name="Untitled2" calcext:value="=1" calcext:base-cell-address="Sheet1.G757"/>
          </calcext:conditional-format>
          <calcext:conditional-format calcext:target-range-address="Sheet1.G758:Sheet1.G758">
            <calcext:condition calcext:apply-style-name="Untitled1" calcext:value="=10000" calcext:base-cell-address="Sheet1.G758"/>
            <calcext:condition calcext:apply-style-name="Untitled2" calcext:value="=1" calcext:base-cell-address="Sheet1.G758"/>
          </calcext:conditional-format>
          <calcext:conditional-format calcext:target-range-address="Sheet1.G759:Sheet1.G759">
            <calcext:condition calcext:apply-style-name="Untitled1" calcext:value="=10000" calcext:base-cell-address="Sheet1.G759"/>
            <calcext:condition calcext:apply-style-name="Untitled2" calcext:value="=1" calcext:base-cell-address="Sheet1.G759"/>
          </calcext:conditional-format>
          <calcext:conditional-format calcext:target-range-address="Sheet1.G760:Sheet1.G760">
            <calcext:condition calcext:apply-style-name="Untitled1" calcext:value="=10000" calcext:base-cell-address="Sheet1.G760"/>
            <calcext:condition calcext:apply-style-name="Untitled2" calcext:value="=1" calcext:base-cell-address="Sheet1.G760"/>
          </calcext:conditional-format>
          <calcext:conditional-format calcext:target-range-address="Sheet1.G761:Sheet1.G761">
            <calcext:condition calcext:apply-style-name="Untitled1" calcext:value="=10000" calcext:base-cell-address="Sheet1.G761"/>
            <calcext:condition calcext:apply-style-name="Untitled2" calcext:value="=1" calcext:base-cell-address="Sheet1.G761"/>
          </calcext:conditional-format>
          <calcext:conditional-format calcext:target-range-address="Sheet1.G762:Sheet1.G762">
            <calcext:condition calcext:apply-style-name="Untitled1" calcext:value="=10000" calcext:base-cell-address="Sheet1.G762"/>
            <calcext:condition calcext:apply-style-name="Untitled2" calcext:value="=1" calcext:base-cell-address="Sheet1.G762"/>
          </calcext:conditional-format>
          <calcext:conditional-format calcext:target-range-address="Sheet1.G763:Sheet1.G763">
            <calcext:condition calcext:apply-style-name="Untitled1" calcext:value="=10000" calcext:base-cell-address="Sheet1.G763"/>
            <calcext:condition calcext:apply-style-name="Untitled2" calcext:value="=1" calcext:base-cell-address="Sheet1.G763"/>
          </calcext:conditional-format>
          <calcext:conditional-format calcext:target-range-address="Sheet1.G764:Sheet1.G764">
            <calcext:condition calcext:apply-style-name="Untitled1" calcext:value="=10000" calcext:base-cell-address="Sheet1.G764"/>
            <calcext:condition calcext:apply-style-name="Untitled2" calcext:value="=1" calcext:base-cell-address="Sheet1.G764"/>
          </calcext:conditional-format>
          <calcext:conditional-format calcext:target-range-address="Sheet1.G765:Sheet1.G765">
            <calcext:condition calcext:apply-style-name="Untitled1" calcext:value="=10000" calcext:base-cell-address="Sheet1.G765"/>
            <calcext:condition calcext:apply-style-name="Untitled2" calcext:value="=1" calcext:base-cell-address="Sheet1.G765"/>
          </calcext:conditional-format>
          <calcext:conditional-format calcext:target-range-address="Sheet1.G766:Sheet1.G766">
            <calcext:condition calcext:apply-style-name="Untitled1" calcext:value="=10000" calcext:base-cell-address="Sheet1.G766"/>
            <calcext:condition calcext:apply-style-name="Untitled2" calcext:value="=1" calcext:base-cell-address="Sheet1.G766"/>
          </calcext:conditional-format>
          <calcext:conditional-format calcext:target-range-address="Sheet1.G767:Sheet1.G767">
            <calcext:condition calcext:apply-style-name="Untitled1" calcext:value="=10000" calcext:base-cell-address="Sheet1.G767"/>
            <calcext:condition calcext:apply-style-name="Untitled2" calcext:value="=1" calcext:base-cell-address="Sheet1.G767"/>
          </calcext:conditional-format>
          <calcext:conditional-format calcext:target-range-address="Sheet1.G768:Sheet1.G768">
            <calcext:condition calcext:apply-style-name="Untitled1" calcext:value="=10000" calcext:base-cell-address="Sheet1.G768"/>
            <calcext:condition calcext:apply-style-name="Untitled2" calcext:value="=1" calcext:base-cell-address="Sheet1.G768"/>
          </calcext:conditional-format>
          <calcext:conditional-format calcext:target-range-address="Sheet1.G769:Sheet1.G769">
            <calcext:condition calcext:apply-style-name="Untitled1" calcext:value="=10000" calcext:base-cell-address="Sheet1.G769"/>
            <calcext:condition calcext:apply-style-name="Untitled2" calcext:value="=1" calcext:base-cell-address="Sheet1.G769"/>
          </calcext:conditional-format>
          <calcext:conditional-format calcext:target-range-address="Sheet1.G770:Sheet1.G770">
            <calcext:condition calcext:apply-style-name="Untitled1" calcext:value="=10000" calcext:base-cell-address="Sheet1.G770"/>
            <calcext:condition calcext:apply-style-name="Untitled2" calcext:value="=1" calcext:base-cell-address="Sheet1.G770"/>
          </calcext:conditional-format>
          <calcext:conditional-format calcext:target-range-address="Sheet1.G771:Sheet1.G771">
            <calcext:condition calcext:apply-style-name="Untitled1" calcext:value="=10000" calcext:base-cell-address="Sheet1.G771"/>
            <calcext:condition calcext:apply-style-name="Untitled2" calcext:value="=1" calcext:base-cell-address="Sheet1.G771"/>
          </calcext:conditional-format>
          <calcext:conditional-format calcext:target-range-address="Sheet1.G772:Sheet1.G772">
            <calcext:condition calcext:apply-style-name="Untitled1" calcext:value="=10000" calcext:base-cell-address="Sheet1.G772"/>
            <calcext:condition calcext:apply-style-name="Untitled2" calcext:value="=1" calcext:base-cell-address="Sheet1.G772"/>
          </calcext:conditional-format>
          <calcext:conditional-format calcext:target-range-address="Sheet1.G773:Sheet1.G773">
            <calcext:condition calcext:apply-style-name="Untitled1" calcext:value="=10000" calcext:base-cell-address="Sheet1.G773"/>
            <calcext:condition calcext:apply-style-name="Untitled2" calcext:value="=1" calcext:base-cell-address="Sheet1.G773"/>
          </calcext:conditional-format>
          <calcext:conditional-format calcext:target-range-address="Sheet1.G774:Sheet1.G774">
            <calcext:condition calcext:apply-style-name="Untitled1" calcext:value="=10000" calcext:base-cell-address="Sheet1.G774"/>
            <calcext:condition calcext:apply-style-name="Untitled2" calcext:value="=1" calcext:base-cell-address="Sheet1.G774"/>
          </calcext:conditional-format>
          <calcext:conditional-format calcext:target-range-address="Sheet1.G775:Sheet1.G775">
            <calcext:condition calcext:apply-style-name="Untitled1" calcext:value="=10000" calcext:base-cell-address="Sheet1.G775"/>
            <calcext:condition calcext:apply-style-name="Untitled2" calcext:value="=1" calcext:base-cell-address="Sheet1.G775"/>
          </calcext:conditional-format>
          <calcext:conditional-format calcext:target-range-address="Sheet1.G776:Sheet1.G776">
            <calcext:condition calcext:apply-style-name="Untitled1" calcext:value="=10000" calcext:base-cell-address="Sheet1.G776"/>
            <calcext:condition calcext:apply-style-name="Untitled2" calcext:value="=1" calcext:base-cell-address="Sheet1.G776"/>
          </calcext:conditional-format>
          <calcext:conditional-format calcext:target-range-address="Sheet1.G777:Sheet1.G777">
            <calcext:condition calcext:apply-style-name="Untitled1" calcext:value="=10000" calcext:base-cell-address="Sheet1.G777"/>
            <calcext:condition calcext:apply-style-name="Untitled2" calcext:value="=1" calcext:base-cell-address="Sheet1.G777"/>
          </calcext:conditional-format>
          <calcext:conditional-format calcext:target-range-address="Sheet1.G778:Sheet1.G778">
            <calcext:condition calcext:apply-style-name="Untitled1" calcext:value="=10000" calcext:base-cell-address="Sheet1.G778"/>
            <calcext:condition calcext:apply-style-name="Untitled2" calcext:value="=1" calcext:base-cell-address="Sheet1.G778"/>
          </calcext:conditional-format>
          <calcext:conditional-format calcext:target-range-address="Sheet1.G779:Sheet1.G779">
            <calcext:condition calcext:apply-style-name="Untitled1" calcext:value="=10000" calcext:base-cell-address="Sheet1.G779"/>
            <calcext:condition calcext:apply-style-name="Untitled2" calcext:value="=1" calcext:base-cell-address="Sheet1.G779"/>
          </calcext:conditional-format>
          <calcext:conditional-format calcext:target-range-address="Sheet1.G780:Sheet1.G780">
            <calcext:condition calcext:apply-style-name="Untitled1" calcext:value="=10000" calcext:base-cell-address="Sheet1.G780"/>
            <calcext:condition calcext:apply-style-name="Untitled2" calcext:value="=1" calcext:base-cell-address="Sheet1.G780"/>
          </calcext:conditional-format>
          <calcext:conditional-format calcext:target-range-address="Sheet1.G781:Sheet1.G781">
            <calcext:condition calcext:apply-style-name="Untitled1" calcext:value="=10000" calcext:base-cell-address="Sheet1.G781"/>
            <calcext:condition calcext:apply-style-name="Untitled2" calcext:value="=1" calcext:base-cell-address="Sheet1.G781"/>
          </calcext:conditional-format>
          <calcext:conditional-format calcext:target-range-address="Sheet1.G782:Sheet1.G782">
            <calcext:condition calcext:apply-style-name="Untitled1" calcext:value="=10000" calcext:base-cell-address="Sheet1.G782"/>
            <calcext:condition calcext:apply-style-name="Untitled2" calcext:value="=1" calcext:base-cell-address="Sheet1.G782"/>
          </calcext:conditional-format>
          <calcext:conditional-format calcext:target-range-address="Sheet1.G783:Sheet1.G783">
            <calcext:condition calcext:apply-style-name="Untitled1" calcext:value="=10000" calcext:base-cell-address="Sheet1.G783"/>
            <calcext:condition calcext:apply-style-name="Untitled2" calcext:value="=1" calcext:base-cell-address="Sheet1.G783"/>
          </calcext:conditional-format>
          <calcext:conditional-format calcext:target-range-address="Sheet1.G784:Sheet1.G784">
            <calcext:condition calcext:apply-style-name="Untitled1" calcext:value="=10000" calcext:base-cell-address="Sheet1.G784"/>
            <calcext:condition calcext:apply-style-name="Untitled2" calcext:value="=1" calcext:base-cell-address="Sheet1.G784"/>
          </calcext:conditional-format>
          <calcext:conditional-format calcext:target-range-address="Sheet1.G785:Sheet1.G785">
            <calcext:condition calcext:apply-style-name="Untitled1" calcext:value="=10000" calcext:base-cell-address="Sheet1.G785"/>
            <calcext:condition calcext:apply-style-name="Untitled2" calcext:value="=1" calcext:base-cell-address="Sheet1.G785"/>
          </calcext:conditional-format>
          <calcext:conditional-format calcext:target-range-address="Sheet1.G786:Sheet1.G786">
            <calcext:condition calcext:apply-style-name="Untitled1" calcext:value="=10000" calcext:base-cell-address="Sheet1.G786"/>
            <calcext:condition calcext:apply-style-name="Untitled2" calcext:value="=1" calcext:base-cell-address="Sheet1.G786"/>
          </calcext:conditional-format>
          <calcext:conditional-format calcext:target-range-address="Sheet1.G787:Sheet1.G787">
            <calcext:condition calcext:apply-style-name="Untitled1" calcext:value="=10000" calcext:base-cell-address="Sheet1.G787"/>
            <calcext:condition calcext:apply-style-name="Untitled2" calcext:value="=1" calcext:base-cell-address="Sheet1.G787"/>
          </calcext:conditional-format>
          <calcext:conditional-format calcext:target-range-address="Sheet1.G788:Sheet1.G788">
            <calcext:condition calcext:apply-style-name="Untitled1" calcext:value="=10000" calcext:base-cell-address="Sheet1.G788"/>
            <calcext:condition calcext:apply-style-name="Untitled2" calcext:value="=1" calcext:base-cell-address="Sheet1.G788"/>
          </calcext:conditional-format>
          <calcext:conditional-format calcext:target-range-address="Sheet1.G789:Sheet1.G789">
            <calcext:condition calcext:apply-style-name="Untitled1" calcext:value="=10000" calcext:base-cell-address="Sheet1.G789"/>
            <calcext:condition calcext:apply-style-name="Untitled2" calcext:value="=1" calcext:base-cell-address="Sheet1.G789"/>
          </calcext:conditional-format>
          <calcext:conditional-format calcext:target-range-address="Sheet1.G790:Sheet1.G790">
            <calcext:condition calcext:apply-style-name="Untitled1" calcext:value="=10000" calcext:base-cell-address="Sheet1.G790"/>
            <calcext:condition calcext:apply-style-name="Untitled2" calcext:value="=1" calcext:base-cell-address="Sheet1.G790"/>
          </calcext:conditional-format>
          <calcext:conditional-format calcext:target-range-address="Sheet1.G791:Sheet1.G791">
            <calcext:condition calcext:apply-style-name="Untitled1" calcext:value="=10000" calcext:base-cell-address="Sheet1.G791"/>
            <calcext:condition calcext:apply-style-name="Untitled2" calcext:value="=1" calcext:base-cell-address="Sheet1.G791"/>
          </calcext:conditional-format>
          <calcext:conditional-format calcext:target-range-address="Sheet1.G792:Sheet1.G792">
            <calcext:condition calcext:apply-style-name="Untitled1" calcext:value="=10000" calcext:base-cell-address="Sheet1.G792"/>
            <calcext:condition calcext:apply-style-name="Untitled2" calcext:value="=1" calcext:base-cell-address="Sheet1.G792"/>
          </calcext:conditional-format>
          <calcext:conditional-format calcext:target-range-address="Sheet1.G793:Sheet1.G793">
            <calcext:condition calcext:apply-style-name="Untitled1" calcext:value="=10000" calcext:base-cell-address="Sheet1.G793"/>
            <calcext:condition calcext:apply-style-name="Untitled2" calcext:value="=1" calcext:base-cell-address="Sheet1.G793"/>
          </calcext:conditional-format>
          <calcext:conditional-format calcext:target-range-address="Sheet1.G794:Sheet1.G794">
            <calcext:condition calcext:apply-style-name="Untitled1" calcext:value="=10000" calcext:base-cell-address="Sheet1.G794"/>
            <calcext:condition calcext:apply-style-name="Untitled2" calcext:value="=1" calcext:base-cell-address="Sheet1.G794"/>
          </calcext:conditional-format>
          <calcext:conditional-format calcext:target-range-address="Sheet1.G795:Sheet1.G795">
            <calcext:condition calcext:apply-style-name="Untitled1" calcext:value="=10000" calcext:base-cell-address="Sheet1.G795"/>
            <calcext:condition calcext:apply-style-name="Untitled2" calcext:value="=1" calcext:base-cell-address="Sheet1.G795"/>
          </calcext:conditional-format>
          <calcext:conditional-format calcext:target-range-address="Sheet1.G796:Sheet1.G796">
            <calcext:condition calcext:apply-style-name="Untitled1" calcext:value="=10000" calcext:base-cell-address="Sheet1.G796"/>
            <calcext:condition calcext:apply-style-name="Untitled2" calcext:value="=1" calcext:base-cell-address="Sheet1.G796"/>
          </calcext:conditional-format>
          <calcext:conditional-format calcext:target-range-address="Sheet1.G797:Sheet1.G797">
            <calcext:condition calcext:apply-style-name="Untitled1" calcext:value="=10000" calcext:base-cell-address="Sheet1.G797"/>
            <calcext:condition calcext:apply-style-name="Untitled2" calcext:value="=1" calcext:base-cell-address="Sheet1.G797"/>
          </calcext:conditional-format>
          <calcext:conditional-format calcext:target-range-address="Sheet1.G798:Sheet1.G798">
            <calcext:condition calcext:apply-style-name="Untitled1" calcext:value="=10000" calcext:base-cell-address="Sheet1.G798"/>
            <calcext:condition calcext:apply-style-name="Untitled2" calcext:value="=1" calcext:base-cell-address="Sheet1.G798"/>
          </calcext:conditional-format>
          <calcext:conditional-format calcext:target-range-address="Sheet1.G799:Sheet1.G799">
            <calcext:condition calcext:apply-style-name="Untitled1" calcext:value="=10000" calcext:base-cell-address="Sheet1.G799"/>
            <calcext:condition calcext:apply-style-name="Untitled2" calcext:value="=1" calcext:base-cell-address="Sheet1.G799"/>
          </calcext:conditional-format>
          <calcext:conditional-format calcext:target-range-address="Sheet1.G800:Sheet1.G800">
            <calcext:condition calcext:apply-style-name="Untitled1" calcext:value="=10000" calcext:base-cell-address="Sheet1.G800"/>
            <calcext:condition calcext:apply-style-name="Untitled2" calcext:value="=1" calcext:base-cell-address="Sheet1.G800"/>
          </calcext:conditional-format>
          <calcext:conditional-format calcext:target-range-address="Sheet1.G801:Sheet1.G801">
            <calcext:condition calcext:apply-style-name="Untitled1" calcext:value="=10000" calcext:base-cell-address="Sheet1.G801"/>
            <calcext:condition calcext:apply-style-name="Untitled2" calcext:value="=1" calcext:base-cell-address="Sheet1.G801"/>
          </calcext:conditional-format>
          <calcext:conditional-format calcext:target-range-address="Sheet1.G802:Sheet1.G802">
            <calcext:condition calcext:apply-style-name="Untitled1" calcext:value="=10000" calcext:base-cell-address="Sheet1.G802"/>
            <calcext:condition calcext:apply-style-name="Untitled2" calcext:value="=1" calcext:base-cell-address="Sheet1.G802"/>
          </calcext:conditional-format>
          <calcext:conditional-format calcext:target-range-address="Sheet1.G803:Sheet1.G803">
            <calcext:condition calcext:apply-style-name="Untitled1" calcext:value="=10000" calcext:base-cell-address="Sheet1.G803"/>
            <calcext:condition calcext:apply-style-name="Untitled2" calcext:value="=1" calcext:base-cell-address="Sheet1.G803"/>
          </calcext:conditional-format>
          <calcext:conditional-format calcext:target-range-address="Sheet1.G804:Sheet1.G804">
            <calcext:condition calcext:apply-style-name="Untitled1" calcext:value="=10000" calcext:base-cell-address="Sheet1.G804"/>
            <calcext:condition calcext:apply-style-name="Untitled2" calcext:value="=1" calcext:base-cell-address="Sheet1.G804"/>
          </calcext:conditional-format>
          <calcext:conditional-format calcext:target-range-address="Sheet1.G805:Sheet1.G805">
            <calcext:condition calcext:apply-style-name="Untitled1" calcext:value="=10000" calcext:base-cell-address="Sheet1.G805"/>
            <calcext:condition calcext:apply-style-name="Untitled2" calcext:value="=1" calcext:base-cell-address="Sheet1.G805"/>
          </calcext:conditional-format>
          <calcext:conditional-format calcext:target-range-address="Sheet1.G806:Sheet1.G806">
            <calcext:condition calcext:apply-style-name="Untitled1" calcext:value="=10000" calcext:base-cell-address="Sheet1.G806"/>
            <calcext:condition calcext:apply-style-name="Untitled2" calcext:value="=1" calcext:base-cell-address="Sheet1.G806"/>
          </calcext:conditional-format>
          <calcext:conditional-format calcext:target-range-address="Sheet1.G807:Sheet1.G807">
            <calcext:condition calcext:apply-style-name="Untitled1" calcext:value="=10000" calcext:base-cell-address="Sheet1.G807"/>
            <calcext:condition calcext:apply-style-name="Untitled2" calcext:value="=1" calcext:base-cell-address="Sheet1.G807"/>
          </calcext:conditional-format>
          <calcext:conditional-format calcext:target-range-address="Sheet1.G808:Sheet1.G808">
            <calcext:condition calcext:apply-style-name="Untitled1" calcext:value="=10000" calcext:base-cell-address="Sheet1.G808"/>
            <calcext:condition calcext:apply-style-name="Untitled2" calcext:value="=1" calcext:base-cell-address="Sheet1.G808"/>
          </calcext:conditional-format>
          <calcext:conditional-format calcext:target-range-address="Sheet1.G809:Sheet1.G809">
            <calcext:condition calcext:apply-style-name="Untitled1" calcext:value="=10000" calcext:base-cell-address="Sheet1.G809"/>
            <calcext:condition calcext:apply-style-name="Untitled2" calcext:value="=1" calcext:base-cell-address="Sheet1.G809"/>
          </calcext:conditional-format>
          <calcext:conditional-format calcext:target-range-address="Sheet1.G810:Sheet1.G810">
            <calcext:condition calcext:apply-style-name="Untitled1" calcext:value="=10000" calcext:base-cell-address="Sheet1.G810"/>
            <calcext:condition calcext:apply-style-name="Untitled2" calcext:value="=1" calcext:base-cell-address="Sheet1.G810"/>
          </calcext:conditional-format>
          <calcext:conditional-format calcext:target-range-address="Sheet1.G811:Sheet1.G811">
            <calcext:condition calcext:apply-style-name="Untitled1" calcext:value="=10000" calcext:base-cell-address="Sheet1.G811"/>
            <calcext:condition calcext:apply-style-name="Untitled2" calcext:value="=1" calcext:base-cell-address="Sheet1.G811"/>
          </calcext:conditional-format>
          <calcext:conditional-format calcext:target-range-address="Sheet1.G812:Sheet1.G812">
            <calcext:condition calcext:apply-style-name="Untitled1" calcext:value="=10000" calcext:base-cell-address="Sheet1.G812"/>
            <calcext:condition calcext:apply-style-name="Untitled2" calcext:value="=1" calcext:base-cell-address="Sheet1.G812"/>
          </calcext:conditional-format>
          <calcext:conditional-format calcext:target-range-address="Sheet1.G813:Sheet1.G813">
            <calcext:condition calcext:apply-style-name="Untitled1" calcext:value="=10000" calcext:base-cell-address="Sheet1.G813"/>
            <calcext:condition calcext:apply-style-name="Untitled2" calcext:value="=1" calcext:base-cell-address="Sheet1.G813"/>
          </calcext:conditional-format>
          <calcext:conditional-format calcext:target-range-address="Sheet1.G814:Sheet1.G814">
            <calcext:condition calcext:apply-style-name="Untitled1" calcext:value="=10000" calcext:base-cell-address="Sheet1.G814"/>
            <calcext:condition calcext:apply-style-name="Untitled2" calcext:value="=1" calcext:base-cell-address="Sheet1.G814"/>
          </calcext:conditional-format>
          <calcext:conditional-format calcext:target-range-address="Sheet1.G815:Sheet1.G815">
            <calcext:condition calcext:apply-style-name="Untitled1" calcext:value="=10000" calcext:base-cell-address="Sheet1.G815"/>
            <calcext:condition calcext:apply-style-name="Untitled2" calcext:value="=1" calcext:base-cell-address="Sheet1.G815"/>
          </calcext:conditional-format>
          <calcext:conditional-format calcext:target-range-address="Sheet1.G816:Sheet1.G816">
            <calcext:condition calcext:apply-style-name="Untitled1" calcext:value="=10000" calcext:base-cell-address="Sheet1.G816"/>
            <calcext:condition calcext:apply-style-name="Untitled2" calcext:value="=1" calcext:base-cell-address="Sheet1.G816"/>
          </calcext:conditional-format>
          <calcext:conditional-format calcext:target-range-address="Sheet1.G817:Sheet1.G817">
            <calcext:condition calcext:apply-style-name="Untitled1" calcext:value="=10000" calcext:base-cell-address="Sheet1.G817"/>
            <calcext:condition calcext:apply-style-name="Untitled2" calcext:value="=1" calcext:base-cell-address="Sheet1.G817"/>
          </calcext:conditional-format>
          <calcext:conditional-format calcext:target-range-address="Sheet1.G818:Sheet1.G818">
            <calcext:condition calcext:apply-style-name="Untitled1" calcext:value="=10000" calcext:base-cell-address="Sheet1.G818"/>
            <calcext:condition calcext:apply-style-name="Untitled2" calcext:value="=1" calcext:base-cell-address="Sheet1.G818"/>
          </calcext:conditional-format>
          <calcext:conditional-format calcext:target-range-address="Sheet1.G819:Sheet1.G819">
            <calcext:condition calcext:apply-style-name="Untitled1" calcext:value="=10000" calcext:base-cell-address="Sheet1.G819"/>
            <calcext:condition calcext:apply-style-name="Untitled2" calcext:value="=1" calcext:base-cell-address="Sheet1.G819"/>
          </calcext:conditional-format>
          <calcext:conditional-format calcext:target-range-address="Sheet1.G820:Sheet1.G820">
            <calcext:condition calcext:apply-style-name="Untitled1" calcext:value="=10000" calcext:base-cell-address="Sheet1.G820"/>
            <calcext:condition calcext:apply-style-name="Untitled2" calcext:value="=1" calcext:base-cell-address="Sheet1.G820"/>
          </calcext:conditional-format>
          <calcext:conditional-format calcext:target-range-address="Sheet1.G821:Sheet1.G821">
            <calcext:condition calcext:apply-style-name="Untitled1" calcext:value="=10000" calcext:base-cell-address="Sheet1.G821"/>
            <calcext:condition calcext:apply-style-name="Untitled2" calcext:value="=1" calcext:base-cell-address="Sheet1.G821"/>
          </calcext:conditional-format>
          <calcext:conditional-format calcext:target-range-address="Sheet1.G822:Sheet1.G822">
            <calcext:condition calcext:apply-style-name="Untitled1" calcext:value="=10000" calcext:base-cell-address="Sheet1.G822"/>
            <calcext:condition calcext:apply-style-name="Untitled2" calcext:value="=1" calcext:base-cell-address="Sheet1.G822"/>
          </calcext:conditional-format>
          <calcext:conditional-format calcext:target-range-address="Sheet1.G823:Sheet1.G823">
            <calcext:condition calcext:apply-style-name="Untitled1" calcext:value="=10000" calcext:base-cell-address="Sheet1.G823"/>
            <calcext:condition calcext:apply-style-name="Untitled2" calcext:value="=1" calcext:base-cell-address="Sheet1.G823"/>
          </calcext:conditional-format>
          <calcext:conditional-format calcext:target-range-address="Sheet1.G824:Sheet1.G824">
            <calcext:condition calcext:apply-style-name="Untitled1" calcext:value="=10000" calcext:base-cell-address="Sheet1.G824"/>
            <calcext:condition calcext:apply-style-name="Untitled2" calcext:value="=1" calcext:base-cell-address="Sheet1.G824"/>
          </calcext:conditional-format>
          <calcext:conditional-format calcext:target-range-address="Sheet1.G825:Sheet1.G825">
            <calcext:condition calcext:apply-style-name="Untitled1" calcext:value="=10000" calcext:base-cell-address="Sheet1.G825"/>
            <calcext:condition calcext:apply-style-name="Untitled2" calcext:value="=1" calcext:base-cell-address="Sheet1.G825"/>
          </calcext:conditional-format>
          <calcext:conditional-format calcext:target-range-address="Sheet1.G826:Sheet1.G826">
            <calcext:condition calcext:apply-style-name="Untitled1" calcext:value="=10000" calcext:base-cell-address="Sheet1.G826"/>
            <calcext:condition calcext:apply-style-name="Untitled2" calcext:value="=1" calcext:base-cell-address="Sheet1.G826"/>
          </calcext:conditional-format>
          <calcext:conditional-format calcext:target-range-address="Sheet1.G827:Sheet1.G827">
            <calcext:condition calcext:apply-style-name="Untitled1" calcext:value="=10000" calcext:base-cell-address="Sheet1.G827"/>
            <calcext:condition calcext:apply-style-name="Untitled2" calcext:value="=1" calcext:base-cell-address="Sheet1.G827"/>
          </calcext:conditional-format>
          <calcext:conditional-format calcext:target-range-address="Sheet1.G828:Sheet1.G828">
            <calcext:condition calcext:apply-style-name="Untitled1" calcext:value="=10000" calcext:base-cell-address="Sheet1.G828"/>
            <calcext:condition calcext:apply-style-name="Untitled2" calcext:value="=1" calcext:base-cell-address="Sheet1.G828"/>
          </calcext:conditional-format>
          <calcext:conditional-format calcext:target-range-address="Sheet1.G829:Sheet1.G829">
            <calcext:condition calcext:apply-style-name="Untitled1" calcext:value="=10000" calcext:base-cell-address="Sheet1.G829"/>
            <calcext:condition calcext:apply-style-name="Untitled2" calcext:value="=1" calcext:base-cell-address="Sheet1.G829"/>
          </calcext:conditional-format>
          <calcext:conditional-format calcext:target-range-address="Sheet1.G830:Sheet1.G830">
            <calcext:condition calcext:apply-style-name="Untitled1" calcext:value="=10000" calcext:base-cell-address="Sheet1.G830"/>
            <calcext:condition calcext:apply-style-name="Untitled2" calcext:value="=1" calcext:base-cell-address="Sheet1.G830"/>
          </calcext:conditional-format>
          <calcext:conditional-format calcext:target-range-address="Sheet1.G831:Sheet1.G831">
            <calcext:condition calcext:apply-style-name="Untitled1" calcext:value="=10000" calcext:base-cell-address="Sheet1.G831"/>
            <calcext:condition calcext:apply-style-name="Untitled2" calcext:value="=1" calcext:base-cell-address="Sheet1.G831"/>
          </calcext:conditional-format>
          <calcext:conditional-format calcext:target-range-address="Sheet1.G832:Sheet1.G832">
            <calcext:condition calcext:apply-style-name="Untitled1" calcext:value="=10000" calcext:base-cell-address="Sheet1.G832"/>
            <calcext:condition calcext:apply-style-name="Untitled2" calcext:value="=1" calcext:base-cell-address="Sheet1.G832"/>
          </calcext:conditional-format>
          <calcext:conditional-format calcext:target-range-address="Sheet1.G833:Sheet1.G833">
            <calcext:condition calcext:apply-style-name="Untitled1" calcext:value="=10000" calcext:base-cell-address="Sheet1.G833"/>
            <calcext:condition calcext:apply-style-name="Untitled2" calcext:value="=1" calcext:base-cell-address="Sheet1.G833"/>
          </calcext:conditional-format>
          <calcext:conditional-format calcext:target-range-address="Sheet1.G834:Sheet1.G834">
            <calcext:condition calcext:apply-style-name="Untitled1" calcext:value="=10000" calcext:base-cell-address="Sheet1.G834"/>
            <calcext:condition calcext:apply-style-name="Untitled2" calcext:value="=1" calcext:base-cell-address="Sheet1.G834"/>
          </calcext:conditional-format>
          <calcext:conditional-format calcext:target-range-address="Sheet1.G835:Sheet1.G835">
            <calcext:condition calcext:apply-style-name="Untitled1" calcext:value="=10000" calcext:base-cell-address="Sheet1.G835"/>
            <calcext:condition calcext:apply-style-name="Untitled2" calcext:value="=1" calcext:base-cell-address="Sheet1.G835"/>
          </calcext:conditional-format>
          <calcext:conditional-format calcext:target-range-address="Sheet1.G836:Sheet1.G836">
            <calcext:condition calcext:apply-style-name="Untitled1" calcext:value="=10000" calcext:base-cell-address="Sheet1.G836"/>
            <calcext:condition calcext:apply-style-name="Untitled2" calcext:value="=1" calcext:base-cell-address="Sheet1.G836"/>
          </calcext:conditional-format>
          <calcext:conditional-format calcext:target-range-address="Sheet1.G837:Sheet1.G837">
            <calcext:condition calcext:apply-style-name="Untitled1" calcext:value="=10000" calcext:base-cell-address="Sheet1.G837"/>
            <calcext:condition calcext:apply-style-name="Untitled2" calcext:value="=1" calcext:base-cell-address="Sheet1.G837"/>
          </calcext:conditional-format>
          <calcext:conditional-format calcext:target-range-address="Sheet1.G838:Sheet1.G838">
            <calcext:condition calcext:apply-style-name="Untitled1" calcext:value="=10000" calcext:base-cell-address="Sheet1.G838"/>
            <calcext:condition calcext:apply-style-name="Untitled2" calcext:value="=1" calcext:base-cell-address="Sheet1.G838"/>
          </calcext:conditional-format>
          <calcext:conditional-format calcext:target-range-address="Sheet1.G839:Sheet1.G839">
            <calcext:condition calcext:apply-style-name="Untitled1" calcext:value="=10000" calcext:base-cell-address="Sheet1.G839"/>
            <calcext:condition calcext:apply-style-name="Untitled2" calcext:value="=1" calcext:base-cell-address="Sheet1.G839"/>
          </calcext:conditional-format>
          <calcext:conditional-format calcext:target-range-address="Sheet1.G840:Sheet1.G840">
            <calcext:condition calcext:apply-style-name="Untitled1" calcext:value="=10000" calcext:base-cell-address="Sheet1.G840"/>
            <calcext:condition calcext:apply-style-name="Untitled2" calcext:value="=1" calcext:base-cell-address="Sheet1.G840"/>
          </calcext:conditional-format>
          <calcext:conditional-format calcext:target-range-address="Sheet1.G841:Sheet1.G841">
            <calcext:condition calcext:apply-style-name="Untitled1" calcext:value="=10000" calcext:base-cell-address="Sheet1.G841"/>
            <calcext:condition calcext:apply-style-name="Untitled2" calcext:value="=1" calcext:base-cell-address="Sheet1.G841"/>
          </calcext:conditional-format>
          <calcext:conditional-format calcext:target-range-address="Sheet1.G842:Sheet1.G842">
            <calcext:condition calcext:apply-style-name="Untitled1" calcext:value="=10000" calcext:base-cell-address="Sheet1.G842"/>
            <calcext:condition calcext:apply-style-name="Untitled2" calcext:value="=1" calcext:base-cell-address="Sheet1.G842"/>
          </calcext:conditional-format>
          <calcext:conditional-format calcext:target-range-address="Sheet1.G843:Sheet1.G843">
            <calcext:condition calcext:apply-style-name="Untitled1" calcext:value="=10000" calcext:base-cell-address="Sheet1.G843"/>
            <calcext:condition calcext:apply-style-name="Untitled2" calcext:value="=1" calcext:base-cell-address="Sheet1.G843"/>
          </calcext:conditional-format>
          <calcext:conditional-format calcext:target-range-address="Sheet1.G844:Sheet1.G844">
            <calcext:condition calcext:apply-style-name="Untitled1" calcext:value="=10000" calcext:base-cell-address="Sheet1.G844"/>
            <calcext:condition calcext:apply-style-name="Untitled2" calcext:value="=1" calcext:base-cell-address="Sheet1.G844"/>
          </calcext:conditional-format>
          <calcext:conditional-format calcext:target-range-address="Sheet1.G845:Sheet1.G845">
            <calcext:condition calcext:apply-style-name="Untitled1" calcext:value="=10000" calcext:base-cell-address="Sheet1.G845"/>
            <calcext:condition calcext:apply-style-name="Untitled2" calcext:value="=1" calcext:base-cell-address="Sheet1.G845"/>
          </calcext:conditional-format>
          <calcext:conditional-format calcext:target-range-address="Sheet1.G846:Sheet1.G846">
            <calcext:condition calcext:apply-style-name="Untitled1" calcext:value="=10000" calcext:base-cell-address="Sheet1.G846"/>
            <calcext:condition calcext:apply-style-name="Untitled2" calcext:value="=1" calcext:base-cell-address="Sheet1.G846"/>
          </calcext:conditional-format>
          <calcext:conditional-format calcext:target-range-address="Sheet1.G847:Sheet1.G847">
            <calcext:condition calcext:apply-style-name="Untitled1" calcext:value="=10000" calcext:base-cell-address="Sheet1.G847"/>
            <calcext:condition calcext:apply-style-name="Untitled2" calcext:value="=1" calcext:base-cell-address="Sheet1.G847"/>
          </calcext:conditional-format>
          <calcext:conditional-format calcext:target-range-address="Sheet1.G848:Sheet1.G848">
            <calcext:condition calcext:apply-style-name="Untitled1" calcext:value="=10000" calcext:base-cell-address="Sheet1.G848"/>
            <calcext:condition calcext:apply-style-name="Untitled2" calcext:value="=1" calcext:base-cell-address="Sheet1.G848"/>
          </calcext:conditional-format>
          <calcext:conditional-format calcext:target-range-address="Sheet1.G849:Sheet1.G849">
            <calcext:condition calcext:apply-style-name="Untitled1" calcext:value="=10000" calcext:base-cell-address="Sheet1.G849"/>
            <calcext:condition calcext:apply-style-name="Untitled2" calcext:value="=1" calcext:base-cell-address="Sheet1.G849"/>
          </calcext:conditional-format>
          <calcext:conditional-format calcext:target-range-address="Sheet1.G850:Sheet1.G850">
            <calcext:condition calcext:apply-style-name="Untitled1" calcext:value="=10000" calcext:base-cell-address="Sheet1.G850"/>
            <calcext:condition calcext:apply-style-name="Untitled2" calcext:value="=1" calcext:base-cell-address="Sheet1.G850"/>
          </calcext:conditional-format>
          <calcext:conditional-format calcext:target-range-address="Sheet1.G851:Sheet1.G851">
            <calcext:condition calcext:apply-style-name="Untitled1" calcext:value="=10000" calcext:base-cell-address="Sheet1.G851"/>
            <calcext:condition calcext:apply-style-name="Untitled2" calcext:value="=1" calcext:base-cell-address="Sheet1.G851"/>
          </calcext:conditional-format>
          <calcext:conditional-format calcext:target-range-address="Sheet1.G852:Sheet1.G852">
            <calcext:condition calcext:apply-style-name="Untitled1" calcext:value="=10000" calcext:base-cell-address="Sheet1.G852"/>
            <calcext:condition calcext:apply-style-name="Untitled2" calcext:value="=1" calcext:base-cell-address="Sheet1.G852"/>
          </calcext:conditional-format>
          <calcext:conditional-format calcext:target-range-address="Sheet1.G853:Sheet1.G853">
            <calcext:condition calcext:apply-style-name="Untitled1" calcext:value="=10000" calcext:base-cell-address="Sheet1.G853"/>
            <calcext:condition calcext:apply-style-name="Untitled2" calcext:value="=1" calcext:base-cell-address="Sheet1.G853"/>
          </calcext:conditional-format>
          <calcext:conditional-format calcext:target-range-address="Sheet1.G854:Sheet1.G854">
            <calcext:condition calcext:apply-style-name="Untitled1" calcext:value="=10000" calcext:base-cell-address="Sheet1.G854"/>
            <calcext:condition calcext:apply-style-name="Untitled2" calcext:value="=1" calcext:base-cell-address="Sheet1.G854"/>
          </calcext:conditional-format>
          <calcext:conditional-format calcext:target-range-address="Sheet1.G855:Sheet1.G855">
            <calcext:condition calcext:apply-style-name="Untitled1" calcext:value="=10000" calcext:base-cell-address="Sheet1.G855"/>
            <calcext:condition calcext:apply-style-name="Untitled2" calcext:value="=1" calcext:base-cell-address="Sheet1.G855"/>
          </calcext:conditional-format>
          <calcext:conditional-format calcext:target-range-address="Sheet1.G856:Sheet1.G856">
            <calcext:condition calcext:apply-style-name="Untitled1" calcext:value="=10000" calcext:base-cell-address="Sheet1.G856"/>
            <calcext:condition calcext:apply-style-name="Untitled2" calcext:value="=1" calcext:base-cell-address="Sheet1.G856"/>
          </calcext:conditional-format>
          <calcext:conditional-format calcext:target-range-address="Sheet1.G857:Sheet1.G857">
            <calcext:condition calcext:apply-style-name="Untitled1" calcext:value="=10000" calcext:base-cell-address="Sheet1.G857"/>
            <calcext:condition calcext:apply-style-name="Untitled2" calcext:value="=1" calcext:base-cell-address="Sheet1.G857"/>
          </calcext:conditional-format>
          <calcext:conditional-format calcext:target-range-address="Sheet1.G858:Sheet1.G858">
            <calcext:condition calcext:apply-style-name="Untitled1" calcext:value="=10000" calcext:base-cell-address="Sheet1.G858"/>
            <calcext:condition calcext:apply-style-name="Untitled2" calcext:value="=1" calcext:base-cell-address="Sheet1.G858"/>
          </calcext:conditional-format>
          <calcext:conditional-format calcext:target-range-address="Sheet1.G859:Sheet1.G859">
            <calcext:condition calcext:apply-style-name="Untitled1" calcext:value="=10000" calcext:base-cell-address="Sheet1.G859"/>
            <calcext:condition calcext:apply-style-name="Untitled2" calcext:value="=1" calcext:base-cell-address="Sheet1.G859"/>
          </calcext:conditional-format>
          <calcext:conditional-format calcext:target-range-address="Sheet1.G860:Sheet1.G860">
            <calcext:condition calcext:apply-style-name="Untitled1" calcext:value="=10000" calcext:base-cell-address="Sheet1.G860"/>
            <calcext:condition calcext:apply-style-name="Untitled2" calcext:value="=1" calcext:base-cell-address="Sheet1.G860"/>
          </calcext:conditional-format>
          <calcext:conditional-format calcext:target-range-address="Sheet1.G861:Sheet1.G861">
            <calcext:condition calcext:apply-style-name="Untitled1" calcext:value="=10000" calcext:base-cell-address="Sheet1.G861"/>
            <calcext:condition calcext:apply-style-name="Untitled2" calcext:value="=1" calcext:base-cell-address="Sheet1.G861"/>
          </calcext:conditional-format>
          <calcext:conditional-format calcext:target-range-address="Sheet1.G862:Sheet1.G862">
            <calcext:condition calcext:apply-style-name="Untitled1" calcext:value="=10000" calcext:base-cell-address="Sheet1.G862"/>
            <calcext:condition calcext:apply-style-name="Untitled2" calcext:value="=1" calcext:base-cell-address="Sheet1.G862"/>
          </calcext:conditional-format>
          <calcext:conditional-format calcext:target-range-address="Sheet1.G863:Sheet1.G863">
            <calcext:condition calcext:apply-style-name="Untitled1" calcext:value="=10000" calcext:base-cell-address="Sheet1.G863"/>
            <calcext:condition calcext:apply-style-name="Untitled2" calcext:value="=1" calcext:base-cell-address="Sheet1.G863"/>
          </calcext:conditional-format>
          <calcext:conditional-format calcext:target-range-address="Sheet1.G864:Sheet1.G864">
            <calcext:condition calcext:apply-style-name="Untitled1" calcext:value="=10000" calcext:base-cell-address="Sheet1.G864"/>
            <calcext:condition calcext:apply-style-name="Untitled2" calcext:value="=1" calcext:base-cell-address="Sheet1.G864"/>
          </calcext:conditional-format>
          <calcext:conditional-format calcext:target-range-address="Sheet1.G865:Sheet1.G865">
            <calcext:condition calcext:apply-style-name="Untitled1" calcext:value="=10000" calcext:base-cell-address="Sheet1.G865"/>
            <calcext:condition calcext:apply-style-name="Untitled2" calcext:value="=1" calcext:base-cell-address="Sheet1.G865"/>
          </calcext:conditional-format>
          <calcext:conditional-format calcext:target-range-address="Sheet1.G866:Sheet1.G866">
            <calcext:condition calcext:apply-style-name="Untitled1" calcext:value="=10000" calcext:base-cell-address="Sheet1.G866"/>
            <calcext:condition calcext:apply-style-name="Untitled2" calcext:value="=1" calcext:base-cell-address="Sheet1.G866"/>
          </calcext:conditional-format>
          <calcext:conditional-format calcext:target-range-address="Sheet1.G867:Sheet1.G867">
            <calcext:condition calcext:apply-style-name="Untitled1" calcext:value="=10000" calcext:base-cell-address="Sheet1.G867"/>
            <calcext:condition calcext:apply-style-name="Untitled2" calcext:value="=1" calcext:base-cell-address="Sheet1.G867"/>
          </calcext:conditional-format>
          <calcext:conditional-format calcext:target-range-address="Sheet1.G868:Sheet1.G868">
            <calcext:condition calcext:apply-style-name="Untitled1" calcext:value="=10000" calcext:base-cell-address="Sheet1.G868"/>
            <calcext:condition calcext:apply-style-name="Untitled2" calcext:value="=1" calcext:base-cell-address="Sheet1.G868"/>
          </calcext:conditional-format>
          <calcext:conditional-format calcext:target-range-address="Sheet1.G869:Sheet1.G869">
            <calcext:condition calcext:apply-style-name="Untitled1" calcext:value="=10000" calcext:base-cell-address="Sheet1.G869"/>
            <calcext:condition calcext:apply-style-name="Untitled2" calcext:value="=1" calcext:base-cell-address="Sheet1.G869"/>
          </calcext:conditional-format>
          <calcext:conditional-format calcext:target-range-address="Sheet1.G870:Sheet1.G870">
            <calcext:condition calcext:apply-style-name="Untitled1" calcext:value="=10000" calcext:base-cell-address="Sheet1.G870"/>
            <calcext:condition calcext:apply-style-name="Untitled2" calcext:value="=1" calcext:base-cell-address="Sheet1.G870"/>
          </calcext:conditional-format>
          <calcext:conditional-format calcext:target-range-address="Sheet1.G871:Sheet1.G871">
            <calcext:condition calcext:apply-style-name="Untitled1" calcext:value="=10000" calcext:base-cell-address="Sheet1.G871"/>
            <calcext:condition calcext:apply-style-name="Untitled2" calcext:value="=1" calcext:base-cell-address="Sheet1.G871"/>
          </calcext:conditional-format>
          <calcext:conditional-format calcext:target-range-address="Sheet1.G872:Sheet1.G872">
            <calcext:condition calcext:apply-style-name="Untitled1" calcext:value="=10000" calcext:base-cell-address="Sheet1.G872"/>
            <calcext:condition calcext:apply-style-name="Untitled2" calcext:value="=1" calcext:base-cell-address="Sheet1.G872"/>
          </calcext:conditional-format>
          <calcext:conditional-format calcext:target-range-address="Sheet1.G873:Sheet1.G873">
            <calcext:condition calcext:apply-style-name="Untitled1" calcext:value="=10000" calcext:base-cell-address="Sheet1.G873"/>
            <calcext:condition calcext:apply-style-name="Untitled2" calcext:value="=1" calcext:base-cell-address="Sheet1.G873"/>
          </calcext:conditional-format>
          <calcext:conditional-format calcext:target-range-address="Sheet1.G874:Sheet1.G874">
            <calcext:condition calcext:apply-style-name="Untitled1" calcext:value="=10000" calcext:base-cell-address="Sheet1.G874"/>
            <calcext:condition calcext:apply-style-name="Untitled2" calcext:value="=1" calcext:base-cell-address="Sheet1.G874"/>
          </calcext:conditional-format>
          <calcext:conditional-format calcext:target-range-address="Sheet1.G875:Sheet1.G875">
            <calcext:condition calcext:apply-style-name="Untitled1" calcext:value="=10000" calcext:base-cell-address="Sheet1.G875"/>
            <calcext:condition calcext:apply-style-name="Untitled2" calcext:value="=1" calcext:base-cell-address="Sheet1.G875"/>
          </calcext:conditional-format>
          <calcext:conditional-format calcext:target-range-address="Sheet1.G876:Sheet1.G876">
            <calcext:condition calcext:apply-style-name="Untitled1" calcext:value="=10000" calcext:base-cell-address="Sheet1.G876"/>
            <calcext:condition calcext:apply-style-name="Untitled2" calcext:value="=1" calcext:base-cell-address="Sheet1.G876"/>
          </calcext:conditional-format>
          <calcext:conditional-format calcext:target-range-address="Sheet1.G877:Sheet1.G877">
            <calcext:condition calcext:apply-style-name="Untitled1" calcext:value="=10000" calcext:base-cell-address="Sheet1.G877"/>
            <calcext:condition calcext:apply-style-name="Untitled2" calcext:value="=1" calcext:base-cell-address="Sheet1.G877"/>
          </calcext:conditional-format>
          <calcext:conditional-format calcext:target-range-address="Sheet1.G878:Sheet1.G878">
            <calcext:condition calcext:apply-style-name="Untitled1" calcext:value="=10000" calcext:base-cell-address="Sheet1.G878"/>
            <calcext:condition calcext:apply-style-name="Untitled2" calcext:value="=1" calcext:base-cell-address="Sheet1.G878"/>
          </calcext:conditional-format>
          <calcext:conditional-format calcext:target-range-address="Sheet1.G879:Sheet1.G879">
            <calcext:condition calcext:apply-style-name="Untitled1" calcext:value="=10000" calcext:base-cell-address="Sheet1.G879"/>
            <calcext:condition calcext:apply-style-name="Untitled2" calcext:value="=1" calcext:base-cell-address="Sheet1.G879"/>
          </calcext:conditional-format>
          <calcext:conditional-format calcext:target-range-address="Sheet1.G880:Sheet1.G880">
            <calcext:condition calcext:apply-style-name="Untitled1" calcext:value="=10000" calcext:base-cell-address="Sheet1.G880"/>
            <calcext:condition calcext:apply-style-name="Untitled2" calcext:value="=1" calcext:base-cell-address="Sheet1.G880"/>
          </calcext:conditional-format>
          <calcext:conditional-format calcext:target-range-address="Sheet1.G881:Sheet1.G881">
            <calcext:condition calcext:apply-style-name="Untitled1" calcext:value="=10000" calcext:base-cell-address="Sheet1.G881"/>
            <calcext:condition calcext:apply-style-name="Untitled2" calcext:value="=1" calcext:base-cell-address="Sheet1.G881"/>
          </calcext:conditional-format>
          <calcext:conditional-format calcext:target-range-address="Sheet1.G882:Sheet1.G882">
            <calcext:condition calcext:apply-style-name="Untitled1" calcext:value="=10000" calcext:base-cell-address="Sheet1.G882"/>
            <calcext:condition calcext:apply-style-name="Untitled2" calcext:value="=1" calcext:base-cell-address="Sheet1.G882"/>
          </calcext:conditional-format>
          <calcext:conditional-format calcext:target-range-address="Sheet1.G883:Sheet1.G883">
            <calcext:condition calcext:apply-style-name="Untitled1" calcext:value="=10000" calcext:base-cell-address="Sheet1.G883"/>
            <calcext:condition calcext:apply-style-name="Untitled2" calcext:value="=1" calcext:base-cell-address="Sheet1.G883"/>
          </calcext:conditional-format>
          <calcext:conditional-format calcext:target-range-address="Sheet1.G884:Sheet1.G884">
            <calcext:condition calcext:apply-style-name="Untitled1" calcext:value="=10000" calcext:base-cell-address="Sheet1.G884"/>
            <calcext:condition calcext:apply-style-name="Untitled2" calcext:value="=1" calcext:base-cell-address="Sheet1.G884"/>
          </calcext:conditional-format>
          <calcext:conditional-format calcext:target-range-address="Sheet1.G885:Sheet1.G885">
            <calcext:condition calcext:apply-style-name="Untitled1" calcext:value="=10000" calcext:base-cell-address="Sheet1.G885"/>
            <calcext:condition calcext:apply-style-name="Untitled2" calcext:value="=1" calcext:base-cell-address="Sheet1.G885"/>
          </calcext:conditional-format>
          <calcext:conditional-format calcext:target-range-address="Sheet1.G886:Sheet1.G886">
            <calcext:condition calcext:apply-style-name="Untitled1" calcext:value="=10000" calcext:base-cell-address="Sheet1.G886"/>
            <calcext:condition calcext:apply-style-name="Untitled2" calcext:value="=1" calcext:base-cell-address="Sheet1.G886"/>
          </calcext:conditional-format>
          <calcext:conditional-format calcext:target-range-address="Sheet1.G887:Sheet1.G887">
            <calcext:condition calcext:apply-style-name="Untitled1" calcext:value="=10000" calcext:base-cell-address="Sheet1.G887"/>
            <calcext:condition calcext:apply-style-name="Untitled2" calcext:value="=1" calcext:base-cell-address="Sheet1.G887"/>
          </calcext:conditional-format>
          <calcext:conditional-format calcext:target-range-address="Sheet1.G888:Sheet1.G888">
            <calcext:condition calcext:apply-style-name="Untitled1" calcext:value="=10000" calcext:base-cell-address="Sheet1.G888"/>
            <calcext:condition calcext:apply-style-name="Untitled2" calcext:value="=1" calcext:base-cell-address="Sheet1.G888"/>
          </calcext:conditional-format>
          <calcext:conditional-format calcext:target-range-address="Sheet1.G889:Sheet1.G889">
            <calcext:condition calcext:apply-style-name="Untitled1" calcext:value="=10000" calcext:base-cell-address="Sheet1.G889"/>
            <calcext:condition calcext:apply-style-name="Untitled2" calcext:value="=1" calcext:base-cell-address="Sheet1.G889"/>
          </calcext:conditional-format>
          <calcext:conditional-format calcext:target-range-address="Sheet1.G890:Sheet1.G890">
            <calcext:condition calcext:apply-style-name="Untitled1" calcext:value="=10000" calcext:base-cell-address="Sheet1.G890"/>
            <calcext:condition calcext:apply-style-name="Untitled2" calcext:value="=1" calcext:base-cell-address="Sheet1.G890"/>
          </calcext:conditional-format>
          <calcext:conditional-format calcext:target-range-address="Sheet1.G891:Sheet1.G891">
            <calcext:condition calcext:apply-style-name="Untitled1" calcext:value="=10000" calcext:base-cell-address="Sheet1.G891"/>
            <calcext:condition calcext:apply-style-name="Untitled2" calcext:value="=1" calcext:base-cell-address="Sheet1.G891"/>
          </calcext:conditional-format>
          <calcext:conditional-format calcext:target-range-address="Sheet1.G892:Sheet1.G892">
            <calcext:condition calcext:apply-style-name="Untitled1" calcext:value="=10000" calcext:base-cell-address="Sheet1.G892"/>
            <calcext:condition calcext:apply-style-name="Untitled2" calcext:value="=1" calcext:base-cell-address="Sheet1.G892"/>
          </calcext:conditional-format>
          <calcext:conditional-format calcext:target-range-address="Sheet1.G893:Sheet1.G893">
            <calcext:condition calcext:apply-style-name="Untitled1" calcext:value="=10000" calcext:base-cell-address="Sheet1.G893"/>
            <calcext:condition calcext:apply-style-name="Untitled2" calcext:value="=1" calcext:base-cell-address="Sheet1.G893"/>
          </calcext:conditional-format>
          <calcext:conditional-format calcext:target-range-address="Sheet1.G894:Sheet1.G894">
            <calcext:condition calcext:apply-style-name="Untitled1" calcext:value="=10000" calcext:base-cell-address="Sheet1.G894"/>
            <calcext:condition calcext:apply-style-name="Untitled2" calcext:value="=1" calcext:base-cell-address="Sheet1.G894"/>
          </calcext:conditional-format>
          <calcext:conditional-format calcext:target-range-address="Sheet1.G895:Sheet1.G895">
            <calcext:condition calcext:apply-style-name="Untitled1" calcext:value="=10000" calcext:base-cell-address="Sheet1.G895"/>
            <calcext:condition calcext:apply-style-name="Untitled2" calcext:value="=1" calcext:base-cell-address="Sheet1.G895"/>
          </calcext:conditional-format>
          <calcext:conditional-format calcext:target-range-address="Sheet1.G896:Sheet1.G896">
            <calcext:condition calcext:apply-style-name="Untitled1" calcext:value="=10000" calcext:base-cell-address="Sheet1.G896"/>
            <calcext:condition calcext:apply-style-name="Untitled2" calcext:value="=1" calcext:base-cell-address="Sheet1.G896"/>
          </calcext:conditional-format>
          <calcext:conditional-format calcext:target-range-address="Sheet1.G897:Sheet1.G897">
            <calcext:condition calcext:apply-style-name="Untitled1" calcext:value="=10000" calcext:base-cell-address="Sheet1.G897"/>
            <calcext:condition calcext:apply-style-name="Untitled2" calcext:value="=1" calcext:base-cell-address="Sheet1.G897"/>
          </calcext:conditional-format>
          <calcext:conditional-format calcext:target-range-address="Sheet1.G898:Sheet1.G898">
            <calcext:condition calcext:apply-style-name="Untitled1" calcext:value="=10000" calcext:base-cell-address="Sheet1.G898"/>
            <calcext:condition calcext:apply-style-name="Untitled2" calcext:value="=1" calcext:base-cell-address="Sheet1.G898"/>
          </calcext:conditional-format>
          <calcext:conditional-format calcext:target-range-address="Sheet1.G899:Sheet1.G899">
            <calcext:condition calcext:apply-style-name="Untitled1" calcext:value="=10000" calcext:base-cell-address="Sheet1.G899"/>
            <calcext:condition calcext:apply-style-name="Untitled2" calcext:value="=1" calcext:base-cell-address="Sheet1.G899"/>
          </calcext:conditional-format>
          <calcext:conditional-format calcext:target-range-address="Sheet1.G900:Sheet1.G900">
            <calcext:condition calcext:apply-style-name="Untitled1" calcext:value="=10000" calcext:base-cell-address="Sheet1.G900"/>
            <calcext:condition calcext:apply-style-name="Untitled2" calcext:value="=1" calcext:base-cell-address="Sheet1.G900"/>
          </calcext:conditional-format>
          <calcext:conditional-format calcext:target-range-address="Sheet1.G901:Sheet1.G901">
            <calcext:condition calcext:apply-style-name="Untitled1" calcext:value="=10000" calcext:base-cell-address="Sheet1.G901"/>
            <calcext:condition calcext:apply-style-name="Untitled2" calcext:value="=1" calcext:base-cell-address="Sheet1.G901"/>
          </calcext:conditional-format>
          <calcext:conditional-format calcext:target-range-address="Sheet1.G902:Sheet1.G902">
            <calcext:condition calcext:apply-style-name="Untitled1" calcext:value="=10000" calcext:base-cell-address="Sheet1.G902"/>
            <calcext:condition calcext:apply-style-name="Untitled2" calcext:value="=1" calcext:base-cell-address="Sheet1.G902"/>
          </calcext:conditional-format>
          <calcext:conditional-format calcext:target-range-address="Sheet1.G903:Sheet1.G903">
            <calcext:condition calcext:apply-style-name="Untitled1" calcext:value="=10000" calcext:base-cell-address="Sheet1.G903"/>
            <calcext:condition calcext:apply-style-name="Untitled2" calcext:value="=1" calcext:base-cell-address="Sheet1.G903"/>
          </calcext:conditional-format>
          <calcext:conditional-format calcext:target-range-address="Sheet1.G904:Sheet1.G904">
            <calcext:condition calcext:apply-style-name="Untitled1" calcext:value="=10000" calcext:base-cell-address="Sheet1.G904"/>
            <calcext:condition calcext:apply-style-name="Untitled2" calcext:value="=1" calcext:base-cell-address="Sheet1.G904"/>
          </calcext:conditional-format>
          <calcext:conditional-format calcext:target-range-address="Sheet1.G905:Sheet1.G905">
            <calcext:condition calcext:apply-style-name="Untitled1" calcext:value="=10000" calcext:base-cell-address="Sheet1.G905"/>
            <calcext:condition calcext:apply-style-name="Untitled2" calcext:value="=1" calcext:base-cell-address="Sheet1.G905"/>
          </calcext:conditional-format>
          <calcext:conditional-format calcext:target-range-address="Sheet1.G906:Sheet1.G906">
            <calcext:condition calcext:apply-style-name="Untitled1" calcext:value="=10000" calcext:base-cell-address="Sheet1.G906"/>
            <calcext:condition calcext:apply-style-name="Untitled2" calcext:value="=1" calcext:base-cell-address="Sheet1.G906"/>
          </calcext:conditional-format>
          <calcext:conditional-format calcext:target-range-address="Sheet1.G907:Sheet1.G907">
            <calcext:condition calcext:apply-style-name="Untitled1" calcext:value="=10000" calcext:base-cell-address="Sheet1.G907"/>
            <calcext:condition calcext:apply-style-name="Untitled2" calcext:value="=1" calcext:base-cell-address="Sheet1.G907"/>
          </calcext:conditional-format>
          <calcext:conditional-format calcext:target-range-address="Sheet1.G908:Sheet1.G908">
            <calcext:condition calcext:apply-style-name="Untitled1" calcext:value="=10000" calcext:base-cell-address="Sheet1.G908"/>
            <calcext:condition calcext:apply-style-name="Untitled2" calcext:value="=1" calcext:base-cell-address="Sheet1.G908"/>
          </calcext:conditional-format>
          <calcext:conditional-format calcext:target-range-address="Sheet1.G909:Sheet1.G909">
            <calcext:condition calcext:apply-style-name="Untitled1" calcext:value="=10000" calcext:base-cell-address="Sheet1.G909"/>
            <calcext:condition calcext:apply-style-name="Untitled2" calcext:value="=1" calcext:base-cell-address="Sheet1.G909"/>
          </calcext:conditional-format>
          <calcext:conditional-format calcext:target-range-address="Sheet1.G910:Sheet1.G910">
            <calcext:condition calcext:apply-style-name="Untitled1" calcext:value="=10000" calcext:base-cell-address="Sheet1.G910"/>
            <calcext:condition calcext:apply-style-name="Untitled2" calcext:value="=1" calcext:base-cell-address="Sheet1.G910"/>
          </calcext:conditional-format>
          <calcext:conditional-format calcext:target-range-address="Sheet1.G911:Sheet1.G911">
            <calcext:condition calcext:apply-style-name="Untitled1" calcext:value="=10000" calcext:base-cell-address="Sheet1.G911"/>
            <calcext:condition calcext:apply-style-name="Untitled2" calcext:value="=1" calcext:base-cell-address="Sheet1.G911"/>
          </calcext:conditional-format>
          <calcext:conditional-format calcext:target-range-address="Sheet1.G912:Sheet1.G912">
            <calcext:condition calcext:apply-style-name="Untitled1" calcext:value="=10000" calcext:base-cell-address="Sheet1.G912"/>
            <calcext:condition calcext:apply-style-name="Untitled2" calcext:value="=1" calcext:base-cell-address="Sheet1.G912"/>
          </calcext:conditional-format>
          <calcext:conditional-format calcext:target-range-address="Sheet1.G913:Sheet1.G913">
            <calcext:condition calcext:apply-style-name="Untitled1" calcext:value="=10000" calcext:base-cell-address="Sheet1.G913"/>
            <calcext:condition calcext:apply-style-name="Untitled2" calcext:value="=1" calcext:base-cell-address="Sheet1.G913"/>
          </calcext:conditional-format>
          <calcext:conditional-format calcext:target-range-address="Sheet1.G914:Sheet1.G914">
            <calcext:condition calcext:apply-style-name="Untitled1" calcext:value="=10000" calcext:base-cell-address="Sheet1.G914"/>
            <calcext:condition calcext:apply-style-name="Untitled2" calcext:value="=1" calcext:base-cell-address="Sheet1.G914"/>
          </calcext:conditional-format>
          <calcext:conditional-format calcext:target-range-address="Sheet1.G915:Sheet1.G915">
            <calcext:condition calcext:apply-style-name="Untitled1" calcext:value="=10000" calcext:base-cell-address="Sheet1.G915"/>
            <calcext:condition calcext:apply-style-name="Untitled2" calcext:value="=1" calcext:base-cell-address="Sheet1.G915"/>
          </calcext:conditional-format>
          <calcext:conditional-format calcext:target-range-address="Sheet1.G916:Sheet1.G916">
            <calcext:condition calcext:apply-style-name="Untitled1" calcext:value="=10000" calcext:base-cell-address="Sheet1.G916"/>
            <calcext:condition calcext:apply-style-name="Untitled2" calcext:value="=1" calcext:base-cell-address="Sheet1.G916"/>
          </calcext:conditional-format>
          <calcext:conditional-format calcext:target-range-address="Sheet1.G917:Sheet1.G917">
            <calcext:condition calcext:apply-style-name="Untitled1" calcext:value="=10000" calcext:base-cell-address="Sheet1.G917"/>
            <calcext:condition calcext:apply-style-name="Untitled2" calcext:value="=1" calcext:base-cell-address="Sheet1.G917"/>
          </calcext:conditional-format>
          <calcext:conditional-format calcext:target-range-address="Sheet1.G918:Sheet1.G918">
            <calcext:condition calcext:apply-style-name="Untitled1" calcext:value="=10000" calcext:base-cell-address="Sheet1.G918"/>
            <calcext:condition calcext:apply-style-name="Untitled2" calcext:value="=1" calcext:base-cell-address="Sheet1.G918"/>
          </calcext:conditional-format>
          <calcext:conditional-format calcext:target-range-address="Sheet1.G919:Sheet1.G919">
            <calcext:condition calcext:apply-style-name="Untitled1" calcext:value="=10000" calcext:base-cell-address="Sheet1.G919"/>
            <calcext:condition calcext:apply-style-name="Untitled2" calcext:value="=1" calcext:base-cell-address="Sheet1.G919"/>
          </calcext:conditional-format>
          <calcext:conditional-format calcext:target-range-address="Sheet1.G920:Sheet1.G920">
            <calcext:condition calcext:apply-style-name="Untitled1" calcext:value="=10000" calcext:base-cell-address="Sheet1.G920"/>
            <calcext:condition calcext:apply-style-name="Untitled2" calcext:value="=1" calcext:base-cell-address="Sheet1.G920"/>
          </calcext:conditional-format>
          <calcext:conditional-format calcext:target-range-address="Sheet1.G921:Sheet1.G921">
            <calcext:condition calcext:apply-style-name="Untitled1" calcext:value="=10000" calcext:base-cell-address="Sheet1.G921"/>
            <calcext:condition calcext:apply-style-name="Untitled2" calcext:value="=1" calcext:base-cell-address="Sheet1.G921"/>
          </calcext:conditional-format>
          <calcext:conditional-format calcext:target-range-address="Sheet1.G922:Sheet1.G922">
            <calcext:condition calcext:apply-style-name="Untitled1" calcext:value="=10000" calcext:base-cell-address="Sheet1.G922"/>
            <calcext:condition calcext:apply-style-name="Untitled2" calcext:value="=1" calcext:base-cell-address="Sheet1.G922"/>
          </calcext:conditional-format>
          <calcext:conditional-format calcext:target-range-address="Sheet1.G923:Sheet1.G923">
            <calcext:condition calcext:apply-style-name="Untitled1" calcext:value="=10000" calcext:base-cell-address="Sheet1.G923"/>
            <calcext:condition calcext:apply-style-name="Untitled2" calcext:value="=1" calcext:base-cell-address="Sheet1.G923"/>
          </calcext:conditional-format>
          <calcext:conditional-format calcext:target-range-address="Sheet1.G924:Sheet1.G924">
            <calcext:condition calcext:apply-style-name="Untitled1" calcext:value="=10000" calcext:base-cell-address="Sheet1.G924"/>
            <calcext:condition calcext:apply-style-name="Untitled2" calcext:value="=1" calcext:base-cell-address="Sheet1.G924"/>
          </calcext:conditional-format>
          <calcext:conditional-format calcext:target-range-address="Sheet1.G925:Sheet1.G925">
            <calcext:condition calcext:apply-style-name="Untitled1" calcext:value="=10000" calcext:base-cell-address="Sheet1.G925"/>
            <calcext:condition calcext:apply-style-name="Untitled2" calcext:value="=1" calcext:base-cell-address="Sheet1.G925"/>
          </calcext:conditional-format>
          <calcext:conditional-format calcext:target-range-address="Sheet1.G926:Sheet1.G926">
            <calcext:condition calcext:apply-style-name="Untitled1" calcext:value="=10000" calcext:base-cell-address="Sheet1.G926"/>
            <calcext:condition calcext:apply-style-name="Untitled2" calcext:value="=1" calcext:base-cell-address="Sheet1.G926"/>
          </calcext:conditional-format>
          <calcext:conditional-format calcext:target-range-address="Sheet1.G927:Sheet1.G927">
            <calcext:condition calcext:apply-style-name="Untitled1" calcext:value="=10000" calcext:base-cell-address="Sheet1.G927"/>
            <calcext:condition calcext:apply-style-name="Untitled2" calcext:value="=1" calcext:base-cell-address="Sheet1.G927"/>
          </calcext:conditional-format>
          <calcext:conditional-format calcext:target-range-address="Sheet1.G928:Sheet1.G928">
            <calcext:condition calcext:apply-style-name="Untitled1" calcext:value="=10000" calcext:base-cell-address="Sheet1.G928"/>
            <calcext:condition calcext:apply-style-name="Untitled2" calcext:value="=1" calcext:base-cell-address="Sheet1.G928"/>
          </calcext:conditional-format>
          <calcext:conditional-format calcext:target-range-address="Sheet1.G929:Sheet1.G929">
            <calcext:condition calcext:apply-style-name="Untitled1" calcext:value="=10000" calcext:base-cell-address="Sheet1.G929"/>
            <calcext:condition calcext:apply-style-name="Untitled2" calcext:value="=1" calcext:base-cell-address="Sheet1.G929"/>
          </calcext:conditional-format>
          <calcext:conditional-format calcext:target-range-address="Sheet1.G930:Sheet1.G930">
            <calcext:condition calcext:apply-style-name="Untitled1" calcext:value="=10000" calcext:base-cell-address="Sheet1.G930"/>
            <calcext:condition calcext:apply-style-name="Untitled2" calcext:value="=1" calcext:base-cell-address="Sheet1.G930"/>
          </calcext:conditional-format>
          <calcext:conditional-format calcext:target-range-address="Sheet1.G931:Sheet1.G931">
            <calcext:condition calcext:apply-style-name="Untitled1" calcext:value="=10000" calcext:base-cell-address="Sheet1.G931"/>
            <calcext:condition calcext:apply-style-name="Untitled2" calcext:value="=1" calcext:base-cell-address="Sheet1.G931"/>
          </calcext:conditional-format>
          <calcext:conditional-format calcext:target-range-address="Sheet1.G932:Sheet1.G932">
            <calcext:condition calcext:apply-style-name="Untitled1" calcext:value="=10000" calcext:base-cell-address="Sheet1.G932"/>
            <calcext:condition calcext:apply-style-name="Untitled2" calcext:value="=1" calcext:base-cell-address="Sheet1.G932"/>
          </calcext:conditional-format>
          <calcext:conditional-format calcext:target-range-address="Sheet1.G933:Sheet1.G933">
            <calcext:condition calcext:apply-style-name="Untitled1" calcext:value="=10000" calcext:base-cell-address="Sheet1.G933"/>
            <calcext:condition calcext:apply-style-name="Untitled2" calcext:value="=1" calcext:base-cell-address="Sheet1.G933"/>
          </calcext:conditional-format>
          <calcext:conditional-format calcext:target-range-address="Sheet1.G934:Sheet1.G934">
            <calcext:condition calcext:apply-style-name="Untitled1" calcext:value="=10000" calcext:base-cell-address="Sheet1.G934"/>
            <calcext:condition calcext:apply-style-name="Untitled2" calcext:value="=1" calcext:base-cell-address="Sheet1.G934"/>
          </calcext:conditional-format>
          <calcext:conditional-format calcext:target-range-address="Sheet1.G935:Sheet1.G935">
            <calcext:condition calcext:apply-style-name="Untitled1" calcext:value="=10000" calcext:base-cell-address="Sheet1.G935"/>
            <calcext:condition calcext:apply-style-name="Untitled2" calcext:value="=1" calcext:base-cell-address="Sheet1.G935"/>
          </calcext:conditional-format>
          <calcext:conditional-format calcext:target-range-address="Sheet1.G936:Sheet1.G936">
            <calcext:condition calcext:apply-style-name="Untitled1" calcext:value="=10000" calcext:base-cell-address="Sheet1.G936"/>
            <calcext:condition calcext:apply-style-name="Untitled2" calcext:value="=1" calcext:base-cell-address="Sheet1.G936"/>
          </calcext:conditional-format>
          <calcext:conditional-format calcext:target-range-address="Sheet1.G937:Sheet1.G937">
            <calcext:condition calcext:apply-style-name="Untitled1" calcext:value="=10000" calcext:base-cell-address="Sheet1.G937"/>
            <calcext:condition calcext:apply-style-name="Untitled2" calcext:value="=1" calcext:base-cell-address="Sheet1.G937"/>
          </calcext:conditional-format>
          <calcext:conditional-format calcext:target-range-address="Sheet1.G938:Sheet1.G938">
            <calcext:condition calcext:apply-style-name="Untitled1" calcext:value="=10000" calcext:base-cell-address="Sheet1.G938"/>
            <calcext:condition calcext:apply-style-name="Untitled2" calcext:value="=1" calcext:base-cell-address="Sheet1.G938"/>
          </calcext:conditional-format>
          <calcext:conditional-format calcext:target-range-address="Sheet1.G939:Sheet1.G939">
            <calcext:condition calcext:apply-style-name="Untitled1" calcext:value="=10000" calcext:base-cell-address="Sheet1.G939"/>
            <calcext:condition calcext:apply-style-name="Untitled2" calcext:value="=1" calcext:base-cell-address="Sheet1.G939"/>
          </calcext:conditional-format>
          <calcext:conditional-format calcext:target-range-address="Sheet1.G940:Sheet1.G940">
            <calcext:condition calcext:apply-style-name="Untitled1" calcext:value="=10000" calcext:base-cell-address="Sheet1.G940"/>
            <calcext:condition calcext:apply-style-name="Untitled2" calcext:value="=1" calcext:base-cell-address="Sheet1.G940"/>
          </calcext:conditional-format>
          <calcext:conditional-format calcext:target-range-address="Sheet1.G941:Sheet1.G941">
            <calcext:condition calcext:apply-style-name="Untitled1" calcext:value="=10000" calcext:base-cell-address="Sheet1.G941"/>
            <calcext:condition calcext:apply-style-name="Untitled2" calcext:value="=1" calcext:base-cell-address="Sheet1.G941"/>
          </calcext:conditional-format>
          <calcext:conditional-format calcext:target-range-address="Sheet1.G942:Sheet1.G942">
            <calcext:condition calcext:apply-style-name="Untitled1" calcext:value="=10000" calcext:base-cell-address="Sheet1.G942"/>
            <calcext:condition calcext:apply-style-name="Untitled2" calcext:value="=1" calcext:base-cell-address="Sheet1.G942"/>
          </calcext:conditional-format>
          <calcext:conditional-format calcext:target-range-address="Sheet1.G943:Sheet1.G943">
            <calcext:condition calcext:apply-style-name="Untitled1" calcext:value="=10000" calcext:base-cell-address="Sheet1.G943"/>
            <calcext:condition calcext:apply-style-name="Untitled2" calcext:value="=1" calcext:base-cell-address="Sheet1.G943"/>
          </calcext:conditional-format>
          <calcext:conditional-format calcext:target-range-address="Sheet1.G944:Sheet1.G944">
            <calcext:condition calcext:apply-style-name="Untitled1" calcext:value="=10000" calcext:base-cell-address="Sheet1.G944"/>
            <calcext:condition calcext:apply-style-name="Untitled2" calcext:value="=1" calcext:base-cell-address="Sheet1.G944"/>
          </calcext:conditional-format>
          <calcext:conditional-format calcext:target-range-address="Sheet1.G945:Sheet1.G945">
            <calcext:condition calcext:apply-style-name="Untitled1" calcext:value="=10000" calcext:base-cell-address="Sheet1.G945"/>
            <calcext:condition calcext:apply-style-name="Untitled2" calcext:value="=1" calcext:base-cell-address="Sheet1.G945"/>
          </calcext:conditional-format>
          <calcext:conditional-format calcext:target-range-address="Sheet1.G946:Sheet1.G946">
            <calcext:condition calcext:apply-style-name="Untitled1" calcext:value="=10000" calcext:base-cell-address="Sheet1.G946"/>
            <calcext:condition calcext:apply-style-name="Untitled2" calcext:value="=1" calcext:base-cell-address="Sheet1.G946"/>
          </calcext:conditional-format>
          <calcext:conditional-format calcext:target-range-address="Sheet1.G947:Sheet1.G947">
            <calcext:condition calcext:apply-style-name="Untitled1" calcext:value="=10000" calcext:base-cell-address="Sheet1.G947"/>
            <calcext:condition calcext:apply-style-name="Untitled2" calcext:value="=1" calcext:base-cell-address="Sheet1.G947"/>
          </calcext:conditional-format>
          <calcext:conditional-format calcext:target-range-address="Sheet1.G948:Sheet1.G948">
            <calcext:condition calcext:apply-style-name="Untitled1" calcext:value="=10000" calcext:base-cell-address="Sheet1.G948"/>
            <calcext:condition calcext:apply-style-name="Untitled2" calcext:value="=1" calcext:base-cell-address="Sheet1.G948"/>
          </calcext:conditional-format>
          <calcext:conditional-format calcext:target-range-address="Sheet1.G949:Sheet1.G949">
            <calcext:condition calcext:apply-style-name="Untitled1" calcext:value="=10000" calcext:base-cell-address="Sheet1.G949"/>
            <calcext:condition calcext:apply-style-name="Untitled2" calcext:value="=1" calcext:base-cell-address="Sheet1.G949"/>
          </calcext:conditional-format>
          <calcext:conditional-format calcext:target-range-address="Sheet1.G950:Sheet1.G950">
            <calcext:condition calcext:apply-style-name="Untitled1" calcext:value="=10000" calcext:base-cell-address="Sheet1.G950"/>
            <calcext:condition calcext:apply-style-name="Untitled2" calcext:value="=1" calcext:base-cell-address="Sheet1.G950"/>
          </calcext:conditional-format>
          <calcext:conditional-format calcext:target-range-address="Sheet1.G951:Sheet1.G951">
            <calcext:condition calcext:apply-style-name="Untitled1" calcext:value="=10000" calcext:base-cell-address="Sheet1.G951"/>
            <calcext:condition calcext:apply-style-name="Untitled2" calcext:value="=1" calcext:base-cell-address="Sheet1.G951"/>
          </calcext:conditional-format>
          <calcext:conditional-format calcext:target-range-address="Sheet1.G952:Sheet1.G952">
            <calcext:condition calcext:apply-style-name="Untitled1" calcext:value="=10000" calcext:base-cell-address="Sheet1.G952"/>
            <calcext:condition calcext:apply-style-name="Untitled2" calcext:value="=1" calcext:base-cell-address="Sheet1.G952"/>
          </calcext:conditional-format>
          <calcext:conditional-format calcext:target-range-address="Sheet1.G953:Sheet1.G953">
            <calcext:condition calcext:apply-style-name="Untitled1" calcext:value="=10000" calcext:base-cell-address="Sheet1.G953"/>
            <calcext:condition calcext:apply-style-name="Untitled2" calcext:value="=1" calcext:base-cell-address="Sheet1.G953"/>
          </calcext:conditional-format>
          <calcext:conditional-format calcext:target-range-address="Sheet1.G954:Sheet1.G954">
            <calcext:condition calcext:apply-style-name="Untitled1" calcext:value="=10000" calcext:base-cell-address="Sheet1.G954"/>
            <calcext:condition calcext:apply-style-name="Untitled2" calcext:value="=1" calcext:base-cell-address="Sheet1.G954"/>
          </calcext:conditional-format>
          <calcext:conditional-format calcext:target-range-address="Sheet1.G955:Sheet1.G955">
            <calcext:condition calcext:apply-style-name="Untitled1" calcext:value="=10000" calcext:base-cell-address="Sheet1.G955"/>
            <calcext:condition calcext:apply-style-name="Untitled2" calcext:value="=1" calcext:base-cell-address="Sheet1.G955"/>
          </calcext:conditional-format>
          <calcext:conditional-format calcext:target-range-address="Sheet1.G956:Sheet1.G956">
            <calcext:condition calcext:apply-style-name="Untitled1" calcext:value="=10000" calcext:base-cell-address="Sheet1.G956"/>
            <calcext:condition calcext:apply-style-name="Untitled2" calcext:value="=1" calcext:base-cell-address="Sheet1.G956"/>
          </calcext:conditional-format>
          <calcext:conditional-format calcext:target-range-address="Sheet1.G957:Sheet1.G957">
            <calcext:condition calcext:apply-style-name="Untitled1" calcext:value="=10000" calcext:base-cell-address="Sheet1.G957"/>
            <calcext:condition calcext:apply-style-name="Untitled2" calcext:value="=1" calcext:base-cell-address="Sheet1.G957"/>
          </calcext:conditional-format>
          <calcext:conditional-format calcext:target-range-address="Sheet1.G958:Sheet1.G958">
            <calcext:condition calcext:apply-style-name="Untitled1" calcext:value="=10000" calcext:base-cell-address="Sheet1.G958"/>
            <calcext:condition calcext:apply-style-name="Untitled2" calcext:value="=1" calcext:base-cell-address="Sheet1.G958"/>
          </calcext:conditional-format>
          <calcext:conditional-format calcext:target-range-address="Sheet1.G959:Sheet1.G959">
            <calcext:condition calcext:apply-style-name="Untitled1" calcext:value="=10000" calcext:base-cell-address="Sheet1.G959"/>
            <calcext:condition calcext:apply-style-name="Untitled2" calcext:value="=1" calcext:base-cell-address="Sheet1.G959"/>
          </calcext:conditional-format>
          <calcext:conditional-format calcext:target-range-address="Sheet1.G960:Sheet1.G960">
            <calcext:condition calcext:apply-style-name="Untitled1" calcext:value="=10000" calcext:base-cell-address="Sheet1.G960"/>
            <calcext:condition calcext:apply-style-name="Untitled2" calcext:value="=1" calcext:base-cell-address="Sheet1.G960"/>
          </calcext:conditional-format>
          <calcext:conditional-format calcext:target-range-address="Sheet1.G961:Sheet1.G961">
            <calcext:condition calcext:apply-style-name="Untitled1" calcext:value="=10000" calcext:base-cell-address="Sheet1.G961"/>
            <calcext:condition calcext:apply-style-name="Untitled2" calcext:value="=1" calcext:base-cell-address="Sheet1.G961"/>
          </calcext:conditional-format>
          <calcext:conditional-format calcext:target-range-address="Sheet1.G962:Sheet1.G962">
            <calcext:condition calcext:apply-style-name="Untitled1" calcext:value="=10000" calcext:base-cell-address="Sheet1.G962"/>
            <calcext:condition calcext:apply-style-name="Untitled2" calcext:value="=1" calcext:base-cell-address="Sheet1.G962"/>
          </calcext:conditional-format>
          <calcext:conditional-format calcext:target-range-address="Sheet1.G963:Sheet1.G963">
            <calcext:condition calcext:apply-style-name="Untitled1" calcext:value="=10000" calcext:base-cell-address="Sheet1.G963"/>
            <calcext:condition calcext:apply-style-name="Untitled2" calcext:value="=1" calcext:base-cell-address="Sheet1.G963"/>
          </calcext:conditional-format>
          <calcext:conditional-format calcext:target-range-address="Sheet1.G964:Sheet1.G964">
            <calcext:condition calcext:apply-style-name="Untitled1" calcext:value="=10000" calcext:base-cell-address="Sheet1.G964"/>
            <calcext:condition calcext:apply-style-name="Untitled2" calcext:value="=1" calcext:base-cell-address="Sheet1.G964"/>
          </calcext:conditional-format>
          <calcext:conditional-format calcext:target-range-address="Sheet1.G965:Sheet1.G965">
            <calcext:condition calcext:apply-style-name="Untitled1" calcext:value="=10000" calcext:base-cell-address="Sheet1.G965"/>
            <calcext:condition calcext:apply-style-name="Untitled2" calcext:value="=1" calcext:base-cell-address="Sheet1.G965"/>
          </calcext:conditional-format>
          <calcext:conditional-format calcext:target-range-address="Sheet1.G966:Sheet1.G966">
            <calcext:condition calcext:apply-style-name="Untitled1" calcext:value="=10000" calcext:base-cell-address="Sheet1.G966"/>
            <calcext:condition calcext:apply-style-name="Untitled2" calcext:value="=1" calcext:base-cell-address="Sheet1.G966"/>
          </calcext:conditional-format>
          <calcext:conditional-format calcext:target-range-address="Sheet1.G967:Sheet1.G967">
            <calcext:condition calcext:apply-style-name="Untitled1" calcext:value="=10000" calcext:base-cell-address="Sheet1.G967"/>
            <calcext:condition calcext:apply-style-name="Untitled2" calcext:value="=1" calcext:base-cell-address="Sheet1.G967"/>
          </calcext:conditional-format>
          <calcext:conditional-format calcext:target-range-address="Sheet1.G968:Sheet1.G968">
            <calcext:condition calcext:apply-style-name="Untitled1" calcext:value="=10000" calcext:base-cell-address="Sheet1.G968"/>
            <calcext:condition calcext:apply-style-name="Untitled2" calcext:value="=1" calcext:base-cell-address="Sheet1.G968"/>
          </calcext:conditional-format>
          <calcext:conditional-format calcext:target-range-address="Sheet1.G969:Sheet1.G969">
            <calcext:condition calcext:apply-style-name="Untitled1" calcext:value="=10000" calcext:base-cell-address="Sheet1.G969"/>
            <calcext:condition calcext:apply-style-name="Untitled2" calcext:value="=1" calcext:base-cell-address="Sheet1.G969"/>
          </calcext:conditional-format>
          <calcext:conditional-format calcext:target-range-address="Sheet1.G970:Sheet1.G970">
            <calcext:condition calcext:apply-style-name="Untitled1" calcext:value="=10000" calcext:base-cell-address="Sheet1.G970"/>
            <calcext:condition calcext:apply-style-name="Untitled2" calcext:value="=1" calcext:base-cell-address="Sheet1.G970"/>
          </calcext:conditional-format>
          <calcext:conditional-format calcext:target-range-address="Sheet1.G971:Sheet1.G971">
            <calcext:condition calcext:apply-style-name="Untitled1" calcext:value="=10000" calcext:base-cell-address="Sheet1.G971"/>
            <calcext:condition calcext:apply-style-name="Untitled2" calcext:value="=1" calcext:base-cell-address="Sheet1.G971"/>
          </calcext:conditional-format>
          <calcext:conditional-format calcext:target-range-address="Sheet1.G972:Sheet1.G972">
            <calcext:condition calcext:apply-style-name="Untitled1" calcext:value="=10000" calcext:base-cell-address="Sheet1.G972"/>
            <calcext:condition calcext:apply-style-name="Untitled2" calcext:value="=1" calcext:base-cell-address="Sheet1.G972"/>
          </calcext:conditional-format>
          <calcext:conditional-format calcext:target-range-address="Sheet1.G973:Sheet1.G973">
            <calcext:condition calcext:apply-style-name="Untitled1" calcext:value="=10000" calcext:base-cell-address="Sheet1.G973"/>
            <calcext:condition calcext:apply-style-name="Untitled2" calcext:value="=1" calcext:base-cell-address="Sheet1.G973"/>
          </calcext:conditional-format>
          <calcext:conditional-format calcext:target-range-address="Sheet1.G974:Sheet1.G974">
            <calcext:condition calcext:apply-style-name="Untitled1" calcext:value="=10000" calcext:base-cell-address="Sheet1.G974"/>
            <calcext:condition calcext:apply-style-name="Untitled2" calcext:value="=1" calcext:base-cell-address="Sheet1.G974"/>
          </calcext:conditional-format>
          <calcext:conditional-format calcext:target-range-address="Sheet1.G975:Sheet1.G975">
            <calcext:condition calcext:apply-style-name="Untitled1" calcext:value="=10000" calcext:base-cell-address="Sheet1.G975"/>
            <calcext:condition calcext:apply-style-name="Untitled2" calcext:value="=1" calcext:base-cell-address="Sheet1.G975"/>
          </calcext:conditional-format>
          <calcext:conditional-format calcext:target-range-address="Sheet1.G976:Sheet1.G976">
            <calcext:condition calcext:apply-style-name="Untitled1" calcext:value="=10000" calcext:base-cell-address="Sheet1.G976"/>
            <calcext:condition calcext:apply-style-name="Untitled2" calcext:value="=1" calcext:base-cell-address="Sheet1.G976"/>
          </calcext:conditional-format>
          <calcext:conditional-format calcext:target-range-address="Sheet1.G977:Sheet1.G977">
            <calcext:condition calcext:apply-style-name="Untitled1" calcext:value="=10000" calcext:base-cell-address="Sheet1.G977"/>
            <calcext:condition calcext:apply-style-name="Untitled2" calcext:value="=1" calcext:base-cell-address="Sheet1.G977"/>
          </calcext:conditional-format>
          <calcext:conditional-format calcext:target-range-address="Sheet1.G978:Sheet1.G978">
            <calcext:condition calcext:apply-style-name="Untitled1" calcext:value="=10000" calcext:base-cell-address="Sheet1.G978"/>
            <calcext:condition calcext:apply-style-name="Untitled2" calcext:value="=1" calcext:base-cell-address="Sheet1.G978"/>
          </calcext:conditional-format>
          <calcext:conditional-format calcext:target-range-address="Sheet1.G979:Sheet1.G979">
            <calcext:condition calcext:apply-style-name="Untitled1" calcext:value="=10000" calcext:base-cell-address="Sheet1.G979"/>
            <calcext:condition calcext:apply-style-name="Untitled2" calcext:value="=1" calcext:base-cell-address="Sheet1.G979"/>
          </calcext:conditional-format>
          <calcext:conditional-format calcext:target-range-address="Sheet1.G980:Sheet1.G980">
            <calcext:condition calcext:apply-style-name="Untitled1" calcext:value="=10000" calcext:base-cell-address="Sheet1.G980"/>
            <calcext:condition calcext:apply-style-name="Untitled2" calcext:value="=1" calcext:base-cell-address="Sheet1.G980"/>
          </calcext:conditional-format>
          <calcext:conditional-format calcext:target-range-address="Sheet1.G981:Sheet1.G981">
            <calcext:condition calcext:apply-style-name="Untitled1" calcext:value="=10000" calcext:base-cell-address="Sheet1.G981"/>
            <calcext:condition calcext:apply-style-name="Untitled2" calcext:value="=1" calcext:base-cell-address="Sheet1.G981"/>
          </calcext:conditional-format>
          <calcext:conditional-format calcext:target-range-address="Sheet1.G982:Sheet1.G982">
            <calcext:condition calcext:apply-style-name="Untitled1" calcext:value="=10000" calcext:base-cell-address="Sheet1.G982"/>
            <calcext:condition calcext:apply-style-name="Untitled2" calcext:value="=1" calcext:base-cell-address="Sheet1.G982"/>
          </calcext:conditional-format>
          <calcext:conditional-format calcext:target-range-address="Sheet1.G983:Sheet1.G983">
            <calcext:condition calcext:apply-style-name="Untitled1" calcext:value="=10000" calcext:base-cell-address="Sheet1.G983"/>
            <calcext:condition calcext:apply-style-name="Untitled2" calcext:value="=1" calcext:base-cell-address="Sheet1.G983"/>
          </calcext:conditional-format>
          <calcext:conditional-format calcext:target-range-address="Sheet1.G984:Sheet1.G984">
            <calcext:condition calcext:apply-style-name="Untitled1" calcext:value="=10000" calcext:base-cell-address="Sheet1.G984"/>
            <calcext:condition calcext:apply-style-name="Untitled2" calcext:value="=1" calcext:base-cell-address="Sheet1.G984"/>
          </calcext:conditional-format>
          <calcext:conditional-format calcext:target-range-address="Sheet1.G985:Sheet1.G985">
            <calcext:condition calcext:apply-style-name="Untitled1" calcext:value="=10000" calcext:base-cell-address="Sheet1.G985"/>
            <calcext:condition calcext:apply-style-name="Untitled2" calcext:value="=1" calcext:base-cell-address="Sheet1.G985"/>
          </calcext:conditional-format>
          <calcext:conditional-format calcext:target-range-address="Sheet1.G986:Sheet1.G986">
            <calcext:condition calcext:apply-style-name="Untitled1" calcext:value="=10000" calcext:base-cell-address="Sheet1.G986"/>
            <calcext:condition calcext:apply-style-name="Untitled2" calcext:value="=1" calcext:base-cell-address="Sheet1.G986"/>
          </calcext:conditional-format>
          <calcext:conditional-format calcext:target-range-address="Sheet1.G987:Sheet1.G987">
            <calcext:condition calcext:apply-style-name="Untitled1" calcext:value="=10000" calcext:base-cell-address="Sheet1.G987"/>
            <calcext:condition calcext:apply-style-name="Untitled2" calcext:value="=1" calcext:base-cell-address="Sheet1.G987"/>
          </calcext:conditional-format>
          <calcext:conditional-format calcext:target-range-address="Sheet1.G988:Sheet1.G988">
            <calcext:condition calcext:apply-style-name="Untitled1" calcext:value="=10000" calcext:base-cell-address="Sheet1.G988"/>
            <calcext:condition calcext:apply-style-name="Untitled2" calcext:value="=1" calcext:base-cell-address="Sheet1.G988"/>
          </calcext:conditional-format>
          <calcext:conditional-format calcext:target-range-address="Sheet1.G989:Sheet1.G989">
            <calcext:condition calcext:apply-style-name="Untitled1" calcext:value="=10000" calcext:base-cell-address="Sheet1.G989"/>
            <calcext:condition calcext:apply-style-name="Untitled2" calcext:value="=1" calcext:base-cell-address="Sheet1.G989"/>
          </calcext:conditional-format>
          <calcext:conditional-format calcext:target-range-address="Sheet1.G990:Sheet1.G990">
            <calcext:condition calcext:apply-style-name="Untitled1" calcext:value="=10000" calcext:base-cell-address="Sheet1.G990"/>
            <calcext:condition calcext:apply-style-name="Untitled2" calcext:value="=1" calcext:base-cell-address="Sheet1.G990"/>
          </calcext:conditional-format>
          <calcext:conditional-format calcext:target-range-address="Sheet1.G991:Sheet1.G991">
            <calcext:condition calcext:apply-style-name="Untitled1" calcext:value="=10000" calcext:base-cell-address="Sheet1.G991"/>
            <calcext:condition calcext:apply-style-name="Untitled2" calcext:value="=1" calcext:base-cell-address="Sheet1.G991"/>
          </calcext:conditional-format>
          <calcext:conditional-format calcext:target-range-address="Sheet1.G992:Sheet1.G992">
            <calcext:condition calcext:apply-style-name="Untitled1" calcext:value="=10000" calcext:base-cell-address="Sheet1.G992"/>
            <calcext:condition calcext:apply-style-name="Untitled2" calcext:value="=1" calcext:base-cell-address="Sheet1.G992"/>
          </calcext:conditional-format>
          <calcext:conditional-format calcext:target-range-address="Sheet1.G993:Sheet1.G993">
            <calcext:condition calcext:apply-style-name="Untitled1" calcext:value="=10000" calcext:base-cell-address="Sheet1.G993"/>
            <calcext:condition calcext:apply-style-name="Untitled2" calcext:value="=1" calcext:base-cell-address="Sheet1.G993"/>
          </calcext:conditional-format>
          <calcext:conditional-format calcext:target-range-address="Sheet1.G994:Sheet1.G994">
            <calcext:condition calcext:apply-style-name="Untitled1" calcext:value="=10000" calcext:base-cell-address="Sheet1.G994"/>
            <calcext:condition calcext:apply-style-name="Untitled2" calcext:value="=1" calcext:base-cell-address="Sheet1.G994"/>
          </calcext:conditional-format>
          <calcext:conditional-format calcext:target-range-address="Sheet1.G995:Sheet1.G995">
            <calcext:condition calcext:apply-style-name="Untitled1" calcext:value="=10000" calcext:base-cell-address="Sheet1.G995"/>
            <calcext:condition calcext:apply-style-name="Untitled2" calcext:value="=1" calcext:base-cell-address="Sheet1.G995"/>
          </calcext:conditional-format>
          <calcext:conditional-format calcext:target-range-address="Sheet1.G996:Sheet1.G996">
            <calcext:condition calcext:apply-style-name="Untitled1" calcext:value="=10000" calcext:base-cell-address="Sheet1.G996"/>
            <calcext:condition calcext:apply-style-name="Untitled2" calcext:value="=1" calcext:base-cell-address="Sheet1.G996"/>
          </calcext:conditional-format>
          <calcext:conditional-format calcext:target-range-address="Sheet1.G997:Sheet1.G997">
            <calcext:condition calcext:apply-style-name="Untitled1" calcext:value="=10000" calcext:base-cell-address="Sheet1.G997"/>
            <calcext:condition calcext:apply-style-name="Untitled2" calcext:value="=1" calcext:base-cell-address="Sheet1.G997"/>
          </calcext:conditional-format>
          <calcext:conditional-format calcext:target-range-address="Sheet1.G998:Sheet1.G998">
            <calcext:condition calcext:apply-style-name="Untitled1" calcext:value="=10000" calcext:base-cell-address="Sheet1.G998"/>
            <calcext:condition calcext:apply-style-name="Untitled2" calcext:value="=1" calcext:base-cell-address="Sheet1.G998"/>
          </calcext:conditional-format>
          <calcext:conditional-format calcext:target-range-address="Sheet1.G999:Sheet1.G999">
            <calcext:condition calcext:apply-style-name="Untitled1" calcext:value="=10000" calcext:base-cell-address="Sheet1.G999"/>
            <calcext:condition calcext:apply-style-name="Untitled2" calcext:value="=1" calcext:base-cell-address="Sheet1.G999"/>
          </calcext:conditional-format>
          <calcext:conditional-format calcext:target-range-address="Sheet1.G1000:Sheet1.G1000">
            <calcext:condition calcext:apply-style-name="Untitled1" calcext:value="=10000" calcext:base-cell-address="Sheet1.G1000"/>
            <calcext:condition calcext:apply-style-name="Untitled2" calcext:value="=1" calcext:base-cell-address="Sheet1.G1000"/>
          </calcext:conditional-format>
          <calcext:conditional-format calcext:target-range-address="Sheet1.G1001:Sheet1.G1001">
            <calcext:condition calcext:apply-style-name="Untitled1" calcext:value="=10000" calcext:base-cell-address="Sheet1.G1001"/>
            <calcext:condition calcext:apply-style-name="Untitled2" calcext:value="=1" calcext:base-cell-address="Sheet1.G1001"/>
          </calcext:conditional-format>
          <calcext:conditional-format calcext:target-range-address="Sheet1.G1002:Sheet1.G1002">
            <calcext:condition calcext:apply-style-name="Untitled1" calcext:value="=10000" calcext:base-cell-address="Sheet1.G1002"/>
            <calcext:condition calcext:apply-style-name="Untitled2" calcext:value="=1" calcext:base-cell-address="Sheet1.G1002"/>
          </calcext:conditional-format>
          <calcext:conditional-format calcext:target-range-address="Sheet1.G1003:Sheet1.G1003">
            <calcext:condition calcext:apply-style-name="Untitled1" calcext:value="=10000" calcext:base-cell-address="Sheet1.G1003"/>
            <calcext:condition calcext:apply-style-name="Untitled2" calcext:value="=1" calcext:base-cell-address="Sheet1.G1003"/>
          </calcext:conditional-format>
          <calcext:conditional-format calcext:target-range-address="Sheet1.G1004:Sheet1.G1004">
            <calcext:condition calcext:apply-style-name="Untitled1" calcext:value="=10000" calcext:base-cell-address="Sheet1.G1004"/>
            <calcext:condition calcext:apply-style-name="Untitled2" calcext:value="=1" calcext:base-cell-address="Sheet1.G1004"/>
          </calcext:conditional-format>
          <calcext:conditional-format calcext:target-range-address="Sheet1.G1005:Sheet1.G1005">
            <calcext:condition calcext:apply-style-name="Untitled1" calcext:value="=10000" calcext:base-cell-address="Sheet1.G1005"/>
            <calcext:condition calcext:apply-style-name="Untitled2" calcext:value="=1" calcext:base-cell-address="Sheet1.G1005"/>
          </calcext:conditional-format>
          <calcext:conditional-format calcext:target-range-address="Sheet1.G1006:Sheet1.G1006">
            <calcext:condition calcext:apply-style-name="Untitled1" calcext:value="=10000" calcext:base-cell-address="Sheet1.G1006"/>
            <calcext:condition calcext:apply-style-name="Untitled2" calcext:value="=1" calcext:base-cell-address="Sheet1.G1006"/>
          </calcext:conditional-format>
          <calcext:conditional-format calcext:target-range-address="Sheet1.G1007:Sheet1.G1007">
            <calcext:condition calcext:apply-style-name="Untitled1" calcext:value="=10000" calcext:base-cell-address="Sheet1.G1007"/>
            <calcext:condition calcext:apply-style-name="Untitled2" calcext:value="=1" calcext:base-cell-address="Sheet1.G1007"/>
          </calcext:conditional-format>
          <calcext:conditional-format calcext:target-range-address="Sheet1.G1008:Sheet1.G1008">
            <calcext:condition calcext:apply-style-name="Untitled1" calcext:value="=10000" calcext:base-cell-address="Sheet1.G1008"/>
            <calcext:condition calcext:apply-style-name="Untitled2" calcext:value="=1" calcext:base-cell-address="Sheet1.G1008"/>
          </calcext:conditional-format>
          <calcext:conditional-format calcext:target-range-address="Sheet1.G1009:Sheet1.G1009">
            <calcext:condition calcext:apply-style-name="Untitled1" calcext:value="=10000" calcext:base-cell-address="Sheet1.G1009"/>
            <calcext:condition calcext:apply-style-name="Untitled2" calcext:value="=1" calcext:base-cell-address="Sheet1.G1009"/>
          </calcext:conditional-format>
          <calcext:conditional-format calcext:target-range-address="Sheet1.G1010:Sheet1.G1010">
            <calcext:condition calcext:apply-style-name="Untitled1" calcext:value="=10000" calcext:base-cell-address="Sheet1.G1010"/>
            <calcext:condition calcext:apply-style-name="Untitled2" calcext:value="=1" calcext:base-cell-address="Sheet1.G1010"/>
          </calcext:conditional-format>
          <calcext:conditional-format calcext:target-range-address="Sheet1.G1011:Sheet1.G1011">
            <calcext:condition calcext:apply-style-name="Untitled1" calcext:value="=10000" calcext:base-cell-address="Sheet1.G1011"/>
            <calcext:condition calcext:apply-style-name="Untitled2" calcext:value="=1" calcext:base-cell-address="Sheet1.G1011"/>
          </calcext:conditional-format>
          <calcext:conditional-format calcext:target-range-address="Sheet1.G1012:Sheet1.G1012">
            <calcext:condition calcext:apply-style-name="Untitled1" calcext:value="=10000" calcext:base-cell-address="Sheet1.G1012"/>
            <calcext:condition calcext:apply-style-name="Untitled2" calcext:value="=1" calcext:base-cell-address="Sheet1.G1012"/>
          </calcext:conditional-format>
          <calcext:conditional-format calcext:target-range-address="Sheet1.G1013:Sheet1.G1013">
            <calcext:condition calcext:apply-style-name="Untitled1" calcext:value="=10000" calcext:base-cell-address="Sheet1.G1013"/>
            <calcext:condition calcext:apply-style-name="Untitled2" calcext:value="=1" calcext:base-cell-address="Sheet1.G1013"/>
          </calcext:conditional-format>
          <calcext:conditional-format calcext:target-range-address="Sheet1.G1014:Sheet1.G1014">
            <calcext:condition calcext:apply-style-name="Untitled1" calcext:value="=10000" calcext:base-cell-address="Sheet1.G1014"/>
            <calcext:condition calcext:apply-style-name="Untitled2" calcext:value="=1" calcext:base-cell-address="Sheet1.G1014"/>
          </calcext:conditional-format>
          <calcext:conditional-format calcext:target-range-address="Sheet1.G1015:Sheet1.G1015">
            <calcext:condition calcext:apply-style-name="Untitled1" calcext:value="=10000" calcext:base-cell-address="Sheet1.G1015"/>
            <calcext:condition calcext:apply-style-name="Untitled2" calcext:value="=1" calcext:base-cell-address="Sheet1.G1015"/>
          </calcext:conditional-format>
          <calcext:conditional-format calcext:target-range-address="Sheet1.G1016:Sheet1.G1016">
            <calcext:condition calcext:apply-style-name="Untitled1" calcext:value="=10000" calcext:base-cell-address="Sheet1.G1016"/>
            <calcext:condition calcext:apply-style-name="Untitled2" calcext:value="=1" calcext:base-cell-address="Sheet1.G1016"/>
          </calcext:conditional-format>
          <calcext:conditional-format calcext:target-range-address="Sheet1.G1017:Sheet1.G1017">
            <calcext:condition calcext:apply-style-name="Untitled1" calcext:value="=10000" calcext:base-cell-address="Sheet1.G1017"/>
            <calcext:condition calcext:apply-style-name="Untitled2" calcext:value="=1" calcext:base-cell-address="Sheet1.G1017"/>
          </calcext:conditional-format>
          <calcext:conditional-format calcext:target-range-address="Sheet1.G1018:Sheet1.G1018">
            <calcext:condition calcext:apply-style-name="Untitled1" calcext:value="=10000" calcext:base-cell-address="Sheet1.G1018"/>
            <calcext:condition calcext:apply-style-name="Untitled2" calcext:value="=1" calcext:base-cell-address="Sheet1.G1018"/>
          </calcext:conditional-format>
          <calcext:conditional-format calcext:target-range-address="Sheet1.G1019:Sheet1.G1019">
            <calcext:condition calcext:apply-style-name="Untitled1" calcext:value="=10000" calcext:base-cell-address="Sheet1.G1019"/>
            <calcext:condition calcext:apply-style-name="Untitled2" calcext:value="=1" calcext:base-cell-address="Sheet1.G1019"/>
          </calcext:conditional-format>
          <calcext:conditional-format calcext:target-range-address="Sheet1.G1020:Sheet1.G1020">
            <calcext:condition calcext:apply-style-name="Untitled1" calcext:value="=10000" calcext:base-cell-address="Sheet1.G1020"/>
            <calcext:condition calcext:apply-style-name="Untitled2" calcext:value="=1" calcext:base-cell-address="Sheet1.G1020"/>
          </calcext:conditional-format>
          <calcext:conditional-format calcext:target-range-address="Sheet1.G1021:Sheet1.G1021">
            <calcext:condition calcext:apply-style-name="Untitled1" calcext:value="=10000" calcext:base-cell-address="Sheet1.G1021"/>
            <calcext:condition calcext:apply-style-name="Untitled2" calcext:value="=1" calcext:base-cell-address="Sheet1.G1021"/>
          </calcext:conditional-format>
          <calcext:conditional-format calcext:target-range-address="Sheet1.G1022:Sheet1.G1022">
            <calcext:condition calcext:apply-style-name="Untitled1" calcext:value="=10000" calcext:base-cell-address="Sheet1.G1022"/>
            <calcext:condition calcext:apply-style-name="Untitled2" calcext:value="=1" calcext:base-cell-address="Sheet1.G1022"/>
          </calcext:conditional-format>
          <calcext:conditional-format calcext:target-range-address="Sheet1.G1023:Sheet1.G1023">
            <calcext:condition calcext:apply-style-name="Untitled1" calcext:value="=10000" calcext:base-cell-address="Sheet1.G1023"/>
            <calcext:condition calcext:apply-style-name="Untitled2" calcext:value="=1" calcext:base-cell-address="Sheet1.G1023"/>
          </calcext:conditional-format>
          <calcext:conditional-format calcext:target-range-address="Sheet1.G1024:Sheet1.G1024">
            <calcext:condition calcext:apply-style-name="Untitled1" calcext:value="=10000" calcext:base-cell-address="Sheet1.G1024"/>
            <calcext:condition calcext:apply-style-name="Untitled2" calcext:value="=1" calcext:base-cell-address="Sheet1.G1024"/>
          </calcext:conditional-format>
          <calcext:conditional-format calcext:target-range-address="Sheet1.G1025:Sheet1.G1025">
            <calcext:condition calcext:apply-style-name="Untitled1" calcext:value="=10000" calcext:base-cell-address="Sheet1.G1025"/>
            <calcext:condition calcext:apply-style-name="Untitled2" calcext:value="=1" calcext:base-cell-address="Sheet1.G1025"/>
          </calcext:conditional-format>
          <calcext:conditional-format calcext:target-range-address="Sheet1.G1026:Sheet1.G1026">
            <calcext:condition calcext:apply-style-name="Untitled1" calcext:value="=10000" calcext:base-cell-address="Sheet1.G1026"/>
            <calcext:condition calcext:apply-style-name="Untitled2" calcext:value="=1" calcext:base-cell-address="Sheet1.G1026"/>
          </calcext:conditional-format>
          <calcext:conditional-format calcext:target-range-address="Sheet1.G1027:Sheet1.G1027">
            <calcext:condition calcext:apply-style-name="Untitled1" calcext:value="=10000" calcext:base-cell-address="Sheet1.G1027"/>
            <calcext:condition calcext:apply-style-name="Untitled2" calcext:value="=1" calcext:base-cell-address="Sheet1.G1027"/>
          </calcext:conditional-format>
          <calcext:conditional-format calcext:target-range-address="Sheet1.G1028:Sheet1.G1028">
            <calcext:condition calcext:apply-style-name="Untitled1" calcext:value="=10000" calcext:base-cell-address="Sheet1.G1028"/>
            <calcext:condition calcext:apply-style-name="Untitled2" calcext:value="=1" calcext:base-cell-address="Sheet1.G1028"/>
          </calcext:conditional-format>
          <calcext:conditional-format calcext:target-range-address="Sheet1.G1029:Sheet1.G1029">
            <calcext:condition calcext:apply-style-name="Untitled1" calcext:value="=10000" calcext:base-cell-address="Sheet1.G1029"/>
            <calcext:condition calcext:apply-style-name="Untitled2" calcext:value="=1" calcext:base-cell-address="Sheet1.G1029"/>
          </calcext:conditional-format>
          <calcext:conditional-format calcext:target-range-address="Sheet1.G1030:Sheet1.G1030">
            <calcext:condition calcext:apply-style-name="Untitled1" calcext:value="=10000" calcext:base-cell-address="Sheet1.G1030"/>
            <calcext:condition calcext:apply-style-name="Untitled2" calcext:value="=1" calcext:base-cell-address="Sheet1.G1030"/>
          </calcext:conditional-format>
          <calcext:conditional-format calcext:target-range-address="Sheet1.G1031:Sheet1.G1031">
            <calcext:condition calcext:apply-style-name="Untitled1" calcext:value="=10000" calcext:base-cell-address="Sheet1.G1031"/>
            <calcext:condition calcext:apply-style-name="Untitled2" calcext:value="=1" calcext:base-cell-address="Sheet1.G1031"/>
          </calcext:conditional-format>
          <calcext:conditional-format calcext:target-range-address="Sheet1.G1032:Sheet1.G1032">
            <calcext:condition calcext:apply-style-name="Untitled1" calcext:value="=10000" calcext:base-cell-address="Sheet1.G1032"/>
            <calcext:condition calcext:apply-style-name="Untitled2" calcext:value="=1" calcext:base-cell-address="Sheet1.G1032"/>
          </calcext:conditional-format>
          <calcext:conditional-format calcext:target-range-address="Sheet1.G1033:Sheet1.G1033">
            <calcext:condition calcext:apply-style-name="Untitled1" calcext:value="=10000" calcext:base-cell-address="Sheet1.G1033"/>
            <calcext:condition calcext:apply-style-name="Untitled2" calcext:value="=1" calcext:base-cell-address="Sheet1.G1033"/>
          </calcext:conditional-format>
          <calcext:conditional-format calcext:target-range-address="Sheet1.G1034:Sheet1.G1034">
            <calcext:condition calcext:apply-style-name="Untitled1" calcext:value="=10000" calcext:base-cell-address="Sheet1.G1034"/>
            <calcext:condition calcext:apply-style-name="Untitled2" calcext:value="=1" calcext:base-cell-address="Sheet1.G1034"/>
          </calcext:conditional-format>
          <calcext:conditional-format calcext:target-range-address="Sheet1.G1035:Sheet1.G1035">
            <calcext:condition calcext:apply-style-name="Untitled1" calcext:value="=10000" calcext:base-cell-address="Sheet1.G1035"/>
            <calcext:condition calcext:apply-style-name="Untitled2" calcext:value="=1" calcext:base-cell-address="Sheet1.G1035"/>
          </calcext:conditional-format>
          <calcext:conditional-format calcext:target-range-address="Sheet1.G1036:Sheet1.G1036">
            <calcext:condition calcext:apply-style-name="Untitled1" calcext:value="=10000" calcext:base-cell-address="Sheet1.G1036"/>
            <calcext:condition calcext:apply-style-name="Untitled2" calcext:value="=1" calcext:base-cell-address="Sheet1.G1036"/>
          </calcext:conditional-format>
          <calcext:conditional-format calcext:target-range-address="Sheet1.G1037:Sheet1.G1037">
            <calcext:condition calcext:apply-style-name="Untitled1" calcext:value="=10000" calcext:base-cell-address="Sheet1.G1037"/>
            <calcext:condition calcext:apply-style-name="Untitled2" calcext:value="=1" calcext:base-cell-address="Sheet1.G1037"/>
          </calcext:conditional-format>
          <calcext:conditional-format calcext:target-range-address="Sheet1.G1038:Sheet1.G1038">
            <calcext:condition calcext:apply-style-name="Untitled1" calcext:value="=10000" calcext:base-cell-address="Sheet1.G1038"/>
            <calcext:condition calcext:apply-style-name="Untitled2" calcext:value="=1" calcext:base-cell-address="Sheet1.G1038"/>
          </calcext:conditional-format>
          <calcext:conditional-format calcext:target-range-address="Sheet1.G1039:Sheet1.G1039">
            <calcext:condition calcext:apply-style-name="Untitled1" calcext:value="=10000" calcext:base-cell-address="Sheet1.G1039"/>
            <calcext:condition calcext:apply-style-name="Untitled2" calcext:value="=1" calcext:base-cell-address="Sheet1.G1039"/>
          </calcext:conditional-format>
          <calcext:conditional-format calcext:target-range-address="Sheet1.G1040:Sheet1.G1040">
            <calcext:condition calcext:apply-style-name="Untitled1" calcext:value="=10000" calcext:base-cell-address="Sheet1.G1040"/>
            <calcext:condition calcext:apply-style-name="Untitled2" calcext:value="=1" calcext:base-cell-address="Sheet1.G1040"/>
          </calcext:conditional-format>
          <calcext:conditional-format calcext:target-range-address="Sheet1.G1041:Sheet1.G1041">
            <calcext:condition calcext:apply-style-name="Untitled1" calcext:value="=10000" calcext:base-cell-address="Sheet1.G1041"/>
            <calcext:condition calcext:apply-style-name="Untitled2" calcext:value="=1" calcext:base-cell-address="Sheet1.G1041"/>
          </calcext:conditional-format>
          <calcext:conditional-format calcext:target-range-address="Sheet1.G1042:Sheet1.G1042">
            <calcext:condition calcext:apply-style-name="Untitled1" calcext:value="=10000" calcext:base-cell-address="Sheet1.G1042"/>
            <calcext:condition calcext:apply-style-name="Untitled2" calcext:value="=1" calcext:base-cell-address="Sheet1.G1042"/>
          </calcext:conditional-format>
          <calcext:conditional-format calcext:target-range-address="Sheet1.G1043:Sheet1.G1043">
            <calcext:condition calcext:apply-style-name="Untitled1" calcext:value="=10000" calcext:base-cell-address="Sheet1.G1043"/>
            <calcext:condition calcext:apply-style-name="Untitled2" calcext:value="=1" calcext:base-cell-address="Sheet1.G1043"/>
          </calcext:conditional-format>
          <calcext:conditional-format calcext:target-range-address="Sheet1.G1044:Sheet1.G1044">
            <calcext:condition calcext:apply-style-name="Untitled1" calcext:value="=10000" calcext:base-cell-address="Sheet1.G1044"/>
            <calcext:condition calcext:apply-style-name="Untitled2" calcext:value="=1" calcext:base-cell-address="Sheet1.G1044"/>
          </calcext:conditional-format>
          <calcext:conditional-format calcext:target-range-address="Sheet1.G1045:Sheet1.G1045">
            <calcext:condition calcext:apply-style-name="Untitled1" calcext:value="=10000" calcext:base-cell-address="Sheet1.G1045"/>
            <calcext:condition calcext:apply-style-name="Untitled2" calcext:value="=1" calcext:base-cell-address="Sheet1.G1045"/>
          </calcext:conditional-format>
          <calcext:conditional-format calcext:target-range-address="Sheet1.G1046:Sheet1.G1046">
            <calcext:condition calcext:apply-style-name="Untitled1" calcext:value="=10000" calcext:base-cell-address="Sheet1.G1046"/>
            <calcext:condition calcext:apply-style-name="Untitled2" calcext:value="=1" calcext:base-cell-address="Sheet1.G1046"/>
          </calcext:conditional-format>
          <calcext:conditional-format calcext:target-range-address="Sheet1.G1047:Sheet1.G1047">
            <calcext:condition calcext:apply-style-name="Untitled1" calcext:value="=10000" calcext:base-cell-address="Sheet1.G1047"/>
            <calcext:condition calcext:apply-style-name="Untitled2" calcext:value="=1" calcext:base-cell-address="Sheet1.G1047"/>
          </calcext:conditional-format>
          <calcext:conditional-format calcext:target-range-address="Sheet1.G1048:Sheet1.G1048">
            <calcext:condition calcext:apply-style-name="Untitled1" calcext:value="=10000" calcext:base-cell-address="Sheet1.G1048"/>
            <calcext:condition calcext:apply-style-name="Untitled2" calcext:value="=1" calcext:base-cell-address="Sheet1.G1048"/>
          </calcext:conditional-format>
          <calcext:conditional-format calcext:target-range-address="Sheet1.G1049:Sheet1.G1049">
            <calcext:condition calcext:apply-style-name="Untitled1" calcext:value="=10000" calcext:base-cell-address="Sheet1.G1049"/>
            <calcext:condition calcext:apply-style-name="Untitled2" calcext:value="=1" calcext:base-cell-address="Sheet1.G1049"/>
          </calcext:conditional-format>
          <calcext:conditional-format calcext:target-range-address="Sheet1.G1050:Sheet1.G1050">
            <calcext:condition calcext:apply-style-name="Untitled1" calcext:value="=10000" calcext:base-cell-address="Sheet1.G1050"/>
            <calcext:condition calcext:apply-style-name="Untitled2" calcext:value="=1" calcext:base-cell-address="Sheet1.G1050"/>
          </calcext:conditional-format>
          <calcext:conditional-format calcext:target-range-address="Sheet1.G1051:Sheet1.G1051">
            <calcext:condition calcext:apply-style-name="Untitled1" calcext:value="=10000" calcext:base-cell-address="Sheet1.G1051"/>
            <calcext:condition calcext:apply-style-name="Untitled2" calcext:value="=1" calcext:base-cell-address="Sheet1.G1051"/>
          </calcext:conditional-format>
          <calcext:conditional-format calcext:target-range-address="Sheet1.G1052:Sheet1.G1052">
            <calcext:condition calcext:apply-style-name="Untitled1" calcext:value="=10000" calcext:base-cell-address="Sheet1.G1052"/>
            <calcext:condition calcext:apply-style-name="Untitled2" calcext:value="=1" calcext:base-cell-address="Sheet1.G1052"/>
          </calcext:conditional-format>
          <calcext:conditional-format calcext:target-range-address="Sheet1.G1053:Sheet1.G1053">
            <calcext:condition calcext:apply-style-name="Untitled1" calcext:value="=10000" calcext:base-cell-address="Sheet1.G1053"/>
            <calcext:condition calcext:apply-style-name="Untitled2" calcext:value="=1" calcext:base-cell-address="Sheet1.G1053"/>
          </calcext:conditional-format>
          <calcext:conditional-format calcext:target-range-address="Sheet1.G1054:Sheet1.G1054">
            <calcext:condition calcext:apply-style-name="Untitled1" calcext:value="=10000" calcext:base-cell-address="Sheet1.G1054"/>
            <calcext:condition calcext:apply-style-name="Untitled2" calcext:value="=1" calcext:base-cell-address="Sheet1.G1054"/>
          </calcext:conditional-format>
          <calcext:conditional-format calcext:target-range-address="Sheet1.G1055:Sheet1.G1055">
            <calcext:condition calcext:apply-style-name="Untitled1" calcext:value="=10000" calcext:base-cell-address="Sheet1.G1055"/>
            <calcext:condition calcext:apply-style-name="Untitled2" calcext:value="=1" calcext:base-cell-address="Sheet1.G1055"/>
          </calcext:conditional-format>
          <calcext:conditional-format calcext:target-range-address="Sheet1.G1056:Sheet1.G1056">
            <calcext:condition calcext:apply-style-name="Untitled1" calcext:value="=10000" calcext:base-cell-address="Sheet1.G1056"/>
            <calcext:condition calcext:apply-style-name="Untitled2" calcext:value="=1" calcext:base-cell-address="Sheet1.G1056"/>
          </calcext:conditional-format>
          <calcext:conditional-format calcext:target-range-address="Sheet1.G1057:Sheet1.G1057">
            <calcext:condition calcext:apply-style-name="Untitled1" calcext:value="=10000" calcext:base-cell-address="Sheet1.G1057"/>
            <calcext:condition calcext:apply-style-name="Untitled2" calcext:value="=1" calcext:base-cell-address="Sheet1.G1057"/>
          </calcext:conditional-format>
          <calcext:conditional-format calcext:target-range-address="Sheet1.G1058:Sheet1.G1058">
            <calcext:condition calcext:apply-style-name="Untitled1" calcext:value="=10000" calcext:base-cell-address="Sheet1.G1058"/>
            <calcext:condition calcext:apply-style-name="Untitled2" calcext:value="=1" calcext:base-cell-address="Sheet1.G1058"/>
          </calcext:conditional-format>
          <calcext:conditional-format calcext:target-range-address="Sheet1.G1059:Sheet1.G1059">
            <calcext:condition calcext:apply-style-name="Untitled1" calcext:value="=10000" calcext:base-cell-address="Sheet1.G1059"/>
            <calcext:condition calcext:apply-style-name="Untitled2" calcext:value="=1" calcext:base-cell-address="Sheet1.G1059"/>
          </calcext:conditional-format>
          <calcext:conditional-format calcext:target-range-address="Sheet1.G1060:Sheet1.G1060">
            <calcext:condition calcext:apply-style-name="Untitled1" calcext:value="=10000" calcext:base-cell-address="Sheet1.G1060"/>
            <calcext:condition calcext:apply-style-name="Untitled2" calcext:value="=1" calcext:base-cell-address="Sheet1.G1060"/>
          </calcext:conditional-format>
          <calcext:conditional-format calcext:target-range-address="Sheet1.G1061:Sheet1.G1061">
            <calcext:condition calcext:apply-style-name="Untitled1" calcext:value="=10000" calcext:base-cell-address="Sheet1.G1061"/>
            <calcext:condition calcext:apply-style-name="Untitled2" calcext:value="=1" calcext:base-cell-address="Sheet1.G1061"/>
          </calcext:conditional-format>
          <calcext:conditional-format calcext:target-range-address="Sheet1.G1062:Sheet1.G1062">
            <calcext:condition calcext:apply-style-name="Untitled1" calcext:value="=10000" calcext:base-cell-address="Sheet1.G1062"/>
            <calcext:condition calcext:apply-style-name="Untitled2" calcext:value="=1" calcext:base-cell-address="Sheet1.G1062"/>
          </calcext:conditional-format>
          <calcext:conditional-format calcext:target-range-address="Sheet1.G1063:Sheet1.G1063">
            <calcext:condition calcext:apply-style-name="Untitled1" calcext:value="=10000" calcext:base-cell-address="Sheet1.G1063"/>
            <calcext:condition calcext:apply-style-name="Untitled2" calcext:value="=1" calcext:base-cell-address="Sheet1.G1063"/>
          </calcext:conditional-format>
          <calcext:conditional-format calcext:target-range-address="Sheet1.G1064:Sheet1.G1064">
            <calcext:condition calcext:apply-style-name="Untitled1" calcext:value="=10000" calcext:base-cell-address="Sheet1.G1064"/>
            <calcext:condition calcext:apply-style-name="Untitled2" calcext:value="=1" calcext:base-cell-address="Sheet1.G1064"/>
          </calcext:conditional-format>
          <calcext:conditional-format calcext:target-range-address="Sheet1.G1065:Sheet1.G1065">
            <calcext:condition calcext:apply-style-name="Untitled1" calcext:value="=10000" calcext:base-cell-address="Sheet1.G1065"/>
            <calcext:condition calcext:apply-style-name="Untitled2" calcext:value="=1" calcext:base-cell-address="Sheet1.G1065"/>
          </calcext:conditional-format>
          <calcext:conditional-format calcext:target-range-address="Sheet1.G1066:Sheet1.G1066">
            <calcext:condition calcext:apply-style-name="Untitled1" calcext:value="=10000" calcext:base-cell-address="Sheet1.G1066"/>
            <calcext:condition calcext:apply-style-name="Untitled2" calcext:value="=1" calcext:base-cell-address="Sheet1.G1066"/>
          </calcext:conditional-format>
          <calcext:conditional-format calcext:target-range-address="Sheet1.G1067:Sheet1.G1067">
            <calcext:condition calcext:apply-style-name="Untitled1" calcext:value="=10000" calcext:base-cell-address="Sheet1.G1067"/>
            <calcext:condition calcext:apply-style-name="Untitled2" calcext:value="=1" calcext:base-cell-address="Sheet1.G1067"/>
          </calcext:conditional-format>
          <calcext:conditional-format calcext:target-range-address="Sheet1.G1068:Sheet1.G1068">
            <calcext:condition calcext:apply-style-name="Untitled1" calcext:value="=10000" calcext:base-cell-address="Sheet1.G1068"/>
            <calcext:condition calcext:apply-style-name="Untitled2" calcext:value="=1" calcext:base-cell-address="Sheet1.G1068"/>
          </calcext:conditional-format>
          <calcext:conditional-format calcext:target-range-address="Sheet1.G1069:Sheet1.G1069">
            <calcext:condition calcext:apply-style-name="Untitled1" calcext:value="=10000" calcext:base-cell-address="Sheet1.G1069"/>
            <calcext:condition calcext:apply-style-name="Untitled2" calcext:value="=1" calcext:base-cell-address="Sheet1.G1069"/>
          </calcext:conditional-format>
          <calcext:conditional-format calcext:target-range-address="Sheet1.G1070:Sheet1.G1070">
            <calcext:condition calcext:apply-style-name="Untitled1" calcext:value="=10000" calcext:base-cell-address="Sheet1.G1070"/>
            <calcext:condition calcext:apply-style-name="Untitled2" calcext:value="=1" calcext:base-cell-address="Sheet1.G1070"/>
          </calcext:conditional-format>
          <calcext:conditional-format calcext:target-range-address="Sheet1.G1071:Sheet1.G1071">
            <calcext:condition calcext:apply-style-name="Untitled1" calcext:value="=10000" calcext:base-cell-address="Sheet1.G1071"/>
            <calcext:condition calcext:apply-style-name="Untitled2" calcext:value="=1" calcext:base-cell-address="Sheet1.G1071"/>
          </calcext:conditional-format>
          <calcext:conditional-format calcext:target-range-address="Sheet1.G1072:Sheet1.G1072">
            <calcext:condition calcext:apply-style-name="Untitled1" calcext:value="=10000" calcext:base-cell-address="Sheet1.G1072"/>
            <calcext:condition calcext:apply-style-name="Untitled2" calcext:value="=1" calcext:base-cell-address="Sheet1.G1072"/>
          </calcext:conditional-format>
          <calcext:conditional-format calcext:target-range-address="Sheet1.G1073:Sheet1.G1073">
            <calcext:condition calcext:apply-style-name="Untitled1" calcext:value="=10000" calcext:base-cell-address="Sheet1.G1073"/>
            <calcext:condition calcext:apply-style-name="Untitled2" calcext:value="=1" calcext:base-cell-address="Sheet1.G1073"/>
          </calcext:conditional-format>
          <calcext:conditional-format calcext:target-range-address="Sheet1.G1074:Sheet1.G1074">
            <calcext:condition calcext:apply-style-name="Untitled1" calcext:value="=10000" calcext:base-cell-address="Sheet1.G1074"/>
            <calcext:condition calcext:apply-style-name="Untitled2" calcext:value="=1" calcext:base-cell-address="Sheet1.G1074"/>
          </calcext:conditional-format>
          <calcext:conditional-format calcext:target-range-address="Sheet1.G1075:Sheet1.G1075">
            <calcext:condition calcext:apply-style-name="Untitled1" calcext:value="=10000" calcext:base-cell-address="Sheet1.G1075"/>
            <calcext:condition calcext:apply-style-name="Untitled2" calcext:value="=1" calcext:base-cell-address="Sheet1.G1075"/>
          </calcext:conditional-format>
          <calcext:conditional-format calcext:target-range-address="Sheet1.G1076:Sheet1.G1076">
            <calcext:condition calcext:apply-style-name="Untitled1" calcext:value="=10000" calcext:base-cell-address="Sheet1.G1076"/>
            <calcext:condition calcext:apply-style-name="Untitled2" calcext:value="=1" calcext:base-cell-address="Sheet1.G1076"/>
          </calcext:conditional-format>
          <calcext:conditional-format calcext:target-range-address="Sheet1.G1077:Sheet1.G1077">
            <calcext:condition calcext:apply-style-name="Untitled1" calcext:value="=10000" calcext:base-cell-address="Sheet1.G1077"/>
            <calcext:condition calcext:apply-style-name="Untitled2" calcext:value="=1" calcext:base-cell-address="Sheet1.G1077"/>
          </calcext:conditional-format>
          <calcext:conditional-format calcext:target-range-address="Sheet1.G1078:Sheet1.G1078">
            <calcext:condition calcext:apply-style-name="Untitled1" calcext:value="=10000" calcext:base-cell-address="Sheet1.G1078"/>
            <calcext:condition calcext:apply-style-name="Untitled2" calcext:value="=1" calcext:base-cell-address="Sheet1.G1078"/>
          </calcext:conditional-format>
          <calcext:conditional-format calcext:target-range-address="Sheet1.G1079:Sheet1.G1079">
            <calcext:condition calcext:apply-style-name="Untitled1" calcext:value="=10000" calcext:base-cell-address="Sheet1.G1079"/>
            <calcext:condition calcext:apply-style-name="Untitled2" calcext:value="=1" calcext:base-cell-address="Sheet1.G1079"/>
          </calcext:conditional-format>
          <calcext:conditional-format calcext:target-range-address="Sheet1.G1080:Sheet1.G1080">
            <calcext:condition calcext:apply-style-name="Untitled1" calcext:value="=10000" calcext:base-cell-address="Sheet1.G1080"/>
            <calcext:condition calcext:apply-style-name="Untitled2" calcext:value="=1" calcext:base-cell-address="Sheet1.G1080"/>
          </calcext:conditional-format>
          <calcext:conditional-format calcext:target-range-address="Sheet1.G1081:Sheet1.G1081">
            <calcext:condition calcext:apply-style-name="Untitled1" calcext:value="=10000" calcext:base-cell-address="Sheet1.G1081"/>
            <calcext:condition calcext:apply-style-name="Untitled2" calcext:value="=1" calcext:base-cell-address="Sheet1.G1081"/>
          </calcext:conditional-format>
          <calcext:conditional-format calcext:target-range-address="Sheet1.G1082:Sheet1.G1082">
            <calcext:condition calcext:apply-style-name="Untitled1" calcext:value="=10000" calcext:base-cell-address="Sheet1.G1082"/>
            <calcext:condition calcext:apply-style-name="Untitled2" calcext:value="=1" calcext:base-cell-address="Sheet1.G1082"/>
          </calcext:conditional-format>
          <calcext:conditional-format calcext:target-range-address="Sheet1.G1083:Sheet1.G1083">
            <calcext:condition calcext:apply-style-name="Untitled1" calcext:value="=10000" calcext:base-cell-address="Sheet1.G1083"/>
            <calcext:condition calcext:apply-style-name="Untitled2" calcext:value="=1" calcext:base-cell-address="Sheet1.G1083"/>
          </calcext:conditional-format>
          <calcext:conditional-format calcext:target-range-address="Sheet1.G1084:Sheet1.G1084">
            <calcext:condition calcext:apply-style-name="Untitled1" calcext:value="=10000" calcext:base-cell-address="Sheet1.G1084"/>
            <calcext:condition calcext:apply-style-name="Untitled2" calcext:value="=1" calcext:base-cell-address="Sheet1.G1084"/>
          </calcext:conditional-format>
          <calcext:conditional-format calcext:target-range-address="Sheet1.G1085:Sheet1.G1085">
            <calcext:condition calcext:apply-style-name="Untitled1" calcext:value="=10000" calcext:base-cell-address="Sheet1.G1085"/>
            <calcext:condition calcext:apply-style-name="Untitled2" calcext:value="=1" calcext:base-cell-address="Sheet1.G1085"/>
          </calcext:conditional-format>
          <calcext:conditional-format calcext:target-range-address="Sheet1.G1086:Sheet1.G1086">
            <calcext:condition calcext:apply-style-name="Untitled1" calcext:value="=10000" calcext:base-cell-address="Sheet1.G1086"/>
            <calcext:condition calcext:apply-style-name="Untitled2" calcext:value="=1" calcext:base-cell-address="Sheet1.G1086"/>
          </calcext:conditional-format>
          <calcext:conditional-format calcext:target-range-address="Sheet1.G1087:Sheet1.G1087">
            <calcext:condition calcext:apply-style-name="Untitled1" calcext:value="=10000" calcext:base-cell-address="Sheet1.G1087"/>
            <calcext:condition calcext:apply-style-name="Untitled2" calcext:value="=1" calcext:base-cell-address="Sheet1.G1087"/>
          </calcext:conditional-format>
          <calcext:conditional-format calcext:target-range-address="Sheet1.G1088:Sheet1.G1088">
            <calcext:condition calcext:apply-style-name="Untitled1" calcext:value="=10000" calcext:base-cell-address="Sheet1.G1088"/>
            <calcext:condition calcext:apply-style-name="Untitled2" calcext:value="=1" calcext:base-cell-address="Sheet1.G1088"/>
          </calcext:conditional-format>
          <calcext:conditional-format calcext:target-range-address="Sheet1.G1089:Sheet1.G1089">
            <calcext:condition calcext:apply-style-name="Untitled1" calcext:value="=10000" calcext:base-cell-address="Sheet1.G1089"/>
            <calcext:condition calcext:apply-style-name="Untitled2" calcext:value="=1" calcext:base-cell-address="Sheet1.G1089"/>
          </calcext:conditional-format>
          <calcext:conditional-format calcext:target-range-address="Sheet1.G1090:Sheet1.G1090">
            <calcext:condition calcext:apply-style-name="Untitled1" calcext:value="=10000" calcext:base-cell-address="Sheet1.G1090"/>
            <calcext:condition calcext:apply-style-name="Untitled2" calcext:value="=1" calcext:base-cell-address="Sheet1.G1090"/>
          </calcext:conditional-format>
          <calcext:conditional-format calcext:target-range-address="Sheet1.G1091:Sheet1.G1091">
            <calcext:condition calcext:apply-style-name="Untitled1" calcext:value="=10000" calcext:base-cell-address="Sheet1.G1091"/>
            <calcext:condition calcext:apply-style-name="Untitled2" calcext:value="=1" calcext:base-cell-address="Sheet1.G1091"/>
          </calcext:conditional-format>
          <calcext:conditional-format calcext:target-range-address="Sheet1.G1092:Sheet1.G1092">
            <calcext:condition calcext:apply-style-name="Untitled1" calcext:value="=10000" calcext:base-cell-address="Sheet1.G1092"/>
            <calcext:condition calcext:apply-style-name="Untitled2" calcext:value="=1" calcext:base-cell-address="Sheet1.G1092"/>
          </calcext:conditional-format>
          <calcext:conditional-format calcext:target-range-address="Sheet1.G1093:Sheet1.G1093">
            <calcext:condition calcext:apply-style-name="Untitled1" calcext:value="=10000" calcext:base-cell-address="Sheet1.G1093"/>
            <calcext:condition calcext:apply-style-name="Untitled2" calcext:value="=1" calcext:base-cell-address="Sheet1.G1093"/>
          </calcext:conditional-format>
          <calcext:conditional-format calcext:target-range-address="Sheet1.G1094:Sheet1.G1094">
            <calcext:condition calcext:apply-style-name="Untitled1" calcext:value="=10000" calcext:base-cell-address="Sheet1.G1094"/>
            <calcext:condition calcext:apply-style-name="Untitled2" calcext:value="=1" calcext:base-cell-address="Sheet1.G1094"/>
          </calcext:conditional-format>
          <calcext:conditional-format calcext:target-range-address="Sheet1.G1095:Sheet1.G1095">
            <calcext:condition calcext:apply-style-name="Untitled1" calcext:value="=10000" calcext:base-cell-address="Sheet1.G1095"/>
            <calcext:condition calcext:apply-style-name="Untitled2" calcext:value="=1" calcext:base-cell-address="Sheet1.G1095"/>
          </calcext:conditional-format>
          <calcext:conditional-format calcext:target-range-address="Sheet1.G1096:Sheet1.G1096">
            <calcext:condition calcext:apply-style-name="Untitled1" calcext:value="=10000" calcext:base-cell-address="Sheet1.G1096"/>
            <calcext:condition calcext:apply-style-name="Untitled2" calcext:value="=1" calcext:base-cell-address="Sheet1.G1096"/>
          </calcext:conditional-format>
          <calcext:conditional-format calcext:target-range-address="Sheet1.G1097:Sheet1.G1097">
            <calcext:condition calcext:apply-style-name="Untitled1" calcext:value="=10000" calcext:base-cell-address="Sheet1.G1097"/>
            <calcext:condition calcext:apply-style-name="Untitled2" calcext:value="=1" calcext:base-cell-address="Sheet1.G1097"/>
          </calcext:conditional-format>
          <calcext:conditional-format calcext:target-range-address="Sheet1.G1098:Sheet1.G1098">
            <calcext:condition calcext:apply-style-name="Untitled1" calcext:value="=10000" calcext:base-cell-address="Sheet1.G1098"/>
            <calcext:condition calcext:apply-style-name="Untitled2" calcext:value="=1" calcext:base-cell-address="Sheet1.G1098"/>
          </calcext:conditional-format>
          <calcext:conditional-format calcext:target-range-address="Sheet1.G1099:Sheet1.G1099">
            <calcext:condition calcext:apply-style-name="Untitled1" calcext:value="=10000" calcext:base-cell-address="Sheet1.G1099"/>
            <calcext:condition calcext:apply-style-name="Untitled2" calcext:value="=1" calcext:base-cell-address="Sheet1.G1099"/>
          </calcext:conditional-format>
          <calcext:conditional-format calcext:target-range-address="Sheet1.G1100:Sheet1.G1100">
            <calcext:condition calcext:apply-style-name="Untitled1" calcext:value="=10000" calcext:base-cell-address="Sheet1.G1100"/>
            <calcext:condition calcext:apply-style-name="Untitled2" calcext:value="=1" calcext:base-cell-address="Sheet1.G1100"/>
          </calcext:conditional-format>
          <calcext:conditional-format calcext:target-range-address="Sheet1.G1101:Sheet1.G1101">
            <calcext:condition calcext:apply-style-name="Untitled1" calcext:value="=10000" calcext:base-cell-address="Sheet1.G1101"/>
            <calcext:condition calcext:apply-style-name="Untitled2" calcext:value="=1" calcext:base-cell-address="Sheet1.G1101"/>
          </calcext:conditional-format>
          <calcext:conditional-format calcext:target-range-address="Sheet1.G1102:Sheet1.G1102">
            <calcext:condition calcext:apply-style-name="Untitled1" calcext:value="=10000" calcext:base-cell-address="Sheet1.G1102"/>
            <calcext:condition calcext:apply-style-name="Untitled2" calcext:value="=1" calcext:base-cell-address="Sheet1.G1102"/>
          </calcext:conditional-format>
          <calcext:conditional-format calcext:target-range-address="Sheet1.G1103:Sheet1.G1103">
            <calcext:condition calcext:apply-style-name="Untitled1" calcext:value="=10000" calcext:base-cell-address="Sheet1.G1103"/>
            <calcext:condition calcext:apply-style-name="Untitled2" calcext:value="=1" calcext:base-cell-address="Sheet1.G1103"/>
          </calcext:conditional-format>
          <calcext:conditional-format calcext:target-range-address="Sheet1.G1104:Sheet1.G1104">
            <calcext:condition calcext:apply-style-name="Untitled1" calcext:value="=10000" calcext:base-cell-address="Sheet1.G1104"/>
            <calcext:condition calcext:apply-style-name="Untitled2" calcext:value="=1" calcext:base-cell-address="Sheet1.G1104"/>
          </calcext:conditional-format>
          <calcext:conditional-format calcext:target-range-address="Sheet1.G1105:Sheet1.G1105">
            <calcext:condition calcext:apply-style-name="Untitled1" calcext:value="=10000" calcext:base-cell-address="Sheet1.G1105"/>
            <calcext:condition calcext:apply-style-name="Untitled2" calcext:value="=1" calcext:base-cell-address="Sheet1.G1105"/>
          </calcext:conditional-format>
          <calcext:conditional-format calcext:target-range-address="Sheet1.G1106:Sheet1.G1106">
            <calcext:condition calcext:apply-style-name="Untitled1" calcext:value="=10000" calcext:base-cell-address="Sheet1.G1106"/>
            <calcext:condition calcext:apply-style-name="Untitled2" calcext:value="=1" calcext:base-cell-address="Sheet1.G1106"/>
          </calcext:conditional-format>
          <calcext:conditional-format calcext:target-range-address="Sheet1.G1107:Sheet1.G1107">
            <calcext:condition calcext:apply-style-name="Untitled1" calcext:value="=10000" calcext:base-cell-address="Sheet1.G1107"/>
            <calcext:condition calcext:apply-style-name="Untitled2" calcext:value="=1" calcext:base-cell-address="Sheet1.G1107"/>
          </calcext:conditional-format>
          <calcext:conditional-format calcext:target-range-address="Sheet1.G1108:Sheet1.G1108">
            <calcext:condition calcext:apply-style-name="Untitled1" calcext:value="=10000" calcext:base-cell-address="Sheet1.G1108"/>
            <calcext:condition calcext:apply-style-name="Untitled2" calcext:value="=1" calcext:base-cell-address="Sheet1.G1108"/>
          </calcext:conditional-format>
          <calcext:conditional-format calcext:target-range-address="Sheet1.G1109:Sheet1.G1109">
            <calcext:condition calcext:apply-style-name="Untitled1" calcext:value="=10000" calcext:base-cell-address="Sheet1.G1109"/>
            <calcext:condition calcext:apply-style-name="Untitled2" calcext:value="=1" calcext:base-cell-address="Sheet1.G1109"/>
          </calcext:conditional-format>
          <calcext:conditional-format calcext:target-range-address="Sheet1.G1110:Sheet1.G1110">
            <calcext:condition calcext:apply-style-name="Untitled1" calcext:value="=10000" calcext:base-cell-address="Sheet1.G1110"/>
            <calcext:condition calcext:apply-style-name="Untitled2" calcext:value="=1" calcext:base-cell-address="Sheet1.G1110"/>
          </calcext:conditional-format>
          <calcext:conditional-format calcext:target-range-address="Sheet1.G1111:Sheet1.G1111">
            <calcext:condition calcext:apply-style-name="Untitled1" calcext:value="=10000" calcext:base-cell-address="Sheet1.G1111"/>
            <calcext:condition calcext:apply-style-name="Untitled2" calcext:value="=1" calcext:base-cell-address="Sheet1.G1111"/>
          </calcext:conditional-format>
          <calcext:conditional-format calcext:target-range-address="Sheet1.G1112:Sheet1.G1112">
            <calcext:condition calcext:apply-style-name="Untitled1" calcext:value="=10000" calcext:base-cell-address="Sheet1.G1112"/>
            <calcext:condition calcext:apply-style-name="Untitled2" calcext:value="=1" calcext:base-cell-address="Sheet1.G1112"/>
          </calcext:conditional-format>
          <calcext:conditional-format calcext:target-range-address="Sheet1.G1113:Sheet1.G1113">
            <calcext:condition calcext:apply-style-name="Untitled1" calcext:value="=10000" calcext:base-cell-address="Sheet1.G1113"/>
            <calcext:condition calcext:apply-style-name="Untitled2" calcext:value="=1" calcext:base-cell-address="Sheet1.G1113"/>
          </calcext:conditional-format>
          <calcext:conditional-format calcext:target-range-address="Sheet1.G1114:Sheet1.G1114">
            <calcext:condition calcext:apply-style-name="Untitled1" calcext:value="=10000" calcext:base-cell-address="Sheet1.G1114"/>
            <calcext:condition calcext:apply-style-name="Untitled2" calcext:value="=1" calcext:base-cell-address="Sheet1.G1114"/>
          </calcext:conditional-format>
          <calcext:conditional-format calcext:target-range-address="Sheet1.G1115:Sheet1.G1115">
            <calcext:condition calcext:apply-style-name="Untitled1" calcext:value="=10000" calcext:base-cell-address="Sheet1.G1115"/>
            <calcext:condition calcext:apply-style-name="Untitled2" calcext:value="=1" calcext:base-cell-address="Sheet1.G1115"/>
          </calcext:conditional-format>
          <calcext:conditional-format calcext:target-range-address="Sheet1.G1116:Sheet1.G1116">
            <calcext:condition calcext:apply-style-name="Untitled1" calcext:value="=10000" calcext:base-cell-address="Sheet1.G1116"/>
            <calcext:condition calcext:apply-style-name="Untitled2" calcext:value="=1" calcext:base-cell-address="Sheet1.G1116"/>
          </calcext:conditional-format>
          <calcext:conditional-format calcext:target-range-address="Sheet1.G1117:Sheet1.G1117">
            <calcext:condition calcext:apply-style-name="Untitled1" calcext:value="=10000" calcext:base-cell-address="Sheet1.G1117"/>
            <calcext:condition calcext:apply-style-name="Untitled2" calcext:value="=1" calcext:base-cell-address="Sheet1.G1117"/>
          </calcext:conditional-format>
          <calcext:conditional-format calcext:target-range-address="Sheet1.G1118:Sheet1.G1118">
            <calcext:condition calcext:apply-style-name="Untitled1" calcext:value="=10000" calcext:base-cell-address="Sheet1.G1118"/>
            <calcext:condition calcext:apply-style-name="Untitled2" calcext:value="=1" calcext:base-cell-address="Sheet1.G1118"/>
          </calcext:conditional-format>
          <calcext:conditional-format calcext:target-range-address="Sheet1.G1119:Sheet1.G1119">
            <calcext:condition calcext:apply-style-name="Untitled1" calcext:value="=10000" calcext:base-cell-address="Sheet1.G1119"/>
            <calcext:condition calcext:apply-style-name="Untitled2" calcext:value="=1" calcext:base-cell-address="Sheet1.G1119"/>
          </calcext:conditional-format>
          <calcext:conditional-format calcext:target-range-address="Sheet1.G1120:Sheet1.G1120">
            <calcext:condition calcext:apply-style-name="Untitled1" calcext:value="=10000" calcext:base-cell-address="Sheet1.G1120"/>
            <calcext:condition calcext:apply-style-name="Untitled2" calcext:value="=1" calcext:base-cell-address="Sheet1.G1120"/>
          </calcext:conditional-format>
          <calcext:conditional-format calcext:target-range-address="Sheet1.G1121:Sheet1.G1121">
            <calcext:condition calcext:apply-style-name="Untitled1" calcext:value="=10000" calcext:base-cell-address="Sheet1.G1121"/>
            <calcext:condition calcext:apply-style-name="Untitled2" calcext:value="=1" calcext:base-cell-address="Sheet1.G1121"/>
          </calcext:conditional-format>
          <calcext:conditional-format calcext:target-range-address="Sheet1.G1122:Sheet1.G1122">
            <calcext:condition calcext:apply-style-name="Untitled1" calcext:value="=10000" calcext:base-cell-address="Sheet1.G1122"/>
            <calcext:condition calcext:apply-style-name="Untitled2" calcext:value="=1" calcext:base-cell-address="Sheet1.G1122"/>
          </calcext:conditional-format>
          <calcext:conditional-format calcext:target-range-address="Sheet1.G1123:Sheet1.G1123">
            <calcext:condition calcext:apply-style-name="Untitled1" calcext:value="=10000" calcext:base-cell-address="Sheet1.G1123"/>
            <calcext:condition calcext:apply-style-name="Untitled2" calcext:value="=1" calcext:base-cell-address="Sheet1.G1123"/>
          </calcext:conditional-format>
          <calcext:conditional-format calcext:target-range-address="Sheet1.G1124:Sheet1.G1124">
            <calcext:condition calcext:apply-style-name="Untitled1" calcext:value="=10000" calcext:base-cell-address="Sheet1.G1124"/>
            <calcext:condition calcext:apply-style-name="Untitled2" calcext:value="=1" calcext:base-cell-address="Sheet1.G1124"/>
          </calcext:conditional-format>
          <calcext:conditional-format calcext:target-range-address="Sheet1.G1125:Sheet1.G1125">
            <calcext:condition calcext:apply-style-name="Untitled1" calcext:value="=10000" calcext:base-cell-address="Sheet1.G1125"/>
            <calcext:condition calcext:apply-style-name="Untitled2" calcext:value="=1" calcext:base-cell-address="Sheet1.G1125"/>
          </calcext:conditional-format>
          <calcext:conditional-format calcext:target-range-address="Sheet1.G1126:Sheet1.G1126">
            <calcext:condition calcext:apply-style-name="Untitled1" calcext:value="=10000" calcext:base-cell-address="Sheet1.G1126"/>
            <calcext:condition calcext:apply-style-name="Untitled2" calcext:value="=1" calcext:base-cell-address="Sheet1.G1126"/>
          </calcext:conditional-format>
          <calcext:conditional-format calcext:target-range-address="Sheet1.G1127:Sheet1.G1127">
            <calcext:condition calcext:apply-style-name="Untitled1" calcext:value="=10000" calcext:base-cell-address="Sheet1.G1127"/>
            <calcext:condition calcext:apply-style-name="Untitled2" calcext:value="=1" calcext:base-cell-address="Sheet1.G1127"/>
          </calcext:conditional-format>
          <calcext:conditional-format calcext:target-range-address="Sheet1.G1128:Sheet1.G1128">
            <calcext:condition calcext:apply-style-name="Untitled1" calcext:value="=10000" calcext:base-cell-address="Sheet1.G1128"/>
            <calcext:condition calcext:apply-style-name="Untitled2" calcext:value="=1" calcext:base-cell-address="Sheet1.G1128"/>
          </calcext:conditional-format>
          <calcext:conditional-format calcext:target-range-address="Sheet1.G1129:Sheet1.G1129">
            <calcext:condition calcext:apply-style-name="Untitled1" calcext:value="=10000" calcext:base-cell-address="Sheet1.G1129"/>
            <calcext:condition calcext:apply-style-name="Untitled2" calcext:value="=1" calcext:base-cell-address="Sheet1.G1129"/>
          </calcext:conditional-format>
          <calcext:conditional-format calcext:target-range-address="Sheet1.G1130:Sheet1.G1130">
            <calcext:condition calcext:apply-style-name="Untitled1" calcext:value="=10000" calcext:base-cell-address="Sheet1.G1130"/>
            <calcext:condition calcext:apply-style-name="Untitled2" calcext:value="=1" calcext:base-cell-address="Sheet1.G1130"/>
          </calcext:conditional-format>
          <calcext:conditional-format calcext:target-range-address="Sheet1.G1131:Sheet1.G1131">
            <calcext:condition calcext:apply-style-name="Untitled1" calcext:value="=10000" calcext:base-cell-address="Sheet1.G1131"/>
            <calcext:condition calcext:apply-style-name="Untitled2" calcext:value="=1" calcext:base-cell-address="Sheet1.G1131"/>
          </calcext:conditional-format>
          <calcext:conditional-format calcext:target-range-address="Sheet1.G1132:Sheet1.G1132">
            <calcext:condition calcext:apply-style-name="Untitled1" calcext:value="=10000" calcext:base-cell-address="Sheet1.G1132"/>
            <calcext:condition calcext:apply-style-name="Untitled2" calcext:value="=1" calcext:base-cell-address="Sheet1.G1132"/>
          </calcext:conditional-format>
          <calcext:conditional-format calcext:target-range-address="Sheet1.G1133:Sheet1.G1133">
            <calcext:condition calcext:apply-style-name="Untitled1" calcext:value="=10000" calcext:base-cell-address="Sheet1.G1133"/>
            <calcext:condition calcext:apply-style-name="Untitled2" calcext:value="=1" calcext:base-cell-address="Sheet1.G1133"/>
          </calcext:conditional-format>
          <calcext:conditional-format calcext:target-range-address="Sheet1.G1134:Sheet1.G1134">
            <calcext:condition calcext:apply-style-name="Untitled1" calcext:value="=10000" calcext:base-cell-address="Sheet1.G1134"/>
            <calcext:condition calcext:apply-style-name="Untitled2" calcext:value="=1" calcext:base-cell-address="Sheet1.G1134"/>
          </calcext:conditional-format>
          <calcext:conditional-format calcext:target-range-address="Sheet1.G1135:Sheet1.G1135">
            <calcext:condition calcext:apply-style-name="Untitled1" calcext:value="=10000" calcext:base-cell-address="Sheet1.G1135"/>
            <calcext:condition calcext:apply-style-name="Untitled2" calcext:value="=1" calcext:base-cell-address="Sheet1.G1135"/>
          </calcext:conditional-format>
          <calcext:conditional-format calcext:target-range-address="Sheet1.G1136:Sheet1.G1136">
            <calcext:condition calcext:apply-style-name="Untitled1" calcext:value="=10000" calcext:base-cell-address="Sheet1.G1136"/>
            <calcext:condition calcext:apply-style-name="Untitled2" calcext:value="=1" calcext:base-cell-address="Sheet1.G1136"/>
          </calcext:conditional-format>
          <calcext:conditional-format calcext:target-range-address="Sheet1.G1137:Sheet1.G1137">
            <calcext:condition calcext:apply-style-name="Untitled1" calcext:value="=10000" calcext:base-cell-address="Sheet1.G1137"/>
            <calcext:condition calcext:apply-style-name="Untitled2" calcext:value="=1" calcext:base-cell-address="Sheet1.G1137"/>
          </calcext:conditional-format>
          <calcext:conditional-format calcext:target-range-address="Sheet1.G1138:Sheet1.G1138">
            <calcext:condition calcext:apply-style-name="Untitled1" calcext:value="=10000" calcext:base-cell-address="Sheet1.G1138"/>
            <calcext:condition calcext:apply-style-name="Untitled2" calcext:value="=1" calcext:base-cell-address="Sheet1.G1138"/>
          </calcext:conditional-format>
          <calcext:conditional-format calcext:target-range-address="Sheet1.G1139:Sheet1.G1139">
            <calcext:condition calcext:apply-style-name="Untitled1" calcext:value="=10000" calcext:base-cell-address="Sheet1.G1139"/>
            <calcext:condition calcext:apply-style-name="Untitled2" calcext:value="=1" calcext:base-cell-address="Sheet1.G1139"/>
          </calcext:conditional-format>
          <calcext:conditional-format calcext:target-range-address="Sheet1.G1140:Sheet1.G1140">
            <calcext:condition calcext:apply-style-name="Untitled1" calcext:value="=10000" calcext:base-cell-address="Sheet1.G1140"/>
            <calcext:condition calcext:apply-style-name="Untitled2" calcext:value="=1" calcext:base-cell-address="Sheet1.G1140"/>
          </calcext:conditional-format>
          <calcext:conditional-format calcext:target-range-address="Sheet1.G1141:Sheet1.G1141">
            <calcext:condition calcext:apply-style-name="Untitled1" calcext:value="=10000" calcext:base-cell-address="Sheet1.G1141"/>
            <calcext:condition calcext:apply-style-name="Untitled2" calcext:value="=1" calcext:base-cell-address="Sheet1.G1141"/>
          </calcext:conditional-format>
          <calcext:conditional-format calcext:target-range-address="Sheet1.G1142:Sheet1.G1142">
            <calcext:condition calcext:apply-style-name="Untitled1" calcext:value="=10000" calcext:base-cell-address="Sheet1.G1142"/>
            <calcext:condition calcext:apply-style-name="Untitled2" calcext:value="=1" calcext:base-cell-address="Sheet1.G1142"/>
          </calcext:conditional-format>
          <calcext:conditional-format calcext:target-range-address="Sheet1.G1143:Sheet1.G1143">
            <calcext:condition calcext:apply-style-name="Untitled1" calcext:value="=10000" calcext:base-cell-address="Sheet1.G1143"/>
            <calcext:condition calcext:apply-style-name="Untitled2" calcext:value="=1" calcext:base-cell-address="Sheet1.G1143"/>
          </calcext:conditional-format>
          <calcext:conditional-format calcext:target-range-address="Sheet1.G1144:Sheet1.G1144">
            <calcext:condition calcext:apply-style-name="Untitled1" calcext:value="=10000" calcext:base-cell-address="Sheet1.G1144"/>
            <calcext:condition calcext:apply-style-name="Untitled2" calcext:value="=1" calcext:base-cell-address="Sheet1.G1144"/>
          </calcext:conditional-format>
          <calcext:conditional-format calcext:target-range-address="Sheet1.G1145:Sheet1.G1145">
            <calcext:condition calcext:apply-style-name="Untitled1" calcext:value="=10000" calcext:base-cell-address="Sheet1.G1145"/>
            <calcext:condition calcext:apply-style-name="Untitled2" calcext:value="=1" calcext:base-cell-address="Sheet1.G1145"/>
          </calcext:conditional-format>
          <calcext:conditional-format calcext:target-range-address="Sheet1.G1146:Sheet1.G1146">
            <calcext:condition calcext:apply-style-name="Untitled1" calcext:value="=10000" calcext:base-cell-address="Sheet1.G1146"/>
            <calcext:condition calcext:apply-style-name="Untitled2" calcext:value="=1" calcext:base-cell-address="Sheet1.G1146"/>
          </calcext:conditional-format>
          <calcext:conditional-format calcext:target-range-address="Sheet1.G1147:Sheet1.G1147">
            <calcext:condition calcext:apply-style-name="Untitled1" calcext:value="=10000" calcext:base-cell-address="Sheet1.G1147"/>
            <calcext:condition calcext:apply-style-name="Untitled2" calcext:value="=1" calcext:base-cell-address="Sheet1.G1147"/>
          </calcext:conditional-format>
          <calcext:conditional-format calcext:target-range-address="Sheet1.G1148:Sheet1.G1148">
            <calcext:condition calcext:apply-style-name="Untitled1" calcext:value="=10000" calcext:base-cell-address="Sheet1.G1148"/>
            <calcext:condition calcext:apply-style-name="Untitled2" calcext:value="=1" calcext:base-cell-address="Sheet1.G1148"/>
          </calcext:conditional-format>
          <calcext:conditional-format calcext:target-range-address="Sheet1.G1149:Sheet1.G1149">
            <calcext:condition calcext:apply-style-name="Untitled1" calcext:value="=10000" calcext:base-cell-address="Sheet1.G1149"/>
            <calcext:condition calcext:apply-style-name="Untitled2" calcext:value="=1" calcext:base-cell-address="Sheet1.G1149"/>
          </calcext:conditional-format>
          <calcext:conditional-format calcext:target-range-address="Sheet1.G1150:Sheet1.G1150">
            <calcext:condition calcext:apply-style-name="Untitled1" calcext:value="=10000" calcext:base-cell-address="Sheet1.G1150"/>
            <calcext:condition calcext:apply-style-name="Untitled2" calcext:value="=1" calcext:base-cell-address="Sheet1.G1150"/>
          </calcext:conditional-format>
          <calcext:conditional-format calcext:target-range-address="Sheet1.G1151:Sheet1.G1151">
            <calcext:condition calcext:apply-style-name="Untitled1" calcext:value="=10000" calcext:base-cell-address="Sheet1.G1151"/>
            <calcext:condition calcext:apply-style-name="Untitled2" calcext:value="=1" calcext:base-cell-address="Sheet1.G1151"/>
          </calcext:conditional-format>
          <calcext:conditional-format calcext:target-range-address="Sheet1.G1152:Sheet1.G1152">
            <calcext:condition calcext:apply-style-name="Untitled1" calcext:value="=10000" calcext:base-cell-address="Sheet1.G1152"/>
            <calcext:condition calcext:apply-style-name="Untitled2" calcext:value="=1" calcext:base-cell-address="Sheet1.G1152"/>
          </calcext:conditional-format>
          <calcext:conditional-format calcext:target-range-address="Sheet1.G1153:Sheet1.G1153">
            <calcext:condition calcext:apply-style-name="Untitled1" calcext:value="=10000" calcext:base-cell-address="Sheet1.G1153"/>
            <calcext:condition calcext:apply-style-name="Untitled2" calcext:value="=1" calcext:base-cell-address="Sheet1.G1153"/>
          </calcext:conditional-format>
          <calcext:conditional-format calcext:target-range-address="Sheet1.G1154:Sheet1.G1154">
            <calcext:condition calcext:apply-style-name="Untitled1" calcext:value="=10000" calcext:base-cell-address="Sheet1.G1154"/>
            <calcext:condition calcext:apply-style-name="Untitled2" calcext:value="=1" calcext:base-cell-address="Sheet1.G1154"/>
          </calcext:conditional-format>
          <calcext:conditional-format calcext:target-range-address="Sheet1.G1155:Sheet1.G1155">
            <calcext:condition calcext:apply-style-name="Untitled1" calcext:value="=10000" calcext:base-cell-address="Sheet1.G1155"/>
            <calcext:condition calcext:apply-style-name="Untitled2" calcext:value="=1" calcext:base-cell-address="Sheet1.G1155"/>
          </calcext:conditional-format>
          <calcext:conditional-format calcext:target-range-address="Sheet1.G1156:Sheet1.G1156">
            <calcext:condition calcext:apply-style-name="Untitled1" calcext:value="=10000" calcext:base-cell-address="Sheet1.G1156"/>
            <calcext:condition calcext:apply-style-name="Untitled2" calcext:value="=1" calcext:base-cell-address="Sheet1.G1156"/>
          </calcext:conditional-format>
          <calcext:conditional-format calcext:target-range-address="Sheet1.G1157:Sheet1.G1157">
            <calcext:condition calcext:apply-style-name="Untitled1" calcext:value="=10000" calcext:base-cell-address="Sheet1.G1157"/>
            <calcext:condition calcext:apply-style-name="Untitled2" calcext:value="=1" calcext:base-cell-address="Sheet1.G1157"/>
          </calcext:conditional-format>
          <calcext:conditional-format calcext:target-range-address="Sheet1.G1158:Sheet1.G1158">
            <calcext:condition calcext:apply-style-name="Untitled1" calcext:value="=10000" calcext:base-cell-address="Sheet1.G1158"/>
            <calcext:condition calcext:apply-style-name="Untitled2" calcext:value="=1" calcext:base-cell-address="Sheet1.G1158"/>
          </calcext:conditional-format>
          <calcext:conditional-format calcext:target-range-address="Sheet1.G1159:Sheet1.G1159">
            <calcext:condition calcext:apply-style-name="Untitled1" calcext:value="=10000" calcext:base-cell-address="Sheet1.G1159"/>
            <calcext:condition calcext:apply-style-name="Untitled2" calcext:value="=1" calcext:base-cell-address="Sheet1.G1159"/>
          </calcext:conditional-format>
          <calcext:conditional-format calcext:target-range-address="Sheet1.G1160:Sheet1.G1160">
            <calcext:condition calcext:apply-style-name="Untitled1" calcext:value="=10000" calcext:base-cell-address="Sheet1.G1160"/>
            <calcext:condition calcext:apply-style-name="Untitled2" calcext:value="=1" calcext:base-cell-address="Sheet1.G1160"/>
          </calcext:conditional-format>
          <calcext:conditional-format calcext:target-range-address="Sheet1.G1161:Sheet1.G1161">
            <calcext:condition calcext:apply-style-name="Untitled1" calcext:value="=10000" calcext:base-cell-address="Sheet1.G1161"/>
            <calcext:condition calcext:apply-style-name="Untitled2" calcext:value="=1" calcext:base-cell-address="Sheet1.G1161"/>
          </calcext:conditional-format>
          <calcext:conditional-format calcext:target-range-address="Sheet1.G1162:Sheet1.G1162">
            <calcext:condition calcext:apply-style-name="Untitled1" calcext:value="=10000" calcext:base-cell-address="Sheet1.G1162"/>
            <calcext:condition calcext:apply-style-name="Untitled2" calcext:value="=1" calcext:base-cell-address="Sheet1.G1162"/>
          </calcext:conditional-format>
          <calcext:conditional-format calcext:target-range-address="Sheet1.G1163:Sheet1.G1163">
            <calcext:condition calcext:apply-style-name="Untitled1" calcext:value="=10000" calcext:base-cell-address="Sheet1.G1163"/>
            <calcext:condition calcext:apply-style-name="Untitled2" calcext:value="=1" calcext:base-cell-address="Sheet1.G1163"/>
          </calcext:conditional-format>
          <calcext:conditional-format calcext:target-range-address="Sheet1.G1164:Sheet1.G1164">
            <calcext:condition calcext:apply-style-name="Untitled1" calcext:value="=10000" calcext:base-cell-address="Sheet1.G1164"/>
            <calcext:condition calcext:apply-style-name="Untitled2" calcext:value="=1" calcext:base-cell-address="Sheet1.G1164"/>
          </calcext:conditional-format>
          <calcext:conditional-format calcext:target-range-address="Sheet1.G1165:Sheet1.G1165">
            <calcext:condition calcext:apply-style-name="Untitled1" calcext:value="=10000" calcext:base-cell-address="Sheet1.G1165"/>
            <calcext:condition calcext:apply-style-name="Untitled2" calcext:value="=1" calcext:base-cell-address="Sheet1.G1165"/>
          </calcext:conditional-format>
          <calcext:conditional-format calcext:target-range-address="Sheet1.G1166:Sheet1.G1166">
            <calcext:condition calcext:apply-style-name="Untitled1" calcext:value="=10000" calcext:base-cell-address="Sheet1.G1166"/>
            <calcext:condition calcext:apply-style-name="Untitled2" calcext:value="=1" calcext:base-cell-address="Sheet1.G1166"/>
          </calcext:conditional-format>
          <calcext:conditional-format calcext:target-range-address="Sheet1.G1167:Sheet1.G1167">
            <calcext:condition calcext:apply-style-name="Untitled1" calcext:value="=10000" calcext:base-cell-address="Sheet1.G1167"/>
            <calcext:condition calcext:apply-style-name="Untitled2" calcext:value="=1" calcext:base-cell-address="Sheet1.G1167"/>
          </calcext:conditional-format>
          <calcext:conditional-format calcext:target-range-address="Sheet1.G1168:Sheet1.G1168">
            <calcext:condition calcext:apply-style-name="Untitled1" calcext:value="=10000" calcext:base-cell-address="Sheet1.G1168"/>
            <calcext:condition calcext:apply-style-name="Untitled2" calcext:value="=1" calcext:base-cell-address="Sheet1.G1168"/>
          </calcext:conditional-format>
          <calcext:conditional-format calcext:target-range-address="Sheet1.G1169:Sheet1.G1169">
            <calcext:condition calcext:apply-style-name="Untitled1" calcext:value="=10000" calcext:base-cell-address="Sheet1.G1169"/>
            <calcext:condition calcext:apply-style-name="Untitled2" calcext:value="=1" calcext:base-cell-address="Sheet1.G1169"/>
          </calcext:conditional-format>
          <calcext:conditional-format calcext:target-range-address="Sheet1.G1170:Sheet1.G1170">
            <calcext:condition calcext:apply-style-name="Untitled1" calcext:value="=10000" calcext:base-cell-address="Sheet1.G1170"/>
            <calcext:condition calcext:apply-style-name="Untitled2" calcext:value="=1" calcext:base-cell-address="Sheet1.G1170"/>
          </calcext:conditional-format>
          <calcext:conditional-format calcext:target-range-address="Sheet1.G1171:Sheet1.G1171">
            <calcext:condition calcext:apply-style-name="Untitled1" calcext:value="=10000" calcext:base-cell-address="Sheet1.G1171"/>
            <calcext:condition calcext:apply-style-name="Untitled2" calcext:value="=1" calcext:base-cell-address="Sheet1.G1171"/>
          </calcext:conditional-format>
          <calcext:conditional-format calcext:target-range-address="Sheet1.G1172:Sheet1.G1172">
            <calcext:condition calcext:apply-style-name="Untitled1" calcext:value="=10000" calcext:base-cell-address="Sheet1.G1172"/>
            <calcext:condition calcext:apply-style-name="Untitled2" calcext:value="=1" calcext:base-cell-address="Sheet1.G1172"/>
          </calcext:conditional-format>
          <calcext:conditional-format calcext:target-range-address="Sheet1.G1173:Sheet1.G1173">
            <calcext:condition calcext:apply-style-name="Untitled1" calcext:value="=10000" calcext:base-cell-address="Sheet1.G1173"/>
            <calcext:condition calcext:apply-style-name="Untitled2" calcext:value="=1" calcext:base-cell-address="Sheet1.G1173"/>
          </calcext:conditional-format>
          <calcext:conditional-format calcext:target-range-address="Sheet1.G1174:Sheet1.G1174">
            <calcext:condition calcext:apply-style-name="Untitled1" calcext:value="=10000" calcext:base-cell-address="Sheet1.G1174"/>
            <calcext:condition calcext:apply-style-name="Untitled2" calcext:value="=1" calcext:base-cell-address="Sheet1.G1174"/>
          </calcext:conditional-format>
          <calcext:conditional-format calcext:target-range-address="Sheet1.G1175:Sheet1.G1175">
            <calcext:condition calcext:apply-style-name="Untitled1" calcext:value="=10000" calcext:base-cell-address="Sheet1.G1175"/>
            <calcext:condition calcext:apply-style-name="Untitled2" calcext:value="=1" calcext:base-cell-address="Sheet1.G1175"/>
          </calcext:conditional-format>
          <calcext:conditional-format calcext:target-range-address="Sheet1.G1176:Sheet1.G1176">
            <calcext:condition calcext:apply-style-name="Untitled1" calcext:value="=10000" calcext:base-cell-address="Sheet1.G1176"/>
            <calcext:condition calcext:apply-style-name="Untitled2" calcext:value="=1" calcext:base-cell-address="Sheet1.G1176"/>
          </calcext:conditional-format>
          <calcext:conditional-format calcext:target-range-address="Sheet1.G1177:Sheet1.G1177">
            <calcext:condition calcext:apply-style-name="Untitled1" calcext:value="=10000" calcext:base-cell-address="Sheet1.G1177"/>
            <calcext:condition calcext:apply-style-name="Untitled2" calcext:value="=1" calcext:base-cell-address="Sheet1.G1177"/>
          </calcext:conditional-format>
          <calcext:conditional-format calcext:target-range-address="Sheet1.G1178:Sheet1.G1178">
            <calcext:condition calcext:apply-style-name="Untitled1" calcext:value="=10000" calcext:base-cell-address="Sheet1.G1178"/>
            <calcext:condition calcext:apply-style-name="Untitled2" calcext:value="=1" calcext:base-cell-address="Sheet1.G1178"/>
          </calcext:conditional-format>
          <calcext:conditional-format calcext:target-range-address="Sheet1.G1179:Sheet1.G1179">
            <calcext:condition calcext:apply-style-name="Untitled1" calcext:value="=10000" calcext:base-cell-address="Sheet1.G1179"/>
            <calcext:condition calcext:apply-style-name="Untitled2" calcext:value="=1" calcext:base-cell-address="Sheet1.G1179"/>
          </calcext:conditional-format>
          <calcext:conditional-format calcext:target-range-address="Sheet1.G1180:Sheet1.G1180">
            <calcext:condition calcext:apply-style-name="Untitled1" calcext:value="=10000" calcext:base-cell-address="Sheet1.G1180"/>
            <calcext:condition calcext:apply-style-name="Untitled2" calcext:value="=1" calcext:base-cell-address="Sheet1.G1180"/>
          </calcext:conditional-format>
          <calcext:conditional-format calcext:target-range-address="Sheet1.G1181:Sheet1.G1181">
            <calcext:condition calcext:apply-style-name="Untitled1" calcext:value="=10000" calcext:base-cell-address="Sheet1.G1181"/>
            <calcext:condition calcext:apply-style-name="Untitled2" calcext:value="=1" calcext:base-cell-address="Sheet1.G1181"/>
          </calcext:conditional-format>
          <calcext:conditional-format calcext:target-range-address="Sheet1.G1182:Sheet1.G1182">
            <calcext:condition calcext:apply-style-name="Untitled1" calcext:value="=10000" calcext:base-cell-address="Sheet1.G1182"/>
            <calcext:condition calcext:apply-style-name="Untitled2" calcext:value="=1" calcext:base-cell-address="Sheet1.G1182"/>
          </calcext:conditional-format>
          <calcext:conditional-format calcext:target-range-address="Sheet1.G1183:Sheet1.G1183">
            <calcext:condition calcext:apply-style-name="Untitled1" calcext:value="=10000" calcext:base-cell-address="Sheet1.G1183"/>
            <calcext:condition calcext:apply-style-name="Untitled2" calcext:value="=1" calcext:base-cell-address="Sheet1.G1183"/>
          </calcext:conditional-format>
          <calcext:conditional-format calcext:target-range-address="Sheet1.G1184:Sheet1.G1184">
            <calcext:condition calcext:apply-style-name="Untitled1" calcext:value="=10000" calcext:base-cell-address="Sheet1.G1184"/>
            <calcext:condition calcext:apply-style-name="Untitled2" calcext:value="=1" calcext:base-cell-address="Sheet1.G1184"/>
          </calcext:conditional-format>
          <calcext:conditional-format calcext:target-range-address="Sheet1.G1185:Sheet1.G1185">
            <calcext:condition calcext:apply-style-name="Untitled1" calcext:value="=10000" calcext:base-cell-address="Sheet1.G1185"/>
            <calcext:condition calcext:apply-style-name="Untitled2" calcext:value="=1" calcext:base-cell-address="Sheet1.G1185"/>
          </calcext:conditional-format>
          <calcext:conditional-format calcext:target-range-address="Sheet1.G1186:Sheet1.G1186">
            <calcext:condition calcext:apply-style-name="Untitled1" calcext:value="=10000" calcext:base-cell-address="Sheet1.G1186"/>
            <calcext:condition calcext:apply-style-name="Untitled2" calcext:value="=1" calcext:base-cell-address="Sheet1.G1186"/>
          </calcext:conditional-format>
          <calcext:conditional-format calcext:target-range-address="Sheet1.G1187:Sheet1.G1187">
            <calcext:condition calcext:apply-style-name="Untitled1" calcext:value="=10000" calcext:base-cell-address="Sheet1.G1187"/>
            <calcext:condition calcext:apply-style-name="Untitled2" calcext:value="=1" calcext:base-cell-address="Sheet1.G1187"/>
          </calcext:conditional-format>
          <calcext:conditional-format calcext:target-range-address="Sheet1.G1188:Sheet1.G1188">
            <calcext:condition calcext:apply-style-name="Untitled1" calcext:value="=10000" calcext:base-cell-address="Sheet1.G1188"/>
            <calcext:condition calcext:apply-style-name="Untitled2" calcext:value="=1" calcext:base-cell-address="Sheet1.G1188"/>
          </calcext:conditional-format>
          <calcext:conditional-format calcext:target-range-address="Sheet1.G1189:Sheet1.G1189">
            <calcext:condition calcext:apply-style-name="Untitled1" calcext:value="=10000" calcext:base-cell-address="Sheet1.G1189"/>
            <calcext:condition calcext:apply-style-name="Untitled2" calcext:value="=1" calcext:base-cell-address="Sheet1.G1189"/>
          </calcext:conditional-format>
          <calcext:conditional-format calcext:target-range-address="Sheet1.G1190:Sheet1.G1190">
            <calcext:condition calcext:apply-style-name="Untitled1" calcext:value="=10000" calcext:base-cell-address="Sheet1.G1190"/>
            <calcext:condition calcext:apply-style-name="Untitled2" calcext:value="=1" calcext:base-cell-address="Sheet1.G1190"/>
          </calcext:conditional-format>
          <calcext:conditional-format calcext:target-range-address="Sheet1.G1191:Sheet1.G1191">
            <calcext:condition calcext:apply-style-name="Untitled1" calcext:value="=10000" calcext:base-cell-address="Sheet1.G1191"/>
            <calcext:condition calcext:apply-style-name="Untitled2" calcext:value="=1" calcext:base-cell-address="Sheet1.G1191"/>
          </calcext:conditional-format>
          <calcext:conditional-format calcext:target-range-address="Sheet1.G1192:Sheet1.G1192">
            <calcext:condition calcext:apply-style-name="Untitled1" calcext:value="=10000" calcext:base-cell-address="Sheet1.G1192"/>
            <calcext:condition calcext:apply-style-name="Untitled2" calcext:value="=1" calcext:base-cell-address="Sheet1.G1192"/>
          </calcext:conditional-format>
          <calcext:conditional-format calcext:target-range-address="Sheet1.G1193:Sheet1.G1193">
            <calcext:condition calcext:apply-style-name="Untitled1" calcext:value="=10000" calcext:base-cell-address="Sheet1.G1193"/>
            <calcext:condition calcext:apply-style-name="Untitled2" calcext:value="=1" calcext:base-cell-address="Sheet1.G1193"/>
          </calcext:conditional-format>
          <calcext:conditional-format calcext:target-range-address="Sheet1.G1194:Sheet1.G1194">
            <calcext:condition calcext:apply-style-name="Untitled1" calcext:value="=10000" calcext:base-cell-address="Sheet1.G1194"/>
            <calcext:condition calcext:apply-style-name="Untitled2" calcext:value="=1" calcext:base-cell-address="Sheet1.G1194"/>
          </calcext:conditional-format>
          <calcext:conditional-format calcext:target-range-address="Sheet1.G1195:Sheet1.G1195">
            <calcext:condition calcext:apply-style-name="Untitled1" calcext:value="=10000" calcext:base-cell-address="Sheet1.G1195"/>
            <calcext:condition calcext:apply-style-name="Untitled2" calcext:value="=1" calcext:base-cell-address="Sheet1.G1195"/>
          </calcext:conditional-format>
          <calcext:conditional-format calcext:target-range-address="Sheet1.G1196:Sheet1.G1196">
            <calcext:condition calcext:apply-style-name="Untitled1" calcext:value="=10000" calcext:base-cell-address="Sheet1.G1196"/>
            <calcext:condition calcext:apply-style-name="Untitled2" calcext:value="=1" calcext:base-cell-address="Sheet1.G1196"/>
          </calcext:conditional-format>
          <calcext:conditional-format calcext:target-range-address="Sheet1.G1197:Sheet1.G1197">
            <calcext:condition calcext:apply-style-name="Untitled1" calcext:value="=10000" calcext:base-cell-address="Sheet1.G1197"/>
            <calcext:condition calcext:apply-style-name="Untitled2" calcext:value="=1" calcext:base-cell-address="Sheet1.G1197"/>
          </calcext:conditional-format>
          <calcext:conditional-format calcext:target-range-address="Sheet1.G1198:Sheet1.G1198">
            <calcext:condition calcext:apply-style-name="Untitled1" calcext:value="=10000" calcext:base-cell-address="Sheet1.G1198"/>
            <calcext:condition calcext:apply-style-name="Untitled2" calcext:value="=1" calcext:base-cell-address="Sheet1.G1198"/>
          </calcext:conditional-format>
          <calcext:conditional-format calcext:target-range-address="Sheet1.G1199:Sheet1.G1199">
            <calcext:condition calcext:apply-style-name="Untitled1" calcext:value="=10000" calcext:base-cell-address="Sheet1.G1199"/>
            <calcext:condition calcext:apply-style-name="Untitled2" calcext:value="=1" calcext:base-cell-address="Sheet1.G119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05T12:53:26.316624367</dc:date>
    <meta:editing-duration>PT19M30S</meta:editing-duration>
    <meta:editing-cycles>4</meta:editing-cycles>
    <meta:document-statistic meta:table-count="1" meta:cell-count="7212" meta:object-count="0"/>
  </office:meta>
</office:document-meta>
</file>